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p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prenom</text:p>
          </table:table-cell>
          <table:table-cell table:style-name="ce1" office:value-type="string">
            <text:p>groupeExp ?</text:p>
          </table:table-cell>
          <table:table-cell table:style-name="ce1" office:value-type="string">
            <text:p>preTest1</text:p>
          </table:table-cell>
          <table:table-cell table:style-name="ce1" office:value-type="string">
            <text:p>preTest2</text:p>
          </table:table-cell>
          <table:table-cell table:style-name="ce1" office:value-type="string">
            <text:p>preTest3</text:p>
          </table:table-cell>
          <table:table-cell table:style-name="ce1" office:value-type="string">
            <text:p>preTest4</text:p>
          </table:table-cell>
          <table:table-cell table:style-name="ce1" office:value-type="string">
            <text:p>preTest5</text:p>
          </table:table-cell>
          <table:table-cell table:style-name="ce1" office:value-type="string">
            <text:p>preTest6</text:p>
          </table:table-cell>
          <table:table-cell table:style-name="ce1" office:value-type="string">
            <text:p>preTest7</text:p>
          </table:table-cell>
          <table:table-cell table:style-name="ce1" office:value-type="string">
            <text:p>preTest8</text:p>
          </table:table-cell>
          <table:table-cell table:style-name="ce1" office:value-type="string">
            <text:p>preTest9</text:p>
          </table:table-cell>
          <table:table-cell table:style-name="ce1" office:value-type="string">
            <text:p>preTest10</text:p>
          </table:table-cell>
          <table:table-cell table:style-name="ce1" office:value-type="string">
            <text:p>postTest1</text:p>
          </table:table-cell>
          <table:table-cell table:style-name="ce1" office:value-type="string">
            <text:p>postTest2</text:p>
          </table:table-cell>
          <table:table-cell table:style-name="ce1" office:value-type="string">
            <text:p>postTest3</text:p>
          </table:table-cell>
          <table:table-cell table:style-name="ce1" office:value-type="string">
            <text:p>postTest4</text:p>
          </table:table-cell>
          <table:table-cell table:style-name="ce1" office:value-type="string">
            <text:p>postTest5</text:p>
          </table:table-cell>
          <table:table-cell table:style-name="ce1" office:value-type="string">
            <text:p>postTest6</text:p>
          </table:table-cell>
          <table:table-cell table:style-name="ce1" office:value-type="string">
            <text:p>postTest7</text:p>
          </table:table-cell>
          <table:table-cell table:style-name="ce1" office:value-type="string">
            <text:p>postTest8</text:p>
          </table:table-cell>
          <table:table-cell table:style-name="ce1" office:value-type="string">
            <text:p>postTest9</text:p>
          </table:table-cell>
          <table:table-cell table:style-name="ce1" office:value-type="string">
            <text:p>postTest10</text:p>
          </table:table-cell>
          <table:table-cell table:style-name="ce2" office:value-type="string">
            <text:p>preTest1</text:p>
          </table:table-cell>
          <table:table-cell table:style-name="ce2" office:value-type="string">
            <text:p>preTest2</text:p>
          </table:table-cell>
          <table:table-cell table:style-name="ce2" office:value-type="string">
            <text:p>preTest3</text:p>
          </table:table-cell>
          <table:table-cell table:style-name="ce2" office:value-type="string">
            <text:p>preTest4</text:p>
          </table:table-cell>
          <table:table-cell table:style-name="ce2" office:value-type="string">
            <text:p>preTest5</text:p>
          </table:table-cell>
          <table:table-cell table:style-name="ce2" office:value-type="string">
            <text:p>preTest6</text:p>
          </table:table-cell>
          <table:table-cell table:style-name="ce2" office:value-type="string">
            <text:p>preTest7</text:p>
          </table:table-cell>
          <table:table-cell table:style-name="ce2" office:value-type="string">
            <text:p>preTest8</text:p>
          </table:table-cell>
          <table:table-cell table:style-name="ce2" office:value-type="string">
            <text:p>preTest9</text:p>
          </table:table-cell>
          <table:table-cell table:style-name="ce2" office:value-type="string">
            <text:p>preTest10</text:p>
          </table:table-cell>
          <table:table-cell table:style-name="ce3" office:value-type="string">
            <text:p>postTest1</text:p>
          </table:table-cell>
          <table:table-cell table:style-name="ce3" office:value-type="string">
            <text:p>postTest2</text:p>
          </table:table-cell>
          <table:table-cell table:style-name="ce3" office:value-type="string">
            <text:p>postTest3</text:p>
          </table:table-cell>
          <table:table-cell table:style-name="ce3" office:value-type="string">
            <text:p>postTest4</text:p>
          </table:table-cell>
          <table:table-cell table:style-name="ce3" office:value-type="string">
            <text:p>postTest5</text:p>
          </table:table-cell>
          <table:table-cell table:style-name="ce3" office:value-type="string">
            <text:p>postTest6</text:p>
          </table:table-cell>
          <table:table-cell table:style-name="ce3" office:value-type="string">
            <text:p>postTest7</text:p>
          </table:table-cell>
          <table:table-cell table:style-name="ce3" office:value-type="string">
            <text:p>postTest8</text:p>
          </table:table-cell>
          <table:table-cell table:style-name="ce3" office:value-type="string">
            <text:p>postTest9</text:p>
          </table:table-cell>
          <table:table-cell table:style-name="ce3" office:value-type="string">
            <text:p>postTest10</text:p>
          </table:table-cell>
          <table:table-cell table:style-name="ce1" office:value-type="string">
            <text:p>TotalPre</text:p>
          </table:table-cell>
          <table:table-cell table:style-name="ce1" office:value-type="string">
            <text:p>TotalPost</text:p>
          </table:table-cell>
          <table:table-cell table:style-name="ce1" office:value-type="string">
            <text:p>evolution</text:p>
          </table:table-cell>
          <table:table-cell table:style-name="ce4" table:formula="of:=SUM([.AU2:.AU57])/COUNT([.A2:.A40])" office:value-type="float" office:value="0">
            <text:p>0</text:p>
          </table:table-cell>
          <table:table-cell table:style-name="ce1" table:number-columns-repeated="976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20"/>
          <table:table-cell table:formula="of:=IF(OR([.E2]=&quot;responseA&quot;;[.E2]=&quot;reponseB&quot;;[.E2]=&quot;reponseC&quot;);-10;10)" office:value-type="float" office:value="10">
            <text:p>10</text:p>
          </table:table-cell>
          <table:table-cell table:formula="of:=IF(OR([.F2]=&quot;responseA&quot;;[.F2]=&quot;reponseB&quot;;[.F2]=&quot;reponseC&quot;);-10;10)" office:value-type="float" office:value="10">
            <text:p>10</text:p>
          </table:table-cell>
          <table:table-cell table:formula="of:=IF(OR([.G2]=&quot;responseA&quot;;[.G2]=&quot;reponseB&quot;;[.G2]=&quot;reponseC&quot;);-10;10)" office:value-type="float" office:value="10">
            <text:p>10</text:p>
          </table:table-cell>
          <table:table-cell table:formula="of:=IF(OR([.H2]=&quot;responseA&quot;;[.H2]=&quot;reponseB&quot;;[.H2]=&quot;reponseC&quot;);-10;10)" office:value-type="float" office:value="10">
            <text:p>10</text:p>
          </table:table-cell>
          <table:table-cell table:formula="of:=IF(OR([.I2]=&quot;responseA&quot;;[.I2]=&quot;reponseB&quot;;[.I2]=&quot;reponseC&quot;);-10;10)" office:value-type="float" office:value="10">
            <text:p>10</text:p>
          </table:table-cell>
          <table:table-cell table:formula="of:=IF(OR([.J2]=&quot;responseA&quot;;[.J2]=&quot;reponseB&quot;;[.J2]=&quot;reponseC&quot;);-10;10)" office:value-type="float" office:value="10">
            <text:p>10</text:p>
          </table:table-cell>
          <table:table-cell table:formula="of:=IF(OR([.K2]=&quot;responseA&quot;;[.K2]=&quot;reponseB&quot;;[.K2]=&quot;reponseC&quot;);-10;10)" office:value-type="float" office:value="10">
            <text:p>10</text:p>
          </table:table-cell>
          <table:table-cell table:formula="of:=IF(OR([.L2]=&quot;responseA&quot;;[.L2]=&quot;reponseB&quot;;[.L2]=&quot;reponseC&quot;);-10;10)" office:value-type="float" office:value="10">
            <text:p>10</text:p>
          </table:table-cell>
          <table:table-cell table:formula="of:=IF(OR([.M2]=&quot;responseA&quot;;[.M2]=&quot;reponseB&quot;;[.M2]=&quot;reponseC&quot;);-10;10)" office:value-type="float" office:value="10">
            <text:p>10</text:p>
          </table:table-cell>
          <table:table-cell table:formula="of:=IF(OR([.N2]=&quot;responseA&quot;;[.N2]=&quot;reponseB&quot;;[.N2]=&quot;reponseC&quot;);-10;10)" office:value-type="float" office:value="10">
            <text:p>10</text:p>
          </table:table-cell>
          <table:table-cell table:formula="of:=IF(OR([.O2]=&quot;responseA&quot;;[.O2]=&quot;reponseB&quot;;[.O2]=&quot;reponseC&quot;);-10;10)" office:value-type="float" office:value="10">
            <text:p>10</text:p>
          </table:table-cell>
          <table:table-cell table:formula="of:=IF(OR([.P2]=&quot;responseA&quot;;[.P2]=&quot;reponseB&quot;;[.P2]=&quot;reponseC&quot;);-10;10)" office:value-type="float" office:value="10">
            <text:p>10</text:p>
          </table:table-cell>
          <table:table-cell table:formula="of:=IF(OR([.Q2]=&quot;responseA&quot;;[.Q2]=&quot;reponseB&quot;;[.Q2]=&quot;reponseC&quot;);-10;10)" office:value-type="float" office:value="10">
            <text:p>10</text:p>
          </table:table-cell>
          <table:table-cell table:formula="of:=IF(OR([.R2]=&quot;responseA&quot;;[.R2]=&quot;reponseB&quot;;[.R2]=&quot;reponseC&quot;);-10;10)" office:value-type="float" office:value="10">
            <text:p>10</text:p>
          </table:table-cell>
          <table:table-cell table:formula="of:=IF(OR([.S2]=&quot;responseA&quot;;[.S2]=&quot;reponseB&quot;;[.S2]=&quot;reponseC&quot;);-10;10)" office:value-type="float" office:value="10">
            <text:p>10</text:p>
          </table:table-cell>
          <table:table-cell table:formula="of:=IF(OR([.T2]=&quot;responseA&quot;;[.T2]=&quot;reponseB&quot;;[.T2]=&quot;reponseC&quot;);-10;10)" office:value-type="float" office:value="10">
            <text:p>10</text:p>
          </table:table-cell>
          <table:table-cell table:formula="of:=IF(OR([.U2]=&quot;responseA&quot;;[.U2]=&quot;reponseB&quot;;[.U2]=&quot;reponseC&quot;);-10;10)" office:value-type="float" office:value="10">
            <text:p>10</text:p>
          </table:table-cell>
          <table:table-cell table:formula="of:=IF(OR([.V2]=&quot;responseA&quot;;[.V2]=&quot;reponseB&quot;;[.V2]=&quot;reponseC&quot;);-10;10)" office:value-type="float" office:value="10">
            <text:p>10</text:p>
          </table:table-cell>
          <table:table-cell table:formula="of:=IF(OR([.W2]=&quot;responseA&quot;;[.W2]=&quot;reponseB&quot;;[.W2]=&quot;reponseC&quot;);-10;10)" office:value-type="float" office:value="10">
            <text:p>10</text:p>
          </table:table-cell>
          <table:table-cell table:formula="of:=IF(OR([.X2]=&quot;responseA&quot;;[.X2]=&quot;reponseB&quot;;[.X2]=&quot;reponseC&quot;);-10;10)" office:value-type="float" office:value="10">
            <text:p>10</text:p>
          </table:table-cell>
          <table:table-cell table:formula="of:=IF(SUM([.Y2:.AH2])&lt;10;10;SUM([.Y2:.AH2]))" office:value-type="float" office:value="100">
            <text:p>100</text:p>
          </table:table-cell>
          <table:table-cell table:formula="of:=IF(SUM([.AI2:.AR2])&lt;10;10;SUM([.AI2:.AR2]))" office:value-type="float" office:value="100">
            <text:p>100</text:p>
          </table:table-cell>
          <table:table-cell table:formula="of:=([.AT2]-[.AS2])/[.AS2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3]=&quot;responseA&quot;;[.E3]=&quot;reponseB&quot;;[.E3]=&quot;reponseC&quot;);-10;10)" office:value-type="float" office:value="10">
            <text:p>10</text:p>
          </table:table-cell>
          <table:table-cell table:formula="of:=IF(OR([.F3]=&quot;responseA&quot;;[.F3]=&quot;reponseB&quot;;[.F3]=&quot;reponseC&quot;);-10;10)" office:value-type="float" office:value="10">
            <text:p>10</text:p>
          </table:table-cell>
          <table:table-cell table:formula="of:=IF(OR([.G3]=&quot;responseA&quot;;[.G3]=&quot;reponseB&quot;;[.G3]=&quot;reponseC&quot;);-10;10)" office:value-type="float" office:value="10">
            <text:p>10</text:p>
          </table:table-cell>
          <table:table-cell table:formula="of:=IF(OR([.H3]=&quot;responseA&quot;;[.H3]=&quot;reponseB&quot;;[.H3]=&quot;reponseC&quot;);-10;10)" office:value-type="float" office:value="10">
            <text:p>10</text:p>
          </table:table-cell>
          <table:table-cell table:formula="of:=IF(OR([.I3]=&quot;responseA&quot;;[.I3]=&quot;reponseB&quot;;[.I3]=&quot;reponseC&quot;);-10;10)" office:value-type="float" office:value="10">
            <text:p>10</text:p>
          </table:table-cell>
          <table:table-cell table:formula="of:=IF(OR([.J3]=&quot;responseA&quot;;[.J3]=&quot;reponseB&quot;;[.J3]=&quot;reponseC&quot;);-10;10)" office:value-type="float" office:value="10">
            <text:p>10</text:p>
          </table:table-cell>
          <table:table-cell table:formula="of:=IF(OR([.K3]=&quot;responseA&quot;;[.K3]=&quot;reponseB&quot;;[.K3]=&quot;reponseC&quot;);-10;10)" office:value-type="float" office:value="10">
            <text:p>10</text:p>
          </table:table-cell>
          <table:table-cell table:formula="of:=IF(OR([.L3]=&quot;responseA&quot;;[.L3]=&quot;reponseB&quot;;[.L3]=&quot;reponseC&quot;);-10;10)" office:value-type="float" office:value="10">
            <text:p>10</text:p>
          </table:table-cell>
          <table:table-cell table:formula="of:=IF(OR([.M3]=&quot;responseA&quot;;[.M3]=&quot;reponseB&quot;;[.M3]=&quot;reponseC&quot;);-10;10)" office:value-type="float" office:value="10">
            <text:p>10</text:p>
          </table:table-cell>
          <table:table-cell table:formula="of:=IF(OR([.N3]=&quot;responseA&quot;;[.N3]=&quot;reponseB&quot;;[.N3]=&quot;reponseC&quot;);-10;10)" office:value-type="float" office:value="10">
            <text:p>10</text:p>
          </table:table-cell>
          <table:table-cell table:formula="of:=IF(OR([.O3]=&quot;responseA&quot;;[.O3]=&quot;reponseB&quot;;[.O3]=&quot;reponseC&quot;);-10;10)" office:value-type="float" office:value="10">
            <text:p>10</text:p>
          </table:table-cell>
          <table:table-cell table:formula="of:=IF(OR([.P3]=&quot;responseA&quot;;[.P3]=&quot;reponseB&quot;;[.P3]=&quot;reponseC&quot;);-10;10)" office:value-type="float" office:value="10">
            <text:p>10</text:p>
          </table:table-cell>
          <table:table-cell table:formula="of:=IF(OR([.Q3]=&quot;responseA&quot;;[.Q3]=&quot;reponseB&quot;;[.Q3]=&quot;reponseC&quot;);-10;10)" office:value-type="float" office:value="10">
            <text:p>10</text:p>
          </table:table-cell>
          <table:table-cell table:formula="of:=IF(OR([.R3]=&quot;responseA&quot;;[.R3]=&quot;reponseB&quot;;[.R3]=&quot;reponseC&quot;);-10;10)" office:value-type="float" office:value="10">
            <text:p>10</text:p>
          </table:table-cell>
          <table:table-cell table:formula="of:=IF(OR([.S3]=&quot;responseA&quot;;[.S3]=&quot;reponseB&quot;;[.S3]=&quot;reponseC&quot;);-10;10)" office:value-type="float" office:value="10">
            <text:p>10</text:p>
          </table:table-cell>
          <table:table-cell table:formula="of:=IF(OR([.T3]=&quot;responseA&quot;;[.T3]=&quot;reponseB&quot;;[.T3]=&quot;reponseC&quot;);-10;10)" office:value-type="float" office:value="10">
            <text:p>10</text:p>
          </table:table-cell>
          <table:table-cell table:formula="of:=IF(OR([.U3]=&quot;responseA&quot;;[.U3]=&quot;reponseB&quot;;[.U3]=&quot;reponseC&quot;);-10;10)" office:value-type="float" office:value="10">
            <text:p>10</text:p>
          </table:table-cell>
          <table:table-cell table:formula="of:=IF(OR([.V3]=&quot;responseA&quot;;[.V3]=&quot;reponseB&quot;;[.V3]=&quot;reponseC&quot;);-10;10)" office:value-type="float" office:value="10">
            <text:p>10</text:p>
          </table:table-cell>
          <table:table-cell table:formula="of:=IF(OR([.W3]=&quot;responseA&quot;;[.W3]=&quot;reponseB&quot;;[.W3]=&quot;reponseC&quot;);-10;10)" office:value-type="float" office:value="10">
            <text:p>10</text:p>
          </table:table-cell>
          <table:table-cell table:formula="of:=IF(OR([.X3]=&quot;responseA&quot;;[.X3]=&quot;reponseB&quot;;[.X3]=&quot;reponseC&quot;);-10;10)" office:value-type="float" office:value="10">
            <text:p>10</text:p>
          </table:table-cell>
          <table:table-cell table:formula="of:=IF(SUM([.Y3:.AH3])&lt;10;10;SUM([.Y3:.AH3]))" office:value-type="float" office:value="100">
            <text:p>100</text:p>
          </table:table-cell>
          <table:table-cell table:formula="of:=IF(SUM([.AI3:.AR3])&lt;10;10;SUM([.AI3:.AR3]))" office:value-type="float" office:value="100">
            <text:p>100</text:p>
          </table:table-cell>
          <table:table-cell table:formula="of:=([.AT3]-[.AS3])/[.AS3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4]=&quot;responseA&quot;;[.E4]=&quot;reponseB&quot;;[.E4]=&quot;reponseC&quot;);-10;10)" office:value-type="float" office:value="10">
            <text:p>10</text:p>
          </table:table-cell>
          <table:table-cell table:formula="of:=IF(OR([.F4]=&quot;responseA&quot;;[.F4]=&quot;reponseB&quot;;[.F4]=&quot;reponseC&quot;);-10;10)" office:value-type="float" office:value="10">
            <text:p>10</text:p>
          </table:table-cell>
          <table:table-cell table:formula="of:=IF(OR([.G4]=&quot;responseA&quot;;[.G4]=&quot;reponseB&quot;;[.G4]=&quot;reponseC&quot;);-10;10)" office:value-type="float" office:value="10">
            <text:p>10</text:p>
          </table:table-cell>
          <table:table-cell table:formula="of:=IF(OR([.H4]=&quot;responseA&quot;;[.H4]=&quot;reponseB&quot;;[.H4]=&quot;reponseC&quot;);-10;10)" office:value-type="float" office:value="10">
            <text:p>10</text:p>
          </table:table-cell>
          <table:table-cell table:formula="of:=IF(OR([.I4]=&quot;responseA&quot;;[.I4]=&quot;reponseB&quot;;[.I4]=&quot;reponseC&quot;);-10;10)" office:value-type="float" office:value="10">
            <text:p>10</text:p>
          </table:table-cell>
          <table:table-cell table:formula="of:=IF(OR([.J4]=&quot;responseA&quot;;[.J4]=&quot;reponseB&quot;;[.J4]=&quot;reponseC&quot;);-10;10)" office:value-type="float" office:value="10">
            <text:p>10</text:p>
          </table:table-cell>
          <table:table-cell table:formula="of:=IF(OR([.K4]=&quot;responseA&quot;;[.K4]=&quot;reponseB&quot;;[.K4]=&quot;reponseC&quot;);-10;10)" office:value-type="float" office:value="10">
            <text:p>10</text:p>
          </table:table-cell>
          <table:table-cell table:formula="of:=IF(OR([.L4]=&quot;responseA&quot;;[.L4]=&quot;reponseB&quot;;[.L4]=&quot;reponseC&quot;);-10;10)" office:value-type="float" office:value="10">
            <text:p>10</text:p>
          </table:table-cell>
          <table:table-cell table:formula="of:=IF(OR([.M4]=&quot;responseA&quot;;[.M4]=&quot;reponseB&quot;;[.M4]=&quot;reponseC&quot;);-10;10)" office:value-type="float" office:value="10">
            <text:p>10</text:p>
          </table:table-cell>
          <table:table-cell table:formula="of:=IF(OR([.N4]=&quot;responseA&quot;;[.N4]=&quot;reponseB&quot;;[.N4]=&quot;reponseC&quot;);-10;10)" office:value-type="float" office:value="10">
            <text:p>10</text:p>
          </table:table-cell>
          <table:table-cell table:formula="of:=IF(OR([.O4]=&quot;responseA&quot;;[.O4]=&quot;reponseB&quot;;[.O4]=&quot;reponseC&quot;);-10;10)" office:value-type="float" office:value="10">
            <text:p>10</text:p>
          </table:table-cell>
          <table:table-cell table:formula="of:=IF(OR([.P4]=&quot;responseA&quot;;[.P4]=&quot;reponseB&quot;;[.P4]=&quot;reponseC&quot;);-10;10)" office:value-type="float" office:value="10">
            <text:p>10</text:p>
          </table:table-cell>
          <table:table-cell table:formula="of:=IF(OR([.Q4]=&quot;responseA&quot;;[.Q4]=&quot;reponseB&quot;;[.Q4]=&quot;reponseC&quot;);-10;10)" office:value-type="float" office:value="10">
            <text:p>10</text:p>
          </table:table-cell>
          <table:table-cell table:formula="of:=IF(OR([.R4]=&quot;responseA&quot;;[.R4]=&quot;reponseB&quot;;[.R4]=&quot;reponseC&quot;);-10;10)" office:value-type="float" office:value="10">
            <text:p>10</text:p>
          </table:table-cell>
          <table:table-cell table:formula="of:=IF(OR([.S4]=&quot;responseA&quot;;[.S4]=&quot;reponseB&quot;;[.S4]=&quot;reponseC&quot;);-10;10)" office:value-type="float" office:value="10">
            <text:p>10</text:p>
          </table:table-cell>
          <table:table-cell table:formula="of:=IF(OR([.T4]=&quot;responseA&quot;;[.T4]=&quot;reponseB&quot;;[.T4]=&quot;reponseC&quot;);-10;10)" office:value-type="float" office:value="10">
            <text:p>10</text:p>
          </table:table-cell>
          <table:table-cell table:formula="of:=IF(OR([.U4]=&quot;responseA&quot;;[.U4]=&quot;reponseB&quot;;[.U4]=&quot;reponseC&quot;);-10;10)" office:value-type="float" office:value="10">
            <text:p>10</text:p>
          </table:table-cell>
          <table:table-cell table:formula="of:=IF(OR([.V4]=&quot;responseA&quot;;[.V4]=&quot;reponseB&quot;;[.V4]=&quot;reponseC&quot;);-10;10)" office:value-type="float" office:value="10">
            <text:p>10</text:p>
          </table:table-cell>
          <table:table-cell table:formula="of:=IF(OR([.W4]=&quot;responseA&quot;;[.W4]=&quot;reponseB&quot;;[.W4]=&quot;reponseC&quot;);-10;10)" office:value-type="float" office:value="10">
            <text:p>10</text:p>
          </table:table-cell>
          <table:table-cell table:formula="of:=IF(OR([.X4]=&quot;responseA&quot;;[.X4]=&quot;reponseB&quot;;[.X4]=&quot;reponseC&quot;);-10;10)" office:value-type="float" office:value="10">
            <text:p>10</text:p>
          </table:table-cell>
          <table:table-cell table:formula="of:=IF(SUM([.Y4:.AH4])&lt;10;10;SUM([.Y4:.AH4]))" office:value-type="float" office:value="100">
            <text:p>100</text:p>
          </table:table-cell>
          <table:table-cell table:formula="of:=IF(SUM([.AI4:.AR4])&lt;10;10;SUM([.AI4:.AR4]))" office:value-type="float" office:value="100">
            <text:p>100</text:p>
          </table:table-cell>
          <table:table-cell table:formula="of:=([.AT4]-[.AS4])/[.AS4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5]=&quot;responseA&quot;;[.E5]=&quot;reponseB&quot;;[.E5]=&quot;reponseC&quot;);-10;10)" office:value-type="float" office:value="10">
            <text:p>10</text:p>
          </table:table-cell>
          <table:table-cell table:formula="of:=IF(OR([.F5]=&quot;responseA&quot;;[.F5]=&quot;reponseB&quot;;[.F5]=&quot;reponseC&quot;);-10;10)" office:value-type="float" office:value="10">
            <text:p>10</text:p>
          </table:table-cell>
          <table:table-cell table:formula="of:=IF(OR([.G5]=&quot;responseA&quot;;[.G5]=&quot;reponseB&quot;;[.G5]=&quot;reponseC&quot;);-10;10)" office:value-type="float" office:value="10">
            <text:p>10</text:p>
          </table:table-cell>
          <table:table-cell table:formula="of:=IF(OR([.H5]=&quot;responseA&quot;;[.H5]=&quot;reponseB&quot;;[.H5]=&quot;reponseC&quot;);-10;10)" office:value-type="float" office:value="10">
            <text:p>10</text:p>
          </table:table-cell>
          <table:table-cell table:formula="of:=IF(OR([.I5]=&quot;responseA&quot;;[.I5]=&quot;reponseB&quot;;[.I5]=&quot;reponseC&quot;);-10;10)" office:value-type="float" office:value="10">
            <text:p>10</text:p>
          </table:table-cell>
          <table:table-cell table:formula="of:=IF(OR([.J5]=&quot;responseA&quot;;[.J5]=&quot;reponseB&quot;;[.J5]=&quot;reponseC&quot;);-10;10)" office:value-type="float" office:value="10">
            <text:p>10</text:p>
          </table:table-cell>
          <table:table-cell table:formula="of:=IF(OR([.K5]=&quot;responseA&quot;;[.K5]=&quot;reponseB&quot;;[.K5]=&quot;reponseC&quot;);-10;10)" office:value-type="float" office:value="10">
            <text:p>10</text:p>
          </table:table-cell>
          <table:table-cell table:formula="of:=IF(OR([.L5]=&quot;responseA&quot;;[.L5]=&quot;reponseB&quot;;[.L5]=&quot;reponseC&quot;);-10;10)" office:value-type="float" office:value="10">
            <text:p>10</text:p>
          </table:table-cell>
          <table:table-cell table:formula="of:=IF(OR([.M5]=&quot;responseA&quot;;[.M5]=&quot;reponseB&quot;;[.M5]=&quot;reponseC&quot;);-10;10)" office:value-type="float" office:value="10">
            <text:p>10</text:p>
          </table:table-cell>
          <table:table-cell table:formula="of:=IF(OR([.N5]=&quot;responseA&quot;;[.N5]=&quot;reponseB&quot;;[.N5]=&quot;reponseC&quot;);-10;10)" office:value-type="float" office:value="10">
            <text:p>10</text:p>
          </table:table-cell>
          <table:table-cell table:formula="of:=IF(OR([.O5]=&quot;responseA&quot;;[.O5]=&quot;reponseB&quot;;[.O5]=&quot;reponseC&quot;);-10;10)" office:value-type="float" office:value="10">
            <text:p>10</text:p>
          </table:table-cell>
          <table:table-cell table:formula="of:=IF(OR([.P5]=&quot;responseA&quot;;[.P5]=&quot;reponseB&quot;;[.P5]=&quot;reponseC&quot;);-10;10)" office:value-type="float" office:value="10">
            <text:p>10</text:p>
          </table:table-cell>
          <table:table-cell table:formula="of:=IF(OR([.Q5]=&quot;responseA&quot;;[.Q5]=&quot;reponseB&quot;;[.Q5]=&quot;reponseC&quot;);-10;10)" office:value-type="float" office:value="10">
            <text:p>10</text:p>
          </table:table-cell>
          <table:table-cell table:formula="of:=IF(OR([.R5]=&quot;responseA&quot;;[.R5]=&quot;reponseB&quot;;[.R5]=&quot;reponseC&quot;);-10;10)" office:value-type="float" office:value="10">
            <text:p>10</text:p>
          </table:table-cell>
          <table:table-cell table:formula="of:=IF(OR([.S5]=&quot;responseA&quot;;[.S5]=&quot;reponseB&quot;;[.S5]=&quot;reponseC&quot;);-10;10)" office:value-type="float" office:value="10">
            <text:p>10</text:p>
          </table:table-cell>
          <table:table-cell table:formula="of:=IF(OR([.T5]=&quot;responseA&quot;;[.T5]=&quot;reponseB&quot;;[.T5]=&quot;reponseC&quot;);-10;10)" office:value-type="float" office:value="10">
            <text:p>10</text:p>
          </table:table-cell>
          <table:table-cell table:formula="of:=IF(OR([.U5]=&quot;responseA&quot;;[.U5]=&quot;reponseB&quot;;[.U5]=&quot;reponseC&quot;);-10;10)" office:value-type="float" office:value="10">
            <text:p>10</text:p>
          </table:table-cell>
          <table:table-cell table:formula="of:=IF(OR([.V5]=&quot;responseA&quot;;[.V5]=&quot;reponseB&quot;;[.V5]=&quot;reponseC&quot;);-10;10)" office:value-type="float" office:value="10">
            <text:p>10</text:p>
          </table:table-cell>
          <table:table-cell table:formula="of:=IF(OR([.W5]=&quot;responseA&quot;;[.W5]=&quot;reponseB&quot;;[.W5]=&quot;reponseC&quot;);-10;10)" office:value-type="float" office:value="10">
            <text:p>10</text:p>
          </table:table-cell>
          <table:table-cell table:formula="of:=IF(OR([.X5]=&quot;responseA&quot;;[.X5]=&quot;reponseB&quot;;[.X5]=&quot;reponseC&quot;);-10;10)" office:value-type="float" office:value="10">
            <text:p>10</text:p>
          </table:table-cell>
          <table:table-cell table:formula="of:=IF(SUM([.Y5:.AH5])&lt;10;10;SUM([.Y5:.AH5]))" office:value-type="float" office:value="100">
            <text:p>100</text:p>
          </table:table-cell>
          <table:table-cell table:formula="of:=IF(SUM([.AI5:.AR5])&lt;10;10;SUM([.AI5:.AR5]))" office:value-type="float" office:value="100">
            <text:p>100</text:p>
          </table:table-cell>
          <table:table-cell table:formula="of:=([.AT5]-[.AS5])/[.AS5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6]=&quot;responseA&quot;;[.E6]=&quot;reponseB&quot;;[.E6]=&quot;reponseC&quot;);-10;10)" office:value-type="float" office:value="10">
            <text:p>10</text:p>
          </table:table-cell>
          <table:table-cell table:formula="of:=IF(OR([.F6]=&quot;responseA&quot;;[.F6]=&quot;reponseB&quot;;[.F6]=&quot;reponseC&quot;);-10;10)" office:value-type="float" office:value="10">
            <text:p>10</text:p>
          </table:table-cell>
          <table:table-cell table:formula="of:=IF(OR([.G6]=&quot;responseA&quot;;[.G6]=&quot;reponseB&quot;;[.G6]=&quot;reponseC&quot;);-10;10)" office:value-type="float" office:value="10">
            <text:p>10</text:p>
          </table:table-cell>
          <table:table-cell table:formula="of:=IF(OR([.H6]=&quot;responseA&quot;;[.H6]=&quot;reponseB&quot;;[.H6]=&quot;reponseC&quot;);-10;10)" office:value-type="float" office:value="10">
            <text:p>10</text:p>
          </table:table-cell>
          <table:table-cell table:formula="of:=IF(OR([.I6]=&quot;responseA&quot;;[.I6]=&quot;reponseB&quot;;[.I6]=&quot;reponseC&quot;);-10;10)" office:value-type="float" office:value="10">
            <text:p>10</text:p>
          </table:table-cell>
          <table:table-cell table:formula="of:=IF(OR([.J6]=&quot;responseA&quot;;[.J6]=&quot;reponseB&quot;;[.J6]=&quot;reponseC&quot;);-10;10)" office:value-type="float" office:value="10">
            <text:p>10</text:p>
          </table:table-cell>
          <table:table-cell table:formula="of:=IF(OR([.K6]=&quot;responseA&quot;;[.K6]=&quot;reponseB&quot;;[.K6]=&quot;reponseC&quot;);-10;10)" office:value-type="float" office:value="10">
            <text:p>10</text:p>
          </table:table-cell>
          <table:table-cell table:formula="of:=IF(OR([.L6]=&quot;responseA&quot;;[.L6]=&quot;reponseB&quot;;[.L6]=&quot;reponseC&quot;);-10;10)" office:value-type="float" office:value="10">
            <text:p>10</text:p>
          </table:table-cell>
          <table:table-cell table:formula="of:=IF(OR([.M6]=&quot;responseA&quot;;[.M6]=&quot;reponseB&quot;;[.M6]=&quot;reponseC&quot;);-10;10)" office:value-type="float" office:value="10">
            <text:p>10</text:p>
          </table:table-cell>
          <table:table-cell table:formula="of:=IF(OR([.N6]=&quot;responseA&quot;;[.N6]=&quot;reponseB&quot;;[.N6]=&quot;reponseC&quot;);-10;10)" office:value-type="float" office:value="10">
            <text:p>10</text:p>
          </table:table-cell>
          <table:table-cell table:formula="of:=IF(OR([.O6]=&quot;responseA&quot;;[.O6]=&quot;reponseB&quot;;[.O6]=&quot;reponseC&quot;);-10;10)" office:value-type="float" office:value="10">
            <text:p>10</text:p>
          </table:table-cell>
          <table:table-cell table:formula="of:=IF(OR([.P6]=&quot;responseA&quot;;[.P6]=&quot;reponseB&quot;;[.P6]=&quot;reponseC&quot;);-10;10)" office:value-type="float" office:value="10">
            <text:p>10</text:p>
          </table:table-cell>
          <table:table-cell table:formula="of:=IF(OR([.Q6]=&quot;responseA&quot;;[.Q6]=&quot;reponseB&quot;;[.Q6]=&quot;reponseC&quot;);-10;10)" office:value-type="float" office:value="10">
            <text:p>10</text:p>
          </table:table-cell>
          <table:table-cell table:formula="of:=IF(OR([.R6]=&quot;responseA&quot;;[.R6]=&quot;reponseB&quot;;[.R6]=&quot;reponseC&quot;);-10;10)" office:value-type="float" office:value="10">
            <text:p>10</text:p>
          </table:table-cell>
          <table:table-cell table:formula="of:=IF(OR([.S6]=&quot;responseA&quot;;[.S6]=&quot;reponseB&quot;;[.S6]=&quot;reponseC&quot;);-10;10)" office:value-type="float" office:value="10">
            <text:p>10</text:p>
          </table:table-cell>
          <table:table-cell table:formula="of:=IF(OR([.T6]=&quot;responseA&quot;;[.T6]=&quot;reponseB&quot;;[.T6]=&quot;reponseC&quot;);-10;10)" office:value-type="float" office:value="10">
            <text:p>10</text:p>
          </table:table-cell>
          <table:table-cell table:formula="of:=IF(OR([.U6]=&quot;responseA&quot;;[.U6]=&quot;reponseB&quot;;[.U6]=&quot;reponseC&quot;);-10;10)" office:value-type="float" office:value="10">
            <text:p>10</text:p>
          </table:table-cell>
          <table:table-cell table:formula="of:=IF(OR([.V6]=&quot;responseA&quot;;[.V6]=&quot;reponseB&quot;;[.V6]=&quot;reponseC&quot;);-10;10)" office:value-type="float" office:value="10">
            <text:p>10</text:p>
          </table:table-cell>
          <table:table-cell table:formula="of:=IF(OR([.W6]=&quot;responseA&quot;;[.W6]=&quot;reponseB&quot;;[.W6]=&quot;reponseC&quot;);-10;10)" office:value-type="float" office:value="10">
            <text:p>10</text:p>
          </table:table-cell>
          <table:table-cell table:formula="of:=IF(OR([.X6]=&quot;responseA&quot;;[.X6]=&quot;reponseB&quot;;[.X6]=&quot;reponseC&quot;);-10;10)" office:value-type="float" office:value="10">
            <text:p>10</text:p>
          </table:table-cell>
          <table:table-cell table:formula="of:=IF(SUM([.Y6:.AH6])&lt;10;10;SUM([.Y6:.AH6]))" office:value-type="float" office:value="100">
            <text:p>100</text:p>
          </table:table-cell>
          <table:table-cell table:formula="of:=IF(SUM([.AI6:.AR6])&lt;10;10;SUM([.AI6:.AR6]))" office:value-type="float" office:value="100">
            <text:p>100</text:p>
          </table:table-cell>
          <table:table-cell table:formula="of:=([.AT6]-[.AS6])/[.AS6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7]=&quot;responseA&quot;;[.E7]=&quot;reponseB&quot;;[.E7]=&quot;reponseC&quot;);-10;10)" office:value-type="float" office:value="10">
            <text:p>10</text:p>
          </table:table-cell>
          <table:table-cell table:formula="of:=IF(OR([.F7]=&quot;responseA&quot;;[.F7]=&quot;reponseB&quot;;[.F7]=&quot;reponseC&quot;);-10;10)" office:value-type="float" office:value="10">
            <text:p>10</text:p>
          </table:table-cell>
          <table:table-cell table:formula="of:=IF(OR([.G7]=&quot;responseA&quot;;[.G7]=&quot;reponseB&quot;;[.G7]=&quot;reponseC&quot;);-10;10)" office:value-type="float" office:value="10">
            <text:p>10</text:p>
          </table:table-cell>
          <table:table-cell table:formula="of:=IF(OR([.H7]=&quot;responseA&quot;;[.H7]=&quot;reponseB&quot;;[.H7]=&quot;reponseC&quot;);-10;10)" office:value-type="float" office:value="10">
            <text:p>10</text:p>
          </table:table-cell>
          <table:table-cell table:formula="of:=IF(OR([.I7]=&quot;responseA&quot;;[.I7]=&quot;reponseB&quot;;[.I7]=&quot;reponseC&quot;);-10;10)" office:value-type="float" office:value="10">
            <text:p>10</text:p>
          </table:table-cell>
          <table:table-cell table:formula="of:=IF(OR([.J7]=&quot;responseA&quot;;[.J7]=&quot;reponseB&quot;;[.J7]=&quot;reponseC&quot;);-10;10)" office:value-type="float" office:value="10">
            <text:p>10</text:p>
          </table:table-cell>
          <table:table-cell table:formula="of:=IF(OR([.K7]=&quot;responseA&quot;;[.K7]=&quot;reponseB&quot;;[.K7]=&quot;reponseC&quot;);-10;10)" office:value-type="float" office:value="10">
            <text:p>10</text:p>
          </table:table-cell>
          <table:table-cell table:formula="of:=IF(OR([.L7]=&quot;responseA&quot;;[.L7]=&quot;reponseB&quot;;[.L7]=&quot;reponseC&quot;);-10;10)" office:value-type="float" office:value="10">
            <text:p>10</text:p>
          </table:table-cell>
          <table:table-cell table:formula="of:=IF(OR([.M7]=&quot;responseA&quot;;[.M7]=&quot;reponseB&quot;;[.M7]=&quot;reponseC&quot;);-10;10)" office:value-type="float" office:value="10">
            <text:p>10</text:p>
          </table:table-cell>
          <table:table-cell table:formula="of:=IF(OR([.N7]=&quot;responseA&quot;;[.N7]=&quot;reponseB&quot;;[.N7]=&quot;reponseC&quot;);-10;10)" office:value-type="float" office:value="10">
            <text:p>10</text:p>
          </table:table-cell>
          <table:table-cell table:formula="of:=IF(OR([.O7]=&quot;responseA&quot;;[.O7]=&quot;reponseB&quot;;[.O7]=&quot;reponseC&quot;);-10;10)" office:value-type="float" office:value="10">
            <text:p>10</text:p>
          </table:table-cell>
          <table:table-cell table:formula="of:=IF(OR([.P7]=&quot;responseA&quot;;[.P7]=&quot;reponseB&quot;;[.P7]=&quot;reponseC&quot;);-10;10)" office:value-type="float" office:value="10">
            <text:p>10</text:p>
          </table:table-cell>
          <table:table-cell table:formula="of:=IF(OR([.Q7]=&quot;responseA&quot;;[.Q7]=&quot;reponseB&quot;;[.Q7]=&quot;reponseC&quot;);-10;10)" office:value-type="float" office:value="10">
            <text:p>10</text:p>
          </table:table-cell>
          <table:table-cell table:formula="of:=IF(OR([.R7]=&quot;responseA&quot;;[.R7]=&quot;reponseB&quot;;[.R7]=&quot;reponseC&quot;);-10;10)" office:value-type="float" office:value="10">
            <text:p>10</text:p>
          </table:table-cell>
          <table:table-cell table:formula="of:=IF(OR([.S7]=&quot;responseA&quot;;[.S7]=&quot;reponseB&quot;;[.S7]=&quot;reponseC&quot;);-10;10)" office:value-type="float" office:value="10">
            <text:p>10</text:p>
          </table:table-cell>
          <table:table-cell table:formula="of:=IF(OR([.T7]=&quot;responseA&quot;;[.T7]=&quot;reponseB&quot;;[.T7]=&quot;reponseC&quot;);-10;10)" office:value-type="float" office:value="10">
            <text:p>10</text:p>
          </table:table-cell>
          <table:table-cell table:formula="of:=IF(OR([.U7]=&quot;responseA&quot;;[.U7]=&quot;reponseB&quot;;[.U7]=&quot;reponseC&quot;);-10;10)" office:value-type="float" office:value="10">
            <text:p>10</text:p>
          </table:table-cell>
          <table:table-cell table:formula="of:=IF(OR([.V7]=&quot;responseA&quot;;[.V7]=&quot;reponseB&quot;;[.V7]=&quot;reponseC&quot;);-10;10)" office:value-type="float" office:value="10">
            <text:p>10</text:p>
          </table:table-cell>
          <table:table-cell table:formula="of:=IF(OR([.W7]=&quot;responseA&quot;;[.W7]=&quot;reponseB&quot;;[.W7]=&quot;reponseC&quot;);-10;10)" office:value-type="float" office:value="10">
            <text:p>10</text:p>
          </table:table-cell>
          <table:table-cell table:formula="of:=IF(OR([.X7]=&quot;responseA&quot;;[.X7]=&quot;reponseB&quot;;[.X7]=&quot;reponseC&quot;);-10;10)" office:value-type="float" office:value="10">
            <text:p>10</text:p>
          </table:table-cell>
          <table:table-cell table:formula="of:=IF(SUM([.Y7:.AH7])&lt;10;10;SUM([.Y7:.AH7]))" office:value-type="float" office:value="100">
            <text:p>100</text:p>
          </table:table-cell>
          <table:table-cell table:formula="of:=IF(SUM([.AI7:.AR7])&lt;10;10;SUM([.AI7:.AR7]))" office:value-type="float" office:value="100">
            <text:p>100</text:p>
          </table:table-cell>
          <table:table-cell table:formula="of:=([.AT7]-[.AS7])/[.AS7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8]=&quot;responseA&quot;;[.E8]=&quot;reponseB&quot;;[.E8]=&quot;reponseC&quot;);-10;10)" office:value-type="float" office:value="10">
            <text:p>10</text:p>
          </table:table-cell>
          <table:table-cell table:formula="of:=IF(OR([.F8]=&quot;responseA&quot;;[.F8]=&quot;reponseB&quot;;[.F8]=&quot;reponseC&quot;);-10;10)" office:value-type="float" office:value="10">
            <text:p>10</text:p>
          </table:table-cell>
          <table:table-cell table:formula="of:=IF(OR([.G8]=&quot;responseA&quot;;[.G8]=&quot;reponseB&quot;;[.G8]=&quot;reponseC&quot;);-10;10)" office:value-type="float" office:value="10">
            <text:p>10</text:p>
          </table:table-cell>
          <table:table-cell table:formula="of:=IF(OR([.H8]=&quot;responseA&quot;;[.H8]=&quot;reponseB&quot;;[.H8]=&quot;reponseC&quot;);-10;10)" office:value-type="float" office:value="10">
            <text:p>10</text:p>
          </table:table-cell>
          <table:table-cell table:formula="of:=IF(OR([.I8]=&quot;responseA&quot;;[.I8]=&quot;reponseB&quot;;[.I8]=&quot;reponseC&quot;);-10;10)" office:value-type="float" office:value="10">
            <text:p>10</text:p>
          </table:table-cell>
          <table:table-cell table:formula="of:=IF(OR([.J8]=&quot;responseA&quot;;[.J8]=&quot;reponseB&quot;;[.J8]=&quot;reponseC&quot;);-10;10)" office:value-type="float" office:value="10">
            <text:p>10</text:p>
          </table:table-cell>
          <table:table-cell table:formula="of:=IF(OR([.K8]=&quot;responseA&quot;;[.K8]=&quot;reponseB&quot;;[.K8]=&quot;reponseC&quot;);-10;10)" office:value-type="float" office:value="10">
            <text:p>10</text:p>
          </table:table-cell>
          <table:table-cell table:formula="of:=IF(OR([.L8]=&quot;responseA&quot;;[.L8]=&quot;reponseB&quot;;[.L8]=&quot;reponseC&quot;);-10;10)" office:value-type="float" office:value="10">
            <text:p>10</text:p>
          </table:table-cell>
          <table:table-cell table:formula="of:=IF(OR([.M8]=&quot;responseA&quot;;[.M8]=&quot;reponseB&quot;;[.M8]=&quot;reponseC&quot;);-10;10)" office:value-type="float" office:value="10">
            <text:p>10</text:p>
          </table:table-cell>
          <table:table-cell table:formula="of:=IF(OR([.N8]=&quot;responseA&quot;;[.N8]=&quot;reponseB&quot;;[.N8]=&quot;reponseC&quot;);-10;10)" office:value-type="float" office:value="10">
            <text:p>10</text:p>
          </table:table-cell>
          <table:table-cell table:formula="of:=IF(OR([.O8]=&quot;responseA&quot;;[.O8]=&quot;reponseB&quot;;[.O8]=&quot;reponseC&quot;);-10;10)" office:value-type="float" office:value="10">
            <text:p>10</text:p>
          </table:table-cell>
          <table:table-cell table:formula="of:=IF(OR([.P8]=&quot;responseA&quot;;[.P8]=&quot;reponseB&quot;;[.P8]=&quot;reponseC&quot;);-10;10)" office:value-type="float" office:value="10">
            <text:p>10</text:p>
          </table:table-cell>
          <table:table-cell table:formula="of:=IF(OR([.Q8]=&quot;responseA&quot;;[.Q8]=&quot;reponseB&quot;;[.Q8]=&quot;reponseC&quot;);-10;10)" office:value-type="float" office:value="10">
            <text:p>10</text:p>
          </table:table-cell>
          <table:table-cell table:formula="of:=IF(OR([.R8]=&quot;responseA&quot;;[.R8]=&quot;reponseB&quot;;[.R8]=&quot;reponseC&quot;);-10;10)" office:value-type="float" office:value="10">
            <text:p>10</text:p>
          </table:table-cell>
          <table:table-cell table:formula="of:=IF(OR([.S8]=&quot;responseA&quot;;[.S8]=&quot;reponseB&quot;;[.S8]=&quot;reponseC&quot;);-10;10)" office:value-type="float" office:value="10">
            <text:p>10</text:p>
          </table:table-cell>
          <table:table-cell table:formula="of:=IF(OR([.T8]=&quot;responseA&quot;;[.T8]=&quot;reponseB&quot;;[.T8]=&quot;reponseC&quot;);-10;10)" office:value-type="float" office:value="10">
            <text:p>10</text:p>
          </table:table-cell>
          <table:table-cell table:formula="of:=IF(OR([.U8]=&quot;responseA&quot;;[.U8]=&quot;reponseB&quot;;[.U8]=&quot;reponseC&quot;);-10;10)" office:value-type="float" office:value="10">
            <text:p>10</text:p>
          </table:table-cell>
          <table:table-cell table:formula="of:=IF(OR([.V8]=&quot;responseA&quot;;[.V8]=&quot;reponseB&quot;;[.V8]=&quot;reponseC&quot;);-10;10)" office:value-type="float" office:value="10">
            <text:p>10</text:p>
          </table:table-cell>
          <table:table-cell table:formula="of:=IF(OR([.W8]=&quot;responseA&quot;;[.W8]=&quot;reponseB&quot;;[.W8]=&quot;reponseC&quot;);-10;10)" office:value-type="float" office:value="10">
            <text:p>10</text:p>
          </table:table-cell>
          <table:table-cell table:formula="of:=IF(OR([.X8]=&quot;responseA&quot;;[.X8]=&quot;reponseB&quot;;[.X8]=&quot;reponseC&quot;);-10;10)" office:value-type="float" office:value="10">
            <text:p>10</text:p>
          </table:table-cell>
          <table:table-cell table:formula="of:=IF(SUM([.Y8:.AH8])&lt;10;10;SUM([.Y8:.AH8]))" office:value-type="float" office:value="100">
            <text:p>100</text:p>
          </table:table-cell>
          <table:table-cell table:formula="of:=IF(SUM([.AI8:.AR8])&lt;10;10;SUM([.AI8:.AR8]))" office:value-type="float" office:value="100">
            <text:p>100</text:p>
          </table:table-cell>
          <table:table-cell table:formula="of:=([.AT8]-[.AS8])/[.AS8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9]=&quot;responseA&quot;;[.E9]=&quot;reponseB&quot;;[.E9]=&quot;reponseC&quot;);-10;10)" office:value-type="float" office:value="10">
            <text:p>10</text:p>
          </table:table-cell>
          <table:table-cell table:formula="of:=IF(OR([.F9]=&quot;responseA&quot;;[.F9]=&quot;reponseB&quot;;[.F9]=&quot;reponseC&quot;);-10;10)" office:value-type="float" office:value="10">
            <text:p>10</text:p>
          </table:table-cell>
          <table:table-cell table:formula="of:=IF(OR([.G9]=&quot;responseA&quot;;[.G9]=&quot;reponseB&quot;;[.G9]=&quot;reponseC&quot;);-10;10)" office:value-type="float" office:value="10">
            <text:p>10</text:p>
          </table:table-cell>
          <table:table-cell table:formula="of:=IF(OR([.H9]=&quot;responseA&quot;;[.H9]=&quot;reponseB&quot;;[.H9]=&quot;reponseC&quot;);-10;10)" office:value-type="float" office:value="10">
            <text:p>10</text:p>
          </table:table-cell>
          <table:table-cell table:formula="of:=IF(OR([.I9]=&quot;responseA&quot;;[.I9]=&quot;reponseB&quot;;[.I9]=&quot;reponseC&quot;);-10;10)" office:value-type="float" office:value="10">
            <text:p>10</text:p>
          </table:table-cell>
          <table:table-cell table:formula="of:=IF(OR([.J9]=&quot;responseA&quot;;[.J9]=&quot;reponseB&quot;;[.J9]=&quot;reponseC&quot;);-10;10)" office:value-type="float" office:value="10">
            <text:p>10</text:p>
          </table:table-cell>
          <table:table-cell table:formula="of:=IF(OR([.K9]=&quot;responseA&quot;;[.K9]=&quot;reponseB&quot;;[.K9]=&quot;reponseC&quot;);-10;10)" office:value-type="float" office:value="10">
            <text:p>10</text:p>
          </table:table-cell>
          <table:table-cell table:formula="of:=IF(OR([.L9]=&quot;responseA&quot;;[.L9]=&quot;reponseB&quot;;[.L9]=&quot;reponseC&quot;);-10;10)" office:value-type="float" office:value="10">
            <text:p>10</text:p>
          </table:table-cell>
          <table:table-cell table:formula="of:=IF(OR([.M9]=&quot;responseA&quot;;[.M9]=&quot;reponseB&quot;;[.M9]=&quot;reponseC&quot;);-10;10)" office:value-type="float" office:value="10">
            <text:p>10</text:p>
          </table:table-cell>
          <table:table-cell table:formula="of:=IF(OR([.N9]=&quot;responseA&quot;;[.N9]=&quot;reponseB&quot;;[.N9]=&quot;reponseC&quot;);-10;10)" office:value-type="float" office:value="10">
            <text:p>10</text:p>
          </table:table-cell>
          <table:table-cell table:formula="of:=IF(OR([.O9]=&quot;responseA&quot;;[.O9]=&quot;reponseB&quot;;[.O9]=&quot;reponseC&quot;);-10;10)" office:value-type="float" office:value="10">
            <text:p>10</text:p>
          </table:table-cell>
          <table:table-cell table:formula="of:=IF(OR([.P9]=&quot;responseA&quot;;[.P9]=&quot;reponseB&quot;;[.P9]=&quot;reponseC&quot;);-10;10)" office:value-type="float" office:value="10">
            <text:p>10</text:p>
          </table:table-cell>
          <table:table-cell table:formula="of:=IF(OR([.Q9]=&quot;responseA&quot;;[.Q9]=&quot;reponseB&quot;;[.Q9]=&quot;reponseC&quot;);-10;10)" office:value-type="float" office:value="10">
            <text:p>10</text:p>
          </table:table-cell>
          <table:table-cell table:formula="of:=IF(OR([.R9]=&quot;responseA&quot;;[.R9]=&quot;reponseB&quot;;[.R9]=&quot;reponseC&quot;);-10;10)" office:value-type="float" office:value="10">
            <text:p>10</text:p>
          </table:table-cell>
          <table:table-cell table:formula="of:=IF(OR([.S9]=&quot;responseA&quot;;[.S9]=&quot;reponseB&quot;;[.S9]=&quot;reponseC&quot;);-10;10)" office:value-type="float" office:value="10">
            <text:p>10</text:p>
          </table:table-cell>
          <table:table-cell table:formula="of:=IF(OR([.T9]=&quot;responseA&quot;;[.T9]=&quot;reponseB&quot;;[.T9]=&quot;reponseC&quot;);-10;10)" office:value-type="float" office:value="10">
            <text:p>10</text:p>
          </table:table-cell>
          <table:table-cell table:formula="of:=IF(OR([.U9]=&quot;responseA&quot;;[.U9]=&quot;reponseB&quot;;[.U9]=&quot;reponseC&quot;);-10;10)" office:value-type="float" office:value="10">
            <text:p>10</text:p>
          </table:table-cell>
          <table:table-cell table:formula="of:=IF(OR([.V9]=&quot;responseA&quot;;[.V9]=&quot;reponseB&quot;;[.V9]=&quot;reponseC&quot;);-10;10)" office:value-type="float" office:value="10">
            <text:p>10</text:p>
          </table:table-cell>
          <table:table-cell table:formula="of:=IF(OR([.W9]=&quot;responseA&quot;;[.W9]=&quot;reponseB&quot;;[.W9]=&quot;reponseC&quot;);-10;10)" office:value-type="float" office:value="10">
            <text:p>10</text:p>
          </table:table-cell>
          <table:table-cell table:formula="of:=IF(OR([.X9]=&quot;responseA&quot;;[.X9]=&quot;reponseB&quot;;[.X9]=&quot;reponseC&quot;);-10;10)" office:value-type="float" office:value="10">
            <text:p>10</text:p>
          </table:table-cell>
          <table:table-cell table:formula="of:=IF(SUM([.Y9:.AH9])&lt;10;10;SUM([.Y9:.AH9]))" office:value-type="float" office:value="100">
            <text:p>100</text:p>
          </table:table-cell>
          <table:table-cell table:formula="of:=IF(SUM([.AI9:.AR9])&lt;10;10;SUM([.AI9:.AR9]))" office:value-type="float" office:value="100">
            <text:p>100</text:p>
          </table:table-cell>
          <table:table-cell table:formula="of:=([.AT9]-[.AS9])/[.AS9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0]=&quot;responseA&quot;;[.E10]=&quot;reponseB&quot;;[.E10]=&quot;reponseC&quot;);-10;10)" office:value-type="float" office:value="10">
            <text:p>10</text:p>
          </table:table-cell>
          <table:table-cell table:formula="of:=IF(OR([.F10]=&quot;responseA&quot;;[.F10]=&quot;reponseB&quot;;[.F10]=&quot;reponseC&quot;);-10;10)" office:value-type="float" office:value="10">
            <text:p>10</text:p>
          </table:table-cell>
          <table:table-cell table:formula="of:=IF(OR([.G10]=&quot;responseA&quot;;[.G10]=&quot;reponseB&quot;;[.G10]=&quot;reponseC&quot;);-10;10)" office:value-type="float" office:value="10">
            <text:p>10</text:p>
          </table:table-cell>
          <table:table-cell table:formula="of:=IF(OR([.H10]=&quot;responseA&quot;;[.H10]=&quot;reponseB&quot;;[.H10]=&quot;reponseC&quot;);-10;10)" office:value-type="float" office:value="10">
            <text:p>10</text:p>
          </table:table-cell>
          <table:table-cell table:formula="of:=IF(OR([.I10]=&quot;responseA&quot;;[.I10]=&quot;reponseB&quot;;[.I10]=&quot;reponseC&quot;);-10;10)" office:value-type="float" office:value="10">
            <text:p>10</text:p>
          </table:table-cell>
          <table:table-cell table:formula="of:=IF(OR([.J10]=&quot;responseA&quot;;[.J10]=&quot;reponseB&quot;;[.J10]=&quot;reponseC&quot;);-10;10)" office:value-type="float" office:value="10">
            <text:p>10</text:p>
          </table:table-cell>
          <table:table-cell table:formula="of:=IF(OR([.K10]=&quot;responseA&quot;;[.K10]=&quot;reponseB&quot;;[.K10]=&quot;reponseC&quot;);-10;10)" office:value-type="float" office:value="10">
            <text:p>10</text:p>
          </table:table-cell>
          <table:table-cell table:formula="of:=IF(OR([.L10]=&quot;responseA&quot;;[.L10]=&quot;reponseB&quot;;[.L10]=&quot;reponseC&quot;);-10;10)" office:value-type="float" office:value="10">
            <text:p>10</text:p>
          </table:table-cell>
          <table:table-cell table:formula="of:=IF(OR([.M10]=&quot;responseA&quot;;[.M10]=&quot;reponseB&quot;;[.M10]=&quot;reponseC&quot;);-10;10)" office:value-type="float" office:value="10">
            <text:p>10</text:p>
          </table:table-cell>
          <table:table-cell table:formula="of:=IF(OR([.N10]=&quot;responseA&quot;;[.N10]=&quot;reponseB&quot;;[.N10]=&quot;reponseC&quot;);-10;10)" office:value-type="float" office:value="10">
            <text:p>10</text:p>
          </table:table-cell>
          <table:table-cell table:formula="of:=IF(OR([.O10]=&quot;responseA&quot;;[.O10]=&quot;reponseB&quot;;[.O10]=&quot;reponseC&quot;);-10;10)" office:value-type="float" office:value="10">
            <text:p>10</text:p>
          </table:table-cell>
          <table:table-cell table:formula="of:=IF(OR([.P10]=&quot;responseA&quot;;[.P10]=&quot;reponseB&quot;;[.P10]=&quot;reponseC&quot;);-10;10)" office:value-type="float" office:value="10">
            <text:p>10</text:p>
          </table:table-cell>
          <table:table-cell table:formula="of:=IF(OR([.Q10]=&quot;responseA&quot;;[.Q10]=&quot;reponseB&quot;;[.Q10]=&quot;reponseC&quot;);-10;10)" office:value-type="float" office:value="10">
            <text:p>10</text:p>
          </table:table-cell>
          <table:table-cell table:formula="of:=IF(OR([.R10]=&quot;responseA&quot;;[.R10]=&quot;reponseB&quot;;[.R10]=&quot;reponseC&quot;);-10;10)" office:value-type="float" office:value="10">
            <text:p>10</text:p>
          </table:table-cell>
          <table:table-cell table:formula="of:=IF(OR([.S10]=&quot;responseA&quot;;[.S10]=&quot;reponseB&quot;;[.S10]=&quot;reponseC&quot;);-10;10)" office:value-type="float" office:value="10">
            <text:p>10</text:p>
          </table:table-cell>
          <table:table-cell table:formula="of:=IF(OR([.T10]=&quot;responseA&quot;;[.T10]=&quot;reponseB&quot;;[.T10]=&quot;reponseC&quot;);-10;10)" office:value-type="float" office:value="10">
            <text:p>10</text:p>
          </table:table-cell>
          <table:table-cell table:formula="of:=IF(OR([.U10]=&quot;responseA&quot;;[.U10]=&quot;reponseB&quot;;[.U10]=&quot;reponseC&quot;);-10;10)" office:value-type="float" office:value="10">
            <text:p>10</text:p>
          </table:table-cell>
          <table:table-cell table:formula="of:=IF(OR([.V10]=&quot;responseA&quot;;[.V10]=&quot;reponseB&quot;;[.V10]=&quot;reponseC&quot;);-10;10)" office:value-type="float" office:value="10">
            <text:p>10</text:p>
          </table:table-cell>
          <table:table-cell table:formula="of:=IF(OR([.W10]=&quot;responseA&quot;;[.W10]=&quot;reponseB&quot;;[.W10]=&quot;reponseC&quot;);-10;10)" office:value-type="float" office:value="10">
            <text:p>10</text:p>
          </table:table-cell>
          <table:table-cell table:formula="of:=IF(OR([.X10]=&quot;responseA&quot;;[.X10]=&quot;reponseB&quot;;[.X10]=&quot;reponseC&quot;);-10;10)" office:value-type="float" office:value="10">
            <text:p>10</text:p>
          </table:table-cell>
          <table:table-cell table:formula="of:=IF(SUM([.Y10:.AH10])&lt;10;10;SUM([.Y10:.AH10]))" office:value-type="float" office:value="100">
            <text:p>100</text:p>
          </table:table-cell>
          <table:table-cell table:formula="of:=IF(SUM([.AI10:.AR10])&lt;10;10;SUM([.AI10:.AR10]))" office:value-type="float" office:value="100">
            <text:p>100</text:p>
          </table:table-cell>
          <table:table-cell table:formula="of:=([.AT10]-[.AS10])/[.AS10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1]=&quot;responseA&quot;;[.E11]=&quot;reponseB&quot;;[.E11]=&quot;reponseC&quot;);-10;10)" office:value-type="float" office:value="10">
            <text:p>10</text:p>
          </table:table-cell>
          <table:table-cell table:formula="of:=IF(OR([.F11]=&quot;responseA&quot;;[.F11]=&quot;reponseB&quot;;[.F11]=&quot;reponseC&quot;);-10;10)" office:value-type="float" office:value="10">
            <text:p>10</text:p>
          </table:table-cell>
          <table:table-cell table:formula="of:=IF(OR([.G11]=&quot;responseA&quot;;[.G11]=&quot;reponseB&quot;;[.G11]=&quot;reponseC&quot;);-10;10)" office:value-type="float" office:value="10">
            <text:p>10</text:p>
          </table:table-cell>
          <table:table-cell table:formula="of:=IF(OR([.H11]=&quot;responseA&quot;;[.H11]=&quot;reponseB&quot;;[.H11]=&quot;reponseC&quot;);-10;10)" office:value-type="float" office:value="10">
            <text:p>10</text:p>
          </table:table-cell>
          <table:table-cell table:formula="of:=IF(OR([.I11]=&quot;responseA&quot;;[.I11]=&quot;reponseB&quot;;[.I11]=&quot;reponseC&quot;);-10;10)" office:value-type="float" office:value="10">
            <text:p>10</text:p>
          </table:table-cell>
          <table:table-cell table:formula="of:=IF(OR([.J11]=&quot;responseA&quot;;[.J11]=&quot;reponseB&quot;;[.J11]=&quot;reponseC&quot;);-10;10)" office:value-type="float" office:value="10">
            <text:p>10</text:p>
          </table:table-cell>
          <table:table-cell table:formula="of:=IF(OR([.K11]=&quot;responseA&quot;;[.K11]=&quot;reponseB&quot;;[.K11]=&quot;reponseC&quot;);-10;10)" office:value-type="float" office:value="10">
            <text:p>10</text:p>
          </table:table-cell>
          <table:table-cell table:formula="of:=IF(OR([.L11]=&quot;responseA&quot;;[.L11]=&quot;reponseB&quot;;[.L11]=&quot;reponseC&quot;);-10;10)" office:value-type="float" office:value="10">
            <text:p>10</text:p>
          </table:table-cell>
          <table:table-cell table:formula="of:=IF(OR([.M11]=&quot;responseA&quot;;[.M11]=&quot;reponseB&quot;;[.M11]=&quot;reponseC&quot;);-10;10)" office:value-type="float" office:value="10">
            <text:p>10</text:p>
          </table:table-cell>
          <table:table-cell table:formula="of:=IF(OR([.N11]=&quot;responseA&quot;;[.N11]=&quot;reponseB&quot;;[.N11]=&quot;reponseC&quot;);-10;10)" office:value-type="float" office:value="10">
            <text:p>10</text:p>
          </table:table-cell>
          <table:table-cell table:formula="of:=IF(OR([.O11]=&quot;responseA&quot;;[.O11]=&quot;reponseB&quot;;[.O11]=&quot;reponseC&quot;);-10;10)" office:value-type="float" office:value="10">
            <text:p>10</text:p>
          </table:table-cell>
          <table:table-cell table:formula="of:=IF(OR([.P11]=&quot;responseA&quot;;[.P11]=&quot;reponseB&quot;;[.P11]=&quot;reponseC&quot;);-10;10)" office:value-type="float" office:value="10">
            <text:p>10</text:p>
          </table:table-cell>
          <table:table-cell table:formula="of:=IF(OR([.Q11]=&quot;responseA&quot;;[.Q11]=&quot;reponseB&quot;;[.Q11]=&quot;reponseC&quot;);-10;10)" office:value-type="float" office:value="10">
            <text:p>10</text:p>
          </table:table-cell>
          <table:table-cell table:formula="of:=IF(OR([.R11]=&quot;responseA&quot;;[.R11]=&quot;reponseB&quot;;[.R11]=&quot;reponseC&quot;);-10;10)" office:value-type="float" office:value="10">
            <text:p>10</text:p>
          </table:table-cell>
          <table:table-cell table:formula="of:=IF(OR([.S11]=&quot;responseA&quot;;[.S11]=&quot;reponseB&quot;;[.S11]=&quot;reponseC&quot;);-10;10)" office:value-type="float" office:value="10">
            <text:p>10</text:p>
          </table:table-cell>
          <table:table-cell table:formula="of:=IF(OR([.T11]=&quot;responseA&quot;;[.T11]=&quot;reponseB&quot;;[.T11]=&quot;reponseC&quot;);-10;10)" office:value-type="float" office:value="10">
            <text:p>10</text:p>
          </table:table-cell>
          <table:table-cell table:formula="of:=IF(OR([.U11]=&quot;responseA&quot;;[.U11]=&quot;reponseB&quot;;[.U11]=&quot;reponseC&quot;);-10;10)" office:value-type="float" office:value="10">
            <text:p>10</text:p>
          </table:table-cell>
          <table:table-cell table:formula="of:=IF(OR([.V11]=&quot;responseA&quot;;[.V11]=&quot;reponseB&quot;;[.V11]=&quot;reponseC&quot;);-10;10)" office:value-type="float" office:value="10">
            <text:p>10</text:p>
          </table:table-cell>
          <table:table-cell table:formula="of:=IF(OR([.W11]=&quot;responseA&quot;;[.W11]=&quot;reponseB&quot;;[.W11]=&quot;reponseC&quot;);-10;10)" office:value-type="float" office:value="10">
            <text:p>10</text:p>
          </table:table-cell>
          <table:table-cell table:formula="of:=IF(OR([.X11]=&quot;responseA&quot;;[.X11]=&quot;reponseB&quot;;[.X11]=&quot;reponseC&quot;);-10;10)" office:value-type="float" office:value="10">
            <text:p>10</text:p>
          </table:table-cell>
          <table:table-cell table:formula="of:=IF(SUM([.Y11:.AH11])&lt;10;10;SUM([.Y11:.AH11]))" office:value-type="float" office:value="100">
            <text:p>100</text:p>
          </table:table-cell>
          <table:table-cell table:formula="of:=IF(SUM([.AI11:.AR11])&lt;10;10;SUM([.AI11:.AR11]))" office:value-type="float" office:value="100">
            <text:p>100</text:p>
          </table:table-cell>
          <table:table-cell table:formula="of:=([.AT11]-[.AS11])/[.AS11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2]=&quot;responseA&quot;;[.E12]=&quot;reponseB&quot;;[.E12]=&quot;reponseC&quot;);-10;10)" office:value-type="float" office:value="10">
            <text:p>10</text:p>
          </table:table-cell>
          <table:table-cell table:formula="of:=IF(OR([.F12]=&quot;responseA&quot;;[.F12]=&quot;reponseB&quot;;[.F12]=&quot;reponseC&quot;);-10;10)" office:value-type="float" office:value="10">
            <text:p>10</text:p>
          </table:table-cell>
          <table:table-cell table:formula="of:=IF(OR([.G12]=&quot;responseA&quot;;[.G12]=&quot;reponseB&quot;;[.G12]=&quot;reponseC&quot;);-10;10)" office:value-type="float" office:value="10">
            <text:p>10</text:p>
          </table:table-cell>
          <table:table-cell table:formula="of:=IF(OR([.H12]=&quot;responseA&quot;;[.H12]=&quot;reponseB&quot;;[.H12]=&quot;reponseC&quot;);-10;10)" office:value-type="float" office:value="10">
            <text:p>10</text:p>
          </table:table-cell>
          <table:table-cell table:formula="of:=IF(OR([.I12]=&quot;responseA&quot;;[.I12]=&quot;reponseB&quot;;[.I12]=&quot;reponseC&quot;);-10;10)" office:value-type="float" office:value="10">
            <text:p>10</text:p>
          </table:table-cell>
          <table:table-cell table:formula="of:=IF(OR([.J12]=&quot;responseA&quot;;[.J12]=&quot;reponseB&quot;;[.J12]=&quot;reponseC&quot;);-10;10)" office:value-type="float" office:value="10">
            <text:p>10</text:p>
          </table:table-cell>
          <table:table-cell table:formula="of:=IF(OR([.K12]=&quot;responseA&quot;;[.K12]=&quot;reponseB&quot;;[.K12]=&quot;reponseC&quot;);-10;10)" office:value-type="float" office:value="10">
            <text:p>10</text:p>
          </table:table-cell>
          <table:table-cell table:formula="of:=IF(OR([.L12]=&quot;responseA&quot;;[.L12]=&quot;reponseB&quot;;[.L12]=&quot;reponseC&quot;);-10;10)" office:value-type="float" office:value="10">
            <text:p>10</text:p>
          </table:table-cell>
          <table:table-cell table:formula="of:=IF(OR([.M12]=&quot;responseA&quot;;[.M12]=&quot;reponseB&quot;;[.M12]=&quot;reponseC&quot;);-10;10)" office:value-type="float" office:value="10">
            <text:p>10</text:p>
          </table:table-cell>
          <table:table-cell table:formula="of:=IF(OR([.N12]=&quot;responseA&quot;;[.N12]=&quot;reponseB&quot;;[.N12]=&quot;reponseC&quot;);-10;10)" office:value-type="float" office:value="10">
            <text:p>10</text:p>
          </table:table-cell>
          <table:table-cell table:formula="of:=IF(OR([.O12]=&quot;responseA&quot;;[.O12]=&quot;reponseB&quot;;[.O12]=&quot;reponseC&quot;);-10;10)" office:value-type="float" office:value="10">
            <text:p>10</text:p>
          </table:table-cell>
          <table:table-cell table:formula="of:=IF(OR([.P12]=&quot;responseA&quot;;[.P12]=&quot;reponseB&quot;;[.P12]=&quot;reponseC&quot;);-10;10)" office:value-type="float" office:value="10">
            <text:p>10</text:p>
          </table:table-cell>
          <table:table-cell table:formula="of:=IF(OR([.Q12]=&quot;responseA&quot;;[.Q12]=&quot;reponseB&quot;;[.Q12]=&quot;reponseC&quot;);-10;10)" office:value-type="float" office:value="10">
            <text:p>10</text:p>
          </table:table-cell>
          <table:table-cell table:formula="of:=IF(OR([.R12]=&quot;responseA&quot;;[.R12]=&quot;reponseB&quot;;[.R12]=&quot;reponseC&quot;);-10;10)" office:value-type="float" office:value="10">
            <text:p>10</text:p>
          </table:table-cell>
          <table:table-cell table:formula="of:=IF(OR([.S12]=&quot;responseA&quot;;[.S12]=&quot;reponseB&quot;;[.S12]=&quot;reponseC&quot;);-10;10)" office:value-type="float" office:value="10">
            <text:p>10</text:p>
          </table:table-cell>
          <table:table-cell table:formula="of:=IF(OR([.T12]=&quot;responseA&quot;;[.T12]=&quot;reponseB&quot;;[.T12]=&quot;reponseC&quot;);-10;10)" office:value-type="float" office:value="10">
            <text:p>10</text:p>
          </table:table-cell>
          <table:table-cell table:formula="of:=IF(OR([.U12]=&quot;responseA&quot;;[.U12]=&quot;reponseB&quot;;[.U12]=&quot;reponseC&quot;);-10;10)" office:value-type="float" office:value="10">
            <text:p>10</text:p>
          </table:table-cell>
          <table:table-cell table:formula="of:=IF(OR([.V12]=&quot;responseA&quot;;[.V12]=&quot;reponseB&quot;;[.V12]=&quot;reponseC&quot;);-10;10)" office:value-type="float" office:value="10">
            <text:p>10</text:p>
          </table:table-cell>
          <table:table-cell table:formula="of:=IF(OR([.W12]=&quot;responseA&quot;;[.W12]=&quot;reponseB&quot;;[.W12]=&quot;reponseC&quot;);-10;10)" office:value-type="float" office:value="10">
            <text:p>10</text:p>
          </table:table-cell>
          <table:table-cell table:formula="of:=IF(OR([.X12]=&quot;responseA&quot;;[.X12]=&quot;reponseB&quot;;[.X12]=&quot;reponseC&quot;);-10;10)" office:value-type="float" office:value="10">
            <text:p>10</text:p>
          </table:table-cell>
          <table:table-cell table:formula="of:=IF(SUM([.Y12:.AH12])&lt;10;10;SUM([.Y12:.AH12]))" office:value-type="float" office:value="100">
            <text:p>100</text:p>
          </table:table-cell>
          <table:table-cell table:formula="of:=IF(SUM([.AI12:.AR12])&lt;10;10;SUM([.AI12:.AR12]))" office:value-type="float" office:value="100">
            <text:p>100</text:p>
          </table:table-cell>
          <table:table-cell table:formula="of:=([.AT12]-[.AS12])/[.AS12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3]=&quot;responseA&quot;;[.E13]=&quot;reponseB&quot;;[.E13]=&quot;reponseC&quot;);-10;10)" office:value-type="float" office:value="10">
            <text:p>10</text:p>
          </table:table-cell>
          <table:table-cell table:formula="of:=IF(OR([.F13]=&quot;responseA&quot;;[.F13]=&quot;reponseB&quot;;[.F13]=&quot;reponseC&quot;);-10;10)" office:value-type="float" office:value="10">
            <text:p>10</text:p>
          </table:table-cell>
          <table:table-cell table:formula="of:=IF(OR([.G13]=&quot;responseA&quot;;[.G13]=&quot;reponseB&quot;;[.G13]=&quot;reponseC&quot;);-10;10)" office:value-type="float" office:value="10">
            <text:p>10</text:p>
          </table:table-cell>
          <table:table-cell table:formula="of:=IF(OR([.H13]=&quot;responseA&quot;;[.H13]=&quot;reponseB&quot;;[.H13]=&quot;reponseC&quot;);-10;10)" office:value-type="float" office:value="10">
            <text:p>10</text:p>
          </table:table-cell>
          <table:table-cell table:formula="of:=IF(OR([.I13]=&quot;responseA&quot;;[.I13]=&quot;reponseB&quot;;[.I13]=&quot;reponseC&quot;);-10;10)" office:value-type="float" office:value="10">
            <text:p>10</text:p>
          </table:table-cell>
          <table:table-cell table:formula="of:=IF(OR([.J13]=&quot;responseA&quot;;[.J13]=&quot;reponseB&quot;;[.J13]=&quot;reponseC&quot;);-10;10)" office:value-type="float" office:value="10">
            <text:p>10</text:p>
          </table:table-cell>
          <table:table-cell table:formula="of:=IF(OR([.K13]=&quot;responseA&quot;;[.K13]=&quot;reponseB&quot;;[.K13]=&quot;reponseC&quot;);-10;10)" office:value-type="float" office:value="10">
            <text:p>10</text:p>
          </table:table-cell>
          <table:table-cell table:formula="of:=IF(OR([.L13]=&quot;responseA&quot;;[.L13]=&quot;reponseB&quot;;[.L13]=&quot;reponseC&quot;);-10;10)" office:value-type="float" office:value="10">
            <text:p>10</text:p>
          </table:table-cell>
          <table:table-cell table:formula="of:=IF(OR([.M13]=&quot;responseA&quot;;[.M13]=&quot;reponseB&quot;;[.M13]=&quot;reponseC&quot;);-10;10)" office:value-type="float" office:value="10">
            <text:p>10</text:p>
          </table:table-cell>
          <table:table-cell table:formula="of:=IF(OR([.N13]=&quot;responseA&quot;;[.N13]=&quot;reponseB&quot;;[.N13]=&quot;reponseC&quot;);-10;10)" office:value-type="float" office:value="10">
            <text:p>10</text:p>
          </table:table-cell>
          <table:table-cell table:formula="of:=IF(OR([.O13]=&quot;responseA&quot;;[.O13]=&quot;reponseB&quot;;[.O13]=&quot;reponseC&quot;);-10;10)" office:value-type="float" office:value="10">
            <text:p>10</text:p>
          </table:table-cell>
          <table:table-cell table:formula="of:=IF(OR([.P13]=&quot;responseA&quot;;[.P13]=&quot;reponseB&quot;;[.P13]=&quot;reponseC&quot;);-10;10)" office:value-type="float" office:value="10">
            <text:p>10</text:p>
          </table:table-cell>
          <table:table-cell table:formula="of:=IF(OR([.Q13]=&quot;responseA&quot;;[.Q13]=&quot;reponseB&quot;;[.Q13]=&quot;reponseC&quot;);-10;10)" office:value-type="float" office:value="10">
            <text:p>10</text:p>
          </table:table-cell>
          <table:table-cell table:formula="of:=IF(OR([.R13]=&quot;responseA&quot;;[.R13]=&quot;reponseB&quot;;[.R13]=&quot;reponseC&quot;);-10;10)" office:value-type="float" office:value="10">
            <text:p>10</text:p>
          </table:table-cell>
          <table:table-cell table:formula="of:=IF(OR([.S13]=&quot;responseA&quot;;[.S13]=&quot;reponseB&quot;;[.S13]=&quot;reponseC&quot;);-10;10)" office:value-type="float" office:value="10">
            <text:p>10</text:p>
          </table:table-cell>
          <table:table-cell table:formula="of:=IF(OR([.T13]=&quot;responseA&quot;;[.T13]=&quot;reponseB&quot;;[.T13]=&quot;reponseC&quot;);-10;10)" office:value-type="float" office:value="10">
            <text:p>10</text:p>
          </table:table-cell>
          <table:table-cell table:formula="of:=IF(OR([.U13]=&quot;responseA&quot;;[.U13]=&quot;reponseB&quot;;[.U13]=&quot;reponseC&quot;);-10;10)" office:value-type="float" office:value="10">
            <text:p>10</text:p>
          </table:table-cell>
          <table:table-cell table:formula="of:=IF(OR([.V13]=&quot;responseA&quot;;[.V13]=&quot;reponseB&quot;;[.V13]=&quot;reponseC&quot;);-10;10)" office:value-type="float" office:value="10">
            <text:p>10</text:p>
          </table:table-cell>
          <table:table-cell table:formula="of:=IF(OR([.W13]=&quot;responseA&quot;;[.W13]=&quot;reponseB&quot;;[.W13]=&quot;reponseC&quot;);-10;10)" office:value-type="float" office:value="10">
            <text:p>10</text:p>
          </table:table-cell>
          <table:table-cell table:formula="of:=IF(OR([.X13]=&quot;responseA&quot;;[.X13]=&quot;reponseB&quot;;[.X13]=&quot;reponseC&quot;);-10;10)" office:value-type="float" office:value="10">
            <text:p>10</text:p>
          </table:table-cell>
          <table:table-cell table:formula="of:=IF(SUM([.Y13:.AH13])&lt;10;10;SUM([.Y13:.AH13]))" office:value-type="float" office:value="100">
            <text:p>100</text:p>
          </table:table-cell>
          <table:table-cell table:formula="of:=IF(SUM([.AI13:.AR13])&lt;10;10;SUM([.AI13:.AR13]))" office:value-type="float" office:value="100">
            <text:p>100</text:p>
          </table:table-cell>
          <table:table-cell table:formula="of:=([.AT13]-[.AS13])/[.AS13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4]=&quot;responseA&quot;;[.E14]=&quot;reponseB&quot;;[.E14]=&quot;reponseC&quot;);-10;10)" office:value-type="float" office:value="10">
            <text:p>10</text:p>
          </table:table-cell>
          <table:table-cell table:formula="of:=IF(OR([.F14]=&quot;responseA&quot;;[.F14]=&quot;reponseB&quot;;[.F14]=&quot;reponseC&quot;);-10;10)" office:value-type="float" office:value="10">
            <text:p>10</text:p>
          </table:table-cell>
          <table:table-cell table:formula="of:=IF(OR([.G14]=&quot;responseA&quot;;[.G14]=&quot;reponseB&quot;;[.G14]=&quot;reponseC&quot;);-10;10)" office:value-type="float" office:value="10">
            <text:p>10</text:p>
          </table:table-cell>
          <table:table-cell table:formula="of:=IF(OR([.H14]=&quot;responseA&quot;;[.H14]=&quot;reponseB&quot;;[.H14]=&quot;reponseC&quot;);-10;10)" office:value-type="float" office:value="10">
            <text:p>10</text:p>
          </table:table-cell>
          <table:table-cell table:formula="of:=IF(OR([.I14]=&quot;responseA&quot;;[.I14]=&quot;reponseB&quot;;[.I14]=&quot;reponseC&quot;);-10;10)" office:value-type="float" office:value="10">
            <text:p>10</text:p>
          </table:table-cell>
          <table:table-cell table:formula="of:=IF(OR([.J14]=&quot;responseA&quot;;[.J14]=&quot;reponseB&quot;;[.J14]=&quot;reponseC&quot;);-10;10)" office:value-type="float" office:value="10">
            <text:p>10</text:p>
          </table:table-cell>
          <table:table-cell table:formula="of:=IF(OR([.K14]=&quot;responseA&quot;;[.K14]=&quot;reponseB&quot;;[.K14]=&quot;reponseC&quot;);-10;10)" office:value-type="float" office:value="10">
            <text:p>10</text:p>
          </table:table-cell>
          <table:table-cell table:formula="of:=IF(OR([.L14]=&quot;responseA&quot;;[.L14]=&quot;reponseB&quot;;[.L14]=&quot;reponseC&quot;);-10;10)" office:value-type="float" office:value="10">
            <text:p>10</text:p>
          </table:table-cell>
          <table:table-cell table:formula="of:=IF(OR([.M14]=&quot;responseA&quot;;[.M14]=&quot;reponseB&quot;;[.M14]=&quot;reponseC&quot;);-10;10)" office:value-type="float" office:value="10">
            <text:p>10</text:p>
          </table:table-cell>
          <table:table-cell table:formula="of:=IF(OR([.N14]=&quot;responseA&quot;;[.N14]=&quot;reponseB&quot;;[.N14]=&quot;reponseC&quot;);-10;10)" office:value-type="float" office:value="10">
            <text:p>10</text:p>
          </table:table-cell>
          <table:table-cell table:formula="of:=IF(OR([.O14]=&quot;responseA&quot;;[.O14]=&quot;reponseB&quot;;[.O14]=&quot;reponseC&quot;);-10;10)" office:value-type="float" office:value="10">
            <text:p>10</text:p>
          </table:table-cell>
          <table:table-cell table:formula="of:=IF(OR([.P14]=&quot;responseA&quot;;[.P14]=&quot;reponseB&quot;;[.P14]=&quot;reponseC&quot;);-10;10)" office:value-type="float" office:value="10">
            <text:p>10</text:p>
          </table:table-cell>
          <table:table-cell table:formula="of:=IF(OR([.Q14]=&quot;responseA&quot;;[.Q14]=&quot;reponseB&quot;;[.Q14]=&quot;reponseC&quot;);-10;10)" office:value-type="float" office:value="10">
            <text:p>10</text:p>
          </table:table-cell>
          <table:table-cell table:formula="of:=IF(OR([.R14]=&quot;responseA&quot;;[.R14]=&quot;reponseB&quot;;[.R14]=&quot;reponseC&quot;);-10;10)" office:value-type="float" office:value="10">
            <text:p>10</text:p>
          </table:table-cell>
          <table:table-cell table:formula="of:=IF(OR([.S14]=&quot;responseA&quot;;[.S14]=&quot;reponseB&quot;;[.S14]=&quot;reponseC&quot;);-10;10)" office:value-type="float" office:value="10">
            <text:p>10</text:p>
          </table:table-cell>
          <table:table-cell table:formula="of:=IF(OR([.T14]=&quot;responseA&quot;;[.T14]=&quot;reponseB&quot;;[.T14]=&quot;reponseC&quot;);-10;10)" office:value-type="float" office:value="10">
            <text:p>10</text:p>
          </table:table-cell>
          <table:table-cell table:formula="of:=IF(OR([.U14]=&quot;responseA&quot;;[.U14]=&quot;reponseB&quot;;[.U14]=&quot;reponseC&quot;);-10;10)" office:value-type="float" office:value="10">
            <text:p>10</text:p>
          </table:table-cell>
          <table:table-cell table:formula="of:=IF(OR([.V14]=&quot;responseA&quot;;[.V14]=&quot;reponseB&quot;;[.V14]=&quot;reponseC&quot;);-10;10)" office:value-type="float" office:value="10">
            <text:p>10</text:p>
          </table:table-cell>
          <table:table-cell table:formula="of:=IF(OR([.W14]=&quot;responseA&quot;;[.W14]=&quot;reponseB&quot;;[.W14]=&quot;reponseC&quot;);-10;10)" office:value-type="float" office:value="10">
            <text:p>10</text:p>
          </table:table-cell>
          <table:table-cell table:formula="of:=IF(OR([.X14]=&quot;responseA&quot;;[.X14]=&quot;reponseB&quot;;[.X14]=&quot;reponseC&quot;);-10;10)" office:value-type="float" office:value="10">
            <text:p>10</text:p>
          </table:table-cell>
          <table:table-cell table:formula="of:=IF(SUM([.Y14:.AH14])&lt;10;10;SUM([.Y14:.AH14]))" office:value-type="float" office:value="100">
            <text:p>100</text:p>
          </table:table-cell>
          <table:table-cell table:formula="of:=IF(SUM([.AI14:.AR14])&lt;10;10;SUM([.AI14:.AR14]))" office:value-type="float" office:value="100">
            <text:p>100</text:p>
          </table:table-cell>
          <table:table-cell table:formula="of:=([.AT14]-[.AS14])/[.AS14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5]=&quot;responseA&quot;;[.E15]=&quot;reponseB&quot;;[.E15]=&quot;reponseC&quot;);-10;10)" office:value-type="float" office:value="10">
            <text:p>10</text:p>
          </table:table-cell>
          <table:table-cell table:formula="of:=IF(OR([.F15]=&quot;responseA&quot;;[.F15]=&quot;reponseB&quot;;[.F15]=&quot;reponseC&quot;);-10;10)" office:value-type="float" office:value="10">
            <text:p>10</text:p>
          </table:table-cell>
          <table:table-cell table:formula="of:=IF(OR([.G15]=&quot;responseA&quot;;[.G15]=&quot;reponseB&quot;;[.G15]=&quot;reponseC&quot;);-10;10)" office:value-type="float" office:value="10">
            <text:p>10</text:p>
          </table:table-cell>
          <table:table-cell table:formula="of:=IF(OR([.H15]=&quot;responseA&quot;;[.H15]=&quot;reponseB&quot;;[.H15]=&quot;reponseC&quot;);-10;10)" office:value-type="float" office:value="10">
            <text:p>10</text:p>
          </table:table-cell>
          <table:table-cell table:formula="of:=IF(OR([.I15]=&quot;responseA&quot;;[.I15]=&quot;reponseB&quot;;[.I15]=&quot;reponseC&quot;);-10;10)" office:value-type="float" office:value="10">
            <text:p>10</text:p>
          </table:table-cell>
          <table:table-cell table:formula="of:=IF(OR([.J15]=&quot;responseA&quot;;[.J15]=&quot;reponseB&quot;;[.J15]=&quot;reponseC&quot;);-10;10)" office:value-type="float" office:value="10">
            <text:p>10</text:p>
          </table:table-cell>
          <table:table-cell table:formula="of:=IF(OR([.K15]=&quot;responseA&quot;;[.K15]=&quot;reponseB&quot;;[.K15]=&quot;reponseC&quot;);-10;10)" office:value-type="float" office:value="10">
            <text:p>10</text:p>
          </table:table-cell>
          <table:table-cell table:formula="of:=IF(OR([.L15]=&quot;responseA&quot;;[.L15]=&quot;reponseB&quot;;[.L15]=&quot;reponseC&quot;);-10;10)" office:value-type="float" office:value="10">
            <text:p>10</text:p>
          </table:table-cell>
          <table:table-cell table:formula="of:=IF(OR([.M15]=&quot;responseA&quot;;[.M15]=&quot;reponseB&quot;;[.M15]=&quot;reponseC&quot;);-10;10)" office:value-type="float" office:value="10">
            <text:p>10</text:p>
          </table:table-cell>
          <table:table-cell table:formula="of:=IF(OR([.N15]=&quot;responseA&quot;;[.N15]=&quot;reponseB&quot;;[.N15]=&quot;reponseC&quot;);-10;10)" office:value-type="float" office:value="10">
            <text:p>10</text:p>
          </table:table-cell>
          <table:table-cell table:formula="of:=IF(OR([.O15]=&quot;responseA&quot;;[.O15]=&quot;reponseB&quot;;[.O15]=&quot;reponseC&quot;);-10;10)" office:value-type="float" office:value="10">
            <text:p>10</text:p>
          </table:table-cell>
          <table:table-cell table:formula="of:=IF(OR([.P15]=&quot;responseA&quot;;[.P15]=&quot;reponseB&quot;;[.P15]=&quot;reponseC&quot;);-10;10)" office:value-type="float" office:value="10">
            <text:p>10</text:p>
          </table:table-cell>
          <table:table-cell table:formula="of:=IF(OR([.Q15]=&quot;responseA&quot;;[.Q15]=&quot;reponseB&quot;;[.Q15]=&quot;reponseC&quot;);-10;10)" office:value-type="float" office:value="10">
            <text:p>10</text:p>
          </table:table-cell>
          <table:table-cell table:formula="of:=IF(OR([.R15]=&quot;responseA&quot;;[.R15]=&quot;reponseB&quot;;[.R15]=&quot;reponseC&quot;);-10;10)" office:value-type="float" office:value="10">
            <text:p>10</text:p>
          </table:table-cell>
          <table:table-cell table:formula="of:=IF(OR([.S15]=&quot;responseA&quot;;[.S15]=&quot;reponseB&quot;;[.S15]=&quot;reponseC&quot;);-10;10)" office:value-type="float" office:value="10">
            <text:p>10</text:p>
          </table:table-cell>
          <table:table-cell table:formula="of:=IF(OR([.T15]=&quot;responseA&quot;;[.T15]=&quot;reponseB&quot;;[.T15]=&quot;reponseC&quot;);-10;10)" office:value-type="float" office:value="10">
            <text:p>10</text:p>
          </table:table-cell>
          <table:table-cell table:formula="of:=IF(OR([.U15]=&quot;responseA&quot;;[.U15]=&quot;reponseB&quot;;[.U15]=&quot;reponseC&quot;);-10;10)" office:value-type="float" office:value="10">
            <text:p>10</text:p>
          </table:table-cell>
          <table:table-cell table:formula="of:=IF(OR([.V15]=&quot;responseA&quot;;[.V15]=&quot;reponseB&quot;;[.V15]=&quot;reponseC&quot;);-10;10)" office:value-type="float" office:value="10">
            <text:p>10</text:p>
          </table:table-cell>
          <table:table-cell table:formula="of:=IF(OR([.W15]=&quot;responseA&quot;;[.W15]=&quot;reponseB&quot;;[.W15]=&quot;reponseC&quot;);-10;10)" office:value-type="float" office:value="10">
            <text:p>10</text:p>
          </table:table-cell>
          <table:table-cell table:formula="of:=IF(OR([.X15]=&quot;responseA&quot;;[.X15]=&quot;reponseB&quot;;[.X15]=&quot;reponseC&quot;);-10;10)" office:value-type="float" office:value="10">
            <text:p>10</text:p>
          </table:table-cell>
          <table:table-cell table:formula="of:=IF(SUM([.Y15:.AH15])&lt;10;10;SUM([.Y15:.AH15]))" office:value-type="float" office:value="100">
            <text:p>100</text:p>
          </table:table-cell>
          <table:table-cell table:formula="of:=IF(SUM([.AI15:.AR15])&lt;10;10;SUM([.AI15:.AR15]))" office:value-type="float" office:value="100">
            <text:p>100</text:p>
          </table:table-cell>
          <table:table-cell table:formula="of:=([.AT15]-[.AS15])/[.AS15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6]=&quot;responseA&quot;;[.E16]=&quot;reponseB&quot;;[.E16]=&quot;reponseC&quot;);-10;10)" office:value-type="float" office:value="10">
            <text:p>10</text:p>
          </table:table-cell>
          <table:table-cell table:formula="of:=IF(OR([.F16]=&quot;responseA&quot;;[.F16]=&quot;reponseB&quot;;[.F16]=&quot;reponseC&quot;);-10;10)" office:value-type="float" office:value="10">
            <text:p>10</text:p>
          </table:table-cell>
          <table:table-cell table:formula="of:=IF(OR([.G16]=&quot;responseA&quot;;[.G16]=&quot;reponseB&quot;;[.G16]=&quot;reponseC&quot;);-10;10)" office:value-type="float" office:value="10">
            <text:p>10</text:p>
          </table:table-cell>
          <table:table-cell table:formula="of:=IF(OR([.H16]=&quot;responseA&quot;;[.H16]=&quot;reponseB&quot;;[.H16]=&quot;reponseC&quot;);-10;10)" office:value-type="float" office:value="10">
            <text:p>10</text:p>
          </table:table-cell>
          <table:table-cell table:formula="of:=IF(OR([.I16]=&quot;responseA&quot;;[.I16]=&quot;reponseB&quot;;[.I16]=&quot;reponseC&quot;);-10;10)" office:value-type="float" office:value="10">
            <text:p>10</text:p>
          </table:table-cell>
          <table:table-cell table:formula="of:=IF(OR([.J16]=&quot;responseA&quot;;[.J16]=&quot;reponseB&quot;;[.J16]=&quot;reponseC&quot;);-10;10)" office:value-type="float" office:value="10">
            <text:p>10</text:p>
          </table:table-cell>
          <table:table-cell table:formula="of:=IF(OR([.K16]=&quot;responseA&quot;;[.K16]=&quot;reponseB&quot;;[.K16]=&quot;reponseC&quot;);-10;10)" office:value-type="float" office:value="10">
            <text:p>10</text:p>
          </table:table-cell>
          <table:table-cell table:formula="of:=IF(OR([.L16]=&quot;responseA&quot;;[.L16]=&quot;reponseB&quot;;[.L16]=&quot;reponseC&quot;);-10;10)" office:value-type="float" office:value="10">
            <text:p>10</text:p>
          </table:table-cell>
          <table:table-cell table:formula="of:=IF(OR([.M16]=&quot;responseA&quot;;[.M16]=&quot;reponseB&quot;;[.M16]=&quot;reponseC&quot;);-10;10)" office:value-type="float" office:value="10">
            <text:p>10</text:p>
          </table:table-cell>
          <table:table-cell table:formula="of:=IF(OR([.N16]=&quot;responseA&quot;;[.N16]=&quot;reponseB&quot;;[.N16]=&quot;reponseC&quot;);-10;10)" office:value-type="float" office:value="10">
            <text:p>10</text:p>
          </table:table-cell>
          <table:table-cell table:formula="of:=IF(OR([.O16]=&quot;responseA&quot;;[.O16]=&quot;reponseB&quot;;[.O16]=&quot;reponseC&quot;);-10;10)" office:value-type="float" office:value="10">
            <text:p>10</text:p>
          </table:table-cell>
          <table:table-cell table:formula="of:=IF(OR([.P16]=&quot;responseA&quot;;[.P16]=&quot;reponseB&quot;;[.P16]=&quot;reponseC&quot;);-10;10)" office:value-type="float" office:value="10">
            <text:p>10</text:p>
          </table:table-cell>
          <table:table-cell table:formula="of:=IF(OR([.Q16]=&quot;responseA&quot;;[.Q16]=&quot;reponseB&quot;;[.Q16]=&quot;reponseC&quot;);-10;10)" office:value-type="float" office:value="10">
            <text:p>10</text:p>
          </table:table-cell>
          <table:table-cell table:formula="of:=IF(OR([.R16]=&quot;responseA&quot;;[.R16]=&quot;reponseB&quot;;[.R16]=&quot;reponseC&quot;);-10;10)" office:value-type="float" office:value="10">
            <text:p>10</text:p>
          </table:table-cell>
          <table:table-cell table:formula="of:=IF(OR([.S16]=&quot;responseA&quot;;[.S16]=&quot;reponseB&quot;;[.S16]=&quot;reponseC&quot;);-10;10)" office:value-type="float" office:value="10">
            <text:p>10</text:p>
          </table:table-cell>
          <table:table-cell table:formula="of:=IF(OR([.T16]=&quot;responseA&quot;;[.T16]=&quot;reponseB&quot;;[.T16]=&quot;reponseC&quot;);-10;10)" office:value-type="float" office:value="10">
            <text:p>10</text:p>
          </table:table-cell>
          <table:table-cell table:formula="of:=IF(OR([.U16]=&quot;responseA&quot;;[.U16]=&quot;reponseB&quot;;[.U16]=&quot;reponseC&quot;);-10;10)" office:value-type="float" office:value="10">
            <text:p>10</text:p>
          </table:table-cell>
          <table:table-cell table:formula="of:=IF(OR([.V16]=&quot;responseA&quot;;[.V16]=&quot;reponseB&quot;;[.V16]=&quot;reponseC&quot;);-10;10)" office:value-type="float" office:value="10">
            <text:p>10</text:p>
          </table:table-cell>
          <table:table-cell table:formula="of:=IF(OR([.W16]=&quot;responseA&quot;;[.W16]=&quot;reponseB&quot;;[.W16]=&quot;reponseC&quot;);-10;10)" office:value-type="float" office:value="10">
            <text:p>10</text:p>
          </table:table-cell>
          <table:table-cell table:formula="of:=IF(OR([.X16]=&quot;responseA&quot;;[.X16]=&quot;reponseB&quot;;[.X16]=&quot;reponseC&quot;);-10;10)" office:value-type="float" office:value="10">
            <text:p>10</text:p>
          </table:table-cell>
          <table:table-cell table:formula="of:=IF(SUM([.Y16:.AH16])&lt;10;10;SUM([.Y16:.AH16]))" office:value-type="float" office:value="100">
            <text:p>100</text:p>
          </table:table-cell>
          <table:table-cell table:formula="of:=IF(SUM([.AI16:.AR16])&lt;10;10;SUM([.AI16:.AR16]))" office:value-type="float" office:value="100">
            <text:p>100</text:p>
          </table:table-cell>
          <table:table-cell table:formula="of:=([.AT16]-[.AS16])/[.AS16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7]=&quot;responseA&quot;;[.E17]=&quot;reponseB&quot;;[.E17]=&quot;reponseC&quot;);-10;10)" office:value-type="float" office:value="10">
            <text:p>10</text:p>
          </table:table-cell>
          <table:table-cell table:formula="of:=IF(OR([.F17]=&quot;responseA&quot;;[.F17]=&quot;reponseB&quot;;[.F17]=&quot;reponseC&quot;);-10;10)" office:value-type="float" office:value="10">
            <text:p>10</text:p>
          </table:table-cell>
          <table:table-cell table:formula="of:=IF(OR([.G17]=&quot;responseA&quot;;[.G17]=&quot;reponseB&quot;;[.G17]=&quot;reponseC&quot;);-10;10)" office:value-type="float" office:value="10">
            <text:p>10</text:p>
          </table:table-cell>
          <table:table-cell table:formula="of:=IF(OR([.H17]=&quot;responseA&quot;;[.H17]=&quot;reponseB&quot;;[.H17]=&quot;reponseC&quot;);-10;10)" office:value-type="float" office:value="10">
            <text:p>10</text:p>
          </table:table-cell>
          <table:table-cell table:formula="of:=IF(OR([.I17]=&quot;responseA&quot;;[.I17]=&quot;reponseB&quot;;[.I17]=&quot;reponseC&quot;);-10;10)" office:value-type="float" office:value="10">
            <text:p>10</text:p>
          </table:table-cell>
          <table:table-cell table:formula="of:=IF(OR([.J17]=&quot;responseA&quot;;[.J17]=&quot;reponseB&quot;;[.J17]=&quot;reponseC&quot;);-10;10)" office:value-type="float" office:value="10">
            <text:p>10</text:p>
          </table:table-cell>
          <table:table-cell table:formula="of:=IF(OR([.K17]=&quot;responseA&quot;;[.K17]=&quot;reponseB&quot;;[.K17]=&quot;reponseC&quot;);-10;10)" office:value-type="float" office:value="10">
            <text:p>10</text:p>
          </table:table-cell>
          <table:table-cell table:formula="of:=IF(OR([.L17]=&quot;responseA&quot;;[.L17]=&quot;reponseB&quot;;[.L17]=&quot;reponseC&quot;);-10;10)" office:value-type="float" office:value="10">
            <text:p>10</text:p>
          </table:table-cell>
          <table:table-cell table:formula="of:=IF(OR([.M17]=&quot;responseA&quot;;[.M17]=&quot;reponseB&quot;;[.M17]=&quot;reponseC&quot;);-10;10)" office:value-type="float" office:value="10">
            <text:p>10</text:p>
          </table:table-cell>
          <table:table-cell table:formula="of:=IF(OR([.N17]=&quot;responseA&quot;;[.N17]=&quot;reponseB&quot;;[.N17]=&quot;reponseC&quot;);-10;10)" office:value-type="float" office:value="10">
            <text:p>10</text:p>
          </table:table-cell>
          <table:table-cell table:formula="of:=IF(OR([.O17]=&quot;responseA&quot;;[.O17]=&quot;reponseB&quot;;[.O17]=&quot;reponseC&quot;);-10;10)" office:value-type="float" office:value="10">
            <text:p>10</text:p>
          </table:table-cell>
          <table:table-cell table:formula="of:=IF(OR([.P17]=&quot;responseA&quot;;[.P17]=&quot;reponseB&quot;;[.P17]=&quot;reponseC&quot;);-10;10)" office:value-type="float" office:value="10">
            <text:p>10</text:p>
          </table:table-cell>
          <table:table-cell table:formula="of:=IF(OR([.Q17]=&quot;responseA&quot;;[.Q17]=&quot;reponseB&quot;;[.Q17]=&quot;reponseC&quot;);-10;10)" office:value-type="float" office:value="10">
            <text:p>10</text:p>
          </table:table-cell>
          <table:table-cell table:formula="of:=IF(OR([.R17]=&quot;responseA&quot;;[.R17]=&quot;reponseB&quot;;[.R17]=&quot;reponseC&quot;);-10;10)" office:value-type="float" office:value="10">
            <text:p>10</text:p>
          </table:table-cell>
          <table:table-cell table:formula="of:=IF(OR([.S17]=&quot;responseA&quot;;[.S17]=&quot;reponseB&quot;;[.S17]=&quot;reponseC&quot;);-10;10)" office:value-type="float" office:value="10">
            <text:p>10</text:p>
          </table:table-cell>
          <table:table-cell table:formula="of:=IF(OR([.T17]=&quot;responseA&quot;;[.T17]=&quot;reponseB&quot;;[.T17]=&quot;reponseC&quot;);-10;10)" office:value-type="float" office:value="10">
            <text:p>10</text:p>
          </table:table-cell>
          <table:table-cell table:formula="of:=IF(OR([.U17]=&quot;responseA&quot;;[.U17]=&quot;reponseB&quot;;[.U17]=&quot;reponseC&quot;);-10;10)" office:value-type="float" office:value="10">
            <text:p>10</text:p>
          </table:table-cell>
          <table:table-cell table:formula="of:=IF(OR([.V17]=&quot;responseA&quot;;[.V17]=&quot;reponseB&quot;;[.V17]=&quot;reponseC&quot;);-10;10)" office:value-type="float" office:value="10">
            <text:p>10</text:p>
          </table:table-cell>
          <table:table-cell table:formula="of:=IF(OR([.W17]=&quot;responseA&quot;;[.W17]=&quot;reponseB&quot;;[.W17]=&quot;reponseC&quot;);-10;10)" office:value-type="float" office:value="10">
            <text:p>10</text:p>
          </table:table-cell>
          <table:table-cell table:formula="of:=IF(OR([.X17]=&quot;responseA&quot;;[.X17]=&quot;reponseB&quot;;[.X17]=&quot;reponseC&quot;);-10;10)" office:value-type="float" office:value="10">
            <text:p>10</text:p>
          </table:table-cell>
          <table:table-cell table:formula="of:=IF(SUM([.Y17:.AH17])&lt;10;10;SUM([.Y17:.AH17]))" office:value-type="float" office:value="100">
            <text:p>100</text:p>
          </table:table-cell>
          <table:table-cell table:formula="of:=IF(SUM([.AI17:.AR17])&lt;10;10;SUM([.AI17:.AR17]))" office:value-type="float" office:value="100">
            <text:p>100</text:p>
          </table:table-cell>
          <table:table-cell table:formula="of:=([.AT17]-[.AS17])/[.AS17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8]=&quot;responseA&quot;;[.E18]=&quot;reponseB&quot;;[.E18]=&quot;reponseC&quot;);-10;10)" office:value-type="float" office:value="10">
            <text:p>10</text:p>
          </table:table-cell>
          <table:table-cell table:formula="of:=IF(OR([.F18]=&quot;responseA&quot;;[.F18]=&quot;reponseB&quot;;[.F18]=&quot;reponseC&quot;);-10;10)" office:value-type="float" office:value="10">
            <text:p>10</text:p>
          </table:table-cell>
          <table:table-cell table:formula="of:=IF(OR([.G18]=&quot;responseA&quot;;[.G18]=&quot;reponseB&quot;;[.G18]=&quot;reponseC&quot;);-10;10)" office:value-type="float" office:value="10">
            <text:p>10</text:p>
          </table:table-cell>
          <table:table-cell table:formula="of:=IF(OR([.H18]=&quot;responseA&quot;;[.H18]=&quot;reponseB&quot;;[.H18]=&quot;reponseC&quot;);-10;10)" office:value-type="float" office:value="10">
            <text:p>10</text:p>
          </table:table-cell>
          <table:table-cell table:formula="of:=IF(OR([.I18]=&quot;responseA&quot;;[.I18]=&quot;reponseB&quot;;[.I18]=&quot;reponseC&quot;);-10;10)" office:value-type="float" office:value="10">
            <text:p>10</text:p>
          </table:table-cell>
          <table:table-cell table:formula="of:=IF(OR([.J18]=&quot;responseA&quot;;[.J18]=&quot;reponseB&quot;;[.J18]=&quot;reponseC&quot;);-10;10)" office:value-type="float" office:value="10">
            <text:p>10</text:p>
          </table:table-cell>
          <table:table-cell table:formula="of:=IF(OR([.K18]=&quot;responseA&quot;;[.K18]=&quot;reponseB&quot;;[.K18]=&quot;reponseC&quot;);-10;10)" office:value-type="float" office:value="10">
            <text:p>10</text:p>
          </table:table-cell>
          <table:table-cell table:formula="of:=IF(OR([.L18]=&quot;responseA&quot;;[.L18]=&quot;reponseB&quot;;[.L18]=&quot;reponseC&quot;);-10;10)" office:value-type="float" office:value="10">
            <text:p>10</text:p>
          </table:table-cell>
          <table:table-cell table:formula="of:=IF(OR([.M18]=&quot;responseA&quot;;[.M18]=&quot;reponseB&quot;;[.M18]=&quot;reponseC&quot;);-10;10)" office:value-type="float" office:value="10">
            <text:p>10</text:p>
          </table:table-cell>
          <table:table-cell table:formula="of:=IF(OR([.N18]=&quot;responseA&quot;;[.N18]=&quot;reponseB&quot;;[.N18]=&quot;reponseC&quot;);-10;10)" office:value-type="float" office:value="10">
            <text:p>10</text:p>
          </table:table-cell>
          <table:table-cell table:formula="of:=IF(OR([.O18]=&quot;responseA&quot;;[.O18]=&quot;reponseB&quot;;[.O18]=&quot;reponseC&quot;);-10;10)" office:value-type="float" office:value="10">
            <text:p>10</text:p>
          </table:table-cell>
          <table:table-cell table:formula="of:=IF(OR([.P18]=&quot;responseA&quot;;[.P18]=&quot;reponseB&quot;;[.P18]=&quot;reponseC&quot;);-10;10)" office:value-type="float" office:value="10">
            <text:p>10</text:p>
          </table:table-cell>
          <table:table-cell table:formula="of:=IF(OR([.Q18]=&quot;responseA&quot;;[.Q18]=&quot;reponseB&quot;;[.Q18]=&quot;reponseC&quot;);-10;10)" office:value-type="float" office:value="10">
            <text:p>10</text:p>
          </table:table-cell>
          <table:table-cell table:formula="of:=IF(OR([.R18]=&quot;responseA&quot;;[.R18]=&quot;reponseB&quot;;[.R18]=&quot;reponseC&quot;);-10;10)" office:value-type="float" office:value="10">
            <text:p>10</text:p>
          </table:table-cell>
          <table:table-cell table:formula="of:=IF(OR([.S18]=&quot;responseA&quot;;[.S18]=&quot;reponseB&quot;;[.S18]=&quot;reponseC&quot;);-10;10)" office:value-type="float" office:value="10">
            <text:p>10</text:p>
          </table:table-cell>
          <table:table-cell table:formula="of:=IF(OR([.T18]=&quot;responseA&quot;;[.T18]=&quot;reponseB&quot;;[.T18]=&quot;reponseC&quot;);-10;10)" office:value-type="float" office:value="10">
            <text:p>10</text:p>
          </table:table-cell>
          <table:table-cell table:formula="of:=IF(OR([.U18]=&quot;responseA&quot;;[.U18]=&quot;reponseB&quot;;[.U18]=&quot;reponseC&quot;);-10;10)" office:value-type="float" office:value="10">
            <text:p>10</text:p>
          </table:table-cell>
          <table:table-cell table:formula="of:=IF(OR([.V18]=&quot;responseA&quot;;[.V18]=&quot;reponseB&quot;;[.V18]=&quot;reponseC&quot;);-10;10)" office:value-type="float" office:value="10">
            <text:p>10</text:p>
          </table:table-cell>
          <table:table-cell table:formula="of:=IF(OR([.W18]=&quot;responseA&quot;;[.W18]=&quot;reponseB&quot;;[.W18]=&quot;reponseC&quot;);-10;10)" office:value-type="float" office:value="10">
            <text:p>10</text:p>
          </table:table-cell>
          <table:table-cell table:formula="of:=IF(OR([.X18]=&quot;responseA&quot;;[.X18]=&quot;reponseB&quot;;[.X18]=&quot;reponseC&quot;);-10;10)" office:value-type="float" office:value="10">
            <text:p>10</text:p>
          </table:table-cell>
          <table:table-cell table:formula="of:=IF(SUM([.Y18:.AH18])&lt;10;10;SUM([.Y18:.AH18]))" office:value-type="float" office:value="100">
            <text:p>100</text:p>
          </table:table-cell>
          <table:table-cell table:formula="of:=IF(SUM([.AI18:.AR18])&lt;10;10;SUM([.AI18:.AR18]))" office:value-type="float" office:value="100">
            <text:p>100</text:p>
          </table:table-cell>
          <table:table-cell table:formula="of:=([.AT18]-[.AS18])/[.AS18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9]=&quot;responseA&quot;;[.E19]=&quot;reponseB&quot;;[.E19]=&quot;reponseC&quot;);-10;10)" office:value-type="float" office:value="10">
            <text:p>10</text:p>
          </table:table-cell>
          <table:table-cell table:formula="of:=IF(OR([.F19]=&quot;responseA&quot;;[.F19]=&quot;reponseB&quot;;[.F19]=&quot;reponseC&quot;);-10;10)" office:value-type="float" office:value="10">
            <text:p>10</text:p>
          </table:table-cell>
          <table:table-cell table:formula="of:=IF(OR([.G19]=&quot;responseA&quot;;[.G19]=&quot;reponseB&quot;;[.G19]=&quot;reponseC&quot;);-10;10)" office:value-type="float" office:value="10">
            <text:p>10</text:p>
          </table:table-cell>
          <table:table-cell table:formula="of:=IF(OR([.H19]=&quot;responseA&quot;;[.H19]=&quot;reponseB&quot;;[.H19]=&quot;reponseC&quot;);-10;10)" office:value-type="float" office:value="10">
            <text:p>10</text:p>
          </table:table-cell>
          <table:table-cell table:formula="of:=IF(OR([.I19]=&quot;responseA&quot;;[.I19]=&quot;reponseB&quot;;[.I19]=&quot;reponseC&quot;);-10;10)" office:value-type="float" office:value="10">
            <text:p>10</text:p>
          </table:table-cell>
          <table:table-cell table:formula="of:=IF(OR([.J19]=&quot;responseA&quot;;[.J19]=&quot;reponseB&quot;;[.J19]=&quot;reponseC&quot;);-10;10)" office:value-type="float" office:value="10">
            <text:p>10</text:p>
          </table:table-cell>
          <table:table-cell table:formula="of:=IF(OR([.K19]=&quot;responseA&quot;;[.K19]=&quot;reponseB&quot;;[.K19]=&quot;reponseC&quot;);-10;10)" office:value-type="float" office:value="10">
            <text:p>10</text:p>
          </table:table-cell>
          <table:table-cell table:formula="of:=IF(OR([.L19]=&quot;responseA&quot;;[.L19]=&quot;reponseB&quot;;[.L19]=&quot;reponseC&quot;);-10;10)" office:value-type="float" office:value="10">
            <text:p>10</text:p>
          </table:table-cell>
          <table:table-cell table:formula="of:=IF(OR([.M19]=&quot;responseA&quot;;[.M19]=&quot;reponseB&quot;;[.M19]=&quot;reponseC&quot;);-10;10)" office:value-type="float" office:value="10">
            <text:p>10</text:p>
          </table:table-cell>
          <table:table-cell table:formula="of:=IF(OR([.N19]=&quot;responseA&quot;;[.N19]=&quot;reponseB&quot;;[.N19]=&quot;reponseC&quot;);-10;10)" office:value-type="float" office:value="10">
            <text:p>10</text:p>
          </table:table-cell>
          <table:table-cell table:formula="of:=IF(OR([.O19]=&quot;responseA&quot;;[.O19]=&quot;reponseB&quot;;[.O19]=&quot;reponseC&quot;);-10;10)" office:value-type="float" office:value="10">
            <text:p>10</text:p>
          </table:table-cell>
          <table:table-cell table:formula="of:=IF(OR([.P19]=&quot;responseA&quot;;[.P19]=&quot;reponseB&quot;;[.P19]=&quot;reponseC&quot;);-10;10)" office:value-type="float" office:value="10">
            <text:p>10</text:p>
          </table:table-cell>
          <table:table-cell table:formula="of:=IF(OR([.Q19]=&quot;responseA&quot;;[.Q19]=&quot;reponseB&quot;;[.Q19]=&quot;reponseC&quot;);-10;10)" office:value-type="float" office:value="10">
            <text:p>10</text:p>
          </table:table-cell>
          <table:table-cell table:formula="of:=IF(OR([.R19]=&quot;responseA&quot;;[.R19]=&quot;reponseB&quot;;[.R19]=&quot;reponseC&quot;);-10;10)" office:value-type="float" office:value="10">
            <text:p>10</text:p>
          </table:table-cell>
          <table:table-cell table:formula="of:=IF(OR([.S19]=&quot;responseA&quot;;[.S19]=&quot;reponseB&quot;;[.S19]=&quot;reponseC&quot;);-10;10)" office:value-type="float" office:value="10">
            <text:p>10</text:p>
          </table:table-cell>
          <table:table-cell table:formula="of:=IF(OR([.T19]=&quot;responseA&quot;;[.T19]=&quot;reponseB&quot;;[.T19]=&quot;reponseC&quot;);-10;10)" office:value-type="float" office:value="10">
            <text:p>10</text:p>
          </table:table-cell>
          <table:table-cell table:formula="of:=IF(OR([.U19]=&quot;responseA&quot;;[.U19]=&quot;reponseB&quot;;[.U19]=&quot;reponseC&quot;);-10;10)" office:value-type="float" office:value="10">
            <text:p>10</text:p>
          </table:table-cell>
          <table:table-cell table:formula="of:=IF(OR([.V19]=&quot;responseA&quot;;[.V19]=&quot;reponseB&quot;;[.V19]=&quot;reponseC&quot;);-10;10)" office:value-type="float" office:value="10">
            <text:p>10</text:p>
          </table:table-cell>
          <table:table-cell table:formula="of:=IF(OR([.W19]=&quot;responseA&quot;;[.W19]=&quot;reponseB&quot;;[.W19]=&quot;reponseC&quot;);-10;10)" office:value-type="float" office:value="10">
            <text:p>10</text:p>
          </table:table-cell>
          <table:table-cell table:formula="of:=IF(OR([.X19]=&quot;responseA&quot;;[.X19]=&quot;reponseB&quot;;[.X19]=&quot;reponseC&quot;);-10;10)" office:value-type="float" office:value="10">
            <text:p>10</text:p>
          </table:table-cell>
          <table:table-cell table:formula="of:=IF(SUM([.Y19:.AH19])&lt;10;10;SUM([.Y19:.AH19]))" office:value-type="float" office:value="100">
            <text:p>100</text:p>
          </table:table-cell>
          <table:table-cell table:formula="of:=IF(SUM([.AI19:.AR19])&lt;10;10;SUM([.AI19:.AR19]))" office:value-type="float" office:value="100">
            <text:p>100</text:p>
          </table:table-cell>
          <table:table-cell table:formula="of:=([.AT19]-[.AS19])/[.AS19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0]=&quot;responseA&quot;;[.E20]=&quot;reponseB&quot;;[.E20]=&quot;reponseC&quot;);-10;10)" office:value-type="float" office:value="10">
            <text:p>10</text:p>
          </table:table-cell>
          <table:table-cell table:formula="of:=IF(OR([.F20]=&quot;responseA&quot;;[.F20]=&quot;reponseB&quot;;[.F20]=&quot;reponseC&quot;);-10;10)" office:value-type="float" office:value="10">
            <text:p>10</text:p>
          </table:table-cell>
          <table:table-cell table:formula="of:=IF(OR([.G20]=&quot;responseA&quot;;[.G20]=&quot;reponseB&quot;;[.G20]=&quot;reponseC&quot;);-10;10)" office:value-type="float" office:value="10">
            <text:p>10</text:p>
          </table:table-cell>
          <table:table-cell table:formula="of:=IF(OR([.H20]=&quot;responseA&quot;;[.H20]=&quot;reponseB&quot;;[.H20]=&quot;reponseC&quot;);-10;10)" office:value-type="float" office:value="10">
            <text:p>10</text:p>
          </table:table-cell>
          <table:table-cell table:formula="of:=IF(OR([.I20]=&quot;responseA&quot;;[.I20]=&quot;reponseB&quot;;[.I20]=&quot;reponseC&quot;);-10;10)" office:value-type="float" office:value="10">
            <text:p>10</text:p>
          </table:table-cell>
          <table:table-cell table:formula="of:=IF(OR([.J20]=&quot;responseA&quot;;[.J20]=&quot;reponseB&quot;;[.J20]=&quot;reponseC&quot;);-10;10)" office:value-type="float" office:value="10">
            <text:p>10</text:p>
          </table:table-cell>
          <table:table-cell table:formula="of:=IF(OR([.K20]=&quot;responseA&quot;;[.K20]=&quot;reponseB&quot;;[.K20]=&quot;reponseC&quot;);-10;10)" office:value-type="float" office:value="10">
            <text:p>10</text:p>
          </table:table-cell>
          <table:table-cell table:formula="of:=IF(OR([.L20]=&quot;responseA&quot;;[.L20]=&quot;reponseB&quot;;[.L20]=&quot;reponseC&quot;);-10;10)" office:value-type="float" office:value="10">
            <text:p>10</text:p>
          </table:table-cell>
          <table:table-cell table:formula="of:=IF(OR([.M20]=&quot;responseA&quot;;[.M20]=&quot;reponseB&quot;;[.M20]=&quot;reponseC&quot;);-10;10)" office:value-type="float" office:value="10">
            <text:p>10</text:p>
          </table:table-cell>
          <table:table-cell table:formula="of:=IF(OR([.N20]=&quot;responseA&quot;;[.N20]=&quot;reponseB&quot;;[.N20]=&quot;reponseC&quot;);-10;10)" office:value-type="float" office:value="10">
            <text:p>10</text:p>
          </table:table-cell>
          <table:table-cell table:formula="of:=IF(OR([.O20]=&quot;responseA&quot;;[.O20]=&quot;reponseB&quot;;[.O20]=&quot;reponseC&quot;);-10;10)" office:value-type="float" office:value="10">
            <text:p>10</text:p>
          </table:table-cell>
          <table:table-cell table:formula="of:=IF(OR([.P20]=&quot;responseA&quot;;[.P20]=&quot;reponseB&quot;;[.P20]=&quot;reponseC&quot;);-10;10)" office:value-type="float" office:value="10">
            <text:p>10</text:p>
          </table:table-cell>
          <table:table-cell table:formula="of:=IF(OR([.Q20]=&quot;responseA&quot;;[.Q20]=&quot;reponseB&quot;;[.Q20]=&quot;reponseC&quot;);-10;10)" office:value-type="float" office:value="10">
            <text:p>10</text:p>
          </table:table-cell>
          <table:table-cell table:formula="of:=IF(OR([.R20]=&quot;responseA&quot;;[.R20]=&quot;reponseB&quot;;[.R20]=&quot;reponseC&quot;);-10;10)" office:value-type="float" office:value="10">
            <text:p>10</text:p>
          </table:table-cell>
          <table:table-cell table:formula="of:=IF(OR([.S20]=&quot;responseA&quot;;[.S20]=&quot;reponseB&quot;;[.S20]=&quot;reponseC&quot;);-10;10)" office:value-type="float" office:value="10">
            <text:p>10</text:p>
          </table:table-cell>
          <table:table-cell table:formula="of:=IF(OR([.T20]=&quot;responseA&quot;;[.T20]=&quot;reponseB&quot;;[.T20]=&quot;reponseC&quot;);-10;10)" office:value-type="float" office:value="10">
            <text:p>10</text:p>
          </table:table-cell>
          <table:table-cell table:formula="of:=IF(OR([.U20]=&quot;responseA&quot;;[.U20]=&quot;reponseB&quot;;[.U20]=&quot;reponseC&quot;);-10;10)" office:value-type="float" office:value="10">
            <text:p>10</text:p>
          </table:table-cell>
          <table:table-cell table:formula="of:=IF(OR([.V20]=&quot;responseA&quot;;[.V20]=&quot;reponseB&quot;;[.V20]=&quot;reponseC&quot;);-10;10)" office:value-type="float" office:value="10">
            <text:p>10</text:p>
          </table:table-cell>
          <table:table-cell table:formula="of:=IF(OR([.W20]=&quot;responseA&quot;;[.W20]=&quot;reponseB&quot;;[.W20]=&quot;reponseC&quot;);-10;10)" office:value-type="float" office:value="10">
            <text:p>10</text:p>
          </table:table-cell>
          <table:table-cell table:formula="of:=IF(OR([.X20]=&quot;responseA&quot;;[.X20]=&quot;reponseB&quot;;[.X20]=&quot;reponseC&quot;);-10;10)" office:value-type="float" office:value="10">
            <text:p>10</text:p>
          </table:table-cell>
          <table:table-cell table:formula="of:=IF(SUM([.Y20:.AH20])&lt;10;10;SUM([.Y20:.AH20]))" office:value-type="float" office:value="100">
            <text:p>100</text:p>
          </table:table-cell>
          <table:table-cell table:formula="of:=IF(SUM([.AI20:.AR20])&lt;10;10;SUM([.AI20:.AR20]))" office:value-type="float" office:value="100">
            <text:p>100</text:p>
          </table:table-cell>
          <table:table-cell table:formula="of:=([.AT20]-[.AS20])/[.AS20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1]=&quot;responseA&quot;;[.E21]=&quot;reponseB&quot;;[.E21]=&quot;reponseC&quot;);-10;10)" office:value-type="float" office:value="10">
            <text:p>10</text:p>
          </table:table-cell>
          <table:table-cell table:formula="of:=IF(OR([.F21]=&quot;responseA&quot;;[.F21]=&quot;reponseB&quot;;[.F21]=&quot;reponseC&quot;);-10;10)" office:value-type="float" office:value="10">
            <text:p>10</text:p>
          </table:table-cell>
          <table:table-cell table:formula="of:=IF(OR([.G21]=&quot;responseA&quot;;[.G21]=&quot;reponseB&quot;;[.G21]=&quot;reponseC&quot;);-10;10)" office:value-type="float" office:value="10">
            <text:p>10</text:p>
          </table:table-cell>
          <table:table-cell table:formula="of:=IF(OR([.H21]=&quot;responseA&quot;;[.H21]=&quot;reponseB&quot;;[.H21]=&quot;reponseC&quot;);-10;10)" office:value-type="float" office:value="10">
            <text:p>10</text:p>
          </table:table-cell>
          <table:table-cell table:formula="of:=IF(OR([.I21]=&quot;responseA&quot;;[.I21]=&quot;reponseB&quot;;[.I21]=&quot;reponseC&quot;);-10;10)" office:value-type="float" office:value="10">
            <text:p>10</text:p>
          </table:table-cell>
          <table:table-cell table:formula="of:=IF(OR([.J21]=&quot;responseA&quot;;[.J21]=&quot;reponseB&quot;;[.J21]=&quot;reponseC&quot;);-10;10)" office:value-type="float" office:value="10">
            <text:p>10</text:p>
          </table:table-cell>
          <table:table-cell table:formula="of:=IF(OR([.K21]=&quot;responseA&quot;;[.K21]=&quot;reponseB&quot;;[.K21]=&quot;reponseC&quot;);-10;10)" office:value-type="float" office:value="10">
            <text:p>10</text:p>
          </table:table-cell>
          <table:table-cell table:formula="of:=IF(OR([.L21]=&quot;responseA&quot;;[.L21]=&quot;reponseB&quot;;[.L21]=&quot;reponseC&quot;);-10;10)" office:value-type="float" office:value="10">
            <text:p>10</text:p>
          </table:table-cell>
          <table:table-cell table:formula="of:=IF(OR([.M21]=&quot;responseA&quot;;[.M21]=&quot;reponseB&quot;;[.M21]=&quot;reponseC&quot;);-10;10)" office:value-type="float" office:value="10">
            <text:p>10</text:p>
          </table:table-cell>
          <table:table-cell table:formula="of:=IF(OR([.N21]=&quot;responseA&quot;;[.N21]=&quot;reponseB&quot;;[.N21]=&quot;reponseC&quot;);-10;10)" office:value-type="float" office:value="10">
            <text:p>10</text:p>
          </table:table-cell>
          <table:table-cell table:formula="of:=IF(OR([.O21]=&quot;responseA&quot;;[.O21]=&quot;reponseB&quot;;[.O21]=&quot;reponseC&quot;);-10;10)" office:value-type="float" office:value="10">
            <text:p>10</text:p>
          </table:table-cell>
          <table:table-cell table:formula="of:=IF(OR([.P21]=&quot;responseA&quot;;[.P21]=&quot;reponseB&quot;;[.P21]=&quot;reponseC&quot;);-10;10)" office:value-type="float" office:value="10">
            <text:p>10</text:p>
          </table:table-cell>
          <table:table-cell table:formula="of:=IF(OR([.Q21]=&quot;responseA&quot;;[.Q21]=&quot;reponseB&quot;;[.Q21]=&quot;reponseC&quot;);-10;10)" office:value-type="float" office:value="10">
            <text:p>10</text:p>
          </table:table-cell>
          <table:table-cell table:formula="of:=IF(OR([.R21]=&quot;responseA&quot;;[.R21]=&quot;reponseB&quot;;[.R21]=&quot;reponseC&quot;);-10;10)" office:value-type="float" office:value="10">
            <text:p>10</text:p>
          </table:table-cell>
          <table:table-cell table:formula="of:=IF(OR([.S21]=&quot;responseA&quot;;[.S21]=&quot;reponseB&quot;;[.S21]=&quot;reponseC&quot;);-10;10)" office:value-type="float" office:value="10">
            <text:p>10</text:p>
          </table:table-cell>
          <table:table-cell table:formula="of:=IF(OR([.T21]=&quot;responseA&quot;;[.T21]=&quot;reponseB&quot;;[.T21]=&quot;reponseC&quot;);-10;10)" office:value-type="float" office:value="10">
            <text:p>10</text:p>
          </table:table-cell>
          <table:table-cell table:formula="of:=IF(OR([.U21]=&quot;responseA&quot;;[.U21]=&quot;reponseB&quot;;[.U21]=&quot;reponseC&quot;);-10;10)" office:value-type="float" office:value="10">
            <text:p>10</text:p>
          </table:table-cell>
          <table:table-cell table:formula="of:=IF(OR([.V21]=&quot;responseA&quot;;[.V21]=&quot;reponseB&quot;;[.V21]=&quot;reponseC&quot;);-10;10)" office:value-type="float" office:value="10">
            <text:p>10</text:p>
          </table:table-cell>
          <table:table-cell table:formula="of:=IF(OR([.W21]=&quot;responseA&quot;;[.W21]=&quot;reponseB&quot;;[.W21]=&quot;reponseC&quot;);-10;10)" office:value-type="float" office:value="10">
            <text:p>10</text:p>
          </table:table-cell>
          <table:table-cell table:formula="of:=IF(OR([.X21]=&quot;responseA&quot;;[.X21]=&quot;reponseB&quot;;[.X21]=&quot;reponseC&quot;);-10;10)" office:value-type="float" office:value="10">
            <text:p>10</text:p>
          </table:table-cell>
          <table:table-cell table:formula="of:=IF(SUM([.Y21:.AH21])&lt;10;10;SUM([.Y21:.AH21]))" office:value-type="float" office:value="100">
            <text:p>100</text:p>
          </table:table-cell>
          <table:table-cell table:formula="of:=IF(SUM([.AI21:.AR21])&lt;10;10;SUM([.AI21:.AR21]))" office:value-type="float" office:value="100">
            <text:p>100</text:p>
          </table:table-cell>
          <table:table-cell table:formula="of:=([.AT21]-[.AS21])/[.AS21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2]=&quot;responseA&quot;;[.E22]=&quot;reponseB&quot;;[.E22]=&quot;reponseC&quot;);-10;10)" office:value-type="float" office:value="10">
            <text:p>10</text:p>
          </table:table-cell>
          <table:table-cell table:formula="of:=IF(OR([.F22]=&quot;responseA&quot;;[.F22]=&quot;reponseB&quot;;[.F22]=&quot;reponseC&quot;);-10;10)" office:value-type="float" office:value="10">
            <text:p>10</text:p>
          </table:table-cell>
          <table:table-cell table:formula="of:=IF(OR([.G22]=&quot;responseA&quot;;[.G22]=&quot;reponseB&quot;;[.G22]=&quot;reponseC&quot;);-10;10)" office:value-type="float" office:value="10">
            <text:p>10</text:p>
          </table:table-cell>
          <table:table-cell table:formula="of:=IF(OR([.H22]=&quot;responseA&quot;;[.H22]=&quot;reponseB&quot;;[.H22]=&quot;reponseC&quot;);-10;10)" office:value-type="float" office:value="10">
            <text:p>10</text:p>
          </table:table-cell>
          <table:table-cell table:formula="of:=IF(OR([.I22]=&quot;responseA&quot;;[.I22]=&quot;reponseB&quot;;[.I22]=&quot;reponseC&quot;);-10;10)" office:value-type="float" office:value="10">
            <text:p>10</text:p>
          </table:table-cell>
          <table:table-cell table:formula="of:=IF(OR([.J22]=&quot;responseA&quot;;[.J22]=&quot;reponseB&quot;;[.J22]=&quot;reponseC&quot;);-10;10)" office:value-type="float" office:value="10">
            <text:p>10</text:p>
          </table:table-cell>
          <table:table-cell table:formula="of:=IF(OR([.K22]=&quot;responseA&quot;;[.K22]=&quot;reponseB&quot;;[.K22]=&quot;reponseC&quot;);-10;10)" office:value-type="float" office:value="10">
            <text:p>10</text:p>
          </table:table-cell>
          <table:table-cell table:formula="of:=IF(OR([.L22]=&quot;responseA&quot;;[.L22]=&quot;reponseB&quot;;[.L22]=&quot;reponseC&quot;);-10;10)" office:value-type="float" office:value="10">
            <text:p>10</text:p>
          </table:table-cell>
          <table:table-cell table:formula="of:=IF(OR([.M22]=&quot;responseA&quot;;[.M22]=&quot;reponseB&quot;;[.M22]=&quot;reponseC&quot;);-10;10)" office:value-type="float" office:value="10">
            <text:p>10</text:p>
          </table:table-cell>
          <table:table-cell table:formula="of:=IF(OR([.N22]=&quot;responseA&quot;;[.N22]=&quot;reponseB&quot;;[.N22]=&quot;reponseC&quot;);-10;10)" office:value-type="float" office:value="10">
            <text:p>10</text:p>
          </table:table-cell>
          <table:table-cell table:formula="of:=IF(OR([.O22]=&quot;responseA&quot;;[.O22]=&quot;reponseB&quot;;[.O22]=&quot;reponseC&quot;);-10;10)" office:value-type="float" office:value="10">
            <text:p>10</text:p>
          </table:table-cell>
          <table:table-cell table:formula="of:=IF(OR([.P22]=&quot;responseA&quot;;[.P22]=&quot;reponseB&quot;;[.P22]=&quot;reponseC&quot;);-10;10)" office:value-type="float" office:value="10">
            <text:p>10</text:p>
          </table:table-cell>
          <table:table-cell table:formula="of:=IF(OR([.Q22]=&quot;responseA&quot;;[.Q22]=&quot;reponseB&quot;;[.Q22]=&quot;reponseC&quot;);-10;10)" office:value-type="float" office:value="10">
            <text:p>10</text:p>
          </table:table-cell>
          <table:table-cell table:formula="of:=IF(OR([.R22]=&quot;responseA&quot;;[.R22]=&quot;reponseB&quot;;[.R22]=&quot;reponseC&quot;);-10;10)" office:value-type="float" office:value="10">
            <text:p>10</text:p>
          </table:table-cell>
          <table:table-cell table:formula="of:=IF(OR([.S22]=&quot;responseA&quot;;[.S22]=&quot;reponseB&quot;;[.S22]=&quot;reponseC&quot;);-10;10)" office:value-type="float" office:value="10">
            <text:p>10</text:p>
          </table:table-cell>
          <table:table-cell table:formula="of:=IF(OR([.T22]=&quot;responseA&quot;;[.T22]=&quot;reponseB&quot;;[.T22]=&quot;reponseC&quot;);-10;10)" office:value-type="float" office:value="10">
            <text:p>10</text:p>
          </table:table-cell>
          <table:table-cell table:formula="of:=IF(OR([.U22]=&quot;responseA&quot;;[.U22]=&quot;reponseB&quot;;[.U22]=&quot;reponseC&quot;);-10;10)" office:value-type="float" office:value="10">
            <text:p>10</text:p>
          </table:table-cell>
          <table:table-cell table:formula="of:=IF(OR([.V22]=&quot;responseA&quot;;[.V22]=&quot;reponseB&quot;;[.V22]=&quot;reponseC&quot;);-10;10)" office:value-type="float" office:value="10">
            <text:p>10</text:p>
          </table:table-cell>
          <table:table-cell table:formula="of:=IF(OR([.W22]=&quot;responseA&quot;;[.W22]=&quot;reponseB&quot;;[.W22]=&quot;reponseC&quot;);-10;10)" office:value-type="float" office:value="10">
            <text:p>10</text:p>
          </table:table-cell>
          <table:table-cell table:formula="of:=IF(OR([.X22]=&quot;responseA&quot;;[.X22]=&quot;reponseB&quot;;[.X22]=&quot;reponseC&quot;);-10;10)" office:value-type="float" office:value="10">
            <text:p>10</text:p>
          </table:table-cell>
          <table:table-cell table:formula="of:=IF(SUM([.Y22:.AH22])&lt;10;10;SUM([.Y22:.AH22]))" office:value-type="float" office:value="100">
            <text:p>100</text:p>
          </table:table-cell>
          <table:table-cell table:formula="of:=IF(SUM([.AI22:.AR22])&lt;10;10;SUM([.AI22:.AR22]))" office:value-type="float" office:value="100">
            <text:p>100</text:p>
          </table:table-cell>
          <table:table-cell table:formula="of:=([.AT22]-[.AS22])/[.AS22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3]=&quot;responseA&quot;;[.E23]=&quot;reponseB&quot;;[.E23]=&quot;reponseC&quot;);-10;10)" office:value-type="float" office:value="10">
            <text:p>10</text:p>
          </table:table-cell>
          <table:table-cell table:formula="of:=IF(OR([.F23]=&quot;responseA&quot;;[.F23]=&quot;reponseB&quot;;[.F23]=&quot;reponseC&quot;);-10;10)" office:value-type="float" office:value="10">
            <text:p>10</text:p>
          </table:table-cell>
          <table:table-cell table:formula="of:=IF(OR([.G23]=&quot;responseA&quot;;[.G23]=&quot;reponseB&quot;;[.G23]=&quot;reponseC&quot;);-10;10)" office:value-type="float" office:value="10">
            <text:p>10</text:p>
          </table:table-cell>
          <table:table-cell table:formula="of:=IF(OR([.H23]=&quot;responseA&quot;;[.H23]=&quot;reponseB&quot;;[.H23]=&quot;reponseC&quot;);-10;10)" office:value-type="float" office:value="10">
            <text:p>10</text:p>
          </table:table-cell>
          <table:table-cell table:formula="of:=IF(OR([.I23]=&quot;responseA&quot;;[.I23]=&quot;reponseB&quot;;[.I23]=&quot;reponseC&quot;);-10;10)" office:value-type="float" office:value="10">
            <text:p>10</text:p>
          </table:table-cell>
          <table:table-cell table:formula="of:=IF(OR([.J23]=&quot;responseA&quot;;[.J23]=&quot;reponseB&quot;;[.J23]=&quot;reponseC&quot;);-10;10)" office:value-type="float" office:value="10">
            <text:p>10</text:p>
          </table:table-cell>
          <table:table-cell table:formula="of:=IF(OR([.K23]=&quot;responseA&quot;;[.K23]=&quot;reponseB&quot;;[.K23]=&quot;reponseC&quot;);-10;10)" office:value-type="float" office:value="10">
            <text:p>10</text:p>
          </table:table-cell>
          <table:table-cell table:formula="of:=IF(OR([.L23]=&quot;responseA&quot;;[.L23]=&quot;reponseB&quot;;[.L23]=&quot;reponseC&quot;);-10;10)" office:value-type="float" office:value="10">
            <text:p>10</text:p>
          </table:table-cell>
          <table:table-cell table:formula="of:=IF(OR([.M23]=&quot;responseA&quot;;[.M23]=&quot;reponseB&quot;;[.M23]=&quot;reponseC&quot;);-10;10)" office:value-type="float" office:value="10">
            <text:p>10</text:p>
          </table:table-cell>
          <table:table-cell table:formula="of:=IF(OR([.N23]=&quot;responseA&quot;;[.N23]=&quot;reponseB&quot;;[.N23]=&quot;reponseC&quot;);-10;10)" office:value-type="float" office:value="10">
            <text:p>10</text:p>
          </table:table-cell>
          <table:table-cell table:formula="of:=IF(OR([.O23]=&quot;responseA&quot;;[.O23]=&quot;reponseB&quot;;[.O23]=&quot;reponseC&quot;);-10;10)" office:value-type="float" office:value="10">
            <text:p>10</text:p>
          </table:table-cell>
          <table:table-cell table:formula="of:=IF(OR([.P23]=&quot;responseA&quot;;[.P23]=&quot;reponseB&quot;;[.P23]=&quot;reponseC&quot;);-10;10)" office:value-type="float" office:value="10">
            <text:p>10</text:p>
          </table:table-cell>
          <table:table-cell table:formula="of:=IF(OR([.Q23]=&quot;responseA&quot;;[.Q23]=&quot;reponseB&quot;;[.Q23]=&quot;reponseC&quot;);-10;10)" office:value-type="float" office:value="10">
            <text:p>10</text:p>
          </table:table-cell>
          <table:table-cell table:formula="of:=IF(OR([.R23]=&quot;responseA&quot;;[.R23]=&quot;reponseB&quot;;[.R23]=&quot;reponseC&quot;);-10;10)" office:value-type="float" office:value="10">
            <text:p>10</text:p>
          </table:table-cell>
          <table:table-cell table:formula="of:=IF(OR([.S23]=&quot;responseA&quot;;[.S23]=&quot;reponseB&quot;;[.S23]=&quot;reponseC&quot;);-10;10)" office:value-type="float" office:value="10">
            <text:p>10</text:p>
          </table:table-cell>
          <table:table-cell table:formula="of:=IF(OR([.T23]=&quot;responseA&quot;;[.T23]=&quot;reponseB&quot;;[.T23]=&quot;reponseC&quot;);-10;10)" office:value-type="float" office:value="10">
            <text:p>10</text:p>
          </table:table-cell>
          <table:table-cell table:formula="of:=IF(OR([.U23]=&quot;responseA&quot;;[.U23]=&quot;reponseB&quot;;[.U23]=&quot;reponseC&quot;);-10;10)" office:value-type="float" office:value="10">
            <text:p>10</text:p>
          </table:table-cell>
          <table:table-cell table:formula="of:=IF(OR([.V23]=&quot;responseA&quot;;[.V23]=&quot;reponseB&quot;;[.V23]=&quot;reponseC&quot;);-10;10)" office:value-type="float" office:value="10">
            <text:p>10</text:p>
          </table:table-cell>
          <table:table-cell table:formula="of:=IF(OR([.W23]=&quot;responseA&quot;;[.W23]=&quot;reponseB&quot;;[.W23]=&quot;reponseC&quot;);-10;10)" office:value-type="float" office:value="10">
            <text:p>10</text:p>
          </table:table-cell>
          <table:table-cell table:formula="of:=IF(OR([.X23]=&quot;responseA&quot;;[.X23]=&quot;reponseB&quot;;[.X23]=&quot;reponseC&quot;);-10;10)" office:value-type="float" office:value="10">
            <text:p>10</text:p>
          </table:table-cell>
          <table:table-cell table:formula="of:=IF(SUM([.Y23:.AH23])&lt;10;10;SUM([.Y23:.AH23]))" office:value-type="float" office:value="100">
            <text:p>100</text:p>
          </table:table-cell>
          <table:table-cell table:formula="of:=IF(SUM([.AI23:.AR23])&lt;10;10;SUM([.AI23:.AR23]))" office:value-type="float" office:value="100">
            <text:p>100</text:p>
          </table:table-cell>
          <table:table-cell table:formula="of:=([.AT23]-[.AS23])/[.AS23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4]=&quot;responseA&quot;;[.E24]=&quot;reponseB&quot;;[.E24]=&quot;reponseC&quot;);-10;10)" office:value-type="float" office:value="10">
            <text:p>10</text:p>
          </table:table-cell>
          <table:table-cell table:formula="of:=IF(OR([.F24]=&quot;responseA&quot;;[.F24]=&quot;reponseB&quot;;[.F24]=&quot;reponseC&quot;);-10;10)" office:value-type="float" office:value="10">
            <text:p>10</text:p>
          </table:table-cell>
          <table:table-cell table:formula="of:=IF(OR([.G24]=&quot;responseA&quot;;[.G24]=&quot;reponseB&quot;;[.G24]=&quot;reponseC&quot;);-10;10)" office:value-type="float" office:value="10">
            <text:p>10</text:p>
          </table:table-cell>
          <table:table-cell table:formula="of:=IF(OR([.H24]=&quot;responseA&quot;;[.H24]=&quot;reponseB&quot;;[.H24]=&quot;reponseC&quot;);-10;10)" office:value-type="float" office:value="10">
            <text:p>10</text:p>
          </table:table-cell>
          <table:table-cell table:formula="of:=IF(OR([.I24]=&quot;responseA&quot;;[.I24]=&quot;reponseB&quot;;[.I24]=&quot;reponseC&quot;);-10;10)" office:value-type="float" office:value="10">
            <text:p>10</text:p>
          </table:table-cell>
          <table:table-cell table:formula="of:=IF(OR([.J24]=&quot;responseA&quot;;[.J24]=&quot;reponseB&quot;;[.J24]=&quot;reponseC&quot;);-10;10)" office:value-type="float" office:value="10">
            <text:p>10</text:p>
          </table:table-cell>
          <table:table-cell table:formula="of:=IF(OR([.K24]=&quot;responseA&quot;;[.K24]=&quot;reponseB&quot;;[.K24]=&quot;reponseC&quot;);-10;10)" office:value-type="float" office:value="10">
            <text:p>10</text:p>
          </table:table-cell>
          <table:table-cell table:formula="of:=IF(OR([.L24]=&quot;responseA&quot;;[.L24]=&quot;reponseB&quot;;[.L24]=&quot;reponseC&quot;);-10;10)" office:value-type="float" office:value="10">
            <text:p>10</text:p>
          </table:table-cell>
          <table:table-cell table:formula="of:=IF(OR([.M24]=&quot;responseA&quot;;[.M24]=&quot;reponseB&quot;;[.M24]=&quot;reponseC&quot;);-10;10)" office:value-type="float" office:value="10">
            <text:p>10</text:p>
          </table:table-cell>
          <table:table-cell table:formula="of:=IF(OR([.N24]=&quot;responseA&quot;;[.N24]=&quot;reponseB&quot;;[.N24]=&quot;reponseC&quot;);-10;10)" office:value-type="float" office:value="10">
            <text:p>10</text:p>
          </table:table-cell>
          <table:table-cell table:formula="of:=IF(OR([.O24]=&quot;responseA&quot;;[.O24]=&quot;reponseB&quot;;[.O24]=&quot;reponseC&quot;);-10;10)" office:value-type="float" office:value="10">
            <text:p>10</text:p>
          </table:table-cell>
          <table:table-cell table:formula="of:=IF(OR([.P24]=&quot;responseA&quot;;[.P24]=&quot;reponseB&quot;;[.P24]=&quot;reponseC&quot;);-10;10)" office:value-type="float" office:value="10">
            <text:p>10</text:p>
          </table:table-cell>
          <table:table-cell table:formula="of:=IF(OR([.Q24]=&quot;responseA&quot;;[.Q24]=&quot;reponseB&quot;;[.Q24]=&quot;reponseC&quot;);-10;10)" office:value-type="float" office:value="10">
            <text:p>10</text:p>
          </table:table-cell>
          <table:table-cell table:formula="of:=IF(OR([.R24]=&quot;responseA&quot;;[.R24]=&quot;reponseB&quot;;[.R24]=&quot;reponseC&quot;);-10;10)" office:value-type="float" office:value="10">
            <text:p>10</text:p>
          </table:table-cell>
          <table:table-cell table:formula="of:=IF(OR([.S24]=&quot;responseA&quot;;[.S24]=&quot;reponseB&quot;;[.S24]=&quot;reponseC&quot;);-10;10)" office:value-type="float" office:value="10">
            <text:p>10</text:p>
          </table:table-cell>
          <table:table-cell table:formula="of:=IF(OR([.T24]=&quot;responseA&quot;;[.T24]=&quot;reponseB&quot;;[.T24]=&quot;reponseC&quot;);-10;10)" office:value-type="float" office:value="10">
            <text:p>10</text:p>
          </table:table-cell>
          <table:table-cell table:formula="of:=IF(OR([.U24]=&quot;responseA&quot;;[.U24]=&quot;reponseB&quot;;[.U24]=&quot;reponseC&quot;);-10;10)" office:value-type="float" office:value="10">
            <text:p>10</text:p>
          </table:table-cell>
          <table:table-cell table:formula="of:=IF(OR([.V24]=&quot;responseA&quot;;[.V24]=&quot;reponseB&quot;;[.V24]=&quot;reponseC&quot;);-10;10)" office:value-type="float" office:value="10">
            <text:p>10</text:p>
          </table:table-cell>
          <table:table-cell table:formula="of:=IF(OR([.W24]=&quot;responseA&quot;;[.W24]=&quot;reponseB&quot;;[.W24]=&quot;reponseC&quot;);-10;10)" office:value-type="float" office:value="10">
            <text:p>10</text:p>
          </table:table-cell>
          <table:table-cell table:formula="of:=IF(OR([.X24]=&quot;responseA&quot;;[.X24]=&quot;reponseB&quot;;[.X24]=&quot;reponseC&quot;);-10;10)" office:value-type="float" office:value="10">
            <text:p>10</text:p>
          </table:table-cell>
          <table:table-cell table:formula="of:=IF(SUM([.Y24:.AH24])&lt;10;10;SUM([.Y24:.AH24]))" office:value-type="float" office:value="100">
            <text:p>100</text:p>
          </table:table-cell>
          <table:table-cell table:formula="of:=IF(SUM([.AI24:.AR24])&lt;10;10;SUM([.AI24:.AR24]))" office:value-type="float" office:value="100">
            <text:p>100</text:p>
          </table:table-cell>
          <table:table-cell table:formula="of:=([.AT24]-[.AS24])/[.AS24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5]=&quot;responseA&quot;;[.E25]=&quot;reponseB&quot;;[.E25]=&quot;reponseC&quot;);-10;10)" office:value-type="float" office:value="10">
            <text:p>10</text:p>
          </table:table-cell>
          <table:table-cell table:formula="of:=IF(OR([.F25]=&quot;responseA&quot;;[.F25]=&quot;reponseB&quot;;[.F25]=&quot;reponseC&quot;);-10;10)" office:value-type="float" office:value="10">
            <text:p>10</text:p>
          </table:table-cell>
          <table:table-cell table:formula="of:=IF(OR([.G25]=&quot;responseA&quot;;[.G25]=&quot;reponseB&quot;;[.G25]=&quot;reponseC&quot;);-10;10)" office:value-type="float" office:value="10">
            <text:p>10</text:p>
          </table:table-cell>
          <table:table-cell table:formula="of:=IF(OR([.H25]=&quot;responseA&quot;;[.H25]=&quot;reponseB&quot;;[.H25]=&quot;reponseC&quot;);-10;10)" office:value-type="float" office:value="10">
            <text:p>10</text:p>
          </table:table-cell>
          <table:table-cell table:formula="of:=IF(OR([.I25]=&quot;responseA&quot;;[.I25]=&quot;reponseB&quot;;[.I25]=&quot;reponseC&quot;);-10;10)" office:value-type="float" office:value="10">
            <text:p>10</text:p>
          </table:table-cell>
          <table:table-cell table:formula="of:=IF(OR([.J25]=&quot;responseA&quot;;[.J25]=&quot;reponseB&quot;;[.J25]=&quot;reponseC&quot;);-10;10)" office:value-type="float" office:value="10">
            <text:p>10</text:p>
          </table:table-cell>
          <table:table-cell table:formula="of:=IF(OR([.K25]=&quot;responseA&quot;;[.K25]=&quot;reponseB&quot;;[.K25]=&quot;reponseC&quot;);-10;10)" office:value-type="float" office:value="10">
            <text:p>10</text:p>
          </table:table-cell>
          <table:table-cell table:formula="of:=IF(OR([.L25]=&quot;responseA&quot;;[.L25]=&quot;reponseB&quot;;[.L25]=&quot;reponseC&quot;);-10;10)" office:value-type="float" office:value="10">
            <text:p>10</text:p>
          </table:table-cell>
          <table:table-cell table:formula="of:=IF(OR([.M25]=&quot;responseA&quot;;[.M25]=&quot;reponseB&quot;;[.M25]=&quot;reponseC&quot;);-10;10)" office:value-type="float" office:value="10">
            <text:p>10</text:p>
          </table:table-cell>
          <table:table-cell table:formula="of:=IF(OR([.N25]=&quot;responseA&quot;;[.N25]=&quot;reponseB&quot;;[.N25]=&quot;reponseC&quot;);-10;10)" office:value-type="float" office:value="10">
            <text:p>10</text:p>
          </table:table-cell>
          <table:table-cell table:formula="of:=IF(OR([.O25]=&quot;responseA&quot;;[.O25]=&quot;reponseB&quot;;[.O25]=&quot;reponseC&quot;);-10;10)" office:value-type="float" office:value="10">
            <text:p>10</text:p>
          </table:table-cell>
          <table:table-cell table:formula="of:=IF(OR([.P25]=&quot;responseA&quot;;[.P25]=&quot;reponseB&quot;;[.P25]=&quot;reponseC&quot;);-10;10)" office:value-type="float" office:value="10">
            <text:p>10</text:p>
          </table:table-cell>
          <table:table-cell table:formula="of:=IF(OR([.Q25]=&quot;responseA&quot;;[.Q25]=&quot;reponseB&quot;;[.Q25]=&quot;reponseC&quot;);-10;10)" office:value-type="float" office:value="10">
            <text:p>10</text:p>
          </table:table-cell>
          <table:table-cell table:formula="of:=IF(OR([.R25]=&quot;responseA&quot;;[.R25]=&quot;reponseB&quot;;[.R25]=&quot;reponseC&quot;);-10;10)" office:value-type="float" office:value="10">
            <text:p>10</text:p>
          </table:table-cell>
          <table:table-cell table:formula="of:=IF(OR([.S25]=&quot;responseA&quot;;[.S25]=&quot;reponseB&quot;;[.S25]=&quot;reponseC&quot;);-10;10)" office:value-type="float" office:value="10">
            <text:p>10</text:p>
          </table:table-cell>
          <table:table-cell table:formula="of:=IF(OR([.T25]=&quot;responseA&quot;;[.T25]=&quot;reponseB&quot;;[.T25]=&quot;reponseC&quot;);-10;10)" office:value-type="float" office:value="10">
            <text:p>10</text:p>
          </table:table-cell>
          <table:table-cell table:formula="of:=IF(OR([.U25]=&quot;responseA&quot;;[.U25]=&quot;reponseB&quot;;[.U25]=&quot;reponseC&quot;);-10;10)" office:value-type="float" office:value="10">
            <text:p>10</text:p>
          </table:table-cell>
          <table:table-cell table:formula="of:=IF(OR([.V25]=&quot;responseA&quot;;[.V25]=&quot;reponseB&quot;;[.V25]=&quot;reponseC&quot;);-10;10)" office:value-type="float" office:value="10">
            <text:p>10</text:p>
          </table:table-cell>
          <table:table-cell table:formula="of:=IF(OR([.W25]=&quot;responseA&quot;;[.W25]=&quot;reponseB&quot;;[.W25]=&quot;reponseC&quot;);-10;10)" office:value-type="float" office:value="10">
            <text:p>10</text:p>
          </table:table-cell>
          <table:table-cell table:formula="of:=IF(OR([.X25]=&quot;responseA&quot;;[.X25]=&quot;reponseB&quot;;[.X25]=&quot;reponseC&quot;);-10;10)" office:value-type="float" office:value="10">
            <text:p>10</text:p>
          </table:table-cell>
          <table:table-cell table:formula="of:=IF(SUM([.Y25:.AH25])&lt;10;10;SUM([.Y25:.AH25]))" office:value-type="float" office:value="100">
            <text:p>100</text:p>
          </table:table-cell>
          <table:table-cell table:formula="of:=IF(SUM([.AI25:.AR25])&lt;10;10;SUM([.AI25:.AR25]))" office:value-type="float" office:value="100">
            <text:p>100</text:p>
          </table:table-cell>
          <table:table-cell table:formula="of:=([.AT25]-[.AS25])/[.AS25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6]=&quot;responseA&quot;;[.E26]=&quot;reponseB&quot;;[.E26]=&quot;reponseC&quot;);-10;10)" office:value-type="float" office:value="10">
            <text:p>10</text:p>
          </table:table-cell>
          <table:table-cell table:formula="of:=IF(OR([.F26]=&quot;responseA&quot;;[.F26]=&quot;reponseB&quot;;[.F26]=&quot;reponseC&quot;);-10;10)" office:value-type="float" office:value="10">
            <text:p>10</text:p>
          </table:table-cell>
          <table:table-cell table:formula="of:=IF(OR([.G26]=&quot;responseA&quot;;[.G26]=&quot;reponseB&quot;;[.G26]=&quot;reponseC&quot;);-10;10)" office:value-type="float" office:value="10">
            <text:p>10</text:p>
          </table:table-cell>
          <table:table-cell table:formula="of:=IF(OR([.H26]=&quot;responseA&quot;;[.H26]=&quot;reponseB&quot;;[.H26]=&quot;reponseC&quot;);-10;10)" office:value-type="float" office:value="10">
            <text:p>10</text:p>
          </table:table-cell>
          <table:table-cell table:formula="of:=IF(OR([.I26]=&quot;responseA&quot;;[.I26]=&quot;reponseB&quot;;[.I26]=&quot;reponseC&quot;);-10;10)" office:value-type="float" office:value="10">
            <text:p>10</text:p>
          </table:table-cell>
          <table:table-cell table:formula="of:=IF(OR([.J26]=&quot;responseA&quot;;[.J26]=&quot;reponseB&quot;;[.J26]=&quot;reponseC&quot;);-10;10)" office:value-type="float" office:value="10">
            <text:p>10</text:p>
          </table:table-cell>
          <table:table-cell table:formula="of:=IF(OR([.K26]=&quot;responseA&quot;;[.K26]=&quot;reponseB&quot;;[.K26]=&quot;reponseC&quot;);-10;10)" office:value-type="float" office:value="10">
            <text:p>10</text:p>
          </table:table-cell>
          <table:table-cell table:formula="of:=IF(OR([.L26]=&quot;responseA&quot;;[.L26]=&quot;reponseB&quot;;[.L26]=&quot;reponseC&quot;);-10;10)" office:value-type="float" office:value="10">
            <text:p>10</text:p>
          </table:table-cell>
          <table:table-cell table:formula="of:=IF(OR([.M26]=&quot;responseA&quot;;[.M26]=&quot;reponseB&quot;;[.M26]=&quot;reponseC&quot;);-10;10)" office:value-type="float" office:value="10">
            <text:p>10</text:p>
          </table:table-cell>
          <table:table-cell table:formula="of:=IF(OR([.N26]=&quot;responseA&quot;;[.N26]=&quot;reponseB&quot;;[.N26]=&quot;reponseC&quot;);-10;10)" office:value-type="float" office:value="10">
            <text:p>10</text:p>
          </table:table-cell>
          <table:table-cell table:formula="of:=IF(OR([.O26]=&quot;responseA&quot;;[.O26]=&quot;reponseB&quot;;[.O26]=&quot;reponseC&quot;);-10;10)" office:value-type="float" office:value="10">
            <text:p>10</text:p>
          </table:table-cell>
          <table:table-cell table:formula="of:=IF(OR([.P26]=&quot;responseA&quot;;[.P26]=&quot;reponseB&quot;;[.P26]=&quot;reponseC&quot;);-10;10)" office:value-type="float" office:value="10">
            <text:p>10</text:p>
          </table:table-cell>
          <table:table-cell table:formula="of:=IF(OR([.Q26]=&quot;responseA&quot;;[.Q26]=&quot;reponseB&quot;;[.Q26]=&quot;reponseC&quot;);-10;10)" office:value-type="float" office:value="10">
            <text:p>10</text:p>
          </table:table-cell>
          <table:table-cell table:formula="of:=IF(OR([.R26]=&quot;responseA&quot;;[.R26]=&quot;reponseB&quot;;[.R26]=&quot;reponseC&quot;);-10;10)" office:value-type="float" office:value="10">
            <text:p>10</text:p>
          </table:table-cell>
          <table:table-cell table:formula="of:=IF(OR([.S26]=&quot;responseA&quot;;[.S26]=&quot;reponseB&quot;;[.S26]=&quot;reponseC&quot;);-10;10)" office:value-type="float" office:value="10">
            <text:p>10</text:p>
          </table:table-cell>
          <table:table-cell table:formula="of:=IF(OR([.T26]=&quot;responseA&quot;;[.T26]=&quot;reponseB&quot;;[.T26]=&quot;reponseC&quot;);-10;10)" office:value-type="float" office:value="10">
            <text:p>10</text:p>
          </table:table-cell>
          <table:table-cell table:formula="of:=IF(OR([.U26]=&quot;responseA&quot;;[.U26]=&quot;reponseB&quot;;[.U26]=&quot;reponseC&quot;);-10;10)" office:value-type="float" office:value="10">
            <text:p>10</text:p>
          </table:table-cell>
          <table:table-cell table:formula="of:=IF(OR([.V26]=&quot;responseA&quot;;[.V26]=&quot;reponseB&quot;;[.V26]=&quot;reponseC&quot;);-10;10)" office:value-type="float" office:value="10">
            <text:p>10</text:p>
          </table:table-cell>
          <table:table-cell table:formula="of:=IF(OR([.W26]=&quot;responseA&quot;;[.W26]=&quot;reponseB&quot;;[.W26]=&quot;reponseC&quot;);-10;10)" office:value-type="float" office:value="10">
            <text:p>10</text:p>
          </table:table-cell>
          <table:table-cell table:formula="of:=IF(OR([.X26]=&quot;responseA&quot;;[.X26]=&quot;reponseB&quot;;[.X26]=&quot;reponseC&quot;);-10;10)" office:value-type="float" office:value="10">
            <text:p>10</text:p>
          </table:table-cell>
          <table:table-cell table:formula="of:=IF(SUM([.Y26:.AH26])&lt;10;10;SUM([.Y26:.AH26]))" office:value-type="float" office:value="100">
            <text:p>100</text:p>
          </table:table-cell>
          <table:table-cell table:formula="of:=IF(SUM([.AI26:.AR26])&lt;10;10;SUM([.AI26:.AR26]))" office:value-type="float" office:value="100">
            <text:p>100</text:p>
          </table:table-cell>
          <table:table-cell table:formula="of:=([.AT26]-[.AS26])/[.AS26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7]=&quot;responseA&quot;;[.E27]=&quot;reponseB&quot;;[.E27]=&quot;reponseC&quot;);-10;10)" office:value-type="float" office:value="10">
            <text:p>10</text:p>
          </table:table-cell>
          <table:table-cell table:formula="of:=IF(OR([.F27]=&quot;responseA&quot;;[.F27]=&quot;reponseB&quot;;[.F27]=&quot;reponseC&quot;);-10;10)" office:value-type="float" office:value="10">
            <text:p>10</text:p>
          </table:table-cell>
          <table:table-cell table:formula="of:=IF(OR([.G27]=&quot;responseA&quot;;[.G27]=&quot;reponseB&quot;;[.G27]=&quot;reponseC&quot;);-10;10)" office:value-type="float" office:value="10">
            <text:p>10</text:p>
          </table:table-cell>
          <table:table-cell table:formula="of:=IF(OR([.H27]=&quot;responseA&quot;;[.H27]=&quot;reponseB&quot;;[.H27]=&quot;reponseC&quot;);-10;10)" office:value-type="float" office:value="10">
            <text:p>10</text:p>
          </table:table-cell>
          <table:table-cell table:formula="of:=IF(OR([.I27]=&quot;responseA&quot;;[.I27]=&quot;reponseB&quot;;[.I27]=&quot;reponseC&quot;);-10;10)" office:value-type="float" office:value="10">
            <text:p>10</text:p>
          </table:table-cell>
          <table:table-cell table:formula="of:=IF(OR([.J27]=&quot;responseA&quot;;[.J27]=&quot;reponseB&quot;;[.J27]=&quot;reponseC&quot;);-10;10)" office:value-type="float" office:value="10">
            <text:p>10</text:p>
          </table:table-cell>
          <table:table-cell table:formula="of:=IF(OR([.K27]=&quot;responseA&quot;;[.K27]=&quot;reponseB&quot;;[.K27]=&quot;reponseC&quot;);-10;10)" office:value-type="float" office:value="10">
            <text:p>10</text:p>
          </table:table-cell>
          <table:table-cell table:formula="of:=IF(OR([.L27]=&quot;responseA&quot;;[.L27]=&quot;reponseB&quot;;[.L27]=&quot;reponseC&quot;);-10;10)" office:value-type="float" office:value="10">
            <text:p>10</text:p>
          </table:table-cell>
          <table:table-cell table:formula="of:=IF(OR([.M27]=&quot;responseA&quot;;[.M27]=&quot;reponseB&quot;;[.M27]=&quot;reponseC&quot;);-10;10)" office:value-type="float" office:value="10">
            <text:p>10</text:p>
          </table:table-cell>
          <table:table-cell table:formula="of:=IF(OR([.N27]=&quot;responseA&quot;;[.N27]=&quot;reponseB&quot;;[.N27]=&quot;reponseC&quot;);-10;10)" office:value-type="float" office:value="10">
            <text:p>10</text:p>
          </table:table-cell>
          <table:table-cell table:formula="of:=IF(OR([.O27]=&quot;responseA&quot;;[.O27]=&quot;reponseB&quot;;[.O27]=&quot;reponseC&quot;);-10;10)" office:value-type="float" office:value="10">
            <text:p>10</text:p>
          </table:table-cell>
          <table:table-cell table:formula="of:=IF(OR([.P27]=&quot;responseA&quot;;[.P27]=&quot;reponseB&quot;;[.P27]=&quot;reponseC&quot;);-10;10)" office:value-type="float" office:value="10">
            <text:p>10</text:p>
          </table:table-cell>
          <table:table-cell table:formula="of:=IF(OR([.Q27]=&quot;responseA&quot;;[.Q27]=&quot;reponseB&quot;;[.Q27]=&quot;reponseC&quot;);-10;10)" office:value-type="float" office:value="10">
            <text:p>10</text:p>
          </table:table-cell>
          <table:table-cell table:formula="of:=IF(OR([.R27]=&quot;responseA&quot;;[.R27]=&quot;reponseB&quot;;[.R27]=&quot;reponseC&quot;);-10;10)" office:value-type="float" office:value="10">
            <text:p>10</text:p>
          </table:table-cell>
          <table:table-cell table:formula="of:=IF(OR([.S27]=&quot;responseA&quot;;[.S27]=&quot;reponseB&quot;;[.S27]=&quot;reponseC&quot;);-10;10)" office:value-type="float" office:value="10">
            <text:p>10</text:p>
          </table:table-cell>
          <table:table-cell table:formula="of:=IF(OR([.T27]=&quot;responseA&quot;;[.T27]=&quot;reponseB&quot;;[.T27]=&quot;reponseC&quot;);-10;10)" office:value-type="float" office:value="10">
            <text:p>10</text:p>
          </table:table-cell>
          <table:table-cell table:formula="of:=IF(OR([.U27]=&quot;responseA&quot;;[.U27]=&quot;reponseB&quot;;[.U27]=&quot;reponseC&quot;);-10;10)" office:value-type="float" office:value="10">
            <text:p>10</text:p>
          </table:table-cell>
          <table:table-cell table:formula="of:=IF(OR([.V27]=&quot;responseA&quot;;[.V27]=&quot;reponseB&quot;;[.V27]=&quot;reponseC&quot;);-10;10)" office:value-type="float" office:value="10">
            <text:p>10</text:p>
          </table:table-cell>
          <table:table-cell table:formula="of:=IF(OR([.W27]=&quot;responseA&quot;;[.W27]=&quot;reponseB&quot;;[.W27]=&quot;reponseC&quot;);-10;10)" office:value-type="float" office:value="10">
            <text:p>10</text:p>
          </table:table-cell>
          <table:table-cell table:formula="of:=IF(OR([.X27]=&quot;responseA&quot;;[.X27]=&quot;reponseB&quot;;[.X27]=&quot;reponseC&quot;);-10;10)" office:value-type="float" office:value="10">
            <text:p>10</text:p>
          </table:table-cell>
          <table:table-cell table:formula="of:=IF(SUM([.Y27:.AH27])&lt;10;10;SUM([.Y27:.AH27]))" office:value-type="float" office:value="100">
            <text:p>100</text:p>
          </table:table-cell>
          <table:table-cell table:formula="of:=IF(SUM([.AI27:.AR27])&lt;10;10;SUM([.AI27:.AR27]))" office:value-type="float" office:value="100">
            <text:p>100</text:p>
          </table:table-cell>
          <table:table-cell table:formula="of:=([.AT27]-[.AS27])/[.AS27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8]=&quot;responseA&quot;;[.E28]=&quot;reponseB&quot;;[.E28]=&quot;reponseC&quot;);-10;10)" office:value-type="float" office:value="10">
            <text:p>10</text:p>
          </table:table-cell>
          <table:table-cell table:formula="of:=IF(OR([.F28]=&quot;responseA&quot;;[.F28]=&quot;reponseB&quot;;[.F28]=&quot;reponseC&quot;);-10;10)" office:value-type="float" office:value="10">
            <text:p>10</text:p>
          </table:table-cell>
          <table:table-cell table:formula="of:=IF(OR([.G28]=&quot;responseA&quot;;[.G28]=&quot;reponseB&quot;;[.G28]=&quot;reponseC&quot;);-10;10)" office:value-type="float" office:value="10">
            <text:p>10</text:p>
          </table:table-cell>
          <table:table-cell table:formula="of:=IF(OR([.H28]=&quot;responseA&quot;;[.H28]=&quot;reponseB&quot;;[.H28]=&quot;reponseC&quot;);-10;10)" office:value-type="float" office:value="10">
            <text:p>10</text:p>
          </table:table-cell>
          <table:table-cell table:formula="of:=IF(OR([.I28]=&quot;responseA&quot;;[.I28]=&quot;reponseB&quot;;[.I28]=&quot;reponseC&quot;);-10;10)" office:value-type="float" office:value="10">
            <text:p>10</text:p>
          </table:table-cell>
          <table:table-cell table:formula="of:=IF(OR([.J28]=&quot;responseA&quot;;[.J28]=&quot;reponseB&quot;;[.J28]=&quot;reponseC&quot;);-10;10)" office:value-type="float" office:value="10">
            <text:p>10</text:p>
          </table:table-cell>
          <table:table-cell table:formula="of:=IF(OR([.K28]=&quot;responseA&quot;;[.K28]=&quot;reponseB&quot;;[.K28]=&quot;reponseC&quot;);-10;10)" office:value-type="float" office:value="10">
            <text:p>10</text:p>
          </table:table-cell>
          <table:table-cell table:formula="of:=IF(OR([.L28]=&quot;responseA&quot;;[.L28]=&quot;reponseB&quot;;[.L28]=&quot;reponseC&quot;);-10;10)" office:value-type="float" office:value="10">
            <text:p>10</text:p>
          </table:table-cell>
          <table:table-cell table:formula="of:=IF(OR([.M28]=&quot;responseA&quot;;[.M28]=&quot;reponseB&quot;;[.M28]=&quot;reponseC&quot;);-10;10)" office:value-type="float" office:value="10">
            <text:p>10</text:p>
          </table:table-cell>
          <table:table-cell table:formula="of:=IF(OR([.N28]=&quot;responseA&quot;;[.N28]=&quot;reponseB&quot;;[.N28]=&quot;reponseC&quot;);-10;10)" office:value-type="float" office:value="10">
            <text:p>10</text:p>
          </table:table-cell>
          <table:table-cell table:formula="of:=IF(OR([.O28]=&quot;responseA&quot;;[.O28]=&quot;reponseB&quot;;[.O28]=&quot;reponseC&quot;);-10;10)" office:value-type="float" office:value="10">
            <text:p>10</text:p>
          </table:table-cell>
          <table:table-cell table:formula="of:=IF(OR([.P28]=&quot;responseA&quot;;[.P28]=&quot;reponseB&quot;;[.P28]=&quot;reponseC&quot;);-10;10)" office:value-type="float" office:value="10">
            <text:p>10</text:p>
          </table:table-cell>
          <table:table-cell table:formula="of:=IF(OR([.Q28]=&quot;responseA&quot;;[.Q28]=&quot;reponseB&quot;;[.Q28]=&quot;reponseC&quot;);-10;10)" office:value-type="float" office:value="10">
            <text:p>10</text:p>
          </table:table-cell>
          <table:table-cell table:formula="of:=IF(OR([.R28]=&quot;responseA&quot;;[.R28]=&quot;reponseB&quot;;[.R28]=&quot;reponseC&quot;);-10;10)" office:value-type="float" office:value="10">
            <text:p>10</text:p>
          </table:table-cell>
          <table:table-cell table:formula="of:=IF(OR([.S28]=&quot;responseA&quot;;[.S28]=&quot;reponseB&quot;;[.S28]=&quot;reponseC&quot;);-10;10)" office:value-type="float" office:value="10">
            <text:p>10</text:p>
          </table:table-cell>
          <table:table-cell table:formula="of:=IF(OR([.T28]=&quot;responseA&quot;;[.T28]=&quot;reponseB&quot;;[.T28]=&quot;reponseC&quot;);-10;10)" office:value-type="float" office:value="10">
            <text:p>10</text:p>
          </table:table-cell>
          <table:table-cell table:formula="of:=IF(OR([.U28]=&quot;responseA&quot;;[.U28]=&quot;reponseB&quot;;[.U28]=&quot;reponseC&quot;);-10;10)" office:value-type="float" office:value="10">
            <text:p>10</text:p>
          </table:table-cell>
          <table:table-cell table:formula="of:=IF(OR([.V28]=&quot;responseA&quot;;[.V28]=&quot;reponseB&quot;;[.V28]=&quot;reponseC&quot;);-10;10)" office:value-type="float" office:value="10">
            <text:p>10</text:p>
          </table:table-cell>
          <table:table-cell table:formula="of:=IF(OR([.W28]=&quot;responseA&quot;;[.W28]=&quot;reponseB&quot;;[.W28]=&quot;reponseC&quot;);-10;10)" office:value-type="float" office:value="10">
            <text:p>10</text:p>
          </table:table-cell>
          <table:table-cell table:formula="of:=IF(OR([.X28]=&quot;responseA&quot;;[.X28]=&quot;reponseB&quot;;[.X28]=&quot;reponseC&quot;);-10;10)" office:value-type="float" office:value="10">
            <text:p>10</text:p>
          </table:table-cell>
          <table:table-cell table:formula="of:=IF(SUM([.Y28:.AH28])&lt;10;10;SUM([.Y28:.AH28]))" office:value-type="float" office:value="100">
            <text:p>100</text:p>
          </table:table-cell>
          <table:table-cell table:formula="of:=IF(SUM([.AI28:.AR28])&lt;10;10;SUM([.AI28:.AR28]))" office:value-type="float" office:value="100">
            <text:p>100</text:p>
          </table:table-cell>
          <table:table-cell table:formula="of:=([.AT28]-[.AS28])/[.AS28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9]=&quot;responseA&quot;;[.E29]=&quot;reponseB&quot;;[.E29]=&quot;reponseC&quot;);-10;10)" office:value-type="float" office:value="10">
            <text:p>10</text:p>
          </table:table-cell>
          <table:table-cell table:formula="of:=IF(OR([.F29]=&quot;responseA&quot;;[.F29]=&quot;reponseB&quot;;[.F29]=&quot;reponseC&quot;);-10;10)" office:value-type="float" office:value="10">
            <text:p>10</text:p>
          </table:table-cell>
          <table:table-cell table:formula="of:=IF(OR([.G29]=&quot;responseA&quot;;[.G29]=&quot;reponseB&quot;;[.G29]=&quot;reponseC&quot;);-10;10)" office:value-type="float" office:value="10">
            <text:p>10</text:p>
          </table:table-cell>
          <table:table-cell table:formula="of:=IF(OR([.H29]=&quot;responseA&quot;;[.H29]=&quot;reponseB&quot;;[.H29]=&quot;reponseC&quot;);-10;10)" office:value-type="float" office:value="10">
            <text:p>10</text:p>
          </table:table-cell>
          <table:table-cell table:formula="of:=IF(OR([.I29]=&quot;responseA&quot;;[.I29]=&quot;reponseB&quot;;[.I29]=&quot;reponseC&quot;);-10;10)" office:value-type="float" office:value="10">
            <text:p>10</text:p>
          </table:table-cell>
          <table:table-cell table:formula="of:=IF(OR([.J29]=&quot;responseA&quot;;[.J29]=&quot;reponseB&quot;;[.J29]=&quot;reponseC&quot;);-10;10)" office:value-type="float" office:value="10">
            <text:p>10</text:p>
          </table:table-cell>
          <table:table-cell table:formula="of:=IF(OR([.K29]=&quot;responseA&quot;;[.K29]=&quot;reponseB&quot;;[.K29]=&quot;reponseC&quot;);-10;10)" office:value-type="float" office:value="10">
            <text:p>10</text:p>
          </table:table-cell>
          <table:table-cell table:formula="of:=IF(OR([.L29]=&quot;responseA&quot;;[.L29]=&quot;reponseB&quot;;[.L29]=&quot;reponseC&quot;);-10;10)" office:value-type="float" office:value="10">
            <text:p>10</text:p>
          </table:table-cell>
          <table:table-cell table:formula="of:=IF(OR([.M29]=&quot;responseA&quot;;[.M29]=&quot;reponseB&quot;;[.M29]=&quot;reponseC&quot;);-10;10)" office:value-type="float" office:value="10">
            <text:p>10</text:p>
          </table:table-cell>
          <table:table-cell table:formula="of:=IF(OR([.N29]=&quot;responseA&quot;;[.N29]=&quot;reponseB&quot;;[.N29]=&quot;reponseC&quot;);-10;10)" office:value-type="float" office:value="10">
            <text:p>10</text:p>
          </table:table-cell>
          <table:table-cell table:formula="of:=IF(OR([.O29]=&quot;responseA&quot;;[.O29]=&quot;reponseB&quot;;[.O29]=&quot;reponseC&quot;);-10;10)" office:value-type="float" office:value="10">
            <text:p>10</text:p>
          </table:table-cell>
          <table:table-cell table:formula="of:=IF(OR([.P29]=&quot;responseA&quot;;[.P29]=&quot;reponseB&quot;;[.P29]=&quot;reponseC&quot;);-10;10)" office:value-type="float" office:value="10">
            <text:p>10</text:p>
          </table:table-cell>
          <table:table-cell table:formula="of:=IF(OR([.Q29]=&quot;responseA&quot;;[.Q29]=&quot;reponseB&quot;;[.Q29]=&quot;reponseC&quot;);-10;10)" office:value-type="float" office:value="10">
            <text:p>10</text:p>
          </table:table-cell>
          <table:table-cell table:formula="of:=IF(OR([.R29]=&quot;responseA&quot;;[.R29]=&quot;reponseB&quot;;[.R29]=&quot;reponseC&quot;);-10;10)" office:value-type="float" office:value="10">
            <text:p>10</text:p>
          </table:table-cell>
          <table:table-cell table:formula="of:=IF(OR([.S29]=&quot;responseA&quot;;[.S29]=&quot;reponseB&quot;;[.S29]=&quot;reponseC&quot;);-10;10)" office:value-type="float" office:value="10">
            <text:p>10</text:p>
          </table:table-cell>
          <table:table-cell table:formula="of:=IF(OR([.T29]=&quot;responseA&quot;;[.T29]=&quot;reponseB&quot;;[.T29]=&quot;reponseC&quot;);-10;10)" office:value-type="float" office:value="10">
            <text:p>10</text:p>
          </table:table-cell>
          <table:table-cell table:formula="of:=IF(OR([.U29]=&quot;responseA&quot;;[.U29]=&quot;reponseB&quot;;[.U29]=&quot;reponseC&quot;);-10;10)" office:value-type="float" office:value="10">
            <text:p>10</text:p>
          </table:table-cell>
          <table:table-cell table:formula="of:=IF(OR([.V29]=&quot;responseA&quot;;[.V29]=&quot;reponseB&quot;;[.V29]=&quot;reponseC&quot;);-10;10)" office:value-type="float" office:value="10">
            <text:p>10</text:p>
          </table:table-cell>
          <table:table-cell table:formula="of:=IF(OR([.W29]=&quot;responseA&quot;;[.W29]=&quot;reponseB&quot;;[.W29]=&quot;reponseC&quot;);-10;10)" office:value-type="float" office:value="10">
            <text:p>10</text:p>
          </table:table-cell>
          <table:table-cell table:formula="of:=IF(OR([.X29]=&quot;responseA&quot;;[.X29]=&quot;reponseB&quot;;[.X29]=&quot;reponseC&quot;);-10;10)" office:value-type="float" office:value="10">
            <text:p>10</text:p>
          </table:table-cell>
          <table:table-cell table:formula="of:=IF(SUM([.Y29:.AH29])&lt;10;10;SUM([.Y29:.AH29]))" office:value-type="float" office:value="100">
            <text:p>100</text:p>
          </table:table-cell>
          <table:table-cell table:formula="of:=IF(SUM([.AI29:.AR29])&lt;10;10;SUM([.AI29:.AR29]))" office:value-type="float" office:value="100">
            <text:p>100</text:p>
          </table:table-cell>
          <table:table-cell table:formula="of:=([.AT29]-[.AS29])/[.AS29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30]=&quot;responseA&quot;;[.E30]=&quot;reponseB&quot;;[.E30]=&quot;reponseC&quot;);-10;10)" office:value-type="float" office:value="10">
            <text:p>10</text:p>
          </table:table-cell>
          <table:table-cell table:formula="of:=IF(OR([.F30]=&quot;responseA&quot;;[.F30]=&quot;reponseB&quot;;[.F30]=&quot;reponseC&quot;);-10;10)" office:value-type="float" office:value="10">
            <text:p>10</text:p>
          </table:table-cell>
          <table:table-cell table:formula="of:=IF(OR([.G30]=&quot;responseA&quot;;[.G30]=&quot;reponseB&quot;;[.G30]=&quot;reponseC&quot;);-10;10)" office:value-type="float" office:value="10">
            <text:p>10</text:p>
          </table:table-cell>
          <table:table-cell table:formula="of:=IF(OR([.H30]=&quot;responseA&quot;;[.H30]=&quot;reponseB&quot;;[.H30]=&quot;reponseC&quot;);-10;10)" office:value-type="float" office:value="10">
            <text:p>10</text:p>
          </table:table-cell>
          <table:table-cell table:formula="of:=IF(OR([.I30]=&quot;responseA&quot;;[.I30]=&quot;reponseB&quot;;[.I30]=&quot;reponseC&quot;);-10;10)" office:value-type="float" office:value="10">
            <text:p>10</text:p>
          </table:table-cell>
          <table:table-cell table:formula="of:=IF(OR([.J30]=&quot;responseA&quot;;[.J30]=&quot;reponseB&quot;;[.J30]=&quot;reponseC&quot;);-10;10)" office:value-type="float" office:value="10">
            <text:p>10</text:p>
          </table:table-cell>
          <table:table-cell table:formula="of:=IF(OR([.K30]=&quot;responseA&quot;;[.K30]=&quot;reponseB&quot;;[.K30]=&quot;reponseC&quot;);-10;10)" office:value-type="float" office:value="10">
            <text:p>10</text:p>
          </table:table-cell>
          <table:table-cell table:formula="of:=IF(OR([.L30]=&quot;responseA&quot;;[.L30]=&quot;reponseB&quot;;[.L30]=&quot;reponseC&quot;);-10;10)" office:value-type="float" office:value="10">
            <text:p>10</text:p>
          </table:table-cell>
          <table:table-cell table:formula="of:=IF(OR([.M30]=&quot;responseA&quot;;[.M30]=&quot;reponseB&quot;;[.M30]=&quot;reponseC&quot;);-10;10)" office:value-type="float" office:value="10">
            <text:p>10</text:p>
          </table:table-cell>
          <table:table-cell table:formula="of:=IF(OR([.N30]=&quot;responseA&quot;;[.N30]=&quot;reponseB&quot;;[.N30]=&quot;reponseC&quot;);-10;10)" office:value-type="float" office:value="10">
            <text:p>10</text:p>
          </table:table-cell>
          <table:table-cell table:formula="of:=IF(OR([.O30]=&quot;responseA&quot;;[.O30]=&quot;reponseB&quot;;[.O30]=&quot;reponseC&quot;);-10;10)" office:value-type="float" office:value="10">
            <text:p>10</text:p>
          </table:table-cell>
          <table:table-cell table:formula="of:=IF(OR([.P30]=&quot;responseA&quot;;[.P30]=&quot;reponseB&quot;;[.P30]=&quot;reponseC&quot;);-10;10)" office:value-type="float" office:value="10">
            <text:p>10</text:p>
          </table:table-cell>
          <table:table-cell table:formula="of:=IF(OR([.Q30]=&quot;responseA&quot;;[.Q30]=&quot;reponseB&quot;;[.Q30]=&quot;reponseC&quot;);-10;10)" office:value-type="float" office:value="10">
            <text:p>10</text:p>
          </table:table-cell>
          <table:table-cell table:formula="of:=IF(OR([.R30]=&quot;responseA&quot;;[.R30]=&quot;reponseB&quot;;[.R30]=&quot;reponseC&quot;);-10;10)" office:value-type="float" office:value="10">
            <text:p>10</text:p>
          </table:table-cell>
          <table:table-cell table:formula="of:=IF(OR([.S30]=&quot;responseA&quot;;[.S30]=&quot;reponseB&quot;;[.S30]=&quot;reponseC&quot;);-10;10)" office:value-type="float" office:value="10">
            <text:p>10</text:p>
          </table:table-cell>
          <table:table-cell table:formula="of:=IF(OR([.T30]=&quot;responseA&quot;;[.T30]=&quot;reponseB&quot;;[.T30]=&quot;reponseC&quot;);-10;10)" office:value-type="float" office:value="10">
            <text:p>10</text:p>
          </table:table-cell>
          <table:table-cell table:formula="of:=IF(OR([.U30]=&quot;responseA&quot;;[.U30]=&quot;reponseB&quot;;[.U30]=&quot;reponseC&quot;);-10;10)" office:value-type="float" office:value="10">
            <text:p>10</text:p>
          </table:table-cell>
          <table:table-cell table:formula="of:=IF(OR([.V30]=&quot;responseA&quot;;[.V30]=&quot;reponseB&quot;;[.V30]=&quot;reponseC&quot;);-10;10)" office:value-type="float" office:value="10">
            <text:p>10</text:p>
          </table:table-cell>
          <table:table-cell table:formula="of:=IF(OR([.W30]=&quot;responseA&quot;;[.W30]=&quot;reponseB&quot;;[.W30]=&quot;reponseC&quot;);-10;10)" office:value-type="float" office:value="10">
            <text:p>10</text:p>
          </table:table-cell>
          <table:table-cell table:formula="of:=IF(OR([.X30]=&quot;responseA&quot;;[.X30]=&quot;reponseB&quot;;[.X30]=&quot;reponseC&quot;);-10;10)" office:value-type="float" office:value="10">
            <text:p>10</text:p>
          </table:table-cell>
          <table:table-cell table:formula="of:=IF(SUM([.Y30:.AH30])&lt;10;10;SUM([.Y30:.AH30]))" office:value-type="float" office:value="100">
            <text:p>100</text:p>
          </table:table-cell>
          <table:table-cell table:formula="of:=IF(SUM([.AI30:.AR30])&lt;10;10;SUM([.AI30:.AR30]))" office:value-type="float" office:value="100">
            <text:p>100</text:p>
          </table:table-cell>
          <table:table-cell table:formula="of:=([.AT30]-[.AS30])/[.AS30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31]=&quot;responseA&quot;;[.E31]=&quot;reponseB&quot;;[.E31]=&quot;reponseC&quot;);-10;10)" office:value-type="float" office:value="10">
            <text:p>10</text:p>
          </table:table-cell>
          <table:table-cell table:formula="of:=IF(OR([.F31]=&quot;responseA&quot;;[.F31]=&quot;reponseB&quot;;[.F31]=&quot;reponseC&quot;);-10;10)" office:value-type="float" office:value="10">
            <text:p>10</text:p>
          </table:table-cell>
          <table:table-cell table:formula="of:=IF(OR([.G31]=&quot;responseA&quot;;[.G31]=&quot;reponseB&quot;;[.G31]=&quot;reponseC&quot;);-10;10)" office:value-type="float" office:value="10">
            <text:p>10</text:p>
          </table:table-cell>
          <table:table-cell table:formula="of:=IF(OR([.H31]=&quot;responseA&quot;;[.H31]=&quot;reponseB&quot;;[.H31]=&quot;reponseC&quot;);-10;10)" office:value-type="float" office:value="10">
            <text:p>10</text:p>
          </table:table-cell>
          <table:table-cell table:formula="of:=IF(OR([.I31]=&quot;responseA&quot;;[.I31]=&quot;reponseB&quot;;[.I31]=&quot;reponseC&quot;);-10;10)" office:value-type="float" office:value="10">
            <text:p>10</text:p>
          </table:table-cell>
          <table:table-cell table:formula="of:=IF(OR([.J31]=&quot;responseA&quot;;[.J31]=&quot;reponseB&quot;;[.J31]=&quot;reponseC&quot;);-10;10)" office:value-type="float" office:value="10">
            <text:p>10</text:p>
          </table:table-cell>
          <table:table-cell table:formula="of:=IF(OR([.K31]=&quot;responseA&quot;;[.K31]=&quot;reponseB&quot;;[.K31]=&quot;reponseC&quot;);-10;10)" office:value-type="float" office:value="10">
            <text:p>10</text:p>
          </table:table-cell>
          <table:table-cell table:formula="of:=IF(OR([.L31]=&quot;responseA&quot;;[.L31]=&quot;reponseB&quot;;[.L31]=&quot;reponseC&quot;);-10;10)" office:value-type="float" office:value="10">
            <text:p>10</text:p>
          </table:table-cell>
          <table:table-cell table:formula="of:=IF(OR([.M31]=&quot;responseA&quot;;[.M31]=&quot;reponseB&quot;;[.M31]=&quot;reponseC&quot;);-10;10)" office:value-type="float" office:value="10">
            <text:p>10</text:p>
          </table:table-cell>
          <table:table-cell table:formula="of:=IF(OR([.N31]=&quot;responseA&quot;;[.N31]=&quot;reponseB&quot;;[.N31]=&quot;reponseC&quot;);-10;10)" office:value-type="float" office:value="10">
            <text:p>10</text:p>
          </table:table-cell>
          <table:table-cell table:formula="of:=IF(OR([.O31]=&quot;responseA&quot;;[.O31]=&quot;reponseB&quot;;[.O31]=&quot;reponseC&quot;);-10;10)" office:value-type="float" office:value="10">
            <text:p>10</text:p>
          </table:table-cell>
          <table:table-cell table:formula="of:=IF(OR([.P31]=&quot;responseA&quot;;[.P31]=&quot;reponseB&quot;;[.P31]=&quot;reponseC&quot;);-10;10)" office:value-type="float" office:value="10">
            <text:p>10</text:p>
          </table:table-cell>
          <table:table-cell table:formula="of:=IF(OR([.Q31]=&quot;responseA&quot;;[.Q31]=&quot;reponseB&quot;;[.Q31]=&quot;reponseC&quot;);-10;10)" office:value-type="float" office:value="10">
            <text:p>10</text:p>
          </table:table-cell>
          <table:table-cell table:formula="of:=IF(OR([.R31]=&quot;responseA&quot;;[.R31]=&quot;reponseB&quot;;[.R31]=&quot;reponseC&quot;);-10;10)" office:value-type="float" office:value="10">
            <text:p>10</text:p>
          </table:table-cell>
          <table:table-cell table:formula="of:=IF(OR([.S31]=&quot;responseA&quot;;[.S31]=&quot;reponseB&quot;;[.S31]=&quot;reponseC&quot;);-10;10)" office:value-type="float" office:value="10">
            <text:p>10</text:p>
          </table:table-cell>
          <table:table-cell table:formula="of:=IF(OR([.T31]=&quot;responseA&quot;;[.T31]=&quot;reponseB&quot;;[.T31]=&quot;reponseC&quot;);-10;10)" office:value-type="float" office:value="10">
            <text:p>10</text:p>
          </table:table-cell>
          <table:table-cell table:formula="of:=IF(OR([.U31]=&quot;responseA&quot;;[.U31]=&quot;reponseB&quot;;[.U31]=&quot;reponseC&quot;);-10;10)" office:value-type="float" office:value="10">
            <text:p>10</text:p>
          </table:table-cell>
          <table:table-cell table:formula="of:=IF(OR([.V31]=&quot;responseA&quot;;[.V31]=&quot;reponseB&quot;;[.V31]=&quot;reponseC&quot;);-10;10)" office:value-type="float" office:value="10">
            <text:p>10</text:p>
          </table:table-cell>
          <table:table-cell table:formula="of:=IF(OR([.W31]=&quot;responseA&quot;;[.W31]=&quot;reponseB&quot;;[.W31]=&quot;reponseC&quot;);-10;10)" office:value-type="float" office:value="10">
            <text:p>10</text:p>
          </table:table-cell>
          <table:table-cell table:formula="of:=IF(OR([.X31]=&quot;responseA&quot;;[.X31]=&quot;reponseB&quot;;[.X31]=&quot;reponseC&quot;);-10;10)" office:value-type="float" office:value="10">
            <text:p>10</text:p>
          </table:table-cell>
          <table:table-cell table:formula="of:=IF(SUM([.Y31:.AH31])&lt;10;10;SUM([.Y31:.AH31]))" office:value-type="float" office:value="100">
            <text:p>100</text:p>
          </table:table-cell>
          <table:table-cell table:formula="of:=IF(SUM([.AI31:.AR31])&lt;10;10;SUM([.AI31:.AR31]))" office:value-type="float" office:value="100">
            <text:p>100</text:p>
          </table:table-cell>
          <table:table-cell table:formula="of:=([.AT31]-[.AS31])/[.AS31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32]=&quot;responseA&quot;;[.E32]=&quot;reponseB&quot;;[.E32]=&quot;reponseC&quot;);-10;10)" office:value-type="float" office:value="10">
            <text:p>10</text:p>
          </table:table-cell>
          <table:table-cell table:formula="of:=IF(OR([.F32]=&quot;responseA&quot;;[.F32]=&quot;reponseB&quot;;[.F32]=&quot;reponseC&quot;);-10;10)" office:value-type="float" office:value="10">
            <text:p>10</text:p>
          </table:table-cell>
          <table:table-cell table:formula="of:=IF(OR([.G32]=&quot;responseA&quot;;[.G32]=&quot;reponseB&quot;;[.G32]=&quot;reponseC&quot;);-10;10)" office:value-type="float" office:value="10">
            <text:p>10</text:p>
          </table:table-cell>
          <table:table-cell table:formula="of:=IF(OR([.H32]=&quot;responseA&quot;;[.H32]=&quot;reponseB&quot;;[.H32]=&quot;reponseC&quot;);-10;10)" office:value-type="float" office:value="10">
            <text:p>10</text:p>
          </table:table-cell>
          <table:table-cell table:formula="of:=IF(OR([.I32]=&quot;responseA&quot;;[.I32]=&quot;reponseB&quot;;[.I32]=&quot;reponseC&quot;);-10;10)" office:value-type="float" office:value="10">
            <text:p>10</text:p>
          </table:table-cell>
          <table:table-cell table:formula="of:=IF(OR([.J32]=&quot;responseA&quot;;[.J32]=&quot;reponseB&quot;;[.J32]=&quot;reponseC&quot;);-10;10)" office:value-type="float" office:value="10">
            <text:p>10</text:p>
          </table:table-cell>
          <table:table-cell table:formula="of:=IF(OR([.K32]=&quot;responseA&quot;;[.K32]=&quot;reponseB&quot;;[.K32]=&quot;reponseC&quot;);-10;10)" office:value-type="float" office:value="10">
            <text:p>10</text:p>
          </table:table-cell>
          <table:table-cell table:formula="of:=IF(OR([.L32]=&quot;responseA&quot;;[.L32]=&quot;reponseB&quot;;[.L32]=&quot;reponseC&quot;);-10;10)" office:value-type="float" office:value="10">
            <text:p>10</text:p>
          </table:table-cell>
          <table:table-cell table:formula="of:=IF(OR([.M32]=&quot;responseA&quot;;[.M32]=&quot;reponseB&quot;;[.M32]=&quot;reponseC&quot;);-10;10)" office:value-type="float" office:value="10">
            <text:p>10</text:p>
          </table:table-cell>
          <table:table-cell table:formula="of:=IF(OR([.N32]=&quot;responseA&quot;;[.N32]=&quot;reponseB&quot;;[.N32]=&quot;reponseC&quot;);-10;10)" office:value-type="float" office:value="10">
            <text:p>10</text:p>
          </table:table-cell>
          <table:table-cell table:formula="of:=IF(OR([.O32]=&quot;responseA&quot;;[.O32]=&quot;reponseB&quot;;[.O32]=&quot;reponseC&quot;);-10;10)" office:value-type="float" office:value="10">
            <text:p>10</text:p>
          </table:table-cell>
          <table:table-cell table:formula="of:=IF(OR([.P32]=&quot;responseA&quot;;[.P32]=&quot;reponseB&quot;;[.P32]=&quot;reponseC&quot;);-10;10)" office:value-type="float" office:value="10">
            <text:p>10</text:p>
          </table:table-cell>
          <table:table-cell table:formula="of:=IF(OR([.Q32]=&quot;responseA&quot;;[.Q32]=&quot;reponseB&quot;;[.Q32]=&quot;reponseC&quot;);-10;10)" office:value-type="float" office:value="10">
            <text:p>10</text:p>
          </table:table-cell>
          <table:table-cell table:formula="of:=IF(OR([.R32]=&quot;responseA&quot;;[.R32]=&quot;reponseB&quot;;[.R32]=&quot;reponseC&quot;);-10;10)" office:value-type="float" office:value="10">
            <text:p>10</text:p>
          </table:table-cell>
          <table:table-cell table:formula="of:=IF(OR([.S32]=&quot;responseA&quot;;[.S32]=&quot;reponseB&quot;;[.S32]=&quot;reponseC&quot;);-10;10)" office:value-type="float" office:value="10">
            <text:p>10</text:p>
          </table:table-cell>
          <table:table-cell table:formula="of:=IF(OR([.T32]=&quot;responseA&quot;;[.T32]=&quot;reponseB&quot;;[.T32]=&quot;reponseC&quot;);-10;10)" office:value-type="float" office:value="10">
            <text:p>10</text:p>
          </table:table-cell>
          <table:table-cell table:formula="of:=IF(OR([.U32]=&quot;responseA&quot;;[.U32]=&quot;reponseB&quot;;[.U32]=&quot;reponseC&quot;);-10;10)" office:value-type="float" office:value="10">
            <text:p>10</text:p>
          </table:table-cell>
          <table:table-cell table:formula="of:=IF(OR([.V32]=&quot;responseA&quot;;[.V32]=&quot;reponseB&quot;;[.V32]=&quot;reponseC&quot;);-10;10)" office:value-type="float" office:value="10">
            <text:p>10</text:p>
          </table:table-cell>
          <table:table-cell table:formula="of:=IF(OR([.W32]=&quot;responseA&quot;;[.W32]=&quot;reponseB&quot;;[.W32]=&quot;reponseC&quot;);-10;10)" office:value-type="float" office:value="10">
            <text:p>10</text:p>
          </table:table-cell>
          <table:table-cell table:formula="of:=IF(OR([.X32]=&quot;responseA&quot;;[.X32]=&quot;reponseB&quot;;[.X32]=&quot;reponseC&quot;);-10;10)" office:value-type="float" office:value="10">
            <text:p>10</text:p>
          </table:table-cell>
          <table:table-cell table:formula="of:=IF(SUM([.Y32:.AH32])&lt;10;10;SUM([.Y32:.AH32]))" office:value-type="float" office:value="100">
            <text:p>100</text:p>
          </table:table-cell>
          <table:table-cell table:formula="of:=IF(SUM([.AI32:.AR32])&lt;10;10;SUM([.AI32:.AR32]))" office:value-type="float" office:value="100">
            <text:p>100</text:p>
          </table:table-cell>
          <table:table-cell table:formula="of:=([.AT32]-[.AS32])/[.AS32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33]=&quot;responseA&quot;;[.E33]=&quot;reponseB&quot;;[.E33]=&quot;reponseC&quot;);-10;10)" office:value-type="float" office:value="10">
            <text:p>10</text:p>
          </table:table-cell>
          <table:table-cell table:formula="of:=IF(OR([.F33]=&quot;responseA&quot;;[.F33]=&quot;reponseB&quot;;[.F33]=&quot;reponseC&quot;);-10;10)" office:value-type="float" office:value="10">
            <text:p>10</text:p>
          </table:table-cell>
          <table:table-cell table:formula="of:=IF(OR([.G33]=&quot;responseA&quot;;[.G33]=&quot;reponseB&quot;;[.G33]=&quot;reponseC&quot;);-10;10)" office:value-type="float" office:value="10">
            <text:p>10</text:p>
          </table:table-cell>
          <table:table-cell table:formula="of:=IF(OR([.H33]=&quot;responseA&quot;;[.H33]=&quot;reponseB&quot;;[.H33]=&quot;reponseC&quot;);-10;10)" office:value-type="float" office:value="10">
            <text:p>10</text:p>
          </table:table-cell>
          <table:table-cell table:formula="of:=IF(OR([.I33]=&quot;responseA&quot;;[.I33]=&quot;reponseB&quot;;[.I33]=&quot;reponseC&quot;);-10;10)" office:value-type="float" office:value="10">
            <text:p>10</text:p>
          </table:table-cell>
          <table:table-cell table:formula="of:=IF(OR([.J33]=&quot;responseA&quot;;[.J33]=&quot;reponseB&quot;;[.J33]=&quot;reponseC&quot;);-10;10)" office:value-type="float" office:value="10">
            <text:p>10</text:p>
          </table:table-cell>
          <table:table-cell table:formula="of:=IF(OR([.K33]=&quot;responseA&quot;;[.K33]=&quot;reponseB&quot;;[.K33]=&quot;reponseC&quot;);-10;10)" office:value-type="float" office:value="10">
            <text:p>10</text:p>
          </table:table-cell>
          <table:table-cell table:formula="of:=IF(OR([.L33]=&quot;responseA&quot;;[.L33]=&quot;reponseB&quot;;[.L33]=&quot;reponseC&quot;);-10;10)" office:value-type="float" office:value="10">
            <text:p>10</text:p>
          </table:table-cell>
          <table:table-cell table:formula="of:=IF(OR([.M33]=&quot;responseA&quot;;[.M33]=&quot;reponseB&quot;;[.M33]=&quot;reponseC&quot;);-10;10)" office:value-type="float" office:value="10">
            <text:p>10</text:p>
          </table:table-cell>
          <table:table-cell table:formula="of:=IF(OR([.N33]=&quot;responseA&quot;;[.N33]=&quot;reponseB&quot;;[.N33]=&quot;reponseC&quot;);-10;10)" office:value-type="float" office:value="10">
            <text:p>10</text:p>
          </table:table-cell>
          <table:table-cell table:formula="of:=IF(OR([.O33]=&quot;responseA&quot;;[.O33]=&quot;reponseB&quot;;[.O33]=&quot;reponseC&quot;);-10;10)" office:value-type="float" office:value="10">
            <text:p>10</text:p>
          </table:table-cell>
          <table:table-cell table:formula="of:=IF(OR([.P33]=&quot;responseA&quot;;[.P33]=&quot;reponseB&quot;;[.P33]=&quot;reponseC&quot;);-10;10)" office:value-type="float" office:value="10">
            <text:p>10</text:p>
          </table:table-cell>
          <table:table-cell table:formula="of:=IF(OR([.Q33]=&quot;responseA&quot;;[.Q33]=&quot;reponseB&quot;;[.Q33]=&quot;reponseC&quot;);-10;10)" office:value-type="float" office:value="10">
            <text:p>10</text:p>
          </table:table-cell>
          <table:table-cell table:formula="of:=IF(OR([.R33]=&quot;responseA&quot;;[.R33]=&quot;reponseB&quot;;[.R33]=&quot;reponseC&quot;);-10;10)" office:value-type="float" office:value="10">
            <text:p>10</text:p>
          </table:table-cell>
          <table:table-cell table:formula="of:=IF(OR([.S33]=&quot;responseA&quot;;[.S33]=&quot;reponseB&quot;;[.S33]=&quot;reponseC&quot;);-10;10)" office:value-type="float" office:value="10">
            <text:p>10</text:p>
          </table:table-cell>
          <table:table-cell table:formula="of:=IF(OR([.T33]=&quot;responseA&quot;;[.T33]=&quot;reponseB&quot;;[.T33]=&quot;reponseC&quot;);-10;10)" office:value-type="float" office:value="10">
            <text:p>10</text:p>
          </table:table-cell>
          <table:table-cell table:formula="of:=IF(OR([.U33]=&quot;responseA&quot;;[.U33]=&quot;reponseB&quot;;[.U33]=&quot;reponseC&quot;);-10;10)" office:value-type="float" office:value="10">
            <text:p>10</text:p>
          </table:table-cell>
          <table:table-cell table:formula="of:=IF(OR([.V33]=&quot;responseA&quot;;[.V33]=&quot;reponseB&quot;;[.V33]=&quot;reponseC&quot;);-10;10)" office:value-type="float" office:value="10">
            <text:p>10</text:p>
          </table:table-cell>
          <table:table-cell table:formula="of:=IF(OR([.W33]=&quot;responseA&quot;;[.W33]=&quot;reponseB&quot;;[.W33]=&quot;reponseC&quot;);-10;10)" office:value-type="float" office:value="10">
            <text:p>10</text:p>
          </table:table-cell>
          <table:table-cell table:formula="of:=IF(OR([.X33]=&quot;responseA&quot;;[.X33]=&quot;reponseB&quot;;[.X33]=&quot;reponseC&quot;);-10;10)" office:value-type="float" office:value="10">
            <text:p>10</text:p>
          </table:table-cell>
          <table:table-cell table:formula="of:=IF(SUM([.Y33:.AH33])&lt;10;10;SUM([.Y33:.AH33]))" office:value-type="float" office:value="100">
            <text:p>100</text:p>
          </table:table-cell>
          <table:table-cell table:formula="of:=IF(SUM([.AI33:.AR33])&lt;10;10;SUM([.AI33:.AR33]))" office:value-type="float" office:value="100">
            <text:p>100</text:p>
          </table:table-cell>
          <table:table-cell table:formula="of:=([.AT33]-[.AS33])/[.AS33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34]=&quot;responseA&quot;;[.E34]=&quot;reponseB&quot;;[.E34]=&quot;reponseC&quot;);-10;10)" office:value-type="float" office:value="10">
            <text:p>10</text:p>
          </table:table-cell>
          <table:table-cell table:formula="of:=IF(OR([.F34]=&quot;responseA&quot;;[.F34]=&quot;reponseB&quot;;[.F34]=&quot;reponseC&quot;);-10;10)" office:value-type="float" office:value="10">
            <text:p>10</text:p>
          </table:table-cell>
          <table:table-cell table:formula="of:=IF(OR([.G34]=&quot;responseA&quot;;[.G34]=&quot;reponseB&quot;;[.G34]=&quot;reponseC&quot;);-10;10)" office:value-type="float" office:value="10">
            <text:p>10</text:p>
          </table:table-cell>
          <table:table-cell table:formula="of:=IF(OR([.H34]=&quot;responseA&quot;;[.H34]=&quot;reponseB&quot;;[.H34]=&quot;reponseC&quot;);-10;10)" office:value-type="float" office:value="10">
            <text:p>10</text:p>
          </table:table-cell>
          <table:table-cell table:formula="of:=IF(OR([.I34]=&quot;responseA&quot;;[.I34]=&quot;reponseB&quot;;[.I34]=&quot;reponseC&quot;);-10;10)" office:value-type="float" office:value="10">
            <text:p>10</text:p>
          </table:table-cell>
          <table:table-cell table:formula="of:=IF(OR([.J34]=&quot;responseA&quot;;[.J34]=&quot;reponseB&quot;;[.J34]=&quot;reponseC&quot;);-10;10)" office:value-type="float" office:value="10">
            <text:p>10</text:p>
          </table:table-cell>
          <table:table-cell table:formula="of:=IF(OR([.K34]=&quot;responseA&quot;;[.K34]=&quot;reponseB&quot;;[.K34]=&quot;reponseC&quot;);-10;10)" office:value-type="float" office:value="10">
            <text:p>10</text:p>
          </table:table-cell>
          <table:table-cell table:formula="of:=IF(OR([.L34]=&quot;responseA&quot;;[.L34]=&quot;reponseB&quot;;[.L34]=&quot;reponseC&quot;);-10;10)" office:value-type="float" office:value="10">
            <text:p>10</text:p>
          </table:table-cell>
          <table:table-cell table:formula="of:=IF(OR([.M34]=&quot;responseA&quot;;[.M34]=&quot;reponseB&quot;;[.M34]=&quot;reponseC&quot;);-10;10)" office:value-type="float" office:value="10">
            <text:p>10</text:p>
          </table:table-cell>
          <table:table-cell table:formula="of:=IF(OR([.N34]=&quot;responseA&quot;;[.N34]=&quot;reponseB&quot;;[.N34]=&quot;reponseC&quot;);-10;10)" office:value-type="float" office:value="10">
            <text:p>10</text:p>
          </table:table-cell>
          <table:table-cell table:formula="of:=IF(OR([.O34]=&quot;responseA&quot;;[.O34]=&quot;reponseB&quot;;[.O34]=&quot;reponseC&quot;);-10;10)" office:value-type="float" office:value="10">
            <text:p>10</text:p>
          </table:table-cell>
          <table:table-cell table:formula="of:=IF(OR([.P34]=&quot;responseA&quot;;[.P34]=&quot;reponseB&quot;;[.P34]=&quot;reponseC&quot;);-10;10)" office:value-type="float" office:value="10">
            <text:p>10</text:p>
          </table:table-cell>
          <table:table-cell table:formula="of:=IF(OR([.Q34]=&quot;responseA&quot;;[.Q34]=&quot;reponseB&quot;;[.Q34]=&quot;reponseC&quot;);-10;10)" office:value-type="float" office:value="10">
            <text:p>10</text:p>
          </table:table-cell>
          <table:table-cell table:formula="of:=IF(OR([.R34]=&quot;responseA&quot;;[.R34]=&quot;reponseB&quot;;[.R34]=&quot;reponseC&quot;);-10;10)" office:value-type="float" office:value="10">
            <text:p>10</text:p>
          </table:table-cell>
          <table:table-cell table:formula="of:=IF(OR([.S34]=&quot;responseA&quot;;[.S34]=&quot;reponseB&quot;;[.S34]=&quot;reponseC&quot;);-10;10)" office:value-type="float" office:value="10">
            <text:p>10</text:p>
          </table:table-cell>
          <table:table-cell table:formula="of:=IF(OR([.T34]=&quot;responseA&quot;;[.T34]=&quot;reponseB&quot;;[.T34]=&quot;reponseC&quot;);-10;10)" office:value-type="float" office:value="10">
            <text:p>10</text:p>
          </table:table-cell>
          <table:table-cell table:formula="of:=IF(OR([.U34]=&quot;responseA&quot;;[.U34]=&quot;reponseB&quot;;[.U34]=&quot;reponseC&quot;);-10;10)" office:value-type="float" office:value="10">
            <text:p>10</text:p>
          </table:table-cell>
          <table:table-cell table:formula="of:=IF(OR([.V34]=&quot;responseA&quot;;[.V34]=&quot;reponseB&quot;;[.V34]=&quot;reponseC&quot;);-10;10)" office:value-type="float" office:value="10">
            <text:p>10</text:p>
          </table:table-cell>
          <table:table-cell table:formula="of:=IF(OR([.W34]=&quot;responseA&quot;;[.W34]=&quot;reponseB&quot;;[.W34]=&quot;reponseC&quot;);-10;10)" office:value-type="float" office:value="10">
            <text:p>10</text:p>
          </table:table-cell>
          <table:table-cell table:formula="of:=IF(OR([.X34]=&quot;responseA&quot;;[.X34]=&quot;reponseB&quot;;[.X34]=&quot;reponseC&quot;);-10;10)" office:value-type="float" office:value="10">
            <text:p>10</text:p>
          </table:table-cell>
          <table:table-cell table:formula="of:=IF(SUM([.Y34:.AH34])&lt;10;10;SUM([.Y34:.AH34]))" office:value-type="float" office:value="100">
            <text:p>100</text:p>
          </table:table-cell>
          <table:table-cell table:formula="of:=IF(SUM([.AI34:.AR34])&lt;10;10;SUM([.AI34:.AR34]))" office:value-type="float" office:value="100">
            <text:p>100</text:p>
          </table:table-cell>
          <table:table-cell table:formula="of:=([.AT34]-[.AS34])/[.AS34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35]=&quot;responseA&quot;;[.E35]=&quot;reponseB&quot;;[.E35]=&quot;reponseC&quot;);-10;10)" office:value-type="float" office:value="10">
            <text:p>10</text:p>
          </table:table-cell>
          <table:table-cell table:formula="of:=IF(OR([.F35]=&quot;responseA&quot;;[.F35]=&quot;reponseB&quot;;[.F35]=&quot;reponseC&quot;);-10;10)" office:value-type="float" office:value="10">
            <text:p>10</text:p>
          </table:table-cell>
          <table:table-cell table:formula="of:=IF(OR([.G35]=&quot;responseA&quot;;[.G35]=&quot;reponseB&quot;;[.G35]=&quot;reponseC&quot;);-10;10)" office:value-type="float" office:value="10">
            <text:p>10</text:p>
          </table:table-cell>
          <table:table-cell table:formula="of:=IF(OR([.H35]=&quot;responseA&quot;;[.H35]=&quot;reponseB&quot;;[.H35]=&quot;reponseC&quot;);-10;10)" office:value-type="float" office:value="10">
            <text:p>10</text:p>
          </table:table-cell>
          <table:table-cell table:formula="of:=IF(OR([.I35]=&quot;responseA&quot;;[.I35]=&quot;reponseB&quot;;[.I35]=&quot;reponseC&quot;);-10;10)" office:value-type="float" office:value="10">
            <text:p>10</text:p>
          </table:table-cell>
          <table:table-cell table:formula="of:=IF(OR([.J35]=&quot;responseA&quot;;[.J35]=&quot;reponseB&quot;;[.J35]=&quot;reponseC&quot;);-10;10)" office:value-type="float" office:value="10">
            <text:p>10</text:p>
          </table:table-cell>
          <table:table-cell table:formula="of:=IF(OR([.K35]=&quot;responseA&quot;;[.K35]=&quot;reponseB&quot;;[.K35]=&quot;reponseC&quot;);-10;10)" office:value-type="float" office:value="10">
            <text:p>10</text:p>
          </table:table-cell>
          <table:table-cell table:formula="of:=IF(OR([.L35]=&quot;responseA&quot;;[.L35]=&quot;reponseB&quot;;[.L35]=&quot;reponseC&quot;);-10;10)" office:value-type="float" office:value="10">
            <text:p>10</text:p>
          </table:table-cell>
          <table:table-cell table:formula="of:=IF(OR([.M35]=&quot;responseA&quot;;[.M35]=&quot;reponseB&quot;;[.M35]=&quot;reponseC&quot;);-10;10)" office:value-type="float" office:value="10">
            <text:p>10</text:p>
          </table:table-cell>
          <table:table-cell table:formula="of:=IF(OR([.N35]=&quot;responseA&quot;;[.N35]=&quot;reponseB&quot;;[.N35]=&quot;reponseC&quot;);-10;10)" office:value-type="float" office:value="10">
            <text:p>10</text:p>
          </table:table-cell>
          <table:table-cell table:formula="of:=IF(OR([.O35]=&quot;responseA&quot;;[.O35]=&quot;reponseB&quot;;[.O35]=&quot;reponseC&quot;);-10;10)" office:value-type="float" office:value="10">
            <text:p>10</text:p>
          </table:table-cell>
          <table:table-cell table:formula="of:=IF(OR([.P35]=&quot;responseA&quot;;[.P35]=&quot;reponseB&quot;;[.P35]=&quot;reponseC&quot;);-10;10)" office:value-type="float" office:value="10">
            <text:p>10</text:p>
          </table:table-cell>
          <table:table-cell table:formula="of:=IF(OR([.Q35]=&quot;responseA&quot;;[.Q35]=&quot;reponseB&quot;;[.Q35]=&quot;reponseC&quot;);-10;10)" office:value-type="float" office:value="10">
            <text:p>10</text:p>
          </table:table-cell>
          <table:table-cell table:formula="of:=IF(OR([.R35]=&quot;responseA&quot;;[.R35]=&quot;reponseB&quot;;[.R35]=&quot;reponseC&quot;);-10;10)" office:value-type="float" office:value="10">
            <text:p>10</text:p>
          </table:table-cell>
          <table:table-cell table:formula="of:=IF(OR([.S35]=&quot;responseA&quot;;[.S35]=&quot;reponseB&quot;;[.S35]=&quot;reponseC&quot;);-10;10)" office:value-type="float" office:value="10">
            <text:p>10</text:p>
          </table:table-cell>
          <table:table-cell table:formula="of:=IF(OR([.T35]=&quot;responseA&quot;;[.T35]=&quot;reponseB&quot;;[.T35]=&quot;reponseC&quot;);-10;10)" office:value-type="float" office:value="10">
            <text:p>10</text:p>
          </table:table-cell>
          <table:table-cell table:formula="of:=IF(OR([.U35]=&quot;responseA&quot;;[.U35]=&quot;reponseB&quot;;[.U35]=&quot;reponseC&quot;);-10;10)" office:value-type="float" office:value="10">
            <text:p>10</text:p>
          </table:table-cell>
          <table:table-cell table:formula="of:=IF(OR([.V35]=&quot;responseA&quot;;[.V35]=&quot;reponseB&quot;;[.V35]=&quot;reponseC&quot;);-10;10)" office:value-type="float" office:value="10">
            <text:p>10</text:p>
          </table:table-cell>
          <table:table-cell table:formula="of:=IF(OR([.W35]=&quot;responseA&quot;;[.W35]=&quot;reponseB&quot;;[.W35]=&quot;reponseC&quot;);-10;10)" office:value-type="float" office:value="10">
            <text:p>10</text:p>
          </table:table-cell>
          <table:table-cell table:formula="of:=IF(OR([.X35]=&quot;responseA&quot;;[.X35]=&quot;reponseB&quot;;[.X35]=&quot;reponseC&quot;);-10;10)" office:value-type="float" office:value="10">
            <text:p>10</text:p>
          </table:table-cell>
          <table:table-cell table:formula="of:=IF(SUM([.Y35:.AH35])&lt;10;10;SUM([.Y35:.AH35]))" office:value-type="float" office:value="100">
            <text:p>100</text:p>
          </table:table-cell>
          <table:table-cell table:formula="of:=IF(SUM([.AI35:.AR35])&lt;10;10;SUM([.AI35:.AR35]))" office:value-type="float" office:value="100">
            <text:p>100</text:p>
          </table:table-cell>
          <table:table-cell table:formula="of:=([.AT35]-[.AS35])/[.AS35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36]=&quot;responseA&quot;;[.E36]=&quot;reponseB&quot;;[.E36]=&quot;reponseC&quot;);-10;10)" office:value-type="float" office:value="10">
            <text:p>10</text:p>
          </table:table-cell>
          <table:table-cell table:formula="of:=IF(OR([.F36]=&quot;responseA&quot;;[.F36]=&quot;reponseB&quot;;[.F36]=&quot;reponseC&quot;);-10;10)" office:value-type="float" office:value="10">
            <text:p>10</text:p>
          </table:table-cell>
          <table:table-cell table:formula="of:=IF(OR([.G36]=&quot;responseA&quot;;[.G36]=&quot;reponseB&quot;;[.G36]=&quot;reponseC&quot;);-10;10)" office:value-type="float" office:value="10">
            <text:p>10</text:p>
          </table:table-cell>
          <table:table-cell table:formula="of:=IF(OR([.H36]=&quot;responseA&quot;;[.H36]=&quot;reponseB&quot;;[.H36]=&quot;reponseC&quot;);-10;10)" office:value-type="float" office:value="10">
            <text:p>10</text:p>
          </table:table-cell>
          <table:table-cell table:formula="of:=IF(OR([.I36]=&quot;responseA&quot;;[.I36]=&quot;reponseB&quot;;[.I36]=&quot;reponseC&quot;);-10;10)" office:value-type="float" office:value="10">
            <text:p>10</text:p>
          </table:table-cell>
          <table:table-cell table:formula="of:=IF(OR([.J36]=&quot;responseA&quot;;[.J36]=&quot;reponseB&quot;;[.J36]=&quot;reponseC&quot;);-10;10)" office:value-type="float" office:value="10">
            <text:p>10</text:p>
          </table:table-cell>
          <table:table-cell table:formula="of:=IF(OR([.K36]=&quot;responseA&quot;;[.K36]=&quot;reponseB&quot;;[.K36]=&quot;reponseC&quot;);-10;10)" office:value-type="float" office:value="10">
            <text:p>10</text:p>
          </table:table-cell>
          <table:table-cell table:formula="of:=IF(OR([.L36]=&quot;responseA&quot;;[.L36]=&quot;reponseB&quot;;[.L36]=&quot;reponseC&quot;);-10;10)" office:value-type="float" office:value="10">
            <text:p>10</text:p>
          </table:table-cell>
          <table:table-cell table:formula="of:=IF(OR([.M36]=&quot;responseA&quot;;[.M36]=&quot;reponseB&quot;;[.M36]=&quot;reponseC&quot;);-10;10)" office:value-type="float" office:value="10">
            <text:p>10</text:p>
          </table:table-cell>
          <table:table-cell table:formula="of:=IF(OR([.N36]=&quot;responseA&quot;;[.N36]=&quot;reponseB&quot;;[.N36]=&quot;reponseC&quot;);-10;10)" office:value-type="float" office:value="10">
            <text:p>10</text:p>
          </table:table-cell>
          <table:table-cell table:formula="of:=IF(OR([.O36]=&quot;responseA&quot;;[.O36]=&quot;reponseB&quot;;[.O36]=&quot;reponseC&quot;);-10;10)" office:value-type="float" office:value="10">
            <text:p>10</text:p>
          </table:table-cell>
          <table:table-cell table:formula="of:=IF(OR([.P36]=&quot;responseA&quot;;[.P36]=&quot;reponseB&quot;;[.P36]=&quot;reponseC&quot;);-10;10)" office:value-type="float" office:value="10">
            <text:p>10</text:p>
          </table:table-cell>
          <table:table-cell table:formula="of:=IF(OR([.Q36]=&quot;responseA&quot;;[.Q36]=&quot;reponseB&quot;;[.Q36]=&quot;reponseC&quot;);-10;10)" office:value-type="float" office:value="10">
            <text:p>10</text:p>
          </table:table-cell>
          <table:table-cell table:formula="of:=IF(OR([.R36]=&quot;responseA&quot;;[.R36]=&quot;reponseB&quot;;[.R36]=&quot;reponseC&quot;);-10;10)" office:value-type="float" office:value="10">
            <text:p>10</text:p>
          </table:table-cell>
          <table:table-cell table:formula="of:=IF(OR([.S36]=&quot;responseA&quot;;[.S36]=&quot;reponseB&quot;;[.S36]=&quot;reponseC&quot;);-10;10)" office:value-type="float" office:value="10">
            <text:p>10</text:p>
          </table:table-cell>
          <table:table-cell table:formula="of:=IF(OR([.T36]=&quot;responseA&quot;;[.T36]=&quot;reponseB&quot;;[.T36]=&quot;reponseC&quot;);-10;10)" office:value-type="float" office:value="10">
            <text:p>10</text:p>
          </table:table-cell>
          <table:table-cell table:formula="of:=IF(OR([.U36]=&quot;responseA&quot;;[.U36]=&quot;reponseB&quot;;[.U36]=&quot;reponseC&quot;);-10;10)" office:value-type="float" office:value="10">
            <text:p>10</text:p>
          </table:table-cell>
          <table:table-cell table:formula="of:=IF(OR([.V36]=&quot;responseA&quot;;[.V36]=&quot;reponseB&quot;;[.V36]=&quot;reponseC&quot;);-10;10)" office:value-type="float" office:value="10">
            <text:p>10</text:p>
          </table:table-cell>
          <table:table-cell table:formula="of:=IF(OR([.W36]=&quot;responseA&quot;;[.W36]=&quot;reponseB&quot;;[.W36]=&quot;reponseC&quot;);-10;10)" office:value-type="float" office:value="10">
            <text:p>10</text:p>
          </table:table-cell>
          <table:table-cell table:formula="of:=IF(OR([.X36]=&quot;responseA&quot;;[.X36]=&quot;reponseB&quot;;[.X36]=&quot;reponseC&quot;);-10;10)" office:value-type="float" office:value="10">
            <text:p>10</text:p>
          </table:table-cell>
          <table:table-cell table:formula="of:=IF(SUM([.Y36:.AH36])&lt;10;10;SUM([.Y36:.AH36]))" office:value-type="float" office:value="100">
            <text:p>100</text:p>
          </table:table-cell>
          <table:table-cell table:formula="of:=IF(SUM([.AI36:.AR36])&lt;10;10;SUM([.AI36:.AR36]))" office:value-type="float" office:value="100">
            <text:p>100</text:p>
          </table:table-cell>
          <table:table-cell table:formula="of:=([.AT36]-[.AS36])/[.AS36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37]=&quot;responseA&quot;;[.E37]=&quot;reponseB&quot;;[.E37]=&quot;reponseC&quot;);-10;10)" office:value-type="float" office:value="10">
            <text:p>10</text:p>
          </table:table-cell>
          <table:table-cell table:formula="of:=IF(OR([.F37]=&quot;responseA&quot;;[.F37]=&quot;reponseB&quot;;[.F37]=&quot;reponseC&quot;);-10;10)" office:value-type="float" office:value="10">
            <text:p>10</text:p>
          </table:table-cell>
          <table:table-cell table:formula="of:=IF(OR([.G37]=&quot;responseA&quot;;[.G37]=&quot;reponseB&quot;;[.G37]=&quot;reponseC&quot;);-10;10)" office:value-type="float" office:value="10">
            <text:p>10</text:p>
          </table:table-cell>
          <table:table-cell table:formula="of:=IF(OR([.H37]=&quot;responseA&quot;;[.H37]=&quot;reponseB&quot;;[.H37]=&quot;reponseC&quot;);-10;10)" office:value-type="float" office:value="10">
            <text:p>10</text:p>
          </table:table-cell>
          <table:table-cell table:formula="of:=IF(OR([.I37]=&quot;responseA&quot;;[.I37]=&quot;reponseB&quot;;[.I37]=&quot;reponseC&quot;);-10;10)" office:value-type="float" office:value="10">
            <text:p>10</text:p>
          </table:table-cell>
          <table:table-cell table:formula="of:=IF(OR([.J37]=&quot;responseA&quot;;[.J37]=&quot;reponseB&quot;;[.J37]=&quot;reponseC&quot;);-10;10)" office:value-type="float" office:value="10">
            <text:p>10</text:p>
          </table:table-cell>
          <table:table-cell table:formula="of:=IF(OR([.K37]=&quot;responseA&quot;;[.K37]=&quot;reponseB&quot;;[.K37]=&quot;reponseC&quot;);-10;10)" office:value-type="float" office:value="10">
            <text:p>10</text:p>
          </table:table-cell>
          <table:table-cell table:formula="of:=IF(OR([.L37]=&quot;responseA&quot;;[.L37]=&quot;reponseB&quot;;[.L37]=&quot;reponseC&quot;);-10;10)" office:value-type="float" office:value="10">
            <text:p>10</text:p>
          </table:table-cell>
          <table:table-cell table:formula="of:=IF(OR([.M37]=&quot;responseA&quot;;[.M37]=&quot;reponseB&quot;;[.M37]=&quot;reponseC&quot;);-10;10)" office:value-type="float" office:value="10">
            <text:p>10</text:p>
          </table:table-cell>
          <table:table-cell table:formula="of:=IF(OR([.N37]=&quot;responseA&quot;;[.N37]=&quot;reponseB&quot;;[.N37]=&quot;reponseC&quot;);-10;10)" office:value-type="float" office:value="10">
            <text:p>10</text:p>
          </table:table-cell>
          <table:table-cell table:formula="of:=IF(OR([.O37]=&quot;responseA&quot;;[.O37]=&quot;reponseB&quot;;[.O37]=&quot;reponseC&quot;);-10;10)" office:value-type="float" office:value="10">
            <text:p>10</text:p>
          </table:table-cell>
          <table:table-cell table:formula="of:=IF(OR([.P37]=&quot;responseA&quot;;[.P37]=&quot;reponseB&quot;;[.P37]=&quot;reponseC&quot;);-10;10)" office:value-type="float" office:value="10">
            <text:p>10</text:p>
          </table:table-cell>
          <table:table-cell table:formula="of:=IF(OR([.Q37]=&quot;responseA&quot;;[.Q37]=&quot;reponseB&quot;;[.Q37]=&quot;reponseC&quot;);-10;10)" office:value-type="float" office:value="10">
            <text:p>10</text:p>
          </table:table-cell>
          <table:table-cell table:formula="of:=IF(OR([.R37]=&quot;responseA&quot;;[.R37]=&quot;reponseB&quot;;[.R37]=&quot;reponseC&quot;);-10;10)" office:value-type="float" office:value="10">
            <text:p>10</text:p>
          </table:table-cell>
          <table:table-cell table:formula="of:=IF(OR([.S37]=&quot;responseA&quot;;[.S37]=&quot;reponseB&quot;;[.S37]=&quot;reponseC&quot;);-10;10)" office:value-type="float" office:value="10">
            <text:p>10</text:p>
          </table:table-cell>
          <table:table-cell table:formula="of:=IF(OR([.T37]=&quot;responseA&quot;;[.T37]=&quot;reponseB&quot;;[.T37]=&quot;reponseC&quot;);-10;10)" office:value-type="float" office:value="10">
            <text:p>10</text:p>
          </table:table-cell>
          <table:table-cell table:formula="of:=IF(OR([.U37]=&quot;responseA&quot;;[.U37]=&quot;reponseB&quot;;[.U37]=&quot;reponseC&quot;);-10;10)" office:value-type="float" office:value="10">
            <text:p>10</text:p>
          </table:table-cell>
          <table:table-cell table:formula="of:=IF(OR([.V37]=&quot;responseA&quot;;[.V37]=&quot;reponseB&quot;;[.V37]=&quot;reponseC&quot;);-10;10)" office:value-type="float" office:value="10">
            <text:p>10</text:p>
          </table:table-cell>
          <table:table-cell table:formula="of:=IF(OR([.W37]=&quot;responseA&quot;;[.W37]=&quot;reponseB&quot;;[.W37]=&quot;reponseC&quot;);-10;10)" office:value-type="float" office:value="10">
            <text:p>10</text:p>
          </table:table-cell>
          <table:table-cell table:formula="of:=IF(OR([.X37]=&quot;responseA&quot;;[.X37]=&quot;reponseB&quot;;[.X37]=&quot;reponseC&quot;);-10;10)" office:value-type="float" office:value="10">
            <text:p>10</text:p>
          </table:table-cell>
          <table:table-cell table:formula="of:=IF(SUM([.Y37:.AH37])&lt;10;10;SUM([.Y37:.AH37]))" office:value-type="float" office:value="100">
            <text:p>100</text:p>
          </table:table-cell>
          <table:table-cell table:formula="of:=IF(SUM([.AI37:.AR37])&lt;10;10;SUM([.AI37:.AR37]))" office:value-type="float" office:value="100">
            <text:p>100</text:p>
          </table:table-cell>
          <table:table-cell table:formula="of:=([.AT37]-[.AS37])/[.AS37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38]=&quot;responseA&quot;;[.E38]=&quot;reponseB&quot;;[.E38]=&quot;reponseC&quot;);-10;10)" office:value-type="float" office:value="10">
            <text:p>10</text:p>
          </table:table-cell>
          <table:table-cell table:formula="of:=IF(OR([.F38]=&quot;responseA&quot;;[.F38]=&quot;reponseB&quot;;[.F38]=&quot;reponseC&quot;);-10;10)" office:value-type="float" office:value="10">
            <text:p>10</text:p>
          </table:table-cell>
          <table:table-cell table:formula="of:=IF(OR([.G38]=&quot;responseA&quot;;[.G38]=&quot;reponseB&quot;;[.G38]=&quot;reponseC&quot;);-10;10)" office:value-type="float" office:value="10">
            <text:p>10</text:p>
          </table:table-cell>
          <table:table-cell table:formula="of:=IF(OR([.H38]=&quot;responseA&quot;;[.H38]=&quot;reponseB&quot;;[.H38]=&quot;reponseC&quot;);-10;10)" office:value-type="float" office:value="10">
            <text:p>10</text:p>
          </table:table-cell>
          <table:table-cell table:formula="of:=IF(OR([.I38]=&quot;responseA&quot;;[.I38]=&quot;reponseB&quot;;[.I38]=&quot;reponseC&quot;);-10;10)" office:value-type="float" office:value="10">
            <text:p>10</text:p>
          </table:table-cell>
          <table:table-cell table:formula="of:=IF(OR([.J38]=&quot;responseA&quot;;[.J38]=&quot;reponseB&quot;;[.J38]=&quot;reponseC&quot;);-10;10)" office:value-type="float" office:value="10">
            <text:p>10</text:p>
          </table:table-cell>
          <table:table-cell table:formula="of:=IF(OR([.K38]=&quot;responseA&quot;;[.K38]=&quot;reponseB&quot;;[.K38]=&quot;reponseC&quot;);-10;10)" office:value-type="float" office:value="10">
            <text:p>10</text:p>
          </table:table-cell>
          <table:table-cell table:formula="of:=IF(OR([.L38]=&quot;responseA&quot;;[.L38]=&quot;reponseB&quot;;[.L38]=&quot;reponseC&quot;);-10;10)" office:value-type="float" office:value="10">
            <text:p>10</text:p>
          </table:table-cell>
          <table:table-cell table:formula="of:=IF(OR([.M38]=&quot;responseA&quot;;[.M38]=&quot;reponseB&quot;;[.M38]=&quot;reponseC&quot;);-10;10)" office:value-type="float" office:value="10">
            <text:p>10</text:p>
          </table:table-cell>
          <table:table-cell table:formula="of:=IF(OR([.N38]=&quot;responseA&quot;;[.N38]=&quot;reponseB&quot;;[.N38]=&quot;reponseC&quot;);-10;10)" office:value-type="float" office:value="10">
            <text:p>10</text:p>
          </table:table-cell>
          <table:table-cell table:formula="of:=IF(OR([.O38]=&quot;responseA&quot;;[.O38]=&quot;reponseB&quot;;[.O38]=&quot;reponseC&quot;);-10;10)" office:value-type="float" office:value="10">
            <text:p>10</text:p>
          </table:table-cell>
          <table:table-cell table:formula="of:=IF(OR([.P38]=&quot;responseA&quot;;[.P38]=&quot;reponseB&quot;;[.P38]=&quot;reponseC&quot;);-10;10)" office:value-type="float" office:value="10">
            <text:p>10</text:p>
          </table:table-cell>
          <table:table-cell table:formula="of:=IF(OR([.Q38]=&quot;responseA&quot;;[.Q38]=&quot;reponseB&quot;;[.Q38]=&quot;reponseC&quot;);-10;10)" office:value-type="float" office:value="10">
            <text:p>10</text:p>
          </table:table-cell>
          <table:table-cell table:formula="of:=IF(OR([.R38]=&quot;responseA&quot;;[.R38]=&quot;reponseB&quot;;[.R38]=&quot;reponseC&quot;);-10;10)" office:value-type="float" office:value="10">
            <text:p>10</text:p>
          </table:table-cell>
          <table:table-cell table:formula="of:=IF(OR([.S38]=&quot;responseA&quot;;[.S38]=&quot;reponseB&quot;;[.S38]=&quot;reponseC&quot;);-10;10)" office:value-type="float" office:value="10">
            <text:p>10</text:p>
          </table:table-cell>
          <table:table-cell table:formula="of:=IF(OR([.T38]=&quot;responseA&quot;;[.T38]=&quot;reponseB&quot;;[.T38]=&quot;reponseC&quot;);-10;10)" office:value-type="float" office:value="10">
            <text:p>10</text:p>
          </table:table-cell>
          <table:table-cell table:formula="of:=IF(OR([.U38]=&quot;responseA&quot;;[.U38]=&quot;reponseB&quot;;[.U38]=&quot;reponseC&quot;);-10;10)" office:value-type="float" office:value="10">
            <text:p>10</text:p>
          </table:table-cell>
          <table:table-cell table:formula="of:=IF(OR([.V38]=&quot;responseA&quot;;[.V38]=&quot;reponseB&quot;;[.V38]=&quot;reponseC&quot;);-10;10)" office:value-type="float" office:value="10">
            <text:p>10</text:p>
          </table:table-cell>
          <table:table-cell table:formula="of:=IF(OR([.W38]=&quot;responseA&quot;;[.W38]=&quot;reponseB&quot;;[.W38]=&quot;reponseC&quot;);-10;10)" office:value-type="float" office:value="10">
            <text:p>10</text:p>
          </table:table-cell>
          <table:table-cell table:formula="of:=IF(OR([.X38]=&quot;responseA&quot;;[.X38]=&quot;reponseB&quot;;[.X38]=&quot;reponseC&quot;);-10;10)" office:value-type="float" office:value="10">
            <text:p>10</text:p>
          </table:table-cell>
          <table:table-cell table:formula="of:=IF(SUM([.Y38:.AH38])&lt;10;10;SUM([.Y38:.AH38]))" office:value-type="float" office:value="100">
            <text:p>100</text:p>
          </table:table-cell>
          <table:table-cell table:formula="of:=IF(SUM([.AI38:.AR38])&lt;10;10;SUM([.AI38:.AR38]))" office:value-type="float" office:value="100">
            <text:p>100</text:p>
          </table:table-cell>
          <table:table-cell table:formula="of:=([.AT38]-[.AS38])/[.AS38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39]=&quot;responseA&quot;;[.E39]=&quot;reponseB&quot;;[.E39]=&quot;reponseC&quot;);-10;10)" office:value-type="float" office:value="10">
            <text:p>10</text:p>
          </table:table-cell>
          <table:table-cell table:formula="of:=IF(OR([.F39]=&quot;responseA&quot;;[.F39]=&quot;reponseB&quot;;[.F39]=&quot;reponseC&quot;);-10;10)" office:value-type="float" office:value="10">
            <text:p>10</text:p>
          </table:table-cell>
          <table:table-cell table:formula="of:=IF(OR([.G39]=&quot;responseA&quot;;[.G39]=&quot;reponseB&quot;;[.G39]=&quot;reponseC&quot;);-10;10)" office:value-type="float" office:value="10">
            <text:p>10</text:p>
          </table:table-cell>
          <table:table-cell table:formula="of:=IF(OR([.H39]=&quot;responseA&quot;;[.H39]=&quot;reponseB&quot;;[.H39]=&quot;reponseC&quot;);-10;10)" office:value-type="float" office:value="10">
            <text:p>10</text:p>
          </table:table-cell>
          <table:table-cell table:formula="of:=IF(OR([.I39]=&quot;responseA&quot;;[.I39]=&quot;reponseB&quot;;[.I39]=&quot;reponseC&quot;);-10;10)" office:value-type="float" office:value="10">
            <text:p>10</text:p>
          </table:table-cell>
          <table:table-cell table:formula="of:=IF(OR([.J39]=&quot;responseA&quot;;[.J39]=&quot;reponseB&quot;;[.J39]=&quot;reponseC&quot;);-10;10)" office:value-type="float" office:value="10">
            <text:p>10</text:p>
          </table:table-cell>
          <table:table-cell table:formula="of:=IF(OR([.K39]=&quot;responseA&quot;;[.K39]=&quot;reponseB&quot;;[.K39]=&quot;reponseC&quot;);-10;10)" office:value-type="float" office:value="10">
            <text:p>10</text:p>
          </table:table-cell>
          <table:table-cell table:formula="of:=IF(OR([.L39]=&quot;responseA&quot;;[.L39]=&quot;reponseB&quot;;[.L39]=&quot;reponseC&quot;);-10;10)" office:value-type="float" office:value="10">
            <text:p>10</text:p>
          </table:table-cell>
          <table:table-cell table:formula="of:=IF(OR([.M39]=&quot;responseA&quot;;[.M39]=&quot;reponseB&quot;;[.M39]=&quot;reponseC&quot;);-10;10)" office:value-type="float" office:value="10">
            <text:p>10</text:p>
          </table:table-cell>
          <table:table-cell table:formula="of:=IF(OR([.N39]=&quot;responseA&quot;;[.N39]=&quot;reponseB&quot;;[.N39]=&quot;reponseC&quot;);-10;10)" office:value-type="float" office:value="10">
            <text:p>10</text:p>
          </table:table-cell>
          <table:table-cell table:formula="of:=IF(OR([.O39]=&quot;responseA&quot;;[.O39]=&quot;reponseB&quot;;[.O39]=&quot;reponseC&quot;);-10;10)" office:value-type="float" office:value="10">
            <text:p>10</text:p>
          </table:table-cell>
          <table:table-cell table:formula="of:=IF(OR([.P39]=&quot;responseA&quot;;[.P39]=&quot;reponseB&quot;;[.P39]=&quot;reponseC&quot;);-10;10)" office:value-type="float" office:value="10">
            <text:p>10</text:p>
          </table:table-cell>
          <table:table-cell table:formula="of:=IF(OR([.Q39]=&quot;responseA&quot;;[.Q39]=&quot;reponseB&quot;;[.Q39]=&quot;reponseC&quot;);-10;10)" office:value-type="float" office:value="10">
            <text:p>10</text:p>
          </table:table-cell>
          <table:table-cell table:formula="of:=IF(OR([.R39]=&quot;responseA&quot;;[.R39]=&quot;reponseB&quot;;[.R39]=&quot;reponseC&quot;);-10;10)" office:value-type="float" office:value="10">
            <text:p>10</text:p>
          </table:table-cell>
          <table:table-cell table:formula="of:=IF(OR([.S39]=&quot;responseA&quot;;[.S39]=&quot;reponseB&quot;;[.S39]=&quot;reponseC&quot;);-10;10)" office:value-type="float" office:value="10">
            <text:p>10</text:p>
          </table:table-cell>
          <table:table-cell table:formula="of:=IF(OR([.T39]=&quot;responseA&quot;;[.T39]=&quot;reponseB&quot;;[.T39]=&quot;reponseC&quot;);-10;10)" office:value-type="float" office:value="10">
            <text:p>10</text:p>
          </table:table-cell>
          <table:table-cell table:formula="of:=IF(OR([.U39]=&quot;responseA&quot;;[.U39]=&quot;reponseB&quot;;[.U39]=&quot;reponseC&quot;);-10;10)" office:value-type="float" office:value="10">
            <text:p>10</text:p>
          </table:table-cell>
          <table:table-cell table:formula="of:=IF(OR([.V39]=&quot;responseA&quot;;[.V39]=&quot;reponseB&quot;;[.V39]=&quot;reponseC&quot;);-10;10)" office:value-type="float" office:value="10">
            <text:p>10</text:p>
          </table:table-cell>
          <table:table-cell table:formula="of:=IF(OR([.W39]=&quot;responseA&quot;;[.W39]=&quot;reponseB&quot;;[.W39]=&quot;reponseC&quot;);-10;10)" office:value-type="float" office:value="10">
            <text:p>10</text:p>
          </table:table-cell>
          <table:table-cell table:formula="of:=IF(OR([.X39]=&quot;responseA&quot;;[.X39]=&quot;reponseB&quot;;[.X39]=&quot;reponseC&quot;);-10;10)" office:value-type="float" office:value="10">
            <text:p>10</text:p>
          </table:table-cell>
          <table:table-cell table:formula="of:=IF(SUM([.Y39:.AH39])&lt;10;10;SUM([.Y39:.AH39]))" office:value-type="float" office:value="100">
            <text:p>100</text:p>
          </table:table-cell>
          <table:table-cell table:formula="of:=IF(SUM([.AI39:.AR39])&lt;10;10;SUM([.AI39:.AR39]))" office:value-type="float" office:value="100">
            <text:p>100</text:p>
          </table:table-cell>
          <table:table-cell table:formula="of:=([.AT39]-[.AS39])/[.AS39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40]=&quot;responseA&quot;;[.E40]=&quot;reponseB&quot;;[.E40]=&quot;reponseC&quot;);-10;10)" office:value-type="float" office:value="10">
            <text:p>10</text:p>
          </table:table-cell>
          <table:table-cell table:formula="of:=IF(OR([.F40]=&quot;responseA&quot;;[.F40]=&quot;reponseB&quot;;[.F40]=&quot;reponseC&quot;);-10;10)" office:value-type="float" office:value="10">
            <text:p>10</text:p>
          </table:table-cell>
          <table:table-cell table:formula="of:=IF(OR([.G40]=&quot;responseA&quot;;[.G40]=&quot;reponseB&quot;;[.G40]=&quot;reponseC&quot;);-10;10)" office:value-type="float" office:value="10">
            <text:p>10</text:p>
          </table:table-cell>
          <table:table-cell table:formula="of:=IF(OR([.H40]=&quot;responseA&quot;;[.H40]=&quot;reponseB&quot;;[.H40]=&quot;reponseC&quot;);-10;10)" office:value-type="float" office:value="10">
            <text:p>10</text:p>
          </table:table-cell>
          <table:table-cell table:formula="of:=IF(OR([.I40]=&quot;responseA&quot;;[.I40]=&quot;reponseB&quot;;[.I40]=&quot;reponseC&quot;);-10;10)" office:value-type="float" office:value="10">
            <text:p>10</text:p>
          </table:table-cell>
          <table:table-cell table:formula="of:=IF(OR([.J40]=&quot;responseA&quot;;[.J40]=&quot;reponseB&quot;;[.J40]=&quot;reponseC&quot;);-10;10)" office:value-type="float" office:value="10">
            <text:p>10</text:p>
          </table:table-cell>
          <table:table-cell table:formula="of:=IF(OR([.K40]=&quot;responseA&quot;;[.K40]=&quot;reponseB&quot;;[.K40]=&quot;reponseC&quot;);-10;10)" office:value-type="float" office:value="10">
            <text:p>10</text:p>
          </table:table-cell>
          <table:table-cell table:formula="of:=IF(OR([.L40]=&quot;responseA&quot;;[.L40]=&quot;reponseB&quot;;[.L40]=&quot;reponseC&quot;);-10;10)" office:value-type="float" office:value="10">
            <text:p>10</text:p>
          </table:table-cell>
          <table:table-cell table:formula="of:=IF(OR([.M40]=&quot;responseA&quot;;[.M40]=&quot;reponseB&quot;;[.M40]=&quot;reponseC&quot;);-10;10)" office:value-type="float" office:value="10">
            <text:p>10</text:p>
          </table:table-cell>
          <table:table-cell table:formula="of:=IF(OR([.N40]=&quot;responseA&quot;;[.N40]=&quot;reponseB&quot;;[.N40]=&quot;reponseC&quot;);-10;10)" office:value-type="float" office:value="10">
            <text:p>10</text:p>
          </table:table-cell>
          <table:table-cell table:formula="of:=IF(OR([.O40]=&quot;responseA&quot;;[.O40]=&quot;reponseB&quot;;[.O40]=&quot;reponseC&quot;);-10;10)" office:value-type="float" office:value="10">
            <text:p>10</text:p>
          </table:table-cell>
          <table:table-cell table:formula="of:=IF(OR([.P40]=&quot;responseA&quot;;[.P40]=&quot;reponseB&quot;;[.P40]=&quot;reponseC&quot;);-10;10)" office:value-type="float" office:value="10">
            <text:p>10</text:p>
          </table:table-cell>
          <table:table-cell table:formula="of:=IF(OR([.Q40]=&quot;responseA&quot;;[.Q40]=&quot;reponseB&quot;;[.Q40]=&quot;reponseC&quot;);-10;10)" office:value-type="float" office:value="10">
            <text:p>10</text:p>
          </table:table-cell>
          <table:table-cell table:formula="of:=IF(OR([.R40]=&quot;responseA&quot;;[.R40]=&quot;reponseB&quot;;[.R40]=&quot;reponseC&quot;);-10;10)" office:value-type="float" office:value="10">
            <text:p>10</text:p>
          </table:table-cell>
          <table:table-cell table:formula="of:=IF(OR([.S40]=&quot;responseA&quot;;[.S40]=&quot;reponseB&quot;;[.S40]=&quot;reponseC&quot;);-10;10)" office:value-type="float" office:value="10">
            <text:p>10</text:p>
          </table:table-cell>
          <table:table-cell table:formula="of:=IF(OR([.T40]=&quot;responseA&quot;;[.T40]=&quot;reponseB&quot;;[.T40]=&quot;reponseC&quot;);-10;10)" office:value-type="float" office:value="10">
            <text:p>10</text:p>
          </table:table-cell>
          <table:table-cell table:formula="of:=IF(OR([.U40]=&quot;responseA&quot;;[.U40]=&quot;reponseB&quot;;[.U40]=&quot;reponseC&quot;);-10;10)" office:value-type="float" office:value="10">
            <text:p>10</text:p>
          </table:table-cell>
          <table:table-cell table:formula="of:=IF(OR([.V40]=&quot;responseA&quot;;[.V40]=&quot;reponseB&quot;;[.V40]=&quot;reponseC&quot;);-10;10)" office:value-type="float" office:value="10">
            <text:p>10</text:p>
          </table:table-cell>
          <table:table-cell table:formula="of:=IF(OR([.W40]=&quot;responseA&quot;;[.W40]=&quot;reponseB&quot;;[.W40]=&quot;reponseC&quot;);-10;10)" office:value-type="float" office:value="10">
            <text:p>10</text:p>
          </table:table-cell>
          <table:table-cell table:formula="of:=IF(OR([.X40]=&quot;responseA&quot;;[.X40]=&quot;reponseB&quot;;[.X40]=&quot;reponseC&quot;);-10;10)" office:value-type="float" office:value="10">
            <text:p>10</text:p>
          </table:table-cell>
          <table:table-cell table:formula="of:=IF(SUM([.Y40:.AH40])&lt;10;10;SUM([.Y40:.AH40]))" office:value-type="float" office:value="100">
            <text:p>100</text:p>
          </table:table-cell>
          <table:table-cell table:formula="of:=IF(SUM([.AI40:.AR40])&lt;10;10;SUM([.AI40:.AR40]))" office:value-type="float" office:value="100">
            <text:p>100</text:p>
          </table:table-cell>
          <table:table-cell table:formula="of:=([.AT40]-[.AS40])/[.AS40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41]=&quot;responseA&quot;;[.E41]=&quot;reponseB&quot;;[.E41]=&quot;reponseC&quot;);-10;10)" office:value-type="float" office:value="10">
            <text:p>10</text:p>
          </table:table-cell>
          <table:table-cell table:formula="of:=IF(OR([.F41]=&quot;responseA&quot;;[.F41]=&quot;reponseB&quot;;[.F41]=&quot;reponseC&quot;);-10;10)" office:value-type="float" office:value="10">
            <text:p>10</text:p>
          </table:table-cell>
          <table:table-cell table:formula="of:=IF(OR([.G41]=&quot;responseA&quot;;[.G41]=&quot;reponseB&quot;;[.G41]=&quot;reponseC&quot;);-10;10)" office:value-type="float" office:value="10">
            <text:p>10</text:p>
          </table:table-cell>
          <table:table-cell table:formula="of:=IF(OR([.H41]=&quot;responseA&quot;;[.H41]=&quot;reponseB&quot;;[.H41]=&quot;reponseC&quot;);-10;10)" office:value-type="float" office:value="10">
            <text:p>10</text:p>
          </table:table-cell>
          <table:table-cell table:formula="of:=IF(OR([.I41]=&quot;responseA&quot;;[.I41]=&quot;reponseB&quot;;[.I41]=&quot;reponseC&quot;);-10;10)" office:value-type="float" office:value="10">
            <text:p>10</text:p>
          </table:table-cell>
          <table:table-cell table:formula="of:=IF(OR([.J41]=&quot;responseA&quot;;[.J41]=&quot;reponseB&quot;;[.J41]=&quot;reponseC&quot;);-10;10)" office:value-type="float" office:value="10">
            <text:p>10</text:p>
          </table:table-cell>
          <table:table-cell table:formula="of:=IF(OR([.K41]=&quot;responseA&quot;;[.K41]=&quot;reponseB&quot;;[.K41]=&quot;reponseC&quot;);-10;10)" office:value-type="float" office:value="10">
            <text:p>10</text:p>
          </table:table-cell>
          <table:table-cell table:formula="of:=IF(OR([.L41]=&quot;responseA&quot;;[.L41]=&quot;reponseB&quot;;[.L41]=&quot;reponseC&quot;);-10;10)" office:value-type="float" office:value="10">
            <text:p>10</text:p>
          </table:table-cell>
          <table:table-cell table:formula="of:=IF(OR([.M41]=&quot;responseA&quot;;[.M41]=&quot;reponseB&quot;;[.M41]=&quot;reponseC&quot;);-10;10)" office:value-type="float" office:value="10">
            <text:p>10</text:p>
          </table:table-cell>
          <table:table-cell table:formula="of:=IF(OR([.N41]=&quot;responseA&quot;;[.N41]=&quot;reponseB&quot;;[.N41]=&quot;reponseC&quot;);-10;10)" office:value-type="float" office:value="10">
            <text:p>10</text:p>
          </table:table-cell>
          <table:table-cell table:formula="of:=IF(OR([.O41]=&quot;responseA&quot;;[.O41]=&quot;reponseB&quot;;[.O41]=&quot;reponseC&quot;);-10;10)" office:value-type="float" office:value="10">
            <text:p>10</text:p>
          </table:table-cell>
          <table:table-cell table:formula="of:=IF(OR([.P41]=&quot;responseA&quot;;[.P41]=&quot;reponseB&quot;;[.P41]=&quot;reponseC&quot;);-10;10)" office:value-type="float" office:value="10">
            <text:p>10</text:p>
          </table:table-cell>
          <table:table-cell table:formula="of:=IF(OR([.Q41]=&quot;responseA&quot;;[.Q41]=&quot;reponseB&quot;;[.Q41]=&quot;reponseC&quot;);-10;10)" office:value-type="float" office:value="10">
            <text:p>10</text:p>
          </table:table-cell>
          <table:table-cell table:formula="of:=IF(OR([.R41]=&quot;responseA&quot;;[.R41]=&quot;reponseB&quot;;[.R41]=&quot;reponseC&quot;);-10;10)" office:value-type="float" office:value="10">
            <text:p>10</text:p>
          </table:table-cell>
          <table:table-cell table:formula="of:=IF(OR([.S41]=&quot;responseA&quot;;[.S41]=&quot;reponseB&quot;;[.S41]=&quot;reponseC&quot;);-10;10)" office:value-type="float" office:value="10">
            <text:p>10</text:p>
          </table:table-cell>
          <table:table-cell table:formula="of:=IF(OR([.T41]=&quot;responseA&quot;;[.T41]=&quot;reponseB&quot;;[.T41]=&quot;reponseC&quot;);-10;10)" office:value-type="float" office:value="10">
            <text:p>10</text:p>
          </table:table-cell>
          <table:table-cell table:formula="of:=IF(OR([.U41]=&quot;responseA&quot;;[.U41]=&quot;reponseB&quot;;[.U41]=&quot;reponseC&quot;);-10;10)" office:value-type="float" office:value="10">
            <text:p>10</text:p>
          </table:table-cell>
          <table:table-cell table:formula="of:=IF(OR([.V41]=&quot;responseA&quot;;[.V41]=&quot;reponseB&quot;;[.V41]=&quot;reponseC&quot;);-10;10)" office:value-type="float" office:value="10">
            <text:p>10</text:p>
          </table:table-cell>
          <table:table-cell table:formula="of:=IF(OR([.W41]=&quot;responseA&quot;;[.W41]=&quot;reponseB&quot;;[.W41]=&quot;reponseC&quot;);-10;10)" office:value-type="float" office:value="10">
            <text:p>10</text:p>
          </table:table-cell>
          <table:table-cell table:formula="of:=IF(OR([.X41]=&quot;responseA&quot;;[.X41]=&quot;reponseB&quot;;[.X41]=&quot;reponseC&quot;);-10;10)" office:value-type="float" office:value="10">
            <text:p>10</text:p>
          </table:table-cell>
          <table:table-cell table:formula="of:=IF(SUM([.Y41:.AH41])&lt;10;10;SUM([.Y41:.AH41]))" office:value-type="float" office:value="100">
            <text:p>100</text:p>
          </table:table-cell>
          <table:table-cell table:formula="of:=IF(SUM([.AI41:.AR41])&lt;10;10;SUM([.AI41:.AR41]))" office:value-type="float" office:value="100">
            <text:p>100</text:p>
          </table:table-cell>
          <table:table-cell table:formula="of:=([.AT41]-[.AS41])/[.AS41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42]=&quot;responseA&quot;;[.E42]=&quot;reponseB&quot;;[.E42]=&quot;reponseC&quot;);-10;10)" office:value-type="float" office:value="10">
            <text:p>10</text:p>
          </table:table-cell>
          <table:table-cell table:formula="of:=IF(OR([.F42]=&quot;responseA&quot;;[.F42]=&quot;reponseB&quot;;[.F42]=&quot;reponseC&quot;);-10;10)" office:value-type="float" office:value="10">
            <text:p>10</text:p>
          </table:table-cell>
          <table:table-cell table:formula="of:=IF(OR([.G42]=&quot;responseA&quot;;[.G42]=&quot;reponseB&quot;;[.G42]=&quot;reponseC&quot;);-10;10)" office:value-type="float" office:value="10">
            <text:p>10</text:p>
          </table:table-cell>
          <table:table-cell table:formula="of:=IF(OR([.H42]=&quot;responseA&quot;;[.H42]=&quot;reponseB&quot;;[.H42]=&quot;reponseC&quot;);-10;10)" office:value-type="float" office:value="10">
            <text:p>10</text:p>
          </table:table-cell>
          <table:table-cell table:formula="of:=IF(OR([.I42]=&quot;responseA&quot;;[.I42]=&quot;reponseB&quot;;[.I42]=&quot;reponseC&quot;);-10;10)" office:value-type="float" office:value="10">
            <text:p>10</text:p>
          </table:table-cell>
          <table:table-cell table:formula="of:=IF(OR([.J42]=&quot;responseA&quot;;[.J42]=&quot;reponseB&quot;;[.J42]=&quot;reponseC&quot;);-10;10)" office:value-type="float" office:value="10">
            <text:p>10</text:p>
          </table:table-cell>
          <table:table-cell table:formula="of:=IF(OR([.K42]=&quot;responseA&quot;;[.K42]=&quot;reponseB&quot;;[.K42]=&quot;reponseC&quot;);-10;10)" office:value-type="float" office:value="10">
            <text:p>10</text:p>
          </table:table-cell>
          <table:table-cell table:formula="of:=IF(OR([.L42]=&quot;responseA&quot;;[.L42]=&quot;reponseB&quot;;[.L42]=&quot;reponseC&quot;);-10;10)" office:value-type="float" office:value="10">
            <text:p>10</text:p>
          </table:table-cell>
          <table:table-cell table:formula="of:=IF(OR([.M42]=&quot;responseA&quot;;[.M42]=&quot;reponseB&quot;;[.M42]=&quot;reponseC&quot;);-10;10)" office:value-type="float" office:value="10">
            <text:p>10</text:p>
          </table:table-cell>
          <table:table-cell table:formula="of:=IF(OR([.N42]=&quot;responseA&quot;;[.N42]=&quot;reponseB&quot;;[.N42]=&quot;reponseC&quot;);-10;10)" office:value-type="float" office:value="10">
            <text:p>10</text:p>
          </table:table-cell>
          <table:table-cell table:formula="of:=IF(OR([.O42]=&quot;responseA&quot;;[.O42]=&quot;reponseB&quot;;[.O42]=&quot;reponseC&quot;);-10;10)" office:value-type="float" office:value="10">
            <text:p>10</text:p>
          </table:table-cell>
          <table:table-cell table:formula="of:=IF(OR([.P42]=&quot;responseA&quot;;[.P42]=&quot;reponseB&quot;;[.P42]=&quot;reponseC&quot;);-10;10)" office:value-type="float" office:value="10">
            <text:p>10</text:p>
          </table:table-cell>
          <table:table-cell table:formula="of:=IF(OR([.Q42]=&quot;responseA&quot;;[.Q42]=&quot;reponseB&quot;;[.Q42]=&quot;reponseC&quot;);-10;10)" office:value-type="float" office:value="10">
            <text:p>10</text:p>
          </table:table-cell>
          <table:table-cell table:formula="of:=IF(OR([.R42]=&quot;responseA&quot;;[.R42]=&quot;reponseB&quot;;[.R42]=&quot;reponseC&quot;);-10;10)" office:value-type="float" office:value="10">
            <text:p>10</text:p>
          </table:table-cell>
          <table:table-cell table:formula="of:=IF(OR([.S42]=&quot;responseA&quot;;[.S42]=&quot;reponseB&quot;;[.S42]=&quot;reponseC&quot;);-10;10)" office:value-type="float" office:value="10">
            <text:p>10</text:p>
          </table:table-cell>
          <table:table-cell table:formula="of:=IF(OR([.T42]=&quot;responseA&quot;;[.T42]=&quot;reponseB&quot;;[.T42]=&quot;reponseC&quot;);-10;10)" office:value-type="float" office:value="10">
            <text:p>10</text:p>
          </table:table-cell>
          <table:table-cell table:formula="of:=IF(OR([.U42]=&quot;responseA&quot;;[.U42]=&quot;reponseB&quot;;[.U42]=&quot;reponseC&quot;);-10;10)" office:value-type="float" office:value="10">
            <text:p>10</text:p>
          </table:table-cell>
          <table:table-cell table:formula="of:=IF(OR([.V42]=&quot;responseA&quot;;[.V42]=&quot;reponseB&quot;;[.V42]=&quot;reponseC&quot;);-10;10)" office:value-type="float" office:value="10">
            <text:p>10</text:p>
          </table:table-cell>
          <table:table-cell table:formula="of:=IF(OR([.W42]=&quot;responseA&quot;;[.W42]=&quot;reponseB&quot;;[.W42]=&quot;reponseC&quot;);-10;10)" office:value-type="float" office:value="10">
            <text:p>10</text:p>
          </table:table-cell>
          <table:table-cell table:formula="of:=IF(OR([.X42]=&quot;responseA&quot;;[.X42]=&quot;reponseB&quot;;[.X42]=&quot;reponseC&quot;);-10;10)" office:value-type="float" office:value="10">
            <text:p>10</text:p>
          </table:table-cell>
          <table:table-cell table:formula="of:=IF(SUM([.Y42:.AH42])&lt;10;10;SUM([.Y42:.AH42]))" office:value-type="float" office:value="100">
            <text:p>100</text:p>
          </table:table-cell>
          <table:table-cell table:formula="of:=IF(SUM([.AI42:.AR42])&lt;10;10;SUM([.AI42:.AR42]))" office:value-type="float" office:value="100">
            <text:p>100</text:p>
          </table:table-cell>
          <table:table-cell table:formula="of:=([.AT42]-[.AS42])/[.AS42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43]=&quot;responseA&quot;;[.E43]=&quot;reponseB&quot;;[.E43]=&quot;reponseC&quot;);-10;10)" office:value-type="float" office:value="10">
            <text:p>10</text:p>
          </table:table-cell>
          <table:table-cell table:formula="of:=IF(OR([.F43]=&quot;responseA&quot;;[.F43]=&quot;reponseB&quot;;[.F43]=&quot;reponseC&quot;);-10;10)" office:value-type="float" office:value="10">
            <text:p>10</text:p>
          </table:table-cell>
          <table:table-cell table:formula="of:=IF(OR([.G43]=&quot;responseA&quot;;[.G43]=&quot;reponseB&quot;;[.G43]=&quot;reponseC&quot;);-10;10)" office:value-type="float" office:value="10">
            <text:p>10</text:p>
          </table:table-cell>
          <table:table-cell table:formula="of:=IF(OR([.H43]=&quot;responseA&quot;;[.H43]=&quot;reponseB&quot;;[.H43]=&quot;reponseC&quot;);-10;10)" office:value-type="float" office:value="10">
            <text:p>10</text:p>
          </table:table-cell>
          <table:table-cell table:formula="of:=IF(OR([.I43]=&quot;responseA&quot;;[.I43]=&quot;reponseB&quot;;[.I43]=&quot;reponseC&quot;);-10;10)" office:value-type="float" office:value="10">
            <text:p>10</text:p>
          </table:table-cell>
          <table:table-cell table:formula="of:=IF(OR([.J43]=&quot;responseA&quot;;[.J43]=&quot;reponseB&quot;;[.J43]=&quot;reponseC&quot;);-10;10)" office:value-type="float" office:value="10">
            <text:p>10</text:p>
          </table:table-cell>
          <table:table-cell table:formula="of:=IF(OR([.K43]=&quot;responseA&quot;;[.K43]=&quot;reponseB&quot;;[.K43]=&quot;reponseC&quot;);-10;10)" office:value-type="float" office:value="10">
            <text:p>10</text:p>
          </table:table-cell>
          <table:table-cell table:formula="of:=IF(OR([.L43]=&quot;responseA&quot;;[.L43]=&quot;reponseB&quot;;[.L43]=&quot;reponseC&quot;);-10;10)" office:value-type="float" office:value="10">
            <text:p>10</text:p>
          </table:table-cell>
          <table:table-cell table:formula="of:=IF(OR([.M43]=&quot;responseA&quot;;[.M43]=&quot;reponseB&quot;;[.M43]=&quot;reponseC&quot;);-10;10)" office:value-type="float" office:value="10">
            <text:p>10</text:p>
          </table:table-cell>
          <table:table-cell table:formula="of:=IF(OR([.N43]=&quot;responseA&quot;;[.N43]=&quot;reponseB&quot;;[.N43]=&quot;reponseC&quot;);-10;10)" office:value-type="float" office:value="10">
            <text:p>10</text:p>
          </table:table-cell>
          <table:table-cell table:formula="of:=IF(OR([.O43]=&quot;responseA&quot;;[.O43]=&quot;reponseB&quot;;[.O43]=&quot;reponseC&quot;);-10;10)" office:value-type="float" office:value="10">
            <text:p>10</text:p>
          </table:table-cell>
          <table:table-cell table:formula="of:=IF(OR([.P43]=&quot;responseA&quot;;[.P43]=&quot;reponseB&quot;;[.P43]=&quot;reponseC&quot;);-10;10)" office:value-type="float" office:value="10">
            <text:p>10</text:p>
          </table:table-cell>
          <table:table-cell table:formula="of:=IF(OR([.Q43]=&quot;responseA&quot;;[.Q43]=&quot;reponseB&quot;;[.Q43]=&quot;reponseC&quot;);-10;10)" office:value-type="float" office:value="10">
            <text:p>10</text:p>
          </table:table-cell>
          <table:table-cell table:formula="of:=IF(OR([.R43]=&quot;responseA&quot;;[.R43]=&quot;reponseB&quot;;[.R43]=&quot;reponseC&quot;);-10;10)" office:value-type="float" office:value="10">
            <text:p>10</text:p>
          </table:table-cell>
          <table:table-cell table:formula="of:=IF(OR([.S43]=&quot;responseA&quot;;[.S43]=&quot;reponseB&quot;;[.S43]=&quot;reponseC&quot;);-10;10)" office:value-type="float" office:value="10">
            <text:p>10</text:p>
          </table:table-cell>
          <table:table-cell table:formula="of:=IF(OR([.T43]=&quot;responseA&quot;;[.T43]=&quot;reponseB&quot;;[.T43]=&quot;reponseC&quot;);-10;10)" office:value-type="float" office:value="10">
            <text:p>10</text:p>
          </table:table-cell>
          <table:table-cell table:formula="of:=IF(OR([.U43]=&quot;responseA&quot;;[.U43]=&quot;reponseB&quot;;[.U43]=&quot;reponseC&quot;);-10;10)" office:value-type="float" office:value="10">
            <text:p>10</text:p>
          </table:table-cell>
          <table:table-cell table:formula="of:=IF(OR([.V43]=&quot;responseA&quot;;[.V43]=&quot;reponseB&quot;;[.V43]=&quot;reponseC&quot;);-10;10)" office:value-type="float" office:value="10">
            <text:p>10</text:p>
          </table:table-cell>
          <table:table-cell table:formula="of:=IF(OR([.W43]=&quot;responseA&quot;;[.W43]=&quot;reponseB&quot;;[.W43]=&quot;reponseC&quot;);-10;10)" office:value-type="float" office:value="10">
            <text:p>10</text:p>
          </table:table-cell>
          <table:table-cell table:formula="of:=IF(OR([.X43]=&quot;responseA&quot;;[.X43]=&quot;reponseB&quot;;[.X43]=&quot;reponseC&quot;);-10;10)" office:value-type="float" office:value="10">
            <text:p>10</text:p>
          </table:table-cell>
          <table:table-cell table:formula="of:=IF(SUM([.Y43:.AH43])&lt;10;10;SUM([.Y43:.AH43]))" office:value-type="float" office:value="100">
            <text:p>100</text:p>
          </table:table-cell>
          <table:table-cell table:formula="of:=IF(SUM([.AI43:.AR43])&lt;10;10;SUM([.AI43:.AR43]))" office:value-type="float" office:value="100">
            <text:p>100</text:p>
          </table:table-cell>
          <table:table-cell table:formula="of:=([.AT43]-[.AS43])/[.AS43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44]=&quot;responseA&quot;;[.E44]=&quot;reponseB&quot;;[.E44]=&quot;reponseC&quot;);-10;10)" office:value-type="float" office:value="10">
            <text:p>10</text:p>
          </table:table-cell>
          <table:table-cell table:formula="of:=IF(OR([.F44]=&quot;responseA&quot;;[.F44]=&quot;reponseB&quot;;[.F44]=&quot;reponseC&quot;);-10;10)" office:value-type="float" office:value="10">
            <text:p>10</text:p>
          </table:table-cell>
          <table:table-cell table:formula="of:=IF(OR([.G44]=&quot;responseA&quot;;[.G44]=&quot;reponseB&quot;;[.G44]=&quot;reponseC&quot;);-10;10)" office:value-type="float" office:value="10">
            <text:p>10</text:p>
          </table:table-cell>
          <table:table-cell table:formula="of:=IF(OR([.H44]=&quot;responseA&quot;;[.H44]=&quot;reponseB&quot;;[.H44]=&quot;reponseC&quot;);-10;10)" office:value-type="float" office:value="10">
            <text:p>10</text:p>
          </table:table-cell>
          <table:table-cell table:formula="of:=IF(OR([.I44]=&quot;responseA&quot;;[.I44]=&quot;reponseB&quot;;[.I44]=&quot;reponseC&quot;);-10;10)" office:value-type="float" office:value="10">
            <text:p>10</text:p>
          </table:table-cell>
          <table:table-cell table:formula="of:=IF(OR([.J44]=&quot;responseA&quot;;[.J44]=&quot;reponseB&quot;;[.J44]=&quot;reponseC&quot;);-10;10)" office:value-type="float" office:value="10">
            <text:p>10</text:p>
          </table:table-cell>
          <table:table-cell table:formula="of:=IF(OR([.K44]=&quot;responseA&quot;;[.K44]=&quot;reponseB&quot;;[.K44]=&quot;reponseC&quot;);-10;10)" office:value-type="float" office:value="10">
            <text:p>10</text:p>
          </table:table-cell>
          <table:table-cell table:formula="of:=IF(OR([.L44]=&quot;responseA&quot;;[.L44]=&quot;reponseB&quot;;[.L44]=&quot;reponseC&quot;);-10;10)" office:value-type="float" office:value="10">
            <text:p>10</text:p>
          </table:table-cell>
          <table:table-cell table:formula="of:=IF(OR([.M44]=&quot;responseA&quot;;[.M44]=&quot;reponseB&quot;;[.M44]=&quot;reponseC&quot;);-10;10)" office:value-type="float" office:value="10">
            <text:p>10</text:p>
          </table:table-cell>
          <table:table-cell table:formula="of:=IF(OR([.N44]=&quot;responseA&quot;;[.N44]=&quot;reponseB&quot;;[.N44]=&quot;reponseC&quot;);-10;10)" office:value-type="float" office:value="10">
            <text:p>10</text:p>
          </table:table-cell>
          <table:table-cell table:formula="of:=IF(OR([.O44]=&quot;responseA&quot;;[.O44]=&quot;reponseB&quot;;[.O44]=&quot;reponseC&quot;);-10;10)" office:value-type="float" office:value="10">
            <text:p>10</text:p>
          </table:table-cell>
          <table:table-cell table:formula="of:=IF(OR([.P44]=&quot;responseA&quot;;[.P44]=&quot;reponseB&quot;;[.P44]=&quot;reponseC&quot;);-10;10)" office:value-type="float" office:value="10">
            <text:p>10</text:p>
          </table:table-cell>
          <table:table-cell table:formula="of:=IF(OR([.Q44]=&quot;responseA&quot;;[.Q44]=&quot;reponseB&quot;;[.Q44]=&quot;reponseC&quot;);-10;10)" office:value-type="float" office:value="10">
            <text:p>10</text:p>
          </table:table-cell>
          <table:table-cell table:formula="of:=IF(OR([.R44]=&quot;responseA&quot;;[.R44]=&quot;reponseB&quot;;[.R44]=&quot;reponseC&quot;);-10;10)" office:value-type="float" office:value="10">
            <text:p>10</text:p>
          </table:table-cell>
          <table:table-cell table:formula="of:=IF(OR([.S44]=&quot;responseA&quot;;[.S44]=&quot;reponseB&quot;;[.S44]=&quot;reponseC&quot;);-10;10)" office:value-type="float" office:value="10">
            <text:p>10</text:p>
          </table:table-cell>
          <table:table-cell table:formula="of:=IF(OR([.T44]=&quot;responseA&quot;;[.T44]=&quot;reponseB&quot;;[.T44]=&quot;reponseC&quot;);-10;10)" office:value-type="float" office:value="10">
            <text:p>10</text:p>
          </table:table-cell>
          <table:table-cell table:formula="of:=IF(OR([.U44]=&quot;responseA&quot;;[.U44]=&quot;reponseB&quot;;[.U44]=&quot;reponseC&quot;);-10;10)" office:value-type="float" office:value="10">
            <text:p>10</text:p>
          </table:table-cell>
          <table:table-cell table:formula="of:=IF(OR([.V44]=&quot;responseA&quot;;[.V44]=&quot;reponseB&quot;;[.V44]=&quot;reponseC&quot;);-10;10)" office:value-type="float" office:value="10">
            <text:p>10</text:p>
          </table:table-cell>
          <table:table-cell table:formula="of:=IF(OR([.W44]=&quot;responseA&quot;;[.W44]=&quot;reponseB&quot;;[.W44]=&quot;reponseC&quot;);-10;10)" office:value-type="float" office:value="10">
            <text:p>10</text:p>
          </table:table-cell>
          <table:table-cell table:formula="of:=IF(OR([.X44]=&quot;responseA&quot;;[.X44]=&quot;reponseB&quot;;[.X44]=&quot;reponseC&quot;);-10;10)" office:value-type="float" office:value="10">
            <text:p>10</text:p>
          </table:table-cell>
          <table:table-cell table:formula="of:=IF(SUM([.Y44:.AH44])&lt;10;10;SUM([.Y44:.AH44]))" office:value-type="float" office:value="100">
            <text:p>100</text:p>
          </table:table-cell>
          <table:table-cell table:formula="of:=IF(SUM([.AI44:.AR44])&lt;10;10;SUM([.AI44:.AR44]))" office:value-type="float" office:value="100">
            <text:p>100</text:p>
          </table:table-cell>
          <table:table-cell table:formula="of:=([.AT44]-[.AS44])/[.AS44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45]=&quot;responseA&quot;;[.E45]=&quot;reponseB&quot;;[.E45]=&quot;reponseC&quot;);-10;10)" office:value-type="float" office:value="10">
            <text:p>10</text:p>
          </table:table-cell>
          <table:table-cell table:formula="of:=IF(OR([.F45]=&quot;responseA&quot;;[.F45]=&quot;reponseB&quot;;[.F45]=&quot;reponseC&quot;);-10;10)" office:value-type="float" office:value="10">
            <text:p>10</text:p>
          </table:table-cell>
          <table:table-cell table:formula="of:=IF(OR([.G45]=&quot;responseA&quot;;[.G45]=&quot;reponseB&quot;;[.G45]=&quot;reponseC&quot;);-10;10)" office:value-type="float" office:value="10">
            <text:p>10</text:p>
          </table:table-cell>
          <table:table-cell table:formula="of:=IF(OR([.H45]=&quot;responseA&quot;;[.H45]=&quot;reponseB&quot;;[.H45]=&quot;reponseC&quot;);-10;10)" office:value-type="float" office:value="10">
            <text:p>10</text:p>
          </table:table-cell>
          <table:table-cell table:formula="of:=IF(OR([.I45]=&quot;responseA&quot;;[.I45]=&quot;reponseB&quot;;[.I45]=&quot;reponseC&quot;);-10;10)" office:value-type="float" office:value="10">
            <text:p>10</text:p>
          </table:table-cell>
          <table:table-cell table:formula="of:=IF(OR([.J45]=&quot;responseA&quot;;[.J45]=&quot;reponseB&quot;;[.J45]=&quot;reponseC&quot;);-10;10)" office:value-type="float" office:value="10">
            <text:p>10</text:p>
          </table:table-cell>
          <table:table-cell table:formula="of:=IF(OR([.K45]=&quot;responseA&quot;;[.K45]=&quot;reponseB&quot;;[.K45]=&quot;reponseC&quot;);-10;10)" office:value-type="float" office:value="10">
            <text:p>10</text:p>
          </table:table-cell>
          <table:table-cell table:formula="of:=IF(OR([.L45]=&quot;responseA&quot;;[.L45]=&quot;reponseB&quot;;[.L45]=&quot;reponseC&quot;);-10;10)" office:value-type="float" office:value="10">
            <text:p>10</text:p>
          </table:table-cell>
          <table:table-cell table:formula="of:=IF(OR([.M45]=&quot;responseA&quot;;[.M45]=&quot;reponseB&quot;;[.M45]=&quot;reponseC&quot;);-10;10)" office:value-type="float" office:value="10">
            <text:p>10</text:p>
          </table:table-cell>
          <table:table-cell table:formula="of:=IF(OR([.N45]=&quot;responseA&quot;;[.N45]=&quot;reponseB&quot;;[.N45]=&quot;reponseC&quot;);-10;10)" office:value-type="float" office:value="10">
            <text:p>10</text:p>
          </table:table-cell>
          <table:table-cell table:formula="of:=IF(OR([.O45]=&quot;responseA&quot;;[.O45]=&quot;reponseB&quot;;[.O45]=&quot;reponseC&quot;);-10;10)" office:value-type="float" office:value="10">
            <text:p>10</text:p>
          </table:table-cell>
          <table:table-cell table:formula="of:=IF(OR([.P45]=&quot;responseA&quot;;[.P45]=&quot;reponseB&quot;;[.P45]=&quot;reponseC&quot;);-10;10)" office:value-type="float" office:value="10">
            <text:p>10</text:p>
          </table:table-cell>
          <table:table-cell table:formula="of:=IF(OR([.Q45]=&quot;responseA&quot;;[.Q45]=&quot;reponseB&quot;;[.Q45]=&quot;reponseC&quot;);-10;10)" office:value-type="float" office:value="10">
            <text:p>10</text:p>
          </table:table-cell>
          <table:table-cell table:formula="of:=IF(OR([.R45]=&quot;responseA&quot;;[.R45]=&quot;reponseB&quot;;[.R45]=&quot;reponseC&quot;);-10;10)" office:value-type="float" office:value="10">
            <text:p>10</text:p>
          </table:table-cell>
          <table:table-cell table:formula="of:=IF(OR([.S45]=&quot;responseA&quot;;[.S45]=&quot;reponseB&quot;;[.S45]=&quot;reponseC&quot;);-10;10)" office:value-type="float" office:value="10">
            <text:p>10</text:p>
          </table:table-cell>
          <table:table-cell table:formula="of:=IF(OR([.T45]=&quot;responseA&quot;;[.T45]=&quot;reponseB&quot;;[.T45]=&quot;reponseC&quot;);-10;10)" office:value-type="float" office:value="10">
            <text:p>10</text:p>
          </table:table-cell>
          <table:table-cell table:formula="of:=IF(OR([.U45]=&quot;responseA&quot;;[.U45]=&quot;reponseB&quot;;[.U45]=&quot;reponseC&quot;);-10;10)" office:value-type="float" office:value="10">
            <text:p>10</text:p>
          </table:table-cell>
          <table:table-cell table:formula="of:=IF(OR([.V45]=&quot;responseA&quot;;[.V45]=&quot;reponseB&quot;;[.V45]=&quot;reponseC&quot;);-10;10)" office:value-type="float" office:value="10">
            <text:p>10</text:p>
          </table:table-cell>
          <table:table-cell table:formula="of:=IF(OR([.W45]=&quot;responseA&quot;;[.W45]=&quot;reponseB&quot;;[.W45]=&quot;reponseC&quot;);-10;10)" office:value-type="float" office:value="10">
            <text:p>10</text:p>
          </table:table-cell>
          <table:table-cell table:formula="of:=IF(OR([.X45]=&quot;responseA&quot;;[.X45]=&quot;reponseB&quot;;[.X45]=&quot;reponseC&quot;);-10;10)" office:value-type="float" office:value="10">
            <text:p>10</text:p>
          </table:table-cell>
          <table:table-cell table:formula="of:=IF(SUM([.Y45:.AH45])&lt;10;10;SUM([.Y45:.AH45]))" office:value-type="float" office:value="100">
            <text:p>100</text:p>
          </table:table-cell>
          <table:table-cell table:formula="of:=IF(SUM([.AI45:.AR45])&lt;10;10;SUM([.AI45:.AR45]))" office:value-type="float" office:value="100">
            <text:p>100</text:p>
          </table:table-cell>
          <table:table-cell table:formula="of:=([.AT45]-[.AS45])/[.AS45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46]=&quot;responseA&quot;;[.E46]=&quot;reponseB&quot;;[.E46]=&quot;reponseC&quot;);-10;10)" office:value-type="float" office:value="10">
            <text:p>10</text:p>
          </table:table-cell>
          <table:table-cell table:formula="of:=IF(OR([.F46]=&quot;responseA&quot;;[.F46]=&quot;reponseB&quot;;[.F46]=&quot;reponseC&quot;);-10;10)" office:value-type="float" office:value="10">
            <text:p>10</text:p>
          </table:table-cell>
          <table:table-cell table:formula="of:=IF(OR([.G46]=&quot;responseA&quot;;[.G46]=&quot;reponseB&quot;;[.G46]=&quot;reponseC&quot;);-10;10)" office:value-type="float" office:value="10">
            <text:p>10</text:p>
          </table:table-cell>
          <table:table-cell table:formula="of:=IF(OR([.H46]=&quot;responseA&quot;;[.H46]=&quot;reponseB&quot;;[.H46]=&quot;reponseC&quot;);-10;10)" office:value-type="float" office:value="10">
            <text:p>10</text:p>
          </table:table-cell>
          <table:table-cell table:formula="of:=IF(OR([.I46]=&quot;responseA&quot;;[.I46]=&quot;reponseB&quot;;[.I46]=&quot;reponseC&quot;);-10;10)" office:value-type="float" office:value="10">
            <text:p>10</text:p>
          </table:table-cell>
          <table:table-cell table:formula="of:=IF(OR([.J46]=&quot;responseA&quot;;[.J46]=&quot;reponseB&quot;;[.J46]=&quot;reponseC&quot;);-10;10)" office:value-type="float" office:value="10">
            <text:p>10</text:p>
          </table:table-cell>
          <table:table-cell table:formula="of:=IF(OR([.K46]=&quot;responseA&quot;;[.K46]=&quot;reponseB&quot;;[.K46]=&quot;reponseC&quot;);-10;10)" office:value-type="float" office:value="10">
            <text:p>10</text:p>
          </table:table-cell>
          <table:table-cell table:formula="of:=IF(OR([.L46]=&quot;responseA&quot;;[.L46]=&quot;reponseB&quot;;[.L46]=&quot;reponseC&quot;);-10;10)" office:value-type="float" office:value="10">
            <text:p>10</text:p>
          </table:table-cell>
          <table:table-cell table:formula="of:=IF(OR([.M46]=&quot;responseA&quot;;[.M46]=&quot;reponseB&quot;;[.M46]=&quot;reponseC&quot;);-10;10)" office:value-type="float" office:value="10">
            <text:p>10</text:p>
          </table:table-cell>
          <table:table-cell table:formula="of:=IF(OR([.N46]=&quot;responseA&quot;;[.N46]=&quot;reponseB&quot;;[.N46]=&quot;reponseC&quot;);-10;10)" office:value-type="float" office:value="10">
            <text:p>10</text:p>
          </table:table-cell>
          <table:table-cell table:formula="of:=IF(OR([.O46]=&quot;responseA&quot;;[.O46]=&quot;reponseB&quot;;[.O46]=&quot;reponseC&quot;);-10;10)" office:value-type="float" office:value="10">
            <text:p>10</text:p>
          </table:table-cell>
          <table:table-cell table:formula="of:=IF(OR([.P46]=&quot;responseA&quot;;[.P46]=&quot;reponseB&quot;;[.P46]=&quot;reponseC&quot;);-10;10)" office:value-type="float" office:value="10">
            <text:p>10</text:p>
          </table:table-cell>
          <table:table-cell table:formula="of:=IF(OR([.Q46]=&quot;responseA&quot;;[.Q46]=&quot;reponseB&quot;;[.Q46]=&quot;reponseC&quot;);-10;10)" office:value-type="float" office:value="10">
            <text:p>10</text:p>
          </table:table-cell>
          <table:table-cell table:formula="of:=IF(OR([.R46]=&quot;responseA&quot;;[.R46]=&quot;reponseB&quot;;[.R46]=&quot;reponseC&quot;);-10;10)" office:value-type="float" office:value="10">
            <text:p>10</text:p>
          </table:table-cell>
          <table:table-cell table:formula="of:=IF(OR([.S46]=&quot;responseA&quot;;[.S46]=&quot;reponseB&quot;;[.S46]=&quot;reponseC&quot;);-10;10)" office:value-type="float" office:value="10">
            <text:p>10</text:p>
          </table:table-cell>
          <table:table-cell table:formula="of:=IF(OR([.T46]=&quot;responseA&quot;;[.T46]=&quot;reponseB&quot;;[.T46]=&quot;reponseC&quot;);-10;10)" office:value-type="float" office:value="10">
            <text:p>10</text:p>
          </table:table-cell>
          <table:table-cell table:formula="of:=IF(OR([.U46]=&quot;responseA&quot;;[.U46]=&quot;reponseB&quot;;[.U46]=&quot;reponseC&quot;);-10;10)" office:value-type="float" office:value="10">
            <text:p>10</text:p>
          </table:table-cell>
          <table:table-cell table:formula="of:=IF(OR([.V46]=&quot;responseA&quot;;[.V46]=&quot;reponseB&quot;;[.V46]=&quot;reponseC&quot;);-10;10)" office:value-type="float" office:value="10">
            <text:p>10</text:p>
          </table:table-cell>
          <table:table-cell table:formula="of:=IF(OR([.W46]=&quot;responseA&quot;;[.W46]=&quot;reponseB&quot;;[.W46]=&quot;reponseC&quot;);-10;10)" office:value-type="float" office:value="10">
            <text:p>10</text:p>
          </table:table-cell>
          <table:table-cell table:formula="of:=IF(OR([.X46]=&quot;responseA&quot;;[.X46]=&quot;reponseB&quot;;[.X46]=&quot;reponseC&quot;);-10;10)" office:value-type="float" office:value="10">
            <text:p>10</text:p>
          </table:table-cell>
          <table:table-cell table:formula="of:=IF(SUM([.Y46:.AH46])&lt;10;10;SUM([.Y46:.AH46]))" office:value-type="float" office:value="100">
            <text:p>100</text:p>
          </table:table-cell>
          <table:table-cell table:formula="of:=IF(SUM([.AI46:.AR46])&lt;10;10;SUM([.AI46:.AR46]))" office:value-type="float" office:value="100">
            <text:p>100</text:p>
          </table:table-cell>
          <table:table-cell table:formula="of:=([.AT46]-[.AS46])/[.AS46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47]=&quot;responseA&quot;;[.E47]=&quot;reponseB&quot;;[.E47]=&quot;reponseC&quot;);-10;10)" office:value-type="float" office:value="10">
            <text:p>10</text:p>
          </table:table-cell>
          <table:table-cell table:formula="of:=IF(OR([.F47]=&quot;responseA&quot;;[.F47]=&quot;reponseB&quot;;[.F47]=&quot;reponseC&quot;);-10;10)" office:value-type="float" office:value="10">
            <text:p>10</text:p>
          </table:table-cell>
          <table:table-cell table:formula="of:=IF(OR([.G47]=&quot;responseA&quot;;[.G47]=&quot;reponseB&quot;;[.G47]=&quot;reponseC&quot;);-10;10)" office:value-type="float" office:value="10">
            <text:p>10</text:p>
          </table:table-cell>
          <table:table-cell table:formula="of:=IF(OR([.H47]=&quot;responseA&quot;;[.H47]=&quot;reponseB&quot;;[.H47]=&quot;reponseC&quot;);-10;10)" office:value-type="float" office:value="10">
            <text:p>10</text:p>
          </table:table-cell>
          <table:table-cell table:formula="of:=IF(OR([.I47]=&quot;responseA&quot;;[.I47]=&quot;reponseB&quot;;[.I47]=&quot;reponseC&quot;);-10;10)" office:value-type="float" office:value="10">
            <text:p>10</text:p>
          </table:table-cell>
          <table:table-cell table:formula="of:=IF(OR([.J47]=&quot;responseA&quot;;[.J47]=&quot;reponseB&quot;;[.J47]=&quot;reponseC&quot;);-10;10)" office:value-type="float" office:value="10">
            <text:p>10</text:p>
          </table:table-cell>
          <table:table-cell table:formula="of:=IF(OR([.K47]=&quot;responseA&quot;;[.K47]=&quot;reponseB&quot;;[.K47]=&quot;reponseC&quot;);-10;10)" office:value-type="float" office:value="10">
            <text:p>10</text:p>
          </table:table-cell>
          <table:table-cell table:formula="of:=IF(OR([.L47]=&quot;responseA&quot;;[.L47]=&quot;reponseB&quot;;[.L47]=&quot;reponseC&quot;);-10;10)" office:value-type="float" office:value="10">
            <text:p>10</text:p>
          </table:table-cell>
          <table:table-cell table:formula="of:=IF(OR([.M47]=&quot;responseA&quot;;[.M47]=&quot;reponseB&quot;;[.M47]=&quot;reponseC&quot;);-10;10)" office:value-type="float" office:value="10">
            <text:p>10</text:p>
          </table:table-cell>
          <table:table-cell table:formula="of:=IF(OR([.N47]=&quot;responseA&quot;;[.N47]=&quot;reponseB&quot;;[.N47]=&quot;reponseC&quot;);-10;10)" office:value-type="float" office:value="10">
            <text:p>10</text:p>
          </table:table-cell>
          <table:table-cell table:formula="of:=IF(OR([.O47]=&quot;responseA&quot;;[.O47]=&quot;reponseB&quot;;[.O47]=&quot;reponseC&quot;);-10;10)" office:value-type="float" office:value="10">
            <text:p>10</text:p>
          </table:table-cell>
          <table:table-cell table:formula="of:=IF(OR([.P47]=&quot;responseA&quot;;[.P47]=&quot;reponseB&quot;;[.P47]=&quot;reponseC&quot;);-10;10)" office:value-type="float" office:value="10">
            <text:p>10</text:p>
          </table:table-cell>
          <table:table-cell table:formula="of:=IF(OR([.Q47]=&quot;responseA&quot;;[.Q47]=&quot;reponseB&quot;;[.Q47]=&quot;reponseC&quot;);-10;10)" office:value-type="float" office:value="10">
            <text:p>10</text:p>
          </table:table-cell>
          <table:table-cell table:formula="of:=IF(OR([.R47]=&quot;responseA&quot;;[.R47]=&quot;reponseB&quot;;[.R47]=&quot;reponseC&quot;);-10;10)" office:value-type="float" office:value="10">
            <text:p>10</text:p>
          </table:table-cell>
          <table:table-cell table:formula="of:=IF(OR([.S47]=&quot;responseA&quot;;[.S47]=&quot;reponseB&quot;;[.S47]=&quot;reponseC&quot;);-10;10)" office:value-type="float" office:value="10">
            <text:p>10</text:p>
          </table:table-cell>
          <table:table-cell table:formula="of:=IF(OR([.T47]=&quot;responseA&quot;;[.T47]=&quot;reponseB&quot;;[.T47]=&quot;reponseC&quot;);-10;10)" office:value-type="float" office:value="10">
            <text:p>10</text:p>
          </table:table-cell>
          <table:table-cell table:formula="of:=IF(OR([.U47]=&quot;responseA&quot;;[.U47]=&quot;reponseB&quot;;[.U47]=&quot;reponseC&quot;);-10;10)" office:value-type="float" office:value="10">
            <text:p>10</text:p>
          </table:table-cell>
          <table:table-cell table:formula="of:=IF(OR([.V47]=&quot;responseA&quot;;[.V47]=&quot;reponseB&quot;;[.V47]=&quot;reponseC&quot;);-10;10)" office:value-type="float" office:value="10">
            <text:p>10</text:p>
          </table:table-cell>
          <table:table-cell table:formula="of:=IF(OR([.W47]=&quot;responseA&quot;;[.W47]=&quot;reponseB&quot;;[.W47]=&quot;reponseC&quot;);-10;10)" office:value-type="float" office:value="10">
            <text:p>10</text:p>
          </table:table-cell>
          <table:table-cell table:formula="of:=IF(OR([.X47]=&quot;responseA&quot;;[.X47]=&quot;reponseB&quot;;[.X47]=&quot;reponseC&quot;);-10;10)" office:value-type="float" office:value="10">
            <text:p>10</text:p>
          </table:table-cell>
          <table:table-cell table:formula="of:=IF(SUM([.Y47:.AH47])&lt;10;10;SUM([.Y47:.AH47]))" office:value-type="float" office:value="100">
            <text:p>100</text:p>
          </table:table-cell>
          <table:table-cell table:formula="of:=IF(SUM([.AI47:.AR47])&lt;10;10;SUM([.AI47:.AR47]))" office:value-type="float" office:value="100">
            <text:p>100</text:p>
          </table:table-cell>
          <table:table-cell table:formula="of:=([.AT47]-[.AS47])/[.AS47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48]=&quot;responseA&quot;;[.E48]=&quot;reponseB&quot;;[.E48]=&quot;reponseC&quot;);-10;10)" office:value-type="float" office:value="10">
            <text:p>10</text:p>
          </table:table-cell>
          <table:table-cell table:formula="of:=IF(OR([.F48]=&quot;responseA&quot;;[.F48]=&quot;reponseB&quot;;[.F48]=&quot;reponseC&quot;);-10;10)" office:value-type="float" office:value="10">
            <text:p>10</text:p>
          </table:table-cell>
          <table:table-cell table:formula="of:=IF(OR([.G48]=&quot;responseA&quot;;[.G48]=&quot;reponseB&quot;;[.G48]=&quot;reponseC&quot;);-10;10)" office:value-type="float" office:value="10">
            <text:p>10</text:p>
          </table:table-cell>
          <table:table-cell table:formula="of:=IF(OR([.H48]=&quot;responseA&quot;;[.H48]=&quot;reponseB&quot;;[.H48]=&quot;reponseC&quot;);-10;10)" office:value-type="float" office:value="10">
            <text:p>10</text:p>
          </table:table-cell>
          <table:table-cell table:formula="of:=IF(OR([.I48]=&quot;responseA&quot;;[.I48]=&quot;reponseB&quot;;[.I48]=&quot;reponseC&quot;);-10;10)" office:value-type="float" office:value="10">
            <text:p>10</text:p>
          </table:table-cell>
          <table:table-cell table:formula="of:=IF(OR([.J48]=&quot;responseA&quot;;[.J48]=&quot;reponseB&quot;;[.J48]=&quot;reponseC&quot;);-10;10)" office:value-type="float" office:value="10">
            <text:p>10</text:p>
          </table:table-cell>
          <table:table-cell table:formula="of:=IF(OR([.K48]=&quot;responseA&quot;;[.K48]=&quot;reponseB&quot;;[.K48]=&quot;reponseC&quot;);-10;10)" office:value-type="float" office:value="10">
            <text:p>10</text:p>
          </table:table-cell>
          <table:table-cell table:formula="of:=IF(OR([.L48]=&quot;responseA&quot;;[.L48]=&quot;reponseB&quot;;[.L48]=&quot;reponseC&quot;);-10;10)" office:value-type="float" office:value="10">
            <text:p>10</text:p>
          </table:table-cell>
          <table:table-cell table:formula="of:=IF(OR([.M48]=&quot;responseA&quot;;[.M48]=&quot;reponseB&quot;;[.M48]=&quot;reponseC&quot;);-10;10)" office:value-type="float" office:value="10">
            <text:p>10</text:p>
          </table:table-cell>
          <table:table-cell table:formula="of:=IF(OR([.N48]=&quot;responseA&quot;;[.N48]=&quot;reponseB&quot;;[.N48]=&quot;reponseC&quot;);-10;10)" office:value-type="float" office:value="10">
            <text:p>10</text:p>
          </table:table-cell>
          <table:table-cell table:formula="of:=IF(OR([.O48]=&quot;responseA&quot;;[.O48]=&quot;reponseB&quot;;[.O48]=&quot;reponseC&quot;);-10;10)" office:value-type="float" office:value="10">
            <text:p>10</text:p>
          </table:table-cell>
          <table:table-cell table:formula="of:=IF(OR([.P48]=&quot;responseA&quot;;[.P48]=&quot;reponseB&quot;;[.P48]=&quot;reponseC&quot;);-10;10)" office:value-type="float" office:value="10">
            <text:p>10</text:p>
          </table:table-cell>
          <table:table-cell table:formula="of:=IF(OR([.Q48]=&quot;responseA&quot;;[.Q48]=&quot;reponseB&quot;;[.Q48]=&quot;reponseC&quot;);-10;10)" office:value-type="float" office:value="10">
            <text:p>10</text:p>
          </table:table-cell>
          <table:table-cell table:formula="of:=IF(OR([.R48]=&quot;responseA&quot;;[.R48]=&quot;reponseB&quot;;[.R48]=&quot;reponseC&quot;);-10;10)" office:value-type="float" office:value="10">
            <text:p>10</text:p>
          </table:table-cell>
          <table:table-cell table:formula="of:=IF(OR([.S48]=&quot;responseA&quot;;[.S48]=&quot;reponseB&quot;;[.S48]=&quot;reponseC&quot;);-10;10)" office:value-type="float" office:value="10">
            <text:p>10</text:p>
          </table:table-cell>
          <table:table-cell table:formula="of:=IF(OR([.T48]=&quot;responseA&quot;;[.T48]=&quot;reponseB&quot;;[.T48]=&quot;reponseC&quot;);-10;10)" office:value-type="float" office:value="10">
            <text:p>10</text:p>
          </table:table-cell>
          <table:table-cell table:formula="of:=IF(OR([.U48]=&quot;responseA&quot;;[.U48]=&quot;reponseB&quot;;[.U48]=&quot;reponseC&quot;);-10;10)" office:value-type="float" office:value="10">
            <text:p>10</text:p>
          </table:table-cell>
          <table:table-cell table:formula="of:=IF(OR([.V48]=&quot;responseA&quot;;[.V48]=&quot;reponseB&quot;;[.V48]=&quot;reponseC&quot;);-10;10)" office:value-type="float" office:value="10">
            <text:p>10</text:p>
          </table:table-cell>
          <table:table-cell table:formula="of:=IF(OR([.W48]=&quot;responseA&quot;;[.W48]=&quot;reponseB&quot;;[.W48]=&quot;reponseC&quot;);-10;10)" office:value-type="float" office:value="10">
            <text:p>10</text:p>
          </table:table-cell>
          <table:table-cell table:formula="of:=IF(OR([.X48]=&quot;responseA&quot;;[.X48]=&quot;reponseB&quot;;[.X48]=&quot;reponseC&quot;);-10;10)" office:value-type="float" office:value="10">
            <text:p>10</text:p>
          </table:table-cell>
          <table:table-cell table:formula="of:=IF(SUM([.Y48:.AH48])&lt;10;10;SUM([.Y48:.AH48]))" office:value-type="float" office:value="100">
            <text:p>100</text:p>
          </table:table-cell>
          <table:table-cell table:formula="of:=IF(SUM([.AI48:.AR48])&lt;10;10;SUM([.AI48:.AR48]))" office:value-type="float" office:value="100">
            <text:p>100</text:p>
          </table:table-cell>
          <table:table-cell table:formula="of:=([.AT48]-[.AS48])/[.AS48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49]=&quot;responseA&quot;;[.E49]=&quot;reponseB&quot;;[.E49]=&quot;reponseC&quot;);-10;10)" office:value-type="float" office:value="10">
            <text:p>10</text:p>
          </table:table-cell>
          <table:table-cell table:formula="of:=IF(OR([.F49]=&quot;responseA&quot;;[.F49]=&quot;reponseB&quot;;[.F49]=&quot;reponseC&quot;);-10;10)" office:value-type="float" office:value="10">
            <text:p>10</text:p>
          </table:table-cell>
          <table:table-cell table:formula="of:=IF(OR([.G49]=&quot;responseA&quot;;[.G49]=&quot;reponseB&quot;;[.G49]=&quot;reponseC&quot;);-10;10)" office:value-type="float" office:value="10">
            <text:p>10</text:p>
          </table:table-cell>
          <table:table-cell table:formula="of:=IF(OR([.H49]=&quot;responseA&quot;;[.H49]=&quot;reponseB&quot;;[.H49]=&quot;reponseC&quot;);-10;10)" office:value-type="float" office:value="10">
            <text:p>10</text:p>
          </table:table-cell>
          <table:table-cell table:formula="of:=IF(OR([.I49]=&quot;responseA&quot;;[.I49]=&quot;reponseB&quot;;[.I49]=&quot;reponseC&quot;);-10;10)" office:value-type="float" office:value="10">
            <text:p>10</text:p>
          </table:table-cell>
          <table:table-cell table:formula="of:=IF(OR([.J49]=&quot;responseA&quot;;[.J49]=&quot;reponseB&quot;;[.J49]=&quot;reponseC&quot;);-10;10)" office:value-type="float" office:value="10">
            <text:p>10</text:p>
          </table:table-cell>
          <table:table-cell table:formula="of:=IF(OR([.K49]=&quot;responseA&quot;;[.K49]=&quot;reponseB&quot;;[.K49]=&quot;reponseC&quot;);-10;10)" office:value-type="float" office:value="10">
            <text:p>10</text:p>
          </table:table-cell>
          <table:table-cell table:formula="of:=IF(OR([.L49]=&quot;responseA&quot;;[.L49]=&quot;reponseB&quot;;[.L49]=&quot;reponseC&quot;);-10;10)" office:value-type="float" office:value="10">
            <text:p>10</text:p>
          </table:table-cell>
          <table:table-cell table:formula="of:=IF(OR([.M49]=&quot;responseA&quot;;[.M49]=&quot;reponseB&quot;;[.M49]=&quot;reponseC&quot;);-10;10)" office:value-type="float" office:value="10">
            <text:p>10</text:p>
          </table:table-cell>
          <table:table-cell table:formula="of:=IF(OR([.N49]=&quot;responseA&quot;;[.N49]=&quot;reponseB&quot;;[.N49]=&quot;reponseC&quot;);-10;10)" office:value-type="float" office:value="10">
            <text:p>10</text:p>
          </table:table-cell>
          <table:table-cell table:formula="of:=IF(OR([.O49]=&quot;responseA&quot;;[.O49]=&quot;reponseB&quot;;[.O49]=&quot;reponseC&quot;);-10;10)" office:value-type="float" office:value="10">
            <text:p>10</text:p>
          </table:table-cell>
          <table:table-cell table:formula="of:=IF(OR([.P49]=&quot;responseA&quot;;[.P49]=&quot;reponseB&quot;;[.P49]=&quot;reponseC&quot;);-10;10)" office:value-type="float" office:value="10">
            <text:p>10</text:p>
          </table:table-cell>
          <table:table-cell table:formula="of:=IF(OR([.Q49]=&quot;responseA&quot;;[.Q49]=&quot;reponseB&quot;;[.Q49]=&quot;reponseC&quot;);-10;10)" office:value-type="float" office:value="10">
            <text:p>10</text:p>
          </table:table-cell>
          <table:table-cell table:formula="of:=IF(OR([.R49]=&quot;responseA&quot;;[.R49]=&quot;reponseB&quot;;[.R49]=&quot;reponseC&quot;);-10;10)" office:value-type="float" office:value="10">
            <text:p>10</text:p>
          </table:table-cell>
          <table:table-cell table:formula="of:=IF(OR([.S49]=&quot;responseA&quot;;[.S49]=&quot;reponseB&quot;;[.S49]=&quot;reponseC&quot;);-10;10)" office:value-type="float" office:value="10">
            <text:p>10</text:p>
          </table:table-cell>
          <table:table-cell table:formula="of:=IF(OR([.T49]=&quot;responseA&quot;;[.T49]=&quot;reponseB&quot;;[.T49]=&quot;reponseC&quot;);-10;10)" office:value-type="float" office:value="10">
            <text:p>10</text:p>
          </table:table-cell>
          <table:table-cell table:formula="of:=IF(OR([.U49]=&quot;responseA&quot;;[.U49]=&quot;reponseB&quot;;[.U49]=&quot;reponseC&quot;);-10;10)" office:value-type="float" office:value="10">
            <text:p>10</text:p>
          </table:table-cell>
          <table:table-cell table:formula="of:=IF(OR([.V49]=&quot;responseA&quot;;[.V49]=&quot;reponseB&quot;;[.V49]=&quot;reponseC&quot;);-10;10)" office:value-type="float" office:value="10">
            <text:p>10</text:p>
          </table:table-cell>
          <table:table-cell table:formula="of:=IF(OR([.W49]=&quot;responseA&quot;;[.W49]=&quot;reponseB&quot;;[.W49]=&quot;reponseC&quot;);-10;10)" office:value-type="float" office:value="10">
            <text:p>10</text:p>
          </table:table-cell>
          <table:table-cell table:formula="of:=IF(OR([.X49]=&quot;responseA&quot;;[.X49]=&quot;reponseB&quot;;[.X49]=&quot;reponseC&quot;);-10;10)" office:value-type="float" office:value="10">
            <text:p>10</text:p>
          </table:table-cell>
          <table:table-cell table:formula="of:=IF(SUM([.Y49:.AH49])&lt;10;10;SUM([.Y49:.AH49]))" office:value-type="float" office:value="100">
            <text:p>100</text:p>
          </table:table-cell>
          <table:table-cell table:formula="of:=IF(SUM([.AI49:.AR49])&lt;10;10;SUM([.AI49:.AR49]))" office:value-type="float" office:value="100">
            <text:p>100</text:p>
          </table:table-cell>
          <table:table-cell table:formula="of:=([.AT49]-[.AS49])/[.AS49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50]=&quot;responseA&quot;;[.E50]=&quot;reponseB&quot;;[.E50]=&quot;reponseC&quot;);-10;10)" office:value-type="float" office:value="10">
            <text:p>10</text:p>
          </table:table-cell>
          <table:table-cell table:formula="of:=IF(OR([.F50]=&quot;responseA&quot;;[.F50]=&quot;reponseB&quot;;[.F50]=&quot;reponseC&quot;);-10;10)" office:value-type="float" office:value="10">
            <text:p>10</text:p>
          </table:table-cell>
          <table:table-cell table:formula="of:=IF(OR([.G50]=&quot;responseA&quot;;[.G50]=&quot;reponseB&quot;;[.G50]=&quot;reponseC&quot;);-10;10)" office:value-type="float" office:value="10">
            <text:p>10</text:p>
          </table:table-cell>
          <table:table-cell table:formula="of:=IF(OR([.H50]=&quot;responseA&quot;;[.H50]=&quot;reponseB&quot;;[.H50]=&quot;reponseC&quot;);-10;10)" office:value-type="float" office:value="10">
            <text:p>10</text:p>
          </table:table-cell>
          <table:table-cell table:formula="of:=IF(OR([.I50]=&quot;responseA&quot;;[.I50]=&quot;reponseB&quot;;[.I50]=&quot;reponseC&quot;);-10;10)" office:value-type="float" office:value="10">
            <text:p>10</text:p>
          </table:table-cell>
          <table:table-cell table:formula="of:=IF(OR([.J50]=&quot;responseA&quot;;[.J50]=&quot;reponseB&quot;;[.J50]=&quot;reponseC&quot;);-10;10)" office:value-type="float" office:value="10">
            <text:p>10</text:p>
          </table:table-cell>
          <table:table-cell table:formula="of:=IF(OR([.K50]=&quot;responseA&quot;;[.K50]=&quot;reponseB&quot;;[.K50]=&quot;reponseC&quot;);-10;10)" office:value-type="float" office:value="10">
            <text:p>10</text:p>
          </table:table-cell>
          <table:table-cell table:formula="of:=IF(OR([.L50]=&quot;responseA&quot;;[.L50]=&quot;reponseB&quot;;[.L50]=&quot;reponseC&quot;);-10;10)" office:value-type="float" office:value="10">
            <text:p>10</text:p>
          </table:table-cell>
          <table:table-cell table:formula="of:=IF(OR([.M50]=&quot;responseA&quot;;[.M50]=&quot;reponseB&quot;;[.M50]=&quot;reponseC&quot;);-10;10)" office:value-type="float" office:value="10">
            <text:p>10</text:p>
          </table:table-cell>
          <table:table-cell table:formula="of:=IF(OR([.N50]=&quot;responseA&quot;;[.N50]=&quot;reponseB&quot;;[.N50]=&quot;reponseC&quot;);-10;10)" office:value-type="float" office:value="10">
            <text:p>10</text:p>
          </table:table-cell>
          <table:table-cell table:formula="of:=IF(OR([.O50]=&quot;responseA&quot;;[.O50]=&quot;reponseB&quot;;[.O50]=&quot;reponseC&quot;);-10;10)" office:value-type="float" office:value="10">
            <text:p>10</text:p>
          </table:table-cell>
          <table:table-cell table:formula="of:=IF(OR([.P50]=&quot;responseA&quot;;[.P50]=&quot;reponseB&quot;;[.P50]=&quot;reponseC&quot;);-10;10)" office:value-type="float" office:value="10">
            <text:p>10</text:p>
          </table:table-cell>
          <table:table-cell table:formula="of:=IF(OR([.Q50]=&quot;responseA&quot;;[.Q50]=&quot;reponseB&quot;;[.Q50]=&quot;reponseC&quot;);-10;10)" office:value-type="float" office:value="10">
            <text:p>10</text:p>
          </table:table-cell>
          <table:table-cell table:formula="of:=IF(OR([.R50]=&quot;responseA&quot;;[.R50]=&quot;reponseB&quot;;[.R50]=&quot;reponseC&quot;);-10;10)" office:value-type="float" office:value="10">
            <text:p>10</text:p>
          </table:table-cell>
          <table:table-cell table:formula="of:=IF(OR([.S50]=&quot;responseA&quot;;[.S50]=&quot;reponseB&quot;;[.S50]=&quot;reponseC&quot;);-10;10)" office:value-type="float" office:value="10">
            <text:p>10</text:p>
          </table:table-cell>
          <table:table-cell table:formula="of:=IF(OR([.T50]=&quot;responseA&quot;;[.T50]=&quot;reponseB&quot;;[.T50]=&quot;reponseC&quot;);-10;10)" office:value-type="float" office:value="10">
            <text:p>10</text:p>
          </table:table-cell>
          <table:table-cell table:formula="of:=IF(OR([.U50]=&quot;responseA&quot;;[.U50]=&quot;reponseB&quot;;[.U50]=&quot;reponseC&quot;);-10;10)" office:value-type="float" office:value="10">
            <text:p>10</text:p>
          </table:table-cell>
          <table:table-cell table:formula="of:=IF(OR([.V50]=&quot;responseA&quot;;[.V50]=&quot;reponseB&quot;;[.V50]=&quot;reponseC&quot;);-10;10)" office:value-type="float" office:value="10">
            <text:p>10</text:p>
          </table:table-cell>
          <table:table-cell table:formula="of:=IF(OR([.W50]=&quot;responseA&quot;;[.W50]=&quot;reponseB&quot;;[.W50]=&quot;reponseC&quot;);-10;10)" office:value-type="float" office:value="10">
            <text:p>10</text:p>
          </table:table-cell>
          <table:table-cell table:formula="of:=IF(OR([.X50]=&quot;responseA&quot;;[.X50]=&quot;reponseB&quot;;[.X50]=&quot;reponseC&quot;);-10;10)" office:value-type="float" office:value="10">
            <text:p>10</text:p>
          </table:table-cell>
          <table:table-cell table:formula="of:=IF(SUM([.Y50:.AH50])&lt;10;10;SUM([.Y50:.AH50]))" office:value-type="float" office:value="100">
            <text:p>100</text:p>
          </table:table-cell>
          <table:table-cell table:formula="of:=IF(SUM([.AI50:.AR50])&lt;10;10;SUM([.AI50:.AR50]))" office:value-type="float" office:value="100">
            <text:p>100</text:p>
          </table:table-cell>
          <table:table-cell table:formula="of:=([.AT50]-[.AS50])/[.AS50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51]=&quot;responseA&quot;;[.E51]=&quot;reponseB&quot;;[.E51]=&quot;reponseC&quot;);-10;10)" office:value-type="float" office:value="10">
            <text:p>10</text:p>
          </table:table-cell>
          <table:table-cell table:formula="of:=IF(OR([.F51]=&quot;responseA&quot;;[.F51]=&quot;reponseB&quot;;[.F51]=&quot;reponseC&quot;);-10;10)" office:value-type="float" office:value="10">
            <text:p>10</text:p>
          </table:table-cell>
          <table:table-cell table:formula="of:=IF(OR([.G51]=&quot;responseA&quot;;[.G51]=&quot;reponseB&quot;;[.G51]=&quot;reponseC&quot;);-10;10)" office:value-type="float" office:value="10">
            <text:p>10</text:p>
          </table:table-cell>
          <table:table-cell table:formula="of:=IF(OR([.H51]=&quot;responseA&quot;;[.H51]=&quot;reponseB&quot;;[.H51]=&quot;reponseC&quot;);-10;10)" office:value-type="float" office:value="10">
            <text:p>10</text:p>
          </table:table-cell>
          <table:table-cell table:formula="of:=IF(OR([.I51]=&quot;responseA&quot;;[.I51]=&quot;reponseB&quot;;[.I51]=&quot;reponseC&quot;);-10;10)" office:value-type="float" office:value="10">
            <text:p>10</text:p>
          </table:table-cell>
          <table:table-cell table:formula="of:=IF(OR([.J51]=&quot;responseA&quot;;[.J51]=&quot;reponseB&quot;;[.J51]=&quot;reponseC&quot;);-10;10)" office:value-type="float" office:value="10">
            <text:p>10</text:p>
          </table:table-cell>
          <table:table-cell table:formula="of:=IF(OR([.K51]=&quot;responseA&quot;;[.K51]=&quot;reponseB&quot;;[.K51]=&quot;reponseC&quot;);-10;10)" office:value-type="float" office:value="10">
            <text:p>10</text:p>
          </table:table-cell>
          <table:table-cell table:formula="of:=IF(OR([.L51]=&quot;responseA&quot;;[.L51]=&quot;reponseB&quot;;[.L51]=&quot;reponseC&quot;);-10;10)" office:value-type="float" office:value="10">
            <text:p>10</text:p>
          </table:table-cell>
          <table:table-cell table:formula="of:=IF(OR([.M51]=&quot;responseA&quot;;[.M51]=&quot;reponseB&quot;;[.M51]=&quot;reponseC&quot;);-10;10)" office:value-type="float" office:value="10">
            <text:p>10</text:p>
          </table:table-cell>
          <table:table-cell table:formula="of:=IF(OR([.N51]=&quot;responseA&quot;;[.N51]=&quot;reponseB&quot;;[.N51]=&quot;reponseC&quot;);-10;10)" office:value-type="float" office:value="10">
            <text:p>10</text:p>
          </table:table-cell>
          <table:table-cell table:formula="of:=IF(OR([.O51]=&quot;responseA&quot;;[.O51]=&quot;reponseB&quot;;[.O51]=&quot;reponseC&quot;);-10;10)" office:value-type="float" office:value="10">
            <text:p>10</text:p>
          </table:table-cell>
          <table:table-cell table:formula="of:=IF(OR([.P51]=&quot;responseA&quot;;[.P51]=&quot;reponseB&quot;;[.P51]=&quot;reponseC&quot;);-10;10)" office:value-type="float" office:value="10">
            <text:p>10</text:p>
          </table:table-cell>
          <table:table-cell table:formula="of:=IF(OR([.Q51]=&quot;responseA&quot;;[.Q51]=&quot;reponseB&quot;;[.Q51]=&quot;reponseC&quot;);-10;10)" office:value-type="float" office:value="10">
            <text:p>10</text:p>
          </table:table-cell>
          <table:table-cell table:formula="of:=IF(OR([.R51]=&quot;responseA&quot;;[.R51]=&quot;reponseB&quot;;[.R51]=&quot;reponseC&quot;);-10;10)" office:value-type="float" office:value="10">
            <text:p>10</text:p>
          </table:table-cell>
          <table:table-cell table:formula="of:=IF(OR([.S51]=&quot;responseA&quot;;[.S51]=&quot;reponseB&quot;;[.S51]=&quot;reponseC&quot;);-10;10)" office:value-type="float" office:value="10">
            <text:p>10</text:p>
          </table:table-cell>
          <table:table-cell table:formula="of:=IF(OR([.T51]=&quot;responseA&quot;;[.T51]=&quot;reponseB&quot;;[.T51]=&quot;reponseC&quot;);-10;10)" office:value-type="float" office:value="10">
            <text:p>10</text:p>
          </table:table-cell>
          <table:table-cell table:formula="of:=IF(OR([.U51]=&quot;responseA&quot;;[.U51]=&quot;reponseB&quot;;[.U51]=&quot;reponseC&quot;);-10;10)" office:value-type="float" office:value="10">
            <text:p>10</text:p>
          </table:table-cell>
          <table:table-cell table:formula="of:=IF(OR([.V51]=&quot;responseA&quot;;[.V51]=&quot;reponseB&quot;;[.V51]=&quot;reponseC&quot;);-10;10)" office:value-type="float" office:value="10">
            <text:p>10</text:p>
          </table:table-cell>
          <table:table-cell table:formula="of:=IF(OR([.W51]=&quot;responseA&quot;;[.W51]=&quot;reponseB&quot;;[.W51]=&quot;reponseC&quot;);-10;10)" office:value-type="float" office:value="10">
            <text:p>10</text:p>
          </table:table-cell>
          <table:table-cell table:formula="of:=IF(OR([.X51]=&quot;responseA&quot;;[.X51]=&quot;reponseB&quot;;[.X51]=&quot;reponseC&quot;);-10;10)" office:value-type="float" office:value="10">
            <text:p>10</text:p>
          </table:table-cell>
          <table:table-cell table:formula="of:=IF(SUM([.Y51:.AH51])&lt;10;10;SUM([.Y51:.AH51]))" office:value-type="float" office:value="100">
            <text:p>100</text:p>
          </table:table-cell>
          <table:table-cell table:formula="of:=IF(SUM([.AI51:.AR51])&lt;10;10;SUM([.AI51:.AR51]))" office:value-type="float" office:value="100">
            <text:p>100</text:p>
          </table:table-cell>
          <table:table-cell table:formula="of:=([.AT51]-[.AS51])/[.AS51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52]=&quot;responseA&quot;;[.E52]=&quot;reponseB&quot;;[.E52]=&quot;reponseC&quot;);-10;10)" office:value-type="float" office:value="10">
            <text:p>10</text:p>
          </table:table-cell>
          <table:table-cell table:formula="of:=IF(OR([.F52]=&quot;responseA&quot;;[.F52]=&quot;reponseB&quot;;[.F52]=&quot;reponseC&quot;);-10;10)" office:value-type="float" office:value="10">
            <text:p>10</text:p>
          </table:table-cell>
          <table:table-cell table:formula="of:=IF(OR([.G52]=&quot;responseA&quot;;[.G52]=&quot;reponseB&quot;;[.G52]=&quot;reponseC&quot;);-10;10)" office:value-type="float" office:value="10">
            <text:p>10</text:p>
          </table:table-cell>
          <table:table-cell table:formula="of:=IF(OR([.H52]=&quot;responseA&quot;;[.H52]=&quot;reponseB&quot;;[.H52]=&quot;reponseC&quot;);-10;10)" office:value-type="float" office:value="10">
            <text:p>10</text:p>
          </table:table-cell>
          <table:table-cell table:formula="of:=IF(OR([.I52]=&quot;responseA&quot;;[.I52]=&quot;reponseB&quot;;[.I52]=&quot;reponseC&quot;);-10;10)" office:value-type="float" office:value="10">
            <text:p>10</text:p>
          </table:table-cell>
          <table:table-cell table:formula="of:=IF(OR([.J52]=&quot;responseA&quot;;[.J52]=&quot;reponseB&quot;;[.J52]=&quot;reponseC&quot;);-10;10)" office:value-type="float" office:value="10">
            <text:p>10</text:p>
          </table:table-cell>
          <table:table-cell table:formula="of:=IF(OR([.K52]=&quot;responseA&quot;;[.K52]=&quot;reponseB&quot;;[.K52]=&quot;reponseC&quot;);-10;10)" office:value-type="float" office:value="10">
            <text:p>10</text:p>
          </table:table-cell>
          <table:table-cell table:formula="of:=IF(OR([.L52]=&quot;responseA&quot;;[.L52]=&quot;reponseB&quot;;[.L52]=&quot;reponseC&quot;);-10;10)" office:value-type="float" office:value="10">
            <text:p>10</text:p>
          </table:table-cell>
          <table:table-cell table:formula="of:=IF(OR([.M52]=&quot;responseA&quot;;[.M52]=&quot;reponseB&quot;;[.M52]=&quot;reponseC&quot;);-10;10)" office:value-type="float" office:value="10">
            <text:p>10</text:p>
          </table:table-cell>
          <table:table-cell table:formula="of:=IF(OR([.N52]=&quot;responseA&quot;;[.N52]=&quot;reponseB&quot;;[.N52]=&quot;reponseC&quot;);-10;10)" office:value-type="float" office:value="10">
            <text:p>10</text:p>
          </table:table-cell>
          <table:table-cell table:formula="of:=IF(OR([.O52]=&quot;responseA&quot;;[.O52]=&quot;reponseB&quot;;[.O52]=&quot;reponseC&quot;);-10;10)" office:value-type="float" office:value="10">
            <text:p>10</text:p>
          </table:table-cell>
          <table:table-cell table:formula="of:=IF(OR([.P52]=&quot;responseA&quot;;[.P52]=&quot;reponseB&quot;;[.P52]=&quot;reponseC&quot;);-10;10)" office:value-type="float" office:value="10">
            <text:p>10</text:p>
          </table:table-cell>
          <table:table-cell table:formula="of:=IF(OR([.Q52]=&quot;responseA&quot;;[.Q52]=&quot;reponseB&quot;;[.Q52]=&quot;reponseC&quot;);-10;10)" office:value-type="float" office:value="10">
            <text:p>10</text:p>
          </table:table-cell>
          <table:table-cell table:formula="of:=IF(OR([.R52]=&quot;responseA&quot;;[.R52]=&quot;reponseB&quot;;[.R52]=&quot;reponseC&quot;);-10;10)" office:value-type="float" office:value="10">
            <text:p>10</text:p>
          </table:table-cell>
          <table:table-cell table:formula="of:=IF(OR([.S52]=&quot;responseA&quot;;[.S52]=&quot;reponseB&quot;;[.S52]=&quot;reponseC&quot;);-10;10)" office:value-type="float" office:value="10">
            <text:p>10</text:p>
          </table:table-cell>
          <table:table-cell table:formula="of:=IF(OR([.T52]=&quot;responseA&quot;;[.T52]=&quot;reponseB&quot;;[.T52]=&quot;reponseC&quot;);-10;10)" office:value-type="float" office:value="10">
            <text:p>10</text:p>
          </table:table-cell>
          <table:table-cell table:formula="of:=IF(OR([.U52]=&quot;responseA&quot;;[.U52]=&quot;reponseB&quot;;[.U52]=&quot;reponseC&quot;);-10;10)" office:value-type="float" office:value="10">
            <text:p>10</text:p>
          </table:table-cell>
          <table:table-cell table:formula="of:=IF(OR([.V52]=&quot;responseA&quot;;[.V52]=&quot;reponseB&quot;;[.V52]=&quot;reponseC&quot;);-10;10)" office:value-type="float" office:value="10">
            <text:p>10</text:p>
          </table:table-cell>
          <table:table-cell table:formula="of:=IF(OR([.W52]=&quot;responseA&quot;;[.W52]=&quot;reponseB&quot;;[.W52]=&quot;reponseC&quot;);-10;10)" office:value-type="float" office:value="10">
            <text:p>10</text:p>
          </table:table-cell>
          <table:table-cell table:formula="of:=IF(OR([.X52]=&quot;responseA&quot;;[.X52]=&quot;reponseB&quot;;[.X52]=&quot;reponseC&quot;);-10;10)" office:value-type="float" office:value="10">
            <text:p>10</text:p>
          </table:table-cell>
          <table:table-cell table:formula="of:=IF(SUM([.Y52:.AH52])&lt;10;10;SUM([.Y52:.AH52]))" office:value-type="float" office:value="100">
            <text:p>100</text:p>
          </table:table-cell>
          <table:table-cell table:formula="of:=IF(SUM([.AI52:.AR52])&lt;10;10;SUM([.AI52:.AR52]))" office:value-type="float" office:value="100">
            <text:p>100</text:p>
          </table:table-cell>
          <table:table-cell table:formula="of:=([.AT52]-[.AS52])/[.AS52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53]=&quot;responseA&quot;;[.E53]=&quot;reponseB&quot;;[.E53]=&quot;reponseC&quot;);-10;10)" office:value-type="float" office:value="10">
            <text:p>10</text:p>
          </table:table-cell>
          <table:table-cell table:formula="of:=IF(OR([.F53]=&quot;responseA&quot;;[.F53]=&quot;reponseB&quot;;[.F53]=&quot;reponseC&quot;);-10;10)" office:value-type="float" office:value="10">
            <text:p>10</text:p>
          </table:table-cell>
          <table:table-cell table:formula="of:=IF(OR([.G53]=&quot;responseA&quot;;[.G53]=&quot;reponseB&quot;;[.G53]=&quot;reponseC&quot;);-10;10)" office:value-type="float" office:value="10">
            <text:p>10</text:p>
          </table:table-cell>
          <table:table-cell table:formula="of:=IF(OR([.H53]=&quot;responseA&quot;;[.H53]=&quot;reponseB&quot;;[.H53]=&quot;reponseC&quot;);-10;10)" office:value-type="float" office:value="10">
            <text:p>10</text:p>
          </table:table-cell>
          <table:table-cell table:formula="of:=IF(OR([.I53]=&quot;responseA&quot;;[.I53]=&quot;reponseB&quot;;[.I53]=&quot;reponseC&quot;);-10;10)" office:value-type="float" office:value="10">
            <text:p>10</text:p>
          </table:table-cell>
          <table:table-cell table:formula="of:=IF(OR([.J53]=&quot;responseA&quot;;[.J53]=&quot;reponseB&quot;;[.J53]=&quot;reponseC&quot;);-10;10)" office:value-type="float" office:value="10">
            <text:p>10</text:p>
          </table:table-cell>
          <table:table-cell table:formula="of:=IF(OR([.K53]=&quot;responseA&quot;;[.K53]=&quot;reponseB&quot;;[.K53]=&quot;reponseC&quot;);-10;10)" office:value-type="float" office:value="10">
            <text:p>10</text:p>
          </table:table-cell>
          <table:table-cell table:formula="of:=IF(OR([.L53]=&quot;responseA&quot;;[.L53]=&quot;reponseB&quot;;[.L53]=&quot;reponseC&quot;);-10;10)" office:value-type="float" office:value="10">
            <text:p>10</text:p>
          </table:table-cell>
          <table:table-cell table:formula="of:=IF(OR([.M53]=&quot;responseA&quot;;[.M53]=&quot;reponseB&quot;;[.M53]=&quot;reponseC&quot;);-10;10)" office:value-type="float" office:value="10">
            <text:p>10</text:p>
          </table:table-cell>
          <table:table-cell table:formula="of:=IF(OR([.N53]=&quot;responseA&quot;;[.N53]=&quot;reponseB&quot;;[.N53]=&quot;reponseC&quot;);-10;10)" office:value-type="float" office:value="10">
            <text:p>10</text:p>
          </table:table-cell>
          <table:table-cell table:formula="of:=IF(OR([.O53]=&quot;responseA&quot;;[.O53]=&quot;reponseB&quot;;[.O53]=&quot;reponseC&quot;);-10;10)" office:value-type="float" office:value="10">
            <text:p>10</text:p>
          </table:table-cell>
          <table:table-cell table:formula="of:=IF(OR([.P53]=&quot;responseA&quot;;[.P53]=&quot;reponseB&quot;;[.P53]=&quot;reponseC&quot;);-10;10)" office:value-type="float" office:value="10">
            <text:p>10</text:p>
          </table:table-cell>
          <table:table-cell table:formula="of:=IF(OR([.Q53]=&quot;responseA&quot;;[.Q53]=&quot;reponseB&quot;;[.Q53]=&quot;reponseC&quot;);-10;10)" office:value-type="float" office:value="10">
            <text:p>10</text:p>
          </table:table-cell>
          <table:table-cell table:formula="of:=IF(OR([.R53]=&quot;responseA&quot;;[.R53]=&quot;reponseB&quot;;[.R53]=&quot;reponseC&quot;);-10;10)" office:value-type="float" office:value="10">
            <text:p>10</text:p>
          </table:table-cell>
          <table:table-cell table:formula="of:=IF(OR([.S53]=&quot;responseA&quot;;[.S53]=&quot;reponseB&quot;;[.S53]=&quot;reponseC&quot;);-10;10)" office:value-type="float" office:value="10">
            <text:p>10</text:p>
          </table:table-cell>
          <table:table-cell table:formula="of:=IF(OR([.T53]=&quot;responseA&quot;;[.T53]=&quot;reponseB&quot;;[.T53]=&quot;reponseC&quot;);-10;10)" office:value-type="float" office:value="10">
            <text:p>10</text:p>
          </table:table-cell>
          <table:table-cell table:formula="of:=IF(OR([.U53]=&quot;responseA&quot;;[.U53]=&quot;reponseB&quot;;[.U53]=&quot;reponseC&quot;);-10;10)" office:value-type="float" office:value="10">
            <text:p>10</text:p>
          </table:table-cell>
          <table:table-cell table:formula="of:=IF(OR([.V53]=&quot;responseA&quot;;[.V53]=&quot;reponseB&quot;;[.V53]=&quot;reponseC&quot;);-10;10)" office:value-type="float" office:value="10">
            <text:p>10</text:p>
          </table:table-cell>
          <table:table-cell table:formula="of:=IF(OR([.W53]=&quot;responseA&quot;;[.W53]=&quot;reponseB&quot;;[.W53]=&quot;reponseC&quot;);-10;10)" office:value-type="float" office:value="10">
            <text:p>10</text:p>
          </table:table-cell>
          <table:table-cell table:formula="of:=IF(OR([.X53]=&quot;responseA&quot;;[.X53]=&quot;reponseB&quot;;[.X53]=&quot;reponseC&quot;);-10;10)" office:value-type="float" office:value="10">
            <text:p>10</text:p>
          </table:table-cell>
          <table:table-cell table:formula="of:=IF(SUM([.Y53:.AH53])&lt;10;10;SUM([.Y53:.AH53]))" office:value-type="float" office:value="100">
            <text:p>100</text:p>
          </table:table-cell>
          <table:table-cell table:formula="of:=IF(SUM([.AI53:.AR53])&lt;10;10;SUM([.AI53:.AR53]))" office:value-type="float" office:value="100">
            <text:p>100</text:p>
          </table:table-cell>
          <table:table-cell table:formula="of:=([.AT53]-[.AS53])/[.AS53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54]=&quot;responseA&quot;;[.E54]=&quot;reponseB&quot;;[.E54]=&quot;reponseC&quot;);-10;10)" office:value-type="float" office:value="10">
            <text:p>10</text:p>
          </table:table-cell>
          <table:table-cell table:formula="of:=IF(OR([.F54]=&quot;responseA&quot;;[.F54]=&quot;reponseB&quot;;[.F54]=&quot;reponseC&quot;);-10;10)" office:value-type="float" office:value="10">
            <text:p>10</text:p>
          </table:table-cell>
          <table:table-cell table:formula="of:=IF(OR([.G54]=&quot;responseA&quot;;[.G54]=&quot;reponseB&quot;;[.G54]=&quot;reponseC&quot;);-10;10)" office:value-type="float" office:value="10">
            <text:p>10</text:p>
          </table:table-cell>
          <table:table-cell table:formula="of:=IF(OR([.H54]=&quot;responseA&quot;;[.H54]=&quot;reponseB&quot;;[.H54]=&quot;reponseC&quot;);-10;10)" office:value-type="float" office:value="10">
            <text:p>10</text:p>
          </table:table-cell>
          <table:table-cell table:formula="of:=IF(OR([.I54]=&quot;responseA&quot;;[.I54]=&quot;reponseB&quot;;[.I54]=&quot;reponseC&quot;);-10;10)" office:value-type="float" office:value="10">
            <text:p>10</text:p>
          </table:table-cell>
          <table:table-cell table:formula="of:=IF(OR([.J54]=&quot;responseA&quot;;[.J54]=&quot;reponseB&quot;;[.J54]=&quot;reponseC&quot;);-10;10)" office:value-type="float" office:value="10">
            <text:p>10</text:p>
          </table:table-cell>
          <table:table-cell table:formula="of:=IF(OR([.K54]=&quot;responseA&quot;;[.K54]=&quot;reponseB&quot;;[.K54]=&quot;reponseC&quot;);-10;10)" office:value-type="float" office:value="10">
            <text:p>10</text:p>
          </table:table-cell>
          <table:table-cell table:formula="of:=IF(OR([.L54]=&quot;responseA&quot;;[.L54]=&quot;reponseB&quot;;[.L54]=&quot;reponseC&quot;);-10;10)" office:value-type="float" office:value="10">
            <text:p>10</text:p>
          </table:table-cell>
          <table:table-cell table:formula="of:=IF(OR([.M54]=&quot;responseA&quot;;[.M54]=&quot;reponseB&quot;;[.M54]=&quot;reponseC&quot;);-10;10)" office:value-type="float" office:value="10">
            <text:p>10</text:p>
          </table:table-cell>
          <table:table-cell table:formula="of:=IF(OR([.N54]=&quot;responseA&quot;;[.N54]=&quot;reponseB&quot;;[.N54]=&quot;reponseC&quot;);-10;10)" office:value-type="float" office:value="10">
            <text:p>10</text:p>
          </table:table-cell>
          <table:table-cell table:formula="of:=IF(OR([.O54]=&quot;responseA&quot;;[.O54]=&quot;reponseB&quot;;[.O54]=&quot;reponseC&quot;);-10;10)" office:value-type="float" office:value="10">
            <text:p>10</text:p>
          </table:table-cell>
          <table:table-cell table:formula="of:=IF(OR([.P54]=&quot;responseA&quot;;[.P54]=&quot;reponseB&quot;;[.P54]=&quot;reponseC&quot;);-10;10)" office:value-type="float" office:value="10">
            <text:p>10</text:p>
          </table:table-cell>
          <table:table-cell table:formula="of:=IF(OR([.Q54]=&quot;responseA&quot;;[.Q54]=&quot;reponseB&quot;;[.Q54]=&quot;reponseC&quot;);-10;10)" office:value-type="float" office:value="10">
            <text:p>10</text:p>
          </table:table-cell>
          <table:table-cell table:formula="of:=IF(OR([.R54]=&quot;responseA&quot;;[.R54]=&quot;reponseB&quot;;[.R54]=&quot;reponseC&quot;);-10;10)" office:value-type="float" office:value="10">
            <text:p>10</text:p>
          </table:table-cell>
          <table:table-cell table:formula="of:=IF(OR([.S54]=&quot;responseA&quot;;[.S54]=&quot;reponseB&quot;;[.S54]=&quot;reponseC&quot;);-10;10)" office:value-type="float" office:value="10">
            <text:p>10</text:p>
          </table:table-cell>
          <table:table-cell table:formula="of:=IF(OR([.T54]=&quot;responseA&quot;;[.T54]=&quot;reponseB&quot;;[.T54]=&quot;reponseC&quot;);-10;10)" office:value-type="float" office:value="10">
            <text:p>10</text:p>
          </table:table-cell>
          <table:table-cell table:formula="of:=IF(OR([.U54]=&quot;responseA&quot;;[.U54]=&quot;reponseB&quot;;[.U54]=&quot;reponseC&quot;);-10;10)" office:value-type="float" office:value="10">
            <text:p>10</text:p>
          </table:table-cell>
          <table:table-cell table:formula="of:=IF(OR([.V54]=&quot;responseA&quot;;[.V54]=&quot;reponseB&quot;;[.V54]=&quot;reponseC&quot;);-10;10)" office:value-type="float" office:value="10">
            <text:p>10</text:p>
          </table:table-cell>
          <table:table-cell table:formula="of:=IF(OR([.W54]=&quot;responseA&quot;;[.W54]=&quot;reponseB&quot;;[.W54]=&quot;reponseC&quot;);-10;10)" office:value-type="float" office:value="10">
            <text:p>10</text:p>
          </table:table-cell>
          <table:table-cell table:formula="of:=IF(OR([.X54]=&quot;responseA&quot;;[.X54]=&quot;reponseB&quot;;[.X54]=&quot;reponseC&quot;);-10;10)" office:value-type="float" office:value="10">
            <text:p>10</text:p>
          </table:table-cell>
          <table:table-cell table:formula="of:=IF(SUM([.Y54:.AH54])&lt;10;10;SUM([.Y54:.AH54]))" office:value-type="float" office:value="100">
            <text:p>100</text:p>
          </table:table-cell>
          <table:table-cell table:formula="of:=IF(SUM([.AI54:.AR54])&lt;10;10;SUM([.AI54:.AR54]))" office:value-type="float" office:value="100">
            <text:p>100</text:p>
          </table:table-cell>
          <table:table-cell table:formula="of:=([.AT54]-[.AS54])/[.AS54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55]=&quot;responseA&quot;;[.E55]=&quot;reponseB&quot;;[.E55]=&quot;reponseC&quot;);-10;10)" office:value-type="float" office:value="10">
            <text:p>10</text:p>
          </table:table-cell>
          <table:table-cell table:formula="of:=IF(OR([.F55]=&quot;responseA&quot;;[.F55]=&quot;reponseB&quot;;[.F55]=&quot;reponseC&quot;);-10;10)" office:value-type="float" office:value="10">
            <text:p>10</text:p>
          </table:table-cell>
          <table:table-cell table:formula="of:=IF(OR([.G55]=&quot;responseA&quot;;[.G55]=&quot;reponseB&quot;;[.G55]=&quot;reponseC&quot;);-10;10)" office:value-type="float" office:value="10">
            <text:p>10</text:p>
          </table:table-cell>
          <table:table-cell table:formula="of:=IF(OR([.H55]=&quot;responseA&quot;;[.H55]=&quot;reponseB&quot;;[.H55]=&quot;reponseC&quot;);-10;10)" office:value-type="float" office:value="10">
            <text:p>10</text:p>
          </table:table-cell>
          <table:table-cell table:formula="of:=IF(OR([.I55]=&quot;responseA&quot;;[.I55]=&quot;reponseB&quot;;[.I55]=&quot;reponseC&quot;);-10;10)" office:value-type="float" office:value="10">
            <text:p>10</text:p>
          </table:table-cell>
          <table:table-cell table:formula="of:=IF(OR([.J55]=&quot;responseA&quot;;[.J55]=&quot;reponseB&quot;;[.J55]=&quot;reponseC&quot;);-10;10)" office:value-type="float" office:value="10">
            <text:p>10</text:p>
          </table:table-cell>
          <table:table-cell table:formula="of:=IF(OR([.K55]=&quot;responseA&quot;;[.K55]=&quot;reponseB&quot;;[.K55]=&quot;reponseC&quot;);-10;10)" office:value-type="float" office:value="10">
            <text:p>10</text:p>
          </table:table-cell>
          <table:table-cell table:formula="of:=IF(OR([.L55]=&quot;responseA&quot;;[.L55]=&quot;reponseB&quot;;[.L55]=&quot;reponseC&quot;);-10;10)" office:value-type="float" office:value="10">
            <text:p>10</text:p>
          </table:table-cell>
          <table:table-cell table:formula="of:=IF(OR([.M55]=&quot;responseA&quot;;[.M55]=&quot;reponseB&quot;;[.M55]=&quot;reponseC&quot;);-10;10)" office:value-type="float" office:value="10">
            <text:p>10</text:p>
          </table:table-cell>
          <table:table-cell table:formula="of:=IF(OR([.N55]=&quot;responseA&quot;;[.N55]=&quot;reponseB&quot;;[.N55]=&quot;reponseC&quot;);-10;10)" office:value-type="float" office:value="10">
            <text:p>10</text:p>
          </table:table-cell>
          <table:table-cell table:formula="of:=IF(OR([.O55]=&quot;responseA&quot;;[.O55]=&quot;reponseB&quot;;[.O55]=&quot;reponseC&quot;);-10;10)" office:value-type="float" office:value="10">
            <text:p>10</text:p>
          </table:table-cell>
          <table:table-cell table:formula="of:=IF(OR([.P55]=&quot;responseA&quot;;[.P55]=&quot;reponseB&quot;;[.P55]=&quot;reponseC&quot;);-10;10)" office:value-type="float" office:value="10">
            <text:p>10</text:p>
          </table:table-cell>
          <table:table-cell table:formula="of:=IF(OR([.Q55]=&quot;responseA&quot;;[.Q55]=&quot;reponseB&quot;;[.Q55]=&quot;reponseC&quot;);-10;10)" office:value-type="float" office:value="10">
            <text:p>10</text:p>
          </table:table-cell>
          <table:table-cell table:formula="of:=IF(OR([.R55]=&quot;responseA&quot;;[.R55]=&quot;reponseB&quot;;[.R55]=&quot;reponseC&quot;);-10;10)" office:value-type="float" office:value="10">
            <text:p>10</text:p>
          </table:table-cell>
          <table:table-cell table:formula="of:=IF(OR([.S55]=&quot;responseA&quot;;[.S55]=&quot;reponseB&quot;;[.S55]=&quot;reponseC&quot;);-10;10)" office:value-type="float" office:value="10">
            <text:p>10</text:p>
          </table:table-cell>
          <table:table-cell table:formula="of:=IF(OR([.T55]=&quot;responseA&quot;;[.T55]=&quot;reponseB&quot;;[.T55]=&quot;reponseC&quot;);-10;10)" office:value-type="float" office:value="10">
            <text:p>10</text:p>
          </table:table-cell>
          <table:table-cell table:formula="of:=IF(OR([.U55]=&quot;responseA&quot;;[.U55]=&quot;reponseB&quot;;[.U55]=&quot;reponseC&quot;);-10;10)" office:value-type="float" office:value="10">
            <text:p>10</text:p>
          </table:table-cell>
          <table:table-cell table:formula="of:=IF(OR([.V55]=&quot;responseA&quot;;[.V55]=&quot;reponseB&quot;;[.V55]=&quot;reponseC&quot;);-10;10)" office:value-type="float" office:value="10">
            <text:p>10</text:p>
          </table:table-cell>
          <table:table-cell table:formula="of:=IF(OR([.W55]=&quot;responseA&quot;;[.W55]=&quot;reponseB&quot;;[.W55]=&quot;reponseC&quot;);-10;10)" office:value-type="float" office:value="10">
            <text:p>10</text:p>
          </table:table-cell>
          <table:table-cell table:formula="of:=IF(OR([.X55]=&quot;responseA&quot;;[.X55]=&quot;reponseB&quot;;[.X55]=&quot;reponseC&quot;);-10;10)" office:value-type="float" office:value="10">
            <text:p>10</text:p>
          </table:table-cell>
          <table:table-cell table:formula="of:=IF(SUM([.Y55:.AH55])&lt;10;10;SUM([.Y55:.AH55]))" office:value-type="float" office:value="100">
            <text:p>100</text:p>
          </table:table-cell>
          <table:table-cell table:formula="of:=IF(SUM([.AI55:.AR55])&lt;10;10;SUM([.AI55:.AR55]))" office:value-type="float" office:value="100">
            <text:p>100</text:p>
          </table:table-cell>
          <table:table-cell table:formula="of:=([.AT55]-[.AS55])/[.AS55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56]=&quot;responseA&quot;;[.E56]=&quot;reponseB&quot;;[.E56]=&quot;reponseC&quot;);-10;10)" office:value-type="float" office:value="10">
            <text:p>10</text:p>
          </table:table-cell>
          <table:table-cell table:formula="of:=IF(OR([.F56]=&quot;responseA&quot;;[.F56]=&quot;reponseB&quot;;[.F56]=&quot;reponseC&quot;);-10;10)" office:value-type="float" office:value="10">
            <text:p>10</text:p>
          </table:table-cell>
          <table:table-cell table:formula="of:=IF(OR([.G56]=&quot;responseA&quot;;[.G56]=&quot;reponseB&quot;;[.G56]=&quot;reponseC&quot;);-10;10)" office:value-type="float" office:value="10">
            <text:p>10</text:p>
          </table:table-cell>
          <table:table-cell table:formula="of:=IF(OR([.H56]=&quot;responseA&quot;;[.H56]=&quot;reponseB&quot;;[.H56]=&quot;reponseC&quot;);-10;10)" office:value-type="float" office:value="10">
            <text:p>10</text:p>
          </table:table-cell>
          <table:table-cell table:formula="of:=IF(OR([.I56]=&quot;responseA&quot;;[.I56]=&quot;reponseB&quot;;[.I56]=&quot;reponseC&quot;);-10;10)" office:value-type="float" office:value="10">
            <text:p>10</text:p>
          </table:table-cell>
          <table:table-cell table:formula="of:=IF(OR([.J56]=&quot;responseA&quot;;[.J56]=&quot;reponseB&quot;;[.J56]=&quot;reponseC&quot;);-10;10)" office:value-type="float" office:value="10">
            <text:p>10</text:p>
          </table:table-cell>
          <table:table-cell table:formula="of:=IF(OR([.K56]=&quot;responseA&quot;;[.K56]=&quot;reponseB&quot;;[.K56]=&quot;reponseC&quot;);-10;10)" office:value-type="float" office:value="10">
            <text:p>10</text:p>
          </table:table-cell>
          <table:table-cell table:formula="of:=IF(OR([.L56]=&quot;responseA&quot;;[.L56]=&quot;reponseB&quot;;[.L56]=&quot;reponseC&quot;);-10;10)" office:value-type="float" office:value="10">
            <text:p>10</text:p>
          </table:table-cell>
          <table:table-cell table:formula="of:=IF(OR([.M56]=&quot;responseA&quot;;[.M56]=&quot;reponseB&quot;;[.M56]=&quot;reponseC&quot;);-10;10)" office:value-type="float" office:value="10">
            <text:p>10</text:p>
          </table:table-cell>
          <table:table-cell table:formula="of:=IF(OR([.N56]=&quot;responseA&quot;;[.N56]=&quot;reponseB&quot;;[.N56]=&quot;reponseC&quot;);-10;10)" office:value-type="float" office:value="10">
            <text:p>10</text:p>
          </table:table-cell>
          <table:table-cell table:formula="of:=IF(OR([.O56]=&quot;responseA&quot;;[.O56]=&quot;reponseB&quot;;[.O56]=&quot;reponseC&quot;);-10;10)" office:value-type="float" office:value="10">
            <text:p>10</text:p>
          </table:table-cell>
          <table:table-cell table:formula="of:=IF(OR([.P56]=&quot;responseA&quot;;[.P56]=&quot;reponseB&quot;;[.P56]=&quot;reponseC&quot;);-10;10)" office:value-type="float" office:value="10">
            <text:p>10</text:p>
          </table:table-cell>
          <table:table-cell table:formula="of:=IF(OR([.Q56]=&quot;responseA&quot;;[.Q56]=&quot;reponseB&quot;;[.Q56]=&quot;reponseC&quot;);-10;10)" office:value-type="float" office:value="10">
            <text:p>10</text:p>
          </table:table-cell>
          <table:table-cell table:formula="of:=IF(OR([.R56]=&quot;responseA&quot;;[.R56]=&quot;reponseB&quot;;[.R56]=&quot;reponseC&quot;);-10;10)" office:value-type="float" office:value="10">
            <text:p>10</text:p>
          </table:table-cell>
          <table:table-cell table:formula="of:=IF(OR([.S56]=&quot;responseA&quot;;[.S56]=&quot;reponseB&quot;;[.S56]=&quot;reponseC&quot;);-10;10)" office:value-type="float" office:value="10">
            <text:p>10</text:p>
          </table:table-cell>
          <table:table-cell table:formula="of:=IF(OR([.T56]=&quot;responseA&quot;;[.T56]=&quot;reponseB&quot;;[.T56]=&quot;reponseC&quot;);-10;10)" office:value-type="float" office:value="10">
            <text:p>10</text:p>
          </table:table-cell>
          <table:table-cell table:formula="of:=IF(OR([.U56]=&quot;responseA&quot;;[.U56]=&quot;reponseB&quot;;[.U56]=&quot;reponseC&quot;);-10;10)" office:value-type="float" office:value="10">
            <text:p>10</text:p>
          </table:table-cell>
          <table:table-cell table:formula="of:=IF(OR([.V56]=&quot;responseA&quot;;[.V56]=&quot;reponseB&quot;;[.V56]=&quot;reponseC&quot;);-10;10)" office:value-type="float" office:value="10">
            <text:p>10</text:p>
          </table:table-cell>
          <table:table-cell table:formula="of:=IF(OR([.W56]=&quot;responseA&quot;;[.W56]=&quot;reponseB&quot;;[.W56]=&quot;reponseC&quot;);-10;10)" office:value-type="float" office:value="10">
            <text:p>10</text:p>
          </table:table-cell>
          <table:table-cell table:formula="of:=IF(OR([.X56]=&quot;responseA&quot;;[.X56]=&quot;reponseB&quot;;[.X56]=&quot;reponseC&quot;);-10;10)" office:value-type="float" office:value="10">
            <text:p>10</text:p>
          </table:table-cell>
          <table:table-cell table:formula="of:=IF(SUM([.Y56:.AH56])&lt;10;10;SUM([.Y56:.AH56]))" office:value-type="float" office:value="100">
            <text:p>100</text:p>
          </table:table-cell>
          <table:table-cell table:formula="of:=IF(SUM([.AI56:.AR56])&lt;10;10;SUM([.AI56:.AR56]))" office:value-type="float" office:value="100">
            <text:p>100</text:p>
          </table:table-cell>
          <table:table-cell table:formula="of:=([.AT56]-[.AS56])/[.AS56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57]=&quot;responseA&quot;;[.E57]=&quot;reponseB&quot;;[.E57]=&quot;reponseC&quot;);-10;10)" office:value-type="float" office:value="10">
            <text:p>10</text:p>
          </table:table-cell>
          <table:table-cell table:formula="of:=IF(OR([.F57]=&quot;responseA&quot;;[.F57]=&quot;reponseB&quot;;[.F57]=&quot;reponseC&quot;);-10;10)" office:value-type="float" office:value="10">
            <text:p>10</text:p>
          </table:table-cell>
          <table:table-cell table:formula="of:=IF(OR([.G57]=&quot;responseA&quot;;[.G57]=&quot;reponseB&quot;;[.G57]=&quot;reponseC&quot;);-10;10)" office:value-type="float" office:value="10">
            <text:p>10</text:p>
          </table:table-cell>
          <table:table-cell table:formula="of:=IF(OR([.H57]=&quot;responseA&quot;;[.H57]=&quot;reponseB&quot;;[.H57]=&quot;reponseC&quot;);-10;10)" office:value-type="float" office:value="10">
            <text:p>10</text:p>
          </table:table-cell>
          <table:table-cell table:formula="of:=IF(OR([.I57]=&quot;responseA&quot;;[.I57]=&quot;reponseB&quot;;[.I57]=&quot;reponseC&quot;);-10;10)" office:value-type="float" office:value="10">
            <text:p>10</text:p>
          </table:table-cell>
          <table:table-cell table:formula="of:=IF(OR([.J57]=&quot;responseA&quot;;[.J57]=&quot;reponseB&quot;;[.J57]=&quot;reponseC&quot;);-10;10)" office:value-type="float" office:value="10">
            <text:p>10</text:p>
          </table:table-cell>
          <table:table-cell table:formula="of:=IF(OR([.K57]=&quot;responseA&quot;;[.K57]=&quot;reponseB&quot;;[.K57]=&quot;reponseC&quot;);-10;10)" office:value-type="float" office:value="10">
            <text:p>10</text:p>
          </table:table-cell>
          <table:table-cell table:formula="of:=IF(OR([.L57]=&quot;responseA&quot;;[.L57]=&quot;reponseB&quot;;[.L57]=&quot;reponseC&quot;);-10;10)" office:value-type="float" office:value="10">
            <text:p>10</text:p>
          </table:table-cell>
          <table:table-cell table:formula="of:=IF(OR([.M57]=&quot;responseA&quot;;[.M57]=&quot;reponseB&quot;;[.M57]=&quot;reponseC&quot;);-10;10)" office:value-type="float" office:value="10">
            <text:p>10</text:p>
          </table:table-cell>
          <table:table-cell table:formula="of:=IF(OR([.N57]=&quot;responseA&quot;;[.N57]=&quot;reponseB&quot;;[.N57]=&quot;reponseC&quot;);-10;10)" office:value-type="float" office:value="10">
            <text:p>10</text:p>
          </table:table-cell>
          <table:table-cell table:formula="of:=IF(OR([.O57]=&quot;responseA&quot;;[.O57]=&quot;reponseB&quot;;[.O57]=&quot;reponseC&quot;);-10;10)" office:value-type="float" office:value="10">
            <text:p>10</text:p>
          </table:table-cell>
          <table:table-cell table:formula="of:=IF(OR([.P57]=&quot;responseA&quot;;[.P57]=&quot;reponseB&quot;;[.P57]=&quot;reponseC&quot;);-10;10)" office:value-type="float" office:value="10">
            <text:p>10</text:p>
          </table:table-cell>
          <table:table-cell table:formula="of:=IF(OR([.Q57]=&quot;responseA&quot;;[.Q57]=&quot;reponseB&quot;;[.Q57]=&quot;reponseC&quot;);-10;10)" office:value-type="float" office:value="10">
            <text:p>10</text:p>
          </table:table-cell>
          <table:table-cell table:formula="of:=IF(OR([.R57]=&quot;responseA&quot;;[.R57]=&quot;reponseB&quot;;[.R57]=&quot;reponseC&quot;);-10;10)" office:value-type="float" office:value="10">
            <text:p>10</text:p>
          </table:table-cell>
          <table:table-cell table:formula="of:=IF(OR([.S57]=&quot;responseA&quot;;[.S57]=&quot;reponseB&quot;;[.S57]=&quot;reponseC&quot;);-10;10)" office:value-type="float" office:value="10">
            <text:p>10</text:p>
          </table:table-cell>
          <table:table-cell table:formula="of:=IF(OR([.T57]=&quot;responseA&quot;;[.T57]=&quot;reponseB&quot;;[.T57]=&quot;reponseC&quot;);-10;10)" office:value-type="float" office:value="10">
            <text:p>10</text:p>
          </table:table-cell>
          <table:table-cell table:formula="of:=IF(OR([.U57]=&quot;responseA&quot;;[.U57]=&quot;reponseB&quot;;[.U57]=&quot;reponseC&quot;);-10;10)" office:value-type="float" office:value="10">
            <text:p>10</text:p>
          </table:table-cell>
          <table:table-cell table:formula="of:=IF(OR([.V57]=&quot;responseA&quot;;[.V57]=&quot;reponseB&quot;;[.V57]=&quot;reponseC&quot;);-10;10)" office:value-type="float" office:value="10">
            <text:p>10</text:p>
          </table:table-cell>
          <table:table-cell table:formula="of:=IF(OR([.W57]=&quot;responseA&quot;;[.W57]=&quot;reponseB&quot;;[.W57]=&quot;reponseC&quot;);-10;10)" office:value-type="float" office:value="10">
            <text:p>10</text:p>
          </table:table-cell>
          <table:table-cell table:formula="of:=IF(OR([.X57]=&quot;responseA&quot;;[.X57]=&quot;reponseB&quot;;[.X57]=&quot;reponseC&quot;);-10;10)" office:value-type="float" office:value="10">
            <text:p>10</text:p>
          </table:table-cell>
          <table:table-cell table:formula="of:=IF(SUM([.Y57:.AH57])&lt;10;10;SUM([.Y57:.AH57]))" office:value-type="float" office:value="100">
            <text:p>100</text:p>
          </table:table-cell>
          <table:table-cell table:formula="of:=IF(SUM([.AI57:.AR57])&lt;10;10;SUM([.AI57:.AR57]))" office:value-type="float" office:value="100">
            <text:p>100</text:p>
          </table:table-cell>
          <table:table-cell table:formula="of:=([.AT57]-[.AS57])/[.AS57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58]=&quot;responseA&quot;;[.E58]=&quot;reponseB&quot;;[.E58]=&quot;reponseC&quot;);-10;10)" office:value-type="float" office:value="10">
            <text:p>10</text:p>
          </table:table-cell>
          <table:table-cell table:formula="of:=IF(OR([.F58]=&quot;responseA&quot;;[.F58]=&quot;reponseB&quot;;[.F58]=&quot;reponseC&quot;);-10;10)" office:value-type="float" office:value="10">
            <text:p>10</text:p>
          </table:table-cell>
          <table:table-cell table:formula="of:=IF(OR([.G58]=&quot;responseA&quot;;[.G58]=&quot;reponseB&quot;;[.G58]=&quot;reponseC&quot;);-10;10)" office:value-type="float" office:value="10">
            <text:p>10</text:p>
          </table:table-cell>
          <table:table-cell table:formula="of:=IF(OR([.H58]=&quot;responseA&quot;;[.H58]=&quot;reponseB&quot;;[.H58]=&quot;reponseC&quot;);-10;10)" office:value-type="float" office:value="10">
            <text:p>10</text:p>
          </table:table-cell>
          <table:table-cell table:formula="of:=IF(OR([.I58]=&quot;responseA&quot;;[.I58]=&quot;reponseB&quot;;[.I58]=&quot;reponseC&quot;);-10;10)" office:value-type="float" office:value="10">
            <text:p>10</text:p>
          </table:table-cell>
          <table:table-cell table:formula="of:=IF(OR([.J58]=&quot;responseA&quot;;[.J58]=&quot;reponseB&quot;;[.J58]=&quot;reponseC&quot;);-10;10)" office:value-type="float" office:value="10">
            <text:p>10</text:p>
          </table:table-cell>
          <table:table-cell table:formula="of:=IF(OR([.K58]=&quot;responseA&quot;;[.K58]=&quot;reponseB&quot;;[.K58]=&quot;reponseC&quot;);-10;10)" office:value-type="float" office:value="10">
            <text:p>10</text:p>
          </table:table-cell>
          <table:table-cell table:formula="of:=IF(OR([.L58]=&quot;responseA&quot;;[.L58]=&quot;reponseB&quot;;[.L58]=&quot;reponseC&quot;);-10;10)" office:value-type="float" office:value="10">
            <text:p>10</text:p>
          </table:table-cell>
          <table:table-cell table:formula="of:=IF(OR([.M58]=&quot;responseA&quot;;[.M58]=&quot;reponseB&quot;;[.M58]=&quot;reponseC&quot;);-10;10)" office:value-type="float" office:value="10">
            <text:p>10</text:p>
          </table:table-cell>
          <table:table-cell table:formula="of:=IF(OR([.N58]=&quot;responseA&quot;;[.N58]=&quot;reponseB&quot;;[.N58]=&quot;reponseC&quot;);-10;10)" office:value-type="float" office:value="10">
            <text:p>10</text:p>
          </table:table-cell>
          <table:table-cell table:formula="of:=IF(OR([.O58]=&quot;responseA&quot;;[.O58]=&quot;reponseB&quot;;[.O58]=&quot;reponseC&quot;);-10;10)" office:value-type="float" office:value="10">
            <text:p>10</text:p>
          </table:table-cell>
          <table:table-cell table:formula="of:=IF(OR([.P58]=&quot;responseA&quot;;[.P58]=&quot;reponseB&quot;;[.P58]=&quot;reponseC&quot;);-10;10)" office:value-type="float" office:value="10">
            <text:p>10</text:p>
          </table:table-cell>
          <table:table-cell table:formula="of:=IF(OR([.Q58]=&quot;responseA&quot;;[.Q58]=&quot;reponseB&quot;;[.Q58]=&quot;reponseC&quot;);-10;10)" office:value-type="float" office:value="10">
            <text:p>10</text:p>
          </table:table-cell>
          <table:table-cell table:formula="of:=IF(OR([.R58]=&quot;responseA&quot;;[.R58]=&quot;reponseB&quot;;[.R58]=&quot;reponseC&quot;);-10;10)" office:value-type="float" office:value="10">
            <text:p>10</text:p>
          </table:table-cell>
          <table:table-cell table:formula="of:=IF(OR([.S58]=&quot;responseA&quot;;[.S58]=&quot;reponseB&quot;;[.S58]=&quot;reponseC&quot;);-10;10)" office:value-type="float" office:value="10">
            <text:p>10</text:p>
          </table:table-cell>
          <table:table-cell table:formula="of:=IF(OR([.T58]=&quot;responseA&quot;;[.T58]=&quot;reponseB&quot;;[.T58]=&quot;reponseC&quot;);-10;10)" office:value-type="float" office:value="10">
            <text:p>10</text:p>
          </table:table-cell>
          <table:table-cell table:formula="of:=IF(OR([.U58]=&quot;responseA&quot;;[.U58]=&quot;reponseB&quot;;[.U58]=&quot;reponseC&quot;);-10;10)" office:value-type="float" office:value="10">
            <text:p>10</text:p>
          </table:table-cell>
          <table:table-cell table:formula="of:=IF(OR([.V58]=&quot;responseA&quot;;[.V58]=&quot;reponseB&quot;;[.V58]=&quot;reponseC&quot;);-10;10)" office:value-type="float" office:value="10">
            <text:p>10</text:p>
          </table:table-cell>
          <table:table-cell table:formula="of:=IF(OR([.W58]=&quot;responseA&quot;;[.W58]=&quot;reponseB&quot;;[.W58]=&quot;reponseC&quot;);-10;10)" office:value-type="float" office:value="10">
            <text:p>10</text:p>
          </table:table-cell>
          <table:table-cell table:formula="of:=IF(OR([.X58]=&quot;responseA&quot;;[.X58]=&quot;reponseB&quot;;[.X58]=&quot;reponseC&quot;);-10;10)" office:value-type="float" office:value="10">
            <text:p>10</text:p>
          </table:table-cell>
          <table:table-cell table:formula="of:=IF(SUM([.Y58:.AH58])&lt;10;10;SUM([.Y58:.AH58]))" office:value-type="float" office:value="100">
            <text:p>100</text:p>
          </table:table-cell>
          <table:table-cell table:formula="of:=IF(SUM([.AI58:.AR58])&lt;10;10;SUM([.AI58:.AR58]))" office:value-type="float" office:value="100">
            <text:p>100</text:p>
          </table:table-cell>
          <table:table-cell table:formula="of:=([.AT58]-[.AS58])/[.AS58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59]=&quot;responseA&quot;;[.E59]=&quot;reponseB&quot;;[.E59]=&quot;reponseC&quot;);-10;10)" office:value-type="float" office:value="10">
            <text:p>10</text:p>
          </table:table-cell>
          <table:table-cell table:formula="of:=IF(OR([.F59]=&quot;responseA&quot;;[.F59]=&quot;reponseB&quot;;[.F59]=&quot;reponseC&quot;);-10;10)" office:value-type="float" office:value="10">
            <text:p>10</text:p>
          </table:table-cell>
          <table:table-cell table:formula="of:=IF(OR([.G59]=&quot;responseA&quot;;[.G59]=&quot;reponseB&quot;;[.G59]=&quot;reponseC&quot;);-10;10)" office:value-type="float" office:value="10">
            <text:p>10</text:p>
          </table:table-cell>
          <table:table-cell table:formula="of:=IF(OR([.H59]=&quot;responseA&quot;;[.H59]=&quot;reponseB&quot;;[.H59]=&quot;reponseC&quot;);-10;10)" office:value-type="float" office:value="10">
            <text:p>10</text:p>
          </table:table-cell>
          <table:table-cell table:formula="of:=IF(OR([.I59]=&quot;responseA&quot;;[.I59]=&quot;reponseB&quot;;[.I59]=&quot;reponseC&quot;);-10;10)" office:value-type="float" office:value="10">
            <text:p>10</text:p>
          </table:table-cell>
          <table:table-cell table:formula="of:=IF(OR([.J59]=&quot;responseA&quot;;[.J59]=&quot;reponseB&quot;;[.J59]=&quot;reponseC&quot;);-10;10)" office:value-type="float" office:value="10">
            <text:p>10</text:p>
          </table:table-cell>
          <table:table-cell table:formula="of:=IF(OR([.K59]=&quot;responseA&quot;;[.K59]=&quot;reponseB&quot;;[.K59]=&quot;reponseC&quot;);-10;10)" office:value-type="float" office:value="10">
            <text:p>10</text:p>
          </table:table-cell>
          <table:table-cell table:formula="of:=IF(OR([.L59]=&quot;responseA&quot;;[.L59]=&quot;reponseB&quot;;[.L59]=&quot;reponseC&quot;);-10;10)" office:value-type="float" office:value="10">
            <text:p>10</text:p>
          </table:table-cell>
          <table:table-cell table:formula="of:=IF(OR([.M59]=&quot;responseA&quot;;[.M59]=&quot;reponseB&quot;;[.M59]=&quot;reponseC&quot;);-10;10)" office:value-type="float" office:value="10">
            <text:p>10</text:p>
          </table:table-cell>
          <table:table-cell table:formula="of:=IF(OR([.N59]=&quot;responseA&quot;;[.N59]=&quot;reponseB&quot;;[.N59]=&quot;reponseC&quot;);-10;10)" office:value-type="float" office:value="10">
            <text:p>10</text:p>
          </table:table-cell>
          <table:table-cell table:formula="of:=IF(OR([.O59]=&quot;responseA&quot;;[.O59]=&quot;reponseB&quot;;[.O59]=&quot;reponseC&quot;);-10;10)" office:value-type="float" office:value="10">
            <text:p>10</text:p>
          </table:table-cell>
          <table:table-cell table:formula="of:=IF(OR([.P59]=&quot;responseA&quot;;[.P59]=&quot;reponseB&quot;;[.P59]=&quot;reponseC&quot;);-10;10)" office:value-type="float" office:value="10">
            <text:p>10</text:p>
          </table:table-cell>
          <table:table-cell table:formula="of:=IF(OR([.Q59]=&quot;responseA&quot;;[.Q59]=&quot;reponseB&quot;;[.Q59]=&quot;reponseC&quot;);-10;10)" office:value-type="float" office:value="10">
            <text:p>10</text:p>
          </table:table-cell>
          <table:table-cell table:formula="of:=IF(OR([.R59]=&quot;responseA&quot;;[.R59]=&quot;reponseB&quot;;[.R59]=&quot;reponseC&quot;);-10;10)" office:value-type="float" office:value="10">
            <text:p>10</text:p>
          </table:table-cell>
          <table:table-cell table:formula="of:=IF(OR([.S59]=&quot;responseA&quot;;[.S59]=&quot;reponseB&quot;;[.S59]=&quot;reponseC&quot;);-10;10)" office:value-type="float" office:value="10">
            <text:p>10</text:p>
          </table:table-cell>
          <table:table-cell table:formula="of:=IF(OR([.T59]=&quot;responseA&quot;;[.T59]=&quot;reponseB&quot;;[.T59]=&quot;reponseC&quot;);-10;10)" office:value-type="float" office:value="10">
            <text:p>10</text:p>
          </table:table-cell>
          <table:table-cell table:formula="of:=IF(OR([.U59]=&quot;responseA&quot;;[.U59]=&quot;reponseB&quot;;[.U59]=&quot;reponseC&quot;);-10;10)" office:value-type="float" office:value="10">
            <text:p>10</text:p>
          </table:table-cell>
          <table:table-cell table:formula="of:=IF(OR([.V59]=&quot;responseA&quot;;[.V59]=&quot;reponseB&quot;;[.V59]=&quot;reponseC&quot;);-10;10)" office:value-type="float" office:value="10">
            <text:p>10</text:p>
          </table:table-cell>
          <table:table-cell table:formula="of:=IF(OR([.W59]=&quot;responseA&quot;;[.W59]=&quot;reponseB&quot;;[.W59]=&quot;reponseC&quot;);-10;10)" office:value-type="float" office:value="10">
            <text:p>10</text:p>
          </table:table-cell>
          <table:table-cell table:formula="of:=IF(OR([.X59]=&quot;responseA&quot;;[.X59]=&quot;reponseB&quot;;[.X59]=&quot;reponseC&quot;);-10;10)" office:value-type="float" office:value="10">
            <text:p>10</text:p>
          </table:table-cell>
          <table:table-cell table:formula="of:=IF(SUM([.Y59:.AH59])&lt;10;10;SUM([.Y59:.AH59]))" office:value-type="float" office:value="100">
            <text:p>100</text:p>
          </table:table-cell>
          <table:table-cell table:formula="of:=IF(SUM([.AI59:.AR59])&lt;10;10;SUM([.AI59:.AR59]))" office:value-type="float" office:value="100">
            <text:p>100</text:p>
          </table:table-cell>
          <table:table-cell table:formula="of:=([.AT59]-[.AS59])/[.AS59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60]=&quot;responseA&quot;;[.E60]=&quot;reponseB&quot;;[.E60]=&quot;reponseC&quot;);-10;10)" office:value-type="float" office:value="10">
            <text:p>10</text:p>
          </table:table-cell>
          <table:table-cell table:formula="of:=IF(OR([.F60]=&quot;responseA&quot;;[.F60]=&quot;reponseB&quot;;[.F60]=&quot;reponseC&quot;);-10;10)" office:value-type="float" office:value="10">
            <text:p>10</text:p>
          </table:table-cell>
          <table:table-cell table:formula="of:=IF(OR([.G60]=&quot;responseA&quot;;[.G60]=&quot;reponseB&quot;;[.G60]=&quot;reponseC&quot;);-10;10)" office:value-type="float" office:value="10">
            <text:p>10</text:p>
          </table:table-cell>
          <table:table-cell table:formula="of:=IF(OR([.H60]=&quot;responseA&quot;;[.H60]=&quot;reponseB&quot;;[.H60]=&quot;reponseC&quot;);-10;10)" office:value-type="float" office:value="10">
            <text:p>10</text:p>
          </table:table-cell>
          <table:table-cell table:formula="of:=IF(OR([.I60]=&quot;responseA&quot;;[.I60]=&quot;reponseB&quot;;[.I60]=&quot;reponseC&quot;);-10;10)" office:value-type="float" office:value="10">
            <text:p>10</text:p>
          </table:table-cell>
          <table:table-cell table:formula="of:=IF(OR([.J60]=&quot;responseA&quot;;[.J60]=&quot;reponseB&quot;;[.J60]=&quot;reponseC&quot;);-10;10)" office:value-type="float" office:value="10">
            <text:p>10</text:p>
          </table:table-cell>
          <table:table-cell table:formula="of:=IF(OR([.K60]=&quot;responseA&quot;;[.K60]=&quot;reponseB&quot;;[.K60]=&quot;reponseC&quot;);-10;10)" office:value-type="float" office:value="10">
            <text:p>10</text:p>
          </table:table-cell>
          <table:table-cell table:formula="of:=IF(OR([.L60]=&quot;responseA&quot;;[.L60]=&quot;reponseB&quot;;[.L60]=&quot;reponseC&quot;);-10;10)" office:value-type="float" office:value="10">
            <text:p>10</text:p>
          </table:table-cell>
          <table:table-cell table:formula="of:=IF(OR([.M60]=&quot;responseA&quot;;[.M60]=&quot;reponseB&quot;;[.M60]=&quot;reponseC&quot;);-10;10)" office:value-type="float" office:value="10">
            <text:p>10</text:p>
          </table:table-cell>
          <table:table-cell table:formula="of:=IF(OR([.N60]=&quot;responseA&quot;;[.N60]=&quot;reponseB&quot;;[.N60]=&quot;reponseC&quot;);-10;10)" office:value-type="float" office:value="10">
            <text:p>10</text:p>
          </table:table-cell>
          <table:table-cell table:formula="of:=IF(OR([.O60]=&quot;responseA&quot;;[.O60]=&quot;reponseB&quot;;[.O60]=&quot;reponseC&quot;);-10;10)" office:value-type="float" office:value="10">
            <text:p>10</text:p>
          </table:table-cell>
          <table:table-cell table:formula="of:=IF(OR([.P60]=&quot;responseA&quot;;[.P60]=&quot;reponseB&quot;;[.P60]=&quot;reponseC&quot;);-10;10)" office:value-type="float" office:value="10">
            <text:p>10</text:p>
          </table:table-cell>
          <table:table-cell table:formula="of:=IF(OR([.Q60]=&quot;responseA&quot;;[.Q60]=&quot;reponseB&quot;;[.Q60]=&quot;reponseC&quot;);-10;10)" office:value-type="float" office:value="10">
            <text:p>10</text:p>
          </table:table-cell>
          <table:table-cell table:formula="of:=IF(OR([.R60]=&quot;responseA&quot;;[.R60]=&quot;reponseB&quot;;[.R60]=&quot;reponseC&quot;);-10;10)" office:value-type="float" office:value="10">
            <text:p>10</text:p>
          </table:table-cell>
          <table:table-cell table:formula="of:=IF(OR([.S60]=&quot;responseA&quot;;[.S60]=&quot;reponseB&quot;;[.S60]=&quot;reponseC&quot;);-10;10)" office:value-type="float" office:value="10">
            <text:p>10</text:p>
          </table:table-cell>
          <table:table-cell table:formula="of:=IF(OR([.T60]=&quot;responseA&quot;;[.T60]=&quot;reponseB&quot;;[.T60]=&quot;reponseC&quot;);-10;10)" office:value-type="float" office:value="10">
            <text:p>10</text:p>
          </table:table-cell>
          <table:table-cell table:formula="of:=IF(OR([.U60]=&quot;responseA&quot;;[.U60]=&quot;reponseB&quot;;[.U60]=&quot;reponseC&quot;);-10;10)" office:value-type="float" office:value="10">
            <text:p>10</text:p>
          </table:table-cell>
          <table:table-cell table:formula="of:=IF(OR([.V60]=&quot;responseA&quot;;[.V60]=&quot;reponseB&quot;;[.V60]=&quot;reponseC&quot;);-10;10)" office:value-type="float" office:value="10">
            <text:p>10</text:p>
          </table:table-cell>
          <table:table-cell table:formula="of:=IF(OR([.W60]=&quot;responseA&quot;;[.W60]=&quot;reponseB&quot;;[.W60]=&quot;reponseC&quot;);-10;10)" office:value-type="float" office:value="10">
            <text:p>10</text:p>
          </table:table-cell>
          <table:table-cell table:formula="of:=IF(OR([.X60]=&quot;responseA&quot;;[.X60]=&quot;reponseB&quot;;[.X60]=&quot;reponseC&quot;);-10;10)" office:value-type="float" office:value="10">
            <text:p>10</text:p>
          </table:table-cell>
          <table:table-cell table:formula="of:=IF(SUM([.Y60:.AH60])&lt;10;10;SUM([.Y60:.AH60]))" office:value-type="float" office:value="100">
            <text:p>100</text:p>
          </table:table-cell>
          <table:table-cell table:formula="of:=IF(SUM([.AI60:.AR60])&lt;10;10;SUM([.AI60:.AR60]))" office:value-type="float" office:value="100">
            <text:p>100</text:p>
          </table:table-cell>
          <table:table-cell table:formula="of:=([.AT60]-[.AS60])/[.AS60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61]=&quot;responseA&quot;;[.E61]=&quot;reponseB&quot;;[.E61]=&quot;reponseC&quot;);-10;10)" office:value-type="float" office:value="10">
            <text:p>10</text:p>
          </table:table-cell>
          <table:table-cell table:formula="of:=IF(OR([.F61]=&quot;responseA&quot;;[.F61]=&quot;reponseB&quot;;[.F61]=&quot;reponseC&quot;);-10;10)" office:value-type="float" office:value="10">
            <text:p>10</text:p>
          </table:table-cell>
          <table:table-cell table:formula="of:=IF(OR([.G61]=&quot;responseA&quot;;[.G61]=&quot;reponseB&quot;;[.G61]=&quot;reponseC&quot;);-10;10)" office:value-type="float" office:value="10">
            <text:p>10</text:p>
          </table:table-cell>
          <table:table-cell table:formula="of:=IF(OR([.H61]=&quot;responseA&quot;;[.H61]=&quot;reponseB&quot;;[.H61]=&quot;reponseC&quot;);-10;10)" office:value-type="float" office:value="10">
            <text:p>10</text:p>
          </table:table-cell>
          <table:table-cell table:formula="of:=IF(OR([.I61]=&quot;responseA&quot;;[.I61]=&quot;reponseB&quot;;[.I61]=&quot;reponseC&quot;);-10;10)" office:value-type="float" office:value="10">
            <text:p>10</text:p>
          </table:table-cell>
          <table:table-cell table:formula="of:=IF(OR([.J61]=&quot;responseA&quot;;[.J61]=&quot;reponseB&quot;;[.J61]=&quot;reponseC&quot;);-10;10)" office:value-type="float" office:value="10">
            <text:p>10</text:p>
          </table:table-cell>
          <table:table-cell table:formula="of:=IF(OR([.K61]=&quot;responseA&quot;;[.K61]=&quot;reponseB&quot;;[.K61]=&quot;reponseC&quot;);-10;10)" office:value-type="float" office:value="10">
            <text:p>10</text:p>
          </table:table-cell>
          <table:table-cell table:formula="of:=IF(OR([.L61]=&quot;responseA&quot;;[.L61]=&quot;reponseB&quot;;[.L61]=&quot;reponseC&quot;);-10;10)" office:value-type="float" office:value="10">
            <text:p>10</text:p>
          </table:table-cell>
          <table:table-cell table:formula="of:=IF(OR([.M61]=&quot;responseA&quot;;[.M61]=&quot;reponseB&quot;;[.M61]=&quot;reponseC&quot;);-10;10)" office:value-type="float" office:value="10">
            <text:p>10</text:p>
          </table:table-cell>
          <table:table-cell table:formula="of:=IF(OR([.N61]=&quot;responseA&quot;;[.N61]=&quot;reponseB&quot;;[.N61]=&quot;reponseC&quot;);-10;10)" office:value-type="float" office:value="10">
            <text:p>10</text:p>
          </table:table-cell>
          <table:table-cell table:formula="of:=IF(OR([.O61]=&quot;responseA&quot;;[.O61]=&quot;reponseB&quot;;[.O61]=&quot;reponseC&quot;);-10;10)" office:value-type="float" office:value="10">
            <text:p>10</text:p>
          </table:table-cell>
          <table:table-cell table:formula="of:=IF(OR([.P61]=&quot;responseA&quot;;[.P61]=&quot;reponseB&quot;;[.P61]=&quot;reponseC&quot;);-10;10)" office:value-type="float" office:value="10">
            <text:p>10</text:p>
          </table:table-cell>
          <table:table-cell table:formula="of:=IF(OR([.Q61]=&quot;responseA&quot;;[.Q61]=&quot;reponseB&quot;;[.Q61]=&quot;reponseC&quot;);-10;10)" office:value-type="float" office:value="10">
            <text:p>10</text:p>
          </table:table-cell>
          <table:table-cell table:formula="of:=IF(OR([.R61]=&quot;responseA&quot;;[.R61]=&quot;reponseB&quot;;[.R61]=&quot;reponseC&quot;);-10;10)" office:value-type="float" office:value="10">
            <text:p>10</text:p>
          </table:table-cell>
          <table:table-cell table:formula="of:=IF(OR([.S61]=&quot;responseA&quot;;[.S61]=&quot;reponseB&quot;;[.S61]=&quot;reponseC&quot;);-10;10)" office:value-type="float" office:value="10">
            <text:p>10</text:p>
          </table:table-cell>
          <table:table-cell table:formula="of:=IF(OR([.T61]=&quot;responseA&quot;;[.T61]=&quot;reponseB&quot;;[.T61]=&quot;reponseC&quot;);-10;10)" office:value-type="float" office:value="10">
            <text:p>10</text:p>
          </table:table-cell>
          <table:table-cell table:formula="of:=IF(OR([.U61]=&quot;responseA&quot;;[.U61]=&quot;reponseB&quot;;[.U61]=&quot;reponseC&quot;);-10;10)" office:value-type="float" office:value="10">
            <text:p>10</text:p>
          </table:table-cell>
          <table:table-cell table:formula="of:=IF(OR([.V61]=&quot;responseA&quot;;[.V61]=&quot;reponseB&quot;;[.V61]=&quot;reponseC&quot;);-10;10)" office:value-type="float" office:value="10">
            <text:p>10</text:p>
          </table:table-cell>
          <table:table-cell table:formula="of:=IF(OR([.W61]=&quot;responseA&quot;;[.W61]=&quot;reponseB&quot;;[.W61]=&quot;reponseC&quot;);-10;10)" office:value-type="float" office:value="10">
            <text:p>10</text:p>
          </table:table-cell>
          <table:table-cell table:formula="of:=IF(OR([.X61]=&quot;responseA&quot;;[.X61]=&quot;reponseB&quot;;[.X61]=&quot;reponseC&quot;);-10;10)" office:value-type="float" office:value="10">
            <text:p>10</text:p>
          </table:table-cell>
          <table:table-cell table:formula="of:=IF(SUM([.Y61:.AH61])&lt;10;10;SUM([.Y61:.AH61]))" office:value-type="float" office:value="100">
            <text:p>100</text:p>
          </table:table-cell>
          <table:table-cell table:formula="of:=IF(SUM([.AI61:.AR61])&lt;10;10;SUM([.AI61:.AR61]))" office:value-type="float" office:value="100">
            <text:p>100</text:p>
          </table:table-cell>
          <table:table-cell table:formula="of:=([.AT61]-[.AS61])/[.AS61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62]=&quot;responseA&quot;;[.E62]=&quot;reponseB&quot;;[.E62]=&quot;reponseC&quot;);-10;10)" office:value-type="float" office:value="10">
            <text:p>10</text:p>
          </table:table-cell>
          <table:table-cell table:formula="of:=IF(OR([.F62]=&quot;responseA&quot;;[.F62]=&quot;reponseB&quot;;[.F62]=&quot;reponseC&quot;);-10;10)" office:value-type="float" office:value="10">
            <text:p>10</text:p>
          </table:table-cell>
          <table:table-cell table:formula="of:=IF(OR([.G62]=&quot;responseA&quot;;[.G62]=&quot;reponseB&quot;;[.G62]=&quot;reponseC&quot;);-10;10)" office:value-type="float" office:value="10">
            <text:p>10</text:p>
          </table:table-cell>
          <table:table-cell table:formula="of:=IF(OR([.H62]=&quot;responseA&quot;;[.H62]=&quot;reponseB&quot;;[.H62]=&quot;reponseC&quot;);-10;10)" office:value-type="float" office:value="10">
            <text:p>10</text:p>
          </table:table-cell>
          <table:table-cell table:formula="of:=IF(OR([.I62]=&quot;responseA&quot;;[.I62]=&quot;reponseB&quot;;[.I62]=&quot;reponseC&quot;);-10;10)" office:value-type="float" office:value="10">
            <text:p>10</text:p>
          </table:table-cell>
          <table:table-cell table:formula="of:=IF(OR([.J62]=&quot;responseA&quot;;[.J62]=&quot;reponseB&quot;;[.J62]=&quot;reponseC&quot;);-10;10)" office:value-type="float" office:value="10">
            <text:p>10</text:p>
          </table:table-cell>
          <table:table-cell table:formula="of:=IF(OR([.K62]=&quot;responseA&quot;;[.K62]=&quot;reponseB&quot;;[.K62]=&quot;reponseC&quot;);-10;10)" office:value-type="float" office:value="10">
            <text:p>10</text:p>
          </table:table-cell>
          <table:table-cell table:formula="of:=IF(OR([.L62]=&quot;responseA&quot;;[.L62]=&quot;reponseB&quot;;[.L62]=&quot;reponseC&quot;);-10;10)" office:value-type="float" office:value="10">
            <text:p>10</text:p>
          </table:table-cell>
          <table:table-cell table:formula="of:=IF(OR([.M62]=&quot;responseA&quot;;[.M62]=&quot;reponseB&quot;;[.M62]=&quot;reponseC&quot;);-10;10)" office:value-type="float" office:value="10">
            <text:p>10</text:p>
          </table:table-cell>
          <table:table-cell table:formula="of:=IF(OR([.N62]=&quot;responseA&quot;;[.N62]=&quot;reponseB&quot;;[.N62]=&quot;reponseC&quot;);-10;10)" office:value-type="float" office:value="10">
            <text:p>10</text:p>
          </table:table-cell>
          <table:table-cell table:formula="of:=IF(OR([.O62]=&quot;responseA&quot;;[.O62]=&quot;reponseB&quot;;[.O62]=&quot;reponseC&quot;);-10;10)" office:value-type="float" office:value="10">
            <text:p>10</text:p>
          </table:table-cell>
          <table:table-cell table:formula="of:=IF(OR([.P62]=&quot;responseA&quot;;[.P62]=&quot;reponseB&quot;;[.P62]=&quot;reponseC&quot;);-10;10)" office:value-type="float" office:value="10">
            <text:p>10</text:p>
          </table:table-cell>
          <table:table-cell table:formula="of:=IF(OR([.Q62]=&quot;responseA&quot;;[.Q62]=&quot;reponseB&quot;;[.Q62]=&quot;reponseC&quot;);-10;10)" office:value-type="float" office:value="10">
            <text:p>10</text:p>
          </table:table-cell>
          <table:table-cell table:formula="of:=IF(OR([.R62]=&quot;responseA&quot;;[.R62]=&quot;reponseB&quot;;[.R62]=&quot;reponseC&quot;);-10;10)" office:value-type="float" office:value="10">
            <text:p>10</text:p>
          </table:table-cell>
          <table:table-cell table:formula="of:=IF(OR([.S62]=&quot;responseA&quot;;[.S62]=&quot;reponseB&quot;;[.S62]=&quot;reponseC&quot;);-10;10)" office:value-type="float" office:value="10">
            <text:p>10</text:p>
          </table:table-cell>
          <table:table-cell table:formula="of:=IF(OR([.T62]=&quot;responseA&quot;;[.T62]=&quot;reponseB&quot;;[.T62]=&quot;reponseC&quot;);-10;10)" office:value-type="float" office:value="10">
            <text:p>10</text:p>
          </table:table-cell>
          <table:table-cell table:formula="of:=IF(OR([.U62]=&quot;responseA&quot;;[.U62]=&quot;reponseB&quot;;[.U62]=&quot;reponseC&quot;);-10;10)" office:value-type="float" office:value="10">
            <text:p>10</text:p>
          </table:table-cell>
          <table:table-cell table:formula="of:=IF(OR([.V62]=&quot;responseA&quot;;[.V62]=&quot;reponseB&quot;;[.V62]=&quot;reponseC&quot;);-10;10)" office:value-type="float" office:value="10">
            <text:p>10</text:p>
          </table:table-cell>
          <table:table-cell table:formula="of:=IF(OR([.W62]=&quot;responseA&quot;;[.W62]=&quot;reponseB&quot;;[.W62]=&quot;reponseC&quot;);-10;10)" office:value-type="float" office:value="10">
            <text:p>10</text:p>
          </table:table-cell>
          <table:table-cell table:formula="of:=IF(OR([.X62]=&quot;responseA&quot;;[.X62]=&quot;reponseB&quot;;[.X62]=&quot;reponseC&quot;);-10;10)" office:value-type="float" office:value="10">
            <text:p>10</text:p>
          </table:table-cell>
          <table:table-cell table:formula="of:=IF(SUM([.Y62:.AH62])&lt;10;10;SUM([.Y62:.AH62]))" office:value-type="float" office:value="100">
            <text:p>100</text:p>
          </table:table-cell>
          <table:table-cell table:formula="of:=IF(SUM([.AI62:.AR62])&lt;10;10;SUM([.AI62:.AR62]))" office:value-type="float" office:value="100">
            <text:p>100</text:p>
          </table:table-cell>
          <table:table-cell table:formula="of:=([.AT62]-[.AS62])/[.AS62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63]=&quot;responseA&quot;;[.E63]=&quot;reponseB&quot;;[.E63]=&quot;reponseC&quot;);-10;10)" office:value-type="float" office:value="10">
            <text:p>10</text:p>
          </table:table-cell>
          <table:table-cell table:formula="of:=IF(OR([.F63]=&quot;responseA&quot;;[.F63]=&quot;reponseB&quot;;[.F63]=&quot;reponseC&quot;);-10;10)" office:value-type="float" office:value="10">
            <text:p>10</text:p>
          </table:table-cell>
          <table:table-cell table:formula="of:=IF(OR([.G63]=&quot;responseA&quot;;[.G63]=&quot;reponseB&quot;;[.G63]=&quot;reponseC&quot;);-10;10)" office:value-type="float" office:value="10">
            <text:p>10</text:p>
          </table:table-cell>
          <table:table-cell table:formula="of:=IF(OR([.H63]=&quot;responseA&quot;;[.H63]=&quot;reponseB&quot;;[.H63]=&quot;reponseC&quot;);-10;10)" office:value-type="float" office:value="10">
            <text:p>10</text:p>
          </table:table-cell>
          <table:table-cell table:formula="of:=IF(OR([.I63]=&quot;responseA&quot;;[.I63]=&quot;reponseB&quot;;[.I63]=&quot;reponseC&quot;);-10;10)" office:value-type="float" office:value="10">
            <text:p>10</text:p>
          </table:table-cell>
          <table:table-cell table:formula="of:=IF(OR([.J63]=&quot;responseA&quot;;[.J63]=&quot;reponseB&quot;;[.J63]=&quot;reponseC&quot;);-10;10)" office:value-type="float" office:value="10">
            <text:p>10</text:p>
          </table:table-cell>
          <table:table-cell table:formula="of:=IF(OR([.K63]=&quot;responseA&quot;;[.K63]=&quot;reponseB&quot;;[.K63]=&quot;reponseC&quot;);-10;10)" office:value-type="float" office:value="10">
            <text:p>10</text:p>
          </table:table-cell>
          <table:table-cell table:formula="of:=IF(OR([.L63]=&quot;responseA&quot;;[.L63]=&quot;reponseB&quot;;[.L63]=&quot;reponseC&quot;);-10;10)" office:value-type="float" office:value="10">
            <text:p>10</text:p>
          </table:table-cell>
          <table:table-cell table:formula="of:=IF(OR([.M63]=&quot;responseA&quot;;[.M63]=&quot;reponseB&quot;;[.M63]=&quot;reponseC&quot;);-10;10)" office:value-type="float" office:value="10">
            <text:p>10</text:p>
          </table:table-cell>
          <table:table-cell table:formula="of:=IF(OR([.N63]=&quot;responseA&quot;;[.N63]=&quot;reponseB&quot;;[.N63]=&quot;reponseC&quot;);-10;10)" office:value-type="float" office:value="10">
            <text:p>10</text:p>
          </table:table-cell>
          <table:table-cell table:formula="of:=IF(OR([.O63]=&quot;responseA&quot;;[.O63]=&quot;reponseB&quot;;[.O63]=&quot;reponseC&quot;);-10;10)" office:value-type="float" office:value="10">
            <text:p>10</text:p>
          </table:table-cell>
          <table:table-cell table:formula="of:=IF(OR([.P63]=&quot;responseA&quot;;[.P63]=&quot;reponseB&quot;;[.P63]=&quot;reponseC&quot;);-10;10)" office:value-type="float" office:value="10">
            <text:p>10</text:p>
          </table:table-cell>
          <table:table-cell table:formula="of:=IF(OR([.Q63]=&quot;responseA&quot;;[.Q63]=&quot;reponseB&quot;;[.Q63]=&quot;reponseC&quot;);-10;10)" office:value-type="float" office:value="10">
            <text:p>10</text:p>
          </table:table-cell>
          <table:table-cell table:formula="of:=IF(OR([.R63]=&quot;responseA&quot;;[.R63]=&quot;reponseB&quot;;[.R63]=&quot;reponseC&quot;);-10;10)" office:value-type="float" office:value="10">
            <text:p>10</text:p>
          </table:table-cell>
          <table:table-cell table:formula="of:=IF(OR([.S63]=&quot;responseA&quot;;[.S63]=&quot;reponseB&quot;;[.S63]=&quot;reponseC&quot;);-10;10)" office:value-type="float" office:value="10">
            <text:p>10</text:p>
          </table:table-cell>
          <table:table-cell table:formula="of:=IF(OR([.T63]=&quot;responseA&quot;;[.T63]=&quot;reponseB&quot;;[.T63]=&quot;reponseC&quot;);-10;10)" office:value-type="float" office:value="10">
            <text:p>10</text:p>
          </table:table-cell>
          <table:table-cell table:formula="of:=IF(OR([.U63]=&quot;responseA&quot;;[.U63]=&quot;reponseB&quot;;[.U63]=&quot;reponseC&quot;);-10;10)" office:value-type="float" office:value="10">
            <text:p>10</text:p>
          </table:table-cell>
          <table:table-cell table:formula="of:=IF(OR([.V63]=&quot;responseA&quot;;[.V63]=&quot;reponseB&quot;;[.V63]=&quot;reponseC&quot;);-10;10)" office:value-type="float" office:value="10">
            <text:p>10</text:p>
          </table:table-cell>
          <table:table-cell table:formula="of:=IF(OR([.W63]=&quot;responseA&quot;;[.W63]=&quot;reponseB&quot;;[.W63]=&quot;reponseC&quot;);-10;10)" office:value-type="float" office:value="10">
            <text:p>10</text:p>
          </table:table-cell>
          <table:table-cell table:formula="of:=IF(OR([.X63]=&quot;responseA&quot;;[.X63]=&quot;reponseB&quot;;[.X63]=&quot;reponseC&quot;);-10;10)" office:value-type="float" office:value="10">
            <text:p>10</text:p>
          </table:table-cell>
          <table:table-cell table:formula="of:=IF(SUM([.Y63:.AH63])&lt;10;10;SUM([.Y63:.AH63]))" office:value-type="float" office:value="100">
            <text:p>100</text:p>
          </table:table-cell>
          <table:table-cell table:formula="of:=IF(SUM([.AI63:.AR63])&lt;10;10;SUM([.AI63:.AR63]))" office:value-type="float" office:value="100">
            <text:p>100</text:p>
          </table:table-cell>
          <table:table-cell table:formula="of:=([.AT63]-[.AS63])/[.AS63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64]=&quot;responseA&quot;;[.E64]=&quot;reponseB&quot;;[.E64]=&quot;reponseC&quot;);-10;10)" office:value-type="float" office:value="10">
            <text:p>10</text:p>
          </table:table-cell>
          <table:table-cell table:formula="of:=IF(OR([.F64]=&quot;responseA&quot;;[.F64]=&quot;reponseB&quot;;[.F64]=&quot;reponseC&quot;);-10;10)" office:value-type="float" office:value="10">
            <text:p>10</text:p>
          </table:table-cell>
          <table:table-cell table:formula="of:=IF(OR([.G64]=&quot;responseA&quot;;[.G64]=&quot;reponseB&quot;;[.G64]=&quot;reponseC&quot;);-10;10)" office:value-type="float" office:value="10">
            <text:p>10</text:p>
          </table:table-cell>
          <table:table-cell table:formula="of:=IF(OR([.H64]=&quot;responseA&quot;;[.H64]=&quot;reponseB&quot;;[.H64]=&quot;reponseC&quot;);-10;10)" office:value-type="float" office:value="10">
            <text:p>10</text:p>
          </table:table-cell>
          <table:table-cell table:formula="of:=IF(OR([.I64]=&quot;responseA&quot;;[.I64]=&quot;reponseB&quot;;[.I64]=&quot;reponseC&quot;);-10;10)" office:value-type="float" office:value="10">
            <text:p>10</text:p>
          </table:table-cell>
          <table:table-cell table:formula="of:=IF(OR([.J64]=&quot;responseA&quot;;[.J64]=&quot;reponseB&quot;;[.J64]=&quot;reponseC&quot;);-10;10)" office:value-type="float" office:value="10">
            <text:p>10</text:p>
          </table:table-cell>
          <table:table-cell table:formula="of:=IF(OR([.K64]=&quot;responseA&quot;;[.K64]=&quot;reponseB&quot;;[.K64]=&quot;reponseC&quot;);-10;10)" office:value-type="float" office:value="10">
            <text:p>10</text:p>
          </table:table-cell>
          <table:table-cell table:formula="of:=IF(OR([.L64]=&quot;responseA&quot;;[.L64]=&quot;reponseB&quot;;[.L64]=&quot;reponseC&quot;);-10;10)" office:value-type="float" office:value="10">
            <text:p>10</text:p>
          </table:table-cell>
          <table:table-cell table:formula="of:=IF(OR([.M64]=&quot;responseA&quot;;[.M64]=&quot;reponseB&quot;;[.M64]=&quot;reponseC&quot;);-10;10)" office:value-type="float" office:value="10">
            <text:p>10</text:p>
          </table:table-cell>
          <table:table-cell table:formula="of:=IF(OR([.N64]=&quot;responseA&quot;;[.N64]=&quot;reponseB&quot;;[.N64]=&quot;reponseC&quot;);-10;10)" office:value-type="float" office:value="10">
            <text:p>10</text:p>
          </table:table-cell>
          <table:table-cell table:formula="of:=IF(OR([.O64]=&quot;responseA&quot;;[.O64]=&quot;reponseB&quot;;[.O64]=&quot;reponseC&quot;);-10;10)" office:value-type="float" office:value="10">
            <text:p>10</text:p>
          </table:table-cell>
          <table:table-cell table:formula="of:=IF(OR([.P64]=&quot;responseA&quot;;[.P64]=&quot;reponseB&quot;;[.P64]=&quot;reponseC&quot;);-10;10)" office:value-type="float" office:value="10">
            <text:p>10</text:p>
          </table:table-cell>
          <table:table-cell table:formula="of:=IF(OR([.Q64]=&quot;responseA&quot;;[.Q64]=&quot;reponseB&quot;;[.Q64]=&quot;reponseC&quot;);-10;10)" office:value-type="float" office:value="10">
            <text:p>10</text:p>
          </table:table-cell>
          <table:table-cell table:formula="of:=IF(OR([.R64]=&quot;responseA&quot;;[.R64]=&quot;reponseB&quot;;[.R64]=&quot;reponseC&quot;);-10;10)" office:value-type="float" office:value="10">
            <text:p>10</text:p>
          </table:table-cell>
          <table:table-cell table:formula="of:=IF(OR([.S64]=&quot;responseA&quot;;[.S64]=&quot;reponseB&quot;;[.S64]=&quot;reponseC&quot;);-10;10)" office:value-type="float" office:value="10">
            <text:p>10</text:p>
          </table:table-cell>
          <table:table-cell table:formula="of:=IF(OR([.T64]=&quot;responseA&quot;;[.T64]=&quot;reponseB&quot;;[.T64]=&quot;reponseC&quot;);-10;10)" office:value-type="float" office:value="10">
            <text:p>10</text:p>
          </table:table-cell>
          <table:table-cell table:formula="of:=IF(OR([.U64]=&quot;responseA&quot;;[.U64]=&quot;reponseB&quot;;[.U64]=&quot;reponseC&quot;);-10;10)" office:value-type="float" office:value="10">
            <text:p>10</text:p>
          </table:table-cell>
          <table:table-cell table:formula="of:=IF(OR([.V64]=&quot;responseA&quot;;[.V64]=&quot;reponseB&quot;;[.V64]=&quot;reponseC&quot;);-10;10)" office:value-type="float" office:value="10">
            <text:p>10</text:p>
          </table:table-cell>
          <table:table-cell table:formula="of:=IF(OR([.W64]=&quot;responseA&quot;;[.W64]=&quot;reponseB&quot;;[.W64]=&quot;reponseC&quot;);-10;10)" office:value-type="float" office:value="10">
            <text:p>10</text:p>
          </table:table-cell>
          <table:table-cell table:formula="of:=IF(OR([.X64]=&quot;responseA&quot;;[.X64]=&quot;reponseB&quot;;[.X64]=&quot;reponseC&quot;);-10;10)" office:value-type="float" office:value="10">
            <text:p>10</text:p>
          </table:table-cell>
          <table:table-cell table:formula="of:=IF(SUM([.Y64:.AH64])&lt;10;10;SUM([.Y64:.AH64]))" office:value-type="float" office:value="100">
            <text:p>100</text:p>
          </table:table-cell>
          <table:table-cell table:formula="of:=IF(SUM([.AI64:.AR64])&lt;10;10;SUM([.AI64:.AR64]))" office:value-type="float" office:value="100">
            <text:p>100</text:p>
          </table:table-cell>
          <table:table-cell table:formula="of:=([.AT64]-[.AS64])/[.AS64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65]=&quot;responseA&quot;;[.E65]=&quot;reponseB&quot;;[.E65]=&quot;reponseC&quot;);-10;10)" office:value-type="float" office:value="10">
            <text:p>10</text:p>
          </table:table-cell>
          <table:table-cell table:formula="of:=IF(OR([.F65]=&quot;responseA&quot;;[.F65]=&quot;reponseB&quot;;[.F65]=&quot;reponseC&quot;);-10;10)" office:value-type="float" office:value="10">
            <text:p>10</text:p>
          </table:table-cell>
          <table:table-cell table:formula="of:=IF(OR([.G65]=&quot;responseA&quot;;[.G65]=&quot;reponseB&quot;;[.G65]=&quot;reponseC&quot;);-10;10)" office:value-type="float" office:value="10">
            <text:p>10</text:p>
          </table:table-cell>
          <table:table-cell table:formula="of:=IF(OR([.H65]=&quot;responseA&quot;;[.H65]=&quot;reponseB&quot;;[.H65]=&quot;reponseC&quot;);-10;10)" office:value-type="float" office:value="10">
            <text:p>10</text:p>
          </table:table-cell>
          <table:table-cell table:formula="of:=IF(OR([.I65]=&quot;responseA&quot;;[.I65]=&quot;reponseB&quot;;[.I65]=&quot;reponseC&quot;);-10;10)" office:value-type="float" office:value="10">
            <text:p>10</text:p>
          </table:table-cell>
          <table:table-cell table:formula="of:=IF(OR([.J65]=&quot;responseA&quot;;[.J65]=&quot;reponseB&quot;;[.J65]=&quot;reponseC&quot;);-10;10)" office:value-type="float" office:value="10">
            <text:p>10</text:p>
          </table:table-cell>
          <table:table-cell table:formula="of:=IF(OR([.K65]=&quot;responseA&quot;;[.K65]=&quot;reponseB&quot;;[.K65]=&quot;reponseC&quot;);-10;10)" office:value-type="float" office:value="10">
            <text:p>10</text:p>
          </table:table-cell>
          <table:table-cell table:formula="of:=IF(OR([.L65]=&quot;responseA&quot;;[.L65]=&quot;reponseB&quot;;[.L65]=&quot;reponseC&quot;);-10;10)" office:value-type="float" office:value="10">
            <text:p>10</text:p>
          </table:table-cell>
          <table:table-cell table:formula="of:=IF(OR([.M65]=&quot;responseA&quot;;[.M65]=&quot;reponseB&quot;;[.M65]=&quot;reponseC&quot;);-10;10)" office:value-type="float" office:value="10">
            <text:p>10</text:p>
          </table:table-cell>
          <table:table-cell table:formula="of:=IF(OR([.N65]=&quot;responseA&quot;;[.N65]=&quot;reponseB&quot;;[.N65]=&quot;reponseC&quot;);-10;10)" office:value-type="float" office:value="10">
            <text:p>10</text:p>
          </table:table-cell>
          <table:table-cell table:formula="of:=IF(OR([.O65]=&quot;responseA&quot;;[.O65]=&quot;reponseB&quot;;[.O65]=&quot;reponseC&quot;);-10;10)" office:value-type="float" office:value="10">
            <text:p>10</text:p>
          </table:table-cell>
          <table:table-cell table:formula="of:=IF(OR([.P65]=&quot;responseA&quot;;[.P65]=&quot;reponseB&quot;;[.P65]=&quot;reponseC&quot;);-10;10)" office:value-type="float" office:value="10">
            <text:p>10</text:p>
          </table:table-cell>
          <table:table-cell table:formula="of:=IF(OR([.Q65]=&quot;responseA&quot;;[.Q65]=&quot;reponseB&quot;;[.Q65]=&quot;reponseC&quot;);-10;10)" office:value-type="float" office:value="10">
            <text:p>10</text:p>
          </table:table-cell>
          <table:table-cell table:formula="of:=IF(OR([.R65]=&quot;responseA&quot;;[.R65]=&quot;reponseB&quot;;[.R65]=&quot;reponseC&quot;);-10;10)" office:value-type="float" office:value="10">
            <text:p>10</text:p>
          </table:table-cell>
          <table:table-cell table:formula="of:=IF(OR([.S65]=&quot;responseA&quot;;[.S65]=&quot;reponseB&quot;;[.S65]=&quot;reponseC&quot;);-10;10)" office:value-type="float" office:value="10">
            <text:p>10</text:p>
          </table:table-cell>
          <table:table-cell table:formula="of:=IF(OR([.T65]=&quot;responseA&quot;;[.T65]=&quot;reponseB&quot;;[.T65]=&quot;reponseC&quot;);-10;10)" office:value-type="float" office:value="10">
            <text:p>10</text:p>
          </table:table-cell>
          <table:table-cell table:formula="of:=IF(OR([.U65]=&quot;responseA&quot;;[.U65]=&quot;reponseB&quot;;[.U65]=&quot;reponseC&quot;);-10;10)" office:value-type="float" office:value="10">
            <text:p>10</text:p>
          </table:table-cell>
          <table:table-cell table:formula="of:=IF(OR([.V65]=&quot;responseA&quot;;[.V65]=&quot;reponseB&quot;;[.V65]=&quot;reponseC&quot;);-10;10)" office:value-type="float" office:value="10">
            <text:p>10</text:p>
          </table:table-cell>
          <table:table-cell table:formula="of:=IF(OR([.W65]=&quot;responseA&quot;;[.W65]=&quot;reponseB&quot;;[.W65]=&quot;reponseC&quot;);-10;10)" office:value-type="float" office:value="10">
            <text:p>10</text:p>
          </table:table-cell>
          <table:table-cell table:formula="of:=IF(OR([.X65]=&quot;responseA&quot;;[.X65]=&quot;reponseB&quot;;[.X65]=&quot;reponseC&quot;);-10;10)" office:value-type="float" office:value="10">
            <text:p>10</text:p>
          </table:table-cell>
          <table:table-cell table:formula="of:=IF(SUM([.Y65:.AH65])&lt;10;10;SUM([.Y65:.AH65]))" office:value-type="float" office:value="100">
            <text:p>100</text:p>
          </table:table-cell>
          <table:table-cell table:formula="of:=IF(SUM([.AI65:.AR65])&lt;10;10;SUM([.AI65:.AR65]))" office:value-type="float" office:value="100">
            <text:p>100</text:p>
          </table:table-cell>
          <table:table-cell table:formula="of:=([.AT65]-[.AS65])/[.AS65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66]=&quot;responseA&quot;;[.E66]=&quot;reponseB&quot;;[.E66]=&quot;reponseC&quot;);-10;10)" office:value-type="float" office:value="10">
            <text:p>10</text:p>
          </table:table-cell>
          <table:table-cell table:formula="of:=IF(OR([.F66]=&quot;responseA&quot;;[.F66]=&quot;reponseB&quot;;[.F66]=&quot;reponseC&quot;);-10;10)" office:value-type="float" office:value="10">
            <text:p>10</text:p>
          </table:table-cell>
          <table:table-cell table:formula="of:=IF(OR([.G66]=&quot;responseA&quot;;[.G66]=&quot;reponseB&quot;;[.G66]=&quot;reponseC&quot;);-10;10)" office:value-type="float" office:value="10">
            <text:p>10</text:p>
          </table:table-cell>
          <table:table-cell table:formula="of:=IF(OR([.H66]=&quot;responseA&quot;;[.H66]=&quot;reponseB&quot;;[.H66]=&quot;reponseC&quot;);-10;10)" office:value-type="float" office:value="10">
            <text:p>10</text:p>
          </table:table-cell>
          <table:table-cell table:formula="of:=IF(OR([.I66]=&quot;responseA&quot;;[.I66]=&quot;reponseB&quot;;[.I66]=&quot;reponseC&quot;);-10;10)" office:value-type="float" office:value="10">
            <text:p>10</text:p>
          </table:table-cell>
          <table:table-cell table:formula="of:=IF(OR([.J66]=&quot;responseA&quot;;[.J66]=&quot;reponseB&quot;;[.J66]=&quot;reponseC&quot;);-10;10)" office:value-type="float" office:value="10">
            <text:p>10</text:p>
          </table:table-cell>
          <table:table-cell table:formula="of:=IF(OR([.K66]=&quot;responseA&quot;;[.K66]=&quot;reponseB&quot;;[.K66]=&quot;reponseC&quot;);-10;10)" office:value-type="float" office:value="10">
            <text:p>10</text:p>
          </table:table-cell>
          <table:table-cell table:formula="of:=IF(OR([.L66]=&quot;responseA&quot;;[.L66]=&quot;reponseB&quot;;[.L66]=&quot;reponseC&quot;);-10;10)" office:value-type="float" office:value="10">
            <text:p>10</text:p>
          </table:table-cell>
          <table:table-cell table:formula="of:=IF(OR([.M66]=&quot;responseA&quot;;[.M66]=&quot;reponseB&quot;;[.M66]=&quot;reponseC&quot;);-10;10)" office:value-type="float" office:value="10">
            <text:p>10</text:p>
          </table:table-cell>
          <table:table-cell table:formula="of:=IF(OR([.N66]=&quot;responseA&quot;;[.N66]=&quot;reponseB&quot;;[.N66]=&quot;reponseC&quot;);-10;10)" office:value-type="float" office:value="10">
            <text:p>10</text:p>
          </table:table-cell>
          <table:table-cell table:formula="of:=IF(OR([.O66]=&quot;responseA&quot;;[.O66]=&quot;reponseB&quot;;[.O66]=&quot;reponseC&quot;);-10;10)" office:value-type="float" office:value="10">
            <text:p>10</text:p>
          </table:table-cell>
          <table:table-cell table:formula="of:=IF(OR([.P66]=&quot;responseA&quot;;[.P66]=&quot;reponseB&quot;;[.P66]=&quot;reponseC&quot;);-10;10)" office:value-type="float" office:value="10">
            <text:p>10</text:p>
          </table:table-cell>
          <table:table-cell table:formula="of:=IF(OR([.Q66]=&quot;responseA&quot;;[.Q66]=&quot;reponseB&quot;;[.Q66]=&quot;reponseC&quot;);-10;10)" office:value-type="float" office:value="10">
            <text:p>10</text:p>
          </table:table-cell>
          <table:table-cell table:formula="of:=IF(OR([.R66]=&quot;responseA&quot;;[.R66]=&quot;reponseB&quot;;[.R66]=&quot;reponseC&quot;);-10;10)" office:value-type="float" office:value="10">
            <text:p>10</text:p>
          </table:table-cell>
          <table:table-cell table:formula="of:=IF(OR([.S66]=&quot;responseA&quot;;[.S66]=&quot;reponseB&quot;;[.S66]=&quot;reponseC&quot;);-10;10)" office:value-type="float" office:value="10">
            <text:p>10</text:p>
          </table:table-cell>
          <table:table-cell table:formula="of:=IF(OR([.T66]=&quot;responseA&quot;;[.T66]=&quot;reponseB&quot;;[.T66]=&quot;reponseC&quot;);-10;10)" office:value-type="float" office:value="10">
            <text:p>10</text:p>
          </table:table-cell>
          <table:table-cell table:formula="of:=IF(OR([.U66]=&quot;responseA&quot;;[.U66]=&quot;reponseB&quot;;[.U66]=&quot;reponseC&quot;);-10;10)" office:value-type="float" office:value="10">
            <text:p>10</text:p>
          </table:table-cell>
          <table:table-cell table:formula="of:=IF(OR([.V66]=&quot;responseA&quot;;[.V66]=&quot;reponseB&quot;;[.V66]=&quot;reponseC&quot;);-10;10)" office:value-type="float" office:value="10">
            <text:p>10</text:p>
          </table:table-cell>
          <table:table-cell table:formula="of:=IF(OR([.W66]=&quot;responseA&quot;;[.W66]=&quot;reponseB&quot;;[.W66]=&quot;reponseC&quot;);-10;10)" office:value-type="float" office:value="10">
            <text:p>10</text:p>
          </table:table-cell>
          <table:table-cell table:formula="of:=IF(OR([.X66]=&quot;responseA&quot;;[.X66]=&quot;reponseB&quot;;[.X66]=&quot;reponseC&quot;);-10;10)" office:value-type="float" office:value="10">
            <text:p>10</text:p>
          </table:table-cell>
          <table:table-cell table:formula="of:=IF(SUM([.Y66:.AH66])&lt;10;10;SUM([.Y66:.AH66]))" office:value-type="float" office:value="100">
            <text:p>100</text:p>
          </table:table-cell>
          <table:table-cell table:formula="of:=IF(SUM([.AI66:.AR66])&lt;10;10;SUM([.AI66:.AR66]))" office:value-type="float" office:value="100">
            <text:p>100</text:p>
          </table:table-cell>
          <table:table-cell table:formula="of:=([.AT66]-[.AS66])/[.AS66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67]=&quot;responseA&quot;;[.E67]=&quot;reponseB&quot;;[.E67]=&quot;reponseC&quot;);-10;10)" office:value-type="float" office:value="10">
            <text:p>10</text:p>
          </table:table-cell>
          <table:table-cell table:formula="of:=IF(OR([.F67]=&quot;responseA&quot;;[.F67]=&quot;reponseB&quot;;[.F67]=&quot;reponseC&quot;);-10;10)" office:value-type="float" office:value="10">
            <text:p>10</text:p>
          </table:table-cell>
          <table:table-cell table:formula="of:=IF(OR([.G67]=&quot;responseA&quot;;[.G67]=&quot;reponseB&quot;;[.G67]=&quot;reponseC&quot;);-10;10)" office:value-type="float" office:value="10">
            <text:p>10</text:p>
          </table:table-cell>
          <table:table-cell table:formula="of:=IF(OR([.H67]=&quot;responseA&quot;;[.H67]=&quot;reponseB&quot;;[.H67]=&quot;reponseC&quot;);-10;10)" office:value-type="float" office:value="10">
            <text:p>10</text:p>
          </table:table-cell>
          <table:table-cell table:formula="of:=IF(OR([.I67]=&quot;responseA&quot;;[.I67]=&quot;reponseB&quot;;[.I67]=&quot;reponseC&quot;);-10;10)" office:value-type="float" office:value="10">
            <text:p>10</text:p>
          </table:table-cell>
          <table:table-cell table:formula="of:=IF(OR([.J67]=&quot;responseA&quot;;[.J67]=&quot;reponseB&quot;;[.J67]=&quot;reponseC&quot;);-10;10)" office:value-type="float" office:value="10">
            <text:p>10</text:p>
          </table:table-cell>
          <table:table-cell table:formula="of:=IF(OR([.K67]=&quot;responseA&quot;;[.K67]=&quot;reponseB&quot;;[.K67]=&quot;reponseC&quot;);-10;10)" office:value-type="float" office:value="10">
            <text:p>10</text:p>
          </table:table-cell>
          <table:table-cell table:formula="of:=IF(OR([.L67]=&quot;responseA&quot;;[.L67]=&quot;reponseB&quot;;[.L67]=&quot;reponseC&quot;);-10;10)" office:value-type="float" office:value="10">
            <text:p>10</text:p>
          </table:table-cell>
          <table:table-cell table:formula="of:=IF(OR([.M67]=&quot;responseA&quot;;[.M67]=&quot;reponseB&quot;;[.M67]=&quot;reponseC&quot;);-10;10)" office:value-type="float" office:value="10">
            <text:p>10</text:p>
          </table:table-cell>
          <table:table-cell table:formula="of:=IF(OR([.N67]=&quot;responseA&quot;;[.N67]=&quot;reponseB&quot;;[.N67]=&quot;reponseC&quot;);-10;10)" office:value-type="float" office:value="10">
            <text:p>10</text:p>
          </table:table-cell>
          <table:table-cell table:formula="of:=IF(OR([.O67]=&quot;responseA&quot;;[.O67]=&quot;reponseB&quot;;[.O67]=&quot;reponseC&quot;);-10;10)" office:value-type="float" office:value="10">
            <text:p>10</text:p>
          </table:table-cell>
          <table:table-cell table:formula="of:=IF(OR([.P67]=&quot;responseA&quot;;[.P67]=&quot;reponseB&quot;;[.P67]=&quot;reponseC&quot;);-10;10)" office:value-type="float" office:value="10">
            <text:p>10</text:p>
          </table:table-cell>
          <table:table-cell table:formula="of:=IF(OR([.Q67]=&quot;responseA&quot;;[.Q67]=&quot;reponseB&quot;;[.Q67]=&quot;reponseC&quot;);-10;10)" office:value-type="float" office:value="10">
            <text:p>10</text:p>
          </table:table-cell>
          <table:table-cell table:formula="of:=IF(OR([.R67]=&quot;responseA&quot;;[.R67]=&quot;reponseB&quot;;[.R67]=&quot;reponseC&quot;);-10;10)" office:value-type="float" office:value="10">
            <text:p>10</text:p>
          </table:table-cell>
          <table:table-cell table:formula="of:=IF(OR([.S67]=&quot;responseA&quot;;[.S67]=&quot;reponseB&quot;;[.S67]=&quot;reponseC&quot;);-10;10)" office:value-type="float" office:value="10">
            <text:p>10</text:p>
          </table:table-cell>
          <table:table-cell table:formula="of:=IF(OR([.T67]=&quot;responseA&quot;;[.T67]=&quot;reponseB&quot;;[.T67]=&quot;reponseC&quot;);-10;10)" office:value-type="float" office:value="10">
            <text:p>10</text:p>
          </table:table-cell>
          <table:table-cell table:formula="of:=IF(OR([.U67]=&quot;responseA&quot;;[.U67]=&quot;reponseB&quot;;[.U67]=&quot;reponseC&quot;);-10;10)" office:value-type="float" office:value="10">
            <text:p>10</text:p>
          </table:table-cell>
          <table:table-cell table:formula="of:=IF(OR([.V67]=&quot;responseA&quot;;[.V67]=&quot;reponseB&quot;;[.V67]=&quot;reponseC&quot;);-10;10)" office:value-type="float" office:value="10">
            <text:p>10</text:p>
          </table:table-cell>
          <table:table-cell table:formula="of:=IF(OR([.W67]=&quot;responseA&quot;;[.W67]=&quot;reponseB&quot;;[.W67]=&quot;reponseC&quot;);-10;10)" office:value-type="float" office:value="10">
            <text:p>10</text:p>
          </table:table-cell>
          <table:table-cell table:formula="of:=IF(OR([.X67]=&quot;responseA&quot;;[.X67]=&quot;reponseB&quot;;[.X67]=&quot;reponseC&quot;);-10;10)" office:value-type="float" office:value="10">
            <text:p>10</text:p>
          </table:table-cell>
          <table:table-cell table:formula="of:=IF(SUM([.Y67:.AH67])&lt;10;10;SUM([.Y67:.AH67]))" office:value-type="float" office:value="100">
            <text:p>100</text:p>
          </table:table-cell>
          <table:table-cell table:formula="of:=IF(SUM([.AI67:.AR67])&lt;10;10;SUM([.AI67:.AR67]))" office:value-type="float" office:value="100">
            <text:p>100</text:p>
          </table:table-cell>
          <table:table-cell table:formula="of:=([.AT67]-[.AS67])/[.AS67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68]=&quot;responseA&quot;;[.E68]=&quot;reponseB&quot;;[.E68]=&quot;reponseC&quot;);-10;10)" office:value-type="float" office:value="10">
            <text:p>10</text:p>
          </table:table-cell>
          <table:table-cell table:formula="of:=IF(OR([.F68]=&quot;responseA&quot;;[.F68]=&quot;reponseB&quot;;[.F68]=&quot;reponseC&quot;);-10;10)" office:value-type="float" office:value="10">
            <text:p>10</text:p>
          </table:table-cell>
          <table:table-cell table:formula="of:=IF(OR([.G68]=&quot;responseA&quot;;[.G68]=&quot;reponseB&quot;;[.G68]=&quot;reponseC&quot;);-10;10)" office:value-type="float" office:value="10">
            <text:p>10</text:p>
          </table:table-cell>
          <table:table-cell table:formula="of:=IF(OR([.H68]=&quot;responseA&quot;;[.H68]=&quot;reponseB&quot;;[.H68]=&quot;reponseC&quot;);-10;10)" office:value-type="float" office:value="10">
            <text:p>10</text:p>
          </table:table-cell>
          <table:table-cell table:formula="of:=IF(OR([.I68]=&quot;responseA&quot;;[.I68]=&quot;reponseB&quot;;[.I68]=&quot;reponseC&quot;);-10;10)" office:value-type="float" office:value="10">
            <text:p>10</text:p>
          </table:table-cell>
          <table:table-cell table:formula="of:=IF(OR([.J68]=&quot;responseA&quot;;[.J68]=&quot;reponseB&quot;;[.J68]=&quot;reponseC&quot;);-10;10)" office:value-type="float" office:value="10">
            <text:p>10</text:p>
          </table:table-cell>
          <table:table-cell table:formula="of:=IF(OR([.K68]=&quot;responseA&quot;;[.K68]=&quot;reponseB&quot;;[.K68]=&quot;reponseC&quot;);-10;10)" office:value-type="float" office:value="10">
            <text:p>10</text:p>
          </table:table-cell>
          <table:table-cell table:formula="of:=IF(OR([.L68]=&quot;responseA&quot;;[.L68]=&quot;reponseB&quot;;[.L68]=&quot;reponseC&quot;);-10;10)" office:value-type="float" office:value="10">
            <text:p>10</text:p>
          </table:table-cell>
          <table:table-cell table:formula="of:=IF(OR([.M68]=&quot;responseA&quot;;[.M68]=&quot;reponseB&quot;;[.M68]=&quot;reponseC&quot;);-10;10)" office:value-type="float" office:value="10">
            <text:p>10</text:p>
          </table:table-cell>
          <table:table-cell table:formula="of:=IF(OR([.N68]=&quot;responseA&quot;;[.N68]=&quot;reponseB&quot;;[.N68]=&quot;reponseC&quot;);-10;10)" office:value-type="float" office:value="10">
            <text:p>10</text:p>
          </table:table-cell>
          <table:table-cell table:formula="of:=IF(OR([.O68]=&quot;responseA&quot;;[.O68]=&quot;reponseB&quot;;[.O68]=&quot;reponseC&quot;);-10;10)" office:value-type="float" office:value="10">
            <text:p>10</text:p>
          </table:table-cell>
          <table:table-cell table:formula="of:=IF(OR([.P68]=&quot;responseA&quot;;[.P68]=&quot;reponseB&quot;;[.P68]=&quot;reponseC&quot;);-10;10)" office:value-type="float" office:value="10">
            <text:p>10</text:p>
          </table:table-cell>
          <table:table-cell table:formula="of:=IF(OR([.Q68]=&quot;responseA&quot;;[.Q68]=&quot;reponseB&quot;;[.Q68]=&quot;reponseC&quot;);-10;10)" office:value-type="float" office:value="10">
            <text:p>10</text:p>
          </table:table-cell>
          <table:table-cell table:formula="of:=IF(OR([.R68]=&quot;responseA&quot;;[.R68]=&quot;reponseB&quot;;[.R68]=&quot;reponseC&quot;);-10;10)" office:value-type="float" office:value="10">
            <text:p>10</text:p>
          </table:table-cell>
          <table:table-cell table:formula="of:=IF(OR([.S68]=&quot;responseA&quot;;[.S68]=&quot;reponseB&quot;;[.S68]=&quot;reponseC&quot;);-10;10)" office:value-type="float" office:value="10">
            <text:p>10</text:p>
          </table:table-cell>
          <table:table-cell table:formula="of:=IF(OR([.T68]=&quot;responseA&quot;;[.T68]=&quot;reponseB&quot;;[.T68]=&quot;reponseC&quot;);-10;10)" office:value-type="float" office:value="10">
            <text:p>10</text:p>
          </table:table-cell>
          <table:table-cell table:formula="of:=IF(OR([.U68]=&quot;responseA&quot;;[.U68]=&quot;reponseB&quot;;[.U68]=&quot;reponseC&quot;);-10;10)" office:value-type="float" office:value="10">
            <text:p>10</text:p>
          </table:table-cell>
          <table:table-cell table:formula="of:=IF(OR([.V68]=&quot;responseA&quot;;[.V68]=&quot;reponseB&quot;;[.V68]=&quot;reponseC&quot;);-10;10)" office:value-type="float" office:value="10">
            <text:p>10</text:p>
          </table:table-cell>
          <table:table-cell table:formula="of:=IF(OR([.W68]=&quot;responseA&quot;;[.W68]=&quot;reponseB&quot;;[.W68]=&quot;reponseC&quot;);-10;10)" office:value-type="float" office:value="10">
            <text:p>10</text:p>
          </table:table-cell>
          <table:table-cell table:formula="of:=IF(OR([.X68]=&quot;responseA&quot;;[.X68]=&quot;reponseB&quot;;[.X68]=&quot;reponseC&quot;);-10;10)" office:value-type="float" office:value="10">
            <text:p>10</text:p>
          </table:table-cell>
          <table:table-cell table:formula="of:=IF(SUM([.Y68:.AH68])&lt;10;10;SUM([.Y68:.AH68]))" office:value-type="float" office:value="100">
            <text:p>100</text:p>
          </table:table-cell>
          <table:table-cell table:formula="of:=IF(SUM([.AI68:.AR68])&lt;10;10;SUM([.AI68:.AR68]))" office:value-type="float" office:value="100">
            <text:p>100</text:p>
          </table:table-cell>
          <table:table-cell table:formula="of:=([.AT68]-[.AS68])/[.AS68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69]=&quot;responseA&quot;;[.E69]=&quot;reponseB&quot;;[.E69]=&quot;reponseC&quot;);-10;10)" office:value-type="float" office:value="10">
            <text:p>10</text:p>
          </table:table-cell>
          <table:table-cell table:formula="of:=IF(OR([.F69]=&quot;responseA&quot;;[.F69]=&quot;reponseB&quot;;[.F69]=&quot;reponseC&quot;);-10;10)" office:value-type="float" office:value="10">
            <text:p>10</text:p>
          </table:table-cell>
          <table:table-cell table:formula="of:=IF(OR([.G69]=&quot;responseA&quot;;[.G69]=&quot;reponseB&quot;;[.G69]=&quot;reponseC&quot;);-10;10)" office:value-type="float" office:value="10">
            <text:p>10</text:p>
          </table:table-cell>
          <table:table-cell table:formula="of:=IF(OR([.H69]=&quot;responseA&quot;;[.H69]=&quot;reponseB&quot;;[.H69]=&quot;reponseC&quot;);-10;10)" office:value-type="float" office:value="10">
            <text:p>10</text:p>
          </table:table-cell>
          <table:table-cell table:formula="of:=IF(OR([.I69]=&quot;responseA&quot;;[.I69]=&quot;reponseB&quot;;[.I69]=&quot;reponseC&quot;);-10;10)" office:value-type="float" office:value="10">
            <text:p>10</text:p>
          </table:table-cell>
          <table:table-cell table:formula="of:=IF(OR([.J69]=&quot;responseA&quot;;[.J69]=&quot;reponseB&quot;;[.J69]=&quot;reponseC&quot;);-10;10)" office:value-type="float" office:value="10">
            <text:p>10</text:p>
          </table:table-cell>
          <table:table-cell table:formula="of:=IF(OR([.K69]=&quot;responseA&quot;;[.K69]=&quot;reponseB&quot;;[.K69]=&quot;reponseC&quot;);-10;10)" office:value-type="float" office:value="10">
            <text:p>10</text:p>
          </table:table-cell>
          <table:table-cell table:formula="of:=IF(OR([.L69]=&quot;responseA&quot;;[.L69]=&quot;reponseB&quot;;[.L69]=&quot;reponseC&quot;);-10;10)" office:value-type="float" office:value="10">
            <text:p>10</text:p>
          </table:table-cell>
          <table:table-cell table:formula="of:=IF(OR([.M69]=&quot;responseA&quot;;[.M69]=&quot;reponseB&quot;;[.M69]=&quot;reponseC&quot;);-10;10)" office:value-type="float" office:value="10">
            <text:p>10</text:p>
          </table:table-cell>
          <table:table-cell table:formula="of:=IF(OR([.N69]=&quot;responseA&quot;;[.N69]=&quot;reponseB&quot;;[.N69]=&quot;reponseC&quot;);-10;10)" office:value-type="float" office:value="10">
            <text:p>10</text:p>
          </table:table-cell>
          <table:table-cell table:formula="of:=IF(OR([.O69]=&quot;responseA&quot;;[.O69]=&quot;reponseB&quot;;[.O69]=&quot;reponseC&quot;);-10;10)" office:value-type="float" office:value="10">
            <text:p>10</text:p>
          </table:table-cell>
          <table:table-cell table:formula="of:=IF(OR([.P69]=&quot;responseA&quot;;[.P69]=&quot;reponseB&quot;;[.P69]=&quot;reponseC&quot;);-10;10)" office:value-type="float" office:value="10">
            <text:p>10</text:p>
          </table:table-cell>
          <table:table-cell table:formula="of:=IF(OR([.Q69]=&quot;responseA&quot;;[.Q69]=&quot;reponseB&quot;;[.Q69]=&quot;reponseC&quot;);-10;10)" office:value-type="float" office:value="10">
            <text:p>10</text:p>
          </table:table-cell>
          <table:table-cell table:formula="of:=IF(OR([.R69]=&quot;responseA&quot;;[.R69]=&quot;reponseB&quot;;[.R69]=&quot;reponseC&quot;);-10;10)" office:value-type="float" office:value="10">
            <text:p>10</text:p>
          </table:table-cell>
          <table:table-cell table:formula="of:=IF(OR([.S69]=&quot;responseA&quot;;[.S69]=&quot;reponseB&quot;;[.S69]=&quot;reponseC&quot;);-10;10)" office:value-type="float" office:value="10">
            <text:p>10</text:p>
          </table:table-cell>
          <table:table-cell table:formula="of:=IF(OR([.T69]=&quot;responseA&quot;;[.T69]=&quot;reponseB&quot;;[.T69]=&quot;reponseC&quot;);-10;10)" office:value-type="float" office:value="10">
            <text:p>10</text:p>
          </table:table-cell>
          <table:table-cell table:formula="of:=IF(OR([.U69]=&quot;responseA&quot;;[.U69]=&quot;reponseB&quot;;[.U69]=&quot;reponseC&quot;);-10;10)" office:value-type="float" office:value="10">
            <text:p>10</text:p>
          </table:table-cell>
          <table:table-cell table:formula="of:=IF(OR([.V69]=&quot;responseA&quot;;[.V69]=&quot;reponseB&quot;;[.V69]=&quot;reponseC&quot;);-10;10)" office:value-type="float" office:value="10">
            <text:p>10</text:p>
          </table:table-cell>
          <table:table-cell table:formula="of:=IF(OR([.W69]=&quot;responseA&quot;;[.W69]=&quot;reponseB&quot;;[.W69]=&quot;reponseC&quot;);-10;10)" office:value-type="float" office:value="10">
            <text:p>10</text:p>
          </table:table-cell>
          <table:table-cell table:formula="of:=IF(OR([.X69]=&quot;responseA&quot;;[.X69]=&quot;reponseB&quot;;[.X69]=&quot;reponseC&quot;);-10;10)" office:value-type="float" office:value="10">
            <text:p>10</text:p>
          </table:table-cell>
          <table:table-cell table:formula="of:=IF(SUM([.Y69:.AH69])&lt;10;10;SUM([.Y69:.AH69]))" office:value-type="float" office:value="100">
            <text:p>100</text:p>
          </table:table-cell>
          <table:table-cell table:formula="of:=IF(SUM([.AI69:.AR69])&lt;10;10;SUM([.AI69:.AR69]))" office:value-type="float" office:value="100">
            <text:p>100</text:p>
          </table:table-cell>
          <table:table-cell table:formula="of:=([.AT69]-[.AS69])/[.AS69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70]=&quot;responseA&quot;;[.E70]=&quot;reponseB&quot;;[.E70]=&quot;reponseC&quot;);-10;10)" office:value-type="float" office:value="10">
            <text:p>10</text:p>
          </table:table-cell>
          <table:table-cell table:formula="of:=IF(OR([.F70]=&quot;responseA&quot;;[.F70]=&quot;reponseB&quot;;[.F70]=&quot;reponseC&quot;);-10;10)" office:value-type="float" office:value="10">
            <text:p>10</text:p>
          </table:table-cell>
          <table:table-cell table:formula="of:=IF(OR([.G70]=&quot;responseA&quot;;[.G70]=&quot;reponseB&quot;;[.G70]=&quot;reponseC&quot;);-10;10)" office:value-type="float" office:value="10">
            <text:p>10</text:p>
          </table:table-cell>
          <table:table-cell table:formula="of:=IF(OR([.H70]=&quot;responseA&quot;;[.H70]=&quot;reponseB&quot;;[.H70]=&quot;reponseC&quot;);-10;10)" office:value-type="float" office:value="10">
            <text:p>10</text:p>
          </table:table-cell>
          <table:table-cell table:formula="of:=IF(OR([.I70]=&quot;responseA&quot;;[.I70]=&quot;reponseB&quot;;[.I70]=&quot;reponseC&quot;);-10;10)" office:value-type="float" office:value="10">
            <text:p>10</text:p>
          </table:table-cell>
          <table:table-cell table:formula="of:=IF(OR([.J70]=&quot;responseA&quot;;[.J70]=&quot;reponseB&quot;;[.J70]=&quot;reponseC&quot;);-10;10)" office:value-type="float" office:value="10">
            <text:p>10</text:p>
          </table:table-cell>
          <table:table-cell table:formula="of:=IF(OR([.K70]=&quot;responseA&quot;;[.K70]=&quot;reponseB&quot;;[.K70]=&quot;reponseC&quot;);-10;10)" office:value-type="float" office:value="10">
            <text:p>10</text:p>
          </table:table-cell>
          <table:table-cell table:formula="of:=IF(OR([.L70]=&quot;responseA&quot;;[.L70]=&quot;reponseB&quot;;[.L70]=&quot;reponseC&quot;);-10;10)" office:value-type="float" office:value="10">
            <text:p>10</text:p>
          </table:table-cell>
          <table:table-cell table:formula="of:=IF(OR([.M70]=&quot;responseA&quot;;[.M70]=&quot;reponseB&quot;;[.M70]=&quot;reponseC&quot;);-10;10)" office:value-type="float" office:value="10">
            <text:p>10</text:p>
          </table:table-cell>
          <table:table-cell table:formula="of:=IF(OR([.N70]=&quot;responseA&quot;;[.N70]=&quot;reponseB&quot;;[.N70]=&quot;reponseC&quot;);-10;10)" office:value-type="float" office:value="10">
            <text:p>10</text:p>
          </table:table-cell>
          <table:table-cell table:formula="of:=IF(OR([.O70]=&quot;responseA&quot;;[.O70]=&quot;reponseB&quot;;[.O70]=&quot;reponseC&quot;);-10;10)" office:value-type="float" office:value="10">
            <text:p>10</text:p>
          </table:table-cell>
          <table:table-cell table:formula="of:=IF(OR([.P70]=&quot;responseA&quot;;[.P70]=&quot;reponseB&quot;;[.P70]=&quot;reponseC&quot;);-10;10)" office:value-type="float" office:value="10">
            <text:p>10</text:p>
          </table:table-cell>
          <table:table-cell table:formula="of:=IF(OR([.Q70]=&quot;responseA&quot;;[.Q70]=&quot;reponseB&quot;;[.Q70]=&quot;reponseC&quot;);-10;10)" office:value-type="float" office:value="10">
            <text:p>10</text:p>
          </table:table-cell>
          <table:table-cell table:formula="of:=IF(OR([.R70]=&quot;responseA&quot;;[.R70]=&quot;reponseB&quot;;[.R70]=&quot;reponseC&quot;);-10;10)" office:value-type="float" office:value="10">
            <text:p>10</text:p>
          </table:table-cell>
          <table:table-cell table:formula="of:=IF(OR([.S70]=&quot;responseA&quot;;[.S70]=&quot;reponseB&quot;;[.S70]=&quot;reponseC&quot;);-10;10)" office:value-type="float" office:value="10">
            <text:p>10</text:p>
          </table:table-cell>
          <table:table-cell table:formula="of:=IF(OR([.T70]=&quot;responseA&quot;;[.T70]=&quot;reponseB&quot;;[.T70]=&quot;reponseC&quot;);-10;10)" office:value-type="float" office:value="10">
            <text:p>10</text:p>
          </table:table-cell>
          <table:table-cell table:formula="of:=IF(OR([.U70]=&quot;responseA&quot;;[.U70]=&quot;reponseB&quot;;[.U70]=&quot;reponseC&quot;);-10;10)" office:value-type="float" office:value="10">
            <text:p>10</text:p>
          </table:table-cell>
          <table:table-cell table:formula="of:=IF(OR([.V70]=&quot;responseA&quot;;[.V70]=&quot;reponseB&quot;;[.V70]=&quot;reponseC&quot;);-10;10)" office:value-type="float" office:value="10">
            <text:p>10</text:p>
          </table:table-cell>
          <table:table-cell table:formula="of:=IF(OR([.W70]=&quot;responseA&quot;;[.W70]=&quot;reponseB&quot;;[.W70]=&quot;reponseC&quot;);-10;10)" office:value-type="float" office:value="10">
            <text:p>10</text:p>
          </table:table-cell>
          <table:table-cell table:formula="of:=IF(OR([.X70]=&quot;responseA&quot;;[.X70]=&quot;reponseB&quot;;[.X70]=&quot;reponseC&quot;);-10;10)" office:value-type="float" office:value="10">
            <text:p>10</text:p>
          </table:table-cell>
          <table:table-cell table:formula="of:=IF(SUM([.Y70:.AH70])&lt;10;10;SUM([.Y70:.AH70]))" office:value-type="float" office:value="100">
            <text:p>100</text:p>
          </table:table-cell>
          <table:table-cell table:formula="of:=IF(SUM([.AI70:.AR70])&lt;10;10;SUM([.AI70:.AR70]))" office:value-type="float" office:value="100">
            <text:p>100</text:p>
          </table:table-cell>
          <table:table-cell table:formula="of:=([.AT70]-[.AS70])/[.AS70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71]=&quot;responseA&quot;;[.E71]=&quot;reponseB&quot;;[.E71]=&quot;reponseC&quot;);-10;10)" office:value-type="float" office:value="10">
            <text:p>10</text:p>
          </table:table-cell>
          <table:table-cell table:formula="of:=IF(OR([.F71]=&quot;responseA&quot;;[.F71]=&quot;reponseB&quot;;[.F71]=&quot;reponseC&quot;);-10;10)" office:value-type="float" office:value="10">
            <text:p>10</text:p>
          </table:table-cell>
          <table:table-cell table:formula="of:=IF(OR([.G71]=&quot;responseA&quot;;[.G71]=&quot;reponseB&quot;;[.G71]=&quot;reponseC&quot;);-10;10)" office:value-type="float" office:value="10">
            <text:p>10</text:p>
          </table:table-cell>
          <table:table-cell table:formula="of:=IF(OR([.H71]=&quot;responseA&quot;;[.H71]=&quot;reponseB&quot;;[.H71]=&quot;reponseC&quot;);-10;10)" office:value-type="float" office:value="10">
            <text:p>10</text:p>
          </table:table-cell>
          <table:table-cell table:formula="of:=IF(OR([.I71]=&quot;responseA&quot;;[.I71]=&quot;reponseB&quot;;[.I71]=&quot;reponseC&quot;);-10;10)" office:value-type="float" office:value="10">
            <text:p>10</text:p>
          </table:table-cell>
          <table:table-cell table:formula="of:=IF(OR([.J71]=&quot;responseA&quot;;[.J71]=&quot;reponseB&quot;;[.J71]=&quot;reponseC&quot;);-10;10)" office:value-type="float" office:value="10">
            <text:p>10</text:p>
          </table:table-cell>
          <table:table-cell table:formula="of:=IF(OR([.K71]=&quot;responseA&quot;;[.K71]=&quot;reponseB&quot;;[.K71]=&quot;reponseC&quot;);-10;10)" office:value-type="float" office:value="10">
            <text:p>10</text:p>
          </table:table-cell>
          <table:table-cell table:formula="of:=IF(OR([.L71]=&quot;responseA&quot;;[.L71]=&quot;reponseB&quot;;[.L71]=&quot;reponseC&quot;);-10;10)" office:value-type="float" office:value="10">
            <text:p>10</text:p>
          </table:table-cell>
          <table:table-cell table:formula="of:=IF(OR([.M71]=&quot;responseA&quot;;[.M71]=&quot;reponseB&quot;;[.M71]=&quot;reponseC&quot;);-10;10)" office:value-type="float" office:value="10">
            <text:p>10</text:p>
          </table:table-cell>
          <table:table-cell table:formula="of:=IF(OR([.N71]=&quot;responseA&quot;;[.N71]=&quot;reponseB&quot;;[.N71]=&quot;reponseC&quot;);-10;10)" office:value-type="float" office:value="10">
            <text:p>10</text:p>
          </table:table-cell>
          <table:table-cell table:formula="of:=IF(OR([.O71]=&quot;responseA&quot;;[.O71]=&quot;reponseB&quot;;[.O71]=&quot;reponseC&quot;);-10;10)" office:value-type="float" office:value="10">
            <text:p>10</text:p>
          </table:table-cell>
          <table:table-cell table:formula="of:=IF(OR([.P71]=&quot;responseA&quot;;[.P71]=&quot;reponseB&quot;;[.P71]=&quot;reponseC&quot;);-10;10)" office:value-type="float" office:value="10">
            <text:p>10</text:p>
          </table:table-cell>
          <table:table-cell table:formula="of:=IF(OR([.Q71]=&quot;responseA&quot;;[.Q71]=&quot;reponseB&quot;;[.Q71]=&quot;reponseC&quot;);-10;10)" office:value-type="float" office:value="10">
            <text:p>10</text:p>
          </table:table-cell>
          <table:table-cell table:formula="of:=IF(OR([.R71]=&quot;responseA&quot;;[.R71]=&quot;reponseB&quot;;[.R71]=&quot;reponseC&quot;);-10;10)" office:value-type="float" office:value="10">
            <text:p>10</text:p>
          </table:table-cell>
          <table:table-cell table:formula="of:=IF(OR([.S71]=&quot;responseA&quot;;[.S71]=&quot;reponseB&quot;;[.S71]=&quot;reponseC&quot;);-10;10)" office:value-type="float" office:value="10">
            <text:p>10</text:p>
          </table:table-cell>
          <table:table-cell table:formula="of:=IF(OR([.T71]=&quot;responseA&quot;;[.T71]=&quot;reponseB&quot;;[.T71]=&quot;reponseC&quot;);-10;10)" office:value-type="float" office:value="10">
            <text:p>10</text:p>
          </table:table-cell>
          <table:table-cell table:formula="of:=IF(OR([.U71]=&quot;responseA&quot;;[.U71]=&quot;reponseB&quot;;[.U71]=&quot;reponseC&quot;);-10;10)" office:value-type="float" office:value="10">
            <text:p>10</text:p>
          </table:table-cell>
          <table:table-cell table:formula="of:=IF(OR([.V71]=&quot;responseA&quot;;[.V71]=&quot;reponseB&quot;;[.V71]=&quot;reponseC&quot;);-10;10)" office:value-type="float" office:value="10">
            <text:p>10</text:p>
          </table:table-cell>
          <table:table-cell table:formula="of:=IF(OR([.W71]=&quot;responseA&quot;;[.W71]=&quot;reponseB&quot;;[.W71]=&quot;reponseC&quot;);-10;10)" office:value-type="float" office:value="10">
            <text:p>10</text:p>
          </table:table-cell>
          <table:table-cell table:formula="of:=IF(OR([.X71]=&quot;responseA&quot;;[.X71]=&quot;reponseB&quot;;[.X71]=&quot;reponseC&quot;);-10;10)" office:value-type="float" office:value="10">
            <text:p>10</text:p>
          </table:table-cell>
          <table:table-cell table:formula="of:=IF(SUM([.Y71:.AH71])&lt;10;10;SUM([.Y71:.AH71]))" office:value-type="float" office:value="100">
            <text:p>100</text:p>
          </table:table-cell>
          <table:table-cell table:formula="of:=IF(SUM([.AI71:.AR71])&lt;10;10;SUM([.AI71:.AR71]))" office:value-type="float" office:value="100">
            <text:p>100</text:p>
          </table:table-cell>
          <table:table-cell table:formula="of:=([.AT71]-[.AS71])/[.AS71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72]=&quot;responseA&quot;;[.E72]=&quot;reponseB&quot;;[.E72]=&quot;reponseC&quot;);-10;10)" office:value-type="float" office:value="10">
            <text:p>10</text:p>
          </table:table-cell>
          <table:table-cell table:formula="of:=IF(OR([.F72]=&quot;responseA&quot;;[.F72]=&quot;reponseB&quot;;[.F72]=&quot;reponseC&quot;);-10;10)" office:value-type="float" office:value="10">
            <text:p>10</text:p>
          </table:table-cell>
          <table:table-cell table:formula="of:=IF(OR([.G72]=&quot;responseA&quot;;[.G72]=&quot;reponseB&quot;;[.G72]=&quot;reponseC&quot;);-10;10)" office:value-type="float" office:value="10">
            <text:p>10</text:p>
          </table:table-cell>
          <table:table-cell table:formula="of:=IF(OR([.H72]=&quot;responseA&quot;;[.H72]=&quot;reponseB&quot;;[.H72]=&quot;reponseC&quot;);-10;10)" office:value-type="float" office:value="10">
            <text:p>10</text:p>
          </table:table-cell>
          <table:table-cell table:formula="of:=IF(OR([.I72]=&quot;responseA&quot;;[.I72]=&quot;reponseB&quot;;[.I72]=&quot;reponseC&quot;);-10;10)" office:value-type="float" office:value="10">
            <text:p>10</text:p>
          </table:table-cell>
          <table:table-cell table:formula="of:=IF(OR([.J72]=&quot;responseA&quot;;[.J72]=&quot;reponseB&quot;;[.J72]=&quot;reponseC&quot;);-10;10)" office:value-type="float" office:value="10">
            <text:p>10</text:p>
          </table:table-cell>
          <table:table-cell table:formula="of:=IF(OR([.K72]=&quot;responseA&quot;;[.K72]=&quot;reponseB&quot;;[.K72]=&quot;reponseC&quot;);-10;10)" office:value-type="float" office:value="10">
            <text:p>10</text:p>
          </table:table-cell>
          <table:table-cell table:formula="of:=IF(OR([.L72]=&quot;responseA&quot;;[.L72]=&quot;reponseB&quot;;[.L72]=&quot;reponseC&quot;);-10;10)" office:value-type="float" office:value="10">
            <text:p>10</text:p>
          </table:table-cell>
          <table:table-cell table:formula="of:=IF(OR([.M72]=&quot;responseA&quot;;[.M72]=&quot;reponseB&quot;;[.M72]=&quot;reponseC&quot;);-10;10)" office:value-type="float" office:value="10">
            <text:p>10</text:p>
          </table:table-cell>
          <table:table-cell table:formula="of:=IF(OR([.N72]=&quot;responseA&quot;;[.N72]=&quot;reponseB&quot;;[.N72]=&quot;reponseC&quot;);-10;10)" office:value-type="float" office:value="10">
            <text:p>10</text:p>
          </table:table-cell>
          <table:table-cell table:formula="of:=IF(OR([.O72]=&quot;responseA&quot;;[.O72]=&quot;reponseB&quot;;[.O72]=&quot;reponseC&quot;);-10;10)" office:value-type="float" office:value="10">
            <text:p>10</text:p>
          </table:table-cell>
          <table:table-cell table:formula="of:=IF(OR([.P72]=&quot;responseA&quot;;[.P72]=&quot;reponseB&quot;;[.P72]=&quot;reponseC&quot;);-10;10)" office:value-type="float" office:value="10">
            <text:p>10</text:p>
          </table:table-cell>
          <table:table-cell table:formula="of:=IF(OR([.Q72]=&quot;responseA&quot;;[.Q72]=&quot;reponseB&quot;;[.Q72]=&quot;reponseC&quot;);-10;10)" office:value-type="float" office:value="10">
            <text:p>10</text:p>
          </table:table-cell>
          <table:table-cell table:formula="of:=IF(OR([.R72]=&quot;responseA&quot;;[.R72]=&quot;reponseB&quot;;[.R72]=&quot;reponseC&quot;);-10;10)" office:value-type="float" office:value="10">
            <text:p>10</text:p>
          </table:table-cell>
          <table:table-cell table:formula="of:=IF(OR([.S72]=&quot;responseA&quot;;[.S72]=&quot;reponseB&quot;;[.S72]=&quot;reponseC&quot;);-10;10)" office:value-type="float" office:value="10">
            <text:p>10</text:p>
          </table:table-cell>
          <table:table-cell table:formula="of:=IF(OR([.T72]=&quot;responseA&quot;;[.T72]=&quot;reponseB&quot;;[.T72]=&quot;reponseC&quot;);-10;10)" office:value-type="float" office:value="10">
            <text:p>10</text:p>
          </table:table-cell>
          <table:table-cell table:formula="of:=IF(OR([.U72]=&quot;responseA&quot;;[.U72]=&quot;reponseB&quot;;[.U72]=&quot;reponseC&quot;);-10;10)" office:value-type="float" office:value="10">
            <text:p>10</text:p>
          </table:table-cell>
          <table:table-cell table:formula="of:=IF(OR([.V72]=&quot;responseA&quot;;[.V72]=&quot;reponseB&quot;;[.V72]=&quot;reponseC&quot;);-10;10)" office:value-type="float" office:value="10">
            <text:p>10</text:p>
          </table:table-cell>
          <table:table-cell table:formula="of:=IF(OR([.W72]=&quot;responseA&quot;;[.W72]=&quot;reponseB&quot;;[.W72]=&quot;reponseC&quot;);-10;10)" office:value-type="float" office:value="10">
            <text:p>10</text:p>
          </table:table-cell>
          <table:table-cell table:formula="of:=IF(OR([.X72]=&quot;responseA&quot;;[.X72]=&quot;reponseB&quot;;[.X72]=&quot;reponseC&quot;);-10;10)" office:value-type="float" office:value="10">
            <text:p>10</text:p>
          </table:table-cell>
          <table:table-cell table:formula="of:=IF(SUM([.Y72:.AH72])&lt;10;10;SUM([.Y72:.AH72]))" office:value-type="float" office:value="100">
            <text:p>100</text:p>
          </table:table-cell>
          <table:table-cell table:formula="of:=IF(SUM([.AI72:.AR72])&lt;10;10;SUM([.AI72:.AR72]))" office:value-type="float" office:value="100">
            <text:p>100</text:p>
          </table:table-cell>
          <table:table-cell table:formula="of:=([.AT72]-[.AS72])/[.AS72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73]=&quot;responseA&quot;;[.E73]=&quot;reponseB&quot;;[.E73]=&quot;reponseC&quot;);-10;10)" office:value-type="float" office:value="10">
            <text:p>10</text:p>
          </table:table-cell>
          <table:table-cell table:formula="of:=IF(OR([.F73]=&quot;responseA&quot;;[.F73]=&quot;reponseB&quot;;[.F73]=&quot;reponseC&quot;);-10;10)" office:value-type="float" office:value="10">
            <text:p>10</text:p>
          </table:table-cell>
          <table:table-cell table:formula="of:=IF(OR([.G73]=&quot;responseA&quot;;[.G73]=&quot;reponseB&quot;;[.G73]=&quot;reponseC&quot;);-10;10)" office:value-type="float" office:value="10">
            <text:p>10</text:p>
          </table:table-cell>
          <table:table-cell table:formula="of:=IF(OR([.H73]=&quot;responseA&quot;;[.H73]=&quot;reponseB&quot;;[.H73]=&quot;reponseC&quot;);-10;10)" office:value-type="float" office:value="10">
            <text:p>10</text:p>
          </table:table-cell>
          <table:table-cell table:formula="of:=IF(OR([.I73]=&quot;responseA&quot;;[.I73]=&quot;reponseB&quot;;[.I73]=&quot;reponseC&quot;);-10;10)" office:value-type="float" office:value="10">
            <text:p>10</text:p>
          </table:table-cell>
          <table:table-cell table:formula="of:=IF(OR([.J73]=&quot;responseA&quot;;[.J73]=&quot;reponseB&quot;;[.J73]=&quot;reponseC&quot;);-10;10)" office:value-type="float" office:value="10">
            <text:p>10</text:p>
          </table:table-cell>
          <table:table-cell table:formula="of:=IF(OR([.K73]=&quot;responseA&quot;;[.K73]=&quot;reponseB&quot;;[.K73]=&quot;reponseC&quot;);-10;10)" office:value-type="float" office:value="10">
            <text:p>10</text:p>
          </table:table-cell>
          <table:table-cell table:formula="of:=IF(OR([.L73]=&quot;responseA&quot;;[.L73]=&quot;reponseB&quot;;[.L73]=&quot;reponseC&quot;);-10;10)" office:value-type="float" office:value="10">
            <text:p>10</text:p>
          </table:table-cell>
          <table:table-cell table:formula="of:=IF(OR([.M73]=&quot;responseA&quot;;[.M73]=&quot;reponseB&quot;;[.M73]=&quot;reponseC&quot;);-10;10)" office:value-type="float" office:value="10">
            <text:p>10</text:p>
          </table:table-cell>
          <table:table-cell table:formula="of:=IF(OR([.N73]=&quot;responseA&quot;;[.N73]=&quot;reponseB&quot;;[.N73]=&quot;reponseC&quot;);-10;10)" office:value-type="float" office:value="10">
            <text:p>10</text:p>
          </table:table-cell>
          <table:table-cell table:formula="of:=IF(OR([.O73]=&quot;responseA&quot;;[.O73]=&quot;reponseB&quot;;[.O73]=&quot;reponseC&quot;);-10;10)" office:value-type="float" office:value="10">
            <text:p>10</text:p>
          </table:table-cell>
          <table:table-cell table:formula="of:=IF(OR([.P73]=&quot;responseA&quot;;[.P73]=&quot;reponseB&quot;;[.P73]=&quot;reponseC&quot;);-10;10)" office:value-type="float" office:value="10">
            <text:p>10</text:p>
          </table:table-cell>
          <table:table-cell table:formula="of:=IF(OR([.Q73]=&quot;responseA&quot;;[.Q73]=&quot;reponseB&quot;;[.Q73]=&quot;reponseC&quot;);-10;10)" office:value-type="float" office:value="10">
            <text:p>10</text:p>
          </table:table-cell>
          <table:table-cell table:formula="of:=IF(OR([.R73]=&quot;responseA&quot;;[.R73]=&quot;reponseB&quot;;[.R73]=&quot;reponseC&quot;);-10;10)" office:value-type="float" office:value="10">
            <text:p>10</text:p>
          </table:table-cell>
          <table:table-cell table:formula="of:=IF(OR([.S73]=&quot;responseA&quot;;[.S73]=&quot;reponseB&quot;;[.S73]=&quot;reponseC&quot;);-10;10)" office:value-type="float" office:value="10">
            <text:p>10</text:p>
          </table:table-cell>
          <table:table-cell table:formula="of:=IF(OR([.T73]=&quot;responseA&quot;;[.T73]=&quot;reponseB&quot;;[.T73]=&quot;reponseC&quot;);-10;10)" office:value-type="float" office:value="10">
            <text:p>10</text:p>
          </table:table-cell>
          <table:table-cell table:formula="of:=IF(OR([.U73]=&quot;responseA&quot;;[.U73]=&quot;reponseB&quot;;[.U73]=&quot;reponseC&quot;);-10;10)" office:value-type="float" office:value="10">
            <text:p>10</text:p>
          </table:table-cell>
          <table:table-cell table:formula="of:=IF(OR([.V73]=&quot;responseA&quot;;[.V73]=&quot;reponseB&quot;;[.V73]=&quot;reponseC&quot;);-10;10)" office:value-type="float" office:value="10">
            <text:p>10</text:p>
          </table:table-cell>
          <table:table-cell table:formula="of:=IF(OR([.W73]=&quot;responseA&quot;;[.W73]=&quot;reponseB&quot;;[.W73]=&quot;reponseC&quot;);-10;10)" office:value-type="float" office:value="10">
            <text:p>10</text:p>
          </table:table-cell>
          <table:table-cell table:formula="of:=IF(OR([.X73]=&quot;responseA&quot;;[.X73]=&quot;reponseB&quot;;[.X73]=&quot;reponseC&quot;);-10;10)" office:value-type="float" office:value="10">
            <text:p>10</text:p>
          </table:table-cell>
          <table:table-cell table:formula="of:=IF(SUM([.Y73:.AH73])&lt;10;10;SUM([.Y73:.AH73]))" office:value-type="float" office:value="100">
            <text:p>100</text:p>
          </table:table-cell>
          <table:table-cell table:formula="of:=IF(SUM([.AI73:.AR73])&lt;10;10;SUM([.AI73:.AR73]))" office:value-type="float" office:value="100">
            <text:p>100</text:p>
          </table:table-cell>
          <table:table-cell table:formula="of:=([.AT73]-[.AS73])/[.AS73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74]=&quot;responseA&quot;;[.E74]=&quot;reponseB&quot;;[.E74]=&quot;reponseC&quot;);-10;10)" office:value-type="float" office:value="10">
            <text:p>10</text:p>
          </table:table-cell>
          <table:table-cell table:formula="of:=IF(OR([.F74]=&quot;responseA&quot;;[.F74]=&quot;reponseB&quot;;[.F74]=&quot;reponseC&quot;);-10;10)" office:value-type="float" office:value="10">
            <text:p>10</text:p>
          </table:table-cell>
          <table:table-cell table:formula="of:=IF(OR([.G74]=&quot;responseA&quot;;[.G74]=&quot;reponseB&quot;;[.G74]=&quot;reponseC&quot;);-10;10)" office:value-type="float" office:value="10">
            <text:p>10</text:p>
          </table:table-cell>
          <table:table-cell table:formula="of:=IF(OR([.H74]=&quot;responseA&quot;;[.H74]=&quot;reponseB&quot;;[.H74]=&quot;reponseC&quot;);-10;10)" office:value-type="float" office:value="10">
            <text:p>10</text:p>
          </table:table-cell>
          <table:table-cell table:formula="of:=IF(OR([.I74]=&quot;responseA&quot;;[.I74]=&quot;reponseB&quot;;[.I74]=&quot;reponseC&quot;);-10;10)" office:value-type="float" office:value="10">
            <text:p>10</text:p>
          </table:table-cell>
          <table:table-cell table:formula="of:=IF(OR([.J74]=&quot;responseA&quot;;[.J74]=&quot;reponseB&quot;;[.J74]=&quot;reponseC&quot;);-10;10)" office:value-type="float" office:value="10">
            <text:p>10</text:p>
          </table:table-cell>
          <table:table-cell table:formula="of:=IF(OR([.K74]=&quot;responseA&quot;;[.K74]=&quot;reponseB&quot;;[.K74]=&quot;reponseC&quot;);-10;10)" office:value-type="float" office:value="10">
            <text:p>10</text:p>
          </table:table-cell>
          <table:table-cell table:formula="of:=IF(OR([.L74]=&quot;responseA&quot;;[.L74]=&quot;reponseB&quot;;[.L74]=&quot;reponseC&quot;);-10;10)" office:value-type="float" office:value="10">
            <text:p>10</text:p>
          </table:table-cell>
          <table:table-cell table:formula="of:=IF(OR([.M74]=&quot;responseA&quot;;[.M74]=&quot;reponseB&quot;;[.M74]=&quot;reponseC&quot;);-10;10)" office:value-type="float" office:value="10">
            <text:p>10</text:p>
          </table:table-cell>
          <table:table-cell table:formula="of:=IF(OR([.N74]=&quot;responseA&quot;;[.N74]=&quot;reponseB&quot;;[.N74]=&quot;reponseC&quot;);-10;10)" office:value-type="float" office:value="10">
            <text:p>10</text:p>
          </table:table-cell>
          <table:table-cell table:formula="of:=IF(OR([.O74]=&quot;responseA&quot;;[.O74]=&quot;reponseB&quot;;[.O74]=&quot;reponseC&quot;);-10;10)" office:value-type="float" office:value="10">
            <text:p>10</text:p>
          </table:table-cell>
          <table:table-cell table:formula="of:=IF(OR([.P74]=&quot;responseA&quot;;[.P74]=&quot;reponseB&quot;;[.P74]=&quot;reponseC&quot;);-10;10)" office:value-type="float" office:value="10">
            <text:p>10</text:p>
          </table:table-cell>
          <table:table-cell table:formula="of:=IF(OR([.Q74]=&quot;responseA&quot;;[.Q74]=&quot;reponseB&quot;;[.Q74]=&quot;reponseC&quot;);-10;10)" office:value-type="float" office:value="10">
            <text:p>10</text:p>
          </table:table-cell>
          <table:table-cell table:formula="of:=IF(OR([.R74]=&quot;responseA&quot;;[.R74]=&quot;reponseB&quot;;[.R74]=&quot;reponseC&quot;);-10;10)" office:value-type="float" office:value="10">
            <text:p>10</text:p>
          </table:table-cell>
          <table:table-cell table:formula="of:=IF(OR([.S74]=&quot;responseA&quot;;[.S74]=&quot;reponseB&quot;;[.S74]=&quot;reponseC&quot;);-10;10)" office:value-type="float" office:value="10">
            <text:p>10</text:p>
          </table:table-cell>
          <table:table-cell table:formula="of:=IF(OR([.T74]=&quot;responseA&quot;;[.T74]=&quot;reponseB&quot;;[.T74]=&quot;reponseC&quot;);-10;10)" office:value-type="float" office:value="10">
            <text:p>10</text:p>
          </table:table-cell>
          <table:table-cell table:formula="of:=IF(OR([.U74]=&quot;responseA&quot;;[.U74]=&quot;reponseB&quot;;[.U74]=&quot;reponseC&quot;);-10;10)" office:value-type="float" office:value="10">
            <text:p>10</text:p>
          </table:table-cell>
          <table:table-cell table:formula="of:=IF(OR([.V74]=&quot;responseA&quot;;[.V74]=&quot;reponseB&quot;;[.V74]=&quot;reponseC&quot;);-10;10)" office:value-type="float" office:value="10">
            <text:p>10</text:p>
          </table:table-cell>
          <table:table-cell table:formula="of:=IF(OR([.W74]=&quot;responseA&quot;;[.W74]=&quot;reponseB&quot;;[.W74]=&quot;reponseC&quot;);-10;10)" office:value-type="float" office:value="10">
            <text:p>10</text:p>
          </table:table-cell>
          <table:table-cell table:formula="of:=IF(OR([.X74]=&quot;responseA&quot;;[.X74]=&quot;reponseB&quot;;[.X74]=&quot;reponseC&quot;);-10;10)" office:value-type="float" office:value="10">
            <text:p>10</text:p>
          </table:table-cell>
          <table:table-cell table:formula="of:=IF(SUM([.Y74:.AH74])&lt;10;10;SUM([.Y74:.AH74]))" office:value-type="float" office:value="100">
            <text:p>100</text:p>
          </table:table-cell>
          <table:table-cell table:formula="of:=IF(SUM([.AI74:.AR74])&lt;10;10;SUM([.AI74:.AR74]))" office:value-type="float" office:value="100">
            <text:p>100</text:p>
          </table:table-cell>
          <table:table-cell table:formula="of:=([.AT74]-[.AS74])/[.AS74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75]=&quot;responseA&quot;;[.E75]=&quot;reponseB&quot;;[.E75]=&quot;reponseC&quot;);-10;10)" office:value-type="float" office:value="10">
            <text:p>10</text:p>
          </table:table-cell>
          <table:table-cell table:formula="of:=IF(OR([.F75]=&quot;responseA&quot;;[.F75]=&quot;reponseB&quot;;[.F75]=&quot;reponseC&quot;);-10;10)" office:value-type="float" office:value="10">
            <text:p>10</text:p>
          </table:table-cell>
          <table:table-cell table:formula="of:=IF(OR([.G75]=&quot;responseA&quot;;[.G75]=&quot;reponseB&quot;;[.G75]=&quot;reponseC&quot;);-10;10)" office:value-type="float" office:value="10">
            <text:p>10</text:p>
          </table:table-cell>
          <table:table-cell table:formula="of:=IF(OR([.H75]=&quot;responseA&quot;;[.H75]=&quot;reponseB&quot;;[.H75]=&quot;reponseC&quot;);-10;10)" office:value-type="float" office:value="10">
            <text:p>10</text:p>
          </table:table-cell>
          <table:table-cell table:formula="of:=IF(OR([.I75]=&quot;responseA&quot;;[.I75]=&quot;reponseB&quot;;[.I75]=&quot;reponseC&quot;);-10;10)" office:value-type="float" office:value="10">
            <text:p>10</text:p>
          </table:table-cell>
          <table:table-cell table:formula="of:=IF(OR([.J75]=&quot;responseA&quot;;[.J75]=&quot;reponseB&quot;;[.J75]=&quot;reponseC&quot;);-10;10)" office:value-type="float" office:value="10">
            <text:p>10</text:p>
          </table:table-cell>
          <table:table-cell table:formula="of:=IF(OR([.K75]=&quot;responseA&quot;;[.K75]=&quot;reponseB&quot;;[.K75]=&quot;reponseC&quot;);-10;10)" office:value-type="float" office:value="10">
            <text:p>10</text:p>
          </table:table-cell>
          <table:table-cell table:formula="of:=IF(OR([.L75]=&quot;responseA&quot;;[.L75]=&quot;reponseB&quot;;[.L75]=&quot;reponseC&quot;);-10;10)" office:value-type="float" office:value="10">
            <text:p>10</text:p>
          </table:table-cell>
          <table:table-cell table:formula="of:=IF(OR([.M75]=&quot;responseA&quot;;[.M75]=&quot;reponseB&quot;;[.M75]=&quot;reponseC&quot;);-10;10)" office:value-type="float" office:value="10">
            <text:p>10</text:p>
          </table:table-cell>
          <table:table-cell table:formula="of:=IF(OR([.N75]=&quot;responseA&quot;;[.N75]=&quot;reponseB&quot;;[.N75]=&quot;reponseC&quot;);-10;10)" office:value-type="float" office:value="10">
            <text:p>10</text:p>
          </table:table-cell>
          <table:table-cell table:formula="of:=IF(OR([.O75]=&quot;responseA&quot;;[.O75]=&quot;reponseB&quot;;[.O75]=&quot;reponseC&quot;);-10;10)" office:value-type="float" office:value="10">
            <text:p>10</text:p>
          </table:table-cell>
          <table:table-cell table:formula="of:=IF(OR([.P75]=&quot;responseA&quot;;[.P75]=&quot;reponseB&quot;;[.P75]=&quot;reponseC&quot;);-10;10)" office:value-type="float" office:value="10">
            <text:p>10</text:p>
          </table:table-cell>
          <table:table-cell table:formula="of:=IF(OR([.Q75]=&quot;responseA&quot;;[.Q75]=&quot;reponseB&quot;;[.Q75]=&quot;reponseC&quot;);-10;10)" office:value-type="float" office:value="10">
            <text:p>10</text:p>
          </table:table-cell>
          <table:table-cell table:formula="of:=IF(OR([.R75]=&quot;responseA&quot;;[.R75]=&quot;reponseB&quot;;[.R75]=&quot;reponseC&quot;);-10;10)" office:value-type="float" office:value="10">
            <text:p>10</text:p>
          </table:table-cell>
          <table:table-cell table:formula="of:=IF(OR([.S75]=&quot;responseA&quot;;[.S75]=&quot;reponseB&quot;;[.S75]=&quot;reponseC&quot;);-10;10)" office:value-type="float" office:value="10">
            <text:p>10</text:p>
          </table:table-cell>
          <table:table-cell table:formula="of:=IF(OR([.T75]=&quot;responseA&quot;;[.T75]=&quot;reponseB&quot;;[.T75]=&quot;reponseC&quot;);-10;10)" office:value-type="float" office:value="10">
            <text:p>10</text:p>
          </table:table-cell>
          <table:table-cell table:formula="of:=IF(OR([.U75]=&quot;responseA&quot;;[.U75]=&quot;reponseB&quot;;[.U75]=&quot;reponseC&quot;);-10;10)" office:value-type="float" office:value="10">
            <text:p>10</text:p>
          </table:table-cell>
          <table:table-cell table:formula="of:=IF(OR([.V75]=&quot;responseA&quot;;[.V75]=&quot;reponseB&quot;;[.V75]=&quot;reponseC&quot;);-10;10)" office:value-type="float" office:value="10">
            <text:p>10</text:p>
          </table:table-cell>
          <table:table-cell table:formula="of:=IF(OR([.W75]=&quot;responseA&quot;;[.W75]=&quot;reponseB&quot;;[.W75]=&quot;reponseC&quot;);-10;10)" office:value-type="float" office:value="10">
            <text:p>10</text:p>
          </table:table-cell>
          <table:table-cell table:formula="of:=IF(OR([.X75]=&quot;responseA&quot;;[.X75]=&quot;reponseB&quot;;[.X75]=&quot;reponseC&quot;);-10;10)" office:value-type="float" office:value="10">
            <text:p>10</text:p>
          </table:table-cell>
          <table:table-cell table:formula="of:=IF(SUM([.Y75:.AH75])&lt;10;10;SUM([.Y75:.AH75]))" office:value-type="float" office:value="100">
            <text:p>100</text:p>
          </table:table-cell>
          <table:table-cell table:formula="of:=IF(SUM([.AI75:.AR75])&lt;10;10;SUM([.AI75:.AR75]))" office:value-type="float" office:value="100">
            <text:p>100</text:p>
          </table:table-cell>
          <table:table-cell table:formula="of:=([.AT75]-[.AS75])/[.AS75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76]=&quot;responseA&quot;;[.E76]=&quot;reponseB&quot;;[.E76]=&quot;reponseC&quot;);-10;10)" office:value-type="float" office:value="10">
            <text:p>10</text:p>
          </table:table-cell>
          <table:table-cell table:formula="of:=IF(OR([.F76]=&quot;responseA&quot;;[.F76]=&quot;reponseB&quot;;[.F76]=&quot;reponseC&quot;);-10;10)" office:value-type="float" office:value="10">
            <text:p>10</text:p>
          </table:table-cell>
          <table:table-cell table:formula="of:=IF(OR([.G76]=&quot;responseA&quot;;[.G76]=&quot;reponseB&quot;;[.G76]=&quot;reponseC&quot;);-10;10)" office:value-type="float" office:value="10">
            <text:p>10</text:p>
          </table:table-cell>
          <table:table-cell table:formula="of:=IF(OR([.H76]=&quot;responseA&quot;;[.H76]=&quot;reponseB&quot;;[.H76]=&quot;reponseC&quot;);-10;10)" office:value-type="float" office:value="10">
            <text:p>10</text:p>
          </table:table-cell>
          <table:table-cell table:formula="of:=IF(OR([.I76]=&quot;responseA&quot;;[.I76]=&quot;reponseB&quot;;[.I76]=&quot;reponseC&quot;);-10;10)" office:value-type="float" office:value="10">
            <text:p>10</text:p>
          </table:table-cell>
          <table:table-cell table:formula="of:=IF(OR([.J76]=&quot;responseA&quot;;[.J76]=&quot;reponseB&quot;;[.J76]=&quot;reponseC&quot;);-10;10)" office:value-type="float" office:value="10">
            <text:p>10</text:p>
          </table:table-cell>
          <table:table-cell table:formula="of:=IF(OR([.K76]=&quot;responseA&quot;;[.K76]=&quot;reponseB&quot;;[.K76]=&quot;reponseC&quot;);-10;10)" office:value-type="float" office:value="10">
            <text:p>10</text:p>
          </table:table-cell>
          <table:table-cell table:formula="of:=IF(OR([.L76]=&quot;responseA&quot;;[.L76]=&quot;reponseB&quot;;[.L76]=&quot;reponseC&quot;);-10;10)" office:value-type="float" office:value="10">
            <text:p>10</text:p>
          </table:table-cell>
          <table:table-cell table:formula="of:=IF(OR([.M76]=&quot;responseA&quot;;[.M76]=&quot;reponseB&quot;;[.M76]=&quot;reponseC&quot;);-10;10)" office:value-type="float" office:value="10">
            <text:p>10</text:p>
          </table:table-cell>
          <table:table-cell table:formula="of:=IF(OR([.N76]=&quot;responseA&quot;;[.N76]=&quot;reponseB&quot;;[.N76]=&quot;reponseC&quot;);-10;10)" office:value-type="float" office:value="10">
            <text:p>10</text:p>
          </table:table-cell>
          <table:table-cell table:formula="of:=IF(OR([.O76]=&quot;responseA&quot;;[.O76]=&quot;reponseB&quot;;[.O76]=&quot;reponseC&quot;);-10;10)" office:value-type="float" office:value="10">
            <text:p>10</text:p>
          </table:table-cell>
          <table:table-cell table:formula="of:=IF(OR([.P76]=&quot;responseA&quot;;[.P76]=&quot;reponseB&quot;;[.P76]=&quot;reponseC&quot;);-10;10)" office:value-type="float" office:value="10">
            <text:p>10</text:p>
          </table:table-cell>
          <table:table-cell table:formula="of:=IF(OR([.Q76]=&quot;responseA&quot;;[.Q76]=&quot;reponseB&quot;;[.Q76]=&quot;reponseC&quot;);-10;10)" office:value-type="float" office:value="10">
            <text:p>10</text:p>
          </table:table-cell>
          <table:table-cell table:formula="of:=IF(OR([.R76]=&quot;responseA&quot;;[.R76]=&quot;reponseB&quot;;[.R76]=&quot;reponseC&quot;);-10;10)" office:value-type="float" office:value="10">
            <text:p>10</text:p>
          </table:table-cell>
          <table:table-cell table:formula="of:=IF(OR([.S76]=&quot;responseA&quot;;[.S76]=&quot;reponseB&quot;;[.S76]=&quot;reponseC&quot;);-10;10)" office:value-type="float" office:value="10">
            <text:p>10</text:p>
          </table:table-cell>
          <table:table-cell table:formula="of:=IF(OR([.T76]=&quot;responseA&quot;;[.T76]=&quot;reponseB&quot;;[.T76]=&quot;reponseC&quot;);-10;10)" office:value-type="float" office:value="10">
            <text:p>10</text:p>
          </table:table-cell>
          <table:table-cell table:formula="of:=IF(OR([.U76]=&quot;responseA&quot;;[.U76]=&quot;reponseB&quot;;[.U76]=&quot;reponseC&quot;);-10;10)" office:value-type="float" office:value="10">
            <text:p>10</text:p>
          </table:table-cell>
          <table:table-cell table:formula="of:=IF(OR([.V76]=&quot;responseA&quot;;[.V76]=&quot;reponseB&quot;;[.V76]=&quot;reponseC&quot;);-10;10)" office:value-type="float" office:value="10">
            <text:p>10</text:p>
          </table:table-cell>
          <table:table-cell table:formula="of:=IF(OR([.W76]=&quot;responseA&quot;;[.W76]=&quot;reponseB&quot;;[.W76]=&quot;reponseC&quot;);-10;10)" office:value-type="float" office:value="10">
            <text:p>10</text:p>
          </table:table-cell>
          <table:table-cell table:formula="of:=IF(OR([.X76]=&quot;responseA&quot;;[.X76]=&quot;reponseB&quot;;[.X76]=&quot;reponseC&quot;);-10;10)" office:value-type="float" office:value="10">
            <text:p>10</text:p>
          </table:table-cell>
          <table:table-cell table:formula="of:=IF(SUM([.Y76:.AH76])&lt;10;10;SUM([.Y76:.AH76]))" office:value-type="float" office:value="100">
            <text:p>100</text:p>
          </table:table-cell>
          <table:table-cell table:formula="of:=IF(SUM([.AI76:.AR76])&lt;10;10;SUM([.AI76:.AR76]))" office:value-type="float" office:value="100">
            <text:p>100</text:p>
          </table:table-cell>
          <table:table-cell table:formula="of:=([.AT76]-[.AS76])/[.AS76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77]=&quot;responseA&quot;;[.E77]=&quot;reponseB&quot;;[.E77]=&quot;reponseC&quot;);-10;10)" office:value-type="float" office:value="10">
            <text:p>10</text:p>
          </table:table-cell>
          <table:table-cell table:formula="of:=IF(OR([.F77]=&quot;responseA&quot;;[.F77]=&quot;reponseB&quot;;[.F77]=&quot;reponseC&quot;);-10;10)" office:value-type="float" office:value="10">
            <text:p>10</text:p>
          </table:table-cell>
          <table:table-cell table:formula="of:=IF(OR([.G77]=&quot;responseA&quot;;[.G77]=&quot;reponseB&quot;;[.G77]=&quot;reponseC&quot;);-10;10)" office:value-type="float" office:value="10">
            <text:p>10</text:p>
          </table:table-cell>
          <table:table-cell table:formula="of:=IF(OR([.H77]=&quot;responseA&quot;;[.H77]=&quot;reponseB&quot;;[.H77]=&quot;reponseC&quot;);-10;10)" office:value-type="float" office:value="10">
            <text:p>10</text:p>
          </table:table-cell>
          <table:table-cell table:formula="of:=IF(OR([.I77]=&quot;responseA&quot;;[.I77]=&quot;reponseB&quot;;[.I77]=&quot;reponseC&quot;);-10;10)" office:value-type="float" office:value="10">
            <text:p>10</text:p>
          </table:table-cell>
          <table:table-cell table:formula="of:=IF(OR([.J77]=&quot;responseA&quot;;[.J77]=&quot;reponseB&quot;;[.J77]=&quot;reponseC&quot;);-10;10)" office:value-type="float" office:value="10">
            <text:p>10</text:p>
          </table:table-cell>
          <table:table-cell table:formula="of:=IF(OR([.K77]=&quot;responseA&quot;;[.K77]=&quot;reponseB&quot;;[.K77]=&quot;reponseC&quot;);-10;10)" office:value-type="float" office:value="10">
            <text:p>10</text:p>
          </table:table-cell>
          <table:table-cell table:formula="of:=IF(OR([.L77]=&quot;responseA&quot;;[.L77]=&quot;reponseB&quot;;[.L77]=&quot;reponseC&quot;);-10;10)" office:value-type="float" office:value="10">
            <text:p>10</text:p>
          </table:table-cell>
          <table:table-cell table:formula="of:=IF(OR([.M77]=&quot;responseA&quot;;[.M77]=&quot;reponseB&quot;;[.M77]=&quot;reponseC&quot;);-10;10)" office:value-type="float" office:value="10">
            <text:p>10</text:p>
          </table:table-cell>
          <table:table-cell table:formula="of:=IF(OR([.N77]=&quot;responseA&quot;;[.N77]=&quot;reponseB&quot;;[.N77]=&quot;reponseC&quot;);-10;10)" office:value-type="float" office:value="10">
            <text:p>10</text:p>
          </table:table-cell>
          <table:table-cell table:formula="of:=IF(OR([.O77]=&quot;responseA&quot;;[.O77]=&quot;reponseB&quot;;[.O77]=&quot;reponseC&quot;);-10;10)" office:value-type="float" office:value="10">
            <text:p>10</text:p>
          </table:table-cell>
          <table:table-cell table:formula="of:=IF(OR([.P77]=&quot;responseA&quot;;[.P77]=&quot;reponseB&quot;;[.P77]=&quot;reponseC&quot;);-10;10)" office:value-type="float" office:value="10">
            <text:p>10</text:p>
          </table:table-cell>
          <table:table-cell table:formula="of:=IF(OR([.Q77]=&quot;responseA&quot;;[.Q77]=&quot;reponseB&quot;;[.Q77]=&quot;reponseC&quot;);-10;10)" office:value-type="float" office:value="10">
            <text:p>10</text:p>
          </table:table-cell>
          <table:table-cell table:formula="of:=IF(OR([.R77]=&quot;responseA&quot;;[.R77]=&quot;reponseB&quot;;[.R77]=&quot;reponseC&quot;);-10;10)" office:value-type="float" office:value="10">
            <text:p>10</text:p>
          </table:table-cell>
          <table:table-cell table:formula="of:=IF(OR([.S77]=&quot;responseA&quot;;[.S77]=&quot;reponseB&quot;;[.S77]=&quot;reponseC&quot;);-10;10)" office:value-type="float" office:value="10">
            <text:p>10</text:p>
          </table:table-cell>
          <table:table-cell table:formula="of:=IF(OR([.T77]=&quot;responseA&quot;;[.T77]=&quot;reponseB&quot;;[.T77]=&quot;reponseC&quot;);-10;10)" office:value-type="float" office:value="10">
            <text:p>10</text:p>
          </table:table-cell>
          <table:table-cell table:formula="of:=IF(OR([.U77]=&quot;responseA&quot;;[.U77]=&quot;reponseB&quot;;[.U77]=&quot;reponseC&quot;);-10;10)" office:value-type="float" office:value="10">
            <text:p>10</text:p>
          </table:table-cell>
          <table:table-cell table:formula="of:=IF(OR([.V77]=&quot;responseA&quot;;[.V77]=&quot;reponseB&quot;;[.V77]=&quot;reponseC&quot;);-10;10)" office:value-type="float" office:value="10">
            <text:p>10</text:p>
          </table:table-cell>
          <table:table-cell table:formula="of:=IF(OR([.W77]=&quot;responseA&quot;;[.W77]=&quot;reponseB&quot;;[.W77]=&quot;reponseC&quot;);-10;10)" office:value-type="float" office:value="10">
            <text:p>10</text:p>
          </table:table-cell>
          <table:table-cell table:formula="of:=IF(OR([.X77]=&quot;responseA&quot;;[.X77]=&quot;reponseB&quot;;[.X77]=&quot;reponseC&quot;);-10;10)" office:value-type="float" office:value="10">
            <text:p>10</text:p>
          </table:table-cell>
          <table:table-cell table:formula="of:=IF(SUM([.Y77:.AH77])&lt;10;10;SUM([.Y77:.AH77]))" office:value-type="float" office:value="100">
            <text:p>100</text:p>
          </table:table-cell>
          <table:table-cell table:formula="of:=IF(SUM([.AI77:.AR77])&lt;10;10;SUM([.AI77:.AR77]))" office:value-type="float" office:value="100">
            <text:p>100</text:p>
          </table:table-cell>
          <table:table-cell table:formula="of:=([.AT77]-[.AS77])/[.AS77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78]=&quot;responseA&quot;;[.E78]=&quot;reponseB&quot;;[.E78]=&quot;reponseC&quot;);-10;10)" office:value-type="float" office:value="10">
            <text:p>10</text:p>
          </table:table-cell>
          <table:table-cell table:formula="of:=IF(OR([.F78]=&quot;responseA&quot;;[.F78]=&quot;reponseB&quot;;[.F78]=&quot;reponseC&quot;);-10;10)" office:value-type="float" office:value="10">
            <text:p>10</text:p>
          </table:table-cell>
          <table:table-cell table:formula="of:=IF(OR([.G78]=&quot;responseA&quot;;[.G78]=&quot;reponseB&quot;;[.G78]=&quot;reponseC&quot;);-10;10)" office:value-type="float" office:value="10">
            <text:p>10</text:p>
          </table:table-cell>
          <table:table-cell table:formula="of:=IF(OR([.H78]=&quot;responseA&quot;;[.H78]=&quot;reponseB&quot;;[.H78]=&quot;reponseC&quot;);-10;10)" office:value-type="float" office:value="10">
            <text:p>10</text:p>
          </table:table-cell>
          <table:table-cell table:formula="of:=IF(OR([.I78]=&quot;responseA&quot;;[.I78]=&quot;reponseB&quot;;[.I78]=&quot;reponseC&quot;);-10;10)" office:value-type="float" office:value="10">
            <text:p>10</text:p>
          </table:table-cell>
          <table:table-cell table:formula="of:=IF(OR([.J78]=&quot;responseA&quot;;[.J78]=&quot;reponseB&quot;;[.J78]=&quot;reponseC&quot;);-10;10)" office:value-type="float" office:value="10">
            <text:p>10</text:p>
          </table:table-cell>
          <table:table-cell table:formula="of:=IF(OR([.K78]=&quot;responseA&quot;;[.K78]=&quot;reponseB&quot;;[.K78]=&quot;reponseC&quot;);-10;10)" office:value-type="float" office:value="10">
            <text:p>10</text:p>
          </table:table-cell>
          <table:table-cell table:formula="of:=IF(OR([.L78]=&quot;responseA&quot;;[.L78]=&quot;reponseB&quot;;[.L78]=&quot;reponseC&quot;);-10;10)" office:value-type="float" office:value="10">
            <text:p>10</text:p>
          </table:table-cell>
          <table:table-cell table:formula="of:=IF(OR([.M78]=&quot;responseA&quot;;[.M78]=&quot;reponseB&quot;;[.M78]=&quot;reponseC&quot;);-10;10)" office:value-type="float" office:value="10">
            <text:p>10</text:p>
          </table:table-cell>
          <table:table-cell table:formula="of:=IF(OR([.N78]=&quot;responseA&quot;;[.N78]=&quot;reponseB&quot;;[.N78]=&quot;reponseC&quot;);-10;10)" office:value-type="float" office:value="10">
            <text:p>10</text:p>
          </table:table-cell>
          <table:table-cell table:formula="of:=IF(OR([.O78]=&quot;responseA&quot;;[.O78]=&quot;reponseB&quot;;[.O78]=&quot;reponseC&quot;);-10;10)" office:value-type="float" office:value="10">
            <text:p>10</text:p>
          </table:table-cell>
          <table:table-cell table:formula="of:=IF(OR([.P78]=&quot;responseA&quot;;[.P78]=&quot;reponseB&quot;;[.P78]=&quot;reponseC&quot;);-10;10)" office:value-type="float" office:value="10">
            <text:p>10</text:p>
          </table:table-cell>
          <table:table-cell table:formula="of:=IF(OR([.Q78]=&quot;responseA&quot;;[.Q78]=&quot;reponseB&quot;;[.Q78]=&quot;reponseC&quot;);-10;10)" office:value-type="float" office:value="10">
            <text:p>10</text:p>
          </table:table-cell>
          <table:table-cell table:formula="of:=IF(OR([.R78]=&quot;responseA&quot;;[.R78]=&quot;reponseB&quot;;[.R78]=&quot;reponseC&quot;);-10;10)" office:value-type="float" office:value="10">
            <text:p>10</text:p>
          </table:table-cell>
          <table:table-cell table:formula="of:=IF(OR([.S78]=&quot;responseA&quot;;[.S78]=&quot;reponseB&quot;;[.S78]=&quot;reponseC&quot;);-10;10)" office:value-type="float" office:value="10">
            <text:p>10</text:p>
          </table:table-cell>
          <table:table-cell table:formula="of:=IF(OR([.T78]=&quot;responseA&quot;;[.T78]=&quot;reponseB&quot;;[.T78]=&quot;reponseC&quot;);-10;10)" office:value-type="float" office:value="10">
            <text:p>10</text:p>
          </table:table-cell>
          <table:table-cell table:formula="of:=IF(OR([.U78]=&quot;responseA&quot;;[.U78]=&quot;reponseB&quot;;[.U78]=&quot;reponseC&quot;);-10;10)" office:value-type="float" office:value="10">
            <text:p>10</text:p>
          </table:table-cell>
          <table:table-cell table:formula="of:=IF(OR([.V78]=&quot;responseA&quot;;[.V78]=&quot;reponseB&quot;;[.V78]=&quot;reponseC&quot;);-10;10)" office:value-type="float" office:value="10">
            <text:p>10</text:p>
          </table:table-cell>
          <table:table-cell table:formula="of:=IF(OR([.W78]=&quot;responseA&quot;;[.W78]=&quot;reponseB&quot;;[.W78]=&quot;reponseC&quot;);-10;10)" office:value-type="float" office:value="10">
            <text:p>10</text:p>
          </table:table-cell>
          <table:table-cell table:formula="of:=IF(OR([.X78]=&quot;responseA&quot;;[.X78]=&quot;reponseB&quot;;[.X78]=&quot;reponseC&quot;);-10;10)" office:value-type="float" office:value="10">
            <text:p>10</text:p>
          </table:table-cell>
          <table:table-cell table:formula="of:=IF(SUM([.Y78:.AH78])&lt;10;10;SUM([.Y78:.AH78]))" office:value-type="float" office:value="100">
            <text:p>100</text:p>
          </table:table-cell>
          <table:table-cell table:formula="of:=IF(SUM([.AI78:.AR78])&lt;10;10;SUM([.AI78:.AR78]))" office:value-type="float" office:value="100">
            <text:p>100</text:p>
          </table:table-cell>
          <table:table-cell table:formula="of:=([.AT78]-[.AS78])/[.AS78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79]=&quot;responseA&quot;;[.E79]=&quot;reponseB&quot;;[.E79]=&quot;reponseC&quot;);-10;10)" office:value-type="float" office:value="10">
            <text:p>10</text:p>
          </table:table-cell>
          <table:table-cell table:formula="of:=IF(OR([.F79]=&quot;responseA&quot;;[.F79]=&quot;reponseB&quot;;[.F79]=&quot;reponseC&quot;);-10;10)" office:value-type="float" office:value="10">
            <text:p>10</text:p>
          </table:table-cell>
          <table:table-cell table:formula="of:=IF(OR([.G79]=&quot;responseA&quot;;[.G79]=&quot;reponseB&quot;;[.G79]=&quot;reponseC&quot;);-10;10)" office:value-type="float" office:value="10">
            <text:p>10</text:p>
          </table:table-cell>
          <table:table-cell table:formula="of:=IF(OR([.H79]=&quot;responseA&quot;;[.H79]=&quot;reponseB&quot;;[.H79]=&quot;reponseC&quot;);-10;10)" office:value-type="float" office:value="10">
            <text:p>10</text:p>
          </table:table-cell>
          <table:table-cell table:formula="of:=IF(OR([.I79]=&quot;responseA&quot;;[.I79]=&quot;reponseB&quot;;[.I79]=&quot;reponseC&quot;);-10;10)" office:value-type="float" office:value="10">
            <text:p>10</text:p>
          </table:table-cell>
          <table:table-cell table:formula="of:=IF(OR([.J79]=&quot;responseA&quot;;[.J79]=&quot;reponseB&quot;;[.J79]=&quot;reponseC&quot;);-10;10)" office:value-type="float" office:value="10">
            <text:p>10</text:p>
          </table:table-cell>
          <table:table-cell table:formula="of:=IF(OR([.K79]=&quot;responseA&quot;;[.K79]=&quot;reponseB&quot;;[.K79]=&quot;reponseC&quot;);-10;10)" office:value-type="float" office:value="10">
            <text:p>10</text:p>
          </table:table-cell>
          <table:table-cell table:formula="of:=IF(OR([.L79]=&quot;responseA&quot;;[.L79]=&quot;reponseB&quot;;[.L79]=&quot;reponseC&quot;);-10;10)" office:value-type="float" office:value="10">
            <text:p>10</text:p>
          </table:table-cell>
          <table:table-cell table:formula="of:=IF(OR([.M79]=&quot;responseA&quot;;[.M79]=&quot;reponseB&quot;;[.M79]=&quot;reponseC&quot;);-10;10)" office:value-type="float" office:value="10">
            <text:p>10</text:p>
          </table:table-cell>
          <table:table-cell table:formula="of:=IF(OR([.N79]=&quot;responseA&quot;;[.N79]=&quot;reponseB&quot;;[.N79]=&quot;reponseC&quot;);-10;10)" office:value-type="float" office:value="10">
            <text:p>10</text:p>
          </table:table-cell>
          <table:table-cell table:formula="of:=IF(OR([.O79]=&quot;responseA&quot;;[.O79]=&quot;reponseB&quot;;[.O79]=&quot;reponseC&quot;);-10;10)" office:value-type="float" office:value="10">
            <text:p>10</text:p>
          </table:table-cell>
          <table:table-cell table:formula="of:=IF(OR([.P79]=&quot;responseA&quot;;[.P79]=&quot;reponseB&quot;;[.P79]=&quot;reponseC&quot;);-10;10)" office:value-type="float" office:value="10">
            <text:p>10</text:p>
          </table:table-cell>
          <table:table-cell table:formula="of:=IF(OR([.Q79]=&quot;responseA&quot;;[.Q79]=&quot;reponseB&quot;;[.Q79]=&quot;reponseC&quot;);-10;10)" office:value-type="float" office:value="10">
            <text:p>10</text:p>
          </table:table-cell>
          <table:table-cell table:formula="of:=IF(OR([.R79]=&quot;responseA&quot;;[.R79]=&quot;reponseB&quot;;[.R79]=&quot;reponseC&quot;);-10;10)" office:value-type="float" office:value="10">
            <text:p>10</text:p>
          </table:table-cell>
          <table:table-cell table:formula="of:=IF(OR([.S79]=&quot;responseA&quot;;[.S79]=&quot;reponseB&quot;;[.S79]=&quot;reponseC&quot;);-10;10)" office:value-type="float" office:value="10">
            <text:p>10</text:p>
          </table:table-cell>
          <table:table-cell table:formula="of:=IF(OR([.T79]=&quot;responseA&quot;;[.T79]=&quot;reponseB&quot;;[.T79]=&quot;reponseC&quot;);-10;10)" office:value-type="float" office:value="10">
            <text:p>10</text:p>
          </table:table-cell>
          <table:table-cell table:formula="of:=IF(OR([.U79]=&quot;responseA&quot;;[.U79]=&quot;reponseB&quot;;[.U79]=&quot;reponseC&quot;);-10;10)" office:value-type="float" office:value="10">
            <text:p>10</text:p>
          </table:table-cell>
          <table:table-cell table:formula="of:=IF(OR([.V79]=&quot;responseA&quot;;[.V79]=&quot;reponseB&quot;;[.V79]=&quot;reponseC&quot;);-10;10)" office:value-type="float" office:value="10">
            <text:p>10</text:p>
          </table:table-cell>
          <table:table-cell table:formula="of:=IF(OR([.W79]=&quot;responseA&quot;;[.W79]=&quot;reponseB&quot;;[.W79]=&quot;reponseC&quot;);-10;10)" office:value-type="float" office:value="10">
            <text:p>10</text:p>
          </table:table-cell>
          <table:table-cell table:formula="of:=IF(OR([.X79]=&quot;responseA&quot;;[.X79]=&quot;reponseB&quot;;[.X79]=&quot;reponseC&quot;);-10;10)" office:value-type="float" office:value="10">
            <text:p>10</text:p>
          </table:table-cell>
          <table:table-cell table:formula="of:=IF(SUM([.Y79:.AH79])&lt;10;10;SUM([.Y79:.AH79]))" office:value-type="float" office:value="100">
            <text:p>100</text:p>
          </table:table-cell>
          <table:table-cell table:formula="of:=IF(SUM([.AI79:.AR79])&lt;10;10;SUM([.AI79:.AR79]))" office:value-type="float" office:value="100">
            <text:p>100</text:p>
          </table:table-cell>
          <table:table-cell table:formula="of:=([.AT79]-[.AS79])/[.AS79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80]=&quot;responseA&quot;;[.E80]=&quot;reponseB&quot;;[.E80]=&quot;reponseC&quot;);-10;10)" office:value-type="float" office:value="10">
            <text:p>10</text:p>
          </table:table-cell>
          <table:table-cell table:formula="of:=IF(OR([.F80]=&quot;responseA&quot;;[.F80]=&quot;reponseB&quot;;[.F80]=&quot;reponseC&quot;);-10;10)" office:value-type="float" office:value="10">
            <text:p>10</text:p>
          </table:table-cell>
          <table:table-cell table:formula="of:=IF(OR([.G80]=&quot;responseA&quot;;[.G80]=&quot;reponseB&quot;;[.G80]=&quot;reponseC&quot;);-10;10)" office:value-type="float" office:value="10">
            <text:p>10</text:p>
          </table:table-cell>
          <table:table-cell table:formula="of:=IF(OR([.H80]=&quot;responseA&quot;;[.H80]=&quot;reponseB&quot;;[.H80]=&quot;reponseC&quot;);-10;10)" office:value-type="float" office:value="10">
            <text:p>10</text:p>
          </table:table-cell>
          <table:table-cell table:formula="of:=IF(OR([.I80]=&quot;responseA&quot;;[.I80]=&quot;reponseB&quot;;[.I80]=&quot;reponseC&quot;);-10;10)" office:value-type="float" office:value="10">
            <text:p>10</text:p>
          </table:table-cell>
          <table:table-cell table:formula="of:=IF(OR([.J80]=&quot;responseA&quot;;[.J80]=&quot;reponseB&quot;;[.J80]=&quot;reponseC&quot;);-10;10)" office:value-type="float" office:value="10">
            <text:p>10</text:p>
          </table:table-cell>
          <table:table-cell table:formula="of:=IF(OR([.K80]=&quot;responseA&quot;;[.K80]=&quot;reponseB&quot;;[.K80]=&quot;reponseC&quot;);-10;10)" office:value-type="float" office:value="10">
            <text:p>10</text:p>
          </table:table-cell>
          <table:table-cell table:formula="of:=IF(OR([.L80]=&quot;responseA&quot;;[.L80]=&quot;reponseB&quot;;[.L80]=&quot;reponseC&quot;);-10;10)" office:value-type="float" office:value="10">
            <text:p>10</text:p>
          </table:table-cell>
          <table:table-cell table:formula="of:=IF(OR([.M80]=&quot;responseA&quot;;[.M80]=&quot;reponseB&quot;;[.M80]=&quot;reponseC&quot;);-10;10)" office:value-type="float" office:value="10">
            <text:p>10</text:p>
          </table:table-cell>
          <table:table-cell table:formula="of:=IF(OR([.N80]=&quot;responseA&quot;;[.N80]=&quot;reponseB&quot;;[.N80]=&quot;reponseC&quot;);-10;10)" office:value-type="float" office:value="10">
            <text:p>10</text:p>
          </table:table-cell>
          <table:table-cell table:formula="of:=IF(OR([.O80]=&quot;responseA&quot;;[.O80]=&quot;reponseB&quot;;[.O80]=&quot;reponseC&quot;);-10;10)" office:value-type="float" office:value="10">
            <text:p>10</text:p>
          </table:table-cell>
          <table:table-cell table:formula="of:=IF(OR([.P80]=&quot;responseA&quot;;[.P80]=&quot;reponseB&quot;;[.P80]=&quot;reponseC&quot;);-10;10)" office:value-type="float" office:value="10">
            <text:p>10</text:p>
          </table:table-cell>
          <table:table-cell table:formula="of:=IF(OR([.Q80]=&quot;responseA&quot;;[.Q80]=&quot;reponseB&quot;;[.Q80]=&quot;reponseC&quot;);-10;10)" office:value-type="float" office:value="10">
            <text:p>10</text:p>
          </table:table-cell>
          <table:table-cell table:formula="of:=IF(OR([.R80]=&quot;responseA&quot;;[.R80]=&quot;reponseB&quot;;[.R80]=&quot;reponseC&quot;);-10;10)" office:value-type="float" office:value="10">
            <text:p>10</text:p>
          </table:table-cell>
          <table:table-cell table:formula="of:=IF(OR([.S80]=&quot;responseA&quot;;[.S80]=&quot;reponseB&quot;;[.S80]=&quot;reponseC&quot;);-10;10)" office:value-type="float" office:value="10">
            <text:p>10</text:p>
          </table:table-cell>
          <table:table-cell table:formula="of:=IF(OR([.T80]=&quot;responseA&quot;;[.T80]=&quot;reponseB&quot;;[.T80]=&quot;reponseC&quot;);-10;10)" office:value-type="float" office:value="10">
            <text:p>10</text:p>
          </table:table-cell>
          <table:table-cell table:formula="of:=IF(OR([.U80]=&quot;responseA&quot;;[.U80]=&quot;reponseB&quot;;[.U80]=&quot;reponseC&quot;);-10;10)" office:value-type="float" office:value="10">
            <text:p>10</text:p>
          </table:table-cell>
          <table:table-cell table:formula="of:=IF(OR([.V80]=&quot;responseA&quot;;[.V80]=&quot;reponseB&quot;;[.V80]=&quot;reponseC&quot;);-10;10)" office:value-type="float" office:value="10">
            <text:p>10</text:p>
          </table:table-cell>
          <table:table-cell table:formula="of:=IF(OR([.W80]=&quot;responseA&quot;;[.W80]=&quot;reponseB&quot;;[.W80]=&quot;reponseC&quot;);-10;10)" office:value-type="float" office:value="10">
            <text:p>10</text:p>
          </table:table-cell>
          <table:table-cell table:formula="of:=IF(OR([.X80]=&quot;responseA&quot;;[.X80]=&quot;reponseB&quot;;[.X80]=&quot;reponseC&quot;);-10;10)" office:value-type="float" office:value="10">
            <text:p>10</text:p>
          </table:table-cell>
          <table:table-cell table:formula="of:=IF(SUM([.Y80:.AH80])&lt;10;10;SUM([.Y80:.AH80]))" office:value-type="float" office:value="100">
            <text:p>100</text:p>
          </table:table-cell>
          <table:table-cell table:formula="of:=IF(SUM([.AI80:.AR80])&lt;10;10;SUM([.AI80:.AR80]))" office:value-type="float" office:value="100">
            <text:p>100</text:p>
          </table:table-cell>
          <table:table-cell table:formula="of:=([.AT80]-[.AS80])/[.AS80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81]=&quot;responseA&quot;;[.E81]=&quot;reponseB&quot;;[.E81]=&quot;reponseC&quot;);-10;10)" office:value-type="float" office:value="10">
            <text:p>10</text:p>
          </table:table-cell>
          <table:table-cell table:formula="of:=IF(OR([.F81]=&quot;responseA&quot;;[.F81]=&quot;reponseB&quot;;[.F81]=&quot;reponseC&quot;);-10;10)" office:value-type="float" office:value="10">
            <text:p>10</text:p>
          </table:table-cell>
          <table:table-cell table:formula="of:=IF(OR([.G81]=&quot;responseA&quot;;[.G81]=&quot;reponseB&quot;;[.G81]=&quot;reponseC&quot;);-10;10)" office:value-type="float" office:value="10">
            <text:p>10</text:p>
          </table:table-cell>
          <table:table-cell table:formula="of:=IF(OR([.H81]=&quot;responseA&quot;;[.H81]=&quot;reponseB&quot;;[.H81]=&quot;reponseC&quot;);-10;10)" office:value-type="float" office:value="10">
            <text:p>10</text:p>
          </table:table-cell>
          <table:table-cell table:formula="of:=IF(OR([.I81]=&quot;responseA&quot;;[.I81]=&quot;reponseB&quot;;[.I81]=&quot;reponseC&quot;);-10;10)" office:value-type="float" office:value="10">
            <text:p>10</text:p>
          </table:table-cell>
          <table:table-cell table:formula="of:=IF(OR([.J81]=&quot;responseA&quot;;[.J81]=&quot;reponseB&quot;;[.J81]=&quot;reponseC&quot;);-10;10)" office:value-type="float" office:value="10">
            <text:p>10</text:p>
          </table:table-cell>
          <table:table-cell table:formula="of:=IF(OR([.K81]=&quot;responseA&quot;;[.K81]=&quot;reponseB&quot;;[.K81]=&quot;reponseC&quot;);-10;10)" office:value-type="float" office:value="10">
            <text:p>10</text:p>
          </table:table-cell>
          <table:table-cell table:formula="of:=IF(OR([.L81]=&quot;responseA&quot;;[.L81]=&quot;reponseB&quot;;[.L81]=&quot;reponseC&quot;);-10;10)" office:value-type="float" office:value="10">
            <text:p>10</text:p>
          </table:table-cell>
          <table:table-cell table:formula="of:=IF(OR([.M81]=&quot;responseA&quot;;[.M81]=&quot;reponseB&quot;;[.M81]=&quot;reponseC&quot;);-10;10)" office:value-type="float" office:value="10">
            <text:p>10</text:p>
          </table:table-cell>
          <table:table-cell table:formula="of:=IF(OR([.N81]=&quot;responseA&quot;;[.N81]=&quot;reponseB&quot;;[.N81]=&quot;reponseC&quot;);-10;10)" office:value-type="float" office:value="10">
            <text:p>10</text:p>
          </table:table-cell>
          <table:table-cell table:formula="of:=IF(OR([.O81]=&quot;responseA&quot;;[.O81]=&quot;reponseB&quot;;[.O81]=&quot;reponseC&quot;);-10;10)" office:value-type="float" office:value="10">
            <text:p>10</text:p>
          </table:table-cell>
          <table:table-cell table:formula="of:=IF(OR([.P81]=&quot;responseA&quot;;[.P81]=&quot;reponseB&quot;;[.P81]=&quot;reponseC&quot;);-10;10)" office:value-type="float" office:value="10">
            <text:p>10</text:p>
          </table:table-cell>
          <table:table-cell table:formula="of:=IF(OR([.Q81]=&quot;responseA&quot;;[.Q81]=&quot;reponseB&quot;;[.Q81]=&quot;reponseC&quot;);-10;10)" office:value-type="float" office:value="10">
            <text:p>10</text:p>
          </table:table-cell>
          <table:table-cell table:formula="of:=IF(OR([.R81]=&quot;responseA&quot;;[.R81]=&quot;reponseB&quot;;[.R81]=&quot;reponseC&quot;);-10;10)" office:value-type="float" office:value="10">
            <text:p>10</text:p>
          </table:table-cell>
          <table:table-cell table:formula="of:=IF(OR([.S81]=&quot;responseA&quot;;[.S81]=&quot;reponseB&quot;;[.S81]=&quot;reponseC&quot;);-10;10)" office:value-type="float" office:value="10">
            <text:p>10</text:p>
          </table:table-cell>
          <table:table-cell table:formula="of:=IF(OR([.T81]=&quot;responseA&quot;;[.T81]=&quot;reponseB&quot;;[.T81]=&quot;reponseC&quot;);-10;10)" office:value-type="float" office:value="10">
            <text:p>10</text:p>
          </table:table-cell>
          <table:table-cell table:formula="of:=IF(OR([.U81]=&quot;responseA&quot;;[.U81]=&quot;reponseB&quot;;[.U81]=&quot;reponseC&quot;);-10;10)" office:value-type="float" office:value="10">
            <text:p>10</text:p>
          </table:table-cell>
          <table:table-cell table:formula="of:=IF(OR([.V81]=&quot;responseA&quot;;[.V81]=&quot;reponseB&quot;;[.V81]=&quot;reponseC&quot;);-10;10)" office:value-type="float" office:value="10">
            <text:p>10</text:p>
          </table:table-cell>
          <table:table-cell table:formula="of:=IF(OR([.W81]=&quot;responseA&quot;;[.W81]=&quot;reponseB&quot;;[.W81]=&quot;reponseC&quot;);-10;10)" office:value-type="float" office:value="10">
            <text:p>10</text:p>
          </table:table-cell>
          <table:table-cell table:formula="of:=IF(OR([.X81]=&quot;responseA&quot;;[.X81]=&quot;reponseB&quot;;[.X81]=&quot;reponseC&quot;);-10;10)" office:value-type="float" office:value="10">
            <text:p>10</text:p>
          </table:table-cell>
          <table:table-cell table:formula="of:=IF(SUM([.Y81:.AH81])&lt;10;10;SUM([.Y81:.AH81]))" office:value-type="float" office:value="100">
            <text:p>100</text:p>
          </table:table-cell>
          <table:table-cell table:formula="of:=IF(SUM([.AI81:.AR81])&lt;10;10;SUM([.AI81:.AR81]))" office:value-type="float" office:value="100">
            <text:p>100</text:p>
          </table:table-cell>
          <table:table-cell table:formula="of:=([.AT81]-[.AS81])/[.AS81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82]=&quot;responseA&quot;;[.E82]=&quot;reponseB&quot;;[.E82]=&quot;reponseC&quot;);-10;10)" office:value-type="float" office:value="10">
            <text:p>10</text:p>
          </table:table-cell>
          <table:table-cell table:formula="of:=IF(OR([.F82]=&quot;responseA&quot;;[.F82]=&quot;reponseB&quot;;[.F82]=&quot;reponseC&quot;);-10;10)" office:value-type="float" office:value="10">
            <text:p>10</text:p>
          </table:table-cell>
          <table:table-cell table:formula="of:=IF(OR([.G82]=&quot;responseA&quot;;[.G82]=&quot;reponseB&quot;;[.G82]=&quot;reponseC&quot;);-10;10)" office:value-type="float" office:value="10">
            <text:p>10</text:p>
          </table:table-cell>
          <table:table-cell table:formula="of:=IF(OR([.H82]=&quot;responseA&quot;;[.H82]=&quot;reponseB&quot;;[.H82]=&quot;reponseC&quot;);-10;10)" office:value-type="float" office:value="10">
            <text:p>10</text:p>
          </table:table-cell>
          <table:table-cell table:formula="of:=IF(OR([.I82]=&quot;responseA&quot;;[.I82]=&quot;reponseB&quot;;[.I82]=&quot;reponseC&quot;);-10;10)" office:value-type="float" office:value="10">
            <text:p>10</text:p>
          </table:table-cell>
          <table:table-cell table:formula="of:=IF(OR([.J82]=&quot;responseA&quot;;[.J82]=&quot;reponseB&quot;;[.J82]=&quot;reponseC&quot;);-10;10)" office:value-type="float" office:value="10">
            <text:p>10</text:p>
          </table:table-cell>
          <table:table-cell table:formula="of:=IF(OR([.K82]=&quot;responseA&quot;;[.K82]=&quot;reponseB&quot;;[.K82]=&quot;reponseC&quot;);-10;10)" office:value-type="float" office:value="10">
            <text:p>10</text:p>
          </table:table-cell>
          <table:table-cell table:formula="of:=IF(OR([.L82]=&quot;responseA&quot;;[.L82]=&quot;reponseB&quot;;[.L82]=&quot;reponseC&quot;);-10;10)" office:value-type="float" office:value="10">
            <text:p>10</text:p>
          </table:table-cell>
          <table:table-cell table:formula="of:=IF(OR([.M82]=&quot;responseA&quot;;[.M82]=&quot;reponseB&quot;;[.M82]=&quot;reponseC&quot;);-10;10)" office:value-type="float" office:value="10">
            <text:p>10</text:p>
          </table:table-cell>
          <table:table-cell table:formula="of:=IF(OR([.N82]=&quot;responseA&quot;;[.N82]=&quot;reponseB&quot;;[.N82]=&quot;reponseC&quot;);-10;10)" office:value-type="float" office:value="10">
            <text:p>10</text:p>
          </table:table-cell>
          <table:table-cell table:formula="of:=IF(OR([.O82]=&quot;responseA&quot;;[.O82]=&quot;reponseB&quot;;[.O82]=&quot;reponseC&quot;);-10;10)" office:value-type="float" office:value="10">
            <text:p>10</text:p>
          </table:table-cell>
          <table:table-cell table:formula="of:=IF(OR([.P82]=&quot;responseA&quot;;[.P82]=&quot;reponseB&quot;;[.P82]=&quot;reponseC&quot;);-10;10)" office:value-type="float" office:value="10">
            <text:p>10</text:p>
          </table:table-cell>
          <table:table-cell table:formula="of:=IF(OR([.Q82]=&quot;responseA&quot;;[.Q82]=&quot;reponseB&quot;;[.Q82]=&quot;reponseC&quot;);-10;10)" office:value-type="float" office:value="10">
            <text:p>10</text:p>
          </table:table-cell>
          <table:table-cell table:formula="of:=IF(OR([.R82]=&quot;responseA&quot;;[.R82]=&quot;reponseB&quot;;[.R82]=&quot;reponseC&quot;);-10;10)" office:value-type="float" office:value="10">
            <text:p>10</text:p>
          </table:table-cell>
          <table:table-cell table:formula="of:=IF(OR([.S82]=&quot;responseA&quot;;[.S82]=&quot;reponseB&quot;;[.S82]=&quot;reponseC&quot;);-10;10)" office:value-type="float" office:value="10">
            <text:p>10</text:p>
          </table:table-cell>
          <table:table-cell table:formula="of:=IF(OR([.T82]=&quot;responseA&quot;;[.T82]=&quot;reponseB&quot;;[.T82]=&quot;reponseC&quot;);-10;10)" office:value-type="float" office:value="10">
            <text:p>10</text:p>
          </table:table-cell>
          <table:table-cell table:formula="of:=IF(OR([.U82]=&quot;responseA&quot;;[.U82]=&quot;reponseB&quot;;[.U82]=&quot;reponseC&quot;);-10;10)" office:value-type="float" office:value="10">
            <text:p>10</text:p>
          </table:table-cell>
          <table:table-cell table:formula="of:=IF(OR([.V82]=&quot;responseA&quot;;[.V82]=&quot;reponseB&quot;;[.V82]=&quot;reponseC&quot;);-10;10)" office:value-type="float" office:value="10">
            <text:p>10</text:p>
          </table:table-cell>
          <table:table-cell table:formula="of:=IF(OR([.W82]=&quot;responseA&quot;;[.W82]=&quot;reponseB&quot;;[.W82]=&quot;reponseC&quot;);-10;10)" office:value-type="float" office:value="10">
            <text:p>10</text:p>
          </table:table-cell>
          <table:table-cell table:formula="of:=IF(OR([.X82]=&quot;responseA&quot;;[.X82]=&quot;reponseB&quot;;[.X82]=&quot;reponseC&quot;);-10;10)" office:value-type="float" office:value="10">
            <text:p>10</text:p>
          </table:table-cell>
          <table:table-cell table:formula="of:=IF(SUM([.Y82:.AH82])&lt;10;10;SUM([.Y82:.AH82]))" office:value-type="float" office:value="100">
            <text:p>100</text:p>
          </table:table-cell>
          <table:table-cell table:formula="of:=IF(SUM([.AI82:.AR82])&lt;10;10;SUM([.AI82:.AR82]))" office:value-type="float" office:value="100">
            <text:p>100</text:p>
          </table:table-cell>
          <table:table-cell table:formula="of:=([.AT82]-[.AS82])/[.AS82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83]=&quot;responseA&quot;;[.E83]=&quot;reponseB&quot;;[.E83]=&quot;reponseC&quot;);-10;10)" office:value-type="float" office:value="10">
            <text:p>10</text:p>
          </table:table-cell>
          <table:table-cell table:formula="of:=IF(OR([.F83]=&quot;responseA&quot;;[.F83]=&quot;reponseB&quot;;[.F83]=&quot;reponseC&quot;);-10;10)" office:value-type="float" office:value="10">
            <text:p>10</text:p>
          </table:table-cell>
          <table:table-cell table:formula="of:=IF(OR([.G83]=&quot;responseA&quot;;[.G83]=&quot;reponseB&quot;;[.G83]=&quot;reponseC&quot;);-10;10)" office:value-type="float" office:value="10">
            <text:p>10</text:p>
          </table:table-cell>
          <table:table-cell table:formula="of:=IF(OR([.H83]=&quot;responseA&quot;;[.H83]=&quot;reponseB&quot;;[.H83]=&quot;reponseC&quot;);-10;10)" office:value-type="float" office:value="10">
            <text:p>10</text:p>
          </table:table-cell>
          <table:table-cell table:formula="of:=IF(OR([.I83]=&quot;responseA&quot;;[.I83]=&quot;reponseB&quot;;[.I83]=&quot;reponseC&quot;);-10;10)" office:value-type="float" office:value="10">
            <text:p>10</text:p>
          </table:table-cell>
          <table:table-cell table:formula="of:=IF(OR([.J83]=&quot;responseA&quot;;[.J83]=&quot;reponseB&quot;;[.J83]=&quot;reponseC&quot;);-10;10)" office:value-type="float" office:value="10">
            <text:p>10</text:p>
          </table:table-cell>
          <table:table-cell table:formula="of:=IF(OR([.K83]=&quot;responseA&quot;;[.K83]=&quot;reponseB&quot;;[.K83]=&quot;reponseC&quot;);-10;10)" office:value-type="float" office:value="10">
            <text:p>10</text:p>
          </table:table-cell>
          <table:table-cell table:formula="of:=IF(OR([.L83]=&quot;responseA&quot;;[.L83]=&quot;reponseB&quot;;[.L83]=&quot;reponseC&quot;);-10;10)" office:value-type="float" office:value="10">
            <text:p>10</text:p>
          </table:table-cell>
          <table:table-cell table:formula="of:=IF(OR([.M83]=&quot;responseA&quot;;[.M83]=&quot;reponseB&quot;;[.M83]=&quot;reponseC&quot;);-10;10)" office:value-type="float" office:value="10">
            <text:p>10</text:p>
          </table:table-cell>
          <table:table-cell table:formula="of:=IF(OR([.N83]=&quot;responseA&quot;;[.N83]=&quot;reponseB&quot;;[.N83]=&quot;reponseC&quot;);-10;10)" office:value-type="float" office:value="10">
            <text:p>10</text:p>
          </table:table-cell>
          <table:table-cell table:formula="of:=IF(OR([.O83]=&quot;responseA&quot;;[.O83]=&quot;reponseB&quot;;[.O83]=&quot;reponseC&quot;);-10;10)" office:value-type="float" office:value="10">
            <text:p>10</text:p>
          </table:table-cell>
          <table:table-cell table:formula="of:=IF(OR([.P83]=&quot;responseA&quot;;[.P83]=&quot;reponseB&quot;;[.P83]=&quot;reponseC&quot;);-10;10)" office:value-type="float" office:value="10">
            <text:p>10</text:p>
          </table:table-cell>
          <table:table-cell table:formula="of:=IF(OR([.Q83]=&quot;responseA&quot;;[.Q83]=&quot;reponseB&quot;;[.Q83]=&quot;reponseC&quot;);-10;10)" office:value-type="float" office:value="10">
            <text:p>10</text:p>
          </table:table-cell>
          <table:table-cell table:formula="of:=IF(OR([.R83]=&quot;responseA&quot;;[.R83]=&quot;reponseB&quot;;[.R83]=&quot;reponseC&quot;);-10;10)" office:value-type="float" office:value="10">
            <text:p>10</text:p>
          </table:table-cell>
          <table:table-cell table:formula="of:=IF(OR([.S83]=&quot;responseA&quot;;[.S83]=&quot;reponseB&quot;;[.S83]=&quot;reponseC&quot;);-10;10)" office:value-type="float" office:value="10">
            <text:p>10</text:p>
          </table:table-cell>
          <table:table-cell table:formula="of:=IF(OR([.T83]=&quot;responseA&quot;;[.T83]=&quot;reponseB&quot;;[.T83]=&quot;reponseC&quot;);-10;10)" office:value-type="float" office:value="10">
            <text:p>10</text:p>
          </table:table-cell>
          <table:table-cell table:formula="of:=IF(OR([.U83]=&quot;responseA&quot;;[.U83]=&quot;reponseB&quot;;[.U83]=&quot;reponseC&quot;);-10;10)" office:value-type="float" office:value="10">
            <text:p>10</text:p>
          </table:table-cell>
          <table:table-cell table:formula="of:=IF(OR([.V83]=&quot;responseA&quot;;[.V83]=&quot;reponseB&quot;;[.V83]=&quot;reponseC&quot;);-10;10)" office:value-type="float" office:value="10">
            <text:p>10</text:p>
          </table:table-cell>
          <table:table-cell table:formula="of:=IF(OR([.W83]=&quot;responseA&quot;;[.W83]=&quot;reponseB&quot;;[.W83]=&quot;reponseC&quot;);-10;10)" office:value-type="float" office:value="10">
            <text:p>10</text:p>
          </table:table-cell>
          <table:table-cell table:formula="of:=IF(OR([.X83]=&quot;responseA&quot;;[.X83]=&quot;reponseB&quot;;[.X83]=&quot;reponseC&quot;);-10;10)" office:value-type="float" office:value="10">
            <text:p>10</text:p>
          </table:table-cell>
          <table:table-cell table:formula="of:=IF(SUM([.Y83:.AH83])&lt;10;10;SUM([.Y83:.AH83]))" office:value-type="float" office:value="100">
            <text:p>100</text:p>
          </table:table-cell>
          <table:table-cell table:formula="of:=IF(SUM([.AI83:.AR83])&lt;10;10;SUM([.AI83:.AR83]))" office:value-type="float" office:value="100">
            <text:p>100</text:p>
          </table:table-cell>
          <table:table-cell table:formula="of:=([.AT83]-[.AS83])/[.AS83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84]=&quot;responseA&quot;;[.E84]=&quot;reponseB&quot;;[.E84]=&quot;reponseC&quot;);-10;10)" office:value-type="float" office:value="10">
            <text:p>10</text:p>
          </table:table-cell>
          <table:table-cell table:formula="of:=IF(OR([.F84]=&quot;responseA&quot;;[.F84]=&quot;reponseB&quot;;[.F84]=&quot;reponseC&quot;);-10;10)" office:value-type="float" office:value="10">
            <text:p>10</text:p>
          </table:table-cell>
          <table:table-cell table:formula="of:=IF(OR([.G84]=&quot;responseA&quot;;[.G84]=&quot;reponseB&quot;;[.G84]=&quot;reponseC&quot;);-10;10)" office:value-type="float" office:value="10">
            <text:p>10</text:p>
          </table:table-cell>
          <table:table-cell table:formula="of:=IF(OR([.H84]=&quot;responseA&quot;;[.H84]=&quot;reponseB&quot;;[.H84]=&quot;reponseC&quot;);-10;10)" office:value-type="float" office:value="10">
            <text:p>10</text:p>
          </table:table-cell>
          <table:table-cell table:formula="of:=IF(OR([.I84]=&quot;responseA&quot;;[.I84]=&quot;reponseB&quot;;[.I84]=&quot;reponseC&quot;);-10;10)" office:value-type="float" office:value="10">
            <text:p>10</text:p>
          </table:table-cell>
          <table:table-cell table:formula="of:=IF(OR([.J84]=&quot;responseA&quot;;[.J84]=&quot;reponseB&quot;;[.J84]=&quot;reponseC&quot;);-10;10)" office:value-type="float" office:value="10">
            <text:p>10</text:p>
          </table:table-cell>
          <table:table-cell table:formula="of:=IF(OR([.K84]=&quot;responseA&quot;;[.K84]=&quot;reponseB&quot;;[.K84]=&quot;reponseC&quot;);-10;10)" office:value-type="float" office:value="10">
            <text:p>10</text:p>
          </table:table-cell>
          <table:table-cell table:formula="of:=IF(OR([.L84]=&quot;responseA&quot;;[.L84]=&quot;reponseB&quot;;[.L84]=&quot;reponseC&quot;);-10;10)" office:value-type="float" office:value="10">
            <text:p>10</text:p>
          </table:table-cell>
          <table:table-cell table:formula="of:=IF(OR([.M84]=&quot;responseA&quot;;[.M84]=&quot;reponseB&quot;;[.M84]=&quot;reponseC&quot;);-10;10)" office:value-type="float" office:value="10">
            <text:p>10</text:p>
          </table:table-cell>
          <table:table-cell table:formula="of:=IF(OR([.N84]=&quot;responseA&quot;;[.N84]=&quot;reponseB&quot;;[.N84]=&quot;reponseC&quot;);-10;10)" office:value-type="float" office:value="10">
            <text:p>10</text:p>
          </table:table-cell>
          <table:table-cell table:formula="of:=IF(OR([.O84]=&quot;responseA&quot;;[.O84]=&quot;reponseB&quot;;[.O84]=&quot;reponseC&quot;);-10;10)" office:value-type="float" office:value="10">
            <text:p>10</text:p>
          </table:table-cell>
          <table:table-cell table:formula="of:=IF(OR([.P84]=&quot;responseA&quot;;[.P84]=&quot;reponseB&quot;;[.P84]=&quot;reponseC&quot;);-10;10)" office:value-type="float" office:value="10">
            <text:p>10</text:p>
          </table:table-cell>
          <table:table-cell table:formula="of:=IF(OR([.Q84]=&quot;responseA&quot;;[.Q84]=&quot;reponseB&quot;;[.Q84]=&quot;reponseC&quot;);-10;10)" office:value-type="float" office:value="10">
            <text:p>10</text:p>
          </table:table-cell>
          <table:table-cell table:formula="of:=IF(OR([.R84]=&quot;responseA&quot;;[.R84]=&quot;reponseB&quot;;[.R84]=&quot;reponseC&quot;);-10;10)" office:value-type="float" office:value="10">
            <text:p>10</text:p>
          </table:table-cell>
          <table:table-cell table:formula="of:=IF(OR([.S84]=&quot;responseA&quot;;[.S84]=&quot;reponseB&quot;;[.S84]=&quot;reponseC&quot;);-10;10)" office:value-type="float" office:value="10">
            <text:p>10</text:p>
          </table:table-cell>
          <table:table-cell table:formula="of:=IF(OR([.T84]=&quot;responseA&quot;;[.T84]=&quot;reponseB&quot;;[.T84]=&quot;reponseC&quot;);-10;10)" office:value-type="float" office:value="10">
            <text:p>10</text:p>
          </table:table-cell>
          <table:table-cell table:formula="of:=IF(OR([.U84]=&quot;responseA&quot;;[.U84]=&quot;reponseB&quot;;[.U84]=&quot;reponseC&quot;);-10;10)" office:value-type="float" office:value="10">
            <text:p>10</text:p>
          </table:table-cell>
          <table:table-cell table:formula="of:=IF(OR([.V84]=&quot;responseA&quot;;[.V84]=&quot;reponseB&quot;;[.V84]=&quot;reponseC&quot;);-10;10)" office:value-type="float" office:value="10">
            <text:p>10</text:p>
          </table:table-cell>
          <table:table-cell table:formula="of:=IF(OR([.W84]=&quot;responseA&quot;;[.W84]=&quot;reponseB&quot;;[.W84]=&quot;reponseC&quot;);-10;10)" office:value-type="float" office:value="10">
            <text:p>10</text:p>
          </table:table-cell>
          <table:table-cell table:formula="of:=IF(OR([.X84]=&quot;responseA&quot;;[.X84]=&quot;reponseB&quot;;[.X84]=&quot;reponseC&quot;);-10;10)" office:value-type="float" office:value="10">
            <text:p>10</text:p>
          </table:table-cell>
          <table:table-cell table:formula="of:=IF(SUM([.Y84:.AH84])&lt;10;10;SUM([.Y84:.AH84]))" office:value-type="float" office:value="100">
            <text:p>100</text:p>
          </table:table-cell>
          <table:table-cell table:formula="of:=IF(SUM([.AI84:.AR84])&lt;10;10;SUM([.AI84:.AR84]))" office:value-type="float" office:value="100">
            <text:p>100</text:p>
          </table:table-cell>
          <table:table-cell table:formula="of:=([.AT84]-[.AS84])/[.AS84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85]=&quot;responseA&quot;;[.E85]=&quot;reponseB&quot;;[.E85]=&quot;reponseC&quot;);-10;10)" office:value-type="float" office:value="10">
            <text:p>10</text:p>
          </table:table-cell>
          <table:table-cell table:formula="of:=IF(OR([.F85]=&quot;responseA&quot;;[.F85]=&quot;reponseB&quot;;[.F85]=&quot;reponseC&quot;);-10;10)" office:value-type="float" office:value="10">
            <text:p>10</text:p>
          </table:table-cell>
          <table:table-cell table:formula="of:=IF(OR([.G85]=&quot;responseA&quot;;[.G85]=&quot;reponseB&quot;;[.G85]=&quot;reponseC&quot;);-10;10)" office:value-type="float" office:value="10">
            <text:p>10</text:p>
          </table:table-cell>
          <table:table-cell table:formula="of:=IF(OR([.H85]=&quot;responseA&quot;;[.H85]=&quot;reponseB&quot;;[.H85]=&quot;reponseC&quot;);-10;10)" office:value-type="float" office:value="10">
            <text:p>10</text:p>
          </table:table-cell>
          <table:table-cell table:formula="of:=IF(OR([.I85]=&quot;responseA&quot;;[.I85]=&quot;reponseB&quot;;[.I85]=&quot;reponseC&quot;);-10;10)" office:value-type="float" office:value="10">
            <text:p>10</text:p>
          </table:table-cell>
          <table:table-cell table:formula="of:=IF(OR([.J85]=&quot;responseA&quot;;[.J85]=&quot;reponseB&quot;;[.J85]=&quot;reponseC&quot;);-10;10)" office:value-type="float" office:value="10">
            <text:p>10</text:p>
          </table:table-cell>
          <table:table-cell table:formula="of:=IF(OR([.K85]=&quot;responseA&quot;;[.K85]=&quot;reponseB&quot;;[.K85]=&quot;reponseC&quot;);-10;10)" office:value-type="float" office:value="10">
            <text:p>10</text:p>
          </table:table-cell>
          <table:table-cell table:formula="of:=IF(OR([.L85]=&quot;responseA&quot;;[.L85]=&quot;reponseB&quot;;[.L85]=&quot;reponseC&quot;);-10;10)" office:value-type="float" office:value="10">
            <text:p>10</text:p>
          </table:table-cell>
          <table:table-cell table:formula="of:=IF(OR([.M85]=&quot;responseA&quot;;[.M85]=&quot;reponseB&quot;;[.M85]=&quot;reponseC&quot;);-10;10)" office:value-type="float" office:value="10">
            <text:p>10</text:p>
          </table:table-cell>
          <table:table-cell table:formula="of:=IF(OR([.N85]=&quot;responseA&quot;;[.N85]=&quot;reponseB&quot;;[.N85]=&quot;reponseC&quot;);-10;10)" office:value-type="float" office:value="10">
            <text:p>10</text:p>
          </table:table-cell>
          <table:table-cell table:formula="of:=IF(OR([.O85]=&quot;responseA&quot;;[.O85]=&quot;reponseB&quot;;[.O85]=&quot;reponseC&quot;);-10;10)" office:value-type="float" office:value="10">
            <text:p>10</text:p>
          </table:table-cell>
          <table:table-cell table:formula="of:=IF(OR([.P85]=&quot;responseA&quot;;[.P85]=&quot;reponseB&quot;;[.P85]=&quot;reponseC&quot;);-10;10)" office:value-type="float" office:value="10">
            <text:p>10</text:p>
          </table:table-cell>
          <table:table-cell table:formula="of:=IF(OR([.Q85]=&quot;responseA&quot;;[.Q85]=&quot;reponseB&quot;;[.Q85]=&quot;reponseC&quot;);-10;10)" office:value-type="float" office:value="10">
            <text:p>10</text:p>
          </table:table-cell>
          <table:table-cell table:formula="of:=IF(OR([.R85]=&quot;responseA&quot;;[.R85]=&quot;reponseB&quot;;[.R85]=&quot;reponseC&quot;);-10;10)" office:value-type="float" office:value="10">
            <text:p>10</text:p>
          </table:table-cell>
          <table:table-cell table:formula="of:=IF(OR([.S85]=&quot;responseA&quot;;[.S85]=&quot;reponseB&quot;;[.S85]=&quot;reponseC&quot;);-10;10)" office:value-type="float" office:value="10">
            <text:p>10</text:p>
          </table:table-cell>
          <table:table-cell table:formula="of:=IF(OR([.T85]=&quot;responseA&quot;;[.T85]=&quot;reponseB&quot;;[.T85]=&quot;reponseC&quot;);-10;10)" office:value-type="float" office:value="10">
            <text:p>10</text:p>
          </table:table-cell>
          <table:table-cell table:formula="of:=IF(OR([.U85]=&quot;responseA&quot;;[.U85]=&quot;reponseB&quot;;[.U85]=&quot;reponseC&quot;);-10;10)" office:value-type="float" office:value="10">
            <text:p>10</text:p>
          </table:table-cell>
          <table:table-cell table:formula="of:=IF(OR([.V85]=&quot;responseA&quot;;[.V85]=&quot;reponseB&quot;;[.V85]=&quot;reponseC&quot;);-10;10)" office:value-type="float" office:value="10">
            <text:p>10</text:p>
          </table:table-cell>
          <table:table-cell table:formula="of:=IF(OR([.W85]=&quot;responseA&quot;;[.W85]=&quot;reponseB&quot;;[.W85]=&quot;reponseC&quot;);-10;10)" office:value-type="float" office:value="10">
            <text:p>10</text:p>
          </table:table-cell>
          <table:table-cell table:formula="of:=IF(OR([.X85]=&quot;responseA&quot;;[.X85]=&quot;reponseB&quot;;[.X85]=&quot;reponseC&quot;);-10;10)" office:value-type="float" office:value="10">
            <text:p>10</text:p>
          </table:table-cell>
          <table:table-cell table:formula="of:=IF(SUM([.Y85:.AH85])&lt;10;10;SUM([.Y85:.AH85]))" office:value-type="float" office:value="100">
            <text:p>100</text:p>
          </table:table-cell>
          <table:table-cell table:formula="of:=IF(SUM([.AI85:.AR85])&lt;10;10;SUM([.AI85:.AR85]))" office:value-type="float" office:value="100">
            <text:p>100</text:p>
          </table:table-cell>
          <table:table-cell table:formula="of:=([.AT85]-[.AS85])/[.AS85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86]=&quot;responseA&quot;;[.E86]=&quot;reponseB&quot;;[.E86]=&quot;reponseC&quot;);-10;10)" office:value-type="float" office:value="10">
            <text:p>10</text:p>
          </table:table-cell>
          <table:table-cell table:formula="of:=IF(OR([.F86]=&quot;responseA&quot;;[.F86]=&quot;reponseB&quot;;[.F86]=&quot;reponseC&quot;);-10;10)" office:value-type="float" office:value="10">
            <text:p>10</text:p>
          </table:table-cell>
          <table:table-cell table:formula="of:=IF(OR([.G86]=&quot;responseA&quot;;[.G86]=&quot;reponseB&quot;;[.G86]=&quot;reponseC&quot;);-10;10)" office:value-type="float" office:value="10">
            <text:p>10</text:p>
          </table:table-cell>
          <table:table-cell table:formula="of:=IF(OR([.H86]=&quot;responseA&quot;;[.H86]=&quot;reponseB&quot;;[.H86]=&quot;reponseC&quot;);-10;10)" office:value-type="float" office:value="10">
            <text:p>10</text:p>
          </table:table-cell>
          <table:table-cell table:formula="of:=IF(OR([.I86]=&quot;responseA&quot;;[.I86]=&quot;reponseB&quot;;[.I86]=&quot;reponseC&quot;);-10;10)" office:value-type="float" office:value="10">
            <text:p>10</text:p>
          </table:table-cell>
          <table:table-cell table:formula="of:=IF(OR([.J86]=&quot;responseA&quot;;[.J86]=&quot;reponseB&quot;;[.J86]=&quot;reponseC&quot;);-10;10)" office:value-type="float" office:value="10">
            <text:p>10</text:p>
          </table:table-cell>
          <table:table-cell table:formula="of:=IF(OR([.K86]=&quot;responseA&quot;;[.K86]=&quot;reponseB&quot;;[.K86]=&quot;reponseC&quot;);-10;10)" office:value-type="float" office:value="10">
            <text:p>10</text:p>
          </table:table-cell>
          <table:table-cell table:formula="of:=IF(OR([.L86]=&quot;responseA&quot;;[.L86]=&quot;reponseB&quot;;[.L86]=&quot;reponseC&quot;);-10;10)" office:value-type="float" office:value="10">
            <text:p>10</text:p>
          </table:table-cell>
          <table:table-cell table:formula="of:=IF(OR([.M86]=&quot;responseA&quot;;[.M86]=&quot;reponseB&quot;;[.M86]=&quot;reponseC&quot;);-10;10)" office:value-type="float" office:value="10">
            <text:p>10</text:p>
          </table:table-cell>
          <table:table-cell table:formula="of:=IF(OR([.N86]=&quot;responseA&quot;;[.N86]=&quot;reponseB&quot;;[.N86]=&quot;reponseC&quot;);-10;10)" office:value-type="float" office:value="10">
            <text:p>10</text:p>
          </table:table-cell>
          <table:table-cell table:formula="of:=IF(OR([.O86]=&quot;responseA&quot;;[.O86]=&quot;reponseB&quot;;[.O86]=&quot;reponseC&quot;);-10;10)" office:value-type="float" office:value="10">
            <text:p>10</text:p>
          </table:table-cell>
          <table:table-cell table:formula="of:=IF(OR([.P86]=&quot;responseA&quot;;[.P86]=&quot;reponseB&quot;;[.P86]=&quot;reponseC&quot;);-10;10)" office:value-type="float" office:value="10">
            <text:p>10</text:p>
          </table:table-cell>
          <table:table-cell table:formula="of:=IF(OR([.Q86]=&quot;responseA&quot;;[.Q86]=&quot;reponseB&quot;;[.Q86]=&quot;reponseC&quot;);-10;10)" office:value-type="float" office:value="10">
            <text:p>10</text:p>
          </table:table-cell>
          <table:table-cell table:formula="of:=IF(OR([.R86]=&quot;responseA&quot;;[.R86]=&quot;reponseB&quot;;[.R86]=&quot;reponseC&quot;);-10;10)" office:value-type="float" office:value="10">
            <text:p>10</text:p>
          </table:table-cell>
          <table:table-cell table:formula="of:=IF(OR([.S86]=&quot;responseA&quot;;[.S86]=&quot;reponseB&quot;;[.S86]=&quot;reponseC&quot;);-10;10)" office:value-type="float" office:value="10">
            <text:p>10</text:p>
          </table:table-cell>
          <table:table-cell table:formula="of:=IF(OR([.T86]=&quot;responseA&quot;;[.T86]=&quot;reponseB&quot;;[.T86]=&quot;reponseC&quot;);-10;10)" office:value-type="float" office:value="10">
            <text:p>10</text:p>
          </table:table-cell>
          <table:table-cell table:formula="of:=IF(OR([.U86]=&quot;responseA&quot;;[.U86]=&quot;reponseB&quot;;[.U86]=&quot;reponseC&quot;);-10;10)" office:value-type="float" office:value="10">
            <text:p>10</text:p>
          </table:table-cell>
          <table:table-cell table:formula="of:=IF(OR([.V86]=&quot;responseA&quot;;[.V86]=&quot;reponseB&quot;;[.V86]=&quot;reponseC&quot;);-10;10)" office:value-type="float" office:value="10">
            <text:p>10</text:p>
          </table:table-cell>
          <table:table-cell table:formula="of:=IF(OR([.W86]=&quot;responseA&quot;;[.W86]=&quot;reponseB&quot;;[.W86]=&quot;reponseC&quot;);-10;10)" office:value-type="float" office:value="10">
            <text:p>10</text:p>
          </table:table-cell>
          <table:table-cell table:formula="of:=IF(OR([.X86]=&quot;responseA&quot;;[.X86]=&quot;reponseB&quot;;[.X86]=&quot;reponseC&quot;);-10;10)" office:value-type="float" office:value="10">
            <text:p>10</text:p>
          </table:table-cell>
          <table:table-cell table:formula="of:=IF(SUM([.Y86:.AH86])&lt;10;10;SUM([.Y86:.AH86]))" office:value-type="float" office:value="100">
            <text:p>100</text:p>
          </table:table-cell>
          <table:table-cell table:formula="of:=IF(SUM([.AI86:.AR86])&lt;10;10;SUM([.AI86:.AR86]))" office:value-type="float" office:value="100">
            <text:p>100</text:p>
          </table:table-cell>
          <table:table-cell table:formula="of:=([.AT86]-[.AS86])/[.AS86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87]=&quot;responseA&quot;;[.E87]=&quot;reponseB&quot;;[.E87]=&quot;reponseC&quot;);-10;10)" office:value-type="float" office:value="10">
            <text:p>10</text:p>
          </table:table-cell>
          <table:table-cell table:formula="of:=IF(OR([.F87]=&quot;responseA&quot;;[.F87]=&quot;reponseB&quot;;[.F87]=&quot;reponseC&quot;);-10;10)" office:value-type="float" office:value="10">
            <text:p>10</text:p>
          </table:table-cell>
          <table:table-cell table:formula="of:=IF(OR([.G87]=&quot;responseA&quot;;[.G87]=&quot;reponseB&quot;;[.G87]=&quot;reponseC&quot;);-10;10)" office:value-type="float" office:value="10">
            <text:p>10</text:p>
          </table:table-cell>
          <table:table-cell table:formula="of:=IF(OR([.H87]=&quot;responseA&quot;;[.H87]=&quot;reponseB&quot;;[.H87]=&quot;reponseC&quot;);-10;10)" office:value-type="float" office:value="10">
            <text:p>10</text:p>
          </table:table-cell>
          <table:table-cell table:formula="of:=IF(OR([.I87]=&quot;responseA&quot;;[.I87]=&quot;reponseB&quot;;[.I87]=&quot;reponseC&quot;);-10;10)" office:value-type="float" office:value="10">
            <text:p>10</text:p>
          </table:table-cell>
          <table:table-cell table:formula="of:=IF(OR([.J87]=&quot;responseA&quot;;[.J87]=&quot;reponseB&quot;;[.J87]=&quot;reponseC&quot;);-10;10)" office:value-type="float" office:value="10">
            <text:p>10</text:p>
          </table:table-cell>
          <table:table-cell table:formula="of:=IF(OR([.K87]=&quot;responseA&quot;;[.K87]=&quot;reponseB&quot;;[.K87]=&quot;reponseC&quot;);-10;10)" office:value-type="float" office:value="10">
            <text:p>10</text:p>
          </table:table-cell>
          <table:table-cell table:formula="of:=IF(OR([.L87]=&quot;responseA&quot;;[.L87]=&quot;reponseB&quot;;[.L87]=&quot;reponseC&quot;);-10;10)" office:value-type="float" office:value="10">
            <text:p>10</text:p>
          </table:table-cell>
          <table:table-cell table:formula="of:=IF(OR([.M87]=&quot;responseA&quot;;[.M87]=&quot;reponseB&quot;;[.M87]=&quot;reponseC&quot;);-10;10)" office:value-type="float" office:value="10">
            <text:p>10</text:p>
          </table:table-cell>
          <table:table-cell table:formula="of:=IF(OR([.N87]=&quot;responseA&quot;;[.N87]=&quot;reponseB&quot;;[.N87]=&quot;reponseC&quot;);-10;10)" office:value-type="float" office:value="10">
            <text:p>10</text:p>
          </table:table-cell>
          <table:table-cell table:formula="of:=IF(OR([.O87]=&quot;responseA&quot;;[.O87]=&quot;reponseB&quot;;[.O87]=&quot;reponseC&quot;);-10;10)" office:value-type="float" office:value="10">
            <text:p>10</text:p>
          </table:table-cell>
          <table:table-cell table:formula="of:=IF(OR([.P87]=&quot;responseA&quot;;[.P87]=&quot;reponseB&quot;;[.P87]=&quot;reponseC&quot;);-10;10)" office:value-type="float" office:value="10">
            <text:p>10</text:p>
          </table:table-cell>
          <table:table-cell table:formula="of:=IF(OR([.Q87]=&quot;responseA&quot;;[.Q87]=&quot;reponseB&quot;;[.Q87]=&quot;reponseC&quot;);-10;10)" office:value-type="float" office:value="10">
            <text:p>10</text:p>
          </table:table-cell>
          <table:table-cell table:formula="of:=IF(OR([.R87]=&quot;responseA&quot;;[.R87]=&quot;reponseB&quot;;[.R87]=&quot;reponseC&quot;);-10;10)" office:value-type="float" office:value="10">
            <text:p>10</text:p>
          </table:table-cell>
          <table:table-cell table:formula="of:=IF(OR([.S87]=&quot;responseA&quot;;[.S87]=&quot;reponseB&quot;;[.S87]=&quot;reponseC&quot;);-10;10)" office:value-type="float" office:value="10">
            <text:p>10</text:p>
          </table:table-cell>
          <table:table-cell table:formula="of:=IF(OR([.T87]=&quot;responseA&quot;;[.T87]=&quot;reponseB&quot;;[.T87]=&quot;reponseC&quot;);-10;10)" office:value-type="float" office:value="10">
            <text:p>10</text:p>
          </table:table-cell>
          <table:table-cell table:formula="of:=IF(OR([.U87]=&quot;responseA&quot;;[.U87]=&quot;reponseB&quot;;[.U87]=&quot;reponseC&quot;);-10;10)" office:value-type="float" office:value="10">
            <text:p>10</text:p>
          </table:table-cell>
          <table:table-cell table:formula="of:=IF(OR([.V87]=&quot;responseA&quot;;[.V87]=&quot;reponseB&quot;;[.V87]=&quot;reponseC&quot;);-10;10)" office:value-type="float" office:value="10">
            <text:p>10</text:p>
          </table:table-cell>
          <table:table-cell table:formula="of:=IF(OR([.W87]=&quot;responseA&quot;;[.W87]=&quot;reponseB&quot;;[.W87]=&quot;reponseC&quot;);-10;10)" office:value-type="float" office:value="10">
            <text:p>10</text:p>
          </table:table-cell>
          <table:table-cell table:formula="of:=IF(OR([.X87]=&quot;responseA&quot;;[.X87]=&quot;reponseB&quot;;[.X87]=&quot;reponseC&quot;);-10;10)" office:value-type="float" office:value="10">
            <text:p>10</text:p>
          </table:table-cell>
          <table:table-cell table:formula="of:=IF(SUM([.Y87:.AH87])&lt;10;10;SUM([.Y87:.AH87]))" office:value-type="float" office:value="100">
            <text:p>100</text:p>
          </table:table-cell>
          <table:table-cell table:formula="of:=IF(SUM([.AI87:.AR87])&lt;10;10;SUM([.AI87:.AR87]))" office:value-type="float" office:value="100">
            <text:p>100</text:p>
          </table:table-cell>
          <table:table-cell table:formula="of:=([.AT87]-[.AS87])/[.AS87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88]=&quot;responseA&quot;;[.E88]=&quot;reponseB&quot;;[.E88]=&quot;reponseC&quot;);-10;10)" office:value-type="float" office:value="10">
            <text:p>10</text:p>
          </table:table-cell>
          <table:table-cell table:formula="of:=IF(OR([.F88]=&quot;responseA&quot;;[.F88]=&quot;reponseB&quot;;[.F88]=&quot;reponseC&quot;);-10;10)" office:value-type="float" office:value="10">
            <text:p>10</text:p>
          </table:table-cell>
          <table:table-cell table:formula="of:=IF(OR([.G88]=&quot;responseA&quot;;[.G88]=&quot;reponseB&quot;;[.G88]=&quot;reponseC&quot;);-10;10)" office:value-type="float" office:value="10">
            <text:p>10</text:p>
          </table:table-cell>
          <table:table-cell table:formula="of:=IF(OR([.H88]=&quot;responseA&quot;;[.H88]=&quot;reponseB&quot;;[.H88]=&quot;reponseC&quot;);-10;10)" office:value-type="float" office:value="10">
            <text:p>10</text:p>
          </table:table-cell>
          <table:table-cell table:formula="of:=IF(OR([.I88]=&quot;responseA&quot;;[.I88]=&quot;reponseB&quot;;[.I88]=&quot;reponseC&quot;);-10;10)" office:value-type="float" office:value="10">
            <text:p>10</text:p>
          </table:table-cell>
          <table:table-cell table:formula="of:=IF(OR([.J88]=&quot;responseA&quot;;[.J88]=&quot;reponseB&quot;;[.J88]=&quot;reponseC&quot;);-10;10)" office:value-type="float" office:value="10">
            <text:p>10</text:p>
          </table:table-cell>
          <table:table-cell table:formula="of:=IF(OR([.K88]=&quot;responseA&quot;;[.K88]=&quot;reponseB&quot;;[.K88]=&quot;reponseC&quot;);-10;10)" office:value-type="float" office:value="10">
            <text:p>10</text:p>
          </table:table-cell>
          <table:table-cell table:formula="of:=IF(OR([.L88]=&quot;responseA&quot;;[.L88]=&quot;reponseB&quot;;[.L88]=&quot;reponseC&quot;);-10;10)" office:value-type="float" office:value="10">
            <text:p>10</text:p>
          </table:table-cell>
          <table:table-cell table:formula="of:=IF(OR([.M88]=&quot;responseA&quot;;[.M88]=&quot;reponseB&quot;;[.M88]=&quot;reponseC&quot;);-10;10)" office:value-type="float" office:value="10">
            <text:p>10</text:p>
          </table:table-cell>
          <table:table-cell table:formula="of:=IF(OR([.N88]=&quot;responseA&quot;;[.N88]=&quot;reponseB&quot;;[.N88]=&quot;reponseC&quot;);-10;10)" office:value-type="float" office:value="10">
            <text:p>10</text:p>
          </table:table-cell>
          <table:table-cell table:formula="of:=IF(OR([.O88]=&quot;responseA&quot;;[.O88]=&quot;reponseB&quot;;[.O88]=&quot;reponseC&quot;);-10;10)" office:value-type="float" office:value="10">
            <text:p>10</text:p>
          </table:table-cell>
          <table:table-cell table:formula="of:=IF(OR([.P88]=&quot;responseA&quot;;[.P88]=&quot;reponseB&quot;;[.P88]=&quot;reponseC&quot;);-10;10)" office:value-type="float" office:value="10">
            <text:p>10</text:p>
          </table:table-cell>
          <table:table-cell table:formula="of:=IF(OR([.Q88]=&quot;responseA&quot;;[.Q88]=&quot;reponseB&quot;;[.Q88]=&quot;reponseC&quot;);-10;10)" office:value-type="float" office:value="10">
            <text:p>10</text:p>
          </table:table-cell>
          <table:table-cell table:formula="of:=IF(OR([.R88]=&quot;responseA&quot;;[.R88]=&quot;reponseB&quot;;[.R88]=&quot;reponseC&quot;);-10;10)" office:value-type="float" office:value="10">
            <text:p>10</text:p>
          </table:table-cell>
          <table:table-cell table:formula="of:=IF(OR([.S88]=&quot;responseA&quot;;[.S88]=&quot;reponseB&quot;;[.S88]=&quot;reponseC&quot;);-10;10)" office:value-type="float" office:value="10">
            <text:p>10</text:p>
          </table:table-cell>
          <table:table-cell table:formula="of:=IF(OR([.T88]=&quot;responseA&quot;;[.T88]=&quot;reponseB&quot;;[.T88]=&quot;reponseC&quot;);-10;10)" office:value-type="float" office:value="10">
            <text:p>10</text:p>
          </table:table-cell>
          <table:table-cell table:formula="of:=IF(OR([.U88]=&quot;responseA&quot;;[.U88]=&quot;reponseB&quot;;[.U88]=&quot;reponseC&quot;);-10;10)" office:value-type="float" office:value="10">
            <text:p>10</text:p>
          </table:table-cell>
          <table:table-cell table:formula="of:=IF(OR([.V88]=&quot;responseA&quot;;[.V88]=&quot;reponseB&quot;;[.V88]=&quot;reponseC&quot;);-10;10)" office:value-type="float" office:value="10">
            <text:p>10</text:p>
          </table:table-cell>
          <table:table-cell table:formula="of:=IF(OR([.W88]=&quot;responseA&quot;;[.W88]=&quot;reponseB&quot;;[.W88]=&quot;reponseC&quot;);-10;10)" office:value-type="float" office:value="10">
            <text:p>10</text:p>
          </table:table-cell>
          <table:table-cell table:formula="of:=IF(OR([.X88]=&quot;responseA&quot;;[.X88]=&quot;reponseB&quot;;[.X88]=&quot;reponseC&quot;);-10;10)" office:value-type="float" office:value="10">
            <text:p>10</text:p>
          </table:table-cell>
          <table:table-cell table:formula="of:=IF(SUM([.Y88:.AH88])&lt;10;10;SUM([.Y88:.AH88]))" office:value-type="float" office:value="100">
            <text:p>100</text:p>
          </table:table-cell>
          <table:table-cell table:formula="of:=IF(SUM([.AI88:.AR88])&lt;10;10;SUM([.AI88:.AR88]))" office:value-type="float" office:value="100">
            <text:p>100</text:p>
          </table:table-cell>
          <table:table-cell table:formula="of:=([.AT88]-[.AS88])/[.AS88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89]=&quot;responseA&quot;;[.E89]=&quot;reponseB&quot;;[.E89]=&quot;reponseC&quot;);-10;10)" office:value-type="float" office:value="10">
            <text:p>10</text:p>
          </table:table-cell>
          <table:table-cell table:formula="of:=IF(OR([.F89]=&quot;responseA&quot;;[.F89]=&quot;reponseB&quot;;[.F89]=&quot;reponseC&quot;);-10;10)" office:value-type="float" office:value="10">
            <text:p>10</text:p>
          </table:table-cell>
          <table:table-cell table:formula="of:=IF(OR([.G89]=&quot;responseA&quot;;[.G89]=&quot;reponseB&quot;;[.G89]=&quot;reponseC&quot;);-10;10)" office:value-type="float" office:value="10">
            <text:p>10</text:p>
          </table:table-cell>
          <table:table-cell table:formula="of:=IF(OR([.H89]=&quot;responseA&quot;;[.H89]=&quot;reponseB&quot;;[.H89]=&quot;reponseC&quot;);-10;10)" office:value-type="float" office:value="10">
            <text:p>10</text:p>
          </table:table-cell>
          <table:table-cell table:formula="of:=IF(OR([.I89]=&quot;responseA&quot;;[.I89]=&quot;reponseB&quot;;[.I89]=&quot;reponseC&quot;);-10;10)" office:value-type="float" office:value="10">
            <text:p>10</text:p>
          </table:table-cell>
          <table:table-cell table:formula="of:=IF(OR([.J89]=&quot;responseA&quot;;[.J89]=&quot;reponseB&quot;;[.J89]=&quot;reponseC&quot;);-10;10)" office:value-type="float" office:value="10">
            <text:p>10</text:p>
          </table:table-cell>
          <table:table-cell table:formula="of:=IF(OR([.K89]=&quot;responseA&quot;;[.K89]=&quot;reponseB&quot;;[.K89]=&quot;reponseC&quot;);-10;10)" office:value-type="float" office:value="10">
            <text:p>10</text:p>
          </table:table-cell>
          <table:table-cell table:formula="of:=IF(OR([.L89]=&quot;responseA&quot;;[.L89]=&quot;reponseB&quot;;[.L89]=&quot;reponseC&quot;);-10;10)" office:value-type="float" office:value="10">
            <text:p>10</text:p>
          </table:table-cell>
          <table:table-cell table:formula="of:=IF(OR([.M89]=&quot;responseA&quot;;[.M89]=&quot;reponseB&quot;;[.M89]=&quot;reponseC&quot;);-10;10)" office:value-type="float" office:value="10">
            <text:p>10</text:p>
          </table:table-cell>
          <table:table-cell table:formula="of:=IF(OR([.N89]=&quot;responseA&quot;;[.N89]=&quot;reponseB&quot;;[.N89]=&quot;reponseC&quot;);-10;10)" office:value-type="float" office:value="10">
            <text:p>10</text:p>
          </table:table-cell>
          <table:table-cell table:formula="of:=IF(OR([.O89]=&quot;responseA&quot;;[.O89]=&quot;reponseB&quot;;[.O89]=&quot;reponseC&quot;);-10;10)" office:value-type="float" office:value="10">
            <text:p>10</text:p>
          </table:table-cell>
          <table:table-cell table:formula="of:=IF(OR([.P89]=&quot;responseA&quot;;[.P89]=&quot;reponseB&quot;;[.P89]=&quot;reponseC&quot;);-10;10)" office:value-type="float" office:value="10">
            <text:p>10</text:p>
          </table:table-cell>
          <table:table-cell table:formula="of:=IF(OR([.Q89]=&quot;responseA&quot;;[.Q89]=&quot;reponseB&quot;;[.Q89]=&quot;reponseC&quot;);-10;10)" office:value-type="float" office:value="10">
            <text:p>10</text:p>
          </table:table-cell>
          <table:table-cell table:formula="of:=IF(OR([.R89]=&quot;responseA&quot;;[.R89]=&quot;reponseB&quot;;[.R89]=&quot;reponseC&quot;);-10;10)" office:value-type="float" office:value="10">
            <text:p>10</text:p>
          </table:table-cell>
          <table:table-cell table:formula="of:=IF(OR([.S89]=&quot;responseA&quot;;[.S89]=&quot;reponseB&quot;;[.S89]=&quot;reponseC&quot;);-10;10)" office:value-type="float" office:value="10">
            <text:p>10</text:p>
          </table:table-cell>
          <table:table-cell table:formula="of:=IF(OR([.T89]=&quot;responseA&quot;;[.T89]=&quot;reponseB&quot;;[.T89]=&quot;reponseC&quot;);-10;10)" office:value-type="float" office:value="10">
            <text:p>10</text:p>
          </table:table-cell>
          <table:table-cell table:formula="of:=IF(OR([.U89]=&quot;responseA&quot;;[.U89]=&quot;reponseB&quot;;[.U89]=&quot;reponseC&quot;);-10;10)" office:value-type="float" office:value="10">
            <text:p>10</text:p>
          </table:table-cell>
          <table:table-cell table:formula="of:=IF(OR([.V89]=&quot;responseA&quot;;[.V89]=&quot;reponseB&quot;;[.V89]=&quot;reponseC&quot;);-10;10)" office:value-type="float" office:value="10">
            <text:p>10</text:p>
          </table:table-cell>
          <table:table-cell table:formula="of:=IF(OR([.W89]=&quot;responseA&quot;;[.W89]=&quot;reponseB&quot;;[.W89]=&quot;reponseC&quot;);-10;10)" office:value-type="float" office:value="10">
            <text:p>10</text:p>
          </table:table-cell>
          <table:table-cell table:formula="of:=IF(OR([.X89]=&quot;responseA&quot;;[.X89]=&quot;reponseB&quot;;[.X89]=&quot;reponseC&quot;);-10;10)" office:value-type="float" office:value="10">
            <text:p>10</text:p>
          </table:table-cell>
          <table:table-cell table:formula="of:=IF(SUM([.Y89:.AH89])&lt;10;10;SUM([.Y89:.AH89]))" office:value-type="float" office:value="100">
            <text:p>100</text:p>
          </table:table-cell>
          <table:table-cell table:formula="of:=IF(SUM([.AI89:.AR89])&lt;10;10;SUM([.AI89:.AR89]))" office:value-type="float" office:value="100">
            <text:p>100</text:p>
          </table:table-cell>
          <table:table-cell table:formula="of:=([.AT89]-[.AS89])/[.AS89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90]=&quot;responseA&quot;;[.E90]=&quot;reponseB&quot;;[.E90]=&quot;reponseC&quot;);-10;10)" office:value-type="float" office:value="10">
            <text:p>10</text:p>
          </table:table-cell>
          <table:table-cell table:formula="of:=IF(OR([.F90]=&quot;responseA&quot;;[.F90]=&quot;reponseB&quot;;[.F90]=&quot;reponseC&quot;);-10;10)" office:value-type="float" office:value="10">
            <text:p>10</text:p>
          </table:table-cell>
          <table:table-cell table:formula="of:=IF(OR([.G90]=&quot;responseA&quot;;[.G90]=&quot;reponseB&quot;;[.G90]=&quot;reponseC&quot;);-10;10)" office:value-type="float" office:value="10">
            <text:p>10</text:p>
          </table:table-cell>
          <table:table-cell table:formula="of:=IF(OR([.H90]=&quot;responseA&quot;;[.H90]=&quot;reponseB&quot;;[.H90]=&quot;reponseC&quot;);-10;10)" office:value-type="float" office:value="10">
            <text:p>10</text:p>
          </table:table-cell>
          <table:table-cell table:formula="of:=IF(OR([.I90]=&quot;responseA&quot;;[.I90]=&quot;reponseB&quot;;[.I90]=&quot;reponseC&quot;);-10;10)" office:value-type="float" office:value="10">
            <text:p>10</text:p>
          </table:table-cell>
          <table:table-cell table:formula="of:=IF(OR([.J90]=&quot;responseA&quot;;[.J90]=&quot;reponseB&quot;;[.J90]=&quot;reponseC&quot;);-10;10)" office:value-type="float" office:value="10">
            <text:p>10</text:p>
          </table:table-cell>
          <table:table-cell table:formula="of:=IF(OR([.K90]=&quot;responseA&quot;;[.K90]=&quot;reponseB&quot;;[.K90]=&quot;reponseC&quot;);-10;10)" office:value-type="float" office:value="10">
            <text:p>10</text:p>
          </table:table-cell>
          <table:table-cell table:formula="of:=IF(OR([.L90]=&quot;responseA&quot;;[.L90]=&quot;reponseB&quot;;[.L90]=&quot;reponseC&quot;);-10;10)" office:value-type="float" office:value="10">
            <text:p>10</text:p>
          </table:table-cell>
          <table:table-cell table:formula="of:=IF(OR([.M90]=&quot;responseA&quot;;[.M90]=&quot;reponseB&quot;;[.M90]=&quot;reponseC&quot;);-10;10)" office:value-type="float" office:value="10">
            <text:p>10</text:p>
          </table:table-cell>
          <table:table-cell table:formula="of:=IF(OR([.N90]=&quot;responseA&quot;;[.N90]=&quot;reponseB&quot;;[.N90]=&quot;reponseC&quot;);-10;10)" office:value-type="float" office:value="10">
            <text:p>10</text:p>
          </table:table-cell>
          <table:table-cell table:formula="of:=IF(OR([.O90]=&quot;responseA&quot;;[.O90]=&quot;reponseB&quot;;[.O90]=&quot;reponseC&quot;);-10;10)" office:value-type="float" office:value="10">
            <text:p>10</text:p>
          </table:table-cell>
          <table:table-cell table:formula="of:=IF(OR([.P90]=&quot;responseA&quot;;[.P90]=&quot;reponseB&quot;;[.P90]=&quot;reponseC&quot;);-10;10)" office:value-type="float" office:value="10">
            <text:p>10</text:p>
          </table:table-cell>
          <table:table-cell table:formula="of:=IF(OR([.Q90]=&quot;responseA&quot;;[.Q90]=&quot;reponseB&quot;;[.Q90]=&quot;reponseC&quot;);-10;10)" office:value-type="float" office:value="10">
            <text:p>10</text:p>
          </table:table-cell>
          <table:table-cell table:formula="of:=IF(OR([.R90]=&quot;responseA&quot;;[.R90]=&quot;reponseB&quot;;[.R90]=&quot;reponseC&quot;);-10;10)" office:value-type="float" office:value="10">
            <text:p>10</text:p>
          </table:table-cell>
          <table:table-cell table:formula="of:=IF(OR([.S90]=&quot;responseA&quot;;[.S90]=&quot;reponseB&quot;;[.S90]=&quot;reponseC&quot;);-10;10)" office:value-type="float" office:value="10">
            <text:p>10</text:p>
          </table:table-cell>
          <table:table-cell table:formula="of:=IF(OR([.T90]=&quot;responseA&quot;;[.T90]=&quot;reponseB&quot;;[.T90]=&quot;reponseC&quot;);-10;10)" office:value-type="float" office:value="10">
            <text:p>10</text:p>
          </table:table-cell>
          <table:table-cell table:formula="of:=IF(OR([.U90]=&quot;responseA&quot;;[.U90]=&quot;reponseB&quot;;[.U90]=&quot;reponseC&quot;);-10;10)" office:value-type="float" office:value="10">
            <text:p>10</text:p>
          </table:table-cell>
          <table:table-cell table:formula="of:=IF(OR([.V90]=&quot;responseA&quot;;[.V90]=&quot;reponseB&quot;;[.V90]=&quot;reponseC&quot;);-10;10)" office:value-type="float" office:value="10">
            <text:p>10</text:p>
          </table:table-cell>
          <table:table-cell table:formula="of:=IF(OR([.W90]=&quot;responseA&quot;;[.W90]=&quot;reponseB&quot;;[.W90]=&quot;reponseC&quot;);-10;10)" office:value-type="float" office:value="10">
            <text:p>10</text:p>
          </table:table-cell>
          <table:table-cell table:formula="of:=IF(OR([.X90]=&quot;responseA&quot;;[.X90]=&quot;reponseB&quot;;[.X90]=&quot;reponseC&quot;);-10;10)" office:value-type="float" office:value="10">
            <text:p>10</text:p>
          </table:table-cell>
          <table:table-cell table:formula="of:=IF(SUM([.Y90:.AH90])&lt;10;10;SUM([.Y90:.AH90]))" office:value-type="float" office:value="100">
            <text:p>100</text:p>
          </table:table-cell>
          <table:table-cell table:formula="of:=IF(SUM([.AI90:.AR90])&lt;10;10;SUM([.AI90:.AR90]))" office:value-type="float" office:value="100">
            <text:p>100</text:p>
          </table:table-cell>
          <table:table-cell table:formula="of:=([.AT90]-[.AS90])/[.AS90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91]=&quot;responseA&quot;;[.E91]=&quot;reponseB&quot;;[.E91]=&quot;reponseC&quot;);-10;10)" office:value-type="float" office:value="10">
            <text:p>10</text:p>
          </table:table-cell>
          <table:table-cell table:formula="of:=IF(OR([.F91]=&quot;responseA&quot;;[.F91]=&quot;reponseB&quot;;[.F91]=&quot;reponseC&quot;);-10;10)" office:value-type="float" office:value="10">
            <text:p>10</text:p>
          </table:table-cell>
          <table:table-cell table:formula="of:=IF(OR([.G91]=&quot;responseA&quot;;[.G91]=&quot;reponseB&quot;;[.G91]=&quot;reponseC&quot;);-10;10)" office:value-type="float" office:value="10">
            <text:p>10</text:p>
          </table:table-cell>
          <table:table-cell table:formula="of:=IF(OR([.H91]=&quot;responseA&quot;;[.H91]=&quot;reponseB&quot;;[.H91]=&quot;reponseC&quot;);-10;10)" office:value-type="float" office:value="10">
            <text:p>10</text:p>
          </table:table-cell>
          <table:table-cell table:formula="of:=IF(OR([.I91]=&quot;responseA&quot;;[.I91]=&quot;reponseB&quot;;[.I91]=&quot;reponseC&quot;);-10;10)" office:value-type="float" office:value="10">
            <text:p>10</text:p>
          </table:table-cell>
          <table:table-cell table:formula="of:=IF(OR([.J91]=&quot;responseA&quot;;[.J91]=&quot;reponseB&quot;;[.J91]=&quot;reponseC&quot;);-10;10)" office:value-type="float" office:value="10">
            <text:p>10</text:p>
          </table:table-cell>
          <table:table-cell table:formula="of:=IF(OR([.K91]=&quot;responseA&quot;;[.K91]=&quot;reponseB&quot;;[.K91]=&quot;reponseC&quot;);-10;10)" office:value-type="float" office:value="10">
            <text:p>10</text:p>
          </table:table-cell>
          <table:table-cell table:formula="of:=IF(OR([.L91]=&quot;responseA&quot;;[.L91]=&quot;reponseB&quot;;[.L91]=&quot;reponseC&quot;);-10;10)" office:value-type="float" office:value="10">
            <text:p>10</text:p>
          </table:table-cell>
          <table:table-cell table:formula="of:=IF(OR([.M91]=&quot;responseA&quot;;[.M91]=&quot;reponseB&quot;;[.M91]=&quot;reponseC&quot;);-10;10)" office:value-type="float" office:value="10">
            <text:p>10</text:p>
          </table:table-cell>
          <table:table-cell table:formula="of:=IF(OR([.N91]=&quot;responseA&quot;;[.N91]=&quot;reponseB&quot;;[.N91]=&quot;reponseC&quot;);-10;10)" office:value-type="float" office:value="10">
            <text:p>10</text:p>
          </table:table-cell>
          <table:table-cell table:formula="of:=IF(OR([.O91]=&quot;responseA&quot;;[.O91]=&quot;reponseB&quot;;[.O91]=&quot;reponseC&quot;);-10;10)" office:value-type="float" office:value="10">
            <text:p>10</text:p>
          </table:table-cell>
          <table:table-cell table:formula="of:=IF(OR([.P91]=&quot;responseA&quot;;[.P91]=&quot;reponseB&quot;;[.P91]=&quot;reponseC&quot;);-10;10)" office:value-type="float" office:value="10">
            <text:p>10</text:p>
          </table:table-cell>
          <table:table-cell table:formula="of:=IF(OR([.Q91]=&quot;responseA&quot;;[.Q91]=&quot;reponseB&quot;;[.Q91]=&quot;reponseC&quot;);-10;10)" office:value-type="float" office:value="10">
            <text:p>10</text:p>
          </table:table-cell>
          <table:table-cell table:formula="of:=IF(OR([.R91]=&quot;responseA&quot;;[.R91]=&quot;reponseB&quot;;[.R91]=&quot;reponseC&quot;);-10;10)" office:value-type="float" office:value="10">
            <text:p>10</text:p>
          </table:table-cell>
          <table:table-cell table:formula="of:=IF(OR([.S91]=&quot;responseA&quot;;[.S91]=&quot;reponseB&quot;;[.S91]=&quot;reponseC&quot;);-10;10)" office:value-type="float" office:value="10">
            <text:p>10</text:p>
          </table:table-cell>
          <table:table-cell table:formula="of:=IF(OR([.T91]=&quot;responseA&quot;;[.T91]=&quot;reponseB&quot;;[.T91]=&quot;reponseC&quot;);-10;10)" office:value-type="float" office:value="10">
            <text:p>10</text:p>
          </table:table-cell>
          <table:table-cell table:formula="of:=IF(OR([.U91]=&quot;responseA&quot;;[.U91]=&quot;reponseB&quot;;[.U91]=&quot;reponseC&quot;);-10;10)" office:value-type="float" office:value="10">
            <text:p>10</text:p>
          </table:table-cell>
          <table:table-cell table:formula="of:=IF(OR([.V91]=&quot;responseA&quot;;[.V91]=&quot;reponseB&quot;;[.V91]=&quot;reponseC&quot;);-10;10)" office:value-type="float" office:value="10">
            <text:p>10</text:p>
          </table:table-cell>
          <table:table-cell table:formula="of:=IF(OR([.W91]=&quot;responseA&quot;;[.W91]=&quot;reponseB&quot;;[.W91]=&quot;reponseC&quot;);-10;10)" office:value-type="float" office:value="10">
            <text:p>10</text:p>
          </table:table-cell>
          <table:table-cell table:formula="of:=IF(OR([.X91]=&quot;responseA&quot;;[.X91]=&quot;reponseB&quot;;[.X91]=&quot;reponseC&quot;);-10;10)" office:value-type="float" office:value="10">
            <text:p>10</text:p>
          </table:table-cell>
          <table:table-cell table:formula="of:=IF(SUM([.Y91:.AH91])&lt;10;10;SUM([.Y91:.AH91]))" office:value-type="float" office:value="100">
            <text:p>100</text:p>
          </table:table-cell>
          <table:table-cell table:formula="of:=IF(SUM([.AI91:.AR91])&lt;10;10;SUM([.AI91:.AR91]))" office:value-type="float" office:value="100">
            <text:p>100</text:p>
          </table:table-cell>
          <table:table-cell table:formula="of:=([.AT91]-[.AS91])/[.AS91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92]=&quot;responseA&quot;;[.E92]=&quot;reponseB&quot;;[.E92]=&quot;reponseC&quot;);-10;10)" office:value-type="float" office:value="10">
            <text:p>10</text:p>
          </table:table-cell>
          <table:table-cell table:formula="of:=IF(OR([.F92]=&quot;responseA&quot;;[.F92]=&quot;reponseB&quot;;[.F92]=&quot;reponseC&quot;);-10;10)" office:value-type="float" office:value="10">
            <text:p>10</text:p>
          </table:table-cell>
          <table:table-cell table:formula="of:=IF(OR([.G92]=&quot;responseA&quot;;[.G92]=&quot;reponseB&quot;;[.G92]=&quot;reponseC&quot;);-10;10)" office:value-type="float" office:value="10">
            <text:p>10</text:p>
          </table:table-cell>
          <table:table-cell table:formula="of:=IF(OR([.H92]=&quot;responseA&quot;;[.H92]=&quot;reponseB&quot;;[.H92]=&quot;reponseC&quot;);-10;10)" office:value-type="float" office:value="10">
            <text:p>10</text:p>
          </table:table-cell>
          <table:table-cell table:formula="of:=IF(OR([.I92]=&quot;responseA&quot;;[.I92]=&quot;reponseB&quot;;[.I92]=&quot;reponseC&quot;);-10;10)" office:value-type="float" office:value="10">
            <text:p>10</text:p>
          </table:table-cell>
          <table:table-cell table:formula="of:=IF(OR([.J92]=&quot;responseA&quot;;[.J92]=&quot;reponseB&quot;;[.J92]=&quot;reponseC&quot;);-10;10)" office:value-type="float" office:value="10">
            <text:p>10</text:p>
          </table:table-cell>
          <table:table-cell table:formula="of:=IF(OR([.K92]=&quot;responseA&quot;;[.K92]=&quot;reponseB&quot;;[.K92]=&quot;reponseC&quot;);-10;10)" office:value-type="float" office:value="10">
            <text:p>10</text:p>
          </table:table-cell>
          <table:table-cell table:formula="of:=IF(OR([.L92]=&quot;responseA&quot;;[.L92]=&quot;reponseB&quot;;[.L92]=&quot;reponseC&quot;);-10;10)" office:value-type="float" office:value="10">
            <text:p>10</text:p>
          </table:table-cell>
          <table:table-cell table:formula="of:=IF(OR([.M92]=&quot;responseA&quot;;[.M92]=&quot;reponseB&quot;;[.M92]=&quot;reponseC&quot;);-10;10)" office:value-type="float" office:value="10">
            <text:p>10</text:p>
          </table:table-cell>
          <table:table-cell table:formula="of:=IF(OR([.N92]=&quot;responseA&quot;;[.N92]=&quot;reponseB&quot;;[.N92]=&quot;reponseC&quot;);-10;10)" office:value-type="float" office:value="10">
            <text:p>10</text:p>
          </table:table-cell>
          <table:table-cell table:formula="of:=IF(OR([.O92]=&quot;responseA&quot;;[.O92]=&quot;reponseB&quot;;[.O92]=&quot;reponseC&quot;);-10;10)" office:value-type="float" office:value="10">
            <text:p>10</text:p>
          </table:table-cell>
          <table:table-cell table:formula="of:=IF(OR([.P92]=&quot;responseA&quot;;[.P92]=&quot;reponseB&quot;;[.P92]=&quot;reponseC&quot;);-10;10)" office:value-type="float" office:value="10">
            <text:p>10</text:p>
          </table:table-cell>
          <table:table-cell table:formula="of:=IF(OR([.Q92]=&quot;responseA&quot;;[.Q92]=&quot;reponseB&quot;;[.Q92]=&quot;reponseC&quot;);-10;10)" office:value-type="float" office:value="10">
            <text:p>10</text:p>
          </table:table-cell>
          <table:table-cell table:formula="of:=IF(OR([.R92]=&quot;responseA&quot;;[.R92]=&quot;reponseB&quot;;[.R92]=&quot;reponseC&quot;);-10;10)" office:value-type="float" office:value="10">
            <text:p>10</text:p>
          </table:table-cell>
          <table:table-cell table:formula="of:=IF(OR([.S92]=&quot;responseA&quot;;[.S92]=&quot;reponseB&quot;;[.S92]=&quot;reponseC&quot;);-10;10)" office:value-type="float" office:value="10">
            <text:p>10</text:p>
          </table:table-cell>
          <table:table-cell table:formula="of:=IF(OR([.T92]=&quot;responseA&quot;;[.T92]=&quot;reponseB&quot;;[.T92]=&quot;reponseC&quot;);-10;10)" office:value-type="float" office:value="10">
            <text:p>10</text:p>
          </table:table-cell>
          <table:table-cell table:formula="of:=IF(OR([.U92]=&quot;responseA&quot;;[.U92]=&quot;reponseB&quot;;[.U92]=&quot;reponseC&quot;);-10;10)" office:value-type="float" office:value="10">
            <text:p>10</text:p>
          </table:table-cell>
          <table:table-cell table:formula="of:=IF(OR([.V92]=&quot;responseA&quot;;[.V92]=&quot;reponseB&quot;;[.V92]=&quot;reponseC&quot;);-10;10)" office:value-type="float" office:value="10">
            <text:p>10</text:p>
          </table:table-cell>
          <table:table-cell table:formula="of:=IF(OR([.W92]=&quot;responseA&quot;;[.W92]=&quot;reponseB&quot;;[.W92]=&quot;reponseC&quot;);-10;10)" office:value-type="float" office:value="10">
            <text:p>10</text:p>
          </table:table-cell>
          <table:table-cell table:formula="of:=IF(OR([.X92]=&quot;responseA&quot;;[.X92]=&quot;reponseB&quot;;[.X92]=&quot;reponseC&quot;);-10;10)" office:value-type="float" office:value="10">
            <text:p>10</text:p>
          </table:table-cell>
          <table:table-cell table:formula="of:=IF(SUM([.Y92:.AH92])&lt;10;10;SUM([.Y92:.AH92]))" office:value-type="float" office:value="100">
            <text:p>100</text:p>
          </table:table-cell>
          <table:table-cell table:formula="of:=IF(SUM([.AI92:.AR92])&lt;10;10;SUM([.AI92:.AR92]))" office:value-type="float" office:value="100">
            <text:p>100</text:p>
          </table:table-cell>
          <table:table-cell table:formula="of:=([.AT92]-[.AS92])/[.AS92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93]=&quot;responseA&quot;;[.E93]=&quot;reponseB&quot;;[.E93]=&quot;reponseC&quot;);-10;10)" office:value-type="float" office:value="10">
            <text:p>10</text:p>
          </table:table-cell>
          <table:table-cell table:formula="of:=IF(OR([.F93]=&quot;responseA&quot;;[.F93]=&quot;reponseB&quot;;[.F93]=&quot;reponseC&quot;);-10;10)" office:value-type="float" office:value="10">
            <text:p>10</text:p>
          </table:table-cell>
          <table:table-cell table:formula="of:=IF(OR([.G93]=&quot;responseA&quot;;[.G93]=&quot;reponseB&quot;;[.G93]=&quot;reponseC&quot;);-10;10)" office:value-type="float" office:value="10">
            <text:p>10</text:p>
          </table:table-cell>
          <table:table-cell table:formula="of:=IF(OR([.H93]=&quot;responseA&quot;;[.H93]=&quot;reponseB&quot;;[.H93]=&quot;reponseC&quot;);-10;10)" office:value-type="float" office:value="10">
            <text:p>10</text:p>
          </table:table-cell>
          <table:table-cell table:formula="of:=IF(OR([.I93]=&quot;responseA&quot;;[.I93]=&quot;reponseB&quot;;[.I93]=&quot;reponseC&quot;);-10;10)" office:value-type="float" office:value="10">
            <text:p>10</text:p>
          </table:table-cell>
          <table:table-cell table:formula="of:=IF(OR([.J93]=&quot;responseA&quot;;[.J93]=&quot;reponseB&quot;;[.J93]=&quot;reponseC&quot;);-10;10)" office:value-type="float" office:value="10">
            <text:p>10</text:p>
          </table:table-cell>
          <table:table-cell table:formula="of:=IF(OR([.K93]=&quot;responseA&quot;;[.K93]=&quot;reponseB&quot;;[.K93]=&quot;reponseC&quot;);-10;10)" office:value-type="float" office:value="10">
            <text:p>10</text:p>
          </table:table-cell>
          <table:table-cell table:formula="of:=IF(OR([.L93]=&quot;responseA&quot;;[.L93]=&quot;reponseB&quot;;[.L93]=&quot;reponseC&quot;);-10;10)" office:value-type="float" office:value="10">
            <text:p>10</text:p>
          </table:table-cell>
          <table:table-cell table:formula="of:=IF(OR([.M93]=&quot;responseA&quot;;[.M93]=&quot;reponseB&quot;;[.M93]=&quot;reponseC&quot;);-10;10)" office:value-type="float" office:value="10">
            <text:p>10</text:p>
          </table:table-cell>
          <table:table-cell table:formula="of:=IF(OR([.N93]=&quot;responseA&quot;;[.N93]=&quot;reponseB&quot;;[.N93]=&quot;reponseC&quot;);-10;10)" office:value-type="float" office:value="10">
            <text:p>10</text:p>
          </table:table-cell>
          <table:table-cell table:formula="of:=IF(OR([.O93]=&quot;responseA&quot;;[.O93]=&quot;reponseB&quot;;[.O93]=&quot;reponseC&quot;);-10;10)" office:value-type="float" office:value="10">
            <text:p>10</text:p>
          </table:table-cell>
          <table:table-cell table:formula="of:=IF(OR([.P93]=&quot;responseA&quot;;[.P93]=&quot;reponseB&quot;;[.P93]=&quot;reponseC&quot;);-10;10)" office:value-type="float" office:value="10">
            <text:p>10</text:p>
          </table:table-cell>
          <table:table-cell table:formula="of:=IF(OR([.Q93]=&quot;responseA&quot;;[.Q93]=&quot;reponseB&quot;;[.Q93]=&quot;reponseC&quot;);-10;10)" office:value-type="float" office:value="10">
            <text:p>10</text:p>
          </table:table-cell>
          <table:table-cell table:formula="of:=IF(OR([.R93]=&quot;responseA&quot;;[.R93]=&quot;reponseB&quot;;[.R93]=&quot;reponseC&quot;);-10;10)" office:value-type="float" office:value="10">
            <text:p>10</text:p>
          </table:table-cell>
          <table:table-cell table:formula="of:=IF(OR([.S93]=&quot;responseA&quot;;[.S93]=&quot;reponseB&quot;;[.S93]=&quot;reponseC&quot;);-10;10)" office:value-type="float" office:value="10">
            <text:p>10</text:p>
          </table:table-cell>
          <table:table-cell table:formula="of:=IF(OR([.T93]=&quot;responseA&quot;;[.T93]=&quot;reponseB&quot;;[.T93]=&quot;reponseC&quot;);-10;10)" office:value-type="float" office:value="10">
            <text:p>10</text:p>
          </table:table-cell>
          <table:table-cell table:formula="of:=IF(OR([.U93]=&quot;responseA&quot;;[.U93]=&quot;reponseB&quot;;[.U93]=&quot;reponseC&quot;);-10;10)" office:value-type="float" office:value="10">
            <text:p>10</text:p>
          </table:table-cell>
          <table:table-cell table:formula="of:=IF(OR([.V93]=&quot;responseA&quot;;[.V93]=&quot;reponseB&quot;;[.V93]=&quot;reponseC&quot;);-10;10)" office:value-type="float" office:value="10">
            <text:p>10</text:p>
          </table:table-cell>
          <table:table-cell table:formula="of:=IF(OR([.W93]=&quot;responseA&quot;;[.W93]=&quot;reponseB&quot;;[.W93]=&quot;reponseC&quot;);-10;10)" office:value-type="float" office:value="10">
            <text:p>10</text:p>
          </table:table-cell>
          <table:table-cell table:formula="of:=IF(OR([.X93]=&quot;responseA&quot;;[.X93]=&quot;reponseB&quot;;[.X93]=&quot;reponseC&quot;);-10;10)" office:value-type="float" office:value="10">
            <text:p>10</text:p>
          </table:table-cell>
          <table:table-cell table:formula="of:=IF(SUM([.Y93:.AH93])&lt;10;10;SUM([.Y93:.AH93]))" office:value-type="float" office:value="100">
            <text:p>100</text:p>
          </table:table-cell>
          <table:table-cell table:formula="of:=IF(SUM([.AI93:.AR93])&lt;10;10;SUM([.AI93:.AR93]))" office:value-type="float" office:value="100">
            <text:p>100</text:p>
          </table:table-cell>
          <table:table-cell table:formula="of:=([.AT93]-[.AS93])/[.AS93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94]=&quot;responseA&quot;;[.E94]=&quot;reponseB&quot;;[.E94]=&quot;reponseC&quot;);-10;10)" office:value-type="float" office:value="10">
            <text:p>10</text:p>
          </table:table-cell>
          <table:table-cell table:formula="of:=IF(OR([.F94]=&quot;responseA&quot;;[.F94]=&quot;reponseB&quot;;[.F94]=&quot;reponseC&quot;);-10;10)" office:value-type="float" office:value="10">
            <text:p>10</text:p>
          </table:table-cell>
          <table:table-cell table:formula="of:=IF(OR([.G94]=&quot;responseA&quot;;[.G94]=&quot;reponseB&quot;;[.G94]=&quot;reponseC&quot;);-10;10)" office:value-type="float" office:value="10">
            <text:p>10</text:p>
          </table:table-cell>
          <table:table-cell table:formula="of:=IF(OR([.H94]=&quot;responseA&quot;;[.H94]=&quot;reponseB&quot;;[.H94]=&quot;reponseC&quot;);-10;10)" office:value-type="float" office:value="10">
            <text:p>10</text:p>
          </table:table-cell>
          <table:table-cell table:formula="of:=IF(OR([.I94]=&quot;responseA&quot;;[.I94]=&quot;reponseB&quot;;[.I94]=&quot;reponseC&quot;);-10;10)" office:value-type="float" office:value="10">
            <text:p>10</text:p>
          </table:table-cell>
          <table:table-cell table:formula="of:=IF(OR([.J94]=&quot;responseA&quot;;[.J94]=&quot;reponseB&quot;;[.J94]=&quot;reponseC&quot;);-10;10)" office:value-type="float" office:value="10">
            <text:p>10</text:p>
          </table:table-cell>
          <table:table-cell table:formula="of:=IF(OR([.K94]=&quot;responseA&quot;;[.K94]=&quot;reponseB&quot;;[.K94]=&quot;reponseC&quot;);-10;10)" office:value-type="float" office:value="10">
            <text:p>10</text:p>
          </table:table-cell>
          <table:table-cell table:formula="of:=IF(OR([.L94]=&quot;responseA&quot;;[.L94]=&quot;reponseB&quot;;[.L94]=&quot;reponseC&quot;);-10;10)" office:value-type="float" office:value="10">
            <text:p>10</text:p>
          </table:table-cell>
          <table:table-cell table:formula="of:=IF(OR([.M94]=&quot;responseA&quot;;[.M94]=&quot;reponseB&quot;;[.M94]=&quot;reponseC&quot;);-10;10)" office:value-type="float" office:value="10">
            <text:p>10</text:p>
          </table:table-cell>
          <table:table-cell table:formula="of:=IF(OR([.N94]=&quot;responseA&quot;;[.N94]=&quot;reponseB&quot;;[.N94]=&quot;reponseC&quot;);-10;10)" office:value-type="float" office:value="10">
            <text:p>10</text:p>
          </table:table-cell>
          <table:table-cell table:formula="of:=IF(OR([.O94]=&quot;responseA&quot;;[.O94]=&quot;reponseB&quot;;[.O94]=&quot;reponseC&quot;);-10;10)" office:value-type="float" office:value="10">
            <text:p>10</text:p>
          </table:table-cell>
          <table:table-cell table:formula="of:=IF(OR([.P94]=&quot;responseA&quot;;[.P94]=&quot;reponseB&quot;;[.P94]=&quot;reponseC&quot;);-10;10)" office:value-type="float" office:value="10">
            <text:p>10</text:p>
          </table:table-cell>
          <table:table-cell table:formula="of:=IF(OR([.Q94]=&quot;responseA&quot;;[.Q94]=&quot;reponseB&quot;;[.Q94]=&quot;reponseC&quot;);-10;10)" office:value-type="float" office:value="10">
            <text:p>10</text:p>
          </table:table-cell>
          <table:table-cell table:formula="of:=IF(OR([.R94]=&quot;responseA&quot;;[.R94]=&quot;reponseB&quot;;[.R94]=&quot;reponseC&quot;);-10;10)" office:value-type="float" office:value="10">
            <text:p>10</text:p>
          </table:table-cell>
          <table:table-cell table:formula="of:=IF(OR([.S94]=&quot;responseA&quot;;[.S94]=&quot;reponseB&quot;;[.S94]=&quot;reponseC&quot;);-10;10)" office:value-type="float" office:value="10">
            <text:p>10</text:p>
          </table:table-cell>
          <table:table-cell table:formula="of:=IF(OR([.T94]=&quot;responseA&quot;;[.T94]=&quot;reponseB&quot;;[.T94]=&quot;reponseC&quot;);-10;10)" office:value-type="float" office:value="10">
            <text:p>10</text:p>
          </table:table-cell>
          <table:table-cell table:formula="of:=IF(OR([.U94]=&quot;responseA&quot;;[.U94]=&quot;reponseB&quot;;[.U94]=&quot;reponseC&quot;);-10;10)" office:value-type="float" office:value="10">
            <text:p>10</text:p>
          </table:table-cell>
          <table:table-cell table:formula="of:=IF(OR([.V94]=&quot;responseA&quot;;[.V94]=&quot;reponseB&quot;;[.V94]=&quot;reponseC&quot;);-10;10)" office:value-type="float" office:value="10">
            <text:p>10</text:p>
          </table:table-cell>
          <table:table-cell table:formula="of:=IF(OR([.W94]=&quot;responseA&quot;;[.W94]=&quot;reponseB&quot;;[.W94]=&quot;reponseC&quot;);-10;10)" office:value-type="float" office:value="10">
            <text:p>10</text:p>
          </table:table-cell>
          <table:table-cell table:formula="of:=IF(OR([.X94]=&quot;responseA&quot;;[.X94]=&quot;reponseB&quot;;[.X94]=&quot;reponseC&quot;);-10;10)" office:value-type="float" office:value="10">
            <text:p>10</text:p>
          </table:table-cell>
          <table:table-cell table:formula="of:=IF(SUM([.Y94:.AH94])&lt;10;10;SUM([.Y94:.AH94]))" office:value-type="float" office:value="100">
            <text:p>100</text:p>
          </table:table-cell>
          <table:table-cell table:formula="of:=IF(SUM([.AI94:.AR94])&lt;10;10;SUM([.AI94:.AR94]))" office:value-type="float" office:value="100">
            <text:p>100</text:p>
          </table:table-cell>
          <table:table-cell table:formula="of:=([.AT94]-[.AS94])/[.AS94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95]=&quot;responseA&quot;;[.E95]=&quot;reponseB&quot;;[.E95]=&quot;reponseC&quot;);-10;10)" office:value-type="float" office:value="10">
            <text:p>10</text:p>
          </table:table-cell>
          <table:table-cell table:formula="of:=IF(OR([.F95]=&quot;responseA&quot;;[.F95]=&quot;reponseB&quot;;[.F95]=&quot;reponseC&quot;);-10;10)" office:value-type="float" office:value="10">
            <text:p>10</text:p>
          </table:table-cell>
          <table:table-cell table:formula="of:=IF(OR([.G95]=&quot;responseA&quot;;[.G95]=&quot;reponseB&quot;;[.G95]=&quot;reponseC&quot;);-10;10)" office:value-type="float" office:value="10">
            <text:p>10</text:p>
          </table:table-cell>
          <table:table-cell table:formula="of:=IF(OR([.H95]=&quot;responseA&quot;;[.H95]=&quot;reponseB&quot;;[.H95]=&quot;reponseC&quot;);-10;10)" office:value-type="float" office:value="10">
            <text:p>10</text:p>
          </table:table-cell>
          <table:table-cell table:formula="of:=IF(OR([.I95]=&quot;responseA&quot;;[.I95]=&quot;reponseB&quot;;[.I95]=&quot;reponseC&quot;);-10;10)" office:value-type="float" office:value="10">
            <text:p>10</text:p>
          </table:table-cell>
          <table:table-cell table:formula="of:=IF(OR([.J95]=&quot;responseA&quot;;[.J95]=&quot;reponseB&quot;;[.J95]=&quot;reponseC&quot;);-10;10)" office:value-type="float" office:value="10">
            <text:p>10</text:p>
          </table:table-cell>
          <table:table-cell table:formula="of:=IF(OR([.K95]=&quot;responseA&quot;;[.K95]=&quot;reponseB&quot;;[.K95]=&quot;reponseC&quot;);-10;10)" office:value-type="float" office:value="10">
            <text:p>10</text:p>
          </table:table-cell>
          <table:table-cell table:formula="of:=IF(OR([.L95]=&quot;responseA&quot;;[.L95]=&quot;reponseB&quot;;[.L95]=&quot;reponseC&quot;);-10;10)" office:value-type="float" office:value="10">
            <text:p>10</text:p>
          </table:table-cell>
          <table:table-cell table:formula="of:=IF(OR([.M95]=&quot;responseA&quot;;[.M95]=&quot;reponseB&quot;;[.M95]=&quot;reponseC&quot;);-10;10)" office:value-type="float" office:value="10">
            <text:p>10</text:p>
          </table:table-cell>
          <table:table-cell table:formula="of:=IF(OR([.N95]=&quot;responseA&quot;;[.N95]=&quot;reponseB&quot;;[.N95]=&quot;reponseC&quot;);-10;10)" office:value-type="float" office:value="10">
            <text:p>10</text:p>
          </table:table-cell>
          <table:table-cell table:formula="of:=IF(OR([.O95]=&quot;responseA&quot;;[.O95]=&quot;reponseB&quot;;[.O95]=&quot;reponseC&quot;);-10;10)" office:value-type="float" office:value="10">
            <text:p>10</text:p>
          </table:table-cell>
          <table:table-cell table:formula="of:=IF(OR([.P95]=&quot;responseA&quot;;[.P95]=&quot;reponseB&quot;;[.P95]=&quot;reponseC&quot;);-10;10)" office:value-type="float" office:value="10">
            <text:p>10</text:p>
          </table:table-cell>
          <table:table-cell table:formula="of:=IF(OR([.Q95]=&quot;responseA&quot;;[.Q95]=&quot;reponseB&quot;;[.Q95]=&quot;reponseC&quot;);-10;10)" office:value-type="float" office:value="10">
            <text:p>10</text:p>
          </table:table-cell>
          <table:table-cell table:formula="of:=IF(OR([.R95]=&quot;responseA&quot;;[.R95]=&quot;reponseB&quot;;[.R95]=&quot;reponseC&quot;);-10;10)" office:value-type="float" office:value="10">
            <text:p>10</text:p>
          </table:table-cell>
          <table:table-cell table:formula="of:=IF(OR([.S95]=&quot;responseA&quot;;[.S95]=&quot;reponseB&quot;;[.S95]=&quot;reponseC&quot;);-10;10)" office:value-type="float" office:value="10">
            <text:p>10</text:p>
          </table:table-cell>
          <table:table-cell table:formula="of:=IF(OR([.T95]=&quot;responseA&quot;;[.T95]=&quot;reponseB&quot;;[.T95]=&quot;reponseC&quot;);-10;10)" office:value-type="float" office:value="10">
            <text:p>10</text:p>
          </table:table-cell>
          <table:table-cell table:formula="of:=IF(OR([.U95]=&quot;responseA&quot;;[.U95]=&quot;reponseB&quot;;[.U95]=&quot;reponseC&quot;);-10;10)" office:value-type="float" office:value="10">
            <text:p>10</text:p>
          </table:table-cell>
          <table:table-cell table:formula="of:=IF(OR([.V95]=&quot;responseA&quot;;[.V95]=&quot;reponseB&quot;;[.V95]=&quot;reponseC&quot;);-10;10)" office:value-type="float" office:value="10">
            <text:p>10</text:p>
          </table:table-cell>
          <table:table-cell table:formula="of:=IF(OR([.W95]=&quot;responseA&quot;;[.W95]=&quot;reponseB&quot;;[.W95]=&quot;reponseC&quot;);-10;10)" office:value-type="float" office:value="10">
            <text:p>10</text:p>
          </table:table-cell>
          <table:table-cell table:formula="of:=IF(OR([.X95]=&quot;responseA&quot;;[.X95]=&quot;reponseB&quot;;[.X95]=&quot;reponseC&quot;);-10;10)" office:value-type="float" office:value="10">
            <text:p>10</text:p>
          </table:table-cell>
          <table:table-cell table:formula="of:=IF(SUM([.Y95:.AH95])&lt;10;10;SUM([.Y95:.AH95]))" office:value-type="float" office:value="100">
            <text:p>100</text:p>
          </table:table-cell>
          <table:table-cell table:formula="of:=IF(SUM([.AI95:.AR95])&lt;10;10;SUM([.AI95:.AR95]))" office:value-type="float" office:value="100">
            <text:p>100</text:p>
          </table:table-cell>
          <table:table-cell table:formula="of:=([.AT95]-[.AS95])/[.AS95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96]=&quot;responseA&quot;;[.E96]=&quot;reponseB&quot;;[.E96]=&quot;reponseC&quot;);-10;10)" office:value-type="float" office:value="10">
            <text:p>10</text:p>
          </table:table-cell>
          <table:table-cell table:formula="of:=IF(OR([.F96]=&quot;responseA&quot;;[.F96]=&quot;reponseB&quot;;[.F96]=&quot;reponseC&quot;);-10;10)" office:value-type="float" office:value="10">
            <text:p>10</text:p>
          </table:table-cell>
          <table:table-cell table:formula="of:=IF(OR([.G96]=&quot;responseA&quot;;[.G96]=&quot;reponseB&quot;;[.G96]=&quot;reponseC&quot;);-10;10)" office:value-type="float" office:value="10">
            <text:p>10</text:p>
          </table:table-cell>
          <table:table-cell table:formula="of:=IF(OR([.H96]=&quot;responseA&quot;;[.H96]=&quot;reponseB&quot;;[.H96]=&quot;reponseC&quot;);-10;10)" office:value-type="float" office:value="10">
            <text:p>10</text:p>
          </table:table-cell>
          <table:table-cell table:formula="of:=IF(OR([.I96]=&quot;responseA&quot;;[.I96]=&quot;reponseB&quot;;[.I96]=&quot;reponseC&quot;);-10;10)" office:value-type="float" office:value="10">
            <text:p>10</text:p>
          </table:table-cell>
          <table:table-cell table:formula="of:=IF(OR([.J96]=&quot;responseA&quot;;[.J96]=&quot;reponseB&quot;;[.J96]=&quot;reponseC&quot;);-10;10)" office:value-type="float" office:value="10">
            <text:p>10</text:p>
          </table:table-cell>
          <table:table-cell table:formula="of:=IF(OR([.K96]=&quot;responseA&quot;;[.K96]=&quot;reponseB&quot;;[.K96]=&quot;reponseC&quot;);-10;10)" office:value-type="float" office:value="10">
            <text:p>10</text:p>
          </table:table-cell>
          <table:table-cell table:formula="of:=IF(OR([.L96]=&quot;responseA&quot;;[.L96]=&quot;reponseB&quot;;[.L96]=&quot;reponseC&quot;);-10;10)" office:value-type="float" office:value="10">
            <text:p>10</text:p>
          </table:table-cell>
          <table:table-cell table:formula="of:=IF(OR([.M96]=&quot;responseA&quot;;[.M96]=&quot;reponseB&quot;;[.M96]=&quot;reponseC&quot;);-10;10)" office:value-type="float" office:value="10">
            <text:p>10</text:p>
          </table:table-cell>
          <table:table-cell table:formula="of:=IF(OR([.N96]=&quot;responseA&quot;;[.N96]=&quot;reponseB&quot;;[.N96]=&quot;reponseC&quot;);-10;10)" office:value-type="float" office:value="10">
            <text:p>10</text:p>
          </table:table-cell>
          <table:table-cell table:formula="of:=IF(OR([.O96]=&quot;responseA&quot;;[.O96]=&quot;reponseB&quot;;[.O96]=&quot;reponseC&quot;);-10;10)" office:value-type="float" office:value="10">
            <text:p>10</text:p>
          </table:table-cell>
          <table:table-cell table:formula="of:=IF(OR([.P96]=&quot;responseA&quot;;[.P96]=&quot;reponseB&quot;;[.P96]=&quot;reponseC&quot;);-10;10)" office:value-type="float" office:value="10">
            <text:p>10</text:p>
          </table:table-cell>
          <table:table-cell table:formula="of:=IF(OR([.Q96]=&quot;responseA&quot;;[.Q96]=&quot;reponseB&quot;;[.Q96]=&quot;reponseC&quot;);-10;10)" office:value-type="float" office:value="10">
            <text:p>10</text:p>
          </table:table-cell>
          <table:table-cell table:formula="of:=IF(OR([.R96]=&quot;responseA&quot;;[.R96]=&quot;reponseB&quot;;[.R96]=&quot;reponseC&quot;);-10;10)" office:value-type="float" office:value="10">
            <text:p>10</text:p>
          </table:table-cell>
          <table:table-cell table:formula="of:=IF(OR([.S96]=&quot;responseA&quot;;[.S96]=&quot;reponseB&quot;;[.S96]=&quot;reponseC&quot;);-10;10)" office:value-type="float" office:value="10">
            <text:p>10</text:p>
          </table:table-cell>
          <table:table-cell table:formula="of:=IF(OR([.T96]=&quot;responseA&quot;;[.T96]=&quot;reponseB&quot;;[.T96]=&quot;reponseC&quot;);-10;10)" office:value-type="float" office:value="10">
            <text:p>10</text:p>
          </table:table-cell>
          <table:table-cell table:formula="of:=IF(OR([.U96]=&quot;responseA&quot;;[.U96]=&quot;reponseB&quot;;[.U96]=&quot;reponseC&quot;);-10;10)" office:value-type="float" office:value="10">
            <text:p>10</text:p>
          </table:table-cell>
          <table:table-cell table:formula="of:=IF(OR([.V96]=&quot;responseA&quot;;[.V96]=&quot;reponseB&quot;;[.V96]=&quot;reponseC&quot;);-10;10)" office:value-type="float" office:value="10">
            <text:p>10</text:p>
          </table:table-cell>
          <table:table-cell table:formula="of:=IF(OR([.W96]=&quot;responseA&quot;;[.W96]=&quot;reponseB&quot;;[.W96]=&quot;reponseC&quot;);-10;10)" office:value-type="float" office:value="10">
            <text:p>10</text:p>
          </table:table-cell>
          <table:table-cell table:formula="of:=IF(OR([.X96]=&quot;responseA&quot;;[.X96]=&quot;reponseB&quot;;[.X96]=&quot;reponseC&quot;);-10;10)" office:value-type="float" office:value="10">
            <text:p>10</text:p>
          </table:table-cell>
          <table:table-cell table:formula="of:=IF(SUM([.Y96:.AH96])&lt;10;10;SUM([.Y96:.AH96]))" office:value-type="float" office:value="100">
            <text:p>100</text:p>
          </table:table-cell>
          <table:table-cell table:formula="of:=IF(SUM([.AI96:.AR96])&lt;10;10;SUM([.AI96:.AR96]))" office:value-type="float" office:value="100">
            <text:p>100</text:p>
          </table:table-cell>
          <table:table-cell table:formula="of:=([.AT96]-[.AS96])/[.AS96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97]=&quot;responseA&quot;;[.E97]=&quot;reponseB&quot;;[.E97]=&quot;reponseC&quot;);-10;10)" office:value-type="float" office:value="10">
            <text:p>10</text:p>
          </table:table-cell>
          <table:table-cell table:formula="of:=IF(OR([.F97]=&quot;responseA&quot;;[.F97]=&quot;reponseB&quot;;[.F97]=&quot;reponseC&quot;);-10;10)" office:value-type="float" office:value="10">
            <text:p>10</text:p>
          </table:table-cell>
          <table:table-cell table:formula="of:=IF(OR([.G97]=&quot;responseA&quot;;[.G97]=&quot;reponseB&quot;;[.G97]=&quot;reponseC&quot;);-10;10)" office:value-type="float" office:value="10">
            <text:p>10</text:p>
          </table:table-cell>
          <table:table-cell table:formula="of:=IF(OR([.H97]=&quot;responseA&quot;;[.H97]=&quot;reponseB&quot;;[.H97]=&quot;reponseC&quot;);-10;10)" office:value-type="float" office:value="10">
            <text:p>10</text:p>
          </table:table-cell>
          <table:table-cell table:formula="of:=IF(OR([.I97]=&quot;responseA&quot;;[.I97]=&quot;reponseB&quot;;[.I97]=&quot;reponseC&quot;);-10;10)" office:value-type="float" office:value="10">
            <text:p>10</text:p>
          </table:table-cell>
          <table:table-cell table:formula="of:=IF(OR([.J97]=&quot;responseA&quot;;[.J97]=&quot;reponseB&quot;;[.J97]=&quot;reponseC&quot;);-10;10)" office:value-type="float" office:value="10">
            <text:p>10</text:p>
          </table:table-cell>
          <table:table-cell table:formula="of:=IF(OR([.K97]=&quot;responseA&quot;;[.K97]=&quot;reponseB&quot;;[.K97]=&quot;reponseC&quot;);-10;10)" office:value-type="float" office:value="10">
            <text:p>10</text:p>
          </table:table-cell>
          <table:table-cell table:formula="of:=IF(OR([.L97]=&quot;responseA&quot;;[.L97]=&quot;reponseB&quot;;[.L97]=&quot;reponseC&quot;);-10;10)" office:value-type="float" office:value="10">
            <text:p>10</text:p>
          </table:table-cell>
          <table:table-cell table:formula="of:=IF(OR([.M97]=&quot;responseA&quot;;[.M97]=&quot;reponseB&quot;;[.M97]=&quot;reponseC&quot;);-10;10)" office:value-type="float" office:value="10">
            <text:p>10</text:p>
          </table:table-cell>
          <table:table-cell table:formula="of:=IF(OR([.N97]=&quot;responseA&quot;;[.N97]=&quot;reponseB&quot;;[.N97]=&quot;reponseC&quot;);-10;10)" office:value-type="float" office:value="10">
            <text:p>10</text:p>
          </table:table-cell>
          <table:table-cell table:formula="of:=IF(OR([.O97]=&quot;responseA&quot;;[.O97]=&quot;reponseB&quot;;[.O97]=&quot;reponseC&quot;);-10;10)" office:value-type="float" office:value="10">
            <text:p>10</text:p>
          </table:table-cell>
          <table:table-cell table:formula="of:=IF(OR([.P97]=&quot;responseA&quot;;[.P97]=&quot;reponseB&quot;;[.P97]=&quot;reponseC&quot;);-10;10)" office:value-type="float" office:value="10">
            <text:p>10</text:p>
          </table:table-cell>
          <table:table-cell table:formula="of:=IF(OR([.Q97]=&quot;responseA&quot;;[.Q97]=&quot;reponseB&quot;;[.Q97]=&quot;reponseC&quot;);-10;10)" office:value-type="float" office:value="10">
            <text:p>10</text:p>
          </table:table-cell>
          <table:table-cell table:formula="of:=IF(OR([.R97]=&quot;responseA&quot;;[.R97]=&quot;reponseB&quot;;[.R97]=&quot;reponseC&quot;);-10;10)" office:value-type="float" office:value="10">
            <text:p>10</text:p>
          </table:table-cell>
          <table:table-cell table:formula="of:=IF(OR([.S97]=&quot;responseA&quot;;[.S97]=&quot;reponseB&quot;;[.S97]=&quot;reponseC&quot;);-10;10)" office:value-type="float" office:value="10">
            <text:p>10</text:p>
          </table:table-cell>
          <table:table-cell table:formula="of:=IF(OR([.T97]=&quot;responseA&quot;;[.T97]=&quot;reponseB&quot;;[.T97]=&quot;reponseC&quot;);-10;10)" office:value-type="float" office:value="10">
            <text:p>10</text:p>
          </table:table-cell>
          <table:table-cell table:formula="of:=IF(OR([.U97]=&quot;responseA&quot;;[.U97]=&quot;reponseB&quot;;[.U97]=&quot;reponseC&quot;);-10;10)" office:value-type="float" office:value="10">
            <text:p>10</text:p>
          </table:table-cell>
          <table:table-cell table:formula="of:=IF(OR([.V97]=&quot;responseA&quot;;[.V97]=&quot;reponseB&quot;;[.V97]=&quot;reponseC&quot;);-10;10)" office:value-type="float" office:value="10">
            <text:p>10</text:p>
          </table:table-cell>
          <table:table-cell table:formula="of:=IF(OR([.W97]=&quot;responseA&quot;;[.W97]=&quot;reponseB&quot;;[.W97]=&quot;reponseC&quot;);-10;10)" office:value-type="float" office:value="10">
            <text:p>10</text:p>
          </table:table-cell>
          <table:table-cell table:formula="of:=IF(OR([.X97]=&quot;responseA&quot;;[.X97]=&quot;reponseB&quot;;[.X97]=&quot;reponseC&quot;);-10;10)" office:value-type="float" office:value="10">
            <text:p>10</text:p>
          </table:table-cell>
          <table:table-cell table:formula="of:=IF(SUM([.Y97:.AH97])&lt;10;10;SUM([.Y97:.AH97]))" office:value-type="float" office:value="100">
            <text:p>100</text:p>
          </table:table-cell>
          <table:table-cell table:formula="of:=IF(SUM([.AI97:.AR97])&lt;10;10;SUM([.AI97:.AR97]))" office:value-type="float" office:value="100">
            <text:p>100</text:p>
          </table:table-cell>
          <table:table-cell table:formula="of:=([.AT97]-[.AS97])/[.AS97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98]=&quot;responseA&quot;;[.E98]=&quot;reponseB&quot;;[.E98]=&quot;reponseC&quot;);-10;10)" office:value-type="float" office:value="10">
            <text:p>10</text:p>
          </table:table-cell>
          <table:table-cell table:formula="of:=IF(OR([.F98]=&quot;responseA&quot;;[.F98]=&quot;reponseB&quot;;[.F98]=&quot;reponseC&quot;);-10;10)" office:value-type="float" office:value="10">
            <text:p>10</text:p>
          </table:table-cell>
          <table:table-cell table:formula="of:=IF(OR([.G98]=&quot;responseA&quot;;[.G98]=&quot;reponseB&quot;;[.G98]=&quot;reponseC&quot;);-10;10)" office:value-type="float" office:value="10">
            <text:p>10</text:p>
          </table:table-cell>
          <table:table-cell table:formula="of:=IF(OR([.H98]=&quot;responseA&quot;;[.H98]=&quot;reponseB&quot;;[.H98]=&quot;reponseC&quot;);-10;10)" office:value-type="float" office:value="10">
            <text:p>10</text:p>
          </table:table-cell>
          <table:table-cell table:formula="of:=IF(OR([.I98]=&quot;responseA&quot;;[.I98]=&quot;reponseB&quot;;[.I98]=&quot;reponseC&quot;);-10;10)" office:value-type="float" office:value="10">
            <text:p>10</text:p>
          </table:table-cell>
          <table:table-cell table:formula="of:=IF(OR([.J98]=&quot;responseA&quot;;[.J98]=&quot;reponseB&quot;;[.J98]=&quot;reponseC&quot;);-10;10)" office:value-type="float" office:value="10">
            <text:p>10</text:p>
          </table:table-cell>
          <table:table-cell table:formula="of:=IF(OR([.K98]=&quot;responseA&quot;;[.K98]=&quot;reponseB&quot;;[.K98]=&quot;reponseC&quot;);-10;10)" office:value-type="float" office:value="10">
            <text:p>10</text:p>
          </table:table-cell>
          <table:table-cell table:formula="of:=IF(OR([.L98]=&quot;responseA&quot;;[.L98]=&quot;reponseB&quot;;[.L98]=&quot;reponseC&quot;);-10;10)" office:value-type="float" office:value="10">
            <text:p>10</text:p>
          </table:table-cell>
          <table:table-cell table:formula="of:=IF(OR([.M98]=&quot;responseA&quot;;[.M98]=&quot;reponseB&quot;;[.M98]=&quot;reponseC&quot;);-10;10)" office:value-type="float" office:value="10">
            <text:p>10</text:p>
          </table:table-cell>
          <table:table-cell table:formula="of:=IF(OR([.N98]=&quot;responseA&quot;;[.N98]=&quot;reponseB&quot;;[.N98]=&quot;reponseC&quot;);-10;10)" office:value-type="float" office:value="10">
            <text:p>10</text:p>
          </table:table-cell>
          <table:table-cell table:formula="of:=IF(OR([.O98]=&quot;responseA&quot;;[.O98]=&quot;reponseB&quot;;[.O98]=&quot;reponseC&quot;);-10;10)" office:value-type="float" office:value="10">
            <text:p>10</text:p>
          </table:table-cell>
          <table:table-cell table:formula="of:=IF(OR([.P98]=&quot;responseA&quot;;[.P98]=&quot;reponseB&quot;;[.P98]=&quot;reponseC&quot;);-10;10)" office:value-type="float" office:value="10">
            <text:p>10</text:p>
          </table:table-cell>
          <table:table-cell table:formula="of:=IF(OR([.Q98]=&quot;responseA&quot;;[.Q98]=&quot;reponseB&quot;;[.Q98]=&quot;reponseC&quot;);-10;10)" office:value-type="float" office:value="10">
            <text:p>10</text:p>
          </table:table-cell>
          <table:table-cell table:formula="of:=IF(OR([.R98]=&quot;responseA&quot;;[.R98]=&quot;reponseB&quot;;[.R98]=&quot;reponseC&quot;);-10;10)" office:value-type="float" office:value="10">
            <text:p>10</text:p>
          </table:table-cell>
          <table:table-cell table:formula="of:=IF(OR([.S98]=&quot;responseA&quot;;[.S98]=&quot;reponseB&quot;;[.S98]=&quot;reponseC&quot;);-10;10)" office:value-type="float" office:value="10">
            <text:p>10</text:p>
          </table:table-cell>
          <table:table-cell table:formula="of:=IF(OR([.T98]=&quot;responseA&quot;;[.T98]=&quot;reponseB&quot;;[.T98]=&quot;reponseC&quot;);-10;10)" office:value-type="float" office:value="10">
            <text:p>10</text:p>
          </table:table-cell>
          <table:table-cell table:formula="of:=IF(OR([.U98]=&quot;responseA&quot;;[.U98]=&quot;reponseB&quot;;[.U98]=&quot;reponseC&quot;);-10;10)" office:value-type="float" office:value="10">
            <text:p>10</text:p>
          </table:table-cell>
          <table:table-cell table:formula="of:=IF(OR([.V98]=&quot;responseA&quot;;[.V98]=&quot;reponseB&quot;;[.V98]=&quot;reponseC&quot;);-10;10)" office:value-type="float" office:value="10">
            <text:p>10</text:p>
          </table:table-cell>
          <table:table-cell table:formula="of:=IF(OR([.W98]=&quot;responseA&quot;;[.W98]=&quot;reponseB&quot;;[.W98]=&quot;reponseC&quot;);-10;10)" office:value-type="float" office:value="10">
            <text:p>10</text:p>
          </table:table-cell>
          <table:table-cell table:formula="of:=IF(OR([.X98]=&quot;responseA&quot;;[.X98]=&quot;reponseB&quot;;[.X98]=&quot;reponseC&quot;);-10;10)" office:value-type="float" office:value="10">
            <text:p>10</text:p>
          </table:table-cell>
          <table:table-cell table:formula="of:=IF(SUM([.Y98:.AH98])&lt;10;10;SUM([.Y98:.AH98]))" office:value-type="float" office:value="100">
            <text:p>100</text:p>
          </table:table-cell>
          <table:table-cell table:formula="of:=IF(SUM([.AI98:.AR98])&lt;10;10;SUM([.AI98:.AR98]))" office:value-type="float" office:value="100">
            <text:p>100</text:p>
          </table:table-cell>
          <table:table-cell table:formula="of:=([.AT98]-[.AS98])/[.AS98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99]=&quot;responseA&quot;;[.E99]=&quot;reponseB&quot;;[.E99]=&quot;reponseC&quot;);-10;10)" office:value-type="float" office:value="10">
            <text:p>10</text:p>
          </table:table-cell>
          <table:table-cell table:formula="of:=IF(OR([.F99]=&quot;responseA&quot;;[.F99]=&quot;reponseB&quot;;[.F99]=&quot;reponseC&quot;);-10;10)" office:value-type="float" office:value="10">
            <text:p>10</text:p>
          </table:table-cell>
          <table:table-cell table:formula="of:=IF(OR([.G99]=&quot;responseA&quot;;[.G99]=&quot;reponseB&quot;;[.G99]=&quot;reponseC&quot;);-10;10)" office:value-type="float" office:value="10">
            <text:p>10</text:p>
          </table:table-cell>
          <table:table-cell table:formula="of:=IF(OR([.H99]=&quot;responseA&quot;;[.H99]=&quot;reponseB&quot;;[.H99]=&quot;reponseC&quot;);-10;10)" office:value-type="float" office:value="10">
            <text:p>10</text:p>
          </table:table-cell>
          <table:table-cell table:formula="of:=IF(OR([.I99]=&quot;responseA&quot;;[.I99]=&quot;reponseB&quot;;[.I99]=&quot;reponseC&quot;);-10;10)" office:value-type="float" office:value="10">
            <text:p>10</text:p>
          </table:table-cell>
          <table:table-cell table:formula="of:=IF(OR([.J99]=&quot;responseA&quot;;[.J99]=&quot;reponseB&quot;;[.J99]=&quot;reponseC&quot;);-10;10)" office:value-type="float" office:value="10">
            <text:p>10</text:p>
          </table:table-cell>
          <table:table-cell table:formula="of:=IF(OR([.K99]=&quot;responseA&quot;;[.K99]=&quot;reponseB&quot;;[.K99]=&quot;reponseC&quot;);-10;10)" office:value-type="float" office:value="10">
            <text:p>10</text:p>
          </table:table-cell>
          <table:table-cell table:formula="of:=IF(OR([.L99]=&quot;responseA&quot;;[.L99]=&quot;reponseB&quot;;[.L99]=&quot;reponseC&quot;);-10;10)" office:value-type="float" office:value="10">
            <text:p>10</text:p>
          </table:table-cell>
          <table:table-cell table:formula="of:=IF(OR([.M99]=&quot;responseA&quot;;[.M99]=&quot;reponseB&quot;;[.M99]=&quot;reponseC&quot;);-10;10)" office:value-type="float" office:value="10">
            <text:p>10</text:p>
          </table:table-cell>
          <table:table-cell table:formula="of:=IF(OR([.N99]=&quot;responseA&quot;;[.N99]=&quot;reponseB&quot;;[.N99]=&quot;reponseC&quot;);-10;10)" office:value-type="float" office:value="10">
            <text:p>10</text:p>
          </table:table-cell>
          <table:table-cell table:formula="of:=IF(OR([.O99]=&quot;responseA&quot;;[.O99]=&quot;reponseB&quot;;[.O99]=&quot;reponseC&quot;);-10;10)" office:value-type="float" office:value="10">
            <text:p>10</text:p>
          </table:table-cell>
          <table:table-cell table:formula="of:=IF(OR([.P99]=&quot;responseA&quot;;[.P99]=&quot;reponseB&quot;;[.P99]=&quot;reponseC&quot;);-10;10)" office:value-type="float" office:value="10">
            <text:p>10</text:p>
          </table:table-cell>
          <table:table-cell table:formula="of:=IF(OR([.Q99]=&quot;responseA&quot;;[.Q99]=&quot;reponseB&quot;;[.Q99]=&quot;reponseC&quot;);-10;10)" office:value-type="float" office:value="10">
            <text:p>10</text:p>
          </table:table-cell>
          <table:table-cell table:formula="of:=IF(OR([.R99]=&quot;responseA&quot;;[.R99]=&quot;reponseB&quot;;[.R99]=&quot;reponseC&quot;);-10;10)" office:value-type="float" office:value="10">
            <text:p>10</text:p>
          </table:table-cell>
          <table:table-cell table:formula="of:=IF(OR([.S99]=&quot;responseA&quot;;[.S99]=&quot;reponseB&quot;;[.S99]=&quot;reponseC&quot;);-10;10)" office:value-type="float" office:value="10">
            <text:p>10</text:p>
          </table:table-cell>
          <table:table-cell table:formula="of:=IF(OR([.T99]=&quot;responseA&quot;;[.T99]=&quot;reponseB&quot;;[.T99]=&quot;reponseC&quot;);-10;10)" office:value-type="float" office:value="10">
            <text:p>10</text:p>
          </table:table-cell>
          <table:table-cell table:formula="of:=IF(OR([.U99]=&quot;responseA&quot;;[.U99]=&quot;reponseB&quot;;[.U99]=&quot;reponseC&quot;);-10;10)" office:value-type="float" office:value="10">
            <text:p>10</text:p>
          </table:table-cell>
          <table:table-cell table:formula="of:=IF(OR([.V99]=&quot;responseA&quot;;[.V99]=&quot;reponseB&quot;;[.V99]=&quot;reponseC&quot;);-10;10)" office:value-type="float" office:value="10">
            <text:p>10</text:p>
          </table:table-cell>
          <table:table-cell table:formula="of:=IF(OR([.W99]=&quot;responseA&quot;;[.W99]=&quot;reponseB&quot;;[.W99]=&quot;reponseC&quot;);-10;10)" office:value-type="float" office:value="10">
            <text:p>10</text:p>
          </table:table-cell>
          <table:table-cell table:formula="of:=IF(OR([.X99]=&quot;responseA&quot;;[.X99]=&quot;reponseB&quot;;[.X99]=&quot;reponseC&quot;);-10;10)" office:value-type="float" office:value="10">
            <text:p>10</text:p>
          </table:table-cell>
          <table:table-cell table:formula="of:=IF(SUM([.Y99:.AH99])&lt;10;10;SUM([.Y99:.AH99]))" office:value-type="float" office:value="100">
            <text:p>100</text:p>
          </table:table-cell>
          <table:table-cell table:formula="of:=IF(SUM([.AI99:.AR99])&lt;10;10;SUM([.AI99:.AR99]))" office:value-type="float" office:value="100">
            <text:p>100</text:p>
          </table:table-cell>
          <table:table-cell table:formula="of:=([.AT99]-[.AS99])/[.AS99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00]=&quot;responseA&quot;;[.E100]=&quot;reponseB&quot;;[.E100]=&quot;reponseC&quot;);-10;10)" office:value-type="float" office:value="10">
            <text:p>10</text:p>
          </table:table-cell>
          <table:table-cell table:formula="of:=IF(OR([.F100]=&quot;responseA&quot;;[.F100]=&quot;reponseB&quot;;[.F100]=&quot;reponseC&quot;);-10;10)" office:value-type="float" office:value="10">
            <text:p>10</text:p>
          </table:table-cell>
          <table:table-cell table:formula="of:=IF(OR([.G100]=&quot;responseA&quot;;[.G100]=&quot;reponseB&quot;;[.G100]=&quot;reponseC&quot;);-10;10)" office:value-type="float" office:value="10">
            <text:p>10</text:p>
          </table:table-cell>
          <table:table-cell table:formula="of:=IF(OR([.H100]=&quot;responseA&quot;;[.H100]=&quot;reponseB&quot;;[.H100]=&quot;reponseC&quot;);-10;10)" office:value-type="float" office:value="10">
            <text:p>10</text:p>
          </table:table-cell>
          <table:table-cell table:formula="of:=IF(OR([.I100]=&quot;responseA&quot;;[.I100]=&quot;reponseB&quot;;[.I100]=&quot;reponseC&quot;);-10;10)" office:value-type="float" office:value="10">
            <text:p>10</text:p>
          </table:table-cell>
          <table:table-cell table:formula="of:=IF(OR([.J100]=&quot;responseA&quot;;[.J100]=&quot;reponseB&quot;;[.J100]=&quot;reponseC&quot;);-10;10)" office:value-type="float" office:value="10">
            <text:p>10</text:p>
          </table:table-cell>
          <table:table-cell table:formula="of:=IF(OR([.K100]=&quot;responseA&quot;;[.K100]=&quot;reponseB&quot;;[.K100]=&quot;reponseC&quot;);-10;10)" office:value-type="float" office:value="10">
            <text:p>10</text:p>
          </table:table-cell>
          <table:table-cell table:formula="of:=IF(OR([.L100]=&quot;responseA&quot;;[.L100]=&quot;reponseB&quot;;[.L100]=&quot;reponseC&quot;);-10;10)" office:value-type="float" office:value="10">
            <text:p>10</text:p>
          </table:table-cell>
          <table:table-cell table:formula="of:=IF(OR([.M100]=&quot;responseA&quot;;[.M100]=&quot;reponseB&quot;;[.M100]=&quot;reponseC&quot;);-10;10)" office:value-type="float" office:value="10">
            <text:p>10</text:p>
          </table:table-cell>
          <table:table-cell table:formula="of:=IF(OR([.N100]=&quot;responseA&quot;;[.N100]=&quot;reponseB&quot;;[.N100]=&quot;reponseC&quot;);-10;10)" office:value-type="float" office:value="10">
            <text:p>10</text:p>
          </table:table-cell>
          <table:table-cell table:formula="of:=IF(OR([.O100]=&quot;responseA&quot;;[.O100]=&quot;reponseB&quot;;[.O100]=&quot;reponseC&quot;);-10;10)" office:value-type="float" office:value="10">
            <text:p>10</text:p>
          </table:table-cell>
          <table:table-cell table:formula="of:=IF(OR([.P100]=&quot;responseA&quot;;[.P100]=&quot;reponseB&quot;;[.P100]=&quot;reponseC&quot;);-10;10)" office:value-type="float" office:value="10">
            <text:p>10</text:p>
          </table:table-cell>
          <table:table-cell table:formula="of:=IF(OR([.Q100]=&quot;responseA&quot;;[.Q100]=&quot;reponseB&quot;;[.Q100]=&quot;reponseC&quot;);-10;10)" office:value-type="float" office:value="10">
            <text:p>10</text:p>
          </table:table-cell>
          <table:table-cell table:formula="of:=IF(OR([.R100]=&quot;responseA&quot;;[.R100]=&quot;reponseB&quot;;[.R100]=&quot;reponseC&quot;);-10;10)" office:value-type="float" office:value="10">
            <text:p>10</text:p>
          </table:table-cell>
          <table:table-cell table:formula="of:=IF(OR([.S100]=&quot;responseA&quot;;[.S100]=&quot;reponseB&quot;;[.S100]=&quot;reponseC&quot;);-10;10)" office:value-type="float" office:value="10">
            <text:p>10</text:p>
          </table:table-cell>
          <table:table-cell table:formula="of:=IF(OR([.T100]=&quot;responseA&quot;;[.T100]=&quot;reponseB&quot;;[.T100]=&quot;reponseC&quot;);-10;10)" office:value-type="float" office:value="10">
            <text:p>10</text:p>
          </table:table-cell>
          <table:table-cell table:formula="of:=IF(OR([.U100]=&quot;responseA&quot;;[.U100]=&quot;reponseB&quot;;[.U100]=&quot;reponseC&quot;);-10;10)" office:value-type="float" office:value="10">
            <text:p>10</text:p>
          </table:table-cell>
          <table:table-cell table:formula="of:=IF(OR([.V100]=&quot;responseA&quot;;[.V100]=&quot;reponseB&quot;;[.V100]=&quot;reponseC&quot;);-10;10)" office:value-type="float" office:value="10">
            <text:p>10</text:p>
          </table:table-cell>
          <table:table-cell table:formula="of:=IF(OR([.W100]=&quot;responseA&quot;;[.W100]=&quot;reponseB&quot;;[.W100]=&quot;reponseC&quot;);-10;10)" office:value-type="float" office:value="10">
            <text:p>10</text:p>
          </table:table-cell>
          <table:table-cell table:formula="of:=IF(OR([.X100]=&quot;responseA&quot;;[.X100]=&quot;reponseB&quot;;[.X100]=&quot;reponseC&quot;);-10;10)" office:value-type="float" office:value="10">
            <text:p>10</text:p>
          </table:table-cell>
          <table:table-cell table:formula="of:=IF(SUM([.Y100:.AH100])&lt;10;10;SUM([.Y100:.AH100]))" office:value-type="float" office:value="100">
            <text:p>100</text:p>
          </table:table-cell>
          <table:table-cell table:formula="of:=IF(SUM([.AI100:.AR100])&lt;10;10;SUM([.AI100:.AR100]))" office:value-type="float" office:value="100">
            <text:p>100</text:p>
          </table:table-cell>
          <table:table-cell table:formula="of:=([.AT100]-[.AS100])/[.AS100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01]=&quot;responseA&quot;;[.E101]=&quot;reponseB&quot;;[.E101]=&quot;reponseC&quot;);-10;10)" office:value-type="float" office:value="10">
            <text:p>10</text:p>
          </table:table-cell>
          <table:table-cell table:formula="of:=IF(OR([.F101]=&quot;responseA&quot;;[.F101]=&quot;reponseB&quot;;[.F101]=&quot;reponseC&quot;);-10;10)" office:value-type="float" office:value="10">
            <text:p>10</text:p>
          </table:table-cell>
          <table:table-cell table:formula="of:=IF(OR([.G101]=&quot;responseA&quot;;[.G101]=&quot;reponseB&quot;;[.G101]=&quot;reponseC&quot;);-10;10)" office:value-type="float" office:value="10">
            <text:p>10</text:p>
          </table:table-cell>
          <table:table-cell table:formula="of:=IF(OR([.H101]=&quot;responseA&quot;;[.H101]=&quot;reponseB&quot;;[.H101]=&quot;reponseC&quot;);-10;10)" office:value-type="float" office:value="10">
            <text:p>10</text:p>
          </table:table-cell>
          <table:table-cell table:formula="of:=IF(OR([.I101]=&quot;responseA&quot;;[.I101]=&quot;reponseB&quot;;[.I101]=&quot;reponseC&quot;);-10;10)" office:value-type="float" office:value="10">
            <text:p>10</text:p>
          </table:table-cell>
          <table:table-cell table:formula="of:=IF(OR([.J101]=&quot;responseA&quot;;[.J101]=&quot;reponseB&quot;;[.J101]=&quot;reponseC&quot;);-10;10)" office:value-type="float" office:value="10">
            <text:p>10</text:p>
          </table:table-cell>
          <table:table-cell table:formula="of:=IF(OR([.K101]=&quot;responseA&quot;;[.K101]=&quot;reponseB&quot;;[.K101]=&quot;reponseC&quot;);-10;10)" office:value-type="float" office:value="10">
            <text:p>10</text:p>
          </table:table-cell>
          <table:table-cell table:formula="of:=IF(OR([.L101]=&quot;responseA&quot;;[.L101]=&quot;reponseB&quot;;[.L101]=&quot;reponseC&quot;);-10;10)" office:value-type="float" office:value="10">
            <text:p>10</text:p>
          </table:table-cell>
          <table:table-cell table:formula="of:=IF(OR([.M101]=&quot;responseA&quot;;[.M101]=&quot;reponseB&quot;;[.M101]=&quot;reponseC&quot;);-10;10)" office:value-type="float" office:value="10">
            <text:p>10</text:p>
          </table:table-cell>
          <table:table-cell table:formula="of:=IF(OR([.N101]=&quot;responseA&quot;;[.N101]=&quot;reponseB&quot;;[.N101]=&quot;reponseC&quot;);-10;10)" office:value-type="float" office:value="10">
            <text:p>10</text:p>
          </table:table-cell>
          <table:table-cell table:formula="of:=IF(OR([.O101]=&quot;responseA&quot;;[.O101]=&quot;reponseB&quot;;[.O101]=&quot;reponseC&quot;);-10;10)" office:value-type="float" office:value="10">
            <text:p>10</text:p>
          </table:table-cell>
          <table:table-cell table:formula="of:=IF(OR([.P101]=&quot;responseA&quot;;[.P101]=&quot;reponseB&quot;;[.P101]=&quot;reponseC&quot;);-10;10)" office:value-type="float" office:value="10">
            <text:p>10</text:p>
          </table:table-cell>
          <table:table-cell table:formula="of:=IF(OR([.Q101]=&quot;responseA&quot;;[.Q101]=&quot;reponseB&quot;;[.Q101]=&quot;reponseC&quot;);-10;10)" office:value-type="float" office:value="10">
            <text:p>10</text:p>
          </table:table-cell>
          <table:table-cell table:formula="of:=IF(OR([.R101]=&quot;responseA&quot;;[.R101]=&quot;reponseB&quot;;[.R101]=&quot;reponseC&quot;);-10;10)" office:value-type="float" office:value="10">
            <text:p>10</text:p>
          </table:table-cell>
          <table:table-cell table:formula="of:=IF(OR([.S101]=&quot;responseA&quot;;[.S101]=&quot;reponseB&quot;;[.S101]=&quot;reponseC&quot;);-10;10)" office:value-type="float" office:value="10">
            <text:p>10</text:p>
          </table:table-cell>
          <table:table-cell table:formula="of:=IF(OR([.T101]=&quot;responseA&quot;;[.T101]=&quot;reponseB&quot;;[.T101]=&quot;reponseC&quot;);-10;10)" office:value-type="float" office:value="10">
            <text:p>10</text:p>
          </table:table-cell>
          <table:table-cell table:formula="of:=IF(OR([.U101]=&quot;responseA&quot;;[.U101]=&quot;reponseB&quot;;[.U101]=&quot;reponseC&quot;);-10;10)" office:value-type="float" office:value="10">
            <text:p>10</text:p>
          </table:table-cell>
          <table:table-cell table:formula="of:=IF(OR([.V101]=&quot;responseA&quot;;[.V101]=&quot;reponseB&quot;;[.V101]=&quot;reponseC&quot;);-10;10)" office:value-type="float" office:value="10">
            <text:p>10</text:p>
          </table:table-cell>
          <table:table-cell table:formula="of:=IF(OR([.W101]=&quot;responseA&quot;;[.W101]=&quot;reponseB&quot;;[.W101]=&quot;reponseC&quot;);-10;10)" office:value-type="float" office:value="10">
            <text:p>10</text:p>
          </table:table-cell>
          <table:table-cell table:formula="of:=IF(OR([.X101]=&quot;responseA&quot;;[.X101]=&quot;reponseB&quot;;[.X101]=&quot;reponseC&quot;);-10;10)" office:value-type="float" office:value="10">
            <text:p>10</text:p>
          </table:table-cell>
          <table:table-cell table:formula="of:=IF(SUM([.Y101:.AH101])&lt;10;10;SUM([.Y101:.AH101]))" office:value-type="float" office:value="100">
            <text:p>100</text:p>
          </table:table-cell>
          <table:table-cell table:formula="of:=IF(SUM([.AI101:.AR101])&lt;10;10;SUM([.AI101:.AR101]))" office:value-type="float" office:value="100">
            <text:p>100</text:p>
          </table:table-cell>
          <table:table-cell table:formula="of:=([.AT101]-[.AS101])/[.AS101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02]=&quot;responseA&quot;;[.E102]=&quot;reponseB&quot;;[.E102]=&quot;reponseC&quot;);-10;10)" office:value-type="float" office:value="10">
            <text:p>10</text:p>
          </table:table-cell>
          <table:table-cell table:formula="of:=IF(OR([.F102]=&quot;responseA&quot;;[.F102]=&quot;reponseB&quot;;[.F102]=&quot;reponseC&quot;);-10;10)" office:value-type="float" office:value="10">
            <text:p>10</text:p>
          </table:table-cell>
          <table:table-cell table:formula="of:=IF(OR([.G102]=&quot;responseA&quot;;[.G102]=&quot;reponseB&quot;;[.G102]=&quot;reponseC&quot;);-10;10)" office:value-type="float" office:value="10">
            <text:p>10</text:p>
          </table:table-cell>
          <table:table-cell table:formula="of:=IF(OR([.H102]=&quot;responseA&quot;;[.H102]=&quot;reponseB&quot;;[.H102]=&quot;reponseC&quot;);-10;10)" office:value-type="float" office:value="10">
            <text:p>10</text:p>
          </table:table-cell>
          <table:table-cell table:formula="of:=IF(OR([.I102]=&quot;responseA&quot;;[.I102]=&quot;reponseB&quot;;[.I102]=&quot;reponseC&quot;);-10;10)" office:value-type="float" office:value="10">
            <text:p>10</text:p>
          </table:table-cell>
          <table:table-cell table:formula="of:=IF(OR([.J102]=&quot;responseA&quot;;[.J102]=&quot;reponseB&quot;;[.J102]=&quot;reponseC&quot;);-10;10)" office:value-type="float" office:value="10">
            <text:p>10</text:p>
          </table:table-cell>
          <table:table-cell table:formula="of:=IF(OR([.K102]=&quot;responseA&quot;;[.K102]=&quot;reponseB&quot;;[.K102]=&quot;reponseC&quot;);-10;10)" office:value-type="float" office:value="10">
            <text:p>10</text:p>
          </table:table-cell>
          <table:table-cell table:formula="of:=IF(OR([.L102]=&quot;responseA&quot;;[.L102]=&quot;reponseB&quot;;[.L102]=&quot;reponseC&quot;);-10;10)" office:value-type="float" office:value="10">
            <text:p>10</text:p>
          </table:table-cell>
          <table:table-cell table:formula="of:=IF(OR([.M102]=&quot;responseA&quot;;[.M102]=&quot;reponseB&quot;;[.M102]=&quot;reponseC&quot;);-10;10)" office:value-type="float" office:value="10">
            <text:p>10</text:p>
          </table:table-cell>
          <table:table-cell table:formula="of:=IF(OR([.N102]=&quot;responseA&quot;;[.N102]=&quot;reponseB&quot;;[.N102]=&quot;reponseC&quot;);-10;10)" office:value-type="float" office:value="10">
            <text:p>10</text:p>
          </table:table-cell>
          <table:table-cell table:formula="of:=IF(OR([.O102]=&quot;responseA&quot;;[.O102]=&quot;reponseB&quot;;[.O102]=&quot;reponseC&quot;);-10;10)" office:value-type="float" office:value="10">
            <text:p>10</text:p>
          </table:table-cell>
          <table:table-cell table:formula="of:=IF(OR([.P102]=&quot;responseA&quot;;[.P102]=&quot;reponseB&quot;;[.P102]=&quot;reponseC&quot;);-10;10)" office:value-type="float" office:value="10">
            <text:p>10</text:p>
          </table:table-cell>
          <table:table-cell table:formula="of:=IF(OR([.Q102]=&quot;responseA&quot;;[.Q102]=&quot;reponseB&quot;;[.Q102]=&quot;reponseC&quot;);-10;10)" office:value-type="float" office:value="10">
            <text:p>10</text:p>
          </table:table-cell>
          <table:table-cell table:formula="of:=IF(OR([.R102]=&quot;responseA&quot;;[.R102]=&quot;reponseB&quot;;[.R102]=&quot;reponseC&quot;);-10;10)" office:value-type="float" office:value="10">
            <text:p>10</text:p>
          </table:table-cell>
          <table:table-cell table:formula="of:=IF(OR([.S102]=&quot;responseA&quot;;[.S102]=&quot;reponseB&quot;;[.S102]=&quot;reponseC&quot;);-10;10)" office:value-type="float" office:value="10">
            <text:p>10</text:p>
          </table:table-cell>
          <table:table-cell table:formula="of:=IF(OR([.T102]=&quot;responseA&quot;;[.T102]=&quot;reponseB&quot;;[.T102]=&quot;reponseC&quot;);-10;10)" office:value-type="float" office:value="10">
            <text:p>10</text:p>
          </table:table-cell>
          <table:table-cell table:formula="of:=IF(OR([.U102]=&quot;responseA&quot;;[.U102]=&quot;reponseB&quot;;[.U102]=&quot;reponseC&quot;);-10;10)" office:value-type="float" office:value="10">
            <text:p>10</text:p>
          </table:table-cell>
          <table:table-cell table:formula="of:=IF(OR([.V102]=&quot;responseA&quot;;[.V102]=&quot;reponseB&quot;;[.V102]=&quot;reponseC&quot;);-10;10)" office:value-type="float" office:value="10">
            <text:p>10</text:p>
          </table:table-cell>
          <table:table-cell table:formula="of:=IF(OR([.W102]=&quot;responseA&quot;;[.W102]=&quot;reponseB&quot;;[.W102]=&quot;reponseC&quot;);-10;10)" office:value-type="float" office:value="10">
            <text:p>10</text:p>
          </table:table-cell>
          <table:table-cell table:formula="of:=IF(OR([.X102]=&quot;responseA&quot;;[.X102]=&quot;reponseB&quot;;[.X102]=&quot;reponseC&quot;);-10;10)" office:value-type="float" office:value="10">
            <text:p>10</text:p>
          </table:table-cell>
          <table:table-cell table:formula="of:=IF(SUM([.Y102:.AH102])&lt;10;10;SUM([.Y102:.AH102]))" office:value-type="float" office:value="100">
            <text:p>100</text:p>
          </table:table-cell>
          <table:table-cell table:formula="of:=IF(SUM([.AI102:.AR102])&lt;10;10;SUM([.AI102:.AR102]))" office:value-type="float" office:value="100">
            <text:p>100</text:p>
          </table:table-cell>
          <table:table-cell table:formula="of:=([.AT102]-[.AS102])/[.AS102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03]=&quot;responseA&quot;;[.E103]=&quot;reponseB&quot;;[.E103]=&quot;reponseC&quot;);-10;10)" office:value-type="float" office:value="10">
            <text:p>10</text:p>
          </table:table-cell>
          <table:table-cell table:formula="of:=IF(OR([.F103]=&quot;responseA&quot;;[.F103]=&quot;reponseB&quot;;[.F103]=&quot;reponseC&quot;);-10;10)" office:value-type="float" office:value="10">
            <text:p>10</text:p>
          </table:table-cell>
          <table:table-cell table:formula="of:=IF(OR([.G103]=&quot;responseA&quot;;[.G103]=&quot;reponseB&quot;;[.G103]=&quot;reponseC&quot;);-10;10)" office:value-type="float" office:value="10">
            <text:p>10</text:p>
          </table:table-cell>
          <table:table-cell table:formula="of:=IF(OR([.H103]=&quot;responseA&quot;;[.H103]=&quot;reponseB&quot;;[.H103]=&quot;reponseC&quot;);-10;10)" office:value-type="float" office:value="10">
            <text:p>10</text:p>
          </table:table-cell>
          <table:table-cell table:formula="of:=IF(OR([.I103]=&quot;responseA&quot;;[.I103]=&quot;reponseB&quot;;[.I103]=&quot;reponseC&quot;);-10;10)" office:value-type="float" office:value="10">
            <text:p>10</text:p>
          </table:table-cell>
          <table:table-cell table:formula="of:=IF(OR([.J103]=&quot;responseA&quot;;[.J103]=&quot;reponseB&quot;;[.J103]=&quot;reponseC&quot;);-10;10)" office:value-type="float" office:value="10">
            <text:p>10</text:p>
          </table:table-cell>
          <table:table-cell table:formula="of:=IF(OR([.K103]=&quot;responseA&quot;;[.K103]=&quot;reponseB&quot;;[.K103]=&quot;reponseC&quot;);-10;10)" office:value-type="float" office:value="10">
            <text:p>10</text:p>
          </table:table-cell>
          <table:table-cell table:formula="of:=IF(OR([.L103]=&quot;responseA&quot;;[.L103]=&quot;reponseB&quot;;[.L103]=&quot;reponseC&quot;);-10;10)" office:value-type="float" office:value="10">
            <text:p>10</text:p>
          </table:table-cell>
          <table:table-cell table:formula="of:=IF(OR([.M103]=&quot;responseA&quot;;[.M103]=&quot;reponseB&quot;;[.M103]=&quot;reponseC&quot;);-10;10)" office:value-type="float" office:value="10">
            <text:p>10</text:p>
          </table:table-cell>
          <table:table-cell table:formula="of:=IF(OR([.N103]=&quot;responseA&quot;;[.N103]=&quot;reponseB&quot;;[.N103]=&quot;reponseC&quot;);-10;10)" office:value-type="float" office:value="10">
            <text:p>10</text:p>
          </table:table-cell>
          <table:table-cell table:formula="of:=IF(OR([.O103]=&quot;responseA&quot;;[.O103]=&quot;reponseB&quot;;[.O103]=&quot;reponseC&quot;);-10;10)" office:value-type="float" office:value="10">
            <text:p>10</text:p>
          </table:table-cell>
          <table:table-cell table:formula="of:=IF(OR([.P103]=&quot;responseA&quot;;[.P103]=&quot;reponseB&quot;;[.P103]=&quot;reponseC&quot;);-10;10)" office:value-type="float" office:value="10">
            <text:p>10</text:p>
          </table:table-cell>
          <table:table-cell table:formula="of:=IF(OR([.Q103]=&quot;responseA&quot;;[.Q103]=&quot;reponseB&quot;;[.Q103]=&quot;reponseC&quot;);-10;10)" office:value-type="float" office:value="10">
            <text:p>10</text:p>
          </table:table-cell>
          <table:table-cell table:formula="of:=IF(OR([.R103]=&quot;responseA&quot;;[.R103]=&quot;reponseB&quot;;[.R103]=&quot;reponseC&quot;);-10;10)" office:value-type="float" office:value="10">
            <text:p>10</text:p>
          </table:table-cell>
          <table:table-cell table:formula="of:=IF(OR([.S103]=&quot;responseA&quot;;[.S103]=&quot;reponseB&quot;;[.S103]=&quot;reponseC&quot;);-10;10)" office:value-type="float" office:value="10">
            <text:p>10</text:p>
          </table:table-cell>
          <table:table-cell table:formula="of:=IF(OR([.T103]=&quot;responseA&quot;;[.T103]=&quot;reponseB&quot;;[.T103]=&quot;reponseC&quot;);-10;10)" office:value-type="float" office:value="10">
            <text:p>10</text:p>
          </table:table-cell>
          <table:table-cell table:formula="of:=IF(OR([.U103]=&quot;responseA&quot;;[.U103]=&quot;reponseB&quot;;[.U103]=&quot;reponseC&quot;);-10;10)" office:value-type="float" office:value="10">
            <text:p>10</text:p>
          </table:table-cell>
          <table:table-cell table:formula="of:=IF(OR([.V103]=&quot;responseA&quot;;[.V103]=&quot;reponseB&quot;;[.V103]=&quot;reponseC&quot;);-10;10)" office:value-type="float" office:value="10">
            <text:p>10</text:p>
          </table:table-cell>
          <table:table-cell table:formula="of:=IF(OR([.W103]=&quot;responseA&quot;;[.W103]=&quot;reponseB&quot;;[.W103]=&quot;reponseC&quot;);-10;10)" office:value-type="float" office:value="10">
            <text:p>10</text:p>
          </table:table-cell>
          <table:table-cell table:formula="of:=IF(OR([.X103]=&quot;responseA&quot;;[.X103]=&quot;reponseB&quot;;[.X103]=&quot;reponseC&quot;);-10;10)" office:value-type="float" office:value="10">
            <text:p>10</text:p>
          </table:table-cell>
          <table:table-cell table:formula="of:=IF(SUM([.Y103:.AH103])&lt;10;10;SUM([.Y103:.AH103]))" office:value-type="float" office:value="100">
            <text:p>100</text:p>
          </table:table-cell>
          <table:table-cell table:formula="of:=IF(SUM([.AI103:.AR103])&lt;10;10;SUM([.AI103:.AR103]))" office:value-type="float" office:value="100">
            <text:p>100</text:p>
          </table:table-cell>
          <table:table-cell table:formula="of:=([.AT103]-[.AS103])/[.AS103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04]=&quot;responseA&quot;;[.E104]=&quot;reponseB&quot;;[.E104]=&quot;reponseC&quot;);-10;10)" office:value-type="float" office:value="10">
            <text:p>10</text:p>
          </table:table-cell>
          <table:table-cell table:formula="of:=IF(OR([.F104]=&quot;responseA&quot;;[.F104]=&quot;reponseB&quot;;[.F104]=&quot;reponseC&quot;);-10;10)" office:value-type="float" office:value="10">
            <text:p>10</text:p>
          </table:table-cell>
          <table:table-cell table:formula="of:=IF(OR([.G104]=&quot;responseA&quot;;[.G104]=&quot;reponseB&quot;;[.G104]=&quot;reponseC&quot;);-10;10)" office:value-type="float" office:value="10">
            <text:p>10</text:p>
          </table:table-cell>
          <table:table-cell table:formula="of:=IF(OR([.H104]=&quot;responseA&quot;;[.H104]=&quot;reponseB&quot;;[.H104]=&quot;reponseC&quot;);-10;10)" office:value-type="float" office:value="10">
            <text:p>10</text:p>
          </table:table-cell>
          <table:table-cell table:formula="of:=IF(OR([.I104]=&quot;responseA&quot;;[.I104]=&quot;reponseB&quot;;[.I104]=&quot;reponseC&quot;);-10;10)" office:value-type="float" office:value="10">
            <text:p>10</text:p>
          </table:table-cell>
          <table:table-cell table:formula="of:=IF(OR([.J104]=&quot;responseA&quot;;[.J104]=&quot;reponseB&quot;;[.J104]=&quot;reponseC&quot;);-10;10)" office:value-type="float" office:value="10">
            <text:p>10</text:p>
          </table:table-cell>
          <table:table-cell table:formula="of:=IF(OR([.K104]=&quot;responseA&quot;;[.K104]=&quot;reponseB&quot;;[.K104]=&quot;reponseC&quot;);-10;10)" office:value-type="float" office:value="10">
            <text:p>10</text:p>
          </table:table-cell>
          <table:table-cell table:formula="of:=IF(OR([.L104]=&quot;responseA&quot;;[.L104]=&quot;reponseB&quot;;[.L104]=&quot;reponseC&quot;);-10;10)" office:value-type="float" office:value="10">
            <text:p>10</text:p>
          </table:table-cell>
          <table:table-cell table:formula="of:=IF(OR([.M104]=&quot;responseA&quot;;[.M104]=&quot;reponseB&quot;;[.M104]=&quot;reponseC&quot;);-10;10)" office:value-type="float" office:value="10">
            <text:p>10</text:p>
          </table:table-cell>
          <table:table-cell table:formula="of:=IF(OR([.N104]=&quot;responseA&quot;;[.N104]=&quot;reponseB&quot;;[.N104]=&quot;reponseC&quot;);-10;10)" office:value-type="float" office:value="10">
            <text:p>10</text:p>
          </table:table-cell>
          <table:table-cell table:formula="of:=IF(OR([.O104]=&quot;responseA&quot;;[.O104]=&quot;reponseB&quot;;[.O104]=&quot;reponseC&quot;);-10;10)" office:value-type="float" office:value="10">
            <text:p>10</text:p>
          </table:table-cell>
          <table:table-cell table:formula="of:=IF(OR([.P104]=&quot;responseA&quot;;[.P104]=&quot;reponseB&quot;;[.P104]=&quot;reponseC&quot;);-10;10)" office:value-type="float" office:value="10">
            <text:p>10</text:p>
          </table:table-cell>
          <table:table-cell table:formula="of:=IF(OR([.Q104]=&quot;responseA&quot;;[.Q104]=&quot;reponseB&quot;;[.Q104]=&quot;reponseC&quot;);-10;10)" office:value-type="float" office:value="10">
            <text:p>10</text:p>
          </table:table-cell>
          <table:table-cell table:formula="of:=IF(OR([.R104]=&quot;responseA&quot;;[.R104]=&quot;reponseB&quot;;[.R104]=&quot;reponseC&quot;);-10;10)" office:value-type="float" office:value="10">
            <text:p>10</text:p>
          </table:table-cell>
          <table:table-cell table:formula="of:=IF(OR([.S104]=&quot;responseA&quot;;[.S104]=&quot;reponseB&quot;;[.S104]=&quot;reponseC&quot;);-10;10)" office:value-type="float" office:value="10">
            <text:p>10</text:p>
          </table:table-cell>
          <table:table-cell table:formula="of:=IF(OR([.T104]=&quot;responseA&quot;;[.T104]=&quot;reponseB&quot;;[.T104]=&quot;reponseC&quot;);-10;10)" office:value-type="float" office:value="10">
            <text:p>10</text:p>
          </table:table-cell>
          <table:table-cell table:formula="of:=IF(OR([.U104]=&quot;responseA&quot;;[.U104]=&quot;reponseB&quot;;[.U104]=&quot;reponseC&quot;);-10;10)" office:value-type="float" office:value="10">
            <text:p>10</text:p>
          </table:table-cell>
          <table:table-cell table:formula="of:=IF(OR([.V104]=&quot;responseA&quot;;[.V104]=&quot;reponseB&quot;;[.V104]=&quot;reponseC&quot;);-10;10)" office:value-type="float" office:value="10">
            <text:p>10</text:p>
          </table:table-cell>
          <table:table-cell table:formula="of:=IF(OR([.W104]=&quot;responseA&quot;;[.W104]=&quot;reponseB&quot;;[.W104]=&quot;reponseC&quot;);-10;10)" office:value-type="float" office:value="10">
            <text:p>10</text:p>
          </table:table-cell>
          <table:table-cell table:formula="of:=IF(OR([.X104]=&quot;responseA&quot;;[.X104]=&quot;reponseB&quot;;[.X104]=&quot;reponseC&quot;);-10;10)" office:value-type="float" office:value="10">
            <text:p>10</text:p>
          </table:table-cell>
          <table:table-cell table:formula="of:=IF(SUM([.Y104:.AH104])&lt;10;10;SUM([.Y104:.AH104]))" office:value-type="float" office:value="100">
            <text:p>100</text:p>
          </table:table-cell>
          <table:table-cell table:formula="of:=IF(SUM([.AI104:.AR104])&lt;10;10;SUM([.AI104:.AR104]))" office:value-type="float" office:value="100">
            <text:p>100</text:p>
          </table:table-cell>
          <table:table-cell table:formula="of:=([.AT104]-[.AS104])/[.AS104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05]=&quot;responseA&quot;;[.E105]=&quot;reponseB&quot;;[.E105]=&quot;reponseC&quot;);-10;10)" office:value-type="float" office:value="10">
            <text:p>10</text:p>
          </table:table-cell>
          <table:table-cell table:formula="of:=IF(OR([.F105]=&quot;responseA&quot;;[.F105]=&quot;reponseB&quot;;[.F105]=&quot;reponseC&quot;);-10;10)" office:value-type="float" office:value="10">
            <text:p>10</text:p>
          </table:table-cell>
          <table:table-cell table:formula="of:=IF(OR([.G105]=&quot;responseA&quot;;[.G105]=&quot;reponseB&quot;;[.G105]=&quot;reponseC&quot;);-10;10)" office:value-type="float" office:value="10">
            <text:p>10</text:p>
          </table:table-cell>
          <table:table-cell table:formula="of:=IF(OR([.H105]=&quot;responseA&quot;;[.H105]=&quot;reponseB&quot;;[.H105]=&quot;reponseC&quot;);-10;10)" office:value-type="float" office:value="10">
            <text:p>10</text:p>
          </table:table-cell>
          <table:table-cell table:formula="of:=IF(OR([.I105]=&quot;responseA&quot;;[.I105]=&quot;reponseB&quot;;[.I105]=&quot;reponseC&quot;);-10;10)" office:value-type="float" office:value="10">
            <text:p>10</text:p>
          </table:table-cell>
          <table:table-cell table:formula="of:=IF(OR([.J105]=&quot;responseA&quot;;[.J105]=&quot;reponseB&quot;;[.J105]=&quot;reponseC&quot;);-10;10)" office:value-type="float" office:value="10">
            <text:p>10</text:p>
          </table:table-cell>
          <table:table-cell table:formula="of:=IF(OR([.K105]=&quot;responseA&quot;;[.K105]=&quot;reponseB&quot;;[.K105]=&quot;reponseC&quot;);-10;10)" office:value-type="float" office:value="10">
            <text:p>10</text:p>
          </table:table-cell>
          <table:table-cell table:formula="of:=IF(OR([.L105]=&quot;responseA&quot;;[.L105]=&quot;reponseB&quot;;[.L105]=&quot;reponseC&quot;);-10;10)" office:value-type="float" office:value="10">
            <text:p>10</text:p>
          </table:table-cell>
          <table:table-cell table:formula="of:=IF(OR([.M105]=&quot;responseA&quot;;[.M105]=&quot;reponseB&quot;;[.M105]=&quot;reponseC&quot;);-10;10)" office:value-type="float" office:value="10">
            <text:p>10</text:p>
          </table:table-cell>
          <table:table-cell table:formula="of:=IF(OR([.N105]=&quot;responseA&quot;;[.N105]=&quot;reponseB&quot;;[.N105]=&quot;reponseC&quot;);-10;10)" office:value-type="float" office:value="10">
            <text:p>10</text:p>
          </table:table-cell>
          <table:table-cell table:formula="of:=IF(OR([.O105]=&quot;responseA&quot;;[.O105]=&quot;reponseB&quot;;[.O105]=&quot;reponseC&quot;);-10;10)" office:value-type="float" office:value="10">
            <text:p>10</text:p>
          </table:table-cell>
          <table:table-cell table:formula="of:=IF(OR([.P105]=&quot;responseA&quot;;[.P105]=&quot;reponseB&quot;;[.P105]=&quot;reponseC&quot;);-10;10)" office:value-type="float" office:value="10">
            <text:p>10</text:p>
          </table:table-cell>
          <table:table-cell table:formula="of:=IF(OR([.Q105]=&quot;responseA&quot;;[.Q105]=&quot;reponseB&quot;;[.Q105]=&quot;reponseC&quot;);-10;10)" office:value-type="float" office:value="10">
            <text:p>10</text:p>
          </table:table-cell>
          <table:table-cell table:formula="of:=IF(OR([.R105]=&quot;responseA&quot;;[.R105]=&quot;reponseB&quot;;[.R105]=&quot;reponseC&quot;);-10;10)" office:value-type="float" office:value="10">
            <text:p>10</text:p>
          </table:table-cell>
          <table:table-cell table:formula="of:=IF(OR([.S105]=&quot;responseA&quot;;[.S105]=&quot;reponseB&quot;;[.S105]=&quot;reponseC&quot;);-10;10)" office:value-type="float" office:value="10">
            <text:p>10</text:p>
          </table:table-cell>
          <table:table-cell table:formula="of:=IF(OR([.T105]=&quot;responseA&quot;;[.T105]=&quot;reponseB&quot;;[.T105]=&quot;reponseC&quot;);-10;10)" office:value-type="float" office:value="10">
            <text:p>10</text:p>
          </table:table-cell>
          <table:table-cell table:formula="of:=IF(OR([.U105]=&quot;responseA&quot;;[.U105]=&quot;reponseB&quot;;[.U105]=&quot;reponseC&quot;);-10;10)" office:value-type="float" office:value="10">
            <text:p>10</text:p>
          </table:table-cell>
          <table:table-cell table:formula="of:=IF(OR([.V105]=&quot;responseA&quot;;[.V105]=&quot;reponseB&quot;;[.V105]=&quot;reponseC&quot;);-10;10)" office:value-type="float" office:value="10">
            <text:p>10</text:p>
          </table:table-cell>
          <table:table-cell table:formula="of:=IF(OR([.W105]=&quot;responseA&quot;;[.W105]=&quot;reponseB&quot;;[.W105]=&quot;reponseC&quot;);-10;10)" office:value-type="float" office:value="10">
            <text:p>10</text:p>
          </table:table-cell>
          <table:table-cell table:formula="of:=IF(OR([.X105]=&quot;responseA&quot;;[.X105]=&quot;reponseB&quot;;[.X105]=&quot;reponseC&quot;);-10;10)" office:value-type="float" office:value="10">
            <text:p>10</text:p>
          </table:table-cell>
          <table:table-cell table:formula="of:=IF(SUM([.Y105:.AH105])&lt;10;10;SUM([.Y105:.AH105]))" office:value-type="float" office:value="100">
            <text:p>100</text:p>
          </table:table-cell>
          <table:table-cell table:formula="of:=IF(SUM([.AI105:.AR105])&lt;10;10;SUM([.AI105:.AR105]))" office:value-type="float" office:value="100">
            <text:p>100</text:p>
          </table:table-cell>
          <table:table-cell table:formula="of:=([.AT105]-[.AS105])/[.AS105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06]=&quot;responseA&quot;;[.E106]=&quot;reponseB&quot;;[.E106]=&quot;reponseC&quot;);-10;10)" office:value-type="float" office:value="10">
            <text:p>10</text:p>
          </table:table-cell>
          <table:table-cell table:formula="of:=IF(OR([.F106]=&quot;responseA&quot;;[.F106]=&quot;reponseB&quot;;[.F106]=&quot;reponseC&quot;);-10;10)" office:value-type="float" office:value="10">
            <text:p>10</text:p>
          </table:table-cell>
          <table:table-cell table:formula="of:=IF(OR([.G106]=&quot;responseA&quot;;[.G106]=&quot;reponseB&quot;;[.G106]=&quot;reponseC&quot;);-10;10)" office:value-type="float" office:value="10">
            <text:p>10</text:p>
          </table:table-cell>
          <table:table-cell table:formula="of:=IF(OR([.H106]=&quot;responseA&quot;;[.H106]=&quot;reponseB&quot;;[.H106]=&quot;reponseC&quot;);-10;10)" office:value-type="float" office:value="10">
            <text:p>10</text:p>
          </table:table-cell>
          <table:table-cell table:formula="of:=IF(OR([.I106]=&quot;responseA&quot;;[.I106]=&quot;reponseB&quot;;[.I106]=&quot;reponseC&quot;);-10;10)" office:value-type="float" office:value="10">
            <text:p>10</text:p>
          </table:table-cell>
          <table:table-cell table:formula="of:=IF(OR([.J106]=&quot;responseA&quot;;[.J106]=&quot;reponseB&quot;;[.J106]=&quot;reponseC&quot;);-10;10)" office:value-type="float" office:value="10">
            <text:p>10</text:p>
          </table:table-cell>
          <table:table-cell table:formula="of:=IF(OR([.K106]=&quot;responseA&quot;;[.K106]=&quot;reponseB&quot;;[.K106]=&quot;reponseC&quot;);-10;10)" office:value-type="float" office:value="10">
            <text:p>10</text:p>
          </table:table-cell>
          <table:table-cell table:formula="of:=IF(OR([.L106]=&quot;responseA&quot;;[.L106]=&quot;reponseB&quot;;[.L106]=&quot;reponseC&quot;);-10;10)" office:value-type="float" office:value="10">
            <text:p>10</text:p>
          </table:table-cell>
          <table:table-cell table:formula="of:=IF(OR([.M106]=&quot;responseA&quot;;[.M106]=&quot;reponseB&quot;;[.M106]=&quot;reponseC&quot;);-10;10)" office:value-type="float" office:value="10">
            <text:p>10</text:p>
          </table:table-cell>
          <table:table-cell table:formula="of:=IF(OR([.N106]=&quot;responseA&quot;;[.N106]=&quot;reponseB&quot;;[.N106]=&quot;reponseC&quot;);-10;10)" office:value-type="float" office:value="10">
            <text:p>10</text:p>
          </table:table-cell>
          <table:table-cell table:formula="of:=IF(OR([.O106]=&quot;responseA&quot;;[.O106]=&quot;reponseB&quot;;[.O106]=&quot;reponseC&quot;);-10;10)" office:value-type="float" office:value="10">
            <text:p>10</text:p>
          </table:table-cell>
          <table:table-cell table:formula="of:=IF(OR([.P106]=&quot;responseA&quot;;[.P106]=&quot;reponseB&quot;;[.P106]=&quot;reponseC&quot;);-10;10)" office:value-type="float" office:value="10">
            <text:p>10</text:p>
          </table:table-cell>
          <table:table-cell table:formula="of:=IF(OR([.Q106]=&quot;responseA&quot;;[.Q106]=&quot;reponseB&quot;;[.Q106]=&quot;reponseC&quot;);-10;10)" office:value-type="float" office:value="10">
            <text:p>10</text:p>
          </table:table-cell>
          <table:table-cell table:formula="of:=IF(OR([.R106]=&quot;responseA&quot;;[.R106]=&quot;reponseB&quot;;[.R106]=&quot;reponseC&quot;);-10;10)" office:value-type="float" office:value="10">
            <text:p>10</text:p>
          </table:table-cell>
          <table:table-cell table:formula="of:=IF(OR([.S106]=&quot;responseA&quot;;[.S106]=&quot;reponseB&quot;;[.S106]=&quot;reponseC&quot;);-10;10)" office:value-type="float" office:value="10">
            <text:p>10</text:p>
          </table:table-cell>
          <table:table-cell table:formula="of:=IF(OR([.T106]=&quot;responseA&quot;;[.T106]=&quot;reponseB&quot;;[.T106]=&quot;reponseC&quot;);-10;10)" office:value-type="float" office:value="10">
            <text:p>10</text:p>
          </table:table-cell>
          <table:table-cell table:formula="of:=IF(OR([.U106]=&quot;responseA&quot;;[.U106]=&quot;reponseB&quot;;[.U106]=&quot;reponseC&quot;);-10;10)" office:value-type="float" office:value="10">
            <text:p>10</text:p>
          </table:table-cell>
          <table:table-cell table:formula="of:=IF(OR([.V106]=&quot;responseA&quot;;[.V106]=&quot;reponseB&quot;;[.V106]=&quot;reponseC&quot;);-10;10)" office:value-type="float" office:value="10">
            <text:p>10</text:p>
          </table:table-cell>
          <table:table-cell table:formula="of:=IF(OR([.W106]=&quot;responseA&quot;;[.W106]=&quot;reponseB&quot;;[.W106]=&quot;reponseC&quot;);-10;10)" office:value-type="float" office:value="10">
            <text:p>10</text:p>
          </table:table-cell>
          <table:table-cell table:formula="of:=IF(OR([.X106]=&quot;responseA&quot;;[.X106]=&quot;reponseB&quot;;[.X106]=&quot;reponseC&quot;);-10;10)" office:value-type="float" office:value="10">
            <text:p>10</text:p>
          </table:table-cell>
          <table:table-cell table:formula="of:=IF(SUM([.Y106:.AH106])&lt;10;10;SUM([.Y106:.AH106]))" office:value-type="float" office:value="100">
            <text:p>100</text:p>
          </table:table-cell>
          <table:table-cell table:formula="of:=IF(SUM([.AI106:.AR106])&lt;10;10;SUM([.AI106:.AR106]))" office:value-type="float" office:value="100">
            <text:p>100</text:p>
          </table:table-cell>
          <table:table-cell table:formula="of:=([.AT106]-[.AS106])/[.AS106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07]=&quot;responseA&quot;;[.E107]=&quot;reponseB&quot;;[.E107]=&quot;reponseC&quot;);-10;10)" office:value-type="float" office:value="10">
            <text:p>10</text:p>
          </table:table-cell>
          <table:table-cell table:formula="of:=IF(OR([.F107]=&quot;responseA&quot;;[.F107]=&quot;reponseB&quot;;[.F107]=&quot;reponseC&quot;);-10;10)" office:value-type="float" office:value="10">
            <text:p>10</text:p>
          </table:table-cell>
          <table:table-cell table:formula="of:=IF(OR([.G107]=&quot;responseA&quot;;[.G107]=&quot;reponseB&quot;;[.G107]=&quot;reponseC&quot;);-10;10)" office:value-type="float" office:value="10">
            <text:p>10</text:p>
          </table:table-cell>
          <table:table-cell table:formula="of:=IF(OR([.H107]=&quot;responseA&quot;;[.H107]=&quot;reponseB&quot;;[.H107]=&quot;reponseC&quot;);-10;10)" office:value-type="float" office:value="10">
            <text:p>10</text:p>
          </table:table-cell>
          <table:table-cell table:formula="of:=IF(OR([.I107]=&quot;responseA&quot;;[.I107]=&quot;reponseB&quot;;[.I107]=&quot;reponseC&quot;);-10;10)" office:value-type="float" office:value="10">
            <text:p>10</text:p>
          </table:table-cell>
          <table:table-cell table:formula="of:=IF(OR([.J107]=&quot;responseA&quot;;[.J107]=&quot;reponseB&quot;;[.J107]=&quot;reponseC&quot;);-10;10)" office:value-type="float" office:value="10">
            <text:p>10</text:p>
          </table:table-cell>
          <table:table-cell table:formula="of:=IF(OR([.K107]=&quot;responseA&quot;;[.K107]=&quot;reponseB&quot;;[.K107]=&quot;reponseC&quot;);-10;10)" office:value-type="float" office:value="10">
            <text:p>10</text:p>
          </table:table-cell>
          <table:table-cell table:formula="of:=IF(OR([.L107]=&quot;responseA&quot;;[.L107]=&quot;reponseB&quot;;[.L107]=&quot;reponseC&quot;);-10;10)" office:value-type="float" office:value="10">
            <text:p>10</text:p>
          </table:table-cell>
          <table:table-cell table:formula="of:=IF(OR([.M107]=&quot;responseA&quot;;[.M107]=&quot;reponseB&quot;;[.M107]=&quot;reponseC&quot;);-10;10)" office:value-type="float" office:value="10">
            <text:p>10</text:p>
          </table:table-cell>
          <table:table-cell table:formula="of:=IF(OR([.N107]=&quot;responseA&quot;;[.N107]=&quot;reponseB&quot;;[.N107]=&quot;reponseC&quot;);-10;10)" office:value-type="float" office:value="10">
            <text:p>10</text:p>
          </table:table-cell>
          <table:table-cell table:formula="of:=IF(OR([.O107]=&quot;responseA&quot;;[.O107]=&quot;reponseB&quot;;[.O107]=&quot;reponseC&quot;);-10;10)" office:value-type="float" office:value="10">
            <text:p>10</text:p>
          </table:table-cell>
          <table:table-cell table:formula="of:=IF(OR([.P107]=&quot;responseA&quot;;[.P107]=&quot;reponseB&quot;;[.P107]=&quot;reponseC&quot;);-10;10)" office:value-type="float" office:value="10">
            <text:p>10</text:p>
          </table:table-cell>
          <table:table-cell table:formula="of:=IF(OR([.Q107]=&quot;responseA&quot;;[.Q107]=&quot;reponseB&quot;;[.Q107]=&quot;reponseC&quot;);-10;10)" office:value-type="float" office:value="10">
            <text:p>10</text:p>
          </table:table-cell>
          <table:table-cell table:formula="of:=IF(OR([.R107]=&quot;responseA&quot;;[.R107]=&quot;reponseB&quot;;[.R107]=&quot;reponseC&quot;);-10;10)" office:value-type="float" office:value="10">
            <text:p>10</text:p>
          </table:table-cell>
          <table:table-cell table:formula="of:=IF(OR([.S107]=&quot;responseA&quot;;[.S107]=&quot;reponseB&quot;;[.S107]=&quot;reponseC&quot;);-10;10)" office:value-type="float" office:value="10">
            <text:p>10</text:p>
          </table:table-cell>
          <table:table-cell table:formula="of:=IF(OR([.T107]=&quot;responseA&quot;;[.T107]=&quot;reponseB&quot;;[.T107]=&quot;reponseC&quot;);-10;10)" office:value-type="float" office:value="10">
            <text:p>10</text:p>
          </table:table-cell>
          <table:table-cell table:formula="of:=IF(OR([.U107]=&quot;responseA&quot;;[.U107]=&quot;reponseB&quot;;[.U107]=&quot;reponseC&quot;);-10;10)" office:value-type="float" office:value="10">
            <text:p>10</text:p>
          </table:table-cell>
          <table:table-cell table:formula="of:=IF(OR([.V107]=&quot;responseA&quot;;[.V107]=&quot;reponseB&quot;;[.V107]=&quot;reponseC&quot;);-10;10)" office:value-type="float" office:value="10">
            <text:p>10</text:p>
          </table:table-cell>
          <table:table-cell table:formula="of:=IF(OR([.W107]=&quot;responseA&quot;;[.W107]=&quot;reponseB&quot;;[.W107]=&quot;reponseC&quot;);-10;10)" office:value-type="float" office:value="10">
            <text:p>10</text:p>
          </table:table-cell>
          <table:table-cell table:formula="of:=IF(OR([.X107]=&quot;responseA&quot;;[.X107]=&quot;reponseB&quot;;[.X107]=&quot;reponseC&quot;);-10;10)" office:value-type="float" office:value="10">
            <text:p>10</text:p>
          </table:table-cell>
          <table:table-cell table:formula="of:=IF(SUM([.Y107:.AH107])&lt;10;10;SUM([.Y107:.AH107]))" office:value-type="float" office:value="100">
            <text:p>100</text:p>
          </table:table-cell>
          <table:table-cell table:formula="of:=IF(SUM([.AI107:.AR107])&lt;10;10;SUM([.AI107:.AR107]))" office:value-type="float" office:value="100">
            <text:p>100</text:p>
          </table:table-cell>
          <table:table-cell table:formula="of:=([.AT107]-[.AS107])/[.AS107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08]=&quot;responseA&quot;;[.E108]=&quot;reponseB&quot;;[.E108]=&quot;reponseC&quot;);-10;10)" office:value-type="float" office:value="10">
            <text:p>10</text:p>
          </table:table-cell>
          <table:table-cell table:formula="of:=IF(OR([.F108]=&quot;responseA&quot;;[.F108]=&quot;reponseB&quot;;[.F108]=&quot;reponseC&quot;);-10;10)" office:value-type="float" office:value="10">
            <text:p>10</text:p>
          </table:table-cell>
          <table:table-cell table:formula="of:=IF(OR([.G108]=&quot;responseA&quot;;[.G108]=&quot;reponseB&quot;;[.G108]=&quot;reponseC&quot;);-10;10)" office:value-type="float" office:value="10">
            <text:p>10</text:p>
          </table:table-cell>
          <table:table-cell table:formula="of:=IF(OR([.H108]=&quot;responseA&quot;;[.H108]=&quot;reponseB&quot;;[.H108]=&quot;reponseC&quot;);-10;10)" office:value-type="float" office:value="10">
            <text:p>10</text:p>
          </table:table-cell>
          <table:table-cell table:formula="of:=IF(OR([.I108]=&quot;responseA&quot;;[.I108]=&quot;reponseB&quot;;[.I108]=&quot;reponseC&quot;);-10;10)" office:value-type="float" office:value="10">
            <text:p>10</text:p>
          </table:table-cell>
          <table:table-cell table:formula="of:=IF(OR([.J108]=&quot;responseA&quot;;[.J108]=&quot;reponseB&quot;;[.J108]=&quot;reponseC&quot;);-10;10)" office:value-type="float" office:value="10">
            <text:p>10</text:p>
          </table:table-cell>
          <table:table-cell table:formula="of:=IF(OR([.K108]=&quot;responseA&quot;;[.K108]=&quot;reponseB&quot;;[.K108]=&quot;reponseC&quot;);-10;10)" office:value-type="float" office:value="10">
            <text:p>10</text:p>
          </table:table-cell>
          <table:table-cell table:formula="of:=IF(OR([.L108]=&quot;responseA&quot;;[.L108]=&quot;reponseB&quot;;[.L108]=&quot;reponseC&quot;);-10;10)" office:value-type="float" office:value="10">
            <text:p>10</text:p>
          </table:table-cell>
          <table:table-cell table:formula="of:=IF(OR([.M108]=&quot;responseA&quot;;[.M108]=&quot;reponseB&quot;;[.M108]=&quot;reponseC&quot;);-10;10)" office:value-type="float" office:value="10">
            <text:p>10</text:p>
          </table:table-cell>
          <table:table-cell table:formula="of:=IF(OR([.N108]=&quot;responseA&quot;;[.N108]=&quot;reponseB&quot;;[.N108]=&quot;reponseC&quot;);-10;10)" office:value-type="float" office:value="10">
            <text:p>10</text:p>
          </table:table-cell>
          <table:table-cell table:formula="of:=IF(OR([.O108]=&quot;responseA&quot;;[.O108]=&quot;reponseB&quot;;[.O108]=&quot;reponseC&quot;);-10;10)" office:value-type="float" office:value="10">
            <text:p>10</text:p>
          </table:table-cell>
          <table:table-cell table:formula="of:=IF(OR([.P108]=&quot;responseA&quot;;[.P108]=&quot;reponseB&quot;;[.P108]=&quot;reponseC&quot;);-10;10)" office:value-type="float" office:value="10">
            <text:p>10</text:p>
          </table:table-cell>
          <table:table-cell table:formula="of:=IF(OR([.Q108]=&quot;responseA&quot;;[.Q108]=&quot;reponseB&quot;;[.Q108]=&quot;reponseC&quot;);-10;10)" office:value-type="float" office:value="10">
            <text:p>10</text:p>
          </table:table-cell>
          <table:table-cell table:formula="of:=IF(OR([.R108]=&quot;responseA&quot;;[.R108]=&quot;reponseB&quot;;[.R108]=&quot;reponseC&quot;);-10;10)" office:value-type="float" office:value="10">
            <text:p>10</text:p>
          </table:table-cell>
          <table:table-cell table:formula="of:=IF(OR([.S108]=&quot;responseA&quot;;[.S108]=&quot;reponseB&quot;;[.S108]=&quot;reponseC&quot;);-10;10)" office:value-type="float" office:value="10">
            <text:p>10</text:p>
          </table:table-cell>
          <table:table-cell table:formula="of:=IF(OR([.T108]=&quot;responseA&quot;;[.T108]=&quot;reponseB&quot;;[.T108]=&quot;reponseC&quot;);-10;10)" office:value-type="float" office:value="10">
            <text:p>10</text:p>
          </table:table-cell>
          <table:table-cell table:formula="of:=IF(OR([.U108]=&quot;responseA&quot;;[.U108]=&quot;reponseB&quot;;[.U108]=&quot;reponseC&quot;);-10;10)" office:value-type="float" office:value="10">
            <text:p>10</text:p>
          </table:table-cell>
          <table:table-cell table:formula="of:=IF(OR([.V108]=&quot;responseA&quot;;[.V108]=&quot;reponseB&quot;;[.V108]=&quot;reponseC&quot;);-10;10)" office:value-type="float" office:value="10">
            <text:p>10</text:p>
          </table:table-cell>
          <table:table-cell table:formula="of:=IF(OR([.W108]=&quot;responseA&quot;;[.W108]=&quot;reponseB&quot;;[.W108]=&quot;reponseC&quot;);-10;10)" office:value-type="float" office:value="10">
            <text:p>10</text:p>
          </table:table-cell>
          <table:table-cell table:formula="of:=IF(OR([.X108]=&quot;responseA&quot;;[.X108]=&quot;reponseB&quot;;[.X108]=&quot;reponseC&quot;);-10;10)" office:value-type="float" office:value="10">
            <text:p>10</text:p>
          </table:table-cell>
          <table:table-cell table:formula="of:=IF(SUM([.Y108:.AH108])&lt;10;10;SUM([.Y108:.AH108]))" office:value-type="float" office:value="100">
            <text:p>100</text:p>
          </table:table-cell>
          <table:table-cell table:formula="of:=IF(SUM([.AI108:.AR108])&lt;10;10;SUM([.AI108:.AR108]))" office:value-type="float" office:value="100">
            <text:p>100</text:p>
          </table:table-cell>
          <table:table-cell table:formula="of:=([.AT108]-[.AS108])/[.AS108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09]=&quot;responseA&quot;;[.E109]=&quot;reponseB&quot;;[.E109]=&quot;reponseC&quot;);-10;10)" office:value-type="float" office:value="10">
            <text:p>10</text:p>
          </table:table-cell>
          <table:table-cell table:formula="of:=IF(OR([.F109]=&quot;responseA&quot;;[.F109]=&quot;reponseB&quot;;[.F109]=&quot;reponseC&quot;);-10;10)" office:value-type="float" office:value="10">
            <text:p>10</text:p>
          </table:table-cell>
          <table:table-cell table:formula="of:=IF(OR([.G109]=&quot;responseA&quot;;[.G109]=&quot;reponseB&quot;;[.G109]=&quot;reponseC&quot;);-10;10)" office:value-type="float" office:value="10">
            <text:p>10</text:p>
          </table:table-cell>
          <table:table-cell table:formula="of:=IF(OR([.H109]=&quot;responseA&quot;;[.H109]=&quot;reponseB&quot;;[.H109]=&quot;reponseC&quot;);-10;10)" office:value-type="float" office:value="10">
            <text:p>10</text:p>
          </table:table-cell>
          <table:table-cell table:formula="of:=IF(OR([.I109]=&quot;responseA&quot;;[.I109]=&quot;reponseB&quot;;[.I109]=&quot;reponseC&quot;);-10;10)" office:value-type="float" office:value="10">
            <text:p>10</text:p>
          </table:table-cell>
          <table:table-cell table:formula="of:=IF(OR([.J109]=&quot;responseA&quot;;[.J109]=&quot;reponseB&quot;;[.J109]=&quot;reponseC&quot;);-10;10)" office:value-type="float" office:value="10">
            <text:p>10</text:p>
          </table:table-cell>
          <table:table-cell table:formula="of:=IF(OR([.K109]=&quot;responseA&quot;;[.K109]=&quot;reponseB&quot;;[.K109]=&quot;reponseC&quot;);-10;10)" office:value-type="float" office:value="10">
            <text:p>10</text:p>
          </table:table-cell>
          <table:table-cell table:formula="of:=IF(OR([.L109]=&quot;responseA&quot;;[.L109]=&quot;reponseB&quot;;[.L109]=&quot;reponseC&quot;);-10;10)" office:value-type="float" office:value="10">
            <text:p>10</text:p>
          </table:table-cell>
          <table:table-cell table:formula="of:=IF(OR([.M109]=&quot;responseA&quot;;[.M109]=&quot;reponseB&quot;;[.M109]=&quot;reponseC&quot;);-10;10)" office:value-type="float" office:value="10">
            <text:p>10</text:p>
          </table:table-cell>
          <table:table-cell table:formula="of:=IF(OR([.N109]=&quot;responseA&quot;;[.N109]=&quot;reponseB&quot;;[.N109]=&quot;reponseC&quot;);-10;10)" office:value-type="float" office:value="10">
            <text:p>10</text:p>
          </table:table-cell>
          <table:table-cell table:formula="of:=IF(OR([.O109]=&quot;responseA&quot;;[.O109]=&quot;reponseB&quot;;[.O109]=&quot;reponseC&quot;);-10;10)" office:value-type="float" office:value="10">
            <text:p>10</text:p>
          </table:table-cell>
          <table:table-cell table:formula="of:=IF(OR([.P109]=&quot;responseA&quot;;[.P109]=&quot;reponseB&quot;;[.P109]=&quot;reponseC&quot;);-10;10)" office:value-type="float" office:value="10">
            <text:p>10</text:p>
          </table:table-cell>
          <table:table-cell table:formula="of:=IF(OR([.Q109]=&quot;responseA&quot;;[.Q109]=&quot;reponseB&quot;;[.Q109]=&quot;reponseC&quot;);-10;10)" office:value-type="float" office:value="10">
            <text:p>10</text:p>
          </table:table-cell>
          <table:table-cell table:formula="of:=IF(OR([.R109]=&quot;responseA&quot;;[.R109]=&quot;reponseB&quot;;[.R109]=&quot;reponseC&quot;);-10;10)" office:value-type="float" office:value="10">
            <text:p>10</text:p>
          </table:table-cell>
          <table:table-cell table:formula="of:=IF(OR([.S109]=&quot;responseA&quot;;[.S109]=&quot;reponseB&quot;;[.S109]=&quot;reponseC&quot;);-10;10)" office:value-type="float" office:value="10">
            <text:p>10</text:p>
          </table:table-cell>
          <table:table-cell table:formula="of:=IF(OR([.T109]=&quot;responseA&quot;;[.T109]=&quot;reponseB&quot;;[.T109]=&quot;reponseC&quot;);-10;10)" office:value-type="float" office:value="10">
            <text:p>10</text:p>
          </table:table-cell>
          <table:table-cell table:formula="of:=IF(OR([.U109]=&quot;responseA&quot;;[.U109]=&quot;reponseB&quot;;[.U109]=&quot;reponseC&quot;);-10;10)" office:value-type="float" office:value="10">
            <text:p>10</text:p>
          </table:table-cell>
          <table:table-cell table:formula="of:=IF(OR([.V109]=&quot;responseA&quot;;[.V109]=&quot;reponseB&quot;;[.V109]=&quot;reponseC&quot;);-10;10)" office:value-type="float" office:value="10">
            <text:p>10</text:p>
          </table:table-cell>
          <table:table-cell table:formula="of:=IF(OR([.W109]=&quot;responseA&quot;;[.W109]=&quot;reponseB&quot;;[.W109]=&quot;reponseC&quot;);-10;10)" office:value-type="float" office:value="10">
            <text:p>10</text:p>
          </table:table-cell>
          <table:table-cell table:formula="of:=IF(OR([.X109]=&quot;responseA&quot;;[.X109]=&quot;reponseB&quot;;[.X109]=&quot;reponseC&quot;);-10;10)" office:value-type="float" office:value="10">
            <text:p>10</text:p>
          </table:table-cell>
          <table:table-cell table:formula="of:=IF(SUM([.Y109:.AH109])&lt;10;10;SUM([.Y109:.AH109]))" office:value-type="float" office:value="100">
            <text:p>100</text:p>
          </table:table-cell>
          <table:table-cell table:formula="of:=IF(SUM([.AI109:.AR109])&lt;10;10;SUM([.AI109:.AR109]))" office:value-type="float" office:value="100">
            <text:p>100</text:p>
          </table:table-cell>
          <table:table-cell table:formula="of:=([.AT109]-[.AS109])/[.AS109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10]=&quot;responseA&quot;;[.E110]=&quot;reponseB&quot;;[.E110]=&quot;reponseC&quot;);-10;10)" office:value-type="float" office:value="10">
            <text:p>10</text:p>
          </table:table-cell>
          <table:table-cell table:formula="of:=IF(OR([.F110]=&quot;responseA&quot;;[.F110]=&quot;reponseB&quot;;[.F110]=&quot;reponseC&quot;);-10;10)" office:value-type="float" office:value="10">
            <text:p>10</text:p>
          </table:table-cell>
          <table:table-cell table:formula="of:=IF(OR([.G110]=&quot;responseA&quot;;[.G110]=&quot;reponseB&quot;;[.G110]=&quot;reponseC&quot;);-10;10)" office:value-type="float" office:value="10">
            <text:p>10</text:p>
          </table:table-cell>
          <table:table-cell table:formula="of:=IF(OR([.H110]=&quot;responseA&quot;;[.H110]=&quot;reponseB&quot;;[.H110]=&quot;reponseC&quot;);-10;10)" office:value-type="float" office:value="10">
            <text:p>10</text:p>
          </table:table-cell>
          <table:table-cell table:formula="of:=IF(OR([.I110]=&quot;responseA&quot;;[.I110]=&quot;reponseB&quot;;[.I110]=&quot;reponseC&quot;);-10;10)" office:value-type="float" office:value="10">
            <text:p>10</text:p>
          </table:table-cell>
          <table:table-cell table:formula="of:=IF(OR([.J110]=&quot;responseA&quot;;[.J110]=&quot;reponseB&quot;;[.J110]=&quot;reponseC&quot;);-10;10)" office:value-type="float" office:value="10">
            <text:p>10</text:p>
          </table:table-cell>
          <table:table-cell table:formula="of:=IF(OR([.K110]=&quot;responseA&quot;;[.K110]=&quot;reponseB&quot;;[.K110]=&quot;reponseC&quot;);-10;10)" office:value-type="float" office:value="10">
            <text:p>10</text:p>
          </table:table-cell>
          <table:table-cell table:formula="of:=IF(OR([.L110]=&quot;responseA&quot;;[.L110]=&quot;reponseB&quot;;[.L110]=&quot;reponseC&quot;);-10;10)" office:value-type="float" office:value="10">
            <text:p>10</text:p>
          </table:table-cell>
          <table:table-cell table:formula="of:=IF(OR([.M110]=&quot;responseA&quot;;[.M110]=&quot;reponseB&quot;;[.M110]=&quot;reponseC&quot;);-10;10)" office:value-type="float" office:value="10">
            <text:p>10</text:p>
          </table:table-cell>
          <table:table-cell table:formula="of:=IF(OR([.N110]=&quot;responseA&quot;;[.N110]=&quot;reponseB&quot;;[.N110]=&quot;reponseC&quot;);-10;10)" office:value-type="float" office:value="10">
            <text:p>10</text:p>
          </table:table-cell>
          <table:table-cell table:formula="of:=IF(OR([.O110]=&quot;responseA&quot;;[.O110]=&quot;reponseB&quot;;[.O110]=&quot;reponseC&quot;);-10;10)" office:value-type="float" office:value="10">
            <text:p>10</text:p>
          </table:table-cell>
          <table:table-cell table:formula="of:=IF(OR([.P110]=&quot;responseA&quot;;[.P110]=&quot;reponseB&quot;;[.P110]=&quot;reponseC&quot;);-10;10)" office:value-type="float" office:value="10">
            <text:p>10</text:p>
          </table:table-cell>
          <table:table-cell table:formula="of:=IF(OR([.Q110]=&quot;responseA&quot;;[.Q110]=&quot;reponseB&quot;;[.Q110]=&quot;reponseC&quot;);-10;10)" office:value-type="float" office:value="10">
            <text:p>10</text:p>
          </table:table-cell>
          <table:table-cell table:formula="of:=IF(OR([.R110]=&quot;responseA&quot;;[.R110]=&quot;reponseB&quot;;[.R110]=&quot;reponseC&quot;);-10;10)" office:value-type="float" office:value="10">
            <text:p>10</text:p>
          </table:table-cell>
          <table:table-cell table:formula="of:=IF(OR([.S110]=&quot;responseA&quot;;[.S110]=&quot;reponseB&quot;;[.S110]=&quot;reponseC&quot;);-10;10)" office:value-type="float" office:value="10">
            <text:p>10</text:p>
          </table:table-cell>
          <table:table-cell table:formula="of:=IF(OR([.T110]=&quot;responseA&quot;;[.T110]=&quot;reponseB&quot;;[.T110]=&quot;reponseC&quot;);-10;10)" office:value-type="float" office:value="10">
            <text:p>10</text:p>
          </table:table-cell>
          <table:table-cell table:formula="of:=IF(OR([.U110]=&quot;responseA&quot;;[.U110]=&quot;reponseB&quot;;[.U110]=&quot;reponseC&quot;);-10;10)" office:value-type="float" office:value="10">
            <text:p>10</text:p>
          </table:table-cell>
          <table:table-cell table:formula="of:=IF(OR([.V110]=&quot;responseA&quot;;[.V110]=&quot;reponseB&quot;;[.V110]=&quot;reponseC&quot;);-10;10)" office:value-type="float" office:value="10">
            <text:p>10</text:p>
          </table:table-cell>
          <table:table-cell table:formula="of:=IF(OR([.W110]=&quot;responseA&quot;;[.W110]=&quot;reponseB&quot;;[.W110]=&quot;reponseC&quot;);-10;10)" office:value-type="float" office:value="10">
            <text:p>10</text:p>
          </table:table-cell>
          <table:table-cell table:formula="of:=IF(OR([.X110]=&quot;responseA&quot;;[.X110]=&quot;reponseB&quot;;[.X110]=&quot;reponseC&quot;);-10;10)" office:value-type="float" office:value="10">
            <text:p>10</text:p>
          </table:table-cell>
          <table:table-cell table:formula="of:=IF(SUM([.Y110:.AH110])&lt;10;10;SUM([.Y110:.AH110]))" office:value-type="float" office:value="100">
            <text:p>100</text:p>
          </table:table-cell>
          <table:table-cell table:formula="of:=IF(SUM([.AI110:.AR110])&lt;10;10;SUM([.AI110:.AR110]))" office:value-type="float" office:value="100">
            <text:p>100</text:p>
          </table:table-cell>
          <table:table-cell table:formula="of:=([.AT110]-[.AS110])/[.AS110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11]=&quot;responseA&quot;;[.E111]=&quot;reponseB&quot;;[.E111]=&quot;reponseC&quot;);-10;10)" office:value-type="float" office:value="10">
            <text:p>10</text:p>
          </table:table-cell>
          <table:table-cell table:formula="of:=IF(OR([.F111]=&quot;responseA&quot;;[.F111]=&quot;reponseB&quot;;[.F111]=&quot;reponseC&quot;);-10;10)" office:value-type="float" office:value="10">
            <text:p>10</text:p>
          </table:table-cell>
          <table:table-cell table:formula="of:=IF(OR([.G111]=&quot;responseA&quot;;[.G111]=&quot;reponseB&quot;;[.G111]=&quot;reponseC&quot;);-10;10)" office:value-type="float" office:value="10">
            <text:p>10</text:p>
          </table:table-cell>
          <table:table-cell table:formula="of:=IF(OR([.H111]=&quot;responseA&quot;;[.H111]=&quot;reponseB&quot;;[.H111]=&quot;reponseC&quot;);-10;10)" office:value-type="float" office:value="10">
            <text:p>10</text:p>
          </table:table-cell>
          <table:table-cell table:formula="of:=IF(OR([.I111]=&quot;responseA&quot;;[.I111]=&quot;reponseB&quot;;[.I111]=&quot;reponseC&quot;);-10;10)" office:value-type="float" office:value="10">
            <text:p>10</text:p>
          </table:table-cell>
          <table:table-cell table:formula="of:=IF(OR([.J111]=&quot;responseA&quot;;[.J111]=&quot;reponseB&quot;;[.J111]=&quot;reponseC&quot;);-10;10)" office:value-type="float" office:value="10">
            <text:p>10</text:p>
          </table:table-cell>
          <table:table-cell table:formula="of:=IF(OR([.K111]=&quot;responseA&quot;;[.K111]=&quot;reponseB&quot;;[.K111]=&quot;reponseC&quot;);-10;10)" office:value-type="float" office:value="10">
            <text:p>10</text:p>
          </table:table-cell>
          <table:table-cell table:formula="of:=IF(OR([.L111]=&quot;responseA&quot;;[.L111]=&quot;reponseB&quot;;[.L111]=&quot;reponseC&quot;);-10;10)" office:value-type="float" office:value="10">
            <text:p>10</text:p>
          </table:table-cell>
          <table:table-cell table:formula="of:=IF(OR([.M111]=&quot;responseA&quot;;[.M111]=&quot;reponseB&quot;;[.M111]=&quot;reponseC&quot;);-10;10)" office:value-type="float" office:value="10">
            <text:p>10</text:p>
          </table:table-cell>
          <table:table-cell table:formula="of:=IF(OR([.N111]=&quot;responseA&quot;;[.N111]=&quot;reponseB&quot;;[.N111]=&quot;reponseC&quot;);-10;10)" office:value-type="float" office:value="10">
            <text:p>10</text:p>
          </table:table-cell>
          <table:table-cell table:formula="of:=IF(OR([.O111]=&quot;responseA&quot;;[.O111]=&quot;reponseB&quot;;[.O111]=&quot;reponseC&quot;);-10;10)" office:value-type="float" office:value="10">
            <text:p>10</text:p>
          </table:table-cell>
          <table:table-cell table:formula="of:=IF(OR([.P111]=&quot;responseA&quot;;[.P111]=&quot;reponseB&quot;;[.P111]=&quot;reponseC&quot;);-10;10)" office:value-type="float" office:value="10">
            <text:p>10</text:p>
          </table:table-cell>
          <table:table-cell table:formula="of:=IF(OR([.Q111]=&quot;responseA&quot;;[.Q111]=&quot;reponseB&quot;;[.Q111]=&quot;reponseC&quot;);-10;10)" office:value-type="float" office:value="10">
            <text:p>10</text:p>
          </table:table-cell>
          <table:table-cell table:formula="of:=IF(OR([.R111]=&quot;responseA&quot;;[.R111]=&quot;reponseB&quot;;[.R111]=&quot;reponseC&quot;);-10;10)" office:value-type="float" office:value="10">
            <text:p>10</text:p>
          </table:table-cell>
          <table:table-cell table:formula="of:=IF(OR([.S111]=&quot;responseA&quot;;[.S111]=&quot;reponseB&quot;;[.S111]=&quot;reponseC&quot;);-10;10)" office:value-type="float" office:value="10">
            <text:p>10</text:p>
          </table:table-cell>
          <table:table-cell table:formula="of:=IF(OR([.T111]=&quot;responseA&quot;;[.T111]=&quot;reponseB&quot;;[.T111]=&quot;reponseC&quot;);-10;10)" office:value-type="float" office:value="10">
            <text:p>10</text:p>
          </table:table-cell>
          <table:table-cell table:formula="of:=IF(OR([.U111]=&quot;responseA&quot;;[.U111]=&quot;reponseB&quot;;[.U111]=&quot;reponseC&quot;);-10;10)" office:value-type="float" office:value="10">
            <text:p>10</text:p>
          </table:table-cell>
          <table:table-cell table:formula="of:=IF(OR([.V111]=&quot;responseA&quot;;[.V111]=&quot;reponseB&quot;;[.V111]=&quot;reponseC&quot;);-10;10)" office:value-type="float" office:value="10">
            <text:p>10</text:p>
          </table:table-cell>
          <table:table-cell table:formula="of:=IF(OR([.W111]=&quot;responseA&quot;;[.W111]=&quot;reponseB&quot;;[.W111]=&quot;reponseC&quot;);-10;10)" office:value-type="float" office:value="10">
            <text:p>10</text:p>
          </table:table-cell>
          <table:table-cell table:formula="of:=IF(OR([.X111]=&quot;responseA&quot;;[.X111]=&quot;reponseB&quot;;[.X111]=&quot;reponseC&quot;);-10;10)" office:value-type="float" office:value="10">
            <text:p>10</text:p>
          </table:table-cell>
          <table:table-cell table:formula="of:=IF(SUM([.Y111:.AH111])&lt;10;10;SUM([.Y111:.AH111]))" office:value-type="float" office:value="100">
            <text:p>100</text:p>
          </table:table-cell>
          <table:table-cell table:formula="of:=IF(SUM([.AI111:.AR111])&lt;10;10;SUM([.AI111:.AR111]))" office:value-type="float" office:value="100">
            <text:p>100</text:p>
          </table:table-cell>
          <table:table-cell table:formula="of:=([.AT111]-[.AS111])/[.AS111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12]=&quot;responseA&quot;;[.E112]=&quot;reponseB&quot;;[.E112]=&quot;reponseC&quot;);-10;10)" office:value-type="float" office:value="10">
            <text:p>10</text:p>
          </table:table-cell>
          <table:table-cell table:formula="of:=IF(OR([.F112]=&quot;responseA&quot;;[.F112]=&quot;reponseB&quot;;[.F112]=&quot;reponseC&quot;);-10;10)" office:value-type="float" office:value="10">
            <text:p>10</text:p>
          </table:table-cell>
          <table:table-cell table:formula="of:=IF(OR([.G112]=&quot;responseA&quot;;[.G112]=&quot;reponseB&quot;;[.G112]=&quot;reponseC&quot;);-10;10)" office:value-type="float" office:value="10">
            <text:p>10</text:p>
          </table:table-cell>
          <table:table-cell table:formula="of:=IF(OR([.H112]=&quot;responseA&quot;;[.H112]=&quot;reponseB&quot;;[.H112]=&quot;reponseC&quot;);-10;10)" office:value-type="float" office:value="10">
            <text:p>10</text:p>
          </table:table-cell>
          <table:table-cell table:formula="of:=IF(OR([.I112]=&quot;responseA&quot;;[.I112]=&quot;reponseB&quot;;[.I112]=&quot;reponseC&quot;);-10;10)" office:value-type="float" office:value="10">
            <text:p>10</text:p>
          </table:table-cell>
          <table:table-cell table:formula="of:=IF(OR([.J112]=&quot;responseA&quot;;[.J112]=&quot;reponseB&quot;;[.J112]=&quot;reponseC&quot;);-10;10)" office:value-type="float" office:value="10">
            <text:p>10</text:p>
          </table:table-cell>
          <table:table-cell table:formula="of:=IF(OR([.K112]=&quot;responseA&quot;;[.K112]=&quot;reponseB&quot;;[.K112]=&quot;reponseC&quot;);-10;10)" office:value-type="float" office:value="10">
            <text:p>10</text:p>
          </table:table-cell>
          <table:table-cell table:formula="of:=IF(OR([.L112]=&quot;responseA&quot;;[.L112]=&quot;reponseB&quot;;[.L112]=&quot;reponseC&quot;);-10;10)" office:value-type="float" office:value="10">
            <text:p>10</text:p>
          </table:table-cell>
          <table:table-cell table:formula="of:=IF(OR([.M112]=&quot;responseA&quot;;[.M112]=&quot;reponseB&quot;;[.M112]=&quot;reponseC&quot;);-10;10)" office:value-type="float" office:value="10">
            <text:p>10</text:p>
          </table:table-cell>
          <table:table-cell table:formula="of:=IF(OR([.N112]=&quot;responseA&quot;;[.N112]=&quot;reponseB&quot;;[.N112]=&quot;reponseC&quot;);-10;10)" office:value-type="float" office:value="10">
            <text:p>10</text:p>
          </table:table-cell>
          <table:table-cell table:formula="of:=IF(OR([.O112]=&quot;responseA&quot;;[.O112]=&quot;reponseB&quot;;[.O112]=&quot;reponseC&quot;);-10;10)" office:value-type="float" office:value="10">
            <text:p>10</text:p>
          </table:table-cell>
          <table:table-cell table:formula="of:=IF(OR([.P112]=&quot;responseA&quot;;[.P112]=&quot;reponseB&quot;;[.P112]=&quot;reponseC&quot;);-10;10)" office:value-type="float" office:value="10">
            <text:p>10</text:p>
          </table:table-cell>
          <table:table-cell table:formula="of:=IF(OR([.Q112]=&quot;responseA&quot;;[.Q112]=&quot;reponseB&quot;;[.Q112]=&quot;reponseC&quot;);-10;10)" office:value-type="float" office:value="10">
            <text:p>10</text:p>
          </table:table-cell>
          <table:table-cell table:formula="of:=IF(OR([.R112]=&quot;responseA&quot;;[.R112]=&quot;reponseB&quot;;[.R112]=&quot;reponseC&quot;);-10;10)" office:value-type="float" office:value="10">
            <text:p>10</text:p>
          </table:table-cell>
          <table:table-cell table:formula="of:=IF(OR([.S112]=&quot;responseA&quot;;[.S112]=&quot;reponseB&quot;;[.S112]=&quot;reponseC&quot;);-10;10)" office:value-type="float" office:value="10">
            <text:p>10</text:p>
          </table:table-cell>
          <table:table-cell table:formula="of:=IF(OR([.T112]=&quot;responseA&quot;;[.T112]=&quot;reponseB&quot;;[.T112]=&quot;reponseC&quot;);-10;10)" office:value-type="float" office:value="10">
            <text:p>10</text:p>
          </table:table-cell>
          <table:table-cell table:formula="of:=IF(OR([.U112]=&quot;responseA&quot;;[.U112]=&quot;reponseB&quot;;[.U112]=&quot;reponseC&quot;);-10;10)" office:value-type="float" office:value="10">
            <text:p>10</text:p>
          </table:table-cell>
          <table:table-cell table:formula="of:=IF(OR([.V112]=&quot;responseA&quot;;[.V112]=&quot;reponseB&quot;;[.V112]=&quot;reponseC&quot;);-10;10)" office:value-type="float" office:value="10">
            <text:p>10</text:p>
          </table:table-cell>
          <table:table-cell table:formula="of:=IF(OR([.W112]=&quot;responseA&quot;;[.W112]=&quot;reponseB&quot;;[.W112]=&quot;reponseC&quot;);-10;10)" office:value-type="float" office:value="10">
            <text:p>10</text:p>
          </table:table-cell>
          <table:table-cell table:formula="of:=IF(OR([.X112]=&quot;responseA&quot;;[.X112]=&quot;reponseB&quot;;[.X112]=&quot;reponseC&quot;);-10;10)" office:value-type="float" office:value="10">
            <text:p>10</text:p>
          </table:table-cell>
          <table:table-cell table:formula="of:=IF(SUM([.Y112:.AH112])&lt;10;10;SUM([.Y112:.AH112]))" office:value-type="float" office:value="100">
            <text:p>100</text:p>
          </table:table-cell>
          <table:table-cell table:formula="of:=IF(SUM([.AI112:.AR112])&lt;10;10;SUM([.AI112:.AR112]))" office:value-type="float" office:value="100">
            <text:p>100</text:p>
          </table:table-cell>
          <table:table-cell table:formula="of:=([.AT112]-[.AS112])/[.AS112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13]=&quot;responseA&quot;;[.E113]=&quot;reponseB&quot;;[.E113]=&quot;reponseC&quot;);-10;10)" office:value-type="float" office:value="10">
            <text:p>10</text:p>
          </table:table-cell>
          <table:table-cell table:formula="of:=IF(OR([.F113]=&quot;responseA&quot;;[.F113]=&quot;reponseB&quot;;[.F113]=&quot;reponseC&quot;);-10;10)" office:value-type="float" office:value="10">
            <text:p>10</text:p>
          </table:table-cell>
          <table:table-cell table:formula="of:=IF(OR([.G113]=&quot;responseA&quot;;[.G113]=&quot;reponseB&quot;;[.G113]=&quot;reponseC&quot;);-10;10)" office:value-type="float" office:value="10">
            <text:p>10</text:p>
          </table:table-cell>
          <table:table-cell table:formula="of:=IF(OR([.H113]=&quot;responseA&quot;;[.H113]=&quot;reponseB&quot;;[.H113]=&quot;reponseC&quot;);-10;10)" office:value-type="float" office:value="10">
            <text:p>10</text:p>
          </table:table-cell>
          <table:table-cell table:formula="of:=IF(OR([.I113]=&quot;responseA&quot;;[.I113]=&quot;reponseB&quot;;[.I113]=&quot;reponseC&quot;);-10;10)" office:value-type="float" office:value="10">
            <text:p>10</text:p>
          </table:table-cell>
          <table:table-cell table:formula="of:=IF(OR([.J113]=&quot;responseA&quot;;[.J113]=&quot;reponseB&quot;;[.J113]=&quot;reponseC&quot;);-10;10)" office:value-type="float" office:value="10">
            <text:p>10</text:p>
          </table:table-cell>
          <table:table-cell table:formula="of:=IF(OR([.K113]=&quot;responseA&quot;;[.K113]=&quot;reponseB&quot;;[.K113]=&quot;reponseC&quot;);-10;10)" office:value-type="float" office:value="10">
            <text:p>10</text:p>
          </table:table-cell>
          <table:table-cell table:formula="of:=IF(OR([.L113]=&quot;responseA&quot;;[.L113]=&quot;reponseB&quot;;[.L113]=&quot;reponseC&quot;);-10;10)" office:value-type="float" office:value="10">
            <text:p>10</text:p>
          </table:table-cell>
          <table:table-cell table:formula="of:=IF(OR([.M113]=&quot;responseA&quot;;[.M113]=&quot;reponseB&quot;;[.M113]=&quot;reponseC&quot;);-10;10)" office:value-type="float" office:value="10">
            <text:p>10</text:p>
          </table:table-cell>
          <table:table-cell table:formula="of:=IF(OR([.N113]=&quot;responseA&quot;;[.N113]=&quot;reponseB&quot;;[.N113]=&quot;reponseC&quot;);-10;10)" office:value-type="float" office:value="10">
            <text:p>10</text:p>
          </table:table-cell>
          <table:table-cell table:formula="of:=IF(OR([.O113]=&quot;responseA&quot;;[.O113]=&quot;reponseB&quot;;[.O113]=&quot;reponseC&quot;);-10;10)" office:value-type="float" office:value="10">
            <text:p>10</text:p>
          </table:table-cell>
          <table:table-cell table:formula="of:=IF(OR([.P113]=&quot;responseA&quot;;[.P113]=&quot;reponseB&quot;;[.P113]=&quot;reponseC&quot;);-10;10)" office:value-type="float" office:value="10">
            <text:p>10</text:p>
          </table:table-cell>
          <table:table-cell table:formula="of:=IF(OR([.Q113]=&quot;responseA&quot;;[.Q113]=&quot;reponseB&quot;;[.Q113]=&quot;reponseC&quot;);-10;10)" office:value-type="float" office:value="10">
            <text:p>10</text:p>
          </table:table-cell>
          <table:table-cell table:formula="of:=IF(OR([.R113]=&quot;responseA&quot;;[.R113]=&quot;reponseB&quot;;[.R113]=&quot;reponseC&quot;);-10;10)" office:value-type="float" office:value="10">
            <text:p>10</text:p>
          </table:table-cell>
          <table:table-cell table:formula="of:=IF(OR([.S113]=&quot;responseA&quot;;[.S113]=&quot;reponseB&quot;;[.S113]=&quot;reponseC&quot;);-10;10)" office:value-type="float" office:value="10">
            <text:p>10</text:p>
          </table:table-cell>
          <table:table-cell table:formula="of:=IF(OR([.T113]=&quot;responseA&quot;;[.T113]=&quot;reponseB&quot;;[.T113]=&quot;reponseC&quot;);-10;10)" office:value-type="float" office:value="10">
            <text:p>10</text:p>
          </table:table-cell>
          <table:table-cell table:formula="of:=IF(OR([.U113]=&quot;responseA&quot;;[.U113]=&quot;reponseB&quot;;[.U113]=&quot;reponseC&quot;);-10;10)" office:value-type="float" office:value="10">
            <text:p>10</text:p>
          </table:table-cell>
          <table:table-cell table:formula="of:=IF(OR([.V113]=&quot;responseA&quot;;[.V113]=&quot;reponseB&quot;;[.V113]=&quot;reponseC&quot;);-10;10)" office:value-type="float" office:value="10">
            <text:p>10</text:p>
          </table:table-cell>
          <table:table-cell table:formula="of:=IF(OR([.W113]=&quot;responseA&quot;;[.W113]=&quot;reponseB&quot;;[.W113]=&quot;reponseC&quot;);-10;10)" office:value-type="float" office:value="10">
            <text:p>10</text:p>
          </table:table-cell>
          <table:table-cell table:formula="of:=IF(OR([.X113]=&quot;responseA&quot;;[.X113]=&quot;reponseB&quot;;[.X113]=&quot;reponseC&quot;);-10;10)" office:value-type="float" office:value="10">
            <text:p>10</text:p>
          </table:table-cell>
          <table:table-cell table:formula="of:=IF(SUM([.Y113:.AH113])&lt;10;10;SUM([.Y113:.AH113]))" office:value-type="float" office:value="100">
            <text:p>100</text:p>
          </table:table-cell>
          <table:table-cell table:formula="of:=IF(SUM([.AI113:.AR113])&lt;10;10;SUM([.AI113:.AR113]))" office:value-type="float" office:value="100">
            <text:p>100</text:p>
          </table:table-cell>
          <table:table-cell table:formula="of:=([.AT113]-[.AS113])/[.AS113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14]=&quot;responseA&quot;;[.E114]=&quot;reponseB&quot;;[.E114]=&quot;reponseC&quot;);-10;10)" office:value-type="float" office:value="10">
            <text:p>10</text:p>
          </table:table-cell>
          <table:table-cell table:formula="of:=IF(OR([.F114]=&quot;responseA&quot;;[.F114]=&quot;reponseB&quot;;[.F114]=&quot;reponseC&quot;);-10;10)" office:value-type="float" office:value="10">
            <text:p>10</text:p>
          </table:table-cell>
          <table:table-cell table:formula="of:=IF(OR([.G114]=&quot;responseA&quot;;[.G114]=&quot;reponseB&quot;;[.G114]=&quot;reponseC&quot;);-10;10)" office:value-type="float" office:value="10">
            <text:p>10</text:p>
          </table:table-cell>
          <table:table-cell table:formula="of:=IF(OR([.H114]=&quot;responseA&quot;;[.H114]=&quot;reponseB&quot;;[.H114]=&quot;reponseC&quot;);-10;10)" office:value-type="float" office:value="10">
            <text:p>10</text:p>
          </table:table-cell>
          <table:table-cell table:formula="of:=IF(OR([.I114]=&quot;responseA&quot;;[.I114]=&quot;reponseB&quot;;[.I114]=&quot;reponseC&quot;);-10;10)" office:value-type="float" office:value="10">
            <text:p>10</text:p>
          </table:table-cell>
          <table:table-cell table:formula="of:=IF(OR([.J114]=&quot;responseA&quot;;[.J114]=&quot;reponseB&quot;;[.J114]=&quot;reponseC&quot;);-10;10)" office:value-type="float" office:value="10">
            <text:p>10</text:p>
          </table:table-cell>
          <table:table-cell table:formula="of:=IF(OR([.K114]=&quot;responseA&quot;;[.K114]=&quot;reponseB&quot;;[.K114]=&quot;reponseC&quot;);-10;10)" office:value-type="float" office:value="10">
            <text:p>10</text:p>
          </table:table-cell>
          <table:table-cell table:formula="of:=IF(OR([.L114]=&quot;responseA&quot;;[.L114]=&quot;reponseB&quot;;[.L114]=&quot;reponseC&quot;);-10;10)" office:value-type="float" office:value="10">
            <text:p>10</text:p>
          </table:table-cell>
          <table:table-cell table:formula="of:=IF(OR([.M114]=&quot;responseA&quot;;[.M114]=&quot;reponseB&quot;;[.M114]=&quot;reponseC&quot;);-10;10)" office:value-type="float" office:value="10">
            <text:p>10</text:p>
          </table:table-cell>
          <table:table-cell table:formula="of:=IF(OR([.N114]=&quot;responseA&quot;;[.N114]=&quot;reponseB&quot;;[.N114]=&quot;reponseC&quot;);-10;10)" office:value-type="float" office:value="10">
            <text:p>10</text:p>
          </table:table-cell>
          <table:table-cell table:formula="of:=IF(OR([.O114]=&quot;responseA&quot;;[.O114]=&quot;reponseB&quot;;[.O114]=&quot;reponseC&quot;);-10;10)" office:value-type="float" office:value="10">
            <text:p>10</text:p>
          </table:table-cell>
          <table:table-cell table:formula="of:=IF(OR([.P114]=&quot;responseA&quot;;[.P114]=&quot;reponseB&quot;;[.P114]=&quot;reponseC&quot;);-10;10)" office:value-type="float" office:value="10">
            <text:p>10</text:p>
          </table:table-cell>
          <table:table-cell table:formula="of:=IF(OR([.Q114]=&quot;responseA&quot;;[.Q114]=&quot;reponseB&quot;;[.Q114]=&quot;reponseC&quot;);-10;10)" office:value-type="float" office:value="10">
            <text:p>10</text:p>
          </table:table-cell>
          <table:table-cell table:formula="of:=IF(OR([.R114]=&quot;responseA&quot;;[.R114]=&quot;reponseB&quot;;[.R114]=&quot;reponseC&quot;);-10;10)" office:value-type="float" office:value="10">
            <text:p>10</text:p>
          </table:table-cell>
          <table:table-cell table:formula="of:=IF(OR([.S114]=&quot;responseA&quot;;[.S114]=&quot;reponseB&quot;;[.S114]=&quot;reponseC&quot;);-10;10)" office:value-type="float" office:value="10">
            <text:p>10</text:p>
          </table:table-cell>
          <table:table-cell table:formula="of:=IF(OR([.T114]=&quot;responseA&quot;;[.T114]=&quot;reponseB&quot;;[.T114]=&quot;reponseC&quot;);-10;10)" office:value-type="float" office:value="10">
            <text:p>10</text:p>
          </table:table-cell>
          <table:table-cell table:formula="of:=IF(OR([.U114]=&quot;responseA&quot;;[.U114]=&quot;reponseB&quot;;[.U114]=&quot;reponseC&quot;);-10;10)" office:value-type="float" office:value="10">
            <text:p>10</text:p>
          </table:table-cell>
          <table:table-cell table:formula="of:=IF(OR([.V114]=&quot;responseA&quot;;[.V114]=&quot;reponseB&quot;;[.V114]=&quot;reponseC&quot;);-10;10)" office:value-type="float" office:value="10">
            <text:p>10</text:p>
          </table:table-cell>
          <table:table-cell table:formula="of:=IF(OR([.W114]=&quot;responseA&quot;;[.W114]=&quot;reponseB&quot;;[.W114]=&quot;reponseC&quot;);-10;10)" office:value-type="float" office:value="10">
            <text:p>10</text:p>
          </table:table-cell>
          <table:table-cell table:formula="of:=IF(OR([.X114]=&quot;responseA&quot;;[.X114]=&quot;reponseB&quot;;[.X114]=&quot;reponseC&quot;);-10;10)" office:value-type="float" office:value="10">
            <text:p>10</text:p>
          </table:table-cell>
          <table:table-cell table:formula="of:=IF(SUM([.Y114:.AH114])&lt;10;10;SUM([.Y114:.AH114]))" office:value-type="float" office:value="100">
            <text:p>100</text:p>
          </table:table-cell>
          <table:table-cell table:formula="of:=IF(SUM([.AI114:.AR114])&lt;10;10;SUM([.AI114:.AR114]))" office:value-type="float" office:value="100">
            <text:p>100</text:p>
          </table:table-cell>
          <table:table-cell table:formula="of:=([.AT114]-[.AS114])/[.AS114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15]=&quot;responseA&quot;;[.E115]=&quot;reponseB&quot;;[.E115]=&quot;reponseC&quot;);-10;10)" office:value-type="float" office:value="10">
            <text:p>10</text:p>
          </table:table-cell>
          <table:table-cell table:formula="of:=IF(OR([.F115]=&quot;responseA&quot;;[.F115]=&quot;reponseB&quot;;[.F115]=&quot;reponseC&quot;);-10;10)" office:value-type="float" office:value="10">
            <text:p>10</text:p>
          </table:table-cell>
          <table:table-cell table:formula="of:=IF(OR([.G115]=&quot;responseA&quot;;[.G115]=&quot;reponseB&quot;;[.G115]=&quot;reponseC&quot;);-10;10)" office:value-type="float" office:value="10">
            <text:p>10</text:p>
          </table:table-cell>
          <table:table-cell table:formula="of:=IF(OR([.H115]=&quot;responseA&quot;;[.H115]=&quot;reponseB&quot;;[.H115]=&quot;reponseC&quot;);-10;10)" office:value-type="float" office:value="10">
            <text:p>10</text:p>
          </table:table-cell>
          <table:table-cell table:formula="of:=IF(OR([.I115]=&quot;responseA&quot;;[.I115]=&quot;reponseB&quot;;[.I115]=&quot;reponseC&quot;);-10;10)" office:value-type="float" office:value="10">
            <text:p>10</text:p>
          </table:table-cell>
          <table:table-cell table:formula="of:=IF(OR([.J115]=&quot;responseA&quot;;[.J115]=&quot;reponseB&quot;;[.J115]=&quot;reponseC&quot;);-10;10)" office:value-type="float" office:value="10">
            <text:p>10</text:p>
          </table:table-cell>
          <table:table-cell table:formula="of:=IF(OR([.K115]=&quot;responseA&quot;;[.K115]=&quot;reponseB&quot;;[.K115]=&quot;reponseC&quot;);-10;10)" office:value-type="float" office:value="10">
            <text:p>10</text:p>
          </table:table-cell>
          <table:table-cell table:formula="of:=IF(OR([.L115]=&quot;responseA&quot;;[.L115]=&quot;reponseB&quot;;[.L115]=&quot;reponseC&quot;);-10;10)" office:value-type="float" office:value="10">
            <text:p>10</text:p>
          </table:table-cell>
          <table:table-cell table:formula="of:=IF(OR([.M115]=&quot;responseA&quot;;[.M115]=&quot;reponseB&quot;;[.M115]=&quot;reponseC&quot;);-10;10)" office:value-type="float" office:value="10">
            <text:p>10</text:p>
          </table:table-cell>
          <table:table-cell table:formula="of:=IF(OR([.N115]=&quot;responseA&quot;;[.N115]=&quot;reponseB&quot;;[.N115]=&quot;reponseC&quot;);-10;10)" office:value-type="float" office:value="10">
            <text:p>10</text:p>
          </table:table-cell>
          <table:table-cell table:formula="of:=IF(OR([.O115]=&quot;responseA&quot;;[.O115]=&quot;reponseB&quot;;[.O115]=&quot;reponseC&quot;);-10;10)" office:value-type="float" office:value="10">
            <text:p>10</text:p>
          </table:table-cell>
          <table:table-cell table:formula="of:=IF(OR([.P115]=&quot;responseA&quot;;[.P115]=&quot;reponseB&quot;;[.P115]=&quot;reponseC&quot;);-10;10)" office:value-type="float" office:value="10">
            <text:p>10</text:p>
          </table:table-cell>
          <table:table-cell table:formula="of:=IF(OR([.Q115]=&quot;responseA&quot;;[.Q115]=&quot;reponseB&quot;;[.Q115]=&quot;reponseC&quot;);-10;10)" office:value-type="float" office:value="10">
            <text:p>10</text:p>
          </table:table-cell>
          <table:table-cell table:formula="of:=IF(OR([.R115]=&quot;responseA&quot;;[.R115]=&quot;reponseB&quot;;[.R115]=&quot;reponseC&quot;);-10;10)" office:value-type="float" office:value="10">
            <text:p>10</text:p>
          </table:table-cell>
          <table:table-cell table:formula="of:=IF(OR([.S115]=&quot;responseA&quot;;[.S115]=&quot;reponseB&quot;;[.S115]=&quot;reponseC&quot;);-10;10)" office:value-type="float" office:value="10">
            <text:p>10</text:p>
          </table:table-cell>
          <table:table-cell table:formula="of:=IF(OR([.T115]=&quot;responseA&quot;;[.T115]=&quot;reponseB&quot;;[.T115]=&quot;reponseC&quot;);-10;10)" office:value-type="float" office:value="10">
            <text:p>10</text:p>
          </table:table-cell>
          <table:table-cell table:formula="of:=IF(OR([.U115]=&quot;responseA&quot;;[.U115]=&quot;reponseB&quot;;[.U115]=&quot;reponseC&quot;);-10;10)" office:value-type="float" office:value="10">
            <text:p>10</text:p>
          </table:table-cell>
          <table:table-cell table:formula="of:=IF(OR([.V115]=&quot;responseA&quot;;[.V115]=&quot;reponseB&quot;;[.V115]=&quot;reponseC&quot;);-10;10)" office:value-type="float" office:value="10">
            <text:p>10</text:p>
          </table:table-cell>
          <table:table-cell table:formula="of:=IF(OR([.W115]=&quot;responseA&quot;;[.W115]=&quot;reponseB&quot;;[.W115]=&quot;reponseC&quot;);-10;10)" office:value-type="float" office:value="10">
            <text:p>10</text:p>
          </table:table-cell>
          <table:table-cell table:formula="of:=IF(OR([.X115]=&quot;responseA&quot;;[.X115]=&quot;reponseB&quot;;[.X115]=&quot;reponseC&quot;);-10;10)" office:value-type="float" office:value="10">
            <text:p>10</text:p>
          </table:table-cell>
          <table:table-cell table:formula="of:=IF(SUM([.Y115:.AH115])&lt;10;10;SUM([.Y115:.AH115]))" office:value-type="float" office:value="100">
            <text:p>100</text:p>
          </table:table-cell>
          <table:table-cell table:formula="of:=IF(SUM([.AI115:.AR115])&lt;10;10;SUM([.AI115:.AR115]))" office:value-type="float" office:value="100">
            <text:p>100</text:p>
          </table:table-cell>
          <table:table-cell table:formula="of:=([.AT115]-[.AS115])/[.AS115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16]=&quot;responseA&quot;;[.E116]=&quot;reponseB&quot;;[.E116]=&quot;reponseC&quot;);-10;10)" office:value-type="float" office:value="10">
            <text:p>10</text:p>
          </table:table-cell>
          <table:table-cell table:formula="of:=IF(OR([.F116]=&quot;responseA&quot;;[.F116]=&quot;reponseB&quot;;[.F116]=&quot;reponseC&quot;);-10;10)" office:value-type="float" office:value="10">
            <text:p>10</text:p>
          </table:table-cell>
          <table:table-cell table:formula="of:=IF(OR([.G116]=&quot;responseA&quot;;[.G116]=&quot;reponseB&quot;;[.G116]=&quot;reponseC&quot;);-10;10)" office:value-type="float" office:value="10">
            <text:p>10</text:p>
          </table:table-cell>
          <table:table-cell table:formula="of:=IF(OR([.H116]=&quot;responseA&quot;;[.H116]=&quot;reponseB&quot;;[.H116]=&quot;reponseC&quot;);-10;10)" office:value-type="float" office:value="10">
            <text:p>10</text:p>
          </table:table-cell>
          <table:table-cell table:formula="of:=IF(OR([.I116]=&quot;responseA&quot;;[.I116]=&quot;reponseB&quot;;[.I116]=&quot;reponseC&quot;);-10;10)" office:value-type="float" office:value="10">
            <text:p>10</text:p>
          </table:table-cell>
          <table:table-cell table:formula="of:=IF(OR([.J116]=&quot;responseA&quot;;[.J116]=&quot;reponseB&quot;;[.J116]=&quot;reponseC&quot;);-10;10)" office:value-type="float" office:value="10">
            <text:p>10</text:p>
          </table:table-cell>
          <table:table-cell table:formula="of:=IF(OR([.K116]=&quot;responseA&quot;;[.K116]=&quot;reponseB&quot;;[.K116]=&quot;reponseC&quot;);-10;10)" office:value-type="float" office:value="10">
            <text:p>10</text:p>
          </table:table-cell>
          <table:table-cell table:formula="of:=IF(OR([.L116]=&quot;responseA&quot;;[.L116]=&quot;reponseB&quot;;[.L116]=&quot;reponseC&quot;);-10;10)" office:value-type="float" office:value="10">
            <text:p>10</text:p>
          </table:table-cell>
          <table:table-cell table:formula="of:=IF(OR([.M116]=&quot;responseA&quot;;[.M116]=&quot;reponseB&quot;;[.M116]=&quot;reponseC&quot;);-10;10)" office:value-type="float" office:value="10">
            <text:p>10</text:p>
          </table:table-cell>
          <table:table-cell table:formula="of:=IF(OR([.N116]=&quot;responseA&quot;;[.N116]=&quot;reponseB&quot;;[.N116]=&quot;reponseC&quot;);-10;10)" office:value-type="float" office:value="10">
            <text:p>10</text:p>
          </table:table-cell>
          <table:table-cell table:formula="of:=IF(OR([.O116]=&quot;responseA&quot;;[.O116]=&quot;reponseB&quot;;[.O116]=&quot;reponseC&quot;);-10;10)" office:value-type="float" office:value="10">
            <text:p>10</text:p>
          </table:table-cell>
          <table:table-cell table:formula="of:=IF(OR([.P116]=&quot;responseA&quot;;[.P116]=&quot;reponseB&quot;;[.P116]=&quot;reponseC&quot;);-10;10)" office:value-type="float" office:value="10">
            <text:p>10</text:p>
          </table:table-cell>
          <table:table-cell table:formula="of:=IF(OR([.Q116]=&quot;responseA&quot;;[.Q116]=&quot;reponseB&quot;;[.Q116]=&quot;reponseC&quot;);-10;10)" office:value-type="float" office:value="10">
            <text:p>10</text:p>
          </table:table-cell>
          <table:table-cell table:formula="of:=IF(OR([.R116]=&quot;responseA&quot;;[.R116]=&quot;reponseB&quot;;[.R116]=&quot;reponseC&quot;);-10;10)" office:value-type="float" office:value="10">
            <text:p>10</text:p>
          </table:table-cell>
          <table:table-cell table:formula="of:=IF(OR([.S116]=&quot;responseA&quot;;[.S116]=&quot;reponseB&quot;;[.S116]=&quot;reponseC&quot;);-10;10)" office:value-type="float" office:value="10">
            <text:p>10</text:p>
          </table:table-cell>
          <table:table-cell table:formula="of:=IF(OR([.T116]=&quot;responseA&quot;;[.T116]=&quot;reponseB&quot;;[.T116]=&quot;reponseC&quot;);-10;10)" office:value-type="float" office:value="10">
            <text:p>10</text:p>
          </table:table-cell>
          <table:table-cell table:formula="of:=IF(OR([.U116]=&quot;responseA&quot;;[.U116]=&quot;reponseB&quot;;[.U116]=&quot;reponseC&quot;);-10;10)" office:value-type="float" office:value="10">
            <text:p>10</text:p>
          </table:table-cell>
          <table:table-cell table:formula="of:=IF(OR([.V116]=&quot;responseA&quot;;[.V116]=&quot;reponseB&quot;;[.V116]=&quot;reponseC&quot;);-10;10)" office:value-type="float" office:value="10">
            <text:p>10</text:p>
          </table:table-cell>
          <table:table-cell table:formula="of:=IF(OR([.W116]=&quot;responseA&quot;;[.W116]=&quot;reponseB&quot;;[.W116]=&quot;reponseC&quot;);-10;10)" office:value-type="float" office:value="10">
            <text:p>10</text:p>
          </table:table-cell>
          <table:table-cell table:formula="of:=IF(OR([.X116]=&quot;responseA&quot;;[.X116]=&quot;reponseB&quot;;[.X116]=&quot;reponseC&quot;);-10;10)" office:value-type="float" office:value="10">
            <text:p>10</text:p>
          </table:table-cell>
          <table:table-cell table:formula="of:=IF(SUM([.Y116:.AH116])&lt;10;10;SUM([.Y116:.AH116]))" office:value-type="float" office:value="100">
            <text:p>100</text:p>
          </table:table-cell>
          <table:table-cell table:formula="of:=IF(SUM([.AI116:.AR116])&lt;10;10;SUM([.AI116:.AR116]))" office:value-type="float" office:value="100">
            <text:p>100</text:p>
          </table:table-cell>
          <table:table-cell table:formula="of:=([.AT116]-[.AS116])/[.AS116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17]=&quot;responseA&quot;;[.E117]=&quot;reponseB&quot;;[.E117]=&quot;reponseC&quot;);-10;10)" office:value-type="float" office:value="10">
            <text:p>10</text:p>
          </table:table-cell>
          <table:table-cell table:formula="of:=IF(OR([.F117]=&quot;responseA&quot;;[.F117]=&quot;reponseB&quot;;[.F117]=&quot;reponseC&quot;);-10;10)" office:value-type="float" office:value="10">
            <text:p>10</text:p>
          </table:table-cell>
          <table:table-cell table:formula="of:=IF(OR([.G117]=&quot;responseA&quot;;[.G117]=&quot;reponseB&quot;;[.G117]=&quot;reponseC&quot;);-10;10)" office:value-type="float" office:value="10">
            <text:p>10</text:p>
          </table:table-cell>
          <table:table-cell table:formula="of:=IF(OR([.H117]=&quot;responseA&quot;;[.H117]=&quot;reponseB&quot;;[.H117]=&quot;reponseC&quot;);-10;10)" office:value-type="float" office:value="10">
            <text:p>10</text:p>
          </table:table-cell>
          <table:table-cell table:formula="of:=IF(OR([.I117]=&quot;responseA&quot;;[.I117]=&quot;reponseB&quot;;[.I117]=&quot;reponseC&quot;);-10;10)" office:value-type="float" office:value="10">
            <text:p>10</text:p>
          </table:table-cell>
          <table:table-cell table:formula="of:=IF(OR([.J117]=&quot;responseA&quot;;[.J117]=&quot;reponseB&quot;;[.J117]=&quot;reponseC&quot;);-10;10)" office:value-type="float" office:value="10">
            <text:p>10</text:p>
          </table:table-cell>
          <table:table-cell table:formula="of:=IF(OR([.K117]=&quot;responseA&quot;;[.K117]=&quot;reponseB&quot;;[.K117]=&quot;reponseC&quot;);-10;10)" office:value-type="float" office:value="10">
            <text:p>10</text:p>
          </table:table-cell>
          <table:table-cell table:formula="of:=IF(OR([.L117]=&quot;responseA&quot;;[.L117]=&quot;reponseB&quot;;[.L117]=&quot;reponseC&quot;);-10;10)" office:value-type="float" office:value="10">
            <text:p>10</text:p>
          </table:table-cell>
          <table:table-cell table:formula="of:=IF(OR([.M117]=&quot;responseA&quot;;[.M117]=&quot;reponseB&quot;;[.M117]=&quot;reponseC&quot;);-10;10)" office:value-type="float" office:value="10">
            <text:p>10</text:p>
          </table:table-cell>
          <table:table-cell table:formula="of:=IF(OR([.N117]=&quot;responseA&quot;;[.N117]=&quot;reponseB&quot;;[.N117]=&quot;reponseC&quot;);-10;10)" office:value-type="float" office:value="10">
            <text:p>10</text:p>
          </table:table-cell>
          <table:table-cell table:formula="of:=IF(OR([.O117]=&quot;responseA&quot;;[.O117]=&quot;reponseB&quot;;[.O117]=&quot;reponseC&quot;);-10;10)" office:value-type="float" office:value="10">
            <text:p>10</text:p>
          </table:table-cell>
          <table:table-cell table:formula="of:=IF(OR([.P117]=&quot;responseA&quot;;[.P117]=&quot;reponseB&quot;;[.P117]=&quot;reponseC&quot;);-10;10)" office:value-type="float" office:value="10">
            <text:p>10</text:p>
          </table:table-cell>
          <table:table-cell table:formula="of:=IF(OR([.Q117]=&quot;responseA&quot;;[.Q117]=&quot;reponseB&quot;;[.Q117]=&quot;reponseC&quot;);-10;10)" office:value-type="float" office:value="10">
            <text:p>10</text:p>
          </table:table-cell>
          <table:table-cell table:formula="of:=IF(OR([.R117]=&quot;responseA&quot;;[.R117]=&quot;reponseB&quot;;[.R117]=&quot;reponseC&quot;);-10;10)" office:value-type="float" office:value="10">
            <text:p>10</text:p>
          </table:table-cell>
          <table:table-cell table:formula="of:=IF(OR([.S117]=&quot;responseA&quot;;[.S117]=&quot;reponseB&quot;;[.S117]=&quot;reponseC&quot;);-10;10)" office:value-type="float" office:value="10">
            <text:p>10</text:p>
          </table:table-cell>
          <table:table-cell table:formula="of:=IF(OR([.T117]=&quot;responseA&quot;;[.T117]=&quot;reponseB&quot;;[.T117]=&quot;reponseC&quot;);-10;10)" office:value-type="float" office:value="10">
            <text:p>10</text:p>
          </table:table-cell>
          <table:table-cell table:formula="of:=IF(OR([.U117]=&quot;responseA&quot;;[.U117]=&quot;reponseB&quot;;[.U117]=&quot;reponseC&quot;);-10;10)" office:value-type="float" office:value="10">
            <text:p>10</text:p>
          </table:table-cell>
          <table:table-cell table:formula="of:=IF(OR([.V117]=&quot;responseA&quot;;[.V117]=&quot;reponseB&quot;;[.V117]=&quot;reponseC&quot;);-10;10)" office:value-type="float" office:value="10">
            <text:p>10</text:p>
          </table:table-cell>
          <table:table-cell table:formula="of:=IF(OR([.W117]=&quot;responseA&quot;;[.W117]=&quot;reponseB&quot;;[.W117]=&quot;reponseC&quot;);-10;10)" office:value-type="float" office:value="10">
            <text:p>10</text:p>
          </table:table-cell>
          <table:table-cell table:formula="of:=IF(OR([.X117]=&quot;responseA&quot;;[.X117]=&quot;reponseB&quot;;[.X117]=&quot;reponseC&quot;);-10;10)" office:value-type="float" office:value="10">
            <text:p>10</text:p>
          </table:table-cell>
          <table:table-cell table:formula="of:=IF(SUM([.Y117:.AH117])&lt;10;10;SUM([.Y117:.AH117]))" office:value-type="float" office:value="100">
            <text:p>100</text:p>
          </table:table-cell>
          <table:table-cell table:formula="of:=IF(SUM([.AI117:.AR117])&lt;10;10;SUM([.AI117:.AR117]))" office:value-type="float" office:value="100">
            <text:p>100</text:p>
          </table:table-cell>
          <table:table-cell table:formula="of:=([.AT117]-[.AS117])/[.AS117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18]=&quot;responseA&quot;;[.E118]=&quot;reponseB&quot;;[.E118]=&quot;reponseC&quot;);-10;10)" office:value-type="float" office:value="10">
            <text:p>10</text:p>
          </table:table-cell>
          <table:table-cell table:formula="of:=IF(OR([.F118]=&quot;responseA&quot;;[.F118]=&quot;reponseB&quot;;[.F118]=&quot;reponseC&quot;);-10;10)" office:value-type="float" office:value="10">
            <text:p>10</text:p>
          </table:table-cell>
          <table:table-cell table:formula="of:=IF(OR([.G118]=&quot;responseA&quot;;[.G118]=&quot;reponseB&quot;;[.G118]=&quot;reponseC&quot;);-10;10)" office:value-type="float" office:value="10">
            <text:p>10</text:p>
          </table:table-cell>
          <table:table-cell table:formula="of:=IF(OR([.H118]=&quot;responseA&quot;;[.H118]=&quot;reponseB&quot;;[.H118]=&quot;reponseC&quot;);-10;10)" office:value-type="float" office:value="10">
            <text:p>10</text:p>
          </table:table-cell>
          <table:table-cell table:formula="of:=IF(OR([.I118]=&quot;responseA&quot;;[.I118]=&quot;reponseB&quot;;[.I118]=&quot;reponseC&quot;);-10;10)" office:value-type="float" office:value="10">
            <text:p>10</text:p>
          </table:table-cell>
          <table:table-cell table:formula="of:=IF(OR([.J118]=&quot;responseA&quot;;[.J118]=&quot;reponseB&quot;;[.J118]=&quot;reponseC&quot;);-10;10)" office:value-type="float" office:value="10">
            <text:p>10</text:p>
          </table:table-cell>
          <table:table-cell table:formula="of:=IF(OR([.K118]=&quot;responseA&quot;;[.K118]=&quot;reponseB&quot;;[.K118]=&quot;reponseC&quot;);-10;10)" office:value-type="float" office:value="10">
            <text:p>10</text:p>
          </table:table-cell>
          <table:table-cell table:formula="of:=IF(OR([.L118]=&quot;responseA&quot;;[.L118]=&quot;reponseB&quot;;[.L118]=&quot;reponseC&quot;);-10;10)" office:value-type="float" office:value="10">
            <text:p>10</text:p>
          </table:table-cell>
          <table:table-cell table:formula="of:=IF(OR([.M118]=&quot;responseA&quot;;[.M118]=&quot;reponseB&quot;;[.M118]=&quot;reponseC&quot;);-10;10)" office:value-type="float" office:value="10">
            <text:p>10</text:p>
          </table:table-cell>
          <table:table-cell table:formula="of:=IF(OR([.N118]=&quot;responseA&quot;;[.N118]=&quot;reponseB&quot;;[.N118]=&quot;reponseC&quot;);-10;10)" office:value-type="float" office:value="10">
            <text:p>10</text:p>
          </table:table-cell>
          <table:table-cell table:formula="of:=IF(OR([.O118]=&quot;responseA&quot;;[.O118]=&quot;reponseB&quot;;[.O118]=&quot;reponseC&quot;);-10;10)" office:value-type="float" office:value="10">
            <text:p>10</text:p>
          </table:table-cell>
          <table:table-cell table:formula="of:=IF(OR([.P118]=&quot;responseA&quot;;[.P118]=&quot;reponseB&quot;;[.P118]=&quot;reponseC&quot;);-10;10)" office:value-type="float" office:value="10">
            <text:p>10</text:p>
          </table:table-cell>
          <table:table-cell table:formula="of:=IF(OR([.Q118]=&quot;responseA&quot;;[.Q118]=&quot;reponseB&quot;;[.Q118]=&quot;reponseC&quot;);-10;10)" office:value-type="float" office:value="10">
            <text:p>10</text:p>
          </table:table-cell>
          <table:table-cell table:formula="of:=IF(OR([.R118]=&quot;responseA&quot;;[.R118]=&quot;reponseB&quot;;[.R118]=&quot;reponseC&quot;);-10;10)" office:value-type="float" office:value="10">
            <text:p>10</text:p>
          </table:table-cell>
          <table:table-cell table:formula="of:=IF(OR([.S118]=&quot;responseA&quot;;[.S118]=&quot;reponseB&quot;;[.S118]=&quot;reponseC&quot;);-10;10)" office:value-type="float" office:value="10">
            <text:p>10</text:p>
          </table:table-cell>
          <table:table-cell table:formula="of:=IF(OR([.T118]=&quot;responseA&quot;;[.T118]=&quot;reponseB&quot;;[.T118]=&quot;reponseC&quot;);-10;10)" office:value-type="float" office:value="10">
            <text:p>10</text:p>
          </table:table-cell>
          <table:table-cell table:formula="of:=IF(OR([.U118]=&quot;responseA&quot;;[.U118]=&quot;reponseB&quot;;[.U118]=&quot;reponseC&quot;);-10;10)" office:value-type="float" office:value="10">
            <text:p>10</text:p>
          </table:table-cell>
          <table:table-cell table:formula="of:=IF(OR([.V118]=&quot;responseA&quot;;[.V118]=&quot;reponseB&quot;;[.V118]=&quot;reponseC&quot;);-10;10)" office:value-type="float" office:value="10">
            <text:p>10</text:p>
          </table:table-cell>
          <table:table-cell table:formula="of:=IF(OR([.W118]=&quot;responseA&quot;;[.W118]=&quot;reponseB&quot;;[.W118]=&quot;reponseC&quot;);-10;10)" office:value-type="float" office:value="10">
            <text:p>10</text:p>
          </table:table-cell>
          <table:table-cell table:formula="of:=IF(OR([.X118]=&quot;responseA&quot;;[.X118]=&quot;reponseB&quot;;[.X118]=&quot;reponseC&quot;);-10;10)" office:value-type="float" office:value="10">
            <text:p>10</text:p>
          </table:table-cell>
          <table:table-cell table:formula="of:=IF(SUM([.Y118:.AH118])&lt;10;10;SUM([.Y118:.AH118]))" office:value-type="float" office:value="100">
            <text:p>100</text:p>
          </table:table-cell>
          <table:table-cell table:formula="of:=IF(SUM([.AI118:.AR118])&lt;10;10;SUM([.AI118:.AR118]))" office:value-type="float" office:value="100">
            <text:p>100</text:p>
          </table:table-cell>
          <table:table-cell table:formula="of:=([.AT118]-[.AS118])/[.AS118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19]=&quot;responseA&quot;;[.E119]=&quot;reponseB&quot;;[.E119]=&quot;reponseC&quot;);-10;10)" office:value-type="float" office:value="10">
            <text:p>10</text:p>
          </table:table-cell>
          <table:table-cell table:formula="of:=IF(OR([.F119]=&quot;responseA&quot;;[.F119]=&quot;reponseB&quot;;[.F119]=&quot;reponseC&quot;);-10;10)" office:value-type="float" office:value="10">
            <text:p>10</text:p>
          </table:table-cell>
          <table:table-cell table:formula="of:=IF(OR([.G119]=&quot;responseA&quot;;[.G119]=&quot;reponseB&quot;;[.G119]=&quot;reponseC&quot;);-10;10)" office:value-type="float" office:value="10">
            <text:p>10</text:p>
          </table:table-cell>
          <table:table-cell table:formula="of:=IF(OR([.H119]=&quot;responseA&quot;;[.H119]=&quot;reponseB&quot;;[.H119]=&quot;reponseC&quot;);-10;10)" office:value-type="float" office:value="10">
            <text:p>10</text:p>
          </table:table-cell>
          <table:table-cell table:formula="of:=IF(OR([.I119]=&quot;responseA&quot;;[.I119]=&quot;reponseB&quot;;[.I119]=&quot;reponseC&quot;);-10;10)" office:value-type="float" office:value="10">
            <text:p>10</text:p>
          </table:table-cell>
          <table:table-cell table:formula="of:=IF(OR([.J119]=&quot;responseA&quot;;[.J119]=&quot;reponseB&quot;;[.J119]=&quot;reponseC&quot;);-10;10)" office:value-type="float" office:value="10">
            <text:p>10</text:p>
          </table:table-cell>
          <table:table-cell table:formula="of:=IF(OR([.K119]=&quot;responseA&quot;;[.K119]=&quot;reponseB&quot;;[.K119]=&quot;reponseC&quot;);-10;10)" office:value-type="float" office:value="10">
            <text:p>10</text:p>
          </table:table-cell>
          <table:table-cell table:formula="of:=IF(OR([.L119]=&quot;responseA&quot;;[.L119]=&quot;reponseB&quot;;[.L119]=&quot;reponseC&quot;);-10;10)" office:value-type="float" office:value="10">
            <text:p>10</text:p>
          </table:table-cell>
          <table:table-cell table:formula="of:=IF(OR([.M119]=&quot;responseA&quot;;[.M119]=&quot;reponseB&quot;;[.M119]=&quot;reponseC&quot;);-10;10)" office:value-type="float" office:value="10">
            <text:p>10</text:p>
          </table:table-cell>
          <table:table-cell table:formula="of:=IF(OR([.N119]=&quot;responseA&quot;;[.N119]=&quot;reponseB&quot;;[.N119]=&quot;reponseC&quot;);-10;10)" office:value-type="float" office:value="10">
            <text:p>10</text:p>
          </table:table-cell>
          <table:table-cell table:formula="of:=IF(OR([.O119]=&quot;responseA&quot;;[.O119]=&quot;reponseB&quot;;[.O119]=&quot;reponseC&quot;);-10;10)" office:value-type="float" office:value="10">
            <text:p>10</text:p>
          </table:table-cell>
          <table:table-cell table:formula="of:=IF(OR([.P119]=&quot;responseA&quot;;[.P119]=&quot;reponseB&quot;;[.P119]=&quot;reponseC&quot;);-10;10)" office:value-type="float" office:value="10">
            <text:p>10</text:p>
          </table:table-cell>
          <table:table-cell table:formula="of:=IF(OR([.Q119]=&quot;responseA&quot;;[.Q119]=&quot;reponseB&quot;;[.Q119]=&quot;reponseC&quot;);-10;10)" office:value-type="float" office:value="10">
            <text:p>10</text:p>
          </table:table-cell>
          <table:table-cell table:formula="of:=IF(OR([.R119]=&quot;responseA&quot;;[.R119]=&quot;reponseB&quot;;[.R119]=&quot;reponseC&quot;);-10;10)" office:value-type="float" office:value="10">
            <text:p>10</text:p>
          </table:table-cell>
          <table:table-cell table:formula="of:=IF(OR([.S119]=&quot;responseA&quot;;[.S119]=&quot;reponseB&quot;;[.S119]=&quot;reponseC&quot;);-10;10)" office:value-type="float" office:value="10">
            <text:p>10</text:p>
          </table:table-cell>
          <table:table-cell table:formula="of:=IF(OR([.T119]=&quot;responseA&quot;;[.T119]=&quot;reponseB&quot;;[.T119]=&quot;reponseC&quot;);-10;10)" office:value-type="float" office:value="10">
            <text:p>10</text:p>
          </table:table-cell>
          <table:table-cell table:formula="of:=IF(OR([.U119]=&quot;responseA&quot;;[.U119]=&quot;reponseB&quot;;[.U119]=&quot;reponseC&quot;);-10;10)" office:value-type="float" office:value="10">
            <text:p>10</text:p>
          </table:table-cell>
          <table:table-cell table:formula="of:=IF(OR([.V119]=&quot;responseA&quot;;[.V119]=&quot;reponseB&quot;;[.V119]=&quot;reponseC&quot;);-10;10)" office:value-type="float" office:value="10">
            <text:p>10</text:p>
          </table:table-cell>
          <table:table-cell table:formula="of:=IF(OR([.W119]=&quot;responseA&quot;;[.W119]=&quot;reponseB&quot;;[.W119]=&quot;reponseC&quot;);-10;10)" office:value-type="float" office:value="10">
            <text:p>10</text:p>
          </table:table-cell>
          <table:table-cell table:formula="of:=IF(OR([.X119]=&quot;responseA&quot;;[.X119]=&quot;reponseB&quot;;[.X119]=&quot;reponseC&quot;);-10;10)" office:value-type="float" office:value="10">
            <text:p>10</text:p>
          </table:table-cell>
          <table:table-cell table:formula="of:=IF(SUM([.Y119:.AH119])&lt;10;10;SUM([.Y119:.AH119]))" office:value-type="float" office:value="100">
            <text:p>100</text:p>
          </table:table-cell>
          <table:table-cell table:formula="of:=IF(SUM([.AI119:.AR119])&lt;10;10;SUM([.AI119:.AR119]))" office:value-type="float" office:value="100">
            <text:p>100</text:p>
          </table:table-cell>
          <table:table-cell table:formula="of:=([.AT119]-[.AS119])/[.AS119]" office:value-type="float" office:value="0">
            <text:p>0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20]=&quot;responseA&quot;;[.E120]=&quot;reponseB&quot;;[.E120]=&quot;reponseC&quot;);-10;10)" office:value-type="float" office:value="10">
            <text:p>10</text:p>
          </table:table-cell>
          <table:table-cell table:formula="of:=IF(OR([.F120]=&quot;responseA&quot;;[.F120]=&quot;reponseB&quot;;[.F120]=&quot;reponseC&quot;);-10;10)" office:value-type="float" office:value="10">
            <text:p>10</text:p>
          </table:table-cell>
          <table:table-cell table:formula="of:=IF(OR([.G120]=&quot;responseA&quot;;[.G120]=&quot;reponseB&quot;;[.G120]=&quot;reponseC&quot;);-10;10)" office:value-type="float" office:value="10">
            <text:p>10</text:p>
          </table:table-cell>
          <table:table-cell table:formula="of:=IF(OR([.H120]=&quot;responseA&quot;;[.H120]=&quot;reponseB&quot;;[.H120]=&quot;reponseC&quot;);-10;10)" office:value-type="float" office:value="10">
            <text:p>10</text:p>
          </table:table-cell>
          <table:table-cell table:formula="of:=IF(OR([.I120]=&quot;responseA&quot;;[.I120]=&quot;reponseB&quot;;[.I120]=&quot;reponseC&quot;);-10;10)" office:value-type="float" office:value="10">
            <text:p>10</text:p>
          </table:table-cell>
          <table:table-cell table:formula="of:=IF(OR([.J120]=&quot;responseA&quot;;[.J120]=&quot;reponseB&quot;;[.J120]=&quot;reponseC&quot;);-10;10)" office:value-type="float" office:value="10">
            <text:p>10</text:p>
          </table:table-cell>
          <table:table-cell table:formula="of:=IF(OR([.K120]=&quot;responseA&quot;;[.K120]=&quot;reponseB&quot;;[.K120]=&quot;reponseC&quot;);-10;10)" office:value-type="float" office:value="10">
            <text:p>10</text:p>
          </table:table-cell>
          <table:table-cell table:formula="of:=IF(OR([.L120]=&quot;responseA&quot;;[.L120]=&quot;reponseB&quot;;[.L120]=&quot;reponseC&quot;);-10;10)" office:value-type="float" office:value="10">
            <text:p>10</text:p>
          </table:table-cell>
          <table:table-cell table:formula="of:=IF(OR([.M120]=&quot;responseA&quot;;[.M120]=&quot;reponseB&quot;;[.M120]=&quot;reponseC&quot;);-10;10)" office:value-type="float" office:value="10">
            <text:p>10</text:p>
          </table:table-cell>
          <table:table-cell table:formula="of:=IF(OR([.N120]=&quot;responseA&quot;;[.N120]=&quot;reponseB&quot;;[.N120]=&quot;reponseC&quot;);-10;10)" office:value-type="float" office:value="10">
            <text:p>10</text:p>
          </table:table-cell>
          <table:table-cell table:formula="of:=IF(OR([.O120]=&quot;responseA&quot;;[.O120]=&quot;reponseB&quot;;[.O120]=&quot;reponseC&quot;);-10;10)" office:value-type="float" office:value="10">
            <text:p>10</text:p>
          </table:table-cell>
          <table:table-cell table:formula="of:=IF(OR([.P120]=&quot;responseA&quot;;[.P120]=&quot;reponseB&quot;;[.P120]=&quot;reponseC&quot;);-10;10)" office:value-type="float" office:value="10">
            <text:p>10</text:p>
          </table:table-cell>
          <table:table-cell table:formula="of:=IF(OR([.Q120]=&quot;responseA&quot;;[.Q120]=&quot;reponseB&quot;;[.Q120]=&quot;reponseC&quot;);-10;10)" office:value-type="float" office:value="10">
            <text:p>10</text:p>
          </table:table-cell>
          <table:table-cell table:formula="of:=IF(OR([.R120]=&quot;responseA&quot;;[.R120]=&quot;reponseB&quot;;[.R120]=&quot;reponseC&quot;);-10;10)" office:value-type="float" office:value="10">
            <text:p>10</text:p>
          </table:table-cell>
          <table:table-cell table:formula="of:=IF(OR([.S120]=&quot;responseA&quot;;[.S120]=&quot;reponseB&quot;;[.S120]=&quot;reponseC&quot;);-10;10)" office:value-type="float" office:value="10">
            <text:p>10</text:p>
          </table:table-cell>
          <table:table-cell table:formula="of:=IF(OR([.T120]=&quot;responseA&quot;;[.T120]=&quot;reponseB&quot;;[.T120]=&quot;reponseC&quot;);-10;10)" office:value-type="float" office:value="10">
            <text:p>10</text:p>
          </table:table-cell>
          <table:table-cell table:formula="of:=IF(OR([.U120]=&quot;responseA&quot;;[.U120]=&quot;reponseB&quot;;[.U120]=&quot;reponseC&quot;);-10;10)" office:value-type="float" office:value="10">
            <text:p>10</text:p>
          </table:table-cell>
          <table:table-cell table:formula="of:=IF(OR([.V120]=&quot;responseA&quot;;[.V120]=&quot;reponseB&quot;;[.V120]=&quot;reponseC&quot;);-10;10)" office:value-type="float" office:value="10">
            <text:p>10</text:p>
          </table:table-cell>
          <table:table-cell table:formula="of:=IF(OR([.W120]=&quot;responseA&quot;;[.W120]=&quot;reponseB&quot;;[.W120]=&quot;reponseC&quot;);-10;10)" office:value-type="float" office:value="10">
            <text:p>10</text:p>
          </table:table-cell>
          <table:table-cell table:formula="of:=IF(OR([.X120]=&quot;responseA&quot;;[.X120]=&quot;reponseB&quot;;[.X120]=&quot;reponseC&quot;);-10;10)" office:value-type="float" office:value="10">
            <text:p>10</text:p>
          </table:table-cell>
          <table:table-cell/>
          <table:table-cell table:formula="of:=IF(SUM([.AI120:.AR120])&lt;10;10;SUM([.AI120:.AR120]))" office:value-type="float" office:value="100">
            <text:p>100</text:p>
          </table:table-cell>
          <table:table-cell table:formula="of:=([.AT120]-[.AS120])/[.AS120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21]=&quot;responseA&quot;;[.E121]=&quot;reponseB&quot;;[.E121]=&quot;reponseC&quot;);-10;10)" office:value-type="float" office:value="10">
            <text:p>10</text:p>
          </table:table-cell>
          <table:table-cell table:formula="of:=IF(OR([.F121]=&quot;responseA&quot;;[.F121]=&quot;reponseB&quot;;[.F121]=&quot;reponseC&quot;);-10;10)" office:value-type="float" office:value="10">
            <text:p>10</text:p>
          </table:table-cell>
          <table:table-cell table:formula="of:=IF(OR([.G121]=&quot;responseA&quot;;[.G121]=&quot;reponseB&quot;;[.G121]=&quot;reponseC&quot;);-10;10)" office:value-type="float" office:value="10">
            <text:p>10</text:p>
          </table:table-cell>
          <table:table-cell table:formula="of:=IF(OR([.H121]=&quot;responseA&quot;;[.H121]=&quot;reponseB&quot;;[.H121]=&quot;reponseC&quot;);-10;10)" office:value-type="float" office:value="10">
            <text:p>10</text:p>
          </table:table-cell>
          <table:table-cell table:formula="of:=IF(OR([.I121]=&quot;responseA&quot;;[.I121]=&quot;reponseB&quot;;[.I121]=&quot;reponseC&quot;);-10;10)" office:value-type="float" office:value="10">
            <text:p>10</text:p>
          </table:table-cell>
          <table:table-cell table:formula="of:=IF(OR([.J121]=&quot;responseA&quot;;[.J121]=&quot;reponseB&quot;;[.J121]=&quot;reponseC&quot;);-10;10)" office:value-type="float" office:value="10">
            <text:p>10</text:p>
          </table:table-cell>
          <table:table-cell table:formula="of:=IF(OR([.K121]=&quot;responseA&quot;;[.K121]=&quot;reponseB&quot;;[.K121]=&quot;reponseC&quot;);-10;10)" office:value-type="float" office:value="10">
            <text:p>10</text:p>
          </table:table-cell>
          <table:table-cell table:formula="of:=IF(OR([.L121]=&quot;responseA&quot;;[.L121]=&quot;reponseB&quot;;[.L121]=&quot;reponseC&quot;);-10;10)" office:value-type="float" office:value="10">
            <text:p>10</text:p>
          </table:table-cell>
          <table:table-cell table:formula="of:=IF(OR([.M121]=&quot;responseA&quot;;[.M121]=&quot;reponseB&quot;;[.M121]=&quot;reponseC&quot;);-10;10)" office:value-type="float" office:value="10">
            <text:p>10</text:p>
          </table:table-cell>
          <table:table-cell table:formula="of:=IF(OR([.N121]=&quot;responseA&quot;;[.N121]=&quot;reponseB&quot;;[.N121]=&quot;reponseC&quot;);-10;10)" office:value-type="float" office:value="10">
            <text:p>10</text:p>
          </table:table-cell>
          <table:table-cell table:formula="of:=IF(OR([.O121]=&quot;responseA&quot;;[.O121]=&quot;reponseB&quot;;[.O121]=&quot;reponseC&quot;);-10;10)" office:value-type="float" office:value="10">
            <text:p>10</text:p>
          </table:table-cell>
          <table:table-cell table:formula="of:=IF(OR([.P121]=&quot;responseA&quot;;[.P121]=&quot;reponseB&quot;;[.P121]=&quot;reponseC&quot;);-10;10)" office:value-type="float" office:value="10">
            <text:p>10</text:p>
          </table:table-cell>
          <table:table-cell table:formula="of:=IF(OR([.Q121]=&quot;responseA&quot;;[.Q121]=&quot;reponseB&quot;;[.Q121]=&quot;reponseC&quot;);-10;10)" office:value-type="float" office:value="10">
            <text:p>10</text:p>
          </table:table-cell>
          <table:table-cell table:formula="of:=IF(OR([.R121]=&quot;responseA&quot;;[.R121]=&quot;reponseB&quot;;[.R121]=&quot;reponseC&quot;);-10;10)" office:value-type="float" office:value="10">
            <text:p>10</text:p>
          </table:table-cell>
          <table:table-cell table:formula="of:=IF(OR([.S121]=&quot;responseA&quot;;[.S121]=&quot;reponseB&quot;;[.S121]=&quot;reponseC&quot;);-10;10)" office:value-type="float" office:value="10">
            <text:p>10</text:p>
          </table:table-cell>
          <table:table-cell table:formula="of:=IF(OR([.T121]=&quot;responseA&quot;;[.T121]=&quot;reponseB&quot;;[.T121]=&quot;reponseC&quot;);-10;10)" office:value-type="float" office:value="10">
            <text:p>10</text:p>
          </table:table-cell>
          <table:table-cell table:formula="of:=IF(OR([.U121]=&quot;responseA&quot;;[.U121]=&quot;reponseB&quot;;[.U121]=&quot;reponseC&quot;);-10;10)" office:value-type="float" office:value="10">
            <text:p>10</text:p>
          </table:table-cell>
          <table:table-cell table:formula="of:=IF(OR([.V121]=&quot;responseA&quot;;[.V121]=&quot;reponseB&quot;;[.V121]=&quot;reponseC&quot;);-10;10)" office:value-type="float" office:value="10">
            <text:p>10</text:p>
          </table:table-cell>
          <table:table-cell table:formula="of:=IF(OR([.W121]=&quot;responseA&quot;;[.W121]=&quot;reponseB&quot;;[.W121]=&quot;reponseC&quot;);-10;10)" office:value-type="float" office:value="10">
            <text:p>10</text:p>
          </table:table-cell>
          <table:table-cell table:formula="of:=IF(OR([.X121]=&quot;responseA&quot;;[.X121]=&quot;reponseB&quot;;[.X121]=&quot;reponseC&quot;);-10;10)" office:value-type="float" office:value="10">
            <text:p>10</text:p>
          </table:table-cell>
          <table:table-cell/>
          <table:table-cell table:formula="of:=IF(SUM([.AI121:.AR121])&lt;10;10;SUM([.AI121:.AR121]))" office:value-type="float" office:value="100">
            <text:p>100</text:p>
          </table:table-cell>
          <table:table-cell table:formula="of:=([.AT121]-[.AS121])/[.AS121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22]=&quot;responseA&quot;;[.E122]=&quot;reponseB&quot;;[.E122]=&quot;reponseC&quot;);-10;10)" office:value-type="float" office:value="10">
            <text:p>10</text:p>
          </table:table-cell>
          <table:table-cell table:formula="of:=IF(OR([.F122]=&quot;responseA&quot;;[.F122]=&quot;reponseB&quot;;[.F122]=&quot;reponseC&quot;);-10;10)" office:value-type="float" office:value="10">
            <text:p>10</text:p>
          </table:table-cell>
          <table:table-cell table:formula="of:=IF(OR([.G122]=&quot;responseA&quot;;[.G122]=&quot;reponseB&quot;;[.G122]=&quot;reponseC&quot;);-10;10)" office:value-type="float" office:value="10">
            <text:p>10</text:p>
          </table:table-cell>
          <table:table-cell table:formula="of:=IF(OR([.H122]=&quot;responseA&quot;;[.H122]=&quot;reponseB&quot;;[.H122]=&quot;reponseC&quot;);-10;10)" office:value-type="float" office:value="10">
            <text:p>10</text:p>
          </table:table-cell>
          <table:table-cell table:formula="of:=IF(OR([.I122]=&quot;responseA&quot;;[.I122]=&quot;reponseB&quot;;[.I122]=&quot;reponseC&quot;);-10;10)" office:value-type="float" office:value="10">
            <text:p>10</text:p>
          </table:table-cell>
          <table:table-cell table:formula="of:=IF(OR([.J122]=&quot;responseA&quot;;[.J122]=&quot;reponseB&quot;;[.J122]=&quot;reponseC&quot;);-10;10)" office:value-type="float" office:value="10">
            <text:p>10</text:p>
          </table:table-cell>
          <table:table-cell table:formula="of:=IF(OR([.K122]=&quot;responseA&quot;;[.K122]=&quot;reponseB&quot;;[.K122]=&quot;reponseC&quot;);-10;10)" office:value-type="float" office:value="10">
            <text:p>10</text:p>
          </table:table-cell>
          <table:table-cell table:formula="of:=IF(OR([.L122]=&quot;responseA&quot;;[.L122]=&quot;reponseB&quot;;[.L122]=&quot;reponseC&quot;);-10;10)" office:value-type="float" office:value="10">
            <text:p>10</text:p>
          </table:table-cell>
          <table:table-cell table:formula="of:=IF(OR([.M122]=&quot;responseA&quot;;[.M122]=&quot;reponseB&quot;;[.M122]=&quot;reponseC&quot;);-10;10)" office:value-type="float" office:value="10">
            <text:p>10</text:p>
          </table:table-cell>
          <table:table-cell table:formula="of:=IF(OR([.N122]=&quot;responseA&quot;;[.N122]=&quot;reponseB&quot;;[.N122]=&quot;reponseC&quot;);-10;10)" office:value-type="float" office:value="10">
            <text:p>10</text:p>
          </table:table-cell>
          <table:table-cell table:formula="of:=IF(OR([.O122]=&quot;responseA&quot;;[.O122]=&quot;reponseB&quot;;[.O122]=&quot;reponseC&quot;);-10;10)" office:value-type="float" office:value="10">
            <text:p>10</text:p>
          </table:table-cell>
          <table:table-cell table:formula="of:=IF(OR([.P122]=&quot;responseA&quot;;[.P122]=&quot;reponseB&quot;;[.P122]=&quot;reponseC&quot;);-10;10)" office:value-type="float" office:value="10">
            <text:p>10</text:p>
          </table:table-cell>
          <table:table-cell table:formula="of:=IF(OR([.Q122]=&quot;responseA&quot;;[.Q122]=&quot;reponseB&quot;;[.Q122]=&quot;reponseC&quot;);-10;10)" office:value-type="float" office:value="10">
            <text:p>10</text:p>
          </table:table-cell>
          <table:table-cell table:formula="of:=IF(OR([.R122]=&quot;responseA&quot;;[.R122]=&quot;reponseB&quot;;[.R122]=&quot;reponseC&quot;);-10;10)" office:value-type="float" office:value="10">
            <text:p>10</text:p>
          </table:table-cell>
          <table:table-cell table:formula="of:=IF(OR([.S122]=&quot;responseA&quot;;[.S122]=&quot;reponseB&quot;;[.S122]=&quot;reponseC&quot;);-10;10)" office:value-type="float" office:value="10">
            <text:p>10</text:p>
          </table:table-cell>
          <table:table-cell table:formula="of:=IF(OR([.T122]=&quot;responseA&quot;;[.T122]=&quot;reponseB&quot;;[.T122]=&quot;reponseC&quot;);-10;10)" office:value-type="float" office:value="10">
            <text:p>10</text:p>
          </table:table-cell>
          <table:table-cell table:formula="of:=IF(OR([.U122]=&quot;responseA&quot;;[.U122]=&quot;reponseB&quot;;[.U122]=&quot;reponseC&quot;);-10;10)" office:value-type="float" office:value="10">
            <text:p>10</text:p>
          </table:table-cell>
          <table:table-cell table:formula="of:=IF(OR([.V122]=&quot;responseA&quot;;[.V122]=&quot;reponseB&quot;;[.V122]=&quot;reponseC&quot;);-10;10)" office:value-type="float" office:value="10">
            <text:p>10</text:p>
          </table:table-cell>
          <table:table-cell table:formula="of:=IF(OR([.W122]=&quot;responseA&quot;;[.W122]=&quot;reponseB&quot;;[.W122]=&quot;reponseC&quot;);-10;10)" office:value-type="float" office:value="10">
            <text:p>10</text:p>
          </table:table-cell>
          <table:table-cell table:formula="of:=IF(OR([.X122]=&quot;responseA&quot;;[.X122]=&quot;reponseB&quot;;[.X122]=&quot;reponseC&quot;);-10;10)" office:value-type="float" office:value="10">
            <text:p>10</text:p>
          </table:table-cell>
          <table:table-cell/>
          <table:table-cell table:formula="of:=IF(SUM([.AI122:.AR122])&lt;10;10;SUM([.AI122:.AR122]))" office:value-type="float" office:value="100">
            <text:p>100</text:p>
          </table:table-cell>
          <table:table-cell table:formula="of:=([.AT122]-[.AS122])/[.AS122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23]=&quot;responseA&quot;;[.E123]=&quot;reponseB&quot;;[.E123]=&quot;reponseC&quot;);-10;10)" office:value-type="float" office:value="10">
            <text:p>10</text:p>
          </table:table-cell>
          <table:table-cell table:formula="of:=IF(OR([.F123]=&quot;responseA&quot;;[.F123]=&quot;reponseB&quot;;[.F123]=&quot;reponseC&quot;);-10;10)" office:value-type="float" office:value="10">
            <text:p>10</text:p>
          </table:table-cell>
          <table:table-cell table:formula="of:=IF(OR([.G123]=&quot;responseA&quot;;[.G123]=&quot;reponseB&quot;;[.G123]=&quot;reponseC&quot;);-10;10)" office:value-type="float" office:value="10">
            <text:p>10</text:p>
          </table:table-cell>
          <table:table-cell table:formula="of:=IF(OR([.H123]=&quot;responseA&quot;;[.H123]=&quot;reponseB&quot;;[.H123]=&quot;reponseC&quot;);-10;10)" office:value-type="float" office:value="10">
            <text:p>10</text:p>
          </table:table-cell>
          <table:table-cell table:formula="of:=IF(OR([.I123]=&quot;responseA&quot;;[.I123]=&quot;reponseB&quot;;[.I123]=&quot;reponseC&quot;);-10;10)" office:value-type="float" office:value="10">
            <text:p>10</text:p>
          </table:table-cell>
          <table:table-cell table:formula="of:=IF(OR([.J123]=&quot;responseA&quot;;[.J123]=&quot;reponseB&quot;;[.J123]=&quot;reponseC&quot;);-10;10)" office:value-type="float" office:value="10">
            <text:p>10</text:p>
          </table:table-cell>
          <table:table-cell table:formula="of:=IF(OR([.K123]=&quot;responseA&quot;;[.K123]=&quot;reponseB&quot;;[.K123]=&quot;reponseC&quot;);-10;10)" office:value-type="float" office:value="10">
            <text:p>10</text:p>
          </table:table-cell>
          <table:table-cell table:formula="of:=IF(OR([.L123]=&quot;responseA&quot;;[.L123]=&quot;reponseB&quot;;[.L123]=&quot;reponseC&quot;);-10;10)" office:value-type="float" office:value="10">
            <text:p>10</text:p>
          </table:table-cell>
          <table:table-cell table:formula="of:=IF(OR([.M123]=&quot;responseA&quot;;[.M123]=&quot;reponseB&quot;;[.M123]=&quot;reponseC&quot;);-10;10)" office:value-type="float" office:value="10">
            <text:p>10</text:p>
          </table:table-cell>
          <table:table-cell table:formula="of:=IF(OR([.N123]=&quot;responseA&quot;;[.N123]=&quot;reponseB&quot;;[.N123]=&quot;reponseC&quot;);-10;10)" office:value-type="float" office:value="10">
            <text:p>10</text:p>
          </table:table-cell>
          <table:table-cell table:formula="of:=IF(OR([.O123]=&quot;responseA&quot;;[.O123]=&quot;reponseB&quot;;[.O123]=&quot;reponseC&quot;);-10;10)" office:value-type="float" office:value="10">
            <text:p>10</text:p>
          </table:table-cell>
          <table:table-cell table:formula="of:=IF(OR([.P123]=&quot;responseA&quot;;[.P123]=&quot;reponseB&quot;;[.P123]=&quot;reponseC&quot;);-10;10)" office:value-type="float" office:value="10">
            <text:p>10</text:p>
          </table:table-cell>
          <table:table-cell table:formula="of:=IF(OR([.Q123]=&quot;responseA&quot;;[.Q123]=&quot;reponseB&quot;;[.Q123]=&quot;reponseC&quot;);-10;10)" office:value-type="float" office:value="10">
            <text:p>10</text:p>
          </table:table-cell>
          <table:table-cell table:formula="of:=IF(OR([.R123]=&quot;responseA&quot;;[.R123]=&quot;reponseB&quot;;[.R123]=&quot;reponseC&quot;);-10;10)" office:value-type="float" office:value="10">
            <text:p>10</text:p>
          </table:table-cell>
          <table:table-cell table:formula="of:=IF(OR([.S123]=&quot;responseA&quot;;[.S123]=&quot;reponseB&quot;;[.S123]=&quot;reponseC&quot;);-10;10)" office:value-type="float" office:value="10">
            <text:p>10</text:p>
          </table:table-cell>
          <table:table-cell table:formula="of:=IF(OR([.T123]=&quot;responseA&quot;;[.T123]=&quot;reponseB&quot;;[.T123]=&quot;reponseC&quot;);-10;10)" office:value-type="float" office:value="10">
            <text:p>10</text:p>
          </table:table-cell>
          <table:table-cell table:formula="of:=IF(OR([.U123]=&quot;responseA&quot;;[.U123]=&quot;reponseB&quot;;[.U123]=&quot;reponseC&quot;);-10;10)" office:value-type="float" office:value="10">
            <text:p>10</text:p>
          </table:table-cell>
          <table:table-cell table:formula="of:=IF(OR([.V123]=&quot;responseA&quot;;[.V123]=&quot;reponseB&quot;;[.V123]=&quot;reponseC&quot;);-10;10)" office:value-type="float" office:value="10">
            <text:p>10</text:p>
          </table:table-cell>
          <table:table-cell table:formula="of:=IF(OR([.W123]=&quot;responseA&quot;;[.W123]=&quot;reponseB&quot;;[.W123]=&quot;reponseC&quot;);-10;10)" office:value-type="float" office:value="10">
            <text:p>10</text:p>
          </table:table-cell>
          <table:table-cell table:formula="of:=IF(OR([.X123]=&quot;responseA&quot;;[.X123]=&quot;reponseB&quot;;[.X123]=&quot;reponseC&quot;);-10;10)" office:value-type="float" office:value="10">
            <text:p>10</text:p>
          </table:table-cell>
          <table:table-cell/>
          <table:table-cell table:formula="of:=IF(SUM([.AI123:.AR123])&lt;10;10;SUM([.AI123:.AR123]))" office:value-type="float" office:value="100">
            <text:p>100</text:p>
          </table:table-cell>
          <table:table-cell table:formula="of:=([.AT123]-[.AS123])/[.AS123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24]=&quot;responseA&quot;;[.E124]=&quot;reponseB&quot;;[.E124]=&quot;reponseC&quot;);-10;10)" office:value-type="float" office:value="10">
            <text:p>10</text:p>
          </table:table-cell>
          <table:table-cell table:formula="of:=IF(OR([.F124]=&quot;responseA&quot;;[.F124]=&quot;reponseB&quot;;[.F124]=&quot;reponseC&quot;);-10;10)" office:value-type="float" office:value="10">
            <text:p>10</text:p>
          </table:table-cell>
          <table:table-cell table:formula="of:=IF(OR([.G124]=&quot;responseA&quot;;[.G124]=&quot;reponseB&quot;;[.G124]=&quot;reponseC&quot;);-10;10)" office:value-type="float" office:value="10">
            <text:p>10</text:p>
          </table:table-cell>
          <table:table-cell table:formula="of:=IF(OR([.H124]=&quot;responseA&quot;;[.H124]=&quot;reponseB&quot;;[.H124]=&quot;reponseC&quot;);-10;10)" office:value-type="float" office:value="10">
            <text:p>10</text:p>
          </table:table-cell>
          <table:table-cell table:formula="of:=IF(OR([.I124]=&quot;responseA&quot;;[.I124]=&quot;reponseB&quot;;[.I124]=&quot;reponseC&quot;);-10;10)" office:value-type="float" office:value="10">
            <text:p>10</text:p>
          </table:table-cell>
          <table:table-cell table:formula="of:=IF(OR([.J124]=&quot;responseA&quot;;[.J124]=&quot;reponseB&quot;;[.J124]=&quot;reponseC&quot;);-10;10)" office:value-type="float" office:value="10">
            <text:p>10</text:p>
          </table:table-cell>
          <table:table-cell table:formula="of:=IF(OR([.K124]=&quot;responseA&quot;;[.K124]=&quot;reponseB&quot;;[.K124]=&quot;reponseC&quot;);-10;10)" office:value-type="float" office:value="10">
            <text:p>10</text:p>
          </table:table-cell>
          <table:table-cell table:formula="of:=IF(OR([.L124]=&quot;responseA&quot;;[.L124]=&quot;reponseB&quot;;[.L124]=&quot;reponseC&quot;);-10;10)" office:value-type="float" office:value="10">
            <text:p>10</text:p>
          </table:table-cell>
          <table:table-cell table:formula="of:=IF(OR([.M124]=&quot;responseA&quot;;[.M124]=&quot;reponseB&quot;;[.M124]=&quot;reponseC&quot;);-10;10)" office:value-type="float" office:value="10">
            <text:p>10</text:p>
          </table:table-cell>
          <table:table-cell table:formula="of:=IF(OR([.N124]=&quot;responseA&quot;;[.N124]=&quot;reponseB&quot;;[.N124]=&quot;reponseC&quot;);-10;10)" office:value-type="float" office:value="10">
            <text:p>10</text:p>
          </table:table-cell>
          <table:table-cell table:formula="of:=IF(OR([.O124]=&quot;responseA&quot;;[.O124]=&quot;reponseB&quot;;[.O124]=&quot;reponseC&quot;);-10;10)" office:value-type="float" office:value="10">
            <text:p>10</text:p>
          </table:table-cell>
          <table:table-cell table:formula="of:=IF(OR([.P124]=&quot;responseA&quot;;[.P124]=&quot;reponseB&quot;;[.P124]=&quot;reponseC&quot;);-10;10)" office:value-type="float" office:value="10">
            <text:p>10</text:p>
          </table:table-cell>
          <table:table-cell table:formula="of:=IF(OR([.Q124]=&quot;responseA&quot;;[.Q124]=&quot;reponseB&quot;;[.Q124]=&quot;reponseC&quot;);-10;10)" office:value-type="float" office:value="10">
            <text:p>10</text:p>
          </table:table-cell>
          <table:table-cell table:formula="of:=IF(OR([.R124]=&quot;responseA&quot;;[.R124]=&quot;reponseB&quot;;[.R124]=&quot;reponseC&quot;);-10;10)" office:value-type="float" office:value="10">
            <text:p>10</text:p>
          </table:table-cell>
          <table:table-cell table:formula="of:=IF(OR([.S124]=&quot;responseA&quot;;[.S124]=&quot;reponseB&quot;;[.S124]=&quot;reponseC&quot;);-10;10)" office:value-type="float" office:value="10">
            <text:p>10</text:p>
          </table:table-cell>
          <table:table-cell table:formula="of:=IF(OR([.T124]=&quot;responseA&quot;;[.T124]=&quot;reponseB&quot;;[.T124]=&quot;reponseC&quot;);-10;10)" office:value-type="float" office:value="10">
            <text:p>10</text:p>
          </table:table-cell>
          <table:table-cell table:formula="of:=IF(OR([.U124]=&quot;responseA&quot;;[.U124]=&quot;reponseB&quot;;[.U124]=&quot;reponseC&quot;);-10;10)" office:value-type="float" office:value="10">
            <text:p>10</text:p>
          </table:table-cell>
          <table:table-cell table:formula="of:=IF(OR([.V124]=&quot;responseA&quot;;[.V124]=&quot;reponseB&quot;;[.V124]=&quot;reponseC&quot;);-10;10)" office:value-type="float" office:value="10">
            <text:p>10</text:p>
          </table:table-cell>
          <table:table-cell table:formula="of:=IF(OR([.W124]=&quot;responseA&quot;;[.W124]=&quot;reponseB&quot;;[.W124]=&quot;reponseC&quot;);-10;10)" office:value-type="float" office:value="10">
            <text:p>10</text:p>
          </table:table-cell>
          <table:table-cell table:formula="of:=IF(OR([.X124]=&quot;responseA&quot;;[.X124]=&quot;reponseB&quot;;[.X124]=&quot;reponseC&quot;);-10;10)" office:value-type="float" office:value="10">
            <text:p>10</text:p>
          </table:table-cell>
          <table:table-cell/>
          <table:table-cell table:formula="of:=IF(SUM([.AI124:.AR124])&lt;10;10;SUM([.AI124:.AR124]))" office:value-type="float" office:value="100">
            <text:p>100</text:p>
          </table:table-cell>
          <table:table-cell table:formula="of:=([.AT124]-[.AS124])/[.AS124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25]=&quot;responseA&quot;;[.E125]=&quot;reponseB&quot;;[.E125]=&quot;reponseC&quot;);-10;10)" office:value-type="float" office:value="10">
            <text:p>10</text:p>
          </table:table-cell>
          <table:table-cell table:formula="of:=IF(OR([.F125]=&quot;responseA&quot;;[.F125]=&quot;reponseB&quot;;[.F125]=&quot;reponseC&quot;);-10;10)" office:value-type="float" office:value="10">
            <text:p>10</text:p>
          </table:table-cell>
          <table:table-cell table:formula="of:=IF(OR([.G125]=&quot;responseA&quot;;[.G125]=&quot;reponseB&quot;;[.G125]=&quot;reponseC&quot;);-10;10)" office:value-type="float" office:value="10">
            <text:p>10</text:p>
          </table:table-cell>
          <table:table-cell table:formula="of:=IF(OR([.H125]=&quot;responseA&quot;;[.H125]=&quot;reponseB&quot;;[.H125]=&quot;reponseC&quot;);-10;10)" office:value-type="float" office:value="10">
            <text:p>10</text:p>
          </table:table-cell>
          <table:table-cell table:formula="of:=IF(OR([.I125]=&quot;responseA&quot;;[.I125]=&quot;reponseB&quot;;[.I125]=&quot;reponseC&quot;);-10;10)" office:value-type="float" office:value="10">
            <text:p>10</text:p>
          </table:table-cell>
          <table:table-cell table:formula="of:=IF(OR([.J125]=&quot;responseA&quot;;[.J125]=&quot;reponseB&quot;;[.J125]=&quot;reponseC&quot;);-10;10)" office:value-type="float" office:value="10">
            <text:p>10</text:p>
          </table:table-cell>
          <table:table-cell table:formula="of:=IF(OR([.K125]=&quot;responseA&quot;;[.K125]=&quot;reponseB&quot;;[.K125]=&quot;reponseC&quot;);-10;10)" office:value-type="float" office:value="10">
            <text:p>10</text:p>
          </table:table-cell>
          <table:table-cell table:formula="of:=IF(OR([.L125]=&quot;responseA&quot;;[.L125]=&quot;reponseB&quot;;[.L125]=&quot;reponseC&quot;);-10;10)" office:value-type="float" office:value="10">
            <text:p>10</text:p>
          </table:table-cell>
          <table:table-cell table:formula="of:=IF(OR([.M125]=&quot;responseA&quot;;[.M125]=&quot;reponseB&quot;;[.M125]=&quot;reponseC&quot;);-10;10)" office:value-type="float" office:value="10">
            <text:p>10</text:p>
          </table:table-cell>
          <table:table-cell table:formula="of:=IF(OR([.N125]=&quot;responseA&quot;;[.N125]=&quot;reponseB&quot;;[.N125]=&quot;reponseC&quot;);-10;10)" office:value-type="float" office:value="10">
            <text:p>10</text:p>
          </table:table-cell>
          <table:table-cell table:formula="of:=IF(OR([.O125]=&quot;responseA&quot;;[.O125]=&quot;reponseB&quot;;[.O125]=&quot;reponseC&quot;);-10;10)" office:value-type="float" office:value="10">
            <text:p>10</text:p>
          </table:table-cell>
          <table:table-cell table:formula="of:=IF(OR([.P125]=&quot;responseA&quot;;[.P125]=&quot;reponseB&quot;;[.P125]=&quot;reponseC&quot;);-10;10)" office:value-type="float" office:value="10">
            <text:p>10</text:p>
          </table:table-cell>
          <table:table-cell table:formula="of:=IF(OR([.Q125]=&quot;responseA&quot;;[.Q125]=&quot;reponseB&quot;;[.Q125]=&quot;reponseC&quot;);-10;10)" office:value-type="float" office:value="10">
            <text:p>10</text:p>
          </table:table-cell>
          <table:table-cell table:formula="of:=IF(OR([.R125]=&quot;responseA&quot;;[.R125]=&quot;reponseB&quot;;[.R125]=&quot;reponseC&quot;);-10;10)" office:value-type="float" office:value="10">
            <text:p>10</text:p>
          </table:table-cell>
          <table:table-cell table:formula="of:=IF(OR([.S125]=&quot;responseA&quot;;[.S125]=&quot;reponseB&quot;;[.S125]=&quot;reponseC&quot;);-10;10)" office:value-type="float" office:value="10">
            <text:p>10</text:p>
          </table:table-cell>
          <table:table-cell table:formula="of:=IF(OR([.T125]=&quot;responseA&quot;;[.T125]=&quot;reponseB&quot;;[.T125]=&quot;reponseC&quot;);-10;10)" office:value-type="float" office:value="10">
            <text:p>10</text:p>
          </table:table-cell>
          <table:table-cell table:formula="of:=IF(OR([.U125]=&quot;responseA&quot;;[.U125]=&quot;reponseB&quot;;[.U125]=&quot;reponseC&quot;);-10;10)" office:value-type="float" office:value="10">
            <text:p>10</text:p>
          </table:table-cell>
          <table:table-cell table:formula="of:=IF(OR([.V125]=&quot;responseA&quot;;[.V125]=&quot;reponseB&quot;;[.V125]=&quot;reponseC&quot;);-10;10)" office:value-type="float" office:value="10">
            <text:p>10</text:p>
          </table:table-cell>
          <table:table-cell table:formula="of:=IF(OR([.W125]=&quot;responseA&quot;;[.W125]=&quot;reponseB&quot;;[.W125]=&quot;reponseC&quot;);-10;10)" office:value-type="float" office:value="10">
            <text:p>10</text:p>
          </table:table-cell>
          <table:table-cell table:formula="of:=IF(OR([.X125]=&quot;responseA&quot;;[.X125]=&quot;reponseB&quot;;[.X125]=&quot;reponseC&quot;);-10;10)" office:value-type="float" office:value="10">
            <text:p>10</text:p>
          </table:table-cell>
          <table:table-cell/>
          <table:table-cell table:formula="of:=IF(SUM([.AI125:.AR125])&lt;10;10;SUM([.AI125:.AR125]))" office:value-type="float" office:value="100">
            <text:p>100</text:p>
          </table:table-cell>
          <table:table-cell table:formula="of:=([.AT125]-[.AS125])/[.AS125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26]=&quot;responseA&quot;;[.E126]=&quot;reponseB&quot;;[.E126]=&quot;reponseC&quot;);-10;10)" office:value-type="float" office:value="10">
            <text:p>10</text:p>
          </table:table-cell>
          <table:table-cell table:formula="of:=IF(OR([.F126]=&quot;responseA&quot;;[.F126]=&quot;reponseB&quot;;[.F126]=&quot;reponseC&quot;);-10;10)" office:value-type="float" office:value="10">
            <text:p>10</text:p>
          </table:table-cell>
          <table:table-cell table:formula="of:=IF(OR([.G126]=&quot;responseA&quot;;[.G126]=&quot;reponseB&quot;;[.G126]=&quot;reponseC&quot;);-10;10)" office:value-type="float" office:value="10">
            <text:p>10</text:p>
          </table:table-cell>
          <table:table-cell table:formula="of:=IF(OR([.H126]=&quot;responseA&quot;;[.H126]=&quot;reponseB&quot;;[.H126]=&quot;reponseC&quot;);-10;10)" office:value-type="float" office:value="10">
            <text:p>10</text:p>
          </table:table-cell>
          <table:table-cell table:formula="of:=IF(OR([.I126]=&quot;responseA&quot;;[.I126]=&quot;reponseB&quot;;[.I126]=&quot;reponseC&quot;);-10;10)" office:value-type="float" office:value="10">
            <text:p>10</text:p>
          </table:table-cell>
          <table:table-cell table:formula="of:=IF(OR([.J126]=&quot;responseA&quot;;[.J126]=&quot;reponseB&quot;;[.J126]=&quot;reponseC&quot;);-10;10)" office:value-type="float" office:value="10">
            <text:p>10</text:p>
          </table:table-cell>
          <table:table-cell table:formula="of:=IF(OR([.K126]=&quot;responseA&quot;;[.K126]=&quot;reponseB&quot;;[.K126]=&quot;reponseC&quot;);-10;10)" office:value-type="float" office:value="10">
            <text:p>10</text:p>
          </table:table-cell>
          <table:table-cell table:formula="of:=IF(OR([.L126]=&quot;responseA&quot;;[.L126]=&quot;reponseB&quot;;[.L126]=&quot;reponseC&quot;);-10;10)" office:value-type="float" office:value="10">
            <text:p>10</text:p>
          </table:table-cell>
          <table:table-cell table:formula="of:=IF(OR([.M126]=&quot;responseA&quot;;[.M126]=&quot;reponseB&quot;;[.M126]=&quot;reponseC&quot;);-10;10)" office:value-type="float" office:value="10">
            <text:p>10</text:p>
          </table:table-cell>
          <table:table-cell table:formula="of:=IF(OR([.N126]=&quot;responseA&quot;;[.N126]=&quot;reponseB&quot;;[.N126]=&quot;reponseC&quot;);-10;10)" office:value-type="float" office:value="10">
            <text:p>10</text:p>
          </table:table-cell>
          <table:table-cell table:formula="of:=IF(OR([.O126]=&quot;responseA&quot;;[.O126]=&quot;reponseB&quot;;[.O126]=&quot;reponseC&quot;);-10;10)" office:value-type="float" office:value="10">
            <text:p>10</text:p>
          </table:table-cell>
          <table:table-cell table:formula="of:=IF(OR([.P126]=&quot;responseA&quot;;[.P126]=&quot;reponseB&quot;;[.P126]=&quot;reponseC&quot;);-10;10)" office:value-type="float" office:value="10">
            <text:p>10</text:p>
          </table:table-cell>
          <table:table-cell table:formula="of:=IF(OR([.Q126]=&quot;responseA&quot;;[.Q126]=&quot;reponseB&quot;;[.Q126]=&quot;reponseC&quot;);-10;10)" office:value-type="float" office:value="10">
            <text:p>10</text:p>
          </table:table-cell>
          <table:table-cell table:formula="of:=IF(OR([.R126]=&quot;responseA&quot;;[.R126]=&quot;reponseB&quot;;[.R126]=&quot;reponseC&quot;);-10;10)" office:value-type="float" office:value="10">
            <text:p>10</text:p>
          </table:table-cell>
          <table:table-cell table:formula="of:=IF(OR([.S126]=&quot;responseA&quot;;[.S126]=&quot;reponseB&quot;;[.S126]=&quot;reponseC&quot;);-10;10)" office:value-type="float" office:value="10">
            <text:p>10</text:p>
          </table:table-cell>
          <table:table-cell table:formula="of:=IF(OR([.T126]=&quot;responseA&quot;;[.T126]=&quot;reponseB&quot;;[.T126]=&quot;reponseC&quot;);-10;10)" office:value-type="float" office:value="10">
            <text:p>10</text:p>
          </table:table-cell>
          <table:table-cell table:formula="of:=IF(OR([.U126]=&quot;responseA&quot;;[.U126]=&quot;reponseB&quot;;[.U126]=&quot;reponseC&quot;);-10;10)" office:value-type="float" office:value="10">
            <text:p>10</text:p>
          </table:table-cell>
          <table:table-cell table:formula="of:=IF(OR([.V126]=&quot;responseA&quot;;[.V126]=&quot;reponseB&quot;;[.V126]=&quot;reponseC&quot;);-10;10)" office:value-type="float" office:value="10">
            <text:p>10</text:p>
          </table:table-cell>
          <table:table-cell table:formula="of:=IF(OR([.W126]=&quot;responseA&quot;;[.W126]=&quot;reponseB&quot;;[.W126]=&quot;reponseC&quot;);-10;10)" office:value-type="float" office:value="10">
            <text:p>10</text:p>
          </table:table-cell>
          <table:table-cell table:formula="of:=IF(OR([.X126]=&quot;responseA&quot;;[.X126]=&quot;reponseB&quot;;[.X126]=&quot;reponseC&quot;);-10;10)" office:value-type="float" office:value="10">
            <text:p>10</text:p>
          </table:table-cell>
          <table:table-cell/>
          <table:table-cell table:formula="of:=IF(SUM([.AI126:.AR126])&lt;10;10;SUM([.AI126:.AR126]))" office:value-type="float" office:value="100">
            <text:p>100</text:p>
          </table:table-cell>
          <table:table-cell table:formula="of:=([.AT126]-[.AS126])/[.AS126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27]=&quot;responseA&quot;;[.E127]=&quot;reponseB&quot;;[.E127]=&quot;reponseC&quot;);-10;10)" office:value-type="float" office:value="10">
            <text:p>10</text:p>
          </table:table-cell>
          <table:table-cell table:formula="of:=IF(OR([.F127]=&quot;responseA&quot;;[.F127]=&quot;reponseB&quot;;[.F127]=&quot;reponseC&quot;);-10;10)" office:value-type="float" office:value="10">
            <text:p>10</text:p>
          </table:table-cell>
          <table:table-cell table:formula="of:=IF(OR([.G127]=&quot;responseA&quot;;[.G127]=&quot;reponseB&quot;;[.G127]=&quot;reponseC&quot;);-10;10)" office:value-type="float" office:value="10">
            <text:p>10</text:p>
          </table:table-cell>
          <table:table-cell table:formula="of:=IF(OR([.H127]=&quot;responseA&quot;;[.H127]=&quot;reponseB&quot;;[.H127]=&quot;reponseC&quot;);-10;10)" office:value-type="float" office:value="10">
            <text:p>10</text:p>
          </table:table-cell>
          <table:table-cell table:formula="of:=IF(OR([.I127]=&quot;responseA&quot;;[.I127]=&quot;reponseB&quot;;[.I127]=&quot;reponseC&quot;);-10;10)" office:value-type="float" office:value="10">
            <text:p>10</text:p>
          </table:table-cell>
          <table:table-cell table:formula="of:=IF(OR([.J127]=&quot;responseA&quot;;[.J127]=&quot;reponseB&quot;;[.J127]=&quot;reponseC&quot;);-10;10)" office:value-type="float" office:value="10">
            <text:p>10</text:p>
          </table:table-cell>
          <table:table-cell table:formula="of:=IF(OR([.K127]=&quot;responseA&quot;;[.K127]=&quot;reponseB&quot;;[.K127]=&quot;reponseC&quot;);-10;10)" office:value-type="float" office:value="10">
            <text:p>10</text:p>
          </table:table-cell>
          <table:table-cell table:formula="of:=IF(OR([.L127]=&quot;responseA&quot;;[.L127]=&quot;reponseB&quot;;[.L127]=&quot;reponseC&quot;);-10;10)" office:value-type="float" office:value="10">
            <text:p>10</text:p>
          </table:table-cell>
          <table:table-cell table:formula="of:=IF(OR([.M127]=&quot;responseA&quot;;[.M127]=&quot;reponseB&quot;;[.M127]=&quot;reponseC&quot;);-10;10)" office:value-type="float" office:value="10">
            <text:p>10</text:p>
          </table:table-cell>
          <table:table-cell table:formula="of:=IF(OR([.N127]=&quot;responseA&quot;;[.N127]=&quot;reponseB&quot;;[.N127]=&quot;reponseC&quot;);-10;10)" office:value-type="float" office:value="10">
            <text:p>10</text:p>
          </table:table-cell>
          <table:table-cell table:formula="of:=IF(OR([.O127]=&quot;responseA&quot;;[.O127]=&quot;reponseB&quot;;[.O127]=&quot;reponseC&quot;);-10;10)" office:value-type="float" office:value="10">
            <text:p>10</text:p>
          </table:table-cell>
          <table:table-cell table:formula="of:=IF(OR([.P127]=&quot;responseA&quot;;[.P127]=&quot;reponseB&quot;;[.P127]=&quot;reponseC&quot;);-10;10)" office:value-type="float" office:value="10">
            <text:p>10</text:p>
          </table:table-cell>
          <table:table-cell table:formula="of:=IF(OR([.Q127]=&quot;responseA&quot;;[.Q127]=&quot;reponseB&quot;;[.Q127]=&quot;reponseC&quot;);-10;10)" office:value-type="float" office:value="10">
            <text:p>10</text:p>
          </table:table-cell>
          <table:table-cell table:formula="of:=IF(OR([.R127]=&quot;responseA&quot;;[.R127]=&quot;reponseB&quot;;[.R127]=&quot;reponseC&quot;);-10;10)" office:value-type="float" office:value="10">
            <text:p>10</text:p>
          </table:table-cell>
          <table:table-cell table:formula="of:=IF(OR([.S127]=&quot;responseA&quot;;[.S127]=&quot;reponseB&quot;;[.S127]=&quot;reponseC&quot;);-10;10)" office:value-type="float" office:value="10">
            <text:p>10</text:p>
          </table:table-cell>
          <table:table-cell table:formula="of:=IF(OR([.T127]=&quot;responseA&quot;;[.T127]=&quot;reponseB&quot;;[.T127]=&quot;reponseC&quot;);-10;10)" office:value-type="float" office:value="10">
            <text:p>10</text:p>
          </table:table-cell>
          <table:table-cell table:formula="of:=IF(OR([.U127]=&quot;responseA&quot;;[.U127]=&quot;reponseB&quot;;[.U127]=&quot;reponseC&quot;);-10;10)" office:value-type="float" office:value="10">
            <text:p>10</text:p>
          </table:table-cell>
          <table:table-cell table:formula="of:=IF(OR([.V127]=&quot;responseA&quot;;[.V127]=&quot;reponseB&quot;;[.V127]=&quot;reponseC&quot;);-10;10)" office:value-type="float" office:value="10">
            <text:p>10</text:p>
          </table:table-cell>
          <table:table-cell table:formula="of:=IF(OR([.W127]=&quot;responseA&quot;;[.W127]=&quot;reponseB&quot;;[.W127]=&quot;reponseC&quot;);-10;10)" office:value-type="float" office:value="10">
            <text:p>10</text:p>
          </table:table-cell>
          <table:table-cell table:formula="of:=IF(OR([.X127]=&quot;responseA&quot;;[.X127]=&quot;reponseB&quot;;[.X127]=&quot;reponseC&quot;);-10;10)" office:value-type="float" office:value="10">
            <text:p>10</text:p>
          </table:table-cell>
          <table:table-cell/>
          <table:table-cell table:formula="of:=IF(SUM([.AI127:.AR127])&lt;10;10;SUM([.AI127:.AR127]))" office:value-type="float" office:value="100">
            <text:p>100</text:p>
          </table:table-cell>
          <table:table-cell table:formula="of:=([.AT127]-[.AS127])/[.AS127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28]=&quot;responseA&quot;;[.E128]=&quot;reponseB&quot;;[.E128]=&quot;reponseC&quot;);-10;10)" office:value-type="float" office:value="10">
            <text:p>10</text:p>
          </table:table-cell>
          <table:table-cell table:formula="of:=IF(OR([.F128]=&quot;responseA&quot;;[.F128]=&quot;reponseB&quot;;[.F128]=&quot;reponseC&quot;);-10;10)" office:value-type="float" office:value="10">
            <text:p>10</text:p>
          </table:table-cell>
          <table:table-cell table:formula="of:=IF(OR([.G128]=&quot;responseA&quot;;[.G128]=&quot;reponseB&quot;;[.G128]=&quot;reponseC&quot;);-10;10)" office:value-type="float" office:value="10">
            <text:p>10</text:p>
          </table:table-cell>
          <table:table-cell table:formula="of:=IF(OR([.H128]=&quot;responseA&quot;;[.H128]=&quot;reponseB&quot;;[.H128]=&quot;reponseC&quot;);-10;10)" office:value-type="float" office:value="10">
            <text:p>10</text:p>
          </table:table-cell>
          <table:table-cell table:formula="of:=IF(OR([.I128]=&quot;responseA&quot;;[.I128]=&quot;reponseB&quot;;[.I128]=&quot;reponseC&quot;);-10;10)" office:value-type="float" office:value="10">
            <text:p>10</text:p>
          </table:table-cell>
          <table:table-cell table:formula="of:=IF(OR([.J128]=&quot;responseA&quot;;[.J128]=&quot;reponseB&quot;;[.J128]=&quot;reponseC&quot;);-10;10)" office:value-type="float" office:value="10">
            <text:p>10</text:p>
          </table:table-cell>
          <table:table-cell table:formula="of:=IF(OR([.K128]=&quot;responseA&quot;;[.K128]=&quot;reponseB&quot;;[.K128]=&quot;reponseC&quot;);-10;10)" office:value-type="float" office:value="10">
            <text:p>10</text:p>
          </table:table-cell>
          <table:table-cell table:formula="of:=IF(OR([.L128]=&quot;responseA&quot;;[.L128]=&quot;reponseB&quot;;[.L128]=&quot;reponseC&quot;);-10;10)" office:value-type="float" office:value="10">
            <text:p>10</text:p>
          </table:table-cell>
          <table:table-cell table:formula="of:=IF(OR([.M128]=&quot;responseA&quot;;[.M128]=&quot;reponseB&quot;;[.M128]=&quot;reponseC&quot;);-10;10)" office:value-type="float" office:value="10">
            <text:p>10</text:p>
          </table:table-cell>
          <table:table-cell table:formula="of:=IF(OR([.N128]=&quot;responseA&quot;;[.N128]=&quot;reponseB&quot;;[.N128]=&quot;reponseC&quot;);-10;10)" office:value-type="float" office:value="10">
            <text:p>10</text:p>
          </table:table-cell>
          <table:table-cell table:formula="of:=IF(OR([.O128]=&quot;responseA&quot;;[.O128]=&quot;reponseB&quot;;[.O128]=&quot;reponseC&quot;);-10;10)" office:value-type="float" office:value="10">
            <text:p>10</text:p>
          </table:table-cell>
          <table:table-cell table:formula="of:=IF(OR([.P128]=&quot;responseA&quot;;[.P128]=&quot;reponseB&quot;;[.P128]=&quot;reponseC&quot;);-10;10)" office:value-type="float" office:value="10">
            <text:p>10</text:p>
          </table:table-cell>
          <table:table-cell table:formula="of:=IF(OR([.Q128]=&quot;responseA&quot;;[.Q128]=&quot;reponseB&quot;;[.Q128]=&quot;reponseC&quot;);-10;10)" office:value-type="float" office:value="10">
            <text:p>10</text:p>
          </table:table-cell>
          <table:table-cell table:formula="of:=IF(OR([.R128]=&quot;responseA&quot;;[.R128]=&quot;reponseB&quot;;[.R128]=&quot;reponseC&quot;);-10;10)" office:value-type="float" office:value="10">
            <text:p>10</text:p>
          </table:table-cell>
          <table:table-cell table:formula="of:=IF(OR([.S128]=&quot;responseA&quot;;[.S128]=&quot;reponseB&quot;;[.S128]=&quot;reponseC&quot;);-10;10)" office:value-type="float" office:value="10">
            <text:p>10</text:p>
          </table:table-cell>
          <table:table-cell table:formula="of:=IF(OR([.T128]=&quot;responseA&quot;;[.T128]=&quot;reponseB&quot;;[.T128]=&quot;reponseC&quot;);-10;10)" office:value-type="float" office:value="10">
            <text:p>10</text:p>
          </table:table-cell>
          <table:table-cell table:formula="of:=IF(OR([.U128]=&quot;responseA&quot;;[.U128]=&quot;reponseB&quot;;[.U128]=&quot;reponseC&quot;);-10;10)" office:value-type="float" office:value="10">
            <text:p>10</text:p>
          </table:table-cell>
          <table:table-cell table:formula="of:=IF(OR([.V128]=&quot;responseA&quot;;[.V128]=&quot;reponseB&quot;;[.V128]=&quot;reponseC&quot;);-10;10)" office:value-type="float" office:value="10">
            <text:p>10</text:p>
          </table:table-cell>
          <table:table-cell table:formula="of:=IF(OR([.W128]=&quot;responseA&quot;;[.W128]=&quot;reponseB&quot;;[.W128]=&quot;reponseC&quot;);-10;10)" office:value-type="float" office:value="10">
            <text:p>10</text:p>
          </table:table-cell>
          <table:table-cell table:formula="of:=IF(OR([.X128]=&quot;responseA&quot;;[.X128]=&quot;reponseB&quot;;[.X128]=&quot;reponseC&quot;);-10;10)" office:value-type="float" office:value="10">
            <text:p>10</text:p>
          </table:table-cell>
          <table:table-cell/>
          <table:table-cell table:formula="of:=IF(SUM([.AI128:.AR128])&lt;10;10;SUM([.AI128:.AR128]))" office:value-type="float" office:value="100">
            <text:p>100</text:p>
          </table:table-cell>
          <table:table-cell table:formula="of:=([.AT128]-[.AS128])/[.AS128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29]=&quot;responseA&quot;;[.E129]=&quot;reponseB&quot;;[.E129]=&quot;reponseC&quot;);-10;10)" office:value-type="float" office:value="10">
            <text:p>10</text:p>
          </table:table-cell>
          <table:table-cell table:formula="of:=IF(OR([.F129]=&quot;responseA&quot;;[.F129]=&quot;reponseB&quot;;[.F129]=&quot;reponseC&quot;);-10;10)" office:value-type="float" office:value="10">
            <text:p>10</text:p>
          </table:table-cell>
          <table:table-cell table:formula="of:=IF(OR([.G129]=&quot;responseA&quot;;[.G129]=&quot;reponseB&quot;;[.G129]=&quot;reponseC&quot;);-10;10)" office:value-type="float" office:value="10">
            <text:p>10</text:p>
          </table:table-cell>
          <table:table-cell table:formula="of:=IF(OR([.H129]=&quot;responseA&quot;;[.H129]=&quot;reponseB&quot;;[.H129]=&quot;reponseC&quot;);-10;10)" office:value-type="float" office:value="10">
            <text:p>10</text:p>
          </table:table-cell>
          <table:table-cell table:formula="of:=IF(OR([.I129]=&quot;responseA&quot;;[.I129]=&quot;reponseB&quot;;[.I129]=&quot;reponseC&quot;);-10;10)" office:value-type="float" office:value="10">
            <text:p>10</text:p>
          </table:table-cell>
          <table:table-cell table:formula="of:=IF(OR([.J129]=&quot;responseA&quot;;[.J129]=&quot;reponseB&quot;;[.J129]=&quot;reponseC&quot;);-10;10)" office:value-type="float" office:value="10">
            <text:p>10</text:p>
          </table:table-cell>
          <table:table-cell table:formula="of:=IF(OR([.K129]=&quot;responseA&quot;;[.K129]=&quot;reponseB&quot;;[.K129]=&quot;reponseC&quot;);-10;10)" office:value-type="float" office:value="10">
            <text:p>10</text:p>
          </table:table-cell>
          <table:table-cell table:formula="of:=IF(OR([.L129]=&quot;responseA&quot;;[.L129]=&quot;reponseB&quot;;[.L129]=&quot;reponseC&quot;);-10;10)" office:value-type="float" office:value="10">
            <text:p>10</text:p>
          </table:table-cell>
          <table:table-cell table:formula="of:=IF(OR([.M129]=&quot;responseA&quot;;[.M129]=&quot;reponseB&quot;;[.M129]=&quot;reponseC&quot;);-10;10)" office:value-type="float" office:value="10">
            <text:p>10</text:p>
          </table:table-cell>
          <table:table-cell table:formula="of:=IF(OR([.N129]=&quot;responseA&quot;;[.N129]=&quot;reponseB&quot;;[.N129]=&quot;reponseC&quot;);-10;10)" office:value-type="float" office:value="10">
            <text:p>10</text:p>
          </table:table-cell>
          <table:table-cell table:formula="of:=IF(OR([.O129]=&quot;responseA&quot;;[.O129]=&quot;reponseB&quot;;[.O129]=&quot;reponseC&quot;);-10;10)" office:value-type="float" office:value="10">
            <text:p>10</text:p>
          </table:table-cell>
          <table:table-cell table:formula="of:=IF(OR([.P129]=&quot;responseA&quot;;[.P129]=&quot;reponseB&quot;;[.P129]=&quot;reponseC&quot;);-10;10)" office:value-type="float" office:value="10">
            <text:p>10</text:p>
          </table:table-cell>
          <table:table-cell table:formula="of:=IF(OR([.Q129]=&quot;responseA&quot;;[.Q129]=&quot;reponseB&quot;;[.Q129]=&quot;reponseC&quot;);-10;10)" office:value-type="float" office:value="10">
            <text:p>10</text:p>
          </table:table-cell>
          <table:table-cell table:formula="of:=IF(OR([.R129]=&quot;responseA&quot;;[.R129]=&quot;reponseB&quot;;[.R129]=&quot;reponseC&quot;);-10;10)" office:value-type="float" office:value="10">
            <text:p>10</text:p>
          </table:table-cell>
          <table:table-cell table:formula="of:=IF(OR([.S129]=&quot;responseA&quot;;[.S129]=&quot;reponseB&quot;;[.S129]=&quot;reponseC&quot;);-10;10)" office:value-type="float" office:value="10">
            <text:p>10</text:p>
          </table:table-cell>
          <table:table-cell table:formula="of:=IF(OR([.T129]=&quot;responseA&quot;;[.T129]=&quot;reponseB&quot;;[.T129]=&quot;reponseC&quot;);-10;10)" office:value-type="float" office:value="10">
            <text:p>10</text:p>
          </table:table-cell>
          <table:table-cell table:formula="of:=IF(OR([.U129]=&quot;responseA&quot;;[.U129]=&quot;reponseB&quot;;[.U129]=&quot;reponseC&quot;);-10;10)" office:value-type="float" office:value="10">
            <text:p>10</text:p>
          </table:table-cell>
          <table:table-cell table:formula="of:=IF(OR([.V129]=&quot;responseA&quot;;[.V129]=&quot;reponseB&quot;;[.V129]=&quot;reponseC&quot;);-10;10)" office:value-type="float" office:value="10">
            <text:p>10</text:p>
          </table:table-cell>
          <table:table-cell table:formula="of:=IF(OR([.W129]=&quot;responseA&quot;;[.W129]=&quot;reponseB&quot;;[.W129]=&quot;reponseC&quot;);-10;10)" office:value-type="float" office:value="10">
            <text:p>10</text:p>
          </table:table-cell>
          <table:table-cell table:formula="of:=IF(OR([.X129]=&quot;responseA&quot;;[.X129]=&quot;reponseB&quot;;[.X129]=&quot;reponseC&quot;);-10;10)" office:value-type="float" office:value="10">
            <text:p>10</text:p>
          </table:table-cell>
          <table:table-cell/>
          <table:table-cell table:formula="of:=IF(SUM([.AI129:.AR129])&lt;10;10;SUM([.AI129:.AR129]))" office:value-type="float" office:value="100">
            <text:p>100</text:p>
          </table:table-cell>
          <table:table-cell table:formula="of:=([.AT129]-[.AS129])/[.AS129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30]=&quot;responseA&quot;;[.E130]=&quot;reponseB&quot;;[.E130]=&quot;reponseC&quot;);-10;10)" office:value-type="float" office:value="10">
            <text:p>10</text:p>
          </table:table-cell>
          <table:table-cell table:formula="of:=IF(OR([.F130]=&quot;responseA&quot;;[.F130]=&quot;reponseB&quot;;[.F130]=&quot;reponseC&quot;);-10;10)" office:value-type="float" office:value="10">
            <text:p>10</text:p>
          </table:table-cell>
          <table:table-cell table:formula="of:=IF(OR([.G130]=&quot;responseA&quot;;[.G130]=&quot;reponseB&quot;;[.G130]=&quot;reponseC&quot;);-10;10)" office:value-type="float" office:value="10">
            <text:p>10</text:p>
          </table:table-cell>
          <table:table-cell table:formula="of:=IF(OR([.H130]=&quot;responseA&quot;;[.H130]=&quot;reponseB&quot;;[.H130]=&quot;reponseC&quot;);-10;10)" office:value-type="float" office:value="10">
            <text:p>10</text:p>
          </table:table-cell>
          <table:table-cell table:formula="of:=IF(OR([.I130]=&quot;responseA&quot;;[.I130]=&quot;reponseB&quot;;[.I130]=&quot;reponseC&quot;);-10;10)" office:value-type="float" office:value="10">
            <text:p>10</text:p>
          </table:table-cell>
          <table:table-cell table:formula="of:=IF(OR([.J130]=&quot;responseA&quot;;[.J130]=&quot;reponseB&quot;;[.J130]=&quot;reponseC&quot;);-10;10)" office:value-type="float" office:value="10">
            <text:p>10</text:p>
          </table:table-cell>
          <table:table-cell table:formula="of:=IF(OR([.K130]=&quot;responseA&quot;;[.K130]=&quot;reponseB&quot;;[.K130]=&quot;reponseC&quot;);-10;10)" office:value-type="float" office:value="10">
            <text:p>10</text:p>
          </table:table-cell>
          <table:table-cell table:formula="of:=IF(OR([.L130]=&quot;responseA&quot;;[.L130]=&quot;reponseB&quot;;[.L130]=&quot;reponseC&quot;);-10;10)" office:value-type="float" office:value="10">
            <text:p>10</text:p>
          </table:table-cell>
          <table:table-cell table:formula="of:=IF(OR([.M130]=&quot;responseA&quot;;[.M130]=&quot;reponseB&quot;;[.M130]=&quot;reponseC&quot;);-10;10)" office:value-type="float" office:value="10">
            <text:p>10</text:p>
          </table:table-cell>
          <table:table-cell table:formula="of:=IF(OR([.N130]=&quot;responseA&quot;;[.N130]=&quot;reponseB&quot;;[.N130]=&quot;reponseC&quot;);-10;10)" office:value-type="float" office:value="10">
            <text:p>10</text:p>
          </table:table-cell>
          <table:table-cell table:formula="of:=IF(OR([.O130]=&quot;responseA&quot;;[.O130]=&quot;reponseB&quot;;[.O130]=&quot;reponseC&quot;);-10;10)" office:value-type="float" office:value="10">
            <text:p>10</text:p>
          </table:table-cell>
          <table:table-cell table:formula="of:=IF(OR([.P130]=&quot;responseA&quot;;[.P130]=&quot;reponseB&quot;;[.P130]=&quot;reponseC&quot;);-10;10)" office:value-type="float" office:value="10">
            <text:p>10</text:p>
          </table:table-cell>
          <table:table-cell table:formula="of:=IF(OR([.Q130]=&quot;responseA&quot;;[.Q130]=&quot;reponseB&quot;;[.Q130]=&quot;reponseC&quot;);-10;10)" office:value-type="float" office:value="10">
            <text:p>10</text:p>
          </table:table-cell>
          <table:table-cell table:formula="of:=IF(OR([.R130]=&quot;responseA&quot;;[.R130]=&quot;reponseB&quot;;[.R130]=&quot;reponseC&quot;);-10;10)" office:value-type="float" office:value="10">
            <text:p>10</text:p>
          </table:table-cell>
          <table:table-cell table:formula="of:=IF(OR([.S130]=&quot;responseA&quot;;[.S130]=&quot;reponseB&quot;;[.S130]=&quot;reponseC&quot;);-10;10)" office:value-type="float" office:value="10">
            <text:p>10</text:p>
          </table:table-cell>
          <table:table-cell table:formula="of:=IF(OR([.T130]=&quot;responseA&quot;;[.T130]=&quot;reponseB&quot;;[.T130]=&quot;reponseC&quot;);-10;10)" office:value-type="float" office:value="10">
            <text:p>10</text:p>
          </table:table-cell>
          <table:table-cell table:formula="of:=IF(OR([.U130]=&quot;responseA&quot;;[.U130]=&quot;reponseB&quot;;[.U130]=&quot;reponseC&quot;);-10;10)" office:value-type="float" office:value="10">
            <text:p>10</text:p>
          </table:table-cell>
          <table:table-cell table:formula="of:=IF(OR([.V130]=&quot;responseA&quot;;[.V130]=&quot;reponseB&quot;;[.V130]=&quot;reponseC&quot;);-10;10)" office:value-type="float" office:value="10">
            <text:p>10</text:p>
          </table:table-cell>
          <table:table-cell table:formula="of:=IF(OR([.W130]=&quot;responseA&quot;;[.W130]=&quot;reponseB&quot;;[.W130]=&quot;reponseC&quot;);-10;10)" office:value-type="float" office:value="10">
            <text:p>10</text:p>
          </table:table-cell>
          <table:table-cell table:formula="of:=IF(OR([.X130]=&quot;responseA&quot;;[.X130]=&quot;reponseB&quot;;[.X130]=&quot;reponseC&quot;);-10;10)" office:value-type="float" office:value="10">
            <text:p>10</text:p>
          </table:table-cell>
          <table:table-cell/>
          <table:table-cell table:formula="of:=IF(SUM([.AI130:.AR130])&lt;10;10;SUM([.AI130:.AR130]))" office:value-type="float" office:value="100">
            <text:p>100</text:p>
          </table:table-cell>
          <table:table-cell table:formula="of:=([.AT130]-[.AS130])/[.AS130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31]=&quot;responseA&quot;;[.E131]=&quot;reponseB&quot;;[.E131]=&quot;reponseC&quot;);-10;10)" office:value-type="float" office:value="10">
            <text:p>10</text:p>
          </table:table-cell>
          <table:table-cell table:formula="of:=IF(OR([.F131]=&quot;responseA&quot;;[.F131]=&quot;reponseB&quot;;[.F131]=&quot;reponseC&quot;);-10;10)" office:value-type="float" office:value="10">
            <text:p>10</text:p>
          </table:table-cell>
          <table:table-cell table:formula="of:=IF(OR([.G131]=&quot;responseA&quot;;[.G131]=&quot;reponseB&quot;;[.G131]=&quot;reponseC&quot;);-10;10)" office:value-type="float" office:value="10">
            <text:p>10</text:p>
          </table:table-cell>
          <table:table-cell table:formula="of:=IF(OR([.H131]=&quot;responseA&quot;;[.H131]=&quot;reponseB&quot;;[.H131]=&quot;reponseC&quot;);-10;10)" office:value-type="float" office:value="10">
            <text:p>10</text:p>
          </table:table-cell>
          <table:table-cell table:formula="of:=IF(OR([.I131]=&quot;responseA&quot;;[.I131]=&quot;reponseB&quot;;[.I131]=&quot;reponseC&quot;);-10;10)" office:value-type="float" office:value="10">
            <text:p>10</text:p>
          </table:table-cell>
          <table:table-cell table:formula="of:=IF(OR([.J131]=&quot;responseA&quot;;[.J131]=&quot;reponseB&quot;;[.J131]=&quot;reponseC&quot;);-10;10)" office:value-type="float" office:value="10">
            <text:p>10</text:p>
          </table:table-cell>
          <table:table-cell table:formula="of:=IF(OR([.K131]=&quot;responseA&quot;;[.K131]=&quot;reponseB&quot;;[.K131]=&quot;reponseC&quot;);-10;10)" office:value-type="float" office:value="10">
            <text:p>10</text:p>
          </table:table-cell>
          <table:table-cell table:formula="of:=IF(OR([.L131]=&quot;responseA&quot;;[.L131]=&quot;reponseB&quot;;[.L131]=&quot;reponseC&quot;);-10;10)" office:value-type="float" office:value="10">
            <text:p>10</text:p>
          </table:table-cell>
          <table:table-cell table:formula="of:=IF(OR([.M131]=&quot;responseA&quot;;[.M131]=&quot;reponseB&quot;;[.M131]=&quot;reponseC&quot;);-10;10)" office:value-type="float" office:value="10">
            <text:p>10</text:p>
          </table:table-cell>
          <table:table-cell table:formula="of:=IF(OR([.N131]=&quot;responseA&quot;;[.N131]=&quot;reponseB&quot;;[.N131]=&quot;reponseC&quot;);-10;10)" office:value-type="float" office:value="10">
            <text:p>10</text:p>
          </table:table-cell>
          <table:table-cell table:formula="of:=IF(OR([.O131]=&quot;responseA&quot;;[.O131]=&quot;reponseB&quot;;[.O131]=&quot;reponseC&quot;);-10;10)" office:value-type="float" office:value="10">
            <text:p>10</text:p>
          </table:table-cell>
          <table:table-cell table:formula="of:=IF(OR([.P131]=&quot;responseA&quot;;[.P131]=&quot;reponseB&quot;;[.P131]=&quot;reponseC&quot;);-10;10)" office:value-type="float" office:value="10">
            <text:p>10</text:p>
          </table:table-cell>
          <table:table-cell table:formula="of:=IF(OR([.Q131]=&quot;responseA&quot;;[.Q131]=&quot;reponseB&quot;;[.Q131]=&quot;reponseC&quot;);-10;10)" office:value-type="float" office:value="10">
            <text:p>10</text:p>
          </table:table-cell>
          <table:table-cell table:formula="of:=IF(OR([.R131]=&quot;responseA&quot;;[.R131]=&quot;reponseB&quot;;[.R131]=&quot;reponseC&quot;);-10;10)" office:value-type="float" office:value="10">
            <text:p>10</text:p>
          </table:table-cell>
          <table:table-cell table:formula="of:=IF(OR([.S131]=&quot;responseA&quot;;[.S131]=&quot;reponseB&quot;;[.S131]=&quot;reponseC&quot;);-10;10)" office:value-type="float" office:value="10">
            <text:p>10</text:p>
          </table:table-cell>
          <table:table-cell table:formula="of:=IF(OR([.T131]=&quot;responseA&quot;;[.T131]=&quot;reponseB&quot;;[.T131]=&quot;reponseC&quot;);-10;10)" office:value-type="float" office:value="10">
            <text:p>10</text:p>
          </table:table-cell>
          <table:table-cell table:formula="of:=IF(OR([.U131]=&quot;responseA&quot;;[.U131]=&quot;reponseB&quot;;[.U131]=&quot;reponseC&quot;);-10;10)" office:value-type="float" office:value="10">
            <text:p>10</text:p>
          </table:table-cell>
          <table:table-cell table:formula="of:=IF(OR([.V131]=&quot;responseA&quot;;[.V131]=&quot;reponseB&quot;;[.V131]=&quot;reponseC&quot;);-10;10)" office:value-type="float" office:value="10">
            <text:p>10</text:p>
          </table:table-cell>
          <table:table-cell table:formula="of:=IF(OR([.W131]=&quot;responseA&quot;;[.W131]=&quot;reponseB&quot;;[.W131]=&quot;reponseC&quot;);-10;10)" office:value-type="float" office:value="10">
            <text:p>10</text:p>
          </table:table-cell>
          <table:table-cell table:formula="of:=IF(OR([.X131]=&quot;responseA&quot;;[.X131]=&quot;reponseB&quot;;[.X131]=&quot;reponseC&quot;);-10;10)" office:value-type="float" office:value="10">
            <text:p>10</text:p>
          </table:table-cell>
          <table:table-cell/>
          <table:table-cell table:formula="of:=IF(SUM([.AI131:.AR131])&lt;10;10;SUM([.AI131:.AR131]))" office:value-type="float" office:value="100">
            <text:p>100</text:p>
          </table:table-cell>
          <table:table-cell table:formula="of:=([.AT131]-[.AS131])/[.AS131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32]=&quot;responseA&quot;;[.E132]=&quot;reponseB&quot;;[.E132]=&quot;reponseC&quot;);-10;10)" office:value-type="float" office:value="10">
            <text:p>10</text:p>
          </table:table-cell>
          <table:table-cell table:formula="of:=IF(OR([.F132]=&quot;responseA&quot;;[.F132]=&quot;reponseB&quot;;[.F132]=&quot;reponseC&quot;);-10;10)" office:value-type="float" office:value="10">
            <text:p>10</text:p>
          </table:table-cell>
          <table:table-cell table:formula="of:=IF(OR([.G132]=&quot;responseA&quot;;[.G132]=&quot;reponseB&quot;;[.G132]=&quot;reponseC&quot;);-10;10)" office:value-type="float" office:value="10">
            <text:p>10</text:p>
          </table:table-cell>
          <table:table-cell table:formula="of:=IF(OR([.H132]=&quot;responseA&quot;;[.H132]=&quot;reponseB&quot;;[.H132]=&quot;reponseC&quot;);-10;10)" office:value-type="float" office:value="10">
            <text:p>10</text:p>
          </table:table-cell>
          <table:table-cell table:formula="of:=IF(OR([.I132]=&quot;responseA&quot;;[.I132]=&quot;reponseB&quot;;[.I132]=&quot;reponseC&quot;);-10;10)" office:value-type="float" office:value="10">
            <text:p>10</text:p>
          </table:table-cell>
          <table:table-cell table:formula="of:=IF(OR([.J132]=&quot;responseA&quot;;[.J132]=&quot;reponseB&quot;;[.J132]=&quot;reponseC&quot;);-10;10)" office:value-type="float" office:value="10">
            <text:p>10</text:p>
          </table:table-cell>
          <table:table-cell table:formula="of:=IF(OR([.K132]=&quot;responseA&quot;;[.K132]=&quot;reponseB&quot;;[.K132]=&quot;reponseC&quot;);-10;10)" office:value-type="float" office:value="10">
            <text:p>10</text:p>
          </table:table-cell>
          <table:table-cell table:formula="of:=IF(OR([.L132]=&quot;responseA&quot;;[.L132]=&quot;reponseB&quot;;[.L132]=&quot;reponseC&quot;);-10;10)" office:value-type="float" office:value="10">
            <text:p>10</text:p>
          </table:table-cell>
          <table:table-cell table:formula="of:=IF(OR([.M132]=&quot;responseA&quot;;[.M132]=&quot;reponseB&quot;;[.M132]=&quot;reponseC&quot;);-10;10)" office:value-type="float" office:value="10">
            <text:p>10</text:p>
          </table:table-cell>
          <table:table-cell table:formula="of:=IF(OR([.N132]=&quot;responseA&quot;;[.N132]=&quot;reponseB&quot;;[.N132]=&quot;reponseC&quot;);-10;10)" office:value-type="float" office:value="10">
            <text:p>10</text:p>
          </table:table-cell>
          <table:table-cell table:formula="of:=IF(OR([.O132]=&quot;responseA&quot;;[.O132]=&quot;reponseB&quot;;[.O132]=&quot;reponseC&quot;);-10;10)" office:value-type="float" office:value="10">
            <text:p>10</text:p>
          </table:table-cell>
          <table:table-cell table:formula="of:=IF(OR([.P132]=&quot;responseA&quot;;[.P132]=&quot;reponseB&quot;;[.P132]=&quot;reponseC&quot;);-10;10)" office:value-type="float" office:value="10">
            <text:p>10</text:p>
          </table:table-cell>
          <table:table-cell table:formula="of:=IF(OR([.Q132]=&quot;responseA&quot;;[.Q132]=&quot;reponseB&quot;;[.Q132]=&quot;reponseC&quot;);-10;10)" office:value-type="float" office:value="10">
            <text:p>10</text:p>
          </table:table-cell>
          <table:table-cell table:formula="of:=IF(OR([.R132]=&quot;responseA&quot;;[.R132]=&quot;reponseB&quot;;[.R132]=&quot;reponseC&quot;);-10;10)" office:value-type="float" office:value="10">
            <text:p>10</text:p>
          </table:table-cell>
          <table:table-cell table:formula="of:=IF(OR([.S132]=&quot;responseA&quot;;[.S132]=&quot;reponseB&quot;;[.S132]=&quot;reponseC&quot;);-10;10)" office:value-type="float" office:value="10">
            <text:p>10</text:p>
          </table:table-cell>
          <table:table-cell table:formula="of:=IF(OR([.T132]=&quot;responseA&quot;;[.T132]=&quot;reponseB&quot;;[.T132]=&quot;reponseC&quot;);-10;10)" office:value-type="float" office:value="10">
            <text:p>10</text:p>
          </table:table-cell>
          <table:table-cell table:formula="of:=IF(OR([.U132]=&quot;responseA&quot;;[.U132]=&quot;reponseB&quot;;[.U132]=&quot;reponseC&quot;);-10;10)" office:value-type="float" office:value="10">
            <text:p>10</text:p>
          </table:table-cell>
          <table:table-cell table:formula="of:=IF(OR([.V132]=&quot;responseA&quot;;[.V132]=&quot;reponseB&quot;;[.V132]=&quot;reponseC&quot;);-10;10)" office:value-type="float" office:value="10">
            <text:p>10</text:p>
          </table:table-cell>
          <table:table-cell table:formula="of:=IF(OR([.W132]=&quot;responseA&quot;;[.W132]=&quot;reponseB&quot;;[.W132]=&quot;reponseC&quot;);-10;10)" office:value-type="float" office:value="10">
            <text:p>10</text:p>
          </table:table-cell>
          <table:table-cell table:formula="of:=IF(OR([.X132]=&quot;responseA&quot;;[.X132]=&quot;reponseB&quot;;[.X132]=&quot;reponseC&quot;);-10;10)" office:value-type="float" office:value="10">
            <text:p>10</text:p>
          </table:table-cell>
          <table:table-cell/>
          <table:table-cell table:formula="of:=IF(SUM([.AI132:.AR132])&lt;10;10;SUM([.AI132:.AR132]))" office:value-type="float" office:value="100">
            <text:p>100</text:p>
          </table:table-cell>
          <table:table-cell table:formula="of:=([.AT132]-[.AS132])/[.AS132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33]=&quot;responseA&quot;;[.E133]=&quot;reponseB&quot;;[.E133]=&quot;reponseC&quot;);-10;10)" office:value-type="float" office:value="10">
            <text:p>10</text:p>
          </table:table-cell>
          <table:table-cell table:formula="of:=IF(OR([.F133]=&quot;responseA&quot;;[.F133]=&quot;reponseB&quot;;[.F133]=&quot;reponseC&quot;);-10;10)" office:value-type="float" office:value="10">
            <text:p>10</text:p>
          </table:table-cell>
          <table:table-cell table:formula="of:=IF(OR([.G133]=&quot;responseA&quot;;[.G133]=&quot;reponseB&quot;;[.G133]=&quot;reponseC&quot;);-10;10)" office:value-type="float" office:value="10">
            <text:p>10</text:p>
          </table:table-cell>
          <table:table-cell table:formula="of:=IF(OR([.H133]=&quot;responseA&quot;;[.H133]=&quot;reponseB&quot;;[.H133]=&quot;reponseC&quot;);-10;10)" office:value-type="float" office:value="10">
            <text:p>10</text:p>
          </table:table-cell>
          <table:table-cell table:formula="of:=IF(OR([.I133]=&quot;responseA&quot;;[.I133]=&quot;reponseB&quot;;[.I133]=&quot;reponseC&quot;);-10;10)" office:value-type="float" office:value="10">
            <text:p>10</text:p>
          </table:table-cell>
          <table:table-cell table:formula="of:=IF(OR([.J133]=&quot;responseA&quot;;[.J133]=&quot;reponseB&quot;;[.J133]=&quot;reponseC&quot;);-10;10)" office:value-type="float" office:value="10">
            <text:p>10</text:p>
          </table:table-cell>
          <table:table-cell table:formula="of:=IF(OR([.K133]=&quot;responseA&quot;;[.K133]=&quot;reponseB&quot;;[.K133]=&quot;reponseC&quot;);-10;10)" office:value-type="float" office:value="10">
            <text:p>10</text:p>
          </table:table-cell>
          <table:table-cell table:formula="of:=IF(OR([.L133]=&quot;responseA&quot;;[.L133]=&quot;reponseB&quot;;[.L133]=&quot;reponseC&quot;);-10;10)" office:value-type="float" office:value="10">
            <text:p>10</text:p>
          </table:table-cell>
          <table:table-cell table:formula="of:=IF(OR([.M133]=&quot;responseA&quot;;[.M133]=&quot;reponseB&quot;;[.M133]=&quot;reponseC&quot;);-10;10)" office:value-type="float" office:value="10">
            <text:p>10</text:p>
          </table:table-cell>
          <table:table-cell table:formula="of:=IF(OR([.N133]=&quot;responseA&quot;;[.N133]=&quot;reponseB&quot;;[.N133]=&quot;reponseC&quot;);-10;10)" office:value-type="float" office:value="10">
            <text:p>10</text:p>
          </table:table-cell>
          <table:table-cell table:formula="of:=IF(OR([.O133]=&quot;responseA&quot;;[.O133]=&quot;reponseB&quot;;[.O133]=&quot;reponseC&quot;);-10;10)" office:value-type="float" office:value="10">
            <text:p>10</text:p>
          </table:table-cell>
          <table:table-cell table:formula="of:=IF(OR([.P133]=&quot;responseA&quot;;[.P133]=&quot;reponseB&quot;;[.P133]=&quot;reponseC&quot;);-10;10)" office:value-type="float" office:value="10">
            <text:p>10</text:p>
          </table:table-cell>
          <table:table-cell table:formula="of:=IF(OR([.Q133]=&quot;responseA&quot;;[.Q133]=&quot;reponseB&quot;;[.Q133]=&quot;reponseC&quot;);-10;10)" office:value-type="float" office:value="10">
            <text:p>10</text:p>
          </table:table-cell>
          <table:table-cell table:formula="of:=IF(OR([.R133]=&quot;responseA&quot;;[.R133]=&quot;reponseB&quot;;[.R133]=&quot;reponseC&quot;);-10;10)" office:value-type="float" office:value="10">
            <text:p>10</text:p>
          </table:table-cell>
          <table:table-cell table:formula="of:=IF(OR([.S133]=&quot;responseA&quot;;[.S133]=&quot;reponseB&quot;;[.S133]=&quot;reponseC&quot;);-10;10)" office:value-type="float" office:value="10">
            <text:p>10</text:p>
          </table:table-cell>
          <table:table-cell table:formula="of:=IF(OR([.T133]=&quot;responseA&quot;;[.T133]=&quot;reponseB&quot;;[.T133]=&quot;reponseC&quot;);-10;10)" office:value-type="float" office:value="10">
            <text:p>10</text:p>
          </table:table-cell>
          <table:table-cell table:formula="of:=IF(OR([.U133]=&quot;responseA&quot;;[.U133]=&quot;reponseB&quot;;[.U133]=&quot;reponseC&quot;);-10;10)" office:value-type="float" office:value="10">
            <text:p>10</text:p>
          </table:table-cell>
          <table:table-cell table:formula="of:=IF(OR([.V133]=&quot;responseA&quot;;[.V133]=&quot;reponseB&quot;;[.V133]=&quot;reponseC&quot;);-10;10)" office:value-type="float" office:value="10">
            <text:p>10</text:p>
          </table:table-cell>
          <table:table-cell table:formula="of:=IF(OR([.W133]=&quot;responseA&quot;;[.W133]=&quot;reponseB&quot;;[.W133]=&quot;reponseC&quot;);-10;10)" office:value-type="float" office:value="10">
            <text:p>10</text:p>
          </table:table-cell>
          <table:table-cell table:formula="of:=IF(OR([.X133]=&quot;responseA&quot;;[.X133]=&quot;reponseB&quot;;[.X133]=&quot;reponseC&quot;);-10;10)" office:value-type="float" office:value="10">
            <text:p>10</text:p>
          </table:table-cell>
          <table:table-cell/>
          <table:table-cell table:formula="of:=IF(SUM([.AI133:.AR133])&lt;10;10;SUM([.AI133:.AR133]))" office:value-type="float" office:value="100">
            <text:p>100</text:p>
          </table:table-cell>
          <table:table-cell table:formula="of:=([.AT133]-[.AS133])/[.AS133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34]=&quot;responseA&quot;;[.E134]=&quot;reponseB&quot;;[.E134]=&quot;reponseC&quot;);-10;10)" office:value-type="float" office:value="10">
            <text:p>10</text:p>
          </table:table-cell>
          <table:table-cell table:formula="of:=IF(OR([.F134]=&quot;responseA&quot;;[.F134]=&quot;reponseB&quot;;[.F134]=&quot;reponseC&quot;);-10;10)" office:value-type="float" office:value="10">
            <text:p>10</text:p>
          </table:table-cell>
          <table:table-cell table:formula="of:=IF(OR([.G134]=&quot;responseA&quot;;[.G134]=&quot;reponseB&quot;;[.G134]=&quot;reponseC&quot;);-10;10)" office:value-type="float" office:value="10">
            <text:p>10</text:p>
          </table:table-cell>
          <table:table-cell table:formula="of:=IF(OR([.H134]=&quot;responseA&quot;;[.H134]=&quot;reponseB&quot;;[.H134]=&quot;reponseC&quot;);-10;10)" office:value-type="float" office:value="10">
            <text:p>10</text:p>
          </table:table-cell>
          <table:table-cell table:formula="of:=IF(OR([.I134]=&quot;responseA&quot;;[.I134]=&quot;reponseB&quot;;[.I134]=&quot;reponseC&quot;);-10;10)" office:value-type="float" office:value="10">
            <text:p>10</text:p>
          </table:table-cell>
          <table:table-cell table:formula="of:=IF(OR([.J134]=&quot;responseA&quot;;[.J134]=&quot;reponseB&quot;;[.J134]=&quot;reponseC&quot;);-10;10)" office:value-type="float" office:value="10">
            <text:p>10</text:p>
          </table:table-cell>
          <table:table-cell table:formula="of:=IF(OR([.K134]=&quot;responseA&quot;;[.K134]=&quot;reponseB&quot;;[.K134]=&quot;reponseC&quot;);-10;10)" office:value-type="float" office:value="10">
            <text:p>10</text:p>
          </table:table-cell>
          <table:table-cell table:formula="of:=IF(OR([.L134]=&quot;responseA&quot;;[.L134]=&quot;reponseB&quot;;[.L134]=&quot;reponseC&quot;);-10;10)" office:value-type="float" office:value="10">
            <text:p>10</text:p>
          </table:table-cell>
          <table:table-cell table:formula="of:=IF(OR([.M134]=&quot;responseA&quot;;[.M134]=&quot;reponseB&quot;;[.M134]=&quot;reponseC&quot;);-10;10)" office:value-type="float" office:value="10">
            <text:p>10</text:p>
          </table:table-cell>
          <table:table-cell table:formula="of:=IF(OR([.N134]=&quot;responseA&quot;;[.N134]=&quot;reponseB&quot;;[.N134]=&quot;reponseC&quot;);-10;10)" office:value-type="float" office:value="10">
            <text:p>10</text:p>
          </table:table-cell>
          <table:table-cell table:formula="of:=IF(OR([.O134]=&quot;responseA&quot;;[.O134]=&quot;reponseB&quot;;[.O134]=&quot;reponseC&quot;);-10;10)" office:value-type="float" office:value="10">
            <text:p>10</text:p>
          </table:table-cell>
          <table:table-cell table:formula="of:=IF(OR([.P134]=&quot;responseA&quot;;[.P134]=&quot;reponseB&quot;;[.P134]=&quot;reponseC&quot;);-10;10)" office:value-type="float" office:value="10">
            <text:p>10</text:p>
          </table:table-cell>
          <table:table-cell table:formula="of:=IF(OR([.Q134]=&quot;responseA&quot;;[.Q134]=&quot;reponseB&quot;;[.Q134]=&quot;reponseC&quot;);-10;10)" office:value-type="float" office:value="10">
            <text:p>10</text:p>
          </table:table-cell>
          <table:table-cell table:formula="of:=IF(OR([.R134]=&quot;responseA&quot;;[.R134]=&quot;reponseB&quot;;[.R134]=&quot;reponseC&quot;);-10;10)" office:value-type="float" office:value="10">
            <text:p>10</text:p>
          </table:table-cell>
          <table:table-cell table:formula="of:=IF(OR([.S134]=&quot;responseA&quot;;[.S134]=&quot;reponseB&quot;;[.S134]=&quot;reponseC&quot;);-10;10)" office:value-type="float" office:value="10">
            <text:p>10</text:p>
          </table:table-cell>
          <table:table-cell table:formula="of:=IF(OR([.T134]=&quot;responseA&quot;;[.T134]=&quot;reponseB&quot;;[.T134]=&quot;reponseC&quot;);-10;10)" office:value-type="float" office:value="10">
            <text:p>10</text:p>
          </table:table-cell>
          <table:table-cell table:formula="of:=IF(OR([.U134]=&quot;responseA&quot;;[.U134]=&quot;reponseB&quot;;[.U134]=&quot;reponseC&quot;);-10;10)" office:value-type="float" office:value="10">
            <text:p>10</text:p>
          </table:table-cell>
          <table:table-cell table:formula="of:=IF(OR([.V134]=&quot;responseA&quot;;[.V134]=&quot;reponseB&quot;;[.V134]=&quot;reponseC&quot;);-10;10)" office:value-type="float" office:value="10">
            <text:p>10</text:p>
          </table:table-cell>
          <table:table-cell table:formula="of:=IF(OR([.W134]=&quot;responseA&quot;;[.W134]=&quot;reponseB&quot;;[.W134]=&quot;reponseC&quot;);-10;10)" office:value-type="float" office:value="10">
            <text:p>10</text:p>
          </table:table-cell>
          <table:table-cell table:formula="of:=IF(OR([.X134]=&quot;responseA&quot;;[.X134]=&quot;reponseB&quot;;[.X134]=&quot;reponseC&quot;);-10;10)" office:value-type="float" office:value="10">
            <text:p>10</text:p>
          </table:table-cell>
          <table:table-cell/>
          <table:table-cell table:formula="of:=IF(SUM([.AI134:.AR134])&lt;10;10;SUM([.AI134:.AR134]))" office:value-type="float" office:value="100">
            <text:p>100</text:p>
          </table:table-cell>
          <table:table-cell table:formula="of:=([.AT134]-[.AS134])/[.AS134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35]=&quot;responseA&quot;;[.E135]=&quot;reponseB&quot;;[.E135]=&quot;reponseC&quot;);-10;10)" office:value-type="float" office:value="10">
            <text:p>10</text:p>
          </table:table-cell>
          <table:table-cell table:formula="of:=IF(OR([.F135]=&quot;responseA&quot;;[.F135]=&quot;reponseB&quot;;[.F135]=&quot;reponseC&quot;);-10;10)" office:value-type="float" office:value="10">
            <text:p>10</text:p>
          </table:table-cell>
          <table:table-cell table:formula="of:=IF(OR([.G135]=&quot;responseA&quot;;[.G135]=&quot;reponseB&quot;;[.G135]=&quot;reponseC&quot;);-10;10)" office:value-type="float" office:value="10">
            <text:p>10</text:p>
          </table:table-cell>
          <table:table-cell table:formula="of:=IF(OR([.H135]=&quot;responseA&quot;;[.H135]=&quot;reponseB&quot;;[.H135]=&quot;reponseC&quot;);-10;10)" office:value-type="float" office:value="10">
            <text:p>10</text:p>
          </table:table-cell>
          <table:table-cell table:formula="of:=IF(OR([.I135]=&quot;responseA&quot;;[.I135]=&quot;reponseB&quot;;[.I135]=&quot;reponseC&quot;);-10;10)" office:value-type="float" office:value="10">
            <text:p>10</text:p>
          </table:table-cell>
          <table:table-cell table:formula="of:=IF(OR([.J135]=&quot;responseA&quot;;[.J135]=&quot;reponseB&quot;;[.J135]=&quot;reponseC&quot;);-10;10)" office:value-type="float" office:value="10">
            <text:p>10</text:p>
          </table:table-cell>
          <table:table-cell table:formula="of:=IF(OR([.K135]=&quot;responseA&quot;;[.K135]=&quot;reponseB&quot;;[.K135]=&quot;reponseC&quot;);-10;10)" office:value-type="float" office:value="10">
            <text:p>10</text:p>
          </table:table-cell>
          <table:table-cell table:formula="of:=IF(OR([.L135]=&quot;responseA&quot;;[.L135]=&quot;reponseB&quot;;[.L135]=&quot;reponseC&quot;);-10;10)" office:value-type="float" office:value="10">
            <text:p>10</text:p>
          </table:table-cell>
          <table:table-cell table:formula="of:=IF(OR([.M135]=&quot;responseA&quot;;[.M135]=&quot;reponseB&quot;;[.M135]=&quot;reponseC&quot;);-10;10)" office:value-type="float" office:value="10">
            <text:p>10</text:p>
          </table:table-cell>
          <table:table-cell table:formula="of:=IF(OR([.N135]=&quot;responseA&quot;;[.N135]=&quot;reponseB&quot;;[.N135]=&quot;reponseC&quot;);-10;10)" office:value-type="float" office:value="10">
            <text:p>10</text:p>
          </table:table-cell>
          <table:table-cell table:formula="of:=IF(OR([.O135]=&quot;responseA&quot;;[.O135]=&quot;reponseB&quot;;[.O135]=&quot;reponseC&quot;);-10;10)" office:value-type="float" office:value="10">
            <text:p>10</text:p>
          </table:table-cell>
          <table:table-cell table:formula="of:=IF(OR([.P135]=&quot;responseA&quot;;[.P135]=&quot;reponseB&quot;;[.P135]=&quot;reponseC&quot;);-10;10)" office:value-type="float" office:value="10">
            <text:p>10</text:p>
          </table:table-cell>
          <table:table-cell table:formula="of:=IF(OR([.Q135]=&quot;responseA&quot;;[.Q135]=&quot;reponseB&quot;;[.Q135]=&quot;reponseC&quot;);-10;10)" office:value-type="float" office:value="10">
            <text:p>10</text:p>
          </table:table-cell>
          <table:table-cell table:formula="of:=IF(OR([.R135]=&quot;responseA&quot;;[.R135]=&quot;reponseB&quot;;[.R135]=&quot;reponseC&quot;);-10;10)" office:value-type="float" office:value="10">
            <text:p>10</text:p>
          </table:table-cell>
          <table:table-cell table:formula="of:=IF(OR([.S135]=&quot;responseA&quot;;[.S135]=&quot;reponseB&quot;;[.S135]=&quot;reponseC&quot;);-10;10)" office:value-type="float" office:value="10">
            <text:p>10</text:p>
          </table:table-cell>
          <table:table-cell table:formula="of:=IF(OR([.T135]=&quot;responseA&quot;;[.T135]=&quot;reponseB&quot;;[.T135]=&quot;reponseC&quot;);-10;10)" office:value-type="float" office:value="10">
            <text:p>10</text:p>
          </table:table-cell>
          <table:table-cell table:formula="of:=IF(OR([.U135]=&quot;responseA&quot;;[.U135]=&quot;reponseB&quot;;[.U135]=&quot;reponseC&quot;);-10;10)" office:value-type="float" office:value="10">
            <text:p>10</text:p>
          </table:table-cell>
          <table:table-cell table:formula="of:=IF(OR([.V135]=&quot;responseA&quot;;[.V135]=&quot;reponseB&quot;;[.V135]=&quot;reponseC&quot;);-10;10)" office:value-type="float" office:value="10">
            <text:p>10</text:p>
          </table:table-cell>
          <table:table-cell table:formula="of:=IF(OR([.W135]=&quot;responseA&quot;;[.W135]=&quot;reponseB&quot;;[.W135]=&quot;reponseC&quot;);-10;10)" office:value-type="float" office:value="10">
            <text:p>10</text:p>
          </table:table-cell>
          <table:table-cell table:formula="of:=IF(OR([.X135]=&quot;responseA&quot;;[.X135]=&quot;reponseB&quot;;[.X135]=&quot;reponseC&quot;);-10;10)" office:value-type="float" office:value="10">
            <text:p>10</text:p>
          </table:table-cell>
          <table:table-cell/>
          <table:table-cell table:formula="of:=IF(SUM([.AI135:.AR135])&lt;10;10;SUM([.AI135:.AR135]))" office:value-type="float" office:value="100">
            <text:p>100</text:p>
          </table:table-cell>
          <table:table-cell table:formula="of:=([.AT135]-[.AS135])/[.AS135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36]=&quot;responseA&quot;;[.E136]=&quot;reponseB&quot;;[.E136]=&quot;reponseC&quot;);-10;10)" office:value-type="float" office:value="10">
            <text:p>10</text:p>
          </table:table-cell>
          <table:table-cell table:formula="of:=IF(OR([.F136]=&quot;responseA&quot;;[.F136]=&quot;reponseB&quot;;[.F136]=&quot;reponseC&quot;);-10;10)" office:value-type="float" office:value="10">
            <text:p>10</text:p>
          </table:table-cell>
          <table:table-cell table:formula="of:=IF(OR([.G136]=&quot;responseA&quot;;[.G136]=&quot;reponseB&quot;;[.G136]=&quot;reponseC&quot;);-10;10)" office:value-type="float" office:value="10">
            <text:p>10</text:p>
          </table:table-cell>
          <table:table-cell table:formula="of:=IF(OR([.H136]=&quot;responseA&quot;;[.H136]=&quot;reponseB&quot;;[.H136]=&quot;reponseC&quot;);-10;10)" office:value-type="float" office:value="10">
            <text:p>10</text:p>
          </table:table-cell>
          <table:table-cell table:formula="of:=IF(OR([.I136]=&quot;responseA&quot;;[.I136]=&quot;reponseB&quot;;[.I136]=&quot;reponseC&quot;);-10;10)" office:value-type="float" office:value="10">
            <text:p>10</text:p>
          </table:table-cell>
          <table:table-cell table:formula="of:=IF(OR([.J136]=&quot;responseA&quot;;[.J136]=&quot;reponseB&quot;;[.J136]=&quot;reponseC&quot;);-10;10)" office:value-type="float" office:value="10">
            <text:p>10</text:p>
          </table:table-cell>
          <table:table-cell table:formula="of:=IF(OR([.K136]=&quot;responseA&quot;;[.K136]=&quot;reponseB&quot;;[.K136]=&quot;reponseC&quot;);-10;10)" office:value-type="float" office:value="10">
            <text:p>10</text:p>
          </table:table-cell>
          <table:table-cell table:formula="of:=IF(OR([.L136]=&quot;responseA&quot;;[.L136]=&quot;reponseB&quot;;[.L136]=&quot;reponseC&quot;);-10;10)" office:value-type="float" office:value="10">
            <text:p>10</text:p>
          </table:table-cell>
          <table:table-cell table:formula="of:=IF(OR([.M136]=&quot;responseA&quot;;[.M136]=&quot;reponseB&quot;;[.M136]=&quot;reponseC&quot;);-10;10)" office:value-type="float" office:value="10">
            <text:p>10</text:p>
          </table:table-cell>
          <table:table-cell table:formula="of:=IF(OR([.N136]=&quot;responseA&quot;;[.N136]=&quot;reponseB&quot;;[.N136]=&quot;reponseC&quot;);-10;10)" office:value-type="float" office:value="10">
            <text:p>10</text:p>
          </table:table-cell>
          <table:table-cell table:formula="of:=IF(OR([.O136]=&quot;responseA&quot;;[.O136]=&quot;reponseB&quot;;[.O136]=&quot;reponseC&quot;);-10;10)" office:value-type="float" office:value="10">
            <text:p>10</text:p>
          </table:table-cell>
          <table:table-cell table:formula="of:=IF(OR([.P136]=&quot;responseA&quot;;[.P136]=&quot;reponseB&quot;;[.P136]=&quot;reponseC&quot;);-10;10)" office:value-type="float" office:value="10">
            <text:p>10</text:p>
          </table:table-cell>
          <table:table-cell table:formula="of:=IF(OR([.Q136]=&quot;responseA&quot;;[.Q136]=&quot;reponseB&quot;;[.Q136]=&quot;reponseC&quot;);-10;10)" office:value-type="float" office:value="10">
            <text:p>10</text:p>
          </table:table-cell>
          <table:table-cell table:formula="of:=IF(OR([.R136]=&quot;responseA&quot;;[.R136]=&quot;reponseB&quot;;[.R136]=&quot;reponseC&quot;);-10;10)" office:value-type="float" office:value="10">
            <text:p>10</text:p>
          </table:table-cell>
          <table:table-cell table:formula="of:=IF(OR([.S136]=&quot;responseA&quot;;[.S136]=&quot;reponseB&quot;;[.S136]=&quot;reponseC&quot;);-10;10)" office:value-type="float" office:value="10">
            <text:p>10</text:p>
          </table:table-cell>
          <table:table-cell table:formula="of:=IF(OR([.T136]=&quot;responseA&quot;;[.T136]=&quot;reponseB&quot;;[.T136]=&quot;reponseC&quot;);-10;10)" office:value-type="float" office:value="10">
            <text:p>10</text:p>
          </table:table-cell>
          <table:table-cell table:formula="of:=IF(OR([.U136]=&quot;responseA&quot;;[.U136]=&quot;reponseB&quot;;[.U136]=&quot;reponseC&quot;);-10;10)" office:value-type="float" office:value="10">
            <text:p>10</text:p>
          </table:table-cell>
          <table:table-cell table:formula="of:=IF(OR([.V136]=&quot;responseA&quot;;[.V136]=&quot;reponseB&quot;;[.V136]=&quot;reponseC&quot;);-10;10)" office:value-type="float" office:value="10">
            <text:p>10</text:p>
          </table:table-cell>
          <table:table-cell table:formula="of:=IF(OR([.W136]=&quot;responseA&quot;;[.W136]=&quot;reponseB&quot;;[.W136]=&quot;reponseC&quot;);-10;10)" office:value-type="float" office:value="10">
            <text:p>10</text:p>
          </table:table-cell>
          <table:table-cell table:formula="of:=IF(OR([.X136]=&quot;responseA&quot;;[.X136]=&quot;reponseB&quot;;[.X136]=&quot;reponseC&quot;);-10;10)" office:value-type="float" office:value="10">
            <text:p>10</text:p>
          </table:table-cell>
          <table:table-cell/>
          <table:table-cell table:formula="of:=IF(SUM([.AI136:.AR136])&lt;10;10;SUM([.AI136:.AR136]))" office:value-type="float" office:value="100">
            <text:p>100</text:p>
          </table:table-cell>
          <table:table-cell table:formula="of:=([.AT136]-[.AS136])/[.AS136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37]=&quot;responseA&quot;;[.E137]=&quot;reponseB&quot;;[.E137]=&quot;reponseC&quot;);-10;10)" office:value-type="float" office:value="10">
            <text:p>10</text:p>
          </table:table-cell>
          <table:table-cell table:formula="of:=IF(OR([.F137]=&quot;responseA&quot;;[.F137]=&quot;reponseB&quot;;[.F137]=&quot;reponseC&quot;);-10;10)" office:value-type="float" office:value="10">
            <text:p>10</text:p>
          </table:table-cell>
          <table:table-cell table:formula="of:=IF(OR([.G137]=&quot;responseA&quot;;[.G137]=&quot;reponseB&quot;;[.G137]=&quot;reponseC&quot;);-10;10)" office:value-type="float" office:value="10">
            <text:p>10</text:p>
          </table:table-cell>
          <table:table-cell table:formula="of:=IF(OR([.H137]=&quot;responseA&quot;;[.H137]=&quot;reponseB&quot;;[.H137]=&quot;reponseC&quot;);-10;10)" office:value-type="float" office:value="10">
            <text:p>10</text:p>
          </table:table-cell>
          <table:table-cell table:formula="of:=IF(OR([.I137]=&quot;responseA&quot;;[.I137]=&quot;reponseB&quot;;[.I137]=&quot;reponseC&quot;);-10;10)" office:value-type="float" office:value="10">
            <text:p>10</text:p>
          </table:table-cell>
          <table:table-cell table:formula="of:=IF(OR([.J137]=&quot;responseA&quot;;[.J137]=&quot;reponseB&quot;;[.J137]=&quot;reponseC&quot;);-10;10)" office:value-type="float" office:value="10">
            <text:p>10</text:p>
          </table:table-cell>
          <table:table-cell table:formula="of:=IF(OR([.K137]=&quot;responseA&quot;;[.K137]=&quot;reponseB&quot;;[.K137]=&quot;reponseC&quot;);-10;10)" office:value-type="float" office:value="10">
            <text:p>10</text:p>
          </table:table-cell>
          <table:table-cell table:formula="of:=IF(OR([.L137]=&quot;responseA&quot;;[.L137]=&quot;reponseB&quot;;[.L137]=&quot;reponseC&quot;);-10;10)" office:value-type="float" office:value="10">
            <text:p>10</text:p>
          </table:table-cell>
          <table:table-cell table:formula="of:=IF(OR([.M137]=&quot;responseA&quot;;[.M137]=&quot;reponseB&quot;;[.M137]=&quot;reponseC&quot;);-10;10)" office:value-type="float" office:value="10">
            <text:p>10</text:p>
          </table:table-cell>
          <table:table-cell table:formula="of:=IF(OR([.N137]=&quot;responseA&quot;;[.N137]=&quot;reponseB&quot;;[.N137]=&quot;reponseC&quot;);-10;10)" office:value-type="float" office:value="10">
            <text:p>10</text:p>
          </table:table-cell>
          <table:table-cell table:formula="of:=IF(OR([.O137]=&quot;responseA&quot;;[.O137]=&quot;reponseB&quot;;[.O137]=&quot;reponseC&quot;);-10;10)" office:value-type="float" office:value="10">
            <text:p>10</text:p>
          </table:table-cell>
          <table:table-cell table:formula="of:=IF(OR([.P137]=&quot;responseA&quot;;[.P137]=&quot;reponseB&quot;;[.P137]=&quot;reponseC&quot;);-10;10)" office:value-type="float" office:value="10">
            <text:p>10</text:p>
          </table:table-cell>
          <table:table-cell table:formula="of:=IF(OR([.Q137]=&quot;responseA&quot;;[.Q137]=&quot;reponseB&quot;;[.Q137]=&quot;reponseC&quot;);-10;10)" office:value-type="float" office:value="10">
            <text:p>10</text:p>
          </table:table-cell>
          <table:table-cell table:formula="of:=IF(OR([.R137]=&quot;responseA&quot;;[.R137]=&quot;reponseB&quot;;[.R137]=&quot;reponseC&quot;);-10;10)" office:value-type="float" office:value="10">
            <text:p>10</text:p>
          </table:table-cell>
          <table:table-cell table:formula="of:=IF(OR([.S137]=&quot;responseA&quot;;[.S137]=&quot;reponseB&quot;;[.S137]=&quot;reponseC&quot;);-10;10)" office:value-type="float" office:value="10">
            <text:p>10</text:p>
          </table:table-cell>
          <table:table-cell table:formula="of:=IF(OR([.T137]=&quot;responseA&quot;;[.T137]=&quot;reponseB&quot;;[.T137]=&quot;reponseC&quot;);-10;10)" office:value-type="float" office:value="10">
            <text:p>10</text:p>
          </table:table-cell>
          <table:table-cell table:formula="of:=IF(OR([.U137]=&quot;responseA&quot;;[.U137]=&quot;reponseB&quot;;[.U137]=&quot;reponseC&quot;);-10;10)" office:value-type="float" office:value="10">
            <text:p>10</text:p>
          </table:table-cell>
          <table:table-cell table:formula="of:=IF(OR([.V137]=&quot;responseA&quot;;[.V137]=&quot;reponseB&quot;;[.V137]=&quot;reponseC&quot;);-10;10)" office:value-type="float" office:value="10">
            <text:p>10</text:p>
          </table:table-cell>
          <table:table-cell table:formula="of:=IF(OR([.W137]=&quot;responseA&quot;;[.W137]=&quot;reponseB&quot;;[.W137]=&quot;reponseC&quot;);-10;10)" office:value-type="float" office:value="10">
            <text:p>10</text:p>
          </table:table-cell>
          <table:table-cell table:formula="of:=IF(OR([.X137]=&quot;responseA&quot;;[.X137]=&quot;reponseB&quot;;[.X137]=&quot;reponseC&quot;);-10;10)" office:value-type="float" office:value="10">
            <text:p>10</text:p>
          </table:table-cell>
          <table:table-cell/>
          <table:table-cell table:formula="of:=IF(SUM([.AI137:.AR137])&lt;10;10;SUM([.AI137:.AR137]))" office:value-type="float" office:value="100">
            <text:p>100</text:p>
          </table:table-cell>
          <table:table-cell table:formula="of:=([.AT137]-[.AS137])/[.AS137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38]=&quot;responseA&quot;;[.E138]=&quot;reponseB&quot;;[.E138]=&quot;reponseC&quot;);-10;10)" office:value-type="float" office:value="10">
            <text:p>10</text:p>
          </table:table-cell>
          <table:table-cell table:formula="of:=IF(OR([.F138]=&quot;responseA&quot;;[.F138]=&quot;reponseB&quot;;[.F138]=&quot;reponseC&quot;);-10;10)" office:value-type="float" office:value="10">
            <text:p>10</text:p>
          </table:table-cell>
          <table:table-cell table:formula="of:=IF(OR([.G138]=&quot;responseA&quot;;[.G138]=&quot;reponseB&quot;;[.G138]=&quot;reponseC&quot;);-10;10)" office:value-type="float" office:value="10">
            <text:p>10</text:p>
          </table:table-cell>
          <table:table-cell table:formula="of:=IF(OR([.H138]=&quot;responseA&quot;;[.H138]=&quot;reponseB&quot;;[.H138]=&quot;reponseC&quot;);-10;10)" office:value-type="float" office:value="10">
            <text:p>10</text:p>
          </table:table-cell>
          <table:table-cell table:formula="of:=IF(OR([.I138]=&quot;responseA&quot;;[.I138]=&quot;reponseB&quot;;[.I138]=&quot;reponseC&quot;);-10;10)" office:value-type="float" office:value="10">
            <text:p>10</text:p>
          </table:table-cell>
          <table:table-cell table:formula="of:=IF(OR([.J138]=&quot;responseA&quot;;[.J138]=&quot;reponseB&quot;;[.J138]=&quot;reponseC&quot;);-10;10)" office:value-type="float" office:value="10">
            <text:p>10</text:p>
          </table:table-cell>
          <table:table-cell table:formula="of:=IF(OR([.K138]=&quot;responseA&quot;;[.K138]=&quot;reponseB&quot;;[.K138]=&quot;reponseC&quot;);-10;10)" office:value-type="float" office:value="10">
            <text:p>10</text:p>
          </table:table-cell>
          <table:table-cell table:formula="of:=IF(OR([.L138]=&quot;responseA&quot;;[.L138]=&quot;reponseB&quot;;[.L138]=&quot;reponseC&quot;);-10;10)" office:value-type="float" office:value="10">
            <text:p>10</text:p>
          </table:table-cell>
          <table:table-cell table:formula="of:=IF(OR([.M138]=&quot;responseA&quot;;[.M138]=&quot;reponseB&quot;;[.M138]=&quot;reponseC&quot;);-10;10)" office:value-type="float" office:value="10">
            <text:p>10</text:p>
          </table:table-cell>
          <table:table-cell table:formula="of:=IF(OR([.N138]=&quot;responseA&quot;;[.N138]=&quot;reponseB&quot;;[.N138]=&quot;reponseC&quot;);-10;10)" office:value-type="float" office:value="10">
            <text:p>10</text:p>
          </table:table-cell>
          <table:table-cell table:formula="of:=IF(OR([.O138]=&quot;responseA&quot;;[.O138]=&quot;reponseB&quot;;[.O138]=&quot;reponseC&quot;);-10;10)" office:value-type="float" office:value="10">
            <text:p>10</text:p>
          </table:table-cell>
          <table:table-cell table:formula="of:=IF(OR([.P138]=&quot;responseA&quot;;[.P138]=&quot;reponseB&quot;;[.P138]=&quot;reponseC&quot;);-10;10)" office:value-type="float" office:value="10">
            <text:p>10</text:p>
          </table:table-cell>
          <table:table-cell table:formula="of:=IF(OR([.Q138]=&quot;responseA&quot;;[.Q138]=&quot;reponseB&quot;;[.Q138]=&quot;reponseC&quot;);-10;10)" office:value-type="float" office:value="10">
            <text:p>10</text:p>
          </table:table-cell>
          <table:table-cell table:formula="of:=IF(OR([.R138]=&quot;responseA&quot;;[.R138]=&quot;reponseB&quot;;[.R138]=&quot;reponseC&quot;);-10;10)" office:value-type="float" office:value="10">
            <text:p>10</text:p>
          </table:table-cell>
          <table:table-cell table:formula="of:=IF(OR([.S138]=&quot;responseA&quot;;[.S138]=&quot;reponseB&quot;;[.S138]=&quot;reponseC&quot;);-10;10)" office:value-type="float" office:value="10">
            <text:p>10</text:p>
          </table:table-cell>
          <table:table-cell table:formula="of:=IF(OR([.T138]=&quot;responseA&quot;;[.T138]=&quot;reponseB&quot;;[.T138]=&quot;reponseC&quot;);-10;10)" office:value-type="float" office:value="10">
            <text:p>10</text:p>
          </table:table-cell>
          <table:table-cell table:formula="of:=IF(OR([.U138]=&quot;responseA&quot;;[.U138]=&quot;reponseB&quot;;[.U138]=&quot;reponseC&quot;);-10;10)" office:value-type="float" office:value="10">
            <text:p>10</text:p>
          </table:table-cell>
          <table:table-cell table:formula="of:=IF(OR([.V138]=&quot;responseA&quot;;[.V138]=&quot;reponseB&quot;;[.V138]=&quot;reponseC&quot;);-10;10)" office:value-type="float" office:value="10">
            <text:p>10</text:p>
          </table:table-cell>
          <table:table-cell table:formula="of:=IF(OR([.W138]=&quot;responseA&quot;;[.W138]=&quot;reponseB&quot;;[.W138]=&quot;reponseC&quot;);-10;10)" office:value-type="float" office:value="10">
            <text:p>10</text:p>
          </table:table-cell>
          <table:table-cell table:formula="of:=IF(OR([.X138]=&quot;responseA&quot;;[.X138]=&quot;reponseB&quot;;[.X138]=&quot;reponseC&quot;);-10;10)" office:value-type="float" office:value="10">
            <text:p>10</text:p>
          </table:table-cell>
          <table:table-cell/>
          <table:table-cell table:formula="of:=IF(SUM([.AI138:.AR138])&lt;10;10;SUM([.AI138:.AR138]))" office:value-type="float" office:value="100">
            <text:p>100</text:p>
          </table:table-cell>
          <table:table-cell table:formula="of:=([.AT138]-[.AS138])/[.AS138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39]=&quot;responseA&quot;;[.E139]=&quot;reponseB&quot;;[.E139]=&quot;reponseC&quot;);-10;10)" office:value-type="float" office:value="10">
            <text:p>10</text:p>
          </table:table-cell>
          <table:table-cell table:formula="of:=IF(OR([.F139]=&quot;responseA&quot;;[.F139]=&quot;reponseB&quot;;[.F139]=&quot;reponseC&quot;);-10;10)" office:value-type="float" office:value="10">
            <text:p>10</text:p>
          </table:table-cell>
          <table:table-cell table:formula="of:=IF(OR([.G139]=&quot;responseA&quot;;[.G139]=&quot;reponseB&quot;;[.G139]=&quot;reponseC&quot;);-10;10)" office:value-type="float" office:value="10">
            <text:p>10</text:p>
          </table:table-cell>
          <table:table-cell table:formula="of:=IF(OR([.H139]=&quot;responseA&quot;;[.H139]=&quot;reponseB&quot;;[.H139]=&quot;reponseC&quot;);-10;10)" office:value-type="float" office:value="10">
            <text:p>10</text:p>
          </table:table-cell>
          <table:table-cell table:formula="of:=IF(OR([.I139]=&quot;responseA&quot;;[.I139]=&quot;reponseB&quot;;[.I139]=&quot;reponseC&quot;);-10;10)" office:value-type="float" office:value="10">
            <text:p>10</text:p>
          </table:table-cell>
          <table:table-cell table:formula="of:=IF(OR([.J139]=&quot;responseA&quot;;[.J139]=&quot;reponseB&quot;;[.J139]=&quot;reponseC&quot;);-10;10)" office:value-type="float" office:value="10">
            <text:p>10</text:p>
          </table:table-cell>
          <table:table-cell table:formula="of:=IF(OR([.K139]=&quot;responseA&quot;;[.K139]=&quot;reponseB&quot;;[.K139]=&quot;reponseC&quot;);-10;10)" office:value-type="float" office:value="10">
            <text:p>10</text:p>
          </table:table-cell>
          <table:table-cell table:formula="of:=IF(OR([.L139]=&quot;responseA&quot;;[.L139]=&quot;reponseB&quot;;[.L139]=&quot;reponseC&quot;);-10;10)" office:value-type="float" office:value="10">
            <text:p>10</text:p>
          </table:table-cell>
          <table:table-cell table:formula="of:=IF(OR([.M139]=&quot;responseA&quot;;[.M139]=&quot;reponseB&quot;;[.M139]=&quot;reponseC&quot;);-10;10)" office:value-type="float" office:value="10">
            <text:p>10</text:p>
          </table:table-cell>
          <table:table-cell table:formula="of:=IF(OR([.N139]=&quot;responseA&quot;;[.N139]=&quot;reponseB&quot;;[.N139]=&quot;reponseC&quot;);-10;10)" office:value-type="float" office:value="10">
            <text:p>10</text:p>
          </table:table-cell>
          <table:table-cell table:formula="of:=IF(OR([.O139]=&quot;responseA&quot;;[.O139]=&quot;reponseB&quot;;[.O139]=&quot;reponseC&quot;);-10;10)" office:value-type="float" office:value="10">
            <text:p>10</text:p>
          </table:table-cell>
          <table:table-cell table:formula="of:=IF(OR([.P139]=&quot;responseA&quot;;[.P139]=&quot;reponseB&quot;;[.P139]=&quot;reponseC&quot;);-10;10)" office:value-type="float" office:value="10">
            <text:p>10</text:p>
          </table:table-cell>
          <table:table-cell table:formula="of:=IF(OR([.Q139]=&quot;responseA&quot;;[.Q139]=&quot;reponseB&quot;;[.Q139]=&quot;reponseC&quot;);-10;10)" office:value-type="float" office:value="10">
            <text:p>10</text:p>
          </table:table-cell>
          <table:table-cell table:formula="of:=IF(OR([.R139]=&quot;responseA&quot;;[.R139]=&quot;reponseB&quot;;[.R139]=&quot;reponseC&quot;);-10;10)" office:value-type="float" office:value="10">
            <text:p>10</text:p>
          </table:table-cell>
          <table:table-cell table:formula="of:=IF(OR([.S139]=&quot;responseA&quot;;[.S139]=&quot;reponseB&quot;;[.S139]=&quot;reponseC&quot;);-10;10)" office:value-type="float" office:value="10">
            <text:p>10</text:p>
          </table:table-cell>
          <table:table-cell table:formula="of:=IF(OR([.T139]=&quot;responseA&quot;;[.T139]=&quot;reponseB&quot;;[.T139]=&quot;reponseC&quot;);-10;10)" office:value-type="float" office:value="10">
            <text:p>10</text:p>
          </table:table-cell>
          <table:table-cell table:formula="of:=IF(OR([.U139]=&quot;responseA&quot;;[.U139]=&quot;reponseB&quot;;[.U139]=&quot;reponseC&quot;);-10;10)" office:value-type="float" office:value="10">
            <text:p>10</text:p>
          </table:table-cell>
          <table:table-cell table:formula="of:=IF(OR([.V139]=&quot;responseA&quot;;[.V139]=&quot;reponseB&quot;;[.V139]=&quot;reponseC&quot;);-10;10)" office:value-type="float" office:value="10">
            <text:p>10</text:p>
          </table:table-cell>
          <table:table-cell table:formula="of:=IF(OR([.W139]=&quot;responseA&quot;;[.W139]=&quot;reponseB&quot;;[.W139]=&quot;reponseC&quot;);-10;10)" office:value-type="float" office:value="10">
            <text:p>10</text:p>
          </table:table-cell>
          <table:table-cell table:formula="of:=IF(OR([.X139]=&quot;responseA&quot;;[.X139]=&quot;reponseB&quot;;[.X139]=&quot;reponseC&quot;);-10;10)" office:value-type="float" office:value="10">
            <text:p>10</text:p>
          </table:table-cell>
          <table:table-cell/>
          <table:table-cell table:formula="of:=IF(SUM([.AI139:.AR139])&lt;10;10;SUM([.AI139:.AR139]))" office:value-type="float" office:value="100">
            <text:p>100</text:p>
          </table:table-cell>
          <table:table-cell table:formula="of:=([.AT139]-[.AS139])/[.AS139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40]=&quot;responseA&quot;;[.E140]=&quot;reponseB&quot;;[.E140]=&quot;reponseC&quot;);-10;10)" office:value-type="float" office:value="10">
            <text:p>10</text:p>
          </table:table-cell>
          <table:table-cell table:formula="of:=IF(OR([.F140]=&quot;responseA&quot;;[.F140]=&quot;reponseB&quot;;[.F140]=&quot;reponseC&quot;);-10;10)" office:value-type="float" office:value="10">
            <text:p>10</text:p>
          </table:table-cell>
          <table:table-cell table:formula="of:=IF(OR([.G140]=&quot;responseA&quot;;[.G140]=&quot;reponseB&quot;;[.G140]=&quot;reponseC&quot;);-10;10)" office:value-type="float" office:value="10">
            <text:p>10</text:p>
          </table:table-cell>
          <table:table-cell table:formula="of:=IF(OR([.H140]=&quot;responseA&quot;;[.H140]=&quot;reponseB&quot;;[.H140]=&quot;reponseC&quot;);-10;10)" office:value-type="float" office:value="10">
            <text:p>10</text:p>
          </table:table-cell>
          <table:table-cell table:formula="of:=IF(OR([.I140]=&quot;responseA&quot;;[.I140]=&quot;reponseB&quot;;[.I140]=&quot;reponseC&quot;);-10;10)" office:value-type="float" office:value="10">
            <text:p>10</text:p>
          </table:table-cell>
          <table:table-cell table:formula="of:=IF(OR([.J140]=&quot;responseA&quot;;[.J140]=&quot;reponseB&quot;;[.J140]=&quot;reponseC&quot;);-10;10)" office:value-type="float" office:value="10">
            <text:p>10</text:p>
          </table:table-cell>
          <table:table-cell table:formula="of:=IF(OR([.K140]=&quot;responseA&quot;;[.K140]=&quot;reponseB&quot;;[.K140]=&quot;reponseC&quot;);-10;10)" office:value-type="float" office:value="10">
            <text:p>10</text:p>
          </table:table-cell>
          <table:table-cell table:formula="of:=IF(OR([.L140]=&quot;responseA&quot;;[.L140]=&quot;reponseB&quot;;[.L140]=&quot;reponseC&quot;);-10;10)" office:value-type="float" office:value="10">
            <text:p>10</text:p>
          </table:table-cell>
          <table:table-cell table:formula="of:=IF(OR([.M140]=&quot;responseA&quot;;[.M140]=&quot;reponseB&quot;;[.M140]=&quot;reponseC&quot;);-10;10)" office:value-type="float" office:value="10">
            <text:p>10</text:p>
          </table:table-cell>
          <table:table-cell table:formula="of:=IF(OR([.N140]=&quot;responseA&quot;;[.N140]=&quot;reponseB&quot;;[.N140]=&quot;reponseC&quot;);-10;10)" office:value-type="float" office:value="10">
            <text:p>10</text:p>
          </table:table-cell>
          <table:table-cell table:formula="of:=IF(OR([.O140]=&quot;responseA&quot;;[.O140]=&quot;reponseB&quot;;[.O140]=&quot;reponseC&quot;);-10;10)" office:value-type="float" office:value="10">
            <text:p>10</text:p>
          </table:table-cell>
          <table:table-cell table:formula="of:=IF(OR([.P140]=&quot;responseA&quot;;[.P140]=&quot;reponseB&quot;;[.P140]=&quot;reponseC&quot;);-10;10)" office:value-type="float" office:value="10">
            <text:p>10</text:p>
          </table:table-cell>
          <table:table-cell table:formula="of:=IF(OR([.Q140]=&quot;responseA&quot;;[.Q140]=&quot;reponseB&quot;;[.Q140]=&quot;reponseC&quot;);-10;10)" office:value-type="float" office:value="10">
            <text:p>10</text:p>
          </table:table-cell>
          <table:table-cell table:formula="of:=IF(OR([.R140]=&quot;responseA&quot;;[.R140]=&quot;reponseB&quot;;[.R140]=&quot;reponseC&quot;);-10;10)" office:value-type="float" office:value="10">
            <text:p>10</text:p>
          </table:table-cell>
          <table:table-cell table:formula="of:=IF(OR([.S140]=&quot;responseA&quot;;[.S140]=&quot;reponseB&quot;;[.S140]=&quot;reponseC&quot;);-10;10)" office:value-type="float" office:value="10">
            <text:p>10</text:p>
          </table:table-cell>
          <table:table-cell table:formula="of:=IF(OR([.T140]=&quot;responseA&quot;;[.T140]=&quot;reponseB&quot;;[.T140]=&quot;reponseC&quot;);-10;10)" office:value-type="float" office:value="10">
            <text:p>10</text:p>
          </table:table-cell>
          <table:table-cell table:formula="of:=IF(OR([.U140]=&quot;responseA&quot;;[.U140]=&quot;reponseB&quot;;[.U140]=&quot;reponseC&quot;);-10;10)" office:value-type="float" office:value="10">
            <text:p>10</text:p>
          </table:table-cell>
          <table:table-cell table:formula="of:=IF(OR([.V140]=&quot;responseA&quot;;[.V140]=&quot;reponseB&quot;;[.V140]=&quot;reponseC&quot;);-10;10)" office:value-type="float" office:value="10">
            <text:p>10</text:p>
          </table:table-cell>
          <table:table-cell table:formula="of:=IF(OR([.W140]=&quot;responseA&quot;;[.W140]=&quot;reponseB&quot;;[.W140]=&quot;reponseC&quot;);-10;10)" office:value-type="float" office:value="10">
            <text:p>10</text:p>
          </table:table-cell>
          <table:table-cell table:formula="of:=IF(OR([.X140]=&quot;responseA&quot;;[.X140]=&quot;reponseB&quot;;[.X140]=&quot;reponseC&quot;);-10;10)" office:value-type="float" office:value="10">
            <text:p>10</text:p>
          </table:table-cell>
          <table:table-cell table:number-columns-repeated="2"/>
          <table:table-cell table:formula="of:=([.AT140]-[.AS140])/[.AS140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41]=&quot;responseA&quot;;[.E141]=&quot;reponseB&quot;;[.E141]=&quot;reponseC&quot;);-10;10)" office:value-type="float" office:value="10">
            <text:p>10</text:p>
          </table:table-cell>
          <table:table-cell table:formula="of:=IF(OR([.F141]=&quot;responseA&quot;;[.F141]=&quot;reponseB&quot;;[.F141]=&quot;reponseC&quot;);-10;10)" office:value-type="float" office:value="10">
            <text:p>10</text:p>
          </table:table-cell>
          <table:table-cell table:formula="of:=IF(OR([.G141]=&quot;responseA&quot;;[.G141]=&quot;reponseB&quot;;[.G141]=&quot;reponseC&quot;);-10;10)" office:value-type="float" office:value="10">
            <text:p>10</text:p>
          </table:table-cell>
          <table:table-cell table:formula="of:=IF(OR([.H141]=&quot;responseA&quot;;[.H141]=&quot;reponseB&quot;;[.H141]=&quot;reponseC&quot;);-10;10)" office:value-type="float" office:value="10">
            <text:p>10</text:p>
          </table:table-cell>
          <table:table-cell table:formula="of:=IF(OR([.I141]=&quot;responseA&quot;;[.I141]=&quot;reponseB&quot;;[.I141]=&quot;reponseC&quot;);-10;10)" office:value-type="float" office:value="10">
            <text:p>10</text:p>
          </table:table-cell>
          <table:table-cell table:formula="of:=IF(OR([.J141]=&quot;responseA&quot;;[.J141]=&quot;reponseB&quot;;[.J141]=&quot;reponseC&quot;);-10;10)" office:value-type="float" office:value="10">
            <text:p>10</text:p>
          </table:table-cell>
          <table:table-cell table:formula="of:=IF(OR([.K141]=&quot;responseA&quot;;[.K141]=&quot;reponseB&quot;;[.K141]=&quot;reponseC&quot;);-10;10)" office:value-type="float" office:value="10">
            <text:p>10</text:p>
          </table:table-cell>
          <table:table-cell table:formula="of:=IF(OR([.L141]=&quot;responseA&quot;;[.L141]=&quot;reponseB&quot;;[.L141]=&quot;reponseC&quot;);-10;10)" office:value-type="float" office:value="10">
            <text:p>10</text:p>
          </table:table-cell>
          <table:table-cell table:formula="of:=IF(OR([.M141]=&quot;responseA&quot;;[.M141]=&quot;reponseB&quot;;[.M141]=&quot;reponseC&quot;);-10;10)" office:value-type="float" office:value="10">
            <text:p>10</text:p>
          </table:table-cell>
          <table:table-cell table:formula="of:=IF(OR([.N141]=&quot;responseA&quot;;[.N141]=&quot;reponseB&quot;;[.N141]=&quot;reponseC&quot;);-10;10)" office:value-type="float" office:value="10">
            <text:p>10</text:p>
          </table:table-cell>
          <table:table-cell table:formula="of:=IF(OR([.O141]=&quot;responseA&quot;;[.O141]=&quot;reponseB&quot;;[.O141]=&quot;reponseC&quot;);-10;10)" office:value-type="float" office:value="10">
            <text:p>10</text:p>
          </table:table-cell>
          <table:table-cell table:formula="of:=IF(OR([.P141]=&quot;responseA&quot;;[.P141]=&quot;reponseB&quot;;[.P141]=&quot;reponseC&quot;);-10;10)" office:value-type="float" office:value="10">
            <text:p>10</text:p>
          </table:table-cell>
          <table:table-cell table:formula="of:=IF(OR([.Q141]=&quot;responseA&quot;;[.Q141]=&quot;reponseB&quot;;[.Q141]=&quot;reponseC&quot;);-10;10)" office:value-type="float" office:value="10">
            <text:p>10</text:p>
          </table:table-cell>
          <table:table-cell table:formula="of:=IF(OR([.R141]=&quot;responseA&quot;;[.R141]=&quot;reponseB&quot;;[.R141]=&quot;reponseC&quot;);-10;10)" office:value-type="float" office:value="10">
            <text:p>10</text:p>
          </table:table-cell>
          <table:table-cell table:formula="of:=IF(OR([.S141]=&quot;responseA&quot;;[.S141]=&quot;reponseB&quot;;[.S141]=&quot;reponseC&quot;);-10;10)" office:value-type="float" office:value="10">
            <text:p>10</text:p>
          </table:table-cell>
          <table:table-cell table:formula="of:=IF(OR([.T141]=&quot;responseA&quot;;[.T141]=&quot;reponseB&quot;;[.T141]=&quot;reponseC&quot;);-10;10)" office:value-type="float" office:value="10">
            <text:p>10</text:p>
          </table:table-cell>
          <table:table-cell table:formula="of:=IF(OR([.U141]=&quot;responseA&quot;;[.U141]=&quot;reponseB&quot;;[.U141]=&quot;reponseC&quot;);-10;10)" office:value-type="float" office:value="10">
            <text:p>10</text:p>
          </table:table-cell>
          <table:table-cell table:formula="of:=IF(OR([.V141]=&quot;responseA&quot;;[.V141]=&quot;reponseB&quot;;[.V141]=&quot;reponseC&quot;);-10;10)" office:value-type="float" office:value="10">
            <text:p>10</text:p>
          </table:table-cell>
          <table:table-cell table:formula="of:=IF(OR([.W141]=&quot;responseA&quot;;[.W141]=&quot;reponseB&quot;;[.W141]=&quot;reponseC&quot;);-10;10)" office:value-type="float" office:value="10">
            <text:p>10</text:p>
          </table:table-cell>
          <table:table-cell table:formula="of:=IF(OR([.X141]=&quot;responseA&quot;;[.X141]=&quot;reponseB&quot;;[.X141]=&quot;reponseC&quot;);-10;10)" office:value-type="float" office:value="10">
            <text:p>10</text:p>
          </table:table-cell>
          <table:table-cell table:number-columns-repeated="2"/>
          <table:table-cell table:formula="of:=([.AT141]-[.AS141])/[.AS141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42]=&quot;responseA&quot;;[.E142]=&quot;reponseB&quot;;[.E142]=&quot;reponseC&quot;);-10;10)" office:value-type="float" office:value="10">
            <text:p>10</text:p>
          </table:table-cell>
          <table:table-cell table:formula="of:=IF(OR([.F142]=&quot;responseA&quot;;[.F142]=&quot;reponseB&quot;;[.F142]=&quot;reponseC&quot;);-10;10)" office:value-type="float" office:value="10">
            <text:p>10</text:p>
          </table:table-cell>
          <table:table-cell table:formula="of:=IF(OR([.G142]=&quot;responseA&quot;;[.G142]=&quot;reponseB&quot;;[.G142]=&quot;reponseC&quot;);-10;10)" office:value-type="float" office:value="10">
            <text:p>10</text:p>
          </table:table-cell>
          <table:table-cell table:formula="of:=IF(OR([.H142]=&quot;responseA&quot;;[.H142]=&quot;reponseB&quot;;[.H142]=&quot;reponseC&quot;);-10;10)" office:value-type="float" office:value="10">
            <text:p>10</text:p>
          </table:table-cell>
          <table:table-cell table:formula="of:=IF(OR([.I142]=&quot;responseA&quot;;[.I142]=&quot;reponseB&quot;;[.I142]=&quot;reponseC&quot;);-10;10)" office:value-type="float" office:value="10">
            <text:p>10</text:p>
          </table:table-cell>
          <table:table-cell table:formula="of:=IF(OR([.J142]=&quot;responseA&quot;;[.J142]=&quot;reponseB&quot;;[.J142]=&quot;reponseC&quot;);-10;10)" office:value-type="float" office:value="10">
            <text:p>10</text:p>
          </table:table-cell>
          <table:table-cell table:formula="of:=IF(OR([.K142]=&quot;responseA&quot;;[.K142]=&quot;reponseB&quot;;[.K142]=&quot;reponseC&quot;);-10;10)" office:value-type="float" office:value="10">
            <text:p>10</text:p>
          </table:table-cell>
          <table:table-cell table:formula="of:=IF(OR([.L142]=&quot;responseA&quot;;[.L142]=&quot;reponseB&quot;;[.L142]=&quot;reponseC&quot;);-10;10)" office:value-type="float" office:value="10">
            <text:p>10</text:p>
          </table:table-cell>
          <table:table-cell table:formula="of:=IF(OR([.M142]=&quot;responseA&quot;;[.M142]=&quot;reponseB&quot;;[.M142]=&quot;reponseC&quot;);-10;10)" office:value-type="float" office:value="10">
            <text:p>10</text:p>
          </table:table-cell>
          <table:table-cell table:formula="of:=IF(OR([.N142]=&quot;responseA&quot;;[.N142]=&quot;reponseB&quot;;[.N142]=&quot;reponseC&quot;);-10;10)" office:value-type="float" office:value="10">
            <text:p>10</text:p>
          </table:table-cell>
          <table:table-cell table:formula="of:=IF(OR([.O142]=&quot;responseA&quot;;[.O142]=&quot;reponseB&quot;;[.O142]=&quot;reponseC&quot;);-10;10)" office:value-type="float" office:value="10">
            <text:p>10</text:p>
          </table:table-cell>
          <table:table-cell table:formula="of:=IF(OR([.P142]=&quot;responseA&quot;;[.P142]=&quot;reponseB&quot;;[.P142]=&quot;reponseC&quot;);-10;10)" office:value-type="float" office:value="10">
            <text:p>10</text:p>
          </table:table-cell>
          <table:table-cell table:formula="of:=IF(OR([.Q142]=&quot;responseA&quot;;[.Q142]=&quot;reponseB&quot;;[.Q142]=&quot;reponseC&quot;);-10;10)" office:value-type="float" office:value="10">
            <text:p>10</text:p>
          </table:table-cell>
          <table:table-cell table:formula="of:=IF(OR([.R142]=&quot;responseA&quot;;[.R142]=&quot;reponseB&quot;;[.R142]=&quot;reponseC&quot;);-10;10)" office:value-type="float" office:value="10">
            <text:p>10</text:p>
          </table:table-cell>
          <table:table-cell table:formula="of:=IF(OR([.S142]=&quot;responseA&quot;;[.S142]=&quot;reponseB&quot;;[.S142]=&quot;reponseC&quot;);-10;10)" office:value-type="float" office:value="10">
            <text:p>10</text:p>
          </table:table-cell>
          <table:table-cell table:formula="of:=IF(OR([.T142]=&quot;responseA&quot;;[.T142]=&quot;reponseB&quot;;[.T142]=&quot;reponseC&quot;);-10;10)" office:value-type="float" office:value="10">
            <text:p>10</text:p>
          </table:table-cell>
          <table:table-cell table:formula="of:=IF(OR([.U142]=&quot;responseA&quot;;[.U142]=&quot;reponseB&quot;;[.U142]=&quot;reponseC&quot;);-10;10)" office:value-type="float" office:value="10">
            <text:p>10</text:p>
          </table:table-cell>
          <table:table-cell table:formula="of:=IF(OR([.V142]=&quot;responseA&quot;;[.V142]=&quot;reponseB&quot;;[.V142]=&quot;reponseC&quot;);-10;10)" office:value-type="float" office:value="10">
            <text:p>10</text:p>
          </table:table-cell>
          <table:table-cell table:formula="of:=IF(OR([.W142]=&quot;responseA&quot;;[.W142]=&quot;reponseB&quot;;[.W142]=&quot;reponseC&quot;);-10;10)" office:value-type="float" office:value="10">
            <text:p>10</text:p>
          </table:table-cell>
          <table:table-cell table:formula="of:=IF(OR([.X142]=&quot;responseA&quot;;[.X142]=&quot;reponseB&quot;;[.X142]=&quot;reponseC&quot;);-10;10)" office:value-type="float" office:value="10">
            <text:p>10</text:p>
          </table:table-cell>
          <table:table-cell table:number-columns-repeated="2"/>
          <table:table-cell table:formula="of:=([.AT142]-[.AS142])/[.AS142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43]=&quot;responseA&quot;;[.E143]=&quot;reponseB&quot;;[.E143]=&quot;reponseC&quot;);-10;10)" office:value-type="float" office:value="10">
            <text:p>10</text:p>
          </table:table-cell>
          <table:table-cell table:formula="of:=IF(OR([.F143]=&quot;responseA&quot;;[.F143]=&quot;reponseB&quot;;[.F143]=&quot;reponseC&quot;);-10;10)" office:value-type="float" office:value="10">
            <text:p>10</text:p>
          </table:table-cell>
          <table:table-cell table:formula="of:=IF(OR([.G143]=&quot;responseA&quot;;[.G143]=&quot;reponseB&quot;;[.G143]=&quot;reponseC&quot;);-10;10)" office:value-type="float" office:value="10">
            <text:p>10</text:p>
          </table:table-cell>
          <table:table-cell table:formula="of:=IF(OR([.H143]=&quot;responseA&quot;;[.H143]=&quot;reponseB&quot;;[.H143]=&quot;reponseC&quot;);-10;10)" office:value-type="float" office:value="10">
            <text:p>10</text:p>
          </table:table-cell>
          <table:table-cell table:formula="of:=IF(OR([.I143]=&quot;responseA&quot;;[.I143]=&quot;reponseB&quot;;[.I143]=&quot;reponseC&quot;);-10;10)" office:value-type="float" office:value="10">
            <text:p>10</text:p>
          </table:table-cell>
          <table:table-cell table:formula="of:=IF(OR([.J143]=&quot;responseA&quot;;[.J143]=&quot;reponseB&quot;;[.J143]=&quot;reponseC&quot;);-10;10)" office:value-type="float" office:value="10">
            <text:p>10</text:p>
          </table:table-cell>
          <table:table-cell table:formula="of:=IF(OR([.K143]=&quot;responseA&quot;;[.K143]=&quot;reponseB&quot;;[.K143]=&quot;reponseC&quot;);-10;10)" office:value-type="float" office:value="10">
            <text:p>10</text:p>
          </table:table-cell>
          <table:table-cell table:formula="of:=IF(OR([.L143]=&quot;responseA&quot;;[.L143]=&quot;reponseB&quot;;[.L143]=&quot;reponseC&quot;);-10;10)" office:value-type="float" office:value="10">
            <text:p>10</text:p>
          </table:table-cell>
          <table:table-cell table:formula="of:=IF(OR([.M143]=&quot;responseA&quot;;[.M143]=&quot;reponseB&quot;;[.M143]=&quot;reponseC&quot;);-10;10)" office:value-type="float" office:value="10">
            <text:p>10</text:p>
          </table:table-cell>
          <table:table-cell table:formula="of:=IF(OR([.N143]=&quot;responseA&quot;;[.N143]=&quot;reponseB&quot;;[.N143]=&quot;reponseC&quot;);-10;10)" office:value-type="float" office:value="10">
            <text:p>10</text:p>
          </table:table-cell>
          <table:table-cell table:formula="of:=IF(OR([.O143]=&quot;responseA&quot;;[.O143]=&quot;reponseB&quot;;[.O143]=&quot;reponseC&quot;);-10;10)" office:value-type="float" office:value="10">
            <text:p>10</text:p>
          </table:table-cell>
          <table:table-cell table:formula="of:=IF(OR([.P143]=&quot;responseA&quot;;[.P143]=&quot;reponseB&quot;;[.P143]=&quot;reponseC&quot;);-10;10)" office:value-type="float" office:value="10">
            <text:p>10</text:p>
          </table:table-cell>
          <table:table-cell table:formula="of:=IF(OR([.Q143]=&quot;responseA&quot;;[.Q143]=&quot;reponseB&quot;;[.Q143]=&quot;reponseC&quot;);-10;10)" office:value-type="float" office:value="10">
            <text:p>10</text:p>
          </table:table-cell>
          <table:table-cell table:formula="of:=IF(OR([.R143]=&quot;responseA&quot;;[.R143]=&quot;reponseB&quot;;[.R143]=&quot;reponseC&quot;);-10;10)" office:value-type="float" office:value="10">
            <text:p>10</text:p>
          </table:table-cell>
          <table:table-cell table:formula="of:=IF(OR([.S143]=&quot;responseA&quot;;[.S143]=&quot;reponseB&quot;;[.S143]=&quot;reponseC&quot;);-10;10)" office:value-type="float" office:value="10">
            <text:p>10</text:p>
          </table:table-cell>
          <table:table-cell table:formula="of:=IF(OR([.T143]=&quot;responseA&quot;;[.T143]=&quot;reponseB&quot;;[.T143]=&quot;reponseC&quot;);-10;10)" office:value-type="float" office:value="10">
            <text:p>10</text:p>
          </table:table-cell>
          <table:table-cell table:formula="of:=IF(OR([.U143]=&quot;responseA&quot;;[.U143]=&quot;reponseB&quot;;[.U143]=&quot;reponseC&quot;);-10;10)" office:value-type="float" office:value="10">
            <text:p>10</text:p>
          </table:table-cell>
          <table:table-cell table:formula="of:=IF(OR([.V143]=&quot;responseA&quot;;[.V143]=&quot;reponseB&quot;;[.V143]=&quot;reponseC&quot;);-10;10)" office:value-type="float" office:value="10">
            <text:p>10</text:p>
          </table:table-cell>
          <table:table-cell table:formula="of:=IF(OR([.W143]=&quot;responseA&quot;;[.W143]=&quot;reponseB&quot;;[.W143]=&quot;reponseC&quot;);-10;10)" office:value-type="float" office:value="10">
            <text:p>10</text:p>
          </table:table-cell>
          <table:table-cell table:formula="of:=IF(OR([.X143]=&quot;responseA&quot;;[.X143]=&quot;reponseB&quot;;[.X143]=&quot;reponseC&quot;);-10;10)" office:value-type="float" office:value="10">
            <text:p>10</text:p>
          </table:table-cell>
          <table:table-cell table:number-columns-repeated="2"/>
          <table:table-cell table:formula="of:=([.AT143]-[.AS143])/[.AS143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44]=&quot;responseA&quot;;[.E144]=&quot;reponseB&quot;;[.E144]=&quot;reponseC&quot;);-10;10)" office:value-type="float" office:value="10">
            <text:p>10</text:p>
          </table:table-cell>
          <table:table-cell table:formula="of:=IF(OR([.F144]=&quot;responseA&quot;;[.F144]=&quot;reponseB&quot;;[.F144]=&quot;reponseC&quot;);-10;10)" office:value-type="float" office:value="10">
            <text:p>10</text:p>
          </table:table-cell>
          <table:table-cell table:formula="of:=IF(OR([.G144]=&quot;responseA&quot;;[.G144]=&quot;reponseB&quot;;[.G144]=&quot;reponseC&quot;);-10;10)" office:value-type="float" office:value="10">
            <text:p>10</text:p>
          </table:table-cell>
          <table:table-cell table:formula="of:=IF(OR([.H144]=&quot;responseA&quot;;[.H144]=&quot;reponseB&quot;;[.H144]=&quot;reponseC&quot;);-10;10)" office:value-type="float" office:value="10">
            <text:p>10</text:p>
          </table:table-cell>
          <table:table-cell table:formula="of:=IF(OR([.I144]=&quot;responseA&quot;;[.I144]=&quot;reponseB&quot;;[.I144]=&quot;reponseC&quot;);-10;10)" office:value-type="float" office:value="10">
            <text:p>10</text:p>
          </table:table-cell>
          <table:table-cell table:formula="of:=IF(OR([.J144]=&quot;responseA&quot;;[.J144]=&quot;reponseB&quot;;[.J144]=&quot;reponseC&quot;);-10;10)" office:value-type="float" office:value="10">
            <text:p>10</text:p>
          </table:table-cell>
          <table:table-cell table:formula="of:=IF(OR([.K144]=&quot;responseA&quot;;[.K144]=&quot;reponseB&quot;;[.K144]=&quot;reponseC&quot;);-10;10)" office:value-type="float" office:value="10">
            <text:p>10</text:p>
          </table:table-cell>
          <table:table-cell table:formula="of:=IF(OR([.L144]=&quot;responseA&quot;;[.L144]=&quot;reponseB&quot;;[.L144]=&quot;reponseC&quot;);-10;10)" office:value-type="float" office:value="10">
            <text:p>10</text:p>
          </table:table-cell>
          <table:table-cell table:formula="of:=IF(OR([.M144]=&quot;responseA&quot;;[.M144]=&quot;reponseB&quot;;[.M144]=&quot;reponseC&quot;);-10;10)" office:value-type="float" office:value="10">
            <text:p>10</text:p>
          </table:table-cell>
          <table:table-cell table:formula="of:=IF(OR([.N144]=&quot;responseA&quot;;[.N144]=&quot;reponseB&quot;;[.N144]=&quot;reponseC&quot;);-10;10)" office:value-type="float" office:value="10">
            <text:p>10</text:p>
          </table:table-cell>
          <table:table-cell table:formula="of:=IF(OR([.O144]=&quot;responseA&quot;;[.O144]=&quot;reponseB&quot;;[.O144]=&quot;reponseC&quot;);-10;10)" office:value-type="float" office:value="10">
            <text:p>10</text:p>
          </table:table-cell>
          <table:table-cell table:formula="of:=IF(OR([.P144]=&quot;responseA&quot;;[.P144]=&quot;reponseB&quot;;[.P144]=&quot;reponseC&quot;);-10;10)" office:value-type="float" office:value="10">
            <text:p>10</text:p>
          </table:table-cell>
          <table:table-cell table:formula="of:=IF(OR([.Q144]=&quot;responseA&quot;;[.Q144]=&quot;reponseB&quot;;[.Q144]=&quot;reponseC&quot;);-10;10)" office:value-type="float" office:value="10">
            <text:p>10</text:p>
          </table:table-cell>
          <table:table-cell table:formula="of:=IF(OR([.R144]=&quot;responseA&quot;;[.R144]=&quot;reponseB&quot;;[.R144]=&quot;reponseC&quot;);-10;10)" office:value-type="float" office:value="10">
            <text:p>10</text:p>
          </table:table-cell>
          <table:table-cell table:formula="of:=IF(OR([.S144]=&quot;responseA&quot;;[.S144]=&quot;reponseB&quot;;[.S144]=&quot;reponseC&quot;);-10;10)" office:value-type="float" office:value="10">
            <text:p>10</text:p>
          </table:table-cell>
          <table:table-cell table:formula="of:=IF(OR([.T144]=&quot;responseA&quot;;[.T144]=&quot;reponseB&quot;;[.T144]=&quot;reponseC&quot;);-10;10)" office:value-type="float" office:value="10">
            <text:p>10</text:p>
          </table:table-cell>
          <table:table-cell table:formula="of:=IF(OR([.U144]=&quot;responseA&quot;;[.U144]=&quot;reponseB&quot;;[.U144]=&quot;reponseC&quot;);-10;10)" office:value-type="float" office:value="10">
            <text:p>10</text:p>
          </table:table-cell>
          <table:table-cell table:formula="of:=IF(OR([.V144]=&quot;responseA&quot;;[.V144]=&quot;reponseB&quot;;[.V144]=&quot;reponseC&quot;);-10;10)" office:value-type="float" office:value="10">
            <text:p>10</text:p>
          </table:table-cell>
          <table:table-cell table:formula="of:=IF(OR([.W144]=&quot;responseA&quot;;[.W144]=&quot;reponseB&quot;;[.W144]=&quot;reponseC&quot;);-10;10)" office:value-type="float" office:value="10">
            <text:p>10</text:p>
          </table:table-cell>
          <table:table-cell table:formula="of:=IF(OR([.X144]=&quot;responseA&quot;;[.X144]=&quot;reponseB&quot;;[.X144]=&quot;reponseC&quot;);-10;10)" office:value-type="float" office:value="10">
            <text:p>10</text:p>
          </table:table-cell>
          <table:table-cell table:number-columns-repeated="2"/>
          <table:table-cell table:formula="of:=([.AT144]-[.AS144])/[.AS144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45]=&quot;responseA&quot;;[.E145]=&quot;reponseB&quot;;[.E145]=&quot;reponseC&quot;);-10;10)" office:value-type="float" office:value="10">
            <text:p>10</text:p>
          </table:table-cell>
          <table:table-cell table:formula="of:=IF(OR([.F145]=&quot;responseA&quot;;[.F145]=&quot;reponseB&quot;;[.F145]=&quot;reponseC&quot;);-10;10)" office:value-type="float" office:value="10">
            <text:p>10</text:p>
          </table:table-cell>
          <table:table-cell table:formula="of:=IF(OR([.G145]=&quot;responseA&quot;;[.G145]=&quot;reponseB&quot;;[.G145]=&quot;reponseC&quot;);-10;10)" office:value-type="float" office:value="10">
            <text:p>10</text:p>
          </table:table-cell>
          <table:table-cell table:formula="of:=IF(OR([.H145]=&quot;responseA&quot;;[.H145]=&quot;reponseB&quot;;[.H145]=&quot;reponseC&quot;);-10;10)" office:value-type="float" office:value="10">
            <text:p>10</text:p>
          </table:table-cell>
          <table:table-cell table:formula="of:=IF(OR([.I145]=&quot;responseA&quot;;[.I145]=&quot;reponseB&quot;;[.I145]=&quot;reponseC&quot;);-10;10)" office:value-type="float" office:value="10">
            <text:p>10</text:p>
          </table:table-cell>
          <table:table-cell table:formula="of:=IF(OR([.J145]=&quot;responseA&quot;;[.J145]=&quot;reponseB&quot;;[.J145]=&quot;reponseC&quot;);-10;10)" office:value-type="float" office:value="10">
            <text:p>10</text:p>
          </table:table-cell>
          <table:table-cell table:formula="of:=IF(OR([.K145]=&quot;responseA&quot;;[.K145]=&quot;reponseB&quot;;[.K145]=&quot;reponseC&quot;);-10;10)" office:value-type="float" office:value="10">
            <text:p>10</text:p>
          </table:table-cell>
          <table:table-cell table:formula="of:=IF(OR([.L145]=&quot;responseA&quot;;[.L145]=&quot;reponseB&quot;;[.L145]=&quot;reponseC&quot;);-10;10)" office:value-type="float" office:value="10">
            <text:p>10</text:p>
          </table:table-cell>
          <table:table-cell table:formula="of:=IF(OR([.M145]=&quot;responseA&quot;;[.M145]=&quot;reponseB&quot;;[.M145]=&quot;reponseC&quot;);-10;10)" office:value-type="float" office:value="10">
            <text:p>10</text:p>
          </table:table-cell>
          <table:table-cell table:formula="of:=IF(OR([.N145]=&quot;responseA&quot;;[.N145]=&quot;reponseB&quot;;[.N145]=&quot;reponseC&quot;);-10;10)" office:value-type="float" office:value="10">
            <text:p>10</text:p>
          </table:table-cell>
          <table:table-cell table:formula="of:=IF(OR([.O145]=&quot;responseA&quot;;[.O145]=&quot;reponseB&quot;;[.O145]=&quot;reponseC&quot;);-10;10)" office:value-type="float" office:value="10">
            <text:p>10</text:p>
          </table:table-cell>
          <table:table-cell table:formula="of:=IF(OR([.P145]=&quot;responseA&quot;;[.P145]=&quot;reponseB&quot;;[.P145]=&quot;reponseC&quot;);-10;10)" office:value-type="float" office:value="10">
            <text:p>10</text:p>
          </table:table-cell>
          <table:table-cell table:formula="of:=IF(OR([.Q145]=&quot;responseA&quot;;[.Q145]=&quot;reponseB&quot;;[.Q145]=&quot;reponseC&quot;);-10;10)" office:value-type="float" office:value="10">
            <text:p>10</text:p>
          </table:table-cell>
          <table:table-cell table:formula="of:=IF(OR([.R145]=&quot;responseA&quot;;[.R145]=&quot;reponseB&quot;;[.R145]=&quot;reponseC&quot;);-10;10)" office:value-type="float" office:value="10">
            <text:p>10</text:p>
          </table:table-cell>
          <table:table-cell table:formula="of:=IF(OR([.S145]=&quot;responseA&quot;;[.S145]=&quot;reponseB&quot;;[.S145]=&quot;reponseC&quot;);-10;10)" office:value-type="float" office:value="10">
            <text:p>10</text:p>
          </table:table-cell>
          <table:table-cell table:formula="of:=IF(OR([.T145]=&quot;responseA&quot;;[.T145]=&quot;reponseB&quot;;[.T145]=&quot;reponseC&quot;);-10;10)" office:value-type="float" office:value="10">
            <text:p>10</text:p>
          </table:table-cell>
          <table:table-cell table:formula="of:=IF(OR([.U145]=&quot;responseA&quot;;[.U145]=&quot;reponseB&quot;;[.U145]=&quot;reponseC&quot;);-10;10)" office:value-type="float" office:value="10">
            <text:p>10</text:p>
          </table:table-cell>
          <table:table-cell table:formula="of:=IF(OR([.V145]=&quot;responseA&quot;;[.V145]=&quot;reponseB&quot;;[.V145]=&quot;reponseC&quot;);-10;10)" office:value-type="float" office:value="10">
            <text:p>10</text:p>
          </table:table-cell>
          <table:table-cell table:formula="of:=IF(OR([.W145]=&quot;responseA&quot;;[.W145]=&quot;reponseB&quot;;[.W145]=&quot;reponseC&quot;);-10;10)" office:value-type="float" office:value="10">
            <text:p>10</text:p>
          </table:table-cell>
          <table:table-cell table:formula="of:=IF(OR([.X145]=&quot;responseA&quot;;[.X145]=&quot;reponseB&quot;;[.X145]=&quot;reponseC&quot;);-10;10)" office:value-type="float" office:value="10">
            <text:p>10</text:p>
          </table:table-cell>
          <table:table-cell table:number-columns-repeated="2"/>
          <table:table-cell table:formula="of:=([.AT145]-[.AS145])/[.AS145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46]=&quot;responseA&quot;;[.E146]=&quot;reponseB&quot;;[.E146]=&quot;reponseC&quot;);-10;10)" office:value-type="float" office:value="10">
            <text:p>10</text:p>
          </table:table-cell>
          <table:table-cell table:formula="of:=IF(OR([.F146]=&quot;responseA&quot;;[.F146]=&quot;reponseB&quot;;[.F146]=&quot;reponseC&quot;);-10;10)" office:value-type="float" office:value="10">
            <text:p>10</text:p>
          </table:table-cell>
          <table:table-cell table:formula="of:=IF(OR([.G146]=&quot;responseA&quot;;[.G146]=&quot;reponseB&quot;;[.G146]=&quot;reponseC&quot;);-10;10)" office:value-type="float" office:value="10">
            <text:p>10</text:p>
          </table:table-cell>
          <table:table-cell table:formula="of:=IF(OR([.H146]=&quot;responseA&quot;;[.H146]=&quot;reponseB&quot;;[.H146]=&quot;reponseC&quot;);-10;10)" office:value-type="float" office:value="10">
            <text:p>10</text:p>
          </table:table-cell>
          <table:table-cell table:formula="of:=IF(OR([.I146]=&quot;responseA&quot;;[.I146]=&quot;reponseB&quot;;[.I146]=&quot;reponseC&quot;);-10;10)" office:value-type="float" office:value="10">
            <text:p>10</text:p>
          </table:table-cell>
          <table:table-cell table:formula="of:=IF(OR([.J146]=&quot;responseA&quot;;[.J146]=&quot;reponseB&quot;;[.J146]=&quot;reponseC&quot;);-10;10)" office:value-type="float" office:value="10">
            <text:p>10</text:p>
          </table:table-cell>
          <table:table-cell table:formula="of:=IF(OR([.K146]=&quot;responseA&quot;;[.K146]=&quot;reponseB&quot;;[.K146]=&quot;reponseC&quot;);-10;10)" office:value-type="float" office:value="10">
            <text:p>10</text:p>
          </table:table-cell>
          <table:table-cell table:formula="of:=IF(OR([.L146]=&quot;responseA&quot;;[.L146]=&quot;reponseB&quot;;[.L146]=&quot;reponseC&quot;);-10;10)" office:value-type="float" office:value="10">
            <text:p>10</text:p>
          </table:table-cell>
          <table:table-cell table:formula="of:=IF(OR([.M146]=&quot;responseA&quot;;[.M146]=&quot;reponseB&quot;;[.M146]=&quot;reponseC&quot;);-10;10)" office:value-type="float" office:value="10">
            <text:p>10</text:p>
          </table:table-cell>
          <table:table-cell table:formula="of:=IF(OR([.N146]=&quot;responseA&quot;;[.N146]=&quot;reponseB&quot;;[.N146]=&quot;reponseC&quot;);-10;10)" office:value-type="float" office:value="10">
            <text:p>10</text:p>
          </table:table-cell>
          <table:table-cell table:formula="of:=IF(OR([.O146]=&quot;responseA&quot;;[.O146]=&quot;reponseB&quot;;[.O146]=&quot;reponseC&quot;);-10;10)" office:value-type="float" office:value="10">
            <text:p>10</text:p>
          </table:table-cell>
          <table:table-cell table:formula="of:=IF(OR([.P146]=&quot;responseA&quot;;[.P146]=&quot;reponseB&quot;;[.P146]=&quot;reponseC&quot;);-10;10)" office:value-type="float" office:value="10">
            <text:p>10</text:p>
          </table:table-cell>
          <table:table-cell table:formula="of:=IF(OR([.Q146]=&quot;responseA&quot;;[.Q146]=&quot;reponseB&quot;;[.Q146]=&quot;reponseC&quot;);-10;10)" office:value-type="float" office:value="10">
            <text:p>10</text:p>
          </table:table-cell>
          <table:table-cell table:formula="of:=IF(OR([.R146]=&quot;responseA&quot;;[.R146]=&quot;reponseB&quot;;[.R146]=&quot;reponseC&quot;);-10;10)" office:value-type="float" office:value="10">
            <text:p>10</text:p>
          </table:table-cell>
          <table:table-cell table:formula="of:=IF(OR([.S146]=&quot;responseA&quot;;[.S146]=&quot;reponseB&quot;;[.S146]=&quot;reponseC&quot;);-10;10)" office:value-type="float" office:value="10">
            <text:p>10</text:p>
          </table:table-cell>
          <table:table-cell table:formula="of:=IF(OR([.T146]=&quot;responseA&quot;;[.T146]=&quot;reponseB&quot;;[.T146]=&quot;reponseC&quot;);-10;10)" office:value-type="float" office:value="10">
            <text:p>10</text:p>
          </table:table-cell>
          <table:table-cell table:formula="of:=IF(OR([.U146]=&quot;responseA&quot;;[.U146]=&quot;reponseB&quot;;[.U146]=&quot;reponseC&quot;);-10;10)" office:value-type="float" office:value="10">
            <text:p>10</text:p>
          </table:table-cell>
          <table:table-cell table:formula="of:=IF(OR([.V146]=&quot;responseA&quot;;[.V146]=&quot;reponseB&quot;;[.V146]=&quot;reponseC&quot;);-10;10)" office:value-type="float" office:value="10">
            <text:p>10</text:p>
          </table:table-cell>
          <table:table-cell table:formula="of:=IF(OR([.W146]=&quot;responseA&quot;;[.W146]=&quot;reponseB&quot;;[.W146]=&quot;reponseC&quot;);-10;10)" office:value-type="float" office:value="10">
            <text:p>10</text:p>
          </table:table-cell>
          <table:table-cell table:formula="of:=IF(OR([.X146]=&quot;responseA&quot;;[.X146]=&quot;reponseB&quot;;[.X146]=&quot;reponseC&quot;);-10;10)" office:value-type="float" office:value="10">
            <text:p>10</text:p>
          </table:table-cell>
          <table:table-cell table:number-columns-repeated="2"/>
          <table:table-cell table:formula="of:=([.AT146]-[.AS146])/[.AS146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47]=&quot;responseA&quot;;[.E147]=&quot;reponseB&quot;;[.E147]=&quot;reponseC&quot;);-10;10)" office:value-type="float" office:value="10">
            <text:p>10</text:p>
          </table:table-cell>
          <table:table-cell table:formula="of:=IF(OR([.F147]=&quot;responseA&quot;;[.F147]=&quot;reponseB&quot;;[.F147]=&quot;reponseC&quot;);-10;10)" office:value-type="float" office:value="10">
            <text:p>10</text:p>
          </table:table-cell>
          <table:table-cell table:formula="of:=IF(OR([.G147]=&quot;responseA&quot;;[.G147]=&quot;reponseB&quot;;[.G147]=&quot;reponseC&quot;);-10;10)" office:value-type="float" office:value="10">
            <text:p>10</text:p>
          </table:table-cell>
          <table:table-cell table:formula="of:=IF(OR([.H147]=&quot;responseA&quot;;[.H147]=&quot;reponseB&quot;;[.H147]=&quot;reponseC&quot;);-10;10)" office:value-type="float" office:value="10">
            <text:p>10</text:p>
          </table:table-cell>
          <table:table-cell table:formula="of:=IF(OR([.I147]=&quot;responseA&quot;;[.I147]=&quot;reponseB&quot;;[.I147]=&quot;reponseC&quot;);-10;10)" office:value-type="float" office:value="10">
            <text:p>10</text:p>
          </table:table-cell>
          <table:table-cell table:formula="of:=IF(OR([.J147]=&quot;responseA&quot;;[.J147]=&quot;reponseB&quot;;[.J147]=&quot;reponseC&quot;);-10;10)" office:value-type="float" office:value="10">
            <text:p>10</text:p>
          </table:table-cell>
          <table:table-cell table:formula="of:=IF(OR([.K147]=&quot;responseA&quot;;[.K147]=&quot;reponseB&quot;;[.K147]=&quot;reponseC&quot;);-10;10)" office:value-type="float" office:value="10">
            <text:p>10</text:p>
          </table:table-cell>
          <table:table-cell table:formula="of:=IF(OR([.L147]=&quot;responseA&quot;;[.L147]=&quot;reponseB&quot;;[.L147]=&quot;reponseC&quot;);-10;10)" office:value-type="float" office:value="10">
            <text:p>10</text:p>
          </table:table-cell>
          <table:table-cell table:formula="of:=IF(OR([.M147]=&quot;responseA&quot;;[.M147]=&quot;reponseB&quot;;[.M147]=&quot;reponseC&quot;);-10;10)" office:value-type="float" office:value="10">
            <text:p>10</text:p>
          </table:table-cell>
          <table:table-cell table:formula="of:=IF(OR([.N147]=&quot;responseA&quot;;[.N147]=&quot;reponseB&quot;;[.N147]=&quot;reponseC&quot;);-10;10)" office:value-type="float" office:value="10">
            <text:p>10</text:p>
          </table:table-cell>
          <table:table-cell table:formula="of:=IF(OR([.O147]=&quot;responseA&quot;;[.O147]=&quot;reponseB&quot;;[.O147]=&quot;reponseC&quot;);-10;10)" office:value-type="float" office:value="10">
            <text:p>10</text:p>
          </table:table-cell>
          <table:table-cell table:formula="of:=IF(OR([.P147]=&quot;responseA&quot;;[.P147]=&quot;reponseB&quot;;[.P147]=&quot;reponseC&quot;);-10;10)" office:value-type="float" office:value="10">
            <text:p>10</text:p>
          </table:table-cell>
          <table:table-cell table:formula="of:=IF(OR([.Q147]=&quot;responseA&quot;;[.Q147]=&quot;reponseB&quot;;[.Q147]=&quot;reponseC&quot;);-10;10)" office:value-type="float" office:value="10">
            <text:p>10</text:p>
          </table:table-cell>
          <table:table-cell table:formula="of:=IF(OR([.R147]=&quot;responseA&quot;;[.R147]=&quot;reponseB&quot;;[.R147]=&quot;reponseC&quot;);-10;10)" office:value-type="float" office:value="10">
            <text:p>10</text:p>
          </table:table-cell>
          <table:table-cell table:formula="of:=IF(OR([.S147]=&quot;responseA&quot;;[.S147]=&quot;reponseB&quot;;[.S147]=&quot;reponseC&quot;);-10;10)" office:value-type="float" office:value="10">
            <text:p>10</text:p>
          </table:table-cell>
          <table:table-cell table:formula="of:=IF(OR([.T147]=&quot;responseA&quot;;[.T147]=&quot;reponseB&quot;;[.T147]=&quot;reponseC&quot;);-10;10)" office:value-type="float" office:value="10">
            <text:p>10</text:p>
          </table:table-cell>
          <table:table-cell table:formula="of:=IF(OR([.U147]=&quot;responseA&quot;;[.U147]=&quot;reponseB&quot;;[.U147]=&quot;reponseC&quot;);-10;10)" office:value-type="float" office:value="10">
            <text:p>10</text:p>
          </table:table-cell>
          <table:table-cell table:formula="of:=IF(OR([.V147]=&quot;responseA&quot;;[.V147]=&quot;reponseB&quot;;[.V147]=&quot;reponseC&quot;);-10;10)" office:value-type="float" office:value="10">
            <text:p>10</text:p>
          </table:table-cell>
          <table:table-cell table:formula="of:=IF(OR([.W147]=&quot;responseA&quot;;[.W147]=&quot;reponseB&quot;;[.W147]=&quot;reponseC&quot;);-10;10)" office:value-type="float" office:value="10">
            <text:p>10</text:p>
          </table:table-cell>
          <table:table-cell table:formula="of:=IF(OR([.X147]=&quot;responseA&quot;;[.X147]=&quot;reponseB&quot;;[.X147]=&quot;reponseC&quot;);-10;10)" office:value-type="float" office:value="10">
            <text:p>10</text:p>
          </table:table-cell>
          <table:table-cell table:number-columns-repeated="2"/>
          <table:table-cell table:formula="of:=([.AT147]-[.AS147])/[.AS147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48]=&quot;responseA&quot;;[.E148]=&quot;reponseB&quot;;[.E148]=&quot;reponseC&quot;);-10;10)" office:value-type="float" office:value="10">
            <text:p>10</text:p>
          </table:table-cell>
          <table:table-cell table:formula="of:=IF(OR([.F148]=&quot;responseA&quot;;[.F148]=&quot;reponseB&quot;;[.F148]=&quot;reponseC&quot;);-10;10)" office:value-type="float" office:value="10">
            <text:p>10</text:p>
          </table:table-cell>
          <table:table-cell table:formula="of:=IF(OR([.G148]=&quot;responseA&quot;;[.G148]=&quot;reponseB&quot;;[.G148]=&quot;reponseC&quot;);-10;10)" office:value-type="float" office:value="10">
            <text:p>10</text:p>
          </table:table-cell>
          <table:table-cell table:formula="of:=IF(OR([.H148]=&quot;responseA&quot;;[.H148]=&quot;reponseB&quot;;[.H148]=&quot;reponseC&quot;);-10;10)" office:value-type="float" office:value="10">
            <text:p>10</text:p>
          </table:table-cell>
          <table:table-cell table:formula="of:=IF(OR([.I148]=&quot;responseA&quot;;[.I148]=&quot;reponseB&quot;;[.I148]=&quot;reponseC&quot;);-10;10)" office:value-type="float" office:value="10">
            <text:p>10</text:p>
          </table:table-cell>
          <table:table-cell table:formula="of:=IF(OR([.J148]=&quot;responseA&quot;;[.J148]=&quot;reponseB&quot;;[.J148]=&quot;reponseC&quot;);-10;10)" office:value-type="float" office:value="10">
            <text:p>10</text:p>
          </table:table-cell>
          <table:table-cell table:formula="of:=IF(OR([.K148]=&quot;responseA&quot;;[.K148]=&quot;reponseB&quot;;[.K148]=&quot;reponseC&quot;);-10;10)" office:value-type="float" office:value="10">
            <text:p>10</text:p>
          </table:table-cell>
          <table:table-cell table:formula="of:=IF(OR([.L148]=&quot;responseA&quot;;[.L148]=&quot;reponseB&quot;;[.L148]=&quot;reponseC&quot;);-10;10)" office:value-type="float" office:value="10">
            <text:p>10</text:p>
          </table:table-cell>
          <table:table-cell table:formula="of:=IF(OR([.M148]=&quot;responseA&quot;;[.M148]=&quot;reponseB&quot;;[.M148]=&quot;reponseC&quot;);-10;10)" office:value-type="float" office:value="10">
            <text:p>10</text:p>
          </table:table-cell>
          <table:table-cell table:formula="of:=IF(OR([.N148]=&quot;responseA&quot;;[.N148]=&quot;reponseB&quot;;[.N148]=&quot;reponseC&quot;);-10;10)" office:value-type="float" office:value="10">
            <text:p>10</text:p>
          </table:table-cell>
          <table:table-cell table:formula="of:=IF(OR([.O148]=&quot;responseA&quot;;[.O148]=&quot;reponseB&quot;;[.O148]=&quot;reponseC&quot;);-10;10)" office:value-type="float" office:value="10">
            <text:p>10</text:p>
          </table:table-cell>
          <table:table-cell table:formula="of:=IF(OR([.P148]=&quot;responseA&quot;;[.P148]=&quot;reponseB&quot;;[.P148]=&quot;reponseC&quot;);-10;10)" office:value-type="float" office:value="10">
            <text:p>10</text:p>
          </table:table-cell>
          <table:table-cell table:formula="of:=IF(OR([.Q148]=&quot;responseA&quot;;[.Q148]=&quot;reponseB&quot;;[.Q148]=&quot;reponseC&quot;);-10;10)" office:value-type="float" office:value="10">
            <text:p>10</text:p>
          </table:table-cell>
          <table:table-cell table:formula="of:=IF(OR([.R148]=&quot;responseA&quot;;[.R148]=&quot;reponseB&quot;;[.R148]=&quot;reponseC&quot;);-10;10)" office:value-type="float" office:value="10">
            <text:p>10</text:p>
          </table:table-cell>
          <table:table-cell table:formula="of:=IF(OR([.S148]=&quot;responseA&quot;;[.S148]=&quot;reponseB&quot;;[.S148]=&quot;reponseC&quot;);-10;10)" office:value-type="float" office:value="10">
            <text:p>10</text:p>
          </table:table-cell>
          <table:table-cell table:formula="of:=IF(OR([.T148]=&quot;responseA&quot;;[.T148]=&quot;reponseB&quot;;[.T148]=&quot;reponseC&quot;);-10;10)" office:value-type="float" office:value="10">
            <text:p>10</text:p>
          </table:table-cell>
          <table:table-cell table:formula="of:=IF(OR([.U148]=&quot;responseA&quot;;[.U148]=&quot;reponseB&quot;;[.U148]=&quot;reponseC&quot;);-10;10)" office:value-type="float" office:value="10">
            <text:p>10</text:p>
          </table:table-cell>
          <table:table-cell table:formula="of:=IF(OR([.V148]=&quot;responseA&quot;;[.V148]=&quot;reponseB&quot;;[.V148]=&quot;reponseC&quot;);-10;10)" office:value-type="float" office:value="10">
            <text:p>10</text:p>
          </table:table-cell>
          <table:table-cell table:formula="of:=IF(OR([.W148]=&quot;responseA&quot;;[.W148]=&quot;reponseB&quot;;[.W148]=&quot;reponseC&quot;);-10;10)" office:value-type="float" office:value="10">
            <text:p>10</text:p>
          </table:table-cell>
          <table:table-cell table:formula="of:=IF(OR([.X148]=&quot;responseA&quot;;[.X148]=&quot;reponseB&quot;;[.X148]=&quot;reponseC&quot;);-10;10)" office:value-type="float" office:value="10">
            <text:p>10</text:p>
          </table:table-cell>
          <table:table-cell table:number-columns-repeated="2"/>
          <table:table-cell table:formula="of:=([.AT148]-[.AS148])/[.AS148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49]=&quot;responseA&quot;;[.E149]=&quot;reponseB&quot;;[.E149]=&quot;reponseC&quot;);-10;10)" office:value-type="float" office:value="10">
            <text:p>10</text:p>
          </table:table-cell>
          <table:table-cell table:formula="of:=IF(OR([.F149]=&quot;responseA&quot;;[.F149]=&quot;reponseB&quot;;[.F149]=&quot;reponseC&quot;);-10;10)" office:value-type="float" office:value="10">
            <text:p>10</text:p>
          </table:table-cell>
          <table:table-cell table:formula="of:=IF(OR([.G149]=&quot;responseA&quot;;[.G149]=&quot;reponseB&quot;;[.G149]=&quot;reponseC&quot;);-10;10)" office:value-type="float" office:value="10">
            <text:p>10</text:p>
          </table:table-cell>
          <table:table-cell table:formula="of:=IF(OR([.H149]=&quot;responseA&quot;;[.H149]=&quot;reponseB&quot;;[.H149]=&quot;reponseC&quot;);-10;10)" office:value-type="float" office:value="10">
            <text:p>10</text:p>
          </table:table-cell>
          <table:table-cell table:formula="of:=IF(OR([.I149]=&quot;responseA&quot;;[.I149]=&quot;reponseB&quot;;[.I149]=&quot;reponseC&quot;);-10;10)" office:value-type="float" office:value="10">
            <text:p>10</text:p>
          </table:table-cell>
          <table:table-cell table:formula="of:=IF(OR([.J149]=&quot;responseA&quot;;[.J149]=&quot;reponseB&quot;;[.J149]=&quot;reponseC&quot;);-10;10)" office:value-type="float" office:value="10">
            <text:p>10</text:p>
          </table:table-cell>
          <table:table-cell table:formula="of:=IF(OR([.K149]=&quot;responseA&quot;;[.K149]=&quot;reponseB&quot;;[.K149]=&quot;reponseC&quot;);-10;10)" office:value-type="float" office:value="10">
            <text:p>10</text:p>
          </table:table-cell>
          <table:table-cell table:formula="of:=IF(OR([.L149]=&quot;responseA&quot;;[.L149]=&quot;reponseB&quot;;[.L149]=&quot;reponseC&quot;);-10;10)" office:value-type="float" office:value="10">
            <text:p>10</text:p>
          </table:table-cell>
          <table:table-cell table:formula="of:=IF(OR([.M149]=&quot;responseA&quot;;[.M149]=&quot;reponseB&quot;;[.M149]=&quot;reponseC&quot;);-10;10)" office:value-type="float" office:value="10">
            <text:p>10</text:p>
          </table:table-cell>
          <table:table-cell table:formula="of:=IF(OR([.N149]=&quot;responseA&quot;;[.N149]=&quot;reponseB&quot;;[.N149]=&quot;reponseC&quot;);-10;10)" office:value-type="float" office:value="10">
            <text:p>10</text:p>
          </table:table-cell>
          <table:table-cell table:formula="of:=IF(OR([.O149]=&quot;responseA&quot;;[.O149]=&quot;reponseB&quot;;[.O149]=&quot;reponseC&quot;);-10;10)" office:value-type="float" office:value="10">
            <text:p>10</text:p>
          </table:table-cell>
          <table:table-cell table:formula="of:=IF(OR([.P149]=&quot;responseA&quot;;[.P149]=&quot;reponseB&quot;;[.P149]=&quot;reponseC&quot;);-10;10)" office:value-type="float" office:value="10">
            <text:p>10</text:p>
          </table:table-cell>
          <table:table-cell table:formula="of:=IF(OR([.Q149]=&quot;responseA&quot;;[.Q149]=&quot;reponseB&quot;;[.Q149]=&quot;reponseC&quot;);-10;10)" office:value-type="float" office:value="10">
            <text:p>10</text:p>
          </table:table-cell>
          <table:table-cell table:formula="of:=IF(OR([.R149]=&quot;responseA&quot;;[.R149]=&quot;reponseB&quot;;[.R149]=&quot;reponseC&quot;);-10;10)" office:value-type="float" office:value="10">
            <text:p>10</text:p>
          </table:table-cell>
          <table:table-cell table:formula="of:=IF(OR([.S149]=&quot;responseA&quot;;[.S149]=&quot;reponseB&quot;;[.S149]=&quot;reponseC&quot;);-10;10)" office:value-type="float" office:value="10">
            <text:p>10</text:p>
          </table:table-cell>
          <table:table-cell table:formula="of:=IF(OR([.T149]=&quot;responseA&quot;;[.T149]=&quot;reponseB&quot;;[.T149]=&quot;reponseC&quot;);-10;10)" office:value-type="float" office:value="10">
            <text:p>10</text:p>
          </table:table-cell>
          <table:table-cell table:formula="of:=IF(OR([.U149]=&quot;responseA&quot;;[.U149]=&quot;reponseB&quot;;[.U149]=&quot;reponseC&quot;);-10;10)" office:value-type="float" office:value="10">
            <text:p>10</text:p>
          </table:table-cell>
          <table:table-cell table:formula="of:=IF(OR([.V149]=&quot;responseA&quot;;[.V149]=&quot;reponseB&quot;;[.V149]=&quot;reponseC&quot;);-10;10)" office:value-type="float" office:value="10">
            <text:p>10</text:p>
          </table:table-cell>
          <table:table-cell table:formula="of:=IF(OR([.W149]=&quot;responseA&quot;;[.W149]=&quot;reponseB&quot;;[.W149]=&quot;reponseC&quot;);-10;10)" office:value-type="float" office:value="10">
            <text:p>10</text:p>
          </table:table-cell>
          <table:table-cell table:formula="of:=IF(OR([.X149]=&quot;responseA&quot;;[.X149]=&quot;reponseB&quot;;[.X149]=&quot;reponseC&quot;);-10;10)" office:value-type="float" office:value="10">
            <text:p>10</text:p>
          </table:table-cell>
          <table:table-cell table:number-columns-repeated="2"/>
          <table:table-cell table:formula="of:=([.AT149]-[.AS149])/[.AS149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50]=&quot;responseA&quot;;[.E150]=&quot;reponseB&quot;;[.E150]=&quot;reponseC&quot;);-10;10)" office:value-type="float" office:value="10">
            <text:p>10</text:p>
          </table:table-cell>
          <table:table-cell table:formula="of:=IF(OR([.F150]=&quot;responseA&quot;;[.F150]=&quot;reponseB&quot;;[.F150]=&quot;reponseC&quot;);-10;10)" office:value-type="float" office:value="10">
            <text:p>10</text:p>
          </table:table-cell>
          <table:table-cell table:formula="of:=IF(OR([.G150]=&quot;responseA&quot;;[.G150]=&quot;reponseB&quot;;[.G150]=&quot;reponseC&quot;);-10;10)" office:value-type="float" office:value="10">
            <text:p>10</text:p>
          </table:table-cell>
          <table:table-cell table:formula="of:=IF(OR([.H150]=&quot;responseA&quot;;[.H150]=&quot;reponseB&quot;;[.H150]=&quot;reponseC&quot;);-10;10)" office:value-type="float" office:value="10">
            <text:p>10</text:p>
          </table:table-cell>
          <table:table-cell table:formula="of:=IF(OR([.I150]=&quot;responseA&quot;;[.I150]=&quot;reponseB&quot;;[.I150]=&quot;reponseC&quot;);-10;10)" office:value-type="float" office:value="10">
            <text:p>10</text:p>
          </table:table-cell>
          <table:table-cell table:formula="of:=IF(OR([.J150]=&quot;responseA&quot;;[.J150]=&quot;reponseB&quot;;[.J150]=&quot;reponseC&quot;);-10;10)" office:value-type="float" office:value="10">
            <text:p>10</text:p>
          </table:table-cell>
          <table:table-cell table:formula="of:=IF(OR([.K150]=&quot;responseA&quot;;[.K150]=&quot;reponseB&quot;;[.K150]=&quot;reponseC&quot;);-10;10)" office:value-type="float" office:value="10">
            <text:p>10</text:p>
          </table:table-cell>
          <table:table-cell table:formula="of:=IF(OR([.L150]=&quot;responseA&quot;;[.L150]=&quot;reponseB&quot;;[.L150]=&quot;reponseC&quot;);-10;10)" office:value-type="float" office:value="10">
            <text:p>10</text:p>
          </table:table-cell>
          <table:table-cell table:formula="of:=IF(OR([.M150]=&quot;responseA&quot;;[.M150]=&quot;reponseB&quot;;[.M150]=&quot;reponseC&quot;);-10;10)" office:value-type="float" office:value="10">
            <text:p>10</text:p>
          </table:table-cell>
          <table:table-cell table:formula="of:=IF(OR([.N150]=&quot;responseA&quot;;[.N150]=&quot;reponseB&quot;;[.N150]=&quot;reponseC&quot;);-10;10)" office:value-type="float" office:value="10">
            <text:p>10</text:p>
          </table:table-cell>
          <table:table-cell table:formula="of:=IF(OR([.O150]=&quot;responseA&quot;;[.O150]=&quot;reponseB&quot;;[.O150]=&quot;reponseC&quot;);-10;10)" office:value-type="float" office:value="10">
            <text:p>10</text:p>
          </table:table-cell>
          <table:table-cell table:formula="of:=IF(OR([.P150]=&quot;responseA&quot;;[.P150]=&quot;reponseB&quot;;[.P150]=&quot;reponseC&quot;);-10;10)" office:value-type="float" office:value="10">
            <text:p>10</text:p>
          </table:table-cell>
          <table:table-cell table:formula="of:=IF(OR([.Q150]=&quot;responseA&quot;;[.Q150]=&quot;reponseB&quot;;[.Q150]=&quot;reponseC&quot;);-10;10)" office:value-type="float" office:value="10">
            <text:p>10</text:p>
          </table:table-cell>
          <table:table-cell table:formula="of:=IF(OR([.R150]=&quot;responseA&quot;;[.R150]=&quot;reponseB&quot;;[.R150]=&quot;reponseC&quot;);-10;10)" office:value-type="float" office:value="10">
            <text:p>10</text:p>
          </table:table-cell>
          <table:table-cell table:formula="of:=IF(OR([.S150]=&quot;responseA&quot;;[.S150]=&quot;reponseB&quot;;[.S150]=&quot;reponseC&quot;);-10;10)" office:value-type="float" office:value="10">
            <text:p>10</text:p>
          </table:table-cell>
          <table:table-cell table:formula="of:=IF(OR([.T150]=&quot;responseA&quot;;[.T150]=&quot;reponseB&quot;;[.T150]=&quot;reponseC&quot;);-10;10)" office:value-type="float" office:value="10">
            <text:p>10</text:p>
          </table:table-cell>
          <table:table-cell table:formula="of:=IF(OR([.U150]=&quot;responseA&quot;;[.U150]=&quot;reponseB&quot;;[.U150]=&quot;reponseC&quot;);-10;10)" office:value-type="float" office:value="10">
            <text:p>10</text:p>
          </table:table-cell>
          <table:table-cell table:formula="of:=IF(OR([.V150]=&quot;responseA&quot;;[.V150]=&quot;reponseB&quot;;[.V150]=&quot;reponseC&quot;);-10;10)" office:value-type="float" office:value="10">
            <text:p>10</text:p>
          </table:table-cell>
          <table:table-cell table:formula="of:=IF(OR([.W150]=&quot;responseA&quot;;[.W150]=&quot;reponseB&quot;;[.W150]=&quot;reponseC&quot;);-10;10)" office:value-type="float" office:value="10">
            <text:p>10</text:p>
          </table:table-cell>
          <table:table-cell table:formula="of:=IF(OR([.X150]=&quot;responseA&quot;;[.X150]=&quot;reponseB&quot;;[.X150]=&quot;reponseC&quot;);-10;10)" office:value-type="float" office:value="10">
            <text:p>10</text:p>
          </table:table-cell>
          <table:table-cell table:number-columns-repeated="2"/>
          <table:table-cell table:formula="of:=([.AT150]-[.AS150])/[.AS150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51]=&quot;responseA&quot;;[.E151]=&quot;reponseB&quot;;[.E151]=&quot;reponseC&quot;);-10;10)" office:value-type="float" office:value="10">
            <text:p>10</text:p>
          </table:table-cell>
          <table:table-cell table:formula="of:=IF(OR([.F151]=&quot;responseA&quot;;[.F151]=&quot;reponseB&quot;;[.F151]=&quot;reponseC&quot;);-10;10)" office:value-type="float" office:value="10">
            <text:p>10</text:p>
          </table:table-cell>
          <table:table-cell table:formula="of:=IF(OR([.G151]=&quot;responseA&quot;;[.G151]=&quot;reponseB&quot;;[.G151]=&quot;reponseC&quot;);-10;10)" office:value-type="float" office:value="10">
            <text:p>10</text:p>
          </table:table-cell>
          <table:table-cell table:formula="of:=IF(OR([.H151]=&quot;responseA&quot;;[.H151]=&quot;reponseB&quot;;[.H151]=&quot;reponseC&quot;);-10;10)" office:value-type="float" office:value="10">
            <text:p>10</text:p>
          </table:table-cell>
          <table:table-cell table:formula="of:=IF(OR([.I151]=&quot;responseA&quot;;[.I151]=&quot;reponseB&quot;;[.I151]=&quot;reponseC&quot;);-10;10)" office:value-type="float" office:value="10">
            <text:p>10</text:p>
          </table:table-cell>
          <table:table-cell table:formula="of:=IF(OR([.J151]=&quot;responseA&quot;;[.J151]=&quot;reponseB&quot;;[.J151]=&quot;reponseC&quot;);-10;10)" office:value-type="float" office:value="10">
            <text:p>10</text:p>
          </table:table-cell>
          <table:table-cell table:formula="of:=IF(OR([.K151]=&quot;responseA&quot;;[.K151]=&quot;reponseB&quot;;[.K151]=&quot;reponseC&quot;);-10;10)" office:value-type="float" office:value="10">
            <text:p>10</text:p>
          </table:table-cell>
          <table:table-cell table:formula="of:=IF(OR([.L151]=&quot;responseA&quot;;[.L151]=&quot;reponseB&quot;;[.L151]=&quot;reponseC&quot;);-10;10)" office:value-type="float" office:value="10">
            <text:p>10</text:p>
          </table:table-cell>
          <table:table-cell table:formula="of:=IF(OR([.M151]=&quot;responseA&quot;;[.M151]=&quot;reponseB&quot;;[.M151]=&quot;reponseC&quot;);-10;10)" office:value-type="float" office:value="10">
            <text:p>10</text:p>
          </table:table-cell>
          <table:table-cell table:formula="of:=IF(OR([.N151]=&quot;responseA&quot;;[.N151]=&quot;reponseB&quot;;[.N151]=&quot;reponseC&quot;);-10;10)" office:value-type="float" office:value="10">
            <text:p>10</text:p>
          </table:table-cell>
          <table:table-cell table:formula="of:=IF(OR([.O151]=&quot;responseA&quot;;[.O151]=&quot;reponseB&quot;;[.O151]=&quot;reponseC&quot;);-10;10)" office:value-type="float" office:value="10">
            <text:p>10</text:p>
          </table:table-cell>
          <table:table-cell table:formula="of:=IF(OR([.P151]=&quot;responseA&quot;;[.P151]=&quot;reponseB&quot;;[.P151]=&quot;reponseC&quot;);-10;10)" office:value-type="float" office:value="10">
            <text:p>10</text:p>
          </table:table-cell>
          <table:table-cell table:formula="of:=IF(OR([.Q151]=&quot;responseA&quot;;[.Q151]=&quot;reponseB&quot;;[.Q151]=&quot;reponseC&quot;);-10;10)" office:value-type="float" office:value="10">
            <text:p>10</text:p>
          </table:table-cell>
          <table:table-cell table:formula="of:=IF(OR([.R151]=&quot;responseA&quot;;[.R151]=&quot;reponseB&quot;;[.R151]=&quot;reponseC&quot;);-10;10)" office:value-type="float" office:value="10">
            <text:p>10</text:p>
          </table:table-cell>
          <table:table-cell table:formula="of:=IF(OR([.S151]=&quot;responseA&quot;;[.S151]=&quot;reponseB&quot;;[.S151]=&quot;reponseC&quot;);-10;10)" office:value-type="float" office:value="10">
            <text:p>10</text:p>
          </table:table-cell>
          <table:table-cell table:formula="of:=IF(OR([.T151]=&quot;responseA&quot;;[.T151]=&quot;reponseB&quot;;[.T151]=&quot;reponseC&quot;);-10;10)" office:value-type="float" office:value="10">
            <text:p>10</text:p>
          </table:table-cell>
          <table:table-cell table:formula="of:=IF(OR([.U151]=&quot;responseA&quot;;[.U151]=&quot;reponseB&quot;;[.U151]=&quot;reponseC&quot;);-10;10)" office:value-type="float" office:value="10">
            <text:p>10</text:p>
          </table:table-cell>
          <table:table-cell table:formula="of:=IF(OR([.V151]=&quot;responseA&quot;;[.V151]=&quot;reponseB&quot;;[.V151]=&quot;reponseC&quot;);-10;10)" office:value-type="float" office:value="10">
            <text:p>10</text:p>
          </table:table-cell>
          <table:table-cell table:formula="of:=IF(OR([.W151]=&quot;responseA&quot;;[.W151]=&quot;reponseB&quot;;[.W151]=&quot;reponseC&quot;);-10;10)" office:value-type="float" office:value="10">
            <text:p>10</text:p>
          </table:table-cell>
          <table:table-cell table:formula="of:=IF(OR([.X151]=&quot;responseA&quot;;[.X151]=&quot;reponseB&quot;;[.X151]=&quot;reponseC&quot;);-10;10)" office:value-type="float" office:value="10">
            <text:p>10</text:p>
          </table:table-cell>
          <table:table-cell table:number-columns-repeated="2"/>
          <table:table-cell table:formula="of:=([.AT151]-[.AS151])/[.AS151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52]=&quot;responseA&quot;;[.E152]=&quot;reponseB&quot;;[.E152]=&quot;reponseC&quot;);-10;10)" office:value-type="float" office:value="10">
            <text:p>10</text:p>
          </table:table-cell>
          <table:table-cell table:formula="of:=IF(OR([.F152]=&quot;responseA&quot;;[.F152]=&quot;reponseB&quot;;[.F152]=&quot;reponseC&quot;);-10;10)" office:value-type="float" office:value="10">
            <text:p>10</text:p>
          </table:table-cell>
          <table:table-cell table:formula="of:=IF(OR([.G152]=&quot;responseA&quot;;[.G152]=&quot;reponseB&quot;;[.G152]=&quot;reponseC&quot;);-10;10)" office:value-type="float" office:value="10">
            <text:p>10</text:p>
          </table:table-cell>
          <table:table-cell table:formula="of:=IF(OR([.H152]=&quot;responseA&quot;;[.H152]=&quot;reponseB&quot;;[.H152]=&quot;reponseC&quot;);-10;10)" office:value-type="float" office:value="10">
            <text:p>10</text:p>
          </table:table-cell>
          <table:table-cell table:formula="of:=IF(OR([.I152]=&quot;responseA&quot;;[.I152]=&quot;reponseB&quot;;[.I152]=&quot;reponseC&quot;);-10;10)" office:value-type="float" office:value="10">
            <text:p>10</text:p>
          </table:table-cell>
          <table:table-cell table:formula="of:=IF(OR([.J152]=&quot;responseA&quot;;[.J152]=&quot;reponseB&quot;;[.J152]=&quot;reponseC&quot;);-10;10)" office:value-type="float" office:value="10">
            <text:p>10</text:p>
          </table:table-cell>
          <table:table-cell table:formula="of:=IF(OR([.K152]=&quot;responseA&quot;;[.K152]=&quot;reponseB&quot;;[.K152]=&quot;reponseC&quot;);-10;10)" office:value-type="float" office:value="10">
            <text:p>10</text:p>
          </table:table-cell>
          <table:table-cell table:formula="of:=IF(OR([.L152]=&quot;responseA&quot;;[.L152]=&quot;reponseB&quot;;[.L152]=&quot;reponseC&quot;);-10;10)" office:value-type="float" office:value="10">
            <text:p>10</text:p>
          </table:table-cell>
          <table:table-cell table:formula="of:=IF(OR([.M152]=&quot;responseA&quot;;[.M152]=&quot;reponseB&quot;;[.M152]=&quot;reponseC&quot;);-10;10)" office:value-type="float" office:value="10">
            <text:p>10</text:p>
          </table:table-cell>
          <table:table-cell table:formula="of:=IF(OR([.N152]=&quot;responseA&quot;;[.N152]=&quot;reponseB&quot;;[.N152]=&quot;reponseC&quot;);-10;10)" office:value-type="float" office:value="10">
            <text:p>10</text:p>
          </table:table-cell>
          <table:table-cell table:formula="of:=IF(OR([.O152]=&quot;responseA&quot;;[.O152]=&quot;reponseB&quot;;[.O152]=&quot;reponseC&quot;);-10;10)" office:value-type="float" office:value="10">
            <text:p>10</text:p>
          </table:table-cell>
          <table:table-cell table:formula="of:=IF(OR([.P152]=&quot;responseA&quot;;[.P152]=&quot;reponseB&quot;;[.P152]=&quot;reponseC&quot;);-10;10)" office:value-type="float" office:value="10">
            <text:p>10</text:p>
          </table:table-cell>
          <table:table-cell table:formula="of:=IF(OR([.Q152]=&quot;responseA&quot;;[.Q152]=&quot;reponseB&quot;;[.Q152]=&quot;reponseC&quot;);-10;10)" office:value-type="float" office:value="10">
            <text:p>10</text:p>
          </table:table-cell>
          <table:table-cell table:formula="of:=IF(OR([.R152]=&quot;responseA&quot;;[.R152]=&quot;reponseB&quot;;[.R152]=&quot;reponseC&quot;);-10;10)" office:value-type="float" office:value="10">
            <text:p>10</text:p>
          </table:table-cell>
          <table:table-cell table:formula="of:=IF(OR([.S152]=&quot;responseA&quot;;[.S152]=&quot;reponseB&quot;;[.S152]=&quot;reponseC&quot;);-10;10)" office:value-type="float" office:value="10">
            <text:p>10</text:p>
          </table:table-cell>
          <table:table-cell table:formula="of:=IF(OR([.T152]=&quot;responseA&quot;;[.T152]=&quot;reponseB&quot;;[.T152]=&quot;reponseC&quot;);-10;10)" office:value-type="float" office:value="10">
            <text:p>10</text:p>
          </table:table-cell>
          <table:table-cell table:formula="of:=IF(OR([.U152]=&quot;responseA&quot;;[.U152]=&quot;reponseB&quot;;[.U152]=&quot;reponseC&quot;);-10;10)" office:value-type="float" office:value="10">
            <text:p>10</text:p>
          </table:table-cell>
          <table:table-cell table:formula="of:=IF(OR([.V152]=&quot;responseA&quot;;[.V152]=&quot;reponseB&quot;;[.V152]=&quot;reponseC&quot;);-10;10)" office:value-type="float" office:value="10">
            <text:p>10</text:p>
          </table:table-cell>
          <table:table-cell table:formula="of:=IF(OR([.W152]=&quot;responseA&quot;;[.W152]=&quot;reponseB&quot;;[.W152]=&quot;reponseC&quot;);-10;10)" office:value-type="float" office:value="10">
            <text:p>10</text:p>
          </table:table-cell>
          <table:table-cell table:formula="of:=IF(OR([.X152]=&quot;responseA&quot;;[.X152]=&quot;reponseB&quot;;[.X152]=&quot;reponseC&quot;);-10;10)" office:value-type="float" office:value="10">
            <text:p>10</text:p>
          </table:table-cell>
          <table:table-cell table:number-columns-repeated="2"/>
          <table:table-cell table:formula="of:=([.AT152]-[.AS152])/[.AS152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53]=&quot;responseA&quot;;[.E153]=&quot;reponseB&quot;;[.E153]=&quot;reponseC&quot;);-10;10)" office:value-type="float" office:value="10">
            <text:p>10</text:p>
          </table:table-cell>
          <table:table-cell table:formula="of:=IF(OR([.F153]=&quot;responseA&quot;;[.F153]=&quot;reponseB&quot;;[.F153]=&quot;reponseC&quot;);-10;10)" office:value-type="float" office:value="10">
            <text:p>10</text:p>
          </table:table-cell>
          <table:table-cell table:formula="of:=IF(OR([.G153]=&quot;responseA&quot;;[.G153]=&quot;reponseB&quot;;[.G153]=&quot;reponseC&quot;);-10;10)" office:value-type="float" office:value="10">
            <text:p>10</text:p>
          </table:table-cell>
          <table:table-cell table:formula="of:=IF(OR([.H153]=&quot;responseA&quot;;[.H153]=&quot;reponseB&quot;;[.H153]=&quot;reponseC&quot;);-10;10)" office:value-type="float" office:value="10">
            <text:p>10</text:p>
          </table:table-cell>
          <table:table-cell table:formula="of:=IF(OR([.I153]=&quot;responseA&quot;;[.I153]=&quot;reponseB&quot;;[.I153]=&quot;reponseC&quot;);-10;10)" office:value-type="float" office:value="10">
            <text:p>10</text:p>
          </table:table-cell>
          <table:table-cell table:formula="of:=IF(OR([.J153]=&quot;responseA&quot;;[.J153]=&quot;reponseB&quot;;[.J153]=&quot;reponseC&quot;);-10;10)" office:value-type="float" office:value="10">
            <text:p>10</text:p>
          </table:table-cell>
          <table:table-cell table:formula="of:=IF(OR([.K153]=&quot;responseA&quot;;[.K153]=&quot;reponseB&quot;;[.K153]=&quot;reponseC&quot;);-10;10)" office:value-type="float" office:value="10">
            <text:p>10</text:p>
          </table:table-cell>
          <table:table-cell table:formula="of:=IF(OR([.L153]=&quot;responseA&quot;;[.L153]=&quot;reponseB&quot;;[.L153]=&quot;reponseC&quot;);-10;10)" office:value-type="float" office:value="10">
            <text:p>10</text:p>
          </table:table-cell>
          <table:table-cell table:formula="of:=IF(OR([.M153]=&quot;responseA&quot;;[.M153]=&quot;reponseB&quot;;[.M153]=&quot;reponseC&quot;);-10;10)" office:value-type="float" office:value="10">
            <text:p>10</text:p>
          </table:table-cell>
          <table:table-cell table:formula="of:=IF(OR([.N153]=&quot;responseA&quot;;[.N153]=&quot;reponseB&quot;;[.N153]=&quot;reponseC&quot;);-10;10)" office:value-type="float" office:value="10">
            <text:p>10</text:p>
          </table:table-cell>
          <table:table-cell table:formula="of:=IF(OR([.O153]=&quot;responseA&quot;;[.O153]=&quot;reponseB&quot;;[.O153]=&quot;reponseC&quot;);-10;10)" office:value-type="float" office:value="10">
            <text:p>10</text:p>
          </table:table-cell>
          <table:table-cell table:formula="of:=IF(OR([.P153]=&quot;responseA&quot;;[.P153]=&quot;reponseB&quot;;[.P153]=&quot;reponseC&quot;);-10;10)" office:value-type="float" office:value="10">
            <text:p>10</text:p>
          </table:table-cell>
          <table:table-cell table:formula="of:=IF(OR([.Q153]=&quot;responseA&quot;;[.Q153]=&quot;reponseB&quot;;[.Q153]=&quot;reponseC&quot;);-10;10)" office:value-type="float" office:value="10">
            <text:p>10</text:p>
          </table:table-cell>
          <table:table-cell table:formula="of:=IF(OR([.R153]=&quot;responseA&quot;;[.R153]=&quot;reponseB&quot;;[.R153]=&quot;reponseC&quot;);-10;10)" office:value-type="float" office:value="10">
            <text:p>10</text:p>
          </table:table-cell>
          <table:table-cell table:formula="of:=IF(OR([.S153]=&quot;responseA&quot;;[.S153]=&quot;reponseB&quot;;[.S153]=&quot;reponseC&quot;);-10;10)" office:value-type="float" office:value="10">
            <text:p>10</text:p>
          </table:table-cell>
          <table:table-cell table:formula="of:=IF(OR([.T153]=&quot;responseA&quot;;[.T153]=&quot;reponseB&quot;;[.T153]=&quot;reponseC&quot;);-10;10)" office:value-type="float" office:value="10">
            <text:p>10</text:p>
          </table:table-cell>
          <table:table-cell table:formula="of:=IF(OR([.U153]=&quot;responseA&quot;;[.U153]=&quot;reponseB&quot;;[.U153]=&quot;reponseC&quot;);-10;10)" office:value-type="float" office:value="10">
            <text:p>10</text:p>
          </table:table-cell>
          <table:table-cell table:formula="of:=IF(OR([.V153]=&quot;responseA&quot;;[.V153]=&quot;reponseB&quot;;[.V153]=&quot;reponseC&quot;);-10;10)" office:value-type="float" office:value="10">
            <text:p>10</text:p>
          </table:table-cell>
          <table:table-cell table:formula="of:=IF(OR([.W153]=&quot;responseA&quot;;[.W153]=&quot;reponseB&quot;;[.W153]=&quot;reponseC&quot;);-10;10)" office:value-type="float" office:value="10">
            <text:p>10</text:p>
          </table:table-cell>
          <table:table-cell table:formula="of:=IF(OR([.X153]=&quot;responseA&quot;;[.X153]=&quot;reponseB&quot;;[.X153]=&quot;reponseC&quot;);-10;10)" office:value-type="float" office:value="10">
            <text:p>10</text:p>
          </table:table-cell>
          <table:table-cell table:number-columns-repeated="2"/>
          <table:table-cell table:formula="of:=([.AT153]-[.AS153])/[.AS153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54]=&quot;responseA&quot;;[.E154]=&quot;reponseB&quot;;[.E154]=&quot;reponseC&quot;);-10;10)" office:value-type="float" office:value="10">
            <text:p>10</text:p>
          </table:table-cell>
          <table:table-cell table:formula="of:=IF(OR([.F154]=&quot;responseA&quot;;[.F154]=&quot;reponseB&quot;;[.F154]=&quot;reponseC&quot;);-10;10)" office:value-type="float" office:value="10">
            <text:p>10</text:p>
          </table:table-cell>
          <table:table-cell table:formula="of:=IF(OR([.G154]=&quot;responseA&quot;;[.G154]=&quot;reponseB&quot;;[.G154]=&quot;reponseC&quot;);-10;10)" office:value-type="float" office:value="10">
            <text:p>10</text:p>
          </table:table-cell>
          <table:table-cell table:formula="of:=IF(OR([.H154]=&quot;responseA&quot;;[.H154]=&quot;reponseB&quot;;[.H154]=&quot;reponseC&quot;);-10;10)" office:value-type="float" office:value="10">
            <text:p>10</text:p>
          </table:table-cell>
          <table:table-cell table:formula="of:=IF(OR([.I154]=&quot;responseA&quot;;[.I154]=&quot;reponseB&quot;;[.I154]=&quot;reponseC&quot;);-10;10)" office:value-type="float" office:value="10">
            <text:p>10</text:p>
          </table:table-cell>
          <table:table-cell table:formula="of:=IF(OR([.J154]=&quot;responseA&quot;;[.J154]=&quot;reponseB&quot;;[.J154]=&quot;reponseC&quot;);-10;10)" office:value-type="float" office:value="10">
            <text:p>10</text:p>
          </table:table-cell>
          <table:table-cell table:formula="of:=IF(OR([.K154]=&quot;responseA&quot;;[.K154]=&quot;reponseB&quot;;[.K154]=&quot;reponseC&quot;);-10;10)" office:value-type="float" office:value="10">
            <text:p>10</text:p>
          </table:table-cell>
          <table:table-cell table:formula="of:=IF(OR([.L154]=&quot;responseA&quot;;[.L154]=&quot;reponseB&quot;;[.L154]=&quot;reponseC&quot;);-10;10)" office:value-type="float" office:value="10">
            <text:p>10</text:p>
          </table:table-cell>
          <table:table-cell table:formula="of:=IF(OR([.M154]=&quot;responseA&quot;;[.M154]=&quot;reponseB&quot;;[.M154]=&quot;reponseC&quot;);-10;10)" office:value-type="float" office:value="10">
            <text:p>10</text:p>
          </table:table-cell>
          <table:table-cell table:formula="of:=IF(OR([.N154]=&quot;responseA&quot;;[.N154]=&quot;reponseB&quot;;[.N154]=&quot;reponseC&quot;);-10;10)" office:value-type="float" office:value="10">
            <text:p>10</text:p>
          </table:table-cell>
          <table:table-cell table:formula="of:=IF(OR([.O154]=&quot;responseA&quot;;[.O154]=&quot;reponseB&quot;;[.O154]=&quot;reponseC&quot;);-10;10)" office:value-type="float" office:value="10">
            <text:p>10</text:p>
          </table:table-cell>
          <table:table-cell table:formula="of:=IF(OR([.P154]=&quot;responseA&quot;;[.P154]=&quot;reponseB&quot;;[.P154]=&quot;reponseC&quot;);-10;10)" office:value-type="float" office:value="10">
            <text:p>10</text:p>
          </table:table-cell>
          <table:table-cell table:formula="of:=IF(OR([.Q154]=&quot;responseA&quot;;[.Q154]=&quot;reponseB&quot;;[.Q154]=&quot;reponseC&quot;);-10;10)" office:value-type="float" office:value="10">
            <text:p>10</text:p>
          </table:table-cell>
          <table:table-cell table:formula="of:=IF(OR([.R154]=&quot;responseA&quot;;[.R154]=&quot;reponseB&quot;;[.R154]=&quot;reponseC&quot;);-10;10)" office:value-type="float" office:value="10">
            <text:p>10</text:p>
          </table:table-cell>
          <table:table-cell table:formula="of:=IF(OR([.S154]=&quot;responseA&quot;;[.S154]=&quot;reponseB&quot;;[.S154]=&quot;reponseC&quot;);-10;10)" office:value-type="float" office:value="10">
            <text:p>10</text:p>
          </table:table-cell>
          <table:table-cell table:formula="of:=IF(OR([.T154]=&quot;responseA&quot;;[.T154]=&quot;reponseB&quot;;[.T154]=&quot;reponseC&quot;);-10;10)" office:value-type="float" office:value="10">
            <text:p>10</text:p>
          </table:table-cell>
          <table:table-cell table:formula="of:=IF(OR([.U154]=&quot;responseA&quot;;[.U154]=&quot;reponseB&quot;;[.U154]=&quot;reponseC&quot;);-10;10)" office:value-type="float" office:value="10">
            <text:p>10</text:p>
          </table:table-cell>
          <table:table-cell table:formula="of:=IF(OR([.V154]=&quot;responseA&quot;;[.V154]=&quot;reponseB&quot;;[.V154]=&quot;reponseC&quot;);-10;10)" office:value-type="float" office:value="10">
            <text:p>10</text:p>
          </table:table-cell>
          <table:table-cell table:formula="of:=IF(OR([.W154]=&quot;responseA&quot;;[.W154]=&quot;reponseB&quot;;[.W154]=&quot;reponseC&quot;);-10;10)" office:value-type="float" office:value="10">
            <text:p>10</text:p>
          </table:table-cell>
          <table:table-cell table:formula="of:=IF(OR([.X154]=&quot;responseA&quot;;[.X154]=&quot;reponseB&quot;;[.X154]=&quot;reponseC&quot;);-10;10)" office:value-type="float" office:value="10">
            <text:p>10</text:p>
          </table:table-cell>
          <table:table-cell table:number-columns-repeated="2"/>
          <table:table-cell table:formula="of:=([.AT154]-[.AS154])/[.AS154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55]=&quot;responseA&quot;;[.E155]=&quot;reponseB&quot;;[.E155]=&quot;reponseC&quot;);-10;10)" office:value-type="float" office:value="10">
            <text:p>10</text:p>
          </table:table-cell>
          <table:table-cell table:formula="of:=IF(OR([.F155]=&quot;responseA&quot;;[.F155]=&quot;reponseB&quot;;[.F155]=&quot;reponseC&quot;);-10;10)" office:value-type="float" office:value="10">
            <text:p>10</text:p>
          </table:table-cell>
          <table:table-cell table:formula="of:=IF(OR([.G155]=&quot;responseA&quot;;[.G155]=&quot;reponseB&quot;;[.G155]=&quot;reponseC&quot;);-10;10)" office:value-type="float" office:value="10">
            <text:p>10</text:p>
          </table:table-cell>
          <table:table-cell table:formula="of:=IF(OR([.H155]=&quot;responseA&quot;;[.H155]=&quot;reponseB&quot;;[.H155]=&quot;reponseC&quot;);-10;10)" office:value-type="float" office:value="10">
            <text:p>10</text:p>
          </table:table-cell>
          <table:table-cell table:formula="of:=IF(OR([.I155]=&quot;responseA&quot;;[.I155]=&quot;reponseB&quot;;[.I155]=&quot;reponseC&quot;);-10;10)" office:value-type="float" office:value="10">
            <text:p>10</text:p>
          </table:table-cell>
          <table:table-cell table:formula="of:=IF(OR([.J155]=&quot;responseA&quot;;[.J155]=&quot;reponseB&quot;;[.J155]=&quot;reponseC&quot;);-10;10)" office:value-type="float" office:value="10">
            <text:p>10</text:p>
          </table:table-cell>
          <table:table-cell table:formula="of:=IF(OR([.K155]=&quot;responseA&quot;;[.K155]=&quot;reponseB&quot;;[.K155]=&quot;reponseC&quot;);-10;10)" office:value-type="float" office:value="10">
            <text:p>10</text:p>
          </table:table-cell>
          <table:table-cell table:formula="of:=IF(OR([.L155]=&quot;responseA&quot;;[.L155]=&quot;reponseB&quot;;[.L155]=&quot;reponseC&quot;);-10;10)" office:value-type="float" office:value="10">
            <text:p>10</text:p>
          </table:table-cell>
          <table:table-cell table:formula="of:=IF(OR([.M155]=&quot;responseA&quot;;[.M155]=&quot;reponseB&quot;;[.M155]=&quot;reponseC&quot;);-10;10)" office:value-type="float" office:value="10">
            <text:p>10</text:p>
          </table:table-cell>
          <table:table-cell table:formula="of:=IF(OR([.N155]=&quot;responseA&quot;;[.N155]=&quot;reponseB&quot;;[.N155]=&quot;reponseC&quot;);-10;10)" office:value-type="float" office:value="10">
            <text:p>10</text:p>
          </table:table-cell>
          <table:table-cell table:formula="of:=IF(OR([.O155]=&quot;responseA&quot;;[.O155]=&quot;reponseB&quot;;[.O155]=&quot;reponseC&quot;);-10;10)" office:value-type="float" office:value="10">
            <text:p>10</text:p>
          </table:table-cell>
          <table:table-cell table:formula="of:=IF(OR([.P155]=&quot;responseA&quot;;[.P155]=&quot;reponseB&quot;;[.P155]=&quot;reponseC&quot;);-10;10)" office:value-type="float" office:value="10">
            <text:p>10</text:p>
          </table:table-cell>
          <table:table-cell table:formula="of:=IF(OR([.Q155]=&quot;responseA&quot;;[.Q155]=&quot;reponseB&quot;;[.Q155]=&quot;reponseC&quot;);-10;10)" office:value-type="float" office:value="10">
            <text:p>10</text:p>
          </table:table-cell>
          <table:table-cell table:formula="of:=IF(OR([.R155]=&quot;responseA&quot;;[.R155]=&quot;reponseB&quot;;[.R155]=&quot;reponseC&quot;);-10;10)" office:value-type="float" office:value="10">
            <text:p>10</text:p>
          </table:table-cell>
          <table:table-cell table:formula="of:=IF(OR([.S155]=&quot;responseA&quot;;[.S155]=&quot;reponseB&quot;;[.S155]=&quot;reponseC&quot;);-10;10)" office:value-type="float" office:value="10">
            <text:p>10</text:p>
          </table:table-cell>
          <table:table-cell table:formula="of:=IF(OR([.T155]=&quot;responseA&quot;;[.T155]=&quot;reponseB&quot;;[.T155]=&quot;reponseC&quot;);-10;10)" office:value-type="float" office:value="10">
            <text:p>10</text:p>
          </table:table-cell>
          <table:table-cell table:formula="of:=IF(OR([.U155]=&quot;responseA&quot;;[.U155]=&quot;reponseB&quot;;[.U155]=&quot;reponseC&quot;);-10;10)" office:value-type="float" office:value="10">
            <text:p>10</text:p>
          </table:table-cell>
          <table:table-cell table:formula="of:=IF(OR([.V155]=&quot;responseA&quot;;[.V155]=&quot;reponseB&quot;;[.V155]=&quot;reponseC&quot;);-10;10)" office:value-type="float" office:value="10">
            <text:p>10</text:p>
          </table:table-cell>
          <table:table-cell table:formula="of:=IF(OR([.W155]=&quot;responseA&quot;;[.W155]=&quot;reponseB&quot;;[.W155]=&quot;reponseC&quot;);-10;10)" office:value-type="float" office:value="10">
            <text:p>10</text:p>
          </table:table-cell>
          <table:table-cell table:formula="of:=IF(OR([.X155]=&quot;responseA&quot;;[.X155]=&quot;reponseB&quot;;[.X155]=&quot;reponseC&quot;);-10;10)" office:value-type="float" office:value="10">
            <text:p>10</text:p>
          </table:table-cell>
          <table:table-cell table:number-columns-repeated="2"/>
          <table:table-cell table:formula="of:=([.AT155]-[.AS155])/[.AS155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56]=&quot;responseA&quot;;[.E156]=&quot;reponseB&quot;;[.E156]=&quot;reponseC&quot;);-10;10)" office:value-type="float" office:value="10">
            <text:p>10</text:p>
          </table:table-cell>
          <table:table-cell table:formula="of:=IF(OR([.F156]=&quot;responseA&quot;;[.F156]=&quot;reponseB&quot;;[.F156]=&quot;reponseC&quot;);-10;10)" office:value-type="float" office:value="10">
            <text:p>10</text:p>
          </table:table-cell>
          <table:table-cell table:formula="of:=IF(OR([.G156]=&quot;responseA&quot;;[.G156]=&quot;reponseB&quot;;[.G156]=&quot;reponseC&quot;);-10;10)" office:value-type="float" office:value="10">
            <text:p>10</text:p>
          </table:table-cell>
          <table:table-cell table:formula="of:=IF(OR([.H156]=&quot;responseA&quot;;[.H156]=&quot;reponseB&quot;;[.H156]=&quot;reponseC&quot;);-10;10)" office:value-type="float" office:value="10">
            <text:p>10</text:p>
          </table:table-cell>
          <table:table-cell table:formula="of:=IF(OR([.I156]=&quot;responseA&quot;;[.I156]=&quot;reponseB&quot;;[.I156]=&quot;reponseC&quot;);-10;10)" office:value-type="float" office:value="10">
            <text:p>10</text:p>
          </table:table-cell>
          <table:table-cell table:formula="of:=IF(OR([.J156]=&quot;responseA&quot;;[.J156]=&quot;reponseB&quot;;[.J156]=&quot;reponseC&quot;);-10;10)" office:value-type="float" office:value="10">
            <text:p>10</text:p>
          </table:table-cell>
          <table:table-cell table:formula="of:=IF(OR([.K156]=&quot;responseA&quot;;[.K156]=&quot;reponseB&quot;;[.K156]=&quot;reponseC&quot;);-10;10)" office:value-type="float" office:value="10">
            <text:p>10</text:p>
          </table:table-cell>
          <table:table-cell table:formula="of:=IF(OR([.L156]=&quot;responseA&quot;;[.L156]=&quot;reponseB&quot;;[.L156]=&quot;reponseC&quot;);-10;10)" office:value-type="float" office:value="10">
            <text:p>10</text:p>
          </table:table-cell>
          <table:table-cell table:formula="of:=IF(OR([.M156]=&quot;responseA&quot;;[.M156]=&quot;reponseB&quot;;[.M156]=&quot;reponseC&quot;);-10;10)" office:value-type="float" office:value="10">
            <text:p>10</text:p>
          </table:table-cell>
          <table:table-cell table:formula="of:=IF(OR([.N156]=&quot;responseA&quot;;[.N156]=&quot;reponseB&quot;;[.N156]=&quot;reponseC&quot;);-10;10)" office:value-type="float" office:value="10">
            <text:p>10</text:p>
          </table:table-cell>
          <table:table-cell table:formula="of:=IF(OR([.O156]=&quot;responseA&quot;;[.O156]=&quot;reponseB&quot;;[.O156]=&quot;reponseC&quot;);-10;10)" office:value-type="float" office:value="10">
            <text:p>10</text:p>
          </table:table-cell>
          <table:table-cell table:formula="of:=IF(OR([.P156]=&quot;responseA&quot;;[.P156]=&quot;reponseB&quot;;[.P156]=&quot;reponseC&quot;);-10;10)" office:value-type="float" office:value="10">
            <text:p>10</text:p>
          </table:table-cell>
          <table:table-cell table:formula="of:=IF(OR([.Q156]=&quot;responseA&quot;;[.Q156]=&quot;reponseB&quot;;[.Q156]=&quot;reponseC&quot;);-10;10)" office:value-type="float" office:value="10">
            <text:p>10</text:p>
          </table:table-cell>
          <table:table-cell table:formula="of:=IF(OR([.R156]=&quot;responseA&quot;;[.R156]=&quot;reponseB&quot;;[.R156]=&quot;reponseC&quot;);-10;10)" office:value-type="float" office:value="10">
            <text:p>10</text:p>
          </table:table-cell>
          <table:table-cell table:formula="of:=IF(OR([.S156]=&quot;responseA&quot;;[.S156]=&quot;reponseB&quot;;[.S156]=&quot;reponseC&quot;);-10;10)" office:value-type="float" office:value="10">
            <text:p>10</text:p>
          </table:table-cell>
          <table:table-cell table:formula="of:=IF(OR([.T156]=&quot;responseA&quot;;[.T156]=&quot;reponseB&quot;;[.T156]=&quot;reponseC&quot;);-10;10)" office:value-type="float" office:value="10">
            <text:p>10</text:p>
          </table:table-cell>
          <table:table-cell table:formula="of:=IF(OR([.U156]=&quot;responseA&quot;;[.U156]=&quot;reponseB&quot;;[.U156]=&quot;reponseC&quot;);-10;10)" office:value-type="float" office:value="10">
            <text:p>10</text:p>
          </table:table-cell>
          <table:table-cell table:formula="of:=IF(OR([.V156]=&quot;responseA&quot;;[.V156]=&quot;reponseB&quot;;[.V156]=&quot;reponseC&quot;);-10;10)" office:value-type="float" office:value="10">
            <text:p>10</text:p>
          </table:table-cell>
          <table:table-cell table:formula="of:=IF(OR([.W156]=&quot;responseA&quot;;[.W156]=&quot;reponseB&quot;;[.W156]=&quot;reponseC&quot;);-10;10)" office:value-type="float" office:value="10">
            <text:p>10</text:p>
          </table:table-cell>
          <table:table-cell table:formula="of:=IF(OR([.X156]=&quot;responseA&quot;;[.X156]=&quot;reponseB&quot;;[.X156]=&quot;reponseC&quot;);-10;10)" office:value-type="float" office:value="10">
            <text:p>10</text:p>
          </table:table-cell>
          <table:table-cell table:number-columns-repeated="2"/>
          <table:table-cell table:formula="of:=([.AT156]-[.AS156])/[.AS156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57]=&quot;responseA&quot;;[.E157]=&quot;reponseB&quot;;[.E157]=&quot;reponseC&quot;);-10;10)" office:value-type="float" office:value="10">
            <text:p>10</text:p>
          </table:table-cell>
          <table:table-cell table:formula="of:=IF(OR([.F157]=&quot;responseA&quot;;[.F157]=&quot;reponseB&quot;;[.F157]=&quot;reponseC&quot;);-10;10)" office:value-type="float" office:value="10">
            <text:p>10</text:p>
          </table:table-cell>
          <table:table-cell table:formula="of:=IF(OR([.G157]=&quot;responseA&quot;;[.G157]=&quot;reponseB&quot;;[.G157]=&quot;reponseC&quot;);-10;10)" office:value-type="float" office:value="10">
            <text:p>10</text:p>
          </table:table-cell>
          <table:table-cell table:formula="of:=IF(OR([.H157]=&quot;responseA&quot;;[.H157]=&quot;reponseB&quot;;[.H157]=&quot;reponseC&quot;);-10;10)" office:value-type="float" office:value="10">
            <text:p>10</text:p>
          </table:table-cell>
          <table:table-cell table:formula="of:=IF(OR([.I157]=&quot;responseA&quot;;[.I157]=&quot;reponseB&quot;;[.I157]=&quot;reponseC&quot;);-10;10)" office:value-type="float" office:value="10">
            <text:p>10</text:p>
          </table:table-cell>
          <table:table-cell table:formula="of:=IF(OR([.J157]=&quot;responseA&quot;;[.J157]=&quot;reponseB&quot;;[.J157]=&quot;reponseC&quot;);-10;10)" office:value-type="float" office:value="10">
            <text:p>10</text:p>
          </table:table-cell>
          <table:table-cell table:formula="of:=IF(OR([.K157]=&quot;responseA&quot;;[.K157]=&quot;reponseB&quot;;[.K157]=&quot;reponseC&quot;);-10;10)" office:value-type="float" office:value="10">
            <text:p>10</text:p>
          </table:table-cell>
          <table:table-cell table:formula="of:=IF(OR([.L157]=&quot;responseA&quot;;[.L157]=&quot;reponseB&quot;;[.L157]=&quot;reponseC&quot;);-10;10)" office:value-type="float" office:value="10">
            <text:p>10</text:p>
          </table:table-cell>
          <table:table-cell table:formula="of:=IF(OR([.M157]=&quot;responseA&quot;;[.M157]=&quot;reponseB&quot;;[.M157]=&quot;reponseC&quot;);-10;10)" office:value-type="float" office:value="10">
            <text:p>10</text:p>
          </table:table-cell>
          <table:table-cell table:formula="of:=IF(OR([.N157]=&quot;responseA&quot;;[.N157]=&quot;reponseB&quot;;[.N157]=&quot;reponseC&quot;);-10;10)" office:value-type="float" office:value="10">
            <text:p>10</text:p>
          </table:table-cell>
          <table:table-cell table:formula="of:=IF(OR([.O157]=&quot;responseA&quot;;[.O157]=&quot;reponseB&quot;;[.O157]=&quot;reponseC&quot;);-10;10)" office:value-type="float" office:value="10">
            <text:p>10</text:p>
          </table:table-cell>
          <table:table-cell table:formula="of:=IF(OR([.P157]=&quot;responseA&quot;;[.P157]=&quot;reponseB&quot;;[.P157]=&quot;reponseC&quot;);-10;10)" office:value-type="float" office:value="10">
            <text:p>10</text:p>
          </table:table-cell>
          <table:table-cell table:formula="of:=IF(OR([.Q157]=&quot;responseA&quot;;[.Q157]=&quot;reponseB&quot;;[.Q157]=&quot;reponseC&quot;);-10;10)" office:value-type="float" office:value="10">
            <text:p>10</text:p>
          </table:table-cell>
          <table:table-cell table:formula="of:=IF(OR([.R157]=&quot;responseA&quot;;[.R157]=&quot;reponseB&quot;;[.R157]=&quot;reponseC&quot;);-10;10)" office:value-type="float" office:value="10">
            <text:p>10</text:p>
          </table:table-cell>
          <table:table-cell table:formula="of:=IF(OR([.S157]=&quot;responseA&quot;;[.S157]=&quot;reponseB&quot;;[.S157]=&quot;reponseC&quot;);-10;10)" office:value-type="float" office:value="10">
            <text:p>10</text:p>
          </table:table-cell>
          <table:table-cell table:formula="of:=IF(OR([.T157]=&quot;responseA&quot;;[.T157]=&quot;reponseB&quot;;[.T157]=&quot;reponseC&quot;);-10;10)" office:value-type="float" office:value="10">
            <text:p>10</text:p>
          </table:table-cell>
          <table:table-cell table:formula="of:=IF(OR([.U157]=&quot;responseA&quot;;[.U157]=&quot;reponseB&quot;;[.U157]=&quot;reponseC&quot;);-10;10)" office:value-type="float" office:value="10">
            <text:p>10</text:p>
          </table:table-cell>
          <table:table-cell table:formula="of:=IF(OR([.V157]=&quot;responseA&quot;;[.V157]=&quot;reponseB&quot;;[.V157]=&quot;reponseC&quot;);-10;10)" office:value-type="float" office:value="10">
            <text:p>10</text:p>
          </table:table-cell>
          <table:table-cell table:formula="of:=IF(OR([.W157]=&quot;responseA&quot;;[.W157]=&quot;reponseB&quot;;[.W157]=&quot;reponseC&quot;);-10;10)" office:value-type="float" office:value="10">
            <text:p>10</text:p>
          </table:table-cell>
          <table:table-cell table:formula="of:=IF(OR([.X157]=&quot;responseA&quot;;[.X157]=&quot;reponseB&quot;;[.X157]=&quot;reponseC&quot;);-10;10)" office:value-type="float" office:value="10">
            <text:p>10</text:p>
          </table:table-cell>
          <table:table-cell table:number-columns-repeated="2"/>
          <table:table-cell table:formula="of:=([.AT157]-[.AS157])/[.AS157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58]=&quot;responseA&quot;;[.E158]=&quot;reponseB&quot;;[.E158]=&quot;reponseC&quot;);-10;10)" office:value-type="float" office:value="10">
            <text:p>10</text:p>
          </table:table-cell>
          <table:table-cell table:formula="of:=IF(OR([.F158]=&quot;responseA&quot;;[.F158]=&quot;reponseB&quot;;[.F158]=&quot;reponseC&quot;);-10;10)" office:value-type="float" office:value="10">
            <text:p>10</text:p>
          </table:table-cell>
          <table:table-cell table:formula="of:=IF(OR([.G158]=&quot;responseA&quot;;[.G158]=&quot;reponseB&quot;;[.G158]=&quot;reponseC&quot;);-10;10)" office:value-type="float" office:value="10">
            <text:p>10</text:p>
          </table:table-cell>
          <table:table-cell table:formula="of:=IF(OR([.H158]=&quot;responseA&quot;;[.H158]=&quot;reponseB&quot;;[.H158]=&quot;reponseC&quot;);-10;10)" office:value-type="float" office:value="10">
            <text:p>10</text:p>
          </table:table-cell>
          <table:table-cell table:formula="of:=IF(OR([.I158]=&quot;responseA&quot;;[.I158]=&quot;reponseB&quot;;[.I158]=&quot;reponseC&quot;);-10;10)" office:value-type="float" office:value="10">
            <text:p>10</text:p>
          </table:table-cell>
          <table:table-cell table:formula="of:=IF(OR([.J158]=&quot;responseA&quot;;[.J158]=&quot;reponseB&quot;;[.J158]=&quot;reponseC&quot;);-10;10)" office:value-type="float" office:value="10">
            <text:p>10</text:p>
          </table:table-cell>
          <table:table-cell table:formula="of:=IF(OR([.K158]=&quot;responseA&quot;;[.K158]=&quot;reponseB&quot;;[.K158]=&quot;reponseC&quot;);-10;10)" office:value-type="float" office:value="10">
            <text:p>10</text:p>
          </table:table-cell>
          <table:table-cell table:formula="of:=IF(OR([.L158]=&quot;responseA&quot;;[.L158]=&quot;reponseB&quot;;[.L158]=&quot;reponseC&quot;);-10;10)" office:value-type="float" office:value="10">
            <text:p>10</text:p>
          </table:table-cell>
          <table:table-cell table:formula="of:=IF(OR([.M158]=&quot;responseA&quot;;[.M158]=&quot;reponseB&quot;;[.M158]=&quot;reponseC&quot;);-10;10)" office:value-type="float" office:value="10">
            <text:p>10</text:p>
          </table:table-cell>
          <table:table-cell table:formula="of:=IF(OR([.N158]=&quot;responseA&quot;;[.N158]=&quot;reponseB&quot;;[.N158]=&quot;reponseC&quot;);-10;10)" office:value-type="float" office:value="10">
            <text:p>10</text:p>
          </table:table-cell>
          <table:table-cell table:formula="of:=IF(OR([.O158]=&quot;responseA&quot;;[.O158]=&quot;reponseB&quot;;[.O158]=&quot;reponseC&quot;);-10;10)" office:value-type="float" office:value="10">
            <text:p>10</text:p>
          </table:table-cell>
          <table:table-cell table:formula="of:=IF(OR([.P158]=&quot;responseA&quot;;[.P158]=&quot;reponseB&quot;;[.P158]=&quot;reponseC&quot;);-10;10)" office:value-type="float" office:value="10">
            <text:p>10</text:p>
          </table:table-cell>
          <table:table-cell table:formula="of:=IF(OR([.Q158]=&quot;responseA&quot;;[.Q158]=&quot;reponseB&quot;;[.Q158]=&quot;reponseC&quot;);-10;10)" office:value-type="float" office:value="10">
            <text:p>10</text:p>
          </table:table-cell>
          <table:table-cell table:formula="of:=IF(OR([.R158]=&quot;responseA&quot;;[.R158]=&quot;reponseB&quot;;[.R158]=&quot;reponseC&quot;);-10;10)" office:value-type="float" office:value="10">
            <text:p>10</text:p>
          </table:table-cell>
          <table:table-cell table:formula="of:=IF(OR([.S158]=&quot;responseA&quot;;[.S158]=&quot;reponseB&quot;;[.S158]=&quot;reponseC&quot;);-10;10)" office:value-type="float" office:value="10">
            <text:p>10</text:p>
          </table:table-cell>
          <table:table-cell table:formula="of:=IF(OR([.T158]=&quot;responseA&quot;;[.T158]=&quot;reponseB&quot;;[.T158]=&quot;reponseC&quot;);-10;10)" office:value-type="float" office:value="10">
            <text:p>10</text:p>
          </table:table-cell>
          <table:table-cell table:formula="of:=IF(OR([.U158]=&quot;responseA&quot;;[.U158]=&quot;reponseB&quot;;[.U158]=&quot;reponseC&quot;);-10;10)" office:value-type="float" office:value="10">
            <text:p>10</text:p>
          </table:table-cell>
          <table:table-cell table:formula="of:=IF(OR([.V158]=&quot;responseA&quot;;[.V158]=&quot;reponseB&quot;;[.V158]=&quot;reponseC&quot;);-10;10)" office:value-type="float" office:value="10">
            <text:p>10</text:p>
          </table:table-cell>
          <table:table-cell table:formula="of:=IF(OR([.W158]=&quot;responseA&quot;;[.W158]=&quot;reponseB&quot;;[.W158]=&quot;reponseC&quot;);-10;10)" office:value-type="float" office:value="10">
            <text:p>10</text:p>
          </table:table-cell>
          <table:table-cell table:formula="of:=IF(OR([.X158]=&quot;responseA&quot;;[.X158]=&quot;reponseB&quot;;[.X158]=&quot;reponseC&quot;);-10;10)" office:value-type="float" office:value="10">
            <text:p>10</text:p>
          </table:table-cell>
          <table:table-cell table:number-columns-repeated="2"/>
          <table:table-cell table:formula="of:=([.AT158]-[.AS158])/[.AS158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59]=&quot;responseA&quot;;[.E159]=&quot;reponseB&quot;;[.E159]=&quot;reponseC&quot;);-10;10)" office:value-type="float" office:value="10">
            <text:p>10</text:p>
          </table:table-cell>
          <table:table-cell table:formula="of:=IF(OR([.F159]=&quot;responseA&quot;;[.F159]=&quot;reponseB&quot;;[.F159]=&quot;reponseC&quot;);-10;10)" office:value-type="float" office:value="10">
            <text:p>10</text:p>
          </table:table-cell>
          <table:table-cell table:formula="of:=IF(OR([.G159]=&quot;responseA&quot;;[.G159]=&quot;reponseB&quot;;[.G159]=&quot;reponseC&quot;);-10;10)" office:value-type="float" office:value="10">
            <text:p>10</text:p>
          </table:table-cell>
          <table:table-cell table:formula="of:=IF(OR([.H159]=&quot;responseA&quot;;[.H159]=&quot;reponseB&quot;;[.H159]=&quot;reponseC&quot;);-10;10)" office:value-type="float" office:value="10">
            <text:p>10</text:p>
          </table:table-cell>
          <table:table-cell table:formula="of:=IF(OR([.I159]=&quot;responseA&quot;;[.I159]=&quot;reponseB&quot;;[.I159]=&quot;reponseC&quot;);-10;10)" office:value-type="float" office:value="10">
            <text:p>10</text:p>
          </table:table-cell>
          <table:table-cell table:formula="of:=IF(OR([.J159]=&quot;responseA&quot;;[.J159]=&quot;reponseB&quot;;[.J159]=&quot;reponseC&quot;);-10;10)" office:value-type="float" office:value="10">
            <text:p>10</text:p>
          </table:table-cell>
          <table:table-cell table:formula="of:=IF(OR([.K159]=&quot;responseA&quot;;[.K159]=&quot;reponseB&quot;;[.K159]=&quot;reponseC&quot;);-10;10)" office:value-type="float" office:value="10">
            <text:p>10</text:p>
          </table:table-cell>
          <table:table-cell table:formula="of:=IF(OR([.L159]=&quot;responseA&quot;;[.L159]=&quot;reponseB&quot;;[.L159]=&quot;reponseC&quot;);-10;10)" office:value-type="float" office:value="10">
            <text:p>10</text:p>
          </table:table-cell>
          <table:table-cell table:formula="of:=IF(OR([.M159]=&quot;responseA&quot;;[.M159]=&quot;reponseB&quot;;[.M159]=&quot;reponseC&quot;);-10;10)" office:value-type="float" office:value="10">
            <text:p>10</text:p>
          </table:table-cell>
          <table:table-cell table:formula="of:=IF(OR([.N159]=&quot;responseA&quot;;[.N159]=&quot;reponseB&quot;;[.N159]=&quot;reponseC&quot;);-10;10)" office:value-type="float" office:value="10">
            <text:p>10</text:p>
          </table:table-cell>
          <table:table-cell table:formula="of:=IF(OR([.O159]=&quot;responseA&quot;;[.O159]=&quot;reponseB&quot;;[.O159]=&quot;reponseC&quot;);-10;10)" office:value-type="float" office:value="10">
            <text:p>10</text:p>
          </table:table-cell>
          <table:table-cell table:formula="of:=IF(OR([.P159]=&quot;responseA&quot;;[.P159]=&quot;reponseB&quot;;[.P159]=&quot;reponseC&quot;);-10;10)" office:value-type="float" office:value="10">
            <text:p>10</text:p>
          </table:table-cell>
          <table:table-cell table:formula="of:=IF(OR([.Q159]=&quot;responseA&quot;;[.Q159]=&quot;reponseB&quot;;[.Q159]=&quot;reponseC&quot;);-10;10)" office:value-type="float" office:value="10">
            <text:p>10</text:p>
          </table:table-cell>
          <table:table-cell table:formula="of:=IF(OR([.R159]=&quot;responseA&quot;;[.R159]=&quot;reponseB&quot;;[.R159]=&quot;reponseC&quot;);-10;10)" office:value-type="float" office:value="10">
            <text:p>10</text:p>
          </table:table-cell>
          <table:table-cell table:formula="of:=IF(OR([.S159]=&quot;responseA&quot;;[.S159]=&quot;reponseB&quot;;[.S159]=&quot;reponseC&quot;);-10;10)" office:value-type="float" office:value="10">
            <text:p>10</text:p>
          </table:table-cell>
          <table:table-cell table:formula="of:=IF(OR([.T159]=&quot;responseA&quot;;[.T159]=&quot;reponseB&quot;;[.T159]=&quot;reponseC&quot;);-10;10)" office:value-type="float" office:value="10">
            <text:p>10</text:p>
          </table:table-cell>
          <table:table-cell table:formula="of:=IF(OR([.U159]=&quot;responseA&quot;;[.U159]=&quot;reponseB&quot;;[.U159]=&quot;reponseC&quot;);-10;10)" office:value-type="float" office:value="10">
            <text:p>10</text:p>
          </table:table-cell>
          <table:table-cell table:formula="of:=IF(OR([.V159]=&quot;responseA&quot;;[.V159]=&quot;reponseB&quot;;[.V159]=&quot;reponseC&quot;);-10;10)" office:value-type="float" office:value="10">
            <text:p>10</text:p>
          </table:table-cell>
          <table:table-cell table:formula="of:=IF(OR([.W159]=&quot;responseA&quot;;[.W159]=&quot;reponseB&quot;;[.W159]=&quot;reponseC&quot;);-10;10)" office:value-type="float" office:value="10">
            <text:p>10</text:p>
          </table:table-cell>
          <table:table-cell table:formula="of:=IF(OR([.X159]=&quot;responseA&quot;;[.X159]=&quot;reponseB&quot;;[.X159]=&quot;reponseC&quot;);-10;10)" office:value-type="float" office:value="10">
            <text:p>10</text:p>
          </table:table-cell>
          <table:table-cell table:number-columns-repeated="2"/>
          <table:table-cell table:formula="of:=([.AT159]-[.AS159])/[.AS159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60]=&quot;responseA&quot;;[.E160]=&quot;reponseB&quot;;[.E160]=&quot;reponseC&quot;);-10;10)" office:value-type="float" office:value="10">
            <text:p>10</text:p>
          </table:table-cell>
          <table:table-cell table:formula="of:=IF(OR([.F160]=&quot;responseA&quot;;[.F160]=&quot;reponseB&quot;;[.F160]=&quot;reponseC&quot;);-10;10)" office:value-type="float" office:value="10">
            <text:p>10</text:p>
          </table:table-cell>
          <table:table-cell table:formula="of:=IF(OR([.G160]=&quot;responseA&quot;;[.G160]=&quot;reponseB&quot;;[.G160]=&quot;reponseC&quot;);-10;10)" office:value-type="float" office:value="10">
            <text:p>10</text:p>
          </table:table-cell>
          <table:table-cell table:formula="of:=IF(OR([.H160]=&quot;responseA&quot;;[.H160]=&quot;reponseB&quot;;[.H160]=&quot;reponseC&quot;);-10;10)" office:value-type="float" office:value="10">
            <text:p>10</text:p>
          </table:table-cell>
          <table:table-cell table:formula="of:=IF(OR([.I160]=&quot;responseA&quot;;[.I160]=&quot;reponseB&quot;;[.I160]=&quot;reponseC&quot;);-10;10)" office:value-type="float" office:value="10">
            <text:p>10</text:p>
          </table:table-cell>
          <table:table-cell table:formula="of:=IF(OR([.J160]=&quot;responseA&quot;;[.J160]=&quot;reponseB&quot;;[.J160]=&quot;reponseC&quot;);-10;10)" office:value-type="float" office:value="10">
            <text:p>10</text:p>
          </table:table-cell>
          <table:table-cell table:formula="of:=IF(OR([.K160]=&quot;responseA&quot;;[.K160]=&quot;reponseB&quot;;[.K160]=&quot;reponseC&quot;);-10;10)" office:value-type="float" office:value="10">
            <text:p>10</text:p>
          </table:table-cell>
          <table:table-cell table:formula="of:=IF(OR([.L160]=&quot;responseA&quot;;[.L160]=&quot;reponseB&quot;;[.L160]=&quot;reponseC&quot;);-10;10)" office:value-type="float" office:value="10">
            <text:p>10</text:p>
          </table:table-cell>
          <table:table-cell table:formula="of:=IF(OR([.M160]=&quot;responseA&quot;;[.M160]=&quot;reponseB&quot;;[.M160]=&quot;reponseC&quot;);-10;10)" office:value-type="float" office:value="10">
            <text:p>10</text:p>
          </table:table-cell>
          <table:table-cell table:formula="of:=IF(OR([.N160]=&quot;responseA&quot;;[.N160]=&quot;reponseB&quot;;[.N160]=&quot;reponseC&quot;);-10;10)" office:value-type="float" office:value="10">
            <text:p>10</text:p>
          </table:table-cell>
          <table:table-cell table:formula="of:=IF(OR([.O160]=&quot;responseA&quot;;[.O160]=&quot;reponseB&quot;;[.O160]=&quot;reponseC&quot;);-10;10)" office:value-type="float" office:value="10">
            <text:p>10</text:p>
          </table:table-cell>
          <table:table-cell table:formula="of:=IF(OR([.P160]=&quot;responseA&quot;;[.P160]=&quot;reponseB&quot;;[.P160]=&quot;reponseC&quot;);-10;10)" office:value-type="float" office:value="10">
            <text:p>10</text:p>
          </table:table-cell>
          <table:table-cell table:formula="of:=IF(OR([.Q160]=&quot;responseA&quot;;[.Q160]=&quot;reponseB&quot;;[.Q160]=&quot;reponseC&quot;);-10;10)" office:value-type="float" office:value="10">
            <text:p>10</text:p>
          </table:table-cell>
          <table:table-cell table:formula="of:=IF(OR([.R160]=&quot;responseA&quot;;[.R160]=&quot;reponseB&quot;;[.R160]=&quot;reponseC&quot;);-10;10)" office:value-type="float" office:value="10">
            <text:p>10</text:p>
          </table:table-cell>
          <table:table-cell table:formula="of:=IF(OR([.S160]=&quot;responseA&quot;;[.S160]=&quot;reponseB&quot;;[.S160]=&quot;reponseC&quot;);-10;10)" office:value-type="float" office:value="10">
            <text:p>10</text:p>
          </table:table-cell>
          <table:table-cell table:formula="of:=IF(OR([.T160]=&quot;responseA&quot;;[.T160]=&quot;reponseB&quot;;[.T160]=&quot;reponseC&quot;);-10;10)" office:value-type="float" office:value="10">
            <text:p>10</text:p>
          </table:table-cell>
          <table:table-cell table:formula="of:=IF(OR([.U160]=&quot;responseA&quot;;[.U160]=&quot;reponseB&quot;;[.U160]=&quot;reponseC&quot;);-10;10)" office:value-type="float" office:value="10">
            <text:p>10</text:p>
          </table:table-cell>
          <table:table-cell table:formula="of:=IF(OR([.V160]=&quot;responseA&quot;;[.V160]=&quot;reponseB&quot;;[.V160]=&quot;reponseC&quot;);-10;10)" office:value-type="float" office:value="10">
            <text:p>10</text:p>
          </table:table-cell>
          <table:table-cell table:formula="of:=IF(OR([.W160]=&quot;responseA&quot;;[.W160]=&quot;reponseB&quot;;[.W160]=&quot;reponseC&quot;);-10;10)" office:value-type="float" office:value="10">
            <text:p>10</text:p>
          </table:table-cell>
          <table:table-cell table:formula="of:=IF(OR([.X160]=&quot;responseA&quot;;[.X160]=&quot;reponseB&quot;;[.X160]=&quot;reponseC&quot;);-10;10)" office:value-type="float" office:value="10">
            <text:p>10</text:p>
          </table:table-cell>
          <table:table-cell table:number-columns-repeated="2"/>
          <table:table-cell table:formula="of:=([.AT160]-[.AS160])/[.AS160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61]=&quot;responseA&quot;;[.E161]=&quot;reponseB&quot;;[.E161]=&quot;reponseC&quot;);-10;10)" office:value-type="float" office:value="10">
            <text:p>10</text:p>
          </table:table-cell>
          <table:table-cell table:formula="of:=IF(OR([.F161]=&quot;responseA&quot;;[.F161]=&quot;reponseB&quot;;[.F161]=&quot;reponseC&quot;);-10;10)" office:value-type="float" office:value="10">
            <text:p>10</text:p>
          </table:table-cell>
          <table:table-cell table:formula="of:=IF(OR([.G161]=&quot;responseA&quot;;[.G161]=&quot;reponseB&quot;;[.G161]=&quot;reponseC&quot;);-10;10)" office:value-type="float" office:value="10">
            <text:p>10</text:p>
          </table:table-cell>
          <table:table-cell table:formula="of:=IF(OR([.H161]=&quot;responseA&quot;;[.H161]=&quot;reponseB&quot;;[.H161]=&quot;reponseC&quot;);-10;10)" office:value-type="float" office:value="10">
            <text:p>10</text:p>
          </table:table-cell>
          <table:table-cell table:formula="of:=IF(OR([.I161]=&quot;responseA&quot;;[.I161]=&quot;reponseB&quot;;[.I161]=&quot;reponseC&quot;);-10;10)" office:value-type="float" office:value="10">
            <text:p>10</text:p>
          </table:table-cell>
          <table:table-cell table:formula="of:=IF(OR([.J161]=&quot;responseA&quot;;[.J161]=&quot;reponseB&quot;;[.J161]=&quot;reponseC&quot;);-10;10)" office:value-type="float" office:value="10">
            <text:p>10</text:p>
          </table:table-cell>
          <table:table-cell table:formula="of:=IF(OR([.K161]=&quot;responseA&quot;;[.K161]=&quot;reponseB&quot;;[.K161]=&quot;reponseC&quot;);-10;10)" office:value-type="float" office:value="10">
            <text:p>10</text:p>
          </table:table-cell>
          <table:table-cell table:formula="of:=IF(OR([.L161]=&quot;responseA&quot;;[.L161]=&quot;reponseB&quot;;[.L161]=&quot;reponseC&quot;);-10;10)" office:value-type="float" office:value="10">
            <text:p>10</text:p>
          </table:table-cell>
          <table:table-cell table:formula="of:=IF(OR([.M161]=&quot;responseA&quot;;[.M161]=&quot;reponseB&quot;;[.M161]=&quot;reponseC&quot;);-10;10)" office:value-type="float" office:value="10">
            <text:p>10</text:p>
          </table:table-cell>
          <table:table-cell table:formula="of:=IF(OR([.N161]=&quot;responseA&quot;;[.N161]=&quot;reponseB&quot;;[.N161]=&quot;reponseC&quot;);-10;10)" office:value-type="float" office:value="10">
            <text:p>10</text:p>
          </table:table-cell>
          <table:table-cell table:formula="of:=IF(OR([.O161]=&quot;responseA&quot;;[.O161]=&quot;reponseB&quot;;[.O161]=&quot;reponseC&quot;);-10;10)" office:value-type="float" office:value="10">
            <text:p>10</text:p>
          </table:table-cell>
          <table:table-cell table:formula="of:=IF(OR([.P161]=&quot;responseA&quot;;[.P161]=&quot;reponseB&quot;;[.P161]=&quot;reponseC&quot;);-10;10)" office:value-type="float" office:value="10">
            <text:p>10</text:p>
          </table:table-cell>
          <table:table-cell table:formula="of:=IF(OR([.Q161]=&quot;responseA&quot;;[.Q161]=&quot;reponseB&quot;;[.Q161]=&quot;reponseC&quot;);-10;10)" office:value-type="float" office:value="10">
            <text:p>10</text:p>
          </table:table-cell>
          <table:table-cell table:formula="of:=IF(OR([.R161]=&quot;responseA&quot;;[.R161]=&quot;reponseB&quot;;[.R161]=&quot;reponseC&quot;);-10;10)" office:value-type="float" office:value="10">
            <text:p>10</text:p>
          </table:table-cell>
          <table:table-cell table:formula="of:=IF(OR([.S161]=&quot;responseA&quot;;[.S161]=&quot;reponseB&quot;;[.S161]=&quot;reponseC&quot;);-10;10)" office:value-type="float" office:value="10">
            <text:p>10</text:p>
          </table:table-cell>
          <table:table-cell table:formula="of:=IF(OR([.T161]=&quot;responseA&quot;;[.T161]=&quot;reponseB&quot;;[.T161]=&quot;reponseC&quot;);-10;10)" office:value-type="float" office:value="10">
            <text:p>10</text:p>
          </table:table-cell>
          <table:table-cell table:formula="of:=IF(OR([.U161]=&quot;responseA&quot;;[.U161]=&quot;reponseB&quot;;[.U161]=&quot;reponseC&quot;);-10;10)" office:value-type="float" office:value="10">
            <text:p>10</text:p>
          </table:table-cell>
          <table:table-cell table:formula="of:=IF(OR([.V161]=&quot;responseA&quot;;[.V161]=&quot;reponseB&quot;;[.V161]=&quot;reponseC&quot;);-10;10)" office:value-type="float" office:value="10">
            <text:p>10</text:p>
          </table:table-cell>
          <table:table-cell table:formula="of:=IF(OR([.W161]=&quot;responseA&quot;;[.W161]=&quot;reponseB&quot;;[.W161]=&quot;reponseC&quot;);-10;10)" office:value-type="float" office:value="10">
            <text:p>10</text:p>
          </table:table-cell>
          <table:table-cell table:formula="of:=IF(OR([.X161]=&quot;responseA&quot;;[.X161]=&quot;reponseB&quot;;[.X161]=&quot;reponseC&quot;);-10;10)" office:value-type="float" office:value="10">
            <text:p>10</text:p>
          </table:table-cell>
          <table:table-cell table:number-columns-repeated="2"/>
          <table:table-cell table:formula="of:=([.AT161]-[.AS161])/[.AS161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62]=&quot;responseA&quot;;[.E162]=&quot;reponseB&quot;;[.E162]=&quot;reponseC&quot;);-10;10)" office:value-type="float" office:value="10">
            <text:p>10</text:p>
          </table:table-cell>
          <table:table-cell table:formula="of:=IF(OR([.F162]=&quot;responseA&quot;;[.F162]=&quot;reponseB&quot;;[.F162]=&quot;reponseC&quot;);-10;10)" office:value-type="float" office:value="10">
            <text:p>10</text:p>
          </table:table-cell>
          <table:table-cell table:formula="of:=IF(OR([.G162]=&quot;responseA&quot;;[.G162]=&quot;reponseB&quot;;[.G162]=&quot;reponseC&quot;);-10;10)" office:value-type="float" office:value="10">
            <text:p>10</text:p>
          </table:table-cell>
          <table:table-cell table:formula="of:=IF(OR([.H162]=&quot;responseA&quot;;[.H162]=&quot;reponseB&quot;;[.H162]=&quot;reponseC&quot;);-10;10)" office:value-type="float" office:value="10">
            <text:p>10</text:p>
          </table:table-cell>
          <table:table-cell table:formula="of:=IF(OR([.I162]=&quot;responseA&quot;;[.I162]=&quot;reponseB&quot;;[.I162]=&quot;reponseC&quot;);-10;10)" office:value-type="float" office:value="10">
            <text:p>10</text:p>
          </table:table-cell>
          <table:table-cell table:formula="of:=IF(OR([.J162]=&quot;responseA&quot;;[.J162]=&quot;reponseB&quot;;[.J162]=&quot;reponseC&quot;);-10;10)" office:value-type="float" office:value="10">
            <text:p>10</text:p>
          </table:table-cell>
          <table:table-cell table:formula="of:=IF(OR([.K162]=&quot;responseA&quot;;[.K162]=&quot;reponseB&quot;;[.K162]=&quot;reponseC&quot;);-10;10)" office:value-type="float" office:value="10">
            <text:p>10</text:p>
          </table:table-cell>
          <table:table-cell table:formula="of:=IF(OR([.L162]=&quot;responseA&quot;;[.L162]=&quot;reponseB&quot;;[.L162]=&quot;reponseC&quot;);-10;10)" office:value-type="float" office:value="10">
            <text:p>10</text:p>
          </table:table-cell>
          <table:table-cell table:formula="of:=IF(OR([.M162]=&quot;responseA&quot;;[.M162]=&quot;reponseB&quot;;[.M162]=&quot;reponseC&quot;);-10;10)" office:value-type="float" office:value="10">
            <text:p>10</text:p>
          </table:table-cell>
          <table:table-cell table:formula="of:=IF(OR([.N162]=&quot;responseA&quot;;[.N162]=&quot;reponseB&quot;;[.N162]=&quot;reponseC&quot;);-10;10)" office:value-type="float" office:value="10">
            <text:p>10</text:p>
          </table:table-cell>
          <table:table-cell table:formula="of:=IF(OR([.O162]=&quot;responseA&quot;;[.O162]=&quot;reponseB&quot;;[.O162]=&quot;reponseC&quot;);-10;10)" office:value-type="float" office:value="10">
            <text:p>10</text:p>
          </table:table-cell>
          <table:table-cell table:formula="of:=IF(OR([.P162]=&quot;responseA&quot;;[.P162]=&quot;reponseB&quot;;[.P162]=&quot;reponseC&quot;);-10;10)" office:value-type="float" office:value="10">
            <text:p>10</text:p>
          </table:table-cell>
          <table:table-cell table:formula="of:=IF(OR([.Q162]=&quot;responseA&quot;;[.Q162]=&quot;reponseB&quot;;[.Q162]=&quot;reponseC&quot;);-10;10)" office:value-type="float" office:value="10">
            <text:p>10</text:p>
          </table:table-cell>
          <table:table-cell table:formula="of:=IF(OR([.R162]=&quot;responseA&quot;;[.R162]=&quot;reponseB&quot;;[.R162]=&quot;reponseC&quot;);-10;10)" office:value-type="float" office:value="10">
            <text:p>10</text:p>
          </table:table-cell>
          <table:table-cell table:formula="of:=IF(OR([.S162]=&quot;responseA&quot;;[.S162]=&quot;reponseB&quot;;[.S162]=&quot;reponseC&quot;);-10;10)" office:value-type="float" office:value="10">
            <text:p>10</text:p>
          </table:table-cell>
          <table:table-cell table:formula="of:=IF(OR([.T162]=&quot;responseA&quot;;[.T162]=&quot;reponseB&quot;;[.T162]=&quot;reponseC&quot;);-10;10)" office:value-type="float" office:value="10">
            <text:p>10</text:p>
          </table:table-cell>
          <table:table-cell table:formula="of:=IF(OR([.U162]=&quot;responseA&quot;;[.U162]=&quot;reponseB&quot;;[.U162]=&quot;reponseC&quot;);-10;10)" office:value-type="float" office:value="10">
            <text:p>10</text:p>
          </table:table-cell>
          <table:table-cell table:formula="of:=IF(OR([.V162]=&quot;responseA&quot;;[.V162]=&quot;reponseB&quot;;[.V162]=&quot;reponseC&quot;);-10;10)" office:value-type="float" office:value="10">
            <text:p>10</text:p>
          </table:table-cell>
          <table:table-cell table:formula="of:=IF(OR([.W162]=&quot;responseA&quot;;[.W162]=&quot;reponseB&quot;;[.W162]=&quot;reponseC&quot;);-10;10)" office:value-type="float" office:value="10">
            <text:p>10</text:p>
          </table:table-cell>
          <table:table-cell table:formula="of:=IF(OR([.X162]=&quot;responseA&quot;;[.X162]=&quot;reponseB&quot;;[.X162]=&quot;reponseC&quot;);-10;10)" office:value-type="float" office:value="10">
            <text:p>10</text:p>
          </table:table-cell>
          <table:table-cell table:number-columns-repeated="2"/>
          <table:table-cell table:formula="of:=([.AT162]-[.AS162])/[.AS162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63]=&quot;responseA&quot;;[.E163]=&quot;reponseB&quot;;[.E163]=&quot;reponseC&quot;);-10;10)" office:value-type="float" office:value="10">
            <text:p>10</text:p>
          </table:table-cell>
          <table:table-cell table:formula="of:=IF(OR([.F163]=&quot;responseA&quot;;[.F163]=&quot;reponseB&quot;;[.F163]=&quot;reponseC&quot;);-10;10)" office:value-type="float" office:value="10">
            <text:p>10</text:p>
          </table:table-cell>
          <table:table-cell table:formula="of:=IF(OR([.G163]=&quot;responseA&quot;;[.G163]=&quot;reponseB&quot;;[.G163]=&quot;reponseC&quot;);-10;10)" office:value-type="float" office:value="10">
            <text:p>10</text:p>
          </table:table-cell>
          <table:table-cell table:formula="of:=IF(OR([.H163]=&quot;responseA&quot;;[.H163]=&quot;reponseB&quot;;[.H163]=&quot;reponseC&quot;);-10;10)" office:value-type="float" office:value="10">
            <text:p>10</text:p>
          </table:table-cell>
          <table:table-cell table:formula="of:=IF(OR([.I163]=&quot;responseA&quot;;[.I163]=&quot;reponseB&quot;;[.I163]=&quot;reponseC&quot;);-10;10)" office:value-type="float" office:value="10">
            <text:p>10</text:p>
          </table:table-cell>
          <table:table-cell table:formula="of:=IF(OR([.J163]=&quot;responseA&quot;;[.J163]=&quot;reponseB&quot;;[.J163]=&quot;reponseC&quot;);-10;10)" office:value-type="float" office:value="10">
            <text:p>10</text:p>
          </table:table-cell>
          <table:table-cell table:formula="of:=IF(OR([.K163]=&quot;responseA&quot;;[.K163]=&quot;reponseB&quot;;[.K163]=&quot;reponseC&quot;);-10;10)" office:value-type="float" office:value="10">
            <text:p>10</text:p>
          </table:table-cell>
          <table:table-cell table:formula="of:=IF(OR([.L163]=&quot;responseA&quot;;[.L163]=&quot;reponseB&quot;;[.L163]=&quot;reponseC&quot;);-10;10)" office:value-type="float" office:value="10">
            <text:p>10</text:p>
          </table:table-cell>
          <table:table-cell table:formula="of:=IF(OR([.M163]=&quot;responseA&quot;;[.M163]=&quot;reponseB&quot;;[.M163]=&quot;reponseC&quot;);-10;10)" office:value-type="float" office:value="10">
            <text:p>10</text:p>
          </table:table-cell>
          <table:table-cell table:formula="of:=IF(OR([.N163]=&quot;responseA&quot;;[.N163]=&quot;reponseB&quot;;[.N163]=&quot;reponseC&quot;);-10;10)" office:value-type="float" office:value="10">
            <text:p>10</text:p>
          </table:table-cell>
          <table:table-cell table:formula="of:=IF(OR([.O163]=&quot;responseA&quot;;[.O163]=&quot;reponseB&quot;;[.O163]=&quot;reponseC&quot;);-10;10)" office:value-type="float" office:value="10">
            <text:p>10</text:p>
          </table:table-cell>
          <table:table-cell table:formula="of:=IF(OR([.P163]=&quot;responseA&quot;;[.P163]=&quot;reponseB&quot;;[.P163]=&quot;reponseC&quot;);-10;10)" office:value-type="float" office:value="10">
            <text:p>10</text:p>
          </table:table-cell>
          <table:table-cell table:formula="of:=IF(OR([.Q163]=&quot;responseA&quot;;[.Q163]=&quot;reponseB&quot;;[.Q163]=&quot;reponseC&quot;);-10;10)" office:value-type="float" office:value="10">
            <text:p>10</text:p>
          </table:table-cell>
          <table:table-cell table:formula="of:=IF(OR([.R163]=&quot;responseA&quot;;[.R163]=&quot;reponseB&quot;;[.R163]=&quot;reponseC&quot;);-10;10)" office:value-type="float" office:value="10">
            <text:p>10</text:p>
          </table:table-cell>
          <table:table-cell table:formula="of:=IF(OR([.S163]=&quot;responseA&quot;;[.S163]=&quot;reponseB&quot;;[.S163]=&quot;reponseC&quot;);-10;10)" office:value-type="float" office:value="10">
            <text:p>10</text:p>
          </table:table-cell>
          <table:table-cell table:formula="of:=IF(OR([.T163]=&quot;responseA&quot;;[.T163]=&quot;reponseB&quot;;[.T163]=&quot;reponseC&quot;);-10;10)" office:value-type="float" office:value="10">
            <text:p>10</text:p>
          </table:table-cell>
          <table:table-cell table:formula="of:=IF(OR([.U163]=&quot;responseA&quot;;[.U163]=&quot;reponseB&quot;;[.U163]=&quot;reponseC&quot;);-10;10)" office:value-type="float" office:value="10">
            <text:p>10</text:p>
          </table:table-cell>
          <table:table-cell table:formula="of:=IF(OR([.V163]=&quot;responseA&quot;;[.V163]=&quot;reponseB&quot;;[.V163]=&quot;reponseC&quot;);-10;10)" office:value-type="float" office:value="10">
            <text:p>10</text:p>
          </table:table-cell>
          <table:table-cell table:formula="of:=IF(OR([.W163]=&quot;responseA&quot;;[.W163]=&quot;reponseB&quot;;[.W163]=&quot;reponseC&quot;);-10;10)" office:value-type="float" office:value="10">
            <text:p>10</text:p>
          </table:table-cell>
          <table:table-cell table:formula="of:=IF(OR([.X163]=&quot;responseA&quot;;[.X163]=&quot;reponseB&quot;;[.X163]=&quot;reponseC&quot;);-10;10)" office:value-type="float" office:value="10">
            <text:p>10</text:p>
          </table:table-cell>
          <table:table-cell table:number-columns-repeated="2"/>
          <table:table-cell table:formula="of:=([.AT163]-[.AS163])/[.AS163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64]=&quot;responseA&quot;;[.E164]=&quot;reponseB&quot;;[.E164]=&quot;reponseC&quot;);-10;10)" office:value-type="float" office:value="10">
            <text:p>10</text:p>
          </table:table-cell>
          <table:table-cell table:formula="of:=IF(OR([.F164]=&quot;responseA&quot;;[.F164]=&quot;reponseB&quot;;[.F164]=&quot;reponseC&quot;);-10;10)" office:value-type="float" office:value="10">
            <text:p>10</text:p>
          </table:table-cell>
          <table:table-cell table:formula="of:=IF(OR([.G164]=&quot;responseA&quot;;[.G164]=&quot;reponseB&quot;;[.G164]=&quot;reponseC&quot;);-10;10)" office:value-type="float" office:value="10">
            <text:p>10</text:p>
          </table:table-cell>
          <table:table-cell table:formula="of:=IF(OR([.H164]=&quot;responseA&quot;;[.H164]=&quot;reponseB&quot;;[.H164]=&quot;reponseC&quot;);-10;10)" office:value-type="float" office:value="10">
            <text:p>10</text:p>
          </table:table-cell>
          <table:table-cell table:formula="of:=IF(OR([.I164]=&quot;responseA&quot;;[.I164]=&quot;reponseB&quot;;[.I164]=&quot;reponseC&quot;);-10;10)" office:value-type="float" office:value="10">
            <text:p>10</text:p>
          </table:table-cell>
          <table:table-cell table:formula="of:=IF(OR([.J164]=&quot;responseA&quot;;[.J164]=&quot;reponseB&quot;;[.J164]=&quot;reponseC&quot;);-10;10)" office:value-type="float" office:value="10">
            <text:p>10</text:p>
          </table:table-cell>
          <table:table-cell table:formula="of:=IF(OR([.K164]=&quot;responseA&quot;;[.K164]=&quot;reponseB&quot;;[.K164]=&quot;reponseC&quot;);-10;10)" office:value-type="float" office:value="10">
            <text:p>10</text:p>
          </table:table-cell>
          <table:table-cell table:formula="of:=IF(OR([.L164]=&quot;responseA&quot;;[.L164]=&quot;reponseB&quot;;[.L164]=&quot;reponseC&quot;);-10;10)" office:value-type="float" office:value="10">
            <text:p>10</text:p>
          </table:table-cell>
          <table:table-cell table:formula="of:=IF(OR([.M164]=&quot;responseA&quot;;[.M164]=&quot;reponseB&quot;;[.M164]=&quot;reponseC&quot;);-10;10)" office:value-type="float" office:value="10">
            <text:p>10</text:p>
          </table:table-cell>
          <table:table-cell table:formula="of:=IF(OR([.N164]=&quot;responseA&quot;;[.N164]=&quot;reponseB&quot;;[.N164]=&quot;reponseC&quot;);-10;10)" office:value-type="float" office:value="10">
            <text:p>10</text:p>
          </table:table-cell>
          <table:table-cell table:formula="of:=IF(OR([.O164]=&quot;responseA&quot;;[.O164]=&quot;reponseB&quot;;[.O164]=&quot;reponseC&quot;);-10;10)" office:value-type="float" office:value="10">
            <text:p>10</text:p>
          </table:table-cell>
          <table:table-cell table:formula="of:=IF(OR([.P164]=&quot;responseA&quot;;[.P164]=&quot;reponseB&quot;;[.P164]=&quot;reponseC&quot;);-10;10)" office:value-type="float" office:value="10">
            <text:p>10</text:p>
          </table:table-cell>
          <table:table-cell table:formula="of:=IF(OR([.Q164]=&quot;responseA&quot;;[.Q164]=&quot;reponseB&quot;;[.Q164]=&quot;reponseC&quot;);-10;10)" office:value-type="float" office:value="10">
            <text:p>10</text:p>
          </table:table-cell>
          <table:table-cell table:formula="of:=IF(OR([.R164]=&quot;responseA&quot;;[.R164]=&quot;reponseB&quot;;[.R164]=&quot;reponseC&quot;);-10;10)" office:value-type="float" office:value="10">
            <text:p>10</text:p>
          </table:table-cell>
          <table:table-cell table:formula="of:=IF(OR([.S164]=&quot;responseA&quot;;[.S164]=&quot;reponseB&quot;;[.S164]=&quot;reponseC&quot;);-10;10)" office:value-type="float" office:value="10">
            <text:p>10</text:p>
          </table:table-cell>
          <table:table-cell table:formula="of:=IF(OR([.T164]=&quot;responseA&quot;;[.T164]=&quot;reponseB&quot;;[.T164]=&quot;reponseC&quot;);-10;10)" office:value-type="float" office:value="10">
            <text:p>10</text:p>
          </table:table-cell>
          <table:table-cell table:formula="of:=IF(OR([.U164]=&quot;responseA&quot;;[.U164]=&quot;reponseB&quot;;[.U164]=&quot;reponseC&quot;);-10;10)" office:value-type="float" office:value="10">
            <text:p>10</text:p>
          </table:table-cell>
          <table:table-cell table:formula="of:=IF(OR([.V164]=&quot;responseA&quot;;[.V164]=&quot;reponseB&quot;;[.V164]=&quot;reponseC&quot;);-10;10)" office:value-type="float" office:value="10">
            <text:p>10</text:p>
          </table:table-cell>
          <table:table-cell table:formula="of:=IF(OR([.W164]=&quot;responseA&quot;;[.W164]=&quot;reponseB&quot;;[.W164]=&quot;reponseC&quot;);-10;10)" office:value-type="float" office:value="10">
            <text:p>10</text:p>
          </table:table-cell>
          <table:table-cell table:formula="of:=IF(OR([.X164]=&quot;responseA&quot;;[.X164]=&quot;reponseB&quot;;[.X164]=&quot;reponseC&quot;);-10;10)" office:value-type="float" office:value="10">
            <text:p>10</text:p>
          </table:table-cell>
          <table:table-cell table:number-columns-repeated="2"/>
          <table:table-cell table:formula="of:=([.AT164]-[.AS164])/[.AS164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65]=&quot;responseA&quot;;[.E165]=&quot;reponseB&quot;;[.E165]=&quot;reponseC&quot;);-10;10)" office:value-type="float" office:value="10">
            <text:p>10</text:p>
          </table:table-cell>
          <table:table-cell table:formula="of:=IF(OR([.F165]=&quot;responseA&quot;;[.F165]=&quot;reponseB&quot;;[.F165]=&quot;reponseC&quot;);-10;10)" office:value-type="float" office:value="10">
            <text:p>10</text:p>
          </table:table-cell>
          <table:table-cell table:formula="of:=IF(OR([.G165]=&quot;responseA&quot;;[.G165]=&quot;reponseB&quot;;[.G165]=&quot;reponseC&quot;);-10;10)" office:value-type="float" office:value="10">
            <text:p>10</text:p>
          </table:table-cell>
          <table:table-cell table:formula="of:=IF(OR([.H165]=&quot;responseA&quot;;[.H165]=&quot;reponseB&quot;;[.H165]=&quot;reponseC&quot;);-10;10)" office:value-type="float" office:value="10">
            <text:p>10</text:p>
          </table:table-cell>
          <table:table-cell table:formula="of:=IF(OR([.I165]=&quot;responseA&quot;;[.I165]=&quot;reponseB&quot;;[.I165]=&quot;reponseC&quot;);-10;10)" office:value-type="float" office:value="10">
            <text:p>10</text:p>
          </table:table-cell>
          <table:table-cell table:formula="of:=IF(OR([.J165]=&quot;responseA&quot;;[.J165]=&quot;reponseB&quot;;[.J165]=&quot;reponseC&quot;);-10;10)" office:value-type="float" office:value="10">
            <text:p>10</text:p>
          </table:table-cell>
          <table:table-cell table:formula="of:=IF(OR([.K165]=&quot;responseA&quot;;[.K165]=&quot;reponseB&quot;;[.K165]=&quot;reponseC&quot;);-10;10)" office:value-type="float" office:value="10">
            <text:p>10</text:p>
          </table:table-cell>
          <table:table-cell table:formula="of:=IF(OR([.L165]=&quot;responseA&quot;;[.L165]=&quot;reponseB&quot;;[.L165]=&quot;reponseC&quot;);-10;10)" office:value-type="float" office:value="10">
            <text:p>10</text:p>
          </table:table-cell>
          <table:table-cell table:formula="of:=IF(OR([.M165]=&quot;responseA&quot;;[.M165]=&quot;reponseB&quot;;[.M165]=&quot;reponseC&quot;);-10;10)" office:value-type="float" office:value="10">
            <text:p>10</text:p>
          </table:table-cell>
          <table:table-cell table:formula="of:=IF(OR([.N165]=&quot;responseA&quot;;[.N165]=&quot;reponseB&quot;;[.N165]=&quot;reponseC&quot;);-10;10)" office:value-type="float" office:value="10">
            <text:p>10</text:p>
          </table:table-cell>
          <table:table-cell table:formula="of:=IF(OR([.O165]=&quot;responseA&quot;;[.O165]=&quot;reponseB&quot;;[.O165]=&quot;reponseC&quot;);-10;10)" office:value-type="float" office:value="10">
            <text:p>10</text:p>
          </table:table-cell>
          <table:table-cell table:formula="of:=IF(OR([.P165]=&quot;responseA&quot;;[.P165]=&quot;reponseB&quot;;[.P165]=&quot;reponseC&quot;);-10;10)" office:value-type="float" office:value="10">
            <text:p>10</text:p>
          </table:table-cell>
          <table:table-cell table:formula="of:=IF(OR([.Q165]=&quot;responseA&quot;;[.Q165]=&quot;reponseB&quot;;[.Q165]=&quot;reponseC&quot;);-10;10)" office:value-type="float" office:value="10">
            <text:p>10</text:p>
          </table:table-cell>
          <table:table-cell table:formula="of:=IF(OR([.R165]=&quot;responseA&quot;;[.R165]=&quot;reponseB&quot;;[.R165]=&quot;reponseC&quot;);-10;10)" office:value-type="float" office:value="10">
            <text:p>10</text:p>
          </table:table-cell>
          <table:table-cell table:formula="of:=IF(OR([.S165]=&quot;responseA&quot;;[.S165]=&quot;reponseB&quot;;[.S165]=&quot;reponseC&quot;);-10;10)" office:value-type="float" office:value="10">
            <text:p>10</text:p>
          </table:table-cell>
          <table:table-cell table:formula="of:=IF(OR([.T165]=&quot;responseA&quot;;[.T165]=&quot;reponseB&quot;;[.T165]=&quot;reponseC&quot;);-10;10)" office:value-type="float" office:value="10">
            <text:p>10</text:p>
          </table:table-cell>
          <table:table-cell table:formula="of:=IF(OR([.U165]=&quot;responseA&quot;;[.U165]=&quot;reponseB&quot;;[.U165]=&quot;reponseC&quot;);-10;10)" office:value-type="float" office:value="10">
            <text:p>10</text:p>
          </table:table-cell>
          <table:table-cell table:formula="of:=IF(OR([.V165]=&quot;responseA&quot;;[.V165]=&quot;reponseB&quot;;[.V165]=&quot;reponseC&quot;);-10;10)" office:value-type="float" office:value="10">
            <text:p>10</text:p>
          </table:table-cell>
          <table:table-cell table:formula="of:=IF(OR([.W165]=&quot;responseA&quot;;[.W165]=&quot;reponseB&quot;;[.W165]=&quot;reponseC&quot;);-10;10)" office:value-type="float" office:value="10">
            <text:p>10</text:p>
          </table:table-cell>
          <table:table-cell table:formula="of:=IF(OR([.X165]=&quot;responseA&quot;;[.X165]=&quot;reponseB&quot;;[.X165]=&quot;reponseC&quot;);-10;10)" office:value-type="float" office:value="10">
            <text:p>10</text:p>
          </table:table-cell>
          <table:table-cell table:number-columns-repeated="2"/>
          <table:table-cell table:formula="of:=([.AT165]-[.AS165])/[.AS165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66]=&quot;responseA&quot;;[.E166]=&quot;reponseB&quot;;[.E166]=&quot;reponseC&quot;);-10;10)" office:value-type="float" office:value="10">
            <text:p>10</text:p>
          </table:table-cell>
          <table:table-cell table:formula="of:=IF(OR([.F166]=&quot;responseA&quot;;[.F166]=&quot;reponseB&quot;;[.F166]=&quot;reponseC&quot;);-10;10)" office:value-type="float" office:value="10">
            <text:p>10</text:p>
          </table:table-cell>
          <table:table-cell table:formula="of:=IF(OR([.G166]=&quot;responseA&quot;;[.G166]=&quot;reponseB&quot;;[.G166]=&quot;reponseC&quot;);-10;10)" office:value-type="float" office:value="10">
            <text:p>10</text:p>
          </table:table-cell>
          <table:table-cell table:formula="of:=IF(OR([.H166]=&quot;responseA&quot;;[.H166]=&quot;reponseB&quot;;[.H166]=&quot;reponseC&quot;);-10;10)" office:value-type="float" office:value="10">
            <text:p>10</text:p>
          </table:table-cell>
          <table:table-cell table:formula="of:=IF(OR([.I166]=&quot;responseA&quot;;[.I166]=&quot;reponseB&quot;;[.I166]=&quot;reponseC&quot;);-10;10)" office:value-type="float" office:value="10">
            <text:p>10</text:p>
          </table:table-cell>
          <table:table-cell table:formula="of:=IF(OR([.J166]=&quot;responseA&quot;;[.J166]=&quot;reponseB&quot;;[.J166]=&quot;reponseC&quot;);-10;10)" office:value-type="float" office:value="10">
            <text:p>10</text:p>
          </table:table-cell>
          <table:table-cell table:formula="of:=IF(OR([.K166]=&quot;responseA&quot;;[.K166]=&quot;reponseB&quot;;[.K166]=&quot;reponseC&quot;);-10;10)" office:value-type="float" office:value="10">
            <text:p>10</text:p>
          </table:table-cell>
          <table:table-cell table:formula="of:=IF(OR([.L166]=&quot;responseA&quot;;[.L166]=&quot;reponseB&quot;;[.L166]=&quot;reponseC&quot;);-10;10)" office:value-type="float" office:value="10">
            <text:p>10</text:p>
          </table:table-cell>
          <table:table-cell table:formula="of:=IF(OR([.M166]=&quot;responseA&quot;;[.M166]=&quot;reponseB&quot;;[.M166]=&quot;reponseC&quot;);-10;10)" office:value-type="float" office:value="10">
            <text:p>10</text:p>
          </table:table-cell>
          <table:table-cell table:formula="of:=IF(OR([.N166]=&quot;responseA&quot;;[.N166]=&quot;reponseB&quot;;[.N166]=&quot;reponseC&quot;);-10;10)" office:value-type="float" office:value="10">
            <text:p>10</text:p>
          </table:table-cell>
          <table:table-cell table:formula="of:=IF(OR([.O166]=&quot;responseA&quot;;[.O166]=&quot;reponseB&quot;;[.O166]=&quot;reponseC&quot;);-10;10)" office:value-type="float" office:value="10">
            <text:p>10</text:p>
          </table:table-cell>
          <table:table-cell table:formula="of:=IF(OR([.P166]=&quot;responseA&quot;;[.P166]=&quot;reponseB&quot;;[.P166]=&quot;reponseC&quot;);-10;10)" office:value-type="float" office:value="10">
            <text:p>10</text:p>
          </table:table-cell>
          <table:table-cell table:formula="of:=IF(OR([.Q166]=&quot;responseA&quot;;[.Q166]=&quot;reponseB&quot;;[.Q166]=&quot;reponseC&quot;);-10;10)" office:value-type="float" office:value="10">
            <text:p>10</text:p>
          </table:table-cell>
          <table:table-cell table:formula="of:=IF(OR([.R166]=&quot;responseA&quot;;[.R166]=&quot;reponseB&quot;;[.R166]=&quot;reponseC&quot;);-10;10)" office:value-type="float" office:value="10">
            <text:p>10</text:p>
          </table:table-cell>
          <table:table-cell table:formula="of:=IF(OR([.S166]=&quot;responseA&quot;;[.S166]=&quot;reponseB&quot;;[.S166]=&quot;reponseC&quot;);-10;10)" office:value-type="float" office:value="10">
            <text:p>10</text:p>
          </table:table-cell>
          <table:table-cell table:formula="of:=IF(OR([.T166]=&quot;responseA&quot;;[.T166]=&quot;reponseB&quot;;[.T166]=&quot;reponseC&quot;);-10;10)" office:value-type="float" office:value="10">
            <text:p>10</text:p>
          </table:table-cell>
          <table:table-cell table:formula="of:=IF(OR([.U166]=&quot;responseA&quot;;[.U166]=&quot;reponseB&quot;;[.U166]=&quot;reponseC&quot;);-10;10)" office:value-type="float" office:value="10">
            <text:p>10</text:p>
          </table:table-cell>
          <table:table-cell table:formula="of:=IF(OR([.V166]=&quot;responseA&quot;;[.V166]=&quot;reponseB&quot;;[.V166]=&quot;reponseC&quot;);-10;10)" office:value-type="float" office:value="10">
            <text:p>10</text:p>
          </table:table-cell>
          <table:table-cell table:formula="of:=IF(OR([.W166]=&quot;responseA&quot;;[.W166]=&quot;reponseB&quot;;[.W166]=&quot;reponseC&quot;);-10;10)" office:value-type="float" office:value="10">
            <text:p>10</text:p>
          </table:table-cell>
          <table:table-cell table:formula="of:=IF(OR([.X166]=&quot;responseA&quot;;[.X166]=&quot;reponseB&quot;;[.X166]=&quot;reponseC&quot;);-10;10)" office:value-type="float" office:value="10">
            <text:p>10</text:p>
          </table:table-cell>
          <table:table-cell table:number-columns-repeated="2"/>
          <table:table-cell table:formula="of:=([.AT166]-[.AS166])/[.AS166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67]=&quot;responseA&quot;;[.E167]=&quot;reponseB&quot;;[.E167]=&quot;reponseC&quot;);-10;10)" office:value-type="float" office:value="10">
            <text:p>10</text:p>
          </table:table-cell>
          <table:table-cell table:formula="of:=IF(OR([.F167]=&quot;responseA&quot;;[.F167]=&quot;reponseB&quot;;[.F167]=&quot;reponseC&quot;);-10;10)" office:value-type="float" office:value="10">
            <text:p>10</text:p>
          </table:table-cell>
          <table:table-cell table:formula="of:=IF(OR([.G167]=&quot;responseA&quot;;[.G167]=&quot;reponseB&quot;;[.G167]=&quot;reponseC&quot;);-10;10)" office:value-type="float" office:value="10">
            <text:p>10</text:p>
          </table:table-cell>
          <table:table-cell table:formula="of:=IF(OR([.H167]=&quot;responseA&quot;;[.H167]=&quot;reponseB&quot;;[.H167]=&quot;reponseC&quot;);-10;10)" office:value-type="float" office:value="10">
            <text:p>10</text:p>
          </table:table-cell>
          <table:table-cell table:formula="of:=IF(OR([.I167]=&quot;responseA&quot;;[.I167]=&quot;reponseB&quot;;[.I167]=&quot;reponseC&quot;);-10;10)" office:value-type="float" office:value="10">
            <text:p>10</text:p>
          </table:table-cell>
          <table:table-cell table:formula="of:=IF(OR([.J167]=&quot;responseA&quot;;[.J167]=&quot;reponseB&quot;;[.J167]=&quot;reponseC&quot;);-10;10)" office:value-type="float" office:value="10">
            <text:p>10</text:p>
          </table:table-cell>
          <table:table-cell table:formula="of:=IF(OR([.K167]=&quot;responseA&quot;;[.K167]=&quot;reponseB&quot;;[.K167]=&quot;reponseC&quot;);-10;10)" office:value-type="float" office:value="10">
            <text:p>10</text:p>
          </table:table-cell>
          <table:table-cell table:formula="of:=IF(OR([.L167]=&quot;responseA&quot;;[.L167]=&quot;reponseB&quot;;[.L167]=&quot;reponseC&quot;);-10;10)" office:value-type="float" office:value="10">
            <text:p>10</text:p>
          </table:table-cell>
          <table:table-cell table:formula="of:=IF(OR([.M167]=&quot;responseA&quot;;[.M167]=&quot;reponseB&quot;;[.M167]=&quot;reponseC&quot;);-10;10)" office:value-type="float" office:value="10">
            <text:p>10</text:p>
          </table:table-cell>
          <table:table-cell table:formula="of:=IF(OR([.N167]=&quot;responseA&quot;;[.N167]=&quot;reponseB&quot;;[.N167]=&quot;reponseC&quot;);-10;10)" office:value-type="float" office:value="10">
            <text:p>10</text:p>
          </table:table-cell>
          <table:table-cell table:formula="of:=IF(OR([.O167]=&quot;responseA&quot;;[.O167]=&quot;reponseB&quot;;[.O167]=&quot;reponseC&quot;);-10;10)" office:value-type="float" office:value="10">
            <text:p>10</text:p>
          </table:table-cell>
          <table:table-cell table:formula="of:=IF(OR([.P167]=&quot;responseA&quot;;[.P167]=&quot;reponseB&quot;;[.P167]=&quot;reponseC&quot;);-10;10)" office:value-type="float" office:value="10">
            <text:p>10</text:p>
          </table:table-cell>
          <table:table-cell table:formula="of:=IF(OR([.Q167]=&quot;responseA&quot;;[.Q167]=&quot;reponseB&quot;;[.Q167]=&quot;reponseC&quot;);-10;10)" office:value-type="float" office:value="10">
            <text:p>10</text:p>
          </table:table-cell>
          <table:table-cell table:formula="of:=IF(OR([.R167]=&quot;responseA&quot;;[.R167]=&quot;reponseB&quot;;[.R167]=&quot;reponseC&quot;);-10;10)" office:value-type="float" office:value="10">
            <text:p>10</text:p>
          </table:table-cell>
          <table:table-cell table:formula="of:=IF(OR([.S167]=&quot;responseA&quot;;[.S167]=&quot;reponseB&quot;;[.S167]=&quot;reponseC&quot;);-10;10)" office:value-type="float" office:value="10">
            <text:p>10</text:p>
          </table:table-cell>
          <table:table-cell table:formula="of:=IF(OR([.T167]=&quot;responseA&quot;;[.T167]=&quot;reponseB&quot;;[.T167]=&quot;reponseC&quot;);-10;10)" office:value-type="float" office:value="10">
            <text:p>10</text:p>
          </table:table-cell>
          <table:table-cell table:formula="of:=IF(OR([.U167]=&quot;responseA&quot;;[.U167]=&quot;reponseB&quot;;[.U167]=&quot;reponseC&quot;);-10;10)" office:value-type="float" office:value="10">
            <text:p>10</text:p>
          </table:table-cell>
          <table:table-cell table:formula="of:=IF(OR([.V167]=&quot;responseA&quot;;[.V167]=&quot;reponseB&quot;;[.V167]=&quot;reponseC&quot;);-10;10)" office:value-type="float" office:value="10">
            <text:p>10</text:p>
          </table:table-cell>
          <table:table-cell table:formula="of:=IF(OR([.W167]=&quot;responseA&quot;;[.W167]=&quot;reponseB&quot;;[.W167]=&quot;reponseC&quot;);-10;10)" office:value-type="float" office:value="10">
            <text:p>10</text:p>
          </table:table-cell>
          <table:table-cell table:formula="of:=IF(OR([.X167]=&quot;responseA&quot;;[.X167]=&quot;reponseB&quot;;[.X167]=&quot;reponseC&quot;);-10;10)" office:value-type="float" office:value="10">
            <text:p>10</text:p>
          </table:table-cell>
          <table:table-cell table:number-columns-repeated="2"/>
          <table:table-cell table:formula="of:=([.AT167]-[.AS167])/[.AS167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68]=&quot;responseA&quot;;[.E168]=&quot;reponseB&quot;;[.E168]=&quot;reponseC&quot;);-10;10)" office:value-type="float" office:value="10">
            <text:p>10</text:p>
          </table:table-cell>
          <table:table-cell table:formula="of:=IF(OR([.F168]=&quot;responseA&quot;;[.F168]=&quot;reponseB&quot;;[.F168]=&quot;reponseC&quot;);-10;10)" office:value-type="float" office:value="10">
            <text:p>10</text:p>
          </table:table-cell>
          <table:table-cell table:formula="of:=IF(OR([.G168]=&quot;responseA&quot;;[.G168]=&quot;reponseB&quot;;[.G168]=&quot;reponseC&quot;);-10;10)" office:value-type="float" office:value="10">
            <text:p>10</text:p>
          </table:table-cell>
          <table:table-cell table:formula="of:=IF(OR([.H168]=&quot;responseA&quot;;[.H168]=&quot;reponseB&quot;;[.H168]=&quot;reponseC&quot;);-10;10)" office:value-type="float" office:value="10">
            <text:p>10</text:p>
          </table:table-cell>
          <table:table-cell table:formula="of:=IF(OR([.I168]=&quot;responseA&quot;;[.I168]=&quot;reponseB&quot;;[.I168]=&quot;reponseC&quot;);-10;10)" office:value-type="float" office:value="10">
            <text:p>10</text:p>
          </table:table-cell>
          <table:table-cell table:formula="of:=IF(OR([.J168]=&quot;responseA&quot;;[.J168]=&quot;reponseB&quot;;[.J168]=&quot;reponseC&quot;);-10;10)" office:value-type="float" office:value="10">
            <text:p>10</text:p>
          </table:table-cell>
          <table:table-cell table:formula="of:=IF(OR([.K168]=&quot;responseA&quot;;[.K168]=&quot;reponseB&quot;;[.K168]=&quot;reponseC&quot;);-10;10)" office:value-type="float" office:value="10">
            <text:p>10</text:p>
          </table:table-cell>
          <table:table-cell table:formula="of:=IF(OR([.L168]=&quot;responseA&quot;;[.L168]=&quot;reponseB&quot;;[.L168]=&quot;reponseC&quot;);-10;10)" office:value-type="float" office:value="10">
            <text:p>10</text:p>
          </table:table-cell>
          <table:table-cell table:formula="of:=IF(OR([.M168]=&quot;responseA&quot;;[.M168]=&quot;reponseB&quot;;[.M168]=&quot;reponseC&quot;);-10;10)" office:value-type="float" office:value="10">
            <text:p>10</text:p>
          </table:table-cell>
          <table:table-cell table:formula="of:=IF(OR([.N168]=&quot;responseA&quot;;[.N168]=&quot;reponseB&quot;;[.N168]=&quot;reponseC&quot;);-10;10)" office:value-type="float" office:value="10">
            <text:p>10</text:p>
          </table:table-cell>
          <table:table-cell table:formula="of:=IF(OR([.O168]=&quot;responseA&quot;;[.O168]=&quot;reponseB&quot;;[.O168]=&quot;reponseC&quot;);-10;10)" office:value-type="float" office:value="10">
            <text:p>10</text:p>
          </table:table-cell>
          <table:table-cell table:formula="of:=IF(OR([.P168]=&quot;responseA&quot;;[.P168]=&quot;reponseB&quot;;[.P168]=&quot;reponseC&quot;);-10;10)" office:value-type="float" office:value="10">
            <text:p>10</text:p>
          </table:table-cell>
          <table:table-cell table:formula="of:=IF(OR([.Q168]=&quot;responseA&quot;;[.Q168]=&quot;reponseB&quot;;[.Q168]=&quot;reponseC&quot;);-10;10)" office:value-type="float" office:value="10">
            <text:p>10</text:p>
          </table:table-cell>
          <table:table-cell table:formula="of:=IF(OR([.R168]=&quot;responseA&quot;;[.R168]=&quot;reponseB&quot;;[.R168]=&quot;reponseC&quot;);-10;10)" office:value-type="float" office:value="10">
            <text:p>10</text:p>
          </table:table-cell>
          <table:table-cell table:formula="of:=IF(OR([.S168]=&quot;responseA&quot;;[.S168]=&quot;reponseB&quot;;[.S168]=&quot;reponseC&quot;);-10;10)" office:value-type="float" office:value="10">
            <text:p>10</text:p>
          </table:table-cell>
          <table:table-cell table:formula="of:=IF(OR([.T168]=&quot;responseA&quot;;[.T168]=&quot;reponseB&quot;;[.T168]=&quot;reponseC&quot;);-10;10)" office:value-type="float" office:value="10">
            <text:p>10</text:p>
          </table:table-cell>
          <table:table-cell table:formula="of:=IF(OR([.U168]=&quot;responseA&quot;;[.U168]=&quot;reponseB&quot;;[.U168]=&quot;reponseC&quot;);-10;10)" office:value-type="float" office:value="10">
            <text:p>10</text:p>
          </table:table-cell>
          <table:table-cell table:formula="of:=IF(OR([.V168]=&quot;responseA&quot;;[.V168]=&quot;reponseB&quot;;[.V168]=&quot;reponseC&quot;);-10;10)" office:value-type="float" office:value="10">
            <text:p>10</text:p>
          </table:table-cell>
          <table:table-cell table:formula="of:=IF(OR([.W168]=&quot;responseA&quot;;[.W168]=&quot;reponseB&quot;;[.W168]=&quot;reponseC&quot;);-10;10)" office:value-type="float" office:value="10">
            <text:p>10</text:p>
          </table:table-cell>
          <table:table-cell table:formula="of:=IF(OR([.X168]=&quot;responseA&quot;;[.X168]=&quot;reponseB&quot;;[.X168]=&quot;reponseC&quot;);-10;10)" office:value-type="float" office:value="10">
            <text:p>10</text:p>
          </table:table-cell>
          <table:table-cell table:number-columns-repeated="2"/>
          <table:table-cell table:formula="of:=([.AT168]-[.AS168])/[.AS168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69]=&quot;responseA&quot;;[.E169]=&quot;reponseB&quot;;[.E169]=&quot;reponseC&quot;);-10;10)" office:value-type="float" office:value="10">
            <text:p>10</text:p>
          </table:table-cell>
          <table:table-cell table:formula="of:=IF(OR([.F169]=&quot;responseA&quot;;[.F169]=&quot;reponseB&quot;;[.F169]=&quot;reponseC&quot;);-10;10)" office:value-type="float" office:value="10">
            <text:p>10</text:p>
          </table:table-cell>
          <table:table-cell table:formula="of:=IF(OR([.G169]=&quot;responseA&quot;;[.G169]=&quot;reponseB&quot;;[.G169]=&quot;reponseC&quot;);-10;10)" office:value-type="float" office:value="10">
            <text:p>10</text:p>
          </table:table-cell>
          <table:table-cell table:formula="of:=IF(OR([.H169]=&quot;responseA&quot;;[.H169]=&quot;reponseB&quot;;[.H169]=&quot;reponseC&quot;);-10;10)" office:value-type="float" office:value="10">
            <text:p>10</text:p>
          </table:table-cell>
          <table:table-cell table:formula="of:=IF(OR([.I169]=&quot;responseA&quot;;[.I169]=&quot;reponseB&quot;;[.I169]=&quot;reponseC&quot;);-10;10)" office:value-type="float" office:value="10">
            <text:p>10</text:p>
          </table:table-cell>
          <table:table-cell table:formula="of:=IF(OR([.J169]=&quot;responseA&quot;;[.J169]=&quot;reponseB&quot;;[.J169]=&quot;reponseC&quot;);-10;10)" office:value-type="float" office:value="10">
            <text:p>10</text:p>
          </table:table-cell>
          <table:table-cell table:formula="of:=IF(OR([.K169]=&quot;responseA&quot;;[.K169]=&quot;reponseB&quot;;[.K169]=&quot;reponseC&quot;);-10;10)" office:value-type="float" office:value="10">
            <text:p>10</text:p>
          </table:table-cell>
          <table:table-cell table:formula="of:=IF(OR([.L169]=&quot;responseA&quot;;[.L169]=&quot;reponseB&quot;;[.L169]=&quot;reponseC&quot;);-10;10)" office:value-type="float" office:value="10">
            <text:p>10</text:p>
          </table:table-cell>
          <table:table-cell table:formula="of:=IF(OR([.M169]=&quot;responseA&quot;;[.M169]=&quot;reponseB&quot;;[.M169]=&quot;reponseC&quot;);-10;10)" office:value-type="float" office:value="10">
            <text:p>10</text:p>
          </table:table-cell>
          <table:table-cell table:formula="of:=IF(OR([.N169]=&quot;responseA&quot;;[.N169]=&quot;reponseB&quot;;[.N169]=&quot;reponseC&quot;);-10;10)" office:value-type="float" office:value="10">
            <text:p>10</text:p>
          </table:table-cell>
          <table:table-cell table:formula="of:=IF(OR([.O169]=&quot;responseA&quot;;[.O169]=&quot;reponseB&quot;;[.O169]=&quot;reponseC&quot;);-10;10)" office:value-type="float" office:value="10">
            <text:p>10</text:p>
          </table:table-cell>
          <table:table-cell table:formula="of:=IF(OR([.P169]=&quot;responseA&quot;;[.P169]=&quot;reponseB&quot;;[.P169]=&quot;reponseC&quot;);-10;10)" office:value-type="float" office:value="10">
            <text:p>10</text:p>
          </table:table-cell>
          <table:table-cell table:formula="of:=IF(OR([.Q169]=&quot;responseA&quot;;[.Q169]=&quot;reponseB&quot;;[.Q169]=&quot;reponseC&quot;);-10;10)" office:value-type="float" office:value="10">
            <text:p>10</text:p>
          </table:table-cell>
          <table:table-cell table:formula="of:=IF(OR([.R169]=&quot;responseA&quot;;[.R169]=&quot;reponseB&quot;;[.R169]=&quot;reponseC&quot;);-10;10)" office:value-type="float" office:value="10">
            <text:p>10</text:p>
          </table:table-cell>
          <table:table-cell table:formula="of:=IF(OR([.S169]=&quot;responseA&quot;;[.S169]=&quot;reponseB&quot;;[.S169]=&quot;reponseC&quot;);-10;10)" office:value-type="float" office:value="10">
            <text:p>10</text:p>
          </table:table-cell>
          <table:table-cell table:formula="of:=IF(OR([.T169]=&quot;responseA&quot;;[.T169]=&quot;reponseB&quot;;[.T169]=&quot;reponseC&quot;);-10;10)" office:value-type="float" office:value="10">
            <text:p>10</text:p>
          </table:table-cell>
          <table:table-cell table:formula="of:=IF(OR([.U169]=&quot;responseA&quot;;[.U169]=&quot;reponseB&quot;;[.U169]=&quot;reponseC&quot;);-10;10)" office:value-type="float" office:value="10">
            <text:p>10</text:p>
          </table:table-cell>
          <table:table-cell table:formula="of:=IF(OR([.V169]=&quot;responseA&quot;;[.V169]=&quot;reponseB&quot;;[.V169]=&quot;reponseC&quot;);-10;10)" office:value-type="float" office:value="10">
            <text:p>10</text:p>
          </table:table-cell>
          <table:table-cell table:formula="of:=IF(OR([.W169]=&quot;responseA&quot;;[.W169]=&quot;reponseB&quot;;[.W169]=&quot;reponseC&quot;);-10;10)" office:value-type="float" office:value="10">
            <text:p>10</text:p>
          </table:table-cell>
          <table:table-cell table:formula="of:=IF(OR([.X169]=&quot;responseA&quot;;[.X169]=&quot;reponseB&quot;;[.X169]=&quot;reponseC&quot;);-10;10)" office:value-type="float" office:value="10">
            <text:p>10</text:p>
          </table:table-cell>
          <table:table-cell table:number-columns-repeated="2"/>
          <table:table-cell table:formula="of:=([.AT169]-[.AS169])/[.AS169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70]=&quot;responseA&quot;;[.E170]=&quot;reponseB&quot;;[.E170]=&quot;reponseC&quot;);-10;10)" office:value-type="float" office:value="10">
            <text:p>10</text:p>
          </table:table-cell>
          <table:table-cell table:formula="of:=IF(OR([.F170]=&quot;responseA&quot;;[.F170]=&quot;reponseB&quot;;[.F170]=&quot;reponseC&quot;);-10;10)" office:value-type="float" office:value="10">
            <text:p>10</text:p>
          </table:table-cell>
          <table:table-cell table:formula="of:=IF(OR([.G170]=&quot;responseA&quot;;[.G170]=&quot;reponseB&quot;;[.G170]=&quot;reponseC&quot;);-10;10)" office:value-type="float" office:value="10">
            <text:p>10</text:p>
          </table:table-cell>
          <table:table-cell table:formula="of:=IF(OR([.H170]=&quot;responseA&quot;;[.H170]=&quot;reponseB&quot;;[.H170]=&quot;reponseC&quot;);-10;10)" office:value-type="float" office:value="10">
            <text:p>10</text:p>
          </table:table-cell>
          <table:table-cell table:formula="of:=IF(OR([.I170]=&quot;responseA&quot;;[.I170]=&quot;reponseB&quot;;[.I170]=&quot;reponseC&quot;);-10;10)" office:value-type="float" office:value="10">
            <text:p>10</text:p>
          </table:table-cell>
          <table:table-cell table:formula="of:=IF(OR([.J170]=&quot;responseA&quot;;[.J170]=&quot;reponseB&quot;;[.J170]=&quot;reponseC&quot;);-10;10)" office:value-type="float" office:value="10">
            <text:p>10</text:p>
          </table:table-cell>
          <table:table-cell table:formula="of:=IF(OR([.K170]=&quot;responseA&quot;;[.K170]=&quot;reponseB&quot;;[.K170]=&quot;reponseC&quot;);-10;10)" office:value-type="float" office:value="10">
            <text:p>10</text:p>
          </table:table-cell>
          <table:table-cell table:formula="of:=IF(OR([.L170]=&quot;responseA&quot;;[.L170]=&quot;reponseB&quot;;[.L170]=&quot;reponseC&quot;);-10;10)" office:value-type="float" office:value="10">
            <text:p>10</text:p>
          </table:table-cell>
          <table:table-cell table:formula="of:=IF(OR([.M170]=&quot;responseA&quot;;[.M170]=&quot;reponseB&quot;;[.M170]=&quot;reponseC&quot;);-10;10)" office:value-type="float" office:value="10">
            <text:p>10</text:p>
          </table:table-cell>
          <table:table-cell table:formula="of:=IF(OR([.N170]=&quot;responseA&quot;;[.N170]=&quot;reponseB&quot;;[.N170]=&quot;reponseC&quot;);-10;10)" office:value-type="float" office:value="10">
            <text:p>10</text:p>
          </table:table-cell>
          <table:table-cell table:formula="of:=IF(OR([.O170]=&quot;responseA&quot;;[.O170]=&quot;reponseB&quot;;[.O170]=&quot;reponseC&quot;);-10;10)" office:value-type="float" office:value="10">
            <text:p>10</text:p>
          </table:table-cell>
          <table:table-cell table:formula="of:=IF(OR([.P170]=&quot;responseA&quot;;[.P170]=&quot;reponseB&quot;;[.P170]=&quot;reponseC&quot;);-10;10)" office:value-type="float" office:value="10">
            <text:p>10</text:p>
          </table:table-cell>
          <table:table-cell table:formula="of:=IF(OR([.Q170]=&quot;responseA&quot;;[.Q170]=&quot;reponseB&quot;;[.Q170]=&quot;reponseC&quot;);-10;10)" office:value-type="float" office:value="10">
            <text:p>10</text:p>
          </table:table-cell>
          <table:table-cell table:formula="of:=IF(OR([.R170]=&quot;responseA&quot;;[.R170]=&quot;reponseB&quot;;[.R170]=&quot;reponseC&quot;);-10;10)" office:value-type="float" office:value="10">
            <text:p>10</text:p>
          </table:table-cell>
          <table:table-cell table:formula="of:=IF(OR([.S170]=&quot;responseA&quot;;[.S170]=&quot;reponseB&quot;;[.S170]=&quot;reponseC&quot;);-10;10)" office:value-type="float" office:value="10">
            <text:p>10</text:p>
          </table:table-cell>
          <table:table-cell table:formula="of:=IF(OR([.T170]=&quot;responseA&quot;;[.T170]=&quot;reponseB&quot;;[.T170]=&quot;reponseC&quot;);-10;10)" office:value-type="float" office:value="10">
            <text:p>10</text:p>
          </table:table-cell>
          <table:table-cell table:formula="of:=IF(OR([.U170]=&quot;responseA&quot;;[.U170]=&quot;reponseB&quot;;[.U170]=&quot;reponseC&quot;);-10;10)" office:value-type="float" office:value="10">
            <text:p>10</text:p>
          </table:table-cell>
          <table:table-cell table:formula="of:=IF(OR([.V170]=&quot;responseA&quot;;[.V170]=&quot;reponseB&quot;;[.V170]=&quot;reponseC&quot;);-10;10)" office:value-type="float" office:value="10">
            <text:p>10</text:p>
          </table:table-cell>
          <table:table-cell table:formula="of:=IF(OR([.W170]=&quot;responseA&quot;;[.W170]=&quot;reponseB&quot;;[.W170]=&quot;reponseC&quot;);-10;10)" office:value-type="float" office:value="10">
            <text:p>10</text:p>
          </table:table-cell>
          <table:table-cell table:formula="of:=IF(OR([.X170]=&quot;responseA&quot;;[.X170]=&quot;reponseB&quot;;[.X170]=&quot;reponseC&quot;);-10;10)" office:value-type="float" office:value="10">
            <text:p>10</text:p>
          </table:table-cell>
          <table:table-cell table:number-columns-repeated="2"/>
          <table:table-cell table:formula="of:=([.AT170]-[.AS170])/[.AS170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71]=&quot;responseA&quot;;[.E171]=&quot;reponseB&quot;;[.E171]=&quot;reponseC&quot;);-10;10)" office:value-type="float" office:value="10">
            <text:p>10</text:p>
          </table:table-cell>
          <table:table-cell table:formula="of:=IF(OR([.F171]=&quot;responseA&quot;;[.F171]=&quot;reponseB&quot;;[.F171]=&quot;reponseC&quot;);-10;10)" office:value-type="float" office:value="10">
            <text:p>10</text:p>
          </table:table-cell>
          <table:table-cell table:formula="of:=IF(OR([.G171]=&quot;responseA&quot;;[.G171]=&quot;reponseB&quot;;[.G171]=&quot;reponseC&quot;);-10;10)" office:value-type="float" office:value="10">
            <text:p>10</text:p>
          </table:table-cell>
          <table:table-cell table:formula="of:=IF(OR([.H171]=&quot;responseA&quot;;[.H171]=&quot;reponseB&quot;;[.H171]=&quot;reponseC&quot;);-10;10)" office:value-type="float" office:value="10">
            <text:p>10</text:p>
          </table:table-cell>
          <table:table-cell table:formula="of:=IF(OR([.I171]=&quot;responseA&quot;;[.I171]=&quot;reponseB&quot;;[.I171]=&quot;reponseC&quot;);-10;10)" office:value-type="float" office:value="10">
            <text:p>10</text:p>
          </table:table-cell>
          <table:table-cell table:formula="of:=IF(OR([.J171]=&quot;responseA&quot;;[.J171]=&quot;reponseB&quot;;[.J171]=&quot;reponseC&quot;);-10;10)" office:value-type="float" office:value="10">
            <text:p>10</text:p>
          </table:table-cell>
          <table:table-cell table:formula="of:=IF(OR([.K171]=&quot;responseA&quot;;[.K171]=&quot;reponseB&quot;;[.K171]=&quot;reponseC&quot;);-10;10)" office:value-type="float" office:value="10">
            <text:p>10</text:p>
          </table:table-cell>
          <table:table-cell table:formula="of:=IF(OR([.L171]=&quot;responseA&quot;;[.L171]=&quot;reponseB&quot;;[.L171]=&quot;reponseC&quot;);-10;10)" office:value-type="float" office:value="10">
            <text:p>10</text:p>
          </table:table-cell>
          <table:table-cell table:formula="of:=IF(OR([.M171]=&quot;responseA&quot;;[.M171]=&quot;reponseB&quot;;[.M171]=&quot;reponseC&quot;);-10;10)" office:value-type="float" office:value="10">
            <text:p>10</text:p>
          </table:table-cell>
          <table:table-cell table:formula="of:=IF(OR([.N171]=&quot;responseA&quot;;[.N171]=&quot;reponseB&quot;;[.N171]=&quot;reponseC&quot;);-10;10)" office:value-type="float" office:value="10">
            <text:p>10</text:p>
          </table:table-cell>
          <table:table-cell table:formula="of:=IF(OR([.O171]=&quot;responseA&quot;;[.O171]=&quot;reponseB&quot;;[.O171]=&quot;reponseC&quot;);-10;10)" office:value-type="float" office:value="10">
            <text:p>10</text:p>
          </table:table-cell>
          <table:table-cell table:formula="of:=IF(OR([.P171]=&quot;responseA&quot;;[.P171]=&quot;reponseB&quot;;[.P171]=&quot;reponseC&quot;);-10;10)" office:value-type="float" office:value="10">
            <text:p>10</text:p>
          </table:table-cell>
          <table:table-cell table:formula="of:=IF(OR([.Q171]=&quot;responseA&quot;;[.Q171]=&quot;reponseB&quot;;[.Q171]=&quot;reponseC&quot;);-10;10)" office:value-type="float" office:value="10">
            <text:p>10</text:p>
          </table:table-cell>
          <table:table-cell table:formula="of:=IF(OR([.R171]=&quot;responseA&quot;;[.R171]=&quot;reponseB&quot;;[.R171]=&quot;reponseC&quot;);-10;10)" office:value-type="float" office:value="10">
            <text:p>10</text:p>
          </table:table-cell>
          <table:table-cell table:formula="of:=IF(OR([.S171]=&quot;responseA&quot;;[.S171]=&quot;reponseB&quot;;[.S171]=&quot;reponseC&quot;);-10;10)" office:value-type="float" office:value="10">
            <text:p>10</text:p>
          </table:table-cell>
          <table:table-cell table:formula="of:=IF(OR([.T171]=&quot;responseA&quot;;[.T171]=&quot;reponseB&quot;;[.T171]=&quot;reponseC&quot;);-10;10)" office:value-type="float" office:value="10">
            <text:p>10</text:p>
          </table:table-cell>
          <table:table-cell table:formula="of:=IF(OR([.U171]=&quot;responseA&quot;;[.U171]=&quot;reponseB&quot;;[.U171]=&quot;reponseC&quot;);-10;10)" office:value-type="float" office:value="10">
            <text:p>10</text:p>
          </table:table-cell>
          <table:table-cell table:formula="of:=IF(OR([.V171]=&quot;responseA&quot;;[.V171]=&quot;reponseB&quot;;[.V171]=&quot;reponseC&quot;);-10;10)" office:value-type="float" office:value="10">
            <text:p>10</text:p>
          </table:table-cell>
          <table:table-cell table:formula="of:=IF(OR([.W171]=&quot;responseA&quot;;[.W171]=&quot;reponseB&quot;;[.W171]=&quot;reponseC&quot;);-10;10)" office:value-type="float" office:value="10">
            <text:p>10</text:p>
          </table:table-cell>
          <table:table-cell table:formula="of:=IF(OR([.X171]=&quot;responseA&quot;;[.X171]=&quot;reponseB&quot;;[.X171]=&quot;reponseC&quot;);-10;10)" office:value-type="float" office:value="10">
            <text:p>10</text:p>
          </table:table-cell>
          <table:table-cell table:number-columns-repeated="2"/>
          <table:table-cell table:formula="of:=([.AT171]-[.AS171])/[.AS171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72]=&quot;responseA&quot;;[.E172]=&quot;reponseB&quot;;[.E172]=&quot;reponseC&quot;);-10;10)" office:value-type="float" office:value="10">
            <text:p>10</text:p>
          </table:table-cell>
          <table:table-cell table:formula="of:=IF(OR([.F172]=&quot;responseA&quot;;[.F172]=&quot;reponseB&quot;;[.F172]=&quot;reponseC&quot;);-10;10)" office:value-type="float" office:value="10">
            <text:p>10</text:p>
          </table:table-cell>
          <table:table-cell table:formula="of:=IF(OR([.G172]=&quot;responseA&quot;;[.G172]=&quot;reponseB&quot;;[.G172]=&quot;reponseC&quot;);-10;10)" office:value-type="float" office:value="10">
            <text:p>10</text:p>
          </table:table-cell>
          <table:table-cell table:formula="of:=IF(OR([.H172]=&quot;responseA&quot;;[.H172]=&quot;reponseB&quot;;[.H172]=&quot;reponseC&quot;);-10;10)" office:value-type="float" office:value="10">
            <text:p>10</text:p>
          </table:table-cell>
          <table:table-cell table:formula="of:=IF(OR([.I172]=&quot;responseA&quot;;[.I172]=&quot;reponseB&quot;;[.I172]=&quot;reponseC&quot;);-10;10)" office:value-type="float" office:value="10">
            <text:p>10</text:p>
          </table:table-cell>
          <table:table-cell table:formula="of:=IF(OR([.J172]=&quot;responseA&quot;;[.J172]=&quot;reponseB&quot;;[.J172]=&quot;reponseC&quot;);-10;10)" office:value-type="float" office:value="10">
            <text:p>10</text:p>
          </table:table-cell>
          <table:table-cell table:formula="of:=IF(OR([.K172]=&quot;responseA&quot;;[.K172]=&quot;reponseB&quot;;[.K172]=&quot;reponseC&quot;);-10;10)" office:value-type="float" office:value="10">
            <text:p>10</text:p>
          </table:table-cell>
          <table:table-cell table:formula="of:=IF(OR([.L172]=&quot;responseA&quot;;[.L172]=&quot;reponseB&quot;;[.L172]=&quot;reponseC&quot;);-10;10)" office:value-type="float" office:value="10">
            <text:p>10</text:p>
          </table:table-cell>
          <table:table-cell table:formula="of:=IF(OR([.M172]=&quot;responseA&quot;;[.M172]=&quot;reponseB&quot;;[.M172]=&quot;reponseC&quot;);-10;10)" office:value-type="float" office:value="10">
            <text:p>10</text:p>
          </table:table-cell>
          <table:table-cell table:formula="of:=IF(OR([.N172]=&quot;responseA&quot;;[.N172]=&quot;reponseB&quot;;[.N172]=&quot;reponseC&quot;);-10;10)" office:value-type="float" office:value="10">
            <text:p>10</text:p>
          </table:table-cell>
          <table:table-cell table:formula="of:=IF(OR([.O172]=&quot;responseA&quot;;[.O172]=&quot;reponseB&quot;;[.O172]=&quot;reponseC&quot;);-10;10)" office:value-type="float" office:value="10">
            <text:p>10</text:p>
          </table:table-cell>
          <table:table-cell table:formula="of:=IF(OR([.P172]=&quot;responseA&quot;;[.P172]=&quot;reponseB&quot;;[.P172]=&quot;reponseC&quot;);-10;10)" office:value-type="float" office:value="10">
            <text:p>10</text:p>
          </table:table-cell>
          <table:table-cell table:formula="of:=IF(OR([.Q172]=&quot;responseA&quot;;[.Q172]=&quot;reponseB&quot;;[.Q172]=&quot;reponseC&quot;);-10;10)" office:value-type="float" office:value="10">
            <text:p>10</text:p>
          </table:table-cell>
          <table:table-cell table:formula="of:=IF(OR([.R172]=&quot;responseA&quot;;[.R172]=&quot;reponseB&quot;;[.R172]=&quot;reponseC&quot;);-10;10)" office:value-type="float" office:value="10">
            <text:p>10</text:p>
          </table:table-cell>
          <table:table-cell table:formula="of:=IF(OR([.S172]=&quot;responseA&quot;;[.S172]=&quot;reponseB&quot;;[.S172]=&quot;reponseC&quot;);-10;10)" office:value-type="float" office:value="10">
            <text:p>10</text:p>
          </table:table-cell>
          <table:table-cell table:formula="of:=IF(OR([.T172]=&quot;responseA&quot;;[.T172]=&quot;reponseB&quot;;[.T172]=&quot;reponseC&quot;);-10;10)" office:value-type="float" office:value="10">
            <text:p>10</text:p>
          </table:table-cell>
          <table:table-cell table:formula="of:=IF(OR([.U172]=&quot;responseA&quot;;[.U172]=&quot;reponseB&quot;;[.U172]=&quot;reponseC&quot;);-10;10)" office:value-type="float" office:value="10">
            <text:p>10</text:p>
          </table:table-cell>
          <table:table-cell table:formula="of:=IF(OR([.V172]=&quot;responseA&quot;;[.V172]=&quot;reponseB&quot;;[.V172]=&quot;reponseC&quot;);-10;10)" office:value-type="float" office:value="10">
            <text:p>10</text:p>
          </table:table-cell>
          <table:table-cell table:formula="of:=IF(OR([.W172]=&quot;responseA&quot;;[.W172]=&quot;reponseB&quot;;[.W172]=&quot;reponseC&quot;);-10;10)" office:value-type="float" office:value="10">
            <text:p>10</text:p>
          </table:table-cell>
          <table:table-cell table:formula="of:=IF(OR([.X172]=&quot;responseA&quot;;[.X172]=&quot;reponseB&quot;;[.X172]=&quot;reponseC&quot;);-10;10)" office:value-type="float" office:value="10">
            <text:p>10</text:p>
          </table:table-cell>
          <table:table-cell table:number-columns-repeated="2"/>
          <table:table-cell table:formula="of:=([.AT172]-[.AS172])/[.AS172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73]=&quot;responseA&quot;;[.E173]=&quot;reponseB&quot;;[.E173]=&quot;reponseC&quot;);-10;10)" office:value-type="float" office:value="10">
            <text:p>10</text:p>
          </table:table-cell>
          <table:table-cell table:formula="of:=IF(OR([.F173]=&quot;responseA&quot;;[.F173]=&quot;reponseB&quot;;[.F173]=&quot;reponseC&quot;);-10;10)" office:value-type="float" office:value="10">
            <text:p>10</text:p>
          </table:table-cell>
          <table:table-cell table:formula="of:=IF(OR([.G173]=&quot;responseA&quot;;[.G173]=&quot;reponseB&quot;;[.G173]=&quot;reponseC&quot;);-10;10)" office:value-type="float" office:value="10">
            <text:p>10</text:p>
          </table:table-cell>
          <table:table-cell table:formula="of:=IF(OR([.H173]=&quot;responseA&quot;;[.H173]=&quot;reponseB&quot;;[.H173]=&quot;reponseC&quot;);-10;10)" office:value-type="float" office:value="10">
            <text:p>10</text:p>
          </table:table-cell>
          <table:table-cell table:formula="of:=IF(OR([.I173]=&quot;responseA&quot;;[.I173]=&quot;reponseB&quot;;[.I173]=&quot;reponseC&quot;);-10;10)" office:value-type="float" office:value="10">
            <text:p>10</text:p>
          </table:table-cell>
          <table:table-cell table:formula="of:=IF(OR([.J173]=&quot;responseA&quot;;[.J173]=&quot;reponseB&quot;;[.J173]=&quot;reponseC&quot;);-10;10)" office:value-type="float" office:value="10">
            <text:p>10</text:p>
          </table:table-cell>
          <table:table-cell table:formula="of:=IF(OR([.K173]=&quot;responseA&quot;;[.K173]=&quot;reponseB&quot;;[.K173]=&quot;reponseC&quot;);-10;10)" office:value-type="float" office:value="10">
            <text:p>10</text:p>
          </table:table-cell>
          <table:table-cell table:formula="of:=IF(OR([.L173]=&quot;responseA&quot;;[.L173]=&quot;reponseB&quot;;[.L173]=&quot;reponseC&quot;);-10;10)" office:value-type="float" office:value="10">
            <text:p>10</text:p>
          </table:table-cell>
          <table:table-cell table:formula="of:=IF(OR([.M173]=&quot;responseA&quot;;[.M173]=&quot;reponseB&quot;;[.M173]=&quot;reponseC&quot;);-10;10)" office:value-type="float" office:value="10">
            <text:p>10</text:p>
          </table:table-cell>
          <table:table-cell table:formula="of:=IF(OR([.N173]=&quot;responseA&quot;;[.N173]=&quot;reponseB&quot;;[.N173]=&quot;reponseC&quot;);-10;10)" office:value-type="float" office:value="10">
            <text:p>10</text:p>
          </table:table-cell>
          <table:table-cell table:formula="of:=IF(OR([.O173]=&quot;responseA&quot;;[.O173]=&quot;reponseB&quot;;[.O173]=&quot;reponseC&quot;);-10;10)" office:value-type="float" office:value="10">
            <text:p>10</text:p>
          </table:table-cell>
          <table:table-cell table:formula="of:=IF(OR([.P173]=&quot;responseA&quot;;[.P173]=&quot;reponseB&quot;;[.P173]=&quot;reponseC&quot;);-10;10)" office:value-type="float" office:value="10">
            <text:p>10</text:p>
          </table:table-cell>
          <table:table-cell table:formula="of:=IF(OR([.Q173]=&quot;responseA&quot;;[.Q173]=&quot;reponseB&quot;;[.Q173]=&quot;reponseC&quot;);-10;10)" office:value-type="float" office:value="10">
            <text:p>10</text:p>
          </table:table-cell>
          <table:table-cell table:formula="of:=IF(OR([.R173]=&quot;responseA&quot;;[.R173]=&quot;reponseB&quot;;[.R173]=&quot;reponseC&quot;);-10;10)" office:value-type="float" office:value="10">
            <text:p>10</text:p>
          </table:table-cell>
          <table:table-cell table:formula="of:=IF(OR([.S173]=&quot;responseA&quot;;[.S173]=&quot;reponseB&quot;;[.S173]=&quot;reponseC&quot;);-10;10)" office:value-type="float" office:value="10">
            <text:p>10</text:p>
          </table:table-cell>
          <table:table-cell table:formula="of:=IF(OR([.T173]=&quot;responseA&quot;;[.T173]=&quot;reponseB&quot;;[.T173]=&quot;reponseC&quot;);-10;10)" office:value-type="float" office:value="10">
            <text:p>10</text:p>
          </table:table-cell>
          <table:table-cell table:formula="of:=IF(OR([.U173]=&quot;responseA&quot;;[.U173]=&quot;reponseB&quot;;[.U173]=&quot;reponseC&quot;);-10;10)" office:value-type="float" office:value="10">
            <text:p>10</text:p>
          </table:table-cell>
          <table:table-cell table:formula="of:=IF(OR([.V173]=&quot;responseA&quot;;[.V173]=&quot;reponseB&quot;;[.V173]=&quot;reponseC&quot;);-10;10)" office:value-type="float" office:value="10">
            <text:p>10</text:p>
          </table:table-cell>
          <table:table-cell table:formula="of:=IF(OR([.W173]=&quot;responseA&quot;;[.W173]=&quot;reponseB&quot;;[.W173]=&quot;reponseC&quot;);-10;10)" office:value-type="float" office:value="10">
            <text:p>10</text:p>
          </table:table-cell>
          <table:table-cell table:formula="of:=IF(OR([.X173]=&quot;responseA&quot;;[.X173]=&quot;reponseB&quot;;[.X173]=&quot;reponseC&quot;);-10;10)" office:value-type="float" office:value="10">
            <text:p>10</text:p>
          </table:table-cell>
          <table:table-cell table:number-columns-repeated="2"/>
          <table:table-cell table:formula="of:=([.AT173]-[.AS173])/[.AS173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74]=&quot;responseA&quot;;[.E174]=&quot;reponseB&quot;;[.E174]=&quot;reponseC&quot;);-10;10)" office:value-type="float" office:value="10">
            <text:p>10</text:p>
          </table:table-cell>
          <table:table-cell table:formula="of:=IF(OR([.F174]=&quot;responseA&quot;;[.F174]=&quot;reponseB&quot;;[.F174]=&quot;reponseC&quot;);-10;10)" office:value-type="float" office:value="10">
            <text:p>10</text:p>
          </table:table-cell>
          <table:table-cell table:formula="of:=IF(OR([.G174]=&quot;responseA&quot;;[.G174]=&quot;reponseB&quot;;[.G174]=&quot;reponseC&quot;);-10;10)" office:value-type="float" office:value="10">
            <text:p>10</text:p>
          </table:table-cell>
          <table:table-cell table:formula="of:=IF(OR([.H174]=&quot;responseA&quot;;[.H174]=&quot;reponseB&quot;;[.H174]=&quot;reponseC&quot;);-10;10)" office:value-type="float" office:value="10">
            <text:p>10</text:p>
          </table:table-cell>
          <table:table-cell table:formula="of:=IF(OR([.I174]=&quot;responseA&quot;;[.I174]=&quot;reponseB&quot;;[.I174]=&quot;reponseC&quot;);-10;10)" office:value-type="float" office:value="10">
            <text:p>10</text:p>
          </table:table-cell>
          <table:table-cell table:formula="of:=IF(OR([.J174]=&quot;responseA&quot;;[.J174]=&quot;reponseB&quot;;[.J174]=&quot;reponseC&quot;);-10;10)" office:value-type="float" office:value="10">
            <text:p>10</text:p>
          </table:table-cell>
          <table:table-cell table:formula="of:=IF(OR([.K174]=&quot;responseA&quot;;[.K174]=&quot;reponseB&quot;;[.K174]=&quot;reponseC&quot;);-10;10)" office:value-type="float" office:value="10">
            <text:p>10</text:p>
          </table:table-cell>
          <table:table-cell table:formula="of:=IF(OR([.L174]=&quot;responseA&quot;;[.L174]=&quot;reponseB&quot;;[.L174]=&quot;reponseC&quot;);-10;10)" office:value-type="float" office:value="10">
            <text:p>10</text:p>
          </table:table-cell>
          <table:table-cell table:formula="of:=IF(OR([.M174]=&quot;responseA&quot;;[.M174]=&quot;reponseB&quot;;[.M174]=&quot;reponseC&quot;);-10;10)" office:value-type="float" office:value="10">
            <text:p>10</text:p>
          </table:table-cell>
          <table:table-cell table:formula="of:=IF(OR([.N174]=&quot;responseA&quot;;[.N174]=&quot;reponseB&quot;;[.N174]=&quot;reponseC&quot;);-10;10)" office:value-type="float" office:value="10">
            <text:p>10</text:p>
          </table:table-cell>
          <table:table-cell table:formula="of:=IF(OR([.O174]=&quot;responseA&quot;;[.O174]=&quot;reponseB&quot;;[.O174]=&quot;reponseC&quot;);-10;10)" office:value-type="float" office:value="10">
            <text:p>10</text:p>
          </table:table-cell>
          <table:table-cell table:formula="of:=IF(OR([.P174]=&quot;responseA&quot;;[.P174]=&quot;reponseB&quot;;[.P174]=&quot;reponseC&quot;);-10;10)" office:value-type="float" office:value="10">
            <text:p>10</text:p>
          </table:table-cell>
          <table:table-cell table:formula="of:=IF(OR([.Q174]=&quot;responseA&quot;;[.Q174]=&quot;reponseB&quot;;[.Q174]=&quot;reponseC&quot;);-10;10)" office:value-type="float" office:value="10">
            <text:p>10</text:p>
          </table:table-cell>
          <table:table-cell table:formula="of:=IF(OR([.R174]=&quot;responseA&quot;;[.R174]=&quot;reponseB&quot;;[.R174]=&quot;reponseC&quot;);-10;10)" office:value-type="float" office:value="10">
            <text:p>10</text:p>
          </table:table-cell>
          <table:table-cell table:formula="of:=IF(OR([.S174]=&quot;responseA&quot;;[.S174]=&quot;reponseB&quot;;[.S174]=&quot;reponseC&quot;);-10;10)" office:value-type="float" office:value="10">
            <text:p>10</text:p>
          </table:table-cell>
          <table:table-cell table:formula="of:=IF(OR([.T174]=&quot;responseA&quot;;[.T174]=&quot;reponseB&quot;;[.T174]=&quot;reponseC&quot;);-10;10)" office:value-type="float" office:value="10">
            <text:p>10</text:p>
          </table:table-cell>
          <table:table-cell table:formula="of:=IF(OR([.U174]=&quot;responseA&quot;;[.U174]=&quot;reponseB&quot;;[.U174]=&quot;reponseC&quot;);-10;10)" office:value-type="float" office:value="10">
            <text:p>10</text:p>
          </table:table-cell>
          <table:table-cell table:formula="of:=IF(OR([.V174]=&quot;responseA&quot;;[.V174]=&quot;reponseB&quot;;[.V174]=&quot;reponseC&quot;);-10;10)" office:value-type="float" office:value="10">
            <text:p>10</text:p>
          </table:table-cell>
          <table:table-cell table:formula="of:=IF(OR([.W174]=&quot;responseA&quot;;[.W174]=&quot;reponseB&quot;;[.W174]=&quot;reponseC&quot;);-10;10)" office:value-type="float" office:value="10">
            <text:p>10</text:p>
          </table:table-cell>
          <table:table-cell table:formula="of:=IF(OR([.X174]=&quot;responseA&quot;;[.X174]=&quot;reponseB&quot;;[.X174]=&quot;reponseC&quot;);-10;10)" office:value-type="float" office:value="10">
            <text:p>10</text:p>
          </table:table-cell>
          <table:table-cell table:number-columns-repeated="2"/>
          <table:table-cell table:formula="of:=([.AT174]-[.AS174])/[.AS174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75]=&quot;responseA&quot;;[.E175]=&quot;reponseB&quot;;[.E175]=&quot;reponseC&quot;);-10;10)" office:value-type="float" office:value="10">
            <text:p>10</text:p>
          </table:table-cell>
          <table:table-cell table:formula="of:=IF(OR([.F175]=&quot;responseA&quot;;[.F175]=&quot;reponseB&quot;;[.F175]=&quot;reponseC&quot;);-10;10)" office:value-type="float" office:value="10">
            <text:p>10</text:p>
          </table:table-cell>
          <table:table-cell table:formula="of:=IF(OR([.G175]=&quot;responseA&quot;;[.G175]=&quot;reponseB&quot;;[.G175]=&quot;reponseC&quot;);-10;10)" office:value-type="float" office:value="10">
            <text:p>10</text:p>
          </table:table-cell>
          <table:table-cell table:formula="of:=IF(OR([.H175]=&quot;responseA&quot;;[.H175]=&quot;reponseB&quot;;[.H175]=&quot;reponseC&quot;);-10;10)" office:value-type="float" office:value="10">
            <text:p>10</text:p>
          </table:table-cell>
          <table:table-cell table:formula="of:=IF(OR([.I175]=&quot;responseA&quot;;[.I175]=&quot;reponseB&quot;;[.I175]=&quot;reponseC&quot;);-10;10)" office:value-type="float" office:value="10">
            <text:p>10</text:p>
          </table:table-cell>
          <table:table-cell table:formula="of:=IF(OR([.J175]=&quot;responseA&quot;;[.J175]=&quot;reponseB&quot;;[.J175]=&quot;reponseC&quot;);-10;10)" office:value-type="float" office:value="10">
            <text:p>10</text:p>
          </table:table-cell>
          <table:table-cell table:formula="of:=IF(OR([.K175]=&quot;responseA&quot;;[.K175]=&quot;reponseB&quot;;[.K175]=&quot;reponseC&quot;);-10;10)" office:value-type="float" office:value="10">
            <text:p>10</text:p>
          </table:table-cell>
          <table:table-cell table:formula="of:=IF(OR([.L175]=&quot;responseA&quot;;[.L175]=&quot;reponseB&quot;;[.L175]=&quot;reponseC&quot;);-10;10)" office:value-type="float" office:value="10">
            <text:p>10</text:p>
          </table:table-cell>
          <table:table-cell table:formula="of:=IF(OR([.M175]=&quot;responseA&quot;;[.M175]=&quot;reponseB&quot;;[.M175]=&quot;reponseC&quot;);-10;10)" office:value-type="float" office:value="10">
            <text:p>10</text:p>
          </table:table-cell>
          <table:table-cell table:formula="of:=IF(OR([.N175]=&quot;responseA&quot;;[.N175]=&quot;reponseB&quot;;[.N175]=&quot;reponseC&quot;);-10;10)" office:value-type="float" office:value="10">
            <text:p>10</text:p>
          </table:table-cell>
          <table:table-cell table:formula="of:=IF(OR([.O175]=&quot;responseA&quot;;[.O175]=&quot;reponseB&quot;;[.O175]=&quot;reponseC&quot;);-10;10)" office:value-type="float" office:value="10">
            <text:p>10</text:p>
          </table:table-cell>
          <table:table-cell table:formula="of:=IF(OR([.P175]=&quot;responseA&quot;;[.P175]=&quot;reponseB&quot;;[.P175]=&quot;reponseC&quot;);-10;10)" office:value-type="float" office:value="10">
            <text:p>10</text:p>
          </table:table-cell>
          <table:table-cell table:formula="of:=IF(OR([.Q175]=&quot;responseA&quot;;[.Q175]=&quot;reponseB&quot;;[.Q175]=&quot;reponseC&quot;);-10;10)" office:value-type="float" office:value="10">
            <text:p>10</text:p>
          </table:table-cell>
          <table:table-cell table:formula="of:=IF(OR([.R175]=&quot;responseA&quot;;[.R175]=&quot;reponseB&quot;;[.R175]=&quot;reponseC&quot;);-10;10)" office:value-type="float" office:value="10">
            <text:p>10</text:p>
          </table:table-cell>
          <table:table-cell table:formula="of:=IF(OR([.S175]=&quot;responseA&quot;;[.S175]=&quot;reponseB&quot;;[.S175]=&quot;reponseC&quot;);-10;10)" office:value-type="float" office:value="10">
            <text:p>10</text:p>
          </table:table-cell>
          <table:table-cell table:formula="of:=IF(OR([.T175]=&quot;responseA&quot;;[.T175]=&quot;reponseB&quot;;[.T175]=&quot;reponseC&quot;);-10;10)" office:value-type="float" office:value="10">
            <text:p>10</text:p>
          </table:table-cell>
          <table:table-cell table:formula="of:=IF(OR([.U175]=&quot;responseA&quot;;[.U175]=&quot;reponseB&quot;;[.U175]=&quot;reponseC&quot;);-10;10)" office:value-type="float" office:value="10">
            <text:p>10</text:p>
          </table:table-cell>
          <table:table-cell table:formula="of:=IF(OR([.V175]=&quot;responseA&quot;;[.V175]=&quot;reponseB&quot;;[.V175]=&quot;reponseC&quot;);-10;10)" office:value-type="float" office:value="10">
            <text:p>10</text:p>
          </table:table-cell>
          <table:table-cell table:formula="of:=IF(OR([.W175]=&quot;responseA&quot;;[.W175]=&quot;reponseB&quot;;[.W175]=&quot;reponseC&quot;);-10;10)" office:value-type="float" office:value="10">
            <text:p>10</text:p>
          </table:table-cell>
          <table:table-cell table:formula="of:=IF(OR([.X175]=&quot;responseA&quot;;[.X175]=&quot;reponseB&quot;;[.X175]=&quot;reponseC&quot;);-10;10)" office:value-type="float" office:value="10">
            <text:p>10</text:p>
          </table:table-cell>
          <table:table-cell table:number-columns-repeated="2"/>
          <table:table-cell table:formula="of:=([.AT175]-[.AS175])/[.AS175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76]=&quot;responseA&quot;;[.E176]=&quot;reponseB&quot;;[.E176]=&quot;reponseC&quot;);-10;10)" office:value-type="float" office:value="10">
            <text:p>10</text:p>
          </table:table-cell>
          <table:table-cell table:formula="of:=IF(OR([.F176]=&quot;responseA&quot;;[.F176]=&quot;reponseB&quot;;[.F176]=&quot;reponseC&quot;);-10;10)" office:value-type="float" office:value="10">
            <text:p>10</text:p>
          </table:table-cell>
          <table:table-cell table:formula="of:=IF(OR([.G176]=&quot;responseA&quot;;[.G176]=&quot;reponseB&quot;;[.G176]=&quot;reponseC&quot;);-10;10)" office:value-type="float" office:value="10">
            <text:p>10</text:p>
          </table:table-cell>
          <table:table-cell table:formula="of:=IF(OR([.H176]=&quot;responseA&quot;;[.H176]=&quot;reponseB&quot;;[.H176]=&quot;reponseC&quot;);-10;10)" office:value-type="float" office:value="10">
            <text:p>10</text:p>
          </table:table-cell>
          <table:table-cell table:formula="of:=IF(OR([.I176]=&quot;responseA&quot;;[.I176]=&quot;reponseB&quot;;[.I176]=&quot;reponseC&quot;);-10;10)" office:value-type="float" office:value="10">
            <text:p>10</text:p>
          </table:table-cell>
          <table:table-cell table:formula="of:=IF(OR([.J176]=&quot;responseA&quot;;[.J176]=&quot;reponseB&quot;;[.J176]=&quot;reponseC&quot;);-10;10)" office:value-type="float" office:value="10">
            <text:p>10</text:p>
          </table:table-cell>
          <table:table-cell table:formula="of:=IF(OR([.K176]=&quot;responseA&quot;;[.K176]=&quot;reponseB&quot;;[.K176]=&quot;reponseC&quot;);-10;10)" office:value-type="float" office:value="10">
            <text:p>10</text:p>
          </table:table-cell>
          <table:table-cell table:formula="of:=IF(OR([.L176]=&quot;responseA&quot;;[.L176]=&quot;reponseB&quot;;[.L176]=&quot;reponseC&quot;);-10;10)" office:value-type="float" office:value="10">
            <text:p>10</text:p>
          </table:table-cell>
          <table:table-cell table:formula="of:=IF(OR([.M176]=&quot;responseA&quot;;[.M176]=&quot;reponseB&quot;;[.M176]=&quot;reponseC&quot;);-10;10)" office:value-type="float" office:value="10">
            <text:p>10</text:p>
          </table:table-cell>
          <table:table-cell table:formula="of:=IF(OR([.N176]=&quot;responseA&quot;;[.N176]=&quot;reponseB&quot;;[.N176]=&quot;reponseC&quot;);-10;10)" office:value-type="float" office:value="10">
            <text:p>10</text:p>
          </table:table-cell>
          <table:table-cell table:formula="of:=IF(OR([.O176]=&quot;responseA&quot;;[.O176]=&quot;reponseB&quot;;[.O176]=&quot;reponseC&quot;);-10;10)" office:value-type="float" office:value="10">
            <text:p>10</text:p>
          </table:table-cell>
          <table:table-cell table:formula="of:=IF(OR([.P176]=&quot;responseA&quot;;[.P176]=&quot;reponseB&quot;;[.P176]=&quot;reponseC&quot;);-10;10)" office:value-type="float" office:value="10">
            <text:p>10</text:p>
          </table:table-cell>
          <table:table-cell table:formula="of:=IF(OR([.Q176]=&quot;responseA&quot;;[.Q176]=&quot;reponseB&quot;;[.Q176]=&quot;reponseC&quot;);-10;10)" office:value-type="float" office:value="10">
            <text:p>10</text:p>
          </table:table-cell>
          <table:table-cell table:formula="of:=IF(OR([.R176]=&quot;responseA&quot;;[.R176]=&quot;reponseB&quot;;[.R176]=&quot;reponseC&quot;);-10;10)" office:value-type="float" office:value="10">
            <text:p>10</text:p>
          </table:table-cell>
          <table:table-cell table:formula="of:=IF(OR([.S176]=&quot;responseA&quot;;[.S176]=&quot;reponseB&quot;;[.S176]=&quot;reponseC&quot;);-10;10)" office:value-type="float" office:value="10">
            <text:p>10</text:p>
          </table:table-cell>
          <table:table-cell table:formula="of:=IF(OR([.T176]=&quot;responseA&quot;;[.T176]=&quot;reponseB&quot;;[.T176]=&quot;reponseC&quot;);-10;10)" office:value-type="float" office:value="10">
            <text:p>10</text:p>
          </table:table-cell>
          <table:table-cell table:formula="of:=IF(OR([.U176]=&quot;responseA&quot;;[.U176]=&quot;reponseB&quot;;[.U176]=&quot;reponseC&quot;);-10;10)" office:value-type="float" office:value="10">
            <text:p>10</text:p>
          </table:table-cell>
          <table:table-cell table:formula="of:=IF(OR([.V176]=&quot;responseA&quot;;[.V176]=&quot;reponseB&quot;;[.V176]=&quot;reponseC&quot;);-10;10)" office:value-type="float" office:value="10">
            <text:p>10</text:p>
          </table:table-cell>
          <table:table-cell table:formula="of:=IF(OR([.W176]=&quot;responseA&quot;;[.W176]=&quot;reponseB&quot;;[.W176]=&quot;reponseC&quot;);-10;10)" office:value-type="float" office:value="10">
            <text:p>10</text:p>
          </table:table-cell>
          <table:table-cell table:formula="of:=IF(OR([.X176]=&quot;responseA&quot;;[.X176]=&quot;reponseB&quot;;[.X176]=&quot;reponseC&quot;);-10;10)" office:value-type="float" office:value="10">
            <text:p>10</text:p>
          </table:table-cell>
          <table:table-cell table:number-columns-repeated="2"/>
          <table:table-cell table:formula="of:=([.AT176]-[.AS176])/[.AS176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77]=&quot;responseA&quot;;[.E177]=&quot;reponseB&quot;;[.E177]=&quot;reponseC&quot;);-10;10)" office:value-type="float" office:value="10">
            <text:p>10</text:p>
          </table:table-cell>
          <table:table-cell table:formula="of:=IF(OR([.F177]=&quot;responseA&quot;;[.F177]=&quot;reponseB&quot;;[.F177]=&quot;reponseC&quot;);-10;10)" office:value-type="float" office:value="10">
            <text:p>10</text:p>
          </table:table-cell>
          <table:table-cell table:formula="of:=IF(OR([.G177]=&quot;responseA&quot;;[.G177]=&quot;reponseB&quot;;[.G177]=&quot;reponseC&quot;);-10;10)" office:value-type="float" office:value="10">
            <text:p>10</text:p>
          </table:table-cell>
          <table:table-cell table:formula="of:=IF(OR([.H177]=&quot;responseA&quot;;[.H177]=&quot;reponseB&quot;;[.H177]=&quot;reponseC&quot;);-10;10)" office:value-type="float" office:value="10">
            <text:p>10</text:p>
          </table:table-cell>
          <table:table-cell table:formula="of:=IF(OR([.I177]=&quot;responseA&quot;;[.I177]=&quot;reponseB&quot;;[.I177]=&quot;reponseC&quot;);-10;10)" office:value-type="float" office:value="10">
            <text:p>10</text:p>
          </table:table-cell>
          <table:table-cell table:formula="of:=IF(OR([.J177]=&quot;responseA&quot;;[.J177]=&quot;reponseB&quot;;[.J177]=&quot;reponseC&quot;);-10;10)" office:value-type="float" office:value="10">
            <text:p>10</text:p>
          </table:table-cell>
          <table:table-cell table:formula="of:=IF(OR([.K177]=&quot;responseA&quot;;[.K177]=&quot;reponseB&quot;;[.K177]=&quot;reponseC&quot;);-10;10)" office:value-type="float" office:value="10">
            <text:p>10</text:p>
          </table:table-cell>
          <table:table-cell table:formula="of:=IF(OR([.L177]=&quot;responseA&quot;;[.L177]=&quot;reponseB&quot;;[.L177]=&quot;reponseC&quot;);-10;10)" office:value-type="float" office:value="10">
            <text:p>10</text:p>
          </table:table-cell>
          <table:table-cell table:formula="of:=IF(OR([.M177]=&quot;responseA&quot;;[.M177]=&quot;reponseB&quot;;[.M177]=&quot;reponseC&quot;);-10;10)" office:value-type="float" office:value="10">
            <text:p>10</text:p>
          </table:table-cell>
          <table:table-cell table:formula="of:=IF(OR([.N177]=&quot;responseA&quot;;[.N177]=&quot;reponseB&quot;;[.N177]=&quot;reponseC&quot;);-10;10)" office:value-type="float" office:value="10">
            <text:p>10</text:p>
          </table:table-cell>
          <table:table-cell table:formula="of:=IF(OR([.O177]=&quot;responseA&quot;;[.O177]=&quot;reponseB&quot;;[.O177]=&quot;reponseC&quot;);-10;10)" office:value-type="float" office:value="10">
            <text:p>10</text:p>
          </table:table-cell>
          <table:table-cell table:formula="of:=IF(OR([.P177]=&quot;responseA&quot;;[.P177]=&quot;reponseB&quot;;[.P177]=&quot;reponseC&quot;);-10;10)" office:value-type="float" office:value="10">
            <text:p>10</text:p>
          </table:table-cell>
          <table:table-cell table:formula="of:=IF(OR([.Q177]=&quot;responseA&quot;;[.Q177]=&quot;reponseB&quot;;[.Q177]=&quot;reponseC&quot;);-10;10)" office:value-type="float" office:value="10">
            <text:p>10</text:p>
          </table:table-cell>
          <table:table-cell table:formula="of:=IF(OR([.R177]=&quot;responseA&quot;;[.R177]=&quot;reponseB&quot;;[.R177]=&quot;reponseC&quot;);-10;10)" office:value-type="float" office:value="10">
            <text:p>10</text:p>
          </table:table-cell>
          <table:table-cell table:formula="of:=IF(OR([.S177]=&quot;responseA&quot;;[.S177]=&quot;reponseB&quot;;[.S177]=&quot;reponseC&quot;);-10;10)" office:value-type="float" office:value="10">
            <text:p>10</text:p>
          </table:table-cell>
          <table:table-cell table:formula="of:=IF(OR([.T177]=&quot;responseA&quot;;[.T177]=&quot;reponseB&quot;;[.T177]=&quot;reponseC&quot;);-10;10)" office:value-type="float" office:value="10">
            <text:p>10</text:p>
          </table:table-cell>
          <table:table-cell table:formula="of:=IF(OR([.U177]=&quot;responseA&quot;;[.U177]=&quot;reponseB&quot;;[.U177]=&quot;reponseC&quot;);-10;10)" office:value-type="float" office:value="10">
            <text:p>10</text:p>
          </table:table-cell>
          <table:table-cell table:formula="of:=IF(OR([.V177]=&quot;responseA&quot;;[.V177]=&quot;reponseB&quot;;[.V177]=&quot;reponseC&quot;);-10;10)" office:value-type="float" office:value="10">
            <text:p>10</text:p>
          </table:table-cell>
          <table:table-cell table:formula="of:=IF(OR([.W177]=&quot;responseA&quot;;[.W177]=&quot;reponseB&quot;;[.W177]=&quot;reponseC&quot;);-10;10)" office:value-type="float" office:value="10">
            <text:p>10</text:p>
          </table:table-cell>
          <table:table-cell table:formula="of:=IF(OR([.X177]=&quot;responseA&quot;;[.X177]=&quot;reponseB&quot;;[.X177]=&quot;reponseC&quot;);-10;10)" office:value-type="float" office:value="10">
            <text:p>10</text:p>
          </table:table-cell>
          <table:table-cell table:number-columns-repeated="2"/>
          <table:table-cell table:formula="of:=([.AT177]-[.AS177])/[.AS177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78]=&quot;responseA&quot;;[.E178]=&quot;reponseB&quot;;[.E178]=&quot;reponseC&quot;);-10;10)" office:value-type="float" office:value="10">
            <text:p>10</text:p>
          </table:table-cell>
          <table:table-cell table:formula="of:=IF(OR([.F178]=&quot;responseA&quot;;[.F178]=&quot;reponseB&quot;;[.F178]=&quot;reponseC&quot;);-10;10)" office:value-type="float" office:value="10">
            <text:p>10</text:p>
          </table:table-cell>
          <table:table-cell table:formula="of:=IF(OR([.G178]=&quot;responseA&quot;;[.G178]=&quot;reponseB&quot;;[.G178]=&quot;reponseC&quot;);-10;10)" office:value-type="float" office:value="10">
            <text:p>10</text:p>
          </table:table-cell>
          <table:table-cell table:formula="of:=IF(OR([.H178]=&quot;responseA&quot;;[.H178]=&quot;reponseB&quot;;[.H178]=&quot;reponseC&quot;);-10;10)" office:value-type="float" office:value="10">
            <text:p>10</text:p>
          </table:table-cell>
          <table:table-cell table:formula="of:=IF(OR([.I178]=&quot;responseA&quot;;[.I178]=&quot;reponseB&quot;;[.I178]=&quot;reponseC&quot;);-10;10)" office:value-type="float" office:value="10">
            <text:p>10</text:p>
          </table:table-cell>
          <table:table-cell table:formula="of:=IF(OR([.J178]=&quot;responseA&quot;;[.J178]=&quot;reponseB&quot;;[.J178]=&quot;reponseC&quot;);-10;10)" office:value-type="float" office:value="10">
            <text:p>10</text:p>
          </table:table-cell>
          <table:table-cell table:formula="of:=IF(OR([.K178]=&quot;responseA&quot;;[.K178]=&quot;reponseB&quot;;[.K178]=&quot;reponseC&quot;);-10;10)" office:value-type="float" office:value="10">
            <text:p>10</text:p>
          </table:table-cell>
          <table:table-cell table:formula="of:=IF(OR([.L178]=&quot;responseA&quot;;[.L178]=&quot;reponseB&quot;;[.L178]=&quot;reponseC&quot;);-10;10)" office:value-type="float" office:value="10">
            <text:p>10</text:p>
          </table:table-cell>
          <table:table-cell table:formula="of:=IF(OR([.M178]=&quot;responseA&quot;;[.M178]=&quot;reponseB&quot;;[.M178]=&quot;reponseC&quot;);-10;10)" office:value-type="float" office:value="10">
            <text:p>10</text:p>
          </table:table-cell>
          <table:table-cell table:formula="of:=IF(OR([.N178]=&quot;responseA&quot;;[.N178]=&quot;reponseB&quot;;[.N178]=&quot;reponseC&quot;);-10;10)" office:value-type="float" office:value="10">
            <text:p>10</text:p>
          </table:table-cell>
          <table:table-cell table:formula="of:=IF(OR([.O178]=&quot;responseA&quot;;[.O178]=&quot;reponseB&quot;;[.O178]=&quot;reponseC&quot;);-10;10)" office:value-type="float" office:value="10">
            <text:p>10</text:p>
          </table:table-cell>
          <table:table-cell table:formula="of:=IF(OR([.P178]=&quot;responseA&quot;;[.P178]=&quot;reponseB&quot;;[.P178]=&quot;reponseC&quot;);-10;10)" office:value-type="float" office:value="10">
            <text:p>10</text:p>
          </table:table-cell>
          <table:table-cell table:formula="of:=IF(OR([.Q178]=&quot;responseA&quot;;[.Q178]=&quot;reponseB&quot;;[.Q178]=&quot;reponseC&quot;);-10;10)" office:value-type="float" office:value="10">
            <text:p>10</text:p>
          </table:table-cell>
          <table:table-cell table:formula="of:=IF(OR([.R178]=&quot;responseA&quot;;[.R178]=&quot;reponseB&quot;;[.R178]=&quot;reponseC&quot;);-10;10)" office:value-type="float" office:value="10">
            <text:p>10</text:p>
          </table:table-cell>
          <table:table-cell table:formula="of:=IF(OR([.S178]=&quot;responseA&quot;;[.S178]=&quot;reponseB&quot;;[.S178]=&quot;reponseC&quot;);-10;10)" office:value-type="float" office:value="10">
            <text:p>10</text:p>
          </table:table-cell>
          <table:table-cell table:formula="of:=IF(OR([.T178]=&quot;responseA&quot;;[.T178]=&quot;reponseB&quot;;[.T178]=&quot;reponseC&quot;);-10;10)" office:value-type="float" office:value="10">
            <text:p>10</text:p>
          </table:table-cell>
          <table:table-cell table:formula="of:=IF(OR([.U178]=&quot;responseA&quot;;[.U178]=&quot;reponseB&quot;;[.U178]=&quot;reponseC&quot;);-10;10)" office:value-type="float" office:value="10">
            <text:p>10</text:p>
          </table:table-cell>
          <table:table-cell table:formula="of:=IF(OR([.V178]=&quot;responseA&quot;;[.V178]=&quot;reponseB&quot;;[.V178]=&quot;reponseC&quot;);-10;10)" office:value-type="float" office:value="10">
            <text:p>10</text:p>
          </table:table-cell>
          <table:table-cell table:formula="of:=IF(OR([.W178]=&quot;responseA&quot;;[.W178]=&quot;reponseB&quot;;[.W178]=&quot;reponseC&quot;);-10;10)" office:value-type="float" office:value="10">
            <text:p>10</text:p>
          </table:table-cell>
          <table:table-cell table:formula="of:=IF(OR([.X178]=&quot;responseA&quot;;[.X178]=&quot;reponseB&quot;;[.X178]=&quot;reponseC&quot;);-10;10)" office:value-type="float" office:value="10">
            <text:p>10</text:p>
          </table:table-cell>
          <table:table-cell table:number-columns-repeated="2"/>
          <table:table-cell table:formula="of:=([.AT178]-[.AS178])/[.AS178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79]=&quot;responseA&quot;;[.E179]=&quot;reponseB&quot;;[.E179]=&quot;reponseC&quot;);-10;10)" office:value-type="float" office:value="10">
            <text:p>10</text:p>
          </table:table-cell>
          <table:table-cell table:formula="of:=IF(OR([.F179]=&quot;responseA&quot;;[.F179]=&quot;reponseB&quot;;[.F179]=&quot;reponseC&quot;);-10;10)" office:value-type="float" office:value="10">
            <text:p>10</text:p>
          </table:table-cell>
          <table:table-cell table:formula="of:=IF(OR([.G179]=&quot;responseA&quot;;[.G179]=&quot;reponseB&quot;;[.G179]=&quot;reponseC&quot;);-10;10)" office:value-type="float" office:value="10">
            <text:p>10</text:p>
          </table:table-cell>
          <table:table-cell table:formula="of:=IF(OR([.H179]=&quot;responseA&quot;;[.H179]=&quot;reponseB&quot;;[.H179]=&quot;reponseC&quot;);-10;10)" office:value-type="float" office:value="10">
            <text:p>10</text:p>
          </table:table-cell>
          <table:table-cell table:formula="of:=IF(OR([.I179]=&quot;responseA&quot;;[.I179]=&quot;reponseB&quot;;[.I179]=&quot;reponseC&quot;);-10;10)" office:value-type="float" office:value="10">
            <text:p>10</text:p>
          </table:table-cell>
          <table:table-cell table:formula="of:=IF(OR([.J179]=&quot;responseA&quot;;[.J179]=&quot;reponseB&quot;;[.J179]=&quot;reponseC&quot;);-10;10)" office:value-type="float" office:value="10">
            <text:p>10</text:p>
          </table:table-cell>
          <table:table-cell table:formula="of:=IF(OR([.K179]=&quot;responseA&quot;;[.K179]=&quot;reponseB&quot;;[.K179]=&quot;reponseC&quot;);-10;10)" office:value-type="float" office:value="10">
            <text:p>10</text:p>
          </table:table-cell>
          <table:table-cell table:formula="of:=IF(OR([.L179]=&quot;responseA&quot;;[.L179]=&quot;reponseB&quot;;[.L179]=&quot;reponseC&quot;);-10;10)" office:value-type="float" office:value="10">
            <text:p>10</text:p>
          </table:table-cell>
          <table:table-cell table:formula="of:=IF(OR([.M179]=&quot;responseA&quot;;[.M179]=&quot;reponseB&quot;;[.M179]=&quot;reponseC&quot;);-10;10)" office:value-type="float" office:value="10">
            <text:p>10</text:p>
          </table:table-cell>
          <table:table-cell table:formula="of:=IF(OR([.N179]=&quot;responseA&quot;;[.N179]=&quot;reponseB&quot;;[.N179]=&quot;reponseC&quot;);-10;10)" office:value-type="float" office:value="10">
            <text:p>10</text:p>
          </table:table-cell>
          <table:table-cell table:formula="of:=IF(OR([.O179]=&quot;responseA&quot;;[.O179]=&quot;reponseB&quot;;[.O179]=&quot;reponseC&quot;);-10;10)" office:value-type="float" office:value="10">
            <text:p>10</text:p>
          </table:table-cell>
          <table:table-cell table:formula="of:=IF(OR([.P179]=&quot;responseA&quot;;[.P179]=&quot;reponseB&quot;;[.P179]=&quot;reponseC&quot;);-10;10)" office:value-type="float" office:value="10">
            <text:p>10</text:p>
          </table:table-cell>
          <table:table-cell table:formula="of:=IF(OR([.Q179]=&quot;responseA&quot;;[.Q179]=&quot;reponseB&quot;;[.Q179]=&quot;reponseC&quot;);-10;10)" office:value-type="float" office:value="10">
            <text:p>10</text:p>
          </table:table-cell>
          <table:table-cell table:formula="of:=IF(OR([.R179]=&quot;responseA&quot;;[.R179]=&quot;reponseB&quot;;[.R179]=&quot;reponseC&quot;);-10;10)" office:value-type="float" office:value="10">
            <text:p>10</text:p>
          </table:table-cell>
          <table:table-cell table:formula="of:=IF(OR([.S179]=&quot;responseA&quot;;[.S179]=&quot;reponseB&quot;;[.S179]=&quot;reponseC&quot;);-10;10)" office:value-type="float" office:value="10">
            <text:p>10</text:p>
          </table:table-cell>
          <table:table-cell table:formula="of:=IF(OR([.T179]=&quot;responseA&quot;;[.T179]=&quot;reponseB&quot;;[.T179]=&quot;reponseC&quot;);-10;10)" office:value-type="float" office:value="10">
            <text:p>10</text:p>
          </table:table-cell>
          <table:table-cell table:formula="of:=IF(OR([.U179]=&quot;responseA&quot;;[.U179]=&quot;reponseB&quot;;[.U179]=&quot;reponseC&quot;);-10;10)" office:value-type="float" office:value="10">
            <text:p>10</text:p>
          </table:table-cell>
          <table:table-cell table:formula="of:=IF(OR([.V179]=&quot;responseA&quot;;[.V179]=&quot;reponseB&quot;;[.V179]=&quot;reponseC&quot;);-10;10)" office:value-type="float" office:value="10">
            <text:p>10</text:p>
          </table:table-cell>
          <table:table-cell table:formula="of:=IF(OR([.W179]=&quot;responseA&quot;;[.W179]=&quot;reponseB&quot;;[.W179]=&quot;reponseC&quot;);-10;10)" office:value-type="float" office:value="10">
            <text:p>10</text:p>
          </table:table-cell>
          <table:table-cell table:formula="of:=IF(OR([.X179]=&quot;responseA&quot;;[.X179]=&quot;reponseB&quot;;[.X179]=&quot;reponseC&quot;);-10;10)" office:value-type="float" office:value="10">
            <text:p>10</text:p>
          </table:table-cell>
          <table:table-cell table:number-columns-repeated="2"/>
          <table:table-cell table:formula="of:=([.AT179]-[.AS179])/[.AS179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80]=&quot;responseA&quot;;[.E180]=&quot;reponseB&quot;;[.E180]=&quot;reponseC&quot;);-10;10)" office:value-type="float" office:value="10">
            <text:p>10</text:p>
          </table:table-cell>
          <table:table-cell table:formula="of:=IF(OR([.F180]=&quot;responseA&quot;;[.F180]=&quot;reponseB&quot;;[.F180]=&quot;reponseC&quot;);-10;10)" office:value-type="float" office:value="10">
            <text:p>10</text:p>
          </table:table-cell>
          <table:table-cell table:formula="of:=IF(OR([.G180]=&quot;responseA&quot;;[.G180]=&quot;reponseB&quot;;[.G180]=&quot;reponseC&quot;);-10;10)" office:value-type="float" office:value="10">
            <text:p>10</text:p>
          </table:table-cell>
          <table:table-cell table:formula="of:=IF(OR([.H180]=&quot;responseA&quot;;[.H180]=&quot;reponseB&quot;;[.H180]=&quot;reponseC&quot;);-10;10)" office:value-type="float" office:value="10">
            <text:p>10</text:p>
          </table:table-cell>
          <table:table-cell table:formula="of:=IF(OR([.I180]=&quot;responseA&quot;;[.I180]=&quot;reponseB&quot;;[.I180]=&quot;reponseC&quot;);-10;10)" office:value-type="float" office:value="10">
            <text:p>10</text:p>
          </table:table-cell>
          <table:table-cell table:formula="of:=IF(OR([.J180]=&quot;responseA&quot;;[.J180]=&quot;reponseB&quot;;[.J180]=&quot;reponseC&quot;);-10;10)" office:value-type="float" office:value="10">
            <text:p>10</text:p>
          </table:table-cell>
          <table:table-cell table:formula="of:=IF(OR([.K180]=&quot;responseA&quot;;[.K180]=&quot;reponseB&quot;;[.K180]=&quot;reponseC&quot;);-10;10)" office:value-type="float" office:value="10">
            <text:p>10</text:p>
          </table:table-cell>
          <table:table-cell table:formula="of:=IF(OR([.L180]=&quot;responseA&quot;;[.L180]=&quot;reponseB&quot;;[.L180]=&quot;reponseC&quot;);-10;10)" office:value-type="float" office:value="10">
            <text:p>10</text:p>
          </table:table-cell>
          <table:table-cell table:formula="of:=IF(OR([.M180]=&quot;responseA&quot;;[.M180]=&quot;reponseB&quot;;[.M180]=&quot;reponseC&quot;);-10;10)" office:value-type="float" office:value="10">
            <text:p>10</text:p>
          </table:table-cell>
          <table:table-cell table:formula="of:=IF(OR([.N180]=&quot;responseA&quot;;[.N180]=&quot;reponseB&quot;;[.N180]=&quot;reponseC&quot;);-10;10)" office:value-type="float" office:value="10">
            <text:p>10</text:p>
          </table:table-cell>
          <table:table-cell table:formula="of:=IF(OR([.O180]=&quot;responseA&quot;;[.O180]=&quot;reponseB&quot;;[.O180]=&quot;reponseC&quot;);-10;10)" office:value-type="float" office:value="10">
            <text:p>10</text:p>
          </table:table-cell>
          <table:table-cell table:formula="of:=IF(OR([.P180]=&quot;responseA&quot;;[.P180]=&quot;reponseB&quot;;[.P180]=&quot;reponseC&quot;);-10;10)" office:value-type="float" office:value="10">
            <text:p>10</text:p>
          </table:table-cell>
          <table:table-cell table:formula="of:=IF(OR([.Q180]=&quot;responseA&quot;;[.Q180]=&quot;reponseB&quot;;[.Q180]=&quot;reponseC&quot;);-10;10)" office:value-type="float" office:value="10">
            <text:p>10</text:p>
          </table:table-cell>
          <table:table-cell table:formula="of:=IF(OR([.R180]=&quot;responseA&quot;;[.R180]=&quot;reponseB&quot;;[.R180]=&quot;reponseC&quot;);-10;10)" office:value-type="float" office:value="10">
            <text:p>10</text:p>
          </table:table-cell>
          <table:table-cell table:formula="of:=IF(OR([.S180]=&quot;responseA&quot;;[.S180]=&quot;reponseB&quot;;[.S180]=&quot;reponseC&quot;);-10;10)" office:value-type="float" office:value="10">
            <text:p>10</text:p>
          </table:table-cell>
          <table:table-cell table:formula="of:=IF(OR([.T180]=&quot;responseA&quot;;[.T180]=&quot;reponseB&quot;;[.T180]=&quot;reponseC&quot;);-10;10)" office:value-type="float" office:value="10">
            <text:p>10</text:p>
          </table:table-cell>
          <table:table-cell table:formula="of:=IF(OR([.U180]=&quot;responseA&quot;;[.U180]=&quot;reponseB&quot;;[.U180]=&quot;reponseC&quot;);-10;10)" office:value-type="float" office:value="10">
            <text:p>10</text:p>
          </table:table-cell>
          <table:table-cell table:formula="of:=IF(OR([.V180]=&quot;responseA&quot;;[.V180]=&quot;reponseB&quot;;[.V180]=&quot;reponseC&quot;);-10;10)" office:value-type="float" office:value="10">
            <text:p>10</text:p>
          </table:table-cell>
          <table:table-cell table:formula="of:=IF(OR([.W180]=&quot;responseA&quot;;[.W180]=&quot;reponseB&quot;;[.W180]=&quot;reponseC&quot;);-10;10)" office:value-type="float" office:value="10">
            <text:p>10</text:p>
          </table:table-cell>
          <table:table-cell table:formula="of:=IF(OR([.X180]=&quot;responseA&quot;;[.X180]=&quot;reponseB&quot;;[.X180]=&quot;reponseC&quot;);-10;10)" office:value-type="float" office:value="10">
            <text:p>10</text:p>
          </table:table-cell>
          <table:table-cell table:number-columns-repeated="2"/>
          <table:table-cell table:formula="of:=([.AT180]-[.AS180])/[.AS180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81]=&quot;responseA&quot;;[.E181]=&quot;reponseB&quot;;[.E181]=&quot;reponseC&quot;);-10;10)" office:value-type="float" office:value="10">
            <text:p>10</text:p>
          </table:table-cell>
          <table:table-cell table:formula="of:=IF(OR([.F181]=&quot;responseA&quot;;[.F181]=&quot;reponseB&quot;;[.F181]=&quot;reponseC&quot;);-10;10)" office:value-type="float" office:value="10">
            <text:p>10</text:p>
          </table:table-cell>
          <table:table-cell table:formula="of:=IF(OR([.G181]=&quot;responseA&quot;;[.G181]=&quot;reponseB&quot;;[.G181]=&quot;reponseC&quot;);-10;10)" office:value-type="float" office:value="10">
            <text:p>10</text:p>
          </table:table-cell>
          <table:table-cell table:formula="of:=IF(OR([.H181]=&quot;responseA&quot;;[.H181]=&quot;reponseB&quot;;[.H181]=&quot;reponseC&quot;);-10;10)" office:value-type="float" office:value="10">
            <text:p>10</text:p>
          </table:table-cell>
          <table:table-cell table:formula="of:=IF(OR([.I181]=&quot;responseA&quot;;[.I181]=&quot;reponseB&quot;;[.I181]=&quot;reponseC&quot;);-10;10)" office:value-type="float" office:value="10">
            <text:p>10</text:p>
          </table:table-cell>
          <table:table-cell table:formula="of:=IF(OR([.J181]=&quot;responseA&quot;;[.J181]=&quot;reponseB&quot;;[.J181]=&quot;reponseC&quot;);-10;10)" office:value-type="float" office:value="10">
            <text:p>10</text:p>
          </table:table-cell>
          <table:table-cell table:formula="of:=IF(OR([.K181]=&quot;responseA&quot;;[.K181]=&quot;reponseB&quot;;[.K181]=&quot;reponseC&quot;);-10;10)" office:value-type="float" office:value="10">
            <text:p>10</text:p>
          </table:table-cell>
          <table:table-cell table:formula="of:=IF(OR([.L181]=&quot;responseA&quot;;[.L181]=&quot;reponseB&quot;;[.L181]=&quot;reponseC&quot;);-10;10)" office:value-type="float" office:value="10">
            <text:p>10</text:p>
          </table:table-cell>
          <table:table-cell table:formula="of:=IF(OR([.M181]=&quot;responseA&quot;;[.M181]=&quot;reponseB&quot;;[.M181]=&quot;reponseC&quot;);-10;10)" office:value-type="float" office:value="10">
            <text:p>10</text:p>
          </table:table-cell>
          <table:table-cell table:formula="of:=IF(OR([.N181]=&quot;responseA&quot;;[.N181]=&quot;reponseB&quot;;[.N181]=&quot;reponseC&quot;);-10;10)" office:value-type="float" office:value="10">
            <text:p>10</text:p>
          </table:table-cell>
          <table:table-cell table:formula="of:=IF(OR([.O181]=&quot;responseA&quot;;[.O181]=&quot;reponseB&quot;;[.O181]=&quot;reponseC&quot;);-10;10)" office:value-type="float" office:value="10">
            <text:p>10</text:p>
          </table:table-cell>
          <table:table-cell table:formula="of:=IF(OR([.P181]=&quot;responseA&quot;;[.P181]=&quot;reponseB&quot;;[.P181]=&quot;reponseC&quot;);-10;10)" office:value-type="float" office:value="10">
            <text:p>10</text:p>
          </table:table-cell>
          <table:table-cell table:formula="of:=IF(OR([.Q181]=&quot;responseA&quot;;[.Q181]=&quot;reponseB&quot;;[.Q181]=&quot;reponseC&quot;);-10;10)" office:value-type="float" office:value="10">
            <text:p>10</text:p>
          </table:table-cell>
          <table:table-cell table:formula="of:=IF(OR([.R181]=&quot;responseA&quot;;[.R181]=&quot;reponseB&quot;;[.R181]=&quot;reponseC&quot;);-10;10)" office:value-type="float" office:value="10">
            <text:p>10</text:p>
          </table:table-cell>
          <table:table-cell table:formula="of:=IF(OR([.S181]=&quot;responseA&quot;;[.S181]=&quot;reponseB&quot;;[.S181]=&quot;reponseC&quot;);-10;10)" office:value-type="float" office:value="10">
            <text:p>10</text:p>
          </table:table-cell>
          <table:table-cell table:formula="of:=IF(OR([.T181]=&quot;responseA&quot;;[.T181]=&quot;reponseB&quot;;[.T181]=&quot;reponseC&quot;);-10;10)" office:value-type="float" office:value="10">
            <text:p>10</text:p>
          </table:table-cell>
          <table:table-cell table:formula="of:=IF(OR([.U181]=&quot;responseA&quot;;[.U181]=&quot;reponseB&quot;;[.U181]=&quot;reponseC&quot;);-10;10)" office:value-type="float" office:value="10">
            <text:p>10</text:p>
          </table:table-cell>
          <table:table-cell table:formula="of:=IF(OR([.V181]=&quot;responseA&quot;;[.V181]=&quot;reponseB&quot;;[.V181]=&quot;reponseC&quot;);-10;10)" office:value-type="float" office:value="10">
            <text:p>10</text:p>
          </table:table-cell>
          <table:table-cell table:formula="of:=IF(OR([.W181]=&quot;responseA&quot;;[.W181]=&quot;reponseB&quot;;[.W181]=&quot;reponseC&quot;);-10;10)" office:value-type="float" office:value="10">
            <text:p>10</text:p>
          </table:table-cell>
          <table:table-cell table:formula="of:=IF(OR([.X181]=&quot;responseA&quot;;[.X181]=&quot;reponseB&quot;;[.X181]=&quot;reponseC&quot;);-10;10)" office:value-type="float" office:value="10">
            <text:p>10</text:p>
          </table:table-cell>
          <table:table-cell table:number-columns-repeated="2"/>
          <table:table-cell table:formula="of:=([.AT181]-[.AS181])/[.AS181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82]=&quot;responseA&quot;;[.E182]=&quot;reponseB&quot;;[.E182]=&quot;reponseC&quot;);-10;10)" office:value-type="float" office:value="10">
            <text:p>10</text:p>
          </table:table-cell>
          <table:table-cell table:formula="of:=IF(OR([.F182]=&quot;responseA&quot;;[.F182]=&quot;reponseB&quot;;[.F182]=&quot;reponseC&quot;);-10;10)" office:value-type="float" office:value="10">
            <text:p>10</text:p>
          </table:table-cell>
          <table:table-cell table:formula="of:=IF(OR([.G182]=&quot;responseA&quot;;[.G182]=&quot;reponseB&quot;;[.G182]=&quot;reponseC&quot;);-10;10)" office:value-type="float" office:value="10">
            <text:p>10</text:p>
          </table:table-cell>
          <table:table-cell table:formula="of:=IF(OR([.H182]=&quot;responseA&quot;;[.H182]=&quot;reponseB&quot;;[.H182]=&quot;reponseC&quot;);-10;10)" office:value-type="float" office:value="10">
            <text:p>10</text:p>
          </table:table-cell>
          <table:table-cell table:formula="of:=IF(OR([.I182]=&quot;responseA&quot;;[.I182]=&quot;reponseB&quot;;[.I182]=&quot;reponseC&quot;);-10;10)" office:value-type="float" office:value="10">
            <text:p>10</text:p>
          </table:table-cell>
          <table:table-cell table:formula="of:=IF(OR([.J182]=&quot;responseA&quot;;[.J182]=&quot;reponseB&quot;;[.J182]=&quot;reponseC&quot;);-10;10)" office:value-type="float" office:value="10">
            <text:p>10</text:p>
          </table:table-cell>
          <table:table-cell table:formula="of:=IF(OR([.K182]=&quot;responseA&quot;;[.K182]=&quot;reponseB&quot;;[.K182]=&quot;reponseC&quot;);-10;10)" office:value-type="float" office:value="10">
            <text:p>10</text:p>
          </table:table-cell>
          <table:table-cell table:formula="of:=IF(OR([.L182]=&quot;responseA&quot;;[.L182]=&quot;reponseB&quot;;[.L182]=&quot;reponseC&quot;);-10;10)" office:value-type="float" office:value="10">
            <text:p>10</text:p>
          </table:table-cell>
          <table:table-cell table:formula="of:=IF(OR([.M182]=&quot;responseA&quot;;[.M182]=&quot;reponseB&quot;;[.M182]=&quot;reponseC&quot;);-10;10)" office:value-type="float" office:value="10">
            <text:p>10</text:p>
          </table:table-cell>
          <table:table-cell table:formula="of:=IF(OR([.N182]=&quot;responseA&quot;;[.N182]=&quot;reponseB&quot;;[.N182]=&quot;reponseC&quot;);-10;10)" office:value-type="float" office:value="10">
            <text:p>10</text:p>
          </table:table-cell>
          <table:table-cell table:formula="of:=IF(OR([.O182]=&quot;responseA&quot;;[.O182]=&quot;reponseB&quot;;[.O182]=&quot;reponseC&quot;);-10;10)" office:value-type="float" office:value="10">
            <text:p>10</text:p>
          </table:table-cell>
          <table:table-cell table:formula="of:=IF(OR([.P182]=&quot;responseA&quot;;[.P182]=&quot;reponseB&quot;;[.P182]=&quot;reponseC&quot;);-10;10)" office:value-type="float" office:value="10">
            <text:p>10</text:p>
          </table:table-cell>
          <table:table-cell table:formula="of:=IF(OR([.Q182]=&quot;responseA&quot;;[.Q182]=&quot;reponseB&quot;;[.Q182]=&quot;reponseC&quot;);-10;10)" office:value-type="float" office:value="10">
            <text:p>10</text:p>
          </table:table-cell>
          <table:table-cell table:formula="of:=IF(OR([.R182]=&quot;responseA&quot;;[.R182]=&quot;reponseB&quot;;[.R182]=&quot;reponseC&quot;);-10;10)" office:value-type="float" office:value="10">
            <text:p>10</text:p>
          </table:table-cell>
          <table:table-cell table:formula="of:=IF(OR([.S182]=&quot;responseA&quot;;[.S182]=&quot;reponseB&quot;;[.S182]=&quot;reponseC&quot;);-10;10)" office:value-type="float" office:value="10">
            <text:p>10</text:p>
          </table:table-cell>
          <table:table-cell table:formula="of:=IF(OR([.T182]=&quot;responseA&quot;;[.T182]=&quot;reponseB&quot;;[.T182]=&quot;reponseC&quot;);-10;10)" office:value-type="float" office:value="10">
            <text:p>10</text:p>
          </table:table-cell>
          <table:table-cell table:formula="of:=IF(OR([.U182]=&quot;responseA&quot;;[.U182]=&quot;reponseB&quot;;[.U182]=&quot;reponseC&quot;);-10;10)" office:value-type="float" office:value="10">
            <text:p>10</text:p>
          </table:table-cell>
          <table:table-cell table:formula="of:=IF(OR([.V182]=&quot;responseA&quot;;[.V182]=&quot;reponseB&quot;;[.V182]=&quot;reponseC&quot;);-10;10)" office:value-type="float" office:value="10">
            <text:p>10</text:p>
          </table:table-cell>
          <table:table-cell table:formula="of:=IF(OR([.W182]=&quot;responseA&quot;;[.W182]=&quot;reponseB&quot;;[.W182]=&quot;reponseC&quot;);-10;10)" office:value-type="float" office:value="10">
            <text:p>10</text:p>
          </table:table-cell>
          <table:table-cell table:formula="of:=IF(OR([.X182]=&quot;responseA&quot;;[.X182]=&quot;reponseB&quot;;[.X182]=&quot;reponseC&quot;);-10;10)" office:value-type="float" office:value="10">
            <text:p>10</text:p>
          </table:table-cell>
          <table:table-cell table:number-columns-repeated="2"/>
          <table:table-cell table:formula="of:=([.AT182]-[.AS182])/[.AS182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83]=&quot;responseA&quot;;[.E183]=&quot;reponseB&quot;;[.E183]=&quot;reponseC&quot;);-10;10)" office:value-type="float" office:value="10">
            <text:p>10</text:p>
          </table:table-cell>
          <table:table-cell table:formula="of:=IF(OR([.F183]=&quot;responseA&quot;;[.F183]=&quot;reponseB&quot;;[.F183]=&quot;reponseC&quot;);-10;10)" office:value-type="float" office:value="10">
            <text:p>10</text:p>
          </table:table-cell>
          <table:table-cell table:formula="of:=IF(OR([.G183]=&quot;responseA&quot;;[.G183]=&quot;reponseB&quot;;[.G183]=&quot;reponseC&quot;);-10;10)" office:value-type="float" office:value="10">
            <text:p>10</text:p>
          </table:table-cell>
          <table:table-cell table:formula="of:=IF(OR([.H183]=&quot;responseA&quot;;[.H183]=&quot;reponseB&quot;;[.H183]=&quot;reponseC&quot;);-10;10)" office:value-type="float" office:value="10">
            <text:p>10</text:p>
          </table:table-cell>
          <table:table-cell table:formula="of:=IF(OR([.I183]=&quot;responseA&quot;;[.I183]=&quot;reponseB&quot;;[.I183]=&quot;reponseC&quot;);-10;10)" office:value-type="float" office:value="10">
            <text:p>10</text:p>
          </table:table-cell>
          <table:table-cell table:formula="of:=IF(OR([.J183]=&quot;responseA&quot;;[.J183]=&quot;reponseB&quot;;[.J183]=&quot;reponseC&quot;);-10;10)" office:value-type="float" office:value="10">
            <text:p>10</text:p>
          </table:table-cell>
          <table:table-cell table:formula="of:=IF(OR([.K183]=&quot;responseA&quot;;[.K183]=&quot;reponseB&quot;;[.K183]=&quot;reponseC&quot;);-10;10)" office:value-type="float" office:value="10">
            <text:p>10</text:p>
          </table:table-cell>
          <table:table-cell table:formula="of:=IF(OR([.L183]=&quot;responseA&quot;;[.L183]=&quot;reponseB&quot;;[.L183]=&quot;reponseC&quot;);-10;10)" office:value-type="float" office:value="10">
            <text:p>10</text:p>
          </table:table-cell>
          <table:table-cell table:formula="of:=IF(OR([.M183]=&quot;responseA&quot;;[.M183]=&quot;reponseB&quot;;[.M183]=&quot;reponseC&quot;);-10;10)" office:value-type="float" office:value="10">
            <text:p>10</text:p>
          </table:table-cell>
          <table:table-cell table:formula="of:=IF(OR([.N183]=&quot;responseA&quot;;[.N183]=&quot;reponseB&quot;;[.N183]=&quot;reponseC&quot;);-10;10)" office:value-type="float" office:value="10">
            <text:p>10</text:p>
          </table:table-cell>
          <table:table-cell table:formula="of:=IF(OR([.O183]=&quot;responseA&quot;;[.O183]=&quot;reponseB&quot;;[.O183]=&quot;reponseC&quot;);-10;10)" office:value-type="float" office:value="10">
            <text:p>10</text:p>
          </table:table-cell>
          <table:table-cell table:formula="of:=IF(OR([.P183]=&quot;responseA&quot;;[.P183]=&quot;reponseB&quot;;[.P183]=&quot;reponseC&quot;);-10;10)" office:value-type="float" office:value="10">
            <text:p>10</text:p>
          </table:table-cell>
          <table:table-cell table:formula="of:=IF(OR([.Q183]=&quot;responseA&quot;;[.Q183]=&quot;reponseB&quot;;[.Q183]=&quot;reponseC&quot;);-10;10)" office:value-type="float" office:value="10">
            <text:p>10</text:p>
          </table:table-cell>
          <table:table-cell table:formula="of:=IF(OR([.R183]=&quot;responseA&quot;;[.R183]=&quot;reponseB&quot;;[.R183]=&quot;reponseC&quot;);-10;10)" office:value-type="float" office:value="10">
            <text:p>10</text:p>
          </table:table-cell>
          <table:table-cell table:formula="of:=IF(OR([.S183]=&quot;responseA&quot;;[.S183]=&quot;reponseB&quot;;[.S183]=&quot;reponseC&quot;);-10;10)" office:value-type="float" office:value="10">
            <text:p>10</text:p>
          </table:table-cell>
          <table:table-cell table:formula="of:=IF(OR([.T183]=&quot;responseA&quot;;[.T183]=&quot;reponseB&quot;;[.T183]=&quot;reponseC&quot;);-10;10)" office:value-type="float" office:value="10">
            <text:p>10</text:p>
          </table:table-cell>
          <table:table-cell table:formula="of:=IF(OR([.U183]=&quot;responseA&quot;;[.U183]=&quot;reponseB&quot;;[.U183]=&quot;reponseC&quot;);-10;10)" office:value-type="float" office:value="10">
            <text:p>10</text:p>
          </table:table-cell>
          <table:table-cell table:formula="of:=IF(OR([.V183]=&quot;responseA&quot;;[.V183]=&quot;reponseB&quot;;[.V183]=&quot;reponseC&quot;);-10;10)" office:value-type="float" office:value="10">
            <text:p>10</text:p>
          </table:table-cell>
          <table:table-cell table:formula="of:=IF(OR([.W183]=&quot;responseA&quot;;[.W183]=&quot;reponseB&quot;;[.W183]=&quot;reponseC&quot;);-10;10)" office:value-type="float" office:value="10">
            <text:p>10</text:p>
          </table:table-cell>
          <table:table-cell table:formula="of:=IF(OR([.X183]=&quot;responseA&quot;;[.X183]=&quot;reponseB&quot;;[.X183]=&quot;reponseC&quot;);-10;10)" office:value-type="float" office:value="10">
            <text:p>10</text:p>
          </table:table-cell>
          <table:table-cell table:number-columns-repeated="2"/>
          <table:table-cell table:formula="of:=([.AT183]-[.AS183])/[.AS183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84]=&quot;responseA&quot;;[.E184]=&quot;reponseB&quot;;[.E184]=&quot;reponseC&quot;);-10;10)" office:value-type="float" office:value="10">
            <text:p>10</text:p>
          </table:table-cell>
          <table:table-cell table:formula="of:=IF(OR([.F184]=&quot;responseA&quot;;[.F184]=&quot;reponseB&quot;;[.F184]=&quot;reponseC&quot;);-10;10)" office:value-type="float" office:value="10">
            <text:p>10</text:p>
          </table:table-cell>
          <table:table-cell table:formula="of:=IF(OR([.G184]=&quot;responseA&quot;;[.G184]=&quot;reponseB&quot;;[.G184]=&quot;reponseC&quot;);-10;10)" office:value-type="float" office:value="10">
            <text:p>10</text:p>
          </table:table-cell>
          <table:table-cell table:formula="of:=IF(OR([.H184]=&quot;responseA&quot;;[.H184]=&quot;reponseB&quot;;[.H184]=&quot;reponseC&quot;);-10;10)" office:value-type="float" office:value="10">
            <text:p>10</text:p>
          </table:table-cell>
          <table:table-cell table:formula="of:=IF(OR([.I184]=&quot;responseA&quot;;[.I184]=&quot;reponseB&quot;;[.I184]=&quot;reponseC&quot;);-10;10)" office:value-type="float" office:value="10">
            <text:p>10</text:p>
          </table:table-cell>
          <table:table-cell table:formula="of:=IF(OR([.J184]=&quot;responseA&quot;;[.J184]=&quot;reponseB&quot;;[.J184]=&quot;reponseC&quot;);-10;10)" office:value-type="float" office:value="10">
            <text:p>10</text:p>
          </table:table-cell>
          <table:table-cell table:formula="of:=IF(OR([.K184]=&quot;responseA&quot;;[.K184]=&quot;reponseB&quot;;[.K184]=&quot;reponseC&quot;);-10;10)" office:value-type="float" office:value="10">
            <text:p>10</text:p>
          </table:table-cell>
          <table:table-cell table:formula="of:=IF(OR([.L184]=&quot;responseA&quot;;[.L184]=&quot;reponseB&quot;;[.L184]=&quot;reponseC&quot;);-10;10)" office:value-type="float" office:value="10">
            <text:p>10</text:p>
          </table:table-cell>
          <table:table-cell table:formula="of:=IF(OR([.M184]=&quot;responseA&quot;;[.M184]=&quot;reponseB&quot;;[.M184]=&quot;reponseC&quot;);-10;10)" office:value-type="float" office:value="10">
            <text:p>10</text:p>
          </table:table-cell>
          <table:table-cell table:formula="of:=IF(OR([.N184]=&quot;responseA&quot;;[.N184]=&quot;reponseB&quot;;[.N184]=&quot;reponseC&quot;);-10;10)" office:value-type="float" office:value="10">
            <text:p>10</text:p>
          </table:table-cell>
          <table:table-cell table:formula="of:=IF(OR([.O184]=&quot;responseA&quot;;[.O184]=&quot;reponseB&quot;;[.O184]=&quot;reponseC&quot;);-10;10)" office:value-type="float" office:value="10">
            <text:p>10</text:p>
          </table:table-cell>
          <table:table-cell table:formula="of:=IF(OR([.P184]=&quot;responseA&quot;;[.P184]=&quot;reponseB&quot;;[.P184]=&quot;reponseC&quot;);-10;10)" office:value-type="float" office:value="10">
            <text:p>10</text:p>
          </table:table-cell>
          <table:table-cell table:formula="of:=IF(OR([.Q184]=&quot;responseA&quot;;[.Q184]=&quot;reponseB&quot;;[.Q184]=&quot;reponseC&quot;);-10;10)" office:value-type="float" office:value="10">
            <text:p>10</text:p>
          </table:table-cell>
          <table:table-cell table:formula="of:=IF(OR([.R184]=&quot;responseA&quot;;[.R184]=&quot;reponseB&quot;;[.R184]=&quot;reponseC&quot;);-10;10)" office:value-type="float" office:value="10">
            <text:p>10</text:p>
          </table:table-cell>
          <table:table-cell table:formula="of:=IF(OR([.S184]=&quot;responseA&quot;;[.S184]=&quot;reponseB&quot;;[.S184]=&quot;reponseC&quot;);-10;10)" office:value-type="float" office:value="10">
            <text:p>10</text:p>
          </table:table-cell>
          <table:table-cell table:formula="of:=IF(OR([.T184]=&quot;responseA&quot;;[.T184]=&quot;reponseB&quot;;[.T184]=&quot;reponseC&quot;);-10;10)" office:value-type="float" office:value="10">
            <text:p>10</text:p>
          </table:table-cell>
          <table:table-cell table:formula="of:=IF(OR([.U184]=&quot;responseA&quot;;[.U184]=&quot;reponseB&quot;;[.U184]=&quot;reponseC&quot;);-10;10)" office:value-type="float" office:value="10">
            <text:p>10</text:p>
          </table:table-cell>
          <table:table-cell table:formula="of:=IF(OR([.V184]=&quot;responseA&quot;;[.V184]=&quot;reponseB&quot;;[.V184]=&quot;reponseC&quot;);-10;10)" office:value-type="float" office:value="10">
            <text:p>10</text:p>
          </table:table-cell>
          <table:table-cell table:formula="of:=IF(OR([.W184]=&quot;responseA&quot;;[.W184]=&quot;reponseB&quot;;[.W184]=&quot;reponseC&quot;);-10;10)" office:value-type="float" office:value="10">
            <text:p>10</text:p>
          </table:table-cell>
          <table:table-cell table:formula="of:=IF(OR([.X184]=&quot;responseA&quot;;[.X184]=&quot;reponseB&quot;;[.X184]=&quot;reponseC&quot;);-10;10)" office:value-type="float" office:value="10">
            <text:p>10</text:p>
          </table:table-cell>
          <table:table-cell table:number-columns-repeated="2"/>
          <table:table-cell table:formula="of:=([.AT184]-[.AS184])/[.AS184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85]=&quot;responseA&quot;;[.E185]=&quot;reponseB&quot;;[.E185]=&quot;reponseC&quot;);-10;10)" office:value-type="float" office:value="10">
            <text:p>10</text:p>
          </table:table-cell>
          <table:table-cell table:formula="of:=IF(OR([.F185]=&quot;responseA&quot;;[.F185]=&quot;reponseB&quot;;[.F185]=&quot;reponseC&quot;);-10;10)" office:value-type="float" office:value="10">
            <text:p>10</text:p>
          </table:table-cell>
          <table:table-cell table:formula="of:=IF(OR([.G185]=&quot;responseA&quot;;[.G185]=&quot;reponseB&quot;;[.G185]=&quot;reponseC&quot;);-10;10)" office:value-type="float" office:value="10">
            <text:p>10</text:p>
          </table:table-cell>
          <table:table-cell table:formula="of:=IF(OR([.H185]=&quot;responseA&quot;;[.H185]=&quot;reponseB&quot;;[.H185]=&quot;reponseC&quot;);-10;10)" office:value-type="float" office:value="10">
            <text:p>10</text:p>
          </table:table-cell>
          <table:table-cell table:formula="of:=IF(OR([.I185]=&quot;responseA&quot;;[.I185]=&quot;reponseB&quot;;[.I185]=&quot;reponseC&quot;);-10;10)" office:value-type="float" office:value="10">
            <text:p>10</text:p>
          </table:table-cell>
          <table:table-cell table:formula="of:=IF(OR([.J185]=&quot;responseA&quot;;[.J185]=&quot;reponseB&quot;;[.J185]=&quot;reponseC&quot;);-10;10)" office:value-type="float" office:value="10">
            <text:p>10</text:p>
          </table:table-cell>
          <table:table-cell table:formula="of:=IF(OR([.K185]=&quot;responseA&quot;;[.K185]=&quot;reponseB&quot;;[.K185]=&quot;reponseC&quot;);-10;10)" office:value-type="float" office:value="10">
            <text:p>10</text:p>
          </table:table-cell>
          <table:table-cell table:formula="of:=IF(OR([.L185]=&quot;responseA&quot;;[.L185]=&quot;reponseB&quot;;[.L185]=&quot;reponseC&quot;);-10;10)" office:value-type="float" office:value="10">
            <text:p>10</text:p>
          </table:table-cell>
          <table:table-cell table:formula="of:=IF(OR([.M185]=&quot;responseA&quot;;[.M185]=&quot;reponseB&quot;;[.M185]=&quot;reponseC&quot;);-10;10)" office:value-type="float" office:value="10">
            <text:p>10</text:p>
          </table:table-cell>
          <table:table-cell table:formula="of:=IF(OR([.N185]=&quot;responseA&quot;;[.N185]=&quot;reponseB&quot;;[.N185]=&quot;reponseC&quot;);-10;10)" office:value-type="float" office:value="10">
            <text:p>10</text:p>
          </table:table-cell>
          <table:table-cell table:formula="of:=IF(OR([.O185]=&quot;responseA&quot;;[.O185]=&quot;reponseB&quot;;[.O185]=&quot;reponseC&quot;);-10;10)" office:value-type="float" office:value="10">
            <text:p>10</text:p>
          </table:table-cell>
          <table:table-cell table:formula="of:=IF(OR([.P185]=&quot;responseA&quot;;[.P185]=&quot;reponseB&quot;;[.P185]=&quot;reponseC&quot;);-10;10)" office:value-type="float" office:value="10">
            <text:p>10</text:p>
          </table:table-cell>
          <table:table-cell table:formula="of:=IF(OR([.Q185]=&quot;responseA&quot;;[.Q185]=&quot;reponseB&quot;;[.Q185]=&quot;reponseC&quot;);-10;10)" office:value-type="float" office:value="10">
            <text:p>10</text:p>
          </table:table-cell>
          <table:table-cell table:formula="of:=IF(OR([.R185]=&quot;responseA&quot;;[.R185]=&quot;reponseB&quot;;[.R185]=&quot;reponseC&quot;);-10;10)" office:value-type="float" office:value="10">
            <text:p>10</text:p>
          </table:table-cell>
          <table:table-cell table:formula="of:=IF(OR([.S185]=&quot;responseA&quot;;[.S185]=&quot;reponseB&quot;;[.S185]=&quot;reponseC&quot;);-10;10)" office:value-type="float" office:value="10">
            <text:p>10</text:p>
          </table:table-cell>
          <table:table-cell table:formula="of:=IF(OR([.T185]=&quot;responseA&quot;;[.T185]=&quot;reponseB&quot;;[.T185]=&quot;reponseC&quot;);-10;10)" office:value-type="float" office:value="10">
            <text:p>10</text:p>
          </table:table-cell>
          <table:table-cell table:formula="of:=IF(OR([.U185]=&quot;responseA&quot;;[.U185]=&quot;reponseB&quot;;[.U185]=&quot;reponseC&quot;);-10;10)" office:value-type="float" office:value="10">
            <text:p>10</text:p>
          </table:table-cell>
          <table:table-cell table:formula="of:=IF(OR([.V185]=&quot;responseA&quot;;[.V185]=&quot;reponseB&quot;;[.V185]=&quot;reponseC&quot;);-10;10)" office:value-type="float" office:value="10">
            <text:p>10</text:p>
          </table:table-cell>
          <table:table-cell table:formula="of:=IF(OR([.W185]=&quot;responseA&quot;;[.W185]=&quot;reponseB&quot;;[.W185]=&quot;reponseC&quot;);-10;10)" office:value-type="float" office:value="10">
            <text:p>10</text:p>
          </table:table-cell>
          <table:table-cell table:formula="of:=IF(OR([.X185]=&quot;responseA&quot;;[.X185]=&quot;reponseB&quot;;[.X185]=&quot;reponseC&quot;);-10;10)" office:value-type="float" office:value="10">
            <text:p>10</text:p>
          </table:table-cell>
          <table:table-cell table:number-columns-repeated="2"/>
          <table:table-cell table:formula="of:=([.AT185]-[.AS185])/[.AS185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86]=&quot;responseA&quot;;[.E186]=&quot;reponseB&quot;;[.E186]=&quot;reponseC&quot;);-10;10)" office:value-type="float" office:value="10">
            <text:p>10</text:p>
          </table:table-cell>
          <table:table-cell table:formula="of:=IF(OR([.F186]=&quot;responseA&quot;;[.F186]=&quot;reponseB&quot;;[.F186]=&quot;reponseC&quot;);-10;10)" office:value-type="float" office:value="10">
            <text:p>10</text:p>
          </table:table-cell>
          <table:table-cell table:formula="of:=IF(OR([.G186]=&quot;responseA&quot;;[.G186]=&quot;reponseB&quot;;[.G186]=&quot;reponseC&quot;);-10;10)" office:value-type="float" office:value="10">
            <text:p>10</text:p>
          </table:table-cell>
          <table:table-cell table:formula="of:=IF(OR([.H186]=&quot;responseA&quot;;[.H186]=&quot;reponseB&quot;;[.H186]=&quot;reponseC&quot;);-10;10)" office:value-type="float" office:value="10">
            <text:p>10</text:p>
          </table:table-cell>
          <table:table-cell table:formula="of:=IF(OR([.I186]=&quot;responseA&quot;;[.I186]=&quot;reponseB&quot;;[.I186]=&quot;reponseC&quot;);-10;10)" office:value-type="float" office:value="10">
            <text:p>10</text:p>
          </table:table-cell>
          <table:table-cell table:formula="of:=IF(OR([.J186]=&quot;responseA&quot;;[.J186]=&quot;reponseB&quot;;[.J186]=&quot;reponseC&quot;);-10;10)" office:value-type="float" office:value="10">
            <text:p>10</text:p>
          </table:table-cell>
          <table:table-cell table:formula="of:=IF(OR([.K186]=&quot;responseA&quot;;[.K186]=&quot;reponseB&quot;;[.K186]=&quot;reponseC&quot;);-10;10)" office:value-type="float" office:value="10">
            <text:p>10</text:p>
          </table:table-cell>
          <table:table-cell table:formula="of:=IF(OR([.L186]=&quot;responseA&quot;;[.L186]=&quot;reponseB&quot;;[.L186]=&quot;reponseC&quot;);-10;10)" office:value-type="float" office:value="10">
            <text:p>10</text:p>
          </table:table-cell>
          <table:table-cell table:formula="of:=IF(OR([.M186]=&quot;responseA&quot;;[.M186]=&quot;reponseB&quot;;[.M186]=&quot;reponseC&quot;);-10;10)" office:value-type="float" office:value="10">
            <text:p>10</text:p>
          </table:table-cell>
          <table:table-cell table:formula="of:=IF(OR([.N186]=&quot;responseA&quot;;[.N186]=&quot;reponseB&quot;;[.N186]=&quot;reponseC&quot;);-10;10)" office:value-type="float" office:value="10">
            <text:p>10</text:p>
          </table:table-cell>
          <table:table-cell table:formula="of:=IF(OR([.O186]=&quot;responseA&quot;;[.O186]=&quot;reponseB&quot;;[.O186]=&quot;reponseC&quot;);-10;10)" office:value-type="float" office:value="10">
            <text:p>10</text:p>
          </table:table-cell>
          <table:table-cell table:formula="of:=IF(OR([.P186]=&quot;responseA&quot;;[.P186]=&quot;reponseB&quot;;[.P186]=&quot;reponseC&quot;);-10;10)" office:value-type="float" office:value="10">
            <text:p>10</text:p>
          </table:table-cell>
          <table:table-cell table:formula="of:=IF(OR([.Q186]=&quot;responseA&quot;;[.Q186]=&quot;reponseB&quot;;[.Q186]=&quot;reponseC&quot;);-10;10)" office:value-type="float" office:value="10">
            <text:p>10</text:p>
          </table:table-cell>
          <table:table-cell table:formula="of:=IF(OR([.R186]=&quot;responseA&quot;;[.R186]=&quot;reponseB&quot;;[.R186]=&quot;reponseC&quot;);-10;10)" office:value-type="float" office:value="10">
            <text:p>10</text:p>
          </table:table-cell>
          <table:table-cell table:formula="of:=IF(OR([.S186]=&quot;responseA&quot;;[.S186]=&quot;reponseB&quot;;[.S186]=&quot;reponseC&quot;);-10;10)" office:value-type="float" office:value="10">
            <text:p>10</text:p>
          </table:table-cell>
          <table:table-cell table:formula="of:=IF(OR([.T186]=&quot;responseA&quot;;[.T186]=&quot;reponseB&quot;;[.T186]=&quot;reponseC&quot;);-10;10)" office:value-type="float" office:value="10">
            <text:p>10</text:p>
          </table:table-cell>
          <table:table-cell table:formula="of:=IF(OR([.U186]=&quot;responseA&quot;;[.U186]=&quot;reponseB&quot;;[.U186]=&quot;reponseC&quot;);-10;10)" office:value-type="float" office:value="10">
            <text:p>10</text:p>
          </table:table-cell>
          <table:table-cell table:formula="of:=IF(OR([.V186]=&quot;responseA&quot;;[.V186]=&quot;reponseB&quot;;[.V186]=&quot;reponseC&quot;);-10;10)" office:value-type="float" office:value="10">
            <text:p>10</text:p>
          </table:table-cell>
          <table:table-cell table:formula="of:=IF(OR([.W186]=&quot;responseA&quot;;[.W186]=&quot;reponseB&quot;;[.W186]=&quot;reponseC&quot;);-10;10)" office:value-type="float" office:value="10">
            <text:p>10</text:p>
          </table:table-cell>
          <table:table-cell table:formula="of:=IF(OR([.X186]=&quot;responseA&quot;;[.X186]=&quot;reponseB&quot;;[.X186]=&quot;reponseC&quot;);-10;10)" office:value-type="float" office:value="10">
            <text:p>10</text:p>
          </table:table-cell>
          <table:table-cell table:number-columns-repeated="2"/>
          <table:table-cell table:formula="of:=([.AT186]-[.AS186])/[.AS186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87]=&quot;responseA&quot;;[.E187]=&quot;reponseB&quot;;[.E187]=&quot;reponseC&quot;);-10;10)" office:value-type="float" office:value="10">
            <text:p>10</text:p>
          </table:table-cell>
          <table:table-cell table:formula="of:=IF(OR([.F187]=&quot;responseA&quot;;[.F187]=&quot;reponseB&quot;;[.F187]=&quot;reponseC&quot;);-10;10)" office:value-type="float" office:value="10">
            <text:p>10</text:p>
          </table:table-cell>
          <table:table-cell table:formula="of:=IF(OR([.G187]=&quot;responseA&quot;;[.G187]=&quot;reponseB&quot;;[.G187]=&quot;reponseC&quot;);-10;10)" office:value-type="float" office:value="10">
            <text:p>10</text:p>
          </table:table-cell>
          <table:table-cell table:formula="of:=IF(OR([.H187]=&quot;responseA&quot;;[.H187]=&quot;reponseB&quot;;[.H187]=&quot;reponseC&quot;);-10;10)" office:value-type="float" office:value="10">
            <text:p>10</text:p>
          </table:table-cell>
          <table:table-cell table:formula="of:=IF(OR([.I187]=&quot;responseA&quot;;[.I187]=&quot;reponseB&quot;;[.I187]=&quot;reponseC&quot;);-10;10)" office:value-type="float" office:value="10">
            <text:p>10</text:p>
          </table:table-cell>
          <table:table-cell table:formula="of:=IF(OR([.J187]=&quot;responseA&quot;;[.J187]=&quot;reponseB&quot;;[.J187]=&quot;reponseC&quot;);-10;10)" office:value-type="float" office:value="10">
            <text:p>10</text:p>
          </table:table-cell>
          <table:table-cell table:formula="of:=IF(OR([.K187]=&quot;responseA&quot;;[.K187]=&quot;reponseB&quot;;[.K187]=&quot;reponseC&quot;);-10;10)" office:value-type="float" office:value="10">
            <text:p>10</text:p>
          </table:table-cell>
          <table:table-cell table:formula="of:=IF(OR([.L187]=&quot;responseA&quot;;[.L187]=&quot;reponseB&quot;;[.L187]=&quot;reponseC&quot;);-10;10)" office:value-type="float" office:value="10">
            <text:p>10</text:p>
          </table:table-cell>
          <table:table-cell table:formula="of:=IF(OR([.M187]=&quot;responseA&quot;;[.M187]=&quot;reponseB&quot;;[.M187]=&quot;reponseC&quot;);-10;10)" office:value-type="float" office:value="10">
            <text:p>10</text:p>
          </table:table-cell>
          <table:table-cell table:formula="of:=IF(OR([.N187]=&quot;responseA&quot;;[.N187]=&quot;reponseB&quot;;[.N187]=&quot;reponseC&quot;);-10;10)" office:value-type="float" office:value="10">
            <text:p>10</text:p>
          </table:table-cell>
          <table:table-cell table:formula="of:=IF(OR([.O187]=&quot;responseA&quot;;[.O187]=&quot;reponseB&quot;;[.O187]=&quot;reponseC&quot;);-10;10)" office:value-type="float" office:value="10">
            <text:p>10</text:p>
          </table:table-cell>
          <table:table-cell table:formula="of:=IF(OR([.P187]=&quot;responseA&quot;;[.P187]=&quot;reponseB&quot;;[.P187]=&quot;reponseC&quot;);-10;10)" office:value-type="float" office:value="10">
            <text:p>10</text:p>
          </table:table-cell>
          <table:table-cell table:formula="of:=IF(OR([.Q187]=&quot;responseA&quot;;[.Q187]=&quot;reponseB&quot;;[.Q187]=&quot;reponseC&quot;);-10;10)" office:value-type="float" office:value="10">
            <text:p>10</text:p>
          </table:table-cell>
          <table:table-cell table:formula="of:=IF(OR([.R187]=&quot;responseA&quot;;[.R187]=&quot;reponseB&quot;;[.R187]=&quot;reponseC&quot;);-10;10)" office:value-type="float" office:value="10">
            <text:p>10</text:p>
          </table:table-cell>
          <table:table-cell table:formula="of:=IF(OR([.S187]=&quot;responseA&quot;;[.S187]=&quot;reponseB&quot;;[.S187]=&quot;reponseC&quot;);-10;10)" office:value-type="float" office:value="10">
            <text:p>10</text:p>
          </table:table-cell>
          <table:table-cell table:formula="of:=IF(OR([.T187]=&quot;responseA&quot;;[.T187]=&quot;reponseB&quot;;[.T187]=&quot;reponseC&quot;);-10;10)" office:value-type="float" office:value="10">
            <text:p>10</text:p>
          </table:table-cell>
          <table:table-cell table:formula="of:=IF(OR([.U187]=&quot;responseA&quot;;[.U187]=&quot;reponseB&quot;;[.U187]=&quot;reponseC&quot;);-10;10)" office:value-type="float" office:value="10">
            <text:p>10</text:p>
          </table:table-cell>
          <table:table-cell table:formula="of:=IF(OR([.V187]=&quot;responseA&quot;;[.V187]=&quot;reponseB&quot;;[.V187]=&quot;reponseC&quot;);-10;10)" office:value-type="float" office:value="10">
            <text:p>10</text:p>
          </table:table-cell>
          <table:table-cell table:formula="of:=IF(OR([.W187]=&quot;responseA&quot;;[.W187]=&quot;reponseB&quot;;[.W187]=&quot;reponseC&quot;);-10;10)" office:value-type="float" office:value="10">
            <text:p>10</text:p>
          </table:table-cell>
          <table:table-cell table:formula="of:=IF(OR([.X187]=&quot;responseA&quot;;[.X187]=&quot;reponseB&quot;;[.X187]=&quot;reponseC&quot;);-10;10)" office:value-type="float" office:value="10">
            <text:p>10</text:p>
          </table:table-cell>
          <table:table-cell table:number-columns-repeated="2"/>
          <table:table-cell table:formula="of:=([.AT187]-[.AS187])/[.AS187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88]=&quot;responseA&quot;;[.E188]=&quot;reponseB&quot;;[.E188]=&quot;reponseC&quot;);-10;10)" office:value-type="float" office:value="10">
            <text:p>10</text:p>
          </table:table-cell>
          <table:table-cell table:formula="of:=IF(OR([.F188]=&quot;responseA&quot;;[.F188]=&quot;reponseB&quot;;[.F188]=&quot;reponseC&quot;);-10;10)" office:value-type="float" office:value="10">
            <text:p>10</text:p>
          </table:table-cell>
          <table:table-cell table:formula="of:=IF(OR([.G188]=&quot;responseA&quot;;[.G188]=&quot;reponseB&quot;;[.G188]=&quot;reponseC&quot;);-10;10)" office:value-type="float" office:value="10">
            <text:p>10</text:p>
          </table:table-cell>
          <table:table-cell table:formula="of:=IF(OR([.H188]=&quot;responseA&quot;;[.H188]=&quot;reponseB&quot;;[.H188]=&quot;reponseC&quot;);-10;10)" office:value-type="float" office:value="10">
            <text:p>10</text:p>
          </table:table-cell>
          <table:table-cell table:formula="of:=IF(OR([.I188]=&quot;responseA&quot;;[.I188]=&quot;reponseB&quot;;[.I188]=&quot;reponseC&quot;);-10;10)" office:value-type="float" office:value="10">
            <text:p>10</text:p>
          </table:table-cell>
          <table:table-cell table:formula="of:=IF(OR([.J188]=&quot;responseA&quot;;[.J188]=&quot;reponseB&quot;;[.J188]=&quot;reponseC&quot;);-10;10)" office:value-type="float" office:value="10">
            <text:p>10</text:p>
          </table:table-cell>
          <table:table-cell table:formula="of:=IF(OR([.K188]=&quot;responseA&quot;;[.K188]=&quot;reponseB&quot;;[.K188]=&quot;reponseC&quot;);-10;10)" office:value-type="float" office:value="10">
            <text:p>10</text:p>
          </table:table-cell>
          <table:table-cell table:formula="of:=IF(OR([.L188]=&quot;responseA&quot;;[.L188]=&quot;reponseB&quot;;[.L188]=&quot;reponseC&quot;);-10;10)" office:value-type="float" office:value="10">
            <text:p>10</text:p>
          </table:table-cell>
          <table:table-cell table:formula="of:=IF(OR([.M188]=&quot;responseA&quot;;[.M188]=&quot;reponseB&quot;;[.M188]=&quot;reponseC&quot;);-10;10)" office:value-type="float" office:value="10">
            <text:p>10</text:p>
          </table:table-cell>
          <table:table-cell table:formula="of:=IF(OR([.N188]=&quot;responseA&quot;;[.N188]=&quot;reponseB&quot;;[.N188]=&quot;reponseC&quot;);-10;10)" office:value-type="float" office:value="10">
            <text:p>10</text:p>
          </table:table-cell>
          <table:table-cell table:formula="of:=IF(OR([.O188]=&quot;responseA&quot;;[.O188]=&quot;reponseB&quot;;[.O188]=&quot;reponseC&quot;);-10;10)" office:value-type="float" office:value="10">
            <text:p>10</text:p>
          </table:table-cell>
          <table:table-cell table:formula="of:=IF(OR([.P188]=&quot;responseA&quot;;[.P188]=&quot;reponseB&quot;;[.P188]=&quot;reponseC&quot;);-10;10)" office:value-type="float" office:value="10">
            <text:p>10</text:p>
          </table:table-cell>
          <table:table-cell table:formula="of:=IF(OR([.Q188]=&quot;responseA&quot;;[.Q188]=&quot;reponseB&quot;;[.Q188]=&quot;reponseC&quot;);-10;10)" office:value-type="float" office:value="10">
            <text:p>10</text:p>
          </table:table-cell>
          <table:table-cell table:formula="of:=IF(OR([.R188]=&quot;responseA&quot;;[.R188]=&quot;reponseB&quot;;[.R188]=&quot;reponseC&quot;);-10;10)" office:value-type="float" office:value="10">
            <text:p>10</text:p>
          </table:table-cell>
          <table:table-cell table:formula="of:=IF(OR([.S188]=&quot;responseA&quot;;[.S188]=&quot;reponseB&quot;;[.S188]=&quot;reponseC&quot;);-10;10)" office:value-type="float" office:value="10">
            <text:p>10</text:p>
          </table:table-cell>
          <table:table-cell table:formula="of:=IF(OR([.T188]=&quot;responseA&quot;;[.T188]=&quot;reponseB&quot;;[.T188]=&quot;reponseC&quot;);-10;10)" office:value-type="float" office:value="10">
            <text:p>10</text:p>
          </table:table-cell>
          <table:table-cell table:formula="of:=IF(OR([.U188]=&quot;responseA&quot;;[.U188]=&quot;reponseB&quot;;[.U188]=&quot;reponseC&quot;);-10;10)" office:value-type="float" office:value="10">
            <text:p>10</text:p>
          </table:table-cell>
          <table:table-cell table:formula="of:=IF(OR([.V188]=&quot;responseA&quot;;[.V188]=&quot;reponseB&quot;;[.V188]=&quot;reponseC&quot;);-10;10)" office:value-type="float" office:value="10">
            <text:p>10</text:p>
          </table:table-cell>
          <table:table-cell table:formula="of:=IF(OR([.W188]=&quot;responseA&quot;;[.W188]=&quot;reponseB&quot;;[.W188]=&quot;reponseC&quot;);-10;10)" office:value-type="float" office:value="10">
            <text:p>10</text:p>
          </table:table-cell>
          <table:table-cell table:formula="of:=IF(OR([.X188]=&quot;responseA&quot;;[.X188]=&quot;reponseB&quot;;[.X188]=&quot;reponseC&quot;);-10;10)" office:value-type="float" office:value="10">
            <text:p>10</text:p>
          </table:table-cell>
          <table:table-cell table:number-columns-repeated="2"/>
          <table:table-cell table:formula="of:=([.AT188]-[.AS188])/[.AS188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89]=&quot;responseA&quot;;[.E189]=&quot;reponseB&quot;;[.E189]=&quot;reponseC&quot;);-10;10)" office:value-type="float" office:value="10">
            <text:p>10</text:p>
          </table:table-cell>
          <table:table-cell table:formula="of:=IF(OR([.F189]=&quot;responseA&quot;;[.F189]=&quot;reponseB&quot;;[.F189]=&quot;reponseC&quot;);-10;10)" office:value-type="float" office:value="10">
            <text:p>10</text:p>
          </table:table-cell>
          <table:table-cell table:formula="of:=IF(OR([.G189]=&quot;responseA&quot;;[.G189]=&quot;reponseB&quot;;[.G189]=&quot;reponseC&quot;);-10;10)" office:value-type="float" office:value="10">
            <text:p>10</text:p>
          </table:table-cell>
          <table:table-cell table:formula="of:=IF(OR([.H189]=&quot;responseA&quot;;[.H189]=&quot;reponseB&quot;;[.H189]=&quot;reponseC&quot;);-10;10)" office:value-type="float" office:value="10">
            <text:p>10</text:p>
          </table:table-cell>
          <table:table-cell table:formula="of:=IF(OR([.I189]=&quot;responseA&quot;;[.I189]=&quot;reponseB&quot;;[.I189]=&quot;reponseC&quot;);-10;10)" office:value-type="float" office:value="10">
            <text:p>10</text:p>
          </table:table-cell>
          <table:table-cell table:formula="of:=IF(OR([.J189]=&quot;responseA&quot;;[.J189]=&quot;reponseB&quot;;[.J189]=&quot;reponseC&quot;);-10;10)" office:value-type="float" office:value="10">
            <text:p>10</text:p>
          </table:table-cell>
          <table:table-cell table:formula="of:=IF(OR([.K189]=&quot;responseA&quot;;[.K189]=&quot;reponseB&quot;;[.K189]=&quot;reponseC&quot;);-10;10)" office:value-type="float" office:value="10">
            <text:p>10</text:p>
          </table:table-cell>
          <table:table-cell table:formula="of:=IF(OR([.L189]=&quot;responseA&quot;;[.L189]=&quot;reponseB&quot;;[.L189]=&quot;reponseC&quot;);-10;10)" office:value-type="float" office:value="10">
            <text:p>10</text:p>
          </table:table-cell>
          <table:table-cell table:formula="of:=IF(OR([.M189]=&quot;responseA&quot;;[.M189]=&quot;reponseB&quot;;[.M189]=&quot;reponseC&quot;);-10;10)" office:value-type="float" office:value="10">
            <text:p>10</text:p>
          </table:table-cell>
          <table:table-cell table:formula="of:=IF(OR([.N189]=&quot;responseA&quot;;[.N189]=&quot;reponseB&quot;;[.N189]=&quot;reponseC&quot;);-10;10)" office:value-type="float" office:value="10">
            <text:p>10</text:p>
          </table:table-cell>
          <table:table-cell table:formula="of:=IF(OR([.O189]=&quot;responseA&quot;;[.O189]=&quot;reponseB&quot;;[.O189]=&quot;reponseC&quot;);-10;10)" office:value-type="float" office:value="10">
            <text:p>10</text:p>
          </table:table-cell>
          <table:table-cell table:formula="of:=IF(OR([.P189]=&quot;responseA&quot;;[.P189]=&quot;reponseB&quot;;[.P189]=&quot;reponseC&quot;);-10;10)" office:value-type="float" office:value="10">
            <text:p>10</text:p>
          </table:table-cell>
          <table:table-cell table:formula="of:=IF(OR([.Q189]=&quot;responseA&quot;;[.Q189]=&quot;reponseB&quot;;[.Q189]=&quot;reponseC&quot;);-10;10)" office:value-type="float" office:value="10">
            <text:p>10</text:p>
          </table:table-cell>
          <table:table-cell table:formula="of:=IF(OR([.R189]=&quot;responseA&quot;;[.R189]=&quot;reponseB&quot;;[.R189]=&quot;reponseC&quot;);-10;10)" office:value-type="float" office:value="10">
            <text:p>10</text:p>
          </table:table-cell>
          <table:table-cell table:formula="of:=IF(OR([.S189]=&quot;responseA&quot;;[.S189]=&quot;reponseB&quot;;[.S189]=&quot;reponseC&quot;);-10;10)" office:value-type="float" office:value="10">
            <text:p>10</text:p>
          </table:table-cell>
          <table:table-cell table:formula="of:=IF(OR([.T189]=&quot;responseA&quot;;[.T189]=&quot;reponseB&quot;;[.T189]=&quot;reponseC&quot;);-10;10)" office:value-type="float" office:value="10">
            <text:p>10</text:p>
          </table:table-cell>
          <table:table-cell table:formula="of:=IF(OR([.U189]=&quot;responseA&quot;;[.U189]=&quot;reponseB&quot;;[.U189]=&quot;reponseC&quot;);-10;10)" office:value-type="float" office:value="10">
            <text:p>10</text:p>
          </table:table-cell>
          <table:table-cell table:formula="of:=IF(OR([.V189]=&quot;responseA&quot;;[.V189]=&quot;reponseB&quot;;[.V189]=&quot;reponseC&quot;);-10;10)" office:value-type="float" office:value="10">
            <text:p>10</text:p>
          </table:table-cell>
          <table:table-cell table:formula="of:=IF(OR([.W189]=&quot;responseA&quot;;[.W189]=&quot;reponseB&quot;;[.W189]=&quot;reponseC&quot;);-10;10)" office:value-type="float" office:value="10">
            <text:p>10</text:p>
          </table:table-cell>
          <table:table-cell table:formula="of:=IF(OR([.X189]=&quot;responseA&quot;;[.X189]=&quot;reponseB&quot;;[.X189]=&quot;reponseC&quot;);-10;10)" office:value-type="float" office:value="10">
            <text:p>10</text:p>
          </table:table-cell>
          <table:table-cell table:number-columns-repeated="2"/>
          <table:table-cell table:formula="of:=([.AT189]-[.AS189])/[.AS189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90]=&quot;responseA&quot;;[.E190]=&quot;reponseB&quot;;[.E190]=&quot;reponseC&quot;);-10;10)" office:value-type="float" office:value="10">
            <text:p>10</text:p>
          </table:table-cell>
          <table:table-cell table:formula="of:=IF(OR([.F190]=&quot;responseA&quot;;[.F190]=&quot;reponseB&quot;;[.F190]=&quot;reponseC&quot;);-10;10)" office:value-type="float" office:value="10">
            <text:p>10</text:p>
          </table:table-cell>
          <table:table-cell table:formula="of:=IF(OR([.G190]=&quot;responseA&quot;;[.G190]=&quot;reponseB&quot;;[.G190]=&quot;reponseC&quot;);-10;10)" office:value-type="float" office:value="10">
            <text:p>10</text:p>
          </table:table-cell>
          <table:table-cell table:formula="of:=IF(OR([.H190]=&quot;responseA&quot;;[.H190]=&quot;reponseB&quot;;[.H190]=&quot;reponseC&quot;);-10;10)" office:value-type="float" office:value="10">
            <text:p>10</text:p>
          </table:table-cell>
          <table:table-cell table:formula="of:=IF(OR([.I190]=&quot;responseA&quot;;[.I190]=&quot;reponseB&quot;;[.I190]=&quot;reponseC&quot;);-10;10)" office:value-type="float" office:value="10">
            <text:p>10</text:p>
          </table:table-cell>
          <table:table-cell table:formula="of:=IF(OR([.J190]=&quot;responseA&quot;;[.J190]=&quot;reponseB&quot;;[.J190]=&quot;reponseC&quot;);-10;10)" office:value-type="float" office:value="10">
            <text:p>10</text:p>
          </table:table-cell>
          <table:table-cell table:formula="of:=IF(OR([.K190]=&quot;responseA&quot;;[.K190]=&quot;reponseB&quot;;[.K190]=&quot;reponseC&quot;);-10;10)" office:value-type="float" office:value="10">
            <text:p>10</text:p>
          </table:table-cell>
          <table:table-cell table:formula="of:=IF(OR([.L190]=&quot;responseA&quot;;[.L190]=&quot;reponseB&quot;;[.L190]=&quot;reponseC&quot;);-10;10)" office:value-type="float" office:value="10">
            <text:p>10</text:p>
          </table:table-cell>
          <table:table-cell table:formula="of:=IF(OR([.M190]=&quot;responseA&quot;;[.M190]=&quot;reponseB&quot;;[.M190]=&quot;reponseC&quot;);-10;10)" office:value-type="float" office:value="10">
            <text:p>10</text:p>
          </table:table-cell>
          <table:table-cell table:formula="of:=IF(OR([.N190]=&quot;responseA&quot;;[.N190]=&quot;reponseB&quot;;[.N190]=&quot;reponseC&quot;);-10;10)" office:value-type="float" office:value="10">
            <text:p>10</text:p>
          </table:table-cell>
          <table:table-cell table:formula="of:=IF(OR([.O190]=&quot;responseA&quot;;[.O190]=&quot;reponseB&quot;;[.O190]=&quot;reponseC&quot;);-10;10)" office:value-type="float" office:value="10">
            <text:p>10</text:p>
          </table:table-cell>
          <table:table-cell table:formula="of:=IF(OR([.P190]=&quot;responseA&quot;;[.P190]=&quot;reponseB&quot;;[.P190]=&quot;reponseC&quot;);-10;10)" office:value-type="float" office:value="10">
            <text:p>10</text:p>
          </table:table-cell>
          <table:table-cell table:formula="of:=IF(OR([.Q190]=&quot;responseA&quot;;[.Q190]=&quot;reponseB&quot;;[.Q190]=&quot;reponseC&quot;);-10;10)" office:value-type="float" office:value="10">
            <text:p>10</text:p>
          </table:table-cell>
          <table:table-cell table:formula="of:=IF(OR([.R190]=&quot;responseA&quot;;[.R190]=&quot;reponseB&quot;;[.R190]=&quot;reponseC&quot;);-10;10)" office:value-type="float" office:value="10">
            <text:p>10</text:p>
          </table:table-cell>
          <table:table-cell table:formula="of:=IF(OR([.S190]=&quot;responseA&quot;;[.S190]=&quot;reponseB&quot;;[.S190]=&quot;reponseC&quot;);-10;10)" office:value-type="float" office:value="10">
            <text:p>10</text:p>
          </table:table-cell>
          <table:table-cell table:formula="of:=IF(OR([.T190]=&quot;responseA&quot;;[.T190]=&quot;reponseB&quot;;[.T190]=&quot;reponseC&quot;);-10;10)" office:value-type="float" office:value="10">
            <text:p>10</text:p>
          </table:table-cell>
          <table:table-cell table:formula="of:=IF(OR([.U190]=&quot;responseA&quot;;[.U190]=&quot;reponseB&quot;;[.U190]=&quot;reponseC&quot;);-10;10)" office:value-type="float" office:value="10">
            <text:p>10</text:p>
          </table:table-cell>
          <table:table-cell table:formula="of:=IF(OR([.V190]=&quot;responseA&quot;;[.V190]=&quot;reponseB&quot;;[.V190]=&quot;reponseC&quot;);-10;10)" office:value-type="float" office:value="10">
            <text:p>10</text:p>
          </table:table-cell>
          <table:table-cell table:formula="of:=IF(OR([.W190]=&quot;responseA&quot;;[.W190]=&quot;reponseB&quot;;[.W190]=&quot;reponseC&quot;);-10;10)" office:value-type="float" office:value="10">
            <text:p>10</text:p>
          </table:table-cell>
          <table:table-cell table:formula="of:=IF(OR([.X190]=&quot;responseA&quot;;[.X190]=&quot;reponseB&quot;;[.X190]=&quot;reponseC&quot;);-10;10)" office:value-type="float" office:value="10">
            <text:p>10</text:p>
          </table:table-cell>
          <table:table-cell table:number-columns-repeated="2"/>
          <table:table-cell table:formula="of:=([.AT190]-[.AS190])/[.AS190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91]=&quot;responseA&quot;;[.E191]=&quot;reponseB&quot;;[.E191]=&quot;reponseC&quot;);-10;10)" office:value-type="float" office:value="10">
            <text:p>10</text:p>
          </table:table-cell>
          <table:table-cell table:formula="of:=IF(OR([.F191]=&quot;responseA&quot;;[.F191]=&quot;reponseB&quot;;[.F191]=&quot;reponseC&quot;);-10;10)" office:value-type="float" office:value="10">
            <text:p>10</text:p>
          </table:table-cell>
          <table:table-cell table:formula="of:=IF(OR([.G191]=&quot;responseA&quot;;[.G191]=&quot;reponseB&quot;;[.G191]=&quot;reponseC&quot;);-10;10)" office:value-type="float" office:value="10">
            <text:p>10</text:p>
          </table:table-cell>
          <table:table-cell table:formula="of:=IF(OR([.H191]=&quot;responseA&quot;;[.H191]=&quot;reponseB&quot;;[.H191]=&quot;reponseC&quot;);-10;10)" office:value-type="float" office:value="10">
            <text:p>10</text:p>
          </table:table-cell>
          <table:table-cell table:formula="of:=IF(OR([.I191]=&quot;responseA&quot;;[.I191]=&quot;reponseB&quot;;[.I191]=&quot;reponseC&quot;);-10;10)" office:value-type="float" office:value="10">
            <text:p>10</text:p>
          </table:table-cell>
          <table:table-cell table:formula="of:=IF(OR([.J191]=&quot;responseA&quot;;[.J191]=&quot;reponseB&quot;;[.J191]=&quot;reponseC&quot;);-10;10)" office:value-type="float" office:value="10">
            <text:p>10</text:p>
          </table:table-cell>
          <table:table-cell table:formula="of:=IF(OR([.K191]=&quot;responseA&quot;;[.K191]=&quot;reponseB&quot;;[.K191]=&quot;reponseC&quot;);-10;10)" office:value-type="float" office:value="10">
            <text:p>10</text:p>
          </table:table-cell>
          <table:table-cell table:formula="of:=IF(OR([.L191]=&quot;responseA&quot;;[.L191]=&quot;reponseB&quot;;[.L191]=&quot;reponseC&quot;);-10;10)" office:value-type="float" office:value="10">
            <text:p>10</text:p>
          </table:table-cell>
          <table:table-cell table:formula="of:=IF(OR([.M191]=&quot;responseA&quot;;[.M191]=&quot;reponseB&quot;;[.M191]=&quot;reponseC&quot;);-10;10)" office:value-type="float" office:value="10">
            <text:p>10</text:p>
          </table:table-cell>
          <table:table-cell table:formula="of:=IF(OR([.N191]=&quot;responseA&quot;;[.N191]=&quot;reponseB&quot;;[.N191]=&quot;reponseC&quot;);-10;10)" office:value-type="float" office:value="10">
            <text:p>10</text:p>
          </table:table-cell>
          <table:table-cell table:formula="of:=IF(OR([.O191]=&quot;responseA&quot;;[.O191]=&quot;reponseB&quot;;[.O191]=&quot;reponseC&quot;);-10;10)" office:value-type="float" office:value="10">
            <text:p>10</text:p>
          </table:table-cell>
          <table:table-cell table:formula="of:=IF(OR([.P191]=&quot;responseA&quot;;[.P191]=&quot;reponseB&quot;;[.P191]=&quot;reponseC&quot;);-10;10)" office:value-type="float" office:value="10">
            <text:p>10</text:p>
          </table:table-cell>
          <table:table-cell table:formula="of:=IF(OR([.Q191]=&quot;responseA&quot;;[.Q191]=&quot;reponseB&quot;;[.Q191]=&quot;reponseC&quot;);-10;10)" office:value-type="float" office:value="10">
            <text:p>10</text:p>
          </table:table-cell>
          <table:table-cell table:formula="of:=IF(OR([.R191]=&quot;responseA&quot;;[.R191]=&quot;reponseB&quot;;[.R191]=&quot;reponseC&quot;);-10;10)" office:value-type="float" office:value="10">
            <text:p>10</text:p>
          </table:table-cell>
          <table:table-cell table:formula="of:=IF(OR([.S191]=&quot;responseA&quot;;[.S191]=&quot;reponseB&quot;;[.S191]=&quot;reponseC&quot;);-10;10)" office:value-type="float" office:value="10">
            <text:p>10</text:p>
          </table:table-cell>
          <table:table-cell table:formula="of:=IF(OR([.T191]=&quot;responseA&quot;;[.T191]=&quot;reponseB&quot;;[.T191]=&quot;reponseC&quot;);-10;10)" office:value-type="float" office:value="10">
            <text:p>10</text:p>
          </table:table-cell>
          <table:table-cell table:formula="of:=IF(OR([.U191]=&quot;responseA&quot;;[.U191]=&quot;reponseB&quot;;[.U191]=&quot;reponseC&quot;);-10;10)" office:value-type="float" office:value="10">
            <text:p>10</text:p>
          </table:table-cell>
          <table:table-cell table:formula="of:=IF(OR([.V191]=&quot;responseA&quot;;[.V191]=&quot;reponseB&quot;;[.V191]=&quot;reponseC&quot;);-10;10)" office:value-type="float" office:value="10">
            <text:p>10</text:p>
          </table:table-cell>
          <table:table-cell table:formula="of:=IF(OR([.W191]=&quot;responseA&quot;;[.W191]=&quot;reponseB&quot;;[.W191]=&quot;reponseC&quot;);-10;10)" office:value-type="float" office:value="10">
            <text:p>10</text:p>
          </table:table-cell>
          <table:table-cell table:formula="of:=IF(OR([.X191]=&quot;responseA&quot;;[.X191]=&quot;reponseB&quot;;[.X191]=&quot;reponseC&quot;);-10;10)" office:value-type="float" office:value="10">
            <text:p>10</text:p>
          </table:table-cell>
          <table:table-cell table:number-columns-repeated="2"/>
          <table:table-cell table:formula="of:=([.AT191]-[.AS191])/[.AS191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92]=&quot;responseA&quot;;[.E192]=&quot;reponseB&quot;;[.E192]=&quot;reponseC&quot;);-10;10)" office:value-type="float" office:value="10">
            <text:p>10</text:p>
          </table:table-cell>
          <table:table-cell table:formula="of:=IF(OR([.F192]=&quot;responseA&quot;;[.F192]=&quot;reponseB&quot;;[.F192]=&quot;reponseC&quot;);-10;10)" office:value-type="float" office:value="10">
            <text:p>10</text:p>
          </table:table-cell>
          <table:table-cell table:formula="of:=IF(OR([.G192]=&quot;responseA&quot;;[.G192]=&quot;reponseB&quot;;[.G192]=&quot;reponseC&quot;);-10;10)" office:value-type="float" office:value="10">
            <text:p>10</text:p>
          </table:table-cell>
          <table:table-cell table:formula="of:=IF(OR([.H192]=&quot;responseA&quot;;[.H192]=&quot;reponseB&quot;;[.H192]=&quot;reponseC&quot;);-10;10)" office:value-type="float" office:value="10">
            <text:p>10</text:p>
          </table:table-cell>
          <table:table-cell table:formula="of:=IF(OR([.I192]=&quot;responseA&quot;;[.I192]=&quot;reponseB&quot;;[.I192]=&quot;reponseC&quot;);-10;10)" office:value-type="float" office:value="10">
            <text:p>10</text:p>
          </table:table-cell>
          <table:table-cell table:formula="of:=IF(OR([.J192]=&quot;responseA&quot;;[.J192]=&quot;reponseB&quot;;[.J192]=&quot;reponseC&quot;);-10;10)" office:value-type="float" office:value="10">
            <text:p>10</text:p>
          </table:table-cell>
          <table:table-cell table:formula="of:=IF(OR([.K192]=&quot;responseA&quot;;[.K192]=&quot;reponseB&quot;;[.K192]=&quot;reponseC&quot;);-10;10)" office:value-type="float" office:value="10">
            <text:p>10</text:p>
          </table:table-cell>
          <table:table-cell table:formula="of:=IF(OR([.L192]=&quot;responseA&quot;;[.L192]=&quot;reponseB&quot;;[.L192]=&quot;reponseC&quot;);-10;10)" office:value-type="float" office:value="10">
            <text:p>10</text:p>
          </table:table-cell>
          <table:table-cell table:formula="of:=IF(OR([.M192]=&quot;responseA&quot;;[.M192]=&quot;reponseB&quot;;[.M192]=&quot;reponseC&quot;);-10;10)" office:value-type="float" office:value="10">
            <text:p>10</text:p>
          </table:table-cell>
          <table:table-cell table:formula="of:=IF(OR([.N192]=&quot;responseA&quot;;[.N192]=&quot;reponseB&quot;;[.N192]=&quot;reponseC&quot;);-10;10)" office:value-type="float" office:value="10">
            <text:p>10</text:p>
          </table:table-cell>
          <table:table-cell table:formula="of:=IF(OR([.O192]=&quot;responseA&quot;;[.O192]=&quot;reponseB&quot;;[.O192]=&quot;reponseC&quot;);-10;10)" office:value-type="float" office:value="10">
            <text:p>10</text:p>
          </table:table-cell>
          <table:table-cell table:formula="of:=IF(OR([.P192]=&quot;responseA&quot;;[.P192]=&quot;reponseB&quot;;[.P192]=&quot;reponseC&quot;);-10;10)" office:value-type="float" office:value="10">
            <text:p>10</text:p>
          </table:table-cell>
          <table:table-cell table:formula="of:=IF(OR([.Q192]=&quot;responseA&quot;;[.Q192]=&quot;reponseB&quot;;[.Q192]=&quot;reponseC&quot;);-10;10)" office:value-type="float" office:value="10">
            <text:p>10</text:p>
          </table:table-cell>
          <table:table-cell table:formula="of:=IF(OR([.R192]=&quot;responseA&quot;;[.R192]=&quot;reponseB&quot;;[.R192]=&quot;reponseC&quot;);-10;10)" office:value-type="float" office:value="10">
            <text:p>10</text:p>
          </table:table-cell>
          <table:table-cell table:formula="of:=IF(OR([.S192]=&quot;responseA&quot;;[.S192]=&quot;reponseB&quot;;[.S192]=&quot;reponseC&quot;);-10;10)" office:value-type="float" office:value="10">
            <text:p>10</text:p>
          </table:table-cell>
          <table:table-cell table:formula="of:=IF(OR([.T192]=&quot;responseA&quot;;[.T192]=&quot;reponseB&quot;;[.T192]=&quot;reponseC&quot;);-10;10)" office:value-type="float" office:value="10">
            <text:p>10</text:p>
          </table:table-cell>
          <table:table-cell table:formula="of:=IF(OR([.U192]=&quot;responseA&quot;;[.U192]=&quot;reponseB&quot;;[.U192]=&quot;reponseC&quot;);-10;10)" office:value-type="float" office:value="10">
            <text:p>10</text:p>
          </table:table-cell>
          <table:table-cell table:formula="of:=IF(OR([.V192]=&quot;responseA&quot;;[.V192]=&quot;reponseB&quot;;[.V192]=&quot;reponseC&quot;);-10;10)" office:value-type="float" office:value="10">
            <text:p>10</text:p>
          </table:table-cell>
          <table:table-cell table:formula="of:=IF(OR([.W192]=&quot;responseA&quot;;[.W192]=&quot;reponseB&quot;;[.W192]=&quot;reponseC&quot;);-10;10)" office:value-type="float" office:value="10">
            <text:p>10</text:p>
          </table:table-cell>
          <table:table-cell table:formula="of:=IF(OR([.X192]=&quot;responseA&quot;;[.X192]=&quot;reponseB&quot;;[.X192]=&quot;reponseC&quot;);-10;10)" office:value-type="float" office:value="10">
            <text:p>10</text:p>
          </table:table-cell>
          <table:table-cell table:number-columns-repeated="2"/>
          <table:table-cell table:formula="of:=([.AT192]-[.AS192])/[.AS192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93]=&quot;responseA&quot;;[.E193]=&quot;reponseB&quot;;[.E193]=&quot;reponseC&quot;);-10;10)" office:value-type="float" office:value="10">
            <text:p>10</text:p>
          </table:table-cell>
          <table:table-cell table:formula="of:=IF(OR([.F193]=&quot;responseA&quot;;[.F193]=&quot;reponseB&quot;;[.F193]=&quot;reponseC&quot;);-10;10)" office:value-type="float" office:value="10">
            <text:p>10</text:p>
          </table:table-cell>
          <table:table-cell table:formula="of:=IF(OR([.G193]=&quot;responseA&quot;;[.G193]=&quot;reponseB&quot;;[.G193]=&quot;reponseC&quot;);-10;10)" office:value-type="float" office:value="10">
            <text:p>10</text:p>
          </table:table-cell>
          <table:table-cell table:formula="of:=IF(OR([.H193]=&quot;responseA&quot;;[.H193]=&quot;reponseB&quot;;[.H193]=&quot;reponseC&quot;);-10;10)" office:value-type="float" office:value="10">
            <text:p>10</text:p>
          </table:table-cell>
          <table:table-cell table:formula="of:=IF(OR([.I193]=&quot;responseA&quot;;[.I193]=&quot;reponseB&quot;;[.I193]=&quot;reponseC&quot;);-10;10)" office:value-type="float" office:value="10">
            <text:p>10</text:p>
          </table:table-cell>
          <table:table-cell table:formula="of:=IF(OR([.J193]=&quot;responseA&quot;;[.J193]=&quot;reponseB&quot;;[.J193]=&quot;reponseC&quot;);-10;10)" office:value-type="float" office:value="10">
            <text:p>10</text:p>
          </table:table-cell>
          <table:table-cell table:formula="of:=IF(OR([.K193]=&quot;responseA&quot;;[.K193]=&quot;reponseB&quot;;[.K193]=&quot;reponseC&quot;);-10;10)" office:value-type="float" office:value="10">
            <text:p>10</text:p>
          </table:table-cell>
          <table:table-cell table:formula="of:=IF(OR([.L193]=&quot;responseA&quot;;[.L193]=&quot;reponseB&quot;;[.L193]=&quot;reponseC&quot;);-10;10)" office:value-type="float" office:value="10">
            <text:p>10</text:p>
          </table:table-cell>
          <table:table-cell table:formula="of:=IF(OR([.M193]=&quot;responseA&quot;;[.M193]=&quot;reponseB&quot;;[.M193]=&quot;reponseC&quot;);-10;10)" office:value-type="float" office:value="10">
            <text:p>10</text:p>
          </table:table-cell>
          <table:table-cell table:formula="of:=IF(OR([.N193]=&quot;responseA&quot;;[.N193]=&quot;reponseB&quot;;[.N193]=&quot;reponseC&quot;);-10;10)" office:value-type="float" office:value="10">
            <text:p>10</text:p>
          </table:table-cell>
          <table:table-cell table:formula="of:=IF(OR([.O193]=&quot;responseA&quot;;[.O193]=&quot;reponseB&quot;;[.O193]=&quot;reponseC&quot;);-10;10)" office:value-type="float" office:value="10">
            <text:p>10</text:p>
          </table:table-cell>
          <table:table-cell table:formula="of:=IF(OR([.P193]=&quot;responseA&quot;;[.P193]=&quot;reponseB&quot;;[.P193]=&quot;reponseC&quot;);-10;10)" office:value-type="float" office:value="10">
            <text:p>10</text:p>
          </table:table-cell>
          <table:table-cell table:formula="of:=IF(OR([.Q193]=&quot;responseA&quot;;[.Q193]=&quot;reponseB&quot;;[.Q193]=&quot;reponseC&quot;);-10;10)" office:value-type="float" office:value="10">
            <text:p>10</text:p>
          </table:table-cell>
          <table:table-cell table:formula="of:=IF(OR([.R193]=&quot;responseA&quot;;[.R193]=&quot;reponseB&quot;;[.R193]=&quot;reponseC&quot;);-10;10)" office:value-type="float" office:value="10">
            <text:p>10</text:p>
          </table:table-cell>
          <table:table-cell table:formula="of:=IF(OR([.S193]=&quot;responseA&quot;;[.S193]=&quot;reponseB&quot;;[.S193]=&quot;reponseC&quot;);-10;10)" office:value-type="float" office:value="10">
            <text:p>10</text:p>
          </table:table-cell>
          <table:table-cell table:formula="of:=IF(OR([.T193]=&quot;responseA&quot;;[.T193]=&quot;reponseB&quot;;[.T193]=&quot;reponseC&quot;);-10;10)" office:value-type="float" office:value="10">
            <text:p>10</text:p>
          </table:table-cell>
          <table:table-cell table:formula="of:=IF(OR([.U193]=&quot;responseA&quot;;[.U193]=&quot;reponseB&quot;;[.U193]=&quot;reponseC&quot;);-10;10)" office:value-type="float" office:value="10">
            <text:p>10</text:p>
          </table:table-cell>
          <table:table-cell table:formula="of:=IF(OR([.V193]=&quot;responseA&quot;;[.V193]=&quot;reponseB&quot;;[.V193]=&quot;reponseC&quot;);-10;10)" office:value-type="float" office:value="10">
            <text:p>10</text:p>
          </table:table-cell>
          <table:table-cell table:formula="of:=IF(OR([.W193]=&quot;responseA&quot;;[.W193]=&quot;reponseB&quot;;[.W193]=&quot;reponseC&quot;);-10;10)" office:value-type="float" office:value="10">
            <text:p>10</text:p>
          </table:table-cell>
          <table:table-cell table:formula="of:=IF(OR([.X193]=&quot;responseA&quot;;[.X193]=&quot;reponseB&quot;;[.X193]=&quot;reponseC&quot;);-10;10)" office:value-type="float" office:value="10">
            <text:p>10</text:p>
          </table:table-cell>
          <table:table-cell table:number-columns-repeated="2"/>
          <table:table-cell table:formula="of:=([.AT193]-[.AS193])/[.AS193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94]=&quot;responseA&quot;;[.E194]=&quot;reponseB&quot;;[.E194]=&quot;reponseC&quot;);-10;10)" office:value-type="float" office:value="10">
            <text:p>10</text:p>
          </table:table-cell>
          <table:table-cell table:formula="of:=IF(OR([.F194]=&quot;responseA&quot;;[.F194]=&quot;reponseB&quot;;[.F194]=&quot;reponseC&quot;);-10;10)" office:value-type="float" office:value="10">
            <text:p>10</text:p>
          </table:table-cell>
          <table:table-cell table:formula="of:=IF(OR([.G194]=&quot;responseA&quot;;[.G194]=&quot;reponseB&quot;;[.G194]=&quot;reponseC&quot;);-10;10)" office:value-type="float" office:value="10">
            <text:p>10</text:p>
          </table:table-cell>
          <table:table-cell table:formula="of:=IF(OR([.H194]=&quot;responseA&quot;;[.H194]=&quot;reponseB&quot;;[.H194]=&quot;reponseC&quot;);-10;10)" office:value-type="float" office:value="10">
            <text:p>10</text:p>
          </table:table-cell>
          <table:table-cell table:formula="of:=IF(OR([.I194]=&quot;responseA&quot;;[.I194]=&quot;reponseB&quot;;[.I194]=&quot;reponseC&quot;);-10;10)" office:value-type="float" office:value="10">
            <text:p>10</text:p>
          </table:table-cell>
          <table:table-cell table:formula="of:=IF(OR([.J194]=&quot;responseA&quot;;[.J194]=&quot;reponseB&quot;;[.J194]=&quot;reponseC&quot;);-10;10)" office:value-type="float" office:value="10">
            <text:p>10</text:p>
          </table:table-cell>
          <table:table-cell table:formula="of:=IF(OR([.K194]=&quot;responseA&quot;;[.K194]=&quot;reponseB&quot;;[.K194]=&quot;reponseC&quot;);-10;10)" office:value-type="float" office:value="10">
            <text:p>10</text:p>
          </table:table-cell>
          <table:table-cell table:formula="of:=IF(OR([.L194]=&quot;responseA&quot;;[.L194]=&quot;reponseB&quot;;[.L194]=&quot;reponseC&quot;);-10;10)" office:value-type="float" office:value="10">
            <text:p>10</text:p>
          </table:table-cell>
          <table:table-cell table:formula="of:=IF(OR([.M194]=&quot;responseA&quot;;[.M194]=&quot;reponseB&quot;;[.M194]=&quot;reponseC&quot;);-10;10)" office:value-type="float" office:value="10">
            <text:p>10</text:p>
          </table:table-cell>
          <table:table-cell table:formula="of:=IF(OR([.N194]=&quot;responseA&quot;;[.N194]=&quot;reponseB&quot;;[.N194]=&quot;reponseC&quot;);-10;10)" office:value-type="float" office:value="10">
            <text:p>10</text:p>
          </table:table-cell>
          <table:table-cell table:formula="of:=IF(OR([.O194]=&quot;responseA&quot;;[.O194]=&quot;reponseB&quot;;[.O194]=&quot;reponseC&quot;);-10;10)" office:value-type="float" office:value="10">
            <text:p>10</text:p>
          </table:table-cell>
          <table:table-cell table:formula="of:=IF(OR([.P194]=&quot;responseA&quot;;[.P194]=&quot;reponseB&quot;;[.P194]=&quot;reponseC&quot;);-10;10)" office:value-type="float" office:value="10">
            <text:p>10</text:p>
          </table:table-cell>
          <table:table-cell table:formula="of:=IF(OR([.Q194]=&quot;responseA&quot;;[.Q194]=&quot;reponseB&quot;;[.Q194]=&quot;reponseC&quot;);-10;10)" office:value-type="float" office:value="10">
            <text:p>10</text:p>
          </table:table-cell>
          <table:table-cell table:formula="of:=IF(OR([.R194]=&quot;responseA&quot;;[.R194]=&quot;reponseB&quot;;[.R194]=&quot;reponseC&quot;);-10;10)" office:value-type="float" office:value="10">
            <text:p>10</text:p>
          </table:table-cell>
          <table:table-cell table:formula="of:=IF(OR([.S194]=&quot;responseA&quot;;[.S194]=&quot;reponseB&quot;;[.S194]=&quot;reponseC&quot;);-10;10)" office:value-type="float" office:value="10">
            <text:p>10</text:p>
          </table:table-cell>
          <table:table-cell table:formula="of:=IF(OR([.T194]=&quot;responseA&quot;;[.T194]=&quot;reponseB&quot;;[.T194]=&quot;reponseC&quot;);-10;10)" office:value-type="float" office:value="10">
            <text:p>10</text:p>
          </table:table-cell>
          <table:table-cell table:formula="of:=IF(OR([.U194]=&quot;responseA&quot;;[.U194]=&quot;reponseB&quot;;[.U194]=&quot;reponseC&quot;);-10;10)" office:value-type="float" office:value="10">
            <text:p>10</text:p>
          </table:table-cell>
          <table:table-cell table:formula="of:=IF(OR([.V194]=&quot;responseA&quot;;[.V194]=&quot;reponseB&quot;;[.V194]=&quot;reponseC&quot;);-10;10)" office:value-type="float" office:value="10">
            <text:p>10</text:p>
          </table:table-cell>
          <table:table-cell table:formula="of:=IF(OR([.W194]=&quot;responseA&quot;;[.W194]=&quot;reponseB&quot;;[.W194]=&quot;reponseC&quot;);-10;10)" office:value-type="float" office:value="10">
            <text:p>10</text:p>
          </table:table-cell>
          <table:table-cell table:formula="of:=IF(OR([.X194]=&quot;responseA&quot;;[.X194]=&quot;reponseB&quot;;[.X194]=&quot;reponseC&quot;);-10;10)" office:value-type="float" office:value="10">
            <text:p>10</text:p>
          </table:table-cell>
          <table:table-cell table:number-columns-repeated="2"/>
          <table:table-cell table:formula="of:=([.AT194]-[.AS194])/[.AS194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95]=&quot;responseA&quot;;[.E195]=&quot;reponseB&quot;;[.E195]=&quot;reponseC&quot;);-10;10)" office:value-type="float" office:value="10">
            <text:p>10</text:p>
          </table:table-cell>
          <table:table-cell table:formula="of:=IF(OR([.F195]=&quot;responseA&quot;;[.F195]=&quot;reponseB&quot;;[.F195]=&quot;reponseC&quot;);-10;10)" office:value-type="float" office:value="10">
            <text:p>10</text:p>
          </table:table-cell>
          <table:table-cell table:formula="of:=IF(OR([.G195]=&quot;responseA&quot;;[.G195]=&quot;reponseB&quot;;[.G195]=&quot;reponseC&quot;);-10;10)" office:value-type="float" office:value="10">
            <text:p>10</text:p>
          </table:table-cell>
          <table:table-cell table:formula="of:=IF(OR([.H195]=&quot;responseA&quot;;[.H195]=&quot;reponseB&quot;;[.H195]=&quot;reponseC&quot;);-10;10)" office:value-type="float" office:value="10">
            <text:p>10</text:p>
          </table:table-cell>
          <table:table-cell table:formula="of:=IF(OR([.I195]=&quot;responseA&quot;;[.I195]=&quot;reponseB&quot;;[.I195]=&quot;reponseC&quot;);-10;10)" office:value-type="float" office:value="10">
            <text:p>10</text:p>
          </table:table-cell>
          <table:table-cell table:formula="of:=IF(OR([.J195]=&quot;responseA&quot;;[.J195]=&quot;reponseB&quot;;[.J195]=&quot;reponseC&quot;);-10;10)" office:value-type="float" office:value="10">
            <text:p>10</text:p>
          </table:table-cell>
          <table:table-cell table:formula="of:=IF(OR([.K195]=&quot;responseA&quot;;[.K195]=&quot;reponseB&quot;;[.K195]=&quot;reponseC&quot;);-10;10)" office:value-type="float" office:value="10">
            <text:p>10</text:p>
          </table:table-cell>
          <table:table-cell table:formula="of:=IF(OR([.L195]=&quot;responseA&quot;;[.L195]=&quot;reponseB&quot;;[.L195]=&quot;reponseC&quot;);-10;10)" office:value-type="float" office:value="10">
            <text:p>10</text:p>
          </table:table-cell>
          <table:table-cell table:formula="of:=IF(OR([.M195]=&quot;responseA&quot;;[.M195]=&quot;reponseB&quot;;[.M195]=&quot;reponseC&quot;);-10;10)" office:value-type="float" office:value="10">
            <text:p>10</text:p>
          </table:table-cell>
          <table:table-cell table:formula="of:=IF(OR([.N195]=&quot;responseA&quot;;[.N195]=&quot;reponseB&quot;;[.N195]=&quot;reponseC&quot;);-10;10)" office:value-type="float" office:value="10">
            <text:p>10</text:p>
          </table:table-cell>
          <table:table-cell table:formula="of:=IF(OR([.O195]=&quot;responseA&quot;;[.O195]=&quot;reponseB&quot;;[.O195]=&quot;reponseC&quot;);-10;10)" office:value-type="float" office:value="10">
            <text:p>10</text:p>
          </table:table-cell>
          <table:table-cell table:formula="of:=IF(OR([.P195]=&quot;responseA&quot;;[.P195]=&quot;reponseB&quot;;[.P195]=&quot;reponseC&quot;);-10;10)" office:value-type="float" office:value="10">
            <text:p>10</text:p>
          </table:table-cell>
          <table:table-cell table:formula="of:=IF(OR([.Q195]=&quot;responseA&quot;;[.Q195]=&quot;reponseB&quot;;[.Q195]=&quot;reponseC&quot;);-10;10)" office:value-type="float" office:value="10">
            <text:p>10</text:p>
          </table:table-cell>
          <table:table-cell table:formula="of:=IF(OR([.R195]=&quot;responseA&quot;;[.R195]=&quot;reponseB&quot;;[.R195]=&quot;reponseC&quot;);-10;10)" office:value-type="float" office:value="10">
            <text:p>10</text:p>
          </table:table-cell>
          <table:table-cell table:formula="of:=IF(OR([.S195]=&quot;responseA&quot;;[.S195]=&quot;reponseB&quot;;[.S195]=&quot;reponseC&quot;);-10;10)" office:value-type="float" office:value="10">
            <text:p>10</text:p>
          </table:table-cell>
          <table:table-cell table:formula="of:=IF(OR([.T195]=&quot;responseA&quot;;[.T195]=&quot;reponseB&quot;;[.T195]=&quot;reponseC&quot;);-10;10)" office:value-type="float" office:value="10">
            <text:p>10</text:p>
          </table:table-cell>
          <table:table-cell table:formula="of:=IF(OR([.U195]=&quot;responseA&quot;;[.U195]=&quot;reponseB&quot;;[.U195]=&quot;reponseC&quot;);-10;10)" office:value-type="float" office:value="10">
            <text:p>10</text:p>
          </table:table-cell>
          <table:table-cell table:formula="of:=IF(OR([.V195]=&quot;responseA&quot;;[.V195]=&quot;reponseB&quot;;[.V195]=&quot;reponseC&quot;);-10;10)" office:value-type="float" office:value="10">
            <text:p>10</text:p>
          </table:table-cell>
          <table:table-cell table:formula="of:=IF(OR([.W195]=&quot;responseA&quot;;[.W195]=&quot;reponseB&quot;;[.W195]=&quot;reponseC&quot;);-10;10)" office:value-type="float" office:value="10">
            <text:p>10</text:p>
          </table:table-cell>
          <table:table-cell table:formula="of:=IF(OR([.X195]=&quot;responseA&quot;;[.X195]=&quot;reponseB&quot;;[.X195]=&quot;reponseC&quot;);-10;10)" office:value-type="float" office:value="10">
            <text:p>10</text:p>
          </table:table-cell>
          <table:table-cell table:number-columns-repeated="2"/>
          <table:table-cell table:formula="of:=([.AT195]-[.AS195])/[.AS195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96]=&quot;responseA&quot;;[.E196]=&quot;reponseB&quot;;[.E196]=&quot;reponseC&quot;);-10;10)" office:value-type="float" office:value="10">
            <text:p>10</text:p>
          </table:table-cell>
          <table:table-cell table:formula="of:=IF(OR([.F196]=&quot;responseA&quot;;[.F196]=&quot;reponseB&quot;;[.F196]=&quot;reponseC&quot;);-10;10)" office:value-type="float" office:value="10">
            <text:p>10</text:p>
          </table:table-cell>
          <table:table-cell table:formula="of:=IF(OR([.G196]=&quot;responseA&quot;;[.G196]=&quot;reponseB&quot;;[.G196]=&quot;reponseC&quot;);-10;10)" office:value-type="float" office:value="10">
            <text:p>10</text:p>
          </table:table-cell>
          <table:table-cell table:formula="of:=IF(OR([.H196]=&quot;responseA&quot;;[.H196]=&quot;reponseB&quot;;[.H196]=&quot;reponseC&quot;);-10;10)" office:value-type="float" office:value="10">
            <text:p>10</text:p>
          </table:table-cell>
          <table:table-cell table:formula="of:=IF(OR([.I196]=&quot;responseA&quot;;[.I196]=&quot;reponseB&quot;;[.I196]=&quot;reponseC&quot;);-10;10)" office:value-type="float" office:value="10">
            <text:p>10</text:p>
          </table:table-cell>
          <table:table-cell table:formula="of:=IF(OR([.J196]=&quot;responseA&quot;;[.J196]=&quot;reponseB&quot;;[.J196]=&quot;reponseC&quot;);-10;10)" office:value-type="float" office:value="10">
            <text:p>10</text:p>
          </table:table-cell>
          <table:table-cell table:formula="of:=IF(OR([.K196]=&quot;responseA&quot;;[.K196]=&quot;reponseB&quot;;[.K196]=&quot;reponseC&quot;);-10;10)" office:value-type="float" office:value="10">
            <text:p>10</text:p>
          </table:table-cell>
          <table:table-cell table:formula="of:=IF(OR([.L196]=&quot;responseA&quot;;[.L196]=&quot;reponseB&quot;;[.L196]=&quot;reponseC&quot;);-10;10)" office:value-type="float" office:value="10">
            <text:p>10</text:p>
          </table:table-cell>
          <table:table-cell table:formula="of:=IF(OR([.M196]=&quot;responseA&quot;;[.M196]=&quot;reponseB&quot;;[.M196]=&quot;reponseC&quot;);-10;10)" office:value-type="float" office:value="10">
            <text:p>10</text:p>
          </table:table-cell>
          <table:table-cell table:formula="of:=IF(OR([.N196]=&quot;responseA&quot;;[.N196]=&quot;reponseB&quot;;[.N196]=&quot;reponseC&quot;);-10;10)" office:value-type="float" office:value="10">
            <text:p>10</text:p>
          </table:table-cell>
          <table:table-cell table:formula="of:=IF(OR([.O196]=&quot;responseA&quot;;[.O196]=&quot;reponseB&quot;;[.O196]=&quot;reponseC&quot;);-10;10)" office:value-type="float" office:value="10">
            <text:p>10</text:p>
          </table:table-cell>
          <table:table-cell table:formula="of:=IF(OR([.P196]=&quot;responseA&quot;;[.P196]=&quot;reponseB&quot;;[.P196]=&quot;reponseC&quot;);-10;10)" office:value-type="float" office:value="10">
            <text:p>10</text:p>
          </table:table-cell>
          <table:table-cell table:formula="of:=IF(OR([.Q196]=&quot;responseA&quot;;[.Q196]=&quot;reponseB&quot;;[.Q196]=&quot;reponseC&quot;);-10;10)" office:value-type="float" office:value="10">
            <text:p>10</text:p>
          </table:table-cell>
          <table:table-cell table:formula="of:=IF(OR([.R196]=&quot;responseA&quot;;[.R196]=&quot;reponseB&quot;;[.R196]=&quot;reponseC&quot;);-10;10)" office:value-type="float" office:value="10">
            <text:p>10</text:p>
          </table:table-cell>
          <table:table-cell table:formula="of:=IF(OR([.S196]=&quot;responseA&quot;;[.S196]=&quot;reponseB&quot;;[.S196]=&quot;reponseC&quot;);-10;10)" office:value-type="float" office:value="10">
            <text:p>10</text:p>
          </table:table-cell>
          <table:table-cell table:formula="of:=IF(OR([.T196]=&quot;responseA&quot;;[.T196]=&quot;reponseB&quot;;[.T196]=&quot;reponseC&quot;);-10;10)" office:value-type="float" office:value="10">
            <text:p>10</text:p>
          </table:table-cell>
          <table:table-cell table:formula="of:=IF(OR([.U196]=&quot;responseA&quot;;[.U196]=&quot;reponseB&quot;;[.U196]=&quot;reponseC&quot;);-10;10)" office:value-type="float" office:value="10">
            <text:p>10</text:p>
          </table:table-cell>
          <table:table-cell table:formula="of:=IF(OR([.V196]=&quot;responseA&quot;;[.V196]=&quot;reponseB&quot;;[.V196]=&quot;reponseC&quot;);-10;10)" office:value-type="float" office:value="10">
            <text:p>10</text:p>
          </table:table-cell>
          <table:table-cell table:formula="of:=IF(OR([.W196]=&quot;responseA&quot;;[.W196]=&quot;reponseB&quot;;[.W196]=&quot;reponseC&quot;);-10;10)" office:value-type="float" office:value="10">
            <text:p>10</text:p>
          </table:table-cell>
          <table:table-cell table:formula="of:=IF(OR([.X196]=&quot;responseA&quot;;[.X196]=&quot;reponseB&quot;;[.X196]=&quot;reponseC&quot;);-10;10)" office:value-type="float" office:value="10">
            <text:p>10</text:p>
          </table:table-cell>
          <table:table-cell table:number-columns-repeated="2"/>
          <table:table-cell table:formula="of:=([.AT196]-[.AS196])/[.AS196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97]=&quot;responseA&quot;;[.E197]=&quot;reponseB&quot;;[.E197]=&quot;reponseC&quot;);-10;10)" office:value-type="float" office:value="10">
            <text:p>10</text:p>
          </table:table-cell>
          <table:table-cell table:formula="of:=IF(OR([.F197]=&quot;responseA&quot;;[.F197]=&quot;reponseB&quot;;[.F197]=&quot;reponseC&quot;);-10;10)" office:value-type="float" office:value="10">
            <text:p>10</text:p>
          </table:table-cell>
          <table:table-cell table:formula="of:=IF(OR([.G197]=&quot;responseA&quot;;[.G197]=&quot;reponseB&quot;;[.G197]=&quot;reponseC&quot;);-10;10)" office:value-type="float" office:value="10">
            <text:p>10</text:p>
          </table:table-cell>
          <table:table-cell table:formula="of:=IF(OR([.H197]=&quot;responseA&quot;;[.H197]=&quot;reponseB&quot;;[.H197]=&quot;reponseC&quot;);-10;10)" office:value-type="float" office:value="10">
            <text:p>10</text:p>
          </table:table-cell>
          <table:table-cell table:formula="of:=IF(OR([.I197]=&quot;responseA&quot;;[.I197]=&quot;reponseB&quot;;[.I197]=&quot;reponseC&quot;);-10;10)" office:value-type="float" office:value="10">
            <text:p>10</text:p>
          </table:table-cell>
          <table:table-cell table:formula="of:=IF(OR([.J197]=&quot;responseA&quot;;[.J197]=&quot;reponseB&quot;;[.J197]=&quot;reponseC&quot;);-10;10)" office:value-type="float" office:value="10">
            <text:p>10</text:p>
          </table:table-cell>
          <table:table-cell table:formula="of:=IF(OR([.K197]=&quot;responseA&quot;;[.K197]=&quot;reponseB&quot;;[.K197]=&quot;reponseC&quot;);-10;10)" office:value-type="float" office:value="10">
            <text:p>10</text:p>
          </table:table-cell>
          <table:table-cell table:formula="of:=IF(OR([.L197]=&quot;responseA&quot;;[.L197]=&quot;reponseB&quot;;[.L197]=&quot;reponseC&quot;);-10;10)" office:value-type="float" office:value="10">
            <text:p>10</text:p>
          </table:table-cell>
          <table:table-cell table:formula="of:=IF(OR([.M197]=&quot;responseA&quot;;[.M197]=&quot;reponseB&quot;;[.M197]=&quot;reponseC&quot;);-10;10)" office:value-type="float" office:value="10">
            <text:p>10</text:p>
          </table:table-cell>
          <table:table-cell table:formula="of:=IF(OR([.N197]=&quot;responseA&quot;;[.N197]=&quot;reponseB&quot;;[.N197]=&quot;reponseC&quot;);-10;10)" office:value-type="float" office:value="10">
            <text:p>10</text:p>
          </table:table-cell>
          <table:table-cell table:formula="of:=IF(OR([.O197]=&quot;responseA&quot;;[.O197]=&quot;reponseB&quot;;[.O197]=&quot;reponseC&quot;);-10;10)" office:value-type="float" office:value="10">
            <text:p>10</text:p>
          </table:table-cell>
          <table:table-cell table:formula="of:=IF(OR([.P197]=&quot;responseA&quot;;[.P197]=&quot;reponseB&quot;;[.P197]=&quot;reponseC&quot;);-10;10)" office:value-type="float" office:value="10">
            <text:p>10</text:p>
          </table:table-cell>
          <table:table-cell table:formula="of:=IF(OR([.Q197]=&quot;responseA&quot;;[.Q197]=&quot;reponseB&quot;;[.Q197]=&quot;reponseC&quot;);-10;10)" office:value-type="float" office:value="10">
            <text:p>10</text:p>
          </table:table-cell>
          <table:table-cell table:formula="of:=IF(OR([.R197]=&quot;responseA&quot;;[.R197]=&quot;reponseB&quot;;[.R197]=&quot;reponseC&quot;);-10;10)" office:value-type="float" office:value="10">
            <text:p>10</text:p>
          </table:table-cell>
          <table:table-cell table:formula="of:=IF(OR([.S197]=&quot;responseA&quot;;[.S197]=&quot;reponseB&quot;;[.S197]=&quot;reponseC&quot;);-10;10)" office:value-type="float" office:value="10">
            <text:p>10</text:p>
          </table:table-cell>
          <table:table-cell table:formula="of:=IF(OR([.T197]=&quot;responseA&quot;;[.T197]=&quot;reponseB&quot;;[.T197]=&quot;reponseC&quot;);-10;10)" office:value-type="float" office:value="10">
            <text:p>10</text:p>
          </table:table-cell>
          <table:table-cell table:formula="of:=IF(OR([.U197]=&quot;responseA&quot;;[.U197]=&quot;reponseB&quot;;[.U197]=&quot;reponseC&quot;);-10;10)" office:value-type="float" office:value="10">
            <text:p>10</text:p>
          </table:table-cell>
          <table:table-cell table:formula="of:=IF(OR([.V197]=&quot;responseA&quot;;[.V197]=&quot;reponseB&quot;;[.V197]=&quot;reponseC&quot;);-10;10)" office:value-type="float" office:value="10">
            <text:p>10</text:p>
          </table:table-cell>
          <table:table-cell table:formula="of:=IF(OR([.W197]=&quot;responseA&quot;;[.W197]=&quot;reponseB&quot;;[.W197]=&quot;reponseC&quot;);-10;10)" office:value-type="float" office:value="10">
            <text:p>10</text:p>
          </table:table-cell>
          <table:table-cell table:formula="of:=IF(OR([.X197]=&quot;responseA&quot;;[.X197]=&quot;reponseB&quot;;[.X197]=&quot;reponseC&quot;);-10;10)" office:value-type="float" office:value="10">
            <text:p>10</text:p>
          </table:table-cell>
          <table:table-cell table:number-columns-repeated="2"/>
          <table:table-cell table:formula="of:=([.AT197]-[.AS197])/[.AS197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98]=&quot;responseA&quot;;[.E198]=&quot;reponseB&quot;;[.E198]=&quot;reponseC&quot;);-10;10)" office:value-type="float" office:value="10">
            <text:p>10</text:p>
          </table:table-cell>
          <table:table-cell table:formula="of:=IF(OR([.F198]=&quot;responseA&quot;;[.F198]=&quot;reponseB&quot;;[.F198]=&quot;reponseC&quot;);-10;10)" office:value-type="float" office:value="10">
            <text:p>10</text:p>
          </table:table-cell>
          <table:table-cell table:formula="of:=IF(OR([.G198]=&quot;responseA&quot;;[.G198]=&quot;reponseB&quot;;[.G198]=&quot;reponseC&quot;);-10;10)" office:value-type="float" office:value="10">
            <text:p>10</text:p>
          </table:table-cell>
          <table:table-cell table:formula="of:=IF(OR([.H198]=&quot;responseA&quot;;[.H198]=&quot;reponseB&quot;;[.H198]=&quot;reponseC&quot;);-10;10)" office:value-type="float" office:value="10">
            <text:p>10</text:p>
          </table:table-cell>
          <table:table-cell table:formula="of:=IF(OR([.I198]=&quot;responseA&quot;;[.I198]=&quot;reponseB&quot;;[.I198]=&quot;reponseC&quot;);-10;10)" office:value-type="float" office:value="10">
            <text:p>10</text:p>
          </table:table-cell>
          <table:table-cell table:formula="of:=IF(OR([.J198]=&quot;responseA&quot;;[.J198]=&quot;reponseB&quot;;[.J198]=&quot;reponseC&quot;);-10;10)" office:value-type="float" office:value="10">
            <text:p>10</text:p>
          </table:table-cell>
          <table:table-cell table:formula="of:=IF(OR([.K198]=&quot;responseA&quot;;[.K198]=&quot;reponseB&quot;;[.K198]=&quot;reponseC&quot;);-10;10)" office:value-type="float" office:value="10">
            <text:p>10</text:p>
          </table:table-cell>
          <table:table-cell table:formula="of:=IF(OR([.L198]=&quot;responseA&quot;;[.L198]=&quot;reponseB&quot;;[.L198]=&quot;reponseC&quot;);-10;10)" office:value-type="float" office:value="10">
            <text:p>10</text:p>
          </table:table-cell>
          <table:table-cell table:formula="of:=IF(OR([.M198]=&quot;responseA&quot;;[.M198]=&quot;reponseB&quot;;[.M198]=&quot;reponseC&quot;);-10;10)" office:value-type="float" office:value="10">
            <text:p>10</text:p>
          </table:table-cell>
          <table:table-cell table:formula="of:=IF(OR([.N198]=&quot;responseA&quot;;[.N198]=&quot;reponseB&quot;;[.N198]=&quot;reponseC&quot;);-10;10)" office:value-type="float" office:value="10">
            <text:p>10</text:p>
          </table:table-cell>
          <table:table-cell table:formula="of:=IF(OR([.O198]=&quot;responseA&quot;;[.O198]=&quot;reponseB&quot;;[.O198]=&quot;reponseC&quot;);-10;10)" office:value-type="float" office:value="10">
            <text:p>10</text:p>
          </table:table-cell>
          <table:table-cell table:formula="of:=IF(OR([.P198]=&quot;responseA&quot;;[.P198]=&quot;reponseB&quot;;[.P198]=&quot;reponseC&quot;);-10;10)" office:value-type="float" office:value="10">
            <text:p>10</text:p>
          </table:table-cell>
          <table:table-cell table:formula="of:=IF(OR([.Q198]=&quot;responseA&quot;;[.Q198]=&quot;reponseB&quot;;[.Q198]=&quot;reponseC&quot;);-10;10)" office:value-type="float" office:value="10">
            <text:p>10</text:p>
          </table:table-cell>
          <table:table-cell table:formula="of:=IF(OR([.R198]=&quot;responseA&quot;;[.R198]=&quot;reponseB&quot;;[.R198]=&quot;reponseC&quot;);-10;10)" office:value-type="float" office:value="10">
            <text:p>10</text:p>
          </table:table-cell>
          <table:table-cell table:formula="of:=IF(OR([.S198]=&quot;responseA&quot;;[.S198]=&quot;reponseB&quot;;[.S198]=&quot;reponseC&quot;);-10;10)" office:value-type="float" office:value="10">
            <text:p>10</text:p>
          </table:table-cell>
          <table:table-cell table:formula="of:=IF(OR([.T198]=&quot;responseA&quot;;[.T198]=&quot;reponseB&quot;;[.T198]=&quot;reponseC&quot;);-10;10)" office:value-type="float" office:value="10">
            <text:p>10</text:p>
          </table:table-cell>
          <table:table-cell table:formula="of:=IF(OR([.U198]=&quot;responseA&quot;;[.U198]=&quot;reponseB&quot;;[.U198]=&quot;reponseC&quot;);-10;10)" office:value-type="float" office:value="10">
            <text:p>10</text:p>
          </table:table-cell>
          <table:table-cell table:formula="of:=IF(OR([.V198]=&quot;responseA&quot;;[.V198]=&quot;reponseB&quot;;[.V198]=&quot;reponseC&quot;);-10;10)" office:value-type="float" office:value="10">
            <text:p>10</text:p>
          </table:table-cell>
          <table:table-cell table:formula="of:=IF(OR([.W198]=&quot;responseA&quot;;[.W198]=&quot;reponseB&quot;;[.W198]=&quot;reponseC&quot;);-10;10)" office:value-type="float" office:value="10">
            <text:p>10</text:p>
          </table:table-cell>
          <table:table-cell table:formula="of:=IF(OR([.X198]=&quot;responseA&quot;;[.X198]=&quot;reponseB&quot;;[.X198]=&quot;reponseC&quot;);-10;10)" office:value-type="float" office:value="10">
            <text:p>10</text:p>
          </table:table-cell>
          <table:table-cell table:number-columns-repeated="2"/>
          <table:table-cell table:formula="of:=([.AT198]-[.AS198])/[.AS198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199]=&quot;responseA&quot;;[.E199]=&quot;reponseB&quot;;[.E199]=&quot;reponseC&quot;);-10;10)" office:value-type="float" office:value="10">
            <text:p>10</text:p>
          </table:table-cell>
          <table:table-cell table:formula="of:=IF(OR([.F199]=&quot;responseA&quot;;[.F199]=&quot;reponseB&quot;;[.F199]=&quot;reponseC&quot;);-10;10)" office:value-type="float" office:value="10">
            <text:p>10</text:p>
          </table:table-cell>
          <table:table-cell table:formula="of:=IF(OR([.G199]=&quot;responseA&quot;;[.G199]=&quot;reponseB&quot;;[.G199]=&quot;reponseC&quot;);-10;10)" office:value-type="float" office:value="10">
            <text:p>10</text:p>
          </table:table-cell>
          <table:table-cell table:formula="of:=IF(OR([.H199]=&quot;responseA&quot;;[.H199]=&quot;reponseB&quot;;[.H199]=&quot;reponseC&quot;);-10;10)" office:value-type="float" office:value="10">
            <text:p>10</text:p>
          </table:table-cell>
          <table:table-cell table:formula="of:=IF(OR([.I199]=&quot;responseA&quot;;[.I199]=&quot;reponseB&quot;;[.I199]=&quot;reponseC&quot;);-10;10)" office:value-type="float" office:value="10">
            <text:p>10</text:p>
          </table:table-cell>
          <table:table-cell table:formula="of:=IF(OR([.J199]=&quot;responseA&quot;;[.J199]=&quot;reponseB&quot;;[.J199]=&quot;reponseC&quot;);-10;10)" office:value-type="float" office:value="10">
            <text:p>10</text:p>
          </table:table-cell>
          <table:table-cell table:formula="of:=IF(OR([.K199]=&quot;responseA&quot;;[.K199]=&quot;reponseB&quot;;[.K199]=&quot;reponseC&quot;);-10;10)" office:value-type="float" office:value="10">
            <text:p>10</text:p>
          </table:table-cell>
          <table:table-cell table:formula="of:=IF(OR([.L199]=&quot;responseA&quot;;[.L199]=&quot;reponseB&quot;;[.L199]=&quot;reponseC&quot;);-10;10)" office:value-type="float" office:value="10">
            <text:p>10</text:p>
          </table:table-cell>
          <table:table-cell table:formula="of:=IF(OR([.M199]=&quot;responseA&quot;;[.M199]=&quot;reponseB&quot;;[.M199]=&quot;reponseC&quot;);-10;10)" office:value-type="float" office:value="10">
            <text:p>10</text:p>
          </table:table-cell>
          <table:table-cell table:formula="of:=IF(OR([.N199]=&quot;responseA&quot;;[.N199]=&quot;reponseB&quot;;[.N199]=&quot;reponseC&quot;);-10;10)" office:value-type="float" office:value="10">
            <text:p>10</text:p>
          </table:table-cell>
          <table:table-cell table:formula="of:=IF(OR([.O199]=&quot;responseA&quot;;[.O199]=&quot;reponseB&quot;;[.O199]=&quot;reponseC&quot;);-10;10)" office:value-type="float" office:value="10">
            <text:p>10</text:p>
          </table:table-cell>
          <table:table-cell table:formula="of:=IF(OR([.P199]=&quot;responseA&quot;;[.P199]=&quot;reponseB&quot;;[.P199]=&quot;reponseC&quot;);-10;10)" office:value-type="float" office:value="10">
            <text:p>10</text:p>
          </table:table-cell>
          <table:table-cell table:formula="of:=IF(OR([.Q199]=&quot;responseA&quot;;[.Q199]=&quot;reponseB&quot;;[.Q199]=&quot;reponseC&quot;);-10;10)" office:value-type="float" office:value="10">
            <text:p>10</text:p>
          </table:table-cell>
          <table:table-cell table:formula="of:=IF(OR([.R199]=&quot;responseA&quot;;[.R199]=&quot;reponseB&quot;;[.R199]=&quot;reponseC&quot;);-10;10)" office:value-type="float" office:value="10">
            <text:p>10</text:p>
          </table:table-cell>
          <table:table-cell table:formula="of:=IF(OR([.S199]=&quot;responseA&quot;;[.S199]=&quot;reponseB&quot;;[.S199]=&quot;reponseC&quot;);-10;10)" office:value-type="float" office:value="10">
            <text:p>10</text:p>
          </table:table-cell>
          <table:table-cell table:formula="of:=IF(OR([.T199]=&quot;responseA&quot;;[.T199]=&quot;reponseB&quot;;[.T199]=&quot;reponseC&quot;);-10;10)" office:value-type="float" office:value="10">
            <text:p>10</text:p>
          </table:table-cell>
          <table:table-cell table:formula="of:=IF(OR([.U199]=&quot;responseA&quot;;[.U199]=&quot;reponseB&quot;;[.U199]=&quot;reponseC&quot;);-10;10)" office:value-type="float" office:value="10">
            <text:p>10</text:p>
          </table:table-cell>
          <table:table-cell table:formula="of:=IF(OR([.V199]=&quot;responseA&quot;;[.V199]=&quot;reponseB&quot;;[.V199]=&quot;reponseC&quot;);-10;10)" office:value-type="float" office:value="10">
            <text:p>10</text:p>
          </table:table-cell>
          <table:table-cell table:formula="of:=IF(OR([.W199]=&quot;responseA&quot;;[.W199]=&quot;reponseB&quot;;[.W199]=&quot;reponseC&quot;);-10;10)" office:value-type="float" office:value="10">
            <text:p>10</text:p>
          </table:table-cell>
          <table:table-cell table:formula="of:=IF(OR([.X199]=&quot;responseA&quot;;[.X199]=&quot;reponseB&quot;;[.X199]=&quot;reponseC&quot;);-10;10)" office:value-type="float" office:value="10">
            <text:p>10</text:p>
          </table:table-cell>
          <table:table-cell table:number-columns-repeated="2"/>
          <table:table-cell table:formula="of:=([.AT199]-[.AS199])/[.AS199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00]=&quot;responseA&quot;;[.E200]=&quot;reponseB&quot;;[.E200]=&quot;reponseC&quot;);-10;10)" office:value-type="float" office:value="10">
            <text:p>10</text:p>
          </table:table-cell>
          <table:table-cell table:formula="of:=IF(OR([.F200]=&quot;responseA&quot;;[.F200]=&quot;reponseB&quot;;[.F200]=&quot;reponseC&quot;);-10;10)" office:value-type="float" office:value="10">
            <text:p>10</text:p>
          </table:table-cell>
          <table:table-cell table:formula="of:=IF(OR([.G200]=&quot;responseA&quot;;[.G200]=&quot;reponseB&quot;;[.G200]=&quot;reponseC&quot;);-10;10)" office:value-type="float" office:value="10">
            <text:p>10</text:p>
          </table:table-cell>
          <table:table-cell table:formula="of:=IF(OR([.H200]=&quot;responseA&quot;;[.H200]=&quot;reponseB&quot;;[.H200]=&quot;reponseC&quot;);-10;10)" office:value-type="float" office:value="10">
            <text:p>10</text:p>
          </table:table-cell>
          <table:table-cell table:formula="of:=IF(OR([.I200]=&quot;responseA&quot;;[.I200]=&quot;reponseB&quot;;[.I200]=&quot;reponseC&quot;);-10;10)" office:value-type="float" office:value="10">
            <text:p>10</text:p>
          </table:table-cell>
          <table:table-cell table:formula="of:=IF(OR([.J200]=&quot;responseA&quot;;[.J200]=&quot;reponseB&quot;;[.J200]=&quot;reponseC&quot;);-10;10)" office:value-type="float" office:value="10">
            <text:p>10</text:p>
          </table:table-cell>
          <table:table-cell table:formula="of:=IF(OR([.K200]=&quot;responseA&quot;;[.K200]=&quot;reponseB&quot;;[.K200]=&quot;reponseC&quot;);-10;10)" office:value-type="float" office:value="10">
            <text:p>10</text:p>
          </table:table-cell>
          <table:table-cell table:formula="of:=IF(OR([.L200]=&quot;responseA&quot;;[.L200]=&quot;reponseB&quot;;[.L200]=&quot;reponseC&quot;);-10;10)" office:value-type="float" office:value="10">
            <text:p>10</text:p>
          </table:table-cell>
          <table:table-cell table:formula="of:=IF(OR([.M200]=&quot;responseA&quot;;[.M200]=&quot;reponseB&quot;;[.M200]=&quot;reponseC&quot;);-10;10)" office:value-type="float" office:value="10">
            <text:p>10</text:p>
          </table:table-cell>
          <table:table-cell table:formula="of:=IF(OR([.N200]=&quot;responseA&quot;;[.N200]=&quot;reponseB&quot;;[.N200]=&quot;reponseC&quot;);-10;10)" office:value-type="float" office:value="10">
            <text:p>10</text:p>
          </table:table-cell>
          <table:table-cell table:formula="of:=IF(OR([.O200]=&quot;responseA&quot;;[.O200]=&quot;reponseB&quot;;[.O200]=&quot;reponseC&quot;);-10;10)" office:value-type="float" office:value="10">
            <text:p>10</text:p>
          </table:table-cell>
          <table:table-cell table:formula="of:=IF(OR([.P200]=&quot;responseA&quot;;[.P200]=&quot;reponseB&quot;;[.P200]=&quot;reponseC&quot;);-10;10)" office:value-type="float" office:value="10">
            <text:p>10</text:p>
          </table:table-cell>
          <table:table-cell table:formula="of:=IF(OR([.Q200]=&quot;responseA&quot;;[.Q200]=&quot;reponseB&quot;;[.Q200]=&quot;reponseC&quot;);-10;10)" office:value-type="float" office:value="10">
            <text:p>10</text:p>
          </table:table-cell>
          <table:table-cell table:formula="of:=IF(OR([.R200]=&quot;responseA&quot;;[.R200]=&quot;reponseB&quot;;[.R200]=&quot;reponseC&quot;);-10;10)" office:value-type="float" office:value="10">
            <text:p>10</text:p>
          </table:table-cell>
          <table:table-cell table:formula="of:=IF(OR([.S200]=&quot;responseA&quot;;[.S200]=&quot;reponseB&quot;;[.S200]=&quot;reponseC&quot;);-10;10)" office:value-type="float" office:value="10">
            <text:p>10</text:p>
          </table:table-cell>
          <table:table-cell table:formula="of:=IF(OR([.T200]=&quot;responseA&quot;;[.T200]=&quot;reponseB&quot;;[.T200]=&quot;reponseC&quot;);-10;10)" office:value-type="float" office:value="10">
            <text:p>10</text:p>
          </table:table-cell>
          <table:table-cell table:formula="of:=IF(OR([.U200]=&quot;responseA&quot;;[.U200]=&quot;reponseB&quot;;[.U200]=&quot;reponseC&quot;);-10;10)" office:value-type="float" office:value="10">
            <text:p>10</text:p>
          </table:table-cell>
          <table:table-cell table:formula="of:=IF(OR([.V200]=&quot;responseA&quot;;[.V200]=&quot;reponseB&quot;;[.V200]=&quot;reponseC&quot;);-10;10)" office:value-type="float" office:value="10">
            <text:p>10</text:p>
          </table:table-cell>
          <table:table-cell table:formula="of:=IF(OR([.W200]=&quot;responseA&quot;;[.W200]=&quot;reponseB&quot;;[.W200]=&quot;reponseC&quot;);-10;10)" office:value-type="float" office:value="10">
            <text:p>10</text:p>
          </table:table-cell>
          <table:table-cell table:formula="of:=IF(OR([.X200]=&quot;responseA&quot;;[.X200]=&quot;reponseB&quot;;[.X200]=&quot;reponseC&quot;);-10;10)" office:value-type="float" office:value="10">
            <text:p>10</text:p>
          </table:table-cell>
          <table:table-cell table:number-columns-repeated="2"/>
          <table:table-cell table:formula="of:=([.AT200]-[.AS200])/[.AS200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01]=&quot;responseA&quot;;[.E201]=&quot;reponseB&quot;;[.E201]=&quot;reponseC&quot;);-10;10)" office:value-type="float" office:value="10">
            <text:p>10</text:p>
          </table:table-cell>
          <table:table-cell table:formula="of:=IF(OR([.F201]=&quot;responseA&quot;;[.F201]=&quot;reponseB&quot;;[.F201]=&quot;reponseC&quot;);-10;10)" office:value-type="float" office:value="10">
            <text:p>10</text:p>
          </table:table-cell>
          <table:table-cell table:formula="of:=IF(OR([.G201]=&quot;responseA&quot;;[.G201]=&quot;reponseB&quot;;[.G201]=&quot;reponseC&quot;);-10;10)" office:value-type="float" office:value="10">
            <text:p>10</text:p>
          </table:table-cell>
          <table:table-cell table:formula="of:=IF(OR([.H201]=&quot;responseA&quot;;[.H201]=&quot;reponseB&quot;;[.H201]=&quot;reponseC&quot;);-10;10)" office:value-type="float" office:value="10">
            <text:p>10</text:p>
          </table:table-cell>
          <table:table-cell table:formula="of:=IF(OR([.I201]=&quot;responseA&quot;;[.I201]=&quot;reponseB&quot;;[.I201]=&quot;reponseC&quot;);-10;10)" office:value-type="float" office:value="10">
            <text:p>10</text:p>
          </table:table-cell>
          <table:table-cell table:formula="of:=IF(OR([.J201]=&quot;responseA&quot;;[.J201]=&quot;reponseB&quot;;[.J201]=&quot;reponseC&quot;);-10;10)" office:value-type="float" office:value="10">
            <text:p>10</text:p>
          </table:table-cell>
          <table:table-cell table:formula="of:=IF(OR([.K201]=&quot;responseA&quot;;[.K201]=&quot;reponseB&quot;;[.K201]=&quot;reponseC&quot;);-10;10)" office:value-type="float" office:value="10">
            <text:p>10</text:p>
          </table:table-cell>
          <table:table-cell table:formula="of:=IF(OR([.L201]=&quot;responseA&quot;;[.L201]=&quot;reponseB&quot;;[.L201]=&quot;reponseC&quot;);-10;10)" office:value-type="float" office:value="10">
            <text:p>10</text:p>
          </table:table-cell>
          <table:table-cell table:formula="of:=IF(OR([.M201]=&quot;responseA&quot;;[.M201]=&quot;reponseB&quot;;[.M201]=&quot;reponseC&quot;);-10;10)" office:value-type="float" office:value="10">
            <text:p>10</text:p>
          </table:table-cell>
          <table:table-cell table:formula="of:=IF(OR([.N201]=&quot;responseA&quot;;[.N201]=&quot;reponseB&quot;;[.N201]=&quot;reponseC&quot;);-10;10)" office:value-type="float" office:value="10">
            <text:p>10</text:p>
          </table:table-cell>
          <table:table-cell table:formula="of:=IF(OR([.O201]=&quot;responseA&quot;;[.O201]=&quot;reponseB&quot;;[.O201]=&quot;reponseC&quot;);-10;10)" office:value-type="float" office:value="10">
            <text:p>10</text:p>
          </table:table-cell>
          <table:table-cell table:formula="of:=IF(OR([.P201]=&quot;responseA&quot;;[.P201]=&quot;reponseB&quot;;[.P201]=&quot;reponseC&quot;);-10;10)" office:value-type="float" office:value="10">
            <text:p>10</text:p>
          </table:table-cell>
          <table:table-cell table:formula="of:=IF(OR([.Q201]=&quot;responseA&quot;;[.Q201]=&quot;reponseB&quot;;[.Q201]=&quot;reponseC&quot;);-10;10)" office:value-type="float" office:value="10">
            <text:p>10</text:p>
          </table:table-cell>
          <table:table-cell table:formula="of:=IF(OR([.R201]=&quot;responseA&quot;;[.R201]=&quot;reponseB&quot;;[.R201]=&quot;reponseC&quot;);-10;10)" office:value-type="float" office:value="10">
            <text:p>10</text:p>
          </table:table-cell>
          <table:table-cell table:formula="of:=IF(OR([.S201]=&quot;responseA&quot;;[.S201]=&quot;reponseB&quot;;[.S201]=&quot;reponseC&quot;);-10;10)" office:value-type="float" office:value="10">
            <text:p>10</text:p>
          </table:table-cell>
          <table:table-cell table:formula="of:=IF(OR([.T201]=&quot;responseA&quot;;[.T201]=&quot;reponseB&quot;;[.T201]=&quot;reponseC&quot;);-10;10)" office:value-type="float" office:value="10">
            <text:p>10</text:p>
          </table:table-cell>
          <table:table-cell table:formula="of:=IF(OR([.U201]=&quot;responseA&quot;;[.U201]=&quot;reponseB&quot;;[.U201]=&quot;reponseC&quot;);-10;10)" office:value-type="float" office:value="10">
            <text:p>10</text:p>
          </table:table-cell>
          <table:table-cell table:formula="of:=IF(OR([.V201]=&quot;responseA&quot;;[.V201]=&quot;reponseB&quot;;[.V201]=&quot;reponseC&quot;);-10;10)" office:value-type="float" office:value="10">
            <text:p>10</text:p>
          </table:table-cell>
          <table:table-cell table:formula="of:=IF(OR([.W201]=&quot;responseA&quot;;[.W201]=&quot;reponseB&quot;;[.W201]=&quot;reponseC&quot;);-10;10)" office:value-type="float" office:value="10">
            <text:p>10</text:p>
          </table:table-cell>
          <table:table-cell table:formula="of:=IF(OR([.X201]=&quot;responseA&quot;;[.X201]=&quot;reponseB&quot;;[.X201]=&quot;reponseC&quot;);-10;10)" office:value-type="float" office:value="10">
            <text:p>10</text:p>
          </table:table-cell>
          <table:table-cell table:number-columns-repeated="2"/>
          <table:table-cell table:formula="of:=([.AT201]-[.AS201])/[.AS201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02]=&quot;responseA&quot;;[.E202]=&quot;reponseB&quot;;[.E202]=&quot;reponseC&quot;);-10;10)" office:value-type="float" office:value="10">
            <text:p>10</text:p>
          </table:table-cell>
          <table:table-cell table:formula="of:=IF(OR([.F202]=&quot;responseA&quot;;[.F202]=&quot;reponseB&quot;;[.F202]=&quot;reponseC&quot;);-10;10)" office:value-type="float" office:value="10">
            <text:p>10</text:p>
          </table:table-cell>
          <table:table-cell table:formula="of:=IF(OR([.G202]=&quot;responseA&quot;;[.G202]=&quot;reponseB&quot;;[.G202]=&quot;reponseC&quot;);-10;10)" office:value-type="float" office:value="10">
            <text:p>10</text:p>
          </table:table-cell>
          <table:table-cell table:formula="of:=IF(OR([.H202]=&quot;responseA&quot;;[.H202]=&quot;reponseB&quot;;[.H202]=&quot;reponseC&quot;);-10;10)" office:value-type="float" office:value="10">
            <text:p>10</text:p>
          </table:table-cell>
          <table:table-cell table:formula="of:=IF(OR([.I202]=&quot;responseA&quot;;[.I202]=&quot;reponseB&quot;;[.I202]=&quot;reponseC&quot;);-10;10)" office:value-type="float" office:value="10">
            <text:p>10</text:p>
          </table:table-cell>
          <table:table-cell table:formula="of:=IF(OR([.J202]=&quot;responseA&quot;;[.J202]=&quot;reponseB&quot;;[.J202]=&quot;reponseC&quot;);-10;10)" office:value-type="float" office:value="10">
            <text:p>10</text:p>
          </table:table-cell>
          <table:table-cell table:formula="of:=IF(OR([.K202]=&quot;responseA&quot;;[.K202]=&quot;reponseB&quot;;[.K202]=&quot;reponseC&quot;);-10;10)" office:value-type="float" office:value="10">
            <text:p>10</text:p>
          </table:table-cell>
          <table:table-cell table:formula="of:=IF(OR([.L202]=&quot;responseA&quot;;[.L202]=&quot;reponseB&quot;;[.L202]=&quot;reponseC&quot;);-10;10)" office:value-type="float" office:value="10">
            <text:p>10</text:p>
          </table:table-cell>
          <table:table-cell table:formula="of:=IF(OR([.M202]=&quot;responseA&quot;;[.M202]=&quot;reponseB&quot;;[.M202]=&quot;reponseC&quot;);-10;10)" office:value-type="float" office:value="10">
            <text:p>10</text:p>
          </table:table-cell>
          <table:table-cell table:formula="of:=IF(OR([.N202]=&quot;responseA&quot;;[.N202]=&quot;reponseB&quot;;[.N202]=&quot;reponseC&quot;);-10;10)" office:value-type="float" office:value="10">
            <text:p>10</text:p>
          </table:table-cell>
          <table:table-cell table:formula="of:=IF(OR([.O202]=&quot;responseA&quot;;[.O202]=&quot;reponseB&quot;;[.O202]=&quot;reponseC&quot;);-10;10)" office:value-type="float" office:value="10">
            <text:p>10</text:p>
          </table:table-cell>
          <table:table-cell table:formula="of:=IF(OR([.P202]=&quot;responseA&quot;;[.P202]=&quot;reponseB&quot;;[.P202]=&quot;reponseC&quot;);-10;10)" office:value-type="float" office:value="10">
            <text:p>10</text:p>
          </table:table-cell>
          <table:table-cell table:formula="of:=IF(OR([.Q202]=&quot;responseA&quot;;[.Q202]=&quot;reponseB&quot;;[.Q202]=&quot;reponseC&quot;);-10;10)" office:value-type="float" office:value="10">
            <text:p>10</text:p>
          </table:table-cell>
          <table:table-cell table:formula="of:=IF(OR([.R202]=&quot;responseA&quot;;[.R202]=&quot;reponseB&quot;;[.R202]=&quot;reponseC&quot;);-10;10)" office:value-type="float" office:value="10">
            <text:p>10</text:p>
          </table:table-cell>
          <table:table-cell table:formula="of:=IF(OR([.S202]=&quot;responseA&quot;;[.S202]=&quot;reponseB&quot;;[.S202]=&quot;reponseC&quot;);-10;10)" office:value-type="float" office:value="10">
            <text:p>10</text:p>
          </table:table-cell>
          <table:table-cell table:formula="of:=IF(OR([.T202]=&quot;responseA&quot;;[.T202]=&quot;reponseB&quot;;[.T202]=&quot;reponseC&quot;);-10;10)" office:value-type="float" office:value="10">
            <text:p>10</text:p>
          </table:table-cell>
          <table:table-cell table:formula="of:=IF(OR([.U202]=&quot;responseA&quot;;[.U202]=&quot;reponseB&quot;;[.U202]=&quot;reponseC&quot;);-10;10)" office:value-type="float" office:value="10">
            <text:p>10</text:p>
          </table:table-cell>
          <table:table-cell table:formula="of:=IF(OR([.V202]=&quot;responseA&quot;;[.V202]=&quot;reponseB&quot;;[.V202]=&quot;reponseC&quot;);-10;10)" office:value-type="float" office:value="10">
            <text:p>10</text:p>
          </table:table-cell>
          <table:table-cell table:formula="of:=IF(OR([.W202]=&quot;responseA&quot;;[.W202]=&quot;reponseB&quot;;[.W202]=&quot;reponseC&quot;);-10;10)" office:value-type="float" office:value="10">
            <text:p>10</text:p>
          </table:table-cell>
          <table:table-cell table:formula="of:=IF(OR([.X202]=&quot;responseA&quot;;[.X202]=&quot;reponseB&quot;;[.X202]=&quot;reponseC&quot;);-10;10)" office:value-type="float" office:value="10">
            <text:p>10</text:p>
          </table:table-cell>
          <table:table-cell table:number-columns-repeated="2"/>
          <table:table-cell table:formula="of:=([.AT202]-[.AS202])/[.AS202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03]=&quot;responseA&quot;;[.E203]=&quot;reponseB&quot;;[.E203]=&quot;reponseC&quot;);-10;10)" office:value-type="float" office:value="10">
            <text:p>10</text:p>
          </table:table-cell>
          <table:table-cell table:formula="of:=IF(OR([.F203]=&quot;responseA&quot;;[.F203]=&quot;reponseB&quot;;[.F203]=&quot;reponseC&quot;);-10;10)" office:value-type="float" office:value="10">
            <text:p>10</text:p>
          </table:table-cell>
          <table:table-cell table:formula="of:=IF(OR([.G203]=&quot;responseA&quot;;[.G203]=&quot;reponseB&quot;;[.G203]=&quot;reponseC&quot;);-10;10)" office:value-type="float" office:value="10">
            <text:p>10</text:p>
          </table:table-cell>
          <table:table-cell table:formula="of:=IF(OR([.H203]=&quot;responseA&quot;;[.H203]=&quot;reponseB&quot;;[.H203]=&quot;reponseC&quot;);-10;10)" office:value-type="float" office:value="10">
            <text:p>10</text:p>
          </table:table-cell>
          <table:table-cell table:formula="of:=IF(OR([.I203]=&quot;responseA&quot;;[.I203]=&quot;reponseB&quot;;[.I203]=&quot;reponseC&quot;);-10;10)" office:value-type="float" office:value="10">
            <text:p>10</text:p>
          </table:table-cell>
          <table:table-cell table:formula="of:=IF(OR([.J203]=&quot;responseA&quot;;[.J203]=&quot;reponseB&quot;;[.J203]=&quot;reponseC&quot;);-10;10)" office:value-type="float" office:value="10">
            <text:p>10</text:p>
          </table:table-cell>
          <table:table-cell table:formula="of:=IF(OR([.K203]=&quot;responseA&quot;;[.K203]=&quot;reponseB&quot;;[.K203]=&quot;reponseC&quot;);-10;10)" office:value-type="float" office:value="10">
            <text:p>10</text:p>
          </table:table-cell>
          <table:table-cell table:formula="of:=IF(OR([.L203]=&quot;responseA&quot;;[.L203]=&quot;reponseB&quot;;[.L203]=&quot;reponseC&quot;);-10;10)" office:value-type="float" office:value="10">
            <text:p>10</text:p>
          </table:table-cell>
          <table:table-cell table:formula="of:=IF(OR([.M203]=&quot;responseA&quot;;[.M203]=&quot;reponseB&quot;;[.M203]=&quot;reponseC&quot;);-10;10)" office:value-type="float" office:value="10">
            <text:p>10</text:p>
          </table:table-cell>
          <table:table-cell table:formula="of:=IF(OR([.N203]=&quot;responseA&quot;;[.N203]=&quot;reponseB&quot;;[.N203]=&quot;reponseC&quot;);-10;10)" office:value-type="float" office:value="10">
            <text:p>10</text:p>
          </table:table-cell>
          <table:table-cell table:formula="of:=IF(OR([.O203]=&quot;responseA&quot;;[.O203]=&quot;reponseB&quot;;[.O203]=&quot;reponseC&quot;);-10;10)" office:value-type="float" office:value="10">
            <text:p>10</text:p>
          </table:table-cell>
          <table:table-cell table:formula="of:=IF(OR([.P203]=&quot;responseA&quot;;[.P203]=&quot;reponseB&quot;;[.P203]=&quot;reponseC&quot;);-10;10)" office:value-type="float" office:value="10">
            <text:p>10</text:p>
          </table:table-cell>
          <table:table-cell table:formula="of:=IF(OR([.Q203]=&quot;responseA&quot;;[.Q203]=&quot;reponseB&quot;;[.Q203]=&quot;reponseC&quot;);-10;10)" office:value-type="float" office:value="10">
            <text:p>10</text:p>
          </table:table-cell>
          <table:table-cell table:formula="of:=IF(OR([.R203]=&quot;responseA&quot;;[.R203]=&quot;reponseB&quot;;[.R203]=&quot;reponseC&quot;);-10;10)" office:value-type="float" office:value="10">
            <text:p>10</text:p>
          </table:table-cell>
          <table:table-cell table:formula="of:=IF(OR([.S203]=&quot;responseA&quot;;[.S203]=&quot;reponseB&quot;;[.S203]=&quot;reponseC&quot;);-10;10)" office:value-type="float" office:value="10">
            <text:p>10</text:p>
          </table:table-cell>
          <table:table-cell table:formula="of:=IF(OR([.T203]=&quot;responseA&quot;;[.T203]=&quot;reponseB&quot;;[.T203]=&quot;reponseC&quot;);-10;10)" office:value-type="float" office:value="10">
            <text:p>10</text:p>
          </table:table-cell>
          <table:table-cell table:formula="of:=IF(OR([.U203]=&quot;responseA&quot;;[.U203]=&quot;reponseB&quot;;[.U203]=&quot;reponseC&quot;);-10;10)" office:value-type="float" office:value="10">
            <text:p>10</text:p>
          </table:table-cell>
          <table:table-cell table:formula="of:=IF(OR([.V203]=&quot;responseA&quot;;[.V203]=&quot;reponseB&quot;;[.V203]=&quot;reponseC&quot;);-10;10)" office:value-type="float" office:value="10">
            <text:p>10</text:p>
          </table:table-cell>
          <table:table-cell table:formula="of:=IF(OR([.W203]=&quot;responseA&quot;;[.W203]=&quot;reponseB&quot;;[.W203]=&quot;reponseC&quot;);-10;10)" office:value-type="float" office:value="10">
            <text:p>10</text:p>
          </table:table-cell>
          <table:table-cell table:formula="of:=IF(OR([.X203]=&quot;responseA&quot;;[.X203]=&quot;reponseB&quot;;[.X203]=&quot;reponseC&quot;);-10;10)" office:value-type="float" office:value="10">
            <text:p>10</text:p>
          </table:table-cell>
          <table:table-cell table:number-columns-repeated="2"/>
          <table:table-cell table:formula="of:=([.AT203]-[.AS203])/[.AS203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04]=&quot;responseA&quot;;[.E204]=&quot;reponseB&quot;;[.E204]=&quot;reponseC&quot;);-10;10)" office:value-type="float" office:value="10">
            <text:p>10</text:p>
          </table:table-cell>
          <table:table-cell table:formula="of:=IF(OR([.F204]=&quot;responseA&quot;;[.F204]=&quot;reponseB&quot;;[.F204]=&quot;reponseC&quot;);-10;10)" office:value-type="float" office:value="10">
            <text:p>10</text:p>
          </table:table-cell>
          <table:table-cell table:formula="of:=IF(OR([.G204]=&quot;responseA&quot;;[.G204]=&quot;reponseB&quot;;[.G204]=&quot;reponseC&quot;);-10;10)" office:value-type="float" office:value="10">
            <text:p>10</text:p>
          </table:table-cell>
          <table:table-cell table:formula="of:=IF(OR([.H204]=&quot;responseA&quot;;[.H204]=&quot;reponseB&quot;;[.H204]=&quot;reponseC&quot;);-10;10)" office:value-type="float" office:value="10">
            <text:p>10</text:p>
          </table:table-cell>
          <table:table-cell table:formula="of:=IF(OR([.I204]=&quot;responseA&quot;;[.I204]=&quot;reponseB&quot;;[.I204]=&quot;reponseC&quot;);-10;10)" office:value-type="float" office:value="10">
            <text:p>10</text:p>
          </table:table-cell>
          <table:table-cell table:formula="of:=IF(OR([.J204]=&quot;responseA&quot;;[.J204]=&quot;reponseB&quot;;[.J204]=&quot;reponseC&quot;);-10;10)" office:value-type="float" office:value="10">
            <text:p>10</text:p>
          </table:table-cell>
          <table:table-cell table:formula="of:=IF(OR([.K204]=&quot;responseA&quot;;[.K204]=&quot;reponseB&quot;;[.K204]=&quot;reponseC&quot;);-10;10)" office:value-type="float" office:value="10">
            <text:p>10</text:p>
          </table:table-cell>
          <table:table-cell table:formula="of:=IF(OR([.L204]=&quot;responseA&quot;;[.L204]=&quot;reponseB&quot;;[.L204]=&quot;reponseC&quot;);-10;10)" office:value-type="float" office:value="10">
            <text:p>10</text:p>
          </table:table-cell>
          <table:table-cell table:formula="of:=IF(OR([.M204]=&quot;responseA&quot;;[.M204]=&quot;reponseB&quot;;[.M204]=&quot;reponseC&quot;);-10;10)" office:value-type="float" office:value="10">
            <text:p>10</text:p>
          </table:table-cell>
          <table:table-cell table:formula="of:=IF(OR([.N204]=&quot;responseA&quot;;[.N204]=&quot;reponseB&quot;;[.N204]=&quot;reponseC&quot;);-10;10)" office:value-type="float" office:value="10">
            <text:p>10</text:p>
          </table:table-cell>
          <table:table-cell table:formula="of:=IF(OR([.O204]=&quot;responseA&quot;;[.O204]=&quot;reponseB&quot;;[.O204]=&quot;reponseC&quot;);-10;10)" office:value-type="float" office:value="10">
            <text:p>10</text:p>
          </table:table-cell>
          <table:table-cell table:formula="of:=IF(OR([.P204]=&quot;responseA&quot;;[.P204]=&quot;reponseB&quot;;[.P204]=&quot;reponseC&quot;);-10;10)" office:value-type="float" office:value="10">
            <text:p>10</text:p>
          </table:table-cell>
          <table:table-cell table:formula="of:=IF(OR([.Q204]=&quot;responseA&quot;;[.Q204]=&quot;reponseB&quot;;[.Q204]=&quot;reponseC&quot;);-10;10)" office:value-type="float" office:value="10">
            <text:p>10</text:p>
          </table:table-cell>
          <table:table-cell table:formula="of:=IF(OR([.R204]=&quot;responseA&quot;;[.R204]=&quot;reponseB&quot;;[.R204]=&quot;reponseC&quot;);-10;10)" office:value-type="float" office:value="10">
            <text:p>10</text:p>
          </table:table-cell>
          <table:table-cell table:formula="of:=IF(OR([.S204]=&quot;responseA&quot;;[.S204]=&quot;reponseB&quot;;[.S204]=&quot;reponseC&quot;);-10;10)" office:value-type="float" office:value="10">
            <text:p>10</text:p>
          </table:table-cell>
          <table:table-cell table:formula="of:=IF(OR([.T204]=&quot;responseA&quot;;[.T204]=&quot;reponseB&quot;;[.T204]=&quot;reponseC&quot;);-10;10)" office:value-type="float" office:value="10">
            <text:p>10</text:p>
          </table:table-cell>
          <table:table-cell table:formula="of:=IF(OR([.U204]=&quot;responseA&quot;;[.U204]=&quot;reponseB&quot;;[.U204]=&quot;reponseC&quot;);-10;10)" office:value-type="float" office:value="10">
            <text:p>10</text:p>
          </table:table-cell>
          <table:table-cell table:formula="of:=IF(OR([.V204]=&quot;responseA&quot;;[.V204]=&quot;reponseB&quot;;[.V204]=&quot;reponseC&quot;);-10;10)" office:value-type="float" office:value="10">
            <text:p>10</text:p>
          </table:table-cell>
          <table:table-cell table:formula="of:=IF(OR([.W204]=&quot;responseA&quot;;[.W204]=&quot;reponseB&quot;;[.W204]=&quot;reponseC&quot;);-10;10)" office:value-type="float" office:value="10">
            <text:p>10</text:p>
          </table:table-cell>
          <table:table-cell table:formula="of:=IF(OR([.X204]=&quot;responseA&quot;;[.X204]=&quot;reponseB&quot;;[.X204]=&quot;reponseC&quot;);-10;10)" office:value-type="float" office:value="10">
            <text:p>10</text:p>
          </table:table-cell>
          <table:table-cell table:number-columns-repeated="2"/>
          <table:table-cell table:formula="of:=([.AT204]-[.AS204])/[.AS204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05]=&quot;responseA&quot;;[.E205]=&quot;reponseB&quot;;[.E205]=&quot;reponseC&quot;);-10;10)" office:value-type="float" office:value="10">
            <text:p>10</text:p>
          </table:table-cell>
          <table:table-cell table:formula="of:=IF(OR([.F205]=&quot;responseA&quot;;[.F205]=&quot;reponseB&quot;;[.F205]=&quot;reponseC&quot;);-10;10)" office:value-type="float" office:value="10">
            <text:p>10</text:p>
          </table:table-cell>
          <table:table-cell table:formula="of:=IF(OR([.G205]=&quot;responseA&quot;;[.G205]=&quot;reponseB&quot;;[.G205]=&quot;reponseC&quot;);-10;10)" office:value-type="float" office:value="10">
            <text:p>10</text:p>
          </table:table-cell>
          <table:table-cell table:formula="of:=IF(OR([.H205]=&quot;responseA&quot;;[.H205]=&quot;reponseB&quot;;[.H205]=&quot;reponseC&quot;);-10;10)" office:value-type="float" office:value="10">
            <text:p>10</text:p>
          </table:table-cell>
          <table:table-cell table:formula="of:=IF(OR([.I205]=&quot;responseA&quot;;[.I205]=&quot;reponseB&quot;;[.I205]=&quot;reponseC&quot;);-10;10)" office:value-type="float" office:value="10">
            <text:p>10</text:p>
          </table:table-cell>
          <table:table-cell table:formula="of:=IF(OR([.J205]=&quot;responseA&quot;;[.J205]=&quot;reponseB&quot;;[.J205]=&quot;reponseC&quot;);-10;10)" office:value-type="float" office:value="10">
            <text:p>10</text:p>
          </table:table-cell>
          <table:table-cell table:formula="of:=IF(OR([.K205]=&quot;responseA&quot;;[.K205]=&quot;reponseB&quot;;[.K205]=&quot;reponseC&quot;);-10;10)" office:value-type="float" office:value="10">
            <text:p>10</text:p>
          </table:table-cell>
          <table:table-cell table:formula="of:=IF(OR([.L205]=&quot;responseA&quot;;[.L205]=&quot;reponseB&quot;;[.L205]=&quot;reponseC&quot;);-10;10)" office:value-type="float" office:value="10">
            <text:p>10</text:p>
          </table:table-cell>
          <table:table-cell table:formula="of:=IF(OR([.M205]=&quot;responseA&quot;;[.M205]=&quot;reponseB&quot;;[.M205]=&quot;reponseC&quot;);-10;10)" office:value-type="float" office:value="10">
            <text:p>10</text:p>
          </table:table-cell>
          <table:table-cell table:formula="of:=IF(OR([.N205]=&quot;responseA&quot;;[.N205]=&quot;reponseB&quot;;[.N205]=&quot;reponseC&quot;);-10;10)" office:value-type="float" office:value="10">
            <text:p>10</text:p>
          </table:table-cell>
          <table:table-cell table:formula="of:=IF(OR([.O205]=&quot;responseA&quot;;[.O205]=&quot;reponseB&quot;;[.O205]=&quot;reponseC&quot;);-10;10)" office:value-type="float" office:value="10">
            <text:p>10</text:p>
          </table:table-cell>
          <table:table-cell table:formula="of:=IF(OR([.P205]=&quot;responseA&quot;;[.P205]=&quot;reponseB&quot;;[.P205]=&quot;reponseC&quot;);-10;10)" office:value-type="float" office:value="10">
            <text:p>10</text:p>
          </table:table-cell>
          <table:table-cell table:formula="of:=IF(OR([.Q205]=&quot;responseA&quot;;[.Q205]=&quot;reponseB&quot;;[.Q205]=&quot;reponseC&quot;);-10;10)" office:value-type="float" office:value="10">
            <text:p>10</text:p>
          </table:table-cell>
          <table:table-cell table:formula="of:=IF(OR([.R205]=&quot;responseA&quot;;[.R205]=&quot;reponseB&quot;;[.R205]=&quot;reponseC&quot;);-10;10)" office:value-type="float" office:value="10">
            <text:p>10</text:p>
          </table:table-cell>
          <table:table-cell table:formula="of:=IF(OR([.S205]=&quot;responseA&quot;;[.S205]=&quot;reponseB&quot;;[.S205]=&quot;reponseC&quot;);-10;10)" office:value-type="float" office:value="10">
            <text:p>10</text:p>
          </table:table-cell>
          <table:table-cell table:formula="of:=IF(OR([.T205]=&quot;responseA&quot;;[.T205]=&quot;reponseB&quot;;[.T205]=&quot;reponseC&quot;);-10;10)" office:value-type="float" office:value="10">
            <text:p>10</text:p>
          </table:table-cell>
          <table:table-cell table:formula="of:=IF(OR([.U205]=&quot;responseA&quot;;[.U205]=&quot;reponseB&quot;;[.U205]=&quot;reponseC&quot;);-10;10)" office:value-type="float" office:value="10">
            <text:p>10</text:p>
          </table:table-cell>
          <table:table-cell table:formula="of:=IF(OR([.V205]=&quot;responseA&quot;;[.V205]=&quot;reponseB&quot;;[.V205]=&quot;reponseC&quot;);-10;10)" office:value-type="float" office:value="10">
            <text:p>10</text:p>
          </table:table-cell>
          <table:table-cell table:formula="of:=IF(OR([.W205]=&quot;responseA&quot;;[.W205]=&quot;reponseB&quot;;[.W205]=&quot;reponseC&quot;);-10;10)" office:value-type="float" office:value="10">
            <text:p>10</text:p>
          </table:table-cell>
          <table:table-cell table:formula="of:=IF(OR([.X205]=&quot;responseA&quot;;[.X205]=&quot;reponseB&quot;;[.X205]=&quot;reponseC&quot;);-10;10)" office:value-type="float" office:value="10">
            <text:p>10</text:p>
          </table:table-cell>
          <table:table-cell table:number-columns-repeated="2"/>
          <table:table-cell table:formula="of:=([.AT205]-[.AS205])/[.AS205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06]=&quot;responseA&quot;;[.E206]=&quot;reponseB&quot;;[.E206]=&quot;reponseC&quot;);-10;10)" office:value-type="float" office:value="10">
            <text:p>10</text:p>
          </table:table-cell>
          <table:table-cell table:formula="of:=IF(OR([.F206]=&quot;responseA&quot;;[.F206]=&quot;reponseB&quot;;[.F206]=&quot;reponseC&quot;);-10;10)" office:value-type="float" office:value="10">
            <text:p>10</text:p>
          </table:table-cell>
          <table:table-cell table:formula="of:=IF(OR([.G206]=&quot;responseA&quot;;[.G206]=&quot;reponseB&quot;;[.G206]=&quot;reponseC&quot;);-10;10)" office:value-type="float" office:value="10">
            <text:p>10</text:p>
          </table:table-cell>
          <table:table-cell table:formula="of:=IF(OR([.H206]=&quot;responseA&quot;;[.H206]=&quot;reponseB&quot;;[.H206]=&quot;reponseC&quot;);-10;10)" office:value-type="float" office:value="10">
            <text:p>10</text:p>
          </table:table-cell>
          <table:table-cell table:formula="of:=IF(OR([.I206]=&quot;responseA&quot;;[.I206]=&quot;reponseB&quot;;[.I206]=&quot;reponseC&quot;);-10;10)" office:value-type="float" office:value="10">
            <text:p>10</text:p>
          </table:table-cell>
          <table:table-cell table:formula="of:=IF(OR([.J206]=&quot;responseA&quot;;[.J206]=&quot;reponseB&quot;;[.J206]=&quot;reponseC&quot;);-10;10)" office:value-type="float" office:value="10">
            <text:p>10</text:p>
          </table:table-cell>
          <table:table-cell table:formula="of:=IF(OR([.K206]=&quot;responseA&quot;;[.K206]=&quot;reponseB&quot;;[.K206]=&quot;reponseC&quot;);-10;10)" office:value-type="float" office:value="10">
            <text:p>10</text:p>
          </table:table-cell>
          <table:table-cell table:formula="of:=IF(OR([.L206]=&quot;responseA&quot;;[.L206]=&quot;reponseB&quot;;[.L206]=&quot;reponseC&quot;);-10;10)" office:value-type="float" office:value="10">
            <text:p>10</text:p>
          </table:table-cell>
          <table:table-cell table:formula="of:=IF(OR([.M206]=&quot;responseA&quot;;[.M206]=&quot;reponseB&quot;;[.M206]=&quot;reponseC&quot;);-10;10)" office:value-type="float" office:value="10">
            <text:p>10</text:p>
          </table:table-cell>
          <table:table-cell table:formula="of:=IF(OR([.N206]=&quot;responseA&quot;;[.N206]=&quot;reponseB&quot;;[.N206]=&quot;reponseC&quot;);-10;10)" office:value-type="float" office:value="10">
            <text:p>10</text:p>
          </table:table-cell>
          <table:table-cell table:formula="of:=IF(OR([.O206]=&quot;responseA&quot;;[.O206]=&quot;reponseB&quot;;[.O206]=&quot;reponseC&quot;);-10;10)" office:value-type="float" office:value="10">
            <text:p>10</text:p>
          </table:table-cell>
          <table:table-cell table:formula="of:=IF(OR([.P206]=&quot;responseA&quot;;[.P206]=&quot;reponseB&quot;;[.P206]=&quot;reponseC&quot;);-10;10)" office:value-type="float" office:value="10">
            <text:p>10</text:p>
          </table:table-cell>
          <table:table-cell table:formula="of:=IF(OR([.Q206]=&quot;responseA&quot;;[.Q206]=&quot;reponseB&quot;;[.Q206]=&quot;reponseC&quot;);-10;10)" office:value-type="float" office:value="10">
            <text:p>10</text:p>
          </table:table-cell>
          <table:table-cell table:formula="of:=IF(OR([.R206]=&quot;responseA&quot;;[.R206]=&quot;reponseB&quot;;[.R206]=&quot;reponseC&quot;);-10;10)" office:value-type="float" office:value="10">
            <text:p>10</text:p>
          </table:table-cell>
          <table:table-cell table:formula="of:=IF(OR([.S206]=&quot;responseA&quot;;[.S206]=&quot;reponseB&quot;;[.S206]=&quot;reponseC&quot;);-10;10)" office:value-type="float" office:value="10">
            <text:p>10</text:p>
          </table:table-cell>
          <table:table-cell table:formula="of:=IF(OR([.T206]=&quot;responseA&quot;;[.T206]=&quot;reponseB&quot;;[.T206]=&quot;reponseC&quot;);-10;10)" office:value-type="float" office:value="10">
            <text:p>10</text:p>
          </table:table-cell>
          <table:table-cell table:formula="of:=IF(OR([.U206]=&quot;responseA&quot;;[.U206]=&quot;reponseB&quot;;[.U206]=&quot;reponseC&quot;);-10;10)" office:value-type="float" office:value="10">
            <text:p>10</text:p>
          </table:table-cell>
          <table:table-cell table:formula="of:=IF(OR([.V206]=&quot;responseA&quot;;[.V206]=&quot;reponseB&quot;;[.V206]=&quot;reponseC&quot;);-10;10)" office:value-type="float" office:value="10">
            <text:p>10</text:p>
          </table:table-cell>
          <table:table-cell table:formula="of:=IF(OR([.W206]=&quot;responseA&quot;;[.W206]=&quot;reponseB&quot;;[.W206]=&quot;reponseC&quot;);-10;10)" office:value-type="float" office:value="10">
            <text:p>10</text:p>
          </table:table-cell>
          <table:table-cell table:formula="of:=IF(OR([.X206]=&quot;responseA&quot;;[.X206]=&quot;reponseB&quot;;[.X206]=&quot;reponseC&quot;);-10;10)" office:value-type="float" office:value="10">
            <text:p>10</text:p>
          </table:table-cell>
          <table:table-cell table:number-columns-repeated="2"/>
          <table:table-cell table:formula="of:=([.AT206]-[.AS206])/[.AS206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07]=&quot;responseA&quot;;[.E207]=&quot;reponseB&quot;;[.E207]=&quot;reponseC&quot;);-10;10)" office:value-type="float" office:value="10">
            <text:p>10</text:p>
          </table:table-cell>
          <table:table-cell table:formula="of:=IF(OR([.F207]=&quot;responseA&quot;;[.F207]=&quot;reponseB&quot;;[.F207]=&quot;reponseC&quot;);-10;10)" office:value-type="float" office:value="10">
            <text:p>10</text:p>
          </table:table-cell>
          <table:table-cell table:formula="of:=IF(OR([.G207]=&quot;responseA&quot;;[.G207]=&quot;reponseB&quot;;[.G207]=&quot;reponseC&quot;);-10;10)" office:value-type="float" office:value="10">
            <text:p>10</text:p>
          </table:table-cell>
          <table:table-cell table:formula="of:=IF(OR([.H207]=&quot;responseA&quot;;[.H207]=&quot;reponseB&quot;;[.H207]=&quot;reponseC&quot;);-10;10)" office:value-type="float" office:value="10">
            <text:p>10</text:p>
          </table:table-cell>
          <table:table-cell table:formula="of:=IF(OR([.I207]=&quot;responseA&quot;;[.I207]=&quot;reponseB&quot;;[.I207]=&quot;reponseC&quot;);-10;10)" office:value-type="float" office:value="10">
            <text:p>10</text:p>
          </table:table-cell>
          <table:table-cell table:formula="of:=IF(OR([.J207]=&quot;responseA&quot;;[.J207]=&quot;reponseB&quot;;[.J207]=&quot;reponseC&quot;);-10;10)" office:value-type="float" office:value="10">
            <text:p>10</text:p>
          </table:table-cell>
          <table:table-cell table:formula="of:=IF(OR([.K207]=&quot;responseA&quot;;[.K207]=&quot;reponseB&quot;;[.K207]=&quot;reponseC&quot;);-10;10)" office:value-type="float" office:value="10">
            <text:p>10</text:p>
          </table:table-cell>
          <table:table-cell table:formula="of:=IF(OR([.L207]=&quot;responseA&quot;;[.L207]=&quot;reponseB&quot;;[.L207]=&quot;reponseC&quot;);-10;10)" office:value-type="float" office:value="10">
            <text:p>10</text:p>
          </table:table-cell>
          <table:table-cell table:formula="of:=IF(OR([.M207]=&quot;responseA&quot;;[.M207]=&quot;reponseB&quot;;[.M207]=&quot;reponseC&quot;);-10;10)" office:value-type="float" office:value="10">
            <text:p>10</text:p>
          </table:table-cell>
          <table:table-cell table:formula="of:=IF(OR([.N207]=&quot;responseA&quot;;[.N207]=&quot;reponseB&quot;;[.N207]=&quot;reponseC&quot;);-10;10)" office:value-type="float" office:value="10">
            <text:p>10</text:p>
          </table:table-cell>
          <table:table-cell table:formula="of:=IF(OR([.O207]=&quot;responseA&quot;;[.O207]=&quot;reponseB&quot;;[.O207]=&quot;reponseC&quot;);-10;10)" office:value-type="float" office:value="10">
            <text:p>10</text:p>
          </table:table-cell>
          <table:table-cell table:formula="of:=IF(OR([.P207]=&quot;responseA&quot;;[.P207]=&quot;reponseB&quot;;[.P207]=&quot;reponseC&quot;);-10;10)" office:value-type="float" office:value="10">
            <text:p>10</text:p>
          </table:table-cell>
          <table:table-cell table:formula="of:=IF(OR([.Q207]=&quot;responseA&quot;;[.Q207]=&quot;reponseB&quot;;[.Q207]=&quot;reponseC&quot;);-10;10)" office:value-type="float" office:value="10">
            <text:p>10</text:p>
          </table:table-cell>
          <table:table-cell table:formula="of:=IF(OR([.R207]=&quot;responseA&quot;;[.R207]=&quot;reponseB&quot;;[.R207]=&quot;reponseC&quot;);-10;10)" office:value-type="float" office:value="10">
            <text:p>10</text:p>
          </table:table-cell>
          <table:table-cell table:formula="of:=IF(OR([.S207]=&quot;responseA&quot;;[.S207]=&quot;reponseB&quot;;[.S207]=&quot;reponseC&quot;);-10;10)" office:value-type="float" office:value="10">
            <text:p>10</text:p>
          </table:table-cell>
          <table:table-cell table:formula="of:=IF(OR([.T207]=&quot;responseA&quot;;[.T207]=&quot;reponseB&quot;;[.T207]=&quot;reponseC&quot;);-10;10)" office:value-type="float" office:value="10">
            <text:p>10</text:p>
          </table:table-cell>
          <table:table-cell table:formula="of:=IF(OR([.U207]=&quot;responseA&quot;;[.U207]=&quot;reponseB&quot;;[.U207]=&quot;reponseC&quot;);-10;10)" office:value-type="float" office:value="10">
            <text:p>10</text:p>
          </table:table-cell>
          <table:table-cell table:formula="of:=IF(OR([.V207]=&quot;responseA&quot;;[.V207]=&quot;reponseB&quot;;[.V207]=&quot;reponseC&quot;);-10;10)" office:value-type="float" office:value="10">
            <text:p>10</text:p>
          </table:table-cell>
          <table:table-cell table:formula="of:=IF(OR([.W207]=&quot;responseA&quot;;[.W207]=&quot;reponseB&quot;;[.W207]=&quot;reponseC&quot;);-10;10)" office:value-type="float" office:value="10">
            <text:p>10</text:p>
          </table:table-cell>
          <table:table-cell table:formula="of:=IF(OR([.X207]=&quot;responseA&quot;;[.X207]=&quot;reponseB&quot;;[.X207]=&quot;reponseC&quot;);-10;10)" office:value-type="float" office:value="10">
            <text:p>10</text:p>
          </table:table-cell>
          <table:table-cell table:number-columns-repeated="2"/>
          <table:table-cell table:formula="of:=([.AT207]-[.AS207])/[.AS207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08]=&quot;responseA&quot;;[.E208]=&quot;reponseB&quot;;[.E208]=&quot;reponseC&quot;);-10;10)" office:value-type="float" office:value="10">
            <text:p>10</text:p>
          </table:table-cell>
          <table:table-cell table:formula="of:=IF(OR([.F208]=&quot;responseA&quot;;[.F208]=&quot;reponseB&quot;;[.F208]=&quot;reponseC&quot;);-10;10)" office:value-type="float" office:value="10">
            <text:p>10</text:p>
          </table:table-cell>
          <table:table-cell table:formula="of:=IF(OR([.G208]=&quot;responseA&quot;;[.G208]=&quot;reponseB&quot;;[.G208]=&quot;reponseC&quot;);-10;10)" office:value-type="float" office:value="10">
            <text:p>10</text:p>
          </table:table-cell>
          <table:table-cell table:formula="of:=IF(OR([.H208]=&quot;responseA&quot;;[.H208]=&quot;reponseB&quot;;[.H208]=&quot;reponseC&quot;);-10;10)" office:value-type="float" office:value="10">
            <text:p>10</text:p>
          </table:table-cell>
          <table:table-cell table:formula="of:=IF(OR([.I208]=&quot;responseA&quot;;[.I208]=&quot;reponseB&quot;;[.I208]=&quot;reponseC&quot;);-10;10)" office:value-type="float" office:value="10">
            <text:p>10</text:p>
          </table:table-cell>
          <table:table-cell table:formula="of:=IF(OR([.J208]=&quot;responseA&quot;;[.J208]=&quot;reponseB&quot;;[.J208]=&quot;reponseC&quot;);-10;10)" office:value-type="float" office:value="10">
            <text:p>10</text:p>
          </table:table-cell>
          <table:table-cell table:formula="of:=IF(OR([.K208]=&quot;responseA&quot;;[.K208]=&quot;reponseB&quot;;[.K208]=&quot;reponseC&quot;);-10;10)" office:value-type="float" office:value="10">
            <text:p>10</text:p>
          </table:table-cell>
          <table:table-cell table:formula="of:=IF(OR([.L208]=&quot;responseA&quot;;[.L208]=&quot;reponseB&quot;;[.L208]=&quot;reponseC&quot;);-10;10)" office:value-type="float" office:value="10">
            <text:p>10</text:p>
          </table:table-cell>
          <table:table-cell table:formula="of:=IF(OR([.M208]=&quot;responseA&quot;;[.M208]=&quot;reponseB&quot;;[.M208]=&quot;reponseC&quot;);-10;10)" office:value-type="float" office:value="10">
            <text:p>10</text:p>
          </table:table-cell>
          <table:table-cell table:formula="of:=IF(OR([.N208]=&quot;responseA&quot;;[.N208]=&quot;reponseB&quot;;[.N208]=&quot;reponseC&quot;);-10;10)" office:value-type="float" office:value="10">
            <text:p>10</text:p>
          </table:table-cell>
          <table:table-cell table:formula="of:=IF(OR([.O208]=&quot;responseA&quot;;[.O208]=&quot;reponseB&quot;;[.O208]=&quot;reponseC&quot;);-10;10)" office:value-type="float" office:value="10">
            <text:p>10</text:p>
          </table:table-cell>
          <table:table-cell table:formula="of:=IF(OR([.P208]=&quot;responseA&quot;;[.P208]=&quot;reponseB&quot;;[.P208]=&quot;reponseC&quot;);-10;10)" office:value-type="float" office:value="10">
            <text:p>10</text:p>
          </table:table-cell>
          <table:table-cell table:formula="of:=IF(OR([.Q208]=&quot;responseA&quot;;[.Q208]=&quot;reponseB&quot;;[.Q208]=&quot;reponseC&quot;);-10;10)" office:value-type="float" office:value="10">
            <text:p>10</text:p>
          </table:table-cell>
          <table:table-cell table:formula="of:=IF(OR([.R208]=&quot;responseA&quot;;[.R208]=&quot;reponseB&quot;;[.R208]=&quot;reponseC&quot;);-10;10)" office:value-type="float" office:value="10">
            <text:p>10</text:p>
          </table:table-cell>
          <table:table-cell table:formula="of:=IF(OR([.S208]=&quot;responseA&quot;;[.S208]=&quot;reponseB&quot;;[.S208]=&quot;reponseC&quot;);-10;10)" office:value-type="float" office:value="10">
            <text:p>10</text:p>
          </table:table-cell>
          <table:table-cell table:formula="of:=IF(OR([.T208]=&quot;responseA&quot;;[.T208]=&quot;reponseB&quot;;[.T208]=&quot;reponseC&quot;);-10;10)" office:value-type="float" office:value="10">
            <text:p>10</text:p>
          </table:table-cell>
          <table:table-cell table:formula="of:=IF(OR([.U208]=&quot;responseA&quot;;[.U208]=&quot;reponseB&quot;;[.U208]=&quot;reponseC&quot;);-10;10)" office:value-type="float" office:value="10">
            <text:p>10</text:p>
          </table:table-cell>
          <table:table-cell table:formula="of:=IF(OR([.V208]=&quot;responseA&quot;;[.V208]=&quot;reponseB&quot;;[.V208]=&quot;reponseC&quot;);-10;10)" office:value-type="float" office:value="10">
            <text:p>10</text:p>
          </table:table-cell>
          <table:table-cell table:formula="of:=IF(OR([.W208]=&quot;responseA&quot;;[.W208]=&quot;reponseB&quot;;[.W208]=&quot;reponseC&quot;);-10;10)" office:value-type="float" office:value="10">
            <text:p>10</text:p>
          </table:table-cell>
          <table:table-cell table:formula="of:=IF(OR([.X208]=&quot;responseA&quot;;[.X208]=&quot;reponseB&quot;;[.X208]=&quot;reponseC&quot;);-10;10)" office:value-type="float" office:value="10">
            <text:p>10</text:p>
          </table:table-cell>
          <table:table-cell table:number-columns-repeated="2"/>
          <table:table-cell table:formula="of:=([.AT208]-[.AS208])/[.AS208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09]=&quot;responseA&quot;;[.E209]=&quot;reponseB&quot;;[.E209]=&quot;reponseC&quot;);-10;10)" office:value-type="float" office:value="10">
            <text:p>10</text:p>
          </table:table-cell>
          <table:table-cell table:formula="of:=IF(OR([.F209]=&quot;responseA&quot;;[.F209]=&quot;reponseB&quot;;[.F209]=&quot;reponseC&quot;);-10;10)" office:value-type="float" office:value="10">
            <text:p>10</text:p>
          </table:table-cell>
          <table:table-cell table:formula="of:=IF(OR([.G209]=&quot;responseA&quot;;[.G209]=&quot;reponseB&quot;;[.G209]=&quot;reponseC&quot;);-10;10)" office:value-type="float" office:value="10">
            <text:p>10</text:p>
          </table:table-cell>
          <table:table-cell table:formula="of:=IF(OR([.H209]=&quot;responseA&quot;;[.H209]=&quot;reponseB&quot;;[.H209]=&quot;reponseC&quot;);-10;10)" office:value-type="float" office:value="10">
            <text:p>10</text:p>
          </table:table-cell>
          <table:table-cell table:formula="of:=IF(OR([.I209]=&quot;responseA&quot;;[.I209]=&quot;reponseB&quot;;[.I209]=&quot;reponseC&quot;);-10;10)" office:value-type="float" office:value="10">
            <text:p>10</text:p>
          </table:table-cell>
          <table:table-cell table:formula="of:=IF(OR([.J209]=&quot;responseA&quot;;[.J209]=&quot;reponseB&quot;;[.J209]=&quot;reponseC&quot;);-10;10)" office:value-type="float" office:value="10">
            <text:p>10</text:p>
          </table:table-cell>
          <table:table-cell table:formula="of:=IF(OR([.K209]=&quot;responseA&quot;;[.K209]=&quot;reponseB&quot;;[.K209]=&quot;reponseC&quot;);-10;10)" office:value-type="float" office:value="10">
            <text:p>10</text:p>
          </table:table-cell>
          <table:table-cell table:formula="of:=IF(OR([.L209]=&quot;responseA&quot;;[.L209]=&quot;reponseB&quot;;[.L209]=&quot;reponseC&quot;);-10;10)" office:value-type="float" office:value="10">
            <text:p>10</text:p>
          </table:table-cell>
          <table:table-cell table:formula="of:=IF(OR([.M209]=&quot;responseA&quot;;[.M209]=&quot;reponseB&quot;;[.M209]=&quot;reponseC&quot;);-10;10)" office:value-type="float" office:value="10">
            <text:p>10</text:p>
          </table:table-cell>
          <table:table-cell table:formula="of:=IF(OR([.N209]=&quot;responseA&quot;;[.N209]=&quot;reponseB&quot;;[.N209]=&quot;reponseC&quot;);-10;10)" office:value-type="float" office:value="10">
            <text:p>10</text:p>
          </table:table-cell>
          <table:table-cell table:formula="of:=IF(OR([.O209]=&quot;responseA&quot;;[.O209]=&quot;reponseB&quot;;[.O209]=&quot;reponseC&quot;);-10;10)" office:value-type="float" office:value="10">
            <text:p>10</text:p>
          </table:table-cell>
          <table:table-cell table:formula="of:=IF(OR([.P209]=&quot;responseA&quot;;[.P209]=&quot;reponseB&quot;;[.P209]=&quot;reponseC&quot;);-10;10)" office:value-type="float" office:value="10">
            <text:p>10</text:p>
          </table:table-cell>
          <table:table-cell table:formula="of:=IF(OR([.Q209]=&quot;responseA&quot;;[.Q209]=&quot;reponseB&quot;;[.Q209]=&quot;reponseC&quot;);-10;10)" office:value-type="float" office:value="10">
            <text:p>10</text:p>
          </table:table-cell>
          <table:table-cell table:formula="of:=IF(OR([.R209]=&quot;responseA&quot;;[.R209]=&quot;reponseB&quot;;[.R209]=&quot;reponseC&quot;);-10;10)" office:value-type="float" office:value="10">
            <text:p>10</text:p>
          </table:table-cell>
          <table:table-cell table:formula="of:=IF(OR([.S209]=&quot;responseA&quot;;[.S209]=&quot;reponseB&quot;;[.S209]=&quot;reponseC&quot;);-10;10)" office:value-type="float" office:value="10">
            <text:p>10</text:p>
          </table:table-cell>
          <table:table-cell table:formula="of:=IF(OR([.T209]=&quot;responseA&quot;;[.T209]=&quot;reponseB&quot;;[.T209]=&quot;reponseC&quot;);-10;10)" office:value-type="float" office:value="10">
            <text:p>10</text:p>
          </table:table-cell>
          <table:table-cell table:formula="of:=IF(OR([.U209]=&quot;responseA&quot;;[.U209]=&quot;reponseB&quot;;[.U209]=&quot;reponseC&quot;);-10;10)" office:value-type="float" office:value="10">
            <text:p>10</text:p>
          </table:table-cell>
          <table:table-cell table:formula="of:=IF(OR([.V209]=&quot;responseA&quot;;[.V209]=&quot;reponseB&quot;;[.V209]=&quot;reponseC&quot;);-10;10)" office:value-type="float" office:value="10">
            <text:p>10</text:p>
          </table:table-cell>
          <table:table-cell table:formula="of:=IF(OR([.W209]=&quot;responseA&quot;;[.W209]=&quot;reponseB&quot;;[.W209]=&quot;reponseC&quot;);-10;10)" office:value-type="float" office:value="10">
            <text:p>10</text:p>
          </table:table-cell>
          <table:table-cell table:formula="of:=IF(OR([.X209]=&quot;responseA&quot;;[.X209]=&quot;reponseB&quot;;[.X209]=&quot;reponseC&quot;);-10;10)" office:value-type="float" office:value="10">
            <text:p>10</text:p>
          </table:table-cell>
          <table:table-cell table:number-columns-repeated="2"/>
          <table:table-cell table:formula="of:=([.AT209]-[.AS209])/[.AS209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10]=&quot;responseA&quot;;[.E210]=&quot;reponseB&quot;;[.E210]=&quot;reponseC&quot;);-10;10)" office:value-type="float" office:value="10">
            <text:p>10</text:p>
          </table:table-cell>
          <table:table-cell table:formula="of:=IF(OR([.F210]=&quot;responseA&quot;;[.F210]=&quot;reponseB&quot;;[.F210]=&quot;reponseC&quot;);-10;10)" office:value-type="float" office:value="10">
            <text:p>10</text:p>
          </table:table-cell>
          <table:table-cell table:formula="of:=IF(OR([.G210]=&quot;responseA&quot;;[.G210]=&quot;reponseB&quot;;[.G210]=&quot;reponseC&quot;);-10;10)" office:value-type="float" office:value="10">
            <text:p>10</text:p>
          </table:table-cell>
          <table:table-cell table:formula="of:=IF(OR([.H210]=&quot;responseA&quot;;[.H210]=&quot;reponseB&quot;;[.H210]=&quot;reponseC&quot;);-10;10)" office:value-type="float" office:value="10">
            <text:p>10</text:p>
          </table:table-cell>
          <table:table-cell table:formula="of:=IF(OR([.I210]=&quot;responseA&quot;;[.I210]=&quot;reponseB&quot;;[.I210]=&quot;reponseC&quot;);-10;10)" office:value-type="float" office:value="10">
            <text:p>10</text:p>
          </table:table-cell>
          <table:table-cell table:formula="of:=IF(OR([.J210]=&quot;responseA&quot;;[.J210]=&quot;reponseB&quot;;[.J210]=&quot;reponseC&quot;);-10;10)" office:value-type="float" office:value="10">
            <text:p>10</text:p>
          </table:table-cell>
          <table:table-cell table:formula="of:=IF(OR([.K210]=&quot;responseA&quot;;[.K210]=&quot;reponseB&quot;;[.K210]=&quot;reponseC&quot;);-10;10)" office:value-type="float" office:value="10">
            <text:p>10</text:p>
          </table:table-cell>
          <table:table-cell table:formula="of:=IF(OR([.L210]=&quot;responseA&quot;;[.L210]=&quot;reponseB&quot;;[.L210]=&quot;reponseC&quot;);-10;10)" office:value-type="float" office:value="10">
            <text:p>10</text:p>
          </table:table-cell>
          <table:table-cell table:formula="of:=IF(OR([.M210]=&quot;responseA&quot;;[.M210]=&quot;reponseB&quot;;[.M210]=&quot;reponseC&quot;);-10;10)" office:value-type="float" office:value="10">
            <text:p>10</text:p>
          </table:table-cell>
          <table:table-cell table:formula="of:=IF(OR([.N210]=&quot;responseA&quot;;[.N210]=&quot;reponseB&quot;;[.N210]=&quot;reponseC&quot;);-10;10)" office:value-type="float" office:value="10">
            <text:p>10</text:p>
          </table:table-cell>
          <table:table-cell table:formula="of:=IF(OR([.O210]=&quot;responseA&quot;;[.O210]=&quot;reponseB&quot;;[.O210]=&quot;reponseC&quot;);-10;10)" office:value-type="float" office:value="10">
            <text:p>10</text:p>
          </table:table-cell>
          <table:table-cell table:formula="of:=IF(OR([.P210]=&quot;responseA&quot;;[.P210]=&quot;reponseB&quot;;[.P210]=&quot;reponseC&quot;);-10;10)" office:value-type="float" office:value="10">
            <text:p>10</text:p>
          </table:table-cell>
          <table:table-cell table:formula="of:=IF(OR([.Q210]=&quot;responseA&quot;;[.Q210]=&quot;reponseB&quot;;[.Q210]=&quot;reponseC&quot;);-10;10)" office:value-type="float" office:value="10">
            <text:p>10</text:p>
          </table:table-cell>
          <table:table-cell table:formula="of:=IF(OR([.R210]=&quot;responseA&quot;;[.R210]=&quot;reponseB&quot;;[.R210]=&quot;reponseC&quot;);-10;10)" office:value-type="float" office:value="10">
            <text:p>10</text:p>
          </table:table-cell>
          <table:table-cell table:formula="of:=IF(OR([.S210]=&quot;responseA&quot;;[.S210]=&quot;reponseB&quot;;[.S210]=&quot;reponseC&quot;);-10;10)" office:value-type="float" office:value="10">
            <text:p>10</text:p>
          </table:table-cell>
          <table:table-cell table:formula="of:=IF(OR([.T210]=&quot;responseA&quot;;[.T210]=&quot;reponseB&quot;;[.T210]=&quot;reponseC&quot;);-10;10)" office:value-type="float" office:value="10">
            <text:p>10</text:p>
          </table:table-cell>
          <table:table-cell table:formula="of:=IF(OR([.U210]=&quot;responseA&quot;;[.U210]=&quot;reponseB&quot;;[.U210]=&quot;reponseC&quot;);-10;10)" office:value-type="float" office:value="10">
            <text:p>10</text:p>
          </table:table-cell>
          <table:table-cell table:formula="of:=IF(OR([.V210]=&quot;responseA&quot;;[.V210]=&quot;reponseB&quot;;[.V210]=&quot;reponseC&quot;);-10;10)" office:value-type="float" office:value="10">
            <text:p>10</text:p>
          </table:table-cell>
          <table:table-cell table:formula="of:=IF(OR([.W210]=&quot;responseA&quot;;[.W210]=&quot;reponseB&quot;;[.W210]=&quot;reponseC&quot;);-10;10)" office:value-type="float" office:value="10">
            <text:p>10</text:p>
          </table:table-cell>
          <table:table-cell table:formula="of:=IF(OR([.X210]=&quot;responseA&quot;;[.X210]=&quot;reponseB&quot;;[.X210]=&quot;reponseC&quot;);-10;10)" office:value-type="float" office:value="10">
            <text:p>10</text:p>
          </table:table-cell>
          <table:table-cell table:number-columns-repeated="2"/>
          <table:table-cell table:formula="of:=([.AT210]-[.AS210])/[.AS210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11]=&quot;responseA&quot;;[.E211]=&quot;reponseB&quot;;[.E211]=&quot;reponseC&quot;);-10;10)" office:value-type="float" office:value="10">
            <text:p>10</text:p>
          </table:table-cell>
          <table:table-cell table:formula="of:=IF(OR([.F211]=&quot;responseA&quot;;[.F211]=&quot;reponseB&quot;;[.F211]=&quot;reponseC&quot;);-10;10)" office:value-type="float" office:value="10">
            <text:p>10</text:p>
          </table:table-cell>
          <table:table-cell table:formula="of:=IF(OR([.G211]=&quot;responseA&quot;;[.G211]=&quot;reponseB&quot;;[.G211]=&quot;reponseC&quot;);-10;10)" office:value-type="float" office:value="10">
            <text:p>10</text:p>
          </table:table-cell>
          <table:table-cell table:formula="of:=IF(OR([.H211]=&quot;responseA&quot;;[.H211]=&quot;reponseB&quot;;[.H211]=&quot;reponseC&quot;);-10;10)" office:value-type="float" office:value="10">
            <text:p>10</text:p>
          </table:table-cell>
          <table:table-cell table:formula="of:=IF(OR([.I211]=&quot;responseA&quot;;[.I211]=&quot;reponseB&quot;;[.I211]=&quot;reponseC&quot;);-10;10)" office:value-type="float" office:value="10">
            <text:p>10</text:p>
          </table:table-cell>
          <table:table-cell table:formula="of:=IF(OR([.J211]=&quot;responseA&quot;;[.J211]=&quot;reponseB&quot;;[.J211]=&quot;reponseC&quot;);-10;10)" office:value-type="float" office:value="10">
            <text:p>10</text:p>
          </table:table-cell>
          <table:table-cell table:formula="of:=IF(OR([.K211]=&quot;responseA&quot;;[.K211]=&quot;reponseB&quot;;[.K211]=&quot;reponseC&quot;);-10;10)" office:value-type="float" office:value="10">
            <text:p>10</text:p>
          </table:table-cell>
          <table:table-cell table:formula="of:=IF(OR([.L211]=&quot;responseA&quot;;[.L211]=&quot;reponseB&quot;;[.L211]=&quot;reponseC&quot;);-10;10)" office:value-type="float" office:value="10">
            <text:p>10</text:p>
          </table:table-cell>
          <table:table-cell table:formula="of:=IF(OR([.M211]=&quot;responseA&quot;;[.M211]=&quot;reponseB&quot;;[.M211]=&quot;reponseC&quot;);-10;10)" office:value-type="float" office:value="10">
            <text:p>10</text:p>
          </table:table-cell>
          <table:table-cell table:formula="of:=IF(OR([.N211]=&quot;responseA&quot;;[.N211]=&quot;reponseB&quot;;[.N211]=&quot;reponseC&quot;);-10;10)" office:value-type="float" office:value="10">
            <text:p>10</text:p>
          </table:table-cell>
          <table:table-cell table:formula="of:=IF(OR([.O211]=&quot;responseA&quot;;[.O211]=&quot;reponseB&quot;;[.O211]=&quot;reponseC&quot;);-10;10)" office:value-type="float" office:value="10">
            <text:p>10</text:p>
          </table:table-cell>
          <table:table-cell table:formula="of:=IF(OR([.P211]=&quot;responseA&quot;;[.P211]=&quot;reponseB&quot;;[.P211]=&quot;reponseC&quot;);-10;10)" office:value-type="float" office:value="10">
            <text:p>10</text:p>
          </table:table-cell>
          <table:table-cell table:formula="of:=IF(OR([.Q211]=&quot;responseA&quot;;[.Q211]=&quot;reponseB&quot;;[.Q211]=&quot;reponseC&quot;);-10;10)" office:value-type="float" office:value="10">
            <text:p>10</text:p>
          </table:table-cell>
          <table:table-cell table:formula="of:=IF(OR([.R211]=&quot;responseA&quot;;[.R211]=&quot;reponseB&quot;;[.R211]=&quot;reponseC&quot;);-10;10)" office:value-type="float" office:value="10">
            <text:p>10</text:p>
          </table:table-cell>
          <table:table-cell table:formula="of:=IF(OR([.S211]=&quot;responseA&quot;;[.S211]=&quot;reponseB&quot;;[.S211]=&quot;reponseC&quot;);-10;10)" office:value-type="float" office:value="10">
            <text:p>10</text:p>
          </table:table-cell>
          <table:table-cell table:formula="of:=IF(OR([.T211]=&quot;responseA&quot;;[.T211]=&quot;reponseB&quot;;[.T211]=&quot;reponseC&quot;);-10;10)" office:value-type="float" office:value="10">
            <text:p>10</text:p>
          </table:table-cell>
          <table:table-cell table:formula="of:=IF(OR([.U211]=&quot;responseA&quot;;[.U211]=&quot;reponseB&quot;;[.U211]=&quot;reponseC&quot;);-10;10)" office:value-type="float" office:value="10">
            <text:p>10</text:p>
          </table:table-cell>
          <table:table-cell table:formula="of:=IF(OR([.V211]=&quot;responseA&quot;;[.V211]=&quot;reponseB&quot;;[.V211]=&quot;reponseC&quot;);-10;10)" office:value-type="float" office:value="10">
            <text:p>10</text:p>
          </table:table-cell>
          <table:table-cell table:formula="of:=IF(OR([.W211]=&quot;responseA&quot;;[.W211]=&quot;reponseB&quot;;[.W211]=&quot;reponseC&quot;);-10;10)" office:value-type="float" office:value="10">
            <text:p>10</text:p>
          </table:table-cell>
          <table:table-cell table:formula="of:=IF(OR([.X211]=&quot;responseA&quot;;[.X211]=&quot;reponseB&quot;;[.X211]=&quot;reponseC&quot;);-10;10)" office:value-type="float" office:value="10">
            <text:p>10</text:p>
          </table:table-cell>
          <table:table-cell table:number-columns-repeated="2"/>
          <table:table-cell table:formula="of:=([.AT211]-[.AS211])/[.AS211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12]=&quot;responseA&quot;;[.E212]=&quot;reponseB&quot;;[.E212]=&quot;reponseC&quot;);-10;10)" office:value-type="float" office:value="10">
            <text:p>10</text:p>
          </table:table-cell>
          <table:table-cell table:formula="of:=IF(OR([.F212]=&quot;responseA&quot;;[.F212]=&quot;reponseB&quot;;[.F212]=&quot;reponseC&quot;);-10;10)" office:value-type="float" office:value="10">
            <text:p>10</text:p>
          </table:table-cell>
          <table:table-cell table:formula="of:=IF(OR([.G212]=&quot;responseA&quot;;[.G212]=&quot;reponseB&quot;;[.G212]=&quot;reponseC&quot;);-10;10)" office:value-type="float" office:value="10">
            <text:p>10</text:p>
          </table:table-cell>
          <table:table-cell table:formula="of:=IF(OR([.H212]=&quot;responseA&quot;;[.H212]=&quot;reponseB&quot;;[.H212]=&quot;reponseC&quot;);-10;10)" office:value-type="float" office:value="10">
            <text:p>10</text:p>
          </table:table-cell>
          <table:table-cell table:formula="of:=IF(OR([.I212]=&quot;responseA&quot;;[.I212]=&quot;reponseB&quot;;[.I212]=&quot;reponseC&quot;);-10;10)" office:value-type="float" office:value="10">
            <text:p>10</text:p>
          </table:table-cell>
          <table:table-cell table:formula="of:=IF(OR([.J212]=&quot;responseA&quot;;[.J212]=&quot;reponseB&quot;;[.J212]=&quot;reponseC&quot;);-10;10)" office:value-type="float" office:value="10">
            <text:p>10</text:p>
          </table:table-cell>
          <table:table-cell table:formula="of:=IF(OR([.K212]=&quot;responseA&quot;;[.K212]=&quot;reponseB&quot;;[.K212]=&quot;reponseC&quot;);-10;10)" office:value-type="float" office:value="10">
            <text:p>10</text:p>
          </table:table-cell>
          <table:table-cell table:formula="of:=IF(OR([.L212]=&quot;responseA&quot;;[.L212]=&quot;reponseB&quot;;[.L212]=&quot;reponseC&quot;);-10;10)" office:value-type="float" office:value="10">
            <text:p>10</text:p>
          </table:table-cell>
          <table:table-cell table:formula="of:=IF(OR([.M212]=&quot;responseA&quot;;[.M212]=&quot;reponseB&quot;;[.M212]=&quot;reponseC&quot;);-10;10)" office:value-type="float" office:value="10">
            <text:p>10</text:p>
          </table:table-cell>
          <table:table-cell table:formula="of:=IF(OR([.N212]=&quot;responseA&quot;;[.N212]=&quot;reponseB&quot;;[.N212]=&quot;reponseC&quot;);-10;10)" office:value-type="float" office:value="10">
            <text:p>10</text:p>
          </table:table-cell>
          <table:table-cell table:formula="of:=IF(OR([.O212]=&quot;responseA&quot;;[.O212]=&quot;reponseB&quot;;[.O212]=&quot;reponseC&quot;);-10;10)" office:value-type="float" office:value="10">
            <text:p>10</text:p>
          </table:table-cell>
          <table:table-cell table:formula="of:=IF(OR([.P212]=&quot;responseA&quot;;[.P212]=&quot;reponseB&quot;;[.P212]=&quot;reponseC&quot;);-10;10)" office:value-type="float" office:value="10">
            <text:p>10</text:p>
          </table:table-cell>
          <table:table-cell table:formula="of:=IF(OR([.Q212]=&quot;responseA&quot;;[.Q212]=&quot;reponseB&quot;;[.Q212]=&quot;reponseC&quot;);-10;10)" office:value-type="float" office:value="10">
            <text:p>10</text:p>
          </table:table-cell>
          <table:table-cell table:formula="of:=IF(OR([.R212]=&quot;responseA&quot;;[.R212]=&quot;reponseB&quot;;[.R212]=&quot;reponseC&quot;);-10;10)" office:value-type="float" office:value="10">
            <text:p>10</text:p>
          </table:table-cell>
          <table:table-cell table:formula="of:=IF(OR([.S212]=&quot;responseA&quot;;[.S212]=&quot;reponseB&quot;;[.S212]=&quot;reponseC&quot;);-10;10)" office:value-type="float" office:value="10">
            <text:p>10</text:p>
          </table:table-cell>
          <table:table-cell table:formula="of:=IF(OR([.T212]=&quot;responseA&quot;;[.T212]=&quot;reponseB&quot;;[.T212]=&quot;reponseC&quot;);-10;10)" office:value-type="float" office:value="10">
            <text:p>10</text:p>
          </table:table-cell>
          <table:table-cell table:formula="of:=IF(OR([.U212]=&quot;responseA&quot;;[.U212]=&quot;reponseB&quot;;[.U212]=&quot;reponseC&quot;);-10;10)" office:value-type="float" office:value="10">
            <text:p>10</text:p>
          </table:table-cell>
          <table:table-cell table:formula="of:=IF(OR([.V212]=&quot;responseA&quot;;[.V212]=&quot;reponseB&quot;;[.V212]=&quot;reponseC&quot;);-10;10)" office:value-type="float" office:value="10">
            <text:p>10</text:p>
          </table:table-cell>
          <table:table-cell table:formula="of:=IF(OR([.W212]=&quot;responseA&quot;;[.W212]=&quot;reponseB&quot;;[.W212]=&quot;reponseC&quot;);-10;10)" office:value-type="float" office:value="10">
            <text:p>10</text:p>
          </table:table-cell>
          <table:table-cell table:formula="of:=IF(OR([.X212]=&quot;responseA&quot;;[.X212]=&quot;reponseB&quot;;[.X212]=&quot;reponseC&quot;);-10;10)" office:value-type="float" office:value="10">
            <text:p>10</text:p>
          </table:table-cell>
          <table:table-cell table:number-columns-repeated="2"/>
          <table:table-cell table:formula="of:=([.AT212]-[.AS212])/[.AS212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13]=&quot;responseA&quot;;[.E213]=&quot;reponseB&quot;;[.E213]=&quot;reponseC&quot;);-10;10)" office:value-type="float" office:value="10">
            <text:p>10</text:p>
          </table:table-cell>
          <table:table-cell table:formula="of:=IF(OR([.F213]=&quot;responseA&quot;;[.F213]=&quot;reponseB&quot;;[.F213]=&quot;reponseC&quot;);-10;10)" office:value-type="float" office:value="10">
            <text:p>10</text:p>
          </table:table-cell>
          <table:table-cell table:formula="of:=IF(OR([.G213]=&quot;responseA&quot;;[.G213]=&quot;reponseB&quot;;[.G213]=&quot;reponseC&quot;);-10;10)" office:value-type="float" office:value="10">
            <text:p>10</text:p>
          </table:table-cell>
          <table:table-cell table:formula="of:=IF(OR([.H213]=&quot;responseA&quot;;[.H213]=&quot;reponseB&quot;;[.H213]=&quot;reponseC&quot;);-10;10)" office:value-type="float" office:value="10">
            <text:p>10</text:p>
          </table:table-cell>
          <table:table-cell table:formula="of:=IF(OR([.I213]=&quot;responseA&quot;;[.I213]=&quot;reponseB&quot;;[.I213]=&quot;reponseC&quot;);-10;10)" office:value-type="float" office:value="10">
            <text:p>10</text:p>
          </table:table-cell>
          <table:table-cell table:formula="of:=IF(OR([.J213]=&quot;responseA&quot;;[.J213]=&quot;reponseB&quot;;[.J213]=&quot;reponseC&quot;);-10;10)" office:value-type="float" office:value="10">
            <text:p>10</text:p>
          </table:table-cell>
          <table:table-cell table:formula="of:=IF(OR([.K213]=&quot;responseA&quot;;[.K213]=&quot;reponseB&quot;;[.K213]=&quot;reponseC&quot;);-10;10)" office:value-type="float" office:value="10">
            <text:p>10</text:p>
          </table:table-cell>
          <table:table-cell table:formula="of:=IF(OR([.L213]=&quot;responseA&quot;;[.L213]=&quot;reponseB&quot;;[.L213]=&quot;reponseC&quot;);-10;10)" office:value-type="float" office:value="10">
            <text:p>10</text:p>
          </table:table-cell>
          <table:table-cell table:formula="of:=IF(OR([.M213]=&quot;responseA&quot;;[.M213]=&quot;reponseB&quot;;[.M213]=&quot;reponseC&quot;);-10;10)" office:value-type="float" office:value="10">
            <text:p>10</text:p>
          </table:table-cell>
          <table:table-cell table:formula="of:=IF(OR([.N213]=&quot;responseA&quot;;[.N213]=&quot;reponseB&quot;;[.N213]=&quot;reponseC&quot;);-10;10)" office:value-type="float" office:value="10">
            <text:p>10</text:p>
          </table:table-cell>
          <table:table-cell table:formula="of:=IF(OR([.O213]=&quot;responseA&quot;;[.O213]=&quot;reponseB&quot;;[.O213]=&quot;reponseC&quot;);-10;10)" office:value-type="float" office:value="10">
            <text:p>10</text:p>
          </table:table-cell>
          <table:table-cell table:formula="of:=IF(OR([.P213]=&quot;responseA&quot;;[.P213]=&quot;reponseB&quot;;[.P213]=&quot;reponseC&quot;);-10;10)" office:value-type="float" office:value="10">
            <text:p>10</text:p>
          </table:table-cell>
          <table:table-cell table:formula="of:=IF(OR([.Q213]=&quot;responseA&quot;;[.Q213]=&quot;reponseB&quot;;[.Q213]=&quot;reponseC&quot;);-10;10)" office:value-type="float" office:value="10">
            <text:p>10</text:p>
          </table:table-cell>
          <table:table-cell table:formula="of:=IF(OR([.R213]=&quot;responseA&quot;;[.R213]=&quot;reponseB&quot;;[.R213]=&quot;reponseC&quot;);-10;10)" office:value-type="float" office:value="10">
            <text:p>10</text:p>
          </table:table-cell>
          <table:table-cell table:formula="of:=IF(OR([.S213]=&quot;responseA&quot;;[.S213]=&quot;reponseB&quot;;[.S213]=&quot;reponseC&quot;);-10;10)" office:value-type="float" office:value="10">
            <text:p>10</text:p>
          </table:table-cell>
          <table:table-cell table:formula="of:=IF(OR([.T213]=&quot;responseA&quot;;[.T213]=&quot;reponseB&quot;;[.T213]=&quot;reponseC&quot;);-10;10)" office:value-type="float" office:value="10">
            <text:p>10</text:p>
          </table:table-cell>
          <table:table-cell table:formula="of:=IF(OR([.U213]=&quot;responseA&quot;;[.U213]=&quot;reponseB&quot;;[.U213]=&quot;reponseC&quot;);-10;10)" office:value-type="float" office:value="10">
            <text:p>10</text:p>
          </table:table-cell>
          <table:table-cell table:formula="of:=IF(OR([.V213]=&quot;responseA&quot;;[.V213]=&quot;reponseB&quot;;[.V213]=&quot;reponseC&quot;);-10;10)" office:value-type="float" office:value="10">
            <text:p>10</text:p>
          </table:table-cell>
          <table:table-cell table:formula="of:=IF(OR([.W213]=&quot;responseA&quot;;[.W213]=&quot;reponseB&quot;;[.W213]=&quot;reponseC&quot;);-10;10)" office:value-type="float" office:value="10">
            <text:p>10</text:p>
          </table:table-cell>
          <table:table-cell table:formula="of:=IF(OR([.X213]=&quot;responseA&quot;;[.X213]=&quot;reponseB&quot;;[.X213]=&quot;reponseC&quot;);-10;10)" office:value-type="float" office:value="10">
            <text:p>10</text:p>
          </table:table-cell>
          <table:table-cell table:number-columns-repeated="2"/>
          <table:table-cell table:formula="of:=([.AT213]-[.AS213])/[.AS213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14]=&quot;responseA&quot;;[.E214]=&quot;reponseB&quot;;[.E214]=&quot;reponseC&quot;);-10;10)" office:value-type="float" office:value="10">
            <text:p>10</text:p>
          </table:table-cell>
          <table:table-cell table:formula="of:=IF(OR([.F214]=&quot;responseA&quot;;[.F214]=&quot;reponseB&quot;;[.F214]=&quot;reponseC&quot;);-10;10)" office:value-type="float" office:value="10">
            <text:p>10</text:p>
          </table:table-cell>
          <table:table-cell table:formula="of:=IF(OR([.G214]=&quot;responseA&quot;;[.G214]=&quot;reponseB&quot;;[.G214]=&quot;reponseC&quot;);-10;10)" office:value-type="float" office:value="10">
            <text:p>10</text:p>
          </table:table-cell>
          <table:table-cell table:formula="of:=IF(OR([.H214]=&quot;responseA&quot;;[.H214]=&quot;reponseB&quot;;[.H214]=&quot;reponseC&quot;);-10;10)" office:value-type="float" office:value="10">
            <text:p>10</text:p>
          </table:table-cell>
          <table:table-cell table:formula="of:=IF(OR([.I214]=&quot;responseA&quot;;[.I214]=&quot;reponseB&quot;;[.I214]=&quot;reponseC&quot;);-10;10)" office:value-type="float" office:value="10">
            <text:p>10</text:p>
          </table:table-cell>
          <table:table-cell table:formula="of:=IF(OR([.J214]=&quot;responseA&quot;;[.J214]=&quot;reponseB&quot;;[.J214]=&quot;reponseC&quot;);-10;10)" office:value-type="float" office:value="10">
            <text:p>10</text:p>
          </table:table-cell>
          <table:table-cell table:formula="of:=IF(OR([.K214]=&quot;responseA&quot;;[.K214]=&quot;reponseB&quot;;[.K214]=&quot;reponseC&quot;);-10;10)" office:value-type="float" office:value="10">
            <text:p>10</text:p>
          </table:table-cell>
          <table:table-cell table:formula="of:=IF(OR([.L214]=&quot;responseA&quot;;[.L214]=&quot;reponseB&quot;;[.L214]=&quot;reponseC&quot;);-10;10)" office:value-type="float" office:value="10">
            <text:p>10</text:p>
          </table:table-cell>
          <table:table-cell table:formula="of:=IF(OR([.M214]=&quot;responseA&quot;;[.M214]=&quot;reponseB&quot;;[.M214]=&quot;reponseC&quot;);-10;10)" office:value-type="float" office:value="10">
            <text:p>10</text:p>
          </table:table-cell>
          <table:table-cell table:formula="of:=IF(OR([.N214]=&quot;responseA&quot;;[.N214]=&quot;reponseB&quot;;[.N214]=&quot;reponseC&quot;);-10;10)" office:value-type="float" office:value="10">
            <text:p>10</text:p>
          </table:table-cell>
          <table:table-cell table:formula="of:=IF(OR([.O214]=&quot;responseA&quot;;[.O214]=&quot;reponseB&quot;;[.O214]=&quot;reponseC&quot;);-10;10)" office:value-type="float" office:value="10">
            <text:p>10</text:p>
          </table:table-cell>
          <table:table-cell table:formula="of:=IF(OR([.P214]=&quot;responseA&quot;;[.P214]=&quot;reponseB&quot;;[.P214]=&quot;reponseC&quot;);-10;10)" office:value-type="float" office:value="10">
            <text:p>10</text:p>
          </table:table-cell>
          <table:table-cell table:formula="of:=IF(OR([.Q214]=&quot;responseA&quot;;[.Q214]=&quot;reponseB&quot;;[.Q214]=&quot;reponseC&quot;);-10;10)" office:value-type="float" office:value="10">
            <text:p>10</text:p>
          </table:table-cell>
          <table:table-cell table:formula="of:=IF(OR([.R214]=&quot;responseA&quot;;[.R214]=&quot;reponseB&quot;;[.R214]=&quot;reponseC&quot;);-10;10)" office:value-type="float" office:value="10">
            <text:p>10</text:p>
          </table:table-cell>
          <table:table-cell table:formula="of:=IF(OR([.S214]=&quot;responseA&quot;;[.S214]=&quot;reponseB&quot;;[.S214]=&quot;reponseC&quot;);-10;10)" office:value-type="float" office:value="10">
            <text:p>10</text:p>
          </table:table-cell>
          <table:table-cell table:formula="of:=IF(OR([.T214]=&quot;responseA&quot;;[.T214]=&quot;reponseB&quot;;[.T214]=&quot;reponseC&quot;);-10;10)" office:value-type="float" office:value="10">
            <text:p>10</text:p>
          </table:table-cell>
          <table:table-cell table:formula="of:=IF(OR([.U214]=&quot;responseA&quot;;[.U214]=&quot;reponseB&quot;;[.U214]=&quot;reponseC&quot;);-10;10)" office:value-type="float" office:value="10">
            <text:p>10</text:p>
          </table:table-cell>
          <table:table-cell table:formula="of:=IF(OR([.V214]=&quot;responseA&quot;;[.V214]=&quot;reponseB&quot;;[.V214]=&quot;reponseC&quot;);-10;10)" office:value-type="float" office:value="10">
            <text:p>10</text:p>
          </table:table-cell>
          <table:table-cell table:formula="of:=IF(OR([.W214]=&quot;responseA&quot;;[.W214]=&quot;reponseB&quot;;[.W214]=&quot;reponseC&quot;);-10;10)" office:value-type="float" office:value="10">
            <text:p>10</text:p>
          </table:table-cell>
          <table:table-cell table:formula="of:=IF(OR([.X214]=&quot;responseA&quot;;[.X214]=&quot;reponseB&quot;;[.X214]=&quot;reponseC&quot;);-10;10)" office:value-type="float" office:value="10">
            <text:p>10</text:p>
          </table:table-cell>
          <table:table-cell table:number-columns-repeated="2"/>
          <table:table-cell table:formula="of:=([.AT214]-[.AS214])/[.AS214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15]=&quot;responseA&quot;;[.E215]=&quot;reponseB&quot;;[.E215]=&quot;reponseC&quot;);-10;10)" office:value-type="float" office:value="10">
            <text:p>10</text:p>
          </table:table-cell>
          <table:table-cell table:formula="of:=IF(OR([.F215]=&quot;responseA&quot;;[.F215]=&quot;reponseB&quot;;[.F215]=&quot;reponseC&quot;);-10;10)" office:value-type="float" office:value="10">
            <text:p>10</text:p>
          </table:table-cell>
          <table:table-cell table:formula="of:=IF(OR([.G215]=&quot;responseA&quot;;[.G215]=&quot;reponseB&quot;;[.G215]=&quot;reponseC&quot;);-10;10)" office:value-type="float" office:value="10">
            <text:p>10</text:p>
          </table:table-cell>
          <table:table-cell table:formula="of:=IF(OR([.H215]=&quot;responseA&quot;;[.H215]=&quot;reponseB&quot;;[.H215]=&quot;reponseC&quot;);-10;10)" office:value-type="float" office:value="10">
            <text:p>10</text:p>
          </table:table-cell>
          <table:table-cell table:formula="of:=IF(OR([.I215]=&quot;responseA&quot;;[.I215]=&quot;reponseB&quot;;[.I215]=&quot;reponseC&quot;);-10;10)" office:value-type="float" office:value="10">
            <text:p>10</text:p>
          </table:table-cell>
          <table:table-cell table:formula="of:=IF(OR([.J215]=&quot;responseA&quot;;[.J215]=&quot;reponseB&quot;;[.J215]=&quot;reponseC&quot;);-10;10)" office:value-type="float" office:value="10">
            <text:p>10</text:p>
          </table:table-cell>
          <table:table-cell table:formula="of:=IF(OR([.K215]=&quot;responseA&quot;;[.K215]=&quot;reponseB&quot;;[.K215]=&quot;reponseC&quot;);-10;10)" office:value-type="float" office:value="10">
            <text:p>10</text:p>
          </table:table-cell>
          <table:table-cell table:formula="of:=IF(OR([.L215]=&quot;responseA&quot;;[.L215]=&quot;reponseB&quot;;[.L215]=&quot;reponseC&quot;);-10;10)" office:value-type="float" office:value="10">
            <text:p>10</text:p>
          </table:table-cell>
          <table:table-cell table:formula="of:=IF(OR([.M215]=&quot;responseA&quot;;[.M215]=&quot;reponseB&quot;;[.M215]=&quot;reponseC&quot;);-10;10)" office:value-type="float" office:value="10">
            <text:p>10</text:p>
          </table:table-cell>
          <table:table-cell table:formula="of:=IF(OR([.N215]=&quot;responseA&quot;;[.N215]=&quot;reponseB&quot;;[.N215]=&quot;reponseC&quot;);-10;10)" office:value-type="float" office:value="10">
            <text:p>10</text:p>
          </table:table-cell>
          <table:table-cell table:formula="of:=IF(OR([.O215]=&quot;responseA&quot;;[.O215]=&quot;reponseB&quot;;[.O215]=&quot;reponseC&quot;);-10;10)" office:value-type="float" office:value="10">
            <text:p>10</text:p>
          </table:table-cell>
          <table:table-cell table:formula="of:=IF(OR([.P215]=&quot;responseA&quot;;[.P215]=&quot;reponseB&quot;;[.P215]=&quot;reponseC&quot;);-10;10)" office:value-type="float" office:value="10">
            <text:p>10</text:p>
          </table:table-cell>
          <table:table-cell table:formula="of:=IF(OR([.Q215]=&quot;responseA&quot;;[.Q215]=&quot;reponseB&quot;;[.Q215]=&quot;reponseC&quot;);-10;10)" office:value-type="float" office:value="10">
            <text:p>10</text:p>
          </table:table-cell>
          <table:table-cell table:formula="of:=IF(OR([.R215]=&quot;responseA&quot;;[.R215]=&quot;reponseB&quot;;[.R215]=&quot;reponseC&quot;);-10;10)" office:value-type="float" office:value="10">
            <text:p>10</text:p>
          </table:table-cell>
          <table:table-cell table:formula="of:=IF(OR([.S215]=&quot;responseA&quot;;[.S215]=&quot;reponseB&quot;;[.S215]=&quot;reponseC&quot;);-10;10)" office:value-type="float" office:value="10">
            <text:p>10</text:p>
          </table:table-cell>
          <table:table-cell table:formula="of:=IF(OR([.T215]=&quot;responseA&quot;;[.T215]=&quot;reponseB&quot;;[.T215]=&quot;reponseC&quot;);-10;10)" office:value-type="float" office:value="10">
            <text:p>10</text:p>
          </table:table-cell>
          <table:table-cell table:formula="of:=IF(OR([.U215]=&quot;responseA&quot;;[.U215]=&quot;reponseB&quot;;[.U215]=&quot;reponseC&quot;);-10;10)" office:value-type="float" office:value="10">
            <text:p>10</text:p>
          </table:table-cell>
          <table:table-cell table:formula="of:=IF(OR([.V215]=&quot;responseA&quot;;[.V215]=&quot;reponseB&quot;;[.V215]=&quot;reponseC&quot;);-10;10)" office:value-type="float" office:value="10">
            <text:p>10</text:p>
          </table:table-cell>
          <table:table-cell table:formula="of:=IF(OR([.W215]=&quot;responseA&quot;;[.W215]=&quot;reponseB&quot;;[.W215]=&quot;reponseC&quot;);-10;10)" office:value-type="float" office:value="10">
            <text:p>10</text:p>
          </table:table-cell>
          <table:table-cell table:formula="of:=IF(OR([.X215]=&quot;responseA&quot;;[.X215]=&quot;reponseB&quot;;[.X215]=&quot;reponseC&quot;);-10;10)" office:value-type="float" office:value="10">
            <text:p>10</text:p>
          </table:table-cell>
          <table:table-cell table:number-columns-repeated="2"/>
          <table:table-cell table:formula="of:=([.AT215]-[.AS215])/[.AS215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16]=&quot;responseA&quot;;[.E216]=&quot;reponseB&quot;;[.E216]=&quot;reponseC&quot;);-10;10)" office:value-type="float" office:value="10">
            <text:p>10</text:p>
          </table:table-cell>
          <table:table-cell table:formula="of:=IF(OR([.F216]=&quot;responseA&quot;;[.F216]=&quot;reponseB&quot;;[.F216]=&quot;reponseC&quot;);-10;10)" office:value-type="float" office:value="10">
            <text:p>10</text:p>
          </table:table-cell>
          <table:table-cell table:formula="of:=IF(OR([.G216]=&quot;responseA&quot;;[.G216]=&quot;reponseB&quot;;[.G216]=&quot;reponseC&quot;);-10;10)" office:value-type="float" office:value="10">
            <text:p>10</text:p>
          </table:table-cell>
          <table:table-cell table:formula="of:=IF(OR([.H216]=&quot;responseA&quot;;[.H216]=&quot;reponseB&quot;;[.H216]=&quot;reponseC&quot;);-10;10)" office:value-type="float" office:value="10">
            <text:p>10</text:p>
          </table:table-cell>
          <table:table-cell table:formula="of:=IF(OR([.I216]=&quot;responseA&quot;;[.I216]=&quot;reponseB&quot;;[.I216]=&quot;reponseC&quot;);-10;10)" office:value-type="float" office:value="10">
            <text:p>10</text:p>
          </table:table-cell>
          <table:table-cell table:formula="of:=IF(OR([.J216]=&quot;responseA&quot;;[.J216]=&quot;reponseB&quot;;[.J216]=&quot;reponseC&quot;);-10;10)" office:value-type="float" office:value="10">
            <text:p>10</text:p>
          </table:table-cell>
          <table:table-cell table:formula="of:=IF(OR([.K216]=&quot;responseA&quot;;[.K216]=&quot;reponseB&quot;;[.K216]=&quot;reponseC&quot;);-10;10)" office:value-type="float" office:value="10">
            <text:p>10</text:p>
          </table:table-cell>
          <table:table-cell table:formula="of:=IF(OR([.L216]=&quot;responseA&quot;;[.L216]=&quot;reponseB&quot;;[.L216]=&quot;reponseC&quot;);-10;10)" office:value-type="float" office:value="10">
            <text:p>10</text:p>
          </table:table-cell>
          <table:table-cell table:formula="of:=IF(OR([.M216]=&quot;responseA&quot;;[.M216]=&quot;reponseB&quot;;[.M216]=&quot;reponseC&quot;);-10;10)" office:value-type="float" office:value="10">
            <text:p>10</text:p>
          </table:table-cell>
          <table:table-cell table:formula="of:=IF(OR([.N216]=&quot;responseA&quot;;[.N216]=&quot;reponseB&quot;;[.N216]=&quot;reponseC&quot;);-10;10)" office:value-type="float" office:value="10">
            <text:p>10</text:p>
          </table:table-cell>
          <table:table-cell table:formula="of:=IF(OR([.O216]=&quot;responseA&quot;;[.O216]=&quot;reponseB&quot;;[.O216]=&quot;reponseC&quot;);-10;10)" office:value-type="float" office:value="10">
            <text:p>10</text:p>
          </table:table-cell>
          <table:table-cell table:formula="of:=IF(OR([.P216]=&quot;responseA&quot;;[.P216]=&quot;reponseB&quot;;[.P216]=&quot;reponseC&quot;);-10;10)" office:value-type="float" office:value="10">
            <text:p>10</text:p>
          </table:table-cell>
          <table:table-cell table:formula="of:=IF(OR([.Q216]=&quot;responseA&quot;;[.Q216]=&quot;reponseB&quot;;[.Q216]=&quot;reponseC&quot;);-10;10)" office:value-type="float" office:value="10">
            <text:p>10</text:p>
          </table:table-cell>
          <table:table-cell table:formula="of:=IF(OR([.R216]=&quot;responseA&quot;;[.R216]=&quot;reponseB&quot;;[.R216]=&quot;reponseC&quot;);-10;10)" office:value-type="float" office:value="10">
            <text:p>10</text:p>
          </table:table-cell>
          <table:table-cell table:formula="of:=IF(OR([.S216]=&quot;responseA&quot;;[.S216]=&quot;reponseB&quot;;[.S216]=&quot;reponseC&quot;);-10;10)" office:value-type="float" office:value="10">
            <text:p>10</text:p>
          </table:table-cell>
          <table:table-cell table:formula="of:=IF(OR([.T216]=&quot;responseA&quot;;[.T216]=&quot;reponseB&quot;;[.T216]=&quot;reponseC&quot;);-10;10)" office:value-type="float" office:value="10">
            <text:p>10</text:p>
          </table:table-cell>
          <table:table-cell table:formula="of:=IF(OR([.U216]=&quot;responseA&quot;;[.U216]=&quot;reponseB&quot;;[.U216]=&quot;reponseC&quot;);-10;10)" office:value-type="float" office:value="10">
            <text:p>10</text:p>
          </table:table-cell>
          <table:table-cell table:formula="of:=IF(OR([.V216]=&quot;responseA&quot;;[.V216]=&quot;reponseB&quot;;[.V216]=&quot;reponseC&quot;);-10;10)" office:value-type="float" office:value="10">
            <text:p>10</text:p>
          </table:table-cell>
          <table:table-cell table:formula="of:=IF(OR([.W216]=&quot;responseA&quot;;[.W216]=&quot;reponseB&quot;;[.W216]=&quot;reponseC&quot;);-10;10)" office:value-type="float" office:value="10">
            <text:p>10</text:p>
          </table:table-cell>
          <table:table-cell table:formula="of:=IF(OR([.X216]=&quot;responseA&quot;;[.X216]=&quot;reponseB&quot;;[.X216]=&quot;reponseC&quot;);-10;10)" office:value-type="float" office:value="10">
            <text:p>10</text:p>
          </table:table-cell>
          <table:table-cell table:number-columns-repeated="2"/>
          <table:table-cell table:formula="of:=([.AT216]-[.AS216])/[.AS216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17]=&quot;responseA&quot;;[.E217]=&quot;reponseB&quot;;[.E217]=&quot;reponseC&quot;);-10;10)" office:value-type="float" office:value="10">
            <text:p>10</text:p>
          </table:table-cell>
          <table:table-cell table:formula="of:=IF(OR([.F217]=&quot;responseA&quot;;[.F217]=&quot;reponseB&quot;;[.F217]=&quot;reponseC&quot;);-10;10)" office:value-type="float" office:value="10">
            <text:p>10</text:p>
          </table:table-cell>
          <table:table-cell table:formula="of:=IF(OR([.G217]=&quot;responseA&quot;;[.G217]=&quot;reponseB&quot;;[.G217]=&quot;reponseC&quot;);-10;10)" office:value-type="float" office:value="10">
            <text:p>10</text:p>
          </table:table-cell>
          <table:table-cell table:formula="of:=IF(OR([.H217]=&quot;responseA&quot;;[.H217]=&quot;reponseB&quot;;[.H217]=&quot;reponseC&quot;);-10;10)" office:value-type="float" office:value="10">
            <text:p>10</text:p>
          </table:table-cell>
          <table:table-cell table:formula="of:=IF(OR([.I217]=&quot;responseA&quot;;[.I217]=&quot;reponseB&quot;;[.I217]=&quot;reponseC&quot;);-10;10)" office:value-type="float" office:value="10">
            <text:p>10</text:p>
          </table:table-cell>
          <table:table-cell table:formula="of:=IF(OR([.J217]=&quot;responseA&quot;;[.J217]=&quot;reponseB&quot;;[.J217]=&quot;reponseC&quot;);-10;10)" office:value-type="float" office:value="10">
            <text:p>10</text:p>
          </table:table-cell>
          <table:table-cell table:formula="of:=IF(OR([.K217]=&quot;responseA&quot;;[.K217]=&quot;reponseB&quot;;[.K217]=&quot;reponseC&quot;);-10;10)" office:value-type="float" office:value="10">
            <text:p>10</text:p>
          </table:table-cell>
          <table:table-cell table:formula="of:=IF(OR([.L217]=&quot;responseA&quot;;[.L217]=&quot;reponseB&quot;;[.L217]=&quot;reponseC&quot;);-10;10)" office:value-type="float" office:value="10">
            <text:p>10</text:p>
          </table:table-cell>
          <table:table-cell table:formula="of:=IF(OR([.M217]=&quot;responseA&quot;;[.M217]=&quot;reponseB&quot;;[.M217]=&quot;reponseC&quot;);-10;10)" office:value-type="float" office:value="10">
            <text:p>10</text:p>
          </table:table-cell>
          <table:table-cell table:formula="of:=IF(OR([.N217]=&quot;responseA&quot;;[.N217]=&quot;reponseB&quot;;[.N217]=&quot;reponseC&quot;);-10;10)" office:value-type="float" office:value="10">
            <text:p>10</text:p>
          </table:table-cell>
          <table:table-cell table:formula="of:=IF(OR([.O217]=&quot;responseA&quot;;[.O217]=&quot;reponseB&quot;;[.O217]=&quot;reponseC&quot;);-10;10)" office:value-type="float" office:value="10">
            <text:p>10</text:p>
          </table:table-cell>
          <table:table-cell table:formula="of:=IF(OR([.P217]=&quot;responseA&quot;;[.P217]=&quot;reponseB&quot;;[.P217]=&quot;reponseC&quot;);-10;10)" office:value-type="float" office:value="10">
            <text:p>10</text:p>
          </table:table-cell>
          <table:table-cell table:formula="of:=IF(OR([.Q217]=&quot;responseA&quot;;[.Q217]=&quot;reponseB&quot;;[.Q217]=&quot;reponseC&quot;);-10;10)" office:value-type="float" office:value="10">
            <text:p>10</text:p>
          </table:table-cell>
          <table:table-cell table:formula="of:=IF(OR([.R217]=&quot;responseA&quot;;[.R217]=&quot;reponseB&quot;;[.R217]=&quot;reponseC&quot;);-10;10)" office:value-type="float" office:value="10">
            <text:p>10</text:p>
          </table:table-cell>
          <table:table-cell table:formula="of:=IF(OR([.S217]=&quot;responseA&quot;;[.S217]=&quot;reponseB&quot;;[.S217]=&quot;reponseC&quot;);-10;10)" office:value-type="float" office:value="10">
            <text:p>10</text:p>
          </table:table-cell>
          <table:table-cell table:formula="of:=IF(OR([.T217]=&quot;responseA&quot;;[.T217]=&quot;reponseB&quot;;[.T217]=&quot;reponseC&quot;);-10;10)" office:value-type="float" office:value="10">
            <text:p>10</text:p>
          </table:table-cell>
          <table:table-cell table:formula="of:=IF(OR([.U217]=&quot;responseA&quot;;[.U217]=&quot;reponseB&quot;;[.U217]=&quot;reponseC&quot;);-10;10)" office:value-type="float" office:value="10">
            <text:p>10</text:p>
          </table:table-cell>
          <table:table-cell table:formula="of:=IF(OR([.V217]=&quot;responseA&quot;;[.V217]=&quot;reponseB&quot;;[.V217]=&quot;reponseC&quot;);-10;10)" office:value-type="float" office:value="10">
            <text:p>10</text:p>
          </table:table-cell>
          <table:table-cell table:formula="of:=IF(OR([.W217]=&quot;responseA&quot;;[.W217]=&quot;reponseB&quot;;[.W217]=&quot;reponseC&quot;);-10;10)" office:value-type="float" office:value="10">
            <text:p>10</text:p>
          </table:table-cell>
          <table:table-cell table:formula="of:=IF(OR([.X217]=&quot;responseA&quot;;[.X217]=&quot;reponseB&quot;;[.X217]=&quot;reponseC&quot;);-10;10)" office:value-type="float" office:value="10">
            <text:p>10</text:p>
          </table:table-cell>
          <table:table-cell table:number-columns-repeated="2"/>
          <table:table-cell table:formula="of:=([.AT217]-[.AS217])/[.AS217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18]=&quot;responseA&quot;;[.E218]=&quot;reponseB&quot;;[.E218]=&quot;reponseC&quot;);-10;10)" office:value-type="float" office:value="10">
            <text:p>10</text:p>
          </table:table-cell>
          <table:table-cell table:formula="of:=IF(OR([.F218]=&quot;responseA&quot;;[.F218]=&quot;reponseB&quot;;[.F218]=&quot;reponseC&quot;);-10;10)" office:value-type="float" office:value="10">
            <text:p>10</text:p>
          </table:table-cell>
          <table:table-cell table:formula="of:=IF(OR([.G218]=&quot;responseA&quot;;[.G218]=&quot;reponseB&quot;;[.G218]=&quot;reponseC&quot;);-10;10)" office:value-type="float" office:value="10">
            <text:p>10</text:p>
          </table:table-cell>
          <table:table-cell table:formula="of:=IF(OR([.H218]=&quot;responseA&quot;;[.H218]=&quot;reponseB&quot;;[.H218]=&quot;reponseC&quot;);-10;10)" office:value-type="float" office:value="10">
            <text:p>10</text:p>
          </table:table-cell>
          <table:table-cell table:formula="of:=IF(OR([.I218]=&quot;responseA&quot;;[.I218]=&quot;reponseB&quot;;[.I218]=&quot;reponseC&quot;);-10;10)" office:value-type="float" office:value="10">
            <text:p>10</text:p>
          </table:table-cell>
          <table:table-cell table:formula="of:=IF(OR([.J218]=&quot;responseA&quot;;[.J218]=&quot;reponseB&quot;;[.J218]=&quot;reponseC&quot;);-10;10)" office:value-type="float" office:value="10">
            <text:p>10</text:p>
          </table:table-cell>
          <table:table-cell table:formula="of:=IF(OR([.K218]=&quot;responseA&quot;;[.K218]=&quot;reponseB&quot;;[.K218]=&quot;reponseC&quot;);-10;10)" office:value-type="float" office:value="10">
            <text:p>10</text:p>
          </table:table-cell>
          <table:table-cell table:formula="of:=IF(OR([.L218]=&quot;responseA&quot;;[.L218]=&quot;reponseB&quot;;[.L218]=&quot;reponseC&quot;);-10;10)" office:value-type="float" office:value="10">
            <text:p>10</text:p>
          </table:table-cell>
          <table:table-cell table:formula="of:=IF(OR([.M218]=&quot;responseA&quot;;[.M218]=&quot;reponseB&quot;;[.M218]=&quot;reponseC&quot;);-10;10)" office:value-type="float" office:value="10">
            <text:p>10</text:p>
          </table:table-cell>
          <table:table-cell table:formula="of:=IF(OR([.N218]=&quot;responseA&quot;;[.N218]=&quot;reponseB&quot;;[.N218]=&quot;reponseC&quot;);-10;10)" office:value-type="float" office:value="10">
            <text:p>10</text:p>
          </table:table-cell>
          <table:table-cell table:formula="of:=IF(OR([.O218]=&quot;responseA&quot;;[.O218]=&quot;reponseB&quot;;[.O218]=&quot;reponseC&quot;);-10;10)" office:value-type="float" office:value="10">
            <text:p>10</text:p>
          </table:table-cell>
          <table:table-cell table:formula="of:=IF(OR([.P218]=&quot;responseA&quot;;[.P218]=&quot;reponseB&quot;;[.P218]=&quot;reponseC&quot;);-10;10)" office:value-type="float" office:value="10">
            <text:p>10</text:p>
          </table:table-cell>
          <table:table-cell table:formula="of:=IF(OR([.Q218]=&quot;responseA&quot;;[.Q218]=&quot;reponseB&quot;;[.Q218]=&quot;reponseC&quot;);-10;10)" office:value-type="float" office:value="10">
            <text:p>10</text:p>
          </table:table-cell>
          <table:table-cell table:formula="of:=IF(OR([.R218]=&quot;responseA&quot;;[.R218]=&quot;reponseB&quot;;[.R218]=&quot;reponseC&quot;);-10;10)" office:value-type="float" office:value="10">
            <text:p>10</text:p>
          </table:table-cell>
          <table:table-cell table:formula="of:=IF(OR([.S218]=&quot;responseA&quot;;[.S218]=&quot;reponseB&quot;;[.S218]=&quot;reponseC&quot;);-10;10)" office:value-type="float" office:value="10">
            <text:p>10</text:p>
          </table:table-cell>
          <table:table-cell table:formula="of:=IF(OR([.T218]=&quot;responseA&quot;;[.T218]=&quot;reponseB&quot;;[.T218]=&quot;reponseC&quot;);-10;10)" office:value-type="float" office:value="10">
            <text:p>10</text:p>
          </table:table-cell>
          <table:table-cell table:formula="of:=IF(OR([.U218]=&quot;responseA&quot;;[.U218]=&quot;reponseB&quot;;[.U218]=&quot;reponseC&quot;);-10;10)" office:value-type="float" office:value="10">
            <text:p>10</text:p>
          </table:table-cell>
          <table:table-cell table:formula="of:=IF(OR([.V218]=&quot;responseA&quot;;[.V218]=&quot;reponseB&quot;;[.V218]=&quot;reponseC&quot;);-10;10)" office:value-type="float" office:value="10">
            <text:p>10</text:p>
          </table:table-cell>
          <table:table-cell table:formula="of:=IF(OR([.W218]=&quot;responseA&quot;;[.W218]=&quot;reponseB&quot;;[.W218]=&quot;reponseC&quot;);-10;10)" office:value-type="float" office:value="10">
            <text:p>10</text:p>
          </table:table-cell>
          <table:table-cell table:formula="of:=IF(OR([.X218]=&quot;responseA&quot;;[.X218]=&quot;reponseB&quot;;[.X218]=&quot;reponseC&quot;);-10;10)" office:value-type="float" office:value="10">
            <text:p>10</text:p>
          </table:table-cell>
          <table:table-cell table:number-columns-repeated="2"/>
          <table:table-cell table:formula="of:=([.AT218]-[.AS218])/[.AS218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19]=&quot;responseA&quot;;[.E219]=&quot;reponseB&quot;;[.E219]=&quot;reponseC&quot;);-10;10)" office:value-type="float" office:value="10">
            <text:p>10</text:p>
          </table:table-cell>
          <table:table-cell table:formula="of:=IF(OR([.F219]=&quot;responseA&quot;;[.F219]=&quot;reponseB&quot;;[.F219]=&quot;reponseC&quot;);-10;10)" office:value-type="float" office:value="10">
            <text:p>10</text:p>
          </table:table-cell>
          <table:table-cell table:formula="of:=IF(OR([.G219]=&quot;responseA&quot;;[.G219]=&quot;reponseB&quot;;[.G219]=&quot;reponseC&quot;);-10;10)" office:value-type="float" office:value="10">
            <text:p>10</text:p>
          </table:table-cell>
          <table:table-cell table:formula="of:=IF(OR([.H219]=&quot;responseA&quot;;[.H219]=&quot;reponseB&quot;;[.H219]=&quot;reponseC&quot;);-10;10)" office:value-type="float" office:value="10">
            <text:p>10</text:p>
          </table:table-cell>
          <table:table-cell table:formula="of:=IF(OR([.I219]=&quot;responseA&quot;;[.I219]=&quot;reponseB&quot;;[.I219]=&quot;reponseC&quot;);-10;10)" office:value-type="float" office:value="10">
            <text:p>10</text:p>
          </table:table-cell>
          <table:table-cell table:formula="of:=IF(OR([.J219]=&quot;responseA&quot;;[.J219]=&quot;reponseB&quot;;[.J219]=&quot;reponseC&quot;);-10;10)" office:value-type="float" office:value="10">
            <text:p>10</text:p>
          </table:table-cell>
          <table:table-cell table:formula="of:=IF(OR([.K219]=&quot;responseA&quot;;[.K219]=&quot;reponseB&quot;;[.K219]=&quot;reponseC&quot;);-10;10)" office:value-type="float" office:value="10">
            <text:p>10</text:p>
          </table:table-cell>
          <table:table-cell table:formula="of:=IF(OR([.L219]=&quot;responseA&quot;;[.L219]=&quot;reponseB&quot;;[.L219]=&quot;reponseC&quot;);-10;10)" office:value-type="float" office:value="10">
            <text:p>10</text:p>
          </table:table-cell>
          <table:table-cell table:formula="of:=IF(OR([.M219]=&quot;responseA&quot;;[.M219]=&quot;reponseB&quot;;[.M219]=&quot;reponseC&quot;);-10;10)" office:value-type="float" office:value="10">
            <text:p>10</text:p>
          </table:table-cell>
          <table:table-cell table:formula="of:=IF(OR([.N219]=&quot;responseA&quot;;[.N219]=&quot;reponseB&quot;;[.N219]=&quot;reponseC&quot;);-10;10)" office:value-type="float" office:value="10">
            <text:p>10</text:p>
          </table:table-cell>
          <table:table-cell table:formula="of:=IF(OR([.O219]=&quot;responseA&quot;;[.O219]=&quot;reponseB&quot;;[.O219]=&quot;reponseC&quot;);-10;10)" office:value-type="float" office:value="10">
            <text:p>10</text:p>
          </table:table-cell>
          <table:table-cell table:formula="of:=IF(OR([.P219]=&quot;responseA&quot;;[.P219]=&quot;reponseB&quot;;[.P219]=&quot;reponseC&quot;);-10;10)" office:value-type="float" office:value="10">
            <text:p>10</text:p>
          </table:table-cell>
          <table:table-cell table:formula="of:=IF(OR([.Q219]=&quot;responseA&quot;;[.Q219]=&quot;reponseB&quot;;[.Q219]=&quot;reponseC&quot;);-10;10)" office:value-type="float" office:value="10">
            <text:p>10</text:p>
          </table:table-cell>
          <table:table-cell table:formula="of:=IF(OR([.R219]=&quot;responseA&quot;;[.R219]=&quot;reponseB&quot;;[.R219]=&quot;reponseC&quot;);-10;10)" office:value-type="float" office:value="10">
            <text:p>10</text:p>
          </table:table-cell>
          <table:table-cell table:formula="of:=IF(OR([.S219]=&quot;responseA&quot;;[.S219]=&quot;reponseB&quot;;[.S219]=&quot;reponseC&quot;);-10;10)" office:value-type="float" office:value="10">
            <text:p>10</text:p>
          </table:table-cell>
          <table:table-cell table:formula="of:=IF(OR([.T219]=&quot;responseA&quot;;[.T219]=&quot;reponseB&quot;;[.T219]=&quot;reponseC&quot;);-10;10)" office:value-type="float" office:value="10">
            <text:p>10</text:p>
          </table:table-cell>
          <table:table-cell table:formula="of:=IF(OR([.U219]=&quot;responseA&quot;;[.U219]=&quot;reponseB&quot;;[.U219]=&quot;reponseC&quot;);-10;10)" office:value-type="float" office:value="10">
            <text:p>10</text:p>
          </table:table-cell>
          <table:table-cell table:formula="of:=IF(OR([.V219]=&quot;responseA&quot;;[.V219]=&quot;reponseB&quot;;[.V219]=&quot;reponseC&quot;);-10;10)" office:value-type="float" office:value="10">
            <text:p>10</text:p>
          </table:table-cell>
          <table:table-cell table:formula="of:=IF(OR([.W219]=&quot;responseA&quot;;[.W219]=&quot;reponseB&quot;;[.W219]=&quot;reponseC&quot;);-10;10)" office:value-type="float" office:value="10">
            <text:p>10</text:p>
          </table:table-cell>
          <table:table-cell table:formula="of:=IF(OR([.X219]=&quot;responseA&quot;;[.X219]=&quot;reponseB&quot;;[.X219]=&quot;reponseC&quot;);-10;10)" office:value-type="float" office:value="10">
            <text:p>10</text:p>
          </table:table-cell>
          <table:table-cell table:number-columns-repeated="2"/>
          <table:table-cell table:formula="of:=([.AT219]-[.AS219])/[.AS219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20]=&quot;responseA&quot;;[.E220]=&quot;reponseB&quot;;[.E220]=&quot;reponseC&quot;);-10;10)" office:value-type="float" office:value="10">
            <text:p>10</text:p>
          </table:table-cell>
          <table:table-cell table:formula="of:=IF(OR([.F220]=&quot;responseA&quot;;[.F220]=&quot;reponseB&quot;;[.F220]=&quot;reponseC&quot;);-10;10)" office:value-type="float" office:value="10">
            <text:p>10</text:p>
          </table:table-cell>
          <table:table-cell table:formula="of:=IF(OR([.G220]=&quot;responseA&quot;;[.G220]=&quot;reponseB&quot;;[.G220]=&quot;reponseC&quot;);-10;10)" office:value-type="float" office:value="10">
            <text:p>10</text:p>
          </table:table-cell>
          <table:table-cell table:formula="of:=IF(OR([.H220]=&quot;responseA&quot;;[.H220]=&quot;reponseB&quot;;[.H220]=&quot;reponseC&quot;);-10;10)" office:value-type="float" office:value="10">
            <text:p>10</text:p>
          </table:table-cell>
          <table:table-cell table:formula="of:=IF(OR([.I220]=&quot;responseA&quot;;[.I220]=&quot;reponseB&quot;;[.I220]=&quot;reponseC&quot;);-10;10)" office:value-type="float" office:value="10">
            <text:p>10</text:p>
          </table:table-cell>
          <table:table-cell table:formula="of:=IF(OR([.J220]=&quot;responseA&quot;;[.J220]=&quot;reponseB&quot;;[.J220]=&quot;reponseC&quot;);-10;10)" office:value-type="float" office:value="10">
            <text:p>10</text:p>
          </table:table-cell>
          <table:table-cell table:formula="of:=IF(OR([.K220]=&quot;responseA&quot;;[.K220]=&quot;reponseB&quot;;[.K220]=&quot;reponseC&quot;);-10;10)" office:value-type="float" office:value="10">
            <text:p>10</text:p>
          </table:table-cell>
          <table:table-cell table:formula="of:=IF(OR([.L220]=&quot;responseA&quot;;[.L220]=&quot;reponseB&quot;;[.L220]=&quot;reponseC&quot;);-10;10)" office:value-type="float" office:value="10">
            <text:p>10</text:p>
          </table:table-cell>
          <table:table-cell table:formula="of:=IF(OR([.M220]=&quot;responseA&quot;;[.M220]=&quot;reponseB&quot;;[.M220]=&quot;reponseC&quot;);-10;10)" office:value-type="float" office:value="10">
            <text:p>10</text:p>
          </table:table-cell>
          <table:table-cell table:formula="of:=IF(OR([.N220]=&quot;responseA&quot;;[.N220]=&quot;reponseB&quot;;[.N220]=&quot;reponseC&quot;);-10;10)" office:value-type="float" office:value="10">
            <text:p>10</text:p>
          </table:table-cell>
          <table:table-cell table:formula="of:=IF(OR([.O220]=&quot;responseA&quot;;[.O220]=&quot;reponseB&quot;;[.O220]=&quot;reponseC&quot;);-10;10)" office:value-type="float" office:value="10">
            <text:p>10</text:p>
          </table:table-cell>
          <table:table-cell table:formula="of:=IF(OR([.P220]=&quot;responseA&quot;;[.P220]=&quot;reponseB&quot;;[.P220]=&quot;reponseC&quot;);-10;10)" office:value-type="float" office:value="10">
            <text:p>10</text:p>
          </table:table-cell>
          <table:table-cell table:formula="of:=IF(OR([.Q220]=&quot;responseA&quot;;[.Q220]=&quot;reponseB&quot;;[.Q220]=&quot;reponseC&quot;);-10;10)" office:value-type="float" office:value="10">
            <text:p>10</text:p>
          </table:table-cell>
          <table:table-cell table:formula="of:=IF(OR([.R220]=&quot;responseA&quot;;[.R220]=&quot;reponseB&quot;;[.R220]=&quot;reponseC&quot;);-10;10)" office:value-type="float" office:value="10">
            <text:p>10</text:p>
          </table:table-cell>
          <table:table-cell table:formula="of:=IF(OR([.S220]=&quot;responseA&quot;;[.S220]=&quot;reponseB&quot;;[.S220]=&quot;reponseC&quot;);-10;10)" office:value-type="float" office:value="10">
            <text:p>10</text:p>
          </table:table-cell>
          <table:table-cell table:formula="of:=IF(OR([.T220]=&quot;responseA&quot;;[.T220]=&quot;reponseB&quot;;[.T220]=&quot;reponseC&quot;);-10;10)" office:value-type="float" office:value="10">
            <text:p>10</text:p>
          </table:table-cell>
          <table:table-cell table:formula="of:=IF(OR([.U220]=&quot;responseA&quot;;[.U220]=&quot;reponseB&quot;;[.U220]=&quot;reponseC&quot;);-10;10)" office:value-type="float" office:value="10">
            <text:p>10</text:p>
          </table:table-cell>
          <table:table-cell table:formula="of:=IF(OR([.V220]=&quot;responseA&quot;;[.V220]=&quot;reponseB&quot;;[.V220]=&quot;reponseC&quot;);-10;10)" office:value-type="float" office:value="10">
            <text:p>10</text:p>
          </table:table-cell>
          <table:table-cell table:formula="of:=IF(OR([.W220]=&quot;responseA&quot;;[.W220]=&quot;reponseB&quot;;[.W220]=&quot;reponseC&quot;);-10;10)" office:value-type="float" office:value="10">
            <text:p>10</text:p>
          </table:table-cell>
          <table:table-cell table:formula="of:=IF(OR([.X220]=&quot;responseA&quot;;[.X220]=&quot;reponseB&quot;;[.X220]=&quot;reponseC&quot;);-10;10)" office:value-type="float" office:value="10">
            <text:p>10</text:p>
          </table:table-cell>
          <table:table-cell table:number-columns-repeated="2"/>
          <table:table-cell table:formula="of:=([.AT220]-[.AS220])/[.AS220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21]=&quot;responseA&quot;;[.E221]=&quot;reponseB&quot;;[.E221]=&quot;reponseC&quot;);-10;10)" office:value-type="float" office:value="10">
            <text:p>10</text:p>
          </table:table-cell>
          <table:table-cell table:formula="of:=IF(OR([.F221]=&quot;responseA&quot;;[.F221]=&quot;reponseB&quot;;[.F221]=&quot;reponseC&quot;);-10;10)" office:value-type="float" office:value="10">
            <text:p>10</text:p>
          </table:table-cell>
          <table:table-cell table:formula="of:=IF(OR([.G221]=&quot;responseA&quot;;[.G221]=&quot;reponseB&quot;;[.G221]=&quot;reponseC&quot;);-10;10)" office:value-type="float" office:value="10">
            <text:p>10</text:p>
          </table:table-cell>
          <table:table-cell table:formula="of:=IF(OR([.H221]=&quot;responseA&quot;;[.H221]=&quot;reponseB&quot;;[.H221]=&quot;reponseC&quot;);-10;10)" office:value-type="float" office:value="10">
            <text:p>10</text:p>
          </table:table-cell>
          <table:table-cell table:formula="of:=IF(OR([.I221]=&quot;responseA&quot;;[.I221]=&quot;reponseB&quot;;[.I221]=&quot;reponseC&quot;);-10;10)" office:value-type="float" office:value="10">
            <text:p>10</text:p>
          </table:table-cell>
          <table:table-cell table:formula="of:=IF(OR([.J221]=&quot;responseA&quot;;[.J221]=&quot;reponseB&quot;;[.J221]=&quot;reponseC&quot;);-10;10)" office:value-type="float" office:value="10">
            <text:p>10</text:p>
          </table:table-cell>
          <table:table-cell table:formula="of:=IF(OR([.K221]=&quot;responseA&quot;;[.K221]=&quot;reponseB&quot;;[.K221]=&quot;reponseC&quot;);-10;10)" office:value-type="float" office:value="10">
            <text:p>10</text:p>
          </table:table-cell>
          <table:table-cell table:formula="of:=IF(OR([.L221]=&quot;responseA&quot;;[.L221]=&quot;reponseB&quot;;[.L221]=&quot;reponseC&quot;);-10;10)" office:value-type="float" office:value="10">
            <text:p>10</text:p>
          </table:table-cell>
          <table:table-cell table:formula="of:=IF(OR([.M221]=&quot;responseA&quot;;[.M221]=&quot;reponseB&quot;;[.M221]=&quot;reponseC&quot;);-10;10)" office:value-type="float" office:value="10">
            <text:p>10</text:p>
          </table:table-cell>
          <table:table-cell table:formula="of:=IF(OR([.N221]=&quot;responseA&quot;;[.N221]=&quot;reponseB&quot;;[.N221]=&quot;reponseC&quot;);-10;10)" office:value-type="float" office:value="10">
            <text:p>10</text:p>
          </table:table-cell>
          <table:table-cell table:formula="of:=IF(OR([.O221]=&quot;responseA&quot;;[.O221]=&quot;reponseB&quot;;[.O221]=&quot;reponseC&quot;);-10;10)" office:value-type="float" office:value="10">
            <text:p>10</text:p>
          </table:table-cell>
          <table:table-cell table:formula="of:=IF(OR([.P221]=&quot;responseA&quot;;[.P221]=&quot;reponseB&quot;;[.P221]=&quot;reponseC&quot;);-10;10)" office:value-type="float" office:value="10">
            <text:p>10</text:p>
          </table:table-cell>
          <table:table-cell table:formula="of:=IF(OR([.Q221]=&quot;responseA&quot;;[.Q221]=&quot;reponseB&quot;;[.Q221]=&quot;reponseC&quot;);-10;10)" office:value-type="float" office:value="10">
            <text:p>10</text:p>
          </table:table-cell>
          <table:table-cell table:formula="of:=IF(OR([.R221]=&quot;responseA&quot;;[.R221]=&quot;reponseB&quot;;[.R221]=&quot;reponseC&quot;);-10;10)" office:value-type="float" office:value="10">
            <text:p>10</text:p>
          </table:table-cell>
          <table:table-cell table:formula="of:=IF(OR([.S221]=&quot;responseA&quot;;[.S221]=&quot;reponseB&quot;;[.S221]=&quot;reponseC&quot;);-10;10)" office:value-type="float" office:value="10">
            <text:p>10</text:p>
          </table:table-cell>
          <table:table-cell table:formula="of:=IF(OR([.T221]=&quot;responseA&quot;;[.T221]=&quot;reponseB&quot;;[.T221]=&quot;reponseC&quot;);-10;10)" office:value-type="float" office:value="10">
            <text:p>10</text:p>
          </table:table-cell>
          <table:table-cell table:formula="of:=IF(OR([.U221]=&quot;responseA&quot;;[.U221]=&quot;reponseB&quot;;[.U221]=&quot;reponseC&quot;);-10;10)" office:value-type="float" office:value="10">
            <text:p>10</text:p>
          </table:table-cell>
          <table:table-cell table:formula="of:=IF(OR([.V221]=&quot;responseA&quot;;[.V221]=&quot;reponseB&quot;;[.V221]=&quot;reponseC&quot;);-10;10)" office:value-type="float" office:value="10">
            <text:p>10</text:p>
          </table:table-cell>
          <table:table-cell table:formula="of:=IF(OR([.W221]=&quot;responseA&quot;;[.W221]=&quot;reponseB&quot;;[.W221]=&quot;reponseC&quot;);-10;10)" office:value-type="float" office:value="10">
            <text:p>10</text:p>
          </table:table-cell>
          <table:table-cell table:formula="of:=IF(OR([.X221]=&quot;responseA&quot;;[.X221]=&quot;reponseB&quot;;[.X221]=&quot;reponseC&quot;);-10;10)" office:value-type="float" office:value="10">
            <text:p>10</text:p>
          </table:table-cell>
          <table:table-cell table:number-columns-repeated="2"/>
          <table:table-cell table:formula="of:=([.AT221]-[.AS221])/[.AS221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22]=&quot;responseA&quot;;[.E222]=&quot;reponseB&quot;;[.E222]=&quot;reponseC&quot;);-10;10)" office:value-type="float" office:value="10">
            <text:p>10</text:p>
          </table:table-cell>
          <table:table-cell table:formula="of:=IF(OR([.F222]=&quot;responseA&quot;;[.F222]=&quot;reponseB&quot;;[.F222]=&quot;reponseC&quot;);-10;10)" office:value-type="float" office:value="10">
            <text:p>10</text:p>
          </table:table-cell>
          <table:table-cell table:formula="of:=IF(OR([.G222]=&quot;responseA&quot;;[.G222]=&quot;reponseB&quot;;[.G222]=&quot;reponseC&quot;);-10;10)" office:value-type="float" office:value="10">
            <text:p>10</text:p>
          </table:table-cell>
          <table:table-cell table:formula="of:=IF(OR([.H222]=&quot;responseA&quot;;[.H222]=&quot;reponseB&quot;;[.H222]=&quot;reponseC&quot;);-10;10)" office:value-type="float" office:value="10">
            <text:p>10</text:p>
          </table:table-cell>
          <table:table-cell table:formula="of:=IF(OR([.I222]=&quot;responseA&quot;;[.I222]=&quot;reponseB&quot;;[.I222]=&quot;reponseC&quot;);-10;10)" office:value-type="float" office:value="10">
            <text:p>10</text:p>
          </table:table-cell>
          <table:table-cell table:formula="of:=IF(OR([.J222]=&quot;responseA&quot;;[.J222]=&quot;reponseB&quot;;[.J222]=&quot;reponseC&quot;);-10;10)" office:value-type="float" office:value="10">
            <text:p>10</text:p>
          </table:table-cell>
          <table:table-cell table:formula="of:=IF(OR([.K222]=&quot;responseA&quot;;[.K222]=&quot;reponseB&quot;;[.K222]=&quot;reponseC&quot;);-10;10)" office:value-type="float" office:value="10">
            <text:p>10</text:p>
          </table:table-cell>
          <table:table-cell table:formula="of:=IF(OR([.L222]=&quot;responseA&quot;;[.L222]=&quot;reponseB&quot;;[.L222]=&quot;reponseC&quot;);-10;10)" office:value-type="float" office:value="10">
            <text:p>10</text:p>
          </table:table-cell>
          <table:table-cell table:formula="of:=IF(OR([.M222]=&quot;responseA&quot;;[.M222]=&quot;reponseB&quot;;[.M222]=&quot;reponseC&quot;);-10;10)" office:value-type="float" office:value="10">
            <text:p>10</text:p>
          </table:table-cell>
          <table:table-cell table:formula="of:=IF(OR([.N222]=&quot;responseA&quot;;[.N222]=&quot;reponseB&quot;;[.N222]=&quot;reponseC&quot;);-10;10)" office:value-type="float" office:value="10">
            <text:p>10</text:p>
          </table:table-cell>
          <table:table-cell table:formula="of:=IF(OR([.O222]=&quot;responseA&quot;;[.O222]=&quot;reponseB&quot;;[.O222]=&quot;reponseC&quot;);-10;10)" office:value-type="float" office:value="10">
            <text:p>10</text:p>
          </table:table-cell>
          <table:table-cell table:formula="of:=IF(OR([.P222]=&quot;responseA&quot;;[.P222]=&quot;reponseB&quot;;[.P222]=&quot;reponseC&quot;);-10;10)" office:value-type="float" office:value="10">
            <text:p>10</text:p>
          </table:table-cell>
          <table:table-cell table:formula="of:=IF(OR([.Q222]=&quot;responseA&quot;;[.Q222]=&quot;reponseB&quot;;[.Q222]=&quot;reponseC&quot;);-10;10)" office:value-type="float" office:value="10">
            <text:p>10</text:p>
          </table:table-cell>
          <table:table-cell table:formula="of:=IF(OR([.R222]=&quot;responseA&quot;;[.R222]=&quot;reponseB&quot;;[.R222]=&quot;reponseC&quot;);-10;10)" office:value-type="float" office:value="10">
            <text:p>10</text:p>
          </table:table-cell>
          <table:table-cell table:formula="of:=IF(OR([.S222]=&quot;responseA&quot;;[.S222]=&quot;reponseB&quot;;[.S222]=&quot;reponseC&quot;);-10;10)" office:value-type="float" office:value="10">
            <text:p>10</text:p>
          </table:table-cell>
          <table:table-cell table:formula="of:=IF(OR([.T222]=&quot;responseA&quot;;[.T222]=&quot;reponseB&quot;;[.T222]=&quot;reponseC&quot;);-10;10)" office:value-type="float" office:value="10">
            <text:p>10</text:p>
          </table:table-cell>
          <table:table-cell table:formula="of:=IF(OR([.U222]=&quot;responseA&quot;;[.U222]=&quot;reponseB&quot;;[.U222]=&quot;reponseC&quot;);-10;10)" office:value-type="float" office:value="10">
            <text:p>10</text:p>
          </table:table-cell>
          <table:table-cell table:formula="of:=IF(OR([.V222]=&quot;responseA&quot;;[.V222]=&quot;reponseB&quot;;[.V222]=&quot;reponseC&quot;);-10;10)" office:value-type="float" office:value="10">
            <text:p>10</text:p>
          </table:table-cell>
          <table:table-cell table:formula="of:=IF(OR([.W222]=&quot;responseA&quot;;[.W222]=&quot;reponseB&quot;;[.W222]=&quot;reponseC&quot;);-10;10)" office:value-type="float" office:value="10">
            <text:p>10</text:p>
          </table:table-cell>
          <table:table-cell table:formula="of:=IF(OR([.X222]=&quot;responseA&quot;;[.X222]=&quot;reponseB&quot;;[.X222]=&quot;reponseC&quot;);-10;10)" office:value-type="float" office:value="10">
            <text:p>10</text:p>
          </table:table-cell>
          <table:table-cell table:number-columns-repeated="2"/>
          <table:table-cell table:formula="of:=([.AT222]-[.AS222])/[.AS222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23]=&quot;responseA&quot;;[.E223]=&quot;reponseB&quot;;[.E223]=&quot;reponseC&quot;);-10;10)" office:value-type="float" office:value="10">
            <text:p>10</text:p>
          </table:table-cell>
          <table:table-cell table:formula="of:=IF(OR([.F223]=&quot;responseA&quot;;[.F223]=&quot;reponseB&quot;;[.F223]=&quot;reponseC&quot;);-10;10)" office:value-type="float" office:value="10">
            <text:p>10</text:p>
          </table:table-cell>
          <table:table-cell table:formula="of:=IF(OR([.G223]=&quot;responseA&quot;;[.G223]=&quot;reponseB&quot;;[.G223]=&quot;reponseC&quot;);-10;10)" office:value-type="float" office:value="10">
            <text:p>10</text:p>
          </table:table-cell>
          <table:table-cell table:formula="of:=IF(OR([.H223]=&quot;responseA&quot;;[.H223]=&quot;reponseB&quot;;[.H223]=&quot;reponseC&quot;);-10;10)" office:value-type="float" office:value="10">
            <text:p>10</text:p>
          </table:table-cell>
          <table:table-cell table:formula="of:=IF(OR([.I223]=&quot;responseA&quot;;[.I223]=&quot;reponseB&quot;;[.I223]=&quot;reponseC&quot;);-10;10)" office:value-type="float" office:value="10">
            <text:p>10</text:p>
          </table:table-cell>
          <table:table-cell table:formula="of:=IF(OR([.J223]=&quot;responseA&quot;;[.J223]=&quot;reponseB&quot;;[.J223]=&quot;reponseC&quot;);-10;10)" office:value-type="float" office:value="10">
            <text:p>10</text:p>
          </table:table-cell>
          <table:table-cell table:formula="of:=IF(OR([.K223]=&quot;responseA&quot;;[.K223]=&quot;reponseB&quot;;[.K223]=&quot;reponseC&quot;);-10;10)" office:value-type="float" office:value="10">
            <text:p>10</text:p>
          </table:table-cell>
          <table:table-cell table:formula="of:=IF(OR([.L223]=&quot;responseA&quot;;[.L223]=&quot;reponseB&quot;;[.L223]=&quot;reponseC&quot;);-10;10)" office:value-type="float" office:value="10">
            <text:p>10</text:p>
          </table:table-cell>
          <table:table-cell table:formula="of:=IF(OR([.M223]=&quot;responseA&quot;;[.M223]=&quot;reponseB&quot;;[.M223]=&quot;reponseC&quot;);-10;10)" office:value-type="float" office:value="10">
            <text:p>10</text:p>
          </table:table-cell>
          <table:table-cell table:formula="of:=IF(OR([.N223]=&quot;responseA&quot;;[.N223]=&quot;reponseB&quot;;[.N223]=&quot;reponseC&quot;);-10;10)" office:value-type="float" office:value="10">
            <text:p>10</text:p>
          </table:table-cell>
          <table:table-cell table:formula="of:=IF(OR([.O223]=&quot;responseA&quot;;[.O223]=&quot;reponseB&quot;;[.O223]=&quot;reponseC&quot;);-10;10)" office:value-type="float" office:value="10">
            <text:p>10</text:p>
          </table:table-cell>
          <table:table-cell table:formula="of:=IF(OR([.P223]=&quot;responseA&quot;;[.P223]=&quot;reponseB&quot;;[.P223]=&quot;reponseC&quot;);-10;10)" office:value-type="float" office:value="10">
            <text:p>10</text:p>
          </table:table-cell>
          <table:table-cell table:formula="of:=IF(OR([.Q223]=&quot;responseA&quot;;[.Q223]=&quot;reponseB&quot;;[.Q223]=&quot;reponseC&quot;);-10;10)" office:value-type="float" office:value="10">
            <text:p>10</text:p>
          </table:table-cell>
          <table:table-cell table:formula="of:=IF(OR([.R223]=&quot;responseA&quot;;[.R223]=&quot;reponseB&quot;;[.R223]=&quot;reponseC&quot;);-10;10)" office:value-type="float" office:value="10">
            <text:p>10</text:p>
          </table:table-cell>
          <table:table-cell table:formula="of:=IF(OR([.S223]=&quot;responseA&quot;;[.S223]=&quot;reponseB&quot;;[.S223]=&quot;reponseC&quot;);-10;10)" office:value-type="float" office:value="10">
            <text:p>10</text:p>
          </table:table-cell>
          <table:table-cell table:formula="of:=IF(OR([.T223]=&quot;responseA&quot;;[.T223]=&quot;reponseB&quot;;[.T223]=&quot;reponseC&quot;);-10;10)" office:value-type="float" office:value="10">
            <text:p>10</text:p>
          </table:table-cell>
          <table:table-cell table:formula="of:=IF(OR([.U223]=&quot;responseA&quot;;[.U223]=&quot;reponseB&quot;;[.U223]=&quot;reponseC&quot;);-10;10)" office:value-type="float" office:value="10">
            <text:p>10</text:p>
          </table:table-cell>
          <table:table-cell table:formula="of:=IF(OR([.V223]=&quot;responseA&quot;;[.V223]=&quot;reponseB&quot;;[.V223]=&quot;reponseC&quot;);-10;10)" office:value-type="float" office:value="10">
            <text:p>10</text:p>
          </table:table-cell>
          <table:table-cell table:formula="of:=IF(OR([.W223]=&quot;responseA&quot;;[.W223]=&quot;reponseB&quot;;[.W223]=&quot;reponseC&quot;);-10;10)" office:value-type="float" office:value="10">
            <text:p>10</text:p>
          </table:table-cell>
          <table:table-cell table:formula="of:=IF(OR([.X223]=&quot;responseA&quot;;[.X223]=&quot;reponseB&quot;;[.X223]=&quot;reponseC&quot;);-10;10)" office:value-type="float" office:value="10">
            <text:p>10</text:p>
          </table:table-cell>
          <table:table-cell table:number-columns-repeated="2"/>
          <table:table-cell table:formula="of:=([.AT223]-[.AS223])/[.AS223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24]=&quot;responseA&quot;;[.E224]=&quot;reponseB&quot;;[.E224]=&quot;reponseC&quot;);-10;10)" office:value-type="float" office:value="10">
            <text:p>10</text:p>
          </table:table-cell>
          <table:table-cell table:formula="of:=IF(OR([.F224]=&quot;responseA&quot;;[.F224]=&quot;reponseB&quot;;[.F224]=&quot;reponseC&quot;);-10;10)" office:value-type="float" office:value="10">
            <text:p>10</text:p>
          </table:table-cell>
          <table:table-cell table:formula="of:=IF(OR([.G224]=&quot;responseA&quot;;[.G224]=&quot;reponseB&quot;;[.G224]=&quot;reponseC&quot;);-10;10)" office:value-type="float" office:value="10">
            <text:p>10</text:p>
          </table:table-cell>
          <table:table-cell table:formula="of:=IF(OR([.H224]=&quot;responseA&quot;;[.H224]=&quot;reponseB&quot;;[.H224]=&quot;reponseC&quot;);-10;10)" office:value-type="float" office:value="10">
            <text:p>10</text:p>
          </table:table-cell>
          <table:table-cell table:formula="of:=IF(OR([.I224]=&quot;responseA&quot;;[.I224]=&quot;reponseB&quot;;[.I224]=&quot;reponseC&quot;);-10;10)" office:value-type="float" office:value="10">
            <text:p>10</text:p>
          </table:table-cell>
          <table:table-cell table:formula="of:=IF(OR([.J224]=&quot;responseA&quot;;[.J224]=&quot;reponseB&quot;;[.J224]=&quot;reponseC&quot;);-10;10)" office:value-type="float" office:value="10">
            <text:p>10</text:p>
          </table:table-cell>
          <table:table-cell table:formula="of:=IF(OR([.K224]=&quot;responseA&quot;;[.K224]=&quot;reponseB&quot;;[.K224]=&quot;reponseC&quot;);-10;10)" office:value-type="float" office:value="10">
            <text:p>10</text:p>
          </table:table-cell>
          <table:table-cell table:formula="of:=IF(OR([.L224]=&quot;responseA&quot;;[.L224]=&quot;reponseB&quot;;[.L224]=&quot;reponseC&quot;);-10;10)" office:value-type="float" office:value="10">
            <text:p>10</text:p>
          </table:table-cell>
          <table:table-cell table:formula="of:=IF(OR([.M224]=&quot;responseA&quot;;[.M224]=&quot;reponseB&quot;;[.M224]=&quot;reponseC&quot;);-10;10)" office:value-type="float" office:value="10">
            <text:p>10</text:p>
          </table:table-cell>
          <table:table-cell table:formula="of:=IF(OR([.N224]=&quot;responseA&quot;;[.N224]=&quot;reponseB&quot;;[.N224]=&quot;reponseC&quot;);-10;10)" office:value-type="float" office:value="10">
            <text:p>10</text:p>
          </table:table-cell>
          <table:table-cell table:formula="of:=IF(OR([.O224]=&quot;responseA&quot;;[.O224]=&quot;reponseB&quot;;[.O224]=&quot;reponseC&quot;);-10;10)" office:value-type="float" office:value="10">
            <text:p>10</text:p>
          </table:table-cell>
          <table:table-cell table:formula="of:=IF(OR([.P224]=&quot;responseA&quot;;[.P224]=&quot;reponseB&quot;;[.P224]=&quot;reponseC&quot;);-10;10)" office:value-type="float" office:value="10">
            <text:p>10</text:p>
          </table:table-cell>
          <table:table-cell table:formula="of:=IF(OR([.Q224]=&quot;responseA&quot;;[.Q224]=&quot;reponseB&quot;;[.Q224]=&quot;reponseC&quot;);-10;10)" office:value-type="float" office:value="10">
            <text:p>10</text:p>
          </table:table-cell>
          <table:table-cell table:formula="of:=IF(OR([.R224]=&quot;responseA&quot;;[.R224]=&quot;reponseB&quot;;[.R224]=&quot;reponseC&quot;);-10;10)" office:value-type="float" office:value="10">
            <text:p>10</text:p>
          </table:table-cell>
          <table:table-cell table:formula="of:=IF(OR([.S224]=&quot;responseA&quot;;[.S224]=&quot;reponseB&quot;;[.S224]=&quot;reponseC&quot;);-10;10)" office:value-type="float" office:value="10">
            <text:p>10</text:p>
          </table:table-cell>
          <table:table-cell table:formula="of:=IF(OR([.T224]=&quot;responseA&quot;;[.T224]=&quot;reponseB&quot;;[.T224]=&quot;reponseC&quot;);-10;10)" office:value-type="float" office:value="10">
            <text:p>10</text:p>
          </table:table-cell>
          <table:table-cell table:formula="of:=IF(OR([.U224]=&quot;responseA&quot;;[.U224]=&quot;reponseB&quot;;[.U224]=&quot;reponseC&quot;);-10;10)" office:value-type="float" office:value="10">
            <text:p>10</text:p>
          </table:table-cell>
          <table:table-cell table:formula="of:=IF(OR([.V224]=&quot;responseA&quot;;[.V224]=&quot;reponseB&quot;;[.V224]=&quot;reponseC&quot;);-10;10)" office:value-type="float" office:value="10">
            <text:p>10</text:p>
          </table:table-cell>
          <table:table-cell table:formula="of:=IF(OR([.W224]=&quot;responseA&quot;;[.W224]=&quot;reponseB&quot;;[.W224]=&quot;reponseC&quot;);-10;10)" office:value-type="float" office:value="10">
            <text:p>10</text:p>
          </table:table-cell>
          <table:table-cell table:formula="of:=IF(OR([.X224]=&quot;responseA&quot;;[.X224]=&quot;reponseB&quot;;[.X224]=&quot;reponseC&quot;);-10;10)" office:value-type="float" office:value="10">
            <text:p>10</text:p>
          </table:table-cell>
          <table:table-cell table:number-columns-repeated="2"/>
          <table:table-cell table:formula="of:=([.AT224]-[.AS224])/[.AS224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25]=&quot;responseA&quot;;[.E225]=&quot;reponseB&quot;;[.E225]=&quot;reponseC&quot;);-10;10)" office:value-type="float" office:value="10">
            <text:p>10</text:p>
          </table:table-cell>
          <table:table-cell table:formula="of:=IF(OR([.F225]=&quot;responseA&quot;;[.F225]=&quot;reponseB&quot;;[.F225]=&quot;reponseC&quot;);-10;10)" office:value-type="float" office:value="10">
            <text:p>10</text:p>
          </table:table-cell>
          <table:table-cell table:formula="of:=IF(OR([.G225]=&quot;responseA&quot;;[.G225]=&quot;reponseB&quot;;[.G225]=&quot;reponseC&quot;);-10;10)" office:value-type="float" office:value="10">
            <text:p>10</text:p>
          </table:table-cell>
          <table:table-cell table:formula="of:=IF(OR([.H225]=&quot;responseA&quot;;[.H225]=&quot;reponseB&quot;;[.H225]=&quot;reponseC&quot;);-10;10)" office:value-type="float" office:value="10">
            <text:p>10</text:p>
          </table:table-cell>
          <table:table-cell table:formula="of:=IF(OR([.I225]=&quot;responseA&quot;;[.I225]=&quot;reponseB&quot;;[.I225]=&quot;reponseC&quot;);-10;10)" office:value-type="float" office:value="10">
            <text:p>10</text:p>
          </table:table-cell>
          <table:table-cell table:formula="of:=IF(OR([.J225]=&quot;responseA&quot;;[.J225]=&quot;reponseB&quot;;[.J225]=&quot;reponseC&quot;);-10;10)" office:value-type="float" office:value="10">
            <text:p>10</text:p>
          </table:table-cell>
          <table:table-cell table:formula="of:=IF(OR([.K225]=&quot;responseA&quot;;[.K225]=&quot;reponseB&quot;;[.K225]=&quot;reponseC&quot;);-10;10)" office:value-type="float" office:value="10">
            <text:p>10</text:p>
          </table:table-cell>
          <table:table-cell table:formula="of:=IF(OR([.L225]=&quot;responseA&quot;;[.L225]=&quot;reponseB&quot;;[.L225]=&quot;reponseC&quot;);-10;10)" office:value-type="float" office:value="10">
            <text:p>10</text:p>
          </table:table-cell>
          <table:table-cell table:formula="of:=IF(OR([.M225]=&quot;responseA&quot;;[.M225]=&quot;reponseB&quot;;[.M225]=&quot;reponseC&quot;);-10;10)" office:value-type="float" office:value="10">
            <text:p>10</text:p>
          </table:table-cell>
          <table:table-cell table:formula="of:=IF(OR([.N225]=&quot;responseA&quot;;[.N225]=&quot;reponseB&quot;;[.N225]=&quot;reponseC&quot;);-10;10)" office:value-type="float" office:value="10">
            <text:p>10</text:p>
          </table:table-cell>
          <table:table-cell table:formula="of:=IF(OR([.O225]=&quot;responseA&quot;;[.O225]=&quot;reponseB&quot;;[.O225]=&quot;reponseC&quot;);-10;10)" office:value-type="float" office:value="10">
            <text:p>10</text:p>
          </table:table-cell>
          <table:table-cell table:formula="of:=IF(OR([.P225]=&quot;responseA&quot;;[.P225]=&quot;reponseB&quot;;[.P225]=&quot;reponseC&quot;);-10;10)" office:value-type="float" office:value="10">
            <text:p>10</text:p>
          </table:table-cell>
          <table:table-cell table:formula="of:=IF(OR([.Q225]=&quot;responseA&quot;;[.Q225]=&quot;reponseB&quot;;[.Q225]=&quot;reponseC&quot;);-10;10)" office:value-type="float" office:value="10">
            <text:p>10</text:p>
          </table:table-cell>
          <table:table-cell table:formula="of:=IF(OR([.R225]=&quot;responseA&quot;;[.R225]=&quot;reponseB&quot;;[.R225]=&quot;reponseC&quot;);-10;10)" office:value-type="float" office:value="10">
            <text:p>10</text:p>
          </table:table-cell>
          <table:table-cell table:formula="of:=IF(OR([.S225]=&quot;responseA&quot;;[.S225]=&quot;reponseB&quot;;[.S225]=&quot;reponseC&quot;);-10;10)" office:value-type="float" office:value="10">
            <text:p>10</text:p>
          </table:table-cell>
          <table:table-cell table:formula="of:=IF(OR([.T225]=&quot;responseA&quot;;[.T225]=&quot;reponseB&quot;;[.T225]=&quot;reponseC&quot;);-10;10)" office:value-type="float" office:value="10">
            <text:p>10</text:p>
          </table:table-cell>
          <table:table-cell table:formula="of:=IF(OR([.U225]=&quot;responseA&quot;;[.U225]=&quot;reponseB&quot;;[.U225]=&quot;reponseC&quot;);-10;10)" office:value-type="float" office:value="10">
            <text:p>10</text:p>
          </table:table-cell>
          <table:table-cell table:formula="of:=IF(OR([.V225]=&quot;responseA&quot;;[.V225]=&quot;reponseB&quot;;[.V225]=&quot;reponseC&quot;);-10;10)" office:value-type="float" office:value="10">
            <text:p>10</text:p>
          </table:table-cell>
          <table:table-cell table:formula="of:=IF(OR([.W225]=&quot;responseA&quot;;[.W225]=&quot;reponseB&quot;;[.W225]=&quot;reponseC&quot;);-10;10)" office:value-type="float" office:value="10">
            <text:p>10</text:p>
          </table:table-cell>
          <table:table-cell table:formula="of:=IF(OR([.X225]=&quot;responseA&quot;;[.X225]=&quot;reponseB&quot;;[.X225]=&quot;reponseC&quot;);-10;10)" office:value-type="float" office:value="10">
            <text:p>10</text:p>
          </table:table-cell>
          <table:table-cell table:number-columns-repeated="2"/>
          <table:table-cell table:formula="of:=([.AT225]-[.AS225])/[.AS225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26]=&quot;responseA&quot;;[.E226]=&quot;reponseB&quot;;[.E226]=&quot;reponseC&quot;);-10;10)" office:value-type="float" office:value="10">
            <text:p>10</text:p>
          </table:table-cell>
          <table:table-cell table:formula="of:=IF(OR([.F226]=&quot;responseA&quot;;[.F226]=&quot;reponseB&quot;;[.F226]=&quot;reponseC&quot;);-10;10)" office:value-type="float" office:value="10">
            <text:p>10</text:p>
          </table:table-cell>
          <table:table-cell table:formula="of:=IF(OR([.G226]=&quot;responseA&quot;;[.G226]=&quot;reponseB&quot;;[.G226]=&quot;reponseC&quot;);-10;10)" office:value-type="float" office:value="10">
            <text:p>10</text:p>
          </table:table-cell>
          <table:table-cell table:formula="of:=IF(OR([.H226]=&quot;responseA&quot;;[.H226]=&quot;reponseB&quot;;[.H226]=&quot;reponseC&quot;);-10;10)" office:value-type="float" office:value="10">
            <text:p>10</text:p>
          </table:table-cell>
          <table:table-cell table:formula="of:=IF(OR([.I226]=&quot;responseA&quot;;[.I226]=&quot;reponseB&quot;;[.I226]=&quot;reponseC&quot;);-10;10)" office:value-type="float" office:value="10">
            <text:p>10</text:p>
          </table:table-cell>
          <table:table-cell table:formula="of:=IF(OR([.J226]=&quot;responseA&quot;;[.J226]=&quot;reponseB&quot;;[.J226]=&quot;reponseC&quot;);-10;10)" office:value-type="float" office:value="10">
            <text:p>10</text:p>
          </table:table-cell>
          <table:table-cell table:formula="of:=IF(OR([.K226]=&quot;responseA&quot;;[.K226]=&quot;reponseB&quot;;[.K226]=&quot;reponseC&quot;);-10;10)" office:value-type="float" office:value="10">
            <text:p>10</text:p>
          </table:table-cell>
          <table:table-cell table:formula="of:=IF(OR([.L226]=&quot;responseA&quot;;[.L226]=&quot;reponseB&quot;;[.L226]=&quot;reponseC&quot;);-10;10)" office:value-type="float" office:value="10">
            <text:p>10</text:p>
          </table:table-cell>
          <table:table-cell table:formula="of:=IF(OR([.M226]=&quot;responseA&quot;;[.M226]=&quot;reponseB&quot;;[.M226]=&quot;reponseC&quot;);-10;10)" office:value-type="float" office:value="10">
            <text:p>10</text:p>
          </table:table-cell>
          <table:table-cell table:formula="of:=IF(OR([.N226]=&quot;responseA&quot;;[.N226]=&quot;reponseB&quot;;[.N226]=&quot;reponseC&quot;);-10;10)" office:value-type="float" office:value="10">
            <text:p>10</text:p>
          </table:table-cell>
          <table:table-cell table:formula="of:=IF(OR([.O226]=&quot;responseA&quot;;[.O226]=&quot;reponseB&quot;;[.O226]=&quot;reponseC&quot;);-10;10)" office:value-type="float" office:value="10">
            <text:p>10</text:p>
          </table:table-cell>
          <table:table-cell table:formula="of:=IF(OR([.P226]=&quot;responseA&quot;;[.P226]=&quot;reponseB&quot;;[.P226]=&quot;reponseC&quot;);-10;10)" office:value-type="float" office:value="10">
            <text:p>10</text:p>
          </table:table-cell>
          <table:table-cell table:formula="of:=IF(OR([.Q226]=&quot;responseA&quot;;[.Q226]=&quot;reponseB&quot;;[.Q226]=&quot;reponseC&quot;);-10;10)" office:value-type="float" office:value="10">
            <text:p>10</text:p>
          </table:table-cell>
          <table:table-cell table:formula="of:=IF(OR([.R226]=&quot;responseA&quot;;[.R226]=&quot;reponseB&quot;;[.R226]=&quot;reponseC&quot;);-10;10)" office:value-type="float" office:value="10">
            <text:p>10</text:p>
          </table:table-cell>
          <table:table-cell table:formula="of:=IF(OR([.S226]=&quot;responseA&quot;;[.S226]=&quot;reponseB&quot;;[.S226]=&quot;reponseC&quot;);-10;10)" office:value-type="float" office:value="10">
            <text:p>10</text:p>
          </table:table-cell>
          <table:table-cell table:formula="of:=IF(OR([.T226]=&quot;responseA&quot;;[.T226]=&quot;reponseB&quot;;[.T226]=&quot;reponseC&quot;);-10;10)" office:value-type="float" office:value="10">
            <text:p>10</text:p>
          </table:table-cell>
          <table:table-cell table:formula="of:=IF(OR([.U226]=&quot;responseA&quot;;[.U226]=&quot;reponseB&quot;;[.U226]=&quot;reponseC&quot;);-10;10)" office:value-type="float" office:value="10">
            <text:p>10</text:p>
          </table:table-cell>
          <table:table-cell table:formula="of:=IF(OR([.V226]=&quot;responseA&quot;;[.V226]=&quot;reponseB&quot;;[.V226]=&quot;reponseC&quot;);-10;10)" office:value-type="float" office:value="10">
            <text:p>10</text:p>
          </table:table-cell>
          <table:table-cell table:formula="of:=IF(OR([.W226]=&quot;responseA&quot;;[.W226]=&quot;reponseB&quot;;[.W226]=&quot;reponseC&quot;);-10;10)" office:value-type="float" office:value="10">
            <text:p>10</text:p>
          </table:table-cell>
          <table:table-cell table:formula="of:=IF(OR([.X226]=&quot;responseA&quot;;[.X226]=&quot;reponseB&quot;;[.X226]=&quot;reponseC&quot;);-10;10)" office:value-type="float" office:value="10">
            <text:p>10</text:p>
          </table:table-cell>
          <table:table-cell table:number-columns-repeated="2"/>
          <table:table-cell table:formula="of:=([.AT226]-[.AS226])/[.AS226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27]=&quot;responseA&quot;;[.E227]=&quot;reponseB&quot;;[.E227]=&quot;reponseC&quot;);-10;10)" office:value-type="float" office:value="10">
            <text:p>10</text:p>
          </table:table-cell>
          <table:table-cell table:formula="of:=IF(OR([.F227]=&quot;responseA&quot;;[.F227]=&quot;reponseB&quot;;[.F227]=&quot;reponseC&quot;);-10;10)" office:value-type="float" office:value="10">
            <text:p>10</text:p>
          </table:table-cell>
          <table:table-cell table:formula="of:=IF(OR([.G227]=&quot;responseA&quot;;[.G227]=&quot;reponseB&quot;;[.G227]=&quot;reponseC&quot;);-10;10)" office:value-type="float" office:value="10">
            <text:p>10</text:p>
          </table:table-cell>
          <table:table-cell table:formula="of:=IF(OR([.H227]=&quot;responseA&quot;;[.H227]=&quot;reponseB&quot;;[.H227]=&quot;reponseC&quot;);-10;10)" office:value-type="float" office:value="10">
            <text:p>10</text:p>
          </table:table-cell>
          <table:table-cell table:formula="of:=IF(OR([.I227]=&quot;responseA&quot;;[.I227]=&quot;reponseB&quot;;[.I227]=&quot;reponseC&quot;);-10;10)" office:value-type="float" office:value="10">
            <text:p>10</text:p>
          </table:table-cell>
          <table:table-cell table:formula="of:=IF(OR([.J227]=&quot;responseA&quot;;[.J227]=&quot;reponseB&quot;;[.J227]=&quot;reponseC&quot;);-10;10)" office:value-type="float" office:value="10">
            <text:p>10</text:p>
          </table:table-cell>
          <table:table-cell table:formula="of:=IF(OR([.K227]=&quot;responseA&quot;;[.K227]=&quot;reponseB&quot;;[.K227]=&quot;reponseC&quot;);-10;10)" office:value-type="float" office:value="10">
            <text:p>10</text:p>
          </table:table-cell>
          <table:table-cell table:formula="of:=IF(OR([.L227]=&quot;responseA&quot;;[.L227]=&quot;reponseB&quot;;[.L227]=&quot;reponseC&quot;);-10;10)" office:value-type="float" office:value="10">
            <text:p>10</text:p>
          </table:table-cell>
          <table:table-cell table:formula="of:=IF(OR([.M227]=&quot;responseA&quot;;[.M227]=&quot;reponseB&quot;;[.M227]=&quot;reponseC&quot;);-10;10)" office:value-type="float" office:value="10">
            <text:p>10</text:p>
          </table:table-cell>
          <table:table-cell table:formula="of:=IF(OR([.N227]=&quot;responseA&quot;;[.N227]=&quot;reponseB&quot;;[.N227]=&quot;reponseC&quot;);-10;10)" office:value-type="float" office:value="10">
            <text:p>10</text:p>
          </table:table-cell>
          <table:table-cell table:formula="of:=IF(OR([.O227]=&quot;responseA&quot;;[.O227]=&quot;reponseB&quot;;[.O227]=&quot;reponseC&quot;);-10;10)" office:value-type="float" office:value="10">
            <text:p>10</text:p>
          </table:table-cell>
          <table:table-cell table:formula="of:=IF(OR([.P227]=&quot;responseA&quot;;[.P227]=&quot;reponseB&quot;;[.P227]=&quot;reponseC&quot;);-10;10)" office:value-type="float" office:value="10">
            <text:p>10</text:p>
          </table:table-cell>
          <table:table-cell table:formula="of:=IF(OR([.Q227]=&quot;responseA&quot;;[.Q227]=&quot;reponseB&quot;;[.Q227]=&quot;reponseC&quot;);-10;10)" office:value-type="float" office:value="10">
            <text:p>10</text:p>
          </table:table-cell>
          <table:table-cell table:formula="of:=IF(OR([.R227]=&quot;responseA&quot;;[.R227]=&quot;reponseB&quot;;[.R227]=&quot;reponseC&quot;);-10;10)" office:value-type="float" office:value="10">
            <text:p>10</text:p>
          </table:table-cell>
          <table:table-cell table:formula="of:=IF(OR([.S227]=&quot;responseA&quot;;[.S227]=&quot;reponseB&quot;;[.S227]=&quot;reponseC&quot;);-10;10)" office:value-type="float" office:value="10">
            <text:p>10</text:p>
          </table:table-cell>
          <table:table-cell table:formula="of:=IF(OR([.T227]=&quot;responseA&quot;;[.T227]=&quot;reponseB&quot;;[.T227]=&quot;reponseC&quot;);-10;10)" office:value-type="float" office:value="10">
            <text:p>10</text:p>
          </table:table-cell>
          <table:table-cell table:formula="of:=IF(OR([.U227]=&quot;responseA&quot;;[.U227]=&quot;reponseB&quot;;[.U227]=&quot;reponseC&quot;);-10;10)" office:value-type="float" office:value="10">
            <text:p>10</text:p>
          </table:table-cell>
          <table:table-cell table:formula="of:=IF(OR([.V227]=&quot;responseA&quot;;[.V227]=&quot;reponseB&quot;;[.V227]=&quot;reponseC&quot;);-10;10)" office:value-type="float" office:value="10">
            <text:p>10</text:p>
          </table:table-cell>
          <table:table-cell table:formula="of:=IF(OR([.W227]=&quot;responseA&quot;;[.W227]=&quot;reponseB&quot;;[.W227]=&quot;reponseC&quot;);-10;10)" office:value-type="float" office:value="10">
            <text:p>10</text:p>
          </table:table-cell>
          <table:table-cell table:formula="of:=IF(OR([.X227]=&quot;responseA&quot;;[.X227]=&quot;reponseB&quot;;[.X227]=&quot;reponseC&quot;);-10;10)" office:value-type="float" office:value="10">
            <text:p>10</text:p>
          </table:table-cell>
          <table:table-cell table:number-columns-repeated="2"/>
          <table:table-cell table:formula="of:=([.AT227]-[.AS227])/[.AS227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28]=&quot;responseA&quot;;[.E228]=&quot;reponseB&quot;;[.E228]=&quot;reponseC&quot;);-10;10)" office:value-type="float" office:value="10">
            <text:p>10</text:p>
          </table:table-cell>
          <table:table-cell table:formula="of:=IF(OR([.F228]=&quot;responseA&quot;;[.F228]=&quot;reponseB&quot;;[.F228]=&quot;reponseC&quot;);-10;10)" office:value-type="float" office:value="10">
            <text:p>10</text:p>
          </table:table-cell>
          <table:table-cell table:formula="of:=IF(OR([.G228]=&quot;responseA&quot;;[.G228]=&quot;reponseB&quot;;[.G228]=&quot;reponseC&quot;);-10;10)" office:value-type="float" office:value="10">
            <text:p>10</text:p>
          </table:table-cell>
          <table:table-cell table:formula="of:=IF(OR([.H228]=&quot;responseA&quot;;[.H228]=&quot;reponseB&quot;;[.H228]=&quot;reponseC&quot;);-10;10)" office:value-type="float" office:value="10">
            <text:p>10</text:p>
          </table:table-cell>
          <table:table-cell table:formula="of:=IF(OR([.I228]=&quot;responseA&quot;;[.I228]=&quot;reponseB&quot;;[.I228]=&quot;reponseC&quot;);-10;10)" office:value-type="float" office:value="10">
            <text:p>10</text:p>
          </table:table-cell>
          <table:table-cell table:formula="of:=IF(OR([.J228]=&quot;responseA&quot;;[.J228]=&quot;reponseB&quot;;[.J228]=&quot;reponseC&quot;);-10;10)" office:value-type="float" office:value="10">
            <text:p>10</text:p>
          </table:table-cell>
          <table:table-cell table:formula="of:=IF(OR([.K228]=&quot;responseA&quot;;[.K228]=&quot;reponseB&quot;;[.K228]=&quot;reponseC&quot;);-10;10)" office:value-type="float" office:value="10">
            <text:p>10</text:p>
          </table:table-cell>
          <table:table-cell table:formula="of:=IF(OR([.L228]=&quot;responseA&quot;;[.L228]=&quot;reponseB&quot;;[.L228]=&quot;reponseC&quot;);-10;10)" office:value-type="float" office:value="10">
            <text:p>10</text:p>
          </table:table-cell>
          <table:table-cell table:formula="of:=IF(OR([.M228]=&quot;responseA&quot;;[.M228]=&quot;reponseB&quot;;[.M228]=&quot;reponseC&quot;);-10;10)" office:value-type="float" office:value="10">
            <text:p>10</text:p>
          </table:table-cell>
          <table:table-cell table:formula="of:=IF(OR([.N228]=&quot;responseA&quot;;[.N228]=&quot;reponseB&quot;;[.N228]=&quot;reponseC&quot;);-10;10)" office:value-type="float" office:value="10">
            <text:p>10</text:p>
          </table:table-cell>
          <table:table-cell table:formula="of:=IF(OR([.O228]=&quot;responseA&quot;;[.O228]=&quot;reponseB&quot;;[.O228]=&quot;reponseC&quot;);-10;10)" office:value-type="float" office:value="10">
            <text:p>10</text:p>
          </table:table-cell>
          <table:table-cell table:formula="of:=IF(OR([.P228]=&quot;responseA&quot;;[.P228]=&quot;reponseB&quot;;[.P228]=&quot;reponseC&quot;);-10;10)" office:value-type="float" office:value="10">
            <text:p>10</text:p>
          </table:table-cell>
          <table:table-cell table:formula="of:=IF(OR([.Q228]=&quot;responseA&quot;;[.Q228]=&quot;reponseB&quot;;[.Q228]=&quot;reponseC&quot;);-10;10)" office:value-type="float" office:value="10">
            <text:p>10</text:p>
          </table:table-cell>
          <table:table-cell table:formula="of:=IF(OR([.R228]=&quot;responseA&quot;;[.R228]=&quot;reponseB&quot;;[.R228]=&quot;reponseC&quot;);-10;10)" office:value-type="float" office:value="10">
            <text:p>10</text:p>
          </table:table-cell>
          <table:table-cell table:formula="of:=IF(OR([.S228]=&quot;responseA&quot;;[.S228]=&quot;reponseB&quot;;[.S228]=&quot;reponseC&quot;);-10;10)" office:value-type="float" office:value="10">
            <text:p>10</text:p>
          </table:table-cell>
          <table:table-cell table:formula="of:=IF(OR([.T228]=&quot;responseA&quot;;[.T228]=&quot;reponseB&quot;;[.T228]=&quot;reponseC&quot;);-10;10)" office:value-type="float" office:value="10">
            <text:p>10</text:p>
          </table:table-cell>
          <table:table-cell table:formula="of:=IF(OR([.U228]=&quot;responseA&quot;;[.U228]=&quot;reponseB&quot;;[.U228]=&quot;reponseC&quot;);-10;10)" office:value-type="float" office:value="10">
            <text:p>10</text:p>
          </table:table-cell>
          <table:table-cell table:formula="of:=IF(OR([.V228]=&quot;responseA&quot;;[.V228]=&quot;reponseB&quot;;[.V228]=&quot;reponseC&quot;);-10;10)" office:value-type="float" office:value="10">
            <text:p>10</text:p>
          </table:table-cell>
          <table:table-cell table:formula="of:=IF(OR([.W228]=&quot;responseA&quot;;[.W228]=&quot;reponseB&quot;;[.W228]=&quot;reponseC&quot;);-10;10)" office:value-type="float" office:value="10">
            <text:p>10</text:p>
          </table:table-cell>
          <table:table-cell table:formula="of:=IF(OR([.X228]=&quot;responseA&quot;;[.X228]=&quot;reponseB&quot;;[.X228]=&quot;reponseC&quot;);-10;10)" office:value-type="float" office:value="10">
            <text:p>10</text:p>
          </table:table-cell>
          <table:table-cell table:number-columns-repeated="2"/>
          <table:table-cell table:formula="of:=([.AT228]-[.AS228])/[.AS228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29]=&quot;responseA&quot;;[.E229]=&quot;reponseB&quot;;[.E229]=&quot;reponseC&quot;);-10;10)" office:value-type="float" office:value="10">
            <text:p>10</text:p>
          </table:table-cell>
          <table:table-cell table:formula="of:=IF(OR([.F229]=&quot;responseA&quot;;[.F229]=&quot;reponseB&quot;;[.F229]=&quot;reponseC&quot;);-10;10)" office:value-type="float" office:value="10">
            <text:p>10</text:p>
          </table:table-cell>
          <table:table-cell table:formula="of:=IF(OR([.G229]=&quot;responseA&quot;;[.G229]=&quot;reponseB&quot;;[.G229]=&quot;reponseC&quot;);-10;10)" office:value-type="float" office:value="10">
            <text:p>10</text:p>
          </table:table-cell>
          <table:table-cell table:formula="of:=IF(OR([.H229]=&quot;responseA&quot;;[.H229]=&quot;reponseB&quot;;[.H229]=&quot;reponseC&quot;);-10;10)" office:value-type="float" office:value="10">
            <text:p>10</text:p>
          </table:table-cell>
          <table:table-cell table:formula="of:=IF(OR([.I229]=&quot;responseA&quot;;[.I229]=&quot;reponseB&quot;;[.I229]=&quot;reponseC&quot;);-10;10)" office:value-type="float" office:value="10">
            <text:p>10</text:p>
          </table:table-cell>
          <table:table-cell table:formula="of:=IF(OR([.J229]=&quot;responseA&quot;;[.J229]=&quot;reponseB&quot;;[.J229]=&quot;reponseC&quot;);-10;10)" office:value-type="float" office:value="10">
            <text:p>10</text:p>
          </table:table-cell>
          <table:table-cell table:formula="of:=IF(OR([.K229]=&quot;responseA&quot;;[.K229]=&quot;reponseB&quot;;[.K229]=&quot;reponseC&quot;);-10;10)" office:value-type="float" office:value="10">
            <text:p>10</text:p>
          </table:table-cell>
          <table:table-cell table:formula="of:=IF(OR([.L229]=&quot;responseA&quot;;[.L229]=&quot;reponseB&quot;;[.L229]=&quot;reponseC&quot;);-10;10)" office:value-type="float" office:value="10">
            <text:p>10</text:p>
          </table:table-cell>
          <table:table-cell table:formula="of:=IF(OR([.M229]=&quot;responseA&quot;;[.M229]=&quot;reponseB&quot;;[.M229]=&quot;reponseC&quot;);-10;10)" office:value-type="float" office:value="10">
            <text:p>10</text:p>
          </table:table-cell>
          <table:table-cell table:formula="of:=IF(OR([.N229]=&quot;responseA&quot;;[.N229]=&quot;reponseB&quot;;[.N229]=&quot;reponseC&quot;);-10;10)" office:value-type="float" office:value="10">
            <text:p>10</text:p>
          </table:table-cell>
          <table:table-cell table:formula="of:=IF(OR([.O229]=&quot;responseA&quot;;[.O229]=&quot;reponseB&quot;;[.O229]=&quot;reponseC&quot;);-10;10)" office:value-type="float" office:value="10">
            <text:p>10</text:p>
          </table:table-cell>
          <table:table-cell table:formula="of:=IF(OR([.P229]=&quot;responseA&quot;;[.P229]=&quot;reponseB&quot;;[.P229]=&quot;reponseC&quot;);-10;10)" office:value-type="float" office:value="10">
            <text:p>10</text:p>
          </table:table-cell>
          <table:table-cell table:formula="of:=IF(OR([.Q229]=&quot;responseA&quot;;[.Q229]=&quot;reponseB&quot;;[.Q229]=&quot;reponseC&quot;);-10;10)" office:value-type="float" office:value="10">
            <text:p>10</text:p>
          </table:table-cell>
          <table:table-cell table:formula="of:=IF(OR([.R229]=&quot;responseA&quot;;[.R229]=&quot;reponseB&quot;;[.R229]=&quot;reponseC&quot;);-10;10)" office:value-type="float" office:value="10">
            <text:p>10</text:p>
          </table:table-cell>
          <table:table-cell table:formula="of:=IF(OR([.S229]=&quot;responseA&quot;;[.S229]=&quot;reponseB&quot;;[.S229]=&quot;reponseC&quot;);-10;10)" office:value-type="float" office:value="10">
            <text:p>10</text:p>
          </table:table-cell>
          <table:table-cell table:formula="of:=IF(OR([.T229]=&quot;responseA&quot;;[.T229]=&quot;reponseB&quot;;[.T229]=&quot;reponseC&quot;);-10;10)" office:value-type="float" office:value="10">
            <text:p>10</text:p>
          </table:table-cell>
          <table:table-cell table:formula="of:=IF(OR([.U229]=&quot;responseA&quot;;[.U229]=&quot;reponseB&quot;;[.U229]=&quot;reponseC&quot;);-10;10)" office:value-type="float" office:value="10">
            <text:p>10</text:p>
          </table:table-cell>
          <table:table-cell table:formula="of:=IF(OR([.V229]=&quot;responseA&quot;;[.V229]=&quot;reponseB&quot;;[.V229]=&quot;reponseC&quot;);-10;10)" office:value-type="float" office:value="10">
            <text:p>10</text:p>
          </table:table-cell>
          <table:table-cell table:formula="of:=IF(OR([.W229]=&quot;responseA&quot;;[.W229]=&quot;reponseB&quot;;[.W229]=&quot;reponseC&quot;);-10;10)" office:value-type="float" office:value="10">
            <text:p>10</text:p>
          </table:table-cell>
          <table:table-cell table:formula="of:=IF(OR([.X229]=&quot;responseA&quot;;[.X229]=&quot;reponseB&quot;;[.X229]=&quot;reponseC&quot;);-10;10)" office:value-type="float" office:value="10">
            <text:p>10</text:p>
          </table:table-cell>
          <table:table-cell table:number-columns-repeated="2"/>
          <table:table-cell table:formula="of:=([.AT229]-[.AS229])/[.AS229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30]=&quot;responseA&quot;;[.E230]=&quot;reponseB&quot;;[.E230]=&quot;reponseC&quot;);-10;10)" office:value-type="float" office:value="10">
            <text:p>10</text:p>
          </table:table-cell>
          <table:table-cell table:formula="of:=IF(OR([.F230]=&quot;responseA&quot;;[.F230]=&quot;reponseB&quot;;[.F230]=&quot;reponseC&quot;);-10;10)" office:value-type="float" office:value="10">
            <text:p>10</text:p>
          </table:table-cell>
          <table:table-cell table:formula="of:=IF(OR([.G230]=&quot;responseA&quot;;[.G230]=&quot;reponseB&quot;;[.G230]=&quot;reponseC&quot;);-10;10)" office:value-type="float" office:value="10">
            <text:p>10</text:p>
          </table:table-cell>
          <table:table-cell table:formula="of:=IF(OR([.H230]=&quot;responseA&quot;;[.H230]=&quot;reponseB&quot;;[.H230]=&quot;reponseC&quot;);-10;10)" office:value-type="float" office:value="10">
            <text:p>10</text:p>
          </table:table-cell>
          <table:table-cell table:formula="of:=IF(OR([.I230]=&quot;responseA&quot;;[.I230]=&quot;reponseB&quot;;[.I230]=&quot;reponseC&quot;);-10;10)" office:value-type="float" office:value="10">
            <text:p>10</text:p>
          </table:table-cell>
          <table:table-cell table:formula="of:=IF(OR([.J230]=&quot;responseA&quot;;[.J230]=&quot;reponseB&quot;;[.J230]=&quot;reponseC&quot;);-10;10)" office:value-type="float" office:value="10">
            <text:p>10</text:p>
          </table:table-cell>
          <table:table-cell table:formula="of:=IF(OR([.K230]=&quot;responseA&quot;;[.K230]=&quot;reponseB&quot;;[.K230]=&quot;reponseC&quot;);-10;10)" office:value-type="float" office:value="10">
            <text:p>10</text:p>
          </table:table-cell>
          <table:table-cell table:formula="of:=IF(OR([.L230]=&quot;responseA&quot;;[.L230]=&quot;reponseB&quot;;[.L230]=&quot;reponseC&quot;);-10;10)" office:value-type="float" office:value="10">
            <text:p>10</text:p>
          </table:table-cell>
          <table:table-cell table:formula="of:=IF(OR([.M230]=&quot;responseA&quot;;[.M230]=&quot;reponseB&quot;;[.M230]=&quot;reponseC&quot;);-10;10)" office:value-type="float" office:value="10">
            <text:p>10</text:p>
          </table:table-cell>
          <table:table-cell table:formula="of:=IF(OR([.N230]=&quot;responseA&quot;;[.N230]=&quot;reponseB&quot;;[.N230]=&quot;reponseC&quot;);-10;10)" office:value-type="float" office:value="10">
            <text:p>10</text:p>
          </table:table-cell>
          <table:table-cell table:formula="of:=IF(OR([.O230]=&quot;responseA&quot;;[.O230]=&quot;reponseB&quot;;[.O230]=&quot;reponseC&quot;);-10;10)" office:value-type="float" office:value="10">
            <text:p>10</text:p>
          </table:table-cell>
          <table:table-cell table:formula="of:=IF(OR([.P230]=&quot;responseA&quot;;[.P230]=&quot;reponseB&quot;;[.P230]=&quot;reponseC&quot;);-10;10)" office:value-type="float" office:value="10">
            <text:p>10</text:p>
          </table:table-cell>
          <table:table-cell table:formula="of:=IF(OR([.Q230]=&quot;responseA&quot;;[.Q230]=&quot;reponseB&quot;;[.Q230]=&quot;reponseC&quot;);-10;10)" office:value-type="float" office:value="10">
            <text:p>10</text:p>
          </table:table-cell>
          <table:table-cell table:formula="of:=IF(OR([.R230]=&quot;responseA&quot;;[.R230]=&quot;reponseB&quot;;[.R230]=&quot;reponseC&quot;);-10;10)" office:value-type="float" office:value="10">
            <text:p>10</text:p>
          </table:table-cell>
          <table:table-cell table:formula="of:=IF(OR([.S230]=&quot;responseA&quot;;[.S230]=&quot;reponseB&quot;;[.S230]=&quot;reponseC&quot;);-10;10)" office:value-type="float" office:value="10">
            <text:p>10</text:p>
          </table:table-cell>
          <table:table-cell table:formula="of:=IF(OR([.T230]=&quot;responseA&quot;;[.T230]=&quot;reponseB&quot;;[.T230]=&quot;reponseC&quot;);-10;10)" office:value-type="float" office:value="10">
            <text:p>10</text:p>
          </table:table-cell>
          <table:table-cell table:formula="of:=IF(OR([.U230]=&quot;responseA&quot;;[.U230]=&quot;reponseB&quot;;[.U230]=&quot;reponseC&quot;);-10;10)" office:value-type="float" office:value="10">
            <text:p>10</text:p>
          </table:table-cell>
          <table:table-cell table:formula="of:=IF(OR([.V230]=&quot;responseA&quot;;[.V230]=&quot;reponseB&quot;;[.V230]=&quot;reponseC&quot;);-10;10)" office:value-type="float" office:value="10">
            <text:p>10</text:p>
          </table:table-cell>
          <table:table-cell table:formula="of:=IF(OR([.W230]=&quot;responseA&quot;;[.W230]=&quot;reponseB&quot;;[.W230]=&quot;reponseC&quot;);-10;10)" office:value-type="float" office:value="10">
            <text:p>10</text:p>
          </table:table-cell>
          <table:table-cell table:formula="of:=IF(OR([.X230]=&quot;responseA&quot;;[.X230]=&quot;reponseB&quot;;[.X230]=&quot;reponseC&quot;);-10;10)" office:value-type="float" office:value="10">
            <text:p>10</text:p>
          </table:table-cell>
          <table:table-cell table:number-columns-repeated="2"/>
          <table:table-cell table:formula="of:=([.AT230]-[.AS230])/[.AS230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31]=&quot;responseA&quot;;[.E231]=&quot;reponseB&quot;;[.E231]=&quot;reponseC&quot;);-10;10)" office:value-type="float" office:value="10">
            <text:p>10</text:p>
          </table:table-cell>
          <table:table-cell table:formula="of:=IF(OR([.F231]=&quot;responseA&quot;;[.F231]=&quot;reponseB&quot;;[.F231]=&quot;reponseC&quot;);-10;10)" office:value-type="float" office:value="10">
            <text:p>10</text:p>
          </table:table-cell>
          <table:table-cell table:formula="of:=IF(OR([.G231]=&quot;responseA&quot;;[.G231]=&quot;reponseB&quot;;[.G231]=&quot;reponseC&quot;);-10;10)" office:value-type="float" office:value="10">
            <text:p>10</text:p>
          </table:table-cell>
          <table:table-cell table:formula="of:=IF(OR([.H231]=&quot;responseA&quot;;[.H231]=&quot;reponseB&quot;;[.H231]=&quot;reponseC&quot;);-10;10)" office:value-type="float" office:value="10">
            <text:p>10</text:p>
          </table:table-cell>
          <table:table-cell table:formula="of:=IF(OR([.I231]=&quot;responseA&quot;;[.I231]=&quot;reponseB&quot;;[.I231]=&quot;reponseC&quot;);-10;10)" office:value-type="float" office:value="10">
            <text:p>10</text:p>
          </table:table-cell>
          <table:table-cell table:formula="of:=IF(OR([.J231]=&quot;responseA&quot;;[.J231]=&quot;reponseB&quot;;[.J231]=&quot;reponseC&quot;);-10;10)" office:value-type="float" office:value="10">
            <text:p>10</text:p>
          </table:table-cell>
          <table:table-cell table:formula="of:=IF(OR([.K231]=&quot;responseA&quot;;[.K231]=&quot;reponseB&quot;;[.K231]=&quot;reponseC&quot;);-10;10)" office:value-type="float" office:value="10">
            <text:p>10</text:p>
          </table:table-cell>
          <table:table-cell table:formula="of:=IF(OR([.L231]=&quot;responseA&quot;;[.L231]=&quot;reponseB&quot;;[.L231]=&quot;reponseC&quot;);-10;10)" office:value-type="float" office:value="10">
            <text:p>10</text:p>
          </table:table-cell>
          <table:table-cell table:formula="of:=IF(OR([.M231]=&quot;responseA&quot;;[.M231]=&quot;reponseB&quot;;[.M231]=&quot;reponseC&quot;);-10;10)" office:value-type="float" office:value="10">
            <text:p>10</text:p>
          </table:table-cell>
          <table:table-cell table:formula="of:=IF(OR([.N231]=&quot;responseA&quot;;[.N231]=&quot;reponseB&quot;;[.N231]=&quot;reponseC&quot;);-10;10)" office:value-type="float" office:value="10">
            <text:p>10</text:p>
          </table:table-cell>
          <table:table-cell table:formula="of:=IF(OR([.O231]=&quot;responseA&quot;;[.O231]=&quot;reponseB&quot;;[.O231]=&quot;reponseC&quot;);-10;10)" office:value-type="float" office:value="10">
            <text:p>10</text:p>
          </table:table-cell>
          <table:table-cell table:formula="of:=IF(OR([.P231]=&quot;responseA&quot;;[.P231]=&quot;reponseB&quot;;[.P231]=&quot;reponseC&quot;);-10;10)" office:value-type="float" office:value="10">
            <text:p>10</text:p>
          </table:table-cell>
          <table:table-cell table:formula="of:=IF(OR([.Q231]=&quot;responseA&quot;;[.Q231]=&quot;reponseB&quot;;[.Q231]=&quot;reponseC&quot;);-10;10)" office:value-type="float" office:value="10">
            <text:p>10</text:p>
          </table:table-cell>
          <table:table-cell table:formula="of:=IF(OR([.R231]=&quot;responseA&quot;;[.R231]=&quot;reponseB&quot;;[.R231]=&quot;reponseC&quot;);-10;10)" office:value-type="float" office:value="10">
            <text:p>10</text:p>
          </table:table-cell>
          <table:table-cell table:formula="of:=IF(OR([.S231]=&quot;responseA&quot;;[.S231]=&quot;reponseB&quot;;[.S231]=&quot;reponseC&quot;);-10;10)" office:value-type="float" office:value="10">
            <text:p>10</text:p>
          </table:table-cell>
          <table:table-cell table:formula="of:=IF(OR([.T231]=&quot;responseA&quot;;[.T231]=&quot;reponseB&quot;;[.T231]=&quot;reponseC&quot;);-10;10)" office:value-type="float" office:value="10">
            <text:p>10</text:p>
          </table:table-cell>
          <table:table-cell table:formula="of:=IF(OR([.U231]=&quot;responseA&quot;;[.U231]=&quot;reponseB&quot;;[.U231]=&quot;reponseC&quot;);-10;10)" office:value-type="float" office:value="10">
            <text:p>10</text:p>
          </table:table-cell>
          <table:table-cell table:formula="of:=IF(OR([.V231]=&quot;responseA&quot;;[.V231]=&quot;reponseB&quot;;[.V231]=&quot;reponseC&quot;);-10;10)" office:value-type="float" office:value="10">
            <text:p>10</text:p>
          </table:table-cell>
          <table:table-cell table:formula="of:=IF(OR([.W231]=&quot;responseA&quot;;[.W231]=&quot;reponseB&quot;;[.W231]=&quot;reponseC&quot;);-10;10)" office:value-type="float" office:value="10">
            <text:p>10</text:p>
          </table:table-cell>
          <table:table-cell table:formula="of:=IF(OR([.X231]=&quot;responseA&quot;;[.X231]=&quot;reponseB&quot;;[.X231]=&quot;reponseC&quot;);-10;10)" office:value-type="float" office:value="10">
            <text:p>10</text:p>
          </table:table-cell>
          <table:table-cell table:number-columns-repeated="2"/>
          <table:table-cell table:formula="of:=([.AT231]-[.AS231])/[.AS231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32]=&quot;responseA&quot;;[.E232]=&quot;reponseB&quot;;[.E232]=&quot;reponseC&quot;);-10;10)" office:value-type="float" office:value="10">
            <text:p>10</text:p>
          </table:table-cell>
          <table:table-cell table:formula="of:=IF(OR([.F232]=&quot;responseA&quot;;[.F232]=&quot;reponseB&quot;;[.F232]=&quot;reponseC&quot;);-10;10)" office:value-type="float" office:value="10">
            <text:p>10</text:p>
          </table:table-cell>
          <table:table-cell table:formula="of:=IF(OR([.G232]=&quot;responseA&quot;;[.G232]=&quot;reponseB&quot;;[.G232]=&quot;reponseC&quot;);-10;10)" office:value-type="float" office:value="10">
            <text:p>10</text:p>
          </table:table-cell>
          <table:table-cell table:formula="of:=IF(OR([.H232]=&quot;responseA&quot;;[.H232]=&quot;reponseB&quot;;[.H232]=&quot;reponseC&quot;);-10;10)" office:value-type="float" office:value="10">
            <text:p>10</text:p>
          </table:table-cell>
          <table:table-cell table:formula="of:=IF(OR([.I232]=&quot;responseA&quot;;[.I232]=&quot;reponseB&quot;;[.I232]=&quot;reponseC&quot;);-10;10)" office:value-type="float" office:value="10">
            <text:p>10</text:p>
          </table:table-cell>
          <table:table-cell table:formula="of:=IF(OR([.J232]=&quot;responseA&quot;;[.J232]=&quot;reponseB&quot;;[.J232]=&quot;reponseC&quot;);-10;10)" office:value-type="float" office:value="10">
            <text:p>10</text:p>
          </table:table-cell>
          <table:table-cell table:formula="of:=IF(OR([.K232]=&quot;responseA&quot;;[.K232]=&quot;reponseB&quot;;[.K232]=&quot;reponseC&quot;);-10;10)" office:value-type="float" office:value="10">
            <text:p>10</text:p>
          </table:table-cell>
          <table:table-cell table:formula="of:=IF(OR([.L232]=&quot;responseA&quot;;[.L232]=&quot;reponseB&quot;;[.L232]=&quot;reponseC&quot;);-10;10)" office:value-type="float" office:value="10">
            <text:p>10</text:p>
          </table:table-cell>
          <table:table-cell table:formula="of:=IF(OR([.M232]=&quot;responseA&quot;;[.M232]=&quot;reponseB&quot;;[.M232]=&quot;reponseC&quot;);-10;10)" office:value-type="float" office:value="10">
            <text:p>10</text:p>
          </table:table-cell>
          <table:table-cell table:formula="of:=IF(OR([.N232]=&quot;responseA&quot;;[.N232]=&quot;reponseB&quot;;[.N232]=&quot;reponseC&quot;);-10;10)" office:value-type="float" office:value="10">
            <text:p>10</text:p>
          </table:table-cell>
          <table:table-cell table:formula="of:=IF(OR([.O232]=&quot;responseA&quot;;[.O232]=&quot;reponseB&quot;;[.O232]=&quot;reponseC&quot;);-10;10)" office:value-type="float" office:value="10">
            <text:p>10</text:p>
          </table:table-cell>
          <table:table-cell table:formula="of:=IF(OR([.P232]=&quot;responseA&quot;;[.P232]=&quot;reponseB&quot;;[.P232]=&quot;reponseC&quot;);-10;10)" office:value-type="float" office:value="10">
            <text:p>10</text:p>
          </table:table-cell>
          <table:table-cell table:formula="of:=IF(OR([.Q232]=&quot;responseA&quot;;[.Q232]=&quot;reponseB&quot;;[.Q232]=&quot;reponseC&quot;);-10;10)" office:value-type="float" office:value="10">
            <text:p>10</text:p>
          </table:table-cell>
          <table:table-cell table:formula="of:=IF(OR([.R232]=&quot;responseA&quot;;[.R232]=&quot;reponseB&quot;;[.R232]=&quot;reponseC&quot;);-10;10)" office:value-type="float" office:value="10">
            <text:p>10</text:p>
          </table:table-cell>
          <table:table-cell table:formula="of:=IF(OR([.S232]=&quot;responseA&quot;;[.S232]=&quot;reponseB&quot;;[.S232]=&quot;reponseC&quot;);-10;10)" office:value-type="float" office:value="10">
            <text:p>10</text:p>
          </table:table-cell>
          <table:table-cell table:formula="of:=IF(OR([.T232]=&quot;responseA&quot;;[.T232]=&quot;reponseB&quot;;[.T232]=&quot;reponseC&quot;);-10;10)" office:value-type="float" office:value="10">
            <text:p>10</text:p>
          </table:table-cell>
          <table:table-cell table:formula="of:=IF(OR([.U232]=&quot;responseA&quot;;[.U232]=&quot;reponseB&quot;;[.U232]=&quot;reponseC&quot;);-10;10)" office:value-type="float" office:value="10">
            <text:p>10</text:p>
          </table:table-cell>
          <table:table-cell table:formula="of:=IF(OR([.V232]=&quot;responseA&quot;;[.V232]=&quot;reponseB&quot;;[.V232]=&quot;reponseC&quot;);-10;10)" office:value-type="float" office:value="10">
            <text:p>10</text:p>
          </table:table-cell>
          <table:table-cell table:formula="of:=IF(OR([.W232]=&quot;responseA&quot;;[.W232]=&quot;reponseB&quot;;[.W232]=&quot;reponseC&quot;);-10;10)" office:value-type="float" office:value="10">
            <text:p>10</text:p>
          </table:table-cell>
          <table:table-cell table:formula="of:=IF(OR([.X232]=&quot;responseA&quot;;[.X232]=&quot;reponseB&quot;;[.X232]=&quot;reponseC&quot;);-10;10)" office:value-type="float" office:value="10">
            <text:p>10</text:p>
          </table:table-cell>
          <table:table-cell table:number-columns-repeated="2"/>
          <table:table-cell table:formula="of:=([.AT232]-[.AS232])/[.AS232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33]=&quot;responseA&quot;;[.E233]=&quot;reponseB&quot;;[.E233]=&quot;reponseC&quot;);-10;10)" office:value-type="float" office:value="10">
            <text:p>10</text:p>
          </table:table-cell>
          <table:table-cell table:formula="of:=IF(OR([.F233]=&quot;responseA&quot;;[.F233]=&quot;reponseB&quot;;[.F233]=&quot;reponseC&quot;);-10;10)" office:value-type="float" office:value="10">
            <text:p>10</text:p>
          </table:table-cell>
          <table:table-cell table:formula="of:=IF(OR([.G233]=&quot;responseA&quot;;[.G233]=&quot;reponseB&quot;;[.G233]=&quot;reponseC&quot;);-10;10)" office:value-type="float" office:value="10">
            <text:p>10</text:p>
          </table:table-cell>
          <table:table-cell table:formula="of:=IF(OR([.H233]=&quot;responseA&quot;;[.H233]=&quot;reponseB&quot;;[.H233]=&quot;reponseC&quot;);-10;10)" office:value-type="float" office:value="10">
            <text:p>10</text:p>
          </table:table-cell>
          <table:table-cell table:formula="of:=IF(OR([.I233]=&quot;responseA&quot;;[.I233]=&quot;reponseB&quot;;[.I233]=&quot;reponseC&quot;);-10;10)" office:value-type="float" office:value="10">
            <text:p>10</text:p>
          </table:table-cell>
          <table:table-cell table:formula="of:=IF(OR([.J233]=&quot;responseA&quot;;[.J233]=&quot;reponseB&quot;;[.J233]=&quot;reponseC&quot;);-10;10)" office:value-type="float" office:value="10">
            <text:p>10</text:p>
          </table:table-cell>
          <table:table-cell table:formula="of:=IF(OR([.K233]=&quot;responseA&quot;;[.K233]=&quot;reponseB&quot;;[.K233]=&quot;reponseC&quot;);-10;10)" office:value-type="float" office:value="10">
            <text:p>10</text:p>
          </table:table-cell>
          <table:table-cell table:formula="of:=IF(OR([.L233]=&quot;responseA&quot;;[.L233]=&quot;reponseB&quot;;[.L233]=&quot;reponseC&quot;);-10;10)" office:value-type="float" office:value="10">
            <text:p>10</text:p>
          </table:table-cell>
          <table:table-cell table:formula="of:=IF(OR([.M233]=&quot;responseA&quot;;[.M233]=&quot;reponseB&quot;;[.M233]=&quot;reponseC&quot;);-10;10)" office:value-type="float" office:value="10">
            <text:p>10</text:p>
          </table:table-cell>
          <table:table-cell table:formula="of:=IF(OR([.N233]=&quot;responseA&quot;;[.N233]=&quot;reponseB&quot;;[.N233]=&quot;reponseC&quot;);-10;10)" office:value-type="float" office:value="10">
            <text:p>10</text:p>
          </table:table-cell>
          <table:table-cell table:formula="of:=IF(OR([.O233]=&quot;responseA&quot;;[.O233]=&quot;reponseB&quot;;[.O233]=&quot;reponseC&quot;);-10;10)" office:value-type="float" office:value="10">
            <text:p>10</text:p>
          </table:table-cell>
          <table:table-cell table:formula="of:=IF(OR([.P233]=&quot;responseA&quot;;[.P233]=&quot;reponseB&quot;;[.P233]=&quot;reponseC&quot;);-10;10)" office:value-type="float" office:value="10">
            <text:p>10</text:p>
          </table:table-cell>
          <table:table-cell table:formula="of:=IF(OR([.Q233]=&quot;responseA&quot;;[.Q233]=&quot;reponseB&quot;;[.Q233]=&quot;reponseC&quot;);-10;10)" office:value-type="float" office:value="10">
            <text:p>10</text:p>
          </table:table-cell>
          <table:table-cell table:formula="of:=IF(OR([.R233]=&quot;responseA&quot;;[.R233]=&quot;reponseB&quot;;[.R233]=&quot;reponseC&quot;);-10;10)" office:value-type="float" office:value="10">
            <text:p>10</text:p>
          </table:table-cell>
          <table:table-cell table:formula="of:=IF(OR([.S233]=&quot;responseA&quot;;[.S233]=&quot;reponseB&quot;;[.S233]=&quot;reponseC&quot;);-10;10)" office:value-type="float" office:value="10">
            <text:p>10</text:p>
          </table:table-cell>
          <table:table-cell table:formula="of:=IF(OR([.T233]=&quot;responseA&quot;;[.T233]=&quot;reponseB&quot;;[.T233]=&quot;reponseC&quot;);-10;10)" office:value-type="float" office:value="10">
            <text:p>10</text:p>
          </table:table-cell>
          <table:table-cell table:formula="of:=IF(OR([.U233]=&quot;responseA&quot;;[.U233]=&quot;reponseB&quot;;[.U233]=&quot;reponseC&quot;);-10;10)" office:value-type="float" office:value="10">
            <text:p>10</text:p>
          </table:table-cell>
          <table:table-cell table:formula="of:=IF(OR([.V233]=&quot;responseA&quot;;[.V233]=&quot;reponseB&quot;;[.V233]=&quot;reponseC&quot;);-10;10)" office:value-type="float" office:value="10">
            <text:p>10</text:p>
          </table:table-cell>
          <table:table-cell table:formula="of:=IF(OR([.W233]=&quot;responseA&quot;;[.W233]=&quot;reponseB&quot;;[.W233]=&quot;reponseC&quot;);-10;10)" office:value-type="float" office:value="10">
            <text:p>10</text:p>
          </table:table-cell>
          <table:table-cell table:formula="of:=IF(OR([.X233]=&quot;responseA&quot;;[.X233]=&quot;reponseB&quot;;[.X233]=&quot;reponseC&quot;);-10;10)" office:value-type="float" office:value="10">
            <text:p>10</text:p>
          </table:table-cell>
          <table:table-cell table:number-columns-repeated="2"/>
          <table:table-cell table:formula="of:=([.AT233]-[.AS233])/[.AS233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34]=&quot;responseA&quot;;[.E234]=&quot;reponseB&quot;;[.E234]=&quot;reponseC&quot;);-10;10)" office:value-type="float" office:value="10">
            <text:p>10</text:p>
          </table:table-cell>
          <table:table-cell table:formula="of:=IF(OR([.F234]=&quot;responseA&quot;;[.F234]=&quot;reponseB&quot;;[.F234]=&quot;reponseC&quot;);-10;10)" office:value-type="float" office:value="10">
            <text:p>10</text:p>
          </table:table-cell>
          <table:table-cell table:formula="of:=IF(OR([.G234]=&quot;responseA&quot;;[.G234]=&quot;reponseB&quot;;[.G234]=&quot;reponseC&quot;);-10;10)" office:value-type="float" office:value="10">
            <text:p>10</text:p>
          </table:table-cell>
          <table:table-cell table:formula="of:=IF(OR([.H234]=&quot;responseA&quot;;[.H234]=&quot;reponseB&quot;;[.H234]=&quot;reponseC&quot;);-10;10)" office:value-type="float" office:value="10">
            <text:p>10</text:p>
          </table:table-cell>
          <table:table-cell table:formula="of:=IF(OR([.I234]=&quot;responseA&quot;;[.I234]=&quot;reponseB&quot;;[.I234]=&quot;reponseC&quot;);-10;10)" office:value-type="float" office:value="10">
            <text:p>10</text:p>
          </table:table-cell>
          <table:table-cell table:formula="of:=IF(OR([.J234]=&quot;responseA&quot;;[.J234]=&quot;reponseB&quot;;[.J234]=&quot;reponseC&quot;);-10;10)" office:value-type="float" office:value="10">
            <text:p>10</text:p>
          </table:table-cell>
          <table:table-cell table:formula="of:=IF(OR([.K234]=&quot;responseA&quot;;[.K234]=&quot;reponseB&quot;;[.K234]=&quot;reponseC&quot;);-10;10)" office:value-type="float" office:value="10">
            <text:p>10</text:p>
          </table:table-cell>
          <table:table-cell table:formula="of:=IF(OR([.L234]=&quot;responseA&quot;;[.L234]=&quot;reponseB&quot;;[.L234]=&quot;reponseC&quot;);-10;10)" office:value-type="float" office:value="10">
            <text:p>10</text:p>
          </table:table-cell>
          <table:table-cell table:formula="of:=IF(OR([.M234]=&quot;responseA&quot;;[.M234]=&quot;reponseB&quot;;[.M234]=&quot;reponseC&quot;);-10;10)" office:value-type="float" office:value="10">
            <text:p>10</text:p>
          </table:table-cell>
          <table:table-cell table:formula="of:=IF(OR([.N234]=&quot;responseA&quot;;[.N234]=&quot;reponseB&quot;;[.N234]=&quot;reponseC&quot;);-10;10)" office:value-type="float" office:value="10">
            <text:p>10</text:p>
          </table:table-cell>
          <table:table-cell table:formula="of:=IF(OR([.O234]=&quot;responseA&quot;;[.O234]=&quot;reponseB&quot;;[.O234]=&quot;reponseC&quot;);-10;10)" office:value-type="float" office:value="10">
            <text:p>10</text:p>
          </table:table-cell>
          <table:table-cell table:formula="of:=IF(OR([.P234]=&quot;responseA&quot;;[.P234]=&quot;reponseB&quot;;[.P234]=&quot;reponseC&quot;);-10;10)" office:value-type="float" office:value="10">
            <text:p>10</text:p>
          </table:table-cell>
          <table:table-cell table:formula="of:=IF(OR([.Q234]=&quot;responseA&quot;;[.Q234]=&quot;reponseB&quot;;[.Q234]=&quot;reponseC&quot;);-10;10)" office:value-type="float" office:value="10">
            <text:p>10</text:p>
          </table:table-cell>
          <table:table-cell table:formula="of:=IF(OR([.R234]=&quot;responseA&quot;;[.R234]=&quot;reponseB&quot;;[.R234]=&quot;reponseC&quot;);-10;10)" office:value-type="float" office:value="10">
            <text:p>10</text:p>
          </table:table-cell>
          <table:table-cell table:formula="of:=IF(OR([.S234]=&quot;responseA&quot;;[.S234]=&quot;reponseB&quot;;[.S234]=&quot;reponseC&quot;);-10;10)" office:value-type="float" office:value="10">
            <text:p>10</text:p>
          </table:table-cell>
          <table:table-cell table:formula="of:=IF(OR([.T234]=&quot;responseA&quot;;[.T234]=&quot;reponseB&quot;;[.T234]=&quot;reponseC&quot;);-10;10)" office:value-type="float" office:value="10">
            <text:p>10</text:p>
          </table:table-cell>
          <table:table-cell table:formula="of:=IF(OR([.U234]=&quot;responseA&quot;;[.U234]=&quot;reponseB&quot;;[.U234]=&quot;reponseC&quot;);-10;10)" office:value-type="float" office:value="10">
            <text:p>10</text:p>
          </table:table-cell>
          <table:table-cell table:formula="of:=IF(OR([.V234]=&quot;responseA&quot;;[.V234]=&quot;reponseB&quot;;[.V234]=&quot;reponseC&quot;);-10;10)" office:value-type="float" office:value="10">
            <text:p>10</text:p>
          </table:table-cell>
          <table:table-cell table:formula="of:=IF(OR([.W234]=&quot;responseA&quot;;[.W234]=&quot;reponseB&quot;;[.W234]=&quot;reponseC&quot;);-10;10)" office:value-type="float" office:value="10">
            <text:p>10</text:p>
          </table:table-cell>
          <table:table-cell table:formula="of:=IF(OR([.X234]=&quot;responseA&quot;;[.X234]=&quot;reponseB&quot;;[.X234]=&quot;reponseC&quot;);-10;10)" office:value-type="float" office:value="10">
            <text:p>10</text:p>
          </table:table-cell>
          <table:table-cell table:number-columns-repeated="2"/>
          <table:table-cell table:formula="of:=([.AT234]-[.AS234])/[.AS234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35]=&quot;responseA&quot;;[.E235]=&quot;reponseB&quot;;[.E235]=&quot;reponseC&quot;);-10;10)" office:value-type="float" office:value="10">
            <text:p>10</text:p>
          </table:table-cell>
          <table:table-cell table:formula="of:=IF(OR([.F235]=&quot;responseA&quot;;[.F235]=&quot;reponseB&quot;;[.F235]=&quot;reponseC&quot;);-10;10)" office:value-type="float" office:value="10">
            <text:p>10</text:p>
          </table:table-cell>
          <table:table-cell table:formula="of:=IF(OR([.G235]=&quot;responseA&quot;;[.G235]=&quot;reponseB&quot;;[.G235]=&quot;reponseC&quot;);-10;10)" office:value-type="float" office:value="10">
            <text:p>10</text:p>
          </table:table-cell>
          <table:table-cell table:formula="of:=IF(OR([.H235]=&quot;responseA&quot;;[.H235]=&quot;reponseB&quot;;[.H235]=&quot;reponseC&quot;);-10;10)" office:value-type="float" office:value="10">
            <text:p>10</text:p>
          </table:table-cell>
          <table:table-cell table:formula="of:=IF(OR([.I235]=&quot;responseA&quot;;[.I235]=&quot;reponseB&quot;;[.I235]=&quot;reponseC&quot;);-10;10)" office:value-type="float" office:value="10">
            <text:p>10</text:p>
          </table:table-cell>
          <table:table-cell table:formula="of:=IF(OR([.J235]=&quot;responseA&quot;;[.J235]=&quot;reponseB&quot;;[.J235]=&quot;reponseC&quot;);-10;10)" office:value-type="float" office:value="10">
            <text:p>10</text:p>
          </table:table-cell>
          <table:table-cell table:formula="of:=IF(OR([.K235]=&quot;responseA&quot;;[.K235]=&quot;reponseB&quot;;[.K235]=&quot;reponseC&quot;);-10;10)" office:value-type="float" office:value="10">
            <text:p>10</text:p>
          </table:table-cell>
          <table:table-cell table:formula="of:=IF(OR([.L235]=&quot;responseA&quot;;[.L235]=&quot;reponseB&quot;;[.L235]=&quot;reponseC&quot;);-10;10)" office:value-type="float" office:value="10">
            <text:p>10</text:p>
          </table:table-cell>
          <table:table-cell table:formula="of:=IF(OR([.M235]=&quot;responseA&quot;;[.M235]=&quot;reponseB&quot;;[.M235]=&quot;reponseC&quot;);-10;10)" office:value-type="float" office:value="10">
            <text:p>10</text:p>
          </table:table-cell>
          <table:table-cell table:formula="of:=IF(OR([.N235]=&quot;responseA&quot;;[.N235]=&quot;reponseB&quot;;[.N235]=&quot;reponseC&quot;);-10;10)" office:value-type="float" office:value="10">
            <text:p>10</text:p>
          </table:table-cell>
          <table:table-cell table:formula="of:=IF(OR([.O235]=&quot;responseA&quot;;[.O235]=&quot;reponseB&quot;;[.O235]=&quot;reponseC&quot;);-10;10)" office:value-type="float" office:value="10">
            <text:p>10</text:p>
          </table:table-cell>
          <table:table-cell table:formula="of:=IF(OR([.P235]=&quot;responseA&quot;;[.P235]=&quot;reponseB&quot;;[.P235]=&quot;reponseC&quot;);-10;10)" office:value-type="float" office:value="10">
            <text:p>10</text:p>
          </table:table-cell>
          <table:table-cell table:formula="of:=IF(OR([.Q235]=&quot;responseA&quot;;[.Q235]=&quot;reponseB&quot;;[.Q235]=&quot;reponseC&quot;);-10;10)" office:value-type="float" office:value="10">
            <text:p>10</text:p>
          </table:table-cell>
          <table:table-cell table:formula="of:=IF(OR([.R235]=&quot;responseA&quot;;[.R235]=&quot;reponseB&quot;;[.R235]=&quot;reponseC&quot;);-10;10)" office:value-type="float" office:value="10">
            <text:p>10</text:p>
          </table:table-cell>
          <table:table-cell table:formula="of:=IF(OR([.S235]=&quot;responseA&quot;;[.S235]=&quot;reponseB&quot;;[.S235]=&quot;reponseC&quot;);-10;10)" office:value-type="float" office:value="10">
            <text:p>10</text:p>
          </table:table-cell>
          <table:table-cell table:formula="of:=IF(OR([.T235]=&quot;responseA&quot;;[.T235]=&quot;reponseB&quot;;[.T235]=&quot;reponseC&quot;);-10;10)" office:value-type="float" office:value="10">
            <text:p>10</text:p>
          </table:table-cell>
          <table:table-cell table:formula="of:=IF(OR([.U235]=&quot;responseA&quot;;[.U235]=&quot;reponseB&quot;;[.U235]=&quot;reponseC&quot;);-10;10)" office:value-type="float" office:value="10">
            <text:p>10</text:p>
          </table:table-cell>
          <table:table-cell table:formula="of:=IF(OR([.V235]=&quot;responseA&quot;;[.V235]=&quot;reponseB&quot;;[.V235]=&quot;reponseC&quot;);-10;10)" office:value-type="float" office:value="10">
            <text:p>10</text:p>
          </table:table-cell>
          <table:table-cell table:formula="of:=IF(OR([.W235]=&quot;responseA&quot;;[.W235]=&quot;reponseB&quot;;[.W235]=&quot;reponseC&quot;);-10;10)" office:value-type="float" office:value="10">
            <text:p>10</text:p>
          </table:table-cell>
          <table:table-cell table:formula="of:=IF(OR([.X235]=&quot;responseA&quot;;[.X235]=&quot;reponseB&quot;;[.X235]=&quot;reponseC&quot;);-10;10)" office:value-type="float" office:value="10">
            <text:p>10</text:p>
          </table:table-cell>
          <table:table-cell table:number-columns-repeated="2"/>
          <table:table-cell table:formula="of:=([.AT235]-[.AS235])/[.AS235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36]=&quot;responseA&quot;;[.E236]=&quot;reponseB&quot;;[.E236]=&quot;reponseC&quot;);-10;10)" office:value-type="float" office:value="10">
            <text:p>10</text:p>
          </table:table-cell>
          <table:table-cell table:formula="of:=IF(OR([.F236]=&quot;responseA&quot;;[.F236]=&quot;reponseB&quot;;[.F236]=&quot;reponseC&quot;);-10;10)" office:value-type="float" office:value="10">
            <text:p>10</text:p>
          </table:table-cell>
          <table:table-cell table:formula="of:=IF(OR([.G236]=&quot;responseA&quot;;[.G236]=&quot;reponseB&quot;;[.G236]=&quot;reponseC&quot;);-10;10)" office:value-type="float" office:value="10">
            <text:p>10</text:p>
          </table:table-cell>
          <table:table-cell table:formula="of:=IF(OR([.H236]=&quot;responseA&quot;;[.H236]=&quot;reponseB&quot;;[.H236]=&quot;reponseC&quot;);-10;10)" office:value-type="float" office:value="10">
            <text:p>10</text:p>
          </table:table-cell>
          <table:table-cell table:formula="of:=IF(OR([.I236]=&quot;responseA&quot;;[.I236]=&quot;reponseB&quot;;[.I236]=&quot;reponseC&quot;);-10;10)" office:value-type="float" office:value="10">
            <text:p>10</text:p>
          </table:table-cell>
          <table:table-cell table:formula="of:=IF(OR([.J236]=&quot;responseA&quot;;[.J236]=&quot;reponseB&quot;;[.J236]=&quot;reponseC&quot;);-10;10)" office:value-type="float" office:value="10">
            <text:p>10</text:p>
          </table:table-cell>
          <table:table-cell table:formula="of:=IF(OR([.K236]=&quot;responseA&quot;;[.K236]=&quot;reponseB&quot;;[.K236]=&quot;reponseC&quot;);-10;10)" office:value-type="float" office:value="10">
            <text:p>10</text:p>
          </table:table-cell>
          <table:table-cell table:formula="of:=IF(OR([.L236]=&quot;responseA&quot;;[.L236]=&quot;reponseB&quot;;[.L236]=&quot;reponseC&quot;);-10;10)" office:value-type="float" office:value="10">
            <text:p>10</text:p>
          </table:table-cell>
          <table:table-cell table:formula="of:=IF(OR([.M236]=&quot;responseA&quot;;[.M236]=&quot;reponseB&quot;;[.M236]=&quot;reponseC&quot;);-10;10)" office:value-type="float" office:value="10">
            <text:p>10</text:p>
          </table:table-cell>
          <table:table-cell table:formula="of:=IF(OR([.N236]=&quot;responseA&quot;;[.N236]=&quot;reponseB&quot;;[.N236]=&quot;reponseC&quot;);-10;10)" office:value-type="float" office:value="10">
            <text:p>10</text:p>
          </table:table-cell>
          <table:table-cell table:formula="of:=IF(OR([.O236]=&quot;responseA&quot;;[.O236]=&quot;reponseB&quot;;[.O236]=&quot;reponseC&quot;);-10;10)" office:value-type="float" office:value="10">
            <text:p>10</text:p>
          </table:table-cell>
          <table:table-cell table:formula="of:=IF(OR([.P236]=&quot;responseA&quot;;[.P236]=&quot;reponseB&quot;;[.P236]=&quot;reponseC&quot;);-10;10)" office:value-type="float" office:value="10">
            <text:p>10</text:p>
          </table:table-cell>
          <table:table-cell table:formula="of:=IF(OR([.Q236]=&quot;responseA&quot;;[.Q236]=&quot;reponseB&quot;;[.Q236]=&quot;reponseC&quot;);-10;10)" office:value-type="float" office:value="10">
            <text:p>10</text:p>
          </table:table-cell>
          <table:table-cell table:formula="of:=IF(OR([.R236]=&quot;responseA&quot;;[.R236]=&quot;reponseB&quot;;[.R236]=&quot;reponseC&quot;);-10;10)" office:value-type="float" office:value="10">
            <text:p>10</text:p>
          </table:table-cell>
          <table:table-cell table:formula="of:=IF(OR([.S236]=&quot;responseA&quot;;[.S236]=&quot;reponseB&quot;;[.S236]=&quot;reponseC&quot;);-10;10)" office:value-type="float" office:value="10">
            <text:p>10</text:p>
          </table:table-cell>
          <table:table-cell table:formula="of:=IF(OR([.T236]=&quot;responseA&quot;;[.T236]=&quot;reponseB&quot;;[.T236]=&quot;reponseC&quot;);-10;10)" office:value-type="float" office:value="10">
            <text:p>10</text:p>
          </table:table-cell>
          <table:table-cell table:formula="of:=IF(OR([.U236]=&quot;responseA&quot;;[.U236]=&quot;reponseB&quot;;[.U236]=&quot;reponseC&quot;);-10;10)" office:value-type="float" office:value="10">
            <text:p>10</text:p>
          </table:table-cell>
          <table:table-cell table:formula="of:=IF(OR([.V236]=&quot;responseA&quot;;[.V236]=&quot;reponseB&quot;;[.V236]=&quot;reponseC&quot;);-10;10)" office:value-type="float" office:value="10">
            <text:p>10</text:p>
          </table:table-cell>
          <table:table-cell table:formula="of:=IF(OR([.W236]=&quot;responseA&quot;;[.W236]=&quot;reponseB&quot;;[.W236]=&quot;reponseC&quot;);-10;10)" office:value-type="float" office:value="10">
            <text:p>10</text:p>
          </table:table-cell>
          <table:table-cell table:formula="of:=IF(OR([.X236]=&quot;responseA&quot;;[.X236]=&quot;reponseB&quot;;[.X236]=&quot;reponseC&quot;);-10;10)" office:value-type="float" office:value="10">
            <text:p>10</text:p>
          </table:table-cell>
          <table:table-cell table:number-columns-repeated="2"/>
          <table:table-cell table:formula="of:=([.AT236]-[.AS236])/[.AS236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37]=&quot;responseA&quot;;[.E237]=&quot;reponseB&quot;;[.E237]=&quot;reponseC&quot;);-10;10)" office:value-type="float" office:value="10">
            <text:p>10</text:p>
          </table:table-cell>
          <table:table-cell table:formula="of:=IF(OR([.F237]=&quot;responseA&quot;;[.F237]=&quot;reponseB&quot;;[.F237]=&quot;reponseC&quot;);-10;10)" office:value-type="float" office:value="10">
            <text:p>10</text:p>
          </table:table-cell>
          <table:table-cell table:formula="of:=IF(OR([.G237]=&quot;responseA&quot;;[.G237]=&quot;reponseB&quot;;[.G237]=&quot;reponseC&quot;);-10;10)" office:value-type="float" office:value="10">
            <text:p>10</text:p>
          </table:table-cell>
          <table:table-cell table:formula="of:=IF(OR([.H237]=&quot;responseA&quot;;[.H237]=&quot;reponseB&quot;;[.H237]=&quot;reponseC&quot;);-10;10)" office:value-type="float" office:value="10">
            <text:p>10</text:p>
          </table:table-cell>
          <table:table-cell table:formula="of:=IF(OR([.I237]=&quot;responseA&quot;;[.I237]=&quot;reponseB&quot;;[.I237]=&quot;reponseC&quot;);-10;10)" office:value-type="float" office:value="10">
            <text:p>10</text:p>
          </table:table-cell>
          <table:table-cell table:formula="of:=IF(OR([.J237]=&quot;responseA&quot;;[.J237]=&quot;reponseB&quot;;[.J237]=&quot;reponseC&quot;);-10;10)" office:value-type="float" office:value="10">
            <text:p>10</text:p>
          </table:table-cell>
          <table:table-cell table:formula="of:=IF(OR([.K237]=&quot;responseA&quot;;[.K237]=&quot;reponseB&quot;;[.K237]=&quot;reponseC&quot;);-10;10)" office:value-type="float" office:value="10">
            <text:p>10</text:p>
          </table:table-cell>
          <table:table-cell table:formula="of:=IF(OR([.L237]=&quot;responseA&quot;;[.L237]=&quot;reponseB&quot;;[.L237]=&quot;reponseC&quot;);-10;10)" office:value-type="float" office:value="10">
            <text:p>10</text:p>
          </table:table-cell>
          <table:table-cell table:formula="of:=IF(OR([.M237]=&quot;responseA&quot;;[.M237]=&quot;reponseB&quot;;[.M237]=&quot;reponseC&quot;);-10;10)" office:value-type="float" office:value="10">
            <text:p>10</text:p>
          </table:table-cell>
          <table:table-cell table:formula="of:=IF(OR([.N237]=&quot;responseA&quot;;[.N237]=&quot;reponseB&quot;;[.N237]=&quot;reponseC&quot;);-10;10)" office:value-type="float" office:value="10">
            <text:p>10</text:p>
          </table:table-cell>
          <table:table-cell table:formula="of:=IF(OR([.O237]=&quot;responseA&quot;;[.O237]=&quot;reponseB&quot;;[.O237]=&quot;reponseC&quot;);-10;10)" office:value-type="float" office:value="10">
            <text:p>10</text:p>
          </table:table-cell>
          <table:table-cell table:formula="of:=IF(OR([.P237]=&quot;responseA&quot;;[.P237]=&quot;reponseB&quot;;[.P237]=&quot;reponseC&quot;);-10;10)" office:value-type="float" office:value="10">
            <text:p>10</text:p>
          </table:table-cell>
          <table:table-cell table:formula="of:=IF(OR([.Q237]=&quot;responseA&quot;;[.Q237]=&quot;reponseB&quot;;[.Q237]=&quot;reponseC&quot;);-10;10)" office:value-type="float" office:value="10">
            <text:p>10</text:p>
          </table:table-cell>
          <table:table-cell table:formula="of:=IF(OR([.R237]=&quot;responseA&quot;;[.R237]=&quot;reponseB&quot;;[.R237]=&quot;reponseC&quot;);-10;10)" office:value-type="float" office:value="10">
            <text:p>10</text:p>
          </table:table-cell>
          <table:table-cell table:formula="of:=IF(OR([.S237]=&quot;responseA&quot;;[.S237]=&quot;reponseB&quot;;[.S237]=&quot;reponseC&quot;);-10;10)" office:value-type="float" office:value="10">
            <text:p>10</text:p>
          </table:table-cell>
          <table:table-cell table:formula="of:=IF(OR([.T237]=&quot;responseA&quot;;[.T237]=&quot;reponseB&quot;;[.T237]=&quot;reponseC&quot;);-10;10)" office:value-type="float" office:value="10">
            <text:p>10</text:p>
          </table:table-cell>
          <table:table-cell table:formula="of:=IF(OR([.U237]=&quot;responseA&quot;;[.U237]=&quot;reponseB&quot;;[.U237]=&quot;reponseC&quot;);-10;10)" office:value-type="float" office:value="10">
            <text:p>10</text:p>
          </table:table-cell>
          <table:table-cell table:formula="of:=IF(OR([.V237]=&quot;responseA&quot;;[.V237]=&quot;reponseB&quot;;[.V237]=&quot;reponseC&quot;);-10;10)" office:value-type="float" office:value="10">
            <text:p>10</text:p>
          </table:table-cell>
          <table:table-cell table:formula="of:=IF(OR([.W237]=&quot;responseA&quot;;[.W237]=&quot;reponseB&quot;;[.W237]=&quot;reponseC&quot;);-10;10)" office:value-type="float" office:value="10">
            <text:p>10</text:p>
          </table:table-cell>
          <table:table-cell table:formula="of:=IF(OR([.X237]=&quot;responseA&quot;;[.X237]=&quot;reponseB&quot;;[.X237]=&quot;reponseC&quot;);-10;10)" office:value-type="float" office:value="10">
            <text:p>10</text:p>
          </table:table-cell>
          <table:table-cell table:number-columns-repeated="2"/>
          <table:table-cell table:formula="of:=([.AT237]-[.AS237])/[.AS237]" office:value-type="float" office:value="0">
            <text:p>#DIV/0 !</text:p>
          </table:table-cell>
          <table:table-cell table:number-columns-repeated="977"/>
        </table:table-row>
        <table:table-row table:style-name="ro2">
          <table:table-cell table:number-columns-repeated="4"/>
          <table:table-cell table:number-columns-repeated="20"/>
          <table:table-cell table:formula="of:=IF(OR([.E238]=&quot;responseA&quot;;[.E238]=&quot;reponseB&quot;;[.E238]=&quot;reponseC&quot;);-10;10)" office:value-type="float" office:value="10">
            <text:p>10</text:p>
          </table:table-cell>
          <table:table-cell table:formula="of:=IF(OR([.F238]=&quot;responseA&quot;;[.F238]=&quot;reponseB&quot;;[.F238]=&quot;reponseC&quot;);-10;10)" office:value-type="float" office:value="10">
            <text:p>10</text:p>
          </table:table-cell>
          <table:table-cell table:formula="of:=IF(OR([.G238]=&quot;responseA&quot;;[.G238]=&quot;reponseB&quot;;[.G238]=&quot;reponseC&quot;);-10;10)" office:value-type="float" office:value="10">
            <text:p>10</text:p>
          </table:table-cell>
          <table:table-cell table:formula="of:=IF(OR([.H238]=&quot;responseA&quot;;[.H238]=&quot;reponseB&quot;;[.H238]=&quot;reponseC&quot;);-10;10)" office:value-type="float" office:value="10">
            <text:p>10</text:p>
          </table:table-cell>
          <table:table-cell table:formula="of:=IF(OR([.I238]=&quot;responseA&quot;;[.I238]=&quot;reponseB&quot;;[.I238]=&quot;reponseC&quot;);-10;10)" office:value-type="float" office:value="10">
            <text:p>10</text:p>
          </table:table-cell>
          <table:table-cell table:formula="of:=IF(OR([.J238]=&quot;responseA&quot;;[.J238]=&quot;reponseB&quot;;[.J238]=&quot;reponseC&quot;);-10;10)" office:value-type="float" office:value="10">
            <text:p>10</text:p>
          </table:table-cell>
          <table:table-cell table:formula="of:=IF(OR([.K238]=&quot;responseA&quot;;[.K238]=&quot;reponseB&quot;;[.K238]=&quot;reponseC&quot;);-10;10)" office:value-type="float" office:value="10">
            <text:p>10</text:p>
          </table:table-cell>
          <table:table-cell table:formula="of:=IF(OR([.L238]=&quot;responseA&quot;;[.L238]=&quot;reponseB&quot;;[.L238]=&quot;reponseC&quot;);-10;10)" office:value-type="float" office:value="10">
            <text:p>10</text:p>
          </table:table-cell>
          <table:table-cell table:formula="of:=IF(OR([.M238]=&quot;responseA&quot;;[.M238]=&quot;reponseB&quot;;[.M238]=&quot;reponseC&quot;);-10;10)" office:value-type="float" office:value="10">
            <text:p>10</text:p>
          </table:table-cell>
          <table:table-cell table:formula="of:=IF(OR([.N238]=&quot;responseA&quot;;[.N238]=&quot;reponseB&quot;;[.N238]=&quot;reponseC&quot;);-10;10)" office:value-type="float" office:value="10">
            <text:p>10</text:p>
          </table:table-cell>
          <table:table-cell table:formula="of:=IF(OR([.O238]=&quot;responseA&quot;;[.O238]=&quot;reponseB&quot;;[.O238]=&quot;reponseC&quot;);-10;10)" office:value-type="float" office:value="10">
            <text:p>10</text:p>
          </table:table-cell>
          <table:table-cell table:formula="of:=IF(OR([.P238]=&quot;responseA&quot;;[.P238]=&quot;reponseB&quot;;[.P238]=&quot;reponseC&quot;);-10;10)" office:value-type="float" office:value="10">
            <text:p>10</text:p>
          </table:table-cell>
          <table:table-cell table:formula="of:=IF(OR([.Q238]=&quot;responseA&quot;;[.Q238]=&quot;reponseB&quot;;[.Q238]=&quot;reponseC&quot;);-10;10)" office:value-type="float" office:value="10">
            <text:p>10</text:p>
          </table:table-cell>
          <table:table-cell table:formula="of:=IF(OR([.R238]=&quot;responseA&quot;;[.R238]=&quot;reponseB&quot;;[.R238]=&quot;reponseC&quot;);-10;10)" office:value-type="float" office:value="10">
            <text:p>10</text:p>
          </table:table-cell>
          <table:table-cell table:formula="of:=IF(OR([.S238]=&quot;responseA&quot;;[.S238]=&quot;reponseB&quot;;[.S238]=&quot;reponseC&quot;);-10;10)" office:value-type="float" office:value="10">
            <text:p>10</text:p>
          </table:table-cell>
          <table:table-cell table:formula="of:=IF(OR([.T238]=&quot;responseA&quot;;[.T238]=&quot;reponseB&quot;;[.T238]=&quot;reponseC&quot;);-10;10)" office:value-type="float" office:value="10">
            <text:p>10</text:p>
          </table:table-cell>
          <table:table-cell table:formula="of:=IF(OR([.U238]=&quot;responseA&quot;;[.U238]=&quot;reponseB&quot;;[.U238]=&quot;reponseC&quot;);-10;10)" office:value-type="float" office:value="10">
            <text:p>10</text:p>
          </table:table-cell>
          <table:table-cell table:formula="of:=IF(OR([.V238]=&quot;responseA&quot;;[.V238]=&quot;reponseB&quot;;[.V238]=&quot;reponseC&quot;);-10;10)" office:value-type="float" office:value="10">
            <text:p>10</text:p>
          </table:table-cell>
          <table:table-cell table:formula="of:=IF(OR([.W238]=&quot;responseA&quot;;[.W238]=&quot;reponseB&quot;;[.W238]=&quot;reponseC&quot;);-10;10)" office:value-type="float" office:value="10">
            <text:p>10</text:p>
          </table:table-cell>
          <table:table-cell table:formula="of:=IF(OR([.X238]=&quot;responseA&quot;;[.X238]=&quot;reponseB&quot;;[.X238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39]=&quot;responseA&quot;;[.E239]=&quot;reponseB&quot;;[.E239]=&quot;reponseC&quot;);-10;10)" office:value-type="float" office:value="10">
            <text:p>10</text:p>
          </table:table-cell>
          <table:table-cell table:formula="of:=IF(OR([.F239]=&quot;responseA&quot;;[.F239]=&quot;reponseB&quot;;[.F239]=&quot;reponseC&quot;);-10;10)" office:value-type="float" office:value="10">
            <text:p>10</text:p>
          </table:table-cell>
          <table:table-cell table:formula="of:=IF(OR([.G239]=&quot;responseA&quot;;[.G239]=&quot;reponseB&quot;;[.G239]=&quot;reponseC&quot;);-10;10)" office:value-type="float" office:value="10">
            <text:p>10</text:p>
          </table:table-cell>
          <table:table-cell table:formula="of:=IF(OR([.H239]=&quot;responseA&quot;;[.H239]=&quot;reponseB&quot;;[.H239]=&quot;reponseC&quot;);-10;10)" office:value-type="float" office:value="10">
            <text:p>10</text:p>
          </table:table-cell>
          <table:table-cell table:formula="of:=IF(OR([.I239]=&quot;responseA&quot;;[.I239]=&quot;reponseB&quot;;[.I239]=&quot;reponseC&quot;);-10;10)" office:value-type="float" office:value="10">
            <text:p>10</text:p>
          </table:table-cell>
          <table:table-cell table:formula="of:=IF(OR([.J239]=&quot;responseA&quot;;[.J239]=&quot;reponseB&quot;;[.J239]=&quot;reponseC&quot;);-10;10)" office:value-type="float" office:value="10">
            <text:p>10</text:p>
          </table:table-cell>
          <table:table-cell table:formula="of:=IF(OR([.K239]=&quot;responseA&quot;;[.K239]=&quot;reponseB&quot;;[.K239]=&quot;reponseC&quot;);-10;10)" office:value-type="float" office:value="10">
            <text:p>10</text:p>
          </table:table-cell>
          <table:table-cell table:formula="of:=IF(OR([.L239]=&quot;responseA&quot;;[.L239]=&quot;reponseB&quot;;[.L239]=&quot;reponseC&quot;);-10;10)" office:value-type="float" office:value="10">
            <text:p>10</text:p>
          </table:table-cell>
          <table:table-cell table:formula="of:=IF(OR([.M239]=&quot;responseA&quot;;[.M239]=&quot;reponseB&quot;;[.M239]=&quot;reponseC&quot;);-10;10)" office:value-type="float" office:value="10">
            <text:p>10</text:p>
          </table:table-cell>
          <table:table-cell table:formula="of:=IF(OR([.N239]=&quot;responseA&quot;;[.N239]=&quot;reponseB&quot;;[.N239]=&quot;reponseC&quot;);-10;10)" office:value-type="float" office:value="10">
            <text:p>10</text:p>
          </table:table-cell>
          <table:table-cell table:formula="of:=IF(OR([.O239]=&quot;responseA&quot;;[.O239]=&quot;reponseB&quot;;[.O239]=&quot;reponseC&quot;);-10;10)" office:value-type="float" office:value="10">
            <text:p>10</text:p>
          </table:table-cell>
          <table:table-cell table:formula="of:=IF(OR([.P239]=&quot;responseA&quot;;[.P239]=&quot;reponseB&quot;;[.P239]=&quot;reponseC&quot;);-10;10)" office:value-type="float" office:value="10">
            <text:p>10</text:p>
          </table:table-cell>
          <table:table-cell table:formula="of:=IF(OR([.Q239]=&quot;responseA&quot;;[.Q239]=&quot;reponseB&quot;;[.Q239]=&quot;reponseC&quot;);-10;10)" office:value-type="float" office:value="10">
            <text:p>10</text:p>
          </table:table-cell>
          <table:table-cell table:formula="of:=IF(OR([.R239]=&quot;responseA&quot;;[.R239]=&quot;reponseB&quot;;[.R239]=&quot;reponseC&quot;);-10;10)" office:value-type="float" office:value="10">
            <text:p>10</text:p>
          </table:table-cell>
          <table:table-cell table:formula="of:=IF(OR([.S239]=&quot;responseA&quot;;[.S239]=&quot;reponseB&quot;;[.S239]=&quot;reponseC&quot;);-10;10)" office:value-type="float" office:value="10">
            <text:p>10</text:p>
          </table:table-cell>
          <table:table-cell table:formula="of:=IF(OR([.T239]=&quot;responseA&quot;;[.T239]=&quot;reponseB&quot;;[.T239]=&quot;reponseC&quot;);-10;10)" office:value-type="float" office:value="10">
            <text:p>10</text:p>
          </table:table-cell>
          <table:table-cell table:formula="of:=IF(OR([.U239]=&quot;responseA&quot;;[.U239]=&quot;reponseB&quot;;[.U239]=&quot;reponseC&quot;);-10;10)" office:value-type="float" office:value="10">
            <text:p>10</text:p>
          </table:table-cell>
          <table:table-cell table:formula="of:=IF(OR([.V239]=&quot;responseA&quot;;[.V239]=&quot;reponseB&quot;;[.V239]=&quot;reponseC&quot;);-10;10)" office:value-type="float" office:value="10">
            <text:p>10</text:p>
          </table:table-cell>
          <table:table-cell table:formula="of:=IF(OR([.W239]=&quot;responseA&quot;;[.W239]=&quot;reponseB&quot;;[.W239]=&quot;reponseC&quot;);-10;10)" office:value-type="float" office:value="10">
            <text:p>10</text:p>
          </table:table-cell>
          <table:table-cell table:formula="of:=IF(OR([.X239]=&quot;responseA&quot;;[.X239]=&quot;reponseB&quot;;[.X239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40]=&quot;responseA&quot;;[.E240]=&quot;reponseB&quot;;[.E240]=&quot;reponseC&quot;);-10;10)" office:value-type="float" office:value="10">
            <text:p>10</text:p>
          </table:table-cell>
          <table:table-cell table:formula="of:=IF(OR([.F240]=&quot;responseA&quot;;[.F240]=&quot;reponseB&quot;;[.F240]=&quot;reponseC&quot;);-10;10)" office:value-type="float" office:value="10">
            <text:p>10</text:p>
          </table:table-cell>
          <table:table-cell table:formula="of:=IF(OR([.G240]=&quot;responseA&quot;;[.G240]=&quot;reponseB&quot;;[.G240]=&quot;reponseC&quot;);-10;10)" office:value-type="float" office:value="10">
            <text:p>10</text:p>
          </table:table-cell>
          <table:table-cell table:formula="of:=IF(OR([.H240]=&quot;responseA&quot;;[.H240]=&quot;reponseB&quot;;[.H240]=&quot;reponseC&quot;);-10;10)" office:value-type="float" office:value="10">
            <text:p>10</text:p>
          </table:table-cell>
          <table:table-cell table:formula="of:=IF(OR([.I240]=&quot;responseA&quot;;[.I240]=&quot;reponseB&quot;;[.I240]=&quot;reponseC&quot;);-10;10)" office:value-type="float" office:value="10">
            <text:p>10</text:p>
          </table:table-cell>
          <table:table-cell table:formula="of:=IF(OR([.J240]=&quot;responseA&quot;;[.J240]=&quot;reponseB&quot;;[.J240]=&quot;reponseC&quot;);-10;10)" office:value-type="float" office:value="10">
            <text:p>10</text:p>
          </table:table-cell>
          <table:table-cell table:formula="of:=IF(OR([.K240]=&quot;responseA&quot;;[.K240]=&quot;reponseB&quot;;[.K240]=&quot;reponseC&quot;);-10;10)" office:value-type="float" office:value="10">
            <text:p>10</text:p>
          </table:table-cell>
          <table:table-cell table:formula="of:=IF(OR([.L240]=&quot;responseA&quot;;[.L240]=&quot;reponseB&quot;;[.L240]=&quot;reponseC&quot;);-10;10)" office:value-type="float" office:value="10">
            <text:p>10</text:p>
          </table:table-cell>
          <table:table-cell table:formula="of:=IF(OR([.M240]=&quot;responseA&quot;;[.M240]=&quot;reponseB&quot;;[.M240]=&quot;reponseC&quot;);-10;10)" office:value-type="float" office:value="10">
            <text:p>10</text:p>
          </table:table-cell>
          <table:table-cell table:formula="of:=IF(OR([.N240]=&quot;responseA&quot;;[.N240]=&quot;reponseB&quot;;[.N240]=&quot;reponseC&quot;);-10;10)" office:value-type="float" office:value="10">
            <text:p>10</text:p>
          </table:table-cell>
          <table:table-cell table:formula="of:=IF(OR([.O240]=&quot;responseA&quot;;[.O240]=&quot;reponseB&quot;;[.O240]=&quot;reponseC&quot;);-10;10)" office:value-type="float" office:value="10">
            <text:p>10</text:p>
          </table:table-cell>
          <table:table-cell table:formula="of:=IF(OR([.P240]=&quot;responseA&quot;;[.P240]=&quot;reponseB&quot;;[.P240]=&quot;reponseC&quot;);-10;10)" office:value-type="float" office:value="10">
            <text:p>10</text:p>
          </table:table-cell>
          <table:table-cell table:formula="of:=IF(OR([.Q240]=&quot;responseA&quot;;[.Q240]=&quot;reponseB&quot;;[.Q240]=&quot;reponseC&quot;);-10;10)" office:value-type="float" office:value="10">
            <text:p>10</text:p>
          </table:table-cell>
          <table:table-cell table:formula="of:=IF(OR([.R240]=&quot;responseA&quot;;[.R240]=&quot;reponseB&quot;;[.R240]=&quot;reponseC&quot;);-10;10)" office:value-type="float" office:value="10">
            <text:p>10</text:p>
          </table:table-cell>
          <table:table-cell table:formula="of:=IF(OR([.S240]=&quot;responseA&quot;;[.S240]=&quot;reponseB&quot;;[.S240]=&quot;reponseC&quot;);-10;10)" office:value-type="float" office:value="10">
            <text:p>10</text:p>
          </table:table-cell>
          <table:table-cell table:formula="of:=IF(OR([.T240]=&quot;responseA&quot;;[.T240]=&quot;reponseB&quot;;[.T240]=&quot;reponseC&quot;);-10;10)" office:value-type="float" office:value="10">
            <text:p>10</text:p>
          </table:table-cell>
          <table:table-cell table:formula="of:=IF(OR([.U240]=&quot;responseA&quot;;[.U240]=&quot;reponseB&quot;;[.U240]=&quot;reponseC&quot;);-10;10)" office:value-type="float" office:value="10">
            <text:p>10</text:p>
          </table:table-cell>
          <table:table-cell table:formula="of:=IF(OR([.V240]=&quot;responseA&quot;;[.V240]=&quot;reponseB&quot;;[.V240]=&quot;reponseC&quot;);-10;10)" office:value-type="float" office:value="10">
            <text:p>10</text:p>
          </table:table-cell>
          <table:table-cell table:formula="of:=IF(OR([.W240]=&quot;responseA&quot;;[.W240]=&quot;reponseB&quot;;[.W240]=&quot;reponseC&quot;);-10;10)" office:value-type="float" office:value="10">
            <text:p>10</text:p>
          </table:table-cell>
          <table:table-cell table:formula="of:=IF(OR([.X240]=&quot;responseA&quot;;[.X240]=&quot;reponseB&quot;;[.X240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41]=&quot;responseA&quot;;[.E241]=&quot;reponseB&quot;;[.E241]=&quot;reponseC&quot;);-10;10)" office:value-type="float" office:value="10">
            <text:p>10</text:p>
          </table:table-cell>
          <table:table-cell table:formula="of:=IF(OR([.F241]=&quot;responseA&quot;;[.F241]=&quot;reponseB&quot;;[.F241]=&quot;reponseC&quot;);-10;10)" office:value-type="float" office:value="10">
            <text:p>10</text:p>
          </table:table-cell>
          <table:table-cell table:formula="of:=IF(OR([.G241]=&quot;responseA&quot;;[.G241]=&quot;reponseB&quot;;[.G241]=&quot;reponseC&quot;);-10;10)" office:value-type="float" office:value="10">
            <text:p>10</text:p>
          </table:table-cell>
          <table:table-cell table:formula="of:=IF(OR([.H241]=&quot;responseA&quot;;[.H241]=&quot;reponseB&quot;;[.H241]=&quot;reponseC&quot;);-10;10)" office:value-type="float" office:value="10">
            <text:p>10</text:p>
          </table:table-cell>
          <table:table-cell table:formula="of:=IF(OR([.I241]=&quot;responseA&quot;;[.I241]=&quot;reponseB&quot;;[.I241]=&quot;reponseC&quot;);-10;10)" office:value-type="float" office:value="10">
            <text:p>10</text:p>
          </table:table-cell>
          <table:table-cell table:formula="of:=IF(OR([.J241]=&quot;responseA&quot;;[.J241]=&quot;reponseB&quot;;[.J241]=&quot;reponseC&quot;);-10;10)" office:value-type="float" office:value="10">
            <text:p>10</text:p>
          </table:table-cell>
          <table:table-cell table:formula="of:=IF(OR([.K241]=&quot;responseA&quot;;[.K241]=&quot;reponseB&quot;;[.K241]=&quot;reponseC&quot;);-10;10)" office:value-type="float" office:value="10">
            <text:p>10</text:p>
          </table:table-cell>
          <table:table-cell table:formula="of:=IF(OR([.L241]=&quot;responseA&quot;;[.L241]=&quot;reponseB&quot;;[.L241]=&quot;reponseC&quot;);-10;10)" office:value-type="float" office:value="10">
            <text:p>10</text:p>
          </table:table-cell>
          <table:table-cell table:formula="of:=IF(OR([.M241]=&quot;responseA&quot;;[.M241]=&quot;reponseB&quot;;[.M241]=&quot;reponseC&quot;);-10;10)" office:value-type="float" office:value="10">
            <text:p>10</text:p>
          </table:table-cell>
          <table:table-cell table:formula="of:=IF(OR([.N241]=&quot;responseA&quot;;[.N241]=&quot;reponseB&quot;;[.N241]=&quot;reponseC&quot;);-10;10)" office:value-type="float" office:value="10">
            <text:p>10</text:p>
          </table:table-cell>
          <table:table-cell table:formula="of:=IF(OR([.O241]=&quot;responseA&quot;;[.O241]=&quot;reponseB&quot;;[.O241]=&quot;reponseC&quot;);-10;10)" office:value-type="float" office:value="10">
            <text:p>10</text:p>
          </table:table-cell>
          <table:table-cell table:formula="of:=IF(OR([.P241]=&quot;responseA&quot;;[.P241]=&quot;reponseB&quot;;[.P241]=&quot;reponseC&quot;);-10;10)" office:value-type="float" office:value="10">
            <text:p>10</text:p>
          </table:table-cell>
          <table:table-cell table:formula="of:=IF(OR([.Q241]=&quot;responseA&quot;;[.Q241]=&quot;reponseB&quot;;[.Q241]=&quot;reponseC&quot;);-10;10)" office:value-type="float" office:value="10">
            <text:p>10</text:p>
          </table:table-cell>
          <table:table-cell table:formula="of:=IF(OR([.R241]=&quot;responseA&quot;;[.R241]=&quot;reponseB&quot;;[.R241]=&quot;reponseC&quot;);-10;10)" office:value-type="float" office:value="10">
            <text:p>10</text:p>
          </table:table-cell>
          <table:table-cell table:formula="of:=IF(OR([.S241]=&quot;responseA&quot;;[.S241]=&quot;reponseB&quot;;[.S241]=&quot;reponseC&quot;);-10;10)" office:value-type="float" office:value="10">
            <text:p>10</text:p>
          </table:table-cell>
          <table:table-cell table:formula="of:=IF(OR([.T241]=&quot;responseA&quot;;[.T241]=&quot;reponseB&quot;;[.T241]=&quot;reponseC&quot;);-10;10)" office:value-type="float" office:value="10">
            <text:p>10</text:p>
          </table:table-cell>
          <table:table-cell table:formula="of:=IF(OR([.U241]=&quot;responseA&quot;;[.U241]=&quot;reponseB&quot;;[.U241]=&quot;reponseC&quot;);-10;10)" office:value-type="float" office:value="10">
            <text:p>10</text:p>
          </table:table-cell>
          <table:table-cell table:formula="of:=IF(OR([.V241]=&quot;responseA&quot;;[.V241]=&quot;reponseB&quot;;[.V241]=&quot;reponseC&quot;);-10;10)" office:value-type="float" office:value="10">
            <text:p>10</text:p>
          </table:table-cell>
          <table:table-cell table:formula="of:=IF(OR([.W241]=&quot;responseA&quot;;[.W241]=&quot;reponseB&quot;;[.W241]=&quot;reponseC&quot;);-10;10)" office:value-type="float" office:value="10">
            <text:p>10</text:p>
          </table:table-cell>
          <table:table-cell table:formula="of:=IF(OR([.X241]=&quot;responseA&quot;;[.X241]=&quot;reponseB&quot;;[.X241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42]=&quot;responseA&quot;;[.E242]=&quot;reponseB&quot;;[.E242]=&quot;reponseC&quot;);-10;10)" office:value-type="float" office:value="10">
            <text:p>10</text:p>
          </table:table-cell>
          <table:table-cell table:formula="of:=IF(OR([.F242]=&quot;responseA&quot;;[.F242]=&quot;reponseB&quot;;[.F242]=&quot;reponseC&quot;);-10;10)" office:value-type="float" office:value="10">
            <text:p>10</text:p>
          </table:table-cell>
          <table:table-cell table:formula="of:=IF(OR([.G242]=&quot;responseA&quot;;[.G242]=&quot;reponseB&quot;;[.G242]=&quot;reponseC&quot;);-10;10)" office:value-type="float" office:value="10">
            <text:p>10</text:p>
          </table:table-cell>
          <table:table-cell table:formula="of:=IF(OR([.H242]=&quot;responseA&quot;;[.H242]=&quot;reponseB&quot;;[.H242]=&quot;reponseC&quot;);-10;10)" office:value-type="float" office:value="10">
            <text:p>10</text:p>
          </table:table-cell>
          <table:table-cell table:formula="of:=IF(OR([.I242]=&quot;responseA&quot;;[.I242]=&quot;reponseB&quot;;[.I242]=&quot;reponseC&quot;);-10;10)" office:value-type="float" office:value="10">
            <text:p>10</text:p>
          </table:table-cell>
          <table:table-cell table:formula="of:=IF(OR([.J242]=&quot;responseA&quot;;[.J242]=&quot;reponseB&quot;;[.J242]=&quot;reponseC&quot;);-10;10)" office:value-type="float" office:value="10">
            <text:p>10</text:p>
          </table:table-cell>
          <table:table-cell table:formula="of:=IF(OR([.K242]=&quot;responseA&quot;;[.K242]=&quot;reponseB&quot;;[.K242]=&quot;reponseC&quot;);-10;10)" office:value-type="float" office:value="10">
            <text:p>10</text:p>
          </table:table-cell>
          <table:table-cell table:formula="of:=IF(OR([.L242]=&quot;responseA&quot;;[.L242]=&quot;reponseB&quot;;[.L242]=&quot;reponseC&quot;);-10;10)" office:value-type="float" office:value="10">
            <text:p>10</text:p>
          </table:table-cell>
          <table:table-cell table:formula="of:=IF(OR([.M242]=&quot;responseA&quot;;[.M242]=&quot;reponseB&quot;;[.M242]=&quot;reponseC&quot;);-10;10)" office:value-type="float" office:value="10">
            <text:p>10</text:p>
          </table:table-cell>
          <table:table-cell table:formula="of:=IF(OR([.N242]=&quot;responseA&quot;;[.N242]=&quot;reponseB&quot;;[.N242]=&quot;reponseC&quot;);-10;10)" office:value-type="float" office:value="10">
            <text:p>10</text:p>
          </table:table-cell>
          <table:table-cell table:formula="of:=IF(OR([.O242]=&quot;responseA&quot;;[.O242]=&quot;reponseB&quot;;[.O242]=&quot;reponseC&quot;);-10;10)" office:value-type="float" office:value="10">
            <text:p>10</text:p>
          </table:table-cell>
          <table:table-cell table:formula="of:=IF(OR([.P242]=&quot;responseA&quot;;[.P242]=&quot;reponseB&quot;;[.P242]=&quot;reponseC&quot;);-10;10)" office:value-type="float" office:value="10">
            <text:p>10</text:p>
          </table:table-cell>
          <table:table-cell table:formula="of:=IF(OR([.Q242]=&quot;responseA&quot;;[.Q242]=&quot;reponseB&quot;;[.Q242]=&quot;reponseC&quot;);-10;10)" office:value-type="float" office:value="10">
            <text:p>10</text:p>
          </table:table-cell>
          <table:table-cell table:formula="of:=IF(OR([.R242]=&quot;responseA&quot;;[.R242]=&quot;reponseB&quot;;[.R242]=&quot;reponseC&quot;);-10;10)" office:value-type="float" office:value="10">
            <text:p>10</text:p>
          </table:table-cell>
          <table:table-cell table:formula="of:=IF(OR([.S242]=&quot;responseA&quot;;[.S242]=&quot;reponseB&quot;;[.S242]=&quot;reponseC&quot;);-10;10)" office:value-type="float" office:value="10">
            <text:p>10</text:p>
          </table:table-cell>
          <table:table-cell table:formula="of:=IF(OR([.T242]=&quot;responseA&quot;;[.T242]=&quot;reponseB&quot;;[.T242]=&quot;reponseC&quot;);-10;10)" office:value-type="float" office:value="10">
            <text:p>10</text:p>
          </table:table-cell>
          <table:table-cell table:formula="of:=IF(OR([.U242]=&quot;responseA&quot;;[.U242]=&quot;reponseB&quot;;[.U242]=&quot;reponseC&quot;);-10;10)" office:value-type="float" office:value="10">
            <text:p>10</text:p>
          </table:table-cell>
          <table:table-cell table:formula="of:=IF(OR([.V242]=&quot;responseA&quot;;[.V242]=&quot;reponseB&quot;;[.V242]=&quot;reponseC&quot;);-10;10)" office:value-type="float" office:value="10">
            <text:p>10</text:p>
          </table:table-cell>
          <table:table-cell table:formula="of:=IF(OR([.W242]=&quot;responseA&quot;;[.W242]=&quot;reponseB&quot;;[.W242]=&quot;reponseC&quot;);-10;10)" office:value-type="float" office:value="10">
            <text:p>10</text:p>
          </table:table-cell>
          <table:table-cell table:formula="of:=IF(OR([.X242]=&quot;responseA&quot;;[.X242]=&quot;reponseB&quot;;[.X242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43]=&quot;responseA&quot;;[.E243]=&quot;reponseB&quot;;[.E243]=&quot;reponseC&quot;);-10;10)" office:value-type="float" office:value="10">
            <text:p>10</text:p>
          </table:table-cell>
          <table:table-cell table:formula="of:=IF(OR([.F243]=&quot;responseA&quot;;[.F243]=&quot;reponseB&quot;;[.F243]=&quot;reponseC&quot;);-10;10)" office:value-type="float" office:value="10">
            <text:p>10</text:p>
          </table:table-cell>
          <table:table-cell table:formula="of:=IF(OR([.G243]=&quot;responseA&quot;;[.G243]=&quot;reponseB&quot;;[.G243]=&quot;reponseC&quot;);-10;10)" office:value-type="float" office:value="10">
            <text:p>10</text:p>
          </table:table-cell>
          <table:table-cell table:formula="of:=IF(OR([.H243]=&quot;responseA&quot;;[.H243]=&quot;reponseB&quot;;[.H243]=&quot;reponseC&quot;);-10;10)" office:value-type="float" office:value="10">
            <text:p>10</text:p>
          </table:table-cell>
          <table:table-cell table:formula="of:=IF(OR([.I243]=&quot;responseA&quot;;[.I243]=&quot;reponseB&quot;;[.I243]=&quot;reponseC&quot;);-10;10)" office:value-type="float" office:value="10">
            <text:p>10</text:p>
          </table:table-cell>
          <table:table-cell table:formula="of:=IF(OR([.J243]=&quot;responseA&quot;;[.J243]=&quot;reponseB&quot;;[.J243]=&quot;reponseC&quot;);-10;10)" office:value-type="float" office:value="10">
            <text:p>10</text:p>
          </table:table-cell>
          <table:table-cell table:formula="of:=IF(OR([.K243]=&quot;responseA&quot;;[.K243]=&quot;reponseB&quot;;[.K243]=&quot;reponseC&quot;);-10;10)" office:value-type="float" office:value="10">
            <text:p>10</text:p>
          </table:table-cell>
          <table:table-cell table:formula="of:=IF(OR([.L243]=&quot;responseA&quot;;[.L243]=&quot;reponseB&quot;;[.L243]=&quot;reponseC&quot;);-10;10)" office:value-type="float" office:value="10">
            <text:p>10</text:p>
          </table:table-cell>
          <table:table-cell table:formula="of:=IF(OR([.M243]=&quot;responseA&quot;;[.M243]=&quot;reponseB&quot;;[.M243]=&quot;reponseC&quot;);-10;10)" office:value-type="float" office:value="10">
            <text:p>10</text:p>
          </table:table-cell>
          <table:table-cell table:formula="of:=IF(OR([.N243]=&quot;responseA&quot;;[.N243]=&quot;reponseB&quot;;[.N243]=&quot;reponseC&quot;);-10;10)" office:value-type="float" office:value="10">
            <text:p>10</text:p>
          </table:table-cell>
          <table:table-cell table:formula="of:=IF(OR([.O243]=&quot;responseA&quot;;[.O243]=&quot;reponseB&quot;;[.O243]=&quot;reponseC&quot;);-10;10)" office:value-type="float" office:value="10">
            <text:p>10</text:p>
          </table:table-cell>
          <table:table-cell table:formula="of:=IF(OR([.P243]=&quot;responseA&quot;;[.P243]=&quot;reponseB&quot;;[.P243]=&quot;reponseC&quot;);-10;10)" office:value-type="float" office:value="10">
            <text:p>10</text:p>
          </table:table-cell>
          <table:table-cell table:formula="of:=IF(OR([.Q243]=&quot;responseA&quot;;[.Q243]=&quot;reponseB&quot;;[.Q243]=&quot;reponseC&quot;);-10;10)" office:value-type="float" office:value="10">
            <text:p>10</text:p>
          </table:table-cell>
          <table:table-cell table:formula="of:=IF(OR([.R243]=&quot;responseA&quot;;[.R243]=&quot;reponseB&quot;;[.R243]=&quot;reponseC&quot;);-10;10)" office:value-type="float" office:value="10">
            <text:p>10</text:p>
          </table:table-cell>
          <table:table-cell table:formula="of:=IF(OR([.S243]=&quot;responseA&quot;;[.S243]=&quot;reponseB&quot;;[.S243]=&quot;reponseC&quot;);-10;10)" office:value-type="float" office:value="10">
            <text:p>10</text:p>
          </table:table-cell>
          <table:table-cell table:formula="of:=IF(OR([.T243]=&quot;responseA&quot;;[.T243]=&quot;reponseB&quot;;[.T243]=&quot;reponseC&quot;);-10;10)" office:value-type="float" office:value="10">
            <text:p>10</text:p>
          </table:table-cell>
          <table:table-cell table:formula="of:=IF(OR([.U243]=&quot;responseA&quot;;[.U243]=&quot;reponseB&quot;;[.U243]=&quot;reponseC&quot;);-10;10)" office:value-type="float" office:value="10">
            <text:p>10</text:p>
          </table:table-cell>
          <table:table-cell table:formula="of:=IF(OR([.V243]=&quot;responseA&quot;;[.V243]=&quot;reponseB&quot;;[.V243]=&quot;reponseC&quot;);-10;10)" office:value-type="float" office:value="10">
            <text:p>10</text:p>
          </table:table-cell>
          <table:table-cell table:formula="of:=IF(OR([.W243]=&quot;responseA&quot;;[.W243]=&quot;reponseB&quot;;[.W243]=&quot;reponseC&quot;);-10;10)" office:value-type="float" office:value="10">
            <text:p>10</text:p>
          </table:table-cell>
          <table:table-cell table:formula="of:=IF(OR([.X243]=&quot;responseA&quot;;[.X243]=&quot;reponseB&quot;;[.X243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44]=&quot;responseA&quot;;[.E244]=&quot;reponseB&quot;;[.E244]=&quot;reponseC&quot;);-10;10)" office:value-type="float" office:value="10">
            <text:p>10</text:p>
          </table:table-cell>
          <table:table-cell table:formula="of:=IF(OR([.F244]=&quot;responseA&quot;;[.F244]=&quot;reponseB&quot;;[.F244]=&quot;reponseC&quot;);-10;10)" office:value-type="float" office:value="10">
            <text:p>10</text:p>
          </table:table-cell>
          <table:table-cell table:formula="of:=IF(OR([.G244]=&quot;responseA&quot;;[.G244]=&quot;reponseB&quot;;[.G244]=&quot;reponseC&quot;);-10;10)" office:value-type="float" office:value="10">
            <text:p>10</text:p>
          </table:table-cell>
          <table:table-cell table:formula="of:=IF(OR([.H244]=&quot;responseA&quot;;[.H244]=&quot;reponseB&quot;;[.H244]=&quot;reponseC&quot;);-10;10)" office:value-type="float" office:value="10">
            <text:p>10</text:p>
          </table:table-cell>
          <table:table-cell table:formula="of:=IF(OR([.I244]=&quot;responseA&quot;;[.I244]=&quot;reponseB&quot;;[.I244]=&quot;reponseC&quot;);-10;10)" office:value-type="float" office:value="10">
            <text:p>10</text:p>
          </table:table-cell>
          <table:table-cell table:formula="of:=IF(OR([.J244]=&quot;responseA&quot;;[.J244]=&quot;reponseB&quot;;[.J244]=&quot;reponseC&quot;);-10;10)" office:value-type="float" office:value="10">
            <text:p>10</text:p>
          </table:table-cell>
          <table:table-cell table:formula="of:=IF(OR([.K244]=&quot;responseA&quot;;[.K244]=&quot;reponseB&quot;;[.K244]=&quot;reponseC&quot;);-10;10)" office:value-type="float" office:value="10">
            <text:p>10</text:p>
          </table:table-cell>
          <table:table-cell table:formula="of:=IF(OR([.L244]=&quot;responseA&quot;;[.L244]=&quot;reponseB&quot;;[.L244]=&quot;reponseC&quot;);-10;10)" office:value-type="float" office:value="10">
            <text:p>10</text:p>
          </table:table-cell>
          <table:table-cell table:formula="of:=IF(OR([.M244]=&quot;responseA&quot;;[.M244]=&quot;reponseB&quot;;[.M244]=&quot;reponseC&quot;);-10;10)" office:value-type="float" office:value="10">
            <text:p>10</text:p>
          </table:table-cell>
          <table:table-cell table:formula="of:=IF(OR([.N244]=&quot;responseA&quot;;[.N244]=&quot;reponseB&quot;;[.N244]=&quot;reponseC&quot;);-10;10)" office:value-type="float" office:value="10">
            <text:p>10</text:p>
          </table:table-cell>
          <table:table-cell table:formula="of:=IF(OR([.O244]=&quot;responseA&quot;;[.O244]=&quot;reponseB&quot;;[.O244]=&quot;reponseC&quot;);-10;10)" office:value-type="float" office:value="10">
            <text:p>10</text:p>
          </table:table-cell>
          <table:table-cell table:formula="of:=IF(OR([.P244]=&quot;responseA&quot;;[.P244]=&quot;reponseB&quot;;[.P244]=&quot;reponseC&quot;);-10;10)" office:value-type="float" office:value="10">
            <text:p>10</text:p>
          </table:table-cell>
          <table:table-cell table:formula="of:=IF(OR([.Q244]=&quot;responseA&quot;;[.Q244]=&quot;reponseB&quot;;[.Q244]=&quot;reponseC&quot;);-10;10)" office:value-type="float" office:value="10">
            <text:p>10</text:p>
          </table:table-cell>
          <table:table-cell table:formula="of:=IF(OR([.R244]=&quot;responseA&quot;;[.R244]=&quot;reponseB&quot;;[.R244]=&quot;reponseC&quot;);-10;10)" office:value-type="float" office:value="10">
            <text:p>10</text:p>
          </table:table-cell>
          <table:table-cell table:formula="of:=IF(OR([.S244]=&quot;responseA&quot;;[.S244]=&quot;reponseB&quot;;[.S244]=&quot;reponseC&quot;);-10;10)" office:value-type="float" office:value="10">
            <text:p>10</text:p>
          </table:table-cell>
          <table:table-cell table:formula="of:=IF(OR([.T244]=&quot;responseA&quot;;[.T244]=&quot;reponseB&quot;;[.T244]=&quot;reponseC&quot;);-10;10)" office:value-type="float" office:value="10">
            <text:p>10</text:p>
          </table:table-cell>
          <table:table-cell table:formula="of:=IF(OR([.U244]=&quot;responseA&quot;;[.U244]=&quot;reponseB&quot;;[.U244]=&quot;reponseC&quot;);-10;10)" office:value-type="float" office:value="10">
            <text:p>10</text:p>
          </table:table-cell>
          <table:table-cell table:formula="of:=IF(OR([.V244]=&quot;responseA&quot;;[.V244]=&quot;reponseB&quot;;[.V244]=&quot;reponseC&quot;);-10;10)" office:value-type="float" office:value="10">
            <text:p>10</text:p>
          </table:table-cell>
          <table:table-cell table:formula="of:=IF(OR([.W244]=&quot;responseA&quot;;[.W244]=&quot;reponseB&quot;;[.W244]=&quot;reponseC&quot;);-10;10)" office:value-type="float" office:value="10">
            <text:p>10</text:p>
          </table:table-cell>
          <table:table-cell table:formula="of:=IF(OR([.X244]=&quot;responseA&quot;;[.X244]=&quot;reponseB&quot;;[.X244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45]=&quot;responseA&quot;;[.E245]=&quot;reponseB&quot;;[.E245]=&quot;reponseC&quot;);-10;10)" office:value-type="float" office:value="10">
            <text:p>10</text:p>
          </table:table-cell>
          <table:table-cell table:formula="of:=IF(OR([.F245]=&quot;responseA&quot;;[.F245]=&quot;reponseB&quot;;[.F245]=&quot;reponseC&quot;);-10;10)" office:value-type="float" office:value="10">
            <text:p>10</text:p>
          </table:table-cell>
          <table:table-cell table:formula="of:=IF(OR([.G245]=&quot;responseA&quot;;[.G245]=&quot;reponseB&quot;;[.G245]=&quot;reponseC&quot;);-10;10)" office:value-type="float" office:value="10">
            <text:p>10</text:p>
          </table:table-cell>
          <table:table-cell table:formula="of:=IF(OR([.H245]=&quot;responseA&quot;;[.H245]=&quot;reponseB&quot;;[.H245]=&quot;reponseC&quot;);-10;10)" office:value-type="float" office:value="10">
            <text:p>10</text:p>
          </table:table-cell>
          <table:table-cell table:formula="of:=IF(OR([.I245]=&quot;responseA&quot;;[.I245]=&quot;reponseB&quot;;[.I245]=&quot;reponseC&quot;);-10;10)" office:value-type="float" office:value="10">
            <text:p>10</text:p>
          </table:table-cell>
          <table:table-cell table:formula="of:=IF(OR([.J245]=&quot;responseA&quot;;[.J245]=&quot;reponseB&quot;;[.J245]=&quot;reponseC&quot;);-10;10)" office:value-type="float" office:value="10">
            <text:p>10</text:p>
          </table:table-cell>
          <table:table-cell table:formula="of:=IF(OR([.K245]=&quot;responseA&quot;;[.K245]=&quot;reponseB&quot;;[.K245]=&quot;reponseC&quot;);-10;10)" office:value-type="float" office:value="10">
            <text:p>10</text:p>
          </table:table-cell>
          <table:table-cell table:formula="of:=IF(OR([.L245]=&quot;responseA&quot;;[.L245]=&quot;reponseB&quot;;[.L245]=&quot;reponseC&quot;);-10;10)" office:value-type="float" office:value="10">
            <text:p>10</text:p>
          </table:table-cell>
          <table:table-cell table:formula="of:=IF(OR([.M245]=&quot;responseA&quot;;[.M245]=&quot;reponseB&quot;;[.M245]=&quot;reponseC&quot;);-10;10)" office:value-type="float" office:value="10">
            <text:p>10</text:p>
          </table:table-cell>
          <table:table-cell table:formula="of:=IF(OR([.N245]=&quot;responseA&quot;;[.N245]=&quot;reponseB&quot;;[.N245]=&quot;reponseC&quot;);-10;10)" office:value-type="float" office:value="10">
            <text:p>10</text:p>
          </table:table-cell>
          <table:table-cell table:formula="of:=IF(OR([.O245]=&quot;responseA&quot;;[.O245]=&quot;reponseB&quot;;[.O245]=&quot;reponseC&quot;);-10;10)" office:value-type="float" office:value="10">
            <text:p>10</text:p>
          </table:table-cell>
          <table:table-cell table:formula="of:=IF(OR([.P245]=&quot;responseA&quot;;[.P245]=&quot;reponseB&quot;;[.P245]=&quot;reponseC&quot;);-10;10)" office:value-type="float" office:value="10">
            <text:p>10</text:p>
          </table:table-cell>
          <table:table-cell table:formula="of:=IF(OR([.Q245]=&quot;responseA&quot;;[.Q245]=&quot;reponseB&quot;;[.Q245]=&quot;reponseC&quot;);-10;10)" office:value-type="float" office:value="10">
            <text:p>10</text:p>
          </table:table-cell>
          <table:table-cell table:formula="of:=IF(OR([.R245]=&quot;responseA&quot;;[.R245]=&quot;reponseB&quot;;[.R245]=&quot;reponseC&quot;);-10;10)" office:value-type="float" office:value="10">
            <text:p>10</text:p>
          </table:table-cell>
          <table:table-cell table:formula="of:=IF(OR([.S245]=&quot;responseA&quot;;[.S245]=&quot;reponseB&quot;;[.S245]=&quot;reponseC&quot;);-10;10)" office:value-type="float" office:value="10">
            <text:p>10</text:p>
          </table:table-cell>
          <table:table-cell table:formula="of:=IF(OR([.T245]=&quot;responseA&quot;;[.T245]=&quot;reponseB&quot;;[.T245]=&quot;reponseC&quot;);-10;10)" office:value-type="float" office:value="10">
            <text:p>10</text:p>
          </table:table-cell>
          <table:table-cell table:formula="of:=IF(OR([.U245]=&quot;responseA&quot;;[.U245]=&quot;reponseB&quot;;[.U245]=&quot;reponseC&quot;);-10;10)" office:value-type="float" office:value="10">
            <text:p>10</text:p>
          </table:table-cell>
          <table:table-cell table:formula="of:=IF(OR([.V245]=&quot;responseA&quot;;[.V245]=&quot;reponseB&quot;;[.V245]=&quot;reponseC&quot;);-10;10)" office:value-type="float" office:value="10">
            <text:p>10</text:p>
          </table:table-cell>
          <table:table-cell table:formula="of:=IF(OR([.W245]=&quot;responseA&quot;;[.W245]=&quot;reponseB&quot;;[.W245]=&quot;reponseC&quot;);-10;10)" office:value-type="float" office:value="10">
            <text:p>10</text:p>
          </table:table-cell>
          <table:table-cell table:formula="of:=IF(OR([.X245]=&quot;responseA&quot;;[.X245]=&quot;reponseB&quot;;[.X245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46]=&quot;responseA&quot;;[.E246]=&quot;reponseB&quot;;[.E246]=&quot;reponseC&quot;);-10;10)" office:value-type="float" office:value="10">
            <text:p>10</text:p>
          </table:table-cell>
          <table:table-cell table:formula="of:=IF(OR([.F246]=&quot;responseA&quot;;[.F246]=&quot;reponseB&quot;;[.F246]=&quot;reponseC&quot;);-10;10)" office:value-type="float" office:value="10">
            <text:p>10</text:p>
          </table:table-cell>
          <table:table-cell table:formula="of:=IF(OR([.G246]=&quot;responseA&quot;;[.G246]=&quot;reponseB&quot;;[.G246]=&quot;reponseC&quot;);-10;10)" office:value-type="float" office:value="10">
            <text:p>10</text:p>
          </table:table-cell>
          <table:table-cell table:formula="of:=IF(OR([.H246]=&quot;responseA&quot;;[.H246]=&quot;reponseB&quot;;[.H246]=&quot;reponseC&quot;);-10;10)" office:value-type="float" office:value="10">
            <text:p>10</text:p>
          </table:table-cell>
          <table:table-cell table:formula="of:=IF(OR([.I246]=&quot;responseA&quot;;[.I246]=&quot;reponseB&quot;;[.I246]=&quot;reponseC&quot;);-10;10)" office:value-type="float" office:value="10">
            <text:p>10</text:p>
          </table:table-cell>
          <table:table-cell table:formula="of:=IF(OR([.J246]=&quot;responseA&quot;;[.J246]=&quot;reponseB&quot;;[.J246]=&quot;reponseC&quot;);-10;10)" office:value-type="float" office:value="10">
            <text:p>10</text:p>
          </table:table-cell>
          <table:table-cell table:formula="of:=IF(OR([.K246]=&quot;responseA&quot;;[.K246]=&quot;reponseB&quot;;[.K246]=&quot;reponseC&quot;);-10;10)" office:value-type="float" office:value="10">
            <text:p>10</text:p>
          </table:table-cell>
          <table:table-cell table:formula="of:=IF(OR([.L246]=&quot;responseA&quot;;[.L246]=&quot;reponseB&quot;;[.L246]=&quot;reponseC&quot;);-10;10)" office:value-type="float" office:value="10">
            <text:p>10</text:p>
          </table:table-cell>
          <table:table-cell table:formula="of:=IF(OR([.M246]=&quot;responseA&quot;;[.M246]=&quot;reponseB&quot;;[.M246]=&quot;reponseC&quot;);-10;10)" office:value-type="float" office:value="10">
            <text:p>10</text:p>
          </table:table-cell>
          <table:table-cell table:formula="of:=IF(OR([.N246]=&quot;responseA&quot;;[.N246]=&quot;reponseB&quot;;[.N246]=&quot;reponseC&quot;);-10;10)" office:value-type="float" office:value="10">
            <text:p>10</text:p>
          </table:table-cell>
          <table:table-cell table:formula="of:=IF(OR([.O246]=&quot;responseA&quot;;[.O246]=&quot;reponseB&quot;;[.O246]=&quot;reponseC&quot;);-10;10)" office:value-type="float" office:value="10">
            <text:p>10</text:p>
          </table:table-cell>
          <table:table-cell table:formula="of:=IF(OR([.P246]=&quot;responseA&quot;;[.P246]=&quot;reponseB&quot;;[.P246]=&quot;reponseC&quot;);-10;10)" office:value-type="float" office:value="10">
            <text:p>10</text:p>
          </table:table-cell>
          <table:table-cell table:formula="of:=IF(OR([.Q246]=&quot;responseA&quot;;[.Q246]=&quot;reponseB&quot;;[.Q246]=&quot;reponseC&quot;);-10;10)" office:value-type="float" office:value="10">
            <text:p>10</text:p>
          </table:table-cell>
          <table:table-cell table:formula="of:=IF(OR([.R246]=&quot;responseA&quot;;[.R246]=&quot;reponseB&quot;;[.R246]=&quot;reponseC&quot;);-10;10)" office:value-type="float" office:value="10">
            <text:p>10</text:p>
          </table:table-cell>
          <table:table-cell table:formula="of:=IF(OR([.S246]=&quot;responseA&quot;;[.S246]=&quot;reponseB&quot;;[.S246]=&quot;reponseC&quot;);-10;10)" office:value-type="float" office:value="10">
            <text:p>10</text:p>
          </table:table-cell>
          <table:table-cell table:formula="of:=IF(OR([.T246]=&quot;responseA&quot;;[.T246]=&quot;reponseB&quot;;[.T246]=&quot;reponseC&quot;);-10;10)" office:value-type="float" office:value="10">
            <text:p>10</text:p>
          </table:table-cell>
          <table:table-cell table:formula="of:=IF(OR([.U246]=&quot;responseA&quot;;[.U246]=&quot;reponseB&quot;;[.U246]=&quot;reponseC&quot;);-10;10)" office:value-type="float" office:value="10">
            <text:p>10</text:p>
          </table:table-cell>
          <table:table-cell table:formula="of:=IF(OR([.V246]=&quot;responseA&quot;;[.V246]=&quot;reponseB&quot;;[.V246]=&quot;reponseC&quot;);-10;10)" office:value-type="float" office:value="10">
            <text:p>10</text:p>
          </table:table-cell>
          <table:table-cell table:formula="of:=IF(OR([.W246]=&quot;responseA&quot;;[.W246]=&quot;reponseB&quot;;[.W246]=&quot;reponseC&quot;);-10;10)" office:value-type="float" office:value="10">
            <text:p>10</text:p>
          </table:table-cell>
          <table:table-cell table:formula="of:=IF(OR([.X246]=&quot;responseA&quot;;[.X246]=&quot;reponseB&quot;;[.X246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47]=&quot;responseA&quot;;[.E247]=&quot;reponseB&quot;;[.E247]=&quot;reponseC&quot;);-10;10)" office:value-type="float" office:value="10">
            <text:p>10</text:p>
          </table:table-cell>
          <table:table-cell table:formula="of:=IF(OR([.F247]=&quot;responseA&quot;;[.F247]=&quot;reponseB&quot;;[.F247]=&quot;reponseC&quot;);-10;10)" office:value-type="float" office:value="10">
            <text:p>10</text:p>
          </table:table-cell>
          <table:table-cell table:formula="of:=IF(OR([.G247]=&quot;responseA&quot;;[.G247]=&quot;reponseB&quot;;[.G247]=&quot;reponseC&quot;);-10;10)" office:value-type="float" office:value="10">
            <text:p>10</text:p>
          </table:table-cell>
          <table:table-cell table:formula="of:=IF(OR([.H247]=&quot;responseA&quot;;[.H247]=&quot;reponseB&quot;;[.H247]=&quot;reponseC&quot;);-10;10)" office:value-type="float" office:value="10">
            <text:p>10</text:p>
          </table:table-cell>
          <table:table-cell table:formula="of:=IF(OR([.I247]=&quot;responseA&quot;;[.I247]=&quot;reponseB&quot;;[.I247]=&quot;reponseC&quot;);-10;10)" office:value-type="float" office:value="10">
            <text:p>10</text:p>
          </table:table-cell>
          <table:table-cell table:formula="of:=IF(OR([.J247]=&quot;responseA&quot;;[.J247]=&quot;reponseB&quot;;[.J247]=&quot;reponseC&quot;);-10;10)" office:value-type="float" office:value="10">
            <text:p>10</text:p>
          </table:table-cell>
          <table:table-cell table:formula="of:=IF(OR([.K247]=&quot;responseA&quot;;[.K247]=&quot;reponseB&quot;;[.K247]=&quot;reponseC&quot;);-10;10)" office:value-type="float" office:value="10">
            <text:p>10</text:p>
          </table:table-cell>
          <table:table-cell table:formula="of:=IF(OR([.L247]=&quot;responseA&quot;;[.L247]=&quot;reponseB&quot;;[.L247]=&quot;reponseC&quot;);-10;10)" office:value-type="float" office:value="10">
            <text:p>10</text:p>
          </table:table-cell>
          <table:table-cell table:formula="of:=IF(OR([.M247]=&quot;responseA&quot;;[.M247]=&quot;reponseB&quot;;[.M247]=&quot;reponseC&quot;);-10;10)" office:value-type="float" office:value="10">
            <text:p>10</text:p>
          </table:table-cell>
          <table:table-cell table:formula="of:=IF(OR([.N247]=&quot;responseA&quot;;[.N247]=&quot;reponseB&quot;;[.N247]=&quot;reponseC&quot;);-10;10)" office:value-type="float" office:value="10">
            <text:p>10</text:p>
          </table:table-cell>
          <table:table-cell table:formula="of:=IF(OR([.O247]=&quot;responseA&quot;;[.O247]=&quot;reponseB&quot;;[.O247]=&quot;reponseC&quot;);-10;10)" office:value-type="float" office:value="10">
            <text:p>10</text:p>
          </table:table-cell>
          <table:table-cell table:formula="of:=IF(OR([.P247]=&quot;responseA&quot;;[.P247]=&quot;reponseB&quot;;[.P247]=&quot;reponseC&quot;);-10;10)" office:value-type="float" office:value="10">
            <text:p>10</text:p>
          </table:table-cell>
          <table:table-cell table:formula="of:=IF(OR([.Q247]=&quot;responseA&quot;;[.Q247]=&quot;reponseB&quot;;[.Q247]=&quot;reponseC&quot;);-10;10)" office:value-type="float" office:value="10">
            <text:p>10</text:p>
          </table:table-cell>
          <table:table-cell table:formula="of:=IF(OR([.R247]=&quot;responseA&quot;;[.R247]=&quot;reponseB&quot;;[.R247]=&quot;reponseC&quot;);-10;10)" office:value-type="float" office:value="10">
            <text:p>10</text:p>
          </table:table-cell>
          <table:table-cell table:formula="of:=IF(OR([.S247]=&quot;responseA&quot;;[.S247]=&quot;reponseB&quot;;[.S247]=&quot;reponseC&quot;);-10;10)" office:value-type="float" office:value="10">
            <text:p>10</text:p>
          </table:table-cell>
          <table:table-cell table:formula="of:=IF(OR([.T247]=&quot;responseA&quot;;[.T247]=&quot;reponseB&quot;;[.T247]=&quot;reponseC&quot;);-10;10)" office:value-type="float" office:value="10">
            <text:p>10</text:p>
          </table:table-cell>
          <table:table-cell table:formula="of:=IF(OR([.U247]=&quot;responseA&quot;;[.U247]=&quot;reponseB&quot;;[.U247]=&quot;reponseC&quot;);-10;10)" office:value-type="float" office:value="10">
            <text:p>10</text:p>
          </table:table-cell>
          <table:table-cell table:formula="of:=IF(OR([.V247]=&quot;responseA&quot;;[.V247]=&quot;reponseB&quot;;[.V247]=&quot;reponseC&quot;);-10;10)" office:value-type="float" office:value="10">
            <text:p>10</text:p>
          </table:table-cell>
          <table:table-cell table:formula="of:=IF(OR([.W247]=&quot;responseA&quot;;[.W247]=&quot;reponseB&quot;;[.W247]=&quot;reponseC&quot;);-10;10)" office:value-type="float" office:value="10">
            <text:p>10</text:p>
          </table:table-cell>
          <table:table-cell table:formula="of:=IF(OR([.X247]=&quot;responseA&quot;;[.X247]=&quot;reponseB&quot;;[.X247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48]=&quot;responseA&quot;;[.E248]=&quot;reponseB&quot;;[.E248]=&quot;reponseC&quot;);-10;10)" office:value-type="float" office:value="10">
            <text:p>10</text:p>
          </table:table-cell>
          <table:table-cell table:formula="of:=IF(OR([.F248]=&quot;responseA&quot;;[.F248]=&quot;reponseB&quot;;[.F248]=&quot;reponseC&quot;);-10;10)" office:value-type="float" office:value="10">
            <text:p>10</text:p>
          </table:table-cell>
          <table:table-cell table:formula="of:=IF(OR([.G248]=&quot;responseA&quot;;[.G248]=&quot;reponseB&quot;;[.G248]=&quot;reponseC&quot;);-10;10)" office:value-type="float" office:value="10">
            <text:p>10</text:p>
          </table:table-cell>
          <table:table-cell table:formula="of:=IF(OR([.H248]=&quot;responseA&quot;;[.H248]=&quot;reponseB&quot;;[.H248]=&quot;reponseC&quot;);-10;10)" office:value-type="float" office:value="10">
            <text:p>10</text:p>
          </table:table-cell>
          <table:table-cell table:formula="of:=IF(OR([.I248]=&quot;responseA&quot;;[.I248]=&quot;reponseB&quot;;[.I248]=&quot;reponseC&quot;);-10;10)" office:value-type="float" office:value="10">
            <text:p>10</text:p>
          </table:table-cell>
          <table:table-cell table:formula="of:=IF(OR([.J248]=&quot;responseA&quot;;[.J248]=&quot;reponseB&quot;;[.J248]=&quot;reponseC&quot;);-10;10)" office:value-type="float" office:value="10">
            <text:p>10</text:p>
          </table:table-cell>
          <table:table-cell table:formula="of:=IF(OR([.K248]=&quot;responseA&quot;;[.K248]=&quot;reponseB&quot;;[.K248]=&quot;reponseC&quot;);-10;10)" office:value-type="float" office:value="10">
            <text:p>10</text:p>
          </table:table-cell>
          <table:table-cell table:formula="of:=IF(OR([.L248]=&quot;responseA&quot;;[.L248]=&quot;reponseB&quot;;[.L248]=&quot;reponseC&quot;);-10;10)" office:value-type="float" office:value="10">
            <text:p>10</text:p>
          </table:table-cell>
          <table:table-cell table:formula="of:=IF(OR([.M248]=&quot;responseA&quot;;[.M248]=&quot;reponseB&quot;;[.M248]=&quot;reponseC&quot;);-10;10)" office:value-type="float" office:value="10">
            <text:p>10</text:p>
          </table:table-cell>
          <table:table-cell table:formula="of:=IF(OR([.N248]=&quot;responseA&quot;;[.N248]=&quot;reponseB&quot;;[.N248]=&quot;reponseC&quot;);-10;10)" office:value-type="float" office:value="10">
            <text:p>10</text:p>
          </table:table-cell>
          <table:table-cell table:formula="of:=IF(OR([.O248]=&quot;responseA&quot;;[.O248]=&quot;reponseB&quot;;[.O248]=&quot;reponseC&quot;);-10;10)" office:value-type="float" office:value="10">
            <text:p>10</text:p>
          </table:table-cell>
          <table:table-cell table:formula="of:=IF(OR([.P248]=&quot;responseA&quot;;[.P248]=&quot;reponseB&quot;;[.P248]=&quot;reponseC&quot;);-10;10)" office:value-type="float" office:value="10">
            <text:p>10</text:p>
          </table:table-cell>
          <table:table-cell table:formula="of:=IF(OR([.Q248]=&quot;responseA&quot;;[.Q248]=&quot;reponseB&quot;;[.Q248]=&quot;reponseC&quot;);-10;10)" office:value-type="float" office:value="10">
            <text:p>10</text:p>
          </table:table-cell>
          <table:table-cell table:formula="of:=IF(OR([.R248]=&quot;responseA&quot;;[.R248]=&quot;reponseB&quot;;[.R248]=&quot;reponseC&quot;);-10;10)" office:value-type="float" office:value="10">
            <text:p>10</text:p>
          </table:table-cell>
          <table:table-cell table:formula="of:=IF(OR([.S248]=&quot;responseA&quot;;[.S248]=&quot;reponseB&quot;;[.S248]=&quot;reponseC&quot;);-10;10)" office:value-type="float" office:value="10">
            <text:p>10</text:p>
          </table:table-cell>
          <table:table-cell table:formula="of:=IF(OR([.T248]=&quot;responseA&quot;;[.T248]=&quot;reponseB&quot;;[.T248]=&quot;reponseC&quot;);-10;10)" office:value-type="float" office:value="10">
            <text:p>10</text:p>
          </table:table-cell>
          <table:table-cell table:formula="of:=IF(OR([.U248]=&quot;responseA&quot;;[.U248]=&quot;reponseB&quot;;[.U248]=&quot;reponseC&quot;);-10;10)" office:value-type="float" office:value="10">
            <text:p>10</text:p>
          </table:table-cell>
          <table:table-cell table:formula="of:=IF(OR([.V248]=&quot;responseA&quot;;[.V248]=&quot;reponseB&quot;;[.V248]=&quot;reponseC&quot;);-10;10)" office:value-type="float" office:value="10">
            <text:p>10</text:p>
          </table:table-cell>
          <table:table-cell table:formula="of:=IF(OR([.W248]=&quot;responseA&quot;;[.W248]=&quot;reponseB&quot;;[.W248]=&quot;reponseC&quot;);-10;10)" office:value-type="float" office:value="10">
            <text:p>10</text:p>
          </table:table-cell>
          <table:table-cell table:formula="of:=IF(OR([.X248]=&quot;responseA&quot;;[.X248]=&quot;reponseB&quot;;[.X248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49]=&quot;responseA&quot;;[.E249]=&quot;reponseB&quot;;[.E249]=&quot;reponseC&quot;);-10;10)" office:value-type="float" office:value="10">
            <text:p>10</text:p>
          </table:table-cell>
          <table:table-cell table:formula="of:=IF(OR([.F249]=&quot;responseA&quot;;[.F249]=&quot;reponseB&quot;;[.F249]=&quot;reponseC&quot;);-10;10)" office:value-type="float" office:value="10">
            <text:p>10</text:p>
          </table:table-cell>
          <table:table-cell table:formula="of:=IF(OR([.G249]=&quot;responseA&quot;;[.G249]=&quot;reponseB&quot;;[.G249]=&quot;reponseC&quot;);-10;10)" office:value-type="float" office:value="10">
            <text:p>10</text:p>
          </table:table-cell>
          <table:table-cell table:formula="of:=IF(OR([.H249]=&quot;responseA&quot;;[.H249]=&quot;reponseB&quot;;[.H249]=&quot;reponseC&quot;);-10;10)" office:value-type="float" office:value="10">
            <text:p>10</text:p>
          </table:table-cell>
          <table:table-cell table:formula="of:=IF(OR([.I249]=&quot;responseA&quot;;[.I249]=&quot;reponseB&quot;;[.I249]=&quot;reponseC&quot;);-10;10)" office:value-type="float" office:value="10">
            <text:p>10</text:p>
          </table:table-cell>
          <table:table-cell table:formula="of:=IF(OR([.J249]=&quot;responseA&quot;;[.J249]=&quot;reponseB&quot;;[.J249]=&quot;reponseC&quot;);-10;10)" office:value-type="float" office:value="10">
            <text:p>10</text:p>
          </table:table-cell>
          <table:table-cell table:formula="of:=IF(OR([.K249]=&quot;responseA&quot;;[.K249]=&quot;reponseB&quot;;[.K249]=&quot;reponseC&quot;);-10;10)" office:value-type="float" office:value="10">
            <text:p>10</text:p>
          </table:table-cell>
          <table:table-cell table:formula="of:=IF(OR([.L249]=&quot;responseA&quot;;[.L249]=&quot;reponseB&quot;;[.L249]=&quot;reponseC&quot;);-10;10)" office:value-type="float" office:value="10">
            <text:p>10</text:p>
          </table:table-cell>
          <table:table-cell table:formula="of:=IF(OR([.M249]=&quot;responseA&quot;;[.M249]=&quot;reponseB&quot;;[.M249]=&quot;reponseC&quot;);-10;10)" office:value-type="float" office:value="10">
            <text:p>10</text:p>
          </table:table-cell>
          <table:table-cell table:formula="of:=IF(OR([.N249]=&quot;responseA&quot;;[.N249]=&quot;reponseB&quot;;[.N249]=&quot;reponseC&quot;);-10;10)" office:value-type="float" office:value="10">
            <text:p>10</text:p>
          </table:table-cell>
          <table:table-cell table:formula="of:=IF(OR([.O249]=&quot;responseA&quot;;[.O249]=&quot;reponseB&quot;;[.O249]=&quot;reponseC&quot;);-10;10)" office:value-type="float" office:value="10">
            <text:p>10</text:p>
          </table:table-cell>
          <table:table-cell table:formula="of:=IF(OR([.P249]=&quot;responseA&quot;;[.P249]=&quot;reponseB&quot;;[.P249]=&quot;reponseC&quot;);-10;10)" office:value-type="float" office:value="10">
            <text:p>10</text:p>
          </table:table-cell>
          <table:table-cell table:formula="of:=IF(OR([.Q249]=&quot;responseA&quot;;[.Q249]=&quot;reponseB&quot;;[.Q249]=&quot;reponseC&quot;);-10;10)" office:value-type="float" office:value="10">
            <text:p>10</text:p>
          </table:table-cell>
          <table:table-cell table:formula="of:=IF(OR([.R249]=&quot;responseA&quot;;[.R249]=&quot;reponseB&quot;;[.R249]=&quot;reponseC&quot;);-10;10)" office:value-type="float" office:value="10">
            <text:p>10</text:p>
          </table:table-cell>
          <table:table-cell table:formula="of:=IF(OR([.S249]=&quot;responseA&quot;;[.S249]=&quot;reponseB&quot;;[.S249]=&quot;reponseC&quot;);-10;10)" office:value-type="float" office:value="10">
            <text:p>10</text:p>
          </table:table-cell>
          <table:table-cell table:formula="of:=IF(OR([.T249]=&quot;responseA&quot;;[.T249]=&quot;reponseB&quot;;[.T249]=&quot;reponseC&quot;);-10;10)" office:value-type="float" office:value="10">
            <text:p>10</text:p>
          </table:table-cell>
          <table:table-cell table:formula="of:=IF(OR([.U249]=&quot;responseA&quot;;[.U249]=&quot;reponseB&quot;;[.U249]=&quot;reponseC&quot;);-10;10)" office:value-type="float" office:value="10">
            <text:p>10</text:p>
          </table:table-cell>
          <table:table-cell table:formula="of:=IF(OR([.V249]=&quot;responseA&quot;;[.V249]=&quot;reponseB&quot;;[.V249]=&quot;reponseC&quot;);-10;10)" office:value-type="float" office:value="10">
            <text:p>10</text:p>
          </table:table-cell>
          <table:table-cell table:formula="of:=IF(OR([.W249]=&quot;responseA&quot;;[.W249]=&quot;reponseB&quot;;[.W249]=&quot;reponseC&quot;);-10;10)" office:value-type="float" office:value="10">
            <text:p>10</text:p>
          </table:table-cell>
          <table:table-cell table:formula="of:=IF(OR([.X249]=&quot;responseA&quot;;[.X249]=&quot;reponseB&quot;;[.X249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50]=&quot;responseA&quot;;[.E250]=&quot;reponseB&quot;;[.E250]=&quot;reponseC&quot;);-10;10)" office:value-type="float" office:value="10">
            <text:p>10</text:p>
          </table:table-cell>
          <table:table-cell table:formula="of:=IF(OR([.F250]=&quot;responseA&quot;;[.F250]=&quot;reponseB&quot;;[.F250]=&quot;reponseC&quot;);-10;10)" office:value-type="float" office:value="10">
            <text:p>10</text:p>
          </table:table-cell>
          <table:table-cell table:formula="of:=IF(OR([.G250]=&quot;responseA&quot;;[.G250]=&quot;reponseB&quot;;[.G250]=&quot;reponseC&quot;);-10;10)" office:value-type="float" office:value="10">
            <text:p>10</text:p>
          </table:table-cell>
          <table:table-cell table:formula="of:=IF(OR([.H250]=&quot;responseA&quot;;[.H250]=&quot;reponseB&quot;;[.H250]=&quot;reponseC&quot;);-10;10)" office:value-type="float" office:value="10">
            <text:p>10</text:p>
          </table:table-cell>
          <table:table-cell table:formula="of:=IF(OR([.I250]=&quot;responseA&quot;;[.I250]=&quot;reponseB&quot;;[.I250]=&quot;reponseC&quot;);-10;10)" office:value-type="float" office:value="10">
            <text:p>10</text:p>
          </table:table-cell>
          <table:table-cell table:formula="of:=IF(OR([.J250]=&quot;responseA&quot;;[.J250]=&quot;reponseB&quot;;[.J250]=&quot;reponseC&quot;);-10;10)" office:value-type="float" office:value="10">
            <text:p>10</text:p>
          </table:table-cell>
          <table:table-cell table:formula="of:=IF(OR([.K250]=&quot;responseA&quot;;[.K250]=&quot;reponseB&quot;;[.K250]=&quot;reponseC&quot;);-10;10)" office:value-type="float" office:value="10">
            <text:p>10</text:p>
          </table:table-cell>
          <table:table-cell table:formula="of:=IF(OR([.L250]=&quot;responseA&quot;;[.L250]=&quot;reponseB&quot;;[.L250]=&quot;reponseC&quot;);-10;10)" office:value-type="float" office:value="10">
            <text:p>10</text:p>
          </table:table-cell>
          <table:table-cell table:formula="of:=IF(OR([.M250]=&quot;responseA&quot;;[.M250]=&quot;reponseB&quot;;[.M250]=&quot;reponseC&quot;);-10;10)" office:value-type="float" office:value="10">
            <text:p>10</text:p>
          </table:table-cell>
          <table:table-cell table:formula="of:=IF(OR([.N250]=&quot;responseA&quot;;[.N250]=&quot;reponseB&quot;;[.N250]=&quot;reponseC&quot;);-10;10)" office:value-type="float" office:value="10">
            <text:p>10</text:p>
          </table:table-cell>
          <table:table-cell table:formula="of:=IF(OR([.O250]=&quot;responseA&quot;;[.O250]=&quot;reponseB&quot;;[.O250]=&quot;reponseC&quot;);-10;10)" office:value-type="float" office:value="10">
            <text:p>10</text:p>
          </table:table-cell>
          <table:table-cell table:formula="of:=IF(OR([.P250]=&quot;responseA&quot;;[.P250]=&quot;reponseB&quot;;[.P250]=&quot;reponseC&quot;);-10;10)" office:value-type="float" office:value="10">
            <text:p>10</text:p>
          </table:table-cell>
          <table:table-cell table:formula="of:=IF(OR([.Q250]=&quot;responseA&quot;;[.Q250]=&quot;reponseB&quot;;[.Q250]=&quot;reponseC&quot;);-10;10)" office:value-type="float" office:value="10">
            <text:p>10</text:p>
          </table:table-cell>
          <table:table-cell table:formula="of:=IF(OR([.R250]=&quot;responseA&quot;;[.R250]=&quot;reponseB&quot;;[.R250]=&quot;reponseC&quot;);-10;10)" office:value-type="float" office:value="10">
            <text:p>10</text:p>
          </table:table-cell>
          <table:table-cell table:formula="of:=IF(OR([.S250]=&quot;responseA&quot;;[.S250]=&quot;reponseB&quot;;[.S250]=&quot;reponseC&quot;);-10;10)" office:value-type="float" office:value="10">
            <text:p>10</text:p>
          </table:table-cell>
          <table:table-cell table:formula="of:=IF(OR([.T250]=&quot;responseA&quot;;[.T250]=&quot;reponseB&quot;;[.T250]=&quot;reponseC&quot;);-10;10)" office:value-type="float" office:value="10">
            <text:p>10</text:p>
          </table:table-cell>
          <table:table-cell table:formula="of:=IF(OR([.U250]=&quot;responseA&quot;;[.U250]=&quot;reponseB&quot;;[.U250]=&quot;reponseC&quot;);-10;10)" office:value-type="float" office:value="10">
            <text:p>10</text:p>
          </table:table-cell>
          <table:table-cell table:formula="of:=IF(OR([.V250]=&quot;responseA&quot;;[.V250]=&quot;reponseB&quot;;[.V250]=&quot;reponseC&quot;);-10;10)" office:value-type="float" office:value="10">
            <text:p>10</text:p>
          </table:table-cell>
          <table:table-cell table:formula="of:=IF(OR([.W250]=&quot;responseA&quot;;[.W250]=&quot;reponseB&quot;;[.W250]=&quot;reponseC&quot;);-10;10)" office:value-type="float" office:value="10">
            <text:p>10</text:p>
          </table:table-cell>
          <table:table-cell table:formula="of:=IF(OR([.X250]=&quot;responseA&quot;;[.X250]=&quot;reponseB&quot;;[.X250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51]=&quot;responseA&quot;;[.E251]=&quot;reponseB&quot;;[.E251]=&quot;reponseC&quot;);-10;10)" office:value-type="float" office:value="10">
            <text:p>10</text:p>
          </table:table-cell>
          <table:table-cell table:formula="of:=IF(OR([.F251]=&quot;responseA&quot;;[.F251]=&quot;reponseB&quot;;[.F251]=&quot;reponseC&quot;);-10;10)" office:value-type="float" office:value="10">
            <text:p>10</text:p>
          </table:table-cell>
          <table:table-cell table:formula="of:=IF(OR([.G251]=&quot;responseA&quot;;[.G251]=&quot;reponseB&quot;;[.G251]=&quot;reponseC&quot;);-10;10)" office:value-type="float" office:value="10">
            <text:p>10</text:p>
          </table:table-cell>
          <table:table-cell table:formula="of:=IF(OR([.H251]=&quot;responseA&quot;;[.H251]=&quot;reponseB&quot;;[.H251]=&quot;reponseC&quot;);-10;10)" office:value-type="float" office:value="10">
            <text:p>10</text:p>
          </table:table-cell>
          <table:table-cell table:formula="of:=IF(OR([.I251]=&quot;responseA&quot;;[.I251]=&quot;reponseB&quot;;[.I251]=&quot;reponseC&quot;);-10;10)" office:value-type="float" office:value="10">
            <text:p>10</text:p>
          </table:table-cell>
          <table:table-cell table:formula="of:=IF(OR([.J251]=&quot;responseA&quot;;[.J251]=&quot;reponseB&quot;;[.J251]=&quot;reponseC&quot;);-10;10)" office:value-type="float" office:value="10">
            <text:p>10</text:p>
          </table:table-cell>
          <table:table-cell table:formula="of:=IF(OR([.K251]=&quot;responseA&quot;;[.K251]=&quot;reponseB&quot;;[.K251]=&quot;reponseC&quot;);-10;10)" office:value-type="float" office:value="10">
            <text:p>10</text:p>
          </table:table-cell>
          <table:table-cell table:formula="of:=IF(OR([.L251]=&quot;responseA&quot;;[.L251]=&quot;reponseB&quot;;[.L251]=&quot;reponseC&quot;);-10;10)" office:value-type="float" office:value="10">
            <text:p>10</text:p>
          </table:table-cell>
          <table:table-cell table:formula="of:=IF(OR([.M251]=&quot;responseA&quot;;[.M251]=&quot;reponseB&quot;;[.M251]=&quot;reponseC&quot;);-10;10)" office:value-type="float" office:value="10">
            <text:p>10</text:p>
          </table:table-cell>
          <table:table-cell table:formula="of:=IF(OR([.N251]=&quot;responseA&quot;;[.N251]=&quot;reponseB&quot;;[.N251]=&quot;reponseC&quot;);-10;10)" office:value-type="float" office:value="10">
            <text:p>10</text:p>
          </table:table-cell>
          <table:table-cell table:formula="of:=IF(OR([.O251]=&quot;responseA&quot;;[.O251]=&quot;reponseB&quot;;[.O251]=&quot;reponseC&quot;);-10;10)" office:value-type="float" office:value="10">
            <text:p>10</text:p>
          </table:table-cell>
          <table:table-cell table:formula="of:=IF(OR([.P251]=&quot;responseA&quot;;[.P251]=&quot;reponseB&quot;;[.P251]=&quot;reponseC&quot;);-10;10)" office:value-type="float" office:value="10">
            <text:p>10</text:p>
          </table:table-cell>
          <table:table-cell table:formula="of:=IF(OR([.Q251]=&quot;responseA&quot;;[.Q251]=&quot;reponseB&quot;;[.Q251]=&quot;reponseC&quot;);-10;10)" office:value-type="float" office:value="10">
            <text:p>10</text:p>
          </table:table-cell>
          <table:table-cell table:formula="of:=IF(OR([.R251]=&quot;responseA&quot;;[.R251]=&quot;reponseB&quot;;[.R251]=&quot;reponseC&quot;);-10;10)" office:value-type="float" office:value="10">
            <text:p>10</text:p>
          </table:table-cell>
          <table:table-cell table:formula="of:=IF(OR([.S251]=&quot;responseA&quot;;[.S251]=&quot;reponseB&quot;;[.S251]=&quot;reponseC&quot;);-10;10)" office:value-type="float" office:value="10">
            <text:p>10</text:p>
          </table:table-cell>
          <table:table-cell table:formula="of:=IF(OR([.T251]=&quot;responseA&quot;;[.T251]=&quot;reponseB&quot;;[.T251]=&quot;reponseC&quot;);-10;10)" office:value-type="float" office:value="10">
            <text:p>10</text:p>
          </table:table-cell>
          <table:table-cell table:formula="of:=IF(OR([.U251]=&quot;responseA&quot;;[.U251]=&quot;reponseB&quot;;[.U251]=&quot;reponseC&quot;);-10;10)" office:value-type="float" office:value="10">
            <text:p>10</text:p>
          </table:table-cell>
          <table:table-cell table:formula="of:=IF(OR([.V251]=&quot;responseA&quot;;[.V251]=&quot;reponseB&quot;;[.V251]=&quot;reponseC&quot;);-10;10)" office:value-type="float" office:value="10">
            <text:p>10</text:p>
          </table:table-cell>
          <table:table-cell table:formula="of:=IF(OR([.W251]=&quot;responseA&quot;;[.W251]=&quot;reponseB&quot;;[.W251]=&quot;reponseC&quot;);-10;10)" office:value-type="float" office:value="10">
            <text:p>10</text:p>
          </table:table-cell>
          <table:table-cell table:formula="of:=IF(OR([.X251]=&quot;responseA&quot;;[.X251]=&quot;reponseB&quot;;[.X251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52]=&quot;responseA&quot;;[.E252]=&quot;reponseB&quot;;[.E252]=&quot;reponseC&quot;);-10;10)" office:value-type="float" office:value="10">
            <text:p>10</text:p>
          </table:table-cell>
          <table:table-cell table:formula="of:=IF(OR([.F252]=&quot;responseA&quot;;[.F252]=&quot;reponseB&quot;;[.F252]=&quot;reponseC&quot;);-10;10)" office:value-type="float" office:value="10">
            <text:p>10</text:p>
          </table:table-cell>
          <table:table-cell table:formula="of:=IF(OR([.G252]=&quot;responseA&quot;;[.G252]=&quot;reponseB&quot;;[.G252]=&quot;reponseC&quot;);-10;10)" office:value-type="float" office:value="10">
            <text:p>10</text:p>
          </table:table-cell>
          <table:table-cell table:formula="of:=IF(OR([.H252]=&quot;responseA&quot;;[.H252]=&quot;reponseB&quot;;[.H252]=&quot;reponseC&quot;);-10;10)" office:value-type="float" office:value="10">
            <text:p>10</text:p>
          </table:table-cell>
          <table:table-cell table:formula="of:=IF(OR([.I252]=&quot;responseA&quot;;[.I252]=&quot;reponseB&quot;;[.I252]=&quot;reponseC&quot;);-10;10)" office:value-type="float" office:value="10">
            <text:p>10</text:p>
          </table:table-cell>
          <table:table-cell table:formula="of:=IF(OR([.J252]=&quot;responseA&quot;;[.J252]=&quot;reponseB&quot;;[.J252]=&quot;reponseC&quot;);-10;10)" office:value-type="float" office:value="10">
            <text:p>10</text:p>
          </table:table-cell>
          <table:table-cell table:formula="of:=IF(OR([.K252]=&quot;responseA&quot;;[.K252]=&quot;reponseB&quot;;[.K252]=&quot;reponseC&quot;);-10;10)" office:value-type="float" office:value="10">
            <text:p>10</text:p>
          </table:table-cell>
          <table:table-cell table:formula="of:=IF(OR([.L252]=&quot;responseA&quot;;[.L252]=&quot;reponseB&quot;;[.L252]=&quot;reponseC&quot;);-10;10)" office:value-type="float" office:value="10">
            <text:p>10</text:p>
          </table:table-cell>
          <table:table-cell table:formula="of:=IF(OR([.M252]=&quot;responseA&quot;;[.M252]=&quot;reponseB&quot;;[.M252]=&quot;reponseC&quot;);-10;10)" office:value-type="float" office:value="10">
            <text:p>10</text:p>
          </table:table-cell>
          <table:table-cell table:formula="of:=IF(OR([.N252]=&quot;responseA&quot;;[.N252]=&quot;reponseB&quot;;[.N252]=&quot;reponseC&quot;);-10;10)" office:value-type="float" office:value="10">
            <text:p>10</text:p>
          </table:table-cell>
          <table:table-cell table:formula="of:=IF(OR([.O252]=&quot;responseA&quot;;[.O252]=&quot;reponseB&quot;;[.O252]=&quot;reponseC&quot;);-10;10)" office:value-type="float" office:value="10">
            <text:p>10</text:p>
          </table:table-cell>
          <table:table-cell table:formula="of:=IF(OR([.P252]=&quot;responseA&quot;;[.P252]=&quot;reponseB&quot;;[.P252]=&quot;reponseC&quot;);-10;10)" office:value-type="float" office:value="10">
            <text:p>10</text:p>
          </table:table-cell>
          <table:table-cell table:formula="of:=IF(OR([.Q252]=&quot;responseA&quot;;[.Q252]=&quot;reponseB&quot;;[.Q252]=&quot;reponseC&quot;);-10;10)" office:value-type="float" office:value="10">
            <text:p>10</text:p>
          </table:table-cell>
          <table:table-cell table:formula="of:=IF(OR([.R252]=&quot;responseA&quot;;[.R252]=&quot;reponseB&quot;;[.R252]=&quot;reponseC&quot;);-10;10)" office:value-type="float" office:value="10">
            <text:p>10</text:p>
          </table:table-cell>
          <table:table-cell table:formula="of:=IF(OR([.S252]=&quot;responseA&quot;;[.S252]=&quot;reponseB&quot;;[.S252]=&quot;reponseC&quot;);-10;10)" office:value-type="float" office:value="10">
            <text:p>10</text:p>
          </table:table-cell>
          <table:table-cell table:formula="of:=IF(OR([.T252]=&quot;responseA&quot;;[.T252]=&quot;reponseB&quot;;[.T252]=&quot;reponseC&quot;);-10;10)" office:value-type="float" office:value="10">
            <text:p>10</text:p>
          </table:table-cell>
          <table:table-cell table:formula="of:=IF(OR([.U252]=&quot;responseA&quot;;[.U252]=&quot;reponseB&quot;;[.U252]=&quot;reponseC&quot;);-10;10)" office:value-type="float" office:value="10">
            <text:p>10</text:p>
          </table:table-cell>
          <table:table-cell table:formula="of:=IF(OR([.V252]=&quot;responseA&quot;;[.V252]=&quot;reponseB&quot;;[.V252]=&quot;reponseC&quot;);-10;10)" office:value-type="float" office:value="10">
            <text:p>10</text:p>
          </table:table-cell>
          <table:table-cell table:formula="of:=IF(OR([.W252]=&quot;responseA&quot;;[.W252]=&quot;reponseB&quot;;[.W252]=&quot;reponseC&quot;);-10;10)" office:value-type="float" office:value="10">
            <text:p>10</text:p>
          </table:table-cell>
          <table:table-cell table:formula="of:=IF(OR([.X252]=&quot;responseA&quot;;[.X252]=&quot;reponseB&quot;;[.X252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53]=&quot;responseA&quot;;[.E253]=&quot;reponseB&quot;;[.E253]=&quot;reponseC&quot;);-10;10)" office:value-type="float" office:value="10">
            <text:p>10</text:p>
          </table:table-cell>
          <table:table-cell table:formula="of:=IF(OR([.F253]=&quot;responseA&quot;;[.F253]=&quot;reponseB&quot;;[.F253]=&quot;reponseC&quot;);-10;10)" office:value-type="float" office:value="10">
            <text:p>10</text:p>
          </table:table-cell>
          <table:table-cell table:formula="of:=IF(OR([.G253]=&quot;responseA&quot;;[.G253]=&quot;reponseB&quot;;[.G253]=&quot;reponseC&quot;);-10;10)" office:value-type="float" office:value="10">
            <text:p>10</text:p>
          </table:table-cell>
          <table:table-cell table:formula="of:=IF(OR([.H253]=&quot;responseA&quot;;[.H253]=&quot;reponseB&quot;;[.H253]=&quot;reponseC&quot;);-10;10)" office:value-type="float" office:value="10">
            <text:p>10</text:p>
          </table:table-cell>
          <table:table-cell table:formula="of:=IF(OR([.I253]=&quot;responseA&quot;;[.I253]=&quot;reponseB&quot;;[.I253]=&quot;reponseC&quot;);-10;10)" office:value-type="float" office:value="10">
            <text:p>10</text:p>
          </table:table-cell>
          <table:table-cell table:formula="of:=IF(OR([.J253]=&quot;responseA&quot;;[.J253]=&quot;reponseB&quot;;[.J253]=&quot;reponseC&quot;);-10;10)" office:value-type="float" office:value="10">
            <text:p>10</text:p>
          </table:table-cell>
          <table:table-cell table:formula="of:=IF(OR([.K253]=&quot;responseA&quot;;[.K253]=&quot;reponseB&quot;;[.K253]=&quot;reponseC&quot;);-10;10)" office:value-type="float" office:value="10">
            <text:p>10</text:p>
          </table:table-cell>
          <table:table-cell table:formula="of:=IF(OR([.L253]=&quot;responseA&quot;;[.L253]=&quot;reponseB&quot;;[.L253]=&quot;reponseC&quot;);-10;10)" office:value-type="float" office:value="10">
            <text:p>10</text:p>
          </table:table-cell>
          <table:table-cell table:formula="of:=IF(OR([.M253]=&quot;responseA&quot;;[.M253]=&quot;reponseB&quot;;[.M253]=&quot;reponseC&quot;);-10;10)" office:value-type="float" office:value="10">
            <text:p>10</text:p>
          </table:table-cell>
          <table:table-cell table:formula="of:=IF(OR([.N253]=&quot;responseA&quot;;[.N253]=&quot;reponseB&quot;;[.N253]=&quot;reponseC&quot;);-10;10)" office:value-type="float" office:value="10">
            <text:p>10</text:p>
          </table:table-cell>
          <table:table-cell table:formula="of:=IF(OR([.O253]=&quot;responseA&quot;;[.O253]=&quot;reponseB&quot;;[.O253]=&quot;reponseC&quot;);-10;10)" office:value-type="float" office:value="10">
            <text:p>10</text:p>
          </table:table-cell>
          <table:table-cell table:formula="of:=IF(OR([.P253]=&quot;responseA&quot;;[.P253]=&quot;reponseB&quot;;[.P253]=&quot;reponseC&quot;);-10;10)" office:value-type="float" office:value="10">
            <text:p>10</text:p>
          </table:table-cell>
          <table:table-cell table:formula="of:=IF(OR([.Q253]=&quot;responseA&quot;;[.Q253]=&quot;reponseB&quot;;[.Q253]=&quot;reponseC&quot;);-10;10)" office:value-type="float" office:value="10">
            <text:p>10</text:p>
          </table:table-cell>
          <table:table-cell table:formula="of:=IF(OR([.R253]=&quot;responseA&quot;;[.R253]=&quot;reponseB&quot;;[.R253]=&quot;reponseC&quot;);-10;10)" office:value-type="float" office:value="10">
            <text:p>10</text:p>
          </table:table-cell>
          <table:table-cell table:formula="of:=IF(OR([.S253]=&quot;responseA&quot;;[.S253]=&quot;reponseB&quot;;[.S253]=&quot;reponseC&quot;);-10;10)" office:value-type="float" office:value="10">
            <text:p>10</text:p>
          </table:table-cell>
          <table:table-cell table:formula="of:=IF(OR([.T253]=&quot;responseA&quot;;[.T253]=&quot;reponseB&quot;;[.T253]=&quot;reponseC&quot;);-10;10)" office:value-type="float" office:value="10">
            <text:p>10</text:p>
          </table:table-cell>
          <table:table-cell table:formula="of:=IF(OR([.U253]=&quot;responseA&quot;;[.U253]=&quot;reponseB&quot;;[.U253]=&quot;reponseC&quot;);-10;10)" office:value-type="float" office:value="10">
            <text:p>10</text:p>
          </table:table-cell>
          <table:table-cell table:formula="of:=IF(OR([.V253]=&quot;responseA&quot;;[.V253]=&quot;reponseB&quot;;[.V253]=&quot;reponseC&quot;);-10;10)" office:value-type="float" office:value="10">
            <text:p>10</text:p>
          </table:table-cell>
          <table:table-cell table:formula="of:=IF(OR([.W253]=&quot;responseA&quot;;[.W253]=&quot;reponseB&quot;;[.W253]=&quot;reponseC&quot;);-10;10)" office:value-type="float" office:value="10">
            <text:p>10</text:p>
          </table:table-cell>
          <table:table-cell table:formula="of:=IF(OR([.X253]=&quot;responseA&quot;;[.X253]=&quot;reponseB&quot;;[.X253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54]=&quot;responseA&quot;;[.E254]=&quot;reponseB&quot;;[.E254]=&quot;reponseC&quot;);-10;10)" office:value-type="float" office:value="10">
            <text:p>10</text:p>
          </table:table-cell>
          <table:table-cell table:formula="of:=IF(OR([.F254]=&quot;responseA&quot;;[.F254]=&quot;reponseB&quot;;[.F254]=&quot;reponseC&quot;);-10;10)" office:value-type="float" office:value="10">
            <text:p>10</text:p>
          </table:table-cell>
          <table:table-cell table:formula="of:=IF(OR([.G254]=&quot;responseA&quot;;[.G254]=&quot;reponseB&quot;;[.G254]=&quot;reponseC&quot;);-10;10)" office:value-type="float" office:value="10">
            <text:p>10</text:p>
          </table:table-cell>
          <table:table-cell table:formula="of:=IF(OR([.H254]=&quot;responseA&quot;;[.H254]=&quot;reponseB&quot;;[.H254]=&quot;reponseC&quot;);-10;10)" office:value-type="float" office:value="10">
            <text:p>10</text:p>
          </table:table-cell>
          <table:table-cell table:formula="of:=IF(OR([.I254]=&quot;responseA&quot;;[.I254]=&quot;reponseB&quot;;[.I254]=&quot;reponseC&quot;);-10;10)" office:value-type="float" office:value="10">
            <text:p>10</text:p>
          </table:table-cell>
          <table:table-cell table:formula="of:=IF(OR([.J254]=&quot;responseA&quot;;[.J254]=&quot;reponseB&quot;;[.J254]=&quot;reponseC&quot;);-10;10)" office:value-type="float" office:value="10">
            <text:p>10</text:p>
          </table:table-cell>
          <table:table-cell table:formula="of:=IF(OR([.K254]=&quot;responseA&quot;;[.K254]=&quot;reponseB&quot;;[.K254]=&quot;reponseC&quot;);-10;10)" office:value-type="float" office:value="10">
            <text:p>10</text:p>
          </table:table-cell>
          <table:table-cell table:formula="of:=IF(OR([.L254]=&quot;responseA&quot;;[.L254]=&quot;reponseB&quot;;[.L254]=&quot;reponseC&quot;);-10;10)" office:value-type="float" office:value="10">
            <text:p>10</text:p>
          </table:table-cell>
          <table:table-cell table:formula="of:=IF(OR([.M254]=&quot;responseA&quot;;[.M254]=&quot;reponseB&quot;;[.M254]=&quot;reponseC&quot;);-10;10)" office:value-type="float" office:value="10">
            <text:p>10</text:p>
          </table:table-cell>
          <table:table-cell table:formula="of:=IF(OR([.N254]=&quot;responseA&quot;;[.N254]=&quot;reponseB&quot;;[.N254]=&quot;reponseC&quot;);-10;10)" office:value-type="float" office:value="10">
            <text:p>10</text:p>
          </table:table-cell>
          <table:table-cell table:formula="of:=IF(OR([.O254]=&quot;responseA&quot;;[.O254]=&quot;reponseB&quot;;[.O254]=&quot;reponseC&quot;);-10;10)" office:value-type="float" office:value="10">
            <text:p>10</text:p>
          </table:table-cell>
          <table:table-cell table:formula="of:=IF(OR([.P254]=&quot;responseA&quot;;[.P254]=&quot;reponseB&quot;;[.P254]=&quot;reponseC&quot;);-10;10)" office:value-type="float" office:value="10">
            <text:p>10</text:p>
          </table:table-cell>
          <table:table-cell table:formula="of:=IF(OR([.Q254]=&quot;responseA&quot;;[.Q254]=&quot;reponseB&quot;;[.Q254]=&quot;reponseC&quot;);-10;10)" office:value-type="float" office:value="10">
            <text:p>10</text:p>
          </table:table-cell>
          <table:table-cell table:formula="of:=IF(OR([.R254]=&quot;responseA&quot;;[.R254]=&quot;reponseB&quot;;[.R254]=&quot;reponseC&quot;);-10;10)" office:value-type="float" office:value="10">
            <text:p>10</text:p>
          </table:table-cell>
          <table:table-cell table:formula="of:=IF(OR([.S254]=&quot;responseA&quot;;[.S254]=&quot;reponseB&quot;;[.S254]=&quot;reponseC&quot;);-10;10)" office:value-type="float" office:value="10">
            <text:p>10</text:p>
          </table:table-cell>
          <table:table-cell table:formula="of:=IF(OR([.T254]=&quot;responseA&quot;;[.T254]=&quot;reponseB&quot;;[.T254]=&quot;reponseC&quot;);-10;10)" office:value-type="float" office:value="10">
            <text:p>10</text:p>
          </table:table-cell>
          <table:table-cell table:formula="of:=IF(OR([.U254]=&quot;responseA&quot;;[.U254]=&quot;reponseB&quot;;[.U254]=&quot;reponseC&quot;);-10;10)" office:value-type="float" office:value="10">
            <text:p>10</text:p>
          </table:table-cell>
          <table:table-cell table:formula="of:=IF(OR([.V254]=&quot;responseA&quot;;[.V254]=&quot;reponseB&quot;;[.V254]=&quot;reponseC&quot;);-10;10)" office:value-type="float" office:value="10">
            <text:p>10</text:p>
          </table:table-cell>
          <table:table-cell table:formula="of:=IF(OR([.W254]=&quot;responseA&quot;;[.W254]=&quot;reponseB&quot;;[.W254]=&quot;reponseC&quot;);-10;10)" office:value-type="float" office:value="10">
            <text:p>10</text:p>
          </table:table-cell>
          <table:table-cell table:formula="of:=IF(OR([.X254]=&quot;responseA&quot;;[.X254]=&quot;reponseB&quot;;[.X254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55]=&quot;responseA&quot;;[.E255]=&quot;reponseB&quot;;[.E255]=&quot;reponseC&quot;);-10;10)" office:value-type="float" office:value="10">
            <text:p>10</text:p>
          </table:table-cell>
          <table:table-cell table:formula="of:=IF(OR([.F255]=&quot;responseA&quot;;[.F255]=&quot;reponseB&quot;;[.F255]=&quot;reponseC&quot;);-10;10)" office:value-type="float" office:value="10">
            <text:p>10</text:p>
          </table:table-cell>
          <table:table-cell table:formula="of:=IF(OR([.G255]=&quot;responseA&quot;;[.G255]=&quot;reponseB&quot;;[.G255]=&quot;reponseC&quot;);-10;10)" office:value-type="float" office:value="10">
            <text:p>10</text:p>
          </table:table-cell>
          <table:table-cell table:formula="of:=IF(OR([.H255]=&quot;responseA&quot;;[.H255]=&quot;reponseB&quot;;[.H255]=&quot;reponseC&quot;);-10;10)" office:value-type="float" office:value="10">
            <text:p>10</text:p>
          </table:table-cell>
          <table:table-cell table:formula="of:=IF(OR([.I255]=&quot;responseA&quot;;[.I255]=&quot;reponseB&quot;;[.I255]=&quot;reponseC&quot;);-10;10)" office:value-type="float" office:value="10">
            <text:p>10</text:p>
          </table:table-cell>
          <table:table-cell table:formula="of:=IF(OR([.J255]=&quot;responseA&quot;;[.J255]=&quot;reponseB&quot;;[.J255]=&quot;reponseC&quot;);-10;10)" office:value-type="float" office:value="10">
            <text:p>10</text:p>
          </table:table-cell>
          <table:table-cell table:formula="of:=IF(OR([.K255]=&quot;responseA&quot;;[.K255]=&quot;reponseB&quot;;[.K255]=&quot;reponseC&quot;);-10;10)" office:value-type="float" office:value="10">
            <text:p>10</text:p>
          </table:table-cell>
          <table:table-cell table:formula="of:=IF(OR([.L255]=&quot;responseA&quot;;[.L255]=&quot;reponseB&quot;;[.L255]=&quot;reponseC&quot;);-10;10)" office:value-type="float" office:value="10">
            <text:p>10</text:p>
          </table:table-cell>
          <table:table-cell table:formula="of:=IF(OR([.M255]=&quot;responseA&quot;;[.M255]=&quot;reponseB&quot;;[.M255]=&quot;reponseC&quot;);-10;10)" office:value-type="float" office:value="10">
            <text:p>10</text:p>
          </table:table-cell>
          <table:table-cell table:formula="of:=IF(OR([.N255]=&quot;responseA&quot;;[.N255]=&quot;reponseB&quot;;[.N255]=&quot;reponseC&quot;);-10;10)" office:value-type="float" office:value="10">
            <text:p>10</text:p>
          </table:table-cell>
          <table:table-cell table:formula="of:=IF(OR([.O255]=&quot;responseA&quot;;[.O255]=&quot;reponseB&quot;;[.O255]=&quot;reponseC&quot;);-10;10)" office:value-type="float" office:value="10">
            <text:p>10</text:p>
          </table:table-cell>
          <table:table-cell table:formula="of:=IF(OR([.P255]=&quot;responseA&quot;;[.P255]=&quot;reponseB&quot;;[.P255]=&quot;reponseC&quot;);-10;10)" office:value-type="float" office:value="10">
            <text:p>10</text:p>
          </table:table-cell>
          <table:table-cell table:formula="of:=IF(OR([.Q255]=&quot;responseA&quot;;[.Q255]=&quot;reponseB&quot;;[.Q255]=&quot;reponseC&quot;);-10;10)" office:value-type="float" office:value="10">
            <text:p>10</text:p>
          </table:table-cell>
          <table:table-cell table:formula="of:=IF(OR([.R255]=&quot;responseA&quot;;[.R255]=&quot;reponseB&quot;;[.R255]=&quot;reponseC&quot;);-10;10)" office:value-type="float" office:value="10">
            <text:p>10</text:p>
          </table:table-cell>
          <table:table-cell table:formula="of:=IF(OR([.S255]=&quot;responseA&quot;;[.S255]=&quot;reponseB&quot;;[.S255]=&quot;reponseC&quot;);-10;10)" office:value-type="float" office:value="10">
            <text:p>10</text:p>
          </table:table-cell>
          <table:table-cell table:formula="of:=IF(OR([.T255]=&quot;responseA&quot;;[.T255]=&quot;reponseB&quot;;[.T255]=&quot;reponseC&quot;);-10;10)" office:value-type="float" office:value="10">
            <text:p>10</text:p>
          </table:table-cell>
          <table:table-cell table:formula="of:=IF(OR([.U255]=&quot;responseA&quot;;[.U255]=&quot;reponseB&quot;;[.U255]=&quot;reponseC&quot;);-10;10)" office:value-type="float" office:value="10">
            <text:p>10</text:p>
          </table:table-cell>
          <table:table-cell table:formula="of:=IF(OR([.V255]=&quot;responseA&quot;;[.V255]=&quot;reponseB&quot;;[.V255]=&quot;reponseC&quot;);-10;10)" office:value-type="float" office:value="10">
            <text:p>10</text:p>
          </table:table-cell>
          <table:table-cell table:formula="of:=IF(OR([.W255]=&quot;responseA&quot;;[.W255]=&quot;reponseB&quot;;[.W255]=&quot;reponseC&quot;);-10;10)" office:value-type="float" office:value="10">
            <text:p>10</text:p>
          </table:table-cell>
          <table:table-cell table:formula="of:=IF(OR([.X255]=&quot;responseA&quot;;[.X255]=&quot;reponseB&quot;;[.X255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56]=&quot;responseA&quot;;[.E256]=&quot;reponseB&quot;;[.E256]=&quot;reponseC&quot;);-10;10)" office:value-type="float" office:value="10">
            <text:p>10</text:p>
          </table:table-cell>
          <table:table-cell table:formula="of:=IF(OR([.F256]=&quot;responseA&quot;;[.F256]=&quot;reponseB&quot;;[.F256]=&quot;reponseC&quot;);-10;10)" office:value-type="float" office:value="10">
            <text:p>10</text:p>
          </table:table-cell>
          <table:table-cell table:formula="of:=IF(OR([.G256]=&quot;responseA&quot;;[.G256]=&quot;reponseB&quot;;[.G256]=&quot;reponseC&quot;);-10;10)" office:value-type="float" office:value="10">
            <text:p>10</text:p>
          </table:table-cell>
          <table:table-cell table:formula="of:=IF(OR([.H256]=&quot;responseA&quot;;[.H256]=&quot;reponseB&quot;;[.H256]=&quot;reponseC&quot;);-10;10)" office:value-type="float" office:value="10">
            <text:p>10</text:p>
          </table:table-cell>
          <table:table-cell table:formula="of:=IF(OR([.I256]=&quot;responseA&quot;;[.I256]=&quot;reponseB&quot;;[.I256]=&quot;reponseC&quot;);-10;10)" office:value-type="float" office:value="10">
            <text:p>10</text:p>
          </table:table-cell>
          <table:table-cell table:formula="of:=IF(OR([.J256]=&quot;responseA&quot;;[.J256]=&quot;reponseB&quot;;[.J256]=&quot;reponseC&quot;);-10;10)" office:value-type="float" office:value="10">
            <text:p>10</text:p>
          </table:table-cell>
          <table:table-cell table:formula="of:=IF(OR([.K256]=&quot;responseA&quot;;[.K256]=&quot;reponseB&quot;;[.K256]=&quot;reponseC&quot;);-10;10)" office:value-type="float" office:value="10">
            <text:p>10</text:p>
          </table:table-cell>
          <table:table-cell table:formula="of:=IF(OR([.L256]=&quot;responseA&quot;;[.L256]=&quot;reponseB&quot;;[.L256]=&quot;reponseC&quot;);-10;10)" office:value-type="float" office:value="10">
            <text:p>10</text:p>
          </table:table-cell>
          <table:table-cell table:formula="of:=IF(OR([.M256]=&quot;responseA&quot;;[.M256]=&quot;reponseB&quot;;[.M256]=&quot;reponseC&quot;);-10;10)" office:value-type="float" office:value="10">
            <text:p>10</text:p>
          </table:table-cell>
          <table:table-cell table:formula="of:=IF(OR([.N256]=&quot;responseA&quot;;[.N256]=&quot;reponseB&quot;;[.N256]=&quot;reponseC&quot;);-10;10)" office:value-type="float" office:value="10">
            <text:p>10</text:p>
          </table:table-cell>
          <table:table-cell table:formula="of:=IF(OR([.O256]=&quot;responseA&quot;;[.O256]=&quot;reponseB&quot;;[.O256]=&quot;reponseC&quot;);-10;10)" office:value-type="float" office:value="10">
            <text:p>10</text:p>
          </table:table-cell>
          <table:table-cell table:formula="of:=IF(OR([.P256]=&quot;responseA&quot;;[.P256]=&quot;reponseB&quot;;[.P256]=&quot;reponseC&quot;);-10;10)" office:value-type="float" office:value="10">
            <text:p>10</text:p>
          </table:table-cell>
          <table:table-cell table:formula="of:=IF(OR([.Q256]=&quot;responseA&quot;;[.Q256]=&quot;reponseB&quot;;[.Q256]=&quot;reponseC&quot;);-10;10)" office:value-type="float" office:value="10">
            <text:p>10</text:p>
          </table:table-cell>
          <table:table-cell table:formula="of:=IF(OR([.R256]=&quot;responseA&quot;;[.R256]=&quot;reponseB&quot;;[.R256]=&quot;reponseC&quot;);-10;10)" office:value-type="float" office:value="10">
            <text:p>10</text:p>
          </table:table-cell>
          <table:table-cell table:formula="of:=IF(OR([.S256]=&quot;responseA&quot;;[.S256]=&quot;reponseB&quot;;[.S256]=&quot;reponseC&quot;);-10;10)" office:value-type="float" office:value="10">
            <text:p>10</text:p>
          </table:table-cell>
          <table:table-cell table:formula="of:=IF(OR([.T256]=&quot;responseA&quot;;[.T256]=&quot;reponseB&quot;;[.T256]=&quot;reponseC&quot;);-10;10)" office:value-type="float" office:value="10">
            <text:p>10</text:p>
          </table:table-cell>
          <table:table-cell table:formula="of:=IF(OR([.U256]=&quot;responseA&quot;;[.U256]=&quot;reponseB&quot;;[.U256]=&quot;reponseC&quot;);-10;10)" office:value-type="float" office:value="10">
            <text:p>10</text:p>
          </table:table-cell>
          <table:table-cell table:formula="of:=IF(OR([.V256]=&quot;responseA&quot;;[.V256]=&quot;reponseB&quot;;[.V256]=&quot;reponseC&quot;);-10;10)" office:value-type="float" office:value="10">
            <text:p>10</text:p>
          </table:table-cell>
          <table:table-cell table:formula="of:=IF(OR([.W256]=&quot;responseA&quot;;[.W256]=&quot;reponseB&quot;;[.W256]=&quot;reponseC&quot;);-10;10)" office:value-type="float" office:value="10">
            <text:p>10</text:p>
          </table:table-cell>
          <table:table-cell table:formula="of:=IF(OR([.X256]=&quot;responseA&quot;;[.X256]=&quot;reponseB&quot;;[.X256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57]=&quot;responseA&quot;;[.E257]=&quot;reponseB&quot;;[.E257]=&quot;reponseC&quot;);-10;10)" office:value-type="float" office:value="10">
            <text:p>10</text:p>
          </table:table-cell>
          <table:table-cell table:formula="of:=IF(OR([.F257]=&quot;responseA&quot;;[.F257]=&quot;reponseB&quot;;[.F257]=&quot;reponseC&quot;);-10;10)" office:value-type="float" office:value="10">
            <text:p>10</text:p>
          </table:table-cell>
          <table:table-cell table:formula="of:=IF(OR([.G257]=&quot;responseA&quot;;[.G257]=&quot;reponseB&quot;;[.G257]=&quot;reponseC&quot;);-10;10)" office:value-type="float" office:value="10">
            <text:p>10</text:p>
          </table:table-cell>
          <table:table-cell table:formula="of:=IF(OR([.H257]=&quot;responseA&quot;;[.H257]=&quot;reponseB&quot;;[.H257]=&quot;reponseC&quot;);-10;10)" office:value-type="float" office:value="10">
            <text:p>10</text:p>
          </table:table-cell>
          <table:table-cell table:formula="of:=IF(OR([.I257]=&quot;responseA&quot;;[.I257]=&quot;reponseB&quot;;[.I257]=&quot;reponseC&quot;);-10;10)" office:value-type="float" office:value="10">
            <text:p>10</text:p>
          </table:table-cell>
          <table:table-cell table:formula="of:=IF(OR([.J257]=&quot;responseA&quot;;[.J257]=&quot;reponseB&quot;;[.J257]=&quot;reponseC&quot;);-10;10)" office:value-type="float" office:value="10">
            <text:p>10</text:p>
          </table:table-cell>
          <table:table-cell table:formula="of:=IF(OR([.K257]=&quot;responseA&quot;;[.K257]=&quot;reponseB&quot;;[.K257]=&quot;reponseC&quot;);-10;10)" office:value-type="float" office:value="10">
            <text:p>10</text:p>
          </table:table-cell>
          <table:table-cell table:formula="of:=IF(OR([.L257]=&quot;responseA&quot;;[.L257]=&quot;reponseB&quot;;[.L257]=&quot;reponseC&quot;);-10;10)" office:value-type="float" office:value="10">
            <text:p>10</text:p>
          </table:table-cell>
          <table:table-cell table:formula="of:=IF(OR([.M257]=&quot;responseA&quot;;[.M257]=&quot;reponseB&quot;;[.M257]=&quot;reponseC&quot;);-10;10)" office:value-type="float" office:value="10">
            <text:p>10</text:p>
          </table:table-cell>
          <table:table-cell table:formula="of:=IF(OR([.N257]=&quot;responseA&quot;;[.N257]=&quot;reponseB&quot;;[.N257]=&quot;reponseC&quot;);-10;10)" office:value-type="float" office:value="10">
            <text:p>10</text:p>
          </table:table-cell>
          <table:table-cell table:formula="of:=IF(OR([.O257]=&quot;responseA&quot;;[.O257]=&quot;reponseB&quot;;[.O257]=&quot;reponseC&quot;);-10;10)" office:value-type="float" office:value="10">
            <text:p>10</text:p>
          </table:table-cell>
          <table:table-cell table:formula="of:=IF(OR([.P257]=&quot;responseA&quot;;[.P257]=&quot;reponseB&quot;;[.P257]=&quot;reponseC&quot;);-10;10)" office:value-type="float" office:value="10">
            <text:p>10</text:p>
          </table:table-cell>
          <table:table-cell table:formula="of:=IF(OR([.Q257]=&quot;responseA&quot;;[.Q257]=&quot;reponseB&quot;;[.Q257]=&quot;reponseC&quot;);-10;10)" office:value-type="float" office:value="10">
            <text:p>10</text:p>
          </table:table-cell>
          <table:table-cell table:formula="of:=IF(OR([.R257]=&quot;responseA&quot;;[.R257]=&quot;reponseB&quot;;[.R257]=&quot;reponseC&quot;);-10;10)" office:value-type="float" office:value="10">
            <text:p>10</text:p>
          </table:table-cell>
          <table:table-cell table:formula="of:=IF(OR([.S257]=&quot;responseA&quot;;[.S257]=&quot;reponseB&quot;;[.S257]=&quot;reponseC&quot;);-10;10)" office:value-type="float" office:value="10">
            <text:p>10</text:p>
          </table:table-cell>
          <table:table-cell table:formula="of:=IF(OR([.T257]=&quot;responseA&quot;;[.T257]=&quot;reponseB&quot;;[.T257]=&quot;reponseC&quot;);-10;10)" office:value-type="float" office:value="10">
            <text:p>10</text:p>
          </table:table-cell>
          <table:table-cell table:formula="of:=IF(OR([.U257]=&quot;responseA&quot;;[.U257]=&quot;reponseB&quot;;[.U257]=&quot;reponseC&quot;);-10;10)" office:value-type="float" office:value="10">
            <text:p>10</text:p>
          </table:table-cell>
          <table:table-cell table:formula="of:=IF(OR([.V257]=&quot;responseA&quot;;[.V257]=&quot;reponseB&quot;;[.V257]=&quot;reponseC&quot;);-10;10)" office:value-type="float" office:value="10">
            <text:p>10</text:p>
          </table:table-cell>
          <table:table-cell table:formula="of:=IF(OR([.W257]=&quot;responseA&quot;;[.W257]=&quot;reponseB&quot;;[.W257]=&quot;reponseC&quot;);-10;10)" office:value-type="float" office:value="10">
            <text:p>10</text:p>
          </table:table-cell>
          <table:table-cell table:formula="of:=IF(OR([.X257]=&quot;responseA&quot;;[.X257]=&quot;reponseB&quot;;[.X257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58]=&quot;responseA&quot;;[.E258]=&quot;reponseB&quot;;[.E258]=&quot;reponseC&quot;);-10;10)" office:value-type="float" office:value="10">
            <text:p>10</text:p>
          </table:table-cell>
          <table:table-cell table:formula="of:=IF(OR([.F258]=&quot;responseA&quot;;[.F258]=&quot;reponseB&quot;;[.F258]=&quot;reponseC&quot;);-10;10)" office:value-type="float" office:value="10">
            <text:p>10</text:p>
          </table:table-cell>
          <table:table-cell table:formula="of:=IF(OR([.G258]=&quot;responseA&quot;;[.G258]=&quot;reponseB&quot;;[.G258]=&quot;reponseC&quot;);-10;10)" office:value-type="float" office:value="10">
            <text:p>10</text:p>
          </table:table-cell>
          <table:table-cell table:formula="of:=IF(OR([.H258]=&quot;responseA&quot;;[.H258]=&quot;reponseB&quot;;[.H258]=&quot;reponseC&quot;);-10;10)" office:value-type="float" office:value="10">
            <text:p>10</text:p>
          </table:table-cell>
          <table:table-cell table:formula="of:=IF(OR([.I258]=&quot;responseA&quot;;[.I258]=&quot;reponseB&quot;;[.I258]=&quot;reponseC&quot;);-10;10)" office:value-type="float" office:value="10">
            <text:p>10</text:p>
          </table:table-cell>
          <table:table-cell table:formula="of:=IF(OR([.J258]=&quot;responseA&quot;;[.J258]=&quot;reponseB&quot;;[.J258]=&quot;reponseC&quot;);-10;10)" office:value-type="float" office:value="10">
            <text:p>10</text:p>
          </table:table-cell>
          <table:table-cell table:formula="of:=IF(OR([.K258]=&quot;responseA&quot;;[.K258]=&quot;reponseB&quot;;[.K258]=&quot;reponseC&quot;);-10;10)" office:value-type="float" office:value="10">
            <text:p>10</text:p>
          </table:table-cell>
          <table:table-cell table:formula="of:=IF(OR([.L258]=&quot;responseA&quot;;[.L258]=&quot;reponseB&quot;;[.L258]=&quot;reponseC&quot;);-10;10)" office:value-type="float" office:value="10">
            <text:p>10</text:p>
          </table:table-cell>
          <table:table-cell table:formula="of:=IF(OR([.M258]=&quot;responseA&quot;;[.M258]=&quot;reponseB&quot;;[.M258]=&quot;reponseC&quot;);-10;10)" office:value-type="float" office:value="10">
            <text:p>10</text:p>
          </table:table-cell>
          <table:table-cell table:formula="of:=IF(OR([.N258]=&quot;responseA&quot;;[.N258]=&quot;reponseB&quot;;[.N258]=&quot;reponseC&quot;);-10;10)" office:value-type="float" office:value="10">
            <text:p>10</text:p>
          </table:table-cell>
          <table:table-cell table:formula="of:=IF(OR([.O258]=&quot;responseA&quot;;[.O258]=&quot;reponseB&quot;;[.O258]=&quot;reponseC&quot;);-10;10)" office:value-type="float" office:value="10">
            <text:p>10</text:p>
          </table:table-cell>
          <table:table-cell table:formula="of:=IF(OR([.P258]=&quot;responseA&quot;;[.P258]=&quot;reponseB&quot;;[.P258]=&quot;reponseC&quot;);-10;10)" office:value-type="float" office:value="10">
            <text:p>10</text:p>
          </table:table-cell>
          <table:table-cell table:formula="of:=IF(OR([.Q258]=&quot;responseA&quot;;[.Q258]=&quot;reponseB&quot;;[.Q258]=&quot;reponseC&quot;);-10;10)" office:value-type="float" office:value="10">
            <text:p>10</text:p>
          </table:table-cell>
          <table:table-cell table:formula="of:=IF(OR([.R258]=&quot;responseA&quot;;[.R258]=&quot;reponseB&quot;;[.R258]=&quot;reponseC&quot;);-10;10)" office:value-type="float" office:value="10">
            <text:p>10</text:p>
          </table:table-cell>
          <table:table-cell table:formula="of:=IF(OR([.S258]=&quot;responseA&quot;;[.S258]=&quot;reponseB&quot;;[.S258]=&quot;reponseC&quot;);-10;10)" office:value-type="float" office:value="10">
            <text:p>10</text:p>
          </table:table-cell>
          <table:table-cell table:formula="of:=IF(OR([.T258]=&quot;responseA&quot;;[.T258]=&quot;reponseB&quot;;[.T258]=&quot;reponseC&quot;);-10;10)" office:value-type="float" office:value="10">
            <text:p>10</text:p>
          </table:table-cell>
          <table:table-cell table:formula="of:=IF(OR([.U258]=&quot;responseA&quot;;[.U258]=&quot;reponseB&quot;;[.U258]=&quot;reponseC&quot;);-10;10)" office:value-type="float" office:value="10">
            <text:p>10</text:p>
          </table:table-cell>
          <table:table-cell table:formula="of:=IF(OR([.V258]=&quot;responseA&quot;;[.V258]=&quot;reponseB&quot;;[.V258]=&quot;reponseC&quot;);-10;10)" office:value-type="float" office:value="10">
            <text:p>10</text:p>
          </table:table-cell>
          <table:table-cell table:formula="of:=IF(OR([.W258]=&quot;responseA&quot;;[.W258]=&quot;reponseB&quot;;[.W258]=&quot;reponseC&quot;);-10;10)" office:value-type="float" office:value="10">
            <text:p>10</text:p>
          </table:table-cell>
          <table:table-cell table:formula="of:=IF(OR([.X258]=&quot;responseA&quot;;[.X258]=&quot;reponseB&quot;;[.X258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59]=&quot;responseA&quot;;[.E259]=&quot;reponseB&quot;;[.E259]=&quot;reponseC&quot;);-10;10)" office:value-type="float" office:value="10">
            <text:p>10</text:p>
          </table:table-cell>
          <table:table-cell table:formula="of:=IF(OR([.F259]=&quot;responseA&quot;;[.F259]=&quot;reponseB&quot;;[.F259]=&quot;reponseC&quot;);-10;10)" office:value-type="float" office:value="10">
            <text:p>10</text:p>
          </table:table-cell>
          <table:table-cell table:formula="of:=IF(OR([.G259]=&quot;responseA&quot;;[.G259]=&quot;reponseB&quot;;[.G259]=&quot;reponseC&quot;);-10;10)" office:value-type="float" office:value="10">
            <text:p>10</text:p>
          </table:table-cell>
          <table:table-cell table:formula="of:=IF(OR([.H259]=&quot;responseA&quot;;[.H259]=&quot;reponseB&quot;;[.H259]=&quot;reponseC&quot;);-10;10)" office:value-type="float" office:value="10">
            <text:p>10</text:p>
          </table:table-cell>
          <table:table-cell table:formula="of:=IF(OR([.I259]=&quot;responseA&quot;;[.I259]=&quot;reponseB&quot;;[.I259]=&quot;reponseC&quot;);-10;10)" office:value-type="float" office:value="10">
            <text:p>10</text:p>
          </table:table-cell>
          <table:table-cell table:formula="of:=IF(OR([.J259]=&quot;responseA&quot;;[.J259]=&quot;reponseB&quot;;[.J259]=&quot;reponseC&quot;);-10;10)" office:value-type="float" office:value="10">
            <text:p>10</text:p>
          </table:table-cell>
          <table:table-cell table:formula="of:=IF(OR([.K259]=&quot;responseA&quot;;[.K259]=&quot;reponseB&quot;;[.K259]=&quot;reponseC&quot;);-10;10)" office:value-type="float" office:value="10">
            <text:p>10</text:p>
          </table:table-cell>
          <table:table-cell table:formula="of:=IF(OR([.L259]=&quot;responseA&quot;;[.L259]=&quot;reponseB&quot;;[.L259]=&quot;reponseC&quot;);-10;10)" office:value-type="float" office:value="10">
            <text:p>10</text:p>
          </table:table-cell>
          <table:table-cell table:formula="of:=IF(OR([.M259]=&quot;responseA&quot;;[.M259]=&quot;reponseB&quot;;[.M259]=&quot;reponseC&quot;);-10;10)" office:value-type="float" office:value="10">
            <text:p>10</text:p>
          </table:table-cell>
          <table:table-cell table:formula="of:=IF(OR([.N259]=&quot;responseA&quot;;[.N259]=&quot;reponseB&quot;;[.N259]=&quot;reponseC&quot;);-10;10)" office:value-type="float" office:value="10">
            <text:p>10</text:p>
          </table:table-cell>
          <table:table-cell table:formula="of:=IF(OR([.O259]=&quot;responseA&quot;;[.O259]=&quot;reponseB&quot;;[.O259]=&quot;reponseC&quot;);-10;10)" office:value-type="float" office:value="10">
            <text:p>10</text:p>
          </table:table-cell>
          <table:table-cell table:formula="of:=IF(OR([.P259]=&quot;responseA&quot;;[.P259]=&quot;reponseB&quot;;[.P259]=&quot;reponseC&quot;);-10;10)" office:value-type="float" office:value="10">
            <text:p>10</text:p>
          </table:table-cell>
          <table:table-cell table:formula="of:=IF(OR([.Q259]=&quot;responseA&quot;;[.Q259]=&quot;reponseB&quot;;[.Q259]=&quot;reponseC&quot;);-10;10)" office:value-type="float" office:value="10">
            <text:p>10</text:p>
          </table:table-cell>
          <table:table-cell table:formula="of:=IF(OR([.R259]=&quot;responseA&quot;;[.R259]=&quot;reponseB&quot;;[.R259]=&quot;reponseC&quot;);-10;10)" office:value-type="float" office:value="10">
            <text:p>10</text:p>
          </table:table-cell>
          <table:table-cell table:formula="of:=IF(OR([.S259]=&quot;responseA&quot;;[.S259]=&quot;reponseB&quot;;[.S259]=&quot;reponseC&quot;);-10;10)" office:value-type="float" office:value="10">
            <text:p>10</text:p>
          </table:table-cell>
          <table:table-cell table:formula="of:=IF(OR([.T259]=&quot;responseA&quot;;[.T259]=&quot;reponseB&quot;;[.T259]=&quot;reponseC&quot;);-10;10)" office:value-type="float" office:value="10">
            <text:p>10</text:p>
          </table:table-cell>
          <table:table-cell table:formula="of:=IF(OR([.U259]=&quot;responseA&quot;;[.U259]=&quot;reponseB&quot;;[.U259]=&quot;reponseC&quot;);-10;10)" office:value-type="float" office:value="10">
            <text:p>10</text:p>
          </table:table-cell>
          <table:table-cell table:formula="of:=IF(OR([.V259]=&quot;responseA&quot;;[.V259]=&quot;reponseB&quot;;[.V259]=&quot;reponseC&quot;);-10;10)" office:value-type="float" office:value="10">
            <text:p>10</text:p>
          </table:table-cell>
          <table:table-cell table:formula="of:=IF(OR([.W259]=&quot;responseA&quot;;[.W259]=&quot;reponseB&quot;;[.W259]=&quot;reponseC&quot;);-10;10)" office:value-type="float" office:value="10">
            <text:p>10</text:p>
          </table:table-cell>
          <table:table-cell table:formula="of:=IF(OR([.X259]=&quot;responseA&quot;;[.X259]=&quot;reponseB&quot;;[.X259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60]=&quot;responseA&quot;;[.E260]=&quot;reponseB&quot;;[.E260]=&quot;reponseC&quot;);-10;10)" office:value-type="float" office:value="10">
            <text:p>10</text:p>
          </table:table-cell>
          <table:table-cell table:formula="of:=IF(OR([.F260]=&quot;responseA&quot;;[.F260]=&quot;reponseB&quot;;[.F260]=&quot;reponseC&quot;);-10;10)" office:value-type="float" office:value="10">
            <text:p>10</text:p>
          </table:table-cell>
          <table:table-cell table:formula="of:=IF(OR([.G260]=&quot;responseA&quot;;[.G260]=&quot;reponseB&quot;;[.G260]=&quot;reponseC&quot;);-10;10)" office:value-type="float" office:value="10">
            <text:p>10</text:p>
          </table:table-cell>
          <table:table-cell table:formula="of:=IF(OR([.H260]=&quot;responseA&quot;;[.H260]=&quot;reponseB&quot;;[.H260]=&quot;reponseC&quot;);-10;10)" office:value-type="float" office:value="10">
            <text:p>10</text:p>
          </table:table-cell>
          <table:table-cell table:formula="of:=IF(OR([.I260]=&quot;responseA&quot;;[.I260]=&quot;reponseB&quot;;[.I260]=&quot;reponseC&quot;);-10;10)" office:value-type="float" office:value="10">
            <text:p>10</text:p>
          </table:table-cell>
          <table:table-cell table:formula="of:=IF(OR([.J260]=&quot;responseA&quot;;[.J260]=&quot;reponseB&quot;;[.J260]=&quot;reponseC&quot;);-10;10)" office:value-type="float" office:value="10">
            <text:p>10</text:p>
          </table:table-cell>
          <table:table-cell table:formula="of:=IF(OR([.K260]=&quot;responseA&quot;;[.K260]=&quot;reponseB&quot;;[.K260]=&quot;reponseC&quot;);-10;10)" office:value-type="float" office:value="10">
            <text:p>10</text:p>
          </table:table-cell>
          <table:table-cell table:formula="of:=IF(OR([.L260]=&quot;responseA&quot;;[.L260]=&quot;reponseB&quot;;[.L260]=&quot;reponseC&quot;);-10;10)" office:value-type="float" office:value="10">
            <text:p>10</text:p>
          </table:table-cell>
          <table:table-cell table:formula="of:=IF(OR([.M260]=&quot;responseA&quot;;[.M260]=&quot;reponseB&quot;;[.M260]=&quot;reponseC&quot;);-10;10)" office:value-type="float" office:value="10">
            <text:p>10</text:p>
          </table:table-cell>
          <table:table-cell table:formula="of:=IF(OR([.N260]=&quot;responseA&quot;;[.N260]=&quot;reponseB&quot;;[.N260]=&quot;reponseC&quot;);-10;10)" office:value-type="float" office:value="10">
            <text:p>10</text:p>
          </table:table-cell>
          <table:table-cell table:formula="of:=IF(OR([.O260]=&quot;responseA&quot;;[.O260]=&quot;reponseB&quot;;[.O260]=&quot;reponseC&quot;);-10;10)" office:value-type="float" office:value="10">
            <text:p>10</text:p>
          </table:table-cell>
          <table:table-cell table:formula="of:=IF(OR([.P260]=&quot;responseA&quot;;[.P260]=&quot;reponseB&quot;;[.P260]=&quot;reponseC&quot;);-10;10)" office:value-type="float" office:value="10">
            <text:p>10</text:p>
          </table:table-cell>
          <table:table-cell table:formula="of:=IF(OR([.Q260]=&quot;responseA&quot;;[.Q260]=&quot;reponseB&quot;;[.Q260]=&quot;reponseC&quot;);-10;10)" office:value-type="float" office:value="10">
            <text:p>10</text:p>
          </table:table-cell>
          <table:table-cell table:formula="of:=IF(OR([.R260]=&quot;responseA&quot;;[.R260]=&quot;reponseB&quot;;[.R260]=&quot;reponseC&quot;);-10;10)" office:value-type="float" office:value="10">
            <text:p>10</text:p>
          </table:table-cell>
          <table:table-cell table:formula="of:=IF(OR([.S260]=&quot;responseA&quot;;[.S260]=&quot;reponseB&quot;;[.S260]=&quot;reponseC&quot;);-10;10)" office:value-type="float" office:value="10">
            <text:p>10</text:p>
          </table:table-cell>
          <table:table-cell table:formula="of:=IF(OR([.T260]=&quot;responseA&quot;;[.T260]=&quot;reponseB&quot;;[.T260]=&quot;reponseC&quot;);-10;10)" office:value-type="float" office:value="10">
            <text:p>10</text:p>
          </table:table-cell>
          <table:table-cell table:formula="of:=IF(OR([.U260]=&quot;responseA&quot;;[.U260]=&quot;reponseB&quot;;[.U260]=&quot;reponseC&quot;);-10;10)" office:value-type="float" office:value="10">
            <text:p>10</text:p>
          </table:table-cell>
          <table:table-cell table:formula="of:=IF(OR([.V260]=&quot;responseA&quot;;[.V260]=&quot;reponseB&quot;;[.V260]=&quot;reponseC&quot;);-10;10)" office:value-type="float" office:value="10">
            <text:p>10</text:p>
          </table:table-cell>
          <table:table-cell table:formula="of:=IF(OR([.W260]=&quot;responseA&quot;;[.W260]=&quot;reponseB&quot;;[.W260]=&quot;reponseC&quot;);-10;10)" office:value-type="float" office:value="10">
            <text:p>10</text:p>
          </table:table-cell>
          <table:table-cell table:formula="of:=IF(OR([.X260]=&quot;responseA&quot;;[.X260]=&quot;reponseB&quot;;[.X260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61]=&quot;responseA&quot;;[.E261]=&quot;reponseB&quot;;[.E261]=&quot;reponseC&quot;);-10;10)" office:value-type="float" office:value="10">
            <text:p>10</text:p>
          </table:table-cell>
          <table:table-cell table:formula="of:=IF(OR([.F261]=&quot;responseA&quot;;[.F261]=&quot;reponseB&quot;;[.F261]=&quot;reponseC&quot;);-10;10)" office:value-type="float" office:value="10">
            <text:p>10</text:p>
          </table:table-cell>
          <table:table-cell table:formula="of:=IF(OR([.G261]=&quot;responseA&quot;;[.G261]=&quot;reponseB&quot;;[.G261]=&quot;reponseC&quot;);-10;10)" office:value-type="float" office:value="10">
            <text:p>10</text:p>
          </table:table-cell>
          <table:table-cell table:formula="of:=IF(OR([.H261]=&quot;responseA&quot;;[.H261]=&quot;reponseB&quot;;[.H261]=&quot;reponseC&quot;);-10;10)" office:value-type="float" office:value="10">
            <text:p>10</text:p>
          </table:table-cell>
          <table:table-cell table:formula="of:=IF(OR([.I261]=&quot;responseA&quot;;[.I261]=&quot;reponseB&quot;;[.I261]=&quot;reponseC&quot;);-10;10)" office:value-type="float" office:value="10">
            <text:p>10</text:p>
          </table:table-cell>
          <table:table-cell table:formula="of:=IF(OR([.J261]=&quot;responseA&quot;;[.J261]=&quot;reponseB&quot;;[.J261]=&quot;reponseC&quot;);-10;10)" office:value-type="float" office:value="10">
            <text:p>10</text:p>
          </table:table-cell>
          <table:table-cell table:formula="of:=IF(OR([.K261]=&quot;responseA&quot;;[.K261]=&quot;reponseB&quot;;[.K261]=&quot;reponseC&quot;);-10;10)" office:value-type="float" office:value="10">
            <text:p>10</text:p>
          </table:table-cell>
          <table:table-cell table:formula="of:=IF(OR([.L261]=&quot;responseA&quot;;[.L261]=&quot;reponseB&quot;;[.L261]=&quot;reponseC&quot;);-10;10)" office:value-type="float" office:value="10">
            <text:p>10</text:p>
          </table:table-cell>
          <table:table-cell table:formula="of:=IF(OR([.M261]=&quot;responseA&quot;;[.M261]=&quot;reponseB&quot;;[.M261]=&quot;reponseC&quot;);-10;10)" office:value-type="float" office:value="10">
            <text:p>10</text:p>
          </table:table-cell>
          <table:table-cell table:formula="of:=IF(OR([.N261]=&quot;responseA&quot;;[.N261]=&quot;reponseB&quot;;[.N261]=&quot;reponseC&quot;);-10;10)" office:value-type="float" office:value="10">
            <text:p>10</text:p>
          </table:table-cell>
          <table:table-cell table:formula="of:=IF(OR([.O261]=&quot;responseA&quot;;[.O261]=&quot;reponseB&quot;;[.O261]=&quot;reponseC&quot;);-10;10)" office:value-type="float" office:value="10">
            <text:p>10</text:p>
          </table:table-cell>
          <table:table-cell table:formula="of:=IF(OR([.P261]=&quot;responseA&quot;;[.P261]=&quot;reponseB&quot;;[.P261]=&quot;reponseC&quot;);-10;10)" office:value-type="float" office:value="10">
            <text:p>10</text:p>
          </table:table-cell>
          <table:table-cell table:formula="of:=IF(OR([.Q261]=&quot;responseA&quot;;[.Q261]=&quot;reponseB&quot;;[.Q261]=&quot;reponseC&quot;);-10;10)" office:value-type="float" office:value="10">
            <text:p>10</text:p>
          </table:table-cell>
          <table:table-cell table:formula="of:=IF(OR([.R261]=&quot;responseA&quot;;[.R261]=&quot;reponseB&quot;;[.R261]=&quot;reponseC&quot;);-10;10)" office:value-type="float" office:value="10">
            <text:p>10</text:p>
          </table:table-cell>
          <table:table-cell table:formula="of:=IF(OR([.S261]=&quot;responseA&quot;;[.S261]=&quot;reponseB&quot;;[.S261]=&quot;reponseC&quot;);-10;10)" office:value-type="float" office:value="10">
            <text:p>10</text:p>
          </table:table-cell>
          <table:table-cell table:formula="of:=IF(OR([.T261]=&quot;responseA&quot;;[.T261]=&quot;reponseB&quot;;[.T261]=&quot;reponseC&quot;);-10;10)" office:value-type="float" office:value="10">
            <text:p>10</text:p>
          </table:table-cell>
          <table:table-cell table:formula="of:=IF(OR([.U261]=&quot;responseA&quot;;[.U261]=&quot;reponseB&quot;;[.U261]=&quot;reponseC&quot;);-10;10)" office:value-type="float" office:value="10">
            <text:p>10</text:p>
          </table:table-cell>
          <table:table-cell table:formula="of:=IF(OR([.V261]=&quot;responseA&quot;;[.V261]=&quot;reponseB&quot;;[.V261]=&quot;reponseC&quot;);-10;10)" office:value-type="float" office:value="10">
            <text:p>10</text:p>
          </table:table-cell>
          <table:table-cell table:formula="of:=IF(OR([.W261]=&quot;responseA&quot;;[.W261]=&quot;reponseB&quot;;[.W261]=&quot;reponseC&quot;);-10;10)" office:value-type="float" office:value="10">
            <text:p>10</text:p>
          </table:table-cell>
          <table:table-cell table:formula="of:=IF(OR([.X261]=&quot;responseA&quot;;[.X261]=&quot;reponseB&quot;;[.X261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62]=&quot;responseA&quot;;[.E262]=&quot;reponseB&quot;;[.E262]=&quot;reponseC&quot;);-10;10)" office:value-type="float" office:value="10">
            <text:p>10</text:p>
          </table:table-cell>
          <table:table-cell table:formula="of:=IF(OR([.F262]=&quot;responseA&quot;;[.F262]=&quot;reponseB&quot;;[.F262]=&quot;reponseC&quot;);-10;10)" office:value-type="float" office:value="10">
            <text:p>10</text:p>
          </table:table-cell>
          <table:table-cell table:formula="of:=IF(OR([.G262]=&quot;responseA&quot;;[.G262]=&quot;reponseB&quot;;[.G262]=&quot;reponseC&quot;);-10;10)" office:value-type="float" office:value="10">
            <text:p>10</text:p>
          </table:table-cell>
          <table:table-cell table:formula="of:=IF(OR([.H262]=&quot;responseA&quot;;[.H262]=&quot;reponseB&quot;;[.H262]=&quot;reponseC&quot;);-10;10)" office:value-type="float" office:value="10">
            <text:p>10</text:p>
          </table:table-cell>
          <table:table-cell table:formula="of:=IF(OR([.I262]=&quot;responseA&quot;;[.I262]=&quot;reponseB&quot;;[.I262]=&quot;reponseC&quot;);-10;10)" office:value-type="float" office:value="10">
            <text:p>10</text:p>
          </table:table-cell>
          <table:table-cell table:formula="of:=IF(OR([.J262]=&quot;responseA&quot;;[.J262]=&quot;reponseB&quot;;[.J262]=&quot;reponseC&quot;);-10;10)" office:value-type="float" office:value="10">
            <text:p>10</text:p>
          </table:table-cell>
          <table:table-cell table:formula="of:=IF(OR([.K262]=&quot;responseA&quot;;[.K262]=&quot;reponseB&quot;;[.K262]=&quot;reponseC&quot;);-10;10)" office:value-type="float" office:value="10">
            <text:p>10</text:p>
          </table:table-cell>
          <table:table-cell table:formula="of:=IF(OR([.L262]=&quot;responseA&quot;;[.L262]=&quot;reponseB&quot;;[.L262]=&quot;reponseC&quot;);-10;10)" office:value-type="float" office:value="10">
            <text:p>10</text:p>
          </table:table-cell>
          <table:table-cell table:formula="of:=IF(OR([.M262]=&quot;responseA&quot;;[.M262]=&quot;reponseB&quot;;[.M262]=&quot;reponseC&quot;);-10;10)" office:value-type="float" office:value="10">
            <text:p>10</text:p>
          </table:table-cell>
          <table:table-cell table:formula="of:=IF(OR([.N262]=&quot;responseA&quot;;[.N262]=&quot;reponseB&quot;;[.N262]=&quot;reponseC&quot;);-10;10)" office:value-type="float" office:value="10">
            <text:p>10</text:p>
          </table:table-cell>
          <table:table-cell table:formula="of:=IF(OR([.O262]=&quot;responseA&quot;;[.O262]=&quot;reponseB&quot;;[.O262]=&quot;reponseC&quot;);-10;10)" office:value-type="float" office:value="10">
            <text:p>10</text:p>
          </table:table-cell>
          <table:table-cell table:formula="of:=IF(OR([.P262]=&quot;responseA&quot;;[.P262]=&quot;reponseB&quot;;[.P262]=&quot;reponseC&quot;);-10;10)" office:value-type="float" office:value="10">
            <text:p>10</text:p>
          </table:table-cell>
          <table:table-cell table:formula="of:=IF(OR([.Q262]=&quot;responseA&quot;;[.Q262]=&quot;reponseB&quot;;[.Q262]=&quot;reponseC&quot;);-10;10)" office:value-type="float" office:value="10">
            <text:p>10</text:p>
          </table:table-cell>
          <table:table-cell table:formula="of:=IF(OR([.R262]=&quot;responseA&quot;;[.R262]=&quot;reponseB&quot;;[.R262]=&quot;reponseC&quot;);-10;10)" office:value-type="float" office:value="10">
            <text:p>10</text:p>
          </table:table-cell>
          <table:table-cell table:formula="of:=IF(OR([.S262]=&quot;responseA&quot;;[.S262]=&quot;reponseB&quot;;[.S262]=&quot;reponseC&quot;);-10;10)" office:value-type="float" office:value="10">
            <text:p>10</text:p>
          </table:table-cell>
          <table:table-cell table:formula="of:=IF(OR([.T262]=&quot;responseA&quot;;[.T262]=&quot;reponseB&quot;;[.T262]=&quot;reponseC&quot;);-10;10)" office:value-type="float" office:value="10">
            <text:p>10</text:p>
          </table:table-cell>
          <table:table-cell table:formula="of:=IF(OR([.U262]=&quot;responseA&quot;;[.U262]=&quot;reponseB&quot;;[.U262]=&quot;reponseC&quot;);-10;10)" office:value-type="float" office:value="10">
            <text:p>10</text:p>
          </table:table-cell>
          <table:table-cell table:formula="of:=IF(OR([.V262]=&quot;responseA&quot;;[.V262]=&quot;reponseB&quot;;[.V262]=&quot;reponseC&quot;);-10;10)" office:value-type="float" office:value="10">
            <text:p>10</text:p>
          </table:table-cell>
          <table:table-cell table:formula="of:=IF(OR([.W262]=&quot;responseA&quot;;[.W262]=&quot;reponseB&quot;;[.W262]=&quot;reponseC&quot;);-10;10)" office:value-type="float" office:value="10">
            <text:p>10</text:p>
          </table:table-cell>
          <table:table-cell table:formula="of:=IF(OR([.X262]=&quot;responseA&quot;;[.X262]=&quot;reponseB&quot;;[.X262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63]=&quot;responseA&quot;;[.E263]=&quot;reponseB&quot;;[.E263]=&quot;reponseC&quot;);-10;10)" office:value-type="float" office:value="10">
            <text:p>10</text:p>
          </table:table-cell>
          <table:table-cell table:formula="of:=IF(OR([.F263]=&quot;responseA&quot;;[.F263]=&quot;reponseB&quot;;[.F263]=&quot;reponseC&quot;);-10;10)" office:value-type="float" office:value="10">
            <text:p>10</text:p>
          </table:table-cell>
          <table:table-cell table:formula="of:=IF(OR([.G263]=&quot;responseA&quot;;[.G263]=&quot;reponseB&quot;;[.G263]=&quot;reponseC&quot;);-10;10)" office:value-type="float" office:value="10">
            <text:p>10</text:p>
          </table:table-cell>
          <table:table-cell table:formula="of:=IF(OR([.H263]=&quot;responseA&quot;;[.H263]=&quot;reponseB&quot;;[.H263]=&quot;reponseC&quot;);-10;10)" office:value-type="float" office:value="10">
            <text:p>10</text:p>
          </table:table-cell>
          <table:table-cell table:formula="of:=IF(OR([.I263]=&quot;responseA&quot;;[.I263]=&quot;reponseB&quot;;[.I263]=&quot;reponseC&quot;);-10;10)" office:value-type="float" office:value="10">
            <text:p>10</text:p>
          </table:table-cell>
          <table:table-cell table:formula="of:=IF(OR([.J263]=&quot;responseA&quot;;[.J263]=&quot;reponseB&quot;;[.J263]=&quot;reponseC&quot;);-10;10)" office:value-type="float" office:value="10">
            <text:p>10</text:p>
          </table:table-cell>
          <table:table-cell table:formula="of:=IF(OR([.K263]=&quot;responseA&quot;;[.K263]=&quot;reponseB&quot;;[.K263]=&quot;reponseC&quot;);-10;10)" office:value-type="float" office:value="10">
            <text:p>10</text:p>
          </table:table-cell>
          <table:table-cell table:formula="of:=IF(OR([.L263]=&quot;responseA&quot;;[.L263]=&quot;reponseB&quot;;[.L263]=&quot;reponseC&quot;);-10;10)" office:value-type="float" office:value="10">
            <text:p>10</text:p>
          </table:table-cell>
          <table:table-cell table:formula="of:=IF(OR([.M263]=&quot;responseA&quot;;[.M263]=&quot;reponseB&quot;;[.M263]=&quot;reponseC&quot;);-10;10)" office:value-type="float" office:value="10">
            <text:p>10</text:p>
          </table:table-cell>
          <table:table-cell table:formula="of:=IF(OR([.N263]=&quot;responseA&quot;;[.N263]=&quot;reponseB&quot;;[.N263]=&quot;reponseC&quot;);-10;10)" office:value-type="float" office:value="10">
            <text:p>10</text:p>
          </table:table-cell>
          <table:table-cell table:formula="of:=IF(OR([.O263]=&quot;responseA&quot;;[.O263]=&quot;reponseB&quot;;[.O263]=&quot;reponseC&quot;);-10;10)" office:value-type="float" office:value="10">
            <text:p>10</text:p>
          </table:table-cell>
          <table:table-cell table:formula="of:=IF(OR([.P263]=&quot;responseA&quot;;[.P263]=&quot;reponseB&quot;;[.P263]=&quot;reponseC&quot;);-10;10)" office:value-type="float" office:value="10">
            <text:p>10</text:p>
          </table:table-cell>
          <table:table-cell table:formula="of:=IF(OR([.Q263]=&quot;responseA&quot;;[.Q263]=&quot;reponseB&quot;;[.Q263]=&quot;reponseC&quot;);-10;10)" office:value-type="float" office:value="10">
            <text:p>10</text:p>
          </table:table-cell>
          <table:table-cell table:formula="of:=IF(OR([.R263]=&quot;responseA&quot;;[.R263]=&quot;reponseB&quot;;[.R263]=&quot;reponseC&quot;);-10;10)" office:value-type="float" office:value="10">
            <text:p>10</text:p>
          </table:table-cell>
          <table:table-cell table:formula="of:=IF(OR([.S263]=&quot;responseA&quot;;[.S263]=&quot;reponseB&quot;;[.S263]=&quot;reponseC&quot;);-10;10)" office:value-type="float" office:value="10">
            <text:p>10</text:p>
          </table:table-cell>
          <table:table-cell table:formula="of:=IF(OR([.T263]=&quot;responseA&quot;;[.T263]=&quot;reponseB&quot;;[.T263]=&quot;reponseC&quot;);-10;10)" office:value-type="float" office:value="10">
            <text:p>10</text:p>
          </table:table-cell>
          <table:table-cell table:formula="of:=IF(OR([.U263]=&quot;responseA&quot;;[.U263]=&quot;reponseB&quot;;[.U263]=&quot;reponseC&quot;);-10;10)" office:value-type="float" office:value="10">
            <text:p>10</text:p>
          </table:table-cell>
          <table:table-cell table:formula="of:=IF(OR([.V263]=&quot;responseA&quot;;[.V263]=&quot;reponseB&quot;;[.V263]=&quot;reponseC&quot;);-10;10)" office:value-type="float" office:value="10">
            <text:p>10</text:p>
          </table:table-cell>
          <table:table-cell table:formula="of:=IF(OR([.W263]=&quot;responseA&quot;;[.W263]=&quot;reponseB&quot;;[.W263]=&quot;reponseC&quot;);-10;10)" office:value-type="float" office:value="10">
            <text:p>10</text:p>
          </table:table-cell>
          <table:table-cell table:formula="of:=IF(OR([.X263]=&quot;responseA&quot;;[.X263]=&quot;reponseB&quot;;[.X263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64]=&quot;responseA&quot;;[.E264]=&quot;reponseB&quot;;[.E264]=&quot;reponseC&quot;);-10;10)" office:value-type="float" office:value="10">
            <text:p>10</text:p>
          </table:table-cell>
          <table:table-cell table:formula="of:=IF(OR([.F264]=&quot;responseA&quot;;[.F264]=&quot;reponseB&quot;;[.F264]=&quot;reponseC&quot;);-10;10)" office:value-type="float" office:value="10">
            <text:p>10</text:p>
          </table:table-cell>
          <table:table-cell table:formula="of:=IF(OR([.G264]=&quot;responseA&quot;;[.G264]=&quot;reponseB&quot;;[.G264]=&quot;reponseC&quot;);-10;10)" office:value-type="float" office:value="10">
            <text:p>10</text:p>
          </table:table-cell>
          <table:table-cell table:formula="of:=IF(OR([.H264]=&quot;responseA&quot;;[.H264]=&quot;reponseB&quot;;[.H264]=&quot;reponseC&quot;);-10;10)" office:value-type="float" office:value="10">
            <text:p>10</text:p>
          </table:table-cell>
          <table:table-cell table:formula="of:=IF(OR([.I264]=&quot;responseA&quot;;[.I264]=&quot;reponseB&quot;;[.I264]=&quot;reponseC&quot;);-10;10)" office:value-type="float" office:value="10">
            <text:p>10</text:p>
          </table:table-cell>
          <table:table-cell table:formula="of:=IF(OR([.J264]=&quot;responseA&quot;;[.J264]=&quot;reponseB&quot;;[.J264]=&quot;reponseC&quot;);-10;10)" office:value-type="float" office:value="10">
            <text:p>10</text:p>
          </table:table-cell>
          <table:table-cell table:formula="of:=IF(OR([.K264]=&quot;responseA&quot;;[.K264]=&quot;reponseB&quot;;[.K264]=&quot;reponseC&quot;);-10;10)" office:value-type="float" office:value="10">
            <text:p>10</text:p>
          </table:table-cell>
          <table:table-cell table:formula="of:=IF(OR([.L264]=&quot;responseA&quot;;[.L264]=&quot;reponseB&quot;;[.L264]=&quot;reponseC&quot;);-10;10)" office:value-type="float" office:value="10">
            <text:p>10</text:p>
          </table:table-cell>
          <table:table-cell table:formula="of:=IF(OR([.M264]=&quot;responseA&quot;;[.M264]=&quot;reponseB&quot;;[.M264]=&quot;reponseC&quot;);-10;10)" office:value-type="float" office:value="10">
            <text:p>10</text:p>
          </table:table-cell>
          <table:table-cell table:formula="of:=IF(OR([.N264]=&quot;responseA&quot;;[.N264]=&quot;reponseB&quot;;[.N264]=&quot;reponseC&quot;);-10;10)" office:value-type="float" office:value="10">
            <text:p>10</text:p>
          </table:table-cell>
          <table:table-cell table:formula="of:=IF(OR([.O264]=&quot;responseA&quot;;[.O264]=&quot;reponseB&quot;;[.O264]=&quot;reponseC&quot;);-10;10)" office:value-type="float" office:value="10">
            <text:p>10</text:p>
          </table:table-cell>
          <table:table-cell table:formula="of:=IF(OR([.P264]=&quot;responseA&quot;;[.P264]=&quot;reponseB&quot;;[.P264]=&quot;reponseC&quot;);-10;10)" office:value-type="float" office:value="10">
            <text:p>10</text:p>
          </table:table-cell>
          <table:table-cell table:formula="of:=IF(OR([.Q264]=&quot;responseA&quot;;[.Q264]=&quot;reponseB&quot;;[.Q264]=&quot;reponseC&quot;);-10;10)" office:value-type="float" office:value="10">
            <text:p>10</text:p>
          </table:table-cell>
          <table:table-cell table:formula="of:=IF(OR([.R264]=&quot;responseA&quot;;[.R264]=&quot;reponseB&quot;;[.R264]=&quot;reponseC&quot;);-10;10)" office:value-type="float" office:value="10">
            <text:p>10</text:p>
          </table:table-cell>
          <table:table-cell table:formula="of:=IF(OR([.S264]=&quot;responseA&quot;;[.S264]=&quot;reponseB&quot;;[.S264]=&quot;reponseC&quot;);-10;10)" office:value-type="float" office:value="10">
            <text:p>10</text:p>
          </table:table-cell>
          <table:table-cell table:formula="of:=IF(OR([.T264]=&quot;responseA&quot;;[.T264]=&quot;reponseB&quot;;[.T264]=&quot;reponseC&quot;);-10;10)" office:value-type="float" office:value="10">
            <text:p>10</text:p>
          </table:table-cell>
          <table:table-cell table:formula="of:=IF(OR([.U264]=&quot;responseA&quot;;[.U264]=&quot;reponseB&quot;;[.U264]=&quot;reponseC&quot;);-10;10)" office:value-type="float" office:value="10">
            <text:p>10</text:p>
          </table:table-cell>
          <table:table-cell table:formula="of:=IF(OR([.V264]=&quot;responseA&quot;;[.V264]=&quot;reponseB&quot;;[.V264]=&quot;reponseC&quot;);-10;10)" office:value-type="float" office:value="10">
            <text:p>10</text:p>
          </table:table-cell>
          <table:table-cell table:formula="of:=IF(OR([.W264]=&quot;responseA&quot;;[.W264]=&quot;reponseB&quot;;[.W264]=&quot;reponseC&quot;);-10;10)" office:value-type="float" office:value="10">
            <text:p>10</text:p>
          </table:table-cell>
          <table:table-cell table:formula="of:=IF(OR([.X264]=&quot;responseA&quot;;[.X264]=&quot;reponseB&quot;;[.X264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65]=&quot;responseA&quot;;[.E265]=&quot;reponseB&quot;;[.E265]=&quot;reponseC&quot;);-10;10)" office:value-type="float" office:value="10">
            <text:p>10</text:p>
          </table:table-cell>
          <table:table-cell table:formula="of:=IF(OR([.F265]=&quot;responseA&quot;;[.F265]=&quot;reponseB&quot;;[.F265]=&quot;reponseC&quot;);-10;10)" office:value-type="float" office:value="10">
            <text:p>10</text:p>
          </table:table-cell>
          <table:table-cell table:formula="of:=IF(OR([.G265]=&quot;responseA&quot;;[.G265]=&quot;reponseB&quot;;[.G265]=&quot;reponseC&quot;);-10;10)" office:value-type="float" office:value="10">
            <text:p>10</text:p>
          </table:table-cell>
          <table:table-cell table:formula="of:=IF(OR([.H265]=&quot;responseA&quot;;[.H265]=&quot;reponseB&quot;;[.H265]=&quot;reponseC&quot;);-10;10)" office:value-type="float" office:value="10">
            <text:p>10</text:p>
          </table:table-cell>
          <table:table-cell table:formula="of:=IF(OR([.I265]=&quot;responseA&quot;;[.I265]=&quot;reponseB&quot;;[.I265]=&quot;reponseC&quot;);-10;10)" office:value-type="float" office:value="10">
            <text:p>10</text:p>
          </table:table-cell>
          <table:table-cell table:formula="of:=IF(OR([.J265]=&quot;responseA&quot;;[.J265]=&quot;reponseB&quot;;[.J265]=&quot;reponseC&quot;);-10;10)" office:value-type="float" office:value="10">
            <text:p>10</text:p>
          </table:table-cell>
          <table:table-cell table:formula="of:=IF(OR([.K265]=&quot;responseA&quot;;[.K265]=&quot;reponseB&quot;;[.K265]=&quot;reponseC&quot;);-10;10)" office:value-type="float" office:value="10">
            <text:p>10</text:p>
          </table:table-cell>
          <table:table-cell table:formula="of:=IF(OR([.L265]=&quot;responseA&quot;;[.L265]=&quot;reponseB&quot;;[.L265]=&quot;reponseC&quot;);-10;10)" office:value-type="float" office:value="10">
            <text:p>10</text:p>
          </table:table-cell>
          <table:table-cell table:formula="of:=IF(OR([.M265]=&quot;responseA&quot;;[.M265]=&quot;reponseB&quot;;[.M265]=&quot;reponseC&quot;);-10;10)" office:value-type="float" office:value="10">
            <text:p>10</text:p>
          </table:table-cell>
          <table:table-cell table:formula="of:=IF(OR([.N265]=&quot;responseA&quot;;[.N265]=&quot;reponseB&quot;;[.N265]=&quot;reponseC&quot;);-10;10)" office:value-type="float" office:value="10">
            <text:p>10</text:p>
          </table:table-cell>
          <table:table-cell table:formula="of:=IF(OR([.O265]=&quot;responseA&quot;;[.O265]=&quot;reponseB&quot;;[.O265]=&quot;reponseC&quot;);-10;10)" office:value-type="float" office:value="10">
            <text:p>10</text:p>
          </table:table-cell>
          <table:table-cell table:formula="of:=IF(OR([.P265]=&quot;responseA&quot;;[.P265]=&quot;reponseB&quot;;[.P265]=&quot;reponseC&quot;);-10;10)" office:value-type="float" office:value="10">
            <text:p>10</text:p>
          </table:table-cell>
          <table:table-cell table:formula="of:=IF(OR([.Q265]=&quot;responseA&quot;;[.Q265]=&quot;reponseB&quot;;[.Q265]=&quot;reponseC&quot;);-10;10)" office:value-type="float" office:value="10">
            <text:p>10</text:p>
          </table:table-cell>
          <table:table-cell table:formula="of:=IF(OR([.R265]=&quot;responseA&quot;;[.R265]=&quot;reponseB&quot;;[.R265]=&quot;reponseC&quot;);-10;10)" office:value-type="float" office:value="10">
            <text:p>10</text:p>
          </table:table-cell>
          <table:table-cell table:formula="of:=IF(OR([.S265]=&quot;responseA&quot;;[.S265]=&quot;reponseB&quot;;[.S265]=&quot;reponseC&quot;);-10;10)" office:value-type="float" office:value="10">
            <text:p>10</text:p>
          </table:table-cell>
          <table:table-cell table:formula="of:=IF(OR([.T265]=&quot;responseA&quot;;[.T265]=&quot;reponseB&quot;;[.T265]=&quot;reponseC&quot;);-10;10)" office:value-type="float" office:value="10">
            <text:p>10</text:p>
          </table:table-cell>
          <table:table-cell table:formula="of:=IF(OR([.U265]=&quot;responseA&quot;;[.U265]=&quot;reponseB&quot;;[.U265]=&quot;reponseC&quot;);-10;10)" office:value-type="float" office:value="10">
            <text:p>10</text:p>
          </table:table-cell>
          <table:table-cell table:formula="of:=IF(OR([.V265]=&quot;responseA&quot;;[.V265]=&quot;reponseB&quot;;[.V265]=&quot;reponseC&quot;);-10;10)" office:value-type="float" office:value="10">
            <text:p>10</text:p>
          </table:table-cell>
          <table:table-cell table:formula="of:=IF(OR([.W265]=&quot;responseA&quot;;[.W265]=&quot;reponseB&quot;;[.W265]=&quot;reponseC&quot;);-10;10)" office:value-type="float" office:value="10">
            <text:p>10</text:p>
          </table:table-cell>
          <table:table-cell table:formula="of:=IF(OR([.X265]=&quot;responseA&quot;;[.X265]=&quot;reponseB&quot;;[.X265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66]=&quot;responseA&quot;;[.E266]=&quot;reponseB&quot;;[.E266]=&quot;reponseC&quot;);-10;10)" office:value-type="float" office:value="10">
            <text:p>10</text:p>
          </table:table-cell>
          <table:table-cell table:formula="of:=IF(OR([.F266]=&quot;responseA&quot;;[.F266]=&quot;reponseB&quot;;[.F266]=&quot;reponseC&quot;);-10;10)" office:value-type="float" office:value="10">
            <text:p>10</text:p>
          </table:table-cell>
          <table:table-cell table:formula="of:=IF(OR([.G266]=&quot;responseA&quot;;[.G266]=&quot;reponseB&quot;;[.G266]=&quot;reponseC&quot;);-10;10)" office:value-type="float" office:value="10">
            <text:p>10</text:p>
          </table:table-cell>
          <table:table-cell table:formula="of:=IF(OR([.H266]=&quot;responseA&quot;;[.H266]=&quot;reponseB&quot;;[.H266]=&quot;reponseC&quot;);-10;10)" office:value-type="float" office:value="10">
            <text:p>10</text:p>
          </table:table-cell>
          <table:table-cell table:formula="of:=IF(OR([.I266]=&quot;responseA&quot;;[.I266]=&quot;reponseB&quot;;[.I266]=&quot;reponseC&quot;);-10;10)" office:value-type="float" office:value="10">
            <text:p>10</text:p>
          </table:table-cell>
          <table:table-cell table:formula="of:=IF(OR([.J266]=&quot;responseA&quot;;[.J266]=&quot;reponseB&quot;;[.J266]=&quot;reponseC&quot;);-10;10)" office:value-type="float" office:value="10">
            <text:p>10</text:p>
          </table:table-cell>
          <table:table-cell table:formula="of:=IF(OR([.K266]=&quot;responseA&quot;;[.K266]=&quot;reponseB&quot;;[.K266]=&quot;reponseC&quot;);-10;10)" office:value-type="float" office:value="10">
            <text:p>10</text:p>
          </table:table-cell>
          <table:table-cell table:formula="of:=IF(OR([.L266]=&quot;responseA&quot;;[.L266]=&quot;reponseB&quot;;[.L266]=&quot;reponseC&quot;);-10;10)" office:value-type="float" office:value="10">
            <text:p>10</text:p>
          </table:table-cell>
          <table:table-cell table:formula="of:=IF(OR([.M266]=&quot;responseA&quot;;[.M266]=&quot;reponseB&quot;;[.M266]=&quot;reponseC&quot;);-10;10)" office:value-type="float" office:value="10">
            <text:p>10</text:p>
          </table:table-cell>
          <table:table-cell table:formula="of:=IF(OR([.N266]=&quot;responseA&quot;;[.N266]=&quot;reponseB&quot;;[.N266]=&quot;reponseC&quot;);-10;10)" office:value-type="float" office:value="10">
            <text:p>10</text:p>
          </table:table-cell>
          <table:table-cell table:formula="of:=IF(OR([.O266]=&quot;responseA&quot;;[.O266]=&quot;reponseB&quot;;[.O266]=&quot;reponseC&quot;);-10;10)" office:value-type="float" office:value="10">
            <text:p>10</text:p>
          </table:table-cell>
          <table:table-cell table:formula="of:=IF(OR([.P266]=&quot;responseA&quot;;[.P266]=&quot;reponseB&quot;;[.P266]=&quot;reponseC&quot;);-10;10)" office:value-type="float" office:value="10">
            <text:p>10</text:p>
          </table:table-cell>
          <table:table-cell table:formula="of:=IF(OR([.Q266]=&quot;responseA&quot;;[.Q266]=&quot;reponseB&quot;;[.Q266]=&quot;reponseC&quot;);-10;10)" office:value-type="float" office:value="10">
            <text:p>10</text:p>
          </table:table-cell>
          <table:table-cell table:formula="of:=IF(OR([.R266]=&quot;responseA&quot;;[.R266]=&quot;reponseB&quot;;[.R266]=&quot;reponseC&quot;);-10;10)" office:value-type="float" office:value="10">
            <text:p>10</text:p>
          </table:table-cell>
          <table:table-cell table:formula="of:=IF(OR([.S266]=&quot;responseA&quot;;[.S266]=&quot;reponseB&quot;;[.S266]=&quot;reponseC&quot;);-10;10)" office:value-type="float" office:value="10">
            <text:p>10</text:p>
          </table:table-cell>
          <table:table-cell table:formula="of:=IF(OR([.T266]=&quot;responseA&quot;;[.T266]=&quot;reponseB&quot;;[.T266]=&quot;reponseC&quot;);-10;10)" office:value-type="float" office:value="10">
            <text:p>10</text:p>
          </table:table-cell>
          <table:table-cell table:formula="of:=IF(OR([.U266]=&quot;responseA&quot;;[.U266]=&quot;reponseB&quot;;[.U266]=&quot;reponseC&quot;);-10;10)" office:value-type="float" office:value="10">
            <text:p>10</text:p>
          </table:table-cell>
          <table:table-cell table:formula="of:=IF(OR([.V266]=&quot;responseA&quot;;[.V266]=&quot;reponseB&quot;;[.V266]=&quot;reponseC&quot;);-10;10)" office:value-type="float" office:value="10">
            <text:p>10</text:p>
          </table:table-cell>
          <table:table-cell table:formula="of:=IF(OR([.W266]=&quot;responseA&quot;;[.W266]=&quot;reponseB&quot;;[.W266]=&quot;reponseC&quot;);-10;10)" office:value-type="float" office:value="10">
            <text:p>10</text:p>
          </table:table-cell>
          <table:table-cell table:formula="of:=IF(OR([.X266]=&quot;responseA&quot;;[.X266]=&quot;reponseB&quot;;[.X266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67]=&quot;responseA&quot;;[.E267]=&quot;reponseB&quot;;[.E267]=&quot;reponseC&quot;);-10;10)" office:value-type="float" office:value="10">
            <text:p>10</text:p>
          </table:table-cell>
          <table:table-cell table:formula="of:=IF(OR([.F267]=&quot;responseA&quot;;[.F267]=&quot;reponseB&quot;;[.F267]=&quot;reponseC&quot;);-10;10)" office:value-type="float" office:value="10">
            <text:p>10</text:p>
          </table:table-cell>
          <table:table-cell table:formula="of:=IF(OR([.G267]=&quot;responseA&quot;;[.G267]=&quot;reponseB&quot;;[.G267]=&quot;reponseC&quot;);-10;10)" office:value-type="float" office:value="10">
            <text:p>10</text:p>
          </table:table-cell>
          <table:table-cell table:formula="of:=IF(OR([.H267]=&quot;responseA&quot;;[.H267]=&quot;reponseB&quot;;[.H267]=&quot;reponseC&quot;);-10;10)" office:value-type="float" office:value="10">
            <text:p>10</text:p>
          </table:table-cell>
          <table:table-cell table:formula="of:=IF(OR([.I267]=&quot;responseA&quot;;[.I267]=&quot;reponseB&quot;;[.I267]=&quot;reponseC&quot;);-10;10)" office:value-type="float" office:value="10">
            <text:p>10</text:p>
          </table:table-cell>
          <table:table-cell table:formula="of:=IF(OR([.J267]=&quot;responseA&quot;;[.J267]=&quot;reponseB&quot;;[.J267]=&quot;reponseC&quot;);-10;10)" office:value-type="float" office:value="10">
            <text:p>10</text:p>
          </table:table-cell>
          <table:table-cell table:formula="of:=IF(OR([.K267]=&quot;responseA&quot;;[.K267]=&quot;reponseB&quot;;[.K267]=&quot;reponseC&quot;);-10;10)" office:value-type="float" office:value="10">
            <text:p>10</text:p>
          </table:table-cell>
          <table:table-cell table:formula="of:=IF(OR([.L267]=&quot;responseA&quot;;[.L267]=&quot;reponseB&quot;;[.L267]=&quot;reponseC&quot;);-10;10)" office:value-type="float" office:value="10">
            <text:p>10</text:p>
          </table:table-cell>
          <table:table-cell table:formula="of:=IF(OR([.M267]=&quot;responseA&quot;;[.M267]=&quot;reponseB&quot;;[.M267]=&quot;reponseC&quot;);-10;10)" office:value-type="float" office:value="10">
            <text:p>10</text:p>
          </table:table-cell>
          <table:table-cell table:formula="of:=IF(OR([.N267]=&quot;responseA&quot;;[.N267]=&quot;reponseB&quot;;[.N267]=&quot;reponseC&quot;);-10;10)" office:value-type="float" office:value="10">
            <text:p>10</text:p>
          </table:table-cell>
          <table:table-cell table:formula="of:=IF(OR([.O267]=&quot;responseA&quot;;[.O267]=&quot;reponseB&quot;;[.O267]=&quot;reponseC&quot;);-10;10)" office:value-type="float" office:value="10">
            <text:p>10</text:p>
          </table:table-cell>
          <table:table-cell table:formula="of:=IF(OR([.P267]=&quot;responseA&quot;;[.P267]=&quot;reponseB&quot;;[.P267]=&quot;reponseC&quot;);-10;10)" office:value-type="float" office:value="10">
            <text:p>10</text:p>
          </table:table-cell>
          <table:table-cell table:formula="of:=IF(OR([.Q267]=&quot;responseA&quot;;[.Q267]=&quot;reponseB&quot;;[.Q267]=&quot;reponseC&quot;);-10;10)" office:value-type="float" office:value="10">
            <text:p>10</text:p>
          </table:table-cell>
          <table:table-cell table:formula="of:=IF(OR([.R267]=&quot;responseA&quot;;[.R267]=&quot;reponseB&quot;;[.R267]=&quot;reponseC&quot;);-10;10)" office:value-type="float" office:value="10">
            <text:p>10</text:p>
          </table:table-cell>
          <table:table-cell table:formula="of:=IF(OR([.S267]=&quot;responseA&quot;;[.S267]=&quot;reponseB&quot;;[.S267]=&quot;reponseC&quot;);-10;10)" office:value-type="float" office:value="10">
            <text:p>10</text:p>
          </table:table-cell>
          <table:table-cell table:formula="of:=IF(OR([.T267]=&quot;responseA&quot;;[.T267]=&quot;reponseB&quot;;[.T267]=&quot;reponseC&quot;);-10;10)" office:value-type="float" office:value="10">
            <text:p>10</text:p>
          </table:table-cell>
          <table:table-cell table:formula="of:=IF(OR([.U267]=&quot;responseA&quot;;[.U267]=&quot;reponseB&quot;;[.U267]=&quot;reponseC&quot;);-10;10)" office:value-type="float" office:value="10">
            <text:p>10</text:p>
          </table:table-cell>
          <table:table-cell table:formula="of:=IF(OR([.V267]=&quot;responseA&quot;;[.V267]=&quot;reponseB&quot;;[.V267]=&quot;reponseC&quot;);-10;10)" office:value-type="float" office:value="10">
            <text:p>10</text:p>
          </table:table-cell>
          <table:table-cell table:formula="of:=IF(OR([.W267]=&quot;responseA&quot;;[.W267]=&quot;reponseB&quot;;[.W267]=&quot;reponseC&quot;);-10;10)" office:value-type="float" office:value="10">
            <text:p>10</text:p>
          </table:table-cell>
          <table:table-cell table:formula="of:=IF(OR([.X267]=&quot;responseA&quot;;[.X267]=&quot;reponseB&quot;;[.X267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68]=&quot;responseA&quot;;[.E268]=&quot;reponseB&quot;;[.E268]=&quot;reponseC&quot;);-10;10)" office:value-type="float" office:value="10">
            <text:p>10</text:p>
          </table:table-cell>
          <table:table-cell table:formula="of:=IF(OR([.F268]=&quot;responseA&quot;;[.F268]=&quot;reponseB&quot;;[.F268]=&quot;reponseC&quot;);-10;10)" office:value-type="float" office:value="10">
            <text:p>10</text:p>
          </table:table-cell>
          <table:table-cell table:formula="of:=IF(OR([.G268]=&quot;responseA&quot;;[.G268]=&quot;reponseB&quot;;[.G268]=&quot;reponseC&quot;);-10;10)" office:value-type="float" office:value="10">
            <text:p>10</text:p>
          </table:table-cell>
          <table:table-cell table:formula="of:=IF(OR([.H268]=&quot;responseA&quot;;[.H268]=&quot;reponseB&quot;;[.H268]=&quot;reponseC&quot;);-10;10)" office:value-type="float" office:value="10">
            <text:p>10</text:p>
          </table:table-cell>
          <table:table-cell table:formula="of:=IF(OR([.I268]=&quot;responseA&quot;;[.I268]=&quot;reponseB&quot;;[.I268]=&quot;reponseC&quot;);-10;10)" office:value-type="float" office:value="10">
            <text:p>10</text:p>
          </table:table-cell>
          <table:table-cell table:formula="of:=IF(OR([.J268]=&quot;responseA&quot;;[.J268]=&quot;reponseB&quot;;[.J268]=&quot;reponseC&quot;);-10;10)" office:value-type="float" office:value="10">
            <text:p>10</text:p>
          </table:table-cell>
          <table:table-cell table:formula="of:=IF(OR([.K268]=&quot;responseA&quot;;[.K268]=&quot;reponseB&quot;;[.K268]=&quot;reponseC&quot;);-10;10)" office:value-type="float" office:value="10">
            <text:p>10</text:p>
          </table:table-cell>
          <table:table-cell table:formula="of:=IF(OR([.L268]=&quot;responseA&quot;;[.L268]=&quot;reponseB&quot;;[.L268]=&quot;reponseC&quot;);-10;10)" office:value-type="float" office:value="10">
            <text:p>10</text:p>
          </table:table-cell>
          <table:table-cell table:formula="of:=IF(OR([.M268]=&quot;responseA&quot;;[.M268]=&quot;reponseB&quot;;[.M268]=&quot;reponseC&quot;);-10;10)" office:value-type="float" office:value="10">
            <text:p>10</text:p>
          </table:table-cell>
          <table:table-cell table:formula="of:=IF(OR([.N268]=&quot;responseA&quot;;[.N268]=&quot;reponseB&quot;;[.N268]=&quot;reponseC&quot;);-10;10)" office:value-type="float" office:value="10">
            <text:p>10</text:p>
          </table:table-cell>
          <table:table-cell table:formula="of:=IF(OR([.O268]=&quot;responseA&quot;;[.O268]=&quot;reponseB&quot;;[.O268]=&quot;reponseC&quot;);-10;10)" office:value-type="float" office:value="10">
            <text:p>10</text:p>
          </table:table-cell>
          <table:table-cell table:formula="of:=IF(OR([.P268]=&quot;responseA&quot;;[.P268]=&quot;reponseB&quot;;[.P268]=&quot;reponseC&quot;);-10;10)" office:value-type="float" office:value="10">
            <text:p>10</text:p>
          </table:table-cell>
          <table:table-cell table:formula="of:=IF(OR([.Q268]=&quot;responseA&quot;;[.Q268]=&quot;reponseB&quot;;[.Q268]=&quot;reponseC&quot;);-10;10)" office:value-type="float" office:value="10">
            <text:p>10</text:p>
          </table:table-cell>
          <table:table-cell table:formula="of:=IF(OR([.R268]=&quot;responseA&quot;;[.R268]=&quot;reponseB&quot;;[.R268]=&quot;reponseC&quot;);-10;10)" office:value-type="float" office:value="10">
            <text:p>10</text:p>
          </table:table-cell>
          <table:table-cell table:formula="of:=IF(OR([.S268]=&quot;responseA&quot;;[.S268]=&quot;reponseB&quot;;[.S268]=&quot;reponseC&quot;);-10;10)" office:value-type="float" office:value="10">
            <text:p>10</text:p>
          </table:table-cell>
          <table:table-cell table:formula="of:=IF(OR([.T268]=&quot;responseA&quot;;[.T268]=&quot;reponseB&quot;;[.T268]=&quot;reponseC&quot;);-10;10)" office:value-type="float" office:value="10">
            <text:p>10</text:p>
          </table:table-cell>
          <table:table-cell table:formula="of:=IF(OR([.U268]=&quot;responseA&quot;;[.U268]=&quot;reponseB&quot;;[.U268]=&quot;reponseC&quot;);-10;10)" office:value-type="float" office:value="10">
            <text:p>10</text:p>
          </table:table-cell>
          <table:table-cell table:formula="of:=IF(OR([.V268]=&quot;responseA&quot;;[.V268]=&quot;reponseB&quot;;[.V268]=&quot;reponseC&quot;);-10;10)" office:value-type="float" office:value="10">
            <text:p>10</text:p>
          </table:table-cell>
          <table:table-cell table:formula="of:=IF(OR([.W268]=&quot;responseA&quot;;[.W268]=&quot;reponseB&quot;;[.W268]=&quot;reponseC&quot;);-10;10)" office:value-type="float" office:value="10">
            <text:p>10</text:p>
          </table:table-cell>
          <table:table-cell table:formula="of:=IF(OR([.X268]=&quot;responseA&quot;;[.X268]=&quot;reponseB&quot;;[.X268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69]=&quot;responseA&quot;;[.E269]=&quot;reponseB&quot;;[.E269]=&quot;reponseC&quot;);-10;10)" office:value-type="float" office:value="10">
            <text:p>10</text:p>
          </table:table-cell>
          <table:table-cell table:formula="of:=IF(OR([.F269]=&quot;responseA&quot;;[.F269]=&quot;reponseB&quot;;[.F269]=&quot;reponseC&quot;);-10;10)" office:value-type="float" office:value="10">
            <text:p>10</text:p>
          </table:table-cell>
          <table:table-cell table:formula="of:=IF(OR([.G269]=&quot;responseA&quot;;[.G269]=&quot;reponseB&quot;;[.G269]=&quot;reponseC&quot;);-10;10)" office:value-type="float" office:value="10">
            <text:p>10</text:p>
          </table:table-cell>
          <table:table-cell table:formula="of:=IF(OR([.H269]=&quot;responseA&quot;;[.H269]=&quot;reponseB&quot;;[.H269]=&quot;reponseC&quot;);-10;10)" office:value-type="float" office:value="10">
            <text:p>10</text:p>
          </table:table-cell>
          <table:table-cell table:formula="of:=IF(OR([.I269]=&quot;responseA&quot;;[.I269]=&quot;reponseB&quot;;[.I269]=&quot;reponseC&quot;);-10;10)" office:value-type="float" office:value="10">
            <text:p>10</text:p>
          </table:table-cell>
          <table:table-cell table:formula="of:=IF(OR([.J269]=&quot;responseA&quot;;[.J269]=&quot;reponseB&quot;;[.J269]=&quot;reponseC&quot;);-10;10)" office:value-type="float" office:value="10">
            <text:p>10</text:p>
          </table:table-cell>
          <table:table-cell table:formula="of:=IF(OR([.K269]=&quot;responseA&quot;;[.K269]=&quot;reponseB&quot;;[.K269]=&quot;reponseC&quot;);-10;10)" office:value-type="float" office:value="10">
            <text:p>10</text:p>
          </table:table-cell>
          <table:table-cell table:formula="of:=IF(OR([.L269]=&quot;responseA&quot;;[.L269]=&quot;reponseB&quot;;[.L269]=&quot;reponseC&quot;);-10;10)" office:value-type="float" office:value="10">
            <text:p>10</text:p>
          </table:table-cell>
          <table:table-cell table:formula="of:=IF(OR([.M269]=&quot;responseA&quot;;[.M269]=&quot;reponseB&quot;;[.M269]=&quot;reponseC&quot;);-10;10)" office:value-type="float" office:value="10">
            <text:p>10</text:p>
          </table:table-cell>
          <table:table-cell table:formula="of:=IF(OR([.N269]=&quot;responseA&quot;;[.N269]=&quot;reponseB&quot;;[.N269]=&quot;reponseC&quot;);-10;10)" office:value-type="float" office:value="10">
            <text:p>10</text:p>
          </table:table-cell>
          <table:table-cell table:formula="of:=IF(OR([.O269]=&quot;responseA&quot;;[.O269]=&quot;reponseB&quot;;[.O269]=&quot;reponseC&quot;);-10;10)" office:value-type="float" office:value="10">
            <text:p>10</text:p>
          </table:table-cell>
          <table:table-cell table:formula="of:=IF(OR([.P269]=&quot;responseA&quot;;[.P269]=&quot;reponseB&quot;;[.P269]=&quot;reponseC&quot;);-10;10)" office:value-type="float" office:value="10">
            <text:p>10</text:p>
          </table:table-cell>
          <table:table-cell table:formula="of:=IF(OR([.Q269]=&quot;responseA&quot;;[.Q269]=&quot;reponseB&quot;;[.Q269]=&quot;reponseC&quot;);-10;10)" office:value-type="float" office:value="10">
            <text:p>10</text:p>
          </table:table-cell>
          <table:table-cell table:formula="of:=IF(OR([.R269]=&quot;responseA&quot;;[.R269]=&quot;reponseB&quot;;[.R269]=&quot;reponseC&quot;);-10;10)" office:value-type="float" office:value="10">
            <text:p>10</text:p>
          </table:table-cell>
          <table:table-cell table:formula="of:=IF(OR([.S269]=&quot;responseA&quot;;[.S269]=&quot;reponseB&quot;;[.S269]=&quot;reponseC&quot;);-10;10)" office:value-type="float" office:value="10">
            <text:p>10</text:p>
          </table:table-cell>
          <table:table-cell table:formula="of:=IF(OR([.T269]=&quot;responseA&quot;;[.T269]=&quot;reponseB&quot;;[.T269]=&quot;reponseC&quot;);-10;10)" office:value-type="float" office:value="10">
            <text:p>10</text:p>
          </table:table-cell>
          <table:table-cell table:formula="of:=IF(OR([.U269]=&quot;responseA&quot;;[.U269]=&quot;reponseB&quot;;[.U269]=&quot;reponseC&quot;);-10;10)" office:value-type="float" office:value="10">
            <text:p>10</text:p>
          </table:table-cell>
          <table:table-cell table:formula="of:=IF(OR([.V269]=&quot;responseA&quot;;[.V269]=&quot;reponseB&quot;;[.V269]=&quot;reponseC&quot;);-10;10)" office:value-type="float" office:value="10">
            <text:p>10</text:p>
          </table:table-cell>
          <table:table-cell table:formula="of:=IF(OR([.W269]=&quot;responseA&quot;;[.W269]=&quot;reponseB&quot;;[.W269]=&quot;reponseC&quot;);-10;10)" office:value-type="float" office:value="10">
            <text:p>10</text:p>
          </table:table-cell>
          <table:table-cell table:formula="of:=IF(OR([.X269]=&quot;responseA&quot;;[.X269]=&quot;reponseB&quot;;[.X269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70]=&quot;responseA&quot;;[.E270]=&quot;reponseB&quot;;[.E270]=&quot;reponseC&quot;);-10;10)" office:value-type="float" office:value="10">
            <text:p>10</text:p>
          </table:table-cell>
          <table:table-cell table:formula="of:=IF(OR([.F270]=&quot;responseA&quot;;[.F270]=&quot;reponseB&quot;;[.F270]=&quot;reponseC&quot;);-10;10)" office:value-type="float" office:value="10">
            <text:p>10</text:p>
          </table:table-cell>
          <table:table-cell table:formula="of:=IF(OR([.G270]=&quot;responseA&quot;;[.G270]=&quot;reponseB&quot;;[.G270]=&quot;reponseC&quot;);-10;10)" office:value-type="float" office:value="10">
            <text:p>10</text:p>
          </table:table-cell>
          <table:table-cell table:formula="of:=IF(OR([.H270]=&quot;responseA&quot;;[.H270]=&quot;reponseB&quot;;[.H270]=&quot;reponseC&quot;);-10;10)" office:value-type="float" office:value="10">
            <text:p>10</text:p>
          </table:table-cell>
          <table:table-cell table:formula="of:=IF(OR([.I270]=&quot;responseA&quot;;[.I270]=&quot;reponseB&quot;;[.I270]=&quot;reponseC&quot;);-10;10)" office:value-type="float" office:value="10">
            <text:p>10</text:p>
          </table:table-cell>
          <table:table-cell table:formula="of:=IF(OR([.J270]=&quot;responseA&quot;;[.J270]=&quot;reponseB&quot;;[.J270]=&quot;reponseC&quot;);-10;10)" office:value-type="float" office:value="10">
            <text:p>10</text:p>
          </table:table-cell>
          <table:table-cell table:formula="of:=IF(OR([.K270]=&quot;responseA&quot;;[.K270]=&quot;reponseB&quot;;[.K270]=&quot;reponseC&quot;);-10;10)" office:value-type="float" office:value="10">
            <text:p>10</text:p>
          </table:table-cell>
          <table:table-cell table:formula="of:=IF(OR([.L270]=&quot;responseA&quot;;[.L270]=&quot;reponseB&quot;;[.L270]=&quot;reponseC&quot;);-10;10)" office:value-type="float" office:value="10">
            <text:p>10</text:p>
          </table:table-cell>
          <table:table-cell table:formula="of:=IF(OR([.M270]=&quot;responseA&quot;;[.M270]=&quot;reponseB&quot;;[.M270]=&quot;reponseC&quot;);-10;10)" office:value-type="float" office:value="10">
            <text:p>10</text:p>
          </table:table-cell>
          <table:table-cell table:formula="of:=IF(OR([.N270]=&quot;responseA&quot;;[.N270]=&quot;reponseB&quot;;[.N270]=&quot;reponseC&quot;);-10;10)" office:value-type="float" office:value="10">
            <text:p>10</text:p>
          </table:table-cell>
          <table:table-cell table:formula="of:=IF(OR([.O270]=&quot;responseA&quot;;[.O270]=&quot;reponseB&quot;;[.O270]=&quot;reponseC&quot;);-10;10)" office:value-type="float" office:value="10">
            <text:p>10</text:p>
          </table:table-cell>
          <table:table-cell table:formula="of:=IF(OR([.P270]=&quot;responseA&quot;;[.P270]=&quot;reponseB&quot;;[.P270]=&quot;reponseC&quot;);-10;10)" office:value-type="float" office:value="10">
            <text:p>10</text:p>
          </table:table-cell>
          <table:table-cell table:formula="of:=IF(OR([.Q270]=&quot;responseA&quot;;[.Q270]=&quot;reponseB&quot;;[.Q270]=&quot;reponseC&quot;);-10;10)" office:value-type="float" office:value="10">
            <text:p>10</text:p>
          </table:table-cell>
          <table:table-cell table:formula="of:=IF(OR([.R270]=&quot;responseA&quot;;[.R270]=&quot;reponseB&quot;;[.R270]=&quot;reponseC&quot;);-10;10)" office:value-type="float" office:value="10">
            <text:p>10</text:p>
          </table:table-cell>
          <table:table-cell table:formula="of:=IF(OR([.S270]=&quot;responseA&quot;;[.S270]=&quot;reponseB&quot;;[.S270]=&quot;reponseC&quot;);-10;10)" office:value-type="float" office:value="10">
            <text:p>10</text:p>
          </table:table-cell>
          <table:table-cell table:formula="of:=IF(OR([.T270]=&quot;responseA&quot;;[.T270]=&quot;reponseB&quot;;[.T270]=&quot;reponseC&quot;);-10;10)" office:value-type="float" office:value="10">
            <text:p>10</text:p>
          </table:table-cell>
          <table:table-cell table:formula="of:=IF(OR([.U270]=&quot;responseA&quot;;[.U270]=&quot;reponseB&quot;;[.U270]=&quot;reponseC&quot;);-10;10)" office:value-type="float" office:value="10">
            <text:p>10</text:p>
          </table:table-cell>
          <table:table-cell table:formula="of:=IF(OR([.V270]=&quot;responseA&quot;;[.V270]=&quot;reponseB&quot;;[.V270]=&quot;reponseC&quot;);-10;10)" office:value-type="float" office:value="10">
            <text:p>10</text:p>
          </table:table-cell>
          <table:table-cell table:formula="of:=IF(OR([.W270]=&quot;responseA&quot;;[.W270]=&quot;reponseB&quot;;[.W270]=&quot;reponseC&quot;);-10;10)" office:value-type="float" office:value="10">
            <text:p>10</text:p>
          </table:table-cell>
          <table:table-cell table:formula="of:=IF(OR([.X270]=&quot;responseA&quot;;[.X270]=&quot;reponseB&quot;;[.X270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71]=&quot;responseA&quot;;[.E271]=&quot;reponseB&quot;;[.E271]=&quot;reponseC&quot;);-10;10)" office:value-type="float" office:value="10">
            <text:p>10</text:p>
          </table:table-cell>
          <table:table-cell table:formula="of:=IF(OR([.F271]=&quot;responseA&quot;;[.F271]=&quot;reponseB&quot;;[.F271]=&quot;reponseC&quot;);-10;10)" office:value-type="float" office:value="10">
            <text:p>10</text:p>
          </table:table-cell>
          <table:table-cell table:formula="of:=IF(OR([.G271]=&quot;responseA&quot;;[.G271]=&quot;reponseB&quot;;[.G271]=&quot;reponseC&quot;);-10;10)" office:value-type="float" office:value="10">
            <text:p>10</text:p>
          </table:table-cell>
          <table:table-cell table:formula="of:=IF(OR([.H271]=&quot;responseA&quot;;[.H271]=&quot;reponseB&quot;;[.H271]=&quot;reponseC&quot;);-10;10)" office:value-type="float" office:value="10">
            <text:p>10</text:p>
          </table:table-cell>
          <table:table-cell table:formula="of:=IF(OR([.I271]=&quot;responseA&quot;;[.I271]=&quot;reponseB&quot;;[.I271]=&quot;reponseC&quot;);-10;10)" office:value-type="float" office:value="10">
            <text:p>10</text:p>
          </table:table-cell>
          <table:table-cell table:formula="of:=IF(OR([.J271]=&quot;responseA&quot;;[.J271]=&quot;reponseB&quot;;[.J271]=&quot;reponseC&quot;);-10;10)" office:value-type="float" office:value="10">
            <text:p>10</text:p>
          </table:table-cell>
          <table:table-cell table:formula="of:=IF(OR([.K271]=&quot;responseA&quot;;[.K271]=&quot;reponseB&quot;;[.K271]=&quot;reponseC&quot;);-10;10)" office:value-type="float" office:value="10">
            <text:p>10</text:p>
          </table:table-cell>
          <table:table-cell table:formula="of:=IF(OR([.L271]=&quot;responseA&quot;;[.L271]=&quot;reponseB&quot;;[.L271]=&quot;reponseC&quot;);-10;10)" office:value-type="float" office:value="10">
            <text:p>10</text:p>
          </table:table-cell>
          <table:table-cell table:formula="of:=IF(OR([.M271]=&quot;responseA&quot;;[.M271]=&quot;reponseB&quot;;[.M271]=&quot;reponseC&quot;);-10;10)" office:value-type="float" office:value="10">
            <text:p>10</text:p>
          </table:table-cell>
          <table:table-cell table:formula="of:=IF(OR([.N271]=&quot;responseA&quot;;[.N271]=&quot;reponseB&quot;;[.N271]=&quot;reponseC&quot;);-10;10)" office:value-type="float" office:value="10">
            <text:p>10</text:p>
          </table:table-cell>
          <table:table-cell table:formula="of:=IF(OR([.O271]=&quot;responseA&quot;;[.O271]=&quot;reponseB&quot;;[.O271]=&quot;reponseC&quot;);-10;10)" office:value-type="float" office:value="10">
            <text:p>10</text:p>
          </table:table-cell>
          <table:table-cell table:formula="of:=IF(OR([.P271]=&quot;responseA&quot;;[.P271]=&quot;reponseB&quot;;[.P271]=&quot;reponseC&quot;);-10;10)" office:value-type="float" office:value="10">
            <text:p>10</text:p>
          </table:table-cell>
          <table:table-cell table:formula="of:=IF(OR([.Q271]=&quot;responseA&quot;;[.Q271]=&quot;reponseB&quot;;[.Q271]=&quot;reponseC&quot;);-10;10)" office:value-type="float" office:value="10">
            <text:p>10</text:p>
          </table:table-cell>
          <table:table-cell table:formula="of:=IF(OR([.R271]=&quot;responseA&quot;;[.R271]=&quot;reponseB&quot;;[.R271]=&quot;reponseC&quot;);-10;10)" office:value-type="float" office:value="10">
            <text:p>10</text:p>
          </table:table-cell>
          <table:table-cell table:formula="of:=IF(OR([.S271]=&quot;responseA&quot;;[.S271]=&quot;reponseB&quot;;[.S271]=&quot;reponseC&quot;);-10;10)" office:value-type="float" office:value="10">
            <text:p>10</text:p>
          </table:table-cell>
          <table:table-cell table:formula="of:=IF(OR([.T271]=&quot;responseA&quot;;[.T271]=&quot;reponseB&quot;;[.T271]=&quot;reponseC&quot;);-10;10)" office:value-type="float" office:value="10">
            <text:p>10</text:p>
          </table:table-cell>
          <table:table-cell table:formula="of:=IF(OR([.U271]=&quot;responseA&quot;;[.U271]=&quot;reponseB&quot;;[.U271]=&quot;reponseC&quot;);-10;10)" office:value-type="float" office:value="10">
            <text:p>10</text:p>
          </table:table-cell>
          <table:table-cell table:formula="of:=IF(OR([.V271]=&quot;responseA&quot;;[.V271]=&quot;reponseB&quot;;[.V271]=&quot;reponseC&quot;);-10;10)" office:value-type="float" office:value="10">
            <text:p>10</text:p>
          </table:table-cell>
          <table:table-cell table:formula="of:=IF(OR([.W271]=&quot;responseA&quot;;[.W271]=&quot;reponseB&quot;;[.W271]=&quot;reponseC&quot;);-10;10)" office:value-type="float" office:value="10">
            <text:p>10</text:p>
          </table:table-cell>
          <table:table-cell table:formula="of:=IF(OR([.X271]=&quot;responseA&quot;;[.X271]=&quot;reponseB&quot;;[.X271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72]=&quot;responseA&quot;;[.E272]=&quot;reponseB&quot;;[.E272]=&quot;reponseC&quot;);-10;10)" office:value-type="float" office:value="10">
            <text:p>10</text:p>
          </table:table-cell>
          <table:table-cell table:formula="of:=IF(OR([.F272]=&quot;responseA&quot;;[.F272]=&quot;reponseB&quot;;[.F272]=&quot;reponseC&quot;);-10;10)" office:value-type="float" office:value="10">
            <text:p>10</text:p>
          </table:table-cell>
          <table:table-cell table:formula="of:=IF(OR([.G272]=&quot;responseA&quot;;[.G272]=&quot;reponseB&quot;;[.G272]=&quot;reponseC&quot;);-10;10)" office:value-type="float" office:value="10">
            <text:p>10</text:p>
          </table:table-cell>
          <table:table-cell table:formula="of:=IF(OR([.H272]=&quot;responseA&quot;;[.H272]=&quot;reponseB&quot;;[.H272]=&quot;reponseC&quot;);-10;10)" office:value-type="float" office:value="10">
            <text:p>10</text:p>
          </table:table-cell>
          <table:table-cell table:formula="of:=IF(OR([.I272]=&quot;responseA&quot;;[.I272]=&quot;reponseB&quot;;[.I272]=&quot;reponseC&quot;);-10;10)" office:value-type="float" office:value="10">
            <text:p>10</text:p>
          </table:table-cell>
          <table:table-cell table:formula="of:=IF(OR([.J272]=&quot;responseA&quot;;[.J272]=&quot;reponseB&quot;;[.J272]=&quot;reponseC&quot;);-10;10)" office:value-type="float" office:value="10">
            <text:p>10</text:p>
          </table:table-cell>
          <table:table-cell table:formula="of:=IF(OR([.K272]=&quot;responseA&quot;;[.K272]=&quot;reponseB&quot;;[.K272]=&quot;reponseC&quot;);-10;10)" office:value-type="float" office:value="10">
            <text:p>10</text:p>
          </table:table-cell>
          <table:table-cell table:formula="of:=IF(OR([.L272]=&quot;responseA&quot;;[.L272]=&quot;reponseB&quot;;[.L272]=&quot;reponseC&quot;);-10;10)" office:value-type="float" office:value="10">
            <text:p>10</text:p>
          </table:table-cell>
          <table:table-cell table:formula="of:=IF(OR([.M272]=&quot;responseA&quot;;[.M272]=&quot;reponseB&quot;;[.M272]=&quot;reponseC&quot;);-10;10)" office:value-type="float" office:value="10">
            <text:p>10</text:p>
          </table:table-cell>
          <table:table-cell table:formula="of:=IF(OR([.N272]=&quot;responseA&quot;;[.N272]=&quot;reponseB&quot;;[.N272]=&quot;reponseC&quot;);-10;10)" office:value-type="float" office:value="10">
            <text:p>10</text:p>
          </table:table-cell>
          <table:table-cell table:formula="of:=IF(OR([.O272]=&quot;responseA&quot;;[.O272]=&quot;reponseB&quot;;[.O272]=&quot;reponseC&quot;);-10;10)" office:value-type="float" office:value="10">
            <text:p>10</text:p>
          </table:table-cell>
          <table:table-cell table:formula="of:=IF(OR([.P272]=&quot;responseA&quot;;[.P272]=&quot;reponseB&quot;;[.P272]=&quot;reponseC&quot;);-10;10)" office:value-type="float" office:value="10">
            <text:p>10</text:p>
          </table:table-cell>
          <table:table-cell table:formula="of:=IF(OR([.Q272]=&quot;responseA&quot;;[.Q272]=&quot;reponseB&quot;;[.Q272]=&quot;reponseC&quot;);-10;10)" office:value-type="float" office:value="10">
            <text:p>10</text:p>
          </table:table-cell>
          <table:table-cell table:formula="of:=IF(OR([.R272]=&quot;responseA&quot;;[.R272]=&quot;reponseB&quot;;[.R272]=&quot;reponseC&quot;);-10;10)" office:value-type="float" office:value="10">
            <text:p>10</text:p>
          </table:table-cell>
          <table:table-cell table:formula="of:=IF(OR([.S272]=&quot;responseA&quot;;[.S272]=&quot;reponseB&quot;;[.S272]=&quot;reponseC&quot;);-10;10)" office:value-type="float" office:value="10">
            <text:p>10</text:p>
          </table:table-cell>
          <table:table-cell table:formula="of:=IF(OR([.T272]=&quot;responseA&quot;;[.T272]=&quot;reponseB&quot;;[.T272]=&quot;reponseC&quot;);-10;10)" office:value-type="float" office:value="10">
            <text:p>10</text:p>
          </table:table-cell>
          <table:table-cell table:formula="of:=IF(OR([.U272]=&quot;responseA&quot;;[.U272]=&quot;reponseB&quot;;[.U272]=&quot;reponseC&quot;);-10;10)" office:value-type="float" office:value="10">
            <text:p>10</text:p>
          </table:table-cell>
          <table:table-cell table:formula="of:=IF(OR([.V272]=&quot;responseA&quot;;[.V272]=&quot;reponseB&quot;;[.V272]=&quot;reponseC&quot;);-10;10)" office:value-type="float" office:value="10">
            <text:p>10</text:p>
          </table:table-cell>
          <table:table-cell table:formula="of:=IF(OR([.W272]=&quot;responseA&quot;;[.W272]=&quot;reponseB&quot;;[.W272]=&quot;reponseC&quot;);-10;10)" office:value-type="float" office:value="10">
            <text:p>10</text:p>
          </table:table-cell>
          <table:table-cell table:formula="of:=IF(OR([.X272]=&quot;responseA&quot;;[.X272]=&quot;reponseB&quot;;[.X272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73]=&quot;responseA&quot;;[.E273]=&quot;reponseB&quot;;[.E273]=&quot;reponseC&quot;);-10;10)" office:value-type="float" office:value="10">
            <text:p>10</text:p>
          </table:table-cell>
          <table:table-cell table:formula="of:=IF(OR([.F273]=&quot;responseA&quot;;[.F273]=&quot;reponseB&quot;;[.F273]=&quot;reponseC&quot;);-10;10)" office:value-type="float" office:value="10">
            <text:p>10</text:p>
          </table:table-cell>
          <table:table-cell table:formula="of:=IF(OR([.G273]=&quot;responseA&quot;;[.G273]=&quot;reponseB&quot;;[.G273]=&quot;reponseC&quot;);-10;10)" office:value-type="float" office:value="10">
            <text:p>10</text:p>
          </table:table-cell>
          <table:table-cell table:formula="of:=IF(OR([.H273]=&quot;responseA&quot;;[.H273]=&quot;reponseB&quot;;[.H273]=&quot;reponseC&quot;);-10;10)" office:value-type="float" office:value="10">
            <text:p>10</text:p>
          </table:table-cell>
          <table:table-cell table:formula="of:=IF(OR([.I273]=&quot;responseA&quot;;[.I273]=&quot;reponseB&quot;;[.I273]=&quot;reponseC&quot;);-10;10)" office:value-type="float" office:value="10">
            <text:p>10</text:p>
          </table:table-cell>
          <table:table-cell table:formula="of:=IF(OR([.J273]=&quot;responseA&quot;;[.J273]=&quot;reponseB&quot;;[.J273]=&quot;reponseC&quot;);-10;10)" office:value-type="float" office:value="10">
            <text:p>10</text:p>
          </table:table-cell>
          <table:table-cell table:formula="of:=IF(OR([.K273]=&quot;responseA&quot;;[.K273]=&quot;reponseB&quot;;[.K273]=&quot;reponseC&quot;);-10;10)" office:value-type="float" office:value="10">
            <text:p>10</text:p>
          </table:table-cell>
          <table:table-cell table:formula="of:=IF(OR([.L273]=&quot;responseA&quot;;[.L273]=&quot;reponseB&quot;;[.L273]=&quot;reponseC&quot;);-10;10)" office:value-type="float" office:value="10">
            <text:p>10</text:p>
          </table:table-cell>
          <table:table-cell table:formula="of:=IF(OR([.M273]=&quot;responseA&quot;;[.M273]=&quot;reponseB&quot;;[.M273]=&quot;reponseC&quot;);-10;10)" office:value-type="float" office:value="10">
            <text:p>10</text:p>
          </table:table-cell>
          <table:table-cell table:formula="of:=IF(OR([.N273]=&quot;responseA&quot;;[.N273]=&quot;reponseB&quot;;[.N273]=&quot;reponseC&quot;);-10;10)" office:value-type="float" office:value="10">
            <text:p>10</text:p>
          </table:table-cell>
          <table:table-cell table:formula="of:=IF(OR([.O273]=&quot;responseA&quot;;[.O273]=&quot;reponseB&quot;;[.O273]=&quot;reponseC&quot;);-10;10)" office:value-type="float" office:value="10">
            <text:p>10</text:p>
          </table:table-cell>
          <table:table-cell table:formula="of:=IF(OR([.P273]=&quot;responseA&quot;;[.P273]=&quot;reponseB&quot;;[.P273]=&quot;reponseC&quot;);-10;10)" office:value-type="float" office:value="10">
            <text:p>10</text:p>
          </table:table-cell>
          <table:table-cell table:formula="of:=IF(OR([.Q273]=&quot;responseA&quot;;[.Q273]=&quot;reponseB&quot;;[.Q273]=&quot;reponseC&quot;);-10;10)" office:value-type="float" office:value="10">
            <text:p>10</text:p>
          </table:table-cell>
          <table:table-cell table:formula="of:=IF(OR([.R273]=&quot;responseA&quot;;[.R273]=&quot;reponseB&quot;;[.R273]=&quot;reponseC&quot;);-10;10)" office:value-type="float" office:value="10">
            <text:p>10</text:p>
          </table:table-cell>
          <table:table-cell table:formula="of:=IF(OR([.S273]=&quot;responseA&quot;;[.S273]=&quot;reponseB&quot;;[.S273]=&quot;reponseC&quot;);-10;10)" office:value-type="float" office:value="10">
            <text:p>10</text:p>
          </table:table-cell>
          <table:table-cell table:formula="of:=IF(OR([.T273]=&quot;responseA&quot;;[.T273]=&quot;reponseB&quot;;[.T273]=&quot;reponseC&quot;);-10;10)" office:value-type="float" office:value="10">
            <text:p>10</text:p>
          </table:table-cell>
          <table:table-cell table:formula="of:=IF(OR([.U273]=&quot;responseA&quot;;[.U273]=&quot;reponseB&quot;;[.U273]=&quot;reponseC&quot;);-10;10)" office:value-type="float" office:value="10">
            <text:p>10</text:p>
          </table:table-cell>
          <table:table-cell table:formula="of:=IF(OR([.V273]=&quot;responseA&quot;;[.V273]=&quot;reponseB&quot;;[.V273]=&quot;reponseC&quot;);-10;10)" office:value-type="float" office:value="10">
            <text:p>10</text:p>
          </table:table-cell>
          <table:table-cell table:formula="of:=IF(OR([.W273]=&quot;responseA&quot;;[.W273]=&quot;reponseB&quot;;[.W273]=&quot;reponseC&quot;);-10;10)" office:value-type="float" office:value="10">
            <text:p>10</text:p>
          </table:table-cell>
          <table:table-cell table:formula="of:=IF(OR([.X273]=&quot;responseA&quot;;[.X273]=&quot;reponseB&quot;;[.X273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74]=&quot;responseA&quot;;[.E274]=&quot;reponseB&quot;;[.E274]=&quot;reponseC&quot;);-10;10)" office:value-type="float" office:value="10">
            <text:p>10</text:p>
          </table:table-cell>
          <table:table-cell table:formula="of:=IF(OR([.F274]=&quot;responseA&quot;;[.F274]=&quot;reponseB&quot;;[.F274]=&quot;reponseC&quot;);-10;10)" office:value-type="float" office:value="10">
            <text:p>10</text:p>
          </table:table-cell>
          <table:table-cell table:formula="of:=IF(OR([.G274]=&quot;responseA&quot;;[.G274]=&quot;reponseB&quot;;[.G274]=&quot;reponseC&quot;);-10;10)" office:value-type="float" office:value="10">
            <text:p>10</text:p>
          </table:table-cell>
          <table:table-cell table:formula="of:=IF(OR([.H274]=&quot;responseA&quot;;[.H274]=&quot;reponseB&quot;;[.H274]=&quot;reponseC&quot;);-10;10)" office:value-type="float" office:value="10">
            <text:p>10</text:p>
          </table:table-cell>
          <table:table-cell table:formula="of:=IF(OR([.I274]=&quot;responseA&quot;;[.I274]=&quot;reponseB&quot;;[.I274]=&quot;reponseC&quot;);-10;10)" office:value-type="float" office:value="10">
            <text:p>10</text:p>
          </table:table-cell>
          <table:table-cell table:formula="of:=IF(OR([.J274]=&quot;responseA&quot;;[.J274]=&quot;reponseB&quot;;[.J274]=&quot;reponseC&quot;);-10;10)" office:value-type="float" office:value="10">
            <text:p>10</text:p>
          </table:table-cell>
          <table:table-cell table:formula="of:=IF(OR([.K274]=&quot;responseA&quot;;[.K274]=&quot;reponseB&quot;;[.K274]=&quot;reponseC&quot;);-10;10)" office:value-type="float" office:value="10">
            <text:p>10</text:p>
          </table:table-cell>
          <table:table-cell table:formula="of:=IF(OR([.L274]=&quot;responseA&quot;;[.L274]=&quot;reponseB&quot;;[.L274]=&quot;reponseC&quot;);-10;10)" office:value-type="float" office:value="10">
            <text:p>10</text:p>
          </table:table-cell>
          <table:table-cell table:formula="of:=IF(OR([.M274]=&quot;responseA&quot;;[.M274]=&quot;reponseB&quot;;[.M274]=&quot;reponseC&quot;);-10;10)" office:value-type="float" office:value="10">
            <text:p>10</text:p>
          </table:table-cell>
          <table:table-cell table:formula="of:=IF(OR([.N274]=&quot;responseA&quot;;[.N274]=&quot;reponseB&quot;;[.N274]=&quot;reponseC&quot;);-10;10)" office:value-type="float" office:value="10">
            <text:p>10</text:p>
          </table:table-cell>
          <table:table-cell table:formula="of:=IF(OR([.O274]=&quot;responseA&quot;;[.O274]=&quot;reponseB&quot;;[.O274]=&quot;reponseC&quot;);-10;10)" office:value-type="float" office:value="10">
            <text:p>10</text:p>
          </table:table-cell>
          <table:table-cell table:formula="of:=IF(OR([.P274]=&quot;responseA&quot;;[.P274]=&quot;reponseB&quot;;[.P274]=&quot;reponseC&quot;);-10;10)" office:value-type="float" office:value="10">
            <text:p>10</text:p>
          </table:table-cell>
          <table:table-cell table:formula="of:=IF(OR([.Q274]=&quot;responseA&quot;;[.Q274]=&quot;reponseB&quot;;[.Q274]=&quot;reponseC&quot;);-10;10)" office:value-type="float" office:value="10">
            <text:p>10</text:p>
          </table:table-cell>
          <table:table-cell table:formula="of:=IF(OR([.R274]=&quot;responseA&quot;;[.R274]=&quot;reponseB&quot;;[.R274]=&quot;reponseC&quot;);-10;10)" office:value-type="float" office:value="10">
            <text:p>10</text:p>
          </table:table-cell>
          <table:table-cell table:formula="of:=IF(OR([.S274]=&quot;responseA&quot;;[.S274]=&quot;reponseB&quot;;[.S274]=&quot;reponseC&quot;);-10;10)" office:value-type="float" office:value="10">
            <text:p>10</text:p>
          </table:table-cell>
          <table:table-cell table:formula="of:=IF(OR([.T274]=&quot;responseA&quot;;[.T274]=&quot;reponseB&quot;;[.T274]=&quot;reponseC&quot;);-10;10)" office:value-type="float" office:value="10">
            <text:p>10</text:p>
          </table:table-cell>
          <table:table-cell table:formula="of:=IF(OR([.U274]=&quot;responseA&quot;;[.U274]=&quot;reponseB&quot;;[.U274]=&quot;reponseC&quot;);-10;10)" office:value-type="float" office:value="10">
            <text:p>10</text:p>
          </table:table-cell>
          <table:table-cell table:formula="of:=IF(OR([.V274]=&quot;responseA&quot;;[.V274]=&quot;reponseB&quot;;[.V274]=&quot;reponseC&quot;);-10;10)" office:value-type="float" office:value="10">
            <text:p>10</text:p>
          </table:table-cell>
          <table:table-cell table:formula="of:=IF(OR([.W274]=&quot;responseA&quot;;[.W274]=&quot;reponseB&quot;;[.W274]=&quot;reponseC&quot;);-10;10)" office:value-type="float" office:value="10">
            <text:p>10</text:p>
          </table:table-cell>
          <table:table-cell table:formula="of:=IF(OR([.X274]=&quot;responseA&quot;;[.X274]=&quot;reponseB&quot;;[.X274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75]=&quot;responseA&quot;;[.E275]=&quot;reponseB&quot;;[.E275]=&quot;reponseC&quot;);-10;10)" office:value-type="float" office:value="10">
            <text:p>10</text:p>
          </table:table-cell>
          <table:table-cell table:formula="of:=IF(OR([.F275]=&quot;responseA&quot;;[.F275]=&quot;reponseB&quot;;[.F275]=&quot;reponseC&quot;);-10;10)" office:value-type="float" office:value="10">
            <text:p>10</text:p>
          </table:table-cell>
          <table:table-cell table:formula="of:=IF(OR([.G275]=&quot;responseA&quot;;[.G275]=&quot;reponseB&quot;;[.G275]=&quot;reponseC&quot;);-10;10)" office:value-type="float" office:value="10">
            <text:p>10</text:p>
          </table:table-cell>
          <table:table-cell table:formula="of:=IF(OR([.H275]=&quot;responseA&quot;;[.H275]=&quot;reponseB&quot;;[.H275]=&quot;reponseC&quot;);-10;10)" office:value-type="float" office:value="10">
            <text:p>10</text:p>
          </table:table-cell>
          <table:table-cell table:formula="of:=IF(OR([.I275]=&quot;responseA&quot;;[.I275]=&quot;reponseB&quot;;[.I275]=&quot;reponseC&quot;);-10;10)" office:value-type="float" office:value="10">
            <text:p>10</text:p>
          </table:table-cell>
          <table:table-cell table:formula="of:=IF(OR([.J275]=&quot;responseA&quot;;[.J275]=&quot;reponseB&quot;;[.J275]=&quot;reponseC&quot;);-10;10)" office:value-type="float" office:value="10">
            <text:p>10</text:p>
          </table:table-cell>
          <table:table-cell table:formula="of:=IF(OR([.K275]=&quot;responseA&quot;;[.K275]=&quot;reponseB&quot;;[.K275]=&quot;reponseC&quot;);-10;10)" office:value-type="float" office:value="10">
            <text:p>10</text:p>
          </table:table-cell>
          <table:table-cell table:formula="of:=IF(OR([.L275]=&quot;responseA&quot;;[.L275]=&quot;reponseB&quot;;[.L275]=&quot;reponseC&quot;);-10;10)" office:value-type="float" office:value="10">
            <text:p>10</text:p>
          </table:table-cell>
          <table:table-cell table:formula="of:=IF(OR([.M275]=&quot;responseA&quot;;[.M275]=&quot;reponseB&quot;;[.M275]=&quot;reponseC&quot;);-10;10)" office:value-type="float" office:value="10">
            <text:p>10</text:p>
          </table:table-cell>
          <table:table-cell table:formula="of:=IF(OR([.N275]=&quot;responseA&quot;;[.N275]=&quot;reponseB&quot;;[.N275]=&quot;reponseC&quot;);-10;10)" office:value-type="float" office:value="10">
            <text:p>10</text:p>
          </table:table-cell>
          <table:table-cell table:formula="of:=IF(OR([.O275]=&quot;responseA&quot;;[.O275]=&quot;reponseB&quot;;[.O275]=&quot;reponseC&quot;);-10;10)" office:value-type="float" office:value="10">
            <text:p>10</text:p>
          </table:table-cell>
          <table:table-cell table:formula="of:=IF(OR([.P275]=&quot;responseA&quot;;[.P275]=&quot;reponseB&quot;;[.P275]=&quot;reponseC&quot;);-10;10)" office:value-type="float" office:value="10">
            <text:p>10</text:p>
          </table:table-cell>
          <table:table-cell table:formula="of:=IF(OR([.Q275]=&quot;responseA&quot;;[.Q275]=&quot;reponseB&quot;;[.Q275]=&quot;reponseC&quot;);-10;10)" office:value-type="float" office:value="10">
            <text:p>10</text:p>
          </table:table-cell>
          <table:table-cell table:formula="of:=IF(OR([.R275]=&quot;responseA&quot;;[.R275]=&quot;reponseB&quot;;[.R275]=&quot;reponseC&quot;);-10;10)" office:value-type="float" office:value="10">
            <text:p>10</text:p>
          </table:table-cell>
          <table:table-cell table:formula="of:=IF(OR([.S275]=&quot;responseA&quot;;[.S275]=&quot;reponseB&quot;;[.S275]=&quot;reponseC&quot;);-10;10)" office:value-type="float" office:value="10">
            <text:p>10</text:p>
          </table:table-cell>
          <table:table-cell table:formula="of:=IF(OR([.T275]=&quot;responseA&quot;;[.T275]=&quot;reponseB&quot;;[.T275]=&quot;reponseC&quot;);-10;10)" office:value-type="float" office:value="10">
            <text:p>10</text:p>
          </table:table-cell>
          <table:table-cell table:formula="of:=IF(OR([.U275]=&quot;responseA&quot;;[.U275]=&quot;reponseB&quot;;[.U275]=&quot;reponseC&quot;);-10;10)" office:value-type="float" office:value="10">
            <text:p>10</text:p>
          </table:table-cell>
          <table:table-cell table:formula="of:=IF(OR([.V275]=&quot;responseA&quot;;[.V275]=&quot;reponseB&quot;;[.V275]=&quot;reponseC&quot;);-10;10)" office:value-type="float" office:value="10">
            <text:p>10</text:p>
          </table:table-cell>
          <table:table-cell table:formula="of:=IF(OR([.W275]=&quot;responseA&quot;;[.W275]=&quot;reponseB&quot;;[.W275]=&quot;reponseC&quot;);-10;10)" office:value-type="float" office:value="10">
            <text:p>10</text:p>
          </table:table-cell>
          <table:table-cell table:formula="of:=IF(OR([.X275]=&quot;responseA&quot;;[.X275]=&quot;reponseB&quot;;[.X275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76]=&quot;responseA&quot;;[.E276]=&quot;reponseB&quot;;[.E276]=&quot;reponseC&quot;);-10;10)" office:value-type="float" office:value="10">
            <text:p>10</text:p>
          </table:table-cell>
          <table:table-cell table:formula="of:=IF(OR([.F276]=&quot;responseA&quot;;[.F276]=&quot;reponseB&quot;;[.F276]=&quot;reponseC&quot;);-10;10)" office:value-type="float" office:value="10">
            <text:p>10</text:p>
          </table:table-cell>
          <table:table-cell table:formula="of:=IF(OR([.G276]=&quot;responseA&quot;;[.G276]=&quot;reponseB&quot;;[.G276]=&quot;reponseC&quot;);-10;10)" office:value-type="float" office:value="10">
            <text:p>10</text:p>
          </table:table-cell>
          <table:table-cell table:formula="of:=IF(OR([.H276]=&quot;responseA&quot;;[.H276]=&quot;reponseB&quot;;[.H276]=&quot;reponseC&quot;);-10;10)" office:value-type="float" office:value="10">
            <text:p>10</text:p>
          </table:table-cell>
          <table:table-cell table:formula="of:=IF(OR([.I276]=&quot;responseA&quot;;[.I276]=&quot;reponseB&quot;;[.I276]=&quot;reponseC&quot;);-10;10)" office:value-type="float" office:value="10">
            <text:p>10</text:p>
          </table:table-cell>
          <table:table-cell table:formula="of:=IF(OR([.J276]=&quot;responseA&quot;;[.J276]=&quot;reponseB&quot;;[.J276]=&quot;reponseC&quot;);-10;10)" office:value-type="float" office:value="10">
            <text:p>10</text:p>
          </table:table-cell>
          <table:table-cell table:formula="of:=IF(OR([.K276]=&quot;responseA&quot;;[.K276]=&quot;reponseB&quot;;[.K276]=&quot;reponseC&quot;);-10;10)" office:value-type="float" office:value="10">
            <text:p>10</text:p>
          </table:table-cell>
          <table:table-cell table:formula="of:=IF(OR([.L276]=&quot;responseA&quot;;[.L276]=&quot;reponseB&quot;;[.L276]=&quot;reponseC&quot;);-10;10)" office:value-type="float" office:value="10">
            <text:p>10</text:p>
          </table:table-cell>
          <table:table-cell table:formula="of:=IF(OR([.M276]=&quot;responseA&quot;;[.M276]=&quot;reponseB&quot;;[.M276]=&quot;reponseC&quot;);-10;10)" office:value-type="float" office:value="10">
            <text:p>10</text:p>
          </table:table-cell>
          <table:table-cell table:formula="of:=IF(OR([.N276]=&quot;responseA&quot;;[.N276]=&quot;reponseB&quot;;[.N276]=&quot;reponseC&quot;);-10;10)" office:value-type="float" office:value="10">
            <text:p>10</text:p>
          </table:table-cell>
          <table:table-cell table:formula="of:=IF(OR([.O276]=&quot;responseA&quot;;[.O276]=&quot;reponseB&quot;;[.O276]=&quot;reponseC&quot;);-10;10)" office:value-type="float" office:value="10">
            <text:p>10</text:p>
          </table:table-cell>
          <table:table-cell table:formula="of:=IF(OR([.P276]=&quot;responseA&quot;;[.P276]=&quot;reponseB&quot;;[.P276]=&quot;reponseC&quot;);-10;10)" office:value-type="float" office:value="10">
            <text:p>10</text:p>
          </table:table-cell>
          <table:table-cell table:formula="of:=IF(OR([.Q276]=&quot;responseA&quot;;[.Q276]=&quot;reponseB&quot;;[.Q276]=&quot;reponseC&quot;);-10;10)" office:value-type="float" office:value="10">
            <text:p>10</text:p>
          </table:table-cell>
          <table:table-cell table:formula="of:=IF(OR([.R276]=&quot;responseA&quot;;[.R276]=&quot;reponseB&quot;;[.R276]=&quot;reponseC&quot;);-10;10)" office:value-type="float" office:value="10">
            <text:p>10</text:p>
          </table:table-cell>
          <table:table-cell table:formula="of:=IF(OR([.S276]=&quot;responseA&quot;;[.S276]=&quot;reponseB&quot;;[.S276]=&quot;reponseC&quot;);-10;10)" office:value-type="float" office:value="10">
            <text:p>10</text:p>
          </table:table-cell>
          <table:table-cell table:formula="of:=IF(OR([.T276]=&quot;responseA&quot;;[.T276]=&quot;reponseB&quot;;[.T276]=&quot;reponseC&quot;);-10;10)" office:value-type="float" office:value="10">
            <text:p>10</text:p>
          </table:table-cell>
          <table:table-cell table:formula="of:=IF(OR([.U276]=&quot;responseA&quot;;[.U276]=&quot;reponseB&quot;;[.U276]=&quot;reponseC&quot;);-10;10)" office:value-type="float" office:value="10">
            <text:p>10</text:p>
          </table:table-cell>
          <table:table-cell table:formula="of:=IF(OR([.V276]=&quot;responseA&quot;;[.V276]=&quot;reponseB&quot;;[.V276]=&quot;reponseC&quot;);-10;10)" office:value-type="float" office:value="10">
            <text:p>10</text:p>
          </table:table-cell>
          <table:table-cell table:formula="of:=IF(OR([.W276]=&quot;responseA&quot;;[.W276]=&quot;reponseB&quot;;[.W276]=&quot;reponseC&quot;);-10;10)" office:value-type="float" office:value="10">
            <text:p>10</text:p>
          </table:table-cell>
          <table:table-cell table:formula="of:=IF(OR([.X276]=&quot;responseA&quot;;[.X276]=&quot;reponseB&quot;;[.X276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77]=&quot;responseA&quot;;[.E277]=&quot;reponseB&quot;;[.E277]=&quot;reponseC&quot;);-10;10)" office:value-type="float" office:value="10">
            <text:p>10</text:p>
          </table:table-cell>
          <table:table-cell table:formula="of:=IF(OR([.F277]=&quot;responseA&quot;;[.F277]=&quot;reponseB&quot;;[.F277]=&quot;reponseC&quot;);-10;10)" office:value-type="float" office:value="10">
            <text:p>10</text:p>
          </table:table-cell>
          <table:table-cell table:formula="of:=IF(OR([.G277]=&quot;responseA&quot;;[.G277]=&quot;reponseB&quot;;[.G277]=&quot;reponseC&quot;);-10;10)" office:value-type="float" office:value="10">
            <text:p>10</text:p>
          </table:table-cell>
          <table:table-cell table:formula="of:=IF(OR([.H277]=&quot;responseA&quot;;[.H277]=&quot;reponseB&quot;;[.H277]=&quot;reponseC&quot;);-10;10)" office:value-type="float" office:value="10">
            <text:p>10</text:p>
          </table:table-cell>
          <table:table-cell table:formula="of:=IF(OR([.I277]=&quot;responseA&quot;;[.I277]=&quot;reponseB&quot;;[.I277]=&quot;reponseC&quot;);-10;10)" office:value-type="float" office:value="10">
            <text:p>10</text:p>
          </table:table-cell>
          <table:table-cell table:formula="of:=IF(OR([.J277]=&quot;responseA&quot;;[.J277]=&quot;reponseB&quot;;[.J277]=&quot;reponseC&quot;);-10;10)" office:value-type="float" office:value="10">
            <text:p>10</text:p>
          </table:table-cell>
          <table:table-cell table:formula="of:=IF(OR([.K277]=&quot;responseA&quot;;[.K277]=&quot;reponseB&quot;;[.K277]=&quot;reponseC&quot;);-10;10)" office:value-type="float" office:value="10">
            <text:p>10</text:p>
          </table:table-cell>
          <table:table-cell table:formula="of:=IF(OR([.L277]=&quot;responseA&quot;;[.L277]=&quot;reponseB&quot;;[.L277]=&quot;reponseC&quot;);-10;10)" office:value-type="float" office:value="10">
            <text:p>10</text:p>
          </table:table-cell>
          <table:table-cell table:formula="of:=IF(OR([.M277]=&quot;responseA&quot;;[.M277]=&quot;reponseB&quot;;[.M277]=&quot;reponseC&quot;);-10;10)" office:value-type="float" office:value="10">
            <text:p>10</text:p>
          </table:table-cell>
          <table:table-cell table:formula="of:=IF(OR([.N277]=&quot;responseA&quot;;[.N277]=&quot;reponseB&quot;;[.N277]=&quot;reponseC&quot;);-10;10)" office:value-type="float" office:value="10">
            <text:p>10</text:p>
          </table:table-cell>
          <table:table-cell table:formula="of:=IF(OR([.O277]=&quot;responseA&quot;;[.O277]=&quot;reponseB&quot;;[.O277]=&quot;reponseC&quot;);-10;10)" office:value-type="float" office:value="10">
            <text:p>10</text:p>
          </table:table-cell>
          <table:table-cell table:formula="of:=IF(OR([.P277]=&quot;responseA&quot;;[.P277]=&quot;reponseB&quot;;[.P277]=&quot;reponseC&quot;);-10;10)" office:value-type="float" office:value="10">
            <text:p>10</text:p>
          </table:table-cell>
          <table:table-cell table:formula="of:=IF(OR([.Q277]=&quot;responseA&quot;;[.Q277]=&quot;reponseB&quot;;[.Q277]=&quot;reponseC&quot;);-10;10)" office:value-type="float" office:value="10">
            <text:p>10</text:p>
          </table:table-cell>
          <table:table-cell table:formula="of:=IF(OR([.R277]=&quot;responseA&quot;;[.R277]=&quot;reponseB&quot;;[.R277]=&quot;reponseC&quot;);-10;10)" office:value-type="float" office:value="10">
            <text:p>10</text:p>
          </table:table-cell>
          <table:table-cell table:formula="of:=IF(OR([.S277]=&quot;responseA&quot;;[.S277]=&quot;reponseB&quot;;[.S277]=&quot;reponseC&quot;);-10;10)" office:value-type="float" office:value="10">
            <text:p>10</text:p>
          </table:table-cell>
          <table:table-cell table:formula="of:=IF(OR([.T277]=&quot;responseA&quot;;[.T277]=&quot;reponseB&quot;;[.T277]=&quot;reponseC&quot;);-10;10)" office:value-type="float" office:value="10">
            <text:p>10</text:p>
          </table:table-cell>
          <table:table-cell table:formula="of:=IF(OR([.U277]=&quot;responseA&quot;;[.U277]=&quot;reponseB&quot;;[.U277]=&quot;reponseC&quot;);-10;10)" office:value-type="float" office:value="10">
            <text:p>10</text:p>
          </table:table-cell>
          <table:table-cell table:formula="of:=IF(OR([.V277]=&quot;responseA&quot;;[.V277]=&quot;reponseB&quot;;[.V277]=&quot;reponseC&quot;);-10;10)" office:value-type="float" office:value="10">
            <text:p>10</text:p>
          </table:table-cell>
          <table:table-cell table:formula="of:=IF(OR([.W277]=&quot;responseA&quot;;[.W277]=&quot;reponseB&quot;;[.W277]=&quot;reponseC&quot;);-10;10)" office:value-type="float" office:value="10">
            <text:p>10</text:p>
          </table:table-cell>
          <table:table-cell table:formula="of:=IF(OR([.X277]=&quot;responseA&quot;;[.X277]=&quot;reponseB&quot;;[.X277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78]=&quot;responseA&quot;;[.E278]=&quot;reponseB&quot;;[.E278]=&quot;reponseC&quot;);-10;10)" office:value-type="float" office:value="10">
            <text:p>10</text:p>
          </table:table-cell>
          <table:table-cell table:formula="of:=IF(OR([.F278]=&quot;responseA&quot;;[.F278]=&quot;reponseB&quot;;[.F278]=&quot;reponseC&quot;);-10;10)" office:value-type="float" office:value="10">
            <text:p>10</text:p>
          </table:table-cell>
          <table:table-cell table:formula="of:=IF(OR([.G278]=&quot;responseA&quot;;[.G278]=&quot;reponseB&quot;;[.G278]=&quot;reponseC&quot;);-10;10)" office:value-type="float" office:value="10">
            <text:p>10</text:p>
          </table:table-cell>
          <table:table-cell table:formula="of:=IF(OR([.H278]=&quot;responseA&quot;;[.H278]=&quot;reponseB&quot;;[.H278]=&quot;reponseC&quot;);-10;10)" office:value-type="float" office:value="10">
            <text:p>10</text:p>
          </table:table-cell>
          <table:table-cell table:formula="of:=IF(OR([.I278]=&quot;responseA&quot;;[.I278]=&quot;reponseB&quot;;[.I278]=&quot;reponseC&quot;);-10;10)" office:value-type="float" office:value="10">
            <text:p>10</text:p>
          </table:table-cell>
          <table:table-cell table:formula="of:=IF(OR([.J278]=&quot;responseA&quot;;[.J278]=&quot;reponseB&quot;;[.J278]=&quot;reponseC&quot;);-10;10)" office:value-type="float" office:value="10">
            <text:p>10</text:p>
          </table:table-cell>
          <table:table-cell table:formula="of:=IF(OR([.K278]=&quot;responseA&quot;;[.K278]=&quot;reponseB&quot;;[.K278]=&quot;reponseC&quot;);-10;10)" office:value-type="float" office:value="10">
            <text:p>10</text:p>
          </table:table-cell>
          <table:table-cell table:formula="of:=IF(OR([.L278]=&quot;responseA&quot;;[.L278]=&quot;reponseB&quot;;[.L278]=&quot;reponseC&quot;);-10;10)" office:value-type="float" office:value="10">
            <text:p>10</text:p>
          </table:table-cell>
          <table:table-cell table:formula="of:=IF(OR([.M278]=&quot;responseA&quot;;[.M278]=&quot;reponseB&quot;;[.M278]=&quot;reponseC&quot;);-10;10)" office:value-type="float" office:value="10">
            <text:p>10</text:p>
          </table:table-cell>
          <table:table-cell table:formula="of:=IF(OR([.N278]=&quot;responseA&quot;;[.N278]=&quot;reponseB&quot;;[.N278]=&quot;reponseC&quot;);-10;10)" office:value-type="float" office:value="10">
            <text:p>10</text:p>
          </table:table-cell>
          <table:table-cell table:formula="of:=IF(OR([.O278]=&quot;responseA&quot;;[.O278]=&quot;reponseB&quot;;[.O278]=&quot;reponseC&quot;);-10;10)" office:value-type="float" office:value="10">
            <text:p>10</text:p>
          </table:table-cell>
          <table:table-cell table:formula="of:=IF(OR([.P278]=&quot;responseA&quot;;[.P278]=&quot;reponseB&quot;;[.P278]=&quot;reponseC&quot;);-10;10)" office:value-type="float" office:value="10">
            <text:p>10</text:p>
          </table:table-cell>
          <table:table-cell table:formula="of:=IF(OR([.Q278]=&quot;responseA&quot;;[.Q278]=&quot;reponseB&quot;;[.Q278]=&quot;reponseC&quot;);-10;10)" office:value-type="float" office:value="10">
            <text:p>10</text:p>
          </table:table-cell>
          <table:table-cell table:formula="of:=IF(OR([.R278]=&quot;responseA&quot;;[.R278]=&quot;reponseB&quot;;[.R278]=&quot;reponseC&quot;);-10;10)" office:value-type="float" office:value="10">
            <text:p>10</text:p>
          </table:table-cell>
          <table:table-cell table:formula="of:=IF(OR([.S278]=&quot;responseA&quot;;[.S278]=&quot;reponseB&quot;;[.S278]=&quot;reponseC&quot;);-10;10)" office:value-type="float" office:value="10">
            <text:p>10</text:p>
          </table:table-cell>
          <table:table-cell table:formula="of:=IF(OR([.T278]=&quot;responseA&quot;;[.T278]=&quot;reponseB&quot;;[.T278]=&quot;reponseC&quot;);-10;10)" office:value-type="float" office:value="10">
            <text:p>10</text:p>
          </table:table-cell>
          <table:table-cell table:formula="of:=IF(OR([.U278]=&quot;responseA&quot;;[.U278]=&quot;reponseB&quot;;[.U278]=&quot;reponseC&quot;);-10;10)" office:value-type="float" office:value="10">
            <text:p>10</text:p>
          </table:table-cell>
          <table:table-cell table:formula="of:=IF(OR([.V278]=&quot;responseA&quot;;[.V278]=&quot;reponseB&quot;;[.V278]=&quot;reponseC&quot;);-10;10)" office:value-type="float" office:value="10">
            <text:p>10</text:p>
          </table:table-cell>
          <table:table-cell table:formula="of:=IF(OR([.W278]=&quot;responseA&quot;;[.W278]=&quot;reponseB&quot;;[.W278]=&quot;reponseC&quot;);-10;10)" office:value-type="float" office:value="10">
            <text:p>10</text:p>
          </table:table-cell>
          <table:table-cell table:formula="of:=IF(OR([.X278]=&quot;responseA&quot;;[.X278]=&quot;reponseB&quot;;[.X278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79]=&quot;responseA&quot;;[.E279]=&quot;reponseB&quot;;[.E279]=&quot;reponseC&quot;);-10;10)" office:value-type="float" office:value="10">
            <text:p>10</text:p>
          </table:table-cell>
          <table:table-cell table:formula="of:=IF(OR([.F279]=&quot;responseA&quot;;[.F279]=&quot;reponseB&quot;;[.F279]=&quot;reponseC&quot;);-10;10)" office:value-type="float" office:value="10">
            <text:p>10</text:p>
          </table:table-cell>
          <table:table-cell table:formula="of:=IF(OR([.G279]=&quot;responseA&quot;;[.G279]=&quot;reponseB&quot;;[.G279]=&quot;reponseC&quot;);-10;10)" office:value-type="float" office:value="10">
            <text:p>10</text:p>
          </table:table-cell>
          <table:table-cell table:formula="of:=IF(OR([.H279]=&quot;responseA&quot;;[.H279]=&quot;reponseB&quot;;[.H279]=&quot;reponseC&quot;);-10;10)" office:value-type="float" office:value="10">
            <text:p>10</text:p>
          </table:table-cell>
          <table:table-cell table:formula="of:=IF(OR([.I279]=&quot;responseA&quot;;[.I279]=&quot;reponseB&quot;;[.I279]=&quot;reponseC&quot;);-10;10)" office:value-type="float" office:value="10">
            <text:p>10</text:p>
          </table:table-cell>
          <table:table-cell table:formula="of:=IF(OR([.J279]=&quot;responseA&quot;;[.J279]=&quot;reponseB&quot;;[.J279]=&quot;reponseC&quot;);-10;10)" office:value-type="float" office:value="10">
            <text:p>10</text:p>
          </table:table-cell>
          <table:table-cell table:formula="of:=IF(OR([.K279]=&quot;responseA&quot;;[.K279]=&quot;reponseB&quot;;[.K279]=&quot;reponseC&quot;);-10;10)" office:value-type="float" office:value="10">
            <text:p>10</text:p>
          </table:table-cell>
          <table:table-cell table:formula="of:=IF(OR([.L279]=&quot;responseA&quot;;[.L279]=&quot;reponseB&quot;;[.L279]=&quot;reponseC&quot;);-10;10)" office:value-type="float" office:value="10">
            <text:p>10</text:p>
          </table:table-cell>
          <table:table-cell table:formula="of:=IF(OR([.M279]=&quot;responseA&quot;;[.M279]=&quot;reponseB&quot;;[.M279]=&quot;reponseC&quot;);-10;10)" office:value-type="float" office:value="10">
            <text:p>10</text:p>
          </table:table-cell>
          <table:table-cell table:formula="of:=IF(OR([.N279]=&quot;responseA&quot;;[.N279]=&quot;reponseB&quot;;[.N279]=&quot;reponseC&quot;);-10;10)" office:value-type="float" office:value="10">
            <text:p>10</text:p>
          </table:table-cell>
          <table:table-cell table:formula="of:=IF(OR([.O279]=&quot;responseA&quot;;[.O279]=&quot;reponseB&quot;;[.O279]=&quot;reponseC&quot;);-10;10)" office:value-type="float" office:value="10">
            <text:p>10</text:p>
          </table:table-cell>
          <table:table-cell table:formula="of:=IF(OR([.P279]=&quot;responseA&quot;;[.P279]=&quot;reponseB&quot;;[.P279]=&quot;reponseC&quot;);-10;10)" office:value-type="float" office:value="10">
            <text:p>10</text:p>
          </table:table-cell>
          <table:table-cell table:formula="of:=IF(OR([.Q279]=&quot;responseA&quot;;[.Q279]=&quot;reponseB&quot;;[.Q279]=&quot;reponseC&quot;);-10;10)" office:value-type="float" office:value="10">
            <text:p>10</text:p>
          </table:table-cell>
          <table:table-cell table:formula="of:=IF(OR([.R279]=&quot;responseA&quot;;[.R279]=&quot;reponseB&quot;;[.R279]=&quot;reponseC&quot;);-10;10)" office:value-type="float" office:value="10">
            <text:p>10</text:p>
          </table:table-cell>
          <table:table-cell table:formula="of:=IF(OR([.S279]=&quot;responseA&quot;;[.S279]=&quot;reponseB&quot;;[.S279]=&quot;reponseC&quot;);-10;10)" office:value-type="float" office:value="10">
            <text:p>10</text:p>
          </table:table-cell>
          <table:table-cell table:formula="of:=IF(OR([.T279]=&quot;responseA&quot;;[.T279]=&quot;reponseB&quot;;[.T279]=&quot;reponseC&quot;);-10;10)" office:value-type="float" office:value="10">
            <text:p>10</text:p>
          </table:table-cell>
          <table:table-cell table:formula="of:=IF(OR([.U279]=&quot;responseA&quot;;[.U279]=&quot;reponseB&quot;;[.U279]=&quot;reponseC&quot;);-10;10)" office:value-type="float" office:value="10">
            <text:p>10</text:p>
          </table:table-cell>
          <table:table-cell table:formula="of:=IF(OR([.V279]=&quot;responseA&quot;;[.V279]=&quot;reponseB&quot;;[.V279]=&quot;reponseC&quot;);-10;10)" office:value-type="float" office:value="10">
            <text:p>10</text:p>
          </table:table-cell>
          <table:table-cell table:formula="of:=IF(OR([.W279]=&quot;responseA&quot;;[.W279]=&quot;reponseB&quot;;[.W279]=&quot;reponseC&quot;);-10;10)" office:value-type="float" office:value="10">
            <text:p>10</text:p>
          </table:table-cell>
          <table:table-cell table:formula="of:=IF(OR([.X279]=&quot;responseA&quot;;[.X279]=&quot;reponseB&quot;;[.X279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80]=&quot;responseA&quot;;[.E280]=&quot;reponseB&quot;;[.E280]=&quot;reponseC&quot;);-10;10)" office:value-type="float" office:value="10">
            <text:p>10</text:p>
          </table:table-cell>
          <table:table-cell table:formula="of:=IF(OR([.F280]=&quot;responseA&quot;;[.F280]=&quot;reponseB&quot;;[.F280]=&quot;reponseC&quot;);-10;10)" office:value-type="float" office:value="10">
            <text:p>10</text:p>
          </table:table-cell>
          <table:table-cell table:formula="of:=IF(OR([.G280]=&quot;responseA&quot;;[.G280]=&quot;reponseB&quot;;[.G280]=&quot;reponseC&quot;);-10;10)" office:value-type="float" office:value="10">
            <text:p>10</text:p>
          </table:table-cell>
          <table:table-cell table:formula="of:=IF(OR([.H280]=&quot;responseA&quot;;[.H280]=&quot;reponseB&quot;;[.H280]=&quot;reponseC&quot;);-10;10)" office:value-type="float" office:value="10">
            <text:p>10</text:p>
          </table:table-cell>
          <table:table-cell table:formula="of:=IF(OR([.I280]=&quot;responseA&quot;;[.I280]=&quot;reponseB&quot;;[.I280]=&quot;reponseC&quot;);-10;10)" office:value-type="float" office:value="10">
            <text:p>10</text:p>
          </table:table-cell>
          <table:table-cell table:formula="of:=IF(OR([.J280]=&quot;responseA&quot;;[.J280]=&quot;reponseB&quot;;[.J280]=&quot;reponseC&quot;);-10;10)" office:value-type="float" office:value="10">
            <text:p>10</text:p>
          </table:table-cell>
          <table:table-cell table:formula="of:=IF(OR([.K280]=&quot;responseA&quot;;[.K280]=&quot;reponseB&quot;;[.K280]=&quot;reponseC&quot;);-10;10)" office:value-type="float" office:value="10">
            <text:p>10</text:p>
          </table:table-cell>
          <table:table-cell table:formula="of:=IF(OR([.L280]=&quot;responseA&quot;;[.L280]=&quot;reponseB&quot;;[.L280]=&quot;reponseC&quot;);-10;10)" office:value-type="float" office:value="10">
            <text:p>10</text:p>
          </table:table-cell>
          <table:table-cell table:formula="of:=IF(OR([.M280]=&quot;responseA&quot;;[.M280]=&quot;reponseB&quot;;[.M280]=&quot;reponseC&quot;);-10;10)" office:value-type="float" office:value="10">
            <text:p>10</text:p>
          </table:table-cell>
          <table:table-cell table:formula="of:=IF(OR([.N280]=&quot;responseA&quot;;[.N280]=&quot;reponseB&quot;;[.N280]=&quot;reponseC&quot;);-10;10)" office:value-type="float" office:value="10">
            <text:p>10</text:p>
          </table:table-cell>
          <table:table-cell table:formula="of:=IF(OR([.O280]=&quot;responseA&quot;;[.O280]=&quot;reponseB&quot;;[.O280]=&quot;reponseC&quot;);-10;10)" office:value-type="float" office:value="10">
            <text:p>10</text:p>
          </table:table-cell>
          <table:table-cell table:formula="of:=IF(OR([.P280]=&quot;responseA&quot;;[.P280]=&quot;reponseB&quot;;[.P280]=&quot;reponseC&quot;);-10;10)" office:value-type="float" office:value="10">
            <text:p>10</text:p>
          </table:table-cell>
          <table:table-cell table:formula="of:=IF(OR([.Q280]=&quot;responseA&quot;;[.Q280]=&quot;reponseB&quot;;[.Q280]=&quot;reponseC&quot;);-10;10)" office:value-type="float" office:value="10">
            <text:p>10</text:p>
          </table:table-cell>
          <table:table-cell table:formula="of:=IF(OR([.R280]=&quot;responseA&quot;;[.R280]=&quot;reponseB&quot;;[.R280]=&quot;reponseC&quot;);-10;10)" office:value-type="float" office:value="10">
            <text:p>10</text:p>
          </table:table-cell>
          <table:table-cell table:formula="of:=IF(OR([.S280]=&quot;responseA&quot;;[.S280]=&quot;reponseB&quot;;[.S280]=&quot;reponseC&quot;);-10;10)" office:value-type="float" office:value="10">
            <text:p>10</text:p>
          </table:table-cell>
          <table:table-cell table:formula="of:=IF(OR([.T280]=&quot;responseA&quot;;[.T280]=&quot;reponseB&quot;;[.T280]=&quot;reponseC&quot;);-10;10)" office:value-type="float" office:value="10">
            <text:p>10</text:p>
          </table:table-cell>
          <table:table-cell table:formula="of:=IF(OR([.U280]=&quot;responseA&quot;;[.U280]=&quot;reponseB&quot;;[.U280]=&quot;reponseC&quot;);-10;10)" office:value-type="float" office:value="10">
            <text:p>10</text:p>
          </table:table-cell>
          <table:table-cell table:formula="of:=IF(OR([.V280]=&quot;responseA&quot;;[.V280]=&quot;reponseB&quot;;[.V280]=&quot;reponseC&quot;);-10;10)" office:value-type="float" office:value="10">
            <text:p>10</text:p>
          </table:table-cell>
          <table:table-cell table:formula="of:=IF(OR([.W280]=&quot;responseA&quot;;[.W280]=&quot;reponseB&quot;;[.W280]=&quot;reponseC&quot;);-10;10)" office:value-type="float" office:value="10">
            <text:p>10</text:p>
          </table:table-cell>
          <table:table-cell table:formula="of:=IF(OR([.X280]=&quot;responseA&quot;;[.X280]=&quot;reponseB&quot;;[.X280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81]=&quot;responseA&quot;;[.E281]=&quot;reponseB&quot;;[.E281]=&quot;reponseC&quot;);-10;10)" office:value-type="float" office:value="10">
            <text:p>10</text:p>
          </table:table-cell>
          <table:table-cell table:formula="of:=IF(OR([.F281]=&quot;responseA&quot;;[.F281]=&quot;reponseB&quot;;[.F281]=&quot;reponseC&quot;);-10;10)" office:value-type="float" office:value="10">
            <text:p>10</text:p>
          </table:table-cell>
          <table:table-cell table:formula="of:=IF(OR([.G281]=&quot;responseA&quot;;[.G281]=&quot;reponseB&quot;;[.G281]=&quot;reponseC&quot;);-10;10)" office:value-type="float" office:value="10">
            <text:p>10</text:p>
          </table:table-cell>
          <table:table-cell table:formula="of:=IF(OR([.H281]=&quot;responseA&quot;;[.H281]=&quot;reponseB&quot;;[.H281]=&quot;reponseC&quot;);-10;10)" office:value-type="float" office:value="10">
            <text:p>10</text:p>
          </table:table-cell>
          <table:table-cell table:formula="of:=IF(OR([.I281]=&quot;responseA&quot;;[.I281]=&quot;reponseB&quot;;[.I281]=&quot;reponseC&quot;);-10;10)" office:value-type="float" office:value="10">
            <text:p>10</text:p>
          </table:table-cell>
          <table:table-cell table:formula="of:=IF(OR([.J281]=&quot;responseA&quot;;[.J281]=&quot;reponseB&quot;;[.J281]=&quot;reponseC&quot;);-10;10)" office:value-type="float" office:value="10">
            <text:p>10</text:p>
          </table:table-cell>
          <table:table-cell table:formula="of:=IF(OR([.K281]=&quot;responseA&quot;;[.K281]=&quot;reponseB&quot;;[.K281]=&quot;reponseC&quot;);-10;10)" office:value-type="float" office:value="10">
            <text:p>10</text:p>
          </table:table-cell>
          <table:table-cell table:formula="of:=IF(OR([.L281]=&quot;responseA&quot;;[.L281]=&quot;reponseB&quot;;[.L281]=&quot;reponseC&quot;);-10;10)" office:value-type="float" office:value="10">
            <text:p>10</text:p>
          </table:table-cell>
          <table:table-cell table:formula="of:=IF(OR([.M281]=&quot;responseA&quot;;[.M281]=&quot;reponseB&quot;;[.M281]=&quot;reponseC&quot;);-10;10)" office:value-type="float" office:value="10">
            <text:p>10</text:p>
          </table:table-cell>
          <table:table-cell table:formula="of:=IF(OR([.N281]=&quot;responseA&quot;;[.N281]=&quot;reponseB&quot;;[.N281]=&quot;reponseC&quot;);-10;10)" office:value-type="float" office:value="10">
            <text:p>10</text:p>
          </table:table-cell>
          <table:table-cell table:formula="of:=IF(OR([.O281]=&quot;responseA&quot;;[.O281]=&quot;reponseB&quot;;[.O281]=&quot;reponseC&quot;);-10;10)" office:value-type="float" office:value="10">
            <text:p>10</text:p>
          </table:table-cell>
          <table:table-cell table:formula="of:=IF(OR([.P281]=&quot;responseA&quot;;[.P281]=&quot;reponseB&quot;;[.P281]=&quot;reponseC&quot;);-10;10)" office:value-type="float" office:value="10">
            <text:p>10</text:p>
          </table:table-cell>
          <table:table-cell table:formula="of:=IF(OR([.Q281]=&quot;responseA&quot;;[.Q281]=&quot;reponseB&quot;;[.Q281]=&quot;reponseC&quot;);-10;10)" office:value-type="float" office:value="10">
            <text:p>10</text:p>
          </table:table-cell>
          <table:table-cell table:formula="of:=IF(OR([.R281]=&quot;responseA&quot;;[.R281]=&quot;reponseB&quot;;[.R281]=&quot;reponseC&quot;);-10;10)" office:value-type="float" office:value="10">
            <text:p>10</text:p>
          </table:table-cell>
          <table:table-cell table:formula="of:=IF(OR([.S281]=&quot;responseA&quot;;[.S281]=&quot;reponseB&quot;;[.S281]=&quot;reponseC&quot;);-10;10)" office:value-type="float" office:value="10">
            <text:p>10</text:p>
          </table:table-cell>
          <table:table-cell table:formula="of:=IF(OR([.T281]=&quot;responseA&quot;;[.T281]=&quot;reponseB&quot;;[.T281]=&quot;reponseC&quot;);-10;10)" office:value-type="float" office:value="10">
            <text:p>10</text:p>
          </table:table-cell>
          <table:table-cell table:formula="of:=IF(OR([.U281]=&quot;responseA&quot;;[.U281]=&quot;reponseB&quot;;[.U281]=&quot;reponseC&quot;);-10;10)" office:value-type="float" office:value="10">
            <text:p>10</text:p>
          </table:table-cell>
          <table:table-cell table:formula="of:=IF(OR([.V281]=&quot;responseA&quot;;[.V281]=&quot;reponseB&quot;;[.V281]=&quot;reponseC&quot;);-10;10)" office:value-type="float" office:value="10">
            <text:p>10</text:p>
          </table:table-cell>
          <table:table-cell table:formula="of:=IF(OR([.W281]=&quot;responseA&quot;;[.W281]=&quot;reponseB&quot;;[.W281]=&quot;reponseC&quot;);-10;10)" office:value-type="float" office:value="10">
            <text:p>10</text:p>
          </table:table-cell>
          <table:table-cell table:formula="of:=IF(OR([.X281]=&quot;responseA&quot;;[.X281]=&quot;reponseB&quot;;[.X281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82]=&quot;responseA&quot;;[.E282]=&quot;reponseB&quot;;[.E282]=&quot;reponseC&quot;);-10;10)" office:value-type="float" office:value="10">
            <text:p>10</text:p>
          </table:table-cell>
          <table:table-cell table:formula="of:=IF(OR([.F282]=&quot;responseA&quot;;[.F282]=&quot;reponseB&quot;;[.F282]=&quot;reponseC&quot;);-10;10)" office:value-type="float" office:value="10">
            <text:p>10</text:p>
          </table:table-cell>
          <table:table-cell table:formula="of:=IF(OR([.G282]=&quot;responseA&quot;;[.G282]=&quot;reponseB&quot;;[.G282]=&quot;reponseC&quot;);-10;10)" office:value-type="float" office:value="10">
            <text:p>10</text:p>
          </table:table-cell>
          <table:table-cell table:formula="of:=IF(OR([.H282]=&quot;responseA&quot;;[.H282]=&quot;reponseB&quot;;[.H282]=&quot;reponseC&quot;);-10;10)" office:value-type="float" office:value="10">
            <text:p>10</text:p>
          </table:table-cell>
          <table:table-cell table:formula="of:=IF(OR([.I282]=&quot;responseA&quot;;[.I282]=&quot;reponseB&quot;;[.I282]=&quot;reponseC&quot;);-10;10)" office:value-type="float" office:value="10">
            <text:p>10</text:p>
          </table:table-cell>
          <table:table-cell table:formula="of:=IF(OR([.J282]=&quot;responseA&quot;;[.J282]=&quot;reponseB&quot;;[.J282]=&quot;reponseC&quot;);-10;10)" office:value-type="float" office:value="10">
            <text:p>10</text:p>
          </table:table-cell>
          <table:table-cell table:formula="of:=IF(OR([.K282]=&quot;responseA&quot;;[.K282]=&quot;reponseB&quot;;[.K282]=&quot;reponseC&quot;);-10;10)" office:value-type="float" office:value="10">
            <text:p>10</text:p>
          </table:table-cell>
          <table:table-cell table:formula="of:=IF(OR([.L282]=&quot;responseA&quot;;[.L282]=&quot;reponseB&quot;;[.L282]=&quot;reponseC&quot;);-10;10)" office:value-type="float" office:value="10">
            <text:p>10</text:p>
          </table:table-cell>
          <table:table-cell table:formula="of:=IF(OR([.M282]=&quot;responseA&quot;;[.M282]=&quot;reponseB&quot;;[.M282]=&quot;reponseC&quot;);-10;10)" office:value-type="float" office:value="10">
            <text:p>10</text:p>
          </table:table-cell>
          <table:table-cell table:formula="of:=IF(OR([.N282]=&quot;responseA&quot;;[.N282]=&quot;reponseB&quot;;[.N282]=&quot;reponseC&quot;);-10;10)" office:value-type="float" office:value="10">
            <text:p>10</text:p>
          </table:table-cell>
          <table:table-cell table:formula="of:=IF(OR([.O282]=&quot;responseA&quot;;[.O282]=&quot;reponseB&quot;;[.O282]=&quot;reponseC&quot;);-10;10)" office:value-type="float" office:value="10">
            <text:p>10</text:p>
          </table:table-cell>
          <table:table-cell table:formula="of:=IF(OR([.P282]=&quot;responseA&quot;;[.P282]=&quot;reponseB&quot;;[.P282]=&quot;reponseC&quot;);-10;10)" office:value-type="float" office:value="10">
            <text:p>10</text:p>
          </table:table-cell>
          <table:table-cell table:formula="of:=IF(OR([.Q282]=&quot;responseA&quot;;[.Q282]=&quot;reponseB&quot;;[.Q282]=&quot;reponseC&quot;);-10;10)" office:value-type="float" office:value="10">
            <text:p>10</text:p>
          </table:table-cell>
          <table:table-cell table:formula="of:=IF(OR([.R282]=&quot;responseA&quot;;[.R282]=&quot;reponseB&quot;;[.R282]=&quot;reponseC&quot;);-10;10)" office:value-type="float" office:value="10">
            <text:p>10</text:p>
          </table:table-cell>
          <table:table-cell table:formula="of:=IF(OR([.S282]=&quot;responseA&quot;;[.S282]=&quot;reponseB&quot;;[.S282]=&quot;reponseC&quot;);-10;10)" office:value-type="float" office:value="10">
            <text:p>10</text:p>
          </table:table-cell>
          <table:table-cell table:formula="of:=IF(OR([.T282]=&quot;responseA&quot;;[.T282]=&quot;reponseB&quot;;[.T282]=&quot;reponseC&quot;);-10;10)" office:value-type="float" office:value="10">
            <text:p>10</text:p>
          </table:table-cell>
          <table:table-cell table:formula="of:=IF(OR([.U282]=&quot;responseA&quot;;[.U282]=&quot;reponseB&quot;;[.U282]=&quot;reponseC&quot;);-10;10)" office:value-type="float" office:value="10">
            <text:p>10</text:p>
          </table:table-cell>
          <table:table-cell table:formula="of:=IF(OR([.V282]=&quot;responseA&quot;;[.V282]=&quot;reponseB&quot;;[.V282]=&quot;reponseC&quot;);-10;10)" office:value-type="float" office:value="10">
            <text:p>10</text:p>
          </table:table-cell>
          <table:table-cell table:formula="of:=IF(OR([.W282]=&quot;responseA&quot;;[.W282]=&quot;reponseB&quot;;[.W282]=&quot;reponseC&quot;);-10;10)" office:value-type="float" office:value="10">
            <text:p>10</text:p>
          </table:table-cell>
          <table:table-cell table:formula="of:=IF(OR([.X282]=&quot;responseA&quot;;[.X282]=&quot;reponseB&quot;;[.X282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83]=&quot;responseA&quot;;[.E283]=&quot;reponseB&quot;;[.E283]=&quot;reponseC&quot;);-10;10)" office:value-type="float" office:value="10">
            <text:p>10</text:p>
          </table:table-cell>
          <table:table-cell table:formula="of:=IF(OR([.F283]=&quot;responseA&quot;;[.F283]=&quot;reponseB&quot;;[.F283]=&quot;reponseC&quot;);-10;10)" office:value-type="float" office:value="10">
            <text:p>10</text:p>
          </table:table-cell>
          <table:table-cell table:formula="of:=IF(OR([.G283]=&quot;responseA&quot;;[.G283]=&quot;reponseB&quot;;[.G283]=&quot;reponseC&quot;);-10;10)" office:value-type="float" office:value="10">
            <text:p>10</text:p>
          </table:table-cell>
          <table:table-cell table:formula="of:=IF(OR([.H283]=&quot;responseA&quot;;[.H283]=&quot;reponseB&quot;;[.H283]=&quot;reponseC&quot;);-10;10)" office:value-type="float" office:value="10">
            <text:p>10</text:p>
          </table:table-cell>
          <table:table-cell table:formula="of:=IF(OR([.I283]=&quot;responseA&quot;;[.I283]=&quot;reponseB&quot;;[.I283]=&quot;reponseC&quot;);-10;10)" office:value-type="float" office:value="10">
            <text:p>10</text:p>
          </table:table-cell>
          <table:table-cell table:formula="of:=IF(OR([.J283]=&quot;responseA&quot;;[.J283]=&quot;reponseB&quot;;[.J283]=&quot;reponseC&quot;);-10;10)" office:value-type="float" office:value="10">
            <text:p>10</text:p>
          </table:table-cell>
          <table:table-cell table:formula="of:=IF(OR([.K283]=&quot;responseA&quot;;[.K283]=&quot;reponseB&quot;;[.K283]=&quot;reponseC&quot;);-10;10)" office:value-type="float" office:value="10">
            <text:p>10</text:p>
          </table:table-cell>
          <table:table-cell table:formula="of:=IF(OR([.L283]=&quot;responseA&quot;;[.L283]=&quot;reponseB&quot;;[.L283]=&quot;reponseC&quot;);-10;10)" office:value-type="float" office:value="10">
            <text:p>10</text:p>
          </table:table-cell>
          <table:table-cell table:formula="of:=IF(OR([.M283]=&quot;responseA&quot;;[.M283]=&quot;reponseB&quot;;[.M283]=&quot;reponseC&quot;);-10;10)" office:value-type="float" office:value="10">
            <text:p>10</text:p>
          </table:table-cell>
          <table:table-cell table:formula="of:=IF(OR([.N283]=&quot;responseA&quot;;[.N283]=&quot;reponseB&quot;;[.N283]=&quot;reponseC&quot;);-10;10)" office:value-type="float" office:value="10">
            <text:p>10</text:p>
          </table:table-cell>
          <table:table-cell table:formula="of:=IF(OR([.O283]=&quot;responseA&quot;;[.O283]=&quot;reponseB&quot;;[.O283]=&quot;reponseC&quot;);-10;10)" office:value-type="float" office:value="10">
            <text:p>10</text:p>
          </table:table-cell>
          <table:table-cell table:formula="of:=IF(OR([.P283]=&quot;responseA&quot;;[.P283]=&quot;reponseB&quot;;[.P283]=&quot;reponseC&quot;);-10;10)" office:value-type="float" office:value="10">
            <text:p>10</text:p>
          </table:table-cell>
          <table:table-cell table:formula="of:=IF(OR([.Q283]=&quot;responseA&quot;;[.Q283]=&quot;reponseB&quot;;[.Q283]=&quot;reponseC&quot;);-10;10)" office:value-type="float" office:value="10">
            <text:p>10</text:p>
          </table:table-cell>
          <table:table-cell table:formula="of:=IF(OR([.R283]=&quot;responseA&quot;;[.R283]=&quot;reponseB&quot;;[.R283]=&quot;reponseC&quot;);-10;10)" office:value-type="float" office:value="10">
            <text:p>10</text:p>
          </table:table-cell>
          <table:table-cell table:formula="of:=IF(OR([.S283]=&quot;responseA&quot;;[.S283]=&quot;reponseB&quot;;[.S283]=&quot;reponseC&quot;);-10;10)" office:value-type="float" office:value="10">
            <text:p>10</text:p>
          </table:table-cell>
          <table:table-cell table:formula="of:=IF(OR([.T283]=&quot;responseA&quot;;[.T283]=&quot;reponseB&quot;;[.T283]=&quot;reponseC&quot;);-10;10)" office:value-type="float" office:value="10">
            <text:p>10</text:p>
          </table:table-cell>
          <table:table-cell table:formula="of:=IF(OR([.U283]=&quot;responseA&quot;;[.U283]=&quot;reponseB&quot;;[.U283]=&quot;reponseC&quot;);-10;10)" office:value-type="float" office:value="10">
            <text:p>10</text:p>
          </table:table-cell>
          <table:table-cell table:formula="of:=IF(OR([.V283]=&quot;responseA&quot;;[.V283]=&quot;reponseB&quot;;[.V283]=&quot;reponseC&quot;);-10;10)" office:value-type="float" office:value="10">
            <text:p>10</text:p>
          </table:table-cell>
          <table:table-cell table:formula="of:=IF(OR([.W283]=&quot;responseA&quot;;[.W283]=&quot;reponseB&quot;;[.W283]=&quot;reponseC&quot;);-10;10)" office:value-type="float" office:value="10">
            <text:p>10</text:p>
          </table:table-cell>
          <table:table-cell table:formula="of:=IF(OR([.X283]=&quot;responseA&quot;;[.X283]=&quot;reponseB&quot;;[.X283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84]=&quot;responseA&quot;;[.E284]=&quot;reponseB&quot;;[.E284]=&quot;reponseC&quot;);-10;10)" office:value-type="float" office:value="10">
            <text:p>10</text:p>
          </table:table-cell>
          <table:table-cell table:formula="of:=IF(OR([.F284]=&quot;responseA&quot;;[.F284]=&quot;reponseB&quot;;[.F284]=&quot;reponseC&quot;);-10;10)" office:value-type="float" office:value="10">
            <text:p>10</text:p>
          </table:table-cell>
          <table:table-cell table:formula="of:=IF(OR([.G284]=&quot;responseA&quot;;[.G284]=&quot;reponseB&quot;;[.G284]=&quot;reponseC&quot;);-10;10)" office:value-type="float" office:value="10">
            <text:p>10</text:p>
          </table:table-cell>
          <table:table-cell table:formula="of:=IF(OR([.H284]=&quot;responseA&quot;;[.H284]=&quot;reponseB&quot;;[.H284]=&quot;reponseC&quot;);-10;10)" office:value-type="float" office:value="10">
            <text:p>10</text:p>
          </table:table-cell>
          <table:table-cell table:formula="of:=IF(OR([.I284]=&quot;responseA&quot;;[.I284]=&quot;reponseB&quot;;[.I284]=&quot;reponseC&quot;);-10;10)" office:value-type="float" office:value="10">
            <text:p>10</text:p>
          </table:table-cell>
          <table:table-cell table:formula="of:=IF(OR([.J284]=&quot;responseA&quot;;[.J284]=&quot;reponseB&quot;;[.J284]=&quot;reponseC&quot;);-10;10)" office:value-type="float" office:value="10">
            <text:p>10</text:p>
          </table:table-cell>
          <table:table-cell table:formula="of:=IF(OR([.K284]=&quot;responseA&quot;;[.K284]=&quot;reponseB&quot;;[.K284]=&quot;reponseC&quot;);-10;10)" office:value-type="float" office:value="10">
            <text:p>10</text:p>
          </table:table-cell>
          <table:table-cell table:formula="of:=IF(OR([.L284]=&quot;responseA&quot;;[.L284]=&quot;reponseB&quot;;[.L284]=&quot;reponseC&quot;);-10;10)" office:value-type="float" office:value="10">
            <text:p>10</text:p>
          </table:table-cell>
          <table:table-cell table:formula="of:=IF(OR([.M284]=&quot;responseA&quot;;[.M284]=&quot;reponseB&quot;;[.M284]=&quot;reponseC&quot;);-10;10)" office:value-type="float" office:value="10">
            <text:p>10</text:p>
          </table:table-cell>
          <table:table-cell table:formula="of:=IF(OR([.N284]=&quot;responseA&quot;;[.N284]=&quot;reponseB&quot;;[.N284]=&quot;reponseC&quot;);-10;10)" office:value-type="float" office:value="10">
            <text:p>10</text:p>
          </table:table-cell>
          <table:table-cell table:formula="of:=IF(OR([.O284]=&quot;responseA&quot;;[.O284]=&quot;reponseB&quot;;[.O284]=&quot;reponseC&quot;);-10;10)" office:value-type="float" office:value="10">
            <text:p>10</text:p>
          </table:table-cell>
          <table:table-cell table:formula="of:=IF(OR([.P284]=&quot;responseA&quot;;[.P284]=&quot;reponseB&quot;;[.P284]=&quot;reponseC&quot;);-10;10)" office:value-type="float" office:value="10">
            <text:p>10</text:p>
          </table:table-cell>
          <table:table-cell table:formula="of:=IF(OR([.Q284]=&quot;responseA&quot;;[.Q284]=&quot;reponseB&quot;;[.Q284]=&quot;reponseC&quot;);-10;10)" office:value-type="float" office:value="10">
            <text:p>10</text:p>
          </table:table-cell>
          <table:table-cell table:formula="of:=IF(OR([.R284]=&quot;responseA&quot;;[.R284]=&quot;reponseB&quot;;[.R284]=&quot;reponseC&quot;);-10;10)" office:value-type="float" office:value="10">
            <text:p>10</text:p>
          </table:table-cell>
          <table:table-cell table:formula="of:=IF(OR([.S284]=&quot;responseA&quot;;[.S284]=&quot;reponseB&quot;;[.S284]=&quot;reponseC&quot;);-10;10)" office:value-type="float" office:value="10">
            <text:p>10</text:p>
          </table:table-cell>
          <table:table-cell table:formula="of:=IF(OR([.T284]=&quot;responseA&quot;;[.T284]=&quot;reponseB&quot;;[.T284]=&quot;reponseC&quot;);-10;10)" office:value-type="float" office:value="10">
            <text:p>10</text:p>
          </table:table-cell>
          <table:table-cell table:formula="of:=IF(OR([.U284]=&quot;responseA&quot;;[.U284]=&quot;reponseB&quot;;[.U284]=&quot;reponseC&quot;);-10;10)" office:value-type="float" office:value="10">
            <text:p>10</text:p>
          </table:table-cell>
          <table:table-cell table:formula="of:=IF(OR([.V284]=&quot;responseA&quot;;[.V284]=&quot;reponseB&quot;;[.V284]=&quot;reponseC&quot;);-10;10)" office:value-type="float" office:value="10">
            <text:p>10</text:p>
          </table:table-cell>
          <table:table-cell table:formula="of:=IF(OR([.W284]=&quot;responseA&quot;;[.W284]=&quot;reponseB&quot;;[.W284]=&quot;reponseC&quot;);-10;10)" office:value-type="float" office:value="10">
            <text:p>10</text:p>
          </table:table-cell>
          <table:table-cell table:formula="of:=IF(OR([.X284]=&quot;responseA&quot;;[.X284]=&quot;reponseB&quot;;[.X284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85]=&quot;responseA&quot;;[.E285]=&quot;reponseB&quot;;[.E285]=&quot;reponseC&quot;);-10;10)" office:value-type="float" office:value="10">
            <text:p>10</text:p>
          </table:table-cell>
          <table:table-cell table:formula="of:=IF(OR([.F285]=&quot;responseA&quot;;[.F285]=&quot;reponseB&quot;;[.F285]=&quot;reponseC&quot;);-10;10)" office:value-type="float" office:value="10">
            <text:p>10</text:p>
          </table:table-cell>
          <table:table-cell table:formula="of:=IF(OR([.G285]=&quot;responseA&quot;;[.G285]=&quot;reponseB&quot;;[.G285]=&quot;reponseC&quot;);-10;10)" office:value-type="float" office:value="10">
            <text:p>10</text:p>
          </table:table-cell>
          <table:table-cell table:formula="of:=IF(OR([.H285]=&quot;responseA&quot;;[.H285]=&quot;reponseB&quot;;[.H285]=&quot;reponseC&quot;);-10;10)" office:value-type="float" office:value="10">
            <text:p>10</text:p>
          </table:table-cell>
          <table:table-cell table:formula="of:=IF(OR([.I285]=&quot;responseA&quot;;[.I285]=&quot;reponseB&quot;;[.I285]=&quot;reponseC&quot;);-10;10)" office:value-type="float" office:value="10">
            <text:p>10</text:p>
          </table:table-cell>
          <table:table-cell table:formula="of:=IF(OR([.J285]=&quot;responseA&quot;;[.J285]=&quot;reponseB&quot;;[.J285]=&quot;reponseC&quot;);-10;10)" office:value-type="float" office:value="10">
            <text:p>10</text:p>
          </table:table-cell>
          <table:table-cell table:formula="of:=IF(OR([.K285]=&quot;responseA&quot;;[.K285]=&quot;reponseB&quot;;[.K285]=&quot;reponseC&quot;);-10;10)" office:value-type="float" office:value="10">
            <text:p>10</text:p>
          </table:table-cell>
          <table:table-cell table:formula="of:=IF(OR([.L285]=&quot;responseA&quot;;[.L285]=&quot;reponseB&quot;;[.L285]=&quot;reponseC&quot;);-10;10)" office:value-type="float" office:value="10">
            <text:p>10</text:p>
          </table:table-cell>
          <table:table-cell table:formula="of:=IF(OR([.M285]=&quot;responseA&quot;;[.M285]=&quot;reponseB&quot;;[.M285]=&quot;reponseC&quot;);-10;10)" office:value-type="float" office:value="10">
            <text:p>10</text:p>
          </table:table-cell>
          <table:table-cell table:formula="of:=IF(OR([.N285]=&quot;responseA&quot;;[.N285]=&quot;reponseB&quot;;[.N285]=&quot;reponseC&quot;);-10;10)" office:value-type="float" office:value="10">
            <text:p>10</text:p>
          </table:table-cell>
          <table:table-cell table:formula="of:=IF(OR([.O285]=&quot;responseA&quot;;[.O285]=&quot;reponseB&quot;;[.O285]=&quot;reponseC&quot;);-10;10)" office:value-type="float" office:value="10">
            <text:p>10</text:p>
          </table:table-cell>
          <table:table-cell table:formula="of:=IF(OR([.P285]=&quot;responseA&quot;;[.P285]=&quot;reponseB&quot;;[.P285]=&quot;reponseC&quot;);-10;10)" office:value-type="float" office:value="10">
            <text:p>10</text:p>
          </table:table-cell>
          <table:table-cell table:formula="of:=IF(OR([.Q285]=&quot;responseA&quot;;[.Q285]=&quot;reponseB&quot;;[.Q285]=&quot;reponseC&quot;);-10;10)" office:value-type="float" office:value="10">
            <text:p>10</text:p>
          </table:table-cell>
          <table:table-cell table:formula="of:=IF(OR([.R285]=&quot;responseA&quot;;[.R285]=&quot;reponseB&quot;;[.R285]=&quot;reponseC&quot;);-10;10)" office:value-type="float" office:value="10">
            <text:p>10</text:p>
          </table:table-cell>
          <table:table-cell table:formula="of:=IF(OR([.S285]=&quot;responseA&quot;;[.S285]=&quot;reponseB&quot;;[.S285]=&quot;reponseC&quot;);-10;10)" office:value-type="float" office:value="10">
            <text:p>10</text:p>
          </table:table-cell>
          <table:table-cell table:formula="of:=IF(OR([.T285]=&quot;responseA&quot;;[.T285]=&quot;reponseB&quot;;[.T285]=&quot;reponseC&quot;);-10;10)" office:value-type="float" office:value="10">
            <text:p>10</text:p>
          </table:table-cell>
          <table:table-cell table:formula="of:=IF(OR([.U285]=&quot;responseA&quot;;[.U285]=&quot;reponseB&quot;;[.U285]=&quot;reponseC&quot;);-10;10)" office:value-type="float" office:value="10">
            <text:p>10</text:p>
          </table:table-cell>
          <table:table-cell table:formula="of:=IF(OR([.V285]=&quot;responseA&quot;;[.V285]=&quot;reponseB&quot;;[.V285]=&quot;reponseC&quot;);-10;10)" office:value-type="float" office:value="10">
            <text:p>10</text:p>
          </table:table-cell>
          <table:table-cell table:formula="of:=IF(OR([.W285]=&quot;responseA&quot;;[.W285]=&quot;reponseB&quot;;[.W285]=&quot;reponseC&quot;);-10;10)" office:value-type="float" office:value="10">
            <text:p>10</text:p>
          </table:table-cell>
          <table:table-cell table:formula="of:=IF(OR([.X285]=&quot;responseA&quot;;[.X285]=&quot;reponseB&quot;;[.X285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86]=&quot;responseA&quot;;[.E286]=&quot;reponseB&quot;;[.E286]=&quot;reponseC&quot;);-10;10)" office:value-type="float" office:value="10">
            <text:p>10</text:p>
          </table:table-cell>
          <table:table-cell table:formula="of:=IF(OR([.F286]=&quot;responseA&quot;;[.F286]=&quot;reponseB&quot;;[.F286]=&quot;reponseC&quot;);-10;10)" office:value-type="float" office:value="10">
            <text:p>10</text:p>
          </table:table-cell>
          <table:table-cell table:formula="of:=IF(OR([.G286]=&quot;responseA&quot;;[.G286]=&quot;reponseB&quot;;[.G286]=&quot;reponseC&quot;);-10;10)" office:value-type="float" office:value="10">
            <text:p>10</text:p>
          </table:table-cell>
          <table:table-cell table:formula="of:=IF(OR([.H286]=&quot;responseA&quot;;[.H286]=&quot;reponseB&quot;;[.H286]=&quot;reponseC&quot;);-10;10)" office:value-type="float" office:value="10">
            <text:p>10</text:p>
          </table:table-cell>
          <table:table-cell table:formula="of:=IF(OR([.I286]=&quot;responseA&quot;;[.I286]=&quot;reponseB&quot;;[.I286]=&quot;reponseC&quot;);-10;10)" office:value-type="float" office:value="10">
            <text:p>10</text:p>
          </table:table-cell>
          <table:table-cell table:formula="of:=IF(OR([.J286]=&quot;responseA&quot;;[.J286]=&quot;reponseB&quot;;[.J286]=&quot;reponseC&quot;);-10;10)" office:value-type="float" office:value="10">
            <text:p>10</text:p>
          </table:table-cell>
          <table:table-cell table:formula="of:=IF(OR([.K286]=&quot;responseA&quot;;[.K286]=&quot;reponseB&quot;;[.K286]=&quot;reponseC&quot;);-10;10)" office:value-type="float" office:value="10">
            <text:p>10</text:p>
          </table:table-cell>
          <table:table-cell table:formula="of:=IF(OR([.L286]=&quot;responseA&quot;;[.L286]=&quot;reponseB&quot;;[.L286]=&quot;reponseC&quot;);-10;10)" office:value-type="float" office:value="10">
            <text:p>10</text:p>
          </table:table-cell>
          <table:table-cell table:formula="of:=IF(OR([.M286]=&quot;responseA&quot;;[.M286]=&quot;reponseB&quot;;[.M286]=&quot;reponseC&quot;);-10;10)" office:value-type="float" office:value="10">
            <text:p>10</text:p>
          </table:table-cell>
          <table:table-cell table:formula="of:=IF(OR([.N286]=&quot;responseA&quot;;[.N286]=&quot;reponseB&quot;;[.N286]=&quot;reponseC&quot;);-10;10)" office:value-type="float" office:value="10">
            <text:p>10</text:p>
          </table:table-cell>
          <table:table-cell table:formula="of:=IF(OR([.O286]=&quot;responseA&quot;;[.O286]=&quot;reponseB&quot;;[.O286]=&quot;reponseC&quot;);-10;10)" office:value-type="float" office:value="10">
            <text:p>10</text:p>
          </table:table-cell>
          <table:table-cell table:formula="of:=IF(OR([.P286]=&quot;responseA&quot;;[.P286]=&quot;reponseB&quot;;[.P286]=&quot;reponseC&quot;);-10;10)" office:value-type="float" office:value="10">
            <text:p>10</text:p>
          </table:table-cell>
          <table:table-cell table:formula="of:=IF(OR([.Q286]=&quot;responseA&quot;;[.Q286]=&quot;reponseB&quot;;[.Q286]=&quot;reponseC&quot;);-10;10)" office:value-type="float" office:value="10">
            <text:p>10</text:p>
          </table:table-cell>
          <table:table-cell table:formula="of:=IF(OR([.R286]=&quot;responseA&quot;;[.R286]=&quot;reponseB&quot;;[.R286]=&quot;reponseC&quot;);-10;10)" office:value-type="float" office:value="10">
            <text:p>10</text:p>
          </table:table-cell>
          <table:table-cell table:formula="of:=IF(OR([.S286]=&quot;responseA&quot;;[.S286]=&quot;reponseB&quot;;[.S286]=&quot;reponseC&quot;);-10;10)" office:value-type="float" office:value="10">
            <text:p>10</text:p>
          </table:table-cell>
          <table:table-cell table:formula="of:=IF(OR([.T286]=&quot;responseA&quot;;[.T286]=&quot;reponseB&quot;;[.T286]=&quot;reponseC&quot;);-10;10)" office:value-type="float" office:value="10">
            <text:p>10</text:p>
          </table:table-cell>
          <table:table-cell table:formula="of:=IF(OR([.U286]=&quot;responseA&quot;;[.U286]=&quot;reponseB&quot;;[.U286]=&quot;reponseC&quot;);-10;10)" office:value-type="float" office:value="10">
            <text:p>10</text:p>
          </table:table-cell>
          <table:table-cell table:formula="of:=IF(OR([.V286]=&quot;responseA&quot;;[.V286]=&quot;reponseB&quot;;[.V286]=&quot;reponseC&quot;);-10;10)" office:value-type="float" office:value="10">
            <text:p>10</text:p>
          </table:table-cell>
          <table:table-cell table:formula="of:=IF(OR([.W286]=&quot;responseA&quot;;[.W286]=&quot;reponseB&quot;;[.W286]=&quot;reponseC&quot;);-10;10)" office:value-type="float" office:value="10">
            <text:p>10</text:p>
          </table:table-cell>
          <table:table-cell table:formula="of:=IF(OR([.X286]=&quot;responseA&quot;;[.X286]=&quot;reponseB&quot;;[.X286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87]=&quot;responseA&quot;;[.E287]=&quot;reponseB&quot;;[.E287]=&quot;reponseC&quot;);-10;10)" office:value-type="float" office:value="10">
            <text:p>10</text:p>
          </table:table-cell>
          <table:table-cell table:formula="of:=IF(OR([.F287]=&quot;responseA&quot;;[.F287]=&quot;reponseB&quot;;[.F287]=&quot;reponseC&quot;);-10;10)" office:value-type="float" office:value="10">
            <text:p>10</text:p>
          </table:table-cell>
          <table:table-cell table:formula="of:=IF(OR([.G287]=&quot;responseA&quot;;[.G287]=&quot;reponseB&quot;;[.G287]=&quot;reponseC&quot;);-10;10)" office:value-type="float" office:value="10">
            <text:p>10</text:p>
          </table:table-cell>
          <table:table-cell table:formula="of:=IF(OR([.H287]=&quot;responseA&quot;;[.H287]=&quot;reponseB&quot;;[.H287]=&quot;reponseC&quot;);-10;10)" office:value-type="float" office:value="10">
            <text:p>10</text:p>
          </table:table-cell>
          <table:table-cell table:formula="of:=IF(OR([.I287]=&quot;responseA&quot;;[.I287]=&quot;reponseB&quot;;[.I287]=&quot;reponseC&quot;);-10;10)" office:value-type="float" office:value="10">
            <text:p>10</text:p>
          </table:table-cell>
          <table:table-cell table:formula="of:=IF(OR([.J287]=&quot;responseA&quot;;[.J287]=&quot;reponseB&quot;;[.J287]=&quot;reponseC&quot;);-10;10)" office:value-type="float" office:value="10">
            <text:p>10</text:p>
          </table:table-cell>
          <table:table-cell table:formula="of:=IF(OR([.K287]=&quot;responseA&quot;;[.K287]=&quot;reponseB&quot;;[.K287]=&quot;reponseC&quot;);-10;10)" office:value-type="float" office:value="10">
            <text:p>10</text:p>
          </table:table-cell>
          <table:table-cell table:formula="of:=IF(OR([.L287]=&quot;responseA&quot;;[.L287]=&quot;reponseB&quot;;[.L287]=&quot;reponseC&quot;);-10;10)" office:value-type="float" office:value="10">
            <text:p>10</text:p>
          </table:table-cell>
          <table:table-cell table:formula="of:=IF(OR([.M287]=&quot;responseA&quot;;[.M287]=&quot;reponseB&quot;;[.M287]=&quot;reponseC&quot;);-10;10)" office:value-type="float" office:value="10">
            <text:p>10</text:p>
          </table:table-cell>
          <table:table-cell table:formula="of:=IF(OR([.N287]=&quot;responseA&quot;;[.N287]=&quot;reponseB&quot;;[.N287]=&quot;reponseC&quot;);-10;10)" office:value-type="float" office:value="10">
            <text:p>10</text:p>
          </table:table-cell>
          <table:table-cell table:formula="of:=IF(OR([.O287]=&quot;responseA&quot;;[.O287]=&quot;reponseB&quot;;[.O287]=&quot;reponseC&quot;);-10;10)" office:value-type="float" office:value="10">
            <text:p>10</text:p>
          </table:table-cell>
          <table:table-cell table:formula="of:=IF(OR([.P287]=&quot;responseA&quot;;[.P287]=&quot;reponseB&quot;;[.P287]=&quot;reponseC&quot;);-10;10)" office:value-type="float" office:value="10">
            <text:p>10</text:p>
          </table:table-cell>
          <table:table-cell table:formula="of:=IF(OR([.Q287]=&quot;responseA&quot;;[.Q287]=&quot;reponseB&quot;;[.Q287]=&quot;reponseC&quot;);-10;10)" office:value-type="float" office:value="10">
            <text:p>10</text:p>
          </table:table-cell>
          <table:table-cell table:formula="of:=IF(OR([.R287]=&quot;responseA&quot;;[.R287]=&quot;reponseB&quot;;[.R287]=&quot;reponseC&quot;);-10;10)" office:value-type="float" office:value="10">
            <text:p>10</text:p>
          </table:table-cell>
          <table:table-cell table:formula="of:=IF(OR([.S287]=&quot;responseA&quot;;[.S287]=&quot;reponseB&quot;;[.S287]=&quot;reponseC&quot;);-10;10)" office:value-type="float" office:value="10">
            <text:p>10</text:p>
          </table:table-cell>
          <table:table-cell table:formula="of:=IF(OR([.T287]=&quot;responseA&quot;;[.T287]=&quot;reponseB&quot;;[.T287]=&quot;reponseC&quot;);-10;10)" office:value-type="float" office:value="10">
            <text:p>10</text:p>
          </table:table-cell>
          <table:table-cell table:formula="of:=IF(OR([.U287]=&quot;responseA&quot;;[.U287]=&quot;reponseB&quot;;[.U287]=&quot;reponseC&quot;);-10;10)" office:value-type="float" office:value="10">
            <text:p>10</text:p>
          </table:table-cell>
          <table:table-cell table:formula="of:=IF(OR([.V287]=&quot;responseA&quot;;[.V287]=&quot;reponseB&quot;;[.V287]=&quot;reponseC&quot;);-10;10)" office:value-type="float" office:value="10">
            <text:p>10</text:p>
          </table:table-cell>
          <table:table-cell table:formula="of:=IF(OR([.W287]=&quot;responseA&quot;;[.W287]=&quot;reponseB&quot;;[.W287]=&quot;reponseC&quot;);-10;10)" office:value-type="float" office:value="10">
            <text:p>10</text:p>
          </table:table-cell>
          <table:table-cell table:formula="of:=IF(OR([.X287]=&quot;responseA&quot;;[.X287]=&quot;reponseB&quot;;[.X287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88]=&quot;responseA&quot;;[.E288]=&quot;reponseB&quot;;[.E288]=&quot;reponseC&quot;);-10;10)" office:value-type="float" office:value="10">
            <text:p>10</text:p>
          </table:table-cell>
          <table:table-cell table:formula="of:=IF(OR([.F288]=&quot;responseA&quot;;[.F288]=&quot;reponseB&quot;;[.F288]=&quot;reponseC&quot;);-10;10)" office:value-type="float" office:value="10">
            <text:p>10</text:p>
          </table:table-cell>
          <table:table-cell table:formula="of:=IF(OR([.G288]=&quot;responseA&quot;;[.G288]=&quot;reponseB&quot;;[.G288]=&quot;reponseC&quot;);-10;10)" office:value-type="float" office:value="10">
            <text:p>10</text:p>
          </table:table-cell>
          <table:table-cell table:formula="of:=IF(OR([.H288]=&quot;responseA&quot;;[.H288]=&quot;reponseB&quot;;[.H288]=&quot;reponseC&quot;);-10;10)" office:value-type="float" office:value="10">
            <text:p>10</text:p>
          </table:table-cell>
          <table:table-cell table:formula="of:=IF(OR([.I288]=&quot;responseA&quot;;[.I288]=&quot;reponseB&quot;;[.I288]=&quot;reponseC&quot;);-10;10)" office:value-type="float" office:value="10">
            <text:p>10</text:p>
          </table:table-cell>
          <table:table-cell table:formula="of:=IF(OR([.J288]=&quot;responseA&quot;;[.J288]=&quot;reponseB&quot;;[.J288]=&quot;reponseC&quot;);-10;10)" office:value-type="float" office:value="10">
            <text:p>10</text:p>
          </table:table-cell>
          <table:table-cell table:formula="of:=IF(OR([.K288]=&quot;responseA&quot;;[.K288]=&quot;reponseB&quot;;[.K288]=&quot;reponseC&quot;);-10;10)" office:value-type="float" office:value="10">
            <text:p>10</text:p>
          </table:table-cell>
          <table:table-cell table:formula="of:=IF(OR([.L288]=&quot;responseA&quot;;[.L288]=&quot;reponseB&quot;;[.L288]=&quot;reponseC&quot;);-10;10)" office:value-type="float" office:value="10">
            <text:p>10</text:p>
          </table:table-cell>
          <table:table-cell table:formula="of:=IF(OR([.M288]=&quot;responseA&quot;;[.M288]=&quot;reponseB&quot;;[.M288]=&quot;reponseC&quot;);-10;10)" office:value-type="float" office:value="10">
            <text:p>10</text:p>
          </table:table-cell>
          <table:table-cell table:formula="of:=IF(OR([.N288]=&quot;responseA&quot;;[.N288]=&quot;reponseB&quot;;[.N288]=&quot;reponseC&quot;);-10;10)" office:value-type="float" office:value="10">
            <text:p>10</text:p>
          </table:table-cell>
          <table:table-cell table:formula="of:=IF(OR([.O288]=&quot;responseA&quot;;[.O288]=&quot;reponseB&quot;;[.O288]=&quot;reponseC&quot;);-10;10)" office:value-type="float" office:value="10">
            <text:p>10</text:p>
          </table:table-cell>
          <table:table-cell table:formula="of:=IF(OR([.P288]=&quot;responseA&quot;;[.P288]=&quot;reponseB&quot;;[.P288]=&quot;reponseC&quot;);-10;10)" office:value-type="float" office:value="10">
            <text:p>10</text:p>
          </table:table-cell>
          <table:table-cell table:formula="of:=IF(OR([.Q288]=&quot;responseA&quot;;[.Q288]=&quot;reponseB&quot;;[.Q288]=&quot;reponseC&quot;);-10;10)" office:value-type="float" office:value="10">
            <text:p>10</text:p>
          </table:table-cell>
          <table:table-cell table:formula="of:=IF(OR([.R288]=&quot;responseA&quot;;[.R288]=&quot;reponseB&quot;;[.R288]=&quot;reponseC&quot;);-10;10)" office:value-type="float" office:value="10">
            <text:p>10</text:p>
          </table:table-cell>
          <table:table-cell table:formula="of:=IF(OR([.S288]=&quot;responseA&quot;;[.S288]=&quot;reponseB&quot;;[.S288]=&quot;reponseC&quot;);-10;10)" office:value-type="float" office:value="10">
            <text:p>10</text:p>
          </table:table-cell>
          <table:table-cell table:formula="of:=IF(OR([.T288]=&quot;responseA&quot;;[.T288]=&quot;reponseB&quot;;[.T288]=&quot;reponseC&quot;);-10;10)" office:value-type="float" office:value="10">
            <text:p>10</text:p>
          </table:table-cell>
          <table:table-cell table:formula="of:=IF(OR([.U288]=&quot;responseA&quot;;[.U288]=&quot;reponseB&quot;;[.U288]=&quot;reponseC&quot;);-10;10)" office:value-type="float" office:value="10">
            <text:p>10</text:p>
          </table:table-cell>
          <table:table-cell table:formula="of:=IF(OR([.V288]=&quot;responseA&quot;;[.V288]=&quot;reponseB&quot;;[.V288]=&quot;reponseC&quot;);-10;10)" office:value-type="float" office:value="10">
            <text:p>10</text:p>
          </table:table-cell>
          <table:table-cell table:formula="of:=IF(OR([.W288]=&quot;responseA&quot;;[.W288]=&quot;reponseB&quot;;[.W288]=&quot;reponseC&quot;);-10;10)" office:value-type="float" office:value="10">
            <text:p>10</text:p>
          </table:table-cell>
          <table:table-cell table:formula="of:=IF(OR([.X288]=&quot;responseA&quot;;[.X288]=&quot;reponseB&quot;;[.X288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89]=&quot;responseA&quot;;[.E289]=&quot;reponseB&quot;;[.E289]=&quot;reponseC&quot;);-10;10)" office:value-type="float" office:value="10">
            <text:p>10</text:p>
          </table:table-cell>
          <table:table-cell table:formula="of:=IF(OR([.F289]=&quot;responseA&quot;;[.F289]=&quot;reponseB&quot;;[.F289]=&quot;reponseC&quot;);-10;10)" office:value-type="float" office:value="10">
            <text:p>10</text:p>
          </table:table-cell>
          <table:table-cell table:formula="of:=IF(OR([.G289]=&quot;responseA&quot;;[.G289]=&quot;reponseB&quot;;[.G289]=&quot;reponseC&quot;);-10;10)" office:value-type="float" office:value="10">
            <text:p>10</text:p>
          </table:table-cell>
          <table:table-cell table:formula="of:=IF(OR([.H289]=&quot;responseA&quot;;[.H289]=&quot;reponseB&quot;;[.H289]=&quot;reponseC&quot;);-10;10)" office:value-type="float" office:value="10">
            <text:p>10</text:p>
          </table:table-cell>
          <table:table-cell table:formula="of:=IF(OR([.I289]=&quot;responseA&quot;;[.I289]=&quot;reponseB&quot;;[.I289]=&quot;reponseC&quot;);-10;10)" office:value-type="float" office:value="10">
            <text:p>10</text:p>
          </table:table-cell>
          <table:table-cell table:formula="of:=IF(OR([.J289]=&quot;responseA&quot;;[.J289]=&quot;reponseB&quot;;[.J289]=&quot;reponseC&quot;);-10;10)" office:value-type="float" office:value="10">
            <text:p>10</text:p>
          </table:table-cell>
          <table:table-cell table:formula="of:=IF(OR([.K289]=&quot;responseA&quot;;[.K289]=&quot;reponseB&quot;;[.K289]=&quot;reponseC&quot;);-10;10)" office:value-type="float" office:value="10">
            <text:p>10</text:p>
          </table:table-cell>
          <table:table-cell table:formula="of:=IF(OR([.L289]=&quot;responseA&quot;;[.L289]=&quot;reponseB&quot;;[.L289]=&quot;reponseC&quot;);-10;10)" office:value-type="float" office:value="10">
            <text:p>10</text:p>
          </table:table-cell>
          <table:table-cell table:formula="of:=IF(OR([.M289]=&quot;responseA&quot;;[.M289]=&quot;reponseB&quot;;[.M289]=&quot;reponseC&quot;);-10;10)" office:value-type="float" office:value="10">
            <text:p>10</text:p>
          </table:table-cell>
          <table:table-cell table:formula="of:=IF(OR([.N289]=&quot;responseA&quot;;[.N289]=&quot;reponseB&quot;;[.N289]=&quot;reponseC&quot;);-10;10)" office:value-type="float" office:value="10">
            <text:p>10</text:p>
          </table:table-cell>
          <table:table-cell table:formula="of:=IF(OR([.O289]=&quot;responseA&quot;;[.O289]=&quot;reponseB&quot;;[.O289]=&quot;reponseC&quot;);-10;10)" office:value-type="float" office:value="10">
            <text:p>10</text:p>
          </table:table-cell>
          <table:table-cell table:formula="of:=IF(OR([.P289]=&quot;responseA&quot;;[.P289]=&quot;reponseB&quot;;[.P289]=&quot;reponseC&quot;);-10;10)" office:value-type="float" office:value="10">
            <text:p>10</text:p>
          </table:table-cell>
          <table:table-cell table:formula="of:=IF(OR([.Q289]=&quot;responseA&quot;;[.Q289]=&quot;reponseB&quot;;[.Q289]=&quot;reponseC&quot;);-10;10)" office:value-type="float" office:value="10">
            <text:p>10</text:p>
          </table:table-cell>
          <table:table-cell table:formula="of:=IF(OR([.R289]=&quot;responseA&quot;;[.R289]=&quot;reponseB&quot;;[.R289]=&quot;reponseC&quot;);-10;10)" office:value-type="float" office:value="10">
            <text:p>10</text:p>
          </table:table-cell>
          <table:table-cell table:formula="of:=IF(OR([.S289]=&quot;responseA&quot;;[.S289]=&quot;reponseB&quot;;[.S289]=&quot;reponseC&quot;);-10;10)" office:value-type="float" office:value="10">
            <text:p>10</text:p>
          </table:table-cell>
          <table:table-cell table:formula="of:=IF(OR([.T289]=&quot;responseA&quot;;[.T289]=&quot;reponseB&quot;;[.T289]=&quot;reponseC&quot;);-10;10)" office:value-type="float" office:value="10">
            <text:p>10</text:p>
          </table:table-cell>
          <table:table-cell table:formula="of:=IF(OR([.U289]=&quot;responseA&quot;;[.U289]=&quot;reponseB&quot;;[.U289]=&quot;reponseC&quot;);-10;10)" office:value-type="float" office:value="10">
            <text:p>10</text:p>
          </table:table-cell>
          <table:table-cell table:formula="of:=IF(OR([.V289]=&quot;responseA&quot;;[.V289]=&quot;reponseB&quot;;[.V289]=&quot;reponseC&quot;);-10;10)" office:value-type="float" office:value="10">
            <text:p>10</text:p>
          </table:table-cell>
          <table:table-cell table:formula="of:=IF(OR([.W289]=&quot;responseA&quot;;[.W289]=&quot;reponseB&quot;;[.W289]=&quot;reponseC&quot;);-10;10)" office:value-type="float" office:value="10">
            <text:p>10</text:p>
          </table:table-cell>
          <table:table-cell table:formula="of:=IF(OR([.X289]=&quot;responseA&quot;;[.X289]=&quot;reponseB&quot;;[.X289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90]=&quot;responseA&quot;;[.E290]=&quot;reponseB&quot;;[.E290]=&quot;reponseC&quot;);-10;10)" office:value-type="float" office:value="10">
            <text:p>10</text:p>
          </table:table-cell>
          <table:table-cell table:formula="of:=IF(OR([.F290]=&quot;responseA&quot;;[.F290]=&quot;reponseB&quot;;[.F290]=&quot;reponseC&quot;);-10;10)" office:value-type="float" office:value="10">
            <text:p>10</text:p>
          </table:table-cell>
          <table:table-cell table:formula="of:=IF(OR([.G290]=&quot;responseA&quot;;[.G290]=&quot;reponseB&quot;;[.G290]=&quot;reponseC&quot;);-10;10)" office:value-type="float" office:value="10">
            <text:p>10</text:p>
          </table:table-cell>
          <table:table-cell table:formula="of:=IF(OR([.H290]=&quot;responseA&quot;;[.H290]=&quot;reponseB&quot;;[.H290]=&quot;reponseC&quot;);-10;10)" office:value-type="float" office:value="10">
            <text:p>10</text:p>
          </table:table-cell>
          <table:table-cell table:formula="of:=IF(OR([.I290]=&quot;responseA&quot;;[.I290]=&quot;reponseB&quot;;[.I290]=&quot;reponseC&quot;);-10;10)" office:value-type="float" office:value="10">
            <text:p>10</text:p>
          </table:table-cell>
          <table:table-cell table:formula="of:=IF(OR([.J290]=&quot;responseA&quot;;[.J290]=&quot;reponseB&quot;;[.J290]=&quot;reponseC&quot;);-10;10)" office:value-type="float" office:value="10">
            <text:p>10</text:p>
          </table:table-cell>
          <table:table-cell table:formula="of:=IF(OR([.K290]=&quot;responseA&quot;;[.K290]=&quot;reponseB&quot;;[.K290]=&quot;reponseC&quot;);-10;10)" office:value-type="float" office:value="10">
            <text:p>10</text:p>
          </table:table-cell>
          <table:table-cell table:formula="of:=IF(OR([.L290]=&quot;responseA&quot;;[.L290]=&quot;reponseB&quot;;[.L290]=&quot;reponseC&quot;);-10;10)" office:value-type="float" office:value="10">
            <text:p>10</text:p>
          </table:table-cell>
          <table:table-cell table:formula="of:=IF(OR([.M290]=&quot;responseA&quot;;[.M290]=&quot;reponseB&quot;;[.M290]=&quot;reponseC&quot;);-10;10)" office:value-type="float" office:value="10">
            <text:p>10</text:p>
          </table:table-cell>
          <table:table-cell table:formula="of:=IF(OR([.N290]=&quot;responseA&quot;;[.N290]=&quot;reponseB&quot;;[.N290]=&quot;reponseC&quot;);-10;10)" office:value-type="float" office:value="10">
            <text:p>10</text:p>
          </table:table-cell>
          <table:table-cell table:formula="of:=IF(OR([.O290]=&quot;responseA&quot;;[.O290]=&quot;reponseB&quot;;[.O290]=&quot;reponseC&quot;);-10;10)" office:value-type="float" office:value="10">
            <text:p>10</text:p>
          </table:table-cell>
          <table:table-cell table:formula="of:=IF(OR([.P290]=&quot;responseA&quot;;[.P290]=&quot;reponseB&quot;;[.P290]=&quot;reponseC&quot;);-10;10)" office:value-type="float" office:value="10">
            <text:p>10</text:p>
          </table:table-cell>
          <table:table-cell table:formula="of:=IF(OR([.Q290]=&quot;responseA&quot;;[.Q290]=&quot;reponseB&quot;;[.Q290]=&quot;reponseC&quot;);-10;10)" office:value-type="float" office:value="10">
            <text:p>10</text:p>
          </table:table-cell>
          <table:table-cell table:formula="of:=IF(OR([.R290]=&quot;responseA&quot;;[.R290]=&quot;reponseB&quot;;[.R290]=&quot;reponseC&quot;);-10;10)" office:value-type="float" office:value="10">
            <text:p>10</text:p>
          </table:table-cell>
          <table:table-cell table:formula="of:=IF(OR([.S290]=&quot;responseA&quot;;[.S290]=&quot;reponseB&quot;;[.S290]=&quot;reponseC&quot;);-10;10)" office:value-type="float" office:value="10">
            <text:p>10</text:p>
          </table:table-cell>
          <table:table-cell table:formula="of:=IF(OR([.T290]=&quot;responseA&quot;;[.T290]=&quot;reponseB&quot;;[.T290]=&quot;reponseC&quot;);-10;10)" office:value-type="float" office:value="10">
            <text:p>10</text:p>
          </table:table-cell>
          <table:table-cell table:formula="of:=IF(OR([.U290]=&quot;responseA&quot;;[.U290]=&quot;reponseB&quot;;[.U290]=&quot;reponseC&quot;);-10;10)" office:value-type="float" office:value="10">
            <text:p>10</text:p>
          </table:table-cell>
          <table:table-cell table:formula="of:=IF(OR([.V290]=&quot;responseA&quot;;[.V290]=&quot;reponseB&quot;;[.V290]=&quot;reponseC&quot;);-10;10)" office:value-type="float" office:value="10">
            <text:p>10</text:p>
          </table:table-cell>
          <table:table-cell table:formula="of:=IF(OR([.W290]=&quot;responseA&quot;;[.W290]=&quot;reponseB&quot;;[.W290]=&quot;reponseC&quot;);-10;10)" office:value-type="float" office:value="10">
            <text:p>10</text:p>
          </table:table-cell>
          <table:table-cell table:formula="of:=IF(OR([.X290]=&quot;responseA&quot;;[.X290]=&quot;reponseB&quot;;[.X290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91]=&quot;responseA&quot;;[.E291]=&quot;reponseB&quot;;[.E291]=&quot;reponseC&quot;);-10;10)" office:value-type="float" office:value="10">
            <text:p>10</text:p>
          </table:table-cell>
          <table:table-cell table:formula="of:=IF(OR([.F291]=&quot;responseA&quot;;[.F291]=&quot;reponseB&quot;;[.F291]=&quot;reponseC&quot;);-10;10)" office:value-type="float" office:value="10">
            <text:p>10</text:p>
          </table:table-cell>
          <table:table-cell table:formula="of:=IF(OR([.G291]=&quot;responseA&quot;;[.G291]=&quot;reponseB&quot;;[.G291]=&quot;reponseC&quot;);-10;10)" office:value-type="float" office:value="10">
            <text:p>10</text:p>
          </table:table-cell>
          <table:table-cell table:formula="of:=IF(OR([.H291]=&quot;responseA&quot;;[.H291]=&quot;reponseB&quot;;[.H291]=&quot;reponseC&quot;);-10;10)" office:value-type="float" office:value="10">
            <text:p>10</text:p>
          </table:table-cell>
          <table:table-cell table:formula="of:=IF(OR([.I291]=&quot;responseA&quot;;[.I291]=&quot;reponseB&quot;;[.I291]=&quot;reponseC&quot;);-10;10)" office:value-type="float" office:value="10">
            <text:p>10</text:p>
          </table:table-cell>
          <table:table-cell table:formula="of:=IF(OR([.J291]=&quot;responseA&quot;;[.J291]=&quot;reponseB&quot;;[.J291]=&quot;reponseC&quot;);-10;10)" office:value-type="float" office:value="10">
            <text:p>10</text:p>
          </table:table-cell>
          <table:table-cell table:formula="of:=IF(OR([.K291]=&quot;responseA&quot;;[.K291]=&quot;reponseB&quot;;[.K291]=&quot;reponseC&quot;);-10;10)" office:value-type="float" office:value="10">
            <text:p>10</text:p>
          </table:table-cell>
          <table:table-cell table:formula="of:=IF(OR([.L291]=&quot;responseA&quot;;[.L291]=&quot;reponseB&quot;;[.L291]=&quot;reponseC&quot;);-10;10)" office:value-type="float" office:value="10">
            <text:p>10</text:p>
          </table:table-cell>
          <table:table-cell table:formula="of:=IF(OR([.M291]=&quot;responseA&quot;;[.M291]=&quot;reponseB&quot;;[.M291]=&quot;reponseC&quot;);-10;10)" office:value-type="float" office:value="10">
            <text:p>10</text:p>
          </table:table-cell>
          <table:table-cell table:formula="of:=IF(OR([.N291]=&quot;responseA&quot;;[.N291]=&quot;reponseB&quot;;[.N291]=&quot;reponseC&quot;);-10;10)" office:value-type="float" office:value="10">
            <text:p>10</text:p>
          </table:table-cell>
          <table:table-cell table:formula="of:=IF(OR([.O291]=&quot;responseA&quot;;[.O291]=&quot;reponseB&quot;;[.O291]=&quot;reponseC&quot;);-10;10)" office:value-type="float" office:value="10">
            <text:p>10</text:p>
          </table:table-cell>
          <table:table-cell table:formula="of:=IF(OR([.P291]=&quot;responseA&quot;;[.P291]=&quot;reponseB&quot;;[.P291]=&quot;reponseC&quot;);-10;10)" office:value-type="float" office:value="10">
            <text:p>10</text:p>
          </table:table-cell>
          <table:table-cell table:formula="of:=IF(OR([.Q291]=&quot;responseA&quot;;[.Q291]=&quot;reponseB&quot;;[.Q291]=&quot;reponseC&quot;);-10;10)" office:value-type="float" office:value="10">
            <text:p>10</text:p>
          </table:table-cell>
          <table:table-cell table:formula="of:=IF(OR([.R291]=&quot;responseA&quot;;[.R291]=&quot;reponseB&quot;;[.R291]=&quot;reponseC&quot;);-10;10)" office:value-type="float" office:value="10">
            <text:p>10</text:p>
          </table:table-cell>
          <table:table-cell table:formula="of:=IF(OR([.S291]=&quot;responseA&quot;;[.S291]=&quot;reponseB&quot;;[.S291]=&quot;reponseC&quot;);-10;10)" office:value-type="float" office:value="10">
            <text:p>10</text:p>
          </table:table-cell>
          <table:table-cell table:formula="of:=IF(OR([.T291]=&quot;responseA&quot;;[.T291]=&quot;reponseB&quot;;[.T291]=&quot;reponseC&quot;);-10;10)" office:value-type="float" office:value="10">
            <text:p>10</text:p>
          </table:table-cell>
          <table:table-cell table:formula="of:=IF(OR([.U291]=&quot;responseA&quot;;[.U291]=&quot;reponseB&quot;;[.U291]=&quot;reponseC&quot;);-10;10)" office:value-type="float" office:value="10">
            <text:p>10</text:p>
          </table:table-cell>
          <table:table-cell table:formula="of:=IF(OR([.V291]=&quot;responseA&quot;;[.V291]=&quot;reponseB&quot;;[.V291]=&quot;reponseC&quot;);-10;10)" office:value-type="float" office:value="10">
            <text:p>10</text:p>
          </table:table-cell>
          <table:table-cell table:formula="of:=IF(OR([.W291]=&quot;responseA&quot;;[.W291]=&quot;reponseB&quot;;[.W291]=&quot;reponseC&quot;);-10;10)" office:value-type="float" office:value="10">
            <text:p>10</text:p>
          </table:table-cell>
          <table:table-cell table:formula="of:=IF(OR([.X291]=&quot;responseA&quot;;[.X291]=&quot;reponseB&quot;;[.X291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92]=&quot;responseA&quot;;[.E292]=&quot;reponseB&quot;;[.E292]=&quot;reponseC&quot;);-10;10)" office:value-type="float" office:value="10">
            <text:p>10</text:p>
          </table:table-cell>
          <table:table-cell table:formula="of:=IF(OR([.F292]=&quot;responseA&quot;;[.F292]=&quot;reponseB&quot;;[.F292]=&quot;reponseC&quot;);-10;10)" office:value-type="float" office:value="10">
            <text:p>10</text:p>
          </table:table-cell>
          <table:table-cell table:formula="of:=IF(OR([.G292]=&quot;responseA&quot;;[.G292]=&quot;reponseB&quot;;[.G292]=&quot;reponseC&quot;);-10;10)" office:value-type="float" office:value="10">
            <text:p>10</text:p>
          </table:table-cell>
          <table:table-cell table:formula="of:=IF(OR([.H292]=&quot;responseA&quot;;[.H292]=&quot;reponseB&quot;;[.H292]=&quot;reponseC&quot;);-10;10)" office:value-type="float" office:value="10">
            <text:p>10</text:p>
          </table:table-cell>
          <table:table-cell table:formula="of:=IF(OR([.I292]=&quot;responseA&quot;;[.I292]=&quot;reponseB&quot;;[.I292]=&quot;reponseC&quot;);-10;10)" office:value-type="float" office:value="10">
            <text:p>10</text:p>
          </table:table-cell>
          <table:table-cell table:formula="of:=IF(OR([.J292]=&quot;responseA&quot;;[.J292]=&quot;reponseB&quot;;[.J292]=&quot;reponseC&quot;);-10;10)" office:value-type="float" office:value="10">
            <text:p>10</text:p>
          </table:table-cell>
          <table:table-cell table:formula="of:=IF(OR([.K292]=&quot;responseA&quot;;[.K292]=&quot;reponseB&quot;;[.K292]=&quot;reponseC&quot;);-10;10)" office:value-type="float" office:value="10">
            <text:p>10</text:p>
          </table:table-cell>
          <table:table-cell table:formula="of:=IF(OR([.L292]=&quot;responseA&quot;;[.L292]=&quot;reponseB&quot;;[.L292]=&quot;reponseC&quot;);-10;10)" office:value-type="float" office:value="10">
            <text:p>10</text:p>
          </table:table-cell>
          <table:table-cell table:formula="of:=IF(OR([.M292]=&quot;responseA&quot;;[.M292]=&quot;reponseB&quot;;[.M292]=&quot;reponseC&quot;);-10;10)" office:value-type="float" office:value="10">
            <text:p>10</text:p>
          </table:table-cell>
          <table:table-cell table:formula="of:=IF(OR([.N292]=&quot;responseA&quot;;[.N292]=&quot;reponseB&quot;;[.N292]=&quot;reponseC&quot;);-10;10)" office:value-type="float" office:value="10">
            <text:p>10</text:p>
          </table:table-cell>
          <table:table-cell table:formula="of:=IF(OR([.O292]=&quot;responseA&quot;;[.O292]=&quot;reponseB&quot;;[.O292]=&quot;reponseC&quot;);-10;10)" office:value-type="float" office:value="10">
            <text:p>10</text:p>
          </table:table-cell>
          <table:table-cell table:formula="of:=IF(OR([.P292]=&quot;responseA&quot;;[.P292]=&quot;reponseB&quot;;[.P292]=&quot;reponseC&quot;);-10;10)" office:value-type="float" office:value="10">
            <text:p>10</text:p>
          </table:table-cell>
          <table:table-cell table:formula="of:=IF(OR([.Q292]=&quot;responseA&quot;;[.Q292]=&quot;reponseB&quot;;[.Q292]=&quot;reponseC&quot;);-10;10)" office:value-type="float" office:value="10">
            <text:p>10</text:p>
          </table:table-cell>
          <table:table-cell table:formula="of:=IF(OR([.R292]=&quot;responseA&quot;;[.R292]=&quot;reponseB&quot;;[.R292]=&quot;reponseC&quot;);-10;10)" office:value-type="float" office:value="10">
            <text:p>10</text:p>
          </table:table-cell>
          <table:table-cell table:formula="of:=IF(OR([.S292]=&quot;responseA&quot;;[.S292]=&quot;reponseB&quot;;[.S292]=&quot;reponseC&quot;);-10;10)" office:value-type="float" office:value="10">
            <text:p>10</text:p>
          </table:table-cell>
          <table:table-cell table:formula="of:=IF(OR([.T292]=&quot;responseA&quot;;[.T292]=&quot;reponseB&quot;;[.T292]=&quot;reponseC&quot;);-10;10)" office:value-type="float" office:value="10">
            <text:p>10</text:p>
          </table:table-cell>
          <table:table-cell table:formula="of:=IF(OR([.U292]=&quot;responseA&quot;;[.U292]=&quot;reponseB&quot;;[.U292]=&quot;reponseC&quot;);-10;10)" office:value-type="float" office:value="10">
            <text:p>10</text:p>
          </table:table-cell>
          <table:table-cell table:formula="of:=IF(OR([.V292]=&quot;responseA&quot;;[.V292]=&quot;reponseB&quot;;[.V292]=&quot;reponseC&quot;);-10;10)" office:value-type="float" office:value="10">
            <text:p>10</text:p>
          </table:table-cell>
          <table:table-cell table:formula="of:=IF(OR([.W292]=&quot;responseA&quot;;[.W292]=&quot;reponseB&quot;;[.W292]=&quot;reponseC&quot;);-10;10)" office:value-type="float" office:value="10">
            <text:p>10</text:p>
          </table:table-cell>
          <table:table-cell table:formula="of:=IF(OR([.X292]=&quot;responseA&quot;;[.X292]=&quot;reponseB&quot;;[.X292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93]=&quot;responseA&quot;;[.E293]=&quot;reponseB&quot;;[.E293]=&quot;reponseC&quot;);-10;10)" office:value-type="float" office:value="10">
            <text:p>10</text:p>
          </table:table-cell>
          <table:table-cell table:formula="of:=IF(OR([.F293]=&quot;responseA&quot;;[.F293]=&quot;reponseB&quot;;[.F293]=&quot;reponseC&quot;);-10;10)" office:value-type="float" office:value="10">
            <text:p>10</text:p>
          </table:table-cell>
          <table:table-cell table:formula="of:=IF(OR([.G293]=&quot;responseA&quot;;[.G293]=&quot;reponseB&quot;;[.G293]=&quot;reponseC&quot;);-10;10)" office:value-type="float" office:value="10">
            <text:p>10</text:p>
          </table:table-cell>
          <table:table-cell table:formula="of:=IF(OR([.H293]=&quot;responseA&quot;;[.H293]=&quot;reponseB&quot;;[.H293]=&quot;reponseC&quot;);-10;10)" office:value-type="float" office:value="10">
            <text:p>10</text:p>
          </table:table-cell>
          <table:table-cell table:formula="of:=IF(OR([.I293]=&quot;responseA&quot;;[.I293]=&quot;reponseB&quot;;[.I293]=&quot;reponseC&quot;);-10;10)" office:value-type="float" office:value="10">
            <text:p>10</text:p>
          </table:table-cell>
          <table:table-cell table:formula="of:=IF(OR([.J293]=&quot;responseA&quot;;[.J293]=&quot;reponseB&quot;;[.J293]=&quot;reponseC&quot;);-10;10)" office:value-type="float" office:value="10">
            <text:p>10</text:p>
          </table:table-cell>
          <table:table-cell table:formula="of:=IF(OR([.K293]=&quot;responseA&quot;;[.K293]=&quot;reponseB&quot;;[.K293]=&quot;reponseC&quot;);-10;10)" office:value-type="float" office:value="10">
            <text:p>10</text:p>
          </table:table-cell>
          <table:table-cell table:formula="of:=IF(OR([.L293]=&quot;responseA&quot;;[.L293]=&quot;reponseB&quot;;[.L293]=&quot;reponseC&quot;);-10;10)" office:value-type="float" office:value="10">
            <text:p>10</text:p>
          </table:table-cell>
          <table:table-cell table:formula="of:=IF(OR([.M293]=&quot;responseA&quot;;[.M293]=&quot;reponseB&quot;;[.M293]=&quot;reponseC&quot;);-10;10)" office:value-type="float" office:value="10">
            <text:p>10</text:p>
          </table:table-cell>
          <table:table-cell table:formula="of:=IF(OR([.N293]=&quot;responseA&quot;;[.N293]=&quot;reponseB&quot;;[.N293]=&quot;reponseC&quot;);-10;10)" office:value-type="float" office:value="10">
            <text:p>10</text:p>
          </table:table-cell>
          <table:table-cell table:formula="of:=IF(OR([.O293]=&quot;responseA&quot;;[.O293]=&quot;reponseB&quot;;[.O293]=&quot;reponseC&quot;);-10;10)" office:value-type="float" office:value="10">
            <text:p>10</text:p>
          </table:table-cell>
          <table:table-cell table:formula="of:=IF(OR([.P293]=&quot;responseA&quot;;[.P293]=&quot;reponseB&quot;;[.P293]=&quot;reponseC&quot;);-10;10)" office:value-type="float" office:value="10">
            <text:p>10</text:p>
          </table:table-cell>
          <table:table-cell table:formula="of:=IF(OR([.Q293]=&quot;responseA&quot;;[.Q293]=&quot;reponseB&quot;;[.Q293]=&quot;reponseC&quot;);-10;10)" office:value-type="float" office:value="10">
            <text:p>10</text:p>
          </table:table-cell>
          <table:table-cell table:formula="of:=IF(OR([.R293]=&quot;responseA&quot;;[.R293]=&quot;reponseB&quot;;[.R293]=&quot;reponseC&quot;);-10;10)" office:value-type="float" office:value="10">
            <text:p>10</text:p>
          </table:table-cell>
          <table:table-cell table:formula="of:=IF(OR([.S293]=&quot;responseA&quot;;[.S293]=&quot;reponseB&quot;;[.S293]=&quot;reponseC&quot;);-10;10)" office:value-type="float" office:value="10">
            <text:p>10</text:p>
          </table:table-cell>
          <table:table-cell table:formula="of:=IF(OR([.T293]=&quot;responseA&quot;;[.T293]=&quot;reponseB&quot;;[.T293]=&quot;reponseC&quot;);-10;10)" office:value-type="float" office:value="10">
            <text:p>10</text:p>
          </table:table-cell>
          <table:table-cell table:formula="of:=IF(OR([.U293]=&quot;responseA&quot;;[.U293]=&quot;reponseB&quot;;[.U293]=&quot;reponseC&quot;);-10;10)" office:value-type="float" office:value="10">
            <text:p>10</text:p>
          </table:table-cell>
          <table:table-cell table:formula="of:=IF(OR([.V293]=&quot;responseA&quot;;[.V293]=&quot;reponseB&quot;;[.V293]=&quot;reponseC&quot;);-10;10)" office:value-type="float" office:value="10">
            <text:p>10</text:p>
          </table:table-cell>
          <table:table-cell table:formula="of:=IF(OR([.W293]=&quot;responseA&quot;;[.W293]=&quot;reponseB&quot;;[.W293]=&quot;reponseC&quot;);-10;10)" office:value-type="float" office:value="10">
            <text:p>10</text:p>
          </table:table-cell>
          <table:table-cell table:formula="of:=IF(OR([.X293]=&quot;responseA&quot;;[.X293]=&quot;reponseB&quot;;[.X293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94]=&quot;responseA&quot;;[.E294]=&quot;reponseB&quot;;[.E294]=&quot;reponseC&quot;);-10;10)" office:value-type="float" office:value="10">
            <text:p>10</text:p>
          </table:table-cell>
          <table:table-cell table:formula="of:=IF(OR([.F294]=&quot;responseA&quot;;[.F294]=&quot;reponseB&quot;;[.F294]=&quot;reponseC&quot;);-10;10)" office:value-type="float" office:value="10">
            <text:p>10</text:p>
          </table:table-cell>
          <table:table-cell table:formula="of:=IF(OR([.G294]=&quot;responseA&quot;;[.G294]=&quot;reponseB&quot;;[.G294]=&quot;reponseC&quot;);-10;10)" office:value-type="float" office:value="10">
            <text:p>10</text:p>
          </table:table-cell>
          <table:table-cell table:formula="of:=IF(OR([.H294]=&quot;responseA&quot;;[.H294]=&quot;reponseB&quot;;[.H294]=&quot;reponseC&quot;);-10;10)" office:value-type="float" office:value="10">
            <text:p>10</text:p>
          </table:table-cell>
          <table:table-cell table:formula="of:=IF(OR([.I294]=&quot;responseA&quot;;[.I294]=&quot;reponseB&quot;;[.I294]=&quot;reponseC&quot;);-10;10)" office:value-type="float" office:value="10">
            <text:p>10</text:p>
          </table:table-cell>
          <table:table-cell table:formula="of:=IF(OR([.J294]=&quot;responseA&quot;;[.J294]=&quot;reponseB&quot;;[.J294]=&quot;reponseC&quot;);-10;10)" office:value-type="float" office:value="10">
            <text:p>10</text:p>
          </table:table-cell>
          <table:table-cell table:formula="of:=IF(OR([.K294]=&quot;responseA&quot;;[.K294]=&quot;reponseB&quot;;[.K294]=&quot;reponseC&quot;);-10;10)" office:value-type="float" office:value="10">
            <text:p>10</text:p>
          </table:table-cell>
          <table:table-cell table:formula="of:=IF(OR([.L294]=&quot;responseA&quot;;[.L294]=&quot;reponseB&quot;;[.L294]=&quot;reponseC&quot;);-10;10)" office:value-type="float" office:value="10">
            <text:p>10</text:p>
          </table:table-cell>
          <table:table-cell table:formula="of:=IF(OR([.M294]=&quot;responseA&quot;;[.M294]=&quot;reponseB&quot;;[.M294]=&quot;reponseC&quot;);-10;10)" office:value-type="float" office:value="10">
            <text:p>10</text:p>
          </table:table-cell>
          <table:table-cell table:formula="of:=IF(OR([.N294]=&quot;responseA&quot;;[.N294]=&quot;reponseB&quot;;[.N294]=&quot;reponseC&quot;);-10;10)" office:value-type="float" office:value="10">
            <text:p>10</text:p>
          </table:table-cell>
          <table:table-cell table:formula="of:=IF(OR([.O294]=&quot;responseA&quot;;[.O294]=&quot;reponseB&quot;;[.O294]=&quot;reponseC&quot;);-10;10)" office:value-type="float" office:value="10">
            <text:p>10</text:p>
          </table:table-cell>
          <table:table-cell table:formula="of:=IF(OR([.P294]=&quot;responseA&quot;;[.P294]=&quot;reponseB&quot;;[.P294]=&quot;reponseC&quot;);-10;10)" office:value-type="float" office:value="10">
            <text:p>10</text:p>
          </table:table-cell>
          <table:table-cell table:formula="of:=IF(OR([.Q294]=&quot;responseA&quot;;[.Q294]=&quot;reponseB&quot;;[.Q294]=&quot;reponseC&quot;);-10;10)" office:value-type="float" office:value="10">
            <text:p>10</text:p>
          </table:table-cell>
          <table:table-cell table:formula="of:=IF(OR([.R294]=&quot;responseA&quot;;[.R294]=&quot;reponseB&quot;;[.R294]=&quot;reponseC&quot;);-10;10)" office:value-type="float" office:value="10">
            <text:p>10</text:p>
          </table:table-cell>
          <table:table-cell table:formula="of:=IF(OR([.S294]=&quot;responseA&quot;;[.S294]=&quot;reponseB&quot;;[.S294]=&quot;reponseC&quot;);-10;10)" office:value-type="float" office:value="10">
            <text:p>10</text:p>
          </table:table-cell>
          <table:table-cell table:formula="of:=IF(OR([.T294]=&quot;responseA&quot;;[.T294]=&quot;reponseB&quot;;[.T294]=&quot;reponseC&quot;);-10;10)" office:value-type="float" office:value="10">
            <text:p>10</text:p>
          </table:table-cell>
          <table:table-cell table:formula="of:=IF(OR([.U294]=&quot;responseA&quot;;[.U294]=&quot;reponseB&quot;;[.U294]=&quot;reponseC&quot;);-10;10)" office:value-type="float" office:value="10">
            <text:p>10</text:p>
          </table:table-cell>
          <table:table-cell table:formula="of:=IF(OR([.V294]=&quot;responseA&quot;;[.V294]=&quot;reponseB&quot;;[.V294]=&quot;reponseC&quot;);-10;10)" office:value-type="float" office:value="10">
            <text:p>10</text:p>
          </table:table-cell>
          <table:table-cell table:formula="of:=IF(OR([.W294]=&quot;responseA&quot;;[.W294]=&quot;reponseB&quot;;[.W294]=&quot;reponseC&quot;);-10;10)" office:value-type="float" office:value="10">
            <text:p>10</text:p>
          </table:table-cell>
          <table:table-cell table:formula="of:=IF(OR([.X294]=&quot;responseA&quot;;[.X294]=&quot;reponseB&quot;;[.X294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95]=&quot;responseA&quot;;[.E295]=&quot;reponseB&quot;;[.E295]=&quot;reponseC&quot;);-10;10)" office:value-type="float" office:value="10">
            <text:p>10</text:p>
          </table:table-cell>
          <table:table-cell table:formula="of:=IF(OR([.F295]=&quot;responseA&quot;;[.F295]=&quot;reponseB&quot;;[.F295]=&quot;reponseC&quot;);-10;10)" office:value-type="float" office:value="10">
            <text:p>10</text:p>
          </table:table-cell>
          <table:table-cell table:formula="of:=IF(OR([.G295]=&quot;responseA&quot;;[.G295]=&quot;reponseB&quot;;[.G295]=&quot;reponseC&quot;);-10;10)" office:value-type="float" office:value="10">
            <text:p>10</text:p>
          </table:table-cell>
          <table:table-cell table:formula="of:=IF(OR([.H295]=&quot;responseA&quot;;[.H295]=&quot;reponseB&quot;;[.H295]=&quot;reponseC&quot;);-10;10)" office:value-type="float" office:value="10">
            <text:p>10</text:p>
          </table:table-cell>
          <table:table-cell table:formula="of:=IF(OR([.I295]=&quot;responseA&quot;;[.I295]=&quot;reponseB&quot;;[.I295]=&quot;reponseC&quot;);-10;10)" office:value-type="float" office:value="10">
            <text:p>10</text:p>
          </table:table-cell>
          <table:table-cell table:formula="of:=IF(OR([.J295]=&quot;responseA&quot;;[.J295]=&quot;reponseB&quot;;[.J295]=&quot;reponseC&quot;);-10;10)" office:value-type="float" office:value="10">
            <text:p>10</text:p>
          </table:table-cell>
          <table:table-cell table:formula="of:=IF(OR([.K295]=&quot;responseA&quot;;[.K295]=&quot;reponseB&quot;;[.K295]=&quot;reponseC&quot;);-10;10)" office:value-type="float" office:value="10">
            <text:p>10</text:p>
          </table:table-cell>
          <table:table-cell table:formula="of:=IF(OR([.L295]=&quot;responseA&quot;;[.L295]=&quot;reponseB&quot;;[.L295]=&quot;reponseC&quot;);-10;10)" office:value-type="float" office:value="10">
            <text:p>10</text:p>
          </table:table-cell>
          <table:table-cell table:formula="of:=IF(OR([.M295]=&quot;responseA&quot;;[.M295]=&quot;reponseB&quot;;[.M295]=&quot;reponseC&quot;);-10;10)" office:value-type="float" office:value="10">
            <text:p>10</text:p>
          </table:table-cell>
          <table:table-cell table:formula="of:=IF(OR([.N295]=&quot;responseA&quot;;[.N295]=&quot;reponseB&quot;;[.N295]=&quot;reponseC&quot;);-10;10)" office:value-type="float" office:value="10">
            <text:p>10</text:p>
          </table:table-cell>
          <table:table-cell table:formula="of:=IF(OR([.O295]=&quot;responseA&quot;;[.O295]=&quot;reponseB&quot;;[.O295]=&quot;reponseC&quot;);-10;10)" office:value-type="float" office:value="10">
            <text:p>10</text:p>
          </table:table-cell>
          <table:table-cell table:formula="of:=IF(OR([.P295]=&quot;responseA&quot;;[.P295]=&quot;reponseB&quot;;[.P295]=&quot;reponseC&quot;);-10;10)" office:value-type="float" office:value="10">
            <text:p>10</text:p>
          </table:table-cell>
          <table:table-cell table:formula="of:=IF(OR([.Q295]=&quot;responseA&quot;;[.Q295]=&quot;reponseB&quot;;[.Q295]=&quot;reponseC&quot;);-10;10)" office:value-type="float" office:value="10">
            <text:p>10</text:p>
          </table:table-cell>
          <table:table-cell table:formula="of:=IF(OR([.R295]=&quot;responseA&quot;;[.R295]=&quot;reponseB&quot;;[.R295]=&quot;reponseC&quot;);-10;10)" office:value-type="float" office:value="10">
            <text:p>10</text:p>
          </table:table-cell>
          <table:table-cell table:formula="of:=IF(OR([.S295]=&quot;responseA&quot;;[.S295]=&quot;reponseB&quot;;[.S295]=&quot;reponseC&quot;);-10;10)" office:value-type="float" office:value="10">
            <text:p>10</text:p>
          </table:table-cell>
          <table:table-cell table:formula="of:=IF(OR([.T295]=&quot;responseA&quot;;[.T295]=&quot;reponseB&quot;;[.T295]=&quot;reponseC&quot;);-10;10)" office:value-type="float" office:value="10">
            <text:p>10</text:p>
          </table:table-cell>
          <table:table-cell table:formula="of:=IF(OR([.U295]=&quot;responseA&quot;;[.U295]=&quot;reponseB&quot;;[.U295]=&quot;reponseC&quot;);-10;10)" office:value-type="float" office:value="10">
            <text:p>10</text:p>
          </table:table-cell>
          <table:table-cell table:formula="of:=IF(OR([.V295]=&quot;responseA&quot;;[.V295]=&quot;reponseB&quot;;[.V295]=&quot;reponseC&quot;);-10;10)" office:value-type="float" office:value="10">
            <text:p>10</text:p>
          </table:table-cell>
          <table:table-cell table:formula="of:=IF(OR([.W295]=&quot;responseA&quot;;[.W295]=&quot;reponseB&quot;;[.W295]=&quot;reponseC&quot;);-10;10)" office:value-type="float" office:value="10">
            <text:p>10</text:p>
          </table:table-cell>
          <table:table-cell table:formula="of:=IF(OR([.X295]=&quot;responseA&quot;;[.X295]=&quot;reponseB&quot;;[.X295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96]=&quot;responseA&quot;;[.E296]=&quot;reponseB&quot;;[.E296]=&quot;reponseC&quot;);-10;10)" office:value-type="float" office:value="10">
            <text:p>10</text:p>
          </table:table-cell>
          <table:table-cell table:formula="of:=IF(OR([.F296]=&quot;responseA&quot;;[.F296]=&quot;reponseB&quot;;[.F296]=&quot;reponseC&quot;);-10;10)" office:value-type="float" office:value="10">
            <text:p>10</text:p>
          </table:table-cell>
          <table:table-cell table:formula="of:=IF(OR([.G296]=&quot;responseA&quot;;[.G296]=&quot;reponseB&quot;;[.G296]=&quot;reponseC&quot;);-10;10)" office:value-type="float" office:value="10">
            <text:p>10</text:p>
          </table:table-cell>
          <table:table-cell table:formula="of:=IF(OR([.H296]=&quot;responseA&quot;;[.H296]=&quot;reponseB&quot;;[.H296]=&quot;reponseC&quot;);-10;10)" office:value-type="float" office:value="10">
            <text:p>10</text:p>
          </table:table-cell>
          <table:table-cell table:formula="of:=IF(OR([.I296]=&quot;responseA&quot;;[.I296]=&quot;reponseB&quot;;[.I296]=&quot;reponseC&quot;);-10;10)" office:value-type="float" office:value="10">
            <text:p>10</text:p>
          </table:table-cell>
          <table:table-cell table:formula="of:=IF(OR([.J296]=&quot;responseA&quot;;[.J296]=&quot;reponseB&quot;;[.J296]=&quot;reponseC&quot;);-10;10)" office:value-type="float" office:value="10">
            <text:p>10</text:p>
          </table:table-cell>
          <table:table-cell table:formula="of:=IF(OR([.K296]=&quot;responseA&quot;;[.K296]=&quot;reponseB&quot;;[.K296]=&quot;reponseC&quot;);-10;10)" office:value-type="float" office:value="10">
            <text:p>10</text:p>
          </table:table-cell>
          <table:table-cell table:formula="of:=IF(OR([.L296]=&quot;responseA&quot;;[.L296]=&quot;reponseB&quot;;[.L296]=&quot;reponseC&quot;);-10;10)" office:value-type="float" office:value="10">
            <text:p>10</text:p>
          </table:table-cell>
          <table:table-cell table:formula="of:=IF(OR([.M296]=&quot;responseA&quot;;[.M296]=&quot;reponseB&quot;;[.M296]=&quot;reponseC&quot;);-10;10)" office:value-type="float" office:value="10">
            <text:p>10</text:p>
          </table:table-cell>
          <table:table-cell table:formula="of:=IF(OR([.N296]=&quot;responseA&quot;;[.N296]=&quot;reponseB&quot;;[.N296]=&quot;reponseC&quot;);-10;10)" office:value-type="float" office:value="10">
            <text:p>10</text:p>
          </table:table-cell>
          <table:table-cell table:formula="of:=IF(OR([.O296]=&quot;responseA&quot;;[.O296]=&quot;reponseB&quot;;[.O296]=&quot;reponseC&quot;);-10;10)" office:value-type="float" office:value="10">
            <text:p>10</text:p>
          </table:table-cell>
          <table:table-cell table:formula="of:=IF(OR([.P296]=&quot;responseA&quot;;[.P296]=&quot;reponseB&quot;;[.P296]=&quot;reponseC&quot;);-10;10)" office:value-type="float" office:value="10">
            <text:p>10</text:p>
          </table:table-cell>
          <table:table-cell table:formula="of:=IF(OR([.Q296]=&quot;responseA&quot;;[.Q296]=&quot;reponseB&quot;;[.Q296]=&quot;reponseC&quot;);-10;10)" office:value-type="float" office:value="10">
            <text:p>10</text:p>
          </table:table-cell>
          <table:table-cell table:formula="of:=IF(OR([.R296]=&quot;responseA&quot;;[.R296]=&quot;reponseB&quot;;[.R296]=&quot;reponseC&quot;);-10;10)" office:value-type="float" office:value="10">
            <text:p>10</text:p>
          </table:table-cell>
          <table:table-cell table:formula="of:=IF(OR([.S296]=&quot;responseA&quot;;[.S296]=&quot;reponseB&quot;;[.S296]=&quot;reponseC&quot;);-10;10)" office:value-type="float" office:value="10">
            <text:p>10</text:p>
          </table:table-cell>
          <table:table-cell table:formula="of:=IF(OR([.T296]=&quot;responseA&quot;;[.T296]=&quot;reponseB&quot;;[.T296]=&quot;reponseC&quot;);-10;10)" office:value-type="float" office:value="10">
            <text:p>10</text:p>
          </table:table-cell>
          <table:table-cell table:formula="of:=IF(OR([.U296]=&quot;responseA&quot;;[.U296]=&quot;reponseB&quot;;[.U296]=&quot;reponseC&quot;);-10;10)" office:value-type="float" office:value="10">
            <text:p>10</text:p>
          </table:table-cell>
          <table:table-cell table:formula="of:=IF(OR([.V296]=&quot;responseA&quot;;[.V296]=&quot;reponseB&quot;;[.V296]=&quot;reponseC&quot;);-10;10)" office:value-type="float" office:value="10">
            <text:p>10</text:p>
          </table:table-cell>
          <table:table-cell table:formula="of:=IF(OR([.W296]=&quot;responseA&quot;;[.W296]=&quot;reponseB&quot;;[.W296]=&quot;reponseC&quot;);-10;10)" office:value-type="float" office:value="10">
            <text:p>10</text:p>
          </table:table-cell>
          <table:table-cell table:formula="of:=IF(OR([.X296]=&quot;responseA&quot;;[.X296]=&quot;reponseB&quot;;[.X296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97]=&quot;responseA&quot;;[.E297]=&quot;reponseB&quot;;[.E297]=&quot;reponseC&quot;);-10;10)" office:value-type="float" office:value="10">
            <text:p>10</text:p>
          </table:table-cell>
          <table:table-cell table:formula="of:=IF(OR([.F297]=&quot;responseA&quot;;[.F297]=&quot;reponseB&quot;;[.F297]=&quot;reponseC&quot;);-10;10)" office:value-type="float" office:value="10">
            <text:p>10</text:p>
          </table:table-cell>
          <table:table-cell table:formula="of:=IF(OR([.G297]=&quot;responseA&quot;;[.G297]=&quot;reponseB&quot;;[.G297]=&quot;reponseC&quot;);-10;10)" office:value-type="float" office:value="10">
            <text:p>10</text:p>
          </table:table-cell>
          <table:table-cell table:formula="of:=IF(OR([.H297]=&quot;responseA&quot;;[.H297]=&quot;reponseB&quot;;[.H297]=&quot;reponseC&quot;);-10;10)" office:value-type="float" office:value="10">
            <text:p>10</text:p>
          </table:table-cell>
          <table:table-cell table:formula="of:=IF(OR([.I297]=&quot;responseA&quot;;[.I297]=&quot;reponseB&quot;;[.I297]=&quot;reponseC&quot;);-10;10)" office:value-type="float" office:value="10">
            <text:p>10</text:p>
          </table:table-cell>
          <table:table-cell table:formula="of:=IF(OR([.J297]=&quot;responseA&quot;;[.J297]=&quot;reponseB&quot;;[.J297]=&quot;reponseC&quot;);-10;10)" office:value-type="float" office:value="10">
            <text:p>10</text:p>
          </table:table-cell>
          <table:table-cell table:formula="of:=IF(OR([.K297]=&quot;responseA&quot;;[.K297]=&quot;reponseB&quot;;[.K297]=&quot;reponseC&quot;);-10;10)" office:value-type="float" office:value="10">
            <text:p>10</text:p>
          </table:table-cell>
          <table:table-cell table:formula="of:=IF(OR([.L297]=&quot;responseA&quot;;[.L297]=&quot;reponseB&quot;;[.L297]=&quot;reponseC&quot;);-10;10)" office:value-type="float" office:value="10">
            <text:p>10</text:p>
          </table:table-cell>
          <table:table-cell table:formula="of:=IF(OR([.M297]=&quot;responseA&quot;;[.M297]=&quot;reponseB&quot;;[.M297]=&quot;reponseC&quot;);-10;10)" office:value-type="float" office:value="10">
            <text:p>10</text:p>
          </table:table-cell>
          <table:table-cell table:formula="of:=IF(OR([.N297]=&quot;responseA&quot;;[.N297]=&quot;reponseB&quot;;[.N297]=&quot;reponseC&quot;);-10;10)" office:value-type="float" office:value="10">
            <text:p>10</text:p>
          </table:table-cell>
          <table:table-cell table:formula="of:=IF(OR([.O297]=&quot;responseA&quot;;[.O297]=&quot;reponseB&quot;;[.O297]=&quot;reponseC&quot;);-10;10)" office:value-type="float" office:value="10">
            <text:p>10</text:p>
          </table:table-cell>
          <table:table-cell table:formula="of:=IF(OR([.P297]=&quot;responseA&quot;;[.P297]=&quot;reponseB&quot;;[.P297]=&quot;reponseC&quot;);-10;10)" office:value-type="float" office:value="10">
            <text:p>10</text:p>
          </table:table-cell>
          <table:table-cell table:formula="of:=IF(OR([.Q297]=&quot;responseA&quot;;[.Q297]=&quot;reponseB&quot;;[.Q297]=&quot;reponseC&quot;);-10;10)" office:value-type="float" office:value="10">
            <text:p>10</text:p>
          </table:table-cell>
          <table:table-cell table:formula="of:=IF(OR([.R297]=&quot;responseA&quot;;[.R297]=&quot;reponseB&quot;;[.R297]=&quot;reponseC&quot;);-10;10)" office:value-type="float" office:value="10">
            <text:p>10</text:p>
          </table:table-cell>
          <table:table-cell table:formula="of:=IF(OR([.S297]=&quot;responseA&quot;;[.S297]=&quot;reponseB&quot;;[.S297]=&quot;reponseC&quot;);-10;10)" office:value-type="float" office:value="10">
            <text:p>10</text:p>
          </table:table-cell>
          <table:table-cell table:formula="of:=IF(OR([.T297]=&quot;responseA&quot;;[.T297]=&quot;reponseB&quot;;[.T297]=&quot;reponseC&quot;);-10;10)" office:value-type="float" office:value="10">
            <text:p>10</text:p>
          </table:table-cell>
          <table:table-cell table:formula="of:=IF(OR([.U297]=&quot;responseA&quot;;[.U297]=&quot;reponseB&quot;;[.U297]=&quot;reponseC&quot;);-10;10)" office:value-type="float" office:value="10">
            <text:p>10</text:p>
          </table:table-cell>
          <table:table-cell table:formula="of:=IF(OR([.V297]=&quot;responseA&quot;;[.V297]=&quot;reponseB&quot;;[.V297]=&quot;reponseC&quot;);-10;10)" office:value-type="float" office:value="10">
            <text:p>10</text:p>
          </table:table-cell>
          <table:table-cell table:formula="of:=IF(OR([.W297]=&quot;responseA&quot;;[.W297]=&quot;reponseB&quot;;[.W297]=&quot;reponseC&quot;);-10;10)" office:value-type="float" office:value="10">
            <text:p>10</text:p>
          </table:table-cell>
          <table:table-cell table:formula="of:=IF(OR([.X297]=&quot;responseA&quot;;[.X297]=&quot;reponseB&quot;;[.X297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98]=&quot;responseA&quot;;[.E298]=&quot;reponseB&quot;;[.E298]=&quot;reponseC&quot;);-10;10)" office:value-type="float" office:value="10">
            <text:p>10</text:p>
          </table:table-cell>
          <table:table-cell table:formula="of:=IF(OR([.F298]=&quot;responseA&quot;;[.F298]=&quot;reponseB&quot;;[.F298]=&quot;reponseC&quot;);-10;10)" office:value-type="float" office:value="10">
            <text:p>10</text:p>
          </table:table-cell>
          <table:table-cell table:formula="of:=IF(OR([.G298]=&quot;responseA&quot;;[.G298]=&quot;reponseB&quot;;[.G298]=&quot;reponseC&quot;);-10;10)" office:value-type="float" office:value="10">
            <text:p>10</text:p>
          </table:table-cell>
          <table:table-cell table:formula="of:=IF(OR([.H298]=&quot;responseA&quot;;[.H298]=&quot;reponseB&quot;;[.H298]=&quot;reponseC&quot;);-10;10)" office:value-type="float" office:value="10">
            <text:p>10</text:p>
          </table:table-cell>
          <table:table-cell table:formula="of:=IF(OR([.I298]=&quot;responseA&quot;;[.I298]=&quot;reponseB&quot;;[.I298]=&quot;reponseC&quot;);-10;10)" office:value-type="float" office:value="10">
            <text:p>10</text:p>
          </table:table-cell>
          <table:table-cell table:formula="of:=IF(OR([.J298]=&quot;responseA&quot;;[.J298]=&quot;reponseB&quot;;[.J298]=&quot;reponseC&quot;);-10;10)" office:value-type="float" office:value="10">
            <text:p>10</text:p>
          </table:table-cell>
          <table:table-cell table:formula="of:=IF(OR([.K298]=&quot;responseA&quot;;[.K298]=&quot;reponseB&quot;;[.K298]=&quot;reponseC&quot;);-10;10)" office:value-type="float" office:value="10">
            <text:p>10</text:p>
          </table:table-cell>
          <table:table-cell table:formula="of:=IF(OR([.L298]=&quot;responseA&quot;;[.L298]=&quot;reponseB&quot;;[.L298]=&quot;reponseC&quot;);-10;10)" office:value-type="float" office:value="10">
            <text:p>10</text:p>
          </table:table-cell>
          <table:table-cell table:formula="of:=IF(OR([.M298]=&quot;responseA&quot;;[.M298]=&quot;reponseB&quot;;[.M298]=&quot;reponseC&quot;);-10;10)" office:value-type="float" office:value="10">
            <text:p>10</text:p>
          </table:table-cell>
          <table:table-cell table:formula="of:=IF(OR([.N298]=&quot;responseA&quot;;[.N298]=&quot;reponseB&quot;;[.N298]=&quot;reponseC&quot;);-10;10)" office:value-type="float" office:value="10">
            <text:p>10</text:p>
          </table:table-cell>
          <table:table-cell table:formula="of:=IF(OR([.O298]=&quot;responseA&quot;;[.O298]=&quot;reponseB&quot;;[.O298]=&quot;reponseC&quot;);-10;10)" office:value-type="float" office:value="10">
            <text:p>10</text:p>
          </table:table-cell>
          <table:table-cell table:formula="of:=IF(OR([.P298]=&quot;responseA&quot;;[.P298]=&quot;reponseB&quot;;[.P298]=&quot;reponseC&quot;);-10;10)" office:value-type="float" office:value="10">
            <text:p>10</text:p>
          </table:table-cell>
          <table:table-cell table:formula="of:=IF(OR([.Q298]=&quot;responseA&quot;;[.Q298]=&quot;reponseB&quot;;[.Q298]=&quot;reponseC&quot;);-10;10)" office:value-type="float" office:value="10">
            <text:p>10</text:p>
          </table:table-cell>
          <table:table-cell table:formula="of:=IF(OR([.R298]=&quot;responseA&quot;;[.R298]=&quot;reponseB&quot;;[.R298]=&quot;reponseC&quot;);-10;10)" office:value-type="float" office:value="10">
            <text:p>10</text:p>
          </table:table-cell>
          <table:table-cell table:formula="of:=IF(OR([.S298]=&quot;responseA&quot;;[.S298]=&quot;reponseB&quot;;[.S298]=&quot;reponseC&quot;);-10;10)" office:value-type="float" office:value="10">
            <text:p>10</text:p>
          </table:table-cell>
          <table:table-cell table:formula="of:=IF(OR([.T298]=&quot;responseA&quot;;[.T298]=&quot;reponseB&quot;;[.T298]=&quot;reponseC&quot;);-10;10)" office:value-type="float" office:value="10">
            <text:p>10</text:p>
          </table:table-cell>
          <table:table-cell table:formula="of:=IF(OR([.U298]=&quot;responseA&quot;;[.U298]=&quot;reponseB&quot;;[.U298]=&quot;reponseC&quot;);-10;10)" office:value-type="float" office:value="10">
            <text:p>10</text:p>
          </table:table-cell>
          <table:table-cell table:formula="of:=IF(OR([.V298]=&quot;responseA&quot;;[.V298]=&quot;reponseB&quot;;[.V298]=&quot;reponseC&quot;);-10;10)" office:value-type="float" office:value="10">
            <text:p>10</text:p>
          </table:table-cell>
          <table:table-cell table:formula="of:=IF(OR([.W298]=&quot;responseA&quot;;[.W298]=&quot;reponseB&quot;;[.W298]=&quot;reponseC&quot;);-10;10)" office:value-type="float" office:value="10">
            <text:p>10</text:p>
          </table:table-cell>
          <table:table-cell table:formula="of:=IF(OR([.X298]=&quot;responseA&quot;;[.X298]=&quot;reponseB&quot;;[.X298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299]=&quot;responseA&quot;;[.E299]=&quot;reponseB&quot;;[.E299]=&quot;reponseC&quot;);-10;10)" office:value-type="float" office:value="10">
            <text:p>10</text:p>
          </table:table-cell>
          <table:table-cell table:formula="of:=IF(OR([.F299]=&quot;responseA&quot;;[.F299]=&quot;reponseB&quot;;[.F299]=&quot;reponseC&quot;);-10;10)" office:value-type="float" office:value="10">
            <text:p>10</text:p>
          </table:table-cell>
          <table:table-cell table:formula="of:=IF(OR([.G299]=&quot;responseA&quot;;[.G299]=&quot;reponseB&quot;;[.G299]=&quot;reponseC&quot;);-10;10)" office:value-type="float" office:value="10">
            <text:p>10</text:p>
          </table:table-cell>
          <table:table-cell table:formula="of:=IF(OR([.H299]=&quot;responseA&quot;;[.H299]=&quot;reponseB&quot;;[.H299]=&quot;reponseC&quot;);-10;10)" office:value-type="float" office:value="10">
            <text:p>10</text:p>
          </table:table-cell>
          <table:table-cell table:formula="of:=IF(OR([.I299]=&quot;responseA&quot;;[.I299]=&quot;reponseB&quot;;[.I299]=&quot;reponseC&quot;);-10;10)" office:value-type="float" office:value="10">
            <text:p>10</text:p>
          </table:table-cell>
          <table:table-cell table:formula="of:=IF(OR([.J299]=&quot;responseA&quot;;[.J299]=&quot;reponseB&quot;;[.J299]=&quot;reponseC&quot;);-10;10)" office:value-type="float" office:value="10">
            <text:p>10</text:p>
          </table:table-cell>
          <table:table-cell table:formula="of:=IF(OR([.K299]=&quot;responseA&quot;;[.K299]=&quot;reponseB&quot;;[.K299]=&quot;reponseC&quot;);-10;10)" office:value-type="float" office:value="10">
            <text:p>10</text:p>
          </table:table-cell>
          <table:table-cell table:formula="of:=IF(OR([.L299]=&quot;responseA&quot;;[.L299]=&quot;reponseB&quot;;[.L299]=&quot;reponseC&quot;);-10;10)" office:value-type="float" office:value="10">
            <text:p>10</text:p>
          </table:table-cell>
          <table:table-cell table:formula="of:=IF(OR([.M299]=&quot;responseA&quot;;[.M299]=&quot;reponseB&quot;;[.M299]=&quot;reponseC&quot;);-10;10)" office:value-type="float" office:value="10">
            <text:p>10</text:p>
          </table:table-cell>
          <table:table-cell table:formula="of:=IF(OR([.N299]=&quot;responseA&quot;;[.N299]=&quot;reponseB&quot;;[.N299]=&quot;reponseC&quot;);-10;10)" office:value-type="float" office:value="10">
            <text:p>10</text:p>
          </table:table-cell>
          <table:table-cell table:formula="of:=IF(OR([.O299]=&quot;responseA&quot;;[.O299]=&quot;reponseB&quot;;[.O299]=&quot;reponseC&quot;);-10;10)" office:value-type="float" office:value="10">
            <text:p>10</text:p>
          </table:table-cell>
          <table:table-cell table:formula="of:=IF(OR([.P299]=&quot;responseA&quot;;[.P299]=&quot;reponseB&quot;;[.P299]=&quot;reponseC&quot;);-10;10)" office:value-type="float" office:value="10">
            <text:p>10</text:p>
          </table:table-cell>
          <table:table-cell table:formula="of:=IF(OR([.Q299]=&quot;responseA&quot;;[.Q299]=&quot;reponseB&quot;;[.Q299]=&quot;reponseC&quot;);-10;10)" office:value-type="float" office:value="10">
            <text:p>10</text:p>
          </table:table-cell>
          <table:table-cell table:formula="of:=IF(OR([.R299]=&quot;responseA&quot;;[.R299]=&quot;reponseB&quot;;[.R299]=&quot;reponseC&quot;);-10;10)" office:value-type="float" office:value="10">
            <text:p>10</text:p>
          </table:table-cell>
          <table:table-cell table:formula="of:=IF(OR([.S299]=&quot;responseA&quot;;[.S299]=&quot;reponseB&quot;;[.S299]=&quot;reponseC&quot;);-10;10)" office:value-type="float" office:value="10">
            <text:p>10</text:p>
          </table:table-cell>
          <table:table-cell table:formula="of:=IF(OR([.T299]=&quot;responseA&quot;;[.T299]=&quot;reponseB&quot;;[.T299]=&quot;reponseC&quot;);-10;10)" office:value-type="float" office:value="10">
            <text:p>10</text:p>
          </table:table-cell>
          <table:table-cell table:formula="of:=IF(OR([.U299]=&quot;responseA&quot;;[.U299]=&quot;reponseB&quot;;[.U299]=&quot;reponseC&quot;);-10;10)" office:value-type="float" office:value="10">
            <text:p>10</text:p>
          </table:table-cell>
          <table:table-cell table:formula="of:=IF(OR([.V299]=&quot;responseA&quot;;[.V299]=&quot;reponseB&quot;;[.V299]=&quot;reponseC&quot;);-10;10)" office:value-type="float" office:value="10">
            <text:p>10</text:p>
          </table:table-cell>
          <table:table-cell table:formula="of:=IF(OR([.W299]=&quot;responseA&quot;;[.W299]=&quot;reponseB&quot;;[.W299]=&quot;reponseC&quot;);-10;10)" office:value-type="float" office:value="10">
            <text:p>10</text:p>
          </table:table-cell>
          <table:table-cell table:formula="of:=IF(OR([.X299]=&quot;responseA&quot;;[.X299]=&quot;reponseB&quot;;[.X299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00]=&quot;responseA&quot;;[.E300]=&quot;reponseB&quot;;[.E300]=&quot;reponseC&quot;);-10;10)" office:value-type="float" office:value="10">
            <text:p>10</text:p>
          </table:table-cell>
          <table:table-cell table:formula="of:=IF(OR([.F300]=&quot;responseA&quot;;[.F300]=&quot;reponseB&quot;;[.F300]=&quot;reponseC&quot;);-10;10)" office:value-type="float" office:value="10">
            <text:p>10</text:p>
          </table:table-cell>
          <table:table-cell table:formula="of:=IF(OR([.G300]=&quot;responseA&quot;;[.G300]=&quot;reponseB&quot;;[.G300]=&quot;reponseC&quot;);-10;10)" office:value-type="float" office:value="10">
            <text:p>10</text:p>
          </table:table-cell>
          <table:table-cell table:formula="of:=IF(OR([.H300]=&quot;responseA&quot;;[.H300]=&quot;reponseB&quot;;[.H300]=&quot;reponseC&quot;);-10;10)" office:value-type="float" office:value="10">
            <text:p>10</text:p>
          </table:table-cell>
          <table:table-cell table:formula="of:=IF(OR([.I300]=&quot;responseA&quot;;[.I300]=&quot;reponseB&quot;;[.I300]=&quot;reponseC&quot;);-10;10)" office:value-type="float" office:value="10">
            <text:p>10</text:p>
          </table:table-cell>
          <table:table-cell table:formula="of:=IF(OR([.J300]=&quot;responseA&quot;;[.J300]=&quot;reponseB&quot;;[.J300]=&quot;reponseC&quot;);-10;10)" office:value-type="float" office:value="10">
            <text:p>10</text:p>
          </table:table-cell>
          <table:table-cell table:formula="of:=IF(OR([.K300]=&quot;responseA&quot;;[.K300]=&quot;reponseB&quot;;[.K300]=&quot;reponseC&quot;);-10;10)" office:value-type="float" office:value="10">
            <text:p>10</text:p>
          </table:table-cell>
          <table:table-cell table:formula="of:=IF(OR([.L300]=&quot;responseA&quot;;[.L300]=&quot;reponseB&quot;;[.L300]=&quot;reponseC&quot;);-10;10)" office:value-type="float" office:value="10">
            <text:p>10</text:p>
          </table:table-cell>
          <table:table-cell table:formula="of:=IF(OR([.M300]=&quot;responseA&quot;;[.M300]=&quot;reponseB&quot;;[.M300]=&quot;reponseC&quot;);-10;10)" office:value-type="float" office:value="10">
            <text:p>10</text:p>
          </table:table-cell>
          <table:table-cell table:formula="of:=IF(OR([.N300]=&quot;responseA&quot;;[.N300]=&quot;reponseB&quot;;[.N300]=&quot;reponseC&quot;);-10;10)" office:value-type="float" office:value="10">
            <text:p>10</text:p>
          </table:table-cell>
          <table:table-cell table:formula="of:=IF(OR([.O300]=&quot;responseA&quot;;[.O300]=&quot;reponseB&quot;;[.O300]=&quot;reponseC&quot;);-10;10)" office:value-type="float" office:value="10">
            <text:p>10</text:p>
          </table:table-cell>
          <table:table-cell table:formula="of:=IF(OR([.P300]=&quot;responseA&quot;;[.P300]=&quot;reponseB&quot;;[.P300]=&quot;reponseC&quot;);-10;10)" office:value-type="float" office:value="10">
            <text:p>10</text:p>
          </table:table-cell>
          <table:table-cell table:formula="of:=IF(OR([.Q300]=&quot;responseA&quot;;[.Q300]=&quot;reponseB&quot;;[.Q300]=&quot;reponseC&quot;);-10;10)" office:value-type="float" office:value="10">
            <text:p>10</text:p>
          </table:table-cell>
          <table:table-cell table:formula="of:=IF(OR([.R300]=&quot;responseA&quot;;[.R300]=&quot;reponseB&quot;;[.R300]=&quot;reponseC&quot;);-10;10)" office:value-type="float" office:value="10">
            <text:p>10</text:p>
          </table:table-cell>
          <table:table-cell table:formula="of:=IF(OR([.S300]=&quot;responseA&quot;;[.S300]=&quot;reponseB&quot;;[.S300]=&quot;reponseC&quot;);-10;10)" office:value-type="float" office:value="10">
            <text:p>10</text:p>
          </table:table-cell>
          <table:table-cell table:formula="of:=IF(OR([.T300]=&quot;responseA&quot;;[.T300]=&quot;reponseB&quot;;[.T300]=&quot;reponseC&quot;);-10;10)" office:value-type="float" office:value="10">
            <text:p>10</text:p>
          </table:table-cell>
          <table:table-cell table:formula="of:=IF(OR([.U300]=&quot;responseA&quot;;[.U300]=&quot;reponseB&quot;;[.U300]=&quot;reponseC&quot;);-10;10)" office:value-type="float" office:value="10">
            <text:p>10</text:p>
          </table:table-cell>
          <table:table-cell table:formula="of:=IF(OR([.V300]=&quot;responseA&quot;;[.V300]=&quot;reponseB&quot;;[.V300]=&quot;reponseC&quot;);-10;10)" office:value-type="float" office:value="10">
            <text:p>10</text:p>
          </table:table-cell>
          <table:table-cell table:formula="of:=IF(OR([.W300]=&quot;responseA&quot;;[.W300]=&quot;reponseB&quot;;[.W300]=&quot;reponseC&quot;);-10;10)" office:value-type="float" office:value="10">
            <text:p>10</text:p>
          </table:table-cell>
          <table:table-cell table:formula="of:=IF(OR([.X300]=&quot;responseA&quot;;[.X300]=&quot;reponseB&quot;;[.X300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01]=&quot;responseA&quot;;[.E301]=&quot;reponseB&quot;;[.E301]=&quot;reponseC&quot;);-10;10)" office:value-type="float" office:value="10">
            <text:p>10</text:p>
          </table:table-cell>
          <table:table-cell table:formula="of:=IF(OR([.F301]=&quot;responseA&quot;;[.F301]=&quot;reponseB&quot;;[.F301]=&quot;reponseC&quot;);-10;10)" office:value-type="float" office:value="10">
            <text:p>10</text:p>
          </table:table-cell>
          <table:table-cell table:formula="of:=IF(OR([.G301]=&quot;responseA&quot;;[.G301]=&quot;reponseB&quot;;[.G301]=&quot;reponseC&quot;);-10;10)" office:value-type="float" office:value="10">
            <text:p>10</text:p>
          </table:table-cell>
          <table:table-cell table:formula="of:=IF(OR([.H301]=&quot;responseA&quot;;[.H301]=&quot;reponseB&quot;;[.H301]=&quot;reponseC&quot;);-10;10)" office:value-type="float" office:value="10">
            <text:p>10</text:p>
          </table:table-cell>
          <table:table-cell table:formula="of:=IF(OR([.I301]=&quot;responseA&quot;;[.I301]=&quot;reponseB&quot;;[.I301]=&quot;reponseC&quot;);-10;10)" office:value-type="float" office:value="10">
            <text:p>10</text:p>
          </table:table-cell>
          <table:table-cell table:formula="of:=IF(OR([.J301]=&quot;responseA&quot;;[.J301]=&quot;reponseB&quot;;[.J301]=&quot;reponseC&quot;);-10;10)" office:value-type="float" office:value="10">
            <text:p>10</text:p>
          </table:table-cell>
          <table:table-cell table:formula="of:=IF(OR([.K301]=&quot;responseA&quot;;[.K301]=&quot;reponseB&quot;;[.K301]=&quot;reponseC&quot;);-10;10)" office:value-type="float" office:value="10">
            <text:p>10</text:p>
          </table:table-cell>
          <table:table-cell table:formula="of:=IF(OR([.L301]=&quot;responseA&quot;;[.L301]=&quot;reponseB&quot;;[.L301]=&quot;reponseC&quot;);-10;10)" office:value-type="float" office:value="10">
            <text:p>10</text:p>
          </table:table-cell>
          <table:table-cell table:formula="of:=IF(OR([.M301]=&quot;responseA&quot;;[.M301]=&quot;reponseB&quot;;[.M301]=&quot;reponseC&quot;);-10;10)" office:value-type="float" office:value="10">
            <text:p>10</text:p>
          </table:table-cell>
          <table:table-cell table:formula="of:=IF(OR([.N301]=&quot;responseA&quot;;[.N301]=&quot;reponseB&quot;;[.N301]=&quot;reponseC&quot;);-10;10)" office:value-type="float" office:value="10">
            <text:p>10</text:p>
          </table:table-cell>
          <table:table-cell table:formula="of:=IF(OR([.O301]=&quot;responseA&quot;;[.O301]=&quot;reponseB&quot;;[.O301]=&quot;reponseC&quot;);-10;10)" office:value-type="float" office:value="10">
            <text:p>10</text:p>
          </table:table-cell>
          <table:table-cell table:formula="of:=IF(OR([.P301]=&quot;responseA&quot;;[.P301]=&quot;reponseB&quot;;[.P301]=&quot;reponseC&quot;);-10;10)" office:value-type="float" office:value="10">
            <text:p>10</text:p>
          </table:table-cell>
          <table:table-cell table:formula="of:=IF(OR([.Q301]=&quot;responseA&quot;;[.Q301]=&quot;reponseB&quot;;[.Q301]=&quot;reponseC&quot;);-10;10)" office:value-type="float" office:value="10">
            <text:p>10</text:p>
          </table:table-cell>
          <table:table-cell table:formula="of:=IF(OR([.R301]=&quot;responseA&quot;;[.R301]=&quot;reponseB&quot;;[.R301]=&quot;reponseC&quot;);-10;10)" office:value-type="float" office:value="10">
            <text:p>10</text:p>
          </table:table-cell>
          <table:table-cell table:formula="of:=IF(OR([.S301]=&quot;responseA&quot;;[.S301]=&quot;reponseB&quot;;[.S301]=&quot;reponseC&quot;);-10;10)" office:value-type="float" office:value="10">
            <text:p>10</text:p>
          </table:table-cell>
          <table:table-cell table:formula="of:=IF(OR([.T301]=&quot;responseA&quot;;[.T301]=&quot;reponseB&quot;;[.T301]=&quot;reponseC&quot;);-10;10)" office:value-type="float" office:value="10">
            <text:p>10</text:p>
          </table:table-cell>
          <table:table-cell table:formula="of:=IF(OR([.U301]=&quot;responseA&quot;;[.U301]=&quot;reponseB&quot;;[.U301]=&quot;reponseC&quot;);-10;10)" office:value-type="float" office:value="10">
            <text:p>10</text:p>
          </table:table-cell>
          <table:table-cell table:formula="of:=IF(OR([.V301]=&quot;responseA&quot;;[.V301]=&quot;reponseB&quot;;[.V301]=&quot;reponseC&quot;);-10;10)" office:value-type="float" office:value="10">
            <text:p>10</text:p>
          </table:table-cell>
          <table:table-cell table:formula="of:=IF(OR([.W301]=&quot;responseA&quot;;[.W301]=&quot;reponseB&quot;;[.W301]=&quot;reponseC&quot;);-10;10)" office:value-type="float" office:value="10">
            <text:p>10</text:p>
          </table:table-cell>
          <table:table-cell table:formula="of:=IF(OR([.X301]=&quot;responseA&quot;;[.X301]=&quot;reponseB&quot;;[.X301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02]=&quot;responseA&quot;;[.E302]=&quot;reponseB&quot;;[.E302]=&quot;reponseC&quot;);-10;10)" office:value-type="float" office:value="10">
            <text:p>10</text:p>
          </table:table-cell>
          <table:table-cell table:formula="of:=IF(OR([.F302]=&quot;responseA&quot;;[.F302]=&quot;reponseB&quot;;[.F302]=&quot;reponseC&quot;);-10;10)" office:value-type="float" office:value="10">
            <text:p>10</text:p>
          </table:table-cell>
          <table:table-cell table:formula="of:=IF(OR([.G302]=&quot;responseA&quot;;[.G302]=&quot;reponseB&quot;;[.G302]=&quot;reponseC&quot;);-10;10)" office:value-type="float" office:value="10">
            <text:p>10</text:p>
          </table:table-cell>
          <table:table-cell table:formula="of:=IF(OR([.H302]=&quot;responseA&quot;;[.H302]=&quot;reponseB&quot;;[.H302]=&quot;reponseC&quot;);-10;10)" office:value-type="float" office:value="10">
            <text:p>10</text:p>
          </table:table-cell>
          <table:table-cell table:formula="of:=IF(OR([.I302]=&quot;responseA&quot;;[.I302]=&quot;reponseB&quot;;[.I302]=&quot;reponseC&quot;);-10;10)" office:value-type="float" office:value="10">
            <text:p>10</text:p>
          </table:table-cell>
          <table:table-cell table:formula="of:=IF(OR([.J302]=&quot;responseA&quot;;[.J302]=&quot;reponseB&quot;;[.J302]=&quot;reponseC&quot;);-10;10)" office:value-type="float" office:value="10">
            <text:p>10</text:p>
          </table:table-cell>
          <table:table-cell table:formula="of:=IF(OR([.K302]=&quot;responseA&quot;;[.K302]=&quot;reponseB&quot;;[.K302]=&quot;reponseC&quot;);-10;10)" office:value-type="float" office:value="10">
            <text:p>10</text:p>
          </table:table-cell>
          <table:table-cell table:formula="of:=IF(OR([.L302]=&quot;responseA&quot;;[.L302]=&quot;reponseB&quot;;[.L302]=&quot;reponseC&quot;);-10;10)" office:value-type="float" office:value="10">
            <text:p>10</text:p>
          </table:table-cell>
          <table:table-cell table:formula="of:=IF(OR([.M302]=&quot;responseA&quot;;[.M302]=&quot;reponseB&quot;;[.M302]=&quot;reponseC&quot;);-10;10)" office:value-type="float" office:value="10">
            <text:p>10</text:p>
          </table:table-cell>
          <table:table-cell table:formula="of:=IF(OR([.N302]=&quot;responseA&quot;;[.N302]=&quot;reponseB&quot;;[.N302]=&quot;reponseC&quot;);-10;10)" office:value-type="float" office:value="10">
            <text:p>10</text:p>
          </table:table-cell>
          <table:table-cell table:formula="of:=IF(OR([.O302]=&quot;responseA&quot;;[.O302]=&quot;reponseB&quot;;[.O302]=&quot;reponseC&quot;);-10;10)" office:value-type="float" office:value="10">
            <text:p>10</text:p>
          </table:table-cell>
          <table:table-cell table:formula="of:=IF(OR([.P302]=&quot;responseA&quot;;[.P302]=&quot;reponseB&quot;;[.P302]=&quot;reponseC&quot;);-10;10)" office:value-type="float" office:value="10">
            <text:p>10</text:p>
          </table:table-cell>
          <table:table-cell table:formula="of:=IF(OR([.Q302]=&quot;responseA&quot;;[.Q302]=&quot;reponseB&quot;;[.Q302]=&quot;reponseC&quot;);-10;10)" office:value-type="float" office:value="10">
            <text:p>10</text:p>
          </table:table-cell>
          <table:table-cell table:formula="of:=IF(OR([.R302]=&quot;responseA&quot;;[.R302]=&quot;reponseB&quot;;[.R302]=&quot;reponseC&quot;);-10;10)" office:value-type="float" office:value="10">
            <text:p>10</text:p>
          </table:table-cell>
          <table:table-cell table:formula="of:=IF(OR([.S302]=&quot;responseA&quot;;[.S302]=&quot;reponseB&quot;;[.S302]=&quot;reponseC&quot;);-10;10)" office:value-type="float" office:value="10">
            <text:p>10</text:p>
          </table:table-cell>
          <table:table-cell table:formula="of:=IF(OR([.T302]=&quot;responseA&quot;;[.T302]=&quot;reponseB&quot;;[.T302]=&quot;reponseC&quot;);-10;10)" office:value-type="float" office:value="10">
            <text:p>10</text:p>
          </table:table-cell>
          <table:table-cell table:formula="of:=IF(OR([.U302]=&quot;responseA&quot;;[.U302]=&quot;reponseB&quot;;[.U302]=&quot;reponseC&quot;);-10;10)" office:value-type="float" office:value="10">
            <text:p>10</text:p>
          </table:table-cell>
          <table:table-cell table:formula="of:=IF(OR([.V302]=&quot;responseA&quot;;[.V302]=&quot;reponseB&quot;;[.V302]=&quot;reponseC&quot;);-10;10)" office:value-type="float" office:value="10">
            <text:p>10</text:p>
          </table:table-cell>
          <table:table-cell table:formula="of:=IF(OR([.W302]=&quot;responseA&quot;;[.W302]=&quot;reponseB&quot;;[.W302]=&quot;reponseC&quot;);-10;10)" office:value-type="float" office:value="10">
            <text:p>10</text:p>
          </table:table-cell>
          <table:table-cell table:formula="of:=IF(OR([.X302]=&quot;responseA&quot;;[.X302]=&quot;reponseB&quot;;[.X302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03]=&quot;responseA&quot;;[.E303]=&quot;reponseB&quot;;[.E303]=&quot;reponseC&quot;);-10;10)" office:value-type="float" office:value="10">
            <text:p>10</text:p>
          </table:table-cell>
          <table:table-cell table:formula="of:=IF(OR([.F303]=&quot;responseA&quot;;[.F303]=&quot;reponseB&quot;;[.F303]=&quot;reponseC&quot;);-10;10)" office:value-type="float" office:value="10">
            <text:p>10</text:p>
          </table:table-cell>
          <table:table-cell table:formula="of:=IF(OR([.G303]=&quot;responseA&quot;;[.G303]=&quot;reponseB&quot;;[.G303]=&quot;reponseC&quot;);-10;10)" office:value-type="float" office:value="10">
            <text:p>10</text:p>
          </table:table-cell>
          <table:table-cell table:formula="of:=IF(OR([.H303]=&quot;responseA&quot;;[.H303]=&quot;reponseB&quot;;[.H303]=&quot;reponseC&quot;);-10;10)" office:value-type="float" office:value="10">
            <text:p>10</text:p>
          </table:table-cell>
          <table:table-cell table:formula="of:=IF(OR([.I303]=&quot;responseA&quot;;[.I303]=&quot;reponseB&quot;;[.I303]=&quot;reponseC&quot;);-10;10)" office:value-type="float" office:value="10">
            <text:p>10</text:p>
          </table:table-cell>
          <table:table-cell table:formula="of:=IF(OR([.J303]=&quot;responseA&quot;;[.J303]=&quot;reponseB&quot;;[.J303]=&quot;reponseC&quot;);-10;10)" office:value-type="float" office:value="10">
            <text:p>10</text:p>
          </table:table-cell>
          <table:table-cell table:formula="of:=IF(OR([.K303]=&quot;responseA&quot;;[.K303]=&quot;reponseB&quot;;[.K303]=&quot;reponseC&quot;);-10;10)" office:value-type="float" office:value="10">
            <text:p>10</text:p>
          </table:table-cell>
          <table:table-cell table:formula="of:=IF(OR([.L303]=&quot;responseA&quot;;[.L303]=&quot;reponseB&quot;;[.L303]=&quot;reponseC&quot;);-10;10)" office:value-type="float" office:value="10">
            <text:p>10</text:p>
          </table:table-cell>
          <table:table-cell table:formula="of:=IF(OR([.M303]=&quot;responseA&quot;;[.M303]=&quot;reponseB&quot;;[.M303]=&quot;reponseC&quot;);-10;10)" office:value-type="float" office:value="10">
            <text:p>10</text:p>
          </table:table-cell>
          <table:table-cell table:formula="of:=IF(OR([.N303]=&quot;responseA&quot;;[.N303]=&quot;reponseB&quot;;[.N303]=&quot;reponseC&quot;);-10;10)" office:value-type="float" office:value="10">
            <text:p>10</text:p>
          </table:table-cell>
          <table:table-cell table:formula="of:=IF(OR([.O303]=&quot;responseA&quot;;[.O303]=&quot;reponseB&quot;;[.O303]=&quot;reponseC&quot;);-10;10)" office:value-type="float" office:value="10">
            <text:p>10</text:p>
          </table:table-cell>
          <table:table-cell table:formula="of:=IF(OR([.P303]=&quot;responseA&quot;;[.P303]=&quot;reponseB&quot;;[.P303]=&quot;reponseC&quot;);-10;10)" office:value-type="float" office:value="10">
            <text:p>10</text:p>
          </table:table-cell>
          <table:table-cell table:formula="of:=IF(OR([.Q303]=&quot;responseA&quot;;[.Q303]=&quot;reponseB&quot;;[.Q303]=&quot;reponseC&quot;);-10;10)" office:value-type="float" office:value="10">
            <text:p>10</text:p>
          </table:table-cell>
          <table:table-cell table:formula="of:=IF(OR([.R303]=&quot;responseA&quot;;[.R303]=&quot;reponseB&quot;;[.R303]=&quot;reponseC&quot;);-10;10)" office:value-type="float" office:value="10">
            <text:p>10</text:p>
          </table:table-cell>
          <table:table-cell table:formula="of:=IF(OR([.S303]=&quot;responseA&quot;;[.S303]=&quot;reponseB&quot;;[.S303]=&quot;reponseC&quot;);-10;10)" office:value-type="float" office:value="10">
            <text:p>10</text:p>
          </table:table-cell>
          <table:table-cell table:formula="of:=IF(OR([.T303]=&quot;responseA&quot;;[.T303]=&quot;reponseB&quot;;[.T303]=&quot;reponseC&quot;);-10;10)" office:value-type="float" office:value="10">
            <text:p>10</text:p>
          </table:table-cell>
          <table:table-cell table:formula="of:=IF(OR([.U303]=&quot;responseA&quot;;[.U303]=&quot;reponseB&quot;;[.U303]=&quot;reponseC&quot;);-10;10)" office:value-type="float" office:value="10">
            <text:p>10</text:p>
          </table:table-cell>
          <table:table-cell table:formula="of:=IF(OR([.V303]=&quot;responseA&quot;;[.V303]=&quot;reponseB&quot;;[.V303]=&quot;reponseC&quot;);-10;10)" office:value-type="float" office:value="10">
            <text:p>10</text:p>
          </table:table-cell>
          <table:table-cell table:formula="of:=IF(OR([.W303]=&quot;responseA&quot;;[.W303]=&quot;reponseB&quot;;[.W303]=&quot;reponseC&quot;);-10;10)" office:value-type="float" office:value="10">
            <text:p>10</text:p>
          </table:table-cell>
          <table:table-cell table:formula="of:=IF(OR([.X303]=&quot;responseA&quot;;[.X303]=&quot;reponseB&quot;;[.X303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04]=&quot;responseA&quot;;[.E304]=&quot;reponseB&quot;;[.E304]=&quot;reponseC&quot;);-10;10)" office:value-type="float" office:value="10">
            <text:p>10</text:p>
          </table:table-cell>
          <table:table-cell table:formula="of:=IF(OR([.F304]=&quot;responseA&quot;;[.F304]=&quot;reponseB&quot;;[.F304]=&quot;reponseC&quot;);-10;10)" office:value-type="float" office:value="10">
            <text:p>10</text:p>
          </table:table-cell>
          <table:table-cell table:formula="of:=IF(OR([.G304]=&quot;responseA&quot;;[.G304]=&quot;reponseB&quot;;[.G304]=&quot;reponseC&quot;);-10;10)" office:value-type="float" office:value="10">
            <text:p>10</text:p>
          </table:table-cell>
          <table:table-cell table:formula="of:=IF(OR([.H304]=&quot;responseA&quot;;[.H304]=&quot;reponseB&quot;;[.H304]=&quot;reponseC&quot;);-10;10)" office:value-type="float" office:value="10">
            <text:p>10</text:p>
          </table:table-cell>
          <table:table-cell table:formula="of:=IF(OR([.I304]=&quot;responseA&quot;;[.I304]=&quot;reponseB&quot;;[.I304]=&quot;reponseC&quot;);-10;10)" office:value-type="float" office:value="10">
            <text:p>10</text:p>
          </table:table-cell>
          <table:table-cell table:formula="of:=IF(OR([.J304]=&quot;responseA&quot;;[.J304]=&quot;reponseB&quot;;[.J304]=&quot;reponseC&quot;);-10;10)" office:value-type="float" office:value="10">
            <text:p>10</text:p>
          </table:table-cell>
          <table:table-cell table:formula="of:=IF(OR([.K304]=&quot;responseA&quot;;[.K304]=&quot;reponseB&quot;;[.K304]=&quot;reponseC&quot;);-10;10)" office:value-type="float" office:value="10">
            <text:p>10</text:p>
          </table:table-cell>
          <table:table-cell table:formula="of:=IF(OR([.L304]=&quot;responseA&quot;;[.L304]=&quot;reponseB&quot;;[.L304]=&quot;reponseC&quot;);-10;10)" office:value-type="float" office:value="10">
            <text:p>10</text:p>
          </table:table-cell>
          <table:table-cell table:formula="of:=IF(OR([.M304]=&quot;responseA&quot;;[.M304]=&quot;reponseB&quot;;[.M304]=&quot;reponseC&quot;);-10;10)" office:value-type="float" office:value="10">
            <text:p>10</text:p>
          </table:table-cell>
          <table:table-cell table:formula="of:=IF(OR([.N304]=&quot;responseA&quot;;[.N304]=&quot;reponseB&quot;;[.N304]=&quot;reponseC&quot;);-10;10)" office:value-type="float" office:value="10">
            <text:p>10</text:p>
          </table:table-cell>
          <table:table-cell table:formula="of:=IF(OR([.O304]=&quot;responseA&quot;;[.O304]=&quot;reponseB&quot;;[.O304]=&quot;reponseC&quot;);-10;10)" office:value-type="float" office:value="10">
            <text:p>10</text:p>
          </table:table-cell>
          <table:table-cell table:formula="of:=IF(OR([.P304]=&quot;responseA&quot;;[.P304]=&quot;reponseB&quot;;[.P304]=&quot;reponseC&quot;);-10;10)" office:value-type="float" office:value="10">
            <text:p>10</text:p>
          </table:table-cell>
          <table:table-cell table:formula="of:=IF(OR([.Q304]=&quot;responseA&quot;;[.Q304]=&quot;reponseB&quot;;[.Q304]=&quot;reponseC&quot;);-10;10)" office:value-type="float" office:value="10">
            <text:p>10</text:p>
          </table:table-cell>
          <table:table-cell table:formula="of:=IF(OR([.R304]=&quot;responseA&quot;;[.R304]=&quot;reponseB&quot;;[.R304]=&quot;reponseC&quot;);-10;10)" office:value-type="float" office:value="10">
            <text:p>10</text:p>
          </table:table-cell>
          <table:table-cell table:formula="of:=IF(OR([.S304]=&quot;responseA&quot;;[.S304]=&quot;reponseB&quot;;[.S304]=&quot;reponseC&quot;);-10;10)" office:value-type="float" office:value="10">
            <text:p>10</text:p>
          </table:table-cell>
          <table:table-cell table:formula="of:=IF(OR([.T304]=&quot;responseA&quot;;[.T304]=&quot;reponseB&quot;;[.T304]=&quot;reponseC&quot;);-10;10)" office:value-type="float" office:value="10">
            <text:p>10</text:p>
          </table:table-cell>
          <table:table-cell table:formula="of:=IF(OR([.U304]=&quot;responseA&quot;;[.U304]=&quot;reponseB&quot;;[.U304]=&quot;reponseC&quot;);-10;10)" office:value-type="float" office:value="10">
            <text:p>10</text:p>
          </table:table-cell>
          <table:table-cell table:formula="of:=IF(OR([.V304]=&quot;responseA&quot;;[.V304]=&quot;reponseB&quot;;[.V304]=&quot;reponseC&quot;);-10;10)" office:value-type="float" office:value="10">
            <text:p>10</text:p>
          </table:table-cell>
          <table:table-cell table:formula="of:=IF(OR([.W304]=&quot;responseA&quot;;[.W304]=&quot;reponseB&quot;;[.W304]=&quot;reponseC&quot;);-10;10)" office:value-type="float" office:value="10">
            <text:p>10</text:p>
          </table:table-cell>
          <table:table-cell table:formula="of:=IF(OR([.X304]=&quot;responseA&quot;;[.X304]=&quot;reponseB&quot;;[.X304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05]=&quot;responseA&quot;;[.E305]=&quot;reponseB&quot;;[.E305]=&quot;reponseC&quot;);-10;10)" office:value-type="float" office:value="10">
            <text:p>10</text:p>
          </table:table-cell>
          <table:table-cell table:formula="of:=IF(OR([.F305]=&quot;responseA&quot;;[.F305]=&quot;reponseB&quot;;[.F305]=&quot;reponseC&quot;);-10;10)" office:value-type="float" office:value="10">
            <text:p>10</text:p>
          </table:table-cell>
          <table:table-cell table:formula="of:=IF(OR([.G305]=&quot;responseA&quot;;[.G305]=&quot;reponseB&quot;;[.G305]=&quot;reponseC&quot;);-10;10)" office:value-type="float" office:value="10">
            <text:p>10</text:p>
          </table:table-cell>
          <table:table-cell table:formula="of:=IF(OR([.H305]=&quot;responseA&quot;;[.H305]=&quot;reponseB&quot;;[.H305]=&quot;reponseC&quot;);-10;10)" office:value-type="float" office:value="10">
            <text:p>10</text:p>
          </table:table-cell>
          <table:table-cell table:formula="of:=IF(OR([.I305]=&quot;responseA&quot;;[.I305]=&quot;reponseB&quot;;[.I305]=&quot;reponseC&quot;);-10;10)" office:value-type="float" office:value="10">
            <text:p>10</text:p>
          </table:table-cell>
          <table:table-cell table:formula="of:=IF(OR([.J305]=&quot;responseA&quot;;[.J305]=&quot;reponseB&quot;;[.J305]=&quot;reponseC&quot;);-10;10)" office:value-type="float" office:value="10">
            <text:p>10</text:p>
          </table:table-cell>
          <table:table-cell table:formula="of:=IF(OR([.K305]=&quot;responseA&quot;;[.K305]=&quot;reponseB&quot;;[.K305]=&quot;reponseC&quot;);-10;10)" office:value-type="float" office:value="10">
            <text:p>10</text:p>
          </table:table-cell>
          <table:table-cell table:formula="of:=IF(OR([.L305]=&quot;responseA&quot;;[.L305]=&quot;reponseB&quot;;[.L305]=&quot;reponseC&quot;);-10;10)" office:value-type="float" office:value="10">
            <text:p>10</text:p>
          </table:table-cell>
          <table:table-cell table:formula="of:=IF(OR([.M305]=&quot;responseA&quot;;[.M305]=&quot;reponseB&quot;;[.M305]=&quot;reponseC&quot;);-10;10)" office:value-type="float" office:value="10">
            <text:p>10</text:p>
          </table:table-cell>
          <table:table-cell table:formula="of:=IF(OR([.N305]=&quot;responseA&quot;;[.N305]=&quot;reponseB&quot;;[.N305]=&quot;reponseC&quot;);-10;10)" office:value-type="float" office:value="10">
            <text:p>10</text:p>
          </table:table-cell>
          <table:table-cell table:formula="of:=IF(OR([.O305]=&quot;responseA&quot;;[.O305]=&quot;reponseB&quot;;[.O305]=&quot;reponseC&quot;);-10;10)" office:value-type="float" office:value="10">
            <text:p>10</text:p>
          </table:table-cell>
          <table:table-cell table:formula="of:=IF(OR([.P305]=&quot;responseA&quot;;[.P305]=&quot;reponseB&quot;;[.P305]=&quot;reponseC&quot;);-10;10)" office:value-type="float" office:value="10">
            <text:p>10</text:p>
          </table:table-cell>
          <table:table-cell table:formula="of:=IF(OR([.Q305]=&quot;responseA&quot;;[.Q305]=&quot;reponseB&quot;;[.Q305]=&quot;reponseC&quot;);-10;10)" office:value-type="float" office:value="10">
            <text:p>10</text:p>
          </table:table-cell>
          <table:table-cell table:formula="of:=IF(OR([.R305]=&quot;responseA&quot;;[.R305]=&quot;reponseB&quot;;[.R305]=&quot;reponseC&quot;);-10;10)" office:value-type="float" office:value="10">
            <text:p>10</text:p>
          </table:table-cell>
          <table:table-cell table:formula="of:=IF(OR([.S305]=&quot;responseA&quot;;[.S305]=&quot;reponseB&quot;;[.S305]=&quot;reponseC&quot;);-10;10)" office:value-type="float" office:value="10">
            <text:p>10</text:p>
          </table:table-cell>
          <table:table-cell table:formula="of:=IF(OR([.T305]=&quot;responseA&quot;;[.T305]=&quot;reponseB&quot;;[.T305]=&quot;reponseC&quot;);-10;10)" office:value-type="float" office:value="10">
            <text:p>10</text:p>
          </table:table-cell>
          <table:table-cell table:formula="of:=IF(OR([.U305]=&quot;responseA&quot;;[.U305]=&quot;reponseB&quot;;[.U305]=&quot;reponseC&quot;);-10;10)" office:value-type="float" office:value="10">
            <text:p>10</text:p>
          </table:table-cell>
          <table:table-cell table:formula="of:=IF(OR([.V305]=&quot;responseA&quot;;[.V305]=&quot;reponseB&quot;;[.V305]=&quot;reponseC&quot;);-10;10)" office:value-type="float" office:value="10">
            <text:p>10</text:p>
          </table:table-cell>
          <table:table-cell table:formula="of:=IF(OR([.W305]=&quot;responseA&quot;;[.W305]=&quot;reponseB&quot;;[.W305]=&quot;reponseC&quot;);-10;10)" office:value-type="float" office:value="10">
            <text:p>10</text:p>
          </table:table-cell>
          <table:table-cell table:formula="of:=IF(OR([.X305]=&quot;responseA&quot;;[.X305]=&quot;reponseB&quot;;[.X305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06]=&quot;responseA&quot;;[.E306]=&quot;reponseB&quot;;[.E306]=&quot;reponseC&quot;);-10;10)" office:value-type="float" office:value="10">
            <text:p>10</text:p>
          </table:table-cell>
          <table:table-cell table:formula="of:=IF(OR([.F306]=&quot;responseA&quot;;[.F306]=&quot;reponseB&quot;;[.F306]=&quot;reponseC&quot;);-10;10)" office:value-type="float" office:value="10">
            <text:p>10</text:p>
          </table:table-cell>
          <table:table-cell table:formula="of:=IF(OR([.G306]=&quot;responseA&quot;;[.G306]=&quot;reponseB&quot;;[.G306]=&quot;reponseC&quot;);-10;10)" office:value-type="float" office:value="10">
            <text:p>10</text:p>
          </table:table-cell>
          <table:table-cell table:formula="of:=IF(OR([.H306]=&quot;responseA&quot;;[.H306]=&quot;reponseB&quot;;[.H306]=&quot;reponseC&quot;);-10;10)" office:value-type="float" office:value="10">
            <text:p>10</text:p>
          </table:table-cell>
          <table:table-cell table:formula="of:=IF(OR([.I306]=&quot;responseA&quot;;[.I306]=&quot;reponseB&quot;;[.I306]=&quot;reponseC&quot;);-10;10)" office:value-type="float" office:value="10">
            <text:p>10</text:p>
          </table:table-cell>
          <table:table-cell table:formula="of:=IF(OR([.J306]=&quot;responseA&quot;;[.J306]=&quot;reponseB&quot;;[.J306]=&quot;reponseC&quot;);-10;10)" office:value-type="float" office:value="10">
            <text:p>10</text:p>
          </table:table-cell>
          <table:table-cell table:formula="of:=IF(OR([.K306]=&quot;responseA&quot;;[.K306]=&quot;reponseB&quot;;[.K306]=&quot;reponseC&quot;);-10;10)" office:value-type="float" office:value="10">
            <text:p>10</text:p>
          </table:table-cell>
          <table:table-cell table:formula="of:=IF(OR([.L306]=&quot;responseA&quot;;[.L306]=&quot;reponseB&quot;;[.L306]=&quot;reponseC&quot;);-10;10)" office:value-type="float" office:value="10">
            <text:p>10</text:p>
          </table:table-cell>
          <table:table-cell table:formula="of:=IF(OR([.M306]=&quot;responseA&quot;;[.M306]=&quot;reponseB&quot;;[.M306]=&quot;reponseC&quot;);-10;10)" office:value-type="float" office:value="10">
            <text:p>10</text:p>
          </table:table-cell>
          <table:table-cell table:formula="of:=IF(OR([.N306]=&quot;responseA&quot;;[.N306]=&quot;reponseB&quot;;[.N306]=&quot;reponseC&quot;);-10;10)" office:value-type="float" office:value="10">
            <text:p>10</text:p>
          </table:table-cell>
          <table:table-cell table:formula="of:=IF(OR([.O306]=&quot;responseA&quot;;[.O306]=&quot;reponseB&quot;;[.O306]=&quot;reponseC&quot;);-10;10)" office:value-type="float" office:value="10">
            <text:p>10</text:p>
          </table:table-cell>
          <table:table-cell table:formula="of:=IF(OR([.P306]=&quot;responseA&quot;;[.P306]=&quot;reponseB&quot;;[.P306]=&quot;reponseC&quot;);-10;10)" office:value-type="float" office:value="10">
            <text:p>10</text:p>
          </table:table-cell>
          <table:table-cell table:formula="of:=IF(OR([.Q306]=&quot;responseA&quot;;[.Q306]=&quot;reponseB&quot;;[.Q306]=&quot;reponseC&quot;);-10;10)" office:value-type="float" office:value="10">
            <text:p>10</text:p>
          </table:table-cell>
          <table:table-cell table:formula="of:=IF(OR([.R306]=&quot;responseA&quot;;[.R306]=&quot;reponseB&quot;;[.R306]=&quot;reponseC&quot;);-10;10)" office:value-type="float" office:value="10">
            <text:p>10</text:p>
          </table:table-cell>
          <table:table-cell table:formula="of:=IF(OR([.S306]=&quot;responseA&quot;;[.S306]=&quot;reponseB&quot;;[.S306]=&quot;reponseC&quot;);-10;10)" office:value-type="float" office:value="10">
            <text:p>10</text:p>
          </table:table-cell>
          <table:table-cell table:formula="of:=IF(OR([.T306]=&quot;responseA&quot;;[.T306]=&quot;reponseB&quot;;[.T306]=&quot;reponseC&quot;);-10;10)" office:value-type="float" office:value="10">
            <text:p>10</text:p>
          </table:table-cell>
          <table:table-cell table:formula="of:=IF(OR([.U306]=&quot;responseA&quot;;[.U306]=&quot;reponseB&quot;;[.U306]=&quot;reponseC&quot;);-10;10)" office:value-type="float" office:value="10">
            <text:p>10</text:p>
          </table:table-cell>
          <table:table-cell table:formula="of:=IF(OR([.V306]=&quot;responseA&quot;;[.V306]=&quot;reponseB&quot;;[.V306]=&quot;reponseC&quot;);-10;10)" office:value-type="float" office:value="10">
            <text:p>10</text:p>
          </table:table-cell>
          <table:table-cell table:formula="of:=IF(OR([.W306]=&quot;responseA&quot;;[.W306]=&quot;reponseB&quot;;[.W306]=&quot;reponseC&quot;);-10;10)" office:value-type="float" office:value="10">
            <text:p>10</text:p>
          </table:table-cell>
          <table:table-cell table:formula="of:=IF(OR([.X306]=&quot;responseA&quot;;[.X306]=&quot;reponseB&quot;;[.X306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07]=&quot;responseA&quot;;[.E307]=&quot;reponseB&quot;;[.E307]=&quot;reponseC&quot;);-10;10)" office:value-type="float" office:value="10">
            <text:p>10</text:p>
          </table:table-cell>
          <table:table-cell table:formula="of:=IF(OR([.F307]=&quot;responseA&quot;;[.F307]=&quot;reponseB&quot;;[.F307]=&quot;reponseC&quot;);-10;10)" office:value-type="float" office:value="10">
            <text:p>10</text:p>
          </table:table-cell>
          <table:table-cell table:formula="of:=IF(OR([.G307]=&quot;responseA&quot;;[.G307]=&quot;reponseB&quot;;[.G307]=&quot;reponseC&quot;);-10;10)" office:value-type="float" office:value="10">
            <text:p>10</text:p>
          </table:table-cell>
          <table:table-cell table:formula="of:=IF(OR([.H307]=&quot;responseA&quot;;[.H307]=&quot;reponseB&quot;;[.H307]=&quot;reponseC&quot;);-10;10)" office:value-type="float" office:value="10">
            <text:p>10</text:p>
          </table:table-cell>
          <table:table-cell table:formula="of:=IF(OR([.I307]=&quot;responseA&quot;;[.I307]=&quot;reponseB&quot;;[.I307]=&quot;reponseC&quot;);-10;10)" office:value-type="float" office:value="10">
            <text:p>10</text:p>
          </table:table-cell>
          <table:table-cell table:formula="of:=IF(OR([.J307]=&quot;responseA&quot;;[.J307]=&quot;reponseB&quot;;[.J307]=&quot;reponseC&quot;);-10;10)" office:value-type="float" office:value="10">
            <text:p>10</text:p>
          </table:table-cell>
          <table:table-cell table:formula="of:=IF(OR([.K307]=&quot;responseA&quot;;[.K307]=&quot;reponseB&quot;;[.K307]=&quot;reponseC&quot;);-10;10)" office:value-type="float" office:value="10">
            <text:p>10</text:p>
          </table:table-cell>
          <table:table-cell table:formula="of:=IF(OR([.L307]=&quot;responseA&quot;;[.L307]=&quot;reponseB&quot;;[.L307]=&quot;reponseC&quot;);-10;10)" office:value-type="float" office:value="10">
            <text:p>10</text:p>
          </table:table-cell>
          <table:table-cell table:formula="of:=IF(OR([.M307]=&quot;responseA&quot;;[.M307]=&quot;reponseB&quot;;[.M307]=&quot;reponseC&quot;);-10;10)" office:value-type="float" office:value="10">
            <text:p>10</text:p>
          </table:table-cell>
          <table:table-cell table:formula="of:=IF(OR([.N307]=&quot;responseA&quot;;[.N307]=&quot;reponseB&quot;;[.N307]=&quot;reponseC&quot;);-10;10)" office:value-type="float" office:value="10">
            <text:p>10</text:p>
          </table:table-cell>
          <table:table-cell table:formula="of:=IF(OR([.O307]=&quot;responseA&quot;;[.O307]=&quot;reponseB&quot;;[.O307]=&quot;reponseC&quot;);-10;10)" office:value-type="float" office:value="10">
            <text:p>10</text:p>
          </table:table-cell>
          <table:table-cell table:formula="of:=IF(OR([.P307]=&quot;responseA&quot;;[.P307]=&quot;reponseB&quot;;[.P307]=&quot;reponseC&quot;);-10;10)" office:value-type="float" office:value="10">
            <text:p>10</text:p>
          </table:table-cell>
          <table:table-cell table:formula="of:=IF(OR([.Q307]=&quot;responseA&quot;;[.Q307]=&quot;reponseB&quot;;[.Q307]=&quot;reponseC&quot;);-10;10)" office:value-type="float" office:value="10">
            <text:p>10</text:p>
          </table:table-cell>
          <table:table-cell table:formula="of:=IF(OR([.R307]=&quot;responseA&quot;;[.R307]=&quot;reponseB&quot;;[.R307]=&quot;reponseC&quot;);-10;10)" office:value-type="float" office:value="10">
            <text:p>10</text:p>
          </table:table-cell>
          <table:table-cell table:formula="of:=IF(OR([.S307]=&quot;responseA&quot;;[.S307]=&quot;reponseB&quot;;[.S307]=&quot;reponseC&quot;);-10;10)" office:value-type="float" office:value="10">
            <text:p>10</text:p>
          </table:table-cell>
          <table:table-cell table:formula="of:=IF(OR([.T307]=&quot;responseA&quot;;[.T307]=&quot;reponseB&quot;;[.T307]=&quot;reponseC&quot;);-10;10)" office:value-type="float" office:value="10">
            <text:p>10</text:p>
          </table:table-cell>
          <table:table-cell table:formula="of:=IF(OR([.U307]=&quot;responseA&quot;;[.U307]=&quot;reponseB&quot;;[.U307]=&quot;reponseC&quot;);-10;10)" office:value-type="float" office:value="10">
            <text:p>10</text:p>
          </table:table-cell>
          <table:table-cell table:formula="of:=IF(OR([.V307]=&quot;responseA&quot;;[.V307]=&quot;reponseB&quot;;[.V307]=&quot;reponseC&quot;);-10;10)" office:value-type="float" office:value="10">
            <text:p>10</text:p>
          </table:table-cell>
          <table:table-cell table:formula="of:=IF(OR([.W307]=&quot;responseA&quot;;[.W307]=&quot;reponseB&quot;;[.W307]=&quot;reponseC&quot;);-10;10)" office:value-type="float" office:value="10">
            <text:p>10</text:p>
          </table:table-cell>
          <table:table-cell table:formula="of:=IF(OR([.X307]=&quot;responseA&quot;;[.X307]=&quot;reponseB&quot;;[.X307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08]=&quot;responseA&quot;;[.E308]=&quot;reponseB&quot;;[.E308]=&quot;reponseC&quot;);-10;10)" office:value-type="float" office:value="10">
            <text:p>10</text:p>
          </table:table-cell>
          <table:table-cell table:formula="of:=IF(OR([.F308]=&quot;responseA&quot;;[.F308]=&quot;reponseB&quot;;[.F308]=&quot;reponseC&quot;);-10;10)" office:value-type="float" office:value="10">
            <text:p>10</text:p>
          </table:table-cell>
          <table:table-cell table:formula="of:=IF(OR([.G308]=&quot;responseA&quot;;[.G308]=&quot;reponseB&quot;;[.G308]=&quot;reponseC&quot;);-10;10)" office:value-type="float" office:value="10">
            <text:p>10</text:p>
          </table:table-cell>
          <table:table-cell table:formula="of:=IF(OR([.H308]=&quot;responseA&quot;;[.H308]=&quot;reponseB&quot;;[.H308]=&quot;reponseC&quot;);-10;10)" office:value-type="float" office:value="10">
            <text:p>10</text:p>
          </table:table-cell>
          <table:table-cell table:formula="of:=IF(OR([.I308]=&quot;responseA&quot;;[.I308]=&quot;reponseB&quot;;[.I308]=&quot;reponseC&quot;);-10;10)" office:value-type="float" office:value="10">
            <text:p>10</text:p>
          </table:table-cell>
          <table:table-cell table:formula="of:=IF(OR([.J308]=&quot;responseA&quot;;[.J308]=&quot;reponseB&quot;;[.J308]=&quot;reponseC&quot;);-10;10)" office:value-type="float" office:value="10">
            <text:p>10</text:p>
          </table:table-cell>
          <table:table-cell table:formula="of:=IF(OR([.K308]=&quot;responseA&quot;;[.K308]=&quot;reponseB&quot;;[.K308]=&quot;reponseC&quot;);-10;10)" office:value-type="float" office:value="10">
            <text:p>10</text:p>
          </table:table-cell>
          <table:table-cell table:formula="of:=IF(OR([.L308]=&quot;responseA&quot;;[.L308]=&quot;reponseB&quot;;[.L308]=&quot;reponseC&quot;);-10;10)" office:value-type="float" office:value="10">
            <text:p>10</text:p>
          </table:table-cell>
          <table:table-cell table:formula="of:=IF(OR([.M308]=&quot;responseA&quot;;[.M308]=&quot;reponseB&quot;;[.M308]=&quot;reponseC&quot;);-10;10)" office:value-type="float" office:value="10">
            <text:p>10</text:p>
          </table:table-cell>
          <table:table-cell table:formula="of:=IF(OR([.N308]=&quot;responseA&quot;;[.N308]=&quot;reponseB&quot;;[.N308]=&quot;reponseC&quot;);-10;10)" office:value-type="float" office:value="10">
            <text:p>10</text:p>
          </table:table-cell>
          <table:table-cell table:formula="of:=IF(OR([.O308]=&quot;responseA&quot;;[.O308]=&quot;reponseB&quot;;[.O308]=&quot;reponseC&quot;);-10;10)" office:value-type="float" office:value="10">
            <text:p>10</text:p>
          </table:table-cell>
          <table:table-cell table:formula="of:=IF(OR([.P308]=&quot;responseA&quot;;[.P308]=&quot;reponseB&quot;;[.P308]=&quot;reponseC&quot;);-10;10)" office:value-type="float" office:value="10">
            <text:p>10</text:p>
          </table:table-cell>
          <table:table-cell table:formula="of:=IF(OR([.Q308]=&quot;responseA&quot;;[.Q308]=&quot;reponseB&quot;;[.Q308]=&quot;reponseC&quot;);-10;10)" office:value-type="float" office:value="10">
            <text:p>10</text:p>
          </table:table-cell>
          <table:table-cell table:formula="of:=IF(OR([.R308]=&quot;responseA&quot;;[.R308]=&quot;reponseB&quot;;[.R308]=&quot;reponseC&quot;);-10;10)" office:value-type="float" office:value="10">
            <text:p>10</text:p>
          </table:table-cell>
          <table:table-cell table:formula="of:=IF(OR([.S308]=&quot;responseA&quot;;[.S308]=&quot;reponseB&quot;;[.S308]=&quot;reponseC&quot;);-10;10)" office:value-type="float" office:value="10">
            <text:p>10</text:p>
          </table:table-cell>
          <table:table-cell table:formula="of:=IF(OR([.T308]=&quot;responseA&quot;;[.T308]=&quot;reponseB&quot;;[.T308]=&quot;reponseC&quot;);-10;10)" office:value-type="float" office:value="10">
            <text:p>10</text:p>
          </table:table-cell>
          <table:table-cell table:formula="of:=IF(OR([.U308]=&quot;responseA&quot;;[.U308]=&quot;reponseB&quot;;[.U308]=&quot;reponseC&quot;);-10;10)" office:value-type="float" office:value="10">
            <text:p>10</text:p>
          </table:table-cell>
          <table:table-cell table:formula="of:=IF(OR([.V308]=&quot;responseA&quot;;[.V308]=&quot;reponseB&quot;;[.V308]=&quot;reponseC&quot;);-10;10)" office:value-type="float" office:value="10">
            <text:p>10</text:p>
          </table:table-cell>
          <table:table-cell table:formula="of:=IF(OR([.W308]=&quot;responseA&quot;;[.W308]=&quot;reponseB&quot;;[.W308]=&quot;reponseC&quot;);-10;10)" office:value-type="float" office:value="10">
            <text:p>10</text:p>
          </table:table-cell>
          <table:table-cell table:formula="of:=IF(OR([.X308]=&quot;responseA&quot;;[.X308]=&quot;reponseB&quot;;[.X308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09]=&quot;responseA&quot;;[.E309]=&quot;reponseB&quot;;[.E309]=&quot;reponseC&quot;);-10;10)" office:value-type="float" office:value="10">
            <text:p>10</text:p>
          </table:table-cell>
          <table:table-cell table:formula="of:=IF(OR([.F309]=&quot;responseA&quot;;[.F309]=&quot;reponseB&quot;;[.F309]=&quot;reponseC&quot;);-10;10)" office:value-type="float" office:value="10">
            <text:p>10</text:p>
          </table:table-cell>
          <table:table-cell table:formula="of:=IF(OR([.G309]=&quot;responseA&quot;;[.G309]=&quot;reponseB&quot;;[.G309]=&quot;reponseC&quot;);-10;10)" office:value-type="float" office:value="10">
            <text:p>10</text:p>
          </table:table-cell>
          <table:table-cell table:formula="of:=IF(OR([.H309]=&quot;responseA&quot;;[.H309]=&quot;reponseB&quot;;[.H309]=&quot;reponseC&quot;);-10;10)" office:value-type="float" office:value="10">
            <text:p>10</text:p>
          </table:table-cell>
          <table:table-cell table:formula="of:=IF(OR([.I309]=&quot;responseA&quot;;[.I309]=&quot;reponseB&quot;;[.I309]=&quot;reponseC&quot;);-10;10)" office:value-type="float" office:value="10">
            <text:p>10</text:p>
          </table:table-cell>
          <table:table-cell table:formula="of:=IF(OR([.J309]=&quot;responseA&quot;;[.J309]=&quot;reponseB&quot;;[.J309]=&quot;reponseC&quot;);-10;10)" office:value-type="float" office:value="10">
            <text:p>10</text:p>
          </table:table-cell>
          <table:table-cell table:formula="of:=IF(OR([.K309]=&quot;responseA&quot;;[.K309]=&quot;reponseB&quot;;[.K309]=&quot;reponseC&quot;);-10;10)" office:value-type="float" office:value="10">
            <text:p>10</text:p>
          </table:table-cell>
          <table:table-cell table:formula="of:=IF(OR([.L309]=&quot;responseA&quot;;[.L309]=&quot;reponseB&quot;;[.L309]=&quot;reponseC&quot;);-10;10)" office:value-type="float" office:value="10">
            <text:p>10</text:p>
          </table:table-cell>
          <table:table-cell table:formula="of:=IF(OR([.M309]=&quot;responseA&quot;;[.M309]=&quot;reponseB&quot;;[.M309]=&quot;reponseC&quot;);-10;10)" office:value-type="float" office:value="10">
            <text:p>10</text:p>
          </table:table-cell>
          <table:table-cell table:formula="of:=IF(OR([.N309]=&quot;responseA&quot;;[.N309]=&quot;reponseB&quot;;[.N309]=&quot;reponseC&quot;);-10;10)" office:value-type="float" office:value="10">
            <text:p>10</text:p>
          </table:table-cell>
          <table:table-cell table:formula="of:=IF(OR([.O309]=&quot;responseA&quot;;[.O309]=&quot;reponseB&quot;;[.O309]=&quot;reponseC&quot;);-10;10)" office:value-type="float" office:value="10">
            <text:p>10</text:p>
          </table:table-cell>
          <table:table-cell table:formula="of:=IF(OR([.P309]=&quot;responseA&quot;;[.P309]=&quot;reponseB&quot;;[.P309]=&quot;reponseC&quot;);-10;10)" office:value-type="float" office:value="10">
            <text:p>10</text:p>
          </table:table-cell>
          <table:table-cell table:formula="of:=IF(OR([.Q309]=&quot;responseA&quot;;[.Q309]=&quot;reponseB&quot;;[.Q309]=&quot;reponseC&quot;);-10;10)" office:value-type="float" office:value="10">
            <text:p>10</text:p>
          </table:table-cell>
          <table:table-cell table:formula="of:=IF(OR([.R309]=&quot;responseA&quot;;[.R309]=&quot;reponseB&quot;;[.R309]=&quot;reponseC&quot;);-10;10)" office:value-type="float" office:value="10">
            <text:p>10</text:p>
          </table:table-cell>
          <table:table-cell table:formula="of:=IF(OR([.S309]=&quot;responseA&quot;;[.S309]=&quot;reponseB&quot;;[.S309]=&quot;reponseC&quot;);-10;10)" office:value-type="float" office:value="10">
            <text:p>10</text:p>
          </table:table-cell>
          <table:table-cell table:formula="of:=IF(OR([.T309]=&quot;responseA&quot;;[.T309]=&quot;reponseB&quot;;[.T309]=&quot;reponseC&quot;);-10;10)" office:value-type="float" office:value="10">
            <text:p>10</text:p>
          </table:table-cell>
          <table:table-cell table:formula="of:=IF(OR([.U309]=&quot;responseA&quot;;[.U309]=&quot;reponseB&quot;;[.U309]=&quot;reponseC&quot;);-10;10)" office:value-type="float" office:value="10">
            <text:p>10</text:p>
          </table:table-cell>
          <table:table-cell table:formula="of:=IF(OR([.V309]=&quot;responseA&quot;;[.V309]=&quot;reponseB&quot;;[.V309]=&quot;reponseC&quot;);-10;10)" office:value-type="float" office:value="10">
            <text:p>10</text:p>
          </table:table-cell>
          <table:table-cell table:formula="of:=IF(OR([.W309]=&quot;responseA&quot;;[.W309]=&quot;reponseB&quot;;[.W309]=&quot;reponseC&quot;);-10;10)" office:value-type="float" office:value="10">
            <text:p>10</text:p>
          </table:table-cell>
          <table:table-cell table:formula="of:=IF(OR([.X309]=&quot;responseA&quot;;[.X309]=&quot;reponseB&quot;;[.X309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10]=&quot;responseA&quot;;[.E310]=&quot;reponseB&quot;;[.E310]=&quot;reponseC&quot;);-10;10)" office:value-type="float" office:value="10">
            <text:p>10</text:p>
          </table:table-cell>
          <table:table-cell table:formula="of:=IF(OR([.F310]=&quot;responseA&quot;;[.F310]=&quot;reponseB&quot;;[.F310]=&quot;reponseC&quot;);-10;10)" office:value-type="float" office:value="10">
            <text:p>10</text:p>
          </table:table-cell>
          <table:table-cell table:formula="of:=IF(OR([.G310]=&quot;responseA&quot;;[.G310]=&quot;reponseB&quot;;[.G310]=&quot;reponseC&quot;);-10;10)" office:value-type="float" office:value="10">
            <text:p>10</text:p>
          </table:table-cell>
          <table:table-cell table:formula="of:=IF(OR([.H310]=&quot;responseA&quot;;[.H310]=&quot;reponseB&quot;;[.H310]=&quot;reponseC&quot;);-10;10)" office:value-type="float" office:value="10">
            <text:p>10</text:p>
          </table:table-cell>
          <table:table-cell table:formula="of:=IF(OR([.I310]=&quot;responseA&quot;;[.I310]=&quot;reponseB&quot;;[.I310]=&quot;reponseC&quot;);-10;10)" office:value-type="float" office:value="10">
            <text:p>10</text:p>
          </table:table-cell>
          <table:table-cell table:formula="of:=IF(OR([.J310]=&quot;responseA&quot;;[.J310]=&quot;reponseB&quot;;[.J310]=&quot;reponseC&quot;);-10;10)" office:value-type="float" office:value="10">
            <text:p>10</text:p>
          </table:table-cell>
          <table:table-cell table:formula="of:=IF(OR([.K310]=&quot;responseA&quot;;[.K310]=&quot;reponseB&quot;;[.K310]=&quot;reponseC&quot;);-10;10)" office:value-type="float" office:value="10">
            <text:p>10</text:p>
          </table:table-cell>
          <table:table-cell table:formula="of:=IF(OR([.L310]=&quot;responseA&quot;;[.L310]=&quot;reponseB&quot;;[.L310]=&quot;reponseC&quot;);-10;10)" office:value-type="float" office:value="10">
            <text:p>10</text:p>
          </table:table-cell>
          <table:table-cell table:formula="of:=IF(OR([.M310]=&quot;responseA&quot;;[.M310]=&quot;reponseB&quot;;[.M310]=&quot;reponseC&quot;);-10;10)" office:value-type="float" office:value="10">
            <text:p>10</text:p>
          </table:table-cell>
          <table:table-cell table:formula="of:=IF(OR([.N310]=&quot;responseA&quot;;[.N310]=&quot;reponseB&quot;;[.N310]=&quot;reponseC&quot;);-10;10)" office:value-type="float" office:value="10">
            <text:p>10</text:p>
          </table:table-cell>
          <table:table-cell table:formula="of:=IF(OR([.O310]=&quot;responseA&quot;;[.O310]=&quot;reponseB&quot;;[.O310]=&quot;reponseC&quot;);-10;10)" office:value-type="float" office:value="10">
            <text:p>10</text:p>
          </table:table-cell>
          <table:table-cell table:formula="of:=IF(OR([.P310]=&quot;responseA&quot;;[.P310]=&quot;reponseB&quot;;[.P310]=&quot;reponseC&quot;);-10;10)" office:value-type="float" office:value="10">
            <text:p>10</text:p>
          </table:table-cell>
          <table:table-cell table:formula="of:=IF(OR([.Q310]=&quot;responseA&quot;;[.Q310]=&quot;reponseB&quot;;[.Q310]=&quot;reponseC&quot;);-10;10)" office:value-type="float" office:value="10">
            <text:p>10</text:p>
          </table:table-cell>
          <table:table-cell table:formula="of:=IF(OR([.R310]=&quot;responseA&quot;;[.R310]=&quot;reponseB&quot;;[.R310]=&quot;reponseC&quot;);-10;10)" office:value-type="float" office:value="10">
            <text:p>10</text:p>
          </table:table-cell>
          <table:table-cell table:formula="of:=IF(OR([.S310]=&quot;responseA&quot;;[.S310]=&quot;reponseB&quot;;[.S310]=&quot;reponseC&quot;);-10;10)" office:value-type="float" office:value="10">
            <text:p>10</text:p>
          </table:table-cell>
          <table:table-cell table:formula="of:=IF(OR([.T310]=&quot;responseA&quot;;[.T310]=&quot;reponseB&quot;;[.T310]=&quot;reponseC&quot;);-10;10)" office:value-type="float" office:value="10">
            <text:p>10</text:p>
          </table:table-cell>
          <table:table-cell table:formula="of:=IF(OR([.U310]=&quot;responseA&quot;;[.U310]=&quot;reponseB&quot;;[.U310]=&quot;reponseC&quot;);-10;10)" office:value-type="float" office:value="10">
            <text:p>10</text:p>
          </table:table-cell>
          <table:table-cell table:formula="of:=IF(OR([.V310]=&quot;responseA&quot;;[.V310]=&quot;reponseB&quot;;[.V310]=&quot;reponseC&quot;);-10;10)" office:value-type="float" office:value="10">
            <text:p>10</text:p>
          </table:table-cell>
          <table:table-cell table:formula="of:=IF(OR([.W310]=&quot;responseA&quot;;[.W310]=&quot;reponseB&quot;;[.W310]=&quot;reponseC&quot;);-10;10)" office:value-type="float" office:value="10">
            <text:p>10</text:p>
          </table:table-cell>
          <table:table-cell table:formula="of:=IF(OR([.X310]=&quot;responseA&quot;;[.X310]=&quot;reponseB&quot;;[.X310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11]=&quot;responseA&quot;;[.E311]=&quot;reponseB&quot;;[.E311]=&quot;reponseC&quot;);-10;10)" office:value-type="float" office:value="10">
            <text:p>10</text:p>
          </table:table-cell>
          <table:table-cell table:formula="of:=IF(OR([.F311]=&quot;responseA&quot;;[.F311]=&quot;reponseB&quot;;[.F311]=&quot;reponseC&quot;);-10;10)" office:value-type="float" office:value="10">
            <text:p>10</text:p>
          </table:table-cell>
          <table:table-cell table:formula="of:=IF(OR([.G311]=&quot;responseA&quot;;[.G311]=&quot;reponseB&quot;;[.G311]=&quot;reponseC&quot;);-10;10)" office:value-type="float" office:value="10">
            <text:p>10</text:p>
          </table:table-cell>
          <table:table-cell table:formula="of:=IF(OR([.H311]=&quot;responseA&quot;;[.H311]=&quot;reponseB&quot;;[.H311]=&quot;reponseC&quot;);-10;10)" office:value-type="float" office:value="10">
            <text:p>10</text:p>
          </table:table-cell>
          <table:table-cell table:formula="of:=IF(OR([.I311]=&quot;responseA&quot;;[.I311]=&quot;reponseB&quot;;[.I311]=&quot;reponseC&quot;);-10;10)" office:value-type="float" office:value="10">
            <text:p>10</text:p>
          </table:table-cell>
          <table:table-cell table:formula="of:=IF(OR([.J311]=&quot;responseA&quot;;[.J311]=&quot;reponseB&quot;;[.J311]=&quot;reponseC&quot;);-10;10)" office:value-type="float" office:value="10">
            <text:p>10</text:p>
          </table:table-cell>
          <table:table-cell table:formula="of:=IF(OR([.K311]=&quot;responseA&quot;;[.K311]=&quot;reponseB&quot;;[.K311]=&quot;reponseC&quot;);-10;10)" office:value-type="float" office:value="10">
            <text:p>10</text:p>
          </table:table-cell>
          <table:table-cell table:formula="of:=IF(OR([.L311]=&quot;responseA&quot;;[.L311]=&quot;reponseB&quot;;[.L311]=&quot;reponseC&quot;);-10;10)" office:value-type="float" office:value="10">
            <text:p>10</text:p>
          </table:table-cell>
          <table:table-cell table:formula="of:=IF(OR([.M311]=&quot;responseA&quot;;[.M311]=&quot;reponseB&quot;;[.M311]=&quot;reponseC&quot;);-10;10)" office:value-type="float" office:value="10">
            <text:p>10</text:p>
          </table:table-cell>
          <table:table-cell table:formula="of:=IF(OR([.N311]=&quot;responseA&quot;;[.N311]=&quot;reponseB&quot;;[.N311]=&quot;reponseC&quot;);-10;10)" office:value-type="float" office:value="10">
            <text:p>10</text:p>
          </table:table-cell>
          <table:table-cell table:formula="of:=IF(OR([.O311]=&quot;responseA&quot;;[.O311]=&quot;reponseB&quot;;[.O311]=&quot;reponseC&quot;);-10;10)" office:value-type="float" office:value="10">
            <text:p>10</text:p>
          </table:table-cell>
          <table:table-cell table:formula="of:=IF(OR([.P311]=&quot;responseA&quot;;[.P311]=&quot;reponseB&quot;;[.P311]=&quot;reponseC&quot;);-10;10)" office:value-type="float" office:value="10">
            <text:p>10</text:p>
          </table:table-cell>
          <table:table-cell table:formula="of:=IF(OR([.Q311]=&quot;responseA&quot;;[.Q311]=&quot;reponseB&quot;;[.Q311]=&quot;reponseC&quot;);-10;10)" office:value-type="float" office:value="10">
            <text:p>10</text:p>
          </table:table-cell>
          <table:table-cell table:formula="of:=IF(OR([.R311]=&quot;responseA&quot;;[.R311]=&quot;reponseB&quot;;[.R311]=&quot;reponseC&quot;);-10;10)" office:value-type="float" office:value="10">
            <text:p>10</text:p>
          </table:table-cell>
          <table:table-cell table:formula="of:=IF(OR([.S311]=&quot;responseA&quot;;[.S311]=&quot;reponseB&quot;;[.S311]=&quot;reponseC&quot;);-10;10)" office:value-type="float" office:value="10">
            <text:p>10</text:p>
          </table:table-cell>
          <table:table-cell table:formula="of:=IF(OR([.T311]=&quot;responseA&quot;;[.T311]=&quot;reponseB&quot;;[.T311]=&quot;reponseC&quot;);-10;10)" office:value-type="float" office:value="10">
            <text:p>10</text:p>
          </table:table-cell>
          <table:table-cell table:formula="of:=IF(OR([.U311]=&quot;responseA&quot;;[.U311]=&quot;reponseB&quot;;[.U311]=&quot;reponseC&quot;);-10;10)" office:value-type="float" office:value="10">
            <text:p>10</text:p>
          </table:table-cell>
          <table:table-cell table:formula="of:=IF(OR([.V311]=&quot;responseA&quot;;[.V311]=&quot;reponseB&quot;;[.V311]=&quot;reponseC&quot;);-10;10)" office:value-type="float" office:value="10">
            <text:p>10</text:p>
          </table:table-cell>
          <table:table-cell table:formula="of:=IF(OR([.W311]=&quot;responseA&quot;;[.W311]=&quot;reponseB&quot;;[.W311]=&quot;reponseC&quot;);-10;10)" office:value-type="float" office:value="10">
            <text:p>10</text:p>
          </table:table-cell>
          <table:table-cell table:formula="of:=IF(OR([.X311]=&quot;responseA&quot;;[.X311]=&quot;reponseB&quot;;[.X311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12]=&quot;responseA&quot;;[.E312]=&quot;reponseB&quot;;[.E312]=&quot;reponseC&quot;);-10;10)" office:value-type="float" office:value="10">
            <text:p>10</text:p>
          </table:table-cell>
          <table:table-cell table:formula="of:=IF(OR([.F312]=&quot;responseA&quot;;[.F312]=&quot;reponseB&quot;;[.F312]=&quot;reponseC&quot;);-10;10)" office:value-type="float" office:value="10">
            <text:p>10</text:p>
          </table:table-cell>
          <table:table-cell table:formula="of:=IF(OR([.G312]=&quot;responseA&quot;;[.G312]=&quot;reponseB&quot;;[.G312]=&quot;reponseC&quot;);-10;10)" office:value-type="float" office:value="10">
            <text:p>10</text:p>
          </table:table-cell>
          <table:table-cell table:formula="of:=IF(OR([.H312]=&quot;responseA&quot;;[.H312]=&quot;reponseB&quot;;[.H312]=&quot;reponseC&quot;);-10;10)" office:value-type="float" office:value="10">
            <text:p>10</text:p>
          </table:table-cell>
          <table:table-cell table:formula="of:=IF(OR([.I312]=&quot;responseA&quot;;[.I312]=&quot;reponseB&quot;;[.I312]=&quot;reponseC&quot;);-10;10)" office:value-type="float" office:value="10">
            <text:p>10</text:p>
          </table:table-cell>
          <table:table-cell table:formula="of:=IF(OR([.J312]=&quot;responseA&quot;;[.J312]=&quot;reponseB&quot;;[.J312]=&quot;reponseC&quot;);-10;10)" office:value-type="float" office:value="10">
            <text:p>10</text:p>
          </table:table-cell>
          <table:table-cell table:formula="of:=IF(OR([.K312]=&quot;responseA&quot;;[.K312]=&quot;reponseB&quot;;[.K312]=&quot;reponseC&quot;);-10;10)" office:value-type="float" office:value="10">
            <text:p>10</text:p>
          </table:table-cell>
          <table:table-cell table:formula="of:=IF(OR([.L312]=&quot;responseA&quot;;[.L312]=&quot;reponseB&quot;;[.L312]=&quot;reponseC&quot;);-10;10)" office:value-type="float" office:value="10">
            <text:p>10</text:p>
          </table:table-cell>
          <table:table-cell table:formula="of:=IF(OR([.M312]=&quot;responseA&quot;;[.M312]=&quot;reponseB&quot;;[.M312]=&quot;reponseC&quot;);-10;10)" office:value-type="float" office:value="10">
            <text:p>10</text:p>
          </table:table-cell>
          <table:table-cell table:formula="of:=IF(OR([.N312]=&quot;responseA&quot;;[.N312]=&quot;reponseB&quot;;[.N312]=&quot;reponseC&quot;);-10;10)" office:value-type="float" office:value="10">
            <text:p>10</text:p>
          </table:table-cell>
          <table:table-cell table:formula="of:=IF(OR([.O312]=&quot;responseA&quot;;[.O312]=&quot;reponseB&quot;;[.O312]=&quot;reponseC&quot;);-10;10)" office:value-type="float" office:value="10">
            <text:p>10</text:p>
          </table:table-cell>
          <table:table-cell table:formula="of:=IF(OR([.P312]=&quot;responseA&quot;;[.P312]=&quot;reponseB&quot;;[.P312]=&quot;reponseC&quot;);-10;10)" office:value-type="float" office:value="10">
            <text:p>10</text:p>
          </table:table-cell>
          <table:table-cell table:formula="of:=IF(OR([.Q312]=&quot;responseA&quot;;[.Q312]=&quot;reponseB&quot;;[.Q312]=&quot;reponseC&quot;);-10;10)" office:value-type="float" office:value="10">
            <text:p>10</text:p>
          </table:table-cell>
          <table:table-cell table:formula="of:=IF(OR([.R312]=&quot;responseA&quot;;[.R312]=&quot;reponseB&quot;;[.R312]=&quot;reponseC&quot;);-10;10)" office:value-type="float" office:value="10">
            <text:p>10</text:p>
          </table:table-cell>
          <table:table-cell table:formula="of:=IF(OR([.S312]=&quot;responseA&quot;;[.S312]=&quot;reponseB&quot;;[.S312]=&quot;reponseC&quot;);-10;10)" office:value-type="float" office:value="10">
            <text:p>10</text:p>
          </table:table-cell>
          <table:table-cell table:formula="of:=IF(OR([.T312]=&quot;responseA&quot;;[.T312]=&quot;reponseB&quot;;[.T312]=&quot;reponseC&quot;);-10;10)" office:value-type="float" office:value="10">
            <text:p>10</text:p>
          </table:table-cell>
          <table:table-cell table:formula="of:=IF(OR([.U312]=&quot;responseA&quot;;[.U312]=&quot;reponseB&quot;;[.U312]=&quot;reponseC&quot;);-10;10)" office:value-type="float" office:value="10">
            <text:p>10</text:p>
          </table:table-cell>
          <table:table-cell table:formula="of:=IF(OR([.V312]=&quot;responseA&quot;;[.V312]=&quot;reponseB&quot;;[.V312]=&quot;reponseC&quot;);-10;10)" office:value-type="float" office:value="10">
            <text:p>10</text:p>
          </table:table-cell>
          <table:table-cell table:formula="of:=IF(OR([.W312]=&quot;responseA&quot;;[.W312]=&quot;reponseB&quot;;[.W312]=&quot;reponseC&quot;);-10;10)" office:value-type="float" office:value="10">
            <text:p>10</text:p>
          </table:table-cell>
          <table:table-cell table:formula="of:=IF(OR([.X312]=&quot;responseA&quot;;[.X312]=&quot;reponseB&quot;;[.X312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13]=&quot;responseA&quot;;[.E313]=&quot;reponseB&quot;;[.E313]=&quot;reponseC&quot;);-10;10)" office:value-type="float" office:value="10">
            <text:p>10</text:p>
          </table:table-cell>
          <table:table-cell table:formula="of:=IF(OR([.F313]=&quot;responseA&quot;;[.F313]=&quot;reponseB&quot;;[.F313]=&quot;reponseC&quot;);-10;10)" office:value-type="float" office:value="10">
            <text:p>10</text:p>
          </table:table-cell>
          <table:table-cell table:formula="of:=IF(OR([.G313]=&quot;responseA&quot;;[.G313]=&quot;reponseB&quot;;[.G313]=&quot;reponseC&quot;);-10;10)" office:value-type="float" office:value="10">
            <text:p>10</text:p>
          </table:table-cell>
          <table:table-cell table:formula="of:=IF(OR([.H313]=&quot;responseA&quot;;[.H313]=&quot;reponseB&quot;;[.H313]=&quot;reponseC&quot;);-10;10)" office:value-type="float" office:value="10">
            <text:p>10</text:p>
          </table:table-cell>
          <table:table-cell table:formula="of:=IF(OR([.I313]=&quot;responseA&quot;;[.I313]=&quot;reponseB&quot;;[.I313]=&quot;reponseC&quot;);-10;10)" office:value-type="float" office:value="10">
            <text:p>10</text:p>
          </table:table-cell>
          <table:table-cell table:formula="of:=IF(OR([.J313]=&quot;responseA&quot;;[.J313]=&quot;reponseB&quot;;[.J313]=&quot;reponseC&quot;);-10;10)" office:value-type="float" office:value="10">
            <text:p>10</text:p>
          </table:table-cell>
          <table:table-cell table:formula="of:=IF(OR([.K313]=&quot;responseA&quot;;[.K313]=&quot;reponseB&quot;;[.K313]=&quot;reponseC&quot;);-10;10)" office:value-type="float" office:value="10">
            <text:p>10</text:p>
          </table:table-cell>
          <table:table-cell table:formula="of:=IF(OR([.L313]=&quot;responseA&quot;;[.L313]=&quot;reponseB&quot;;[.L313]=&quot;reponseC&quot;);-10;10)" office:value-type="float" office:value="10">
            <text:p>10</text:p>
          </table:table-cell>
          <table:table-cell table:formula="of:=IF(OR([.M313]=&quot;responseA&quot;;[.M313]=&quot;reponseB&quot;;[.M313]=&quot;reponseC&quot;);-10;10)" office:value-type="float" office:value="10">
            <text:p>10</text:p>
          </table:table-cell>
          <table:table-cell table:formula="of:=IF(OR([.N313]=&quot;responseA&quot;;[.N313]=&quot;reponseB&quot;;[.N313]=&quot;reponseC&quot;);-10;10)" office:value-type="float" office:value="10">
            <text:p>10</text:p>
          </table:table-cell>
          <table:table-cell table:formula="of:=IF(OR([.O313]=&quot;responseA&quot;;[.O313]=&quot;reponseB&quot;;[.O313]=&quot;reponseC&quot;);-10;10)" office:value-type="float" office:value="10">
            <text:p>10</text:p>
          </table:table-cell>
          <table:table-cell table:formula="of:=IF(OR([.P313]=&quot;responseA&quot;;[.P313]=&quot;reponseB&quot;;[.P313]=&quot;reponseC&quot;);-10;10)" office:value-type="float" office:value="10">
            <text:p>10</text:p>
          </table:table-cell>
          <table:table-cell table:formula="of:=IF(OR([.Q313]=&quot;responseA&quot;;[.Q313]=&quot;reponseB&quot;;[.Q313]=&quot;reponseC&quot;);-10;10)" office:value-type="float" office:value="10">
            <text:p>10</text:p>
          </table:table-cell>
          <table:table-cell table:formula="of:=IF(OR([.R313]=&quot;responseA&quot;;[.R313]=&quot;reponseB&quot;;[.R313]=&quot;reponseC&quot;);-10;10)" office:value-type="float" office:value="10">
            <text:p>10</text:p>
          </table:table-cell>
          <table:table-cell table:formula="of:=IF(OR([.S313]=&quot;responseA&quot;;[.S313]=&quot;reponseB&quot;;[.S313]=&quot;reponseC&quot;);-10;10)" office:value-type="float" office:value="10">
            <text:p>10</text:p>
          </table:table-cell>
          <table:table-cell table:formula="of:=IF(OR([.T313]=&quot;responseA&quot;;[.T313]=&quot;reponseB&quot;;[.T313]=&quot;reponseC&quot;);-10;10)" office:value-type="float" office:value="10">
            <text:p>10</text:p>
          </table:table-cell>
          <table:table-cell table:formula="of:=IF(OR([.U313]=&quot;responseA&quot;;[.U313]=&quot;reponseB&quot;;[.U313]=&quot;reponseC&quot;);-10;10)" office:value-type="float" office:value="10">
            <text:p>10</text:p>
          </table:table-cell>
          <table:table-cell table:formula="of:=IF(OR([.V313]=&quot;responseA&quot;;[.V313]=&quot;reponseB&quot;;[.V313]=&quot;reponseC&quot;);-10;10)" office:value-type="float" office:value="10">
            <text:p>10</text:p>
          </table:table-cell>
          <table:table-cell table:formula="of:=IF(OR([.W313]=&quot;responseA&quot;;[.W313]=&quot;reponseB&quot;;[.W313]=&quot;reponseC&quot;);-10;10)" office:value-type="float" office:value="10">
            <text:p>10</text:p>
          </table:table-cell>
          <table:table-cell table:formula="of:=IF(OR([.X313]=&quot;responseA&quot;;[.X313]=&quot;reponseB&quot;;[.X313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14]=&quot;responseA&quot;;[.E314]=&quot;reponseB&quot;;[.E314]=&quot;reponseC&quot;);-10;10)" office:value-type="float" office:value="10">
            <text:p>10</text:p>
          </table:table-cell>
          <table:table-cell table:formula="of:=IF(OR([.F314]=&quot;responseA&quot;;[.F314]=&quot;reponseB&quot;;[.F314]=&quot;reponseC&quot;);-10;10)" office:value-type="float" office:value="10">
            <text:p>10</text:p>
          </table:table-cell>
          <table:table-cell table:formula="of:=IF(OR([.G314]=&quot;responseA&quot;;[.G314]=&quot;reponseB&quot;;[.G314]=&quot;reponseC&quot;);-10;10)" office:value-type="float" office:value="10">
            <text:p>10</text:p>
          </table:table-cell>
          <table:table-cell table:formula="of:=IF(OR([.H314]=&quot;responseA&quot;;[.H314]=&quot;reponseB&quot;;[.H314]=&quot;reponseC&quot;);-10;10)" office:value-type="float" office:value="10">
            <text:p>10</text:p>
          </table:table-cell>
          <table:table-cell table:formula="of:=IF(OR([.I314]=&quot;responseA&quot;;[.I314]=&quot;reponseB&quot;;[.I314]=&quot;reponseC&quot;);-10;10)" office:value-type="float" office:value="10">
            <text:p>10</text:p>
          </table:table-cell>
          <table:table-cell table:formula="of:=IF(OR([.J314]=&quot;responseA&quot;;[.J314]=&quot;reponseB&quot;;[.J314]=&quot;reponseC&quot;);-10;10)" office:value-type="float" office:value="10">
            <text:p>10</text:p>
          </table:table-cell>
          <table:table-cell table:formula="of:=IF(OR([.K314]=&quot;responseA&quot;;[.K314]=&quot;reponseB&quot;;[.K314]=&quot;reponseC&quot;);-10;10)" office:value-type="float" office:value="10">
            <text:p>10</text:p>
          </table:table-cell>
          <table:table-cell table:formula="of:=IF(OR([.L314]=&quot;responseA&quot;;[.L314]=&quot;reponseB&quot;;[.L314]=&quot;reponseC&quot;);-10;10)" office:value-type="float" office:value="10">
            <text:p>10</text:p>
          </table:table-cell>
          <table:table-cell table:formula="of:=IF(OR([.M314]=&quot;responseA&quot;;[.M314]=&quot;reponseB&quot;;[.M314]=&quot;reponseC&quot;);-10;10)" office:value-type="float" office:value="10">
            <text:p>10</text:p>
          </table:table-cell>
          <table:table-cell table:formula="of:=IF(OR([.N314]=&quot;responseA&quot;;[.N314]=&quot;reponseB&quot;;[.N314]=&quot;reponseC&quot;);-10;10)" office:value-type="float" office:value="10">
            <text:p>10</text:p>
          </table:table-cell>
          <table:table-cell table:formula="of:=IF(OR([.O314]=&quot;responseA&quot;;[.O314]=&quot;reponseB&quot;;[.O314]=&quot;reponseC&quot;);-10;10)" office:value-type="float" office:value="10">
            <text:p>10</text:p>
          </table:table-cell>
          <table:table-cell table:formula="of:=IF(OR([.P314]=&quot;responseA&quot;;[.P314]=&quot;reponseB&quot;;[.P314]=&quot;reponseC&quot;);-10;10)" office:value-type="float" office:value="10">
            <text:p>10</text:p>
          </table:table-cell>
          <table:table-cell table:formula="of:=IF(OR([.Q314]=&quot;responseA&quot;;[.Q314]=&quot;reponseB&quot;;[.Q314]=&quot;reponseC&quot;);-10;10)" office:value-type="float" office:value="10">
            <text:p>10</text:p>
          </table:table-cell>
          <table:table-cell table:formula="of:=IF(OR([.R314]=&quot;responseA&quot;;[.R314]=&quot;reponseB&quot;;[.R314]=&quot;reponseC&quot;);-10;10)" office:value-type="float" office:value="10">
            <text:p>10</text:p>
          </table:table-cell>
          <table:table-cell table:formula="of:=IF(OR([.S314]=&quot;responseA&quot;;[.S314]=&quot;reponseB&quot;;[.S314]=&quot;reponseC&quot;);-10;10)" office:value-type="float" office:value="10">
            <text:p>10</text:p>
          </table:table-cell>
          <table:table-cell table:formula="of:=IF(OR([.T314]=&quot;responseA&quot;;[.T314]=&quot;reponseB&quot;;[.T314]=&quot;reponseC&quot;);-10;10)" office:value-type="float" office:value="10">
            <text:p>10</text:p>
          </table:table-cell>
          <table:table-cell table:formula="of:=IF(OR([.U314]=&quot;responseA&quot;;[.U314]=&quot;reponseB&quot;;[.U314]=&quot;reponseC&quot;);-10;10)" office:value-type="float" office:value="10">
            <text:p>10</text:p>
          </table:table-cell>
          <table:table-cell table:formula="of:=IF(OR([.V314]=&quot;responseA&quot;;[.V314]=&quot;reponseB&quot;;[.V314]=&quot;reponseC&quot;);-10;10)" office:value-type="float" office:value="10">
            <text:p>10</text:p>
          </table:table-cell>
          <table:table-cell table:formula="of:=IF(OR([.W314]=&quot;responseA&quot;;[.W314]=&quot;reponseB&quot;;[.W314]=&quot;reponseC&quot;);-10;10)" office:value-type="float" office:value="10">
            <text:p>10</text:p>
          </table:table-cell>
          <table:table-cell table:formula="of:=IF(OR([.X314]=&quot;responseA&quot;;[.X314]=&quot;reponseB&quot;;[.X314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15]=&quot;responseA&quot;;[.E315]=&quot;reponseB&quot;;[.E315]=&quot;reponseC&quot;);-10;10)" office:value-type="float" office:value="10">
            <text:p>10</text:p>
          </table:table-cell>
          <table:table-cell table:formula="of:=IF(OR([.F315]=&quot;responseA&quot;;[.F315]=&quot;reponseB&quot;;[.F315]=&quot;reponseC&quot;);-10;10)" office:value-type="float" office:value="10">
            <text:p>10</text:p>
          </table:table-cell>
          <table:table-cell table:formula="of:=IF(OR([.G315]=&quot;responseA&quot;;[.G315]=&quot;reponseB&quot;;[.G315]=&quot;reponseC&quot;);-10;10)" office:value-type="float" office:value="10">
            <text:p>10</text:p>
          </table:table-cell>
          <table:table-cell table:formula="of:=IF(OR([.H315]=&quot;responseA&quot;;[.H315]=&quot;reponseB&quot;;[.H315]=&quot;reponseC&quot;);-10;10)" office:value-type="float" office:value="10">
            <text:p>10</text:p>
          </table:table-cell>
          <table:table-cell table:formula="of:=IF(OR([.I315]=&quot;responseA&quot;;[.I315]=&quot;reponseB&quot;;[.I315]=&quot;reponseC&quot;);-10;10)" office:value-type="float" office:value="10">
            <text:p>10</text:p>
          </table:table-cell>
          <table:table-cell table:formula="of:=IF(OR([.J315]=&quot;responseA&quot;;[.J315]=&quot;reponseB&quot;;[.J315]=&quot;reponseC&quot;);-10;10)" office:value-type="float" office:value="10">
            <text:p>10</text:p>
          </table:table-cell>
          <table:table-cell table:formula="of:=IF(OR([.K315]=&quot;responseA&quot;;[.K315]=&quot;reponseB&quot;;[.K315]=&quot;reponseC&quot;);-10;10)" office:value-type="float" office:value="10">
            <text:p>10</text:p>
          </table:table-cell>
          <table:table-cell table:formula="of:=IF(OR([.L315]=&quot;responseA&quot;;[.L315]=&quot;reponseB&quot;;[.L315]=&quot;reponseC&quot;);-10;10)" office:value-type="float" office:value="10">
            <text:p>10</text:p>
          </table:table-cell>
          <table:table-cell table:formula="of:=IF(OR([.M315]=&quot;responseA&quot;;[.M315]=&quot;reponseB&quot;;[.M315]=&quot;reponseC&quot;);-10;10)" office:value-type="float" office:value="10">
            <text:p>10</text:p>
          </table:table-cell>
          <table:table-cell table:formula="of:=IF(OR([.N315]=&quot;responseA&quot;;[.N315]=&quot;reponseB&quot;;[.N315]=&quot;reponseC&quot;);-10;10)" office:value-type="float" office:value="10">
            <text:p>10</text:p>
          </table:table-cell>
          <table:table-cell table:formula="of:=IF(OR([.O315]=&quot;responseA&quot;;[.O315]=&quot;reponseB&quot;;[.O315]=&quot;reponseC&quot;);-10;10)" office:value-type="float" office:value="10">
            <text:p>10</text:p>
          </table:table-cell>
          <table:table-cell table:formula="of:=IF(OR([.P315]=&quot;responseA&quot;;[.P315]=&quot;reponseB&quot;;[.P315]=&quot;reponseC&quot;);-10;10)" office:value-type="float" office:value="10">
            <text:p>10</text:p>
          </table:table-cell>
          <table:table-cell table:formula="of:=IF(OR([.Q315]=&quot;responseA&quot;;[.Q315]=&quot;reponseB&quot;;[.Q315]=&quot;reponseC&quot;);-10;10)" office:value-type="float" office:value="10">
            <text:p>10</text:p>
          </table:table-cell>
          <table:table-cell table:formula="of:=IF(OR([.R315]=&quot;responseA&quot;;[.R315]=&quot;reponseB&quot;;[.R315]=&quot;reponseC&quot;);-10;10)" office:value-type="float" office:value="10">
            <text:p>10</text:p>
          </table:table-cell>
          <table:table-cell table:formula="of:=IF(OR([.S315]=&quot;responseA&quot;;[.S315]=&quot;reponseB&quot;;[.S315]=&quot;reponseC&quot;);-10;10)" office:value-type="float" office:value="10">
            <text:p>10</text:p>
          </table:table-cell>
          <table:table-cell table:formula="of:=IF(OR([.T315]=&quot;responseA&quot;;[.T315]=&quot;reponseB&quot;;[.T315]=&quot;reponseC&quot;);-10;10)" office:value-type="float" office:value="10">
            <text:p>10</text:p>
          </table:table-cell>
          <table:table-cell table:formula="of:=IF(OR([.U315]=&quot;responseA&quot;;[.U315]=&quot;reponseB&quot;;[.U315]=&quot;reponseC&quot;);-10;10)" office:value-type="float" office:value="10">
            <text:p>10</text:p>
          </table:table-cell>
          <table:table-cell table:formula="of:=IF(OR([.V315]=&quot;responseA&quot;;[.V315]=&quot;reponseB&quot;;[.V315]=&quot;reponseC&quot;);-10;10)" office:value-type="float" office:value="10">
            <text:p>10</text:p>
          </table:table-cell>
          <table:table-cell table:formula="of:=IF(OR([.W315]=&quot;responseA&quot;;[.W315]=&quot;reponseB&quot;;[.W315]=&quot;reponseC&quot;);-10;10)" office:value-type="float" office:value="10">
            <text:p>10</text:p>
          </table:table-cell>
          <table:table-cell table:formula="of:=IF(OR([.X315]=&quot;responseA&quot;;[.X315]=&quot;reponseB&quot;;[.X315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16]=&quot;responseA&quot;;[.E316]=&quot;reponseB&quot;;[.E316]=&quot;reponseC&quot;);-10;10)" office:value-type="float" office:value="10">
            <text:p>10</text:p>
          </table:table-cell>
          <table:table-cell table:formula="of:=IF(OR([.F316]=&quot;responseA&quot;;[.F316]=&quot;reponseB&quot;;[.F316]=&quot;reponseC&quot;);-10;10)" office:value-type="float" office:value="10">
            <text:p>10</text:p>
          </table:table-cell>
          <table:table-cell table:formula="of:=IF(OR([.G316]=&quot;responseA&quot;;[.G316]=&quot;reponseB&quot;;[.G316]=&quot;reponseC&quot;);-10;10)" office:value-type="float" office:value="10">
            <text:p>10</text:p>
          </table:table-cell>
          <table:table-cell table:formula="of:=IF(OR([.H316]=&quot;responseA&quot;;[.H316]=&quot;reponseB&quot;;[.H316]=&quot;reponseC&quot;);-10;10)" office:value-type="float" office:value="10">
            <text:p>10</text:p>
          </table:table-cell>
          <table:table-cell table:formula="of:=IF(OR([.I316]=&quot;responseA&quot;;[.I316]=&quot;reponseB&quot;;[.I316]=&quot;reponseC&quot;);-10;10)" office:value-type="float" office:value="10">
            <text:p>10</text:p>
          </table:table-cell>
          <table:table-cell table:formula="of:=IF(OR([.J316]=&quot;responseA&quot;;[.J316]=&quot;reponseB&quot;;[.J316]=&quot;reponseC&quot;);-10;10)" office:value-type="float" office:value="10">
            <text:p>10</text:p>
          </table:table-cell>
          <table:table-cell table:formula="of:=IF(OR([.K316]=&quot;responseA&quot;;[.K316]=&quot;reponseB&quot;;[.K316]=&quot;reponseC&quot;);-10;10)" office:value-type="float" office:value="10">
            <text:p>10</text:p>
          </table:table-cell>
          <table:table-cell table:formula="of:=IF(OR([.L316]=&quot;responseA&quot;;[.L316]=&quot;reponseB&quot;;[.L316]=&quot;reponseC&quot;);-10;10)" office:value-type="float" office:value="10">
            <text:p>10</text:p>
          </table:table-cell>
          <table:table-cell table:formula="of:=IF(OR([.M316]=&quot;responseA&quot;;[.M316]=&quot;reponseB&quot;;[.M316]=&quot;reponseC&quot;);-10;10)" office:value-type="float" office:value="10">
            <text:p>10</text:p>
          </table:table-cell>
          <table:table-cell table:formula="of:=IF(OR([.N316]=&quot;responseA&quot;;[.N316]=&quot;reponseB&quot;;[.N316]=&quot;reponseC&quot;);-10;10)" office:value-type="float" office:value="10">
            <text:p>10</text:p>
          </table:table-cell>
          <table:table-cell table:formula="of:=IF(OR([.O316]=&quot;responseA&quot;;[.O316]=&quot;reponseB&quot;;[.O316]=&quot;reponseC&quot;);-10;10)" office:value-type="float" office:value="10">
            <text:p>10</text:p>
          </table:table-cell>
          <table:table-cell table:formula="of:=IF(OR([.P316]=&quot;responseA&quot;;[.P316]=&quot;reponseB&quot;;[.P316]=&quot;reponseC&quot;);-10;10)" office:value-type="float" office:value="10">
            <text:p>10</text:p>
          </table:table-cell>
          <table:table-cell table:formula="of:=IF(OR([.Q316]=&quot;responseA&quot;;[.Q316]=&quot;reponseB&quot;;[.Q316]=&quot;reponseC&quot;);-10;10)" office:value-type="float" office:value="10">
            <text:p>10</text:p>
          </table:table-cell>
          <table:table-cell table:formula="of:=IF(OR([.R316]=&quot;responseA&quot;;[.R316]=&quot;reponseB&quot;;[.R316]=&quot;reponseC&quot;);-10;10)" office:value-type="float" office:value="10">
            <text:p>10</text:p>
          </table:table-cell>
          <table:table-cell table:formula="of:=IF(OR([.S316]=&quot;responseA&quot;;[.S316]=&quot;reponseB&quot;;[.S316]=&quot;reponseC&quot;);-10;10)" office:value-type="float" office:value="10">
            <text:p>10</text:p>
          </table:table-cell>
          <table:table-cell table:formula="of:=IF(OR([.T316]=&quot;responseA&quot;;[.T316]=&quot;reponseB&quot;;[.T316]=&quot;reponseC&quot;);-10;10)" office:value-type="float" office:value="10">
            <text:p>10</text:p>
          </table:table-cell>
          <table:table-cell table:formula="of:=IF(OR([.U316]=&quot;responseA&quot;;[.U316]=&quot;reponseB&quot;;[.U316]=&quot;reponseC&quot;);-10;10)" office:value-type="float" office:value="10">
            <text:p>10</text:p>
          </table:table-cell>
          <table:table-cell table:formula="of:=IF(OR([.V316]=&quot;responseA&quot;;[.V316]=&quot;reponseB&quot;;[.V316]=&quot;reponseC&quot;);-10;10)" office:value-type="float" office:value="10">
            <text:p>10</text:p>
          </table:table-cell>
          <table:table-cell table:formula="of:=IF(OR([.W316]=&quot;responseA&quot;;[.W316]=&quot;reponseB&quot;;[.W316]=&quot;reponseC&quot;);-10;10)" office:value-type="float" office:value="10">
            <text:p>10</text:p>
          </table:table-cell>
          <table:table-cell table:formula="of:=IF(OR([.X316]=&quot;responseA&quot;;[.X316]=&quot;reponseB&quot;;[.X316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17]=&quot;responseA&quot;;[.E317]=&quot;reponseB&quot;;[.E317]=&quot;reponseC&quot;);-10;10)" office:value-type="float" office:value="10">
            <text:p>10</text:p>
          </table:table-cell>
          <table:table-cell table:formula="of:=IF(OR([.F317]=&quot;responseA&quot;;[.F317]=&quot;reponseB&quot;;[.F317]=&quot;reponseC&quot;);-10;10)" office:value-type="float" office:value="10">
            <text:p>10</text:p>
          </table:table-cell>
          <table:table-cell table:formula="of:=IF(OR([.G317]=&quot;responseA&quot;;[.G317]=&quot;reponseB&quot;;[.G317]=&quot;reponseC&quot;);-10;10)" office:value-type="float" office:value="10">
            <text:p>10</text:p>
          </table:table-cell>
          <table:table-cell table:formula="of:=IF(OR([.H317]=&quot;responseA&quot;;[.H317]=&quot;reponseB&quot;;[.H317]=&quot;reponseC&quot;);-10;10)" office:value-type="float" office:value="10">
            <text:p>10</text:p>
          </table:table-cell>
          <table:table-cell table:formula="of:=IF(OR([.I317]=&quot;responseA&quot;;[.I317]=&quot;reponseB&quot;;[.I317]=&quot;reponseC&quot;);-10;10)" office:value-type="float" office:value="10">
            <text:p>10</text:p>
          </table:table-cell>
          <table:table-cell table:formula="of:=IF(OR([.J317]=&quot;responseA&quot;;[.J317]=&quot;reponseB&quot;;[.J317]=&quot;reponseC&quot;);-10;10)" office:value-type="float" office:value="10">
            <text:p>10</text:p>
          </table:table-cell>
          <table:table-cell table:formula="of:=IF(OR([.K317]=&quot;responseA&quot;;[.K317]=&quot;reponseB&quot;;[.K317]=&quot;reponseC&quot;);-10;10)" office:value-type="float" office:value="10">
            <text:p>10</text:p>
          </table:table-cell>
          <table:table-cell table:formula="of:=IF(OR([.L317]=&quot;responseA&quot;;[.L317]=&quot;reponseB&quot;;[.L317]=&quot;reponseC&quot;);-10;10)" office:value-type="float" office:value="10">
            <text:p>10</text:p>
          </table:table-cell>
          <table:table-cell table:formula="of:=IF(OR([.M317]=&quot;responseA&quot;;[.M317]=&quot;reponseB&quot;;[.M317]=&quot;reponseC&quot;);-10;10)" office:value-type="float" office:value="10">
            <text:p>10</text:p>
          </table:table-cell>
          <table:table-cell table:formula="of:=IF(OR([.N317]=&quot;responseA&quot;;[.N317]=&quot;reponseB&quot;;[.N317]=&quot;reponseC&quot;);-10;10)" office:value-type="float" office:value="10">
            <text:p>10</text:p>
          </table:table-cell>
          <table:table-cell table:formula="of:=IF(OR([.O317]=&quot;responseA&quot;;[.O317]=&quot;reponseB&quot;;[.O317]=&quot;reponseC&quot;);-10;10)" office:value-type="float" office:value="10">
            <text:p>10</text:p>
          </table:table-cell>
          <table:table-cell table:formula="of:=IF(OR([.P317]=&quot;responseA&quot;;[.P317]=&quot;reponseB&quot;;[.P317]=&quot;reponseC&quot;);-10;10)" office:value-type="float" office:value="10">
            <text:p>10</text:p>
          </table:table-cell>
          <table:table-cell table:formula="of:=IF(OR([.Q317]=&quot;responseA&quot;;[.Q317]=&quot;reponseB&quot;;[.Q317]=&quot;reponseC&quot;);-10;10)" office:value-type="float" office:value="10">
            <text:p>10</text:p>
          </table:table-cell>
          <table:table-cell table:formula="of:=IF(OR([.R317]=&quot;responseA&quot;;[.R317]=&quot;reponseB&quot;;[.R317]=&quot;reponseC&quot;);-10;10)" office:value-type="float" office:value="10">
            <text:p>10</text:p>
          </table:table-cell>
          <table:table-cell table:formula="of:=IF(OR([.S317]=&quot;responseA&quot;;[.S317]=&quot;reponseB&quot;;[.S317]=&quot;reponseC&quot;);-10;10)" office:value-type="float" office:value="10">
            <text:p>10</text:p>
          </table:table-cell>
          <table:table-cell table:formula="of:=IF(OR([.T317]=&quot;responseA&quot;;[.T317]=&quot;reponseB&quot;;[.T317]=&quot;reponseC&quot;);-10;10)" office:value-type="float" office:value="10">
            <text:p>10</text:p>
          </table:table-cell>
          <table:table-cell table:formula="of:=IF(OR([.U317]=&quot;responseA&quot;;[.U317]=&quot;reponseB&quot;;[.U317]=&quot;reponseC&quot;);-10;10)" office:value-type="float" office:value="10">
            <text:p>10</text:p>
          </table:table-cell>
          <table:table-cell table:formula="of:=IF(OR([.V317]=&quot;responseA&quot;;[.V317]=&quot;reponseB&quot;;[.V317]=&quot;reponseC&quot;);-10;10)" office:value-type="float" office:value="10">
            <text:p>10</text:p>
          </table:table-cell>
          <table:table-cell table:formula="of:=IF(OR([.W317]=&quot;responseA&quot;;[.W317]=&quot;reponseB&quot;;[.W317]=&quot;reponseC&quot;);-10;10)" office:value-type="float" office:value="10">
            <text:p>10</text:p>
          </table:table-cell>
          <table:table-cell table:formula="of:=IF(OR([.X317]=&quot;responseA&quot;;[.X317]=&quot;reponseB&quot;;[.X317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18]=&quot;responseA&quot;;[.E318]=&quot;reponseB&quot;;[.E318]=&quot;reponseC&quot;);-10;10)" office:value-type="float" office:value="10">
            <text:p>10</text:p>
          </table:table-cell>
          <table:table-cell table:formula="of:=IF(OR([.F318]=&quot;responseA&quot;;[.F318]=&quot;reponseB&quot;;[.F318]=&quot;reponseC&quot;);-10;10)" office:value-type="float" office:value="10">
            <text:p>10</text:p>
          </table:table-cell>
          <table:table-cell table:formula="of:=IF(OR([.G318]=&quot;responseA&quot;;[.G318]=&quot;reponseB&quot;;[.G318]=&quot;reponseC&quot;);-10;10)" office:value-type="float" office:value="10">
            <text:p>10</text:p>
          </table:table-cell>
          <table:table-cell table:formula="of:=IF(OR([.H318]=&quot;responseA&quot;;[.H318]=&quot;reponseB&quot;;[.H318]=&quot;reponseC&quot;);-10;10)" office:value-type="float" office:value="10">
            <text:p>10</text:p>
          </table:table-cell>
          <table:table-cell table:formula="of:=IF(OR([.I318]=&quot;responseA&quot;;[.I318]=&quot;reponseB&quot;;[.I318]=&quot;reponseC&quot;);-10;10)" office:value-type="float" office:value="10">
            <text:p>10</text:p>
          </table:table-cell>
          <table:table-cell table:formula="of:=IF(OR([.J318]=&quot;responseA&quot;;[.J318]=&quot;reponseB&quot;;[.J318]=&quot;reponseC&quot;);-10;10)" office:value-type="float" office:value="10">
            <text:p>10</text:p>
          </table:table-cell>
          <table:table-cell table:formula="of:=IF(OR([.K318]=&quot;responseA&quot;;[.K318]=&quot;reponseB&quot;;[.K318]=&quot;reponseC&quot;);-10;10)" office:value-type="float" office:value="10">
            <text:p>10</text:p>
          </table:table-cell>
          <table:table-cell table:formula="of:=IF(OR([.L318]=&quot;responseA&quot;;[.L318]=&quot;reponseB&quot;;[.L318]=&quot;reponseC&quot;);-10;10)" office:value-type="float" office:value="10">
            <text:p>10</text:p>
          </table:table-cell>
          <table:table-cell table:formula="of:=IF(OR([.M318]=&quot;responseA&quot;;[.M318]=&quot;reponseB&quot;;[.M318]=&quot;reponseC&quot;);-10;10)" office:value-type="float" office:value="10">
            <text:p>10</text:p>
          </table:table-cell>
          <table:table-cell table:formula="of:=IF(OR([.N318]=&quot;responseA&quot;;[.N318]=&quot;reponseB&quot;;[.N318]=&quot;reponseC&quot;);-10;10)" office:value-type="float" office:value="10">
            <text:p>10</text:p>
          </table:table-cell>
          <table:table-cell table:formula="of:=IF(OR([.O318]=&quot;responseA&quot;;[.O318]=&quot;reponseB&quot;;[.O318]=&quot;reponseC&quot;);-10;10)" office:value-type="float" office:value="10">
            <text:p>10</text:p>
          </table:table-cell>
          <table:table-cell table:formula="of:=IF(OR([.P318]=&quot;responseA&quot;;[.P318]=&quot;reponseB&quot;;[.P318]=&quot;reponseC&quot;);-10;10)" office:value-type="float" office:value="10">
            <text:p>10</text:p>
          </table:table-cell>
          <table:table-cell table:formula="of:=IF(OR([.Q318]=&quot;responseA&quot;;[.Q318]=&quot;reponseB&quot;;[.Q318]=&quot;reponseC&quot;);-10;10)" office:value-type="float" office:value="10">
            <text:p>10</text:p>
          </table:table-cell>
          <table:table-cell table:formula="of:=IF(OR([.R318]=&quot;responseA&quot;;[.R318]=&quot;reponseB&quot;;[.R318]=&quot;reponseC&quot;);-10;10)" office:value-type="float" office:value="10">
            <text:p>10</text:p>
          </table:table-cell>
          <table:table-cell table:formula="of:=IF(OR([.S318]=&quot;responseA&quot;;[.S318]=&quot;reponseB&quot;;[.S318]=&quot;reponseC&quot;);-10;10)" office:value-type="float" office:value="10">
            <text:p>10</text:p>
          </table:table-cell>
          <table:table-cell table:formula="of:=IF(OR([.T318]=&quot;responseA&quot;;[.T318]=&quot;reponseB&quot;;[.T318]=&quot;reponseC&quot;);-10;10)" office:value-type="float" office:value="10">
            <text:p>10</text:p>
          </table:table-cell>
          <table:table-cell table:formula="of:=IF(OR([.U318]=&quot;responseA&quot;;[.U318]=&quot;reponseB&quot;;[.U318]=&quot;reponseC&quot;);-10;10)" office:value-type="float" office:value="10">
            <text:p>10</text:p>
          </table:table-cell>
          <table:table-cell table:formula="of:=IF(OR([.V318]=&quot;responseA&quot;;[.V318]=&quot;reponseB&quot;;[.V318]=&quot;reponseC&quot;);-10;10)" office:value-type="float" office:value="10">
            <text:p>10</text:p>
          </table:table-cell>
          <table:table-cell table:formula="of:=IF(OR([.W318]=&quot;responseA&quot;;[.W318]=&quot;reponseB&quot;;[.W318]=&quot;reponseC&quot;);-10;10)" office:value-type="float" office:value="10">
            <text:p>10</text:p>
          </table:table-cell>
          <table:table-cell table:formula="of:=IF(OR([.X318]=&quot;responseA&quot;;[.X318]=&quot;reponseB&quot;;[.X318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19]=&quot;responseA&quot;;[.E319]=&quot;reponseB&quot;;[.E319]=&quot;reponseC&quot;);-10;10)" office:value-type="float" office:value="10">
            <text:p>10</text:p>
          </table:table-cell>
          <table:table-cell table:formula="of:=IF(OR([.F319]=&quot;responseA&quot;;[.F319]=&quot;reponseB&quot;;[.F319]=&quot;reponseC&quot;);-10;10)" office:value-type="float" office:value="10">
            <text:p>10</text:p>
          </table:table-cell>
          <table:table-cell table:formula="of:=IF(OR([.G319]=&quot;responseA&quot;;[.G319]=&quot;reponseB&quot;;[.G319]=&quot;reponseC&quot;);-10;10)" office:value-type="float" office:value="10">
            <text:p>10</text:p>
          </table:table-cell>
          <table:table-cell table:formula="of:=IF(OR([.H319]=&quot;responseA&quot;;[.H319]=&quot;reponseB&quot;;[.H319]=&quot;reponseC&quot;);-10;10)" office:value-type="float" office:value="10">
            <text:p>10</text:p>
          </table:table-cell>
          <table:table-cell table:formula="of:=IF(OR([.I319]=&quot;responseA&quot;;[.I319]=&quot;reponseB&quot;;[.I319]=&quot;reponseC&quot;);-10;10)" office:value-type="float" office:value="10">
            <text:p>10</text:p>
          </table:table-cell>
          <table:table-cell table:formula="of:=IF(OR([.J319]=&quot;responseA&quot;;[.J319]=&quot;reponseB&quot;;[.J319]=&quot;reponseC&quot;);-10;10)" office:value-type="float" office:value="10">
            <text:p>10</text:p>
          </table:table-cell>
          <table:table-cell table:formula="of:=IF(OR([.K319]=&quot;responseA&quot;;[.K319]=&quot;reponseB&quot;;[.K319]=&quot;reponseC&quot;);-10;10)" office:value-type="float" office:value="10">
            <text:p>10</text:p>
          </table:table-cell>
          <table:table-cell table:formula="of:=IF(OR([.L319]=&quot;responseA&quot;;[.L319]=&quot;reponseB&quot;;[.L319]=&quot;reponseC&quot;);-10;10)" office:value-type="float" office:value="10">
            <text:p>10</text:p>
          </table:table-cell>
          <table:table-cell table:formula="of:=IF(OR([.M319]=&quot;responseA&quot;;[.M319]=&quot;reponseB&quot;;[.M319]=&quot;reponseC&quot;);-10;10)" office:value-type="float" office:value="10">
            <text:p>10</text:p>
          </table:table-cell>
          <table:table-cell table:formula="of:=IF(OR([.N319]=&quot;responseA&quot;;[.N319]=&quot;reponseB&quot;;[.N319]=&quot;reponseC&quot;);-10;10)" office:value-type="float" office:value="10">
            <text:p>10</text:p>
          </table:table-cell>
          <table:table-cell table:formula="of:=IF(OR([.O319]=&quot;responseA&quot;;[.O319]=&quot;reponseB&quot;;[.O319]=&quot;reponseC&quot;);-10;10)" office:value-type="float" office:value="10">
            <text:p>10</text:p>
          </table:table-cell>
          <table:table-cell table:formula="of:=IF(OR([.P319]=&quot;responseA&quot;;[.P319]=&quot;reponseB&quot;;[.P319]=&quot;reponseC&quot;);-10;10)" office:value-type="float" office:value="10">
            <text:p>10</text:p>
          </table:table-cell>
          <table:table-cell table:formula="of:=IF(OR([.Q319]=&quot;responseA&quot;;[.Q319]=&quot;reponseB&quot;;[.Q319]=&quot;reponseC&quot;);-10;10)" office:value-type="float" office:value="10">
            <text:p>10</text:p>
          </table:table-cell>
          <table:table-cell table:formula="of:=IF(OR([.R319]=&quot;responseA&quot;;[.R319]=&quot;reponseB&quot;;[.R319]=&quot;reponseC&quot;);-10;10)" office:value-type="float" office:value="10">
            <text:p>10</text:p>
          </table:table-cell>
          <table:table-cell table:formula="of:=IF(OR([.S319]=&quot;responseA&quot;;[.S319]=&quot;reponseB&quot;;[.S319]=&quot;reponseC&quot;);-10;10)" office:value-type="float" office:value="10">
            <text:p>10</text:p>
          </table:table-cell>
          <table:table-cell table:formula="of:=IF(OR([.T319]=&quot;responseA&quot;;[.T319]=&quot;reponseB&quot;;[.T319]=&quot;reponseC&quot;);-10;10)" office:value-type="float" office:value="10">
            <text:p>10</text:p>
          </table:table-cell>
          <table:table-cell table:formula="of:=IF(OR([.U319]=&quot;responseA&quot;;[.U319]=&quot;reponseB&quot;;[.U319]=&quot;reponseC&quot;);-10;10)" office:value-type="float" office:value="10">
            <text:p>10</text:p>
          </table:table-cell>
          <table:table-cell table:formula="of:=IF(OR([.V319]=&quot;responseA&quot;;[.V319]=&quot;reponseB&quot;;[.V319]=&quot;reponseC&quot;);-10;10)" office:value-type="float" office:value="10">
            <text:p>10</text:p>
          </table:table-cell>
          <table:table-cell table:formula="of:=IF(OR([.W319]=&quot;responseA&quot;;[.W319]=&quot;reponseB&quot;;[.W319]=&quot;reponseC&quot;);-10;10)" office:value-type="float" office:value="10">
            <text:p>10</text:p>
          </table:table-cell>
          <table:table-cell table:formula="of:=IF(OR([.X319]=&quot;responseA&quot;;[.X319]=&quot;reponseB&quot;;[.X319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20]=&quot;responseA&quot;;[.E320]=&quot;reponseB&quot;;[.E320]=&quot;reponseC&quot;);-10;10)" office:value-type="float" office:value="10">
            <text:p>10</text:p>
          </table:table-cell>
          <table:table-cell table:formula="of:=IF(OR([.F320]=&quot;responseA&quot;;[.F320]=&quot;reponseB&quot;;[.F320]=&quot;reponseC&quot;);-10;10)" office:value-type="float" office:value="10">
            <text:p>10</text:p>
          </table:table-cell>
          <table:table-cell table:formula="of:=IF(OR([.G320]=&quot;responseA&quot;;[.G320]=&quot;reponseB&quot;;[.G320]=&quot;reponseC&quot;);-10;10)" office:value-type="float" office:value="10">
            <text:p>10</text:p>
          </table:table-cell>
          <table:table-cell table:formula="of:=IF(OR([.H320]=&quot;responseA&quot;;[.H320]=&quot;reponseB&quot;;[.H320]=&quot;reponseC&quot;);-10;10)" office:value-type="float" office:value="10">
            <text:p>10</text:p>
          </table:table-cell>
          <table:table-cell table:formula="of:=IF(OR([.I320]=&quot;responseA&quot;;[.I320]=&quot;reponseB&quot;;[.I320]=&quot;reponseC&quot;);-10;10)" office:value-type="float" office:value="10">
            <text:p>10</text:p>
          </table:table-cell>
          <table:table-cell table:formula="of:=IF(OR([.J320]=&quot;responseA&quot;;[.J320]=&quot;reponseB&quot;;[.J320]=&quot;reponseC&quot;);-10;10)" office:value-type="float" office:value="10">
            <text:p>10</text:p>
          </table:table-cell>
          <table:table-cell table:formula="of:=IF(OR([.K320]=&quot;responseA&quot;;[.K320]=&quot;reponseB&quot;;[.K320]=&quot;reponseC&quot;);-10;10)" office:value-type="float" office:value="10">
            <text:p>10</text:p>
          </table:table-cell>
          <table:table-cell table:formula="of:=IF(OR([.L320]=&quot;responseA&quot;;[.L320]=&quot;reponseB&quot;;[.L320]=&quot;reponseC&quot;);-10;10)" office:value-type="float" office:value="10">
            <text:p>10</text:p>
          </table:table-cell>
          <table:table-cell table:formula="of:=IF(OR([.M320]=&quot;responseA&quot;;[.M320]=&quot;reponseB&quot;;[.M320]=&quot;reponseC&quot;);-10;10)" office:value-type="float" office:value="10">
            <text:p>10</text:p>
          </table:table-cell>
          <table:table-cell table:formula="of:=IF(OR([.N320]=&quot;responseA&quot;;[.N320]=&quot;reponseB&quot;;[.N320]=&quot;reponseC&quot;);-10;10)" office:value-type="float" office:value="10">
            <text:p>10</text:p>
          </table:table-cell>
          <table:table-cell table:formula="of:=IF(OR([.O320]=&quot;responseA&quot;;[.O320]=&quot;reponseB&quot;;[.O320]=&quot;reponseC&quot;);-10;10)" office:value-type="float" office:value="10">
            <text:p>10</text:p>
          </table:table-cell>
          <table:table-cell table:formula="of:=IF(OR([.P320]=&quot;responseA&quot;;[.P320]=&quot;reponseB&quot;;[.P320]=&quot;reponseC&quot;);-10;10)" office:value-type="float" office:value="10">
            <text:p>10</text:p>
          </table:table-cell>
          <table:table-cell table:formula="of:=IF(OR([.Q320]=&quot;responseA&quot;;[.Q320]=&quot;reponseB&quot;;[.Q320]=&quot;reponseC&quot;);-10;10)" office:value-type="float" office:value="10">
            <text:p>10</text:p>
          </table:table-cell>
          <table:table-cell table:formula="of:=IF(OR([.R320]=&quot;responseA&quot;;[.R320]=&quot;reponseB&quot;;[.R320]=&quot;reponseC&quot;);-10;10)" office:value-type="float" office:value="10">
            <text:p>10</text:p>
          </table:table-cell>
          <table:table-cell table:formula="of:=IF(OR([.S320]=&quot;responseA&quot;;[.S320]=&quot;reponseB&quot;;[.S320]=&quot;reponseC&quot;);-10;10)" office:value-type="float" office:value="10">
            <text:p>10</text:p>
          </table:table-cell>
          <table:table-cell table:formula="of:=IF(OR([.T320]=&quot;responseA&quot;;[.T320]=&quot;reponseB&quot;;[.T320]=&quot;reponseC&quot;);-10;10)" office:value-type="float" office:value="10">
            <text:p>10</text:p>
          </table:table-cell>
          <table:table-cell table:formula="of:=IF(OR([.U320]=&quot;responseA&quot;;[.U320]=&quot;reponseB&quot;;[.U320]=&quot;reponseC&quot;);-10;10)" office:value-type="float" office:value="10">
            <text:p>10</text:p>
          </table:table-cell>
          <table:table-cell table:formula="of:=IF(OR([.V320]=&quot;responseA&quot;;[.V320]=&quot;reponseB&quot;;[.V320]=&quot;reponseC&quot;);-10;10)" office:value-type="float" office:value="10">
            <text:p>10</text:p>
          </table:table-cell>
          <table:table-cell table:formula="of:=IF(OR([.W320]=&quot;responseA&quot;;[.W320]=&quot;reponseB&quot;;[.W320]=&quot;reponseC&quot;);-10;10)" office:value-type="float" office:value="10">
            <text:p>10</text:p>
          </table:table-cell>
          <table:table-cell table:formula="of:=IF(OR([.X320]=&quot;responseA&quot;;[.X320]=&quot;reponseB&quot;;[.X320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21]=&quot;responseA&quot;;[.E321]=&quot;reponseB&quot;;[.E321]=&quot;reponseC&quot;);-10;10)" office:value-type="float" office:value="10">
            <text:p>10</text:p>
          </table:table-cell>
          <table:table-cell table:formula="of:=IF(OR([.F321]=&quot;responseA&quot;;[.F321]=&quot;reponseB&quot;;[.F321]=&quot;reponseC&quot;);-10;10)" office:value-type="float" office:value="10">
            <text:p>10</text:p>
          </table:table-cell>
          <table:table-cell table:formula="of:=IF(OR([.G321]=&quot;responseA&quot;;[.G321]=&quot;reponseB&quot;;[.G321]=&quot;reponseC&quot;);-10;10)" office:value-type="float" office:value="10">
            <text:p>10</text:p>
          </table:table-cell>
          <table:table-cell table:formula="of:=IF(OR([.H321]=&quot;responseA&quot;;[.H321]=&quot;reponseB&quot;;[.H321]=&quot;reponseC&quot;);-10;10)" office:value-type="float" office:value="10">
            <text:p>10</text:p>
          </table:table-cell>
          <table:table-cell table:formula="of:=IF(OR([.I321]=&quot;responseA&quot;;[.I321]=&quot;reponseB&quot;;[.I321]=&quot;reponseC&quot;);-10;10)" office:value-type="float" office:value="10">
            <text:p>10</text:p>
          </table:table-cell>
          <table:table-cell table:formula="of:=IF(OR([.J321]=&quot;responseA&quot;;[.J321]=&quot;reponseB&quot;;[.J321]=&quot;reponseC&quot;);-10;10)" office:value-type="float" office:value="10">
            <text:p>10</text:p>
          </table:table-cell>
          <table:table-cell table:formula="of:=IF(OR([.K321]=&quot;responseA&quot;;[.K321]=&quot;reponseB&quot;;[.K321]=&quot;reponseC&quot;);-10;10)" office:value-type="float" office:value="10">
            <text:p>10</text:p>
          </table:table-cell>
          <table:table-cell table:formula="of:=IF(OR([.L321]=&quot;responseA&quot;;[.L321]=&quot;reponseB&quot;;[.L321]=&quot;reponseC&quot;);-10;10)" office:value-type="float" office:value="10">
            <text:p>10</text:p>
          </table:table-cell>
          <table:table-cell table:formula="of:=IF(OR([.M321]=&quot;responseA&quot;;[.M321]=&quot;reponseB&quot;;[.M321]=&quot;reponseC&quot;);-10;10)" office:value-type="float" office:value="10">
            <text:p>10</text:p>
          </table:table-cell>
          <table:table-cell table:formula="of:=IF(OR([.N321]=&quot;responseA&quot;;[.N321]=&quot;reponseB&quot;;[.N321]=&quot;reponseC&quot;);-10;10)" office:value-type="float" office:value="10">
            <text:p>10</text:p>
          </table:table-cell>
          <table:table-cell table:formula="of:=IF(OR([.O321]=&quot;responseA&quot;;[.O321]=&quot;reponseB&quot;;[.O321]=&quot;reponseC&quot;);-10;10)" office:value-type="float" office:value="10">
            <text:p>10</text:p>
          </table:table-cell>
          <table:table-cell table:formula="of:=IF(OR([.P321]=&quot;responseA&quot;;[.P321]=&quot;reponseB&quot;;[.P321]=&quot;reponseC&quot;);-10;10)" office:value-type="float" office:value="10">
            <text:p>10</text:p>
          </table:table-cell>
          <table:table-cell table:formula="of:=IF(OR([.Q321]=&quot;responseA&quot;;[.Q321]=&quot;reponseB&quot;;[.Q321]=&quot;reponseC&quot;);-10;10)" office:value-type="float" office:value="10">
            <text:p>10</text:p>
          </table:table-cell>
          <table:table-cell table:formula="of:=IF(OR([.R321]=&quot;responseA&quot;;[.R321]=&quot;reponseB&quot;;[.R321]=&quot;reponseC&quot;);-10;10)" office:value-type="float" office:value="10">
            <text:p>10</text:p>
          </table:table-cell>
          <table:table-cell table:formula="of:=IF(OR([.S321]=&quot;responseA&quot;;[.S321]=&quot;reponseB&quot;;[.S321]=&quot;reponseC&quot;);-10;10)" office:value-type="float" office:value="10">
            <text:p>10</text:p>
          </table:table-cell>
          <table:table-cell table:formula="of:=IF(OR([.T321]=&quot;responseA&quot;;[.T321]=&quot;reponseB&quot;;[.T321]=&quot;reponseC&quot;);-10;10)" office:value-type="float" office:value="10">
            <text:p>10</text:p>
          </table:table-cell>
          <table:table-cell table:formula="of:=IF(OR([.U321]=&quot;responseA&quot;;[.U321]=&quot;reponseB&quot;;[.U321]=&quot;reponseC&quot;);-10;10)" office:value-type="float" office:value="10">
            <text:p>10</text:p>
          </table:table-cell>
          <table:table-cell table:formula="of:=IF(OR([.V321]=&quot;responseA&quot;;[.V321]=&quot;reponseB&quot;;[.V321]=&quot;reponseC&quot;);-10;10)" office:value-type="float" office:value="10">
            <text:p>10</text:p>
          </table:table-cell>
          <table:table-cell table:formula="of:=IF(OR([.W321]=&quot;responseA&quot;;[.W321]=&quot;reponseB&quot;;[.W321]=&quot;reponseC&quot;);-10;10)" office:value-type="float" office:value="10">
            <text:p>10</text:p>
          </table:table-cell>
          <table:table-cell table:formula="of:=IF(OR([.X321]=&quot;responseA&quot;;[.X321]=&quot;reponseB&quot;;[.X321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22]=&quot;responseA&quot;;[.E322]=&quot;reponseB&quot;;[.E322]=&quot;reponseC&quot;);-10;10)" office:value-type="float" office:value="10">
            <text:p>10</text:p>
          </table:table-cell>
          <table:table-cell table:formula="of:=IF(OR([.F322]=&quot;responseA&quot;;[.F322]=&quot;reponseB&quot;;[.F322]=&quot;reponseC&quot;);-10;10)" office:value-type="float" office:value="10">
            <text:p>10</text:p>
          </table:table-cell>
          <table:table-cell table:formula="of:=IF(OR([.G322]=&quot;responseA&quot;;[.G322]=&quot;reponseB&quot;;[.G322]=&quot;reponseC&quot;);-10;10)" office:value-type="float" office:value="10">
            <text:p>10</text:p>
          </table:table-cell>
          <table:table-cell table:formula="of:=IF(OR([.H322]=&quot;responseA&quot;;[.H322]=&quot;reponseB&quot;;[.H322]=&quot;reponseC&quot;);-10;10)" office:value-type="float" office:value="10">
            <text:p>10</text:p>
          </table:table-cell>
          <table:table-cell table:formula="of:=IF(OR([.I322]=&quot;responseA&quot;;[.I322]=&quot;reponseB&quot;;[.I322]=&quot;reponseC&quot;);-10;10)" office:value-type="float" office:value="10">
            <text:p>10</text:p>
          </table:table-cell>
          <table:table-cell table:formula="of:=IF(OR([.J322]=&quot;responseA&quot;;[.J322]=&quot;reponseB&quot;;[.J322]=&quot;reponseC&quot;);-10;10)" office:value-type="float" office:value="10">
            <text:p>10</text:p>
          </table:table-cell>
          <table:table-cell table:formula="of:=IF(OR([.K322]=&quot;responseA&quot;;[.K322]=&quot;reponseB&quot;;[.K322]=&quot;reponseC&quot;);-10;10)" office:value-type="float" office:value="10">
            <text:p>10</text:p>
          </table:table-cell>
          <table:table-cell table:formula="of:=IF(OR([.L322]=&quot;responseA&quot;;[.L322]=&quot;reponseB&quot;;[.L322]=&quot;reponseC&quot;);-10;10)" office:value-type="float" office:value="10">
            <text:p>10</text:p>
          </table:table-cell>
          <table:table-cell table:formula="of:=IF(OR([.M322]=&quot;responseA&quot;;[.M322]=&quot;reponseB&quot;;[.M322]=&quot;reponseC&quot;);-10;10)" office:value-type="float" office:value="10">
            <text:p>10</text:p>
          </table:table-cell>
          <table:table-cell table:formula="of:=IF(OR([.N322]=&quot;responseA&quot;;[.N322]=&quot;reponseB&quot;;[.N322]=&quot;reponseC&quot;);-10;10)" office:value-type="float" office:value="10">
            <text:p>10</text:p>
          </table:table-cell>
          <table:table-cell table:formula="of:=IF(OR([.O322]=&quot;responseA&quot;;[.O322]=&quot;reponseB&quot;;[.O322]=&quot;reponseC&quot;);-10;10)" office:value-type="float" office:value="10">
            <text:p>10</text:p>
          </table:table-cell>
          <table:table-cell table:formula="of:=IF(OR([.P322]=&quot;responseA&quot;;[.P322]=&quot;reponseB&quot;;[.P322]=&quot;reponseC&quot;);-10;10)" office:value-type="float" office:value="10">
            <text:p>10</text:p>
          </table:table-cell>
          <table:table-cell table:formula="of:=IF(OR([.Q322]=&quot;responseA&quot;;[.Q322]=&quot;reponseB&quot;;[.Q322]=&quot;reponseC&quot;);-10;10)" office:value-type="float" office:value="10">
            <text:p>10</text:p>
          </table:table-cell>
          <table:table-cell table:formula="of:=IF(OR([.R322]=&quot;responseA&quot;;[.R322]=&quot;reponseB&quot;;[.R322]=&quot;reponseC&quot;);-10;10)" office:value-type="float" office:value="10">
            <text:p>10</text:p>
          </table:table-cell>
          <table:table-cell table:formula="of:=IF(OR([.S322]=&quot;responseA&quot;;[.S322]=&quot;reponseB&quot;;[.S322]=&quot;reponseC&quot;);-10;10)" office:value-type="float" office:value="10">
            <text:p>10</text:p>
          </table:table-cell>
          <table:table-cell table:formula="of:=IF(OR([.T322]=&quot;responseA&quot;;[.T322]=&quot;reponseB&quot;;[.T322]=&quot;reponseC&quot;);-10;10)" office:value-type="float" office:value="10">
            <text:p>10</text:p>
          </table:table-cell>
          <table:table-cell table:formula="of:=IF(OR([.U322]=&quot;responseA&quot;;[.U322]=&quot;reponseB&quot;;[.U322]=&quot;reponseC&quot;);-10;10)" office:value-type="float" office:value="10">
            <text:p>10</text:p>
          </table:table-cell>
          <table:table-cell table:formula="of:=IF(OR([.V322]=&quot;responseA&quot;;[.V322]=&quot;reponseB&quot;;[.V322]=&quot;reponseC&quot;);-10;10)" office:value-type="float" office:value="10">
            <text:p>10</text:p>
          </table:table-cell>
          <table:table-cell table:formula="of:=IF(OR([.W322]=&quot;responseA&quot;;[.W322]=&quot;reponseB&quot;;[.W322]=&quot;reponseC&quot;);-10;10)" office:value-type="float" office:value="10">
            <text:p>10</text:p>
          </table:table-cell>
          <table:table-cell table:formula="of:=IF(OR([.X322]=&quot;responseA&quot;;[.X322]=&quot;reponseB&quot;;[.X322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23]=&quot;responseA&quot;;[.E323]=&quot;reponseB&quot;;[.E323]=&quot;reponseC&quot;);-10;10)" office:value-type="float" office:value="10">
            <text:p>10</text:p>
          </table:table-cell>
          <table:table-cell table:formula="of:=IF(OR([.F323]=&quot;responseA&quot;;[.F323]=&quot;reponseB&quot;;[.F323]=&quot;reponseC&quot;);-10;10)" office:value-type="float" office:value="10">
            <text:p>10</text:p>
          </table:table-cell>
          <table:table-cell table:formula="of:=IF(OR([.G323]=&quot;responseA&quot;;[.G323]=&quot;reponseB&quot;;[.G323]=&quot;reponseC&quot;);-10;10)" office:value-type="float" office:value="10">
            <text:p>10</text:p>
          </table:table-cell>
          <table:table-cell table:formula="of:=IF(OR([.H323]=&quot;responseA&quot;;[.H323]=&quot;reponseB&quot;;[.H323]=&quot;reponseC&quot;);-10;10)" office:value-type="float" office:value="10">
            <text:p>10</text:p>
          </table:table-cell>
          <table:table-cell table:formula="of:=IF(OR([.I323]=&quot;responseA&quot;;[.I323]=&quot;reponseB&quot;;[.I323]=&quot;reponseC&quot;);-10;10)" office:value-type="float" office:value="10">
            <text:p>10</text:p>
          </table:table-cell>
          <table:table-cell table:formula="of:=IF(OR([.J323]=&quot;responseA&quot;;[.J323]=&quot;reponseB&quot;;[.J323]=&quot;reponseC&quot;);-10;10)" office:value-type="float" office:value="10">
            <text:p>10</text:p>
          </table:table-cell>
          <table:table-cell table:formula="of:=IF(OR([.K323]=&quot;responseA&quot;;[.K323]=&quot;reponseB&quot;;[.K323]=&quot;reponseC&quot;);-10;10)" office:value-type="float" office:value="10">
            <text:p>10</text:p>
          </table:table-cell>
          <table:table-cell table:formula="of:=IF(OR([.L323]=&quot;responseA&quot;;[.L323]=&quot;reponseB&quot;;[.L323]=&quot;reponseC&quot;);-10;10)" office:value-type="float" office:value="10">
            <text:p>10</text:p>
          </table:table-cell>
          <table:table-cell table:formula="of:=IF(OR([.M323]=&quot;responseA&quot;;[.M323]=&quot;reponseB&quot;;[.M323]=&quot;reponseC&quot;);-10;10)" office:value-type="float" office:value="10">
            <text:p>10</text:p>
          </table:table-cell>
          <table:table-cell table:formula="of:=IF(OR([.N323]=&quot;responseA&quot;;[.N323]=&quot;reponseB&quot;;[.N323]=&quot;reponseC&quot;);-10;10)" office:value-type="float" office:value="10">
            <text:p>10</text:p>
          </table:table-cell>
          <table:table-cell table:formula="of:=IF(OR([.O323]=&quot;responseA&quot;;[.O323]=&quot;reponseB&quot;;[.O323]=&quot;reponseC&quot;);-10;10)" office:value-type="float" office:value="10">
            <text:p>10</text:p>
          </table:table-cell>
          <table:table-cell table:formula="of:=IF(OR([.P323]=&quot;responseA&quot;;[.P323]=&quot;reponseB&quot;;[.P323]=&quot;reponseC&quot;);-10;10)" office:value-type="float" office:value="10">
            <text:p>10</text:p>
          </table:table-cell>
          <table:table-cell table:formula="of:=IF(OR([.Q323]=&quot;responseA&quot;;[.Q323]=&quot;reponseB&quot;;[.Q323]=&quot;reponseC&quot;);-10;10)" office:value-type="float" office:value="10">
            <text:p>10</text:p>
          </table:table-cell>
          <table:table-cell table:formula="of:=IF(OR([.R323]=&quot;responseA&quot;;[.R323]=&quot;reponseB&quot;;[.R323]=&quot;reponseC&quot;);-10;10)" office:value-type="float" office:value="10">
            <text:p>10</text:p>
          </table:table-cell>
          <table:table-cell table:formula="of:=IF(OR([.S323]=&quot;responseA&quot;;[.S323]=&quot;reponseB&quot;;[.S323]=&quot;reponseC&quot;);-10;10)" office:value-type="float" office:value="10">
            <text:p>10</text:p>
          </table:table-cell>
          <table:table-cell table:formula="of:=IF(OR([.T323]=&quot;responseA&quot;;[.T323]=&quot;reponseB&quot;;[.T323]=&quot;reponseC&quot;);-10;10)" office:value-type="float" office:value="10">
            <text:p>10</text:p>
          </table:table-cell>
          <table:table-cell table:formula="of:=IF(OR([.U323]=&quot;responseA&quot;;[.U323]=&quot;reponseB&quot;;[.U323]=&quot;reponseC&quot;);-10;10)" office:value-type="float" office:value="10">
            <text:p>10</text:p>
          </table:table-cell>
          <table:table-cell table:formula="of:=IF(OR([.V323]=&quot;responseA&quot;;[.V323]=&quot;reponseB&quot;;[.V323]=&quot;reponseC&quot;);-10;10)" office:value-type="float" office:value="10">
            <text:p>10</text:p>
          </table:table-cell>
          <table:table-cell table:formula="of:=IF(OR([.W323]=&quot;responseA&quot;;[.W323]=&quot;reponseB&quot;;[.W323]=&quot;reponseC&quot;);-10;10)" office:value-type="float" office:value="10">
            <text:p>10</text:p>
          </table:table-cell>
          <table:table-cell table:formula="of:=IF(OR([.X323]=&quot;responseA&quot;;[.X323]=&quot;reponseB&quot;;[.X323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24]=&quot;responseA&quot;;[.E324]=&quot;reponseB&quot;;[.E324]=&quot;reponseC&quot;);-10;10)" office:value-type="float" office:value="10">
            <text:p>10</text:p>
          </table:table-cell>
          <table:table-cell table:formula="of:=IF(OR([.F324]=&quot;responseA&quot;;[.F324]=&quot;reponseB&quot;;[.F324]=&quot;reponseC&quot;);-10;10)" office:value-type="float" office:value="10">
            <text:p>10</text:p>
          </table:table-cell>
          <table:table-cell table:formula="of:=IF(OR([.G324]=&quot;responseA&quot;;[.G324]=&quot;reponseB&quot;;[.G324]=&quot;reponseC&quot;);-10;10)" office:value-type="float" office:value="10">
            <text:p>10</text:p>
          </table:table-cell>
          <table:table-cell table:formula="of:=IF(OR([.H324]=&quot;responseA&quot;;[.H324]=&quot;reponseB&quot;;[.H324]=&quot;reponseC&quot;);-10;10)" office:value-type="float" office:value="10">
            <text:p>10</text:p>
          </table:table-cell>
          <table:table-cell table:formula="of:=IF(OR([.I324]=&quot;responseA&quot;;[.I324]=&quot;reponseB&quot;;[.I324]=&quot;reponseC&quot;);-10;10)" office:value-type="float" office:value="10">
            <text:p>10</text:p>
          </table:table-cell>
          <table:table-cell table:formula="of:=IF(OR([.J324]=&quot;responseA&quot;;[.J324]=&quot;reponseB&quot;;[.J324]=&quot;reponseC&quot;);-10;10)" office:value-type="float" office:value="10">
            <text:p>10</text:p>
          </table:table-cell>
          <table:table-cell table:formula="of:=IF(OR([.K324]=&quot;responseA&quot;;[.K324]=&quot;reponseB&quot;;[.K324]=&quot;reponseC&quot;);-10;10)" office:value-type="float" office:value="10">
            <text:p>10</text:p>
          </table:table-cell>
          <table:table-cell table:formula="of:=IF(OR([.L324]=&quot;responseA&quot;;[.L324]=&quot;reponseB&quot;;[.L324]=&quot;reponseC&quot;);-10;10)" office:value-type="float" office:value="10">
            <text:p>10</text:p>
          </table:table-cell>
          <table:table-cell table:formula="of:=IF(OR([.M324]=&quot;responseA&quot;;[.M324]=&quot;reponseB&quot;;[.M324]=&quot;reponseC&quot;);-10;10)" office:value-type="float" office:value="10">
            <text:p>10</text:p>
          </table:table-cell>
          <table:table-cell table:formula="of:=IF(OR([.N324]=&quot;responseA&quot;;[.N324]=&quot;reponseB&quot;;[.N324]=&quot;reponseC&quot;);-10;10)" office:value-type="float" office:value="10">
            <text:p>10</text:p>
          </table:table-cell>
          <table:table-cell table:formula="of:=IF(OR([.O324]=&quot;responseA&quot;;[.O324]=&quot;reponseB&quot;;[.O324]=&quot;reponseC&quot;);-10;10)" office:value-type="float" office:value="10">
            <text:p>10</text:p>
          </table:table-cell>
          <table:table-cell table:formula="of:=IF(OR([.P324]=&quot;responseA&quot;;[.P324]=&quot;reponseB&quot;;[.P324]=&quot;reponseC&quot;);-10;10)" office:value-type="float" office:value="10">
            <text:p>10</text:p>
          </table:table-cell>
          <table:table-cell table:formula="of:=IF(OR([.Q324]=&quot;responseA&quot;;[.Q324]=&quot;reponseB&quot;;[.Q324]=&quot;reponseC&quot;);-10;10)" office:value-type="float" office:value="10">
            <text:p>10</text:p>
          </table:table-cell>
          <table:table-cell table:formula="of:=IF(OR([.R324]=&quot;responseA&quot;;[.R324]=&quot;reponseB&quot;;[.R324]=&quot;reponseC&quot;);-10;10)" office:value-type="float" office:value="10">
            <text:p>10</text:p>
          </table:table-cell>
          <table:table-cell table:formula="of:=IF(OR([.S324]=&quot;responseA&quot;;[.S324]=&quot;reponseB&quot;;[.S324]=&quot;reponseC&quot;);-10;10)" office:value-type="float" office:value="10">
            <text:p>10</text:p>
          </table:table-cell>
          <table:table-cell table:formula="of:=IF(OR([.T324]=&quot;responseA&quot;;[.T324]=&quot;reponseB&quot;;[.T324]=&quot;reponseC&quot;);-10;10)" office:value-type="float" office:value="10">
            <text:p>10</text:p>
          </table:table-cell>
          <table:table-cell table:formula="of:=IF(OR([.U324]=&quot;responseA&quot;;[.U324]=&quot;reponseB&quot;;[.U324]=&quot;reponseC&quot;);-10;10)" office:value-type="float" office:value="10">
            <text:p>10</text:p>
          </table:table-cell>
          <table:table-cell table:formula="of:=IF(OR([.V324]=&quot;responseA&quot;;[.V324]=&quot;reponseB&quot;;[.V324]=&quot;reponseC&quot;);-10;10)" office:value-type="float" office:value="10">
            <text:p>10</text:p>
          </table:table-cell>
          <table:table-cell table:formula="of:=IF(OR([.W324]=&quot;responseA&quot;;[.W324]=&quot;reponseB&quot;;[.W324]=&quot;reponseC&quot;);-10;10)" office:value-type="float" office:value="10">
            <text:p>10</text:p>
          </table:table-cell>
          <table:table-cell table:formula="of:=IF(OR([.X324]=&quot;responseA&quot;;[.X324]=&quot;reponseB&quot;;[.X324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25]=&quot;responseA&quot;;[.E325]=&quot;reponseB&quot;;[.E325]=&quot;reponseC&quot;);-10;10)" office:value-type="float" office:value="10">
            <text:p>10</text:p>
          </table:table-cell>
          <table:table-cell table:formula="of:=IF(OR([.F325]=&quot;responseA&quot;;[.F325]=&quot;reponseB&quot;;[.F325]=&quot;reponseC&quot;);-10;10)" office:value-type="float" office:value="10">
            <text:p>10</text:p>
          </table:table-cell>
          <table:table-cell table:formula="of:=IF(OR([.G325]=&quot;responseA&quot;;[.G325]=&quot;reponseB&quot;;[.G325]=&quot;reponseC&quot;);-10;10)" office:value-type="float" office:value="10">
            <text:p>10</text:p>
          </table:table-cell>
          <table:table-cell table:formula="of:=IF(OR([.H325]=&quot;responseA&quot;;[.H325]=&quot;reponseB&quot;;[.H325]=&quot;reponseC&quot;);-10;10)" office:value-type="float" office:value="10">
            <text:p>10</text:p>
          </table:table-cell>
          <table:table-cell table:formula="of:=IF(OR([.I325]=&quot;responseA&quot;;[.I325]=&quot;reponseB&quot;;[.I325]=&quot;reponseC&quot;);-10;10)" office:value-type="float" office:value="10">
            <text:p>10</text:p>
          </table:table-cell>
          <table:table-cell table:formula="of:=IF(OR([.J325]=&quot;responseA&quot;;[.J325]=&quot;reponseB&quot;;[.J325]=&quot;reponseC&quot;);-10;10)" office:value-type="float" office:value="10">
            <text:p>10</text:p>
          </table:table-cell>
          <table:table-cell table:formula="of:=IF(OR([.K325]=&quot;responseA&quot;;[.K325]=&quot;reponseB&quot;;[.K325]=&quot;reponseC&quot;);-10;10)" office:value-type="float" office:value="10">
            <text:p>10</text:p>
          </table:table-cell>
          <table:table-cell table:formula="of:=IF(OR([.L325]=&quot;responseA&quot;;[.L325]=&quot;reponseB&quot;;[.L325]=&quot;reponseC&quot;);-10;10)" office:value-type="float" office:value="10">
            <text:p>10</text:p>
          </table:table-cell>
          <table:table-cell table:formula="of:=IF(OR([.M325]=&quot;responseA&quot;;[.M325]=&quot;reponseB&quot;;[.M325]=&quot;reponseC&quot;);-10;10)" office:value-type="float" office:value="10">
            <text:p>10</text:p>
          </table:table-cell>
          <table:table-cell table:formula="of:=IF(OR([.N325]=&quot;responseA&quot;;[.N325]=&quot;reponseB&quot;;[.N325]=&quot;reponseC&quot;);-10;10)" office:value-type="float" office:value="10">
            <text:p>10</text:p>
          </table:table-cell>
          <table:table-cell table:formula="of:=IF(OR([.O325]=&quot;responseA&quot;;[.O325]=&quot;reponseB&quot;;[.O325]=&quot;reponseC&quot;);-10;10)" office:value-type="float" office:value="10">
            <text:p>10</text:p>
          </table:table-cell>
          <table:table-cell table:formula="of:=IF(OR([.P325]=&quot;responseA&quot;;[.P325]=&quot;reponseB&quot;;[.P325]=&quot;reponseC&quot;);-10;10)" office:value-type="float" office:value="10">
            <text:p>10</text:p>
          </table:table-cell>
          <table:table-cell table:formula="of:=IF(OR([.Q325]=&quot;responseA&quot;;[.Q325]=&quot;reponseB&quot;;[.Q325]=&quot;reponseC&quot;);-10;10)" office:value-type="float" office:value="10">
            <text:p>10</text:p>
          </table:table-cell>
          <table:table-cell table:formula="of:=IF(OR([.R325]=&quot;responseA&quot;;[.R325]=&quot;reponseB&quot;;[.R325]=&quot;reponseC&quot;);-10;10)" office:value-type="float" office:value="10">
            <text:p>10</text:p>
          </table:table-cell>
          <table:table-cell table:formula="of:=IF(OR([.S325]=&quot;responseA&quot;;[.S325]=&quot;reponseB&quot;;[.S325]=&quot;reponseC&quot;);-10;10)" office:value-type="float" office:value="10">
            <text:p>10</text:p>
          </table:table-cell>
          <table:table-cell table:formula="of:=IF(OR([.T325]=&quot;responseA&quot;;[.T325]=&quot;reponseB&quot;;[.T325]=&quot;reponseC&quot;);-10;10)" office:value-type="float" office:value="10">
            <text:p>10</text:p>
          </table:table-cell>
          <table:table-cell table:formula="of:=IF(OR([.U325]=&quot;responseA&quot;;[.U325]=&quot;reponseB&quot;;[.U325]=&quot;reponseC&quot;);-10;10)" office:value-type="float" office:value="10">
            <text:p>10</text:p>
          </table:table-cell>
          <table:table-cell table:formula="of:=IF(OR([.V325]=&quot;responseA&quot;;[.V325]=&quot;reponseB&quot;;[.V325]=&quot;reponseC&quot;);-10;10)" office:value-type="float" office:value="10">
            <text:p>10</text:p>
          </table:table-cell>
          <table:table-cell table:formula="of:=IF(OR([.W325]=&quot;responseA&quot;;[.W325]=&quot;reponseB&quot;;[.W325]=&quot;reponseC&quot;);-10;10)" office:value-type="float" office:value="10">
            <text:p>10</text:p>
          </table:table-cell>
          <table:table-cell table:formula="of:=IF(OR([.X325]=&quot;responseA&quot;;[.X325]=&quot;reponseB&quot;;[.X325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26]=&quot;responseA&quot;;[.E326]=&quot;reponseB&quot;;[.E326]=&quot;reponseC&quot;);-10;10)" office:value-type="float" office:value="10">
            <text:p>10</text:p>
          </table:table-cell>
          <table:table-cell table:formula="of:=IF(OR([.F326]=&quot;responseA&quot;;[.F326]=&quot;reponseB&quot;;[.F326]=&quot;reponseC&quot;);-10;10)" office:value-type="float" office:value="10">
            <text:p>10</text:p>
          </table:table-cell>
          <table:table-cell table:formula="of:=IF(OR([.G326]=&quot;responseA&quot;;[.G326]=&quot;reponseB&quot;;[.G326]=&quot;reponseC&quot;);-10;10)" office:value-type="float" office:value="10">
            <text:p>10</text:p>
          </table:table-cell>
          <table:table-cell table:formula="of:=IF(OR([.H326]=&quot;responseA&quot;;[.H326]=&quot;reponseB&quot;;[.H326]=&quot;reponseC&quot;);-10;10)" office:value-type="float" office:value="10">
            <text:p>10</text:p>
          </table:table-cell>
          <table:table-cell table:formula="of:=IF(OR([.I326]=&quot;responseA&quot;;[.I326]=&quot;reponseB&quot;;[.I326]=&quot;reponseC&quot;);-10;10)" office:value-type="float" office:value="10">
            <text:p>10</text:p>
          </table:table-cell>
          <table:table-cell table:formula="of:=IF(OR([.J326]=&quot;responseA&quot;;[.J326]=&quot;reponseB&quot;;[.J326]=&quot;reponseC&quot;);-10;10)" office:value-type="float" office:value="10">
            <text:p>10</text:p>
          </table:table-cell>
          <table:table-cell table:formula="of:=IF(OR([.K326]=&quot;responseA&quot;;[.K326]=&quot;reponseB&quot;;[.K326]=&quot;reponseC&quot;);-10;10)" office:value-type="float" office:value="10">
            <text:p>10</text:p>
          </table:table-cell>
          <table:table-cell table:formula="of:=IF(OR([.L326]=&quot;responseA&quot;;[.L326]=&quot;reponseB&quot;;[.L326]=&quot;reponseC&quot;);-10;10)" office:value-type="float" office:value="10">
            <text:p>10</text:p>
          </table:table-cell>
          <table:table-cell table:formula="of:=IF(OR([.M326]=&quot;responseA&quot;;[.M326]=&quot;reponseB&quot;;[.M326]=&quot;reponseC&quot;);-10;10)" office:value-type="float" office:value="10">
            <text:p>10</text:p>
          </table:table-cell>
          <table:table-cell table:formula="of:=IF(OR([.N326]=&quot;responseA&quot;;[.N326]=&quot;reponseB&quot;;[.N326]=&quot;reponseC&quot;);-10;10)" office:value-type="float" office:value="10">
            <text:p>10</text:p>
          </table:table-cell>
          <table:table-cell table:formula="of:=IF(OR([.O326]=&quot;responseA&quot;;[.O326]=&quot;reponseB&quot;;[.O326]=&quot;reponseC&quot;);-10;10)" office:value-type="float" office:value="10">
            <text:p>10</text:p>
          </table:table-cell>
          <table:table-cell table:formula="of:=IF(OR([.P326]=&quot;responseA&quot;;[.P326]=&quot;reponseB&quot;;[.P326]=&quot;reponseC&quot;);-10;10)" office:value-type="float" office:value="10">
            <text:p>10</text:p>
          </table:table-cell>
          <table:table-cell table:formula="of:=IF(OR([.Q326]=&quot;responseA&quot;;[.Q326]=&quot;reponseB&quot;;[.Q326]=&quot;reponseC&quot;);-10;10)" office:value-type="float" office:value="10">
            <text:p>10</text:p>
          </table:table-cell>
          <table:table-cell table:formula="of:=IF(OR([.R326]=&quot;responseA&quot;;[.R326]=&quot;reponseB&quot;;[.R326]=&quot;reponseC&quot;);-10;10)" office:value-type="float" office:value="10">
            <text:p>10</text:p>
          </table:table-cell>
          <table:table-cell table:formula="of:=IF(OR([.S326]=&quot;responseA&quot;;[.S326]=&quot;reponseB&quot;;[.S326]=&quot;reponseC&quot;);-10;10)" office:value-type="float" office:value="10">
            <text:p>10</text:p>
          </table:table-cell>
          <table:table-cell table:formula="of:=IF(OR([.T326]=&quot;responseA&quot;;[.T326]=&quot;reponseB&quot;;[.T326]=&quot;reponseC&quot;);-10;10)" office:value-type="float" office:value="10">
            <text:p>10</text:p>
          </table:table-cell>
          <table:table-cell table:formula="of:=IF(OR([.U326]=&quot;responseA&quot;;[.U326]=&quot;reponseB&quot;;[.U326]=&quot;reponseC&quot;);-10;10)" office:value-type="float" office:value="10">
            <text:p>10</text:p>
          </table:table-cell>
          <table:table-cell table:formula="of:=IF(OR([.V326]=&quot;responseA&quot;;[.V326]=&quot;reponseB&quot;;[.V326]=&quot;reponseC&quot;);-10;10)" office:value-type="float" office:value="10">
            <text:p>10</text:p>
          </table:table-cell>
          <table:table-cell table:formula="of:=IF(OR([.W326]=&quot;responseA&quot;;[.W326]=&quot;reponseB&quot;;[.W326]=&quot;reponseC&quot;);-10;10)" office:value-type="float" office:value="10">
            <text:p>10</text:p>
          </table:table-cell>
          <table:table-cell table:formula="of:=IF(OR([.X326]=&quot;responseA&quot;;[.X326]=&quot;reponseB&quot;;[.X326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27]=&quot;responseA&quot;;[.E327]=&quot;reponseB&quot;;[.E327]=&quot;reponseC&quot;);-10;10)" office:value-type="float" office:value="10">
            <text:p>10</text:p>
          </table:table-cell>
          <table:table-cell table:formula="of:=IF(OR([.F327]=&quot;responseA&quot;;[.F327]=&quot;reponseB&quot;;[.F327]=&quot;reponseC&quot;);-10;10)" office:value-type="float" office:value="10">
            <text:p>10</text:p>
          </table:table-cell>
          <table:table-cell table:formula="of:=IF(OR([.G327]=&quot;responseA&quot;;[.G327]=&quot;reponseB&quot;;[.G327]=&quot;reponseC&quot;);-10;10)" office:value-type="float" office:value="10">
            <text:p>10</text:p>
          </table:table-cell>
          <table:table-cell table:formula="of:=IF(OR([.H327]=&quot;responseA&quot;;[.H327]=&quot;reponseB&quot;;[.H327]=&quot;reponseC&quot;);-10;10)" office:value-type="float" office:value="10">
            <text:p>10</text:p>
          </table:table-cell>
          <table:table-cell table:formula="of:=IF(OR([.I327]=&quot;responseA&quot;;[.I327]=&quot;reponseB&quot;;[.I327]=&quot;reponseC&quot;);-10;10)" office:value-type="float" office:value="10">
            <text:p>10</text:p>
          </table:table-cell>
          <table:table-cell table:formula="of:=IF(OR([.J327]=&quot;responseA&quot;;[.J327]=&quot;reponseB&quot;;[.J327]=&quot;reponseC&quot;);-10;10)" office:value-type="float" office:value="10">
            <text:p>10</text:p>
          </table:table-cell>
          <table:table-cell table:formula="of:=IF(OR([.K327]=&quot;responseA&quot;;[.K327]=&quot;reponseB&quot;;[.K327]=&quot;reponseC&quot;);-10;10)" office:value-type="float" office:value="10">
            <text:p>10</text:p>
          </table:table-cell>
          <table:table-cell table:formula="of:=IF(OR([.L327]=&quot;responseA&quot;;[.L327]=&quot;reponseB&quot;;[.L327]=&quot;reponseC&quot;);-10;10)" office:value-type="float" office:value="10">
            <text:p>10</text:p>
          </table:table-cell>
          <table:table-cell table:formula="of:=IF(OR([.M327]=&quot;responseA&quot;;[.M327]=&quot;reponseB&quot;;[.M327]=&quot;reponseC&quot;);-10;10)" office:value-type="float" office:value="10">
            <text:p>10</text:p>
          </table:table-cell>
          <table:table-cell table:formula="of:=IF(OR([.N327]=&quot;responseA&quot;;[.N327]=&quot;reponseB&quot;;[.N327]=&quot;reponseC&quot;);-10;10)" office:value-type="float" office:value="10">
            <text:p>10</text:p>
          </table:table-cell>
          <table:table-cell table:formula="of:=IF(OR([.O327]=&quot;responseA&quot;;[.O327]=&quot;reponseB&quot;;[.O327]=&quot;reponseC&quot;);-10;10)" office:value-type="float" office:value="10">
            <text:p>10</text:p>
          </table:table-cell>
          <table:table-cell table:formula="of:=IF(OR([.P327]=&quot;responseA&quot;;[.P327]=&quot;reponseB&quot;;[.P327]=&quot;reponseC&quot;);-10;10)" office:value-type="float" office:value="10">
            <text:p>10</text:p>
          </table:table-cell>
          <table:table-cell table:formula="of:=IF(OR([.Q327]=&quot;responseA&quot;;[.Q327]=&quot;reponseB&quot;;[.Q327]=&quot;reponseC&quot;);-10;10)" office:value-type="float" office:value="10">
            <text:p>10</text:p>
          </table:table-cell>
          <table:table-cell table:formula="of:=IF(OR([.R327]=&quot;responseA&quot;;[.R327]=&quot;reponseB&quot;;[.R327]=&quot;reponseC&quot;);-10;10)" office:value-type="float" office:value="10">
            <text:p>10</text:p>
          </table:table-cell>
          <table:table-cell table:formula="of:=IF(OR([.S327]=&quot;responseA&quot;;[.S327]=&quot;reponseB&quot;;[.S327]=&quot;reponseC&quot;);-10;10)" office:value-type="float" office:value="10">
            <text:p>10</text:p>
          </table:table-cell>
          <table:table-cell table:formula="of:=IF(OR([.T327]=&quot;responseA&quot;;[.T327]=&quot;reponseB&quot;;[.T327]=&quot;reponseC&quot;);-10;10)" office:value-type="float" office:value="10">
            <text:p>10</text:p>
          </table:table-cell>
          <table:table-cell table:formula="of:=IF(OR([.U327]=&quot;responseA&quot;;[.U327]=&quot;reponseB&quot;;[.U327]=&quot;reponseC&quot;);-10;10)" office:value-type="float" office:value="10">
            <text:p>10</text:p>
          </table:table-cell>
          <table:table-cell table:formula="of:=IF(OR([.V327]=&quot;responseA&quot;;[.V327]=&quot;reponseB&quot;;[.V327]=&quot;reponseC&quot;);-10;10)" office:value-type="float" office:value="10">
            <text:p>10</text:p>
          </table:table-cell>
          <table:table-cell table:formula="of:=IF(OR([.W327]=&quot;responseA&quot;;[.W327]=&quot;reponseB&quot;;[.W327]=&quot;reponseC&quot;);-10;10)" office:value-type="float" office:value="10">
            <text:p>10</text:p>
          </table:table-cell>
          <table:table-cell table:formula="of:=IF(OR([.X327]=&quot;responseA&quot;;[.X327]=&quot;reponseB&quot;;[.X327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28]=&quot;responseA&quot;;[.E328]=&quot;reponseB&quot;;[.E328]=&quot;reponseC&quot;);-10;10)" office:value-type="float" office:value="10">
            <text:p>10</text:p>
          </table:table-cell>
          <table:table-cell table:formula="of:=IF(OR([.F328]=&quot;responseA&quot;;[.F328]=&quot;reponseB&quot;;[.F328]=&quot;reponseC&quot;);-10;10)" office:value-type="float" office:value="10">
            <text:p>10</text:p>
          </table:table-cell>
          <table:table-cell table:formula="of:=IF(OR([.G328]=&quot;responseA&quot;;[.G328]=&quot;reponseB&quot;;[.G328]=&quot;reponseC&quot;);-10;10)" office:value-type="float" office:value="10">
            <text:p>10</text:p>
          </table:table-cell>
          <table:table-cell table:formula="of:=IF(OR([.H328]=&quot;responseA&quot;;[.H328]=&quot;reponseB&quot;;[.H328]=&quot;reponseC&quot;);-10;10)" office:value-type="float" office:value="10">
            <text:p>10</text:p>
          </table:table-cell>
          <table:table-cell table:formula="of:=IF(OR([.I328]=&quot;responseA&quot;;[.I328]=&quot;reponseB&quot;;[.I328]=&quot;reponseC&quot;);-10;10)" office:value-type="float" office:value="10">
            <text:p>10</text:p>
          </table:table-cell>
          <table:table-cell table:formula="of:=IF(OR([.J328]=&quot;responseA&quot;;[.J328]=&quot;reponseB&quot;;[.J328]=&quot;reponseC&quot;);-10;10)" office:value-type="float" office:value="10">
            <text:p>10</text:p>
          </table:table-cell>
          <table:table-cell table:formula="of:=IF(OR([.K328]=&quot;responseA&quot;;[.K328]=&quot;reponseB&quot;;[.K328]=&quot;reponseC&quot;);-10;10)" office:value-type="float" office:value="10">
            <text:p>10</text:p>
          </table:table-cell>
          <table:table-cell table:formula="of:=IF(OR([.L328]=&quot;responseA&quot;;[.L328]=&quot;reponseB&quot;;[.L328]=&quot;reponseC&quot;);-10;10)" office:value-type="float" office:value="10">
            <text:p>10</text:p>
          </table:table-cell>
          <table:table-cell table:formula="of:=IF(OR([.M328]=&quot;responseA&quot;;[.M328]=&quot;reponseB&quot;;[.M328]=&quot;reponseC&quot;);-10;10)" office:value-type="float" office:value="10">
            <text:p>10</text:p>
          </table:table-cell>
          <table:table-cell table:formula="of:=IF(OR([.N328]=&quot;responseA&quot;;[.N328]=&quot;reponseB&quot;;[.N328]=&quot;reponseC&quot;);-10;10)" office:value-type="float" office:value="10">
            <text:p>10</text:p>
          </table:table-cell>
          <table:table-cell table:formula="of:=IF(OR([.O328]=&quot;responseA&quot;;[.O328]=&quot;reponseB&quot;;[.O328]=&quot;reponseC&quot;);-10;10)" office:value-type="float" office:value="10">
            <text:p>10</text:p>
          </table:table-cell>
          <table:table-cell table:formula="of:=IF(OR([.P328]=&quot;responseA&quot;;[.P328]=&quot;reponseB&quot;;[.P328]=&quot;reponseC&quot;);-10;10)" office:value-type="float" office:value="10">
            <text:p>10</text:p>
          </table:table-cell>
          <table:table-cell table:formula="of:=IF(OR([.Q328]=&quot;responseA&quot;;[.Q328]=&quot;reponseB&quot;;[.Q328]=&quot;reponseC&quot;);-10;10)" office:value-type="float" office:value="10">
            <text:p>10</text:p>
          </table:table-cell>
          <table:table-cell table:formula="of:=IF(OR([.R328]=&quot;responseA&quot;;[.R328]=&quot;reponseB&quot;;[.R328]=&quot;reponseC&quot;);-10;10)" office:value-type="float" office:value="10">
            <text:p>10</text:p>
          </table:table-cell>
          <table:table-cell table:formula="of:=IF(OR([.S328]=&quot;responseA&quot;;[.S328]=&quot;reponseB&quot;;[.S328]=&quot;reponseC&quot;);-10;10)" office:value-type="float" office:value="10">
            <text:p>10</text:p>
          </table:table-cell>
          <table:table-cell table:formula="of:=IF(OR([.T328]=&quot;responseA&quot;;[.T328]=&quot;reponseB&quot;;[.T328]=&quot;reponseC&quot;);-10;10)" office:value-type="float" office:value="10">
            <text:p>10</text:p>
          </table:table-cell>
          <table:table-cell table:formula="of:=IF(OR([.U328]=&quot;responseA&quot;;[.U328]=&quot;reponseB&quot;;[.U328]=&quot;reponseC&quot;);-10;10)" office:value-type="float" office:value="10">
            <text:p>10</text:p>
          </table:table-cell>
          <table:table-cell table:formula="of:=IF(OR([.V328]=&quot;responseA&quot;;[.V328]=&quot;reponseB&quot;;[.V328]=&quot;reponseC&quot;);-10;10)" office:value-type="float" office:value="10">
            <text:p>10</text:p>
          </table:table-cell>
          <table:table-cell table:formula="of:=IF(OR([.W328]=&quot;responseA&quot;;[.W328]=&quot;reponseB&quot;;[.W328]=&quot;reponseC&quot;);-10;10)" office:value-type="float" office:value="10">
            <text:p>10</text:p>
          </table:table-cell>
          <table:table-cell table:formula="of:=IF(OR([.X328]=&quot;responseA&quot;;[.X328]=&quot;reponseB&quot;;[.X328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29]=&quot;responseA&quot;;[.E329]=&quot;reponseB&quot;;[.E329]=&quot;reponseC&quot;);-10;10)" office:value-type="float" office:value="10">
            <text:p>10</text:p>
          </table:table-cell>
          <table:table-cell table:formula="of:=IF(OR([.F329]=&quot;responseA&quot;;[.F329]=&quot;reponseB&quot;;[.F329]=&quot;reponseC&quot;);-10;10)" office:value-type="float" office:value="10">
            <text:p>10</text:p>
          </table:table-cell>
          <table:table-cell table:formula="of:=IF(OR([.G329]=&quot;responseA&quot;;[.G329]=&quot;reponseB&quot;;[.G329]=&quot;reponseC&quot;);-10;10)" office:value-type="float" office:value="10">
            <text:p>10</text:p>
          </table:table-cell>
          <table:table-cell table:formula="of:=IF(OR([.H329]=&quot;responseA&quot;;[.H329]=&quot;reponseB&quot;;[.H329]=&quot;reponseC&quot;);-10;10)" office:value-type="float" office:value="10">
            <text:p>10</text:p>
          </table:table-cell>
          <table:table-cell table:formula="of:=IF(OR([.I329]=&quot;responseA&quot;;[.I329]=&quot;reponseB&quot;;[.I329]=&quot;reponseC&quot;);-10;10)" office:value-type="float" office:value="10">
            <text:p>10</text:p>
          </table:table-cell>
          <table:table-cell table:formula="of:=IF(OR([.J329]=&quot;responseA&quot;;[.J329]=&quot;reponseB&quot;;[.J329]=&quot;reponseC&quot;);-10;10)" office:value-type="float" office:value="10">
            <text:p>10</text:p>
          </table:table-cell>
          <table:table-cell table:formula="of:=IF(OR([.K329]=&quot;responseA&quot;;[.K329]=&quot;reponseB&quot;;[.K329]=&quot;reponseC&quot;);-10;10)" office:value-type="float" office:value="10">
            <text:p>10</text:p>
          </table:table-cell>
          <table:table-cell table:formula="of:=IF(OR([.L329]=&quot;responseA&quot;;[.L329]=&quot;reponseB&quot;;[.L329]=&quot;reponseC&quot;);-10;10)" office:value-type="float" office:value="10">
            <text:p>10</text:p>
          </table:table-cell>
          <table:table-cell table:formula="of:=IF(OR([.M329]=&quot;responseA&quot;;[.M329]=&quot;reponseB&quot;;[.M329]=&quot;reponseC&quot;);-10;10)" office:value-type="float" office:value="10">
            <text:p>10</text:p>
          </table:table-cell>
          <table:table-cell table:formula="of:=IF(OR([.N329]=&quot;responseA&quot;;[.N329]=&quot;reponseB&quot;;[.N329]=&quot;reponseC&quot;);-10;10)" office:value-type="float" office:value="10">
            <text:p>10</text:p>
          </table:table-cell>
          <table:table-cell table:formula="of:=IF(OR([.O329]=&quot;responseA&quot;;[.O329]=&quot;reponseB&quot;;[.O329]=&quot;reponseC&quot;);-10;10)" office:value-type="float" office:value="10">
            <text:p>10</text:p>
          </table:table-cell>
          <table:table-cell table:formula="of:=IF(OR([.P329]=&quot;responseA&quot;;[.P329]=&quot;reponseB&quot;;[.P329]=&quot;reponseC&quot;);-10;10)" office:value-type="float" office:value="10">
            <text:p>10</text:p>
          </table:table-cell>
          <table:table-cell table:formula="of:=IF(OR([.Q329]=&quot;responseA&quot;;[.Q329]=&quot;reponseB&quot;;[.Q329]=&quot;reponseC&quot;);-10;10)" office:value-type="float" office:value="10">
            <text:p>10</text:p>
          </table:table-cell>
          <table:table-cell table:formula="of:=IF(OR([.R329]=&quot;responseA&quot;;[.R329]=&quot;reponseB&quot;;[.R329]=&quot;reponseC&quot;);-10;10)" office:value-type="float" office:value="10">
            <text:p>10</text:p>
          </table:table-cell>
          <table:table-cell table:formula="of:=IF(OR([.S329]=&quot;responseA&quot;;[.S329]=&quot;reponseB&quot;;[.S329]=&quot;reponseC&quot;);-10;10)" office:value-type="float" office:value="10">
            <text:p>10</text:p>
          </table:table-cell>
          <table:table-cell table:formula="of:=IF(OR([.T329]=&quot;responseA&quot;;[.T329]=&quot;reponseB&quot;;[.T329]=&quot;reponseC&quot;);-10;10)" office:value-type="float" office:value="10">
            <text:p>10</text:p>
          </table:table-cell>
          <table:table-cell table:formula="of:=IF(OR([.U329]=&quot;responseA&quot;;[.U329]=&quot;reponseB&quot;;[.U329]=&quot;reponseC&quot;);-10;10)" office:value-type="float" office:value="10">
            <text:p>10</text:p>
          </table:table-cell>
          <table:table-cell table:formula="of:=IF(OR([.V329]=&quot;responseA&quot;;[.V329]=&quot;reponseB&quot;;[.V329]=&quot;reponseC&quot;);-10;10)" office:value-type="float" office:value="10">
            <text:p>10</text:p>
          </table:table-cell>
          <table:table-cell table:formula="of:=IF(OR([.W329]=&quot;responseA&quot;;[.W329]=&quot;reponseB&quot;;[.W329]=&quot;reponseC&quot;);-10;10)" office:value-type="float" office:value="10">
            <text:p>10</text:p>
          </table:table-cell>
          <table:table-cell table:formula="of:=IF(OR([.X329]=&quot;responseA&quot;;[.X329]=&quot;reponseB&quot;;[.X329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30]=&quot;responseA&quot;;[.E330]=&quot;reponseB&quot;;[.E330]=&quot;reponseC&quot;);-10;10)" office:value-type="float" office:value="10">
            <text:p>10</text:p>
          </table:table-cell>
          <table:table-cell table:formula="of:=IF(OR([.F330]=&quot;responseA&quot;;[.F330]=&quot;reponseB&quot;;[.F330]=&quot;reponseC&quot;);-10;10)" office:value-type="float" office:value="10">
            <text:p>10</text:p>
          </table:table-cell>
          <table:table-cell table:formula="of:=IF(OR([.G330]=&quot;responseA&quot;;[.G330]=&quot;reponseB&quot;;[.G330]=&quot;reponseC&quot;);-10;10)" office:value-type="float" office:value="10">
            <text:p>10</text:p>
          </table:table-cell>
          <table:table-cell table:formula="of:=IF(OR([.H330]=&quot;responseA&quot;;[.H330]=&quot;reponseB&quot;;[.H330]=&quot;reponseC&quot;);-10;10)" office:value-type="float" office:value="10">
            <text:p>10</text:p>
          </table:table-cell>
          <table:table-cell table:formula="of:=IF(OR([.I330]=&quot;responseA&quot;;[.I330]=&quot;reponseB&quot;;[.I330]=&quot;reponseC&quot;);-10;10)" office:value-type="float" office:value="10">
            <text:p>10</text:p>
          </table:table-cell>
          <table:table-cell table:formula="of:=IF(OR([.J330]=&quot;responseA&quot;;[.J330]=&quot;reponseB&quot;;[.J330]=&quot;reponseC&quot;);-10;10)" office:value-type="float" office:value="10">
            <text:p>10</text:p>
          </table:table-cell>
          <table:table-cell table:formula="of:=IF(OR([.K330]=&quot;responseA&quot;;[.K330]=&quot;reponseB&quot;;[.K330]=&quot;reponseC&quot;);-10;10)" office:value-type="float" office:value="10">
            <text:p>10</text:p>
          </table:table-cell>
          <table:table-cell table:formula="of:=IF(OR([.L330]=&quot;responseA&quot;;[.L330]=&quot;reponseB&quot;;[.L330]=&quot;reponseC&quot;);-10;10)" office:value-type="float" office:value="10">
            <text:p>10</text:p>
          </table:table-cell>
          <table:table-cell table:formula="of:=IF(OR([.M330]=&quot;responseA&quot;;[.M330]=&quot;reponseB&quot;;[.M330]=&quot;reponseC&quot;);-10;10)" office:value-type="float" office:value="10">
            <text:p>10</text:p>
          </table:table-cell>
          <table:table-cell table:formula="of:=IF(OR([.N330]=&quot;responseA&quot;;[.N330]=&quot;reponseB&quot;;[.N330]=&quot;reponseC&quot;);-10;10)" office:value-type="float" office:value="10">
            <text:p>10</text:p>
          </table:table-cell>
          <table:table-cell table:formula="of:=IF(OR([.O330]=&quot;responseA&quot;;[.O330]=&quot;reponseB&quot;;[.O330]=&quot;reponseC&quot;);-10;10)" office:value-type="float" office:value="10">
            <text:p>10</text:p>
          </table:table-cell>
          <table:table-cell table:formula="of:=IF(OR([.P330]=&quot;responseA&quot;;[.P330]=&quot;reponseB&quot;;[.P330]=&quot;reponseC&quot;);-10;10)" office:value-type="float" office:value="10">
            <text:p>10</text:p>
          </table:table-cell>
          <table:table-cell table:formula="of:=IF(OR([.Q330]=&quot;responseA&quot;;[.Q330]=&quot;reponseB&quot;;[.Q330]=&quot;reponseC&quot;);-10;10)" office:value-type="float" office:value="10">
            <text:p>10</text:p>
          </table:table-cell>
          <table:table-cell table:formula="of:=IF(OR([.R330]=&quot;responseA&quot;;[.R330]=&quot;reponseB&quot;;[.R330]=&quot;reponseC&quot;);-10;10)" office:value-type="float" office:value="10">
            <text:p>10</text:p>
          </table:table-cell>
          <table:table-cell table:formula="of:=IF(OR([.S330]=&quot;responseA&quot;;[.S330]=&quot;reponseB&quot;;[.S330]=&quot;reponseC&quot;);-10;10)" office:value-type="float" office:value="10">
            <text:p>10</text:p>
          </table:table-cell>
          <table:table-cell table:formula="of:=IF(OR([.T330]=&quot;responseA&quot;;[.T330]=&quot;reponseB&quot;;[.T330]=&quot;reponseC&quot;);-10;10)" office:value-type="float" office:value="10">
            <text:p>10</text:p>
          </table:table-cell>
          <table:table-cell table:formula="of:=IF(OR([.U330]=&quot;responseA&quot;;[.U330]=&quot;reponseB&quot;;[.U330]=&quot;reponseC&quot;);-10;10)" office:value-type="float" office:value="10">
            <text:p>10</text:p>
          </table:table-cell>
          <table:table-cell table:formula="of:=IF(OR([.V330]=&quot;responseA&quot;;[.V330]=&quot;reponseB&quot;;[.V330]=&quot;reponseC&quot;);-10;10)" office:value-type="float" office:value="10">
            <text:p>10</text:p>
          </table:table-cell>
          <table:table-cell table:formula="of:=IF(OR([.W330]=&quot;responseA&quot;;[.W330]=&quot;reponseB&quot;;[.W330]=&quot;reponseC&quot;);-10;10)" office:value-type="float" office:value="10">
            <text:p>10</text:p>
          </table:table-cell>
          <table:table-cell table:formula="of:=IF(OR([.X330]=&quot;responseA&quot;;[.X330]=&quot;reponseB&quot;;[.X330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31]=&quot;responseA&quot;;[.E331]=&quot;reponseB&quot;;[.E331]=&quot;reponseC&quot;);-10;10)" office:value-type="float" office:value="10">
            <text:p>10</text:p>
          </table:table-cell>
          <table:table-cell table:formula="of:=IF(OR([.F331]=&quot;responseA&quot;;[.F331]=&quot;reponseB&quot;;[.F331]=&quot;reponseC&quot;);-10;10)" office:value-type="float" office:value="10">
            <text:p>10</text:p>
          </table:table-cell>
          <table:table-cell table:formula="of:=IF(OR([.G331]=&quot;responseA&quot;;[.G331]=&quot;reponseB&quot;;[.G331]=&quot;reponseC&quot;);-10;10)" office:value-type="float" office:value="10">
            <text:p>10</text:p>
          </table:table-cell>
          <table:table-cell table:formula="of:=IF(OR([.H331]=&quot;responseA&quot;;[.H331]=&quot;reponseB&quot;;[.H331]=&quot;reponseC&quot;);-10;10)" office:value-type="float" office:value="10">
            <text:p>10</text:p>
          </table:table-cell>
          <table:table-cell table:formula="of:=IF(OR([.I331]=&quot;responseA&quot;;[.I331]=&quot;reponseB&quot;;[.I331]=&quot;reponseC&quot;);-10;10)" office:value-type="float" office:value="10">
            <text:p>10</text:p>
          </table:table-cell>
          <table:table-cell table:formula="of:=IF(OR([.J331]=&quot;responseA&quot;;[.J331]=&quot;reponseB&quot;;[.J331]=&quot;reponseC&quot;);-10;10)" office:value-type="float" office:value="10">
            <text:p>10</text:p>
          </table:table-cell>
          <table:table-cell table:formula="of:=IF(OR([.K331]=&quot;responseA&quot;;[.K331]=&quot;reponseB&quot;;[.K331]=&quot;reponseC&quot;);-10;10)" office:value-type="float" office:value="10">
            <text:p>10</text:p>
          </table:table-cell>
          <table:table-cell table:formula="of:=IF(OR([.L331]=&quot;responseA&quot;;[.L331]=&quot;reponseB&quot;;[.L331]=&quot;reponseC&quot;);-10;10)" office:value-type="float" office:value="10">
            <text:p>10</text:p>
          </table:table-cell>
          <table:table-cell table:formula="of:=IF(OR([.M331]=&quot;responseA&quot;;[.M331]=&quot;reponseB&quot;;[.M331]=&quot;reponseC&quot;);-10;10)" office:value-type="float" office:value="10">
            <text:p>10</text:p>
          </table:table-cell>
          <table:table-cell table:formula="of:=IF(OR([.N331]=&quot;responseA&quot;;[.N331]=&quot;reponseB&quot;;[.N331]=&quot;reponseC&quot;);-10;10)" office:value-type="float" office:value="10">
            <text:p>10</text:p>
          </table:table-cell>
          <table:table-cell table:formula="of:=IF(OR([.O331]=&quot;responseA&quot;;[.O331]=&quot;reponseB&quot;;[.O331]=&quot;reponseC&quot;);-10;10)" office:value-type="float" office:value="10">
            <text:p>10</text:p>
          </table:table-cell>
          <table:table-cell table:formula="of:=IF(OR([.P331]=&quot;responseA&quot;;[.P331]=&quot;reponseB&quot;;[.P331]=&quot;reponseC&quot;);-10;10)" office:value-type="float" office:value="10">
            <text:p>10</text:p>
          </table:table-cell>
          <table:table-cell table:formula="of:=IF(OR([.Q331]=&quot;responseA&quot;;[.Q331]=&quot;reponseB&quot;;[.Q331]=&quot;reponseC&quot;);-10;10)" office:value-type="float" office:value="10">
            <text:p>10</text:p>
          </table:table-cell>
          <table:table-cell table:formula="of:=IF(OR([.R331]=&quot;responseA&quot;;[.R331]=&quot;reponseB&quot;;[.R331]=&quot;reponseC&quot;);-10;10)" office:value-type="float" office:value="10">
            <text:p>10</text:p>
          </table:table-cell>
          <table:table-cell table:formula="of:=IF(OR([.S331]=&quot;responseA&quot;;[.S331]=&quot;reponseB&quot;;[.S331]=&quot;reponseC&quot;);-10;10)" office:value-type="float" office:value="10">
            <text:p>10</text:p>
          </table:table-cell>
          <table:table-cell table:formula="of:=IF(OR([.T331]=&quot;responseA&quot;;[.T331]=&quot;reponseB&quot;;[.T331]=&quot;reponseC&quot;);-10;10)" office:value-type="float" office:value="10">
            <text:p>10</text:p>
          </table:table-cell>
          <table:table-cell table:formula="of:=IF(OR([.U331]=&quot;responseA&quot;;[.U331]=&quot;reponseB&quot;;[.U331]=&quot;reponseC&quot;);-10;10)" office:value-type="float" office:value="10">
            <text:p>10</text:p>
          </table:table-cell>
          <table:table-cell table:formula="of:=IF(OR([.V331]=&quot;responseA&quot;;[.V331]=&quot;reponseB&quot;;[.V331]=&quot;reponseC&quot;);-10;10)" office:value-type="float" office:value="10">
            <text:p>10</text:p>
          </table:table-cell>
          <table:table-cell table:formula="of:=IF(OR([.W331]=&quot;responseA&quot;;[.W331]=&quot;reponseB&quot;;[.W331]=&quot;reponseC&quot;);-10;10)" office:value-type="float" office:value="10">
            <text:p>10</text:p>
          </table:table-cell>
          <table:table-cell table:formula="of:=IF(OR([.X331]=&quot;responseA&quot;;[.X331]=&quot;reponseB&quot;;[.X331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32]=&quot;responseA&quot;;[.E332]=&quot;reponseB&quot;;[.E332]=&quot;reponseC&quot;);-10;10)" office:value-type="float" office:value="10">
            <text:p>10</text:p>
          </table:table-cell>
          <table:table-cell table:formula="of:=IF(OR([.F332]=&quot;responseA&quot;;[.F332]=&quot;reponseB&quot;;[.F332]=&quot;reponseC&quot;);-10;10)" office:value-type="float" office:value="10">
            <text:p>10</text:p>
          </table:table-cell>
          <table:table-cell table:formula="of:=IF(OR([.G332]=&quot;responseA&quot;;[.G332]=&quot;reponseB&quot;;[.G332]=&quot;reponseC&quot;);-10;10)" office:value-type="float" office:value="10">
            <text:p>10</text:p>
          </table:table-cell>
          <table:table-cell table:formula="of:=IF(OR([.H332]=&quot;responseA&quot;;[.H332]=&quot;reponseB&quot;;[.H332]=&quot;reponseC&quot;);-10;10)" office:value-type="float" office:value="10">
            <text:p>10</text:p>
          </table:table-cell>
          <table:table-cell table:formula="of:=IF(OR([.I332]=&quot;responseA&quot;;[.I332]=&quot;reponseB&quot;;[.I332]=&quot;reponseC&quot;);-10;10)" office:value-type="float" office:value="10">
            <text:p>10</text:p>
          </table:table-cell>
          <table:table-cell table:formula="of:=IF(OR([.J332]=&quot;responseA&quot;;[.J332]=&quot;reponseB&quot;;[.J332]=&quot;reponseC&quot;);-10;10)" office:value-type="float" office:value="10">
            <text:p>10</text:p>
          </table:table-cell>
          <table:table-cell table:formula="of:=IF(OR([.K332]=&quot;responseA&quot;;[.K332]=&quot;reponseB&quot;;[.K332]=&quot;reponseC&quot;);-10;10)" office:value-type="float" office:value="10">
            <text:p>10</text:p>
          </table:table-cell>
          <table:table-cell table:formula="of:=IF(OR([.L332]=&quot;responseA&quot;;[.L332]=&quot;reponseB&quot;;[.L332]=&quot;reponseC&quot;);-10;10)" office:value-type="float" office:value="10">
            <text:p>10</text:p>
          </table:table-cell>
          <table:table-cell table:formula="of:=IF(OR([.M332]=&quot;responseA&quot;;[.M332]=&quot;reponseB&quot;;[.M332]=&quot;reponseC&quot;);-10;10)" office:value-type="float" office:value="10">
            <text:p>10</text:p>
          </table:table-cell>
          <table:table-cell table:formula="of:=IF(OR([.N332]=&quot;responseA&quot;;[.N332]=&quot;reponseB&quot;;[.N332]=&quot;reponseC&quot;);-10;10)" office:value-type="float" office:value="10">
            <text:p>10</text:p>
          </table:table-cell>
          <table:table-cell table:formula="of:=IF(OR([.O332]=&quot;responseA&quot;;[.O332]=&quot;reponseB&quot;;[.O332]=&quot;reponseC&quot;);-10;10)" office:value-type="float" office:value="10">
            <text:p>10</text:p>
          </table:table-cell>
          <table:table-cell table:formula="of:=IF(OR([.P332]=&quot;responseA&quot;;[.P332]=&quot;reponseB&quot;;[.P332]=&quot;reponseC&quot;);-10;10)" office:value-type="float" office:value="10">
            <text:p>10</text:p>
          </table:table-cell>
          <table:table-cell table:formula="of:=IF(OR([.Q332]=&quot;responseA&quot;;[.Q332]=&quot;reponseB&quot;;[.Q332]=&quot;reponseC&quot;);-10;10)" office:value-type="float" office:value="10">
            <text:p>10</text:p>
          </table:table-cell>
          <table:table-cell table:formula="of:=IF(OR([.R332]=&quot;responseA&quot;;[.R332]=&quot;reponseB&quot;;[.R332]=&quot;reponseC&quot;);-10;10)" office:value-type="float" office:value="10">
            <text:p>10</text:p>
          </table:table-cell>
          <table:table-cell table:formula="of:=IF(OR([.S332]=&quot;responseA&quot;;[.S332]=&quot;reponseB&quot;;[.S332]=&quot;reponseC&quot;);-10;10)" office:value-type="float" office:value="10">
            <text:p>10</text:p>
          </table:table-cell>
          <table:table-cell table:formula="of:=IF(OR([.T332]=&quot;responseA&quot;;[.T332]=&quot;reponseB&quot;;[.T332]=&quot;reponseC&quot;);-10;10)" office:value-type="float" office:value="10">
            <text:p>10</text:p>
          </table:table-cell>
          <table:table-cell table:formula="of:=IF(OR([.U332]=&quot;responseA&quot;;[.U332]=&quot;reponseB&quot;;[.U332]=&quot;reponseC&quot;);-10;10)" office:value-type="float" office:value="10">
            <text:p>10</text:p>
          </table:table-cell>
          <table:table-cell table:formula="of:=IF(OR([.V332]=&quot;responseA&quot;;[.V332]=&quot;reponseB&quot;;[.V332]=&quot;reponseC&quot;);-10;10)" office:value-type="float" office:value="10">
            <text:p>10</text:p>
          </table:table-cell>
          <table:table-cell table:formula="of:=IF(OR([.W332]=&quot;responseA&quot;;[.W332]=&quot;reponseB&quot;;[.W332]=&quot;reponseC&quot;);-10;10)" office:value-type="float" office:value="10">
            <text:p>10</text:p>
          </table:table-cell>
          <table:table-cell table:formula="of:=IF(OR([.X332]=&quot;responseA&quot;;[.X332]=&quot;reponseB&quot;;[.X332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33]=&quot;responseA&quot;;[.E333]=&quot;reponseB&quot;;[.E333]=&quot;reponseC&quot;);-10;10)" office:value-type="float" office:value="10">
            <text:p>10</text:p>
          </table:table-cell>
          <table:table-cell table:formula="of:=IF(OR([.F333]=&quot;responseA&quot;;[.F333]=&quot;reponseB&quot;;[.F333]=&quot;reponseC&quot;);-10;10)" office:value-type="float" office:value="10">
            <text:p>10</text:p>
          </table:table-cell>
          <table:table-cell table:formula="of:=IF(OR([.G333]=&quot;responseA&quot;;[.G333]=&quot;reponseB&quot;;[.G333]=&quot;reponseC&quot;);-10;10)" office:value-type="float" office:value="10">
            <text:p>10</text:p>
          </table:table-cell>
          <table:table-cell table:formula="of:=IF(OR([.H333]=&quot;responseA&quot;;[.H333]=&quot;reponseB&quot;;[.H333]=&quot;reponseC&quot;);-10;10)" office:value-type="float" office:value="10">
            <text:p>10</text:p>
          </table:table-cell>
          <table:table-cell table:formula="of:=IF(OR([.I333]=&quot;responseA&quot;;[.I333]=&quot;reponseB&quot;;[.I333]=&quot;reponseC&quot;);-10;10)" office:value-type="float" office:value="10">
            <text:p>10</text:p>
          </table:table-cell>
          <table:table-cell table:formula="of:=IF(OR([.J333]=&quot;responseA&quot;;[.J333]=&quot;reponseB&quot;;[.J333]=&quot;reponseC&quot;);-10;10)" office:value-type="float" office:value="10">
            <text:p>10</text:p>
          </table:table-cell>
          <table:table-cell table:formula="of:=IF(OR([.K333]=&quot;responseA&quot;;[.K333]=&quot;reponseB&quot;;[.K333]=&quot;reponseC&quot;);-10;10)" office:value-type="float" office:value="10">
            <text:p>10</text:p>
          </table:table-cell>
          <table:table-cell table:formula="of:=IF(OR([.L333]=&quot;responseA&quot;;[.L333]=&quot;reponseB&quot;;[.L333]=&quot;reponseC&quot;);-10;10)" office:value-type="float" office:value="10">
            <text:p>10</text:p>
          </table:table-cell>
          <table:table-cell table:formula="of:=IF(OR([.M333]=&quot;responseA&quot;;[.M333]=&quot;reponseB&quot;;[.M333]=&quot;reponseC&quot;);-10;10)" office:value-type="float" office:value="10">
            <text:p>10</text:p>
          </table:table-cell>
          <table:table-cell table:formula="of:=IF(OR([.N333]=&quot;responseA&quot;;[.N333]=&quot;reponseB&quot;;[.N333]=&quot;reponseC&quot;);-10;10)" office:value-type="float" office:value="10">
            <text:p>10</text:p>
          </table:table-cell>
          <table:table-cell table:formula="of:=IF(OR([.O333]=&quot;responseA&quot;;[.O333]=&quot;reponseB&quot;;[.O333]=&quot;reponseC&quot;);-10;10)" office:value-type="float" office:value="10">
            <text:p>10</text:p>
          </table:table-cell>
          <table:table-cell table:formula="of:=IF(OR([.P333]=&quot;responseA&quot;;[.P333]=&quot;reponseB&quot;;[.P333]=&quot;reponseC&quot;);-10;10)" office:value-type="float" office:value="10">
            <text:p>10</text:p>
          </table:table-cell>
          <table:table-cell table:formula="of:=IF(OR([.Q333]=&quot;responseA&quot;;[.Q333]=&quot;reponseB&quot;;[.Q333]=&quot;reponseC&quot;);-10;10)" office:value-type="float" office:value="10">
            <text:p>10</text:p>
          </table:table-cell>
          <table:table-cell table:formula="of:=IF(OR([.R333]=&quot;responseA&quot;;[.R333]=&quot;reponseB&quot;;[.R333]=&quot;reponseC&quot;);-10;10)" office:value-type="float" office:value="10">
            <text:p>10</text:p>
          </table:table-cell>
          <table:table-cell table:formula="of:=IF(OR([.S333]=&quot;responseA&quot;;[.S333]=&quot;reponseB&quot;;[.S333]=&quot;reponseC&quot;);-10;10)" office:value-type="float" office:value="10">
            <text:p>10</text:p>
          </table:table-cell>
          <table:table-cell table:formula="of:=IF(OR([.T333]=&quot;responseA&quot;;[.T333]=&quot;reponseB&quot;;[.T333]=&quot;reponseC&quot;);-10;10)" office:value-type="float" office:value="10">
            <text:p>10</text:p>
          </table:table-cell>
          <table:table-cell table:formula="of:=IF(OR([.U333]=&quot;responseA&quot;;[.U333]=&quot;reponseB&quot;;[.U333]=&quot;reponseC&quot;);-10;10)" office:value-type="float" office:value="10">
            <text:p>10</text:p>
          </table:table-cell>
          <table:table-cell table:formula="of:=IF(OR([.V333]=&quot;responseA&quot;;[.V333]=&quot;reponseB&quot;;[.V333]=&quot;reponseC&quot;);-10;10)" office:value-type="float" office:value="10">
            <text:p>10</text:p>
          </table:table-cell>
          <table:table-cell table:formula="of:=IF(OR([.W333]=&quot;responseA&quot;;[.W333]=&quot;reponseB&quot;;[.W333]=&quot;reponseC&quot;);-10;10)" office:value-type="float" office:value="10">
            <text:p>10</text:p>
          </table:table-cell>
          <table:table-cell table:formula="of:=IF(OR([.X333]=&quot;responseA&quot;;[.X333]=&quot;reponseB&quot;;[.X333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34]=&quot;responseA&quot;;[.E334]=&quot;reponseB&quot;;[.E334]=&quot;reponseC&quot;);-10;10)" office:value-type="float" office:value="10">
            <text:p>10</text:p>
          </table:table-cell>
          <table:table-cell table:formula="of:=IF(OR([.F334]=&quot;responseA&quot;;[.F334]=&quot;reponseB&quot;;[.F334]=&quot;reponseC&quot;);-10;10)" office:value-type="float" office:value="10">
            <text:p>10</text:p>
          </table:table-cell>
          <table:table-cell table:formula="of:=IF(OR([.G334]=&quot;responseA&quot;;[.G334]=&quot;reponseB&quot;;[.G334]=&quot;reponseC&quot;);-10;10)" office:value-type="float" office:value="10">
            <text:p>10</text:p>
          </table:table-cell>
          <table:table-cell table:formula="of:=IF(OR([.H334]=&quot;responseA&quot;;[.H334]=&quot;reponseB&quot;;[.H334]=&quot;reponseC&quot;);-10;10)" office:value-type="float" office:value="10">
            <text:p>10</text:p>
          </table:table-cell>
          <table:table-cell table:formula="of:=IF(OR([.I334]=&quot;responseA&quot;;[.I334]=&quot;reponseB&quot;;[.I334]=&quot;reponseC&quot;);-10;10)" office:value-type="float" office:value="10">
            <text:p>10</text:p>
          </table:table-cell>
          <table:table-cell table:formula="of:=IF(OR([.J334]=&quot;responseA&quot;;[.J334]=&quot;reponseB&quot;;[.J334]=&quot;reponseC&quot;);-10;10)" office:value-type="float" office:value="10">
            <text:p>10</text:p>
          </table:table-cell>
          <table:table-cell table:formula="of:=IF(OR([.K334]=&quot;responseA&quot;;[.K334]=&quot;reponseB&quot;;[.K334]=&quot;reponseC&quot;);-10;10)" office:value-type="float" office:value="10">
            <text:p>10</text:p>
          </table:table-cell>
          <table:table-cell table:formula="of:=IF(OR([.L334]=&quot;responseA&quot;;[.L334]=&quot;reponseB&quot;;[.L334]=&quot;reponseC&quot;);-10;10)" office:value-type="float" office:value="10">
            <text:p>10</text:p>
          </table:table-cell>
          <table:table-cell table:formula="of:=IF(OR([.M334]=&quot;responseA&quot;;[.M334]=&quot;reponseB&quot;;[.M334]=&quot;reponseC&quot;);-10;10)" office:value-type="float" office:value="10">
            <text:p>10</text:p>
          </table:table-cell>
          <table:table-cell table:formula="of:=IF(OR([.N334]=&quot;responseA&quot;;[.N334]=&quot;reponseB&quot;;[.N334]=&quot;reponseC&quot;);-10;10)" office:value-type="float" office:value="10">
            <text:p>10</text:p>
          </table:table-cell>
          <table:table-cell table:formula="of:=IF(OR([.O334]=&quot;responseA&quot;;[.O334]=&quot;reponseB&quot;;[.O334]=&quot;reponseC&quot;);-10;10)" office:value-type="float" office:value="10">
            <text:p>10</text:p>
          </table:table-cell>
          <table:table-cell table:formula="of:=IF(OR([.P334]=&quot;responseA&quot;;[.P334]=&quot;reponseB&quot;;[.P334]=&quot;reponseC&quot;);-10;10)" office:value-type="float" office:value="10">
            <text:p>10</text:p>
          </table:table-cell>
          <table:table-cell table:formula="of:=IF(OR([.Q334]=&quot;responseA&quot;;[.Q334]=&quot;reponseB&quot;;[.Q334]=&quot;reponseC&quot;);-10;10)" office:value-type="float" office:value="10">
            <text:p>10</text:p>
          </table:table-cell>
          <table:table-cell table:formula="of:=IF(OR([.R334]=&quot;responseA&quot;;[.R334]=&quot;reponseB&quot;;[.R334]=&quot;reponseC&quot;);-10;10)" office:value-type="float" office:value="10">
            <text:p>10</text:p>
          </table:table-cell>
          <table:table-cell table:formula="of:=IF(OR([.S334]=&quot;responseA&quot;;[.S334]=&quot;reponseB&quot;;[.S334]=&quot;reponseC&quot;);-10;10)" office:value-type="float" office:value="10">
            <text:p>10</text:p>
          </table:table-cell>
          <table:table-cell table:formula="of:=IF(OR([.T334]=&quot;responseA&quot;;[.T334]=&quot;reponseB&quot;;[.T334]=&quot;reponseC&quot;);-10;10)" office:value-type="float" office:value="10">
            <text:p>10</text:p>
          </table:table-cell>
          <table:table-cell table:formula="of:=IF(OR([.U334]=&quot;responseA&quot;;[.U334]=&quot;reponseB&quot;;[.U334]=&quot;reponseC&quot;);-10;10)" office:value-type="float" office:value="10">
            <text:p>10</text:p>
          </table:table-cell>
          <table:table-cell table:formula="of:=IF(OR([.V334]=&quot;responseA&quot;;[.V334]=&quot;reponseB&quot;;[.V334]=&quot;reponseC&quot;);-10;10)" office:value-type="float" office:value="10">
            <text:p>10</text:p>
          </table:table-cell>
          <table:table-cell table:formula="of:=IF(OR([.W334]=&quot;responseA&quot;;[.W334]=&quot;reponseB&quot;;[.W334]=&quot;reponseC&quot;);-10;10)" office:value-type="float" office:value="10">
            <text:p>10</text:p>
          </table:table-cell>
          <table:table-cell table:formula="of:=IF(OR([.X334]=&quot;responseA&quot;;[.X334]=&quot;reponseB&quot;;[.X334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35]=&quot;responseA&quot;;[.E335]=&quot;reponseB&quot;;[.E335]=&quot;reponseC&quot;);-10;10)" office:value-type="float" office:value="10">
            <text:p>10</text:p>
          </table:table-cell>
          <table:table-cell table:formula="of:=IF(OR([.F335]=&quot;responseA&quot;;[.F335]=&quot;reponseB&quot;;[.F335]=&quot;reponseC&quot;);-10;10)" office:value-type="float" office:value="10">
            <text:p>10</text:p>
          </table:table-cell>
          <table:table-cell table:formula="of:=IF(OR([.G335]=&quot;responseA&quot;;[.G335]=&quot;reponseB&quot;;[.G335]=&quot;reponseC&quot;);-10;10)" office:value-type="float" office:value="10">
            <text:p>10</text:p>
          </table:table-cell>
          <table:table-cell table:formula="of:=IF(OR([.H335]=&quot;responseA&quot;;[.H335]=&quot;reponseB&quot;;[.H335]=&quot;reponseC&quot;);-10;10)" office:value-type="float" office:value="10">
            <text:p>10</text:p>
          </table:table-cell>
          <table:table-cell table:formula="of:=IF(OR([.I335]=&quot;responseA&quot;;[.I335]=&quot;reponseB&quot;;[.I335]=&quot;reponseC&quot;);-10;10)" office:value-type="float" office:value="10">
            <text:p>10</text:p>
          </table:table-cell>
          <table:table-cell table:formula="of:=IF(OR([.J335]=&quot;responseA&quot;;[.J335]=&quot;reponseB&quot;;[.J335]=&quot;reponseC&quot;);-10;10)" office:value-type="float" office:value="10">
            <text:p>10</text:p>
          </table:table-cell>
          <table:table-cell table:formula="of:=IF(OR([.K335]=&quot;responseA&quot;;[.K335]=&quot;reponseB&quot;;[.K335]=&quot;reponseC&quot;);-10;10)" office:value-type="float" office:value="10">
            <text:p>10</text:p>
          </table:table-cell>
          <table:table-cell table:formula="of:=IF(OR([.L335]=&quot;responseA&quot;;[.L335]=&quot;reponseB&quot;;[.L335]=&quot;reponseC&quot;);-10;10)" office:value-type="float" office:value="10">
            <text:p>10</text:p>
          </table:table-cell>
          <table:table-cell table:formula="of:=IF(OR([.M335]=&quot;responseA&quot;;[.M335]=&quot;reponseB&quot;;[.M335]=&quot;reponseC&quot;);-10;10)" office:value-type="float" office:value="10">
            <text:p>10</text:p>
          </table:table-cell>
          <table:table-cell table:formula="of:=IF(OR([.N335]=&quot;responseA&quot;;[.N335]=&quot;reponseB&quot;;[.N335]=&quot;reponseC&quot;);-10;10)" office:value-type="float" office:value="10">
            <text:p>10</text:p>
          </table:table-cell>
          <table:table-cell table:formula="of:=IF(OR([.O335]=&quot;responseA&quot;;[.O335]=&quot;reponseB&quot;;[.O335]=&quot;reponseC&quot;);-10;10)" office:value-type="float" office:value="10">
            <text:p>10</text:p>
          </table:table-cell>
          <table:table-cell table:formula="of:=IF(OR([.P335]=&quot;responseA&quot;;[.P335]=&quot;reponseB&quot;;[.P335]=&quot;reponseC&quot;);-10;10)" office:value-type="float" office:value="10">
            <text:p>10</text:p>
          </table:table-cell>
          <table:table-cell table:formula="of:=IF(OR([.Q335]=&quot;responseA&quot;;[.Q335]=&quot;reponseB&quot;;[.Q335]=&quot;reponseC&quot;);-10;10)" office:value-type="float" office:value="10">
            <text:p>10</text:p>
          </table:table-cell>
          <table:table-cell table:formula="of:=IF(OR([.R335]=&quot;responseA&quot;;[.R335]=&quot;reponseB&quot;;[.R335]=&quot;reponseC&quot;);-10;10)" office:value-type="float" office:value="10">
            <text:p>10</text:p>
          </table:table-cell>
          <table:table-cell table:formula="of:=IF(OR([.S335]=&quot;responseA&quot;;[.S335]=&quot;reponseB&quot;;[.S335]=&quot;reponseC&quot;);-10;10)" office:value-type="float" office:value="10">
            <text:p>10</text:p>
          </table:table-cell>
          <table:table-cell table:formula="of:=IF(OR([.T335]=&quot;responseA&quot;;[.T335]=&quot;reponseB&quot;;[.T335]=&quot;reponseC&quot;);-10;10)" office:value-type="float" office:value="10">
            <text:p>10</text:p>
          </table:table-cell>
          <table:table-cell table:formula="of:=IF(OR([.U335]=&quot;responseA&quot;;[.U335]=&quot;reponseB&quot;;[.U335]=&quot;reponseC&quot;);-10;10)" office:value-type="float" office:value="10">
            <text:p>10</text:p>
          </table:table-cell>
          <table:table-cell table:formula="of:=IF(OR([.V335]=&quot;responseA&quot;;[.V335]=&quot;reponseB&quot;;[.V335]=&quot;reponseC&quot;);-10;10)" office:value-type="float" office:value="10">
            <text:p>10</text:p>
          </table:table-cell>
          <table:table-cell table:formula="of:=IF(OR([.W335]=&quot;responseA&quot;;[.W335]=&quot;reponseB&quot;;[.W335]=&quot;reponseC&quot;);-10;10)" office:value-type="float" office:value="10">
            <text:p>10</text:p>
          </table:table-cell>
          <table:table-cell table:formula="of:=IF(OR([.X335]=&quot;responseA&quot;;[.X335]=&quot;reponseB&quot;;[.X335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36]=&quot;responseA&quot;;[.E336]=&quot;reponseB&quot;;[.E336]=&quot;reponseC&quot;);-10;10)" office:value-type="float" office:value="10">
            <text:p>10</text:p>
          </table:table-cell>
          <table:table-cell table:formula="of:=IF(OR([.F336]=&quot;responseA&quot;;[.F336]=&quot;reponseB&quot;;[.F336]=&quot;reponseC&quot;);-10;10)" office:value-type="float" office:value="10">
            <text:p>10</text:p>
          </table:table-cell>
          <table:table-cell table:formula="of:=IF(OR([.G336]=&quot;responseA&quot;;[.G336]=&quot;reponseB&quot;;[.G336]=&quot;reponseC&quot;);-10;10)" office:value-type="float" office:value="10">
            <text:p>10</text:p>
          </table:table-cell>
          <table:table-cell table:formula="of:=IF(OR([.H336]=&quot;responseA&quot;;[.H336]=&quot;reponseB&quot;;[.H336]=&quot;reponseC&quot;);-10;10)" office:value-type="float" office:value="10">
            <text:p>10</text:p>
          </table:table-cell>
          <table:table-cell table:formula="of:=IF(OR([.I336]=&quot;responseA&quot;;[.I336]=&quot;reponseB&quot;;[.I336]=&quot;reponseC&quot;);-10;10)" office:value-type="float" office:value="10">
            <text:p>10</text:p>
          </table:table-cell>
          <table:table-cell table:formula="of:=IF(OR([.J336]=&quot;responseA&quot;;[.J336]=&quot;reponseB&quot;;[.J336]=&quot;reponseC&quot;);-10;10)" office:value-type="float" office:value="10">
            <text:p>10</text:p>
          </table:table-cell>
          <table:table-cell table:formula="of:=IF(OR([.K336]=&quot;responseA&quot;;[.K336]=&quot;reponseB&quot;;[.K336]=&quot;reponseC&quot;);-10;10)" office:value-type="float" office:value="10">
            <text:p>10</text:p>
          </table:table-cell>
          <table:table-cell table:formula="of:=IF(OR([.L336]=&quot;responseA&quot;;[.L336]=&quot;reponseB&quot;;[.L336]=&quot;reponseC&quot;);-10;10)" office:value-type="float" office:value="10">
            <text:p>10</text:p>
          </table:table-cell>
          <table:table-cell table:formula="of:=IF(OR([.M336]=&quot;responseA&quot;;[.M336]=&quot;reponseB&quot;;[.M336]=&quot;reponseC&quot;);-10;10)" office:value-type="float" office:value="10">
            <text:p>10</text:p>
          </table:table-cell>
          <table:table-cell table:formula="of:=IF(OR([.N336]=&quot;responseA&quot;;[.N336]=&quot;reponseB&quot;;[.N336]=&quot;reponseC&quot;);-10;10)" office:value-type="float" office:value="10">
            <text:p>10</text:p>
          </table:table-cell>
          <table:table-cell table:formula="of:=IF(OR([.O336]=&quot;responseA&quot;;[.O336]=&quot;reponseB&quot;;[.O336]=&quot;reponseC&quot;);-10;10)" office:value-type="float" office:value="10">
            <text:p>10</text:p>
          </table:table-cell>
          <table:table-cell table:formula="of:=IF(OR([.P336]=&quot;responseA&quot;;[.P336]=&quot;reponseB&quot;;[.P336]=&quot;reponseC&quot;);-10;10)" office:value-type="float" office:value="10">
            <text:p>10</text:p>
          </table:table-cell>
          <table:table-cell table:formula="of:=IF(OR([.Q336]=&quot;responseA&quot;;[.Q336]=&quot;reponseB&quot;;[.Q336]=&quot;reponseC&quot;);-10;10)" office:value-type="float" office:value="10">
            <text:p>10</text:p>
          </table:table-cell>
          <table:table-cell table:formula="of:=IF(OR([.R336]=&quot;responseA&quot;;[.R336]=&quot;reponseB&quot;;[.R336]=&quot;reponseC&quot;);-10;10)" office:value-type="float" office:value="10">
            <text:p>10</text:p>
          </table:table-cell>
          <table:table-cell table:formula="of:=IF(OR([.S336]=&quot;responseA&quot;;[.S336]=&quot;reponseB&quot;;[.S336]=&quot;reponseC&quot;);-10;10)" office:value-type="float" office:value="10">
            <text:p>10</text:p>
          </table:table-cell>
          <table:table-cell table:formula="of:=IF(OR([.T336]=&quot;responseA&quot;;[.T336]=&quot;reponseB&quot;;[.T336]=&quot;reponseC&quot;);-10;10)" office:value-type="float" office:value="10">
            <text:p>10</text:p>
          </table:table-cell>
          <table:table-cell table:formula="of:=IF(OR([.U336]=&quot;responseA&quot;;[.U336]=&quot;reponseB&quot;;[.U336]=&quot;reponseC&quot;);-10;10)" office:value-type="float" office:value="10">
            <text:p>10</text:p>
          </table:table-cell>
          <table:table-cell table:formula="of:=IF(OR([.V336]=&quot;responseA&quot;;[.V336]=&quot;reponseB&quot;;[.V336]=&quot;reponseC&quot;);-10;10)" office:value-type="float" office:value="10">
            <text:p>10</text:p>
          </table:table-cell>
          <table:table-cell table:formula="of:=IF(OR([.W336]=&quot;responseA&quot;;[.W336]=&quot;reponseB&quot;;[.W336]=&quot;reponseC&quot;);-10;10)" office:value-type="float" office:value="10">
            <text:p>10</text:p>
          </table:table-cell>
          <table:table-cell table:formula="of:=IF(OR([.X336]=&quot;responseA&quot;;[.X336]=&quot;reponseB&quot;;[.X336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37]=&quot;responseA&quot;;[.E337]=&quot;reponseB&quot;;[.E337]=&quot;reponseC&quot;);-10;10)" office:value-type="float" office:value="10">
            <text:p>10</text:p>
          </table:table-cell>
          <table:table-cell table:formula="of:=IF(OR([.F337]=&quot;responseA&quot;;[.F337]=&quot;reponseB&quot;;[.F337]=&quot;reponseC&quot;);-10;10)" office:value-type="float" office:value="10">
            <text:p>10</text:p>
          </table:table-cell>
          <table:table-cell table:formula="of:=IF(OR([.G337]=&quot;responseA&quot;;[.G337]=&quot;reponseB&quot;;[.G337]=&quot;reponseC&quot;);-10;10)" office:value-type="float" office:value="10">
            <text:p>10</text:p>
          </table:table-cell>
          <table:table-cell table:formula="of:=IF(OR([.H337]=&quot;responseA&quot;;[.H337]=&quot;reponseB&quot;;[.H337]=&quot;reponseC&quot;);-10;10)" office:value-type="float" office:value="10">
            <text:p>10</text:p>
          </table:table-cell>
          <table:table-cell table:formula="of:=IF(OR([.I337]=&quot;responseA&quot;;[.I337]=&quot;reponseB&quot;;[.I337]=&quot;reponseC&quot;);-10;10)" office:value-type="float" office:value="10">
            <text:p>10</text:p>
          </table:table-cell>
          <table:table-cell table:formula="of:=IF(OR([.J337]=&quot;responseA&quot;;[.J337]=&quot;reponseB&quot;;[.J337]=&quot;reponseC&quot;);-10;10)" office:value-type="float" office:value="10">
            <text:p>10</text:p>
          </table:table-cell>
          <table:table-cell table:formula="of:=IF(OR([.K337]=&quot;responseA&quot;;[.K337]=&quot;reponseB&quot;;[.K337]=&quot;reponseC&quot;);-10;10)" office:value-type="float" office:value="10">
            <text:p>10</text:p>
          </table:table-cell>
          <table:table-cell table:formula="of:=IF(OR([.L337]=&quot;responseA&quot;;[.L337]=&quot;reponseB&quot;;[.L337]=&quot;reponseC&quot;);-10;10)" office:value-type="float" office:value="10">
            <text:p>10</text:p>
          </table:table-cell>
          <table:table-cell table:formula="of:=IF(OR([.M337]=&quot;responseA&quot;;[.M337]=&quot;reponseB&quot;;[.M337]=&quot;reponseC&quot;);-10;10)" office:value-type="float" office:value="10">
            <text:p>10</text:p>
          </table:table-cell>
          <table:table-cell table:formula="of:=IF(OR([.N337]=&quot;responseA&quot;;[.N337]=&quot;reponseB&quot;;[.N337]=&quot;reponseC&quot;);-10;10)" office:value-type="float" office:value="10">
            <text:p>10</text:p>
          </table:table-cell>
          <table:table-cell table:formula="of:=IF(OR([.O337]=&quot;responseA&quot;;[.O337]=&quot;reponseB&quot;;[.O337]=&quot;reponseC&quot;);-10;10)" office:value-type="float" office:value="10">
            <text:p>10</text:p>
          </table:table-cell>
          <table:table-cell table:formula="of:=IF(OR([.P337]=&quot;responseA&quot;;[.P337]=&quot;reponseB&quot;;[.P337]=&quot;reponseC&quot;);-10;10)" office:value-type="float" office:value="10">
            <text:p>10</text:p>
          </table:table-cell>
          <table:table-cell table:formula="of:=IF(OR([.Q337]=&quot;responseA&quot;;[.Q337]=&quot;reponseB&quot;;[.Q337]=&quot;reponseC&quot;);-10;10)" office:value-type="float" office:value="10">
            <text:p>10</text:p>
          </table:table-cell>
          <table:table-cell table:formula="of:=IF(OR([.R337]=&quot;responseA&quot;;[.R337]=&quot;reponseB&quot;;[.R337]=&quot;reponseC&quot;);-10;10)" office:value-type="float" office:value="10">
            <text:p>10</text:p>
          </table:table-cell>
          <table:table-cell table:formula="of:=IF(OR([.S337]=&quot;responseA&quot;;[.S337]=&quot;reponseB&quot;;[.S337]=&quot;reponseC&quot;);-10;10)" office:value-type="float" office:value="10">
            <text:p>10</text:p>
          </table:table-cell>
          <table:table-cell table:formula="of:=IF(OR([.T337]=&quot;responseA&quot;;[.T337]=&quot;reponseB&quot;;[.T337]=&quot;reponseC&quot;);-10;10)" office:value-type="float" office:value="10">
            <text:p>10</text:p>
          </table:table-cell>
          <table:table-cell table:formula="of:=IF(OR([.U337]=&quot;responseA&quot;;[.U337]=&quot;reponseB&quot;;[.U337]=&quot;reponseC&quot;);-10;10)" office:value-type="float" office:value="10">
            <text:p>10</text:p>
          </table:table-cell>
          <table:table-cell table:formula="of:=IF(OR([.V337]=&quot;responseA&quot;;[.V337]=&quot;reponseB&quot;;[.V337]=&quot;reponseC&quot;);-10;10)" office:value-type="float" office:value="10">
            <text:p>10</text:p>
          </table:table-cell>
          <table:table-cell table:formula="of:=IF(OR([.W337]=&quot;responseA&quot;;[.W337]=&quot;reponseB&quot;;[.W337]=&quot;reponseC&quot;);-10;10)" office:value-type="float" office:value="10">
            <text:p>10</text:p>
          </table:table-cell>
          <table:table-cell table:formula="of:=IF(OR([.X337]=&quot;responseA&quot;;[.X337]=&quot;reponseB&quot;;[.X337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38]=&quot;responseA&quot;;[.E338]=&quot;reponseB&quot;;[.E338]=&quot;reponseC&quot;);-10;10)" office:value-type="float" office:value="10">
            <text:p>10</text:p>
          </table:table-cell>
          <table:table-cell table:formula="of:=IF(OR([.F338]=&quot;responseA&quot;;[.F338]=&quot;reponseB&quot;;[.F338]=&quot;reponseC&quot;);-10;10)" office:value-type="float" office:value="10">
            <text:p>10</text:p>
          </table:table-cell>
          <table:table-cell table:formula="of:=IF(OR([.G338]=&quot;responseA&quot;;[.G338]=&quot;reponseB&quot;;[.G338]=&quot;reponseC&quot;);-10;10)" office:value-type="float" office:value="10">
            <text:p>10</text:p>
          </table:table-cell>
          <table:table-cell table:formula="of:=IF(OR([.H338]=&quot;responseA&quot;;[.H338]=&quot;reponseB&quot;;[.H338]=&quot;reponseC&quot;);-10;10)" office:value-type="float" office:value="10">
            <text:p>10</text:p>
          </table:table-cell>
          <table:table-cell table:formula="of:=IF(OR([.I338]=&quot;responseA&quot;;[.I338]=&quot;reponseB&quot;;[.I338]=&quot;reponseC&quot;);-10;10)" office:value-type="float" office:value="10">
            <text:p>10</text:p>
          </table:table-cell>
          <table:table-cell table:formula="of:=IF(OR([.J338]=&quot;responseA&quot;;[.J338]=&quot;reponseB&quot;;[.J338]=&quot;reponseC&quot;);-10;10)" office:value-type="float" office:value="10">
            <text:p>10</text:p>
          </table:table-cell>
          <table:table-cell table:formula="of:=IF(OR([.K338]=&quot;responseA&quot;;[.K338]=&quot;reponseB&quot;;[.K338]=&quot;reponseC&quot;);-10;10)" office:value-type="float" office:value="10">
            <text:p>10</text:p>
          </table:table-cell>
          <table:table-cell table:formula="of:=IF(OR([.L338]=&quot;responseA&quot;;[.L338]=&quot;reponseB&quot;;[.L338]=&quot;reponseC&quot;);-10;10)" office:value-type="float" office:value="10">
            <text:p>10</text:p>
          </table:table-cell>
          <table:table-cell table:formula="of:=IF(OR([.M338]=&quot;responseA&quot;;[.M338]=&quot;reponseB&quot;;[.M338]=&quot;reponseC&quot;);-10;10)" office:value-type="float" office:value="10">
            <text:p>10</text:p>
          </table:table-cell>
          <table:table-cell table:formula="of:=IF(OR([.N338]=&quot;responseA&quot;;[.N338]=&quot;reponseB&quot;;[.N338]=&quot;reponseC&quot;);-10;10)" office:value-type="float" office:value="10">
            <text:p>10</text:p>
          </table:table-cell>
          <table:table-cell table:formula="of:=IF(OR([.O338]=&quot;responseA&quot;;[.O338]=&quot;reponseB&quot;;[.O338]=&quot;reponseC&quot;);-10;10)" office:value-type="float" office:value="10">
            <text:p>10</text:p>
          </table:table-cell>
          <table:table-cell table:formula="of:=IF(OR([.P338]=&quot;responseA&quot;;[.P338]=&quot;reponseB&quot;;[.P338]=&quot;reponseC&quot;);-10;10)" office:value-type="float" office:value="10">
            <text:p>10</text:p>
          </table:table-cell>
          <table:table-cell table:formula="of:=IF(OR([.Q338]=&quot;responseA&quot;;[.Q338]=&quot;reponseB&quot;;[.Q338]=&quot;reponseC&quot;);-10;10)" office:value-type="float" office:value="10">
            <text:p>10</text:p>
          </table:table-cell>
          <table:table-cell table:formula="of:=IF(OR([.R338]=&quot;responseA&quot;;[.R338]=&quot;reponseB&quot;;[.R338]=&quot;reponseC&quot;);-10;10)" office:value-type="float" office:value="10">
            <text:p>10</text:p>
          </table:table-cell>
          <table:table-cell table:formula="of:=IF(OR([.S338]=&quot;responseA&quot;;[.S338]=&quot;reponseB&quot;;[.S338]=&quot;reponseC&quot;);-10;10)" office:value-type="float" office:value="10">
            <text:p>10</text:p>
          </table:table-cell>
          <table:table-cell table:formula="of:=IF(OR([.T338]=&quot;responseA&quot;;[.T338]=&quot;reponseB&quot;;[.T338]=&quot;reponseC&quot;);-10;10)" office:value-type="float" office:value="10">
            <text:p>10</text:p>
          </table:table-cell>
          <table:table-cell table:formula="of:=IF(OR([.U338]=&quot;responseA&quot;;[.U338]=&quot;reponseB&quot;;[.U338]=&quot;reponseC&quot;);-10;10)" office:value-type="float" office:value="10">
            <text:p>10</text:p>
          </table:table-cell>
          <table:table-cell table:formula="of:=IF(OR([.V338]=&quot;responseA&quot;;[.V338]=&quot;reponseB&quot;;[.V338]=&quot;reponseC&quot;);-10;10)" office:value-type="float" office:value="10">
            <text:p>10</text:p>
          </table:table-cell>
          <table:table-cell table:formula="of:=IF(OR([.W338]=&quot;responseA&quot;;[.W338]=&quot;reponseB&quot;;[.W338]=&quot;reponseC&quot;);-10;10)" office:value-type="float" office:value="10">
            <text:p>10</text:p>
          </table:table-cell>
          <table:table-cell table:formula="of:=IF(OR([.X338]=&quot;responseA&quot;;[.X338]=&quot;reponseB&quot;;[.X338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39]=&quot;responseA&quot;;[.E339]=&quot;reponseB&quot;;[.E339]=&quot;reponseC&quot;);-10;10)" office:value-type="float" office:value="10">
            <text:p>10</text:p>
          </table:table-cell>
          <table:table-cell table:formula="of:=IF(OR([.F339]=&quot;responseA&quot;;[.F339]=&quot;reponseB&quot;;[.F339]=&quot;reponseC&quot;);-10;10)" office:value-type="float" office:value="10">
            <text:p>10</text:p>
          </table:table-cell>
          <table:table-cell table:formula="of:=IF(OR([.G339]=&quot;responseA&quot;;[.G339]=&quot;reponseB&quot;;[.G339]=&quot;reponseC&quot;);-10;10)" office:value-type="float" office:value="10">
            <text:p>10</text:p>
          </table:table-cell>
          <table:table-cell table:formula="of:=IF(OR([.H339]=&quot;responseA&quot;;[.H339]=&quot;reponseB&quot;;[.H339]=&quot;reponseC&quot;);-10;10)" office:value-type="float" office:value="10">
            <text:p>10</text:p>
          </table:table-cell>
          <table:table-cell table:formula="of:=IF(OR([.I339]=&quot;responseA&quot;;[.I339]=&quot;reponseB&quot;;[.I339]=&quot;reponseC&quot;);-10;10)" office:value-type="float" office:value="10">
            <text:p>10</text:p>
          </table:table-cell>
          <table:table-cell table:formula="of:=IF(OR([.J339]=&quot;responseA&quot;;[.J339]=&quot;reponseB&quot;;[.J339]=&quot;reponseC&quot;);-10;10)" office:value-type="float" office:value="10">
            <text:p>10</text:p>
          </table:table-cell>
          <table:table-cell table:formula="of:=IF(OR([.K339]=&quot;responseA&quot;;[.K339]=&quot;reponseB&quot;;[.K339]=&quot;reponseC&quot;);-10;10)" office:value-type="float" office:value="10">
            <text:p>10</text:p>
          </table:table-cell>
          <table:table-cell table:formula="of:=IF(OR([.L339]=&quot;responseA&quot;;[.L339]=&quot;reponseB&quot;;[.L339]=&quot;reponseC&quot;);-10;10)" office:value-type="float" office:value="10">
            <text:p>10</text:p>
          </table:table-cell>
          <table:table-cell table:formula="of:=IF(OR([.M339]=&quot;responseA&quot;;[.M339]=&quot;reponseB&quot;;[.M339]=&quot;reponseC&quot;);-10;10)" office:value-type="float" office:value="10">
            <text:p>10</text:p>
          </table:table-cell>
          <table:table-cell table:formula="of:=IF(OR([.N339]=&quot;responseA&quot;;[.N339]=&quot;reponseB&quot;;[.N339]=&quot;reponseC&quot;);-10;10)" office:value-type="float" office:value="10">
            <text:p>10</text:p>
          </table:table-cell>
          <table:table-cell table:formula="of:=IF(OR([.O339]=&quot;responseA&quot;;[.O339]=&quot;reponseB&quot;;[.O339]=&quot;reponseC&quot;);-10;10)" office:value-type="float" office:value="10">
            <text:p>10</text:p>
          </table:table-cell>
          <table:table-cell table:formula="of:=IF(OR([.P339]=&quot;responseA&quot;;[.P339]=&quot;reponseB&quot;;[.P339]=&quot;reponseC&quot;);-10;10)" office:value-type="float" office:value="10">
            <text:p>10</text:p>
          </table:table-cell>
          <table:table-cell table:formula="of:=IF(OR([.Q339]=&quot;responseA&quot;;[.Q339]=&quot;reponseB&quot;;[.Q339]=&quot;reponseC&quot;);-10;10)" office:value-type="float" office:value="10">
            <text:p>10</text:p>
          </table:table-cell>
          <table:table-cell table:formula="of:=IF(OR([.R339]=&quot;responseA&quot;;[.R339]=&quot;reponseB&quot;;[.R339]=&quot;reponseC&quot;);-10;10)" office:value-type="float" office:value="10">
            <text:p>10</text:p>
          </table:table-cell>
          <table:table-cell table:formula="of:=IF(OR([.S339]=&quot;responseA&quot;;[.S339]=&quot;reponseB&quot;;[.S339]=&quot;reponseC&quot;);-10;10)" office:value-type="float" office:value="10">
            <text:p>10</text:p>
          </table:table-cell>
          <table:table-cell table:formula="of:=IF(OR([.T339]=&quot;responseA&quot;;[.T339]=&quot;reponseB&quot;;[.T339]=&quot;reponseC&quot;);-10;10)" office:value-type="float" office:value="10">
            <text:p>10</text:p>
          </table:table-cell>
          <table:table-cell table:formula="of:=IF(OR([.U339]=&quot;responseA&quot;;[.U339]=&quot;reponseB&quot;;[.U339]=&quot;reponseC&quot;);-10;10)" office:value-type="float" office:value="10">
            <text:p>10</text:p>
          </table:table-cell>
          <table:table-cell table:formula="of:=IF(OR([.V339]=&quot;responseA&quot;;[.V339]=&quot;reponseB&quot;;[.V339]=&quot;reponseC&quot;);-10;10)" office:value-type="float" office:value="10">
            <text:p>10</text:p>
          </table:table-cell>
          <table:table-cell table:formula="of:=IF(OR([.W339]=&quot;responseA&quot;;[.W339]=&quot;reponseB&quot;;[.W339]=&quot;reponseC&quot;);-10;10)" office:value-type="float" office:value="10">
            <text:p>10</text:p>
          </table:table-cell>
          <table:table-cell table:formula="of:=IF(OR([.X339]=&quot;responseA&quot;;[.X339]=&quot;reponseB&quot;;[.X339]=&quot;reponseC&quot;);-10;10)" office:value-type="float" office:value="10">
            <text:p>10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number-columns-repeated="20"/>
          <table:table-cell table:formula="of:=IF(OR([.E340]=&quot;responseA&quot;;[.E340]=&quot;reponseB&quot;;[.E340]=&quot;reponseC&quot;);-10;10)" office:value-type="float" office:value="10">
            <text:p>10</text:p>
          </table:table-cell>
          <table:table-cell table:formula="of:=IF(OR([.F340]=&quot;responseA&quot;;[.F340]=&quot;reponseB&quot;;[.F340]=&quot;reponseC&quot;);-10;10)" office:value-type="float" office:value="10">
            <text:p>10</text:p>
          </table:table-cell>
          <table:table-cell table:formula="of:=IF(OR([.G340]=&quot;responseA&quot;;[.G340]=&quot;reponseB&quot;;[.G340]=&quot;reponseC&quot;);-10;10)" office:value-type="float" office:value="10">
            <text:p>10</text:p>
          </table:table-cell>
          <table:table-cell table:formula="of:=IF(OR([.H340]=&quot;responseA&quot;;[.H340]=&quot;reponseB&quot;;[.H340]=&quot;reponseC&quot;);-10;10)" office:value-type="float" office:value="10">
            <text:p>10</text:p>
          </table:table-cell>
          <table:table-cell table:formula="of:=IF(OR([.I340]=&quot;responseA&quot;;[.I340]=&quot;reponseB&quot;;[.I340]=&quot;reponseC&quot;);-10;10)" office:value-type="float" office:value="10">
            <text:p>10</text:p>
          </table:table-cell>
          <table:table-cell table:formula="of:=IF(OR([.J340]=&quot;responseA&quot;;[.J340]=&quot;reponseB&quot;;[.J340]=&quot;reponseC&quot;);-10;10)" office:value-type="float" office:value="10">
            <text:p>10</text:p>
          </table:table-cell>
          <table:table-cell table:formula="of:=IF(OR([.K340]=&quot;responseA&quot;;[.K340]=&quot;reponseB&quot;;[.K340]=&quot;reponseC&quot;);-10;10)" office:value-type="float" office:value="10">
            <text:p>10</text:p>
          </table:table-cell>
          <table:table-cell table:formula="of:=IF(OR([.L340]=&quot;responseA&quot;;[.L340]=&quot;reponseB&quot;;[.L340]=&quot;reponseC&quot;);-10;10)" office:value-type="float" office:value="10">
            <text:p>10</text:p>
          </table:table-cell>
          <table:table-cell table:formula="of:=IF(OR([.M340]=&quot;responseA&quot;;[.M340]=&quot;reponseB&quot;;[.M340]=&quot;reponseC&quot;);-10;10)" office:value-type="float" office:value="10">
            <text:p>10</text:p>
          </table:table-cell>
          <table:table-cell table:formula="of:=IF(OR([.N340]=&quot;responseA&quot;;[.N340]=&quot;reponseB&quot;;[.N340]=&quot;reponseC&quot;);-10;10)" office:value-type="float" office:value="10">
            <text:p>10</text:p>
          </table:table-cell>
          <table:table-cell table:formula="of:=IF(OR([.O340]=&quot;responseA&quot;;[.O340]=&quot;reponseB&quot;;[.O340]=&quot;reponseC&quot;);-10;10)" office:value-type="float" office:value="10">
            <text:p>10</text:p>
          </table:table-cell>
          <table:table-cell table:formula="of:=IF(OR([.P340]=&quot;responseA&quot;;[.P340]=&quot;reponseB&quot;;[.P340]=&quot;reponseC&quot;);-10;10)" office:value-type="float" office:value="10">
            <text:p>10</text:p>
          </table:table-cell>
          <table:table-cell table:formula="of:=IF(OR([.Q340]=&quot;responseA&quot;;[.Q340]=&quot;reponseB&quot;;[.Q340]=&quot;reponseC&quot;);-10;10)" office:value-type="float" office:value="10">
            <text:p>10</text:p>
          </table:table-cell>
          <table:table-cell table:formula="of:=IF(OR([.R340]=&quot;responseA&quot;;[.R340]=&quot;reponseB&quot;;[.R340]=&quot;reponseC&quot;);-10;10)" office:value-type="float" office:value="10">
            <text:p>10</text:p>
          </table:table-cell>
          <table:table-cell table:formula="of:=IF(OR([.S340]=&quot;responseA&quot;;[.S340]=&quot;reponseB&quot;;[.S340]=&quot;reponseC&quot;);-10;10)" office:value-type="float" office:value="10">
            <text:p>10</text:p>
          </table:table-cell>
          <table:table-cell table:formula="of:=IF(OR([.T340]=&quot;responseA&quot;;[.T340]=&quot;reponseB&quot;;[.T340]=&quot;reponseC&quot;);-10;10)" office:value-type="float" office:value="10">
            <text:p>10</text:p>
          </table:table-cell>
          <table:table-cell table:formula="of:=IF(OR([.U340]=&quot;responseA&quot;;[.U340]=&quot;reponseB&quot;;[.U340]=&quot;reponseC&quot;);-10;10)" office:value-type="float" office:value="10">
            <text:p>10</text:p>
          </table:table-cell>
          <table:table-cell table:formula="of:=IF(OR([.V340]=&quot;responseA&quot;;[.V340]=&quot;reponseB&quot;;[.V340]=&quot;reponseC&quot;);-10;10)" office:value-type="float" office:value="10">
            <text:p>10</text:p>
          </table:table-cell>
          <table:table-cell table:formula="of:=IF(OR([.W340]=&quot;responseA&quot;;[.W340]=&quot;reponseB&quot;;[.W340]=&quot;reponseC&quot;);-10;10)" office:value-type="float" office:value="10">
            <text:p>10</text:p>
          </table:table-cell>
          <table:table-cell table:formula="of:=IF(OR([.X340]=&quot;responseA&quot;;[.X340]=&quot;reponseB&quot;;[.X340]=&quot;reponseC&quot;);-10;10)" office:value-type="float" office:value="10">
            <text:p>10</text:p>
          </table:table-cell>
          <table:table-cell table:number-columns-repeated="980"/>
        </table:table-row>
      </table:table>
      <table:table table:name="tem" table:style-name="ta2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</table:table>
      <table:table table:name="verif" table:style-name="ta3" table:print="false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8000" number:language="fr" number:country="BE">
      <number:number number:min-integer-digits="1"/>
    </number:number-style>
    <number:number-style style:name="N8107P0" style:volatile="true" number:language="fr" number:country="BE">
      <number:number number:decimal-places="0" number:min-integer-digits="1" number:grouping="true"/>
      <number:text> €</number:text>
    </number:number-style>
    <number:number-style style:name="N8107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BE">
      <number:number number:decimal-places="0" number:min-integer-digits="1" number:grouping="true"/>
      <number:text> €</number:text>
    </number:number-style>
    <number:number-style style:name="N8108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BE">
      <number:number number:decimal-places="2" number:min-integer-digits="1" number:grouping="true"/>
      <number:text> €</number:text>
    </number:number-style>
    <number:number-style style:name="N8110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BE">
      <number:number number:decimal-places="2" number:min-integer-digits="1" number:grouping="true"/>
      <number:text> €</number:text>
    </number:number-style>
    <number:number-style style:name="N8111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BE">
      <number:day/>
      <number:text>/</number:text>
      <number:month number:style="long"/>
      <number:text>/</number:text>
      <number:year number:style="long"/>
    </number:date-style>
    <number:date-style style:name="N8113" number:language="fr" number:country="BE">
      <number:day/>
      <number:text>-</number:text>
      <number:month number:textual="true"/>
      <number:text>-</number:text>
      <number:year/>
    </number:date-style>
    <number:date-style style:name="N8114" number:language="fr" number:country="BE">
      <number:day/>
      <number:text>-</number:text>
      <number:month number:textual="true"/>
    </number:date-style>
    <number:date-style style:name="N8115" number:language="fr" number:country="BE">
      <number:month number:textual="true"/>
      <number:text>-</number:text>
      <number:year/>
    </number:date-style>
    <number:time-style style:name="N8116" number:language="fr" number:country="BE">
      <number:hours/>
      <number:text>:</number:text>
      <number:minutes number:style="long"/>
      <number:text> </number:text>
      <number:am-pm/>
    </number:time-style>
    <number:time-style style:name="N8117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8" number:language="fr" number:country="BE">
      <number:hours/>
      <number:text>:</number:text>
      <number:minutes number:style="long"/>
    </number:time-style>
    <number:time-style style:name="N8119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8120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2P0" style:volatile="true" number:language="fr" number:country="BE">
      <number:number number:decimal-places="0" number:min-integer-digits="1" number:grouping="true"/>
      <number:text>   </number:text>
    </number:number-style>
    <number:number-style style:name="N8122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BE">
      <number:number number:decimal-places="0" number:min-integer-digits="1" number:grouping="true"/>
      <number:text>   </number:text>
    </number:number-style>
    <number:number-style style:name="N8123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3P0"/>
    </number:number-style>
    <number:number-style style:name="N8125P0" style:volatile="true" number:language="fr" number:country="BE">
      <number:number number:decimal-places="2" number:min-integer-digits="1" number:grouping="true"/>
      <number:text>   </number:text>
    </number:number-style>
    <number:number-style style:name="N8125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8125P0"/>
    </number:number-style>
    <number:number-style style:name="N8126P0" style:volatile="true" number:language="fr" number:country="BE">
      <number:number number:decimal-places="2" number:min-integer-digits="1" number:grouping="true"/>
      <number:text>   </number:text>
    </number:number-style>
    <number:number-style style:name="N8126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6P0"/>
    </number:number-style>
    <number:number-style style:name="N8130P0" style:volatile="true" number:language="fr" number:country="BE">
      <number:number number:decimal-places="0" number:min-integer-digits="1" number:grouping="true"/>
      <number:text>    </number:text>
    </number:number-style>
    <number:number-style style:name="N8130P1" style:volatile="true" number:language="fr" number:country="BE">
      <number:text>-</number:text>
      <number:number number:decimal-places="0" number:min-integer-digits="1" number:grouping="true"/>
      <number:text>    </number:text>
    </number:number-style>
    <number:number-style style:name="N8130P2" style:volatile="true" number:language="fr" number:country="BE">
      <number:text> -    </number:text>
    </number:number-style>
    <number:text-style style:name="N8130" number:language="fr" number:country="BE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fr" number:country="BE">
      <number:number number:decimal-places="0" number:min-integer-digits="1" number:grouping="true"/>
      <number:text> € </number:text>
    </number:number-style>
    <number:number-style style:name="N8134P1" style:volatile="true" number:language="fr" number:country="BE">
      <number:text>-</number:text>
      <number:number number:decimal-places="0" number:min-integer-digits="1" number:grouping="true"/>
      <number:text> € </number:text>
    </number:number-style>
    <number:number-style style:name="N8134P2" style:volatile="true" number:language="fr" number:country="BE">
      <number:text> - € </number:text>
    </number:number-style>
    <number:text-style style:name="N8134" number:language="fr" number:country="BE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fr" number:country="BE">
      <number:number number:decimal-places="2" number:min-integer-digits="1" number:grouping="true"/>
      <number:text>    </number:text>
    </number:number-style>
    <number:number-style style:name="N8138P1" style:volatile="true" number:language="fr" number:country="BE">
      <number:text>-</number:text>
      <number:number number:decimal-places="2" number:min-integer-digits="1" number:grouping="true"/>
      <number:text>    </number:text>
    </number:number-style>
    <number:number-style style:name="N8138P2" style:volatile="true" number:language="fr" number:country="BE">
      <number:text> -</number:text>
      <number:number number:decimal-places="0" number:min-integer-digits="0"/>
      <number:text>    </number:text>
    </number:number-style>
    <number:text-style style:name="N8138" number:language="fr" number:country="BE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number-style style:name="N8142P0" style:volatile="true" number:language="fr" number:country="BE">
      <number:number number:decimal-places="2" number:min-integer-digits="1" number:grouping="true"/>
      <number:text> € </number:text>
    </number:number-style>
    <number:number-style style:name="N8142P1" style:volatile="true" number:language="fr" number:country="BE">
      <number:text>-</number:text>
      <number:number number:decimal-places="2" number:min-integer-digits="1" number:grouping="true"/>
      <number:text> € </number:text>
    </number:number-style>
    <number:number-style style:name="N8142P2" style:volatile="true" number:language="fr" number:country="BE">
      <number:text> -</number:text>
      <number:number number:decimal-places="0" number:min-integer-digits="0"/>
      <number:text> € </number:text>
    </number:number-style>
    <number:text-style style:name="N8142" number:language="fr" number:country="BE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time-style style:name="N8143" number:language="fr" number:country="BE">
      <number:minutes number:style="long"/>
      <number:text>:</number:text>
      <number:seconds number:style="long"/>
    </number:time-style>
    <number:time-style style:name="N8144" number:language="fr" number:country="B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5" number:language="fr" number:country="BE">
      <number:minutes number:style="long"/>
      <number:text>:</number:text>
      <number:seconds number:style="long" number:decimal-places="1"/>
    </number:time-style>
    <number:number-style style:name="N8146" number:language="fr" number:country="BE">
      <number:scientific-number number:decimal-places="1" number:min-integer-digits="3" number:min-exponent-digits="1"/>
    </number:number-style>
    <number:number-style style:name="N8147P0" style:volatile="true" number:language="fr" number:country="BE">
      <number:number number:decimal-places="0" number:min-integer-digits="1" number:grouping="true"/>
      <number:text> €</number:text>
    </number:number-style>
    <number:number-style style:name="N8147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8147P0"/>
    </number:number-style>
    <number:number-style style:name="N8148P0" style:volatile="true" number:language="fr" number:country="BE">
      <number:number number:decimal-places="0" number:min-integer-digits="1" number:grouping="true"/>
      <number:text> €</number:text>
    </number:number-style>
    <number:number-style style:name="N8148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48P0"/>
    </number:number-style>
    <number:number-style style:name="N8149P0" style:volatile="true" number:language="fr" number:country="BE">
      <number:number number:decimal-places="2" number:min-integer-digits="1" number:grouping="true"/>
      <number:text> €</number:text>
    </number:number-style>
    <number:number-style style:name="N8149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8149P0"/>
    </number:number-style>
    <number:number-style style:name="N8150P0" style:volatile="true" number:language="fr" number:country="BE">
      <number:number number:decimal-places="2" number:min-integer-digits="1" number:grouping="true"/>
      <number:text> €</number:text>
    </number:number-style>
    <number:number-style style:name="N8150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50P0"/>
    </number:number-style>
    <number:number-style style:name="N8151P0" style:volatile="true" number:language="fr" number:country="BE">
      <number:number number:decimal-places="0" number:min-integer-digits="1" number:grouping="true"/>
      <number:text>   </number:text>
    </number:number-style>
    <number:number-style style:name="N8151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8151P0"/>
    </number:number-style>
    <number:number-style style:name="N8152P0" style:volatile="true" number:language="fr" number:country="BE">
      <number:number number:decimal-places="0" number:min-integer-digits="1" number:grouping="true"/>
      <number:text>   </number:text>
    </number:number-style>
    <number:number-style style:name="N8152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52P0"/>
    </number:number-style>
    <number:number-style style:name="N8153P0" style:volatile="true" number:language="fr" number:country="BE">
      <number:number number:decimal-places="2" number:min-integer-digits="1" number:grouping="true"/>
      <number:text>   </number:text>
    </number:number-style>
    <number:number-style style:name="N8153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8153P0"/>
    </number:number-style>
    <number:number-style style:name="N8154P0" style:volatile="true" number:language="fr" number:country="BE">
      <number:number number:decimal-places="2" number:min-integer-digits="1" number:grouping="true"/>
      <number:text>   </number:text>
    </number:number-style>
    <number:number-style style:name="N8154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54P0"/>
    </number:number-style>
    <number:number-style style:name="N8155P0" style:volatile="true" number:language="fr" number:country="BE">
      <number:text> </number:text>
      <number:number number:decimal-places="0" number:min-integer-digits="1" number:grouping="true"/>
      <number:text>    </number:text>
    </number:number-style>
    <number:number-style style:name="N8155P1" style:volatile="true" number:language="fr" number:country="BE">
      <number:text>-</number:text>
      <number:number number:decimal-places="0" number:min-integer-digits="1" number:grouping="true"/>
      <number:text>    </number:text>
    </number:number-style>
    <number:number-style style:name="N8155P2" style:volatile="true" number:language="fr" number:country="BE">
      <number:text> -    </number:text>
    </number:number-style>
    <number:text-style style:name="N8155" number:language="fr" number:country="BE">
      <number:text> </number:text>
      <number:text-content/>
      <number:text> </number:text>
      <style:map style:condition="value()&gt;0" style:apply-style-name="N8155P0"/>
      <style:map style:condition="value()&lt;0" style:apply-style-name="N8155P1"/>
      <style:map style:condition="value()=0" style:apply-style-name="N8155P2"/>
    </number:text-style>
    <number:number-style style:name="N8156P0" style:volatile="true" number:language="fr" number:country="BE">
      <number:text> </number:text>
      <number:number number:decimal-places="0" number:min-integer-digits="1" number:grouping="true"/>
      <number:text> € </number:text>
    </number:number-style>
    <number:number-style style:name="N8156P1" style:volatile="true" number:language="fr" number:country="BE">
      <number:text>-</number:text>
      <number:number number:decimal-places="0" number:min-integer-digits="1" number:grouping="true"/>
      <number:text> € </number:text>
    </number:number-style>
    <number:number-style style:name="N8156P2" style:volatile="true" number:language="fr" number:country="BE">
      <number:text> - € </number:text>
    </number:number-style>
    <number:text-style style:name="N8156" number:language="fr" number:country="BE">
      <number:text> </number:text>
      <number:text-content/>
      <number:text> </number:text>
      <style:map style:condition="value()&gt;0" style:apply-style-name="N8156P0"/>
      <style:map style:condition="value()&lt;0" style:apply-style-name="N8156P1"/>
      <style:map style:condition="value()=0" style:apply-style-name="N8156P2"/>
    </number:text-style>
    <number:number-style style:name="N8157P0" style:volatile="true" number:language="fr" number:country="BE">
      <number:text> </number:text>
      <number:number number:decimal-places="2" number:min-integer-digits="1" number:grouping="true"/>
      <number:text>    </number:text>
    </number:number-style>
    <number:number-style style:name="N8157P1" style:volatile="true" number:language="fr" number:country="BE">
      <number:text>-</number:text>
      <number:number number:decimal-places="2" number:min-integer-digits="1" number:grouping="true"/>
      <number:text>    </number:text>
    </number:number-style>
    <number:number-style style:name="N8157P2" style:volatile="true" number:language="fr" number:country="BE">
      <number:text> -</number:text>
      <number:number number:decimal-places="0" number:min-integer-digits="0"/>
      <number:text>    </number:text>
    </number:number-style>
    <number:text-style style:name="N8157" number:language="fr" number:country="BE">
      <number:text> </number:text>
      <number:text-content/>
      <number:text> </number:text>
      <style:map style:condition="value()&gt;0" style:apply-style-name="N8157P0"/>
      <style:map style:condition="value()&lt;0" style:apply-style-name="N8157P1"/>
      <style:map style:condition="value()=0" style:apply-style-name="N8157P2"/>
    </number:text-style>
    <number:number-style style:name="N8158P0" style:volatile="true" number:language="fr" number:country="BE">
      <number:text> </number:text>
      <number:number number:decimal-places="2" number:min-integer-digits="1" number:grouping="true"/>
      <number:text> € </number:text>
    </number:number-style>
    <number:number-style style:name="N8158P1" style:volatile="true" number:language="fr" number:country="BE">
      <number:text>-</number:text>
      <number:number number:decimal-places="2" number:min-integer-digits="1" number:grouping="true"/>
      <number:text> € </number:text>
    </number:number-style>
    <number:number-style style:name="N8158P2" style:volatile="true" number:language="fr" number:country="BE">
      <number:text> -</number:text>
      <number:number number:decimal-places="0" number:min-integer-digits="0"/>
      <number:text> € </number:text>
    </number:number-style>
    <number:text-style style:name="N8158" number:language="fr" number:country="BE">
      <number:text> </number:text>
      <number:text-content/>
      <number:text> </number:text>
      <style:map style:condition="value()&gt;0" style:apply-style-name="N8158P0"/>
      <style:map style:condition="value()&lt;0" style:apply-style-name="N8158P1"/>
      <style:map style:condition="value()=0" style:apply-style-name="N8158P2"/>
    </number:text-style>
    <number:number-style style:name="N8159" number:language="fr" number:country="B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4">04/06/2022</text:date>, <text:time>16:3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04T16:38:59</dc:date>
    <dc:creator>Rudy Kabimbi</dc:creator>
    <meta:generator>OpenOffice/4.1.10$Unix OpenOffice.org_project/4110m2$Build-9807</meta:generator>
    <meta:editing-duration>PT13M5S</meta:editing-duration>
    <meta:editing-cycles>3</meta:editing-cycles>
    <meta:document-statistic meta:table-count="3" meta:cell-count="14317" meta:object-count="0"/>
  </office:meta>
</office:document-meta>
</file>